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5272in" svg:height="4.0028in" svg:x="2.7008in" svg:y="2.7917in">
            <draw:object draw:notify-on-update-of-ranges="Sheet1.B19:Sheet1.B3666 Sheet1.C19:Sheet1.C36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traSuiteﾃﾞｰﾀﾌｧｲ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++++++++++++++++++++++++++++++++++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時: Mon May 02 01:29:11 JST 1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ﾕｰｻﾞ: Administr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ﾀﾞｰｸｽﾍﾟｸﾄﾙ: いい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ﾘﾌｧﾚﾝｽｽﾍﾟｸﾄﾙ: いい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ｻﾝﾌﾟﾙｺﾝﾎﾟﾈﾝﾄｽﾍﾟｸﾄﾙ数: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光器: USB4F09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ration Time (usec): 60000000 (USB4F09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ｽﾍﾟｸﾄﾙ平均: 1 (USB4F09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平滑化: 0 (USB4F09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暗電流補正: いいえ (USB4F09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ﾊﾟﾙｽ信号/光源有効: いいえ (USB4F0911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ﾊﾟﾙｽ/光源　起動: いいえ (USB4F0911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迷光の補正: いいえ (USB4F09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処理済みｽﾍﾟｸﾄﾙﾋﾟｸｾﾙ数: 36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&gt;&gt;&gt;&gt;Begin Processed Spectral Data&lt;&lt;&lt;&lt;&lt;</text:p>
          </table:table-cell>
          <table:table-cell/>
        </table:table-row>
        <table:table-row table:style-name="ro1">
          <table:table-cell/>
          <table:table-cell office:value-type="float" office:value="347.47" calcext:value-type="float">
            <text:p>347.47</text:p>
          </table:table-cell>
          <table:table-cell office:value-type="float" office:value="768.22" calcext:value-type="float">
            <text:p>768.22</text:p>
          </table:table-cell>
        </table:table-row>
        <table:table-row table:style-name="ro1">
          <table:table-cell/>
          <table:table-cell office:value-type="float" office:value="347.68" calcext:value-type="float">
            <text:p>347.68</text:p>
          </table:table-cell>
          <table:table-cell office:value-type="float" office:value="768.22" calcext:value-type="float">
            <text:p>768.22</text:p>
          </table:table-cell>
        </table:table-row>
        <table:table-row table:style-name="ro1">
          <table:table-cell/>
          <table:table-cell office:value-type="float" office:value="347.9" calcext:value-type="float">
            <text:p>347.9</text:p>
          </table:table-cell>
          <table:table-cell office:value-type="float" office:value="768.22" calcext:value-type="float">
            <text:p>768.22</text:p>
          </table:table-cell>
        </table:table-row>
        <table:table-row table:style-name="ro1">
          <table:table-cell/>
          <table:table-cell office:value-type="float" office:value="348.11" calcext:value-type="float">
            <text:p>348.11</text:p>
          </table:table-cell>
          <table:table-cell office:value-type="float" office:value="713.6" calcext:value-type="float">
            <text:p>713.6</text:p>
          </table:table-cell>
        </table:table-row>
        <table:table-row table:style-name="ro1">
          <table:table-cell/>
          <table:table-cell office:value-type="float" office:value="348.33" calcext:value-type="float">
            <text:p>348.33</text:p>
          </table:table-cell>
          <table:table-cell office:value-type="float" office:value="675.37" calcext:value-type="float">
            <text:p>675.37</text:p>
          </table:table-cell>
        </table:table-row>
        <table:table-row table:style-name="ro1">
          <table:table-cell/>
          <table:table-cell office:value-type="float" office:value="348.54" calcext:value-type="float">
            <text:p>348.54</text:p>
          </table:table-cell>
          <table:table-cell office:value-type="float" office:value="18038.51" calcext:value-type="float">
            <text:p>18038.51</text:p>
          </table:table-cell>
        </table:table-row>
        <table:table-row table:style-name="ro1">
          <table:table-cell/>
          <table:table-cell office:value-type="float" office:value="348.76" calcext:value-type="float">
            <text:p>348.76</text:p>
          </table:table-cell>
          <table:table-cell office:value-type="float" office:value="11018.98" calcext:value-type="float">
            <text:p>11018.98</text:p>
          </table:table-cell>
        </table:table-row>
        <table:table-row table:style-name="ro1">
          <table:table-cell/>
          <table:table-cell office:value-type="float" office:value="348.97" calcext:value-type="float">
            <text:p>348.97</text:p>
          </table:table-cell>
          <table:table-cell office:value-type="float" office:value="16798.8" calcext:value-type="float">
            <text:p>16798.8</text:p>
          </table:table-cell>
        </table:table-row>
        <table:table-row table:style-name="ro1">
          <table:table-cell/>
          <table:table-cell office:value-type="float" office:value="349.18" calcext:value-type="float">
            <text:p>349.18</text:p>
          </table:table-cell>
          <table:table-cell office:value-type="float" office:value="12255.04" calcext:value-type="float">
            <text:p>12255.04</text:p>
          </table:table-cell>
        </table:table-row>
        <table:table-row table:style-name="ro1">
          <table:table-cell/>
          <table:table-cell office:value-type="float" office:value="349.4" calcext:value-type="float">
            <text:p>349.4</text:p>
          </table:table-cell>
          <table:table-cell office:value-type="float" office:value="9555.37" calcext:value-type="float">
            <text:p>9555.37</text:p>
          </table:table-cell>
        </table:table-row>
        <table:table-row table:style-name="ro1">
          <table:table-cell/>
          <table:table-cell office:value-type="float" office:value="349.61" calcext:value-type="float">
            <text:p>349.61</text:p>
          </table:table-cell>
          <table:table-cell office:value-type="float" office:value="16940.8" calcext:value-type="float">
            <text:p>16940.8</text:p>
          </table:table-cell>
        </table:table-row>
        <table:table-row table:style-name="ro1">
          <table:table-cell/>
          <table:table-cell office:value-type="float" office:value="349.83" calcext:value-type="float">
            <text:p>349.83</text:p>
          </table:table-cell>
          <table:table-cell office:value-type="float" office:value="15000.23" calcext:value-type="float">
            <text:p>15000.23</text:p>
          </table:table-cell>
        </table:table-row>
        <table:table-row table:style-name="ro1">
          <table:table-cell/>
          <table:table-cell office:value-type="float" office:value="350.04" calcext:value-type="float">
            <text:p>350.04</text:p>
          </table:table-cell>
          <table:table-cell office:value-type="float" office:value="9249.54" calcext:value-type="float">
            <text:p>9249.54</text:p>
          </table:table-cell>
        </table:table-row>
        <table:table-row table:style-name="ro1">
          <table:table-cell/>
          <table:table-cell office:value-type="float" office:value="350.26" calcext:value-type="float">
            <text:p>350.26</text:p>
          </table:table-cell>
          <table:table-cell office:value-type="float" office:value="7481.91" calcext:value-type="float">
            <text:p>7481.91</text:p>
          </table:table-cell>
        </table:table-row>
        <table:table-row table:style-name="ro1">
          <table:table-cell/>
          <table:table-cell office:value-type="float" office:value="350.47" calcext:value-type="float">
            <text:p>350.47</text:p>
          </table:table-cell>
          <table:table-cell office:value-type="float" office:value="8390.3" calcext:value-type="float">
            <text:p>8390.3</text:p>
          </table:table-cell>
        </table:table-row>
        <table:table-row table:style-name="ro1">
          <table:table-cell/>
          <table:table-cell office:value-type="float" office:value="350.69" calcext:value-type="float">
            <text:p>350.69</text:p>
          </table:table-cell>
          <table:table-cell office:value-type="float" office:value="14368.55" calcext:value-type="float">
            <text:p>14368.55</text:p>
          </table:table-cell>
        </table:table-row>
        <table:table-row table:style-name="ro1">
          <table:table-cell/>
          <table:table-cell office:value-type="float" office:value="350.9" calcext:value-type="float">
            <text:p>350.9</text:p>
          </table:table-cell>
          <table:table-cell office:value-type="float" office:value="11040.83" calcext:value-type="float">
            <text:p>11040.83</text:p>
          </table:table-cell>
        </table:table-row>
        <table:table-row table:style-name="ro1">
          <table:table-cell/>
          <table:table-cell office:value-type="float" office:value="351.12" calcext:value-type="float">
            <text:p>351.12</text:p>
          </table:table-cell>
          <table:table-cell office:value-type="float" office:value="17272.11" calcext:value-type="float">
            <text:p>17272.11</text:p>
          </table:table-cell>
        </table:table-row>
        <table:table-row table:style-name="ro1">
          <table:table-cell/>
          <table:table-cell office:value-type="float" office:value="351.33" calcext:value-type="float">
            <text:p>351.33</text:p>
          </table:table-cell>
          <table:table-cell office:value-type="float" office:value="14341.24" calcext:value-type="float">
            <text:p>14341.24</text:p>
          </table:table-cell>
        </table:table-row>
        <table:table-row table:style-name="ro1">
          <table:table-cell/>
          <table:table-cell office:value-type="float" office:value="351.54" calcext:value-type="float">
            <text:p>351.54</text:p>
          </table:table-cell>
          <table:table-cell office:value-type="float" office:value="18337.06" calcext:value-type="float">
            <text:p>18337.06</text:p>
          </table:table-cell>
        </table:table-row>
        <table:table-row table:style-name="ro1">
          <table:table-cell/>
          <table:table-cell office:value-type="float" office:value="351.76" calcext:value-type="float">
            <text:p>351.76</text:p>
          </table:table-cell>
          <table:table-cell office:value-type="float" office:value="19913.54" calcext:value-type="float">
            <text:p>19913.54</text:p>
          </table:table-cell>
        </table:table-row>
        <table:table-row table:style-name="ro1">
          <table:table-cell/>
          <table:table-cell office:value-type="float" office:value="351.97" calcext:value-type="float">
            <text:p>351.97</text:p>
          </table:table-cell>
          <table:table-cell office:value-type="float" office:value="14716.25" calcext:value-type="float">
            <text:p>14716.25</text:p>
          </table:table-cell>
        </table:table-row>
        <table:table-row table:style-name="ro1">
          <table:table-cell/>
          <table:table-cell office:value-type="float" office:value="352.19" calcext:value-type="float">
            <text:p>352.19</text:p>
          </table:table-cell>
          <table:table-cell office:value-type="float" office:value="15242.35" calcext:value-type="float">
            <text:p>15242.35</text:p>
          </table:table-cell>
        </table:table-row>
        <table:table-row table:style-name="ro1">
          <table:table-cell/>
          <table:table-cell office:value-type="float" office:value="352.4" calcext:value-type="float">
            <text:p>352.4</text:p>
          </table:table-cell>
          <table:table-cell office:value-type="float" office:value="13128.84" calcext:value-type="float">
            <text:p>13128.84</text:p>
          </table:table-cell>
        </table:table-row>
        <table:table-row table:style-name="ro1">
          <table:table-cell/>
          <table:table-cell office:value-type="float" office:value="352.62" calcext:value-type="float">
            <text:p>352.62</text:p>
          </table:table-cell>
          <table:table-cell office:value-type="float" office:value="11248.35" calcext:value-type="float">
            <text:p>11248.35</text:p>
          </table:table-cell>
        </table:table-row>
        <table:table-row table:style-name="ro1">
          <table:table-cell/>
          <table:table-cell office:value-type="float" office:value="352.83" calcext:value-type="float">
            <text:p>352.83</text:p>
          </table:table-cell>
          <table:table-cell office:value-type="float" office:value="9318.71" calcext:value-type="float">
            <text:p>9318.71</text:p>
          </table:table-cell>
        </table:table-row>
        <table:table-row table:style-name="ro1">
          <table:table-cell/>
          <table:table-cell office:value-type="float" office:value="353.05" calcext:value-type="float">
            <text:p>353.05</text:p>
          </table:table-cell>
          <table:table-cell office:value-type="float" office:value="22132.63" calcext:value-type="float">
            <text:p>22132.63</text:p>
          </table:table-cell>
        </table:table-row>
        <table:table-row table:style-name="ro1">
          <table:table-cell/>
          <table:table-cell office:value-type="float" office:value="353.26" calcext:value-type="float">
            <text:p>353.26</text:p>
          </table:table-cell>
          <table:table-cell office:value-type="float" office:value="13898.88" calcext:value-type="float">
            <text:p>13898.88</text:p>
          </table:table-cell>
        </table:table-row>
        <table:table-row table:style-name="ro1">
          <table:table-cell/>
          <table:table-cell office:value-type="float" office:value="353.47" calcext:value-type="float">
            <text:p>353.47</text:p>
          </table:table-cell>
          <table:table-cell office:value-type="float" office:value="13449.24" calcext:value-type="float">
            <text:p>13449.24</text:p>
          </table:table-cell>
        </table:table-row>
        <table:table-row table:style-name="ro1">
          <table:table-cell/>
          <table:table-cell office:value-type="float" office:value="353.69" calcext:value-type="float">
            <text:p>353.69</text:p>
          </table:table-cell>
          <table:table-cell office:value-type="float" office:value="10318.12" calcext:value-type="float">
            <text:p>10318.12</text:p>
          </table:table-cell>
        </table:table-row>
        <table:table-row table:style-name="ro1">
          <table:table-cell/>
          <table:table-cell office:value-type="float" office:value="353.9" calcext:value-type="float">
            <text:p>353.9</text:p>
          </table:table-cell>
          <table:table-cell office:value-type="float" office:value="11042.65" calcext:value-type="float">
            <text:p>11042.65</text:p>
          </table:table-cell>
        </table:table-row>
        <table:table-row table:style-name="ro1">
          <table:table-cell/>
          <table:table-cell office:value-type="float" office:value="354.12" calcext:value-type="float">
            <text:p>354.12</text:p>
          </table:table-cell>
          <table:table-cell office:value-type="float" office:value="14519.64" calcext:value-type="float">
            <text:p>14519.64</text:p>
          </table:table-cell>
        </table:table-row>
        <table:table-row table:style-name="ro1">
          <table:table-cell/>
          <table:table-cell office:value-type="float" office:value="354.33" calcext:value-type="float">
            <text:p>354.33</text:p>
          </table:table-cell>
          <table:table-cell office:value-type="float" office:value="19473" calcext:value-type="float">
            <text:p>19473</text:p>
          </table:table-cell>
        </table:table-row>
        <table:table-row table:style-name="ro1">
          <table:table-cell/>
          <table:table-cell office:value-type="float" office:value="354.55" calcext:value-type="float">
            <text:p>354.55</text:p>
          </table:table-cell>
          <table:table-cell office:value-type="float" office:value="10822.38" calcext:value-type="float">
            <text:p>10822.38</text:p>
          </table:table-cell>
        </table:table-row>
        <table:table-row table:style-name="ro1">
          <table:table-cell/>
          <table:table-cell office:value-type="float" office:value="354.76" calcext:value-type="float">
            <text:p>354.76</text:p>
          </table:table-cell>
          <table:table-cell office:value-type="float" office:value="7800.49" calcext:value-type="float">
            <text:p>7800.49</text:p>
          </table:table-cell>
        </table:table-row>
        <table:table-row table:style-name="ro1">
          <table:table-cell/>
          <table:table-cell office:value-type="float" office:value="354.97" calcext:value-type="float">
            <text:p>354.97</text:p>
          </table:table-cell>
          <table:table-cell office:value-type="float" office:value="13198.02" calcext:value-type="float">
            <text:p>13198.02</text:p>
          </table:table-cell>
        </table:table-row>
        <table:table-row table:style-name="ro1">
          <table:table-cell/>
          <table:table-cell office:value-type="float" office:value="355.19" calcext:value-type="float">
            <text:p>355.19</text:p>
          </table:table-cell>
          <table:table-cell office:value-type="float" office:value="9427.94" calcext:value-type="float">
            <text:p>9427.94</text:p>
          </table:table-cell>
        </table:table-row>
        <table:table-row table:style-name="ro1">
          <table:table-cell/>
          <table:table-cell office:value-type="float" office:value="355.4" calcext:value-type="float">
            <text:p>355.4</text:p>
          </table:table-cell>
          <table:table-cell office:value-type="float" office:value="16006.92" calcext:value-type="float">
            <text:p>16006.92</text:p>
          </table:table-cell>
        </table:table-row>
        <table:table-row table:style-name="ro1">
          <table:table-cell/>
          <table:table-cell office:value-type="float" office:value="355.62" calcext:value-type="float">
            <text:p>355.62</text:p>
          </table:table-cell>
          <table:table-cell office:value-type="float" office:value="19283.67" calcext:value-type="float">
            <text:p>19283.67</text:p>
          </table:table-cell>
        </table:table-row>
        <table:table-row table:style-name="ro1">
          <table:table-cell/>
          <table:table-cell office:value-type="float" office:value="355.83" calcext:value-type="float">
            <text:p>355.83</text:p>
          </table:table-cell>
          <table:table-cell office:value-type="float" office:value="10483.78" calcext:value-type="float">
            <text:p>10483.78</text:p>
          </table:table-cell>
        </table:table-row>
        <table:table-row table:style-name="ro1">
          <table:table-cell/>
          <table:table-cell office:value-type="float" office:value="356.05" calcext:value-type="float">
            <text:p>356.05</text:p>
          </table:table-cell>
          <table:table-cell office:value-type="float" office:value="18093.12" calcext:value-type="float">
            <text:p>18093.12</text:p>
          </table:table-cell>
        </table:table-row>
        <table:table-row table:style-name="ro1">
          <table:table-cell/>
          <table:table-cell office:value-type="float" office:value="356.26" calcext:value-type="float">
            <text:p>356.26</text:p>
          </table:table-cell>
          <table:table-cell office:value-type="float" office:value="7795.02" calcext:value-type="float">
            <text:p>7795.02</text:p>
          </table:table-cell>
        </table:table-row>
        <table:table-row table:style-name="ro1">
          <table:table-cell/>
          <table:table-cell office:value-type="float" office:value="356.47" calcext:value-type="float">
            <text:p>356.47</text:p>
          </table:table-cell>
          <table:table-cell office:value-type="float" office:value="13168.89" calcext:value-type="float">
            <text:p>13168.89</text:p>
          </table:table-cell>
        </table:table-row>
        <table:table-row table:style-name="ro1">
          <table:table-cell/>
          <table:table-cell office:value-type="float" office:value="356.69" calcext:value-type="float">
            <text:p>356.69</text:p>
          </table:table-cell>
          <table:table-cell office:value-type="float" office:value="11690.72" calcext:value-type="float">
            <text:p>11690.72</text:p>
          </table:table-cell>
        </table:table-row>
        <table:table-row table:style-name="ro1">
          <table:table-cell/>
          <table:table-cell office:value-type="float" office:value="356.9" calcext:value-type="float">
            <text:p>356.9</text:p>
          </table:table-cell>
          <table:table-cell office:value-type="float" office:value="17483.28" calcext:value-type="float">
            <text:p>17483.28</text:p>
          </table:table-cell>
        </table:table-row>
        <table:table-row table:style-name="ro1">
          <table:table-cell/>
          <table:table-cell office:value-type="float" office:value="357.12" calcext:value-type="float">
            <text:p>357.12</text:p>
          </table:table-cell>
          <table:table-cell office:value-type="float" office:value="12593.64" calcext:value-type="float">
            <text:p>12593.64</text:p>
          </table:table-cell>
        </table:table-row>
        <table:table-row table:style-name="ro1">
          <table:table-cell/>
          <table:table-cell office:value-type="float" office:value="357.33" calcext:value-type="float">
            <text:p>357.33</text:p>
          </table:table-cell>
          <table:table-cell office:value-type="float" office:value="37615.27" calcext:value-type="float">
            <text:p>37615.27</text:p>
          </table:table-cell>
        </table:table-row>
        <table:table-row table:style-name="ro1">
          <table:table-cell/>
          <table:table-cell office:value-type="float" office:value="357.55" calcext:value-type="float">
            <text:p>357.55</text:p>
          </table:table-cell>
          <table:table-cell office:value-type="float" office:value="20954.82" calcext:value-type="float">
            <text:p>20954.82</text:p>
          </table:table-cell>
        </table:table-row>
        <table:table-row table:style-name="ro1">
          <table:table-cell/>
          <table:table-cell office:value-type="float" office:value="357.76" calcext:value-type="float">
            <text:p>357.76</text:p>
          </table:table-cell>
          <table:table-cell office:value-type="float" office:value="10684.03" calcext:value-type="float">
            <text:p>10684.03</text:p>
          </table:table-cell>
        </table:table-row>
        <table:table-row table:style-name="ro1">
          <table:table-cell/>
          <table:table-cell office:value-type="float" office:value="357.97" calcext:value-type="float">
            <text:p>357.97</text:p>
          </table:table-cell>
          <table:table-cell office:value-type="float" office:value="9651.85" calcext:value-type="float">
            <text:p>9651.85</text:p>
          </table:table-cell>
        </table:table-row>
        <table:table-row table:style-name="ro1">
          <table:table-cell/>
          <table:table-cell office:value-type="float" office:value="358.19" calcext:value-type="float">
            <text:p>358.19</text:p>
          </table:table-cell>
          <table:table-cell office:value-type="float" office:value="8262.87" calcext:value-type="float">
            <text:p>8262.87</text:p>
          </table:table-cell>
        </table:table-row>
        <table:table-row table:style-name="ro1">
          <table:table-cell/>
          <table:table-cell office:value-type="float" office:value="358.4" calcext:value-type="float">
            <text:p>358.4</text:p>
          </table:table-cell>
          <table:table-cell office:value-type="float" office:value="20641.7" calcext:value-type="float">
            <text:p>20641.7</text:p>
          </table:table-cell>
        </table:table-row>
        <table:table-row table:style-name="ro1">
          <table:table-cell/>
          <table:table-cell office:value-type="float" office:value="358.62" calcext:value-type="float">
            <text:p>358.62</text:p>
          </table:table-cell>
          <table:table-cell office:value-type="float" office:value="12828.48" calcext:value-type="float">
            <text:p>12828.48</text:p>
          </table:table-cell>
        </table:table-row>
        <table:table-row table:style-name="ro1">
          <table:table-cell/>
          <table:table-cell office:value-type="float" office:value="358.83" calcext:value-type="float">
            <text:p>358.83</text:p>
          </table:table-cell>
          <table:table-cell office:value-type="float" office:value="17466.9" calcext:value-type="float">
            <text:p>17466.9</text:p>
          </table:table-cell>
        </table:table-row>
        <table:table-row table:style-name="ro1">
          <table:table-cell/>
          <table:table-cell office:value-type="float" office:value="359.04" calcext:value-type="float">
            <text:p>359.04</text:p>
          </table:table-cell>
          <table:table-cell office:value-type="float" office:value="14678.02" calcext:value-type="float">
            <text:p>14678.02</text:p>
          </table:table-cell>
        </table:table-row>
        <table:table-row table:style-name="ro1">
          <table:table-cell/>
          <table:table-cell office:value-type="float" office:value="359.26" calcext:value-type="float">
            <text:p>359.26</text:p>
          </table:table-cell>
          <table:table-cell office:value-type="float" office:value="22363.82" calcext:value-type="float">
            <text:p>22363.8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6442" calcext:value-type="float">
            <text:p>16442</text:p>
          </table:table-cell>
        </table:table-row>
        <table:table-row table:style-name="ro1">
          <table:table-cell/>
          <table:table-cell office:value-type="float" office:value="359.69" calcext:value-type="float">
            <text:p>359.69</text:p>
          </table:table-cell>
          <table:table-cell office:value-type="float" office:value="11292.04" calcext:value-type="float">
            <text:p>11292.04</text:p>
          </table:table-cell>
        </table:table-row>
        <table:table-row table:style-name="ro1">
          <table:table-cell/>
          <table:table-cell office:value-type="float" office:value="359.9" calcext:value-type="float">
            <text:p>359.9</text:p>
          </table:table-cell>
          <table:table-cell office:value-type="float" office:value="14343.06" calcext:value-type="float">
            <text:p>14343.06</text:p>
          </table:table-cell>
        </table:table-row>
        <table:table-row table:style-name="ro1">
          <table:table-cell/>
          <table:table-cell office:value-type="float" office:value="360.12" calcext:value-type="float">
            <text:p>360.12</text:p>
          </table:table-cell>
          <table:table-cell office:value-type="float" office:value="14239.3" calcext:value-type="float">
            <text:p>14239.3</text:p>
          </table:table-cell>
        </table:table-row>
        <table:table-row table:style-name="ro1">
          <table:table-cell/>
          <table:table-cell office:value-type="float" office:value="360.33" calcext:value-type="float">
            <text:p>360.33</text:p>
          </table:table-cell>
          <table:table-cell office:value-type="float" office:value="10745.92" calcext:value-type="float">
            <text:p>10745.92</text:p>
          </table:table-cell>
        </table:table-row>
        <table:table-row table:style-name="ro1">
          <table:table-cell/>
          <table:table-cell office:value-type="float" office:value="360.54" calcext:value-type="float">
            <text:p>360.54</text:p>
          </table:table-cell>
          <table:table-cell office:value-type="float" office:value="15724.76" calcext:value-type="float">
            <text:p>15724.76</text:p>
          </table:table-cell>
        </table:table-row>
        <table:table-row table:style-name="ro1">
          <table:table-cell/>
          <table:table-cell office:value-type="float" office:value="360.76" calcext:value-type="float">
            <text:p>360.76</text:p>
          </table:table-cell>
          <table:table-cell office:value-type="float" office:value="14756.3" calcext:value-type="float">
            <text:p>14756.3</text:p>
          </table:table-cell>
        </table:table-row>
        <table:table-row table:style-name="ro1">
          <table:table-cell/>
          <table:table-cell office:value-type="float" office:value="360.97" calcext:value-type="float">
            <text:p>360.97</text:p>
          </table:table-cell>
          <table:table-cell office:value-type="float" office:value="8836.3" calcext:value-type="float">
            <text:p>8836.3</text:p>
          </table:table-cell>
        </table:table-row>
        <table:table-row table:style-name="ro1">
          <table:table-cell/>
          <table:table-cell office:value-type="float" office:value="361.19" calcext:value-type="float">
            <text:p>361.19</text:p>
          </table:table-cell>
          <table:table-cell office:value-type="float" office:value="18693.86" calcext:value-type="float">
            <text:p>18693.86</text:p>
          </table:table-cell>
        </table:table-row>
        <table:table-row table:style-name="ro1">
          <table:table-cell/>
          <table:table-cell office:value-type="float" office:value="361.4" calcext:value-type="float">
            <text:p>361.4</text:p>
          </table:table-cell>
          <table:table-cell office:value-type="float" office:value="7705.82" calcext:value-type="float">
            <text:p>7705.82</text:p>
          </table:table-cell>
        </table:table-row>
        <table:table-row table:style-name="ro1">
          <table:table-cell/>
          <table:table-cell office:value-type="float" office:value="361.61" calcext:value-type="float">
            <text:p>361.61</text:p>
          </table:table-cell>
          <table:table-cell office:value-type="float" office:value="21657.5" calcext:value-type="float">
            <text:p>21657.5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1404.91" calcext:value-type="float">
            <text:p>11404.91</text:p>
          </table:table-cell>
        </table:table-row>
        <table:table-row table:style-name="ro1">
          <table:table-cell/>
          <table:table-cell office:value-type="float" office:value="362.04" calcext:value-type="float">
            <text:p>362.04</text:p>
          </table:table-cell>
          <table:table-cell office:value-type="float" office:value="19618.63" calcext:value-type="float">
            <text:p>19618.63</text:p>
          </table:table-cell>
        </table:table-row>
        <table:table-row table:style-name="ro1">
          <table:table-cell/>
          <table:table-cell office:value-type="float" office:value="362.26" calcext:value-type="float">
            <text:p>362.26</text:p>
          </table:table-cell>
          <table:table-cell office:value-type="float" office:value="10307.2" calcext:value-type="float">
            <text:p>10307.2</text:p>
          </table:table-cell>
        </table:table-row>
        <table:table-row table:style-name="ro1">
          <table:table-cell/>
          <table:table-cell office:value-type="float" office:value="362.47" calcext:value-type="float">
            <text:p>362.47</text:p>
          </table:table-cell>
          <table:table-cell office:value-type="float" office:value="12684.66" calcext:value-type="float">
            <text:p>12684.66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3283.58" calcext:value-type="float">
            <text:p>13283.58</text:p>
          </table:table-cell>
        </table:table-row>
        <table:table-row table:style-name="ro1">
          <table:table-cell/>
          <table:table-cell office:value-type="float" office:value="362.9" calcext:value-type="float">
            <text:p>362.9</text:p>
          </table:table-cell>
          <table:table-cell office:value-type="float" office:value="15031.18" calcext:value-type="float">
            <text:p>15031.18</text:p>
          </table:table-cell>
        </table:table-row>
        <table:table-row table:style-name="ro1">
          <table:table-cell/>
          <table:table-cell office:value-type="float" office:value="363.11" calcext:value-type="float">
            <text:p>363.11</text:p>
          </table:table-cell>
          <table:table-cell office:value-type="float" office:value="18522.74" calcext:value-type="float">
            <text:p>18522.74</text:p>
          </table:table-cell>
        </table:table-row>
        <table:table-row table:style-name="ro1">
          <table:table-cell/>
          <table:table-cell office:value-type="float" office:value="363.33" calcext:value-type="float">
            <text:p>363.33</text:p>
          </table:table-cell>
          <table:table-cell office:value-type="float" office:value="9482.55" calcext:value-type="float">
            <text:p>9482.55</text:p>
          </table:table-cell>
        </table:table-row>
        <table:table-row table:style-name="ro1">
          <table:table-cell/>
          <table:table-cell office:value-type="float" office:value="363.54" calcext:value-type="float">
            <text:p>363.54</text:p>
          </table:table-cell>
          <table:table-cell office:value-type="float" office:value="19394.72" calcext:value-type="float">
            <text:p>19394.72</text:p>
          </table:table-cell>
        </table:table-row>
        <table:table-row table:style-name="ro1">
          <table:table-cell/>
          <table:table-cell office:value-type="float" office:value="363.75" calcext:value-type="float">
            <text:p>363.75</text:p>
          </table:table-cell>
          <table:table-cell office:value-type="float" office:value="12914.04" calcext:value-type="float">
            <text:p>12914.04</text:p>
          </table:table-cell>
        </table:table-row>
        <table:table-row table:style-name="ro1">
          <table:table-cell/>
          <table:table-cell office:value-type="float" office:value="363.97" calcext:value-type="float">
            <text:p>363.97</text:p>
          </table:table-cell>
          <table:table-cell office:value-type="float" office:value="9648.21" calcext:value-type="float">
            <text:p>9648.21</text:p>
          </table:table-cell>
        </table:table-row>
        <table:table-row table:style-name="ro1">
          <table:table-cell/>
          <table:table-cell office:value-type="float" office:value="364.18" calcext:value-type="float">
            <text:p>364.18</text:p>
          </table:table-cell>
          <table:table-cell office:value-type="float" office:value="14443.19" calcext:value-type="float">
            <text:p>14443.19</text:p>
          </table:table-cell>
        </table:table-row>
        <table:table-row table:style-name="ro1">
          <table:table-cell/>
          <table:table-cell office:value-type="float" office:value="364.4" calcext:value-type="float">
            <text:p>364.4</text:p>
          </table:table-cell>
          <table:table-cell office:value-type="float" office:value="15591.87" calcext:value-type="float">
            <text:p>15591.87</text:p>
          </table:table-cell>
        </table:table-row>
        <table:table-row table:style-name="ro1">
          <table:table-cell/>
          <table:table-cell office:value-type="float" office:value="364.61" calcext:value-type="float">
            <text:p>364.61</text:p>
          </table:table-cell>
          <table:table-cell office:value-type="float" office:value="16915.31" calcext:value-type="float">
            <text:p>16915.31</text:p>
          </table:table-cell>
        </table:table-row>
        <table:table-row table:style-name="ro1">
          <table:table-cell/>
          <table:table-cell office:value-type="float" office:value="364.82" calcext:value-type="float">
            <text:p>364.82</text:p>
          </table:table-cell>
          <table:table-cell office:value-type="float" office:value="13083.33" calcext:value-type="float">
            <text:p>13083.33</text:p>
          </table:table-cell>
        </table:table-row>
        <table:table-row table:style-name="ro1">
          <table:table-cell/>
          <table:table-cell office:value-type="float" office:value="365.04" calcext:value-type="float">
            <text:p>365.04</text:p>
          </table:table-cell>
          <table:table-cell office:value-type="float" office:value="10725.9" calcext:value-type="float">
            <text:p>10725.9</text:p>
          </table:table-cell>
        </table:table-row>
        <table:table-row table:style-name="ro1">
          <table:table-cell/>
          <table:table-cell office:value-type="float" office:value="365.25" calcext:value-type="float">
            <text:p>365.25</text:p>
          </table:table-cell>
          <table:table-cell office:value-type="float" office:value="10920.68" calcext:value-type="float">
            <text:p>10920.68</text:p>
          </table:table-cell>
        </table:table-row>
        <table:table-row table:style-name="ro1">
          <table:table-cell/>
          <table:table-cell office:value-type="float" office:value="365.46" calcext:value-type="float">
            <text:p>365.46</text:p>
          </table:table-cell>
          <table:table-cell office:value-type="float" office:value="13005.06" calcext:value-type="float">
            <text:p>13005.06</text:p>
          </table:table-cell>
        </table:table-row>
        <table:table-row table:style-name="ro1">
          <table:table-cell/>
          <table:table-cell office:value-type="float" office:value="365.68" calcext:value-type="float">
            <text:p>365.68</text:p>
          </table:table-cell>
          <table:table-cell office:value-type="float" office:value="13310.89" calcext:value-type="float">
            <text:p>13310.89</text:p>
          </table:table-cell>
        </table:table-row>
        <table:table-row table:style-name="ro1">
          <table:table-cell/>
          <table:table-cell office:value-type="float" office:value="365.89" calcext:value-type="float">
            <text:p>365.89</text:p>
          </table:table-cell>
          <table:table-cell office:value-type="float" office:value="9120.29" calcext:value-type="float">
            <text:p>9120.29</text:p>
          </table:table-cell>
        </table:table-row>
        <table:table-row table:style-name="ro1">
          <table:table-cell/>
          <table:table-cell office:value-type="float" office:value="366.11" calcext:value-type="float">
            <text:p>366.11</text:p>
          </table:table-cell>
          <table:table-cell office:value-type="float" office:value="12879.45" calcext:value-type="float">
            <text:p>12879.45</text:p>
          </table:table-cell>
        </table:table-row>
        <table:table-row table:style-name="ro1">
          <table:table-cell/>
          <table:table-cell office:value-type="float" office:value="366.32" calcext:value-type="float">
            <text:p>366.32</text:p>
          </table:table-cell>
          <table:table-cell office:value-type="float" office:value="11674.33" calcext:value-type="float">
            <text:p>11674.33</text:p>
          </table:table-cell>
        </table:table-row>
        <table:table-row table:style-name="ro1">
          <table:table-cell/>
          <table:table-cell office:value-type="float" office:value="366.53" calcext:value-type="float">
            <text:p>366.53</text:p>
          </table:table-cell>
          <table:table-cell office:value-type="float" office:value="9380.61" calcext:value-type="float">
            <text:p>9380.61</text:p>
          </table:table-cell>
        </table:table-row>
        <table:table-row table:style-name="ro1">
          <table:table-cell/>
          <table:table-cell office:value-type="float" office:value="366.75" calcext:value-type="float">
            <text:p>366.75</text:p>
          </table:table-cell>
          <table:table-cell office:value-type="float" office:value="9999.55" calcext:value-type="float">
            <text:p>9999.55</text:p>
          </table:table-cell>
        </table:table-row>
        <table:table-row table:style-name="ro1">
          <table:table-cell/>
          <table:table-cell office:value-type="float" office:value="366.96" calcext:value-type="float">
            <text:p>366.96</text:p>
          </table:table-cell>
          <table:table-cell office:value-type="float" office:value="20861.98" calcext:value-type="float">
            <text:p>20861.98</text:p>
          </table:table-cell>
        </table:table-row>
        <table:table-row table:style-name="ro1">
          <table:table-cell/>
          <table:table-cell office:value-type="float" office:value="367.17" calcext:value-type="float">
            <text:p>367.17</text:p>
          </table:table-cell>
          <table:table-cell office:value-type="float" office:value="13913.44" calcext:value-type="float">
            <text:p>13913.44</text:p>
          </table:table-cell>
        </table:table-row>
        <table:table-row table:style-name="ro1">
          <table:table-cell/>
          <table:table-cell office:value-type="float" office:value="367.39" calcext:value-type="float">
            <text:p>367.39</text:p>
          </table:table-cell>
          <table:table-cell office:value-type="float" office:value="18712.06" calcext:value-type="float">
            <text:p>18712.06</text:p>
          </table:table-cell>
        </table:table-row>
        <table:table-row table:style-name="ro1">
          <table:table-cell/>
          <table:table-cell office:value-type="float" office:value="367.6" calcext:value-type="float">
            <text:p>367.6</text:p>
          </table:table-cell>
          <table:table-cell office:value-type="float" office:value="16829.75" calcext:value-type="float">
            <text:p>16829.75</text:p>
          </table:table-cell>
        </table:table-row>
        <table:table-row table:style-name="ro1">
          <table:table-cell/>
          <table:table-cell office:value-type="float" office:value="367.82" calcext:value-type="float">
            <text:p>367.82</text:p>
          </table:table-cell>
          <table:table-cell office:value-type="float" office:value="11528.7" calcext:value-type="float">
            <text:p>11528.7</text:p>
          </table:table-cell>
        </table:table-row>
        <table:table-row table:style-name="ro1">
          <table:table-cell/>
          <table:table-cell office:value-type="float" office:value="368.03" calcext:value-type="float">
            <text:p>368.03</text:p>
          </table:table-cell>
          <table:table-cell office:value-type="float" office:value="13225.33" calcext:value-type="float">
            <text:p>13225.33</text:p>
          </table:table-cell>
        </table:table-row>
        <table:table-row table:style-name="ro1">
          <table:table-cell/>
          <table:table-cell office:value-type="float" office:value="368.24" calcext:value-type="float">
            <text:p>368.24</text:p>
          </table:table-cell>
          <table:table-cell office:value-type="float" office:value="21981.53" calcext:value-type="float">
            <text:p>21981.53</text:p>
          </table:table-cell>
        </table:table-row>
        <table:table-row table:style-name="ro1">
          <table:table-cell/>
          <table:table-cell office:value-type="float" office:value="368.46" calcext:value-type="float">
            <text:p>368.46</text:p>
          </table:table-cell>
          <table:table-cell office:value-type="float" office:value="10385.48" calcext:value-type="float">
            <text:p>10385.48</text:p>
          </table:table-cell>
        </table:table-row>
        <table:table-row table:style-name="ro1">
          <table:table-cell/>
          <table:table-cell office:value-type="float" office:value="368.67" calcext:value-type="float">
            <text:p>368.67</text:p>
          </table:table-cell>
          <table:table-cell office:value-type="float" office:value="12910.4" calcext:value-type="float">
            <text:p>12910.4</text:p>
          </table:table-cell>
        </table:table-row>
        <table:table-row table:style-name="ro1">
          <table:table-cell/>
          <table:table-cell office:value-type="float" office:value="368.88" calcext:value-type="float">
            <text:p>368.88</text:p>
          </table:table-cell>
          <table:table-cell office:value-type="float" office:value="12582.72" calcext:value-type="float">
            <text:p>12582.72</text:p>
          </table:table-cell>
        </table:table-row>
        <table:table-row table:style-name="ro1">
          <table:table-cell/>
          <table:table-cell office:value-type="float" office:value="369.1" calcext:value-type="float">
            <text:p>369.1</text:p>
          </table:table-cell>
          <table:table-cell office:value-type="float" office:value="15347.93" calcext:value-type="float">
            <text:p>15347.93</text:p>
          </table:table-cell>
        </table:table-row>
        <table:table-row table:style-name="ro1">
          <table:table-cell/>
          <table:table-cell office:value-type="float" office:value="369.31" calcext:value-type="float">
            <text:p>369.31</text:p>
          </table:table-cell>
          <table:table-cell office:value-type="float" office:value="29188.56" calcext:value-type="float">
            <text:p>29188.56</text:p>
          </table:table-cell>
        </table:table-row>
        <table:table-row table:style-name="ro1">
          <table:table-cell/>
          <table:table-cell office:value-type="float" office:value="369.53" calcext:value-type="float">
            <text:p>369.53</text:p>
          </table:table-cell>
          <table:table-cell office:value-type="float" office:value="12424.34" calcext:value-type="float">
            <text:p>12424.34</text:p>
          </table:table-cell>
        </table:table-row>
        <table:table-row table:style-name="ro1">
          <table:table-cell/>
          <table:table-cell office:value-type="float" office:value="369.74" calcext:value-type="float">
            <text:p>369.74</text:p>
          </table:table-cell>
          <table:table-cell office:value-type="float" office:value="11483.19" calcext:value-type="float">
            <text:p>11483.19</text:p>
          </table:table-cell>
        </table:table-row>
        <table:table-row table:style-name="ro1">
          <table:table-cell/>
          <table:table-cell office:value-type="float" office:value="369.95" calcext:value-type="float">
            <text:p>369.95</text:p>
          </table:table-cell>
          <table:table-cell office:value-type="float" office:value="17807.32" calcext:value-type="float">
            <text:p>17807.32</text:p>
          </table:table-cell>
        </table:table-row>
        <table:table-row table:style-name="ro1">
          <table:table-cell/>
          <table:table-cell office:value-type="float" office:value="370.17" calcext:value-type="float">
            <text:p>370.17</text:p>
          </table:table-cell>
          <table:table-cell office:value-type="float" office:value="17911.08" calcext:value-type="float">
            <text:p>17911.08</text:p>
          </table:table-cell>
        </table:table-row>
        <table:table-row table:style-name="ro1">
          <table:table-cell/>
          <table:table-cell office:value-type="float" office:value="370.38" calcext:value-type="float">
            <text:p>370.38</text:p>
          </table:table-cell>
          <table:table-cell office:value-type="float" office:value="17126.48" calcext:value-type="float">
            <text:p>17126.48</text:p>
          </table:table-cell>
        </table:table-row>
        <table:table-row table:style-name="ro1">
          <table:table-cell/>
          <table:table-cell office:value-type="float" office:value="370.59" calcext:value-type="float">
            <text:p>370.59</text:p>
          </table:table-cell>
          <table:table-cell office:value-type="float" office:value="16598.56" calcext:value-type="float">
            <text:p>16598.56</text:p>
          </table:table-cell>
        </table:table-row>
        <table:table-row table:style-name="ro1">
          <table:table-cell/>
          <table:table-cell office:value-type="float" office:value="370.81" calcext:value-type="float">
            <text:p>370.81</text:p>
          </table:table-cell>
          <table:table-cell office:value-type="float" office:value="12123.98" calcext:value-type="float">
            <text:p>12123.98</text:p>
          </table:table-cell>
        </table:table-row>
        <table:table-row table:style-name="ro1">
          <table:table-cell/>
          <table:table-cell office:value-type="float" office:value="371.02" calcext:value-type="float">
            <text:p>371.02</text:p>
          </table:table-cell>
          <table:table-cell office:value-type="float" office:value="9477.09" calcext:value-type="float">
            <text:p>9477.09</text:p>
          </table:table-cell>
        </table:table-row>
        <table:table-row table:style-name="ro1">
          <table:table-cell/>
          <table:table-cell office:value-type="float" office:value="371.23" calcext:value-type="float">
            <text:p>371.23</text:p>
          </table:table-cell>
          <table:table-cell office:value-type="float" office:value="13045.11" calcext:value-type="float">
            <text:p>13045.11</text:p>
          </table:table-cell>
        </table:table-row>
        <table:table-row table:style-name="ro1">
          <table:table-cell/>
          <table:table-cell office:value-type="float" office:value="371.45" calcext:value-type="float">
            <text:p>371.45</text:p>
          </table:table-cell>
          <table:table-cell office:value-type="float" office:value="28267.43" calcext:value-type="float">
            <text:p>28267.43</text:p>
          </table:table-cell>
        </table:table-row>
        <table:table-row table:style-name="ro1">
          <table:table-cell/>
          <table:table-cell office:value-type="float" office:value="371.66" calcext:value-type="float">
            <text:p>371.66</text:p>
          </table:table-cell>
          <table:table-cell office:value-type="float" office:value="6977.66" calcext:value-type="float">
            <text:p>6977.66</text:p>
          </table:table-cell>
        </table:table-row>
        <table:table-row table:style-name="ro1">
          <table:table-cell/>
          <table:table-cell office:value-type="float" office:value="371.88" calcext:value-type="float">
            <text:p>371.88</text:p>
          </table:table-cell>
          <table:table-cell office:value-type="float" office:value="10833.3" calcext:value-type="float">
            <text:p>10833.3</text:p>
          </table:table-cell>
        </table:table-row>
        <table:table-row table:style-name="ro1">
          <table:table-cell/>
          <table:table-cell office:value-type="float" office:value="372.09" calcext:value-type="float">
            <text:p>372.09</text:p>
          </table:table-cell>
          <table:table-cell office:value-type="float" office:value="10385.48" calcext:value-type="float">
            <text:p>10385.48</text:p>
          </table:table-cell>
        </table:table-row>
        <table:table-row table:style-name="ro1">
          <table:table-cell/>
          <table:table-cell office:value-type="float" office:value="372.3" calcext:value-type="float">
            <text:p>372.3</text:p>
          </table:table-cell>
          <table:table-cell office:value-type="float" office:value="13485.65" calcext:value-type="float">
            <text:p>13485.65</text:p>
          </table:table-cell>
        </table:table-row>
        <table:table-row table:style-name="ro1">
          <table:table-cell/>
          <table:table-cell office:value-type="float" office:value="372.52" calcext:value-type="float">
            <text:p>372.52</text:p>
          </table:table-cell>
          <table:table-cell office:value-type="float" office:value="17019.08" calcext:value-type="float">
            <text:p>17019.08</text:p>
          </table:table-cell>
        </table:table-row>
        <table:table-row table:style-name="ro1">
          <table:table-cell/>
          <table:table-cell office:value-type="float" office:value="372.73" calcext:value-type="float">
            <text:p>372.73</text:p>
          </table:table-cell>
          <table:table-cell office:value-type="float" office:value="11974.7" calcext:value-type="float">
            <text:p>11974.7</text:p>
          </table:table-cell>
        </table:table-row>
        <table:table-row table:style-name="ro1">
          <table:table-cell/>
          <table:table-cell office:value-type="float" office:value="372.94" calcext:value-type="float">
            <text:p>372.94</text:p>
          </table:table-cell>
          <table:table-cell office:value-type="float" office:value="17678.07" calcext:value-type="float">
            <text:p>17678.07</text:p>
          </table:table-cell>
        </table:table-row>
        <table:table-row table:style-name="ro1">
          <table:table-cell/>
          <table:table-cell office:value-type="float" office:value="373.16" calcext:value-type="float">
            <text:p>373.16</text:p>
          </table:table-cell>
          <table:table-cell office:value-type="float" office:value="36466.59" calcext:value-type="float">
            <text:p>36466.59</text:p>
          </table:table-cell>
        </table:table-row>
        <table:table-row table:style-name="ro1">
          <table:table-cell/>
          <table:table-cell office:value-type="float" office:value="373.37" calcext:value-type="float">
            <text:p>373.37</text:p>
          </table:table-cell>
          <table:table-cell office:value-type="float" office:value="16443.82" calcext:value-type="float">
            <text:p>16443.82</text:p>
          </table:table-cell>
        </table:table-row>
        <table:table-row table:style-name="ro1">
          <table:table-cell/>
          <table:table-cell office:value-type="float" office:value="373.58" calcext:value-type="float">
            <text:p>373.58</text:p>
          </table:table-cell>
          <table:table-cell office:value-type="float" office:value="23659.96" calcext:value-type="float">
            <text:p>23659.96</text:p>
          </table:table-cell>
        </table:table-row>
        <table:table-row table:style-name="ro1">
          <table:table-cell/>
          <table:table-cell office:value-type="float" office:value="373.8" calcext:value-type="float">
            <text:p>373.8</text:p>
          </table:table-cell>
          <table:table-cell office:value-type="float" office:value="18060.35" calcext:value-type="float">
            <text:p>18060.35</text:p>
          </table:table-cell>
        </table:table-row>
        <table:table-row table:style-name="ro1">
          <table:table-cell/>
          <table:table-cell office:value-type="float" office:value="374.01" calcext:value-type="float">
            <text:p>374.01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/>
          <table:table-cell office:value-type="float" office:value="374.22" calcext:value-type="float">
            <text:p>374.22</text:p>
          </table:table-cell>
          <table:table-cell office:value-type="float" office:value="12366.09" calcext:value-type="float">
            <text:p>12366.09</text:p>
          </table:table-cell>
        </table:table-row>
        <table:table-row table:style-name="ro1">
          <table:table-cell/>
          <table:table-cell office:value-type="float" office:value="374.44" calcext:value-type="float">
            <text:p>374.44</text:p>
          </table:table-cell>
          <table:table-cell office:value-type="float" office:value="8095.39" calcext:value-type="float">
            <text:p>8095.39</text:p>
          </table:table-cell>
        </table:table-row>
        <table:table-row table:style-name="ro1">
          <table:table-cell/>
          <table:table-cell office:value-type="float" office:value="374.65" calcext:value-type="float">
            <text:p>374.65</text:p>
          </table:table-cell>
          <table:table-cell office:value-type="float" office:value="12433.45" calcext:value-type="float">
            <text:p>12433.45</text:p>
          </table:table-cell>
        </table:table-row>
        <table:table-row table:style-name="ro1">
          <table:table-cell/>
          <table:table-cell office:value-type="float" office:value="374.86" calcext:value-type="float">
            <text:p>374.86</text:p>
          </table:table-cell>
          <table:table-cell office:value-type="float" office:value="15058.49" calcext:value-type="float">
            <text:p>15058.49</text:p>
          </table:table-cell>
        </table:table-row>
        <table:table-row table:style-name="ro1">
          <table:table-cell/>
          <table:table-cell office:value-type="float" office:value="375.08" calcext:value-type="float">
            <text:p>375.08</text:p>
          </table:table-cell>
          <table:table-cell office:value-type="float" office:value="15231.43" calcext:value-type="float">
            <text:p>15231.43</text:p>
          </table:table-cell>
        </table:table-row>
        <table:table-row table:style-name="ro1">
          <table:table-cell/>
          <table:table-cell office:value-type="float" office:value="375.29" calcext:value-type="float">
            <text:p>375.29</text:p>
          </table:table-cell>
          <table:table-cell office:value-type="float" office:value="10491.06" calcext:value-type="float">
            <text:p>10491.06</text:p>
          </table:table-cell>
        </table:table-row>
        <table:table-row table:style-name="ro1">
          <table:table-cell/>
          <table:table-cell office:value-type="float" office:value="375.5" calcext:value-type="float">
            <text:p>375.5</text:p>
          </table:table-cell>
          <table:table-cell office:value-type="float" office:value="24275.26" calcext:value-type="float">
            <text:p>24275.26</text:p>
          </table:table-cell>
        </table:table-row>
        <table:table-row table:style-name="ro1">
          <table:table-cell/>
          <table:table-cell office:value-type="float" office:value="375.72" calcext:value-type="float">
            <text:p>375.72</text:p>
          </table:table-cell>
          <table:table-cell office:value-type="float" office:value="17991.18" calcext:value-type="float">
            <text:p>17991.18</text:p>
          </table:table-cell>
        </table:table-row>
        <table:table-row table:style-name="ro1">
          <table:table-cell/>
          <table:table-cell office:value-type="float" office:value="375.93" calcext:value-type="float">
            <text:p>375.93</text:p>
          </table:table-cell>
          <table:table-cell office:value-type="float" office:value="10594.82" calcext:value-type="float">
            <text:p>10594.82</text:p>
          </table:table-cell>
        </table:table-row>
        <table:table-row table:style-name="ro1">
          <table:table-cell/>
          <table:table-cell office:value-type="float" office:value="376.14" calcext:value-type="float">
            <text:p>376.14</text:p>
          </table:table-cell>
          <table:table-cell office:value-type="float" office:value="17244.81" calcext:value-type="float">
            <text:p>17244.81</text:p>
          </table:table-cell>
        </table:table-row>
        <table:table-row table:style-name="ro1">
          <table:table-cell/>
          <table:table-cell office:value-type="float" office:value="376.36" calcext:value-type="float">
            <text:p>376.36</text:p>
          </table:table-cell>
          <table:table-cell office:value-type="float" office:value="15331.55" calcext:value-type="float">
            <text:p>15331.55</text:p>
          </table:table-cell>
        </table:table-row>
        <table:table-row table:style-name="ro1">
          <table:table-cell/>
          <table:table-cell office:value-type="float" office:value="376.57" calcext:value-type="float">
            <text:p>376.57</text:p>
          </table:table-cell>
          <table:table-cell office:value-type="float" office:value="9089.34" calcext:value-type="float">
            <text:p>9089.34</text:p>
          </table:table-cell>
        </table:table-row>
        <table:table-row table:style-name="ro1">
          <table:table-cell/>
          <table:table-cell office:value-type="float" office:value="376.78" calcext:value-type="float">
            <text:p>376.78</text:p>
          </table:table-cell>
          <table:table-cell office:value-type="float" office:value="26441.55" calcext:value-type="float">
            <text:p>26441.55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954.13" calcext:value-type="float">
            <text:p>15954.13</text:p>
          </table:table-cell>
        </table:table-row>
        <table:table-row table:style-name="ro1">
          <table:table-cell/>
          <table:table-cell office:value-type="float" office:value="377.21" calcext:value-type="float">
            <text:p>377.21</text:p>
          </table:table-cell>
          <table:table-cell office:value-type="float" office:value="13928.01" calcext:value-type="float">
            <text:p>13928.01</text:p>
          </table:table-cell>
        </table:table-row>
        <table:table-row table:style-name="ro1">
          <table:table-cell/>
          <table:table-cell office:value-type="float" office:value="377.42" calcext:value-type="float">
            <text:p>377.42</text:p>
          </table:table-cell>
          <table:table-cell office:value-type="float" office:value="14956.54" calcext:value-type="float">
            <text:p>14956.54</text:p>
          </table:table-cell>
        </table:table-row>
        <table:table-row table:style-name="ro1">
          <table:table-cell/>
          <table:table-cell office:value-type="float" office:value="377.64" calcext:value-type="float">
            <text:p>377.64</text:p>
          </table:table-cell>
          <table:table-cell office:value-type="float" office:value="18298.83" calcext:value-type="float">
            <text:p>18298.83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9698.73" calcext:value-type="float">
            <text:p>19698.73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6955.36" calcext:value-type="float">
            <text:p>16955.36</text:p>
          </table:table-cell>
        </table:table-row>
        <table:table-row table:style-name="ro1">
          <table:table-cell/>
          <table:table-cell office:value-type="float" office:value="378.28" calcext:value-type="float">
            <text:p>378.28</text:p>
          </table:table-cell>
          <table:table-cell office:value-type="float" office:value="13598.51" calcext:value-type="float">
            <text:p>13598.51</text:p>
          </table:table-cell>
        </table:table-row>
        <table:table-row table:style-name="ro1">
          <table:table-cell/>
          <table:table-cell office:value-type="float" office:value="378.49" calcext:value-type="float">
            <text:p>378.49</text:p>
          </table:table-cell>
          <table:table-cell office:value-type="float" office:value="21504.58" calcext:value-type="float">
            <text:p>21504.58</text:p>
          </table:table-cell>
        </table:table-row>
        <table:table-row table:style-name="ro1">
          <table:table-cell/>
          <table:table-cell office:value-type="float" office:value="378.7" calcext:value-type="float">
            <text:p>378.7</text:p>
          </table:table-cell>
          <table:table-cell office:value-type="float" office:value="7866.02" calcext:value-type="float">
            <text:p>7866.02</text:p>
          </table:table-cell>
        </table:table-row>
        <table:table-row table:style-name="ro1">
          <table:table-cell/>
          <table:table-cell office:value-type="float" office:value="378.92" calcext:value-type="float">
            <text:p>378.92</text:p>
          </table:table-cell>
          <table:table-cell office:value-type="float" office:value="18042.15" calcext:value-type="float">
            <text:p>18042.1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5544.54" calcext:value-type="float">
            <text:p>15544.54</text:p>
          </table:table-cell>
        </table:table-row>
        <table:table-row table:style-name="ro1">
          <table:table-cell/>
          <table:table-cell office:value-type="float" office:value="379.34" calcext:value-type="float">
            <text:p>379.34</text:p>
          </table:table-cell>
          <table:table-cell office:value-type="float" office:value="10785.97" calcext:value-type="float">
            <text:p>10785.97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2697.41" calcext:value-type="float">
            <text:p>12697.41</text:p>
          </table:table-cell>
        </table:table-row>
        <table:table-row table:style-name="ro1">
          <table:table-cell/>
          <table:table-cell office:value-type="float" office:value="379.77" calcext:value-type="float">
            <text:p>379.77</text:p>
          </table:table-cell>
          <table:table-cell office:value-type="float" office:value="15216.86" calcext:value-type="float">
            <text:p>15216.86</text:p>
          </table:table-cell>
        </table:table-row>
        <table:table-row table:style-name="ro1">
          <table:table-cell/>
          <table:table-cell office:value-type="float" office:value="379.98" calcext:value-type="float">
            <text:p>379.98</text:p>
          </table:table-cell>
          <table:table-cell office:value-type="float" office:value="13554.82" calcext:value-type="float">
            <text:p>13554.82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18406.23" calcext:value-type="float">
            <text:p>18406.23</text:p>
          </table:table-cell>
        </table:table-row>
        <table:table-row table:style-name="ro1">
          <table:table-cell/>
          <table:table-cell office:value-type="float" office:value="380.41" calcext:value-type="float">
            <text:p>380.41</text:p>
          </table:table-cell>
          <table:table-cell office:value-type="float" office:value="11275.66" calcext:value-type="float">
            <text:p>11275.66</text:p>
          </table:table-cell>
        </table:table-row>
        <table:table-row table:style-name="ro1">
          <table:table-cell/>
          <table:table-cell office:value-type="float" office:value="380.62" calcext:value-type="float">
            <text:p>380.62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/>
          <table:table-cell office:value-type="float" office:value="380.84" calcext:value-type="float">
            <text:p>380.84</text:p>
          </table:table-cell>
          <table:table-cell office:value-type="float" office:value="9167.62" calcext:value-type="float">
            <text:p>9167.62</text:p>
          </table:table-cell>
        </table:table-row>
        <table:table-row table:style-name="ro1">
          <table:table-cell/>
          <table:table-cell office:value-type="float" office:value="381.05" calcext:value-type="float">
            <text:p>381.05</text:p>
          </table:table-cell>
          <table:table-cell office:value-type="float" office:value="21897.79" calcext:value-type="float">
            <text:p>21897.79</text:p>
          </table:table-cell>
        </table:table-row>
        <table:table-row table:style-name="ro1">
          <table:table-cell/>
          <table:table-cell office:value-type="float" office:value="381.26" calcext:value-type="float">
            <text:p>381.26</text:p>
          </table:table-cell>
          <table:table-cell office:value-type="float" office:value="14181.05" calcext:value-type="float">
            <text:p>14181.05</text:p>
          </table:table-cell>
        </table:table-row>
        <table:table-row table:style-name="ro1">
          <table:table-cell/>
          <table:table-cell office:value-type="float" office:value="381.48" calcext:value-type="float">
            <text:p>381.48</text:p>
          </table:table-cell>
          <table:table-cell office:value-type="float" office:value="17658.04" calcext:value-type="float">
            <text:p>17658.04</text:p>
          </table:table-cell>
        </table:table-row>
        <table:table-row table:style-name="ro1">
          <table:table-cell/>
          <table:table-cell office:value-type="float" office:value="381.69" calcext:value-type="float">
            <text:p>381.69</text:p>
          </table:table-cell>
          <table:table-cell office:value-type="float" office:value="8539.57" calcext:value-type="float">
            <text:p>8539.57</text:p>
          </table:table-cell>
        </table:table-row>
        <table:table-row table:style-name="ro1">
          <table:table-cell/>
          <table:table-cell office:value-type="float" office:value="381.9" calcext:value-type="float">
            <text:p>381.9</text:p>
          </table:table-cell>
          <table:table-cell office:value-type="float" office:value="10210.72" calcext:value-type="float">
            <text:p>10210.72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14046.34" calcext:value-type="float">
            <text:p>14046.34</text:p>
          </table:table-cell>
        </table:table-row>
        <table:table-row table:style-name="ro1">
          <table:table-cell/>
          <table:table-cell office:value-type="float" office:value="382.33" calcext:value-type="float">
            <text:p>382.33</text:p>
          </table:table-cell>
          <table:table-cell office:value-type="float" office:value="14488.7" calcext:value-type="float">
            <text:p>14488.7</text:p>
          </table:table-cell>
        </table:table-row>
        <table:table-row table:style-name="ro1">
          <table:table-cell/>
          <table:table-cell office:value-type="float" office:value="382.54" calcext:value-type="float">
            <text:p>382.54</text:p>
          </table:table-cell>
          <table:table-cell office:value-type="float" office:value="14066.36" calcext:value-type="float">
            <text:p>14066.36</text:p>
          </table:table-cell>
        </table:table-row>
        <table:table-row table:style-name="ro1">
          <table:table-cell/>
          <table:table-cell office:value-type="float" office:value="382.75" calcext:value-type="float">
            <text:p>382.75</text:p>
          </table:table-cell>
          <table:table-cell office:value-type="float" office:value="12247.76" calcext:value-type="float">
            <text:p>12247.76</text:p>
          </table:table-cell>
        </table:table-row>
        <table:table-row table:style-name="ro1">
          <table:table-cell/>
          <table:table-cell office:value-type="float" office:value="382.97" calcext:value-type="float">
            <text:p>382.97</text:p>
          </table:table-cell>
          <table:table-cell office:value-type="float" office:value="7611.16" calcext:value-type="float">
            <text:p>7611.16</text:p>
          </table:table-cell>
        </table:table-row>
        <table:table-row table:style-name="ro1">
          <table:table-cell/>
          <table:table-cell office:value-type="float" office:value="383.18" calcext:value-type="float">
            <text:p>383.18</text:p>
          </table:table-cell>
          <table:table-cell office:value-type="float" office:value="17264.83" calcext:value-type="float">
            <text:p>17264.83</text:p>
          </table:table-cell>
        </table:table-row>
        <table:table-row table:style-name="ro1">
          <table:table-cell/>
          <table:table-cell office:value-type="float" office:value="383.39" calcext:value-type="float">
            <text:p>383.39</text:p>
          </table:table-cell>
          <table:table-cell office:value-type="float" office:value="11337.56" calcext:value-type="float">
            <text:p>11337.56</text:p>
          </table:table-cell>
        </table:table-row>
        <table:table-row table:style-name="ro1">
          <table:table-cell/>
          <table:table-cell office:value-type="float" office:value="383.61" calcext:value-type="float">
            <text:p>383.61</text:p>
          </table:table-cell>
          <table:table-cell office:value-type="float" office:value="16951.72" calcext:value-type="float">
            <text:p>16951.72</text:p>
          </table:table-cell>
        </table:table-row>
        <table:table-row table:style-name="ro1">
          <table:table-cell/>
          <table:table-cell office:value-type="float" office:value="383.82" calcext:value-type="float">
            <text:p>383.82</text:p>
          </table:table-cell>
          <table:table-cell office:value-type="float" office:value="8057.16" calcext:value-type="float">
            <text:p>8057.16</text:p>
          </table:table-cell>
        </table:table-row>
        <table:table-row table:style-name="ro1">
          <table:table-cell/>
          <table:table-cell office:value-type="float" office:value="384.03" calcext:value-type="float">
            <text:p>384.03</text:p>
          </table:table-cell>
          <table:table-cell office:value-type="float" office:value="8736.18" calcext:value-type="float">
            <text:p>8736.18</text:p>
          </table:table-cell>
        </table:table-row>
        <table:table-row table:style-name="ro1">
          <table:table-cell/>
          <table:table-cell office:value-type="float" office:value="384.25" calcext:value-type="float">
            <text:p>384.25</text:p>
          </table:table-cell>
          <table:table-cell office:value-type="float" office:value="15191.38" calcext:value-type="float">
            <text:p>15191.38</text:p>
          </table:table-cell>
        </table:table-row>
        <table:table-row table:style-name="ro1">
          <table:table-cell/>
          <table:table-cell office:value-type="float" office:value="384.46" calcext:value-type="float">
            <text:p>384.46</text:p>
          </table:table-cell>
          <table:table-cell office:value-type="float" office:value="21153.24" calcext:value-type="float">
            <text:p>21153.24</text:p>
          </table:table-cell>
        </table:table-row>
        <table:table-row table:style-name="ro1">
          <table:table-cell/>
          <table:table-cell office:value-type="float" office:value="384.67" calcext:value-type="float">
            <text:p>384.67</text:p>
          </table:table-cell>
          <table:table-cell office:value-type="float" office:value="38995.15" calcext:value-type="float">
            <text:p>38995.15</text:p>
          </table:table-cell>
        </table:table-row>
        <table:table-row table:style-name="ro1">
          <table:table-cell/>
          <table:table-cell office:value-type="float" office:value="384.88" calcext:value-type="float">
            <text:p>384.88</text:p>
          </table:table-cell>
          <table:table-cell office:value-type="float" office:value="21737.6" calcext:value-type="float">
            <text:p>21737.6</text:p>
          </table:table-cell>
        </table:table-row>
        <table:table-row table:style-name="ro1">
          <table:table-cell/>
          <table:table-cell office:value-type="float" office:value="385.1" calcext:value-type="float">
            <text:p>385.1</text:p>
          </table:table-cell>
          <table:table-cell office:value-type="float" office:value="7279.85" calcext:value-type="float">
            <text:p>7279.85</text:p>
          </table:table-cell>
        </table:table-row>
        <table:table-row table:style-name="ro1">
          <table:table-cell/>
          <table:table-cell office:value-type="float" office:value="385.31" calcext:value-type="float">
            <text:p>385.31</text:p>
          </table:table-cell>
          <table:table-cell office:value-type="float" office:value="24288" calcext:value-type="float">
            <text:p>24288</text:p>
          </table:table-cell>
        </table:table-row>
        <table:table-row table:style-name="ro1">
          <table:table-cell/>
          <table:table-cell office:value-type="float" office:value="385.52" calcext:value-type="float">
            <text:p>385.52</text:p>
          </table:table-cell>
          <table:table-cell office:value-type="float" office:value="9626.36" calcext:value-type="float">
            <text:p>9626.36</text:p>
          </table:table-cell>
        </table:table-row>
        <table:table-row table:style-name="ro1">
          <table:table-cell/>
          <table:table-cell office:value-type="float" office:value="385.74" calcext:value-type="float">
            <text:p>385.74</text:p>
          </table:table-cell>
          <table:table-cell office:value-type="float" office:value="23658.14" calcext:value-type="float">
            <text:p>23658.14</text:p>
          </table:table-cell>
        </table:table-row>
        <table:table-row table:style-name="ro1">
          <table:table-cell/>
          <table:table-cell office:value-type="float" office:value="385.95" calcext:value-type="float">
            <text:p>385.95</text:p>
          </table:table-cell>
          <table:table-cell office:value-type="float" office:value="15205.94" calcext:value-type="float">
            <text:p>15205.94</text:p>
          </table:table-cell>
        </table:table-row>
        <table:table-row table:style-name="ro1">
          <table:table-cell/>
          <table:table-cell office:value-type="float" office:value="386.16" calcext:value-type="float">
            <text:p>386.16</text:p>
          </table:table-cell>
          <table:table-cell office:value-type="float" office:value="16412.88" calcext:value-type="float">
            <text:p>16412.88</text:p>
          </table:table-cell>
        </table:table-row>
        <table:table-row table:style-name="ro1">
          <table:table-cell/>
          <table:table-cell office:value-type="float" office:value="386.37" calcext:value-type="float">
            <text:p>386.37</text:p>
          </table:table-cell>
          <table:table-cell office:value-type="float" office:value="23907.53" calcext:value-type="float">
            <text:p>23907.53</text:p>
          </table:table-cell>
        </table:table-row>
        <table:table-row table:style-name="ro1">
          <table:table-cell/>
          <table:table-cell office:value-type="float" office:value="386.59" calcext:value-type="float">
            <text:p>386.59</text:p>
          </table:table-cell>
          <table:table-cell office:value-type="float" office:value="13086.98" calcext:value-type="float">
            <text:p>13086.98</text:p>
          </table:table-cell>
        </table:table-row>
        <table:table-row table:style-name="ro1">
          <table:table-cell/>
          <table:table-cell office:value-type="float" office:value="386.8" calcext:value-type="float">
            <text:p>386.8</text:p>
          </table:table-cell>
          <table:table-cell office:value-type="float" office:value="11581.49" calcext:value-type="float">
            <text:p>11581.49</text:p>
          </table:table-cell>
        </table:table-row>
        <table:table-row table:style-name="ro1">
          <table:table-cell/>
          <table:table-cell office:value-type="float" office:value="387.01" calcext:value-type="float">
            <text:p>387.01</text:p>
          </table:table-cell>
          <table:table-cell office:value-type="float" office:value="12843.04" calcext:value-type="float">
            <text:p>12843.04</text:p>
          </table:table-cell>
        </table:table-row>
        <table:table-row table:style-name="ro1">
          <table:table-cell/>
          <table:table-cell office:value-type="float" office:value="387.23" calcext:value-type="float">
            <text:p>387.23</text:p>
          </table:table-cell>
          <table:table-cell office:value-type="float" office:value="10645.8" calcext:value-type="float">
            <text:p>10645.8</text:p>
          </table:table-cell>
        </table:table-row>
        <table:table-row table:style-name="ro1">
          <table:table-cell/>
          <table:table-cell office:value-type="float" office:value="387.44" calcext:value-type="float">
            <text:p>387.44</text:p>
          </table:table-cell>
          <table:table-cell office:value-type="float" office:value="20445.1" calcext:value-type="float">
            <text:p>20445.1</text:p>
          </table:table-cell>
        </table:table-row>
        <table:table-row table:style-name="ro1">
          <table:table-cell/>
          <table:table-cell office:value-type="float" office:value="387.65" calcext:value-type="float">
            <text:p>387.65</text:p>
          </table:table-cell>
          <table:table-cell office:value-type="float" office:value="19036.1" calcext:value-type="float">
            <text:p>19036.1</text:p>
          </table:table-cell>
        </table:table-row>
        <table:table-row table:style-name="ro1">
          <table:table-cell/>
          <table:table-cell office:value-type="float" office:value="387.86" calcext:value-type="float">
            <text:p>387.86</text:p>
          </table:table-cell>
          <table:table-cell office:value-type="float" office:value="20503.35" calcext:value-type="float">
            <text:p>20503.35</text:p>
          </table:table-cell>
        </table:table-row>
        <table:table-row table:style-name="ro1">
          <table:table-cell/>
          <table:table-cell office:value-type="float" office:value="388.08" calcext:value-type="float">
            <text:p>388.08</text:p>
          </table:table-cell>
          <table:table-cell office:value-type="float" office:value="7849.64" calcext:value-type="float">
            <text:p>7849.64</text:p>
          </table:table-cell>
        </table:table-row>
        <table:table-row table:style-name="ro1">
          <table:table-cell/>
          <table:table-cell office:value-type="float" office:value="388.29" calcext:value-type="float">
            <text:p>388.29</text:p>
          </table:table-cell>
          <table:table-cell office:value-type="float" office:value="19764.26" calcext:value-type="float">
            <text:p>19764.26</text:p>
          </table:table-cell>
        </table:table-row>
        <table:table-row table:style-name="ro1">
          <table:table-cell/>
          <table:table-cell office:value-type="float" office:value="388.5" calcext:value-type="float">
            <text:p>388.5</text:p>
          </table:table-cell>
          <table:table-cell office:value-type="float" office:value="9959.5" calcext:value-type="float">
            <text:p>9959.5</text:p>
          </table:table-cell>
        </table:table-row>
        <table:table-row table:style-name="ro1">
          <table:table-cell/>
          <table:table-cell office:value-type="float" office:value="388.72" calcext:value-type="float">
            <text:p>388.72</text:p>
          </table:table-cell>
          <table:table-cell office:value-type="float" office:value="22860.79" calcext:value-type="float">
            <text:p>22860.79</text:p>
          </table:table-cell>
        </table:table-row>
        <table:table-row table:style-name="ro1">
          <table:table-cell/>
          <table:table-cell office:value-type="float" office:value="388.93" calcext:value-type="float">
            <text:p>388.93</text:p>
          </table:table-cell>
          <table:table-cell office:value-type="float" office:value="8139.08" calcext:value-type="float">
            <text:p>8139.08</text:p>
          </table:table-cell>
        </table:table-row>
        <table:table-row table:style-name="ro1">
          <table:table-cell/>
          <table:table-cell office:value-type="float" office:value="389.14" calcext:value-type="float">
            <text:p>389.14</text:p>
          </table:table-cell>
          <table:table-cell office:value-type="float" office:value="12497.16" calcext:value-type="float">
            <text:p>12497.16</text:p>
          </table:table-cell>
        </table:table-row>
        <table:table-row table:style-name="ro1">
          <table:table-cell/>
          <table:table-cell office:value-type="float" office:value="389.35" calcext:value-type="float">
            <text:p>389.35</text:p>
          </table:table-cell>
          <table:table-cell office:value-type="float" office:value="12761.12" calcext:value-type="float">
            <text:p>12761.12</text:p>
          </table:table-cell>
        </table:table-row>
        <table:table-row table:style-name="ro1">
          <table:table-cell/>
          <table:table-cell office:value-type="float" office:value="389.57" calcext:value-type="float">
            <text:p>389.57</text:p>
          </table:table-cell>
          <table:table-cell office:value-type="float" office:value="12340.6" calcext:value-type="float">
            <text:p>12340.6</text:p>
          </table:table-cell>
        </table:table-row>
        <table:table-row table:style-name="ro1">
          <table:table-cell/>
          <table:table-cell office:value-type="float" office:value="389.78" calcext:value-type="float">
            <text:p>389.78</text:p>
          </table:table-cell>
          <table:table-cell office:value-type="float" office:value="12271.43" calcext:value-type="float">
            <text:p>12271.43</text:p>
          </table:table-cell>
        </table:table-row>
        <table:table-row table:style-name="ro1">
          <table:table-cell/>
          <table:table-cell office:value-type="float" office:value="389.99" calcext:value-type="float">
            <text:p>389.99</text:p>
          </table:table-cell>
          <table:table-cell office:value-type="float" office:value="7598.42" calcext:value-type="float">
            <text:p>7598.42</text:p>
          </table:table-cell>
        </table:table-row>
        <table:table-row table:style-name="ro1">
          <table:table-cell/>
          <table:table-cell office:value-type="float" office:value="390.21" calcext:value-type="float">
            <text:p>390.21</text:p>
          </table:table-cell>
          <table:table-cell office:value-type="float" office:value="11667.05" calcext:value-type="float">
            <text:p>11667.05</text:p>
          </table:table-cell>
        </table:table-row>
        <table:table-row table:style-name="ro1">
          <table:table-cell/>
          <table:table-cell office:value-type="float" office:value="390.42" calcext:value-type="float">
            <text:p>390.42</text:p>
          </table:table-cell>
          <table:table-cell office:value-type="float" office:value="22123.52" calcext:value-type="float">
            <text:p>22123.52</text:p>
          </table:table-cell>
        </table:table-row>
        <table:table-row table:style-name="ro1">
          <table:table-cell/>
          <table:table-cell office:value-type="float" office:value="390.63" calcext:value-type="float">
            <text:p>390.63</text:p>
          </table:table-cell>
          <table:table-cell office:value-type="float" office:value="9031.09" calcext:value-type="float">
            <text:p>9031.09</text:p>
          </table:table-cell>
        </table:table-row>
        <table:table-row table:style-name="ro1">
          <table:table-cell/>
          <table:table-cell office:value-type="float" office:value="390.84" calcext:value-type="float">
            <text:p>390.84</text:p>
          </table:table-cell>
          <table:table-cell office:value-type="float" office:value="17778.19" calcext:value-type="float">
            <text:p>17778.19</text:p>
          </table:table-cell>
        </table:table-row>
        <table:table-row table:style-name="ro1">
          <table:table-cell/>
          <table:table-cell office:value-type="float" office:value="391.06" calcext:value-type="float">
            <text:p>391.06</text:p>
          </table:table-cell>
          <table:table-cell office:value-type="float" office:value="16150.74" calcext:value-type="float">
            <text:p>16150.74</text:p>
          </table:table-cell>
        </table:table-row>
        <table:table-row table:style-name="ro1">
          <table:table-cell/>
          <table:table-cell office:value-type="float" office:value="391.27" calcext:value-type="float">
            <text:p>391.27</text:p>
          </table:table-cell>
          <table:table-cell office:value-type="float" office:value="13360.04" calcext:value-type="float">
            <text:p>13360.04</text:p>
          </table:table-cell>
        </table:table-row>
        <table:table-row table:style-name="ro1">
          <table:table-cell/>
          <table:table-cell office:value-type="float" office:value="391.48" calcext:value-type="float">
            <text:p>391.48</text:p>
          </table:table-cell>
          <table:table-cell office:value-type="float" office:value="14896.47" calcext:value-type="float">
            <text:p>14896.47</text:p>
          </table:table-cell>
        </table:table-row>
        <table:table-row table:style-name="ro1">
          <table:table-cell/>
          <table:table-cell office:value-type="float" office:value="391.69" calcext:value-type="float">
            <text:p>391.69</text:p>
          </table:table-cell>
          <table:table-cell office:value-type="float" office:value="18988.77" calcext:value-type="float">
            <text:p>18988.77</text:p>
          </table:table-cell>
        </table:table-row>
        <table:table-row table:style-name="ro1">
          <table:table-cell/>
          <table:table-cell office:value-type="float" office:value="391.91" calcext:value-type="float">
            <text:p>391.91</text:p>
          </table:table-cell>
          <table:table-cell office:value-type="float" office:value="13072.41" calcext:value-type="float">
            <text:p>13072.41</text:p>
          </table:table-cell>
        </table:table-row>
        <table:table-row table:style-name="ro1">
          <table:table-cell/>
          <table:table-cell office:value-type="float" office:value="392.12" calcext:value-type="float">
            <text:p>392.12</text:p>
          </table:table-cell>
          <table:table-cell office:value-type="float" office:value="11901.88" calcext:value-type="float">
            <text:p>11901.88</text:p>
          </table:table-cell>
        </table:table-row>
        <table:table-row table:style-name="ro1">
          <table:table-cell/>
          <table:table-cell office:value-type="float" office:value="392.33" calcext:value-type="float">
            <text:p>392.33</text:p>
          </table:table-cell>
          <table:table-cell office:value-type="float" office:value="10451.01" calcext:value-type="float">
            <text:p>10451.01</text:p>
          </table:table-cell>
        </table:table-row>
        <table:table-row table:style-name="ro1">
          <table:table-cell/>
          <table:table-cell office:value-type="float" office:value="392.54" calcext:value-type="float">
            <text:p>392.54</text:p>
          </table:table-cell>
          <table:table-cell office:value-type="float" office:value="21845" calcext:value-type="float">
            <text:p>21845</text:p>
          </table:table-cell>
        </table:table-row>
        <table:table-row table:style-name="ro1">
          <table:table-cell/>
          <table:table-cell office:value-type="float" office:value="392.76" calcext:value-type="float">
            <text:p>392.76</text:p>
          </table:table-cell>
          <table:table-cell office:value-type="float" office:value="12722.89" calcext:value-type="float">
            <text:p>12722.89</text:p>
          </table:table-cell>
        </table:table-row>
        <table:table-row table:style-name="ro1">
          <table:table-cell/>
          <table:table-cell office:value-type="float" office:value="392.97" calcext:value-type="float">
            <text:p>392.97</text:p>
          </table:table-cell>
          <table:table-cell office:value-type="float" office:value="7804.13" calcext:value-type="float">
            <text:p>7804.13</text:p>
          </table:table-cell>
        </table:table-row>
        <table:table-row table:style-name="ro1">
          <table:table-cell/>
          <table:table-cell office:value-type="float" office:value="393.18" calcext:value-type="float">
            <text:p>393.18</text:p>
          </table:table-cell>
          <table:table-cell office:value-type="float" office:value="6040.14" calcext:value-type="float">
            <text:p>6040.14</text:p>
          </table:table-cell>
        </table:table-row>
        <table:table-row table:style-name="ro1">
          <table:table-cell/>
          <table:table-cell office:value-type="float" office:value="393.39" calcext:value-type="float">
            <text:p>393.39</text:p>
          </table:table-cell>
          <table:table-cell office:value-type="float" office:value="15275.12" calcext:value-type="float">
            <text:p>15275.12</text:p>
          </table:table-cell>
        </table:table-row>
        <table:table-row table:style-name="ro1">
          <table:table-cell/>
          <table:table-cell office:value-type="float" office:value="393.61" calcext:value-type="float">
            <text:p>393.61</text:p>
          </table:table-cell>
          <table:table-cell office:value-type="float" office:value="15961.41" calcext:value-type="float">
            <text:p>15961.41</text:p>
          </table:table-cell>
        </table:table-row>
        <table:table-row table:style-name="ro1">
          <table:table-cell/>
          <table:table-cell office:value-type="float" office:value="393.82" calcext:value-type="float">
            <text:p>393.82</text:p>
          </table:table-cell>
          <table:table-cell office:value-type="float" office:value="12446.19" calcext:value-type="float">
            <text:p>12446.19</text:p>
          </table:table-cell>
        </table:table-row>
        <table:table-row table:style-name="ro1">
          <table:table-cell/>
          <table:table-cell office:value-type="float" office:value="394.03" calcext:value-type="float">
            <text:p>394.03</text:p>
          </table:table-cell>
          <table:table-cell office:value-type="float" office:value="8255.59" calcext:value-type="float">
            <text:p>8255.59</text:p>
          </table:table-cell>
        </table:table-row>
        <table:table-row table:style-name="ro1">
          <table:table-cell/>
          <table:table-cell office:value-type="float" office:value="394.24" calcext:value-type="float">
            <text:p>394.24</text:p>
          </table:table-cell>
          <table:table-cell office:value-type="float" office:value="16263.6" calcext:value-type="float">
            <text:p>16263.6</text:p>
          </table:table-cell>
        </table:table-row>
        <table:table-row table:style-name="ro1">
          <table:table-cell/>
          <table:table-cell office:value-type="float" office:value="394.46" calcext:value-type="float">
            <text:p>394.46</text:p>
          </table:table-cell>
          <table:table-cell office:value-type="float" office:value="8681.57" calcext:value-type="float">
            <text:p>8681.57</text:p>
          </table:table-cell>
        </table:table-row>
        <table:table-row table:style-name="ro1">
          <table:table-cell/>
          <table:table-cell office:value-type="float" office:value="394.67" calcext:value-type="float">
            <text:p>394.67</text:p>
          </table:table-cell>
          <table:table-cell office:value-type="float" office:value="10893.37" calcext:value-type="float">
            <text:p>10893.37</text:p>
          </table:table-cell>
        </table:table-row>
        <table:table-row table:style-name="ro1">
          <table:table-cell/>
          <table:table-cell office:value-type="float" office:value="394.88" calcext:value-type="float">
            <text:p>394.88</text:p>
          </table:table-cell>
          <table:table-cell office:value-type="float" office:value="9040.19" calcext:value-type="float">
            <text:p>9040.19</text:p>
          </table:table-cell>
        </table:table-row>
        <table:table-row table:style-name="ro1">
          <table:table-cell/>
          <table:table-cell office:value-type="float" office:value="395.09" calcext:value-type="float">
            <text:p>395.09</text:p>
          </table:table-cell>
          <table:table-cell office:value-type="float" office:value="8302.92" calcext:value-type="float">
            <text:p>8302.92</text:p>
          </table:table-cell>
        </table:table-row>
        <table:table-row table:style-name="ro1">
          <table:table-cell/>
          <table:table-cell office:value-type="float" office:value="395.31" calcext:value-type="float">
            <text:p>395.31</text:p>
          </table:table-cell>
          <table:table-cell office:value-type="float" office:value="24835.94" calcext:value-type="float">
            <text:p>24835.94</text:p>
          </table:table-cell>
        </table:table-row>
        <table:table-row table:style-name="ro1">
          <table:table-cell/>
          <table:table-cell office:value-type="float" office:value="395.52" calcext:value-type="float">
            <text:p>395.52</text:p>
          </table:table-cell>
          <table:table-cell office:value-type="float" office:value="21131.4" calcext:value-type="float">
            <text:p>21131.4</text:p>
          </table:table-cell>
        </table:table-row>
        <table:table-row table:style-name="ro1">
          <table:table-cell/>
          <table:table-cell office:value-type="float" office:value="395.73" calcext:value-type="float">
            <text:p>395.73</text:p>
          </table:table-cell>
          <table:table-cell office:value-type="float" office:value="7585.68" calcext:value-type="float">
            <text:p>7585.68</text:p>
          </table:table-cell>
        </table:table-row>
        <table:table-row table:style-name="ro1">
          <table:table-cell/>
          <table:table-cell office:value-type="float" office:value="395.94" calcext:value-type="float">
            <text:p>395.94</text:p>
          </table:table-cell>
          <table:table-cell office:value-type="float" office:value="12750.2" calcext:value-type="float">
            <text:p>12750.2</text:p>
          </table:table-cell>
        </table:table-row>
        <table:table-row table:style-name="ro1">
          <table:table-cell/>
          <table:table-cell office:value-type="float" office:value="396.16" calcext:value-type="float">
            <text:p>396.16</text:p>
          </table:table-cell>
          <table:table-cell office:value-type="float" office:value="11317.53" calcext:value-type="float">
            <text:p>11317.53</text:p>
          </table:table-cell>
        </table:table-row>
        <table:table-row table:style-name="ro1">
          <table:table-cell/>
          <table:table-cell office:value-type="float" office:value="396.37" calcext:value-type="float">
            <text:p>396.37</text:p>
          </table:table-cell>
          <table:table-cell office:value-type="float" office:value="14466.85" calcext:value-type="float">
            <text:p>14466.85</text:p>
          </table:table-cell>
        </table:table-row>
        <table:table-row table:style-name="ro1">
          <table:table-cell/>
          <table:table-cell office:value-type="float" office:value="396.58" calcext:value-type="float">
            <text:p>396.58</text:p>
          </table:table-cell>
          <table:table-cell office:value-type="float" office:value="24373.56" calcext:value-type="float">
            <text:p>24373.56</text:p>
          </table:table-cell>
        </table:table-row>
        <table:table-row table:style-name="ro1">
          <table:table-cell/>
          <table:table-cell office:value-type="float" office:value="396.79" calcext:value-type="float">
            <text:p>396.79</text:p>
          </table:table-cell>
          <table:table-cell office:value-type="float" office:value="19392.9" calcext:value-type="float">
            <text:p>19392.9</text:p>
          </table:table-cell>
        </table:table-row>
        <table:table-row table:style-name="ro1">
          <table:table-cell/>
          <table:table-cell office:value-type="float" office:value="397.01" calcext:value-type="float">
            <text:p>397.01</text:p>
          </table:table-cell>
          <table:table-cell office:value-type="float" office:value="12886.73" calcext:value-type="float">
            <text:p>12886.73</text:p>
          </table:table-cell>
        </table:table-row>
        <table:table-row table:style-name="ro1">
          <table:table-cell/>
          <table:table-cell office:value-type="float" office:value="397.22" calcext:value-type="float">
            <text:p>397.22</text:p>
          </table:table-cell>
          <table:table-cell office:value-type="float" office:value="10278.07" calcext:value-type="float">
            <text:p>10278.07</text:p>
          </table:table-cell>
        </table:table-row>
        <table:table-row table:style-name="ro1">
          <table:table-cell/>
          <table:table-cell office:value-type="float" office:value="397.43" calcext:value-type="float">
            <text:p>397.43</text:p>
          </table:table-cell>
          <table:table-cell office:value-type="float" office:value="23417.84" calcext:value-type="float">
            <text:p>23417.84</text:p>
          </table:table-cell>
        </table:table-row>
        <table:table-row table:style-name="ro1">
          <table:table-cell/>
          <table:table-cell office:value-type="float" office:value="397.64" calcext:value-type="float">
            <text:p>397.64</text:p>
          </table:table-cell>
          <table:table-cell office:value-type="float" office:value="21082.25" calcext:value-type="float">
            <text:p>21082.25</text:p>
          </table:table-cell>
        </table:table-row>
        <table:table-row table:style-name="ro1">
          <table:table-cell/>
          <table:table-cell office:value-type="float" office:value="397.86" calcext:value-type="float">
            <text:p>397.86</text:p>
          </table:table-cell>
          <table:table-cell office:value-type="float" office:value="12559.05" calcext:value-type="float">
            <text:p>12559.05</text:p>
          </table:table-cell>
        </table:table-row>
        <table:table-row table:style-name="ro1">
          <table:table-cell/>
          <table:table-cell office:value-type="float" office:value="398.07" calcext:value-type="float">
            <text:p>398.07</text:p>
          </table:table-cell>
          <table:table-cell office:value-type="float" office:value="13074.23" calcext:value-type="float">
            <text:p>13074.23</text:p>
          </table:table-cell>
        </table:table-row>
        <table:table-row table:style-name="ro1">
          <table:table-cell/>
          <table:table-cell office:value-type="float" office:value="398.28" calcext:value-type="float">
            <text:p>398.28</text:p>
          </table:table-cell>
          <table:table-cell office:value-type="float" office:value="12063.9" calcext:value-type="float">
            <text:p>12063.9</text:p>
          </table:table-cell>
        </table:table-row>
        <table:table-row table:style-name="ro1">
          <table:table-cell/>
          <table:table-cell office:value-type="float" office:value="398.49" calcext:value-type="float">
            <text:p>398.49</text:p>
          </table:table-cell>
          <table:table-cell office:value-type="float" office:value="16898.93" calcext:value-type="float">
            <text:p>16898.93</text:p>
          </table:table-cell>
        </table:table-row>
        <table:table-row table:style-name="ro1">
          <table:table-cell/>
          <table:table-cell office:value-type="float" office:value="398.71" calcext:value-type="float">
            <text:p>398.71</text:p>
          </table:table-cell>
          <table:table-cell office:value-type="float" office:value="14514.18" calcext:value-type="float">
            <text:p>14514.18</text:p>
          </table:table-cell>
        </table:table-row>
        <table:table-row table:style-name="ro1">
          <table:table-cell/>
          <table:table-cell office:value-type="float" office:value="398.92" calcext:value-type="float">
            <text:p>398.92</text:p>
          </table:table-cell>
          <table:table-cell office:value-type="float" office:value="14860.06" calcext:value-type="float">
            <text:p>14860.06</text:p>
          </table:table-cell>
        </table:table-row>
        <table:table-row table:style-name="ro1">
          <table:table-cell/>
          <table:table-cell office:value-type="float" office:value="399.13" calcext:value-type="float">
            <text:p>399.13</text:p>
          </table:table-cell>
          <table:table-cell office:value-type="float" office:value="18801.26" calcext:value-type="float">
            <text:p>18801.26</text:p>
          </table:table-cell>
        </table:table-row>
        <table:table-row table:style-name="ro1">
          <table:table-cell/>
          <table:table-cell office:value-type="float" office:value="399.34" calcext:value-type="float">
            <text:p>399.34</text:p>
          </table:table-cell>
          <table:table-cell office:value-type="float" office:value="9285.95" calcext:value-type="float">
            <text:p>9285.95</text:p>
          </table:table-cell>
        </table:table-row>
        <table:table-row table:style-name="ro1">
          <table:table-cell/>
          <table:table-cell office:value-type="float" office:value="399.56" calcext:value-type="float">
            <text:p>399.56</text:p>
          </table:table-cell>
          <table:table-cell office:value-type="float" office:value="17729.04" calcext:value-type="float">
            <text:p>17729.04</text:p>
          </table:table-cell>
        </table:table-row>
        <table:table-row table:style-name="ro1">
          <table:table-cell/>
          <table:table-cell office:value-type="float" office:value="399.77" calcext:value-type="float">
            <text:p>399.77</text:p>
          </table:table-cell>
          <table:table-cell office:value-type="float" office:value="9065.68" calcext:value-type="float">
            <text:p>9065.68</text:p>
          </table:table-cell>
        </table:table-row>
        <table:table-row table:style-name="ro1">
          <table:table-cell/>
          <table:table-cell office:value-type="float" office:value="399.98" calcext:value-type="float">
            <text:p>399.98</text:p>
          </table:table-cell>
          <table:table-cell office:value-type="float" office:value="13452.88" calcext:value-type="float">
            <text:p>13452.88</text:p>
          </table:table-cell>
        </table:table-row>
        <table:table-row table:style-name="ro1">
          <table:table-cell/>
          <table:table-cell office:value-type="float" office:value="400.19" calcext:value-type="float">
            <text:p>400.19</text:p>
          </table:table-cell>
          <table:table-cell office:value-type="float" office:value="13640.38" calcext:value-type="float">
            <text:p>13640.38</text:p>
          </table:table-cell>
        </table:table-row>
        <table:table-row table:style-name="ro1">
          <table:table-cell/>
          <table:table-cell office:value-type="float" office:value="400.4" calcext:value-type="float">
            <text:p>400.4</text:p>
          </table:table-cell>
          <table:table-cell office:value-type="float" office:value="19696.91" calcext:value-type="float">
            <text:p>19696.91</text:p>
          </table:table-cell>
        </table:table-row>
        <table:table-row table:style-name="ro1">
          <table:table-cell/>
          <table:table-cell office:value-type="float" office:value="400.62" calcext:value-type="float">
            <text:p>400.62</text:p>
          </table:table-cell>
          <table:table-cell office:value-type="float" office:value="39721.49" calcext:value-type="float">
            <text:p>39721.49</text:p>
          </table:table-cell>
        </table:table-row>
        <table:table-row table:style-name="ro1">
          <table:table-cell/>
          <table:table-cell office:value-type="float" office:value="400.83" calcext:value-type="float">
            <text:p>400.83</text:p>
          </table:table-cell>
          <table:table-cell office:value-type="float" office:value="11217.41" calcext:value-type="float">
            <text:p>11217.41</text:p>
          </table:table-cell>
        </table:table-row>
        <table:table-row table:style-name="ro1">
          <table:table-cell/>
          <table:table-cell office:value-type="float" office:value="401.04" calcext:value-type="float">
            <text:p>401.04</text:p>
          </table:table-cell>
          <table:table-cell office:value-type="float" office:value="15975.98" calcext:value-type="float">
            <text:p>15975.98</text:p>
          </table:table-cell>
        </table:table-row>
        <table:table-row table:style-name="ro1">
          <table:table-cell/>
          <table:table-cell office:value-type="float" office:value="401.25" calcext:value-type="float">
            <text:p>401.25</text:p>
          </table:table-cell>
          <table:table-cell office:value-type="float" office:value="9588.13" calcext:value-type="float">
            <text:p>9588.13</text:p>
          </table:table-cell>
        </table:table-row>
        <table:table-row table:style-name="ro1">
          <table:table-cell/>
          <table:table-cell office:value-type="float" office:value="401.47" calcext:value-type="float">
            <text:p>401.47</text:p>
          </table:table-cell>
          <table:table-cell office:value-type="float" office:value="9233.15" calcext:value-type="float">
            <text:p>9233.15</text:p>
          </table:table-cell>
        </table:table-row>
        <table:table-row table:style-name="ro1">
          <table:table-cell/>
          <table:table-cell office:value-type="float" office:value="401.68" calcext:value-type="float">
            <text:p>401.68</text:p>
          </table:table-cell>
          <table:table-cell office:value-type="float" office:value="17255.73" calcext:value-type="float">
            <text:p>17255.73</text:p>
          </table:table-cell>
        </table:table-row>
        <table:table-row table:style-name="ro1">
          <table:table-cell/>
          <table:table-cell office:value-type="float" office:value="401.89" calcext:value-type="float">
            <text:p>401.89</text:p>
          </table:table-cell>
          <table:table-cell office:value-type="float" office:value="8570.52" calcext:value-type="float">
            <text:p>8570.52</text:p>
          </table:table-cell>
        </table:table-row>
        <table:table-row table:style-name="ro1">
          <table:table-cell/>
          <table:table-cell office:value-type="float" office:value="402.1" calcext:value-type="float">
            <text:p>402.1</text:p>
          </table:table-cell>
          <table:table-cell office:value-type="float" office:value="31840.91" calcext:value-type="float">
            <text:p>31840.91</text:p>
          </table:table-cell>
        </table:table-row>
        <table:table-row table:style-name="ro1">
          <table:table-cell/>
          <table:table-cell office:value-type="float" office:value="402.31" calcext:value-type="float">
            <text:p>402.31</text:p>
          </table:table-cell>
          <table:table-cell office:value-type="float" office:value="8313.84" calcext:value-type="float">
            <text:p>8313.84</text:p>
          </table:table-cell>
        </table:table-row>
        <table:table-row table:style-name="ro1">
          <table:table-cell/>
          <table:table-cell office:value-type="float" office:value="402.53" calcext:value-type="float">
            <text:p>402.53</text:p>
          </table:table-cell>
          <table:table-cell office:value-type="float" office:value="9721.02" calcext:value-type="float">
            <text:p>9721.02</text:p>
          </table:table-cell>
        </table:table-row>
        <table:table-row table:style-name="ro1">
          <table:table-cell/>
          <table:table-cell office:value-type="float" office:value="402.74" calcext:value-type="float">
            <text:p>402.74</text:p>
          </table:table-cell>
          <table:table-cell office:value-type="float" office:value="14090.02" calcext:value-type="float">
            <text:p>14090.02</text:p>
          </table:table-cell>
        </table:table-row>
        <table:table-row table:style-name="ro1">
          <table:table-cell/>
          <table:table-cell office:value-type="float" office:value="402.95" calcext:value-type="float">
            <text:p>402.95</text:p>
          </table:table-cell>
          <table:table-cell office:value-type="float" office:value="8827.2" calcext:value-type="float">
            <text:p>8827.2</text:p>
          </table:table-cell>
        </table:table-row>
        <table:table-row table:style-name="ro1">
          <table:table-cell/>
          <table:table-cell office:value-type="float" office:value="403.16" calcext:value-type="float">
            <text:p>403.16</text:p>
          </table:table-cell>
          <table:table-cell office:value-type="float" office:value="7216.13" calcext:value-type="float">
            <text:p>7216.13</text:p>
          </table:table-cell>
        </table:table-row>
        <table:table-row table:style-name="ro1">
          <table:table-cell/>
          <table:table-cell office:value-type="float" office:value="403.37" calcext:value-type="float">
            <text:p>403.37</text:p>
          </table:table-cell>
          <table:table-cell office:value-type="float" office:value="8075.37" calcext:value-type="float">
            <text:p>8075.37</text:p>
          </table:table-cell>
        </table:table-row>
        <table:table-row table:style-name="ro1">
          <table:table-cell/>
          <table:table-cell office:value-type="float" office:value="403.59" calcext:value-type="float">
            <text:p>403.59</text:p>
          </table:table-cell>
          <table:table-cell office:value-type="float" office:value="15681.07" calcext:value-type="float">
            <text:p>15681.07</text:p>
          </table:table-cell>
        </table:table-row>
        <table:table-row table:style-name="ro1">
          <table:table-cell/>
          <table:table-cell office:value-type="float" office:value="403.8" calcext:value-type="float">
            <text:p>403.8</text:p>
          </table:table-cell>
          <table:table-cell office:value-type="float" office:value="19509.41" calcext:value-type="float">
            <text:p>19509.41</text:p>
          </table:table-cell>
        </table:table-row>
        <table:table-row table:style-name="ro1">
          <table:table-cell/>
          <table:table-cell office:value-type="float" office:value="404.01" calcext:value-type="float">
            <text:p>404.01</text:p>
          </table:table-cell>
          <table:table-cell office:value-type="float" office:value="7176.08" calcext:value-type="float">
            <text:p>7176.08</text:p>
          </table:table-cell>
        </table:table-row>
        <table:table-row table:style-name="ro1">
          <table:table-cell/>
          <table:table-cell office:value-type="float" office:value="404.22" calcext:value-type="float">
            <text:p>404.22</text:p>
          </table:table-cell>
          <table:table-cell office:value-type="float" office:value="13776.91" calcext:value-type="float">
            <text:p>13776.91</text:p>
          </table:table-cell>
        </table:table-row>
        <table:table-row table:style-name="ro1">
          <table:table-cell/>
          <table:table-cell office:value-type="float" office:value="404.43" calcext:value-type="float">
            <text:p>404.43</text:p>
          </table:table-cell>
          <table:table-cell office:value-type="float" office:value="9609.98" calcext:value-type="float">
            <text:p>9609.98</text:p>
          </table:table-cell>
        </table:table-row>
        <table:table-row table:style-name="ro1">
          <table:table-cell/>
          <table:table-cell office:value-type="float" office:value="404.65" calcext:value-type="float">
            <text:p>404.65</text:p>
          </table:table-cell>
          <table:table-cell office:value-type="float" office:value="16500.26" calcext:value-type="float">
            <text:p>16500.26</text:p>
          </table:table-cell>
        </table:table-row>
        <table:table-row table:style-name="ro1">
          <table:table-cell/>
          <table:table-cell office:value-type="float" office:value="404.86" calcext:value-type="float">
            <text:p>404.86</text:p>
          </table:table-cell>
          <table:table-cell office:value-type="float" office:value="10756.84" calcext:value-type="float">
            <text:p>10756.84</text:p>
          </table:table-cell>
        </table:table-row>
        <table:table-row table:style-name="ro1">
          <table:table-cell/>
          <table:table-cell office:value-type="float" office:value="405.07" calcext:value-type="float">
            <text:p>405.07</text:p>
          </table:table-cell>
          <table:table-cell office:value-type="float" office:value="13198.02" calcext:value-type="float">
            <text:p>13198.02</text:p>
          </table:table-cell>
        </table:table-row>
        <table:table-row table:style-name="ro1">
          <table:table-cell/>
          <table:table-cell office:value-type="float" office:value="405.28" calcext:value-type="float">
            <text:p>405.28</text:p>
          </table:table-cell>
          <table:table-cell office:value-type="float" office:value="14761.76" calcext:value-type="float">
            <text:p>14761.76</text:p>
          </table:table-cell>
        </table:table-row>
        <table:table-row table:style-name="ro1">
          <table:table-cell/>
          <table:table-cell office:value-type="float" office:value="405.49" calcext:value-type="float">
            <text:p>405.49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/>
          <table:table-cell office:value-type="float" office:value="405.71" calcext:value-type="float">
            <text:p>405.71</text:p>
          </table:table-cell>
          <table:table-cell office:value-type="float" office:value="10784.15" calcext:value-type="float">
            <text:p>10784.15</text:p>
          </table:table-cell>
        </table:table-row>
        <table:table-row table:style-name="ro1">
          <table:table-cell/>
          <table:table-cell office:value-type="float" office:value="405.92" calcext:value-type="float">
            <text:p>405.92</text:p>
          </table:table-cell>
          <table:table-cell office:value-type="float" office:value="9526.24" calcext:value-type="float">
            <text:p>9526.24</text:p>
          </table:table-cell>
        </table:table-row>
        <table:table-row table:style-name="ro1">
          <table:table-cell/>
          <table:table-cell office:value-type="float" office:value="406.13" calcext:value-type="float">
            <text:p>406.13</text:p>
          </table:table-cell>
          <table:table-cell office:value-type="float" office:value="14876.44" calcext:value-type="float">
            <text:p>14876.44</text:p>
          </table:table-cell>
        </table:table-row>
        <table:table-row table:style-name="ro1">
          <table:table-cell/>
          <table:table-cell office:value-type="float" office:value="406.34" calcext:value-type="float">
            <text:p>406.34</text:p>
          </table:table-cell>
          <table:table-cell office:value-type="float" office:value="14086.38" calcext:value-type="float">
            <text:p>14086.38</text:p>
          </table:table-cell>
        </table:table-row>
        <table:table-row table:style-name="ro1">
          <table:table-cell/>
          <table:table-cell office:value-type="float" office:value="406.55" calcext:value-type="float">
            <text:p>406.55</text:p>
          </table:table-cell>
          <table:table-cell office:value-type="float" office:value="7141.49" calcext:value-type="float">
            <text:p>7141.49</text:p>
          </table:table-cell>
        </table:table-row>
        <table:table-row table:style-name="ro1">
          <table:table-cell/>
          <table:table-cell office:value-type="float" office:value="406.77" calcext:value-type="float">
            <text:p>406.77</text:p>
          </table:table-cell>
          <table:table-cell office:value-type="float" office:value="20903.84" calcext:value-type="float">
            <text:p>20903.84</text:p>
          </table:table-cell>
        </table:table-row>
        <table:table-row table:style-name="ro1">
          <table:table-cell/>
          <table:table-cell office:value-type="float" office:value="406.98" calcext:value-type="float">
            <text:p>406.98</text:p>
          </table:table-cell>
          <table:table-cell office:value-type="float" office:value="10693.13" calcext:value-type="float">
            <text:p>10693.13</text:p>
          </table:table-cell>
        </table:table-row>
        <table:table-row table:style-name="ro1">
          <table:table-cell/>
          <table:table-cell office:value-type="float" office:value="407.19" calcext:value-type="float">
            <text:p>407.19</text:p>
          </table:table-cell>
          <table:table-cell office:value-type="float" office:value="9196.74" calcext:value-type="float">
            <text:p>9196.74</text:p>
          </table:table-cell>
        </table:table-row>
        <table:table-row table:style-name="ro1">
          <table:table-cell/>
          <table:table-cell office:value-type="float" office:value="407.4" calcext:value-type="float">
            <text:p>407.4</text:p>
          </table:table-cell>
          <table:table-cell office:value-type="float" office:value="9346.02" calcext:value-type="float">
            <text:p>9346.02</text:p>
          </table:table-cell>
        </table:table-row>
        <table:table-row table:style-name="ro1">
          <table:table-cell/>
          <table:table-cell office:value-type="float" office:value="407.61" calcext:value-type="float">
            <text:p>407.61</text:p>
          </table:table-cell>
          <table:table-cell office:value-type="float" office:value="18304.29" calcext:value-type="float">
            <text:p>18304.29</text:p>
          </table:table-cell>
        </table:table-row>
        <table:table-row table:style-name="ro1">
          <table:table-cell/>
          <table:table-cell office:value-type="float" office:value="407.83" calcext:value-type="float">
            <text:p>407.83</text:p>
          </table:table-cell>
          <table:table-cell office:value-type="float" office:value="11317.53" calcext:value-type="float">
            <text:p>11317.53</text:p>
          </table:table-cell>
        </table:table-row>
        <table:table-row table:style-name="ro1">
          <table:table-cell/>
          <table:table-cell office:value-type="float" office:value="408.04" calcext:value-type="float">
            <text:p>408.04</text:p>
          </table:table-cell>
          <table:table-cell office:value-type="float" office:value="13829.71" calcext:value-type="float">
            <text:p>13829.71</text:p>
          </table:table-cell>
        </table:table-row>
        <table:table-row table:style-name="ro1">
          <table:table-cell/>
          <table:table-cell office:value-type="float" office:value="408.25" calcext:value-type="float">
            <text:p>408.25</text:p>
          </table:table-cell>
          <table:table-cell office:value-type="float" office:value="14120.97" calcext:value-type="float">
            <text:p>14120.97</text:p>
          </table:table-cell>
        </table:table-row>
        <table:table-row table:style-name="ro1">
          <table:table-cell/>
          <table:table-cell office:value-type="float" office:value="408.46" calcext:value-type="float">
            <text:p>408.46</text:p>
          </table:table-cell>
          <table:table-cell office:value-type="float" office:value="9291.41" calcext:value-type="float">
            <text:p>9291.41</text:p>
          </table:table-cell>
        </table:table-row>
        <table:table-row table:style-name="ro1">
          <table:table-cell/>
          <table:table-cell office:value-type="float" office:value="408.67" calcext:value-type="float">
            <text:p>408.67</text:p>
          </table:table-cell>
          <table:table-cell office:value-type="float" office:value="15255.09" calcext:value-type="float">
            <text:p>15255.09</text:p>
          </table:table-cell>
        </table:table-row>
        <table:table-row table:style-name="ro1">
          <table:table-cell/>
          <table:table-cell office:value-type="float" office:value="408.89" calcext:value-type="float">
            <text:p>408.89</text:p>
          </table:table-cell>
          <table:table-cell office:value-type="float" office:value="13472.9" calcext:value-type="float">
            <text:p>13472.9</text:p>
          </table:table-cell>
        </table:table-row>
        <table:table-row table:style-name="ro1">
          <table:table-cell/>
          <table:table-cell office:value-type="float" office:value="409.1" calcext:value-type="float">
            <text:p>409.1</text:p>
          </table:table-cell>
          <table:table-cell office:value-type="float" office:value="19332.82" calcext:value-type="float">
            <text:p>19332.82</text:p>
          </table:table-cell>
        </table:table-row>
        <table:table-row table:style-name="ro1">
          <table:table-cell/>
          <table:table-cell office:value-type="float" office:value="409.31" calcext:value-type="float">
            <text:p>409.31</text:p>
          </table:table-cell>
          <table:table-cell office:value-type="float" office:value="11343.02" calcext:value-type="float">
            <text:p>11343.02</text:p>
          </table:table-cell>
        </table:table-row>
        <table:table-row table:style-name="ro1">
          <table:table-cell/>
          <table:table-cell office:value-type="float" office:value="409.52" calcext:value-type="float">
            <text:p>409.52</text:p>
          </table:table-cell>
          <table:table-cell office:value-type="float" office:value="16736.91" calcext:value-type="float">
            <text:p>16736.91</text:p>
          </table:table-cell>
        </table:table-row>
        <table:table-row table:style-name="ro1">
          <table:table-cell/>
          <table:table-cell office:value-type="float" office:value="409.73" calcext:value-type="float">
            <text:p>409.73</text:p>
          </table:table-cell>
          <table:table-cell office:value-type="float" office:value="16607.66" calcext:value-type="float">
            <text:p>16607.66</text:p>
          </table:table-cell>
        </table:table-row>
        <table:table-row table:style-name="ro1">
          <table:table-cell/>
          <table:table-cell office:value-type="float" office:value="409.94" calcext:value-type="float">
            <text:p>409.94</text:p>
          </table:table-cell>
          <table:table-cell office:value-type="float" office:value="14100.95" calcext:value-type="float">
            <text:p>14100.95</text:p>
          </table:table-cell>
        </table:table-row>
        <table:table-row table:style-name="ro1">
          <table:table-cell/>
          <table:table-cell office:value-type="float" office:value="410.16" calcext:value-type="float">
            <text:p>410.16</text:p>
          </table:table-cell>
          <table:table-cell office:value-type="float" office:value="10653.08" calcext:value-type="float">
            <text:p>10653.08</text:p>
          </table:table-cell>
        </table:table-row>
        <table:table-row table:style-name="ro1">
          <table:table-cell/>
          <table:table-cell office:value-type="float" office:value="410.37" calcext:value-type="float">
            <text:p>410.37</text:p>
          </table:table-cell>
          <table:table-cell office:value-type="float" office:value="11151.87" calcext:value-type="float">
            <text:p>11151.87</text:p>
          </table:table-cell>
        </table:table-row>
        <table:table-row table:style-name="ro1">
          <table:table-cell/>
          <table:table-cell office:value-type="float" office:value="410.58" calcext:value-type="float">
            <text:p>410.58</text:p>
          </table:table-cell>
          <table:table-cell office:value-type="float" office:value="12418.88" calcext:value-type="float">
            <text:p>12418.88</text:p>
          </table:table-cell>
        </table:table-row>
        <table:table-row table:style-name="ro1">
          <table:table-cell/>
          <table:table-cell office:value-type="float" office:value="410.79" calcext:value-type="float">
            <text:p>410.79</text:p>
          </table:table-cell>
          <table:table-cell office:value-type="float" office:value="18775.78" calcext:value-type="float">
            <text:p>18775.78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1272.02" calcext:value-type="float">
            <text:p>11272.02</text:p>
          </table:table-cell>
        </table:table-row>
        <table:table-row table:style-name="ro1">
          <table:table-cell/>
          <table:table-cell office:value-type="float" office:value="411.21" calcext:value-type="float">
            <text:p>411.21</text:p>
          </table:table-cell>
          <table:table-cell office:value-type="float" office:value="12406.14" calcext:value-type="float">
            <text:p>12406.14</text:p>
          </table:table-cell>
        </table:table-row>
        <table:table-row table:style-name="ro1">
          <table:table-cell/>
          <table:table-cell office:value-type="float" office:value="411.43" calcext:value-type="float">
            <text:p>411.43</text:p>
          </table:table-cell>
          <table:table-cell office:value-type="float" office:value="11727.12" calcext:value-type="float">
            <text:p>11727.12</text:p>
          </table:table-cell>
        </table:table-row>
        <table:table-row table:style-name="ro1">
          <table:table-cell/>
          <table:table-cell office:value-type="float" office:value="411.64" calcext:value-type="float">
            <text:p>411.64</text:p>
          </table:table-cell>
          <table:table-cell office:value-type="float" office:value="10898.83" calcext:value-type="float">
            <text:p>10898.83</text:p>
          </table:table-cell>
        </table:table-row>
        <table:table-row table:style-name="ro1">
          <table:table-cell/>
          <table:table-cell office:value-type="float" office:value="411.85" calcext:value-type="float">
            <text:p>411.85</text:p>
          </table:table-cell>
          <table:table-cell office:value-type="float" office:value="21282.49" calcext:value-type="float">
            <text:p>21282.49</text:p>
          </table:table-cell>
        </table:table-row>
        <table:table-row table:style-name="ro1">
          <table:table-cell/>
          <table:table-cell office:value-type="float" office:value="412.06" calcext:value-type="float">
            <text:p>412.06</text:p>
          </table:table-cell>
          <table:table-cell office:value-type="float" office:value="7764.08" calcext:value-type="float">
            <text:p>7764.08</text:p>
          </table:table-cell>
        </table:table-row>
        <table:table-row table:style-name="ro1">
          <table:table-cell/>
          <table:table-cell office:value-type="float" office:value="412.27" calcext:value-type="float">
            <text:p>412.27</text:p>
          </table:table-cell>
          <table:table-cell office:value-type="float" office:value="23457.89" calcext:value-type="float">
            <text:p>23457.89</text:p>
          </table:table-cell>
        </table:table-row>
        <table:table-row table:style-name="ro1">
          <table:table-cell/>
          <table:table-cell office:value-type="float" office:value="412.49" calcext:value-type="float">
            <text:p>412.49</text:p>
          </table:table-cell>
          <table:table-cell office:value-type="float" office:value="13256.27" calcext:value-type="float">
            <text:p>13256.27</text:p>
          </table:table-cell>
        </table:table-row>
        <table:table-row table:style-name="ro1">
          <table:table-cell/>
          <table:table-cell office:value-type="float" office:value="412.7" calcext:value-type="float">
            <text:p>412.7</text:p>
          </table:table-cell>
          <table:table-cell office:value-type="float" office:value="13227.15" calcext:value-type="float">
            <text:p>13227.15</text:p>
          </table:table-cell>
        </table:table-row>
        <table:table-row table:style-name="ro1">
          <table:table-cell/>
          <table:table-cell office:value-type="float" office:value="412.91" calcext:value-type="float">
            <text:p>412.91</text:p>
          </table:table-cell>
          <table:table-cell office:value-type="float" office:value="11650.67" calcext:value-type="float">
            <text:p>11650.67</text:p>
          </table:table-cell>
        </table:table-row>
        <table:table-row table:style-name="ro1">
          <table:table-cell/>
          <table:table-cell office:value-type="float" office:value="413.12" calcext:value-type="float">
            <text:p>413.12</text:p>
          </table:table-cell>
          <table:table-cell office:value-type="float" office:value="11284.76" calcext:value-type="float">
            <text:p>11284.76</text:p>
          </table:table-cell>
        </table:table-row>
        <table:table-row table:style-name="ro1">
          <table:table-cell/>
          <table:table-cell office:value-type="float" office:value="413.33" calcext:value-type="float">
            <text:p>413.33</text:p>
          </table:table-cell>
          <table:table-cell office:value-type="float" office:value="15195.02" calcext:value-type="float">
            <text:p>15195.02</text:p>
          </table:table-cell>
        </table:table-row>
        <table:table-row table:style-name="ro1">
          <table:table-cell/>
          <table:table-cell office:value-type="float" office:value="413.54" calcext:value-type="float">
            <text:p>413.54</text:p>
          </table:table-cell>
          <table:table-cell office:value-type="float" office:value="12311.48" calcext:value-type="float">
            <text:p>12311.48</text:p>
          </table:table-cell>
        </table:table-row>
        <table:table-row table:style-name="ro1">
          <table:table-cell/>
          <table:table-cell office:value-type="float" office:value="413.75" calcext:value-type="float">
            <text:p>413.75</text:p>
          </table:table-cell>
          <table:table-cell office:value-type="float" office:value="8561.42" calcext:value-type="float">
            <text:p>8561.42</text:p>
          </table:table-cell>
        </table:table-row>
        <table:table-row table:style-name="ro1">
          <table:table-cell/>
          <table:table-cell office:value-type="float" office:value="413.97" calcext:value-type="float">
            <text:p>413.97</text:p>
          </table:table-cell>
          <table:table-cell office:value-type="float" office:value="7208.85" calcext:value-type="float">
            <text:p>7208.85</text:p>
          </table:table-cell>
        </table:table-row>
        <table:table-row table:style-name="ro1">
          <table:table-cell/>
          <table:table-cell office:value-type="float" office:value="414.18" calcext:value-type="float">
            <text:p>414.18</text:p>
          </table:table-cell>
          <table:table-cell office:value-type="float" office:value="12276.89" calcext:value-type="float">
            <text:p>12276.89</text:p>
          </table:table-cell>
        </table:table-row>
        <table:table-row table:style-name="ro1">
          <table:table-cell/>
          <table:table-cell office:value-type="float" office:value="414.39" calcext:value-type="float">
            <text:p>414.39</text:p>
          </table:table-cell>
          <table:table-cell office:value-type="float" office:value="43520.7" calcext:value-type="float">
            <text:p>43520.7</text:p>
          </table:table-cell>
        </table:table-row>
        <table:table-row table:style-name="ro1">
          <table:table-cell/>
          <table:table-cell office:value-type="float" office:value="414.6" calcext:value-type="float">
            <text:p>414.6</text:p>
          </table:table-cell>
          <table:table-cell office:value-type="float" office:value="13654.95" calcext:value-type="float">
            <text:p>13654.95</text:p>
          </table:table-cell>
        </table:table-row>
        <table:table-row table:style-name="ro1">
          <table:table-cell/>
          <table:table-cell office:value-type="float" office:value="414.81" calcext:value-type="float">
            <text:p>414.81</text:p>
          </table:table-cell>
          <table:table-cell office:value-type="float" office:value="7012.24" calcext:value-type="float">
            <text:p>7012.24</text:p>
          </table:table-cell>
        </table:table-row>
        <table:table-row table:style-name="ro1">
          <table:table-cell/>
          <table:table-cell office:value-type="float" office:value="415.02" calcext:value-type="float">
            <text:p>415.02</text:p>
          </table:table-cell>
          <table:table-cell office:value-type="float" office:value="18388.03" calcext:value-type="float">
            <text:p>18388.03</text:p>
          </table:table-cell>
        </table:table-row>
        <table:table-row table:style-name="ro1">
          <table:table-cell/>
          <table:table-cell office:value-type="float" office:value="415.24" calcext:value-type="float">
            <text:p>415.24</text:p>
          </table:table-cell>
          <table:table-cell office:value-type="float" office:value="14692.58" calcext:value-type="float">
            <text:p>14692.58</text:p>
          </table:table-cell>
        </table:table-row>
        <table:table-row table:style-name="ro1">
          <table:table-cell/>
          <table:table-cell office:value-type="float" office:value="415.45" calcext:value-type="float">
            <text:p>415.45</text:p>
          </table:table-cell>
          <table:table-cell office:value-type="float" office:value="10434.63" calcext:value-type="float">
            <text:p>10434.63</text:p>
          </table:table-cell>
        </table:table-row>
        <table:table-row table:style-name="ro1">
          <table:table-cell/>
          <table:table-cell office:value-type="float" office:value="415.66" calcext:value-type="float">
            <text:p>415.66</text:p>
          </table:table-cell>
          <table:table-cell office:value-type="float" office:value="20221.19" calcext:value-type="float">
            <text:p>20221.19</text:p>
          </table:table-cell>
        </table:table-row>
        <table:table-row table:style-name="ro1">
          <table:table-cell/>
          <table:table-cell office:value-type="float" office:value="415.87" calcext:value-type="float">
            <text:p>415.87</text:p>
          </table:table-cell>
          <table:table-cell office:value-type="float" office:value="7066.86" calcext:value-type="float">
            <text:p>7066.86</text:p>
          </table:table-cell>
        </table:table-row>
        <table:table-row table:style-name="ro1">
          <table:table-cell/>
          <table:table-cell office:value-type="float" office:value="416.08" calcext:value-type="float">
            <text:p>416.08</text:p>
          </table:table-cell>
          <table:table-cell office:value-type="float" office:value="8566.88" calcext:value-type="float">
            <text:p>8566.88</text:p>
          </table:table-cell>
        </table:table-row>
        <table:table-row table:style-name="ro1">
          <table:table-cell/>
          <table:table-cell office:value-type="float" office:value="416.29" calcext:value-type="float">
            <text:p>416.29</text:p>
          </table:table-cell>
          <table:table-cell office:value-type="float" office:value="17197.48" calcext:value-type="float">
            <text:p>17197.48</text:p>
          </table:table-cell>
        </table:table-row>
        <table:table-row table:style-name="ro1">
          <table:table-cell/>
          <table:table-cell office:value-type="float" office:value="416.5" calcext:value-type="float">
            <text:p>416.5</text:p>
          </table:table-cell>
          <table:table-cell office:value-type="float" office:value="15795.76" calcext:value-type="float">
            <text:p>15795.76</text:p>
          </table:table-cell>
        </table:table-row>
        <table:table-row table:style-name="ro1">
          <table:table-cell/>
          <table:table-cell office:value-type="float" office:value="416.72" calcext:value-type="float">
            <text:p>416.72</text:p>
          </table:table-cell>
          <table:table-cell office:value-type="float" office:value="36932.61" calcext:value-type="float">
            <text:p>36932.61</text:p>
          </table:table-cell>
        </table:table-row>
        <table:table-row table:style-name="ro1">
          <table:table-cell/>
          <table:table-cell office:value-type="float" office:value="416.93" calcext:value-type="float">
            <text:p>416.93</text:p>
          </table:table-cell>
          <table:table-cell office:value-type="float" office:value="14026.31" calcext:value-type="float">
            <text:p>14026.31</text:p>
          </table:table-cell>
        </table:table-row>
        <table:table-row table:style-name="ro1">
          <table:table-cell/>
          <table:table-cell office:value-type="float" office:value="417.14" calcext:value-type="float">
            <text:p>417.14</text:p>
          </table:table-cell>
          <table:table-cell office:value-type="float" office:value="10882.45" calcext:value-type="float">
            <text:p>10882.45</text:p>
          </table:table-cell>
        </table:table-row>
        <table:table-row table:style-name="ro1">
          <table:table-cell/>
          <table:table-cell office:value-type="float" office:value="417.35" calcext:value-type="float">
            <text:p>417.35</text:p>
          </table:table-cell>
          <table:table-cell office:value-type="float" office:value="10032.32" calcext:value-type="float">
            <text:p>10032.32</text:p>
          </table:table-cell>
        </table:table-row>
        <table:table-row table:style-name="ro1">
          <table:table-cell/>
          <table:table-cell office:value-type="float" office:value="417.56" calcext:value-type="float">
            <text:p>417.56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/>
          <table:table-cell office:value-type="float" office:value="417.77" calcext:value-type="float">
            <text:p>417.77</text:p>
          </table:table-cell>
          <table:table-cell office:value-type="float" office:value="13336.37" calcext:value-type="float">
            <text:p>13336.37</text:p>
          </table:table-cell>
        </table:table-row>
        <table:table-row table:style-name="ro1">
          <table:table-cell/>
          <table:table-cell office:value-type="float" office:value="417.98" calcext:value-type="float">
            <text:p>417.98</text:p>
          </table:table-cell>
          <table:table-cell office:value-type="float" office:value="12054.8" calcext:value-type="float">
            <text:p>12054.8</text:p>
          </table:table-cell>
        </table:table-row>
        <table:table-row table:style-name="ro1">
          <table:table-cell/>
          <table:table-cell office:value-type="float" office:value="418.2" calcext:value-type="float">
            <text:p>418.2</text:p>
          </table:table-cell>
          <table:table-cell office:value-type="float" office:value="22192.7" calcext:value-type="float">
            <text:p>22192.7</text:p>
          </table:table-cell>
        </table:table-row>
        <table:table-row table:style-name="ro1">
          <table:table-cell/>
          <table:table-cell office:value-type="float" office:value="418.41" calcext:value-type="float">
            <text:p>418.41</text:p>
          </table:table-cell>
          <table:table-cell office:value-type="float" office:value="12215" calcext:value-type="float">
            <text:p>12215</text:p>
          </table:table-cell>
        </table:table-row>
        <table:table-row table:style-name="ro1">
          <table:table-cell/>
          <table:table-cell office:value-type="float" office:value="418.62" calcext:value-type="float">
            <text:p>418.62</text:p>
          </table:table-cell>
          <table:table-cell office:value-type="float" office:value="15888.6" calcext:value-type="float">
            <text:p>15888.6</text:p>
          </table:table-cell>
        </table:table-row>
        <table:table-row table:style-name="ro1">
          <table:table-cell/>
          <table:table-cell office:value-type="float" office:value="418.83" calcext:value-type="float">
            <text:p>418.83</text:p>
          </table:table-cell>
          <table:table-cell office:value-type="float" office:value="23663.6" calcext:value-type="float">
            <text:p>23663.6</text:p>
          </table:table-cell>
        </table:table-row>
        <table:table-row table:style-name="ro1">
          <table:table-cell/>
          <table:table-cell office:value-type="float" office:value="419.04" calcext:value-type="float">
            <text:p>419.04</text:p>
          </table:table-cell>
          <table:table-cell office:value-type="float" office:value="16183.5" calcext:value-type="float">
            <text:p>16183.5</text:p>
          </table:table-cell>
        </table:table-row>
        <table:table-row table:style-name="ro1">
          <table:table-cell/>
          <table:table-cell office:value-type="float" office:value="419.25" calcext:value-type="float">
            <text:p>419.25</text:p>
          </table:table-cell>
          <table:table-cell office:value-type="float" office:value="7618.44" calcext:value-type="float">
            <text:p>7618.44</text:p>
          </table:table-cell>
        </table:table-row>
        <table:table-row table:style-name="ro1">
          <table:table-cell/>
          <table:table-cell office:value-type="float" office:value="419.46" calcext:value-type="float">
            <text:p>419.46</text:p>
          </table:table-cell>
          <table:table-cell office:value-type="float" office:value="8415.79" calcext:value-type="float">
            <text:p>8415.79</text:p>
          </table:table-cell>
        </table:table-row>
        <table:table-row table:style-name="ro1">
          <table:table-cell/>
          <table:table-cell office:value-type="float" office:value="419.68" calcext:value-type="float">
            <text:p>419.68</text:p>
          </table:table-cell>
          <table:table-cell office:value-type="float" office:value="11759.89" calcext:value-type="float">
            <text:p>11759.89</text:p>
          </table:table-cell>
        </table:table-row>
        <table:table-row table:style-name="ro1">
          <table:table-cell/>
          <table:table-cell office:value-type="float" office:value="419.89" calcext:value-type="float">
            <text:p>419.89</text:p>
          </table:table-cell>
          <table:table-cell office:value-type="float" office:value="14820.01" calcext:value-type="float">
            <text:p>14820.01</text:p>
          </table:table-cell>
        </table:table-row>
        <table:table-row table:style-name="ro1">
          <table:table-cell/>
          <table:table-cell office:value-type="float" office:value="420.1" calcext:value-type="float">
            <text:p>420.1</text:p>
          </table:table-cell>
          <table:table-cell office:value-type="float" office:value="11701.64" calcext:value-type="float">
            <text:p>11701.64</text:p>
          </table:table-cell>
        </table:table-row>
        <table:table-row table:style-name="ro1">
          <table:table-cell/>
          <table:table-cell office:value-type="float" office:value="420.31" calcext:value-type="float">
            <text:p>420.31</text:p>
          </table:table-cell>
          <table:table-cell office:value-type="float" office:value="6751.93" calcext:value-type="float">
            <text:p>6751.93</text:p>
          </table:table-cell>
        </table:table-row>
        <table:table-row table:style-name="ro1">
          <table:table-cell/>
          <table:table-cell office:value-type="float" office:value="420.52" calcext:value-type="float">
            <text:p>420.52</text:p>
          </table:table-cell>
          <table:table-cell office:value-type="float" office:value="9491.65" calcext:value-type="float">
            <text:p>9491.65</text:p>
          </table:table-cell>
        </table:table-row>
        <table:table-row table:style-name="ro1">
          <table:table-cell/>
          <table:table-cell office:value-type="float" office:value="420.73" calcext:value-type="float">
            <text:p>420.73</text:p>
          </table:table-cell>
          <table:table-cell office:value-type="float" office:value="11885.5" calcext:value-type="float">
            <text:p>11885.5</text:p>
          </table:table-cell>
        </table:table-row>
        <table:table-row table:style-name="ro1">
          <table:table-cell/>
          <table:table-cell office:value-type="float" office:value="420.94" calcext:value-type="float">
            <text:p>420.94</text:p>
          </table:table-cell>
          <table:table-cell office:value-type="float" office:value="7562.01" calcext:value-type="float">
            <text:p>7562.01</text:p>
          </table:table-cell>
        </table:table-row>
        <table:table-row table:style-name="ro1">
          <table:table-cell/>
          <table:table-cell office:value-type="float" office:value="421.15" calcext:value-type="float">
            <text:p>421.15</text:p>
          </table:table-cell>
          <table:table-cell office:value-type="float" office:value="23592.6" calcext:value-type="float">
            <text:p>23592.6</text:p>
          </table:table-cell>
        </table:table-row>
        <table:table-row table:style-name="ro1">
          <table:table-cell/>
          <table:table-cell office:value-type="float" office:value="421.37" calcext:value-type="float">
            <text:p>421.37</text:p>
          </table:table-cell>
          <table:table-cell office:value-type="float" office:value="13150.69" calcext:value-type="float">
            <text:p>13150.69</text:p>
          </table:table-cell>
        </table:table-row>
        <table:table-row table:style-name="ro1">
          <table:table-cell/>
          <table:table-cell office:value-type="float" office:value="421.58" calcext:value-type="float">
            <text:p>421.58</text:p>
          </table:table-cell>
          <table:table-cell office:value-type="float" office:value="10818.74" calcext:value-type="float">
            <text:p>10818.74</text:p>
          </table:table-cell>
        </table:table-row>
        <table:table-row table:style-name="ro1">
          <table:table-cell/>
          <table:table-cell office:value-type="float" office:value="421.79" calcext:value-type="float">
            <text:p>421.79</text:p>
          </table:table-cell>
          <table:table-cell office:value-type="float" office:value="10551.14" calcext:value-type="float">
            <text:p>10551.14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31378.52" calcext:value-type="float">
            <text:p>31378.52</text:p>
          </table:table-cell>
        </table:table-row>
        <table:table-row table:style-name="ro1">
          <table:table-cell/>
          <table:table-cell office:value-type="float" office:value="422.21" calcext:value-type="float">
            <text:p>422.21</text:p>
          </table:table-cell>
          <table:table-cell office:value-type="float" office:value="10396.4" calcext:value-type="float">
            <text:p>10396.4</text:p>
          </table:table-cell>
        </table:table-row>
        <table:table-row table:style-name="ro1">
          <table:table-cell/>
          <table:table-cell office:value-type="float" office:value="422.42" calcext:value-type="float">
            <text:p>422.42</text:p>
          </table:table-cell>
          <table:table-cell office:value-type="float" office:value="14490.52" calcext:value-type="float">
            <text:p>14490.52</text:p>
          </table:table-cell>
        </table:table-row>
        <table:table-row table:style-name="ro1">
          <table:table-cell/>
          <table:table-cell office:value-type="float" office:value="422.63" calcext:value-type="float">
            <text:p>422.63</text:p>
          </table:table-cell>
          <table:table-cell office:value-type="float" office:value="13982.62" calcext:value-type="float">
            <text:p>13982.62</text:p>
          </table:table-cell>
        </table:table-row>
        <table:table-row table:style-name="ro1">
          <table:table-cell/>
          <table:table-cell office:value-type="float" office:value="422.84" calcext:value-type="float">
            <text:p>422.84</text:p>
          </table:table-cell>
          <table:table-cell office:value-type="float" office:value="11018.98" calcext:value-type="float">
            <text:p>11018.98</text:p>
          </table:table-cell>
        </table:table-row>
        <table:table-row table:style-name="ro1">
          <table:table-cell/>
          <table:table-cell office:value-type="float" office:value="423.06" calcext:value-type="float">
            <text:p>423.06</text:p>
          </table:table-cell>
          <table:table-cell office:value-type="float" office:value="8752.56" calcext:value-type="float">
            <text:p>8752.56</text:p>
          </table:table-cell>
        </table:table-row>
        <table:table-row table:style-name="ro1">
          <table:table-cell/>
          <table:table-cell office:value-type="float" office:value="423.27" calcext:value-type="float">
            <text:p>423.27</text:p>
          </table:table-cell>
          <table:table-cell office:value-type="float" office:value="19327.36" calcext:value-type="float">
            <text:p>19327.36</text:p>
          </table:table-cell>
        </table:table-row>
        <table:table-row table:style-name="ro1">
          <table:table-cell/>
          <table:table-cell office:value-type="float" office:value="423.48" calcext:value-type="float">
            <text:p>423.48</text:p>
          </table:table-cell>
          <table:table-cell office:value-type="float" office:value="16310.93" calcext:value-type="float">
            <text:p>16310.93</text:p>
          </table:table-cell>
        </table:table-row>
        <table:table-row table:style-name="ro1">
          <table:table-cell/>
          <table:table-cell office:value-type="float" office:value="423.69" calcext:value-type="float">
            <text:p>423.69</text:p>
          </table:table-cell>
          <table:table-cell office:value-type="float" office:value="12853.96" calcext:value-type="float">
            <text:p>12853.96</text:p>
          </table:table-cell>
        </table:table-row>
        <table:table-row table:style-name="ro1">
          <table:table-cell/>
          <table:table-cell office:value-type="float" office:value="423.9" calcext:value-type="float">
            <text:p>423.9</text:p>
          </table:table-cell>
          <table:table-cell office:value-type="float" office:value="18222.37" calcext:value-type="float">
            <text:p>18222.37</text:p>
          </table:table-cell>
        </table:table-row>
        <table:table-row table:style-name="ro1">
          <table:table-cell/>
          <table:table-cell office:value-type="float" office:value="424.11" calcext:value-type="float">
            <text:p>424.11</text:p>
          </table:table-cell>
          <table:table-cell office:value-type="float" office:value="9509.86" calcext:value-type="float">
            <text:p>9509.86</text:p>
          </table:table-cell>
        </table:table-row>
        <table:table-row table:style-name="ro1">
          <table:table-cell/>
          <table:table-cell office:value-type="float" office:value="424.32" calcext:value-type="float">
            <text:p>424.32</text:p>
          </table:table-cell>
          <table:table-cell office:value-type="float" office:value="10325.4" calcext:value-type="float">
            <text:p>10325.4</text:p>
          </table:table-cell>
        </table:table-row>
        <table:table-row table:style-name="ro1">
          <table:table-cell/>
          <table:table-cell office:value-type="float" office:value="424.53" calcext:value-type="float">
            <text:p>424.53</text:p>
          </table:table-cell>
          <table:table-cell office:value-type="float" office:value="14170.12" calcext:value-type="float">
            <text:p>14170.12</text:p>
          </table:table-cell>
        </table:table-row>
        <table:table-row table:style-name="ro1">
          <table:table-cell/>
          <table:table-cell office:value-type="float" office:value="424.74" calcext:value-type="float">
            <text:p>424.74</text:p>
          </table:table-cell>
          <table:table-cell office:value-type="float" office:value="17332.19" calcext:value-type="float">
            <text:p>17332.19</text:p>
          </table:table-cell>
        </table:table-row>
        <table:table-row table:style-name="ro1">
          <table:table-cell/>
          <table:table-cell office:value-type="float" office:value="424.96" calcext:value-type="float">
            <text:p>424.96</text:p>
          </table:table-cell>
          <table:table-cell office:value-type="float" office:value="40952.09" calcext:value-type="float">
            <text:p>40952.09</text:p>
          </table:table-cell>
        </table:table-row>
        <table:table-row table:style-name="ro1">
          <table:table-cell/>
          <table:table-cell office:value-type="float" office:value="425.17" calcext:value-type="float">
            <text:p>425.17</text:p>
          </table:table-cell>
          <table:table-cell office:value-type="float" office:value="11601.52" calcext:value-type="float">
            <text:p>11601.52</text:p>
          </table:table-cell>
        </table:table-row>
        <table:table-row table:style-name="ro1">
          <table:table-cell/>
          <table:table-cell office:value-type="float" office:value="425.38" calcext:value-type="float">
            <text:p>425.38</text:p>
          </table:table-cell>
          <table:table-cell office:value-type="float" office:value="12586.36" calcext:value-type="float">
            <text:p>12586.36</text:p>
          </table:table-cell>
        </table:table-row>
        <table:table-row table:style-name="ro1">
          <table:table-cell/>
          <table:table-cell office:value-type="float" office:value="425.59" calcext:value-type="float">
            <text:p>425.59</text:p>
          </table:table-cell>
          <table:table-cell office:value-type="float" office:value="10631.23" calcext:value-type="float">
            <text:p>10631.23</text:p>
          </table:table-cell>
        </table:table-row>
        <table:table-row table:style-name="ro1">
          <table:table-cell/>
          <table:table-cell office:value-type="float" office:value="425.8" calcext:value-type="float">
            <text:p>425.8</text:p>
          </table:table-cell>
          <table:table-cell office:value-type="float" office:value="17173.81" calcext:value-type="float">
            <text:p>17173.81</text:p>
          </table:table-cell>
        </table:table-row>
        <table:table-row table:style-name="ro1">
          <table:table-cell/>
          <table:table-cell office:value-type="float" office:value="426.01" calcext:value-type="float">
            <text:p>426.01</text:p>
          </table:table-cell>
          <table:table-cell office:value-type="float" office:value="8009.83" calcext:value-type="float">
            <text:p>8009.83</text:p>
          </table:table-cell>
        </table:table-row>
        <table:table-row table:style-name="ro1">
          <table:table-cell/>
          <table:table-cell office:value-type="float" office:value="426.22" calcext:value-type="float">
            <text:p>426.22</text:p>
          </table:table-cell>
          <table:table-cell office:value-type="float" office:value="12777.5" calcext:value-type="float">
            <text:p>12777.5</text:p>
          </table:table-cell>
        </table:table-row>
        <table:table-row table:style-name="ro1">
          <table:table-cell/>
          <table:table-cell office:value-type="float" office:value="426.43" calcext:value-type="float">
            <text:p>426.43</text:p>
          </table:table-cell>
          <table:table-cell office:value-type="float" office:value="18267.88" calcext:value-type="float">
            <text:p>18267.88</text:p>
          </table:table-cell>
        </table:table-row>
        <table:table-row table:style-name="ro1">
          <table:table-cell/>
          <table:table-cell office:value-type="float" office:value="426.64" calcext:value-type="float">
            <text:p>426.64</text:p>
          </table:table-cell>
          <table:table-cell office:value-type="float" office:value="7438.22" calcext:value-type="float">
            <text:p>7438.22</text:p>
          </table:table-cell>
        </table:table-row>
        <table:table-row table:style-name="ro1">
          <table:table-cell/>
          <table:table-cell office:value-type="float" office:value="426.85" calcext:value-type="float">
            <text:p>426.85</text:p>
          </table:table-cell>
          <table:table-cell office:value-type="float" office:value="9662.77" calcext:value-type="float">
            <text:p>9662.77</text:p>
          </table:table-cell>
        </table:table-row>
        <table:table-row table:style-name="ro1">
          <table:table-cell/>
          <table:table-cell office:value-type="float" office:value="427.07" calcext:value-type="float">
            <text:p>427.07</text:p>
          </table:table-cell>
          <table:table-cell office:value-type="float" office:value="10414.6" calcext:value-type="float">
            <text:p>10414.6</text:p>
          </table:table-cell>
        </table:table-row>
        <table:table-row table:style-name="ro1">
          <table:table-cell/>
          <table:table-cell office:value-type="float" office:value="427.28" calcext:value-type="float">
            <text:p>427.28</text:p>
          </table:table-cell>
          <table:table-cell office:value-type="float" office:value="24590.19" calcext:value-type="float">
            <text:p>24590.19</text:p>
          </table:table-cell>
        </table:table-row>
        <table:table-row table:style-name="ro1">
          <table:table-cell/>
          <table:table-cell office:value-type="float" office:value="427.49" calcext:value-type="float">
            <text:p>427.49</text:p>
          </table:table-cell>
          <table:table-cell office:value-type="float" office:value="14756.3" calcext:value-type="float">
            <text:p>14756.3</text:p>
          </table:table-cell>
        </table:table-row>
        <table:table-row table:style-name="ro1">
          <table:table-cell/>
          <table:table-cell office:value-type="float" office:value="427.7" calcext:value-type="float">
            <text:p>427.7</text:p>
          </table:table-cell>
          <table:table-cell office:value-type="float" office:value="6926.69" calcext:value-type="float">
            <text:p>6926.69</text:p>
          </table:table-cell>
        </table:table-row>
        <table:table-row table:style-name="ro1">
          <table:table-cell/>
          <table:table-cell office:value-type="float" office:value="427.91" calcext:value-type="float">
            <text:p>427.91</text:p>
          </table:table-cell>
          <table:table-cell office:value-type="float" office:value="11175.54" calcext:value-type="float">
            <text:p>11175.54</text:p>
          </table:table-cell>
        </table:table-row>
        <table:table-row table:style-name="ro1">
          <table:table-cell/>
          <table:table-cell office:value-type="float" office:value="428.12" calcext:value-type="float">
            <text:p>428.12</text:p>
          </table:table-cell>
          <table:table-cell office:value-type="float" office:value="13316.35" calcext:value-type="float">
            <text:p>13316.35</text:p>
          </table:table-cell>
        </table:table-row>
        <table:table-row table:style-name="ro1">
          <table:table-cell/>
          <table:table-cell office:value-type="float" office:value="428.33" calcext:value-type="float">
            <text:p>428.33</text:p>
          </table:table-cell>
          <table:table-cell office:value-type="float" office:value="13416.47" calcext:value-type="float">
            <text:p>13416.47</text:p>
          </table:table-cell>
        </table:table-row>
        <table:table-row table:style-name="ro1">
          <table:table-cell/>
          <table:table-cell office:value-type="float" office:value="428.54" calcext:value-type="float">
            <text:p>428.54</text:p>
          </table:table-cell>
          <table:table-cell office:value-type="float" office:value="15659.22" calcext:value-type="float">
            <text:p>15659.22</text:p>
          </table:table-cell>
        </table:table-row>
        <table:table-row table:style-name="ro1">
          <table:table-cell/>
          <table:table-cell office:value-type="float" office:value="428.75" calcext:value-type="float">
            <text:p>428.75</text:p>
          </table:table-cell>
          <table:table-cell office:value-type="float" office:value="22112.6" calcext:value-type="float">
            <text:p>22112.6</text:p>
          </table:table-cell>
        </table:table-row>
        <table:table-row table:style-name="ro1">
          <table:table-cell/>
          <table:table-cell office:value-type="float" office:value="428.96" calcext:value-type="float">
            <text:p>428.96</text:p>
          </table:table-cell>
          <table:table-cell office:value-type="float" office:value="16567.61" calcext:value-type="float">
            <text:p>16567.61</text:p>
          </table:table-cell>
        </table:table-row>
        <table:table-row table:style-name="ro1">
          <table:table-cell/>
          <table:table-cell office:value-type="float" office:value="429.17" calcext:value-type="float">
            <text:p>429.17</text:p>
          </table:table-cell>
          <table:table-cell office:value-type="float" office:value="14290.27" calcext:value-type="float">
            <text:p>14290.27</text:p>
          </table:table-cell>
        </table:table-row>
        <table:table-row table:style-name="ro1">
          <table:table-cell/>
          <table:table-cell office:value-type="float" office:value="429.38" calcext:value-type="float">
            <text:p>429.38</text:p>
          </table:table-cell>
          <table:table-cell office:value-type="float" office:value="12448.01" calcext:value-type="float">
            <text:p>12448.01</text:p>
          </table:table-cell>
        </table:table-row>
        <table:table-row table:style-name="ro1">
          <table:table-cell/>
          <table:table-cell office:value-type="float" office:value="429.6" calcext:value-type="float">
            <text:p>429.6</text:p>
          </table:table-cell>
          <table:table-cell office:value-type="float" office:value="15604.61" calcext:value-type="float">
            <text:p>15604.61</text:p>
          </table:table-cell>
        </table:table-row>
        <table:table-row table:style-name="ro1">
          <table:table-cell/>
          <table:table-cell office:value-type="float" office:value="429.81" calcext:value-type="float">
            <text:p>429.81</text:p>
          </table:table-cell>
          <table:table-cell office:value-type="float" office:value="9522.6" calcext:value-type="float">
            <text:p>9522.6</text:p>
          </table:table-cell>
        </table:table-row>
        <table:table-row table:style-name="ro1">
          <table:table-cell/>
          <table:table-cell office:value-type="float" office:value="430.02" calcext:value-type="float">
            <text:p>430.02</text:p>
          </table:table-cell>
          <table:table-cell office:value-type="float" office:value="10716.79" calcext:value-type="float">
            <text:p>10716.79</text:p>
          </table:table-cell>
        </table:table-row>
        <table:table-row table:style-name="ro1">
          <table:table-cell/>
          <table:table-cell office:value-type="float" office:value="430.23" calcext:value-type="float">
            <text:p>430.23</text:p>
          </table:table-cell>
          <table:table-cell office:value-type="float" office:value="15018.44" calcext:value-type="float">
            <text:p>15018.44</text:p>
          </table:table-cell>
        </table:table-row>
        <table:table-row table:style-name="ro1">
          <table:table-cell/>
          <table:table-cell office:value-type="float" office:value="430.44" calcext:value-type="float">
            <text:p>430.44</text:p>
          </table:table-cell>
          <table:table-cell office:value-type="float" office:value="12098.49" calcext:value-type="float">
            <text:p>12098.49</text:p>
          </table:table-cell>
        </table:table-row>
        <table:table-row table:style-name="ro1">
          <table:table-cell/>
          <table:table-cell office:value-type="float" office:value="430.65" calcext:value-type="float">
            <text:p>430.65</text:p>
          </table:table-cell>
          <table:table-cell office:value-type="float" office:value="19283.67" calcext:value-type="float">
            <text:p>19283.67</text:p>
          </table:table-cell>
        </table:table-row>
        <table:table-row table:style-name="ro1">
          <table:table-cell/>
          <table:table-cell office:value-type="float" office:value="430.86" calcext:value-type="float">
            <text:p>430.86</text:p>
          </table:table-cell>
          <table:table-cell office:value-type="float" office:value="15540.9" calcext:value-type="float">
            <text:p>15540.9</text:p>
          </table:table-cell>
        </table:table-row>
        <table:table-row table:style-name="ro1">
          <table:table-cell/>
          <table:table-cell office:value-type="float" office:value="431.07" calcext:value-type="float">
            <text:p>431.07</text:p>
          </table:table-cell>
          <table:table-cell office:value-type="float" office:value="14124.61" calcext:value-type="float">
            <text:p>14124.61</text:p>
          </table:table-cell>
        </table:table-row>
        <table:table-row table:style-name="ro1">
          <table:table-cell/>
          <table:table-cell office:value-type="float" office:value="431.28" calcext:value-type="float">
            <text:p>431.28</text:p>
          </table:table-cell>
          <table:table-cell office:value-type="float" office:value="11393.99" calcext:value-type="float">
            <text:p>11393.99</text:p>
          </table:table-cell>
        </table:table-row>
        <table:table-row table:style-name="ro1">
          <table:table-cell/>
          <table:table-cell office:value-type="float" office:value="431.49" calcext:value-type="float">
            <text:p>431.49</text:p>
          </table:table-cell>
          <table:table-cell office:value-type="float" office:value="10582.08" calcext:value-type="float">
            <text:p>10582.08</text:p>
          </table:table-cell>
        </table:table-row>
        <table:table-row table:style-name="ro1">
          <table:table-cell/>
          <table:table-cell office:value-type="float" office:value="431.7" calcext:value-type="float">
            <text:p>431.7</text:p>
          </table:table-cell>
          <table:table-cell office:value-type="float" office:value="15255.09" calcext:value-type="float">
            <text:p>15255.09</text:p>
          </table:table-cell>
        </table:table-row>
        <table:table-row table:style-name="ro1">
          <table:table-cell/>
          <table:table-cell office:value-type="float" office:value="431.91" calcext:value-type="float">
            <text:p>431.91</text:p>
          </table:table-cell>
          <table:table-cell office:value-type="float" office:value="10687.67" calcext:value-type="float">
            <text:p>10687.67</text:p>
          </table:table-cell>
        </table:table-row>
        <table:table-row table:style-name="ro1">
          <table:table-cell/>
          <table:table-cell office:value-type="float" office:value="432.12" calcext:value-type="float">
            <text:p>432.12</text:p>
          </table:table-cell>
          <table:table-cell office:value-type="float" office:value="21624.73" calcext:value-type="float">
            <text:p>21624.73</text:p>
          </table:table-cell>
        </table:table-row>
        <table:table-row table:style-name="ro1">
          <table:table-cell/>
          <table:table-cell office:value-type="float" office:value="432.34" calcext:value-type="float">
            <text:p>432.34</text:p>
          </table:table-cell>
          <table:table-cell office:value-type="float" office:value="7296.23" calcext:value-type="float">
            <text:p>7296.23</text:p>
          </table:table-cell>
        </table:table-row>
        <table:table-row table:style-name="ro1">
          <table:table-cell/>
          <table:table-cell office:value-type="float" office:value="432.55" calcext:value-type="float">
            <text:p>432.55</text:p>
          </table:table-cell>
          <table:table-cell office:value-type="float" office:value="20057.35" calcext:value-type="float">
            <text:p>20057.35</text:p>
          </table:table-cell>
        </table:table-row>
        <table:table-row table:style-name="ro1">
          <table:table-cell/>
          <table:table-cell office:value-type="float" office:value="432.76" calcext:value-type="float">
            <text:p>432.76</text:p>
          </table:table-cell>
          <table:table-cell office:value-type="float" office:value="27364.5" calcext:value-type="float">
            <text:p>27364.5</text:p>
          </table:table-cell>
        </table:table-row>
        <table:table-row table:style-name="ro1">
          <table:table-cell/>
          <table:table-cell office:value-type="float" office:value="432.97" calcext:value-type="float">
            <text:p>432.97</text:p>
          </table:table-cell>
          <table:table-cell office:value-type="float" office:value="10438.27" calcext:value-type="float">
            <text:p>10438.27</text:p>
          </table:table-cell>
        </table:table-row>
        <table:table-row table:style-name="ro1">
          <table:table-cell/>
          <table:table-cell office:value-type="float" office:value="433.18" calcext:value-type="float">
            <text:p>433.18</text:p>
          </table:table-cell>
          <table:table-cell office:value-type="float" office:value="14980.21" calcext:value-type="float">
            <text:p>14980.21</text:p>
          </table:table-cell>
        </table:table-row>
        <table:table-row table:style-name="ro1">
          <table:table-cell/>
          <table:table-cell office:value-type="float" office:value="433.39" calcext:value-type="float">
            <text:p>433.39</text:p>
          </table:table-cell>
          <table:table-cell office:value-type="float" office:value="15555.46" calcext:value-type="float">
            <text:p>15555.46</text:p>
          </table:table-cell>
        </table:table-row>
        <table:table-row table:style-name="ro1">
          <table:table-cell/>
          <table:table-cell office:value-type="float" office:value="433.6" calcext:value-type="float">
            <text:p>433.6</text:p>
          </table:table-cell>
          <table:table-cell office:value-type="float" office:value="7323.54" calcext:value-type="float">
            <text:p>7323.54</text:p>
          </table:table-cell>
        </table:table-row>
        <table:table-row table:style-name="ro1">
          <table:table-cell/>
          <table:table-cell office:value-type="float" office:value="433.81" calcext:value-type="float">
            <text:p>433.81</text:p>
          </table:table-cell>
          <table:table-cell office:value-type="float" office:value="24122.34" calcext:value-type="float">
            <text:p>24122.34</text:p>
          </table:table-cell>
        </table:table-row>
        <table:table-row table:style-name="ro1">
          <table:table-cell/>
          <table:table-cell office:value-type="float" office:value="434.02" calcext:value-type="float">
            <text:p>434.02</text:p>
          </table:table-cell>
          <table:table-cell office:value-type="float" office:value="31904.62" calcext:value-type="float">
            <text:p>31904.62</text:p>
          </table:table-cell>
        </table:table-row>
        <table:table-row table:style-name="ro1">
          <table:table-cell/>
          <table:table-cell office:value-type="float" office:value="434.23" calcext:value-type="float">
            <text:p>434.23</text:p>
          </table:table-cell>
          <table:table-cell office:value-type="float" office:value="13951.67" calcext:value-type="float">
            <text:p>13951.67</text:p>
          </table:table-cell>
        </table:table-row>
        <table:table-row table:style-name="ro1">
          <table:table-cell/>
          <table:table-cell office:value-type="float" office:value="434.44" calcext:value-type="float">
            <text:p>434.44</text:p>
          </table:table-cell>
          <table:table-cell office:value-type="float" office:value="6455.2" calcext:value-type="float">
            <text:p>6455.2</text:p>
          </table:table-cell>
        </table:table-row>
        <table:table-row table:style-name="ro1">
          <table:table-cell/>
          <table:table-cell office:value-type="float" office:value="434.65" calcext:value-type="float">
            <text:p>434.65</text:p>
          </table:table-cell>
          <table:table-cell office:value-type="float" office:value="14678.02" calcext:value-type="float">
            <text:p>14678.02</text:p>
          </table:table-cell>
        </table:table-row>
        <table:table-row table:style-name="ro1">
          <table:table-cell/>
          <table:table-cell office:value-type="float" office:value="434.86" calcext:value-type="float">
            <text:p>434.86</text:p>
          </table:table-cell>
          <table:table-cell office:value-type="float" office:value="13167.07" calcext:value-type="float">
            <text:p>13167.07</text:p>
          </table:table-cell>
        </table:table-row>
        <table:table-row table:style-name="ro1">
          <table:table-cell/>
          <table:table-cell office:value-type="float" office:value="435.07" calcext:value-type="float">
            <text:p>435.07</text:p>
          </table:table-cell>
          <table:table-cell office:value-type="float" office:value="15777.55" calcext:value-type="float">
            <text:p>15777.55</text:p>
          </table:table-cell>
        </table:table-row>
        <table:table-row table:style-name="ro1">
          <table:table-cell/>
          <table:table-cell office:value-type="float" office:value="435.28" calcext:value-type="float">
            <text:p>435.28</text:p>
          </table:table-cell>
          <table:table-cell office:value-type="float" office:value="15229.61" calcext:value-type="float">
            <text:p>15229.61</text:p>
          </table:table-cell>
        </table:table-row>
        <table:table-row table:style-name="ro1">
          <table:table-cell/>
          <table:table-cell office:value-type="float" office:value="435.49" calcext:value-type="float">
            <text:p>435.49</text:p>
          </table:table-cell>
          <table:table-cell office:value-type="float" office:value="8008.01" calcext:value-type="float">
            <text:p>8008.01</text:p>
          </table:table-cell>
        </table:table-row>
        <table:table-row table:style-name="ro1">
          <table:table-cell/>
          <table:table-cell office:value-type="float" office:value="435.71" calcext:value-type="float">
            <text:p>435.71</text:p>
          </table:table-cell>
          <table:table-cell office:value-type="float" office:value="14049.98" calcext:value-type="float">
            <text:p>14049.98</text:p>
          </table:table-cell>
        </table:table-row>
        <table:table-row table:style-name="ro1">
          <table:table-cell/>
          <table:table-cell office:value-type="float" office:value="435.92" calcext:value-type="float">
            <text:p>435.92</text:p>
          </table:table-cell>
          <table:table-cell office:value-type="float" office:value="13252.63" calcext:value-type="float">
            <text:p>13252.63</text:p>
          </table:table-cell>
        </table:table-row>
        <table:table-row table:style-name="ro1">
          <table:table-cell/>
          <table:table-cell office:value-type="float" office:value="436.13" calcext:value-type="float">
            <text:p>436.13</text:p>
          </table:table-cell>
          <table:table-cell office:value-type="float" office:value="13068.77" calcext:value-type="float">
            <text:p>13068.77</text:p>
          </table:table-cell>
        </table:table-row>
        <table:table-row table:style-name="ro1">
          <table:table-cell/>
          <table:table-cell office:value-type="float" office:value="436.34" calcext:value-type="float">
            <text:p>436.34</text:p>
          </table:table-cell>
          <table:table-cell office:value-type="float" office:value="17437.77" calcext:value-type="float">
            <text:p>17437.77</text:p>
          </table:table-cell>
        </table:table-row>
        <table:table-row table:style-name="ro1">
          <table:table-cell/>
          <table:table-cell office:value-type="float" office:value="436.55" calcext:value-type="float">
            <text:p>436.55</text:p>
          </table:table-cell>
          <table:table-cell office:value-type="float" office:value="9502.58" calcext:value-type="float">
            <text:p>9502.58</text:p>
          </table:table-cell>
        </table:table-row>
        <table:table-row table:style-name="ro1">
          <table:table-cell/>
          <table:table-cell office:value-type="float" office:value="436.76" calcext:value-type="float">
            <text:p>436.76</text:p>
          </table:table-cell>
          <table:table-cell office:value-type="float" office:value="8758.02" calcext:value-type="float">
            <text:p>8758.02</text:p>
          </table:table-cell>
        </table:table-row>
        <table:table-row table:style-name="ro1">
          <table:table-cell/>
          <table:table-cell office:value-type="float" office:value="436.97" calcext:value-type="float">
            <text:p>436.97</text:p>
          </table:table-cell>
          <table:table-cell office:value-type="float" office:value="15897.7" calcext:value-type="float">
            <text:p>15897.7</text:p>
          </table:table-cell>
        </table:table-row>
        <table:table-row table:style-name="ro1">
          <table:table-cell/>
          <table:table-cell office:value-type="float" office:value="437.18" calcext:value-type="float">
            <text:p>437.18</text:p>
          </table:table-cell>
          <table:table-cell office:value-type="float" office:value="11814.5" calcext:value-type="float">
            <text:p>11814.5</text:p>
          </table:table-cell>
        </table:table-row>
        <table:table-row table:style-name="ro1">
          <table:table-cell/>
          <table:table-cell office:value-type="float" office:value="437.39" calcext:value-type="float">
            <text:p>437.39</text:p>
          </table:table-cell>
          <table:table-cell office:value-type="float" office:value="18144.09" calcext:value-type="float">
            <text:p>18144.09</text:p>
          </table:table-cell>
        </table:table-row>
        <table:table-row table:style-name="ro1">
          <table:table-cell/>
          <table:table-cell office:value-type="float" office:value="437.6" calcext:value-type="float">
            <text:p>437.6</text:p>
          </table:table-cell>
          <table:table-cell office:value-type="float" office:value="9016.52" calcext:value-type="float">
            <text:p>9016.52</text:p>
          </table:table-cell>
        </table:table-row>
        <table:table-row table:style-name="ro1">
          <table:table-cell/>
          <table:table-cell office:value-type="float" office:value="437.81" calcext:value-type="float">
            <text:p>437.81</text:p>
          </table:table-cell>
          <table:table-cell office:value-type="float" office:value="8652.44" calcext:value-type="float">
            <text:p>8652.44</text:p>
          </table:table-cell>
        </table:table-row>
        <table:table-row table:style-name="ro1">
          <table:table-cell/>
          <table:table-cell office:value-type="float" office:value="438.02" calcext:value-type="float">
            <text:p>438.02</text:p>
          </table:table-cell>
          <table:table-cell office:value-type="float" office:value="20385.03" calcext:value-type="float">
            <text:p>20385.03</text:p>
          </table:table-cell>
        </table:table-row>
        <table:table-row table:style-name="ro1">
          <table:table-cell/>
          <table:table-cell office:value-type="float" office:value="438.23" calcext:value-type="float">
            <text:p>438.23</text:p>
          </table:table-cell>
          <table:table-cell office:value-type="float" office:value="18422.62" calcext:value-type="float">
            <text:p>18422.62</text:p>
          </table:table-cell>
        </table:table-row>
        <table:table-row table:style-name="ro1">
          <table:table-cell/>
          <table:table-cell office:value-type="float" office:value="438.44" calcext:value-type="float">
            <text:p>438.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float" office:value="438.65" calcext:value-type="float">
            <text:p>438.65</text:p>
          </table:table-cell>
          <table:table-cell office:value-type="float" office:value="11905.52" calcext:value-type="float">
            <text:p>11905.52</text:p>
          </table:table-cell>
        </table:table-row>
        <table:table-row table:style-name="ro1">
          <table:table-cell/>
          <table:table-cell office:value-type="float" office:value="438.86" calcext:value-type="float">
            <text:p>438.86</text:p>
          </table:table-cell>
          <table:table-cell office:value-type="float" office:value="38150.47" calcext:value-type="float">
            <text:p>38150.47</text:p>
          </table:table-cell>
        </table:table-row>
        <table:table-row table:style-name="ro1">
          <table:table-cell/>
          <table:table-cell office:value-type="float" office:value="439.07" calcext:value-type="float">
            <text:p>439.07</text:p>
          </table:table-cell>
          <table:table-cell office:value-type="float" office:value="15125.84" calcext:value-type="float">
            <text:p>15125.84</text:p>
          </table:table-cell>
        </table:table-row>
        <table:table-row table:style-name="ro1">
          <table:table-cell/>
          <table:table-cell office:value-type="float" office:value="439.28" calcext:value-type="float">
            <text:p>439.28</text:p>
          </table:table-cell>
          <table:table-cell office:value-type="float" office:value="18493.61" calcext:value-type="float">
            <text:p>18493.61</text:p>
          </table:table-cell>
        </table:table-row>
        <table:table-row table:style-name="ro1">
          <table:table-cell/>
          <table:table-cell office:value-type="float" office:value="439.49" calcext:value-type="float">
            <text:p>439.49</text:p>
          </table:table-cell>
          <table:table-cell office:value-type="float" office:value="19482.1" calcext:value-type="float">
            <text:p>19482.1</text:p>
          </table:table-cell>
        </table:table-row>
        <table:table-row table:style-name="ro1">
          <table:table-cell/>
          <table:table-cell office:value-type="float" office:value="439.7" calcext:value-type="float">
            <text:p>439.7</text:p>
          </table:table-cell>
          <table:table-cell office:value-type="float" office:value="14532.39" calcext:value-type="float">
            <text:p>14532.39</text:p>
          </table:table-cell>
        </table:table-row>
        <table:table-row table:style-name="ro1">
          <table:table-cell/>
          <table:table-cell office:value-type="float" office:value="439.91" calcext:value-type="float">
            <text:p>439.91</text:p>
          </table:table-cell>
          <table:table-cell office:value-type="float" office:value="13522.06" calcext:value-type="float">
            <text:p>13522.06</text:p>
          </table:table-cell>
        </table:table-row>
        <table:table-row table:style-name="ro1">
          <table:table-cell/>
          <table:table-cell office:value-type="float" office:value="440.12" calcext:value-type="float">
            <text:p>440.12</text:p>
          </table:table-cell>
          <table:table-cell office:value-type="float" office:value="13314.53" calcext:value-type="float">
            <text:p>13314.53</text:p>
          </table:table-cell>
        </table:table-row>
        <table:table-row table:style-name="ro1">
          <table:table-cell/>
          <table:table-cell office:value-type="float" office:value="440.33" calcext:value-type="float">
            <text:p>440.33</text:p>
          </table:table-cell>
          <table:table-cell office:value-type="float" office:value="19764.26" calcext:value-type="float">
            <text:p>19764.26</text:p>
          </table:table-cell>
        </table:table-row>
        <table:table-row table:style-name="ro1">
          <table:table-cell/>
          <table:table-cell office:value-type="float" office:value="440.54" calcext:value-type="float">
            <text:p>440.54</text:p>
          </table:table-cell>
          <table:table-cell office:value-type="float" office:value="11446.78" calcext:value-type="float">
            <text:p>11446.78</text:p>
          </table:table-cell>
        </table:table-row>
        <table:table-row table:style-name="ro1">
          <table:table-cell/>
          <table:table-cell office:value-type="float" office:value="440.75" calcext:value-type="float">
            <text:p>440.75</text:p>
          </table:table-cell>
          <table:table-cell office:value-type="float" office:value="21138.68" calcext:value-type="float">
            <text:p>21138.68</text:p>
          </table:table-cell>
        </table:table-row>
        <table:table-row table:style-name="ro1">
          <table:table-cell/>
          <table:table-cell office:value-type="float" office:value="440.96" calcext:value-type="float">
            <text:p>440.96</text:p>
          </table:table-cell>
          <table:table-cell office:value-type="float" office:value="15564.56" calcext:value-type="float">
            <text:p>15564.56</text:p>
          </table:table-cell>
        </table:table-row>
        <table:table-row table:style-name="ro1">
          <table:table-cell/>
          <table:table-cell office:value-type="float" office:value="441.18" calcext:value-type="float">
            <text:p>441.18</text:p>
          </table:table-cell>
          <table:table-cell office:value-type="float" office:value="19873.49" calcext:value-type="float">
            <text:p>19873.49</text:p>
          </table:table-cell>
        </table:table-row>
        <table:table-row table:style-name="ro1">
          <table:table-cell/>
          <table:table-cell office:value-type="float" office:value="441.39" calcext:value-type="float">
            <text:p>441.39</text:p>
          </table:table-cell>
          <table:table-cell office:value-type="float" office:value="8150.01" calcext:value-type="float">
            <text:p>8150.01</text:p>
          </table:table-cell>
        </table:table-row>
        <table:table-row table:style-name="ro1">
          <table:table-cell/>
          <table:table-cell office:value-type="float" office:value="441.6" calcext:value-type="float">
            <text:p>441.6</text:p>
          </table:table-cell>
          <table:table-cell office:value-type="float" office:value="6711.88" calcext:value-type="float">
            <text:p>6711.88</text:p>
          </table:table-cell>
        </table:table-row>
        <table:table-row table:style-name="ro1">
          <table:table-cell/>
          <table:table-cell office:value-type="float" office:value="441.81" calcext:value-type="float">
            <text:p>441.81</text:p>
          </table:table-cell>
          <table:table-cell office:value-type="float" office:value="12610.03" calcext:value-type="float">
            <text:p>12610.03</text:p>
          </table:table-cell>
        </table:table-row>
        <table:table-row table:style-name="ro1">
          <table:table-cell/>
          <table:table-cell office:value-type="float" office:value="442.02" calcext:value-type="float">
            <text:p>442.02</text:p>
          </table:table-cell>
          <table:table-cell office:value-type="float" office:value="14769.04" calcext:value-type="float">
            <text:p>14769.04</text:p>
          </table:table-cell>
        </table:table-row>
        <table:table-row table:style-name="ro1">
          <table:table-cell/>
          <table:table-cell office:value-type="float" office:value="442.23" calcext:value-type="float">
            <text:p>442.23</text:p>
          </table:table-cell>
          <table:table-cell office:value-type="float" office:value="7811.41" calcext:value-type="float">
            <text:p>7811.41</text:p>
          </table:table-cell>
        </table:table-row>
        <table:table-row table:style-name="ro1">
          <table:table-cell/>
          <table:table-cell office:value-type="float" office:value="442.44" calcext:value-type="float">
            <text:p>442.44</text:p>
          </table:table-cell>
          <table:table-cell office:value-type="float" office:value="9606.34" calcext:value-type="float">
            <text:p>9606.34</text:p>
          </table:table-cell>
        </table:table-row>
        <table:table-row table:style-name="ro1">
          <table:table-cell/>
          <table:table-cell office:value-type="float" office:value="442.65" calcext:value-type="float">
            <text:p>442.65</text:p>
          </table:table-cell>
          <table:table-cell office:value-type="float" office:value="13603.97" calcext:value-type="float">
            <text:p>13603.97</text:p>
          </table:table-cell>
        </table:table-row>
        <table:table-row table:style-name="ro1">
          <table:table-cell/>
          <table:table-cell office:value-type="float" office:value="442.86" calcext:value-type="float">
            <text:p>442.86</text:p>
          </table:table-cell>
          <table:table-cell office:value-type="float" office:value="20932.97" calcext:value-type="float">
            <text:p>20932.97</text:p>
          </table:table-cell>
        </table:table-row>
        <table:table-row table:style-name="ro1">
          <table:table-cell/>
          <table:table-cell office:value-type="float" office:value="443.07" calcext:value-type="float">
            <text:p>443.07</text:p>
          </table:table-cell>
          <table:table-cell office:value-type="float" office:value="15528.15" calcext:value-type="float">
            <text:p>15528.15</text:p>
          </table:table-cell>
        </table:table-row>
        <table:table-row table:style-name="ro1">
          <table:table-cell/>
          <table:table-cell office:value-type="float" office:value="443.28" calcext:value-type="float">
            <text:p>443.28</text:p>
          </table:table-cell>
          <table:table-cell office:value-type="float" office:value="14676.2" calcext:value-type="float">
            <text:p>14676.2</text:p>
          </table:table-cell>
        </table:table-row>
        <table:table-row table:style-name="ro1">
          <table:table-cell/>
          <table:table-cell office:value-type="float" office:value="443.49" calcext:value-type="float">
            <text:p>443.49</text:p>
          </table:table-cell>
          <table:table-cell office:value-type="float" office:value="10684.03" calcext:value-type="float">
            <text:p>10684.03</text:p>
          </table:table-cell>
        </table:table-row>
        <table:table-row table:style-name="ro1">
          <table:table-cell/>
          <table:table-cell office:value-type="float" office:value="443.7" calcext:value-type="float">
            <text:p>443.7</text:p>
          </table:table-cell>
          <table:table-cell office:value-type="float" office:value="13844.27" calcext:value-type="float">
            <text:p>13844.27</text:p>
          </table:table-cell>
        </table:table-row>
        <table:table-row table:style-name="ro1">
          <table:table-cell/>
          <table:table-cell office:value-type="float" office:value="443.91" calcext:value-type="float">
            <text:p>443.91</text:p>
          </table:table-cell>
          <table:table-cell office:value-type="float" office:value="11756.25" calcext:value-type="float">
            <text:p>11756.25</text:p>
          </table:table-cell>
        </table:table-row>
        <table:table-row table:style-name="ro1">
          <table:table-cell/>
          <table:table-cell office:value-type="float" office:value="444.12" calcext:value-type="float">
            <text:p>444.12</text:p>
          </table:table-cell>
          <table:table-cell office:value-type="float" office:value="9715.56" calcext:value-type="float">
            <text:p>9715.56</text:p>
          </table:table-cell>
        </table:table-row>
        <table:table-row table:style-name="ro1">
          <table:table-cell/>
          <table:table-cell office:value-type="float" office:value="444.33" calcext:value-type="float">
            <text:p>444.33</text:p>
          </table:table-cell>
          <table:table-cell office:value-type="float" office:value="6116.6" calcext:value-type="float">
            <text:p>6116.6</text:p>
          </table:table-cell>
        </table:table-row>
        <table:table-row table:style-name="ro1">
          <table:table-cell/>
          <table:table-cell office:value-type="float" office:value="444.54" calcext:value-type="float">
            <text:p>444.54</text:p>
          </table:table-cell>
          <table:table-cell office:value-type="float" office:value="7221.59" calcext:value-type="float">
            <text:p>7221.59</text:p>
          </table:table-cell>
        </table:table-row>
        <table:table-row table:style-name="ro1">
          <table:table-cell/>
          <table:table-cell office:value-type="float" office:value="444.75" calcext:value-type="float">
            <text:p>444.75</text:p>
          </table:table-cell>
          <table:table-cell office:value-type="float" office:value="11563.29" calcext:value-type="float">
            <text:p>11563.29</text:p>
          </table:table-cell>
        </table:table-row>
        <table:table-row table:style-name="ro1">
          <table:table-cell/>
          <table:table-cell office:value-type="float" office:value="444.96" calcext:value-type="float">
            <text:p>444.96</text:p>
          </table:table-cell>
          <table:table-cell office:value-type="float" office:value="9457.06" calcext:value-type="float">
            <text:p>9457.06</text:p>
          </table:table-cell>
        </table:table-row>
        <table:table-row table:style-name="ro1">
          <table:table-cell/>
          <table:table-cell office:value-type="float" office:value="445.17" calcext:value-type="float">
            <text:p>445.17</text:p>
          </table:table-cell>
          <table:table-cell office:value-type="float" office:value="8231.92" calcext:value-type="float">
            <text:p>8231.92</text:p>
          </table:table-cell>
        </table:table-row>
        <table:table-row table:style-name="ro1">
          <table:table-cell/>
          <table:table-cell office:value-type="float" office:value="445.38" calcext:value-type="float">
            <text:p>445.38</text:p>
          </table:table-cell>
          <table:table-cell office:value-type="float" office:value="12686.48" calcext:value-type="float">
            <text:p>12686.48</text:p>
          </table:table-cell>
        </table:table-row>
        <table:table-row table:style-name="ro1">
          <table:table-cell/>
          <table:table-cell office:value-type="float" office:value="445.59" calcext:value-type="float">
            <text:p>445.59</text:p>
          </table:table-cell>
          <table:table-cell office:value-type="float" office:value="15799.4" calcext:value-type="float">
            <text:p>15799.4</text:p>
          </table:table-cell>
        </table:table-row>
        <table:table-row table:style-name="ro1">
          <table:table-cell/>
          <table:table-cell office:value-type="float" office:value="445.8" calcext:value-type="float">
            <text:p>445.8</text:p>
          </table:table-cell>
          <table:table-cell office:value-type="float" office:value="16833.39" calcext:value-type="float">
            <text:p>16833.39</text:p>
          </table:table-cell>
        </table:table-row>
        <table:table-row table:style-name="ro1">
          <table:table-cell/>
          <table:table-cell office:value-type="float" office:value="446.01" calcext:value-type="float">
            <text:p>446.01</text:p>
          </table:table-cell>
          <table:table-cell office:value-type="float" office:value="21105.91" calcext:value-type="float">
            <text:p>21105.91</text:p>
          </table:table-cell>
        </table:table-row>
        <table:table-row table:style-name="ro1">
          <table:table-cell/>
          <table:table-cell office:value-type="float" office:value="446.22" calcext:value-type="float">
            <text:p>446.22</text:p>
          </table:table-cell>
          <table:table-cell office:value-type="float" office:value="15415.29" calcext:value-type="float">
            <text:p>15415.29</text:p>
          </table:table-cell>
        </table:table-row>
        <table:table-row table:style-name="ro1">
          <table:table-cell/>
          <table:table-cell office:value-type="float" office:value="446.43" calcext:value-type="float">
            <text:p>446.43</text:p>
          </table:table-cell>
          <table:table-cell office:value-type="float" office:value="12031.13" calcext:value-type="float">
            <text:p>12031.13</text:p>
          </table:table-cell>
        </table:table-row>
        <table:table-row table:style-name="ro1">
          <table:table-cell/>
          <table:table-cell office:value-type="float" office:value="446.64" calcext:value-type="float">
            <text:p>446.64</text:p>
          </table:table-cell>
          <table:table-cell office:value-type="float" office:value="8031.68" calcext:value-type="float">
            <text:p>8031.68</text:p>
          </table:table-cell>
        </table:table-row>
        <table:table-row table:style-name="ro1">
          <table:table-cell/>
          <table:table-cell office:value-type="float" office:value="446.85" calcext:value-type="float">
            <text:p>446.85</text:p>
          </table:table-cell>
          <table:table-cell office:value-type="float" office:value="29847.55" calcext:value-type="float">
            <text:p>29847.55</text:p>
          </table:table-cell>
        </table:table-row>
        <table:table-row table:style-name="ro1">
          <table:table-cell/>
          <table:table-cell office:value-type="float" office:value="447.06" calcext:value-type="float">
            <text:p>447.06</text:p>
          </table:table-cell>
          <table:table-cell office:value-type="float" office:value="22418.43" calcext:value-type="float">
            <text:p>22418.43</text:p>
          </table:table-cell>
        </table:table-row>
        <table:table-row table:style-name="ro1">
          <table:table-cell/>
          <table:table-cell office:value-type="float" office:value="447.27" calcext:value-type="float">
            <text:p>447.27</text:p>
          </table:table-cell>
          <table:table-cell office:value-type="float" office:value="11288.4" calcext:value-type="float">
            <text:p>11288.4</text:p>
          </table:table-cell>
        </table:table-row>
        <table:table-row table:style-name="ro1">
          <table:table-cell/>
          <table:table-cell office:value-type="float" office:value="447.48" calcext:value-type="float">
            <text:p>447.48</text:p>
          </table:table-cell>
          <table:table-cell office:value-type="float" office:value="8834.48" calcext:value-type="float">
            <text:p>8834.48</text:p>
          </table:table-cell>
        </table:table-row>
        <table:table-row table:style-name="ro1">
          <table:table-cell/>
          <table:table-cell office:value-type="float" office:value="447.69" calcext:value-type="float">
            <text:p>447.69</text:p>
          </table:table-cell>
          <table:table-cell office:value-type="float" office:value="14330.32" calcext:value-type="float">
            <text:p>14330.32</text:p>
          </table:table-cell>
        </table:table-row>
        <table:table-row table:style-name="ro1">
          <table:table-cell/>
          <table:table-cell office:value-type="float" office:value="447.9" calcext:value-type="float">
            <text:p>447.9</text:p>
          </table:table-cell>
          <table:table-cell office:value-type="float" office:value="17687.17" calcext:value-type="float">
            <text:p>17687.17</text:p>
          </table:table-cell>
        </table:table-row>
        <table:table-row table:style-name="ro1">
          <table:table-cell/>
          <table:table-cell office:value-type="float" office:value="448.11" calcext:value-type="float">
            <text:p>448.11</text:p>
          </table:table-cell>
          <table:table-cell office:value-type="float" office:value="12260.51" calcext:value-type="float">
            <text:p>12260.51</text:p>
          </table:table-cell>
        </table:table-row>
        <table:table-row table:style-name="ro1">
          <table:table-cell/>
          <table:table-cell office:value-type="float" office:value="448.32" calcext:value-type="float">
            <text:p>448.32</text:p>
          </table:table-cell>
          <table:table-cell office:value-type="float" office:value="20845.59" calcext:value-type="float">
            <text:p>20845.59</text:p>
          </table:table-cell>
        </table:table-row>
        <table:table-row table:style-name="ro1">
          <table:table-cell/>
          <table:table-cell office:value-type="float" office:value="448.53" calcext:value-type="float">
            <text:p>448.53</text:p>
          </table:table-cell>
          <table:table-cell office:value-type="float" office:value="13898.88" calcext:value-type="float">
            <text:p>13898.88</text:p>
          </table:table-cell>
        </table:table-row>
        <table:table-row table:style-name="ro1">
          <table:table-cell/>
          <table:table-cell office:value-type="float" office:value="448.74" calcext:value-type="float">
            <text:p>448.74</text:p>
          </table:table-cell>
          <table:table-cell office:value-type="float" office:value="6737.36" calcext:value-type="float">
            <text:p>6737.36</text:p>
          </table:table-cell>
        </table:table-row>
        <table:table-row table:style-name="ro1">
          <table:table-cell/>
          <table:table-cell office:value-type="float" office:value="448.95" calcext:value-type="float">
            <text:p>448.95</text:p>
          </table:table-cell>
          <table:table-cell office:value-type="float" office:value="20670.83" calcext:value-type="float">
            <text:p>20670.83</text:p>
          </table:table-cell>
        </table:table-row>
        <table:table-row table:style-name="ro1">
          <table:table-cell/>
          <table:table-cell office:value-type="float" office:value="449.16" calcext:value-type="float">
            <text:p>449.16</text:p>
          </table:table-cell>
          <table:table-cell office:value-type="float" office:value="10105.13" calcext:value-type="float">
            <text:p>10105.13</text:p>
          </table:table-cell>
        </table:table-row>
        <table:table-row table:style-name="ro1">
          <table:table-cell/>
          <table:table-cell office:value-type="float" office:value="449.37" calcext:value-type="float">
            <text:p>449.37</text:p>
          </table:table-cell>
          <table:table-cell office:value-type="float" office:value="17055.48" calcext:value-type="float">
            <text:p>17055.48</text:p>
          </table:table-cell>
        </table:table-row>
        <table:table-row table:style-name="ro1">
          <table:table-cell/>
          <table:table-cell office:value-type="float" office:value="449.58" calcext:value-type="float">
            <text:p>449.58</text:p>
          </table:table-cell>
          <table:table-cell office:value-type="float" office:value="13185.28" calcext:value-type="float">
            <text:p>13185.28</text:p>
          </table:table-cell>
        </table:table-row>
        <table:table-row table:style-name="ro1">
          <table:table-cell/>
          <table:table-cell office:value-type="float" office:value="449.79" calcext:value-type="float">
            <text:p>449.79</text:p>
          </table:table-cell>
          <table:table-cell office:value-type="float" office:value="12162.2" calcext:value-type="float">
            <text:p>12162.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3156.15" calcext:value-type="float">
            <text:p>13156.15</text:p>
          </table:table-cell>
        </table:table-row>
        <table:table-row table:style-name="ro1">
          <table:table-cell/>
          <table:table-cell office:value-type="float" office:value="450.21" calcext:value-type="float">
            <text:p>450.21</text:p>
          </table:table-cell>
          <table:table-cell office:value-type="float" office:value="20126.53" calcext:value-type="float">
            <text:p>20126.53</text:p>
          </table:table-cell>
        </table:table-row>
        <table:table-row table:style-name="ro1">
          <table:table-cell/>
          <table:table-cell office:value-type="float" office:value="450.42" calcext:value-type="float">
            <text:p>450.42</text:p>
          </table:table-cell>
          <table:table-cell office:value-type="float" office:value="13887.96" calcext:value-type="float">
            <text:p>13887.96</text:p>
          </table:table-cell>
        </table:table-row>
        <table:table-row table:style-name="ro1">
          <table:table-cell/>
          <table:table-cell office:value-type="float" office:value="450.63" calcext:value-type="float">
            <text:p>450.63</text:p>
          </table:table-cell>
          <table:table-cell office:value-type="float" office:value="19267.29" calcext:value-type="float">
            <text:p>19267.29</text:p>
          </table:table-cell>
        </table:table-row>
        <table:table-row table:style-name="ro1">
          <table:table-cell/>
          <table:table-cell office:value-type="float" office:value="450.84" calcext:value-type="float">
            <text:p>450.84</text:p>
          </table:table-cell>
          <table:table-cell office:value-type="float" office:value="9566.29" calcext:value-type="float">
            <text:p>9566.29</text:p>
          </table:table-cell>
        </table:table-row>
        <table:table-row table:style-name="ro1">
          <table:table-cell/>
          <table:table-cell office:value-type="float" office:value="451.04" calcext:value-type="float">
            <text:p>451.04</text:p>
          </table:table-cell>
          <table:table-cell office:value-type="float" office:value="16045.15" calcext:value-type="float">
            <text:p>16045.15</text:p>
          </table:table-cell>
        </table:table-row>
        <table:table-row table:style-name="ro1">
          <table:table-cell/>
          <table:table-cell office:value-type="float" office:value="451.25" calcext:value-type="float">
            <text:p>451.25</text:p>
          </table:table-cell>
          <table:table-cell office:value-type="float" office:value="15060.31" calcext:value-type="float">
            <text:p>15060.31</text:p>
          </table:table-cell>
        </table:table-row>
        <table:table-row table:style-name="ro1">
          <table:table-cell/>
          <table:table-cell office:value-type="float" office:value="451.46" calcext:value-type="float">
            <text:p>451.46</text:p>
          </table:table-cell>
          <table:table-cell office:value-type="float" office:value="8601.47" calcext:value-type="float">
            <text:p>8601.47</text:p>
          </table:table-cell>
        </table:table-row>
        <table:table-row table:style-name="ro1">
          <table:table-cell/>
          <table:table-cell office:value-type="float" office:value="451.67" calcext:value-type="float">
            <text:p>451.67</text:p>
          </table:table-cell>
          <table:table-cell office:value-type="float" office:value="9680.98" calcext:value-type="float">
            <text:p>9680.98</text:p>
          </table:table-cell>
        </table:table-row>
        <table:table-row table:style-name="ro1">
          <table:table-cell/>
          <table:table-cell office:value-type="float" office:value="451.88" calcext:value-type="float">
            <text:p>451.88</text:p>
          </table:table-cell>
          <table:table-cell office:value-type="float" office:value="9917.63" calcext:value-type="float">
            <text:p>9917.63</text:p>
          </table:table-cell>
        </table:table-row>
        <table:table-row table:style-name="ro1">
          <table:table-cell/>
          <table:table-cell office:value-type="float" office:value="452.09" calcext:value-type="float">
            <text:p>452.09</text:p>
          </table:table-cell>
          <table:table-cell office:value-type="float" office:value="14941.98" calcext:value-type="float">
            <text:p>14941.98</text:p>
          </table:table-cell>
        </table:table-row>
        <table:table-row table:style-name="ro1">
          <table:table-cell/>
          <table:table-cell office:value-type="float" office:value="452.3" calcext:value-type="float">
            <text:p>452.3</text:p>
          </table:table-cell>
          <table:table-cell office:value-type="float" office:value="14845.5" calcext:value-type="float">
            <text:p>14845.5</text:p>
          </table:table-cell>
        </table:table-row>
        <table:table-row table:style-name="ro1">
          <table:table-cell/>
          <table:table-cell office:value-type="float" office:value="452.51" calcext:value-type="float">
            <text:p>452.51</text:p>
          </table:table-cell>
          <table:table-cell office:value-type="float" office:value="15546.36" calcext:value-type="float">
            <text:p>15546.36</text:p>
          </table:table-cell>
        </table:table-row>
        <table:table-row table:style-name="ro1">
          <table:table-cell/>
          <table:table-cell office:value-type="float" office:value="452.72" calcext:value-type="float">
            <text:p>452.72</text:p>
          </table:table-cell>
          <table:table-cell office:value-type="float" office:value="6395.12" calcext:value-type="float">
            <text:p>6395.12</text:p>
          </table:table-cell>
        </table:table-row>
        <table:table-row table:style-name="ro1">
          <table:table-cell/>
          <table:table-cell office:value-type="float" office:value="452.93" calcext:value-type="float">
            <text:p>452.93</text:p>
          </table:table-cell>
          <table:table-cell office:value-type="float" office:value="6395.12" calcext:value-type="float">
            <text:p>6395.12</text:p>
          </table:table-cell>
        </table:table-row>
        <table:table-row table:style-name="ro1">
          <table:table-cell/>
          <table:table-cell office:value-type="float" office:value="453.14" calcext:value-type="float">
            <text:p>453.14</text:p>
          </table:table-cell>
          <table:table-cell office:value-type="float" office:value="13988.08" calcext:value-type="float">
            <text:p>13988.08</text:p>
          </table:table-cell>
        </table:table-row>
        <table:table-row table:style-name="ro1">
          <table:table-cell/>
          <table:table-cell office:value-type="float" office:value="453.35" calcext:value-type="float">
            <text:p>453.35</text:p>
          </table:table-cell>
          <table:table-cell office:value-type="float" office:value="12398.86" calcext:value-type="float">
            <text:p>12398.86</text:p>
          </table:table-cell>
        </table:table-row>
        <table:table-row table:style-name="ro1">
          <table:table-cell/>
          <table:table-cell office:value-type="float" office:value="453.56" calcext:value-type="float">
            <text:p>453.56</text:p>
          </table:table-cell>
          <table:table-cell office:value-type="float" office:value="15424.39" calcext:value-type="float">
            <text:p>15424.39</text:p>
          </table:table-cell>
        </table:table-row>
        <table:table-row table:style-name="ro1">
          <table:table-cell/>
          <table:table-cell office:value-type="float" office:value="453.77" calcext:value-type="float">
            <text:p>453.77</text:p>
          </table:table-cell>
          <table:table-cell office:value-type="float" office:value="7110.55" calcext:value-type="float">
            <text:p>7110.55</text:p>
          </table:table-cell>
        </table:table-row>
        <table:table-row table:style-name="ro1">
          <table:table-cell/>
          <table:table-cell office:value-type="float" office:value="453.98" calcext:value-type="float">
            <text:p>453.98</text:p>
          </table:table-cell>
          <table:table-cell office:value-type="float" office:value="15025.72" calcext:value-type="float">
            <text:p>15025.72</text:p>
          </table:table-cell>
        </table:table-row>
        <table:table-row table:style-name="ro1">
          <table:table-cell/>
          <table:table-cell office:value-type="float" office:value="454.19" calcext:value-type="float">
            <text:p>454.19</text:p>
          </table:table-cell>
          <table:table-cell office:value-type="float" office:value="15120.38" calcext:value-type="float">
            <text:p>15120.38</text:p>
          </table:table-cell>
        </table:table-row>
        <table:table-row table:style-name="ro1">
          <table:table-cell/>
          <table:table-cell office:value-type="float" office:value="454.4" calcext:value-type="float">
            <text:p>454.4</text:p>
          </table:table-cell>
          <table:table-cell office:value-type="float" office:value="17931.1" calcext:value-type="float">
            <text:p>17931.1</text:p>
          </table:table-cell>
        </table:table-row>
        <table:table-row table:style-name="ro1">
          <table:table-cell/>
          <table:table-cell office:value-type="float" office:value="454.61" calcext:value-type="float">
            <text:p>454.61</text:p>
          </table:table-cell>
          <table:table-cell office:value-type="float" office:value="17421.39" calcext:value-type="float">
            <text:p>17421.39</text:p>
          </table:table-cell>
        </table:table-row>
        <table:table-row table:style-name="ro1">
          <table:table-cell/>
          <table:table-cell office:value-type="float" office:value="454.82" calcext:value-type="float">
            <text:p>454.82</text:p>
          </table:table-cell>
          <table:table-cell office:value-type="float" office:value="9631.82" calcext:value-type="float">
            <text:p>9631.82</text:p>
          </table:table-cell>
        </table:table-row>
        <table:table-row table:style-name="ro1">
          <table:table-cell/>
          <table:table-cell office:value-type="float" office:value="455.03" calcext:value-type="float">
            <text:p>455.03</text:p>
          </table:table-cell>
          <table:table-cell office:value-type="float" office:value="9518.96" calcext:value-type="float">
            <text:p>9518.96</text:p>
          </table:table-cell>
        </table:table-row>
        <table:table-row table:style-name="ro1">
          <table:table-cell/>
          <table:table-cell office:value-type="float" office:value="455.24" calcext:value-type="float">
            <text:p>455.24</text:p>
          </table:table-cell>
          <table:table-cell office:value-type="float" office:value="14080.92" calcext:value-type="float">
            <text:p>14080.92</text:p>
          </table:table-cell>
        </table:table-row>
        <table:table-row table:style-name="ro1">
          <table:table-cell/>
          <table:table-cell office:value-type="float" office:value="455.45" calcext:value-type="float">
            <text:p>455.45</text:p>
          </table:table-cell>
          <table:table-cell office:value-type="float" office:value="10958.91" calcext:value-type="float">
            <text:p>10958.91</text:p>
          </table:table-cell>
        </table:table-row>
        <table:table-row table:style-name="ro1">
          <table:table-cell/>
          <table:table-cell office:value-type="float" office:value="455.66" calcext:value-type="float">
            <text:p>455.66</text:p>
          </table:table-cell>
          <table:table-cell office:value-type="float" office:value="19025.17" calcext:value-type="float">
            <text:p>19025.17</text:p>
          </table:table-cell>
        </table:table-row>
        <table:table-row table:style-name="ro1">
          <table:table-cell/>
          <table:table-cell office:value-type="float" office:value="455.87" calcext:value-type="float">
            <text:p>455.87</text:p>
          </table:table-cell>
          <table:table-cell office:value-type="float" office:value="12011.11" calcext:value-type="float">
            <text:p>12011.11</text:p>
          </table:table-cell>
        </table:table-row>
        <table:table-row table:style-name="ro1">
          <table:table-cell/>
          <table:table-cell office:value-type="float" office:value="456.08" calcext:value-type="float">
            <text:p>456.08</text:p>
          </table:table-cell>
          <table:table-cell office:value-type="float" office:value="20104.68" calcext:value-type="float">
            <text:p>20104.68</text:p>
          </table:table-cell>
        </table:table-row>
        <table:table-row table:style-name="ro1">
          <table:table-cell/>
          <table:table-cell office:value-type="float" office:value="456.29" calcext:value-type="float">
            <text:p>456.29</text:p>
          </table:table-cell>
          <table:table-cell office:value-type="float" office:value="11637.92" calcext:value-type="float">
            <text:p>11637.92</text:p>
          </table:table-cell>
        </table:table-row>
        <table:table-row table:style-name="ro1">
          <table:table-cell/>
          <table:table-cell office:value-type="float" office:value="456.49" calcext:value-type="float">
            <text:p>456.49</text:p>
          </table:table-cell>
          <table:table-cell office:value-type="float" office:value="12551.77" calcext:value-type="float">
            <text:p>12551.77</text:p>
          </table:table-cell>
        </table:table-row>
        <table:table-row table:style-name="ro1">
          <table:table-cell/>
          <table:table-cell office:value-type="float" office:value="456.7" calcext:value-type="float">
            <text:p>456.7</text:p>
          </table:table-cell>
          <table:table-cell office:value-type="float" office:value="11171.9" calcext:value-type="float">
            <text:p>11171.9</text:p>
          </table:table-cell>
        </table:table-row>
        <table:table-row table:style-name="ro1">
          <table:table-cell/>
          <table:table-cell office:value-type="float" office:value="456.91" calcext:value-type="float">
            <text:p>456.91</text:p>
          </table:table-cell>
          <table:table-cell office:value-type="float" office:value="12296.91" calcext:value-type="float">
            <text:p>12296.91</text:p>
          </table:table-cell>
        </table:table-row>
        <table:table-row table:style-name="ro1">
          <table:table-cell/>
          <table:table-cell office:value-type="float" office:value="457.12" calcext:value-type="float">
            <text:p>457.12</text:p>
          </table:table-cell>
          <table:table-cell office:value-type="float" office:value="13445.6" calcext:value-type="float">
            <text:p>13445.6</text:p>
          </table:table-cell>
        </table:table-row>
        <table:table-row table:style-name="ro1">
          <table:table-cell/>
          <table:table-cell office:value-type="float" office:value="457.33" calcext:value-type="float">
            <text:p>457.33</text:p>
          </table:table-cell>
          <table:table-cell office:value-type="float" office:value="12446.19" calcext:value-type="float">
            <text:p>12446.19</text:p>
          </table:table-cell>
        </table:table-row>
        <table:table-row table:style-name="ro1">
          <table:table-cell/>
          <table:table-cell office:value-type="float" office:value="457.54" calcext:value-type="float">
            <text:p>457.54</text:p>
          </table:table-cell>
          <table:table-cell office:value-type="float" office:value="14124.61" calcext:value-type="float">
            <text:p>14124.61</text:p>
          </table:table-cell>
        </table:table-row>
        <table:table-row table:style-name="ro1">
          <table:table-cell/>
          <table:table-cell office:value-type="float" office:value="457.75" calcext:value-type="float">
            <text:p>457.75</text:p>
          </table:table-cell>
          <table:table-cell office:value-type="float" office:value="16356.44" calcext:value-type="float">
            <text:p>16356.44</text:p>
          </table:table-cell>
        </table:table-row>
        <table:table-row table:style-name="ro1">
          <table:table-cell/>
          <table:table-cell office:value-type="float" office:value="457.96" calcext:value-type="float">
            <text:p>457.96</text:p>
          </table:table-cell>
          <table:table-cell office:value-type="float" office:value="6662.72" calcext:value-type="float">
            <text:p>6662.72</text:p>
          </table:table-cell>
        </table:table-row>
        <table:table-row table:style-name="ro1">
          <table:table-cell/>
          <table:table-cell office:value-type="float" office:value="458.17" calcext:value-type="float">
            <text:p>458.17</text:p>
          </table:table-cell>
          <table:table-cell office:value-type="float" office:value="10518.37" calcext:value-type="float">
            <text:p>10518.37</text:p>
          </table:table-cell>
        </table:table-row>
        <table:table-row table:style-name="ro1">
          <table:table-cell/>
          <table:table-cell office:value-type="float" office:value="458.38" calcext:value-type="float">
            <text:p>458.38</text:p>
          </table:table-cell>
          <table:table-cell office:value-type="float" office:value="9802.94" calcext:value-type="float">
            <text:p>9802.94</text:p>
          </table:table-cell>
        </table:table-row>
        <table:table-row table:style-name="ro1">
          <table:table-cell/>
          <table:table-cell office:value-type="float" office:value="458.59" calcext:value-type="float">
            <text:p>458.59</text:p>
          </table:table-cell>
          <table:table-cell office:value-type="float" office:value="15326.09" calcext:value-type="float">
            <text:p>15326.09</text:p>
          </table:table-cell>
        </table:table-row>
        <table:table-row table:style-name="ro1">
          <table:table-cell/>
          <table:table-cell office:value-type="float" office:value="458.8" calcext:value-type="float">
            <text:p>458.8</text:p>
          </table:table-cell>
          <table:table-cell office:value-type="float" office:value="13458.34" calcext:value-type="float">
            <text:p>13458.34</text:p>
          </table:table-cell>
        </table:table-row>
        <table:table-row table:style-name="ro1">
          <table:table-cell/>
          <table:table-cell office:value-type="float" office:value="459.01" calcext:value-type="float">
            <text:p>459.01</text:p>
          </table:table-cell>
          <table:table-cell office:value-type="float" office:value="13724.12" calcext:value-type="float">
            <text:p>13724.12</text:p>
          </table:table-cell>
        </table:table-row>
        <table:table-row table:style-name="ro1">
          <table:table-cell/>
          <table:table-cell office:value-type="float" office:value="459.22" calcext:value-type="float">
            <text:p>459.22</text:p>
          </table:table-cell>
          <table:table-cell office:value-type="float" office:value="10028.68" calcext:value-type="float">
            <text:p>10028.68</text:p>
          </table:table-cell>
        </table:table-row>
        <table:table-row table:style-name="ro1">
          <table:table-cell/>
          <table:table-cell office:value-type="float" office:value="459.43" calcext:value-type="float">
            <text:p>459.43</text:p>
          </table:table-cell>
          <table:table-cell office:value-type="float" office:value="18764.86" calcext:value-type="float">
            <text:p>18764.86</text:p>
          </table:table-cell>
        </table:table-row>
        <table:table-row table:style-name="ro1">
          <table:table-cell/>
          <table:table-cell office:value-type="float" office:value="459.64" calcext:value-type="float">
            <text:p>459.64</text:p>
          </table:table-cell>
          <table:table-cell office:value-type="float" office:value="9695.54" calcext:value-type="float">
            <text:p>9695.54</text:p>
          </table:table-cell>
        </table:table-row>
        <table:table-row table:style-name="ro1">
          <table:table-cell/>
          <table:table-cell office:value-type="float" office:value="459.84" calcext:value-type="float">
            <text:p>459.84</text:p>
          </table:table-cell>
          <table:table-cell office:value-type="float" office:value="10897.01" calcext:value-type="float">
            <text:p>10897.01</text:p>
          </table:table-cell>
        </table:table-row>
        <table:table-row table:style-name="ro1">
          <table:table-cell/>
          <table:table-cell office:value-type="float" office:value="460.05" calcext:value-type="float">
            <text:p>460.05</text:p>
          </table:table-cell>
          <table:table-cell office:value-type="float" office:value="17781.83" calcext:value-type="float">
            <text:p>17781.83</text:p>
          </table:table-cell>
        </table:table-row>
        <table:table-row table:style-name="ro1">
          <table:table-cell/>
          <table:table-cell office:value-type="float" office:value="460.26" calcext:value-type="float">
            <text:p>460.26</text:p>
          </table:table-cell>
          <table:table-cell office:value-type="float" office:value="12808.45" calcext:value-type="float">
            <text:p>12808.45</text:p>
          </table:table-cell>
        </table:table-row>
        <table:table-row table:style-name="ro1">
          <table:table-cell/>
          <table:table-cell office:value-type="float" office:value="460.47" calcext:value-type="float">
            <text:p>460.47</text:p>
          </table:table-cell>
          <table:table-cell office:value-type="float" office:value="24805" calcext:value-type="float">
            <text:p>24805</text:p>
          </table:table-cell>
        </table:table-row>
        <table:table-row table:style-name="ro1">
          <table:table-cell/>
          <table:table-cell office:value-type="float" office:value="460.68" calcext:value-type="float">
            <text:p>460.68</text:p>
          </table:table-cell>
          <table:table-cell office:value-type="float" office:value="12174.95" calcext:value-type="float">
            <text:p>12174.95</text:p>
          </table:table-cell>
        </table:table-row>
        <table:table-row table:style-name="ro1">
          <table:table-cell/>
          <table:table-cell office:value-type="float" office:value="460.89" calcext:value-type="float">
            <text:p>460.89</text:p>
          </table:table-cell>
          <table:table-cell office:value-type="float" office:value="6963.09" calcext:value-type="float">
            <text:p>6963.09</text:p>
          </table:table-cell>
        </table:table-row>
        <table:table-row table:style-name="ro1">
          <table:table-cell/>
          <table:table-cell office:value-type="float" office:value="461.1" calcext:value-type="float">
            <text:p>461.1</text:p>
          </table:table-cell>
          <table:table-cell office:value-type="float" office:value="18996.05" calcext:value-type="float">
            <text:p>18996.05</text:p>
          </table:table-cell>
        </table:table-row>
        <table:table-row table:style-name="ro1">
          <table:table-cell/>
          <table:table-cell office:value-type="float" office:value="461.31" calcext:value-type="float">
            <text:p>461.31</text:p>
          </table:table-cell>
          <table:table-cell office:value-type="float" office:value="5889.05" calcext:value-type="float">
            <text:p>5889.05</text:p>
          </table:table-cell>
        </table:table-row>
        <table:table-row table:style-name="ro1">
          <table:table-cell/>
          <table:table-cell office:value-type="float" office:value="461.52" calcext:value-type="float">
            <text:p>461.52</text:p>
          </table:table-cell>
          <table:table-cell office:value-type="float" office:value="6824.74" calcext:value-type="float">
            <text:p>6824.74</text:p>
          </table:table-cell>
        </table:table-row>
        <table:table-row table:style-name="ro1">
          <table:table-cell/>
          <table:table-cell office:value-type="float" office:value="461.73" calcext:value-type="float">
            <text:p>461.73</text:p>
          </table:table-cell>
          <table:table-cell office:value-type="float" office:value="17428.67" calcext:value-type="float">
            <text:p>17428.67</text:p>
          </table:table-cell>
        </table:table-row>
        <table:table-row table:style-name="ro1">
          <table:table-cell/>
          <table:table-cell office:value-type="float" office:value="461.94" calcext:value-type="float">
            <text:p>461.94</text:p>
          </table:table-cell>
          <table:table-cell office:value-type="float" office:value="12255.04" calcext:value-type="float">
            <text:p>12255.04</text:p>
          </table:table-cell>
        </table:table-row>
        <table:table-row table:style-name="ro1">
          <table:table-cell/>
          <table:table-cell office:value-type="float" office:value="462.15" calcext:value-type="float">
            <text:p>462.15</text:p>
          </table:table-cell>
          <table:table-cell office:value-type="float" office:value="10086.93" calcext:value-type="float">
            <text:p>10086.93</text:p>
          </table:table-cell>
        </table:table-row>
        <table:table-row table:style-name="ro1">
          <table:table-cell/>
          <table:table-cell office:value-type="float" office:value="462.36" calcext:value-type="float">
            <text:p>462.36</text:p>
          </table:table-cell>
          <table:table-cell office:value-type="float" office:value="9021.98" calcext:value-type="float">
            <text:p>9021.98</text:p>
          </table:table-cell>
        </table:table-row>
        <table:table-row table:style-name="ro1">
          <table:table-cell/>
          <table:table-cell office:value-type="float" office:value="462.56" calcext:value-type="float">
            <text:p>462.56</text:p>
          </table:table-cell>
          <table:table-cell office:value-type="float" office:value="9719.2" calcext:value-type="float">
            <text:p>9719.2</text:p>
          </table:table-cell>
        </table:table-row>
        <table:table-row table:style-name="ro1">
          <table:table-cell/>
          <table:table-cell office:value-type="float" office:value="462.77" calcext:value-type="float">
            <text:p>462.77</text:p>
          </table:table-cell>
          <table:table-cell office:value-type="float" office:value="11273.84" calcext:value-type="float">
            <text:p>11273.84</text:p>
          </table:table-cell>
        </table:table-row>
        <table:table-row table:style-name="ro1">
          <table:table-cell/>
          <table:table-cell office:value-type="float" office:value="462.98" calcext:value-type="float">
            <text:p>462.98</text:p>
          </table:table-cell>
          <table:table-cell office:value-type="float" office:value="10094.21" calcext:value-type="float">
            <text:p>10094.21</text:p>
          </table:table-cell>
        </table:table-row>
        <table:table-row table:style-name="ro1">
          <table:table-cell/>
          <table:table-cell office:value-type="float" office:value="463.19" calcext:value-type="float">
            <text:p>463.19</text:p>
          </table:table-cell>
          <table:table-cell office:value-type="float" office:value="8969.19" calcext:value-type="float">
            <text:p>8969.19</text:p>
          </table:table-cell>
        </table:table-row>
        <table:table-row table:style-name="ro1">
          <table:table-cell/>
          <table:table-cell office:value-type="float" office:value="463.4" calcext:value-type="float">
            <text:p>463.4</text:p>
          </table:table-cell>
          <table:table-cell office:value-type="float" office:value="12619.13" calcext:value-type="float">
            <text:p>12619.13</text:p>
          </table:table-cell>
        </table:table-row>
        <table:table-row table:style-name="ro1">
          <table:table-cell/>
          <table:table-cell office:value-type="float" office:value="463.61" calcext:value-type="float">
            <text:p>463.61</text:p>
          </table:table-cell>
          <table:table-cell office:value-type="float" office:value="15216.86" calcext:value-type="float">
            <text:p>15216.86</text:p>
          </table:table-cell>
        </table:table-row>
        <table:table-row table:style-name="ro1">
          <table:table-cell/>
          <table:table-cell office:value-type="float" office:value="463.82" calcext:value-type="float">
            <text:p>463.82</text:p>
          </table:table-cell>
          <table:table-cell office:value-type="float" office:value="24488.24" calcext:value-type="float">
            <text:p>24488.24</text:p>
          </table:table-cell>
        </table:table-row>
        <table:table-row table:style-name="ro1">
          <table:table-cell/>
          <table:table-cell office:value-type="float" office:value="464.03" calcext:value-type="float">
            <text:p>464.03</text:p>
          </table:table-cell>
          <table:table-cell office:value-type="float" office:value="11674.33" calcext:value-type="float">
            <text:p>11674.33</text:p>
          </table:table-cell>
        </table:table-row>
        <table:table-row table:style-name="ro1">
          <table:table-cell/>
          <table:table-cell office:value-type="float" office:value="464.24" calcext:value-type="float">
            <text:p>464.24</text:p>
          </table:table-cell>
          <table:table-cell office:value-type="float" office:value="17315.8" calcext:value-type="float">
            <text:p>17315.8</text:p>
          </table:table-cell>
        </table:table-row>
        <table:table-row table:style-name="ro1">
          <table:table-cell/>
          <table:table-cell office:value-type="float" office:value="464.45" calcext:value-type="float">
            <text:p>464.45</text:p>
          </table:table-cell>
          <table:table-cell office:value-type="float" office:value="12708.33" calcext:value-type="float">
            <text:p>12708.33</text:p>
          </table:table-cell>
        </table:table-row>
        <table:table-row table:style-name="ro1">
          <table:table-cell/>
          <table:table-cell office:value-type="float" office:value="464.66" calcext:value-type="float">
            <text:p>464.66</text:p>
          </table:table-cell>
          <table:table-cell office:value-type="float" office:value="8519.55" calcext:value-type="float">
            <text:p>8519.55</text:p>
          </table:table-cell>
        </table:table-row>
        <table:table-row table:style-name="ro1">
          <table:table-cell/>
          <table:table-cell office:value-type="float" office:value="464.86" calcext:value-type="float">
            <text:p>464.86</text:p>
          </table:table-cell>
          <table:table-cell office:value-type="float" office:value="9757.43" calcext:value-type="float">
            <text:p>9757.43</text:p>
          </table:table-cell>
        </table:table-row>
        <table:table-row table:style-name="ro1">
          <table:table-cell/>
          <table:table-cell office:value-type="float" office:value="465.07" calcext:value-type="float">
            <text:p>465.07</text:p>
          </table:table-cell>
          <table:table-cell office:value-type="float" office:value="11115.46" calcext:value-type="float">
            <text:p>11115.46</text:p>
          </table:table-cell>
        </table:table-row>
        <table:table-row table:style-name="ro1">
          <table:table-cell/>
          <table:table-cell office:value-type="float" office:value="465.28" calcext:value-type="float">
            <text:p>465.28</text:p>
          </table:table-cell>
          <table:table-cell office:value-type="float" office:value="14787.24" calcext:value-type="float">
            <text:p>14787.24</text:p>
          </table:table-cell>
        </table:table-row>
        <table:table-row table:style-name="ro1">
          <table:table-cell/>
          <table:table-cell office:value-type="float" office:value="465.49" calcext:value-type="float">
            <text:p>465.49</text:p>
          </table:table-cell>
          <table:table-cell office:value-type="float" office:value="25079.88" calcext:value-type="float">
            <text:p>25079.88</text:p>
          </table:table-cell>
        </table:table-row>
        <table:table-row table:style-name="ro1">
          <table:table-cell/>
          <table:table-cell office:value-type="float" office:value="465.7" calcext:value-type="float">
            <text:p>465.7</text:p>
          </table:table-cell>
          <table:table-cell office:value-type="float" office:value="10785.97" calcext:value-type="float">
            <text:p>10785.97</text:p>
          </table:table-cell>
        </table:table-row>
        <table:table-row table:style-name="ro1">
          <table:table-cell/>
          <table:table-cell office:value-type="float" office:value="465.91" calcext:value-type="float">
            <text:p>465.91</text:p>
          </table:table-cell>
          <table:table-cell office:value-type="float" office:value="12637.33" calcext:value-type="float">
            <text:p>12637.33</text:p>
          </table:table-cell>
        </table:table-row>
        <table:table-row table:style-name="ro1">
          <table:table-cell/>
          <table:table-cell office:value-type="float" office:value="466.12" calcext:value-type="float">
            <text:p>466.12</text:p>
          </table:table-cell>
          <table:table-cell office:value-type="float" office:value="12351.53" calcext:value-type="float">
            <text:p>12351.53</text:p>
          </table:table-cell>
        </table:table-row>
        <table:table-row table:style-name="ro1">
          <table:table-cell/>
          <table:table-cell office:value-type="float" office:value="466.33" calcext:value-type="float">
            <text:p>466.33</text:p>
          </table:table-cell>
          <table:table-cell office:value-type="float" office:value="27998.01" calcext:value-type="float">
            <text:p>27998.01</text:p>
          </table:table-cell>
        </table:table-row>
        <table:table-row table:style-name="ro1">
          <table:table-cell/>
          <table:table-cell office:value-type="float" office:value="466.54" calcext:value-type="float">
            <text:p>466.54</text:p>
          </table:table-cell>
          <table:table-cell office:value-type="float" office:value="8972.83" calcext:value-type="float">
            <text:p>8972.83</text:p>
          </table:table-cell>
        </table:table-row>
        <table:table-row table:style-name="ro1">
          <table:table-cell/>
          <table:table-cell office:value-type="float" office:value="466.75" calcext:value-type="float">
            <text:p>466.75</text:p>
          </table:table-cell>
          <table:table-cell office:value-type="float" office:value="21342.56" calcext:value-type="float">
            <text:p>21342.56</text:p>
          </table:table-cell>
        </table:table-row>
        <table:table-row table:style-name="ro1">
          <table:table-cell/>
          <table:table-cell office:value-type="float" office:value="466.95" calcext:value-type="float">
            <text:p>466.95</text:p>
          </table:table-cell>
          <table:table-cell office:value-type="float" office:value="13181.64" calcext:value-type="float">
            <text:p>13181.64</text:p>
          </table:table-cell>
        </table:table-row>
        <table:table-row table:style-name="ro1">
          <table:table-cell/>
          <table:table-cell office:value-type="float" office:value="467.16" calcext:value-type="float">
            <text:p>467.16</text:p>
          </table:table-cell>
          <table:table-cell office:value-type="float" office:value="9912.17" calcext:value-type="float">
            <text:p>9912.17</text:p>
          </table:table-cell>
        </table:table-row>
        <table:table-row table:style-name="ro1">
          <table:table-cell/>
          <table:table-cell office:value-type="float" office:value="467.37" calcext:value-type="float">
            <text:p>467.37</text:p>
          </table:table-cell>
          <table:table-cell office:value-type="float" office:value="12222.28" calcext:value-type="float">
            <text:p>12222.28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2795.71" calcext:value-type="float">
            <text:p>12795.71</text:p>
          </table:table-cell>
        </table:table-row>
        <table:table-row table:style-name="ro1">
          <table:table-cell/>
          <table:table-cell office:value-type="float" office:value="467.79" calcext:value-type="float">
            <text:p>467.79</text:p>
          </table:table-cell>
          <table:table-cell office:value-type="float" office:value="9293.23" calcext:value-type="float">
            <text:p>9293.23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8156.84" calcext:value-type="float">
            <text:p>18156.84</text:p>
          </table:table-cell>
        </table:table-row>
        <table:table-row table:style-name="ro1">
          <table:table-cell/>
          <table:table-cell office:value-type="float" office:value="468.21" calcext:value-type="float">
            <text:p>468.21</text:p>
          </table:table-cell>
          <table:table-cell office:value-type="float" office:value="16866.16" calcext:value-type="float">
            <text:p>16866.16</text:p>
          </table:table-cell>
        </table:table-row>
        <table:table-row table:style-name="ro1">
          <table:table-cell/>
          <table:table-cell office:value-type="float" office:value="468.42" calcext:value-type="float">
            <text:p>468.42</text:p>
          </table:table-cell>
          <table:table-cell office:value-type="float" office:value="19766.08" calcext:value-type="float">
            <text:p>19766.08</text:p>
          </table:table-cell>
        </table:table-row>
        <table:table-row table:style-name="ro1">
          <table:table-cell/>
          <table:table-cell office:value-type="float" office:value="468.63" calcext:value-type="float">
            <text:p>468.63</text:p>
          </table:table-cell>
          <table:table-cell office:value-type="float" office:value="17980.26" calcext:value-type="float">
            <text:p>17980.26</text:p>
          </table:table-cell>
        </table:table-row>
        <table:table-row table:style-name="ro1">
          <table:table-cell/>
          <table:table-cell office:value-type="float" office:value="468.83" calcext:value-type="float">
            <text:p>468.83</text:p>
          </table:table-cell>
          <table:table-cell office:value-type="float" office:value="8348.43" calcext:value-type="float">
            <text:p>8348.43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1044.47" calcext:value-type="float">
            <text:p>11044.47</text:p>
          </table:table-cell>
        </table:table-row>
        <table:table-row table:style-name="ro1">
          <table:table-cell/>
          <table:table-cell office:value-type="float" office:value="469.25" calcext:value-type="float">
            <text:p>469.25</text:p>
          </table:table-cell>
          <table:table-cell office:value-type="float" office:value="9642.75" calcext:value-type="float">
            <text:p>9642.75</text:p>
          </table:table-cell>
        </table:table-row>
        <table:table-row table:style-name="ro1">
          <table:table-cell/>
          <table:table-cell office:value-type="float" office:value="469.46" calcext:value-type="float">
            <text:p>469.46</text:p>
          </table:table-cell>
          <table:table-cell office:value-type="float" office:value="16556.69" calcext:value-type="float">
            <text:p>16556.69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41135.96" calcext:value-type="float">
            <text:p>41135.96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0980.75" calcext:value-type="float">
            <text:p>10980.75</text:p>
          </table:table-cell>
        </table:table-row>
        <table:table-row table:style-name="ro1">
          <table:table-cell/>
          <table:table-cell office:value-type="float" office:value="470.09" calcext:value-type="float">
            <text:p>470.09</text:p>
          </table:table-cell>
          <table:table-cell office:value-type="float" office:value="11557.83" calcext:value-type="float">
            <text:p>11557.83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20856.51" calcext:value-type="float">
            <text:p>20856.51</text:p>
          </table:table-cell>
        </table:table-row>
        <table:table-row table:style-name="ro1">
          <table:table-cell/>
          <table:table-cell office:value-type="float" office:value="470.5" calcext:value-type="float">
            <text:p>470.5</text:p>
          </table:table-cell>
          <table:table-cell office:value-type="float" office:value="20514.28" calcext:value-type="float">
            <text:p>20514.28</text:p>
          </table:table-cell>
        </table:table-row>
        <table:table-row table:style-name="ro1">
          <table:table-cell/>
          <table:table-cell office:value-type="float" office:value="470.71" calcext:value-type="float">
            <text:p>470.71</text:p>
          </table:table-cell>
          <table:table-cell office:value-type="float" office:value="17845.54" calcext:value-type="float">
            <text:p>17845.54</text:p>
          </table:table-cell>
        </table:table-row>
        <table:table-row table:style-name="ro1">
          <table:table-cell/>
          <table:table-cell office:value-type="float" office:value="470.92" calcext:value-type="float">
            <text:p>470.92</text:p>
          </table:table-cell>
          <table:table-cell office:value-type="float" office:value="11515.96" calcext:value-type="float">
            <text:p>11515.96</text:p>
          </table:table-cell>
        </table:table-row>
        <table:table-row table:style-name="ro1">
          <table:table-cell/>
          <table:table-cell office:value-type="float" office:value="471.13" calcext:value-type="float">
            <text:p>471.13</text:p>
          </table:table-cell>
          <table:table-cell office:value-type="float" office:value="15185.92" calcext:value-type="float">
            <text:p>15185.92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8912.31" calcext:value-type="float">
            <text:p>18912.31</text:p>
          </table:table-cell>
        </table:table-row>
        <table:table-row table:style-name="ro1">
          <table:table-cell/>
          <table:table-cell office:value-type="float" office:value="471.55" calcext:value-type="float">
            <text:p>471.55</text:p>
          </table:table-cell>
          <table:table-cell office:value-type="float" office:value="10574.8" calcext:value-type="float">
            <text:p>10574.8</text:p>
          </table:table-cell>
        </table:table-row>
        <table:table-row table:style-name="ro1">
          <table:table-cell/>
          <table:table-cell office:value-type="float" office:value="471.76" calcext:value-type="float">
            <text:p>471.76</text:p>
          </table:table-cell>
          <table:table-cell office:value-type="float" office:value="17479.64" calcext:value-type="float">
            <text:p>17479.64</text:p>
          </table:table-cell>
        </table:table-row>
        <table:table-row table:style-name="ro1">
          <table:table-cell/>
          <table:table-cell office:value-type="float" office:value="471.97" calcext:value-type="float">
            <text:p>471.97</text:p>
          </table:table-cell>
          <table:table-cell office:value-type="float" office:value="10250.77" calcext:value-type="float">
            <text:p>10250.77</text:p>
          </table:table-cell>
        </table:table-row>
        <table:table-row table:style-name="ro1">
          <table:table-cell/>
          <table:table-cell office:value-type="float" office:value="472.17" calcext:value-type="float">
            <text:p>472.17</text:p>
          </table:table-cell>
          <table:table-cell office:value-type="float" office:value="8191.88" calcext:value-type="float">
            <text:p>8191.88</text:p>
          </table:table-cell>
        </table:table-row>
        <table:table-row table:style-name="ro1">
          <table:table-cell/>
          <table:table-cell office:value-type="float" office:value="472.38" calcext:value-type="float">
            <text:p>472.38</text:p>
          </table:table-cell>
          <table:table-cell office:value-type="float" office:value="6961.27" calcext:value-type="float">
            <text:p>6961.27</text:p>
          </table:table-cell>
        </table:table-row>
        <table:table-row table:style-name="ro1">
          <table:table-cell/>
          <table:table-cell office:value-type="float" office:value="472.59" calcext:value-type="float">
            <text:p>472.59</text:p>
          </table:table-cell>
          <table:table-cell office:value-type="float" office:value="11177.36" calcext:value-type="float">
            <text:p>11177.36</text:p>
          </table:table-cell>
        </table:table-row>
        <table:table-row table:style-name="ro1">
          <table:table-cell/>
          <table:table-cell office:value-type="float" office:value="472.8" calcext:value-type="float">
            <text:p>472.8</text:p>
          </table:table-cell>
          <table:table-cell office:value-type="float" office:value="13940.75" calcext:value-type="float">
            <text:p>13940.75</text:p>
          </table:table-cell>
        </table:table-row>
        <table:table-row table:style-name="ro1">
          <table:table-cell/>
          <table:table-cell office:value-type="float" office:value="473.01" calcext:value-type="float">
            <text:p>473.01</text:p>
          </table:table-cell>
          <table:table-cell office:value-type="float" office:value="16198.07" calcext:value-type="float">
            <text:p>16198.07</text:p>
          </table:table-cell>
        </table:table-row>
        <table:table-row table:style-name="ro1">
          <table:table-cell/>
          <table:table-cell office:value-type="float" office:value="473.22" calcext:value-type="float">
            <text:p>473.22</text:p>
          </table:table-cell>
          <table:table-cell office:value-type="float" office:value="21358.95" calcext:value-type="float">
            <text:p>21358.95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23729.13" calcext:value-type="float">
            <text:p>23729.13</text:p>
          </table:table-cell>
        </table:table-row>
        <table:table-row table:style-name="ro1">
          <table:table-cell/>
          <table:table-cell office:value-type="float" office:value="473.63" calcext:value-type="float">
            <text:p>473.63</text:p>
          </table:table-cell>
          <table:table-cell office:value-type="float" office:value="8057.16" calcext:value-type="float">
            <text:p>8057.16</text:p>
          </table:table-cell>
        </table:table-row>
        <table:table-row table:style-name="ro1">
          <table:table-cell/>
          <table:table-cell office:value-type="float" office:value="473.84" calcext:value-type="float">
            <text:p>473.84</text:p>
          </table:table-cell>
          <table:table-cell office:value-type="float" office:value="13086.98" calcext:value-type="float">
            <text:p>13086.98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7088.7" calcext:value-type="float">
            <text:p>7088.7</text:p>
          </table:table-cell>
        </table:table-row>
        <table:table-row table:style-name="ro1">
          <table:table-cell/>
          <table:table-cell office:value-type="float" office:value="474.26" calcext:value-type="float">
            <text:p>474.26</text:p>
          </table:table-cell>
          <table:table-cell office:value-type="float" office:value="7909.71" calcext:value-type="float">
            <text:p>7909.71</text:p>
          </table:table-cell>
        </table:table-row>
        <table:table-row table:style-name="ro1">
          <table:table-cell/>
          <table:table-cell office:value-type="float" office:value="474.47" calcext:value-type="float">
            <text:p>474.47</text:p>
          </table:table-cell>
          <table:table-cell office:value-type="float" office:value="11004.42" calcext:value-type="float">
            <text:p>11004.42</text:p>
          </table:table-cell>
        </table:table-row>
        <table:table-row table:style-name="ro1">
          <table:table-cell/>
          <table:table-cell office:value-type="float" office:value="474.68" calcext:value-type="float">
            <text:p>474.68</text:p>
          </table:table-cell>
          <table:table-cell office:value-type="float" office:value="10522.01" calcext:value-type="float">
            <text:p>10522.01</text:p>
          </table:table-cell>
        </table:table-row>
        <table:table-row table:style-name="ro1">
          <table:table-cell/>
          <table:table-cell office:value-type="float" office:value="474.89" calcext:value-type="float">
            <text:p>474.89</text:p>
          </table:table-cell>
          <table:table-cell office:value-type="float" office:value="9538.98" calcext:value-type="float">
            <text:p>9538.98</text:p>
          </table:table-cell>
        </table:table-row>
        <table:table-row table:style-name="ro1">
          <table:table-cell/>
          <table:table-cell office:value-type="float" office:value="475.09" calcext:value-type="float">
            <text:p>475.09</text:p>
          </table:table-cell>
          <table:table-cell office:value-type="float" office:value="15666.51" calcext:value-type="float">
            <text:p>15666.51</text:p>
          </table:table-cell>
        </table:table-row>
        <table:table-row table:style-name="ro1">
          <table:table-cell/>
          <table:table-cell office:value-type="float" office:value="475.3" calcext:value-type="float">
            <text:p>475.3</text:p>
          </table:table-cell>
          <table:table-cell office:value-type="float" office:value="15957.77" calcext:value-type="float">
            <text:p>15957.77</text:p>
          </table:table-cell>
        </table:table-row>
        <table:table-row table:style-name="ro1">
          <table:table-cell/>
          <table:table-cell office:value-type="float" office:value="475.51" calcext:value-type="float">
            <text:p>475.51</text:p>
          </table:table-cell>
          <table:table-cell office:value-type="float" office:value="7241.62" calcext:value-type="float">
            <text:p>7241.62</text:p>
          </table:table-cell>
        </table:table-row>
        <table:table-row table:style-name="ro1">
          <table:table-cell/>
          <table:table-cell office:value-type="float" office:value="475.72" calcext:value-type="float">
            <text:p>475.72</text:p>
          </table:table-cell>
          <table:table-cell office:value-type="float" office:value="14936.52" calcext:value-type="float">
            <text:p>14936.52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6112.51" calcext:value-type="float">
            <text:p>16112.51</text:p>
          </table:table-cell>
        </table:table-row>
        <table:table-row table:style-name="ro1">
          <table:table-cell/>
          <table:table-cell office:value-type="float" office:value="476.14" calcext:value-type="float">
            <text:p>476.14</text:p>
          </table:table-cell>
          <table:table-cell office:value-type="float" office:value="18468.13" calcext:value-type="float">
            <text:p>18468.13</text:p>
          </table:table-cell>
        </table:table-row>
        <table:table-row table:style-name="ro1">
          <table:table-cell/>
          <table:table-cell office:value-type="float" office:value="476.34" calcext:value-type="float">
            <text:p>476.34</text:p>
          </table:table-cell>
          <table:table-cell office:value-type="float" office:value="18369.82" calcext:value-type="float">
            <text:p>18369.82</text:p>
          </table:table-cell>
        </table:table-row>
        <table:table-row table:style-name="ro1">
          <table:table-cell/>
          <table:table-cell office:value-type="float" office:value="476.55" calcext:value-type="float">
            <text:p>476.55</text:p>
          </table:table-cell>
          <table:table-cell office:value-type="float" office:value="12085.75" calcext:value-type="float">
            <text:p>12085.75</text:p>
          </table:table-cell>
        </table:table-row>
        <table:table-row table:style-name="ro1">
          <table:table-cell/>
          <table:table-cell office:value-type="float" office:value="476.76" calcext:value-type="float">
            <text:p>476.76</text:p>
          </table:table-cell>
          <table:table-cell office:value-type="float" office:value="23962.14" calcext:value-type="float">
            <text:p>23962.14</text:p>
          </table:table-cell>
        </table:table-row>
        <table:table-row table:style-name="ro1">
          <table:table-cell/>
          <table:table-cell office:value-type="float" office:value="476.97" calcext:value-type="float">
            <text:p>476.97</text:p>
          </table:table-cell>
          <table:table-cell office:value-type="float" office:value="11277.48" calcext:value-type="float">
            <text:p>11277.48</text:p>
          </table:table-cell>
        </table:table-row>
        <table:table-row table:style-name="ro1">
          <table:table-cell/>
          <table:table-cell office:value-type="float" office:value="477.18" calcext:value-type="float">
            <text:p>477.18</text:p>
          </table:table-cell>
          <table:table-cell office:value-type="float" office:value="11667.05" calcext:value-type="float">
            <text:p>11667.05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1443.14" calcext:value-type="float">
            <text:p>11443.14</text:p>
          </table:table-cell>
        </table:table-row>
        <table:table-row table:style-name="ro1">
          <table:table-cell/>
          <table:table-cell office:value-type="float" office:value="477.6" calcext:value-type="float">
            <text:p>477.6</text:p>
          </table:table-cell>
          <table:table-cell office:value-type="float" office:value="9548.09" calcext:value-type="float">
            <text:p>9548.09</text:p>
          </table:table-cell>
        </table:table-row>
        <table:table-row table:style-name="ro1">
          <table:table-cell/>
          <table:table-cell office:value-type="float" office:value="477.8" calcext:value-type="float">
            <text:p>477.8</text:p>
          </table:table-cell>
          <table:table-cell office:value-type="float" office:value="14772.68" calcext:value-type="float">
            <text:p>14772.68</text:p>
          </table:table-cell>
        </table:table-row>
        <table:table-row table:style-name="ro1">
          <table:table-cell/>
          <table:table-cell office:value-type="float" office:value="478.01" calcext:value-type="float">
            <text:p>478.01</text:p>
          </table:table-cell>
          <table:table-cell office:value-type="float" office:value="14956.54" calcext:value-type="float">
            <text:p>14956.54</text:p>
          </table:table-cell>
        </table:table-row>
        <table:table-row table:style-name="ro1">
          <table:table-cell/>
          <table:table-cell office:value-type="float" office:value="478.22" calcext:value-type="float">
            <text:p>478.22</text:p>
          </table:table-cell>
          <table:table-cell office:value-type="float" office:value="18926.87" calcext:value-type="float">
            <text:p>18926.87</text:p>
          </table:table-cell>
        </table:table-row>
        <table:table-row table:style-name="ro1">
          <table:table-cell/>
          <table:table-cell office:value-type="float" office:value="478.43" calcext:value-type="float">
            <text:p>478.43</text:p>
          </table:table-cell>
          <table:table-cell office:value-type="float" office:value="14850.96" calcext:value-type="float">
            <text:p>14850.96</text:p>
          </table:table-cell>
        </table:table-row>
        <table:table-row table:style-name="ro1">
          <table:table-cell/>
          <table:table-cell office:value-type="float" office:value="478.64" calcext:value-type="float">
            <text:p>478.64</text:p>
          </table:table-cell>
          <table:table-cell office:value-type="float" office:value="14516" calcext:value-type="float">
            <text:p>14516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0394.58" calcext:value-type="float">
            <text:p>10394.58</text:p>
          </table:table-cell>
        </table:table-row>
        <table:table-row table:style-name="ro1">
          <table:table-cell/>
          <table:table-cell office:value-type="float" office:value="479.05" calcext:value-type="float">
            <text:p>479.05</text:p>
          </table:table-cell>
          <table:table-cell office:value-type="float" office:value="15322.45" calcext:value-type="float">
            <text:p>15322.45</text:p>
          </table:table-cell>
        </table:table-row>
        <table:table-row table:style-name="ro1">
          <table:table-cell/>
          <table:table-cell office:value-type="float" office:value="479.26" calcext:value-type="float">
            <text:p>479.26</text:p>
          </table:table-cell>
          <table:table-cell office:value-type="float" office:value="15972.34" calcext:value-type="float">
            <text:p>15972.34</text:p>
          </table:table-cell>
        </table:table-row>
        <table:table-row table:style-name="ro1">
          <table:table-cell/>
          <table:table-cell office:value-type="float" office:value="479.47" calcext:value-type="float">
            <text:p>479.47</text:p>
          </table:table-cell>
          <table:table-cell office:value-type="float" office:value="19509.41" calcext:value-type="float">
            <text:p>19509.41</text:p>
          </table:table-cell>
        </table:table-row>
        <table:table-row table:style-name="ro1">
          <table:table-cell/>
          <table:table-cell office:value-type="float" office:value="479.68" calcext:value-type="float">
            <text:p>479.68</text:p>
          </table:table-cell>
          <table:table-cell office:value-type="float" office:value="8810.82" calcext:value-type="float">
            <text:p>8810.82</text:p>
          </table:table-cell>
        </table:table-row>
        <table:table-row table:style-name="ro1">
          <table:table-cell/>
          <table:table-cell office:value-type="float" office:value="479.89" calcext:value-type="float">
            <text:p>479.89</text:p>
          </table:table-cell>
          <table:table-cell office:value-type="float" office:value="10441.91" calcext:value-type="float">
            <text:p>10441.91</text:p>
          </table:table-cell>
        </table:table-row>
        <table:table-row table:style-name="ro1">
          <table:table-cell/>
          <table:table-cell office:value-type="float" office:value="480.09" calcext:value-type="float">
            <text:p>480.09</text:p>
          </table:table-cell>
          <table:table-cell office:value-type="float" office:value="12910.4" calcext:value-type="float">
            <text:p>12910.4</text:p>
          </table:table-cell>
        </table:table-row>
        <table:table-row table:style-name="ro1">
          <table:table-cell/>
          <table:table-cell office:value-type="float" office:value="480.3" calcext:value-type="float">
            <text:p>480.3</text:p>
          </table:table-cell>
          <table:table-cell office:value-type="float" office:value="13096.08" calcext:value-type="float">
            <text:p>13096.08</text:p>
          </table:table-cell>
        </table:table-row>
        <table:table-row table:style-name="ro1">
          <table:table-cell/>
          <table:table-cell office:value-type="float" office:value="480.51" calcext:value-type="float">
            <text:p>480.51</text:p>
          </table:table-cell>
          <table:table-cell office:value-type="float" office:value="13909.8" calcext:value-type="float">
            <text:p>13909.8</text:p>
          </table:table-cell>
        </table:table-row>
        <table:table-row table:style-name="ro1">
          <table:table-cell/>
          <table:table-cell office:value-type="float" office:value="480.72" calcext:value-type="float">
            <text:p>480.72</text:p>
          </table:table-cell>
          <table:table-cell office:value-type="float" office:value="11912.81" calcext:value-type="float">
            <text:p>11912.81</text:p>
          </table:table-cell>
        </table:table-row>
        <table:table-row table:style-name="ro1">
          <table:table-cell/>
          <table:table-cell office:value-type="float" office:value="480.93" calcext:value-type="float">
            <text:p>480.93</text:p>
          </table:table-cell>
          <table:table-cell office:value-type="float" office:value="13569.39" calcext:value-type="float">
            <text:p>13569.39</text:p>
          </table:table-cell>
        </table:table-row>
        <table:table-row table:style-name="ro1">
          <table:table-cell/>
          <table:table-cell office:value-type="float" office:value="481.14" calcext:value-type="float">
            <text:p>481.14</text:p>
          </table:table-cell>
          <table:table-cell office:value-type="float" office:value="7046.83" calcext:value-type="float">
            <text:p>7046.83</text:p>
          </table:table-cell>
        </table:table-row>
        <table:table-row table:style-name="ro1">
          <table:table-cell/>
          <table:table-cell office:value-type="float" office:value="481.34" calcext:value-type="float">
            <text:p>481.34</text:p>
          </table:table-cell>
          <table:table-cell office:value-type="float" office:value="9011.06" calcext:value-type="float">
            <text:p>9011.06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2451.65" calcext:value-type="float">
            <text:p>12451.65</text:p>
          </table:table-cell>
        </table:table-row>
        <table:table-row table:style-name="ro1">
          <table:table-cell/>
          <table:table-cell office:value-type="float" office:value="481.76" calcext:value-type="float">
            <text:p>481.76</text:p>
          </table:table-cell>
          <table:table-cell office:value-type="float" office:value="14002.64" calcext:value-type="float">
            <text:p>14002.64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0875.17" calcext:value-type="float">
            <text:p>10875.17</text:p>
          </table:table-cell>
        </table:table-row>
        <table:table-row table:style-name="ro1">
          <table:table-cell/>
          <table:table-cell office:value-type="float" office:value="482.18" calcext:value-type="float">
            <text:p>482.18</text:p>
          </table:table-cell>
          <table:table-cell office:value-type="float" office:value="11570.57" calcext:value-type="float">
            <text:p>11570.57</text:p>
          </table:table-cell>
        </table:table-row>
        <table:table-row table:style-name="ro1">
          <table:table-cell/>
          <table:table-cell office:value-type="float" office:value="482.38" calcext:value-type="float">
            <text:p>482.38</text:p>
          </table:table-cell>
          <table:table-cell office:value-type="float" office:value="9231.33" calcext:value-type="float">
            <text:p>9231.33</text:p>
          </table:table-cell>
        </table:table-row>
        <table:table-row table:style-name="ro1">
          <table:table-cell/>
          <table:table-cell office:value-type="float" office:value="482.59" calcext:value-type="float">
            <text:p>482.59</text:p>
          </table:table-cell>
          <table:table-cell office:value-type="float" office:value="8889.09" calcext:value-type="float">
            <text:p>8889.09</text:p>
          </table:table-cell>
        </table:table-row>
        <table:table-row table:style-name="ro1">
          <table:table-cell/>
          <table:table-cell office:value-type="float" office:value="482.8" calcext:value-type="float">
            <text:p>482.8</text:p>
          </table:table-cell>
          <table:table-cell office:value-type="float" office:value="17925.64" calcext:value-type="float">
            <text:p>17925.64</text:p>
          </table:table-cell>
        </table:table-row>
        <table:table-row table:style-name="ro1">
          <table:table-cell/>
          <table:table-cell office:value-type="float" office:value="483.01" calcext:value-type="float">
            <text:p>483.01</text:p>
          </table:table-cell>
          <table:table-cell office:value-type="float" office:value="14827.29" calcext:value-type="float">
            <text:p>14827.29</text:p>
          </table:table-cell>
        </table:table-row>
        <table:table-row table:style-name="ro1">
          <table:table-cell/>
          <table:table-cell office:value-type="float" office:value="483.22" calcext:value-type="float">
            <text:p>483.22</text:p>
          </table:table-cell>
          <table:table-cell office:value-type="float" office:value="18043.97" calcext:value-type="float">
            <text:p>18043.97</text:p>
          </table:table-cell>
        </table:table-row>
        <table:table-row table:style-name="ro1">
          <table:table-cell/>
          <table:table-cell office:value-type="float" office:value="483.42" calcext:value-type="float">
            <text:p>483.42</text:p>
          </table:table-cell>
          <table:table-cell office:value-type="float" office:value="24899.66" calcext:value-type="float">
            <text:p>24899.66</text:p>
          </table:table-cell>
        </table:table-row>
        <table:table-row table:style-name="ro1">
          <table:table-cell/>
          <table:table-cell office:value-type="float" office:value="483.63" calcext:value-type="float">
            <text:p>483.63</text:p>
          </table:table-cell>
          <table:table-cell office:value-type="float" office:value="6375.1" calcext:value-type="float">
            <text:p>6375.1</text:p>
          </table:table-cell>
        </table:table-row>
        <table:table-row table:style-name="ro1">
          <table:table-cell/>
          <table:table-cell office:value-type="float" office:value="483.84" calcext:value-type="float">
            <text:p>483.84</text:p>
          </table:table-cell>
          <table:table-cell office:value-type="float" office:value="14534.21" calcext:value-type="float">
            <text:p>14534.21</text:p>
          </table:table-cell>
        </table:table-row>
        <table:table-row table:style-name="ro1">
          <table:table-cell/>
          <table:table-cell office:value-type="float" office:value="484.05" calcext:value-type="float">
            <text:p>484.05</text:p>
          </table:table-cell>
          <table:table-cell office:value-type="float" office:value="8390.3" calcext:value-type="float">
            <text:p>8390.3</text:p>
          </table:table-cell>
        </table:table-row>
        <table:table-row table:style-name="ro1">
          <table:table-cell/>
          <table:table-cell office:value-type="float" office:value="484.26" calcext:value-type="float">
            <text:p>484.26</text:p>
          </table:table-cell>
          <table:table-cell office:value-type="float" office:value="16043.33" calcext:value-type="float">
            <text:p>16043.33</text:p>
          </table:table-cell>
        </table:table-row>
        <table:table-row table:style-name="ro1">
          <table:table-cell/>
          <table:table-cell office:value-type="float" office:value="484.46" calcext:value-type="float">
            <text:p>484.46</text:p>
          </table:table-cell>
          <table:table-cell office:value-type="float" office:value="11237.43" calcext:value-type="float">
            <text:p>11237.43</text:p>
          </table:table-cell>
        </table:table-row>
        <table:table-row table:style-name="ro1">
          <table:table-cell/>
          <table:table-cell office:value-type="float" office:value="484.67" calcext:value-type="float">
            <text:p>484.67</text:p>
          </table:table-cell>
          <table:table-cell office:value-type="float" office:value="13778.73" calcext:value-type="float">
            <text:p>13778.73</text:p>
          </table:table-cell>
        </table:table-row>
        <table:table-row table:style-name="ro1">
          <table:table-cell/>
          <table:table-cell office:value-type="float" office:value="484.88" calcext:value-type="float">
            <text:p>484.88</text:p>
          </table:table-cell>
          <table:table-cell office:value-type="float" office:value="10247.13" calcext:value-type="float">
            <text:p>10247.13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0851.5" calcext:value-type="float">
            <text:p>10851.5</text:p>
          </table:table-cell>
        </table:table-row>
        <table:table-row table:style-name="ro1">
          <table:table-cell/>
          <table:table-cell office:value-type="float" office:value="485.3" calcext:value-type="float">
            <text:p>485.3</text:p>
          </table:table-cell>
          <table:table-cell office:value-type="float" office:value="11845.45" calcext:value-type="float">
            <text:p>11845.45</text:p>
          </table:table-cell>
        </table:table-row>
        <table:table-row table:style-name="ro1">
          <table:table-cell/>
          <table:table-cell office:value-type="float" office:value="485.5" calcext:value-type="float">
            <text:p>485.5</text:p>
          </table:table-cell>
          <table:table-cell office:value-type="float" office:value="8004.37" calcext:value-type="float">
            <text:p>8004.37</text:p>
          </table:table-cell>
        </table:table-row>
        <table:table-row table:style-name="ro1">
          <table:table-cell/>
          <table:table-cell office:value-type="float" office:value="485.71" calcext:value-type="float">
            <text:p>485.71</text:p>
          </table:table-cell>
          <table:table-cell office:value-type="float" office:value="11009.88" calcext:value-type="float">
            <text:p>11009.88</text:p>
          </table:table-cell>
        </table:table-row>
        <table:table-row table:style-name="ro1">
          <table:table-cell/>
          <table:table-cell office:value-type="float" office:value="485.92" calcext:value-type="float">
            <text:p>485.92</text:p>
          </table:table-cell>
          <table:table-cell office:value-type="float" office:value="13026.9" calcext:value-type="float">
            <text:p>13026.9</text:p>
          </table:table-cell>
        </table:table-row>
        <table:table-row table:style-name="ro1">
          <table:table-cell/>
          <table:table-cell office:value-type="float" office:value="486.13" calcext:value-type="float">
            <text:p>486.13</text:p>
          </table:table-cell>
          <table:table-cell office:value-type="float" office:value="13926.19" calcext:value-type="float">
            <text:p>13926.19</text:p>
          </table:table-cell>
        </table:table-row>
        <table:table-row table:style-name="ro1">
          <table:table-cell/>
          <table:table-cell office:value-type="float" office:value="486.34" calcext:value-type="float">
            <text:p>486.34</text:p>
          </table:table-cell>
          <table:table-cell office:value-type="float" office:value="12863.06" calcext:value-type="float">
            <text:p>12863.06</text:p>
          </table:table-cell>
        </table:table-row>
        <table:table-row table:style-name="ro1">
          <table:table-cell/>
          <table:table-cell office:value-type="float" office:value="486.54" calcext:value-type="float">
            <text:p>486.54</text:p>
          </table:table-cell>
          <table:table-cell office:value-type="float" office:value="9990.45" calcext:value-type="float">
            <text:p>9990.45</text:p>
          </table:table-cell>
        </table:table-row>
        <table:table-row table:style-name="ro1">
          <table:table-cell/>
          <table:table-cell office:value-type="float" office:value="486.75" calcext:value-type="float">
            <text:p>486.75</text:p>
          </table:table-cell>
          <table:table-cell office:value-type="float" office:value="7503.76" calcext:value-type="float">
            <text:p>7503.76</text:p>
          </table:table-cell>
        </table:table-row>
        <table:table-row table:style-name="ro1">
          <table:table-cell/>
          <table:table-cell office:value-type="float" office:value="486.96" calcext:value-type="float">
            <text:p>486.96</text:p>
          </table:table-cell>
          <table:table-cell office:value-type="float" office:value="18906.85" calcext:value-type="float">
            <text:p>18906.85</text:p>
          </table:table-cell>
        </table:table-row>
        <table:table-row table:style-name="ro1">
          <table:table-cell/>
          <table:table-cell office:value-type="float" office:value="487.17" calcext:value-type="float">
            <text:p>487.17</text:p>
          </table:table-cell>
          <table:table-cell office:value-type="float" office:value="11827.25" calcext:value-type="float">
            <text:p>11827.25</text:p>
          </table:table-cell>
        </table:table-row>
        <table:table-row table:style-name="ro1">
          <table:table-cell/>
          <table:table-cell office:value-type="float" office:value="487.38" calcext:value-type="float">
            <text:p>487.38</text:p>
          </table:table-cell>
          <table:table-cell office:value-type="float" office:value="10769.58" calcext:value-type="float">
            <text:p>10769.58</text:p>
          </table:table-cell>
        </table:table-row>
        <table:table-row table:style-name="ro1">
          <table:table-cell/>
          <table:table-cell office:value-type="float" office:value="487.58" calcext:value-type="float">
            <text:p>487.58</text:p>
          </table:table-cell>
          <table:table-cell office:value-type="float" office:value="21490.02" calcext:value-type="float">
            <text:p>21490.02</text:p>
          </table:table-cell>
        </table:table-row>
        <table:table-row table:style-name="ro1">
          <table:table-cell/>
          <table:table-cell office:value-type="float" office:value="487.79" calcext:value-type="float">
            <text:p>487.79</text:p>
          </table:table-cell>
          <table:table-cell office:value-type="float" office:value="13771.45" calcext:value-type="float">
            <text:p>13771.4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4727.17" calcext:value-type="float">
            <text:p>14727.17</text:p>
          </table:table-cell>
        </table:table-row>
        <table:table-row table:style-name="ro1">
          <table:table-cell/>
          <table:table-cell office:value-type="float" office:value="488.21" calcext:value-type="float">
            <text:p>488.21</text:p>
          </table:table-cell>
          <table:table-cell office:value-type="float" office:value="10496.52" calcext:value-type="float">
            <text:p>10496.52</text:p>
          </table:table-cell>
        </table:table-row>
        <table:table-row table:style-name="ro1">
          <table:table-cell/>
          <table:table-cell office:value-type="float" office:value="488.41" calcext:value-type="float">
            <text:p>488.41</text:p>
          </table:table-cell>
          <table:table-cell office:value-type="float" office:value="6229.47" calcext:value-type="float">
            <text:p>6229.47</text:p>
          </table:table-cell>
        </table:table-row>
        <table:table-row table:style-name="ro1">
          <table:table-cell/>
          <table:table-cell office:value-type="float" office:value="488.62" calcext:value-type="float">
            <text:p>488.62</text:p>
          </table:table-cell>
          <table:table-cell office:value-type="float" office:value="6446.1" calcext:value-type="float">
            <text:p>6446.1</text:p>
          </table:table-cell>
        </table:table-row>
        <table:table-row table:style-name="ro1">
          <table:table-cell/>
          <table:table-cell office:value-type="float" office:value="488.83" calcext:value-type="float">
            <text:p>488.83</text:p>
          </table:table-cell>
          <table:table-cell office:value-type="float" office:value="7420.02" calcext:value-type="float">
            <text:p>7420.02</text:p>
          </table:table-cell>
        </table:table-row>
        <table:table-row table:style-name="ro1">
          <table:table-cell/>
          <table:table-cell office:value-type="float" office:value="489.04" calcext:value-type="float">
            <text:p>489.04</text:p>
          </table:table-cell>
          <table:table-cell office:value-type="float" office:value="8040.78" calcext:value-type="float">
            <text:p>8040.78</text:p>
          </table:table-cell>
        </table:table-row>
        <table:table-row table:style-name="ro1">
          <table:table-cell/>
          <table:table-cell office:value-type="float" office:value="489.25" calcext:value-type="float">
            <text:p>489.25</text:p>
          </table:table-cell>
          <table:table-cell office:value-type="float" office:value="17275.75" calcext:value-type="float">
            <text:p>17275.75</text:p>
          </table:table-cell>
        </table:table-row>
        <table:table-row table:style-name="ro1">
          <table:table-cell/>
          <table:table-cell office:value-type="float" office:value="489.45" calcext:value-type="float">
            <text:p>489.45</text:p>
          </table:table-cell>
          <table:table-cell office:value-type="float" office:value="12331.5" calcext:value-type="float">
            <text:p>12331.5</text:p>
          </table:table-cell>
        </table:table-row>
        <table:table-row table:style-name="ro1">
          <table:table-cell/>
          <table:table-cell office:value-type="float" office:value="489.66" calcext:value-type="float">
            <text:p>489.66</text:p>
          </table:table-cell>
          <table:table-cell office:value-type="float" office:value="18382.57" calcext:value-type="float">
            <text:p>18382.57</text:p>
          </table:table-cell>
        </table:table-row>
        <table:table-row table:style-name="ro1">
          <table:table-cell/>
          <table:table-cell office:value-type="float" office:value="489.87" calcext:value-type="float">
            <text:p>489.87</text:p>
          </table:table-cell>
          <table:table-cell office:value-type="float" office:value="18109.5" calcext:value-type="float">
            <text:p>18109.5</text:p>
          </table:table-cell>
        </table:table-row>
        <table:table-row table:style-name="ro1">
          <table:table-cell/>
          <table:table-cell office:value-type="float" office:value="490.08" calcext:value-type="float">
            <text:p>490.08</text:p>
          </table:table-cell>
          <table:table-cell office:value-type="float" office:value="8140.9" calcext:value-type="float">
            <text:p>8140.9</text:p>
          </table:table-cell>
        </table:table-row>
        <table:table-row table:style-name="ro1">
          <table:table-cell/>
          <table:table-cell office:value-type="float" office:value="490.28" calcext:value-type="float">
            <text:p>490.28</text:p>
          </table:table-cell>
          <table:table-cell office:value-type="float" office:value="12877.63" calcext:value-type="float">
            <text:p>12877.63</text:p>
          </table:table-cell>
        </table:table-row>
        <table:table-row table:style-name="ro1">
          <table:table-cell/>
          <table:table-cell office:value-type="float" office:value="490.49" calcext:value-type="float">
            <text:p>490.49</text:p>
          </table:table-cell>
          <table:table-cell office:value-type="float" office:value="16746.01" calcext:value-type="float">
            <text:p>16746.01</text:p>
          </table:table-cell>
        </table:table-row>
        <table:table-row table:style-name="ro1">
          <table:table-cell/>
          <table:table-cell office:value-type="float" office:value="490.7" calcext:value-type="float">
            <text:p>490.7</text:p>
          </table:table-cell>
          <table:table-cell office:value-type="float" office:value="22412.97" calcext:value-type="float">
            <text:p>22412.97</text:p>
          </table:table-cell>
        </table:table-row>
        <table:table-row table:style-name="ro1">
          <table:table-cell/>
          <table:table-cell office:value-type="float" office:value="490.91" calcext:value-type="float">
            <text:p>490.91</text:p>
          </table:table-cell>
          <table:table-cell office:value-type="float" office:value="20446.92" calcext:value-type="float">
            <text:p>20446.92</text:p>
          </table:table-cell>
        </table:table-row>
        <table:table-row table:style-name="ro1">
          <table:table-cell/>
          <table:table-cell office:value-type="float" office:value="491.11" calcext:value-type="float">
            <text:p>491.11</text:p>
          </table:table-cell>
          <table:table-cell office:value-type="float" office:value="8645.16" calcext:value-type="float">
            <text:p>8645.16</text:p>
          </table:table-cell>
        </table:table-row>
        <table:table-row table:style-name="ro1">
          <table:table-cell/>
          <table:table-cell office:value-type="float" office:value="491.32" calcext:value-type="float">
            <text:p>491.32</text:p>
          </table:table-cell>
          <table:table-cell office:value-type="float" office:value="7596.6" calcext:value-type="float">
            <text:p>7596.6</text:p>
          </table:table-cell>
        </table:table-row>
        <table:table-row table:style-name="ro1">
          <table:table-cell/>
          <table:table-cell office:value-type="float" office:value="491.53" calcext:value-type="float">
            <text:p>491.53</text:p>
          </table:table-cell>
          <table:table-cell office:value-type="float" office:value="10258.05" calcext:value-type="float">
            <text:p>10258.05</text:p>
          </table:table-cell>
        </table:table-row>
        <table:table-row table:style-name="ro1">
          <table:table-cell/>
          <table:table-cell office:value-type="float" office:value="491.74" calcext:value-type="float">
            <text:p>491.74</text:p>
          </table:table-cell>
          <table:table-cell office:value-type="float" office:value="10804.17" calcext:value-type="float">
            <text:p>10804.17</text:p>
          </table:table-cell>
        </table:table-row>
        <table:table-row table:style-name="ro1">
          <table:table-cell/>
          <table:table-cell office:value-type="float" office:value="491.95" calcext:value-type="float">
            <text:p>491.95</text:p>
          </table:table-cell>
          <table:table-cell office:value-type="float" office:value="10185.23" calcext:value-type="float">
            <text:p>10185.23</text:p>
          </table:table-cell>
        </table:table-row>
        <table:table-row table:style-name="ro1">
          <table:table-cell/>
          <table:table-cell office:value-type="float" office:value="492.15" calcext:value-type="float">
            <text:p>492.15</text:p>
          </table:table-cell>
          <table:table-cell office:value-type="float" office:value="12737.46" calcext:value-type="float">
            <text:p>12737.46</text:p>
          </table:table-cell>
        </table:table-row>
        <table:table-row table:style-name="ro1">
          <table:table-cell/>
          <table:table-cell office:value-type="float" office:value="492.36" calcext:value-type="float">
            <text:p>492.36</text:p>
          </table:table-cell>
          <table:table-cell office:value-type="float" office:value="16815.19" calcext:value-type="float">
            <text:p>16815.19</text:p>
          </table:table-cell>
        </table:table-row>
        <table:table-row table:style-name="ro1">
          <table:table-cell/>
          <table:table-cell office:value-type="float" office:value="492.57" calcext:value-type="float">
            <text:p>492.57</text:p>
          </table:table-cell>
          <table:table-cell office:value-type="float" office:value="16527.56" calcext:value-type="float">
            <text:p>16527.56</text:p>
          </table:table-cell>
        </table:table-row>
        <table:table-row table:style-name="ro1">
          <table:table-cell/>
          <table:table-cell office:value-type="float" office:value="492.78" calcext:value-type="float">
            <text:p>492.78</text:p>
          </table:table-cell>
          <table:table-cell office:value-type="float" office:value="11363.04" calcext:value-type="float">
            <text:p>11363.04</text:p>
          </table:table-cell>
        </table:table-row>
        <table:table-row table:style-name="ro1">
          <table:table-cell/>
          <table:table-cell office:value-type="float" office:value="492.98" calcext:value-type="float">
            <text:p>492.98</text:p>
          </table:table-cell>
          <table:table-cell office:value-type="float" office:value="9994.09" calcext:value-type="float">
            <text:p>9994.09</text:p>
          </table:table-cell>
        </table:table-row>
        <table:table-row table:style-name="ro1">
          <table:table-cell/>
          <table:table-cell office:value-type="float" office:value="493.19" calcext:value-type="float">
            <text:p>493.19</text:p>
          </table:table-cell>
          <table:table-cell office:value-type="float" office:value="13074.23" calcext:value-type="float">
            <text:p>13074.23</text:p>
          </table:table-cell>
        </table:table-row>
        <table:table-row table:style-name="ro1">
          <table:table-cell/>
          <table:table-cell office:value-type="float" office:value="493.4" calcext:value-type="float">
            <text:p>493.4</text:p>
          </table:table-cell>
          <table:table-cell office:value-type="float" office:value="12466.21" calcext:value-type="float">
            <text:p>12466.21</text:p>
          </table:table-cell>
        </table:table-row>
        <table:table-row table:style-name="ro1">
          <table:table-cell/>
          <table:table-cell office:value-type="float" office:value="493.61" calcext:value-type="float">
            <text:p>493.61</text:p>
          </table:table-cell>
          <table:table-cell office:value-type="float" office:value="8741.64" calcext:value-type="float">
            <text:p>8741.64</text:p>
          </table:table-cell>
        </table:table-row>
        <table:table-row table:style-name="ro1">
          <table:table-cell/>
          <table:table-cell office:value-type="float" office:value="493.81" calcext:value-type="float">
            <text:p>493.81</text:p>
          </table:table-cell>
          <table:table-cell office:value-type="float" office:value="24024.04" calcext:value-type="float">
            <text:p>24024.04</text:p>
          </table:table-cell>
        </table:table-row>
        <table:table-row table:style-name="ro1">
          <table:table-cell/>
          <table:table-cell office:value-type="float" office:value="494.02" calcext:value-type="float">
            <text:p>494.02</text:p>
          </table:table-cell>
          <table:table-cell office:value-type="float" office:value="15679.25" calcext:value-type="float">
            <text:p>15679.25</text:p>
          </table:table-cell>
        </table:table-row>
        <table:table-row table:style-name="ro1">
          <table:table-cell/>
          <table:table-cell office:value-type="float" office:value="494.23" calcext:value-type="float">
            <text:p>494.23</text:p>
          </table:table-cell>
          <table:table-cell office:value-type="float" office:value="9546.26" calcext:value-type="float">
            <text:p>9546.26</text:p>
          </table:table-cell>
        </table:table-row>
        <table:table-row table:style-name="ro1">
          <table:table-cell/>
          <table:table-cell office:value-type="float" office:value="494.44" calcext:value-type="float">
            <text:p>494.44</text:p>
          </table:table-cell>
          <table:table-cell office:value-type="float" office:value="13405.55" calcext:value-type="float">
            <text:p>13405.55</text:p>
          </table:table-cell>
        </table:table-row>
        <table:table-row table:style-name="ro1">
          <table:table-cell/>
          <table:table-cell office:value-type="float" office:value="494.64" calcext:value-type="float">
            <text:p>494.64</text:p>
          </table:table-cell>
          <table:table-cell office:value-type="float" office:value="13174.36" calcext:value-type="float">
            <text:p>13174.36</text:p>
          </table:table-cell>
        </table:table-row>
        <table:table-row table:style-name="ro1">
          <table:table-cell/>
          <table:table-cell office:value-type="float" office:value="494.85" calcext:value-type="float">
            <text:p>494.85</text:p>
          </table:table-cell>
          <table:table-cell office:value-type="float" office:value="13214.4" calcext:value-type="float">
            <text:p>13214.4</text:p>
          </table:table-cell>
        </table:table-row>
        <table:table-row table:style-name="ro1">
          <table:table-cell/>
          <table:table-cell office:value-type="float" office:value="495.06" calcext:value-type="float">
            <text:p>495.06</text:p>
          </table:table-cell>
          <table:table-cell office:value-type="float" office:value="15732.04" calcext:value-type="float">
            <text:p>15732.04</text:p>
          </table:table-cell>
        </table:table-row>
        <table:table-row table:style-name="ro1">
          <table:table-cell/>
          <table:table-cell office:value-type="float" office:value="495.27" calcext:value-type="float">
            <text:p>495.27</text:p>
          </table:table-cell>
          <table:table-cell office:value-type="float" office:value="13993.54" calcext:value-type="float">
            <text:p>13993.54</text:p>
          </table:table-cell>
        </table:table-row>
        <table:table-row table:style-name="ro1">
          <table:table-cell/>
          <table:table-cell office:value-type="float" office:value="495.47" calcext:value-type="float">
            <text:p>495.47</text:p>
          </table:table-cell>
          <table:table-cell office:value-type="float" office:value="15884.96" calcext:value-type="float">
            <text:p>15884.96</text:p>
          </table:table-cell>
        </table:table-row>
        <table:table-row table:style-name="ro1">
          <table:table-cell/>
          <table:table-cell office:value-type="float" office:value="495.68" calcext:value-type="float">
            <text:p>495.68</text:p>
          </table:table-cell>
          <table:table-cell office:value-type="float" office:value="18337.06" calcext:value-type="float">
            <text:p>18337.06</text:p>
          </table:table-cell>
        </table:table-row>
        <table:table-row table:style-name="ro1">
          <table:table-cell/>
          <table:table-cell office:value-type="float" office:value="495.89" calcext:value-type="float">
            <text:p>495.89</text:p>
          </table:table-cell>
          <table:table-cell office:value-type="float" office:value="11315.71" calcext:value-type="float">
            <text:p>11315.71</text:p>
          </table:table-cell>
        </table:table-row>
        <table:table-row table:style-name="ro1">
          <table:table-cell/>
          <table:table-cell office:value-type="float" office:value="496.09" calcext:value-type="float">
            <text:p>496.09</text:p>
          </table:table-cell>
          <table:table-cell office:value-type="float" office:value="17849.19" calcext:value-type="float">
            <text:p>17849.19</text:p>
          </table:table-cell>
        </table:table-row>
        <table:table-row table:style-name="ro1">
          <table:table-cell/>
          <table:table-cell office:value-type="float" office:value="496.3" calcext:value-type="float">
            <text:p>496.3</text:p>
          </table:table-cell>
          <table:table-cell office:value-type="float" office:value="9109.36" calcext:value-type="float">
            <text:p>9109.36</text:p>
          </table:table-cell>
        </table:table-row>
        <table:table-row table:style-name="ro1">
          <table:table-cell/>
          <table:table-cell office:value-type="float" office:value="496.51" calcext:value-type="float">
            <text:p>496.51</text:p>
          </table:table-cell>
          <table:table-cell office:value-type="float" office:value="11062.67" calcext:value-type="float">
            <text:p>11062.67</text:p>
          </table:table-cell>
        </table:table-row>
        <table:table-row table:style-name="ro1">
          <table:table-cell/>
          <table:table-cell office:value-type="float" office:value="496.72" calcext:value-type="float">
            <text:p>496.72</text:p>
          </table:table-cell>
          <table:table-cell office:value-type="float" office:value="11379.42" calcext:value-type="float">
            <text:p>11379.42</text:p>
          </table:table-cell>
        </table:table-row>
        <table:table-row table:style-name="ro1">
          <table:table-cell/>
          <table:table-cell office:value-type="float" office:value="496.92" calcext:value-type="float">
            <text:p>496.92</text:p>
          </table:table-cell>
          <table:table-cell office:value-type="float" office:value="11690.72" calcext:value-type="float">
            <text:p>11690.72</text:p>
          </table:table-cell>
        </table:table-row>
        <table:table-row table:style-name="ro1">
          <table:table-cell/>
          <table:table-cell office:value-type="float" office:value="497.13" calcext:value-type="float">
            <text:p>497.13</text:p>
          </table:table-cell>
          <table:table-cell office:value-type="float" office:value="14448.65" calcext:value-type="float">
            <text:p>14448.65</text:p>
          </table:table-cell>
        </table:table-row>
        <table:table-row table:style-name="ro1">
          <table:table-cell/>
          <table:table-cell office:value-type="float" office:value="497.34" calcext:value-type="float">
            <text:p>497.34</text:p>
          </table:table-cell>
          <table:table-cell office:value-type="float" office:value="16516.64" calcext:value-type="float">
            <text:p>16516.64</text:p>
          </table:table-cell>
        </table:table-row>
        <table:table-row table:style-name="ro1">
          <table:table-cell/>
          <table:table-cell office:value-type="float" office:value="497.55" calcext:value-type="float">
            <text:p>497.55</text:p>
          </table:table-cell>
          <table:table-cell office:value-type="float" office:value="14037.23" calcext:value-type="float">
            <text:p>14037.23</text:p>
          </table:table-cell>
        </table:table-row>
        <table:table-row table:style-name="ro1">
          <table:table-cell/>
          <table:table-cell office:value-type="float" office:value="497.75" calcext:value-type="float">
            <text:p>497.75</text:p>
          </table:table-cell>
          <table:table-cell office:value-type="float" office:value="13425.57" calcext:value-type="float">
            <text:p>13425.57</text:p>
          </table:table-cell>
        </table:table-row>
        <table:table-row table:style-name="ro1">
          <table:table-cell/>
          <table:table-cell office:value-type="float" office:value="497.96" calcext:value-type="float">
            <text:p>497.96</text:p>
          </table:table-cell>
          <table:table-cell office:value-type="float" office:value="10028.68" calcext:value-type="float">
            <text:p>10028.68</text:p>
          </table:table-cell>
        </table:table-row>
        <table:table-row table:style-name="ro1">
          <table:table-cell/>
          <table:table-cell office:value-type="float" office:value="498.17" calcext:value-type="float">
            <text:p>498.17</text:p>
          </table:table-cell>
          <table:table-cell office:value-type="float" office:value="5756.16" calcext:value-type="float">
            <text:p>5756.16</text:p>
          </table:table-cell>
        </table:table-row>
        <table:table-row table:style-name="ro1">
          <table:table-cell/>
          <table:table-cell office:value-type="float" office:value="498.38" calcext:value-type="float">
            <text:p>498.38</text:p>
          </table:table-cell>
          <table:table-cell office:value-type="float" office:value="6640.88" calcext:value-type="float">
            <text:p>6640.88</text:p>
          </table:table-cell>
        </table:table-row>
        <table:table-row table:style-name="ro1">
          <table:table-cell/>
          <table:table-cell office:value-type="float" office:value="498.58" calcext:value-type="float">
            <text:p>498.58</text:p>
          </table:table-cell>
          <table:table-cell office:value-type="float" office:value="10866.07" calcext:value-type="float">
            <text:p>10866.07</text:p>
          </table:table-cell>
        </table:table-row>
        <table:table-row table:style-name="ro1">
          <table:table-cell/>
          <table:table-cell office:value-type="float" office:value="498.79" calcext:value-type="float">
            <text:p>498.79</text:p>
          </table:table-cell>
          <table:table-cell office:value-type="float" office:value="11013.52" calcext:value-type="float">
            <text:p>11013.5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7427.3" calcext:value-type="float">
            <text:p>7427.3</text:p>
          </table:table-cell>
        </table:table-row>
        <table:table-row table:style-name="ro1">
          <table:table-cell/>
          <table:table-cell office:value-type="float" office:value="499.2" calcext:value-type="float">
            <text:p>499.2</text:p>
          </table:table-cell>
          <table:table-cell office:value-type="float" office:value="11603.34" calcext:value-type="float">
            <text:p>11603.34</text:p>
          </table:table-cell>
        </table:table-row>
        <table:table-row table:style-name="ro1">
          <table:table-cell/>
          <table:table-cell office:value-type="float" office:value="499.41" calcext:value-type="float">
            <text:p>499.41</text:p>
          </table:table-cell>
          <table:table-cell office:value-type="float" office:value="17288.5" calcext:value-type="float">
            <text:p>17288.5</text:p>
          </table:table-cell>
        </table:table-row>
        <table:table-row table:style-name="ro1">
          <table:table-cell/>
          <table:table-cell office:value-type="float" office:value="499.62" calcext:value-type="float">
            <text:p>499.62</text:p>
          </table:table-cell>
          <table:table-cell office:value-type="float" office:value="13836.99" calcext:value-type="float">
            <text:p>13836.99</text:p>
          </table:table-cell>
        </table:table-row>
        <table:table-row table:style-name="ro1">
          <table:table-cell/>
          <table:table-cell office:value-type="float" office:value="499.83" calcext:value-type="float">
            <text:p>499.83</text:p>
          </table:table-cell>
          <table:table-cell office:value-type="float" office:value="18402.59" calcext:value-type="float">
            <text:p>18402.59</text:p>
          </table:table-cell>
        </table:table-row>
        <table:table-row table:style-name="ro1">
          <table:table-cell/>
          <table:table-cell office:value-type="float" office:value="500.03" calcext:value-type="float">
            <text:p>500.03</text:p>
          </table:table-cell>
          <table:table-cell office:value-type="float" office:value="10627.59" calcext:value-type="float">
            <text:p>10627.59</text:p>
          </table:table-cell>
        </table:table-row>
        <table:table-row table:style-name="ro1">
          <table:table-cell/>
          <table:table-cell office:value-type="float" office:value="500.24" calcext:value-type="float">
            <text:p>500.24</text:p>
          </table:table-cell>
          <table:table-cell office:value-type="float" office:value="17399.54" calcext:value-type="float">
            <text:p>17399.54</text:p>
          </table:table-cell>
        </table:table-row>
        <table:table-row table:style-name="ro1">
          <table:table-cell/>
          <table:table-cell office:value-type="float" office:value="500.45" calcext:value-type="float">
            <text:p>500.45</text:p>
          </table:table-cell>
          <table:table-cell office:value-type="float" office:value="11716.2" calcext:value-type="float">
            <text:p>11716.2</text:p>
          </table:table-cell>
        </table:table-row>
        <table:table-row table:style-name="ro1">
          <table:table-cell/>
          <table:table-cell office:value-type="float" office:value="500.65" calcext:value-type="float">
            <text:p>500.65</text:p>
          </table:table-cell>
          <table:table-cell office:value-type="float" office:value="15193.2" calcext:value-type="float">
            <text:p>15193.2</text:p>
          </table:table-cell>
        </table:table-row>
        <table:table-row table:style-name="ro1">
          <table:table-cell/>
          <table:table-cell office:value-type="float" office:value="500.86" calcext:value-type="float">
            <text:p>500.86</text:p>
          </table:table-cell>
          <table:table-cell office:value-type="float" office:value="10090.57" calcext:value-type="float">
            <text:p>10090.57</text:p>
          </table:table-cell>
        </table:table-row>
        <table:table-row table:style-name="ro1">
          <table:table-cell/>
          <table:table-cell office:value-type="float" office:value="501.07" calcext:value-type="float">
            <text:p>501.07</text:p>
          </table:table-cell>
          <table:table-cell office:value-type="float" office:value="10350.89" calcext:value-type="float">
            <text:p>10350.89</text:p>
          </table:table-cell>
        </table:table-row>
        <table:table-row table:style-name="ro1">
          <table:table-cell/>
          <table:table-cell office:value-type="float" office:value="501.28" calcext:value-type="float">
            <text:p>501.28</text:p>
          </table:table-cell>
          <table:table-cell office:value-type="float" office:value="17778.19" calcext:value-type="float">
            <text:p>17778.19</text:p>
          </table:table-cell>
        </table:table-row>
        <table:table-row table:style-name="ro1">
          <table:table-cell/>
          <table:table-cell office:value-type="float" office:value="501.48" calcext:value-type="float">
            <text:p>501.48</text:p>
          </table:table-cell>
          <table:table-cell office:value-type="float" office:value="9040.19" calcext:value-type="float">
            <text:p>9040.19</text:p>
          </table:table-cell>
        </table:table-row>
        <table:table-row table:style-name="ro1">
          <table:table-cell/>
          <table:table-cell office:value-type="float" office:value="501.69" calcext:value-type="float">
            <text:p>501.69</text:p>
          </table:table-cell>
          <table:table-cell office:value-type="float" office:value="13505.67" calcext:value-type="float">
            <text:p>13505.67</text:p>
          </table:table-cell>
        </table:table-row>
        <table:table-row table:style-name="ro1">
          <table:table-cell/>
          <table:table-cell office:value-type="float" office:value="501.9" calcext:value-type="float">
            <text:p>501.9</text:p>
          </table:table-cell>
          <table:table-cell office:value-type="float" office:value="12617.31" calcext:value-type="float">
            <text:p>12617.31</text:p>
          </table:table-cell>
        </table:table-row>
        <table:table-row table:style-name="ro1">
          <table:table-cell/>
          <table:table-cell office:value-type="float" office:value="502.1" calcext:value-type="float">
            <text:p>502.1</text:p>
          </table:table-cell>
          <table:table-cell office:value-type="float" office:value="8645.16" calcext:value-type="float">
            <text:p>8645.16</text:p>
          </table:table-cell>
        </table:table-row>
        <table:table-row table:style-name="ro1">
          <table:table-cell/>
          <table:table-cell office:value-type="float" office:value="502.31" calcext:value-type="float">
            <text:p>502.31</text:p>
          </table:table-cell>
          <table:table-cell office:value-type="float" office:value="12824.84" calcext:value-type="float">
            <text:p>12824.84</text:p>
          </table:table-cell>
        </table:table-row>
        <table:table-row table:style-name="ro1">
          <table:table-cell/>
          <table:table-cell office:value-type="float" office:value="502.52" calcext:value-type="float">
            <text:p>502.52</text:p>
          </table:table-cell>
          <table:table-cell office:value-type="float" office:value="14690.76" calcext:value-type="float">
            <text:p>14690.76</text:p>
          </table:table-cell>
        </table:table-row>
        <table:table-row table:style-name="ro1">
          <table:table-cell/>
          <table:table-cell office:value-type="float" office:value="502.72" calcext:value-type="float">
            <text:p>502.72</text:p>
          </table:table-cell>
          <table:table-cell office:value-type="float" office:value="16604.02" calcext:value-type="float">
            <text:p>16604.02</text:p>
          </table:table-cell>
        </table:table-row>
        <table:table-row table:style-name="ro1">
          <table:table-cell/>
          <table:table-cell office:value-type="float" office:value="502.93" calcext:value-type="float">
            <text:p>502.93</text:p>
          </table:table-cell>
          <table:table-cell office:value-type="float" office:value="10778.69" calcext:value-type="float">
            <text:p>10778.69</text:p>
          </table:table-cell>
        </table:table-row>
        <table:table-row table:style-name="ro1">
          <table:table-cell/>
          <table:table-cell office:value-type="float" office:value="503.14" calcext:value-type="float">
            <text:p>503.14</text:p>
          </table:table-cell>
          <table:table-cell office:value-type="float" office:value="10523.83" calcext:value-type="float">
            <text:p>10523.83</text:p>
          </table:table-cell>
        </table:table-row>
        <table:table-row table:style-name="ro1">
          <table:table-cell/>
          <table:table-cell office:value-type="float" office:value="503.35" calcext:value-type="float">
            <text:p>503.35</text:p>
          </table:table-cell>
          <table:table-cell office:value-type="float" office:value="11379.42" calcext:value-type="float">
            <text:p>11379.42</text:p>
          </table:table-cell>
        </table:table-row>
        <table:table-row table:style-name="ro1">
          <table:table-cell/>
          <table:table-cell office:value-type="float" office:value="503.55" calcext:value-type="float">
            <text:p>503.55</text:p>
          </table:table-cell>
          <table:table-cell office:value-type="float" office:value="11550.54" calcext:value-type="float">
            <text:p>11550.54</text:p>
          </table:table-cell>
        </table:table-row>
        <table:table-row table:style-name="ro1">
          <table:table-cell/>
          <table:table-cell office:value-type="float" office:value="503.76" calcext:value-type="float">
            <text:p>503.76</text:p>
          </table:table-cell>
          <table:table-cell office:value-type="float" office:value="21653.86" calcext:value-type="float">
            <text:p>21653.86</text:p>
          </table:table-cell>
        </table:table-row>
        <table:table-row table:style-name="ro1">
          <table:table-cell/>
          <table:table-cell office:value-type="float" office:value="503.97" calcext:value-type="float">
            <text:p>503.97</text:p>
          </table:table-cell>
          <table:table-cell office:value-type="float" office:value="7738.59" calcext:value-type="float">
            <text:p>7738.59</text:p>
          </table:table-cell>
        </table:table-row>
        <table:table-row table:style-name="ro1">
          <table:table-cell/>
          <table:table-cell office:value-type="float" office:value="504.17" calcext:value-type="float">
            <text:p>504.17</text:p>
          </table:table-cell>
          <table:table-cell office:value-type="float" office:value="6757.39" calcext:value-type="float">
            <text:p>6757.39</text:p>
          </table:table-cell>
        </table:table-row>
        <table:table-row table:style-name="ro1">
          <table:table-cell/>
          <table:table-cell office:value-type="float" office:value="504.38" calcext:value-type="float">
            <text:p>504.38</text:p>
          </table:table-cell>
          <table:table-cell office:value-type="float" office:value="8535.93" calcext:value-type="float">
            <text:p>8535.93</text:p>
          </table:table-cell>
        </table:table-row>
        <table:table-row table:style-name="ro1">
          <table:table-cell/>
          <table:table-cell office:value-type="float" office:value="504.59" calcext:value-type="float">
            <text:p>504.59</text:p>
          </table:table-cell>
          <table:table-cell office:value-type="float" office:value="17547" calcext:value-type="float">
            <text:p>17547</text:p>
          </table:table-cell>
        </table:table-row>
        <table:table-row table:style-name="ro1">
          <table:table-cell/>
          <table:table-cell office:value-type="float" office:value="504.79" calcext:value-type="float">
            <text:p>504.79</text:p>
          </table:table-cell>
          <table:table-cell office:value-type="float" office:value="24470.04" calcext:value-type="float">
            <text:p>24470.04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8812.19" calcext:value-type="float">
            <text:p>18812.19</text:p>
          </table:table-cell>
        </table:table-row>
        <table:table-row table:style-name="ro1">
          <table:table-cell/>
          <table:table-cell office:value-type="float" office:value="505.21" calcext:value-type="float">
            <text:p>505.21</text:p>
          </table:table-cell>
          <table:table-cell office:value-type="float" office:value="22314.67" calcext:value-type="float">
            <text:p>22314.67</text:p>
          </table:table-cell>
        </table:table-row>
        <table:table-row table:style-name="ro1">
          <table:table-cell/>
          <table:table-cell office:value-type="float" office:value="505.41" calcext:value-type="float">
            <text:p>505.41</text:p>
          </table:table-cell>
          <table:table-cell office:value-type="float" office:value="10957.09" calcext:value-type="float">
            <text:p>10957.09</text:p>
          </table:table-cell>
        </table:table-row>
        <table:table-row table:style-name="ro1">
          <table:table-cell/>
          <table:table-cell office:value-type="float" office:value="505.62" calcext:value-type="float">
            <text:p>505.62</text:p>
          </table:table-cell>
          <table:table-cell office:value-type="float" office:value="10194.33" calcext:value-type="float">
            <text:p>10194.33</text:p>
          </table:table-cell>
        </table:table-row>
        <table:table-row table:style-name="ro1">
          <table:table-cell/>
          <table:table-cell office:value-type="float" office:value="505.83" calcext:value-type="float">
            <text:p>505.83</text:p>
          </table:table-cell>
          <table:table-cell office:value-type="float" office:value="11597.87" calcext:value-type="float">
            <text:p>11597.87</text:p>
          </table:table-cell>
        </table:table-row>
        <table:table-row table:style-name="ro1">
          <table:table-cell/>
          <table:table-cell office:value-type="float" office:value="506.04" calcext:value-type="float">
            <text:p>506.04</text:p>
          </table:table-cell>
          <table:table-cell office:value-type="float" office:value="20091.94" calcext:value-type="float">
            <text:p>20091.94</text:p>
          </table:table-cell>
        </table:table-row>
        <table:table-row table:style-name="ro1">
          <table:table-cell/>
          <table:table-cell office:value-type="float" office:value="506.24" calcext:value-type="float">
            <text:p>506.24</text:p>
          </table:table-cell>
          <table:table-cell office:value-type="float" office:value="9826.61" calcext:value-type="float">
            <text:p>9826.61</text:p>
          </table:table-cell>
        </table:table-row>
        <table:table-row table:style-name="ro1">
          <table:table-cell/>
          <table:table-cell office:value-type="float" office:value="506.45" calcext:value-type="float">
            <text:p>506.45</text:p>
          </table:table-cell>
          <table:table-cell office:value-type="float" office:value="11441.32" calcext:value-type="float">
            <text:p>11441.32</text:p>
          </table:table-cell>
        </table:table-row>
        <table:table-row table:style-name="ro1">
          <table:table-cell/>
          <table:table-cell office:value-type="float" office:value="506.66" calcext:value-type="float">
            <text:p>506.66</text:p>
          </table:table-cell>
          <table:table-cell office:value-type="float" office:value="10489.24" calcext:value-type="float">
            <text:p>10489.24</text:p>
          </table:table-cell>
        </table:table-row>
        <table:table-row table:style-name="ro1">
          <table:table-cell/>
          <table:table-cell office:value-type="float" office:value="506.86" calcext:value-type="float">
            <text:p>506.86</text:p>
          </table:table-cell>
          <table:table-cell office:value-type="float" office:value="10055.98" calcext:value-type="float">
            <text:p>10055.98</text:p>
          </table:table-cell>
        </table:table-row>
        <table:table-row table:style-name="ro1">
          <table:table-cell/>
          <table:table-cell office:value-type="float" office:value="507.07" calcext:value-type="float">
            <text:p>507.07</text:p>
          </table:table-cell>
          <table:table-cell office:value-type="float" office:value="12573.62" calcext:value-type="float">
            <text:p>12573.62</text:p>
          </table:table-cell>
        </table:table-row>
        <table:table-row table:style-name="ro1">
          <table:table-cell/>
          <table:table-cell office:value-type="float" office:value="507.28" calcext:value-type="float">
            <text:p>507.28</text:p>
          </table:table-cell>
          <table:table-cell office:value-type="float" office:value="7314.43" calcext:value-type="float">
            <text:p>7314.43</text:p>
          </table:table-cell>
        </table:table-row>
        <table:table-row table:style-name="ro1">
          <table:table-cell/>
          <table:table-cell office:value-type="float" office:value="507.48" calcext:value-type="float">
            <text:p>507.48</text:p>
          </table:table-cell>
          <table:table-cell office:value-type="float" office:value="7168.8" calcext:value-type="float">
            <text:p>7168.8</text:p>
          </table:table-cell>
        </table:table-row>
        <table:table-row table:style-name="ro1">
          <table:table-cell/>
          <table:table-cell office:value-type="float" office:value="507.69" calcext:value-type="float">
            <text:p>507.69</text:p>
          </table:table-cell>
          <table:table-cell office:value-type="float" office:value="14714.43" calcext:value-type="float">
            <text:p>14714.43</text:p>
          </table:table-cell>
        </table:table-row>
        <table:table-row table:style-name="ro1">
          <table:table-cell/>
          <table:table-cell office:value-type="float" office:value="507.9" calcext:value-type="float">
            <text:p>507.9</text:p>
          </table:table-cell>
          <table:table-cell office:value-type="float" office:value="8546.86" calcext:value-type="float">
            <text:p>8546.86</text:p>
          </table:table-cell>
        </table:table-row>
        <table:table-row table:style-name="ro1">
          <table:table-cell/>
          <table:table-cell office:value-type="float" office:value="508.1" calcext:value-type="float">
            <text:p>508.1</text:p>
          </table:table-cell>
          <table:table-cell office:value-type="float" office:value="9234.97" calcext:value-type="float">
            <text:p>9234.97</text:p>
          </table:table-cell>
        </table:table-row>
        <table:table-row table:style-name="ro1">
          <table:table-cell/>
          <table:table-cell office:value-type="float" office:value="508.31" calcext:value-type="float">
            <text:p>508.31</text:p>
          </table:table-cell>
          <table:table-cell office:value-type="float" office:value="9449.78" calcext:value-type="float">
            <text:p>9449.78</text:p>
          </table:table-cell>
        </table:table-row>
        <table:table-row table:style-name="ro1">
          <table:table-cell/>
          <table:table-cell office:value-type="float" office:value="508.52" calcext:value-type="float">
            <text:p>508.52</text:p>
          </table:table-cell>
          <table:table-cell office:value-type="float" office:value="6127.52" calcext:value-type="float">
            <text:p>6127.52</text:p>
          </table:table-cell>
        </table:table-row>
        <table:table-row table:style-name="ro1">
          <table:table-cell/>
          <table:table-cell office:value-type="float" office:value="508.72" calcext:value-type="float">
            <text:p>508.72</text:p>
          </table:table-cell>
          <table:table-cell office:value-type="float" office:value="11217.41" calcext:value-type="float">
            <text:p>11217.41</text:p>
          </table:table-cell>
        </table:table-row>
        <table:table-row table:style-name="ro1">
          <table:table-cell/>
          <table:table-cell office:value-type="float" office:value="508.93" calcext:value-type="float">
            <text:p>508.93</text:p>
          </table:table-cell>
          <table:table-cell office:value-type="float" office:value="9043.83" calcext:value-type="float">
            <text:p>9043.83</text:p>
          </table:table-cell>
        </table:table-row>
        <table:table-row table:style-name="ro1">
          <table:table-cell/>
          <table:table-cell office:value-type="float" office:value="509.14" calcext:value-type="float">
            <text:p>509.14</text:p>
          </table:table-cell>
          <table:table-cell office:value-type="float" office:value="8435.81" calcext:value-type="float">
            <text:p>8435.81</text:p>
          </table:table-cell>
        </table:table-row>
        <table:table-row table:style-name="ro1">
          <table:table-cell/>
          <table:table-cell office:value-type="float" office:value="509.34" calcext:value-type="float">
            <text:p>509.34</text:p>
          </table:table-cell>
          <table:table-cell office:value-type="float" office:value="17375.88" calcext:value-type="float">
            <text:p>17375.88</text:p>
          </table:table-cell>
        </table:table-row>
        <table:table-row table:style-name="ro1">
          <table:table-cell/>
          <table:table-cell office:value-type="float" office:value="509.55" calcext:value-type="float">
            <text:p>509.55</text:p>
          </table:table-cell>
          <table:table-cell office:value-type="float" office:value="16786.06" calcext:value-type="float">
            <text:p>16786.06</text:p>
          </table:table-cell>
        </table:table-row>
        <table:table-row table:style-name="ro1">
          <table:table-cell/>
          <table:table-cell office:value-type="float" office:value="509.76" calcext:value-type="float">
            <text:p>509.76</text:p>
          </table:table-cell>
          <table:table-cell office:value-type="float" office:value="21508.22" calcext:value-type="float">
            <text:p>21508.22</text:p>
          </table:table-cell>
        </table:table-row>
        <table:table-row table:style-name="ro1">
          <table:table-cell/>
          <table:table-cell office:value-type="float" office:value="509.96" calcext:value-type="float">
            <text:p>509.96</text:p>
          </table:table-cell>
          <table:table-cell office:value-type="float" office:value="12837.58" calcext:value-type="float">
            <text:p>12837.58</text:p>
          </table:table-cell>
        </table:table-row>
        <table:table-row table:style-name="ro1">
          <table:table-cell/>
          <table:table-cell office:value-type="float" office:value="510.17" calcext:value-type="float">
            <text:p>510.17</text:p>
          </table:table-cell>
          <table:table-cell office:value-type="float" office:value="12244.12" calcext:value-type="float">
            <text:p>12244.12</text:p>
          </table:table-cell>
        </table:table-row>
        <table:table-row table:style-name="ro1">
          <table:table-cell/>
          <table:table-cell office:value-type="float" office:value="510.38" calcext:value-type="float">
            <text:p>510.38</text:p>
          </table:table-cell>
          <table:table-cell office:value-type="float" office:value="6178.49" calcext:value-type="float">
            <text:p>6178.49</text:p>
          </table:table-cell>
        </table:table-row>
        <table:table-row table:style-name="ro1">
          <table:table-cell/>
          <table:table-cell office:value-type="float" office:value="510.58" calcext:value-type="float">
            <text:p>510.58</text:p>
          </table:table-cell>
          <table:table-cell office:value-type="float" office:value="12180.41" calcext:value-type="float">
            <text:p>12180.41</text:p>
          </table:table-cell>
        </table:table-row>
        <table:table-row table:style-name="ro1">
          <table:table-cell/>
          <table:table-cell office:value-type="float" office:value="510.79" calcext:value-type="float">
            <text:p>510.79</text:p>
          </table:table-cell>
          <table:table-cell office:value-type="float" office:value="11069.95" calcext:value-type="float">
            <text:p>11069.95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2313.3" calcext:value-type="float">
            <text:p>12313.3</text:p>
          </table:table-cell>
        </table:table-row>
        <table:table-row table:style-name="ro1">
          <table:table-cell/>
          <table:table-cell office:value-type="float" office:value="511.2" calcext:value-type="float">
            <text:p>511.2</text:p>
          </table:table-cell>
          <table:table-cell office:value-type="float" office:value="11692.54" calcext:value-type="float">
            <text:p>11692.54</text:p>
          </table:table-cell>
        </table:table-row>
        <table:table-row table:style-name="ro1">
          <table:table-cell/>
          <table:table-cell office:value-type="float" office:value="511.41" calcext:value-type="float">
            <text:p>511.41</text:p>
          </table:table-cell>
          <table:table-cell office:value-type="float" office:value="5626.91" calcext:value-type="float">
            <text:p>5626.91</text:p>
          </table:table-cell>
        </table:table-row>
        <table:table-row table:style-name="ro1">
          <table:table-cell/>
          <table:table-cell office:value-type="float" office:value="511.61" calcext:value-type="float">
            <text:p>511.61</text:p>
          </table:table-cell>
          <table:table-cell office:value-type="float" office:value="8395.76" calcext:value-type="float">
            <text:p>8395.76</text:p>
          </table:table-cell>
        </table:table-row>
        <table:table-row table:style-name="ro1">
          <table:table-cell/>
          <table:table-cell office:value-type="float" office:value="511.82" calcext:value-type="float">
            <text:p>511.82</text:p>
          </table:table-cell>
          <table:table-cell office:value-type="float" office:value="9447.96" calcext:value-type="float">
            <text:p>9447.96</text:p>
          </table:table-cell>
        </table:table-row>
        <table:table-row table:style-name="ro1">
          <table:table-cell/>
          <table:table-cell office:value-type="float" office:value="512.03" calcext:value-type="float">
            <text:p>512.03</text:p>
          </table:table-cell>
          <table:table-cell office:value-type="float" office:value="13922.55" calcext:value-type="float">
            <text:p>13922.55</text:p>
          </table:table-cell>
        </table:table-row>
        <table:table-row table:style-name="ro1">
          <table:table-cell/>
          <table:table-cell office:value-type="float" office:value="512.23" calcext:value-type="float">
            <text:p>512.23</text:p>
          </table:table-cell>
          <table:table-cell office:value-type="float" office:value="13700.46" calcext:value-type="float">
            <text:p>13700.46</text:p>
          </table:table-cell>
        </table:table-row>
        <table:table-row table:style-name="ro1">
          <table:table-cell/>
          <table:table-cell office:value-type="float" office:value="512.44" calcext:value-type="float">
            <text:p>512.44</text:p>
          </table:table-cell>
          <table:table-cell office:value-type="float" office:value="16729.63" calcext:value-type="float">
            <text:p>16729.63</text:p>
          </table:table-cell>
        </table:table-row>
        <table:table-row table:style-name="ro1">
          <table:table-cell/>
          <table:table-cell office:value-type="float" office:value="512.65" calcext:value-type="float">
            <text:p>512.65</text:p>
          </table:table-cell>
          <table:table-cell office:value-type="float" office:value="22673.29" calcext:value-type="float">
            <text:p>22673.29</text:p>
          </table:table-cell>
        </table:table-row>
        <table:table-row table:style-name="ro1">
          <table:table-cell/>
          <table:table-cell office:value-type="float" office:value="512.85" calcext:value-type="float">
            <text:p>512.85</text:p>
          </table:table-cell>
          <table:table-cell office:value-type="float" office:value="17040.92" calcext:value-type="float">
            <text:p>17040.92</text:p>
          </table:table-cell>
        </table:table-row>
        <table:table-row table:style-name="ro1">
          <table:table-cell/>
          <table:table-cell office:value-type="float" office:value="513.06" calcext:value-type="float">
            <text:p>513.06</text:p>
          </table:table-cell>
          <table:table-cell office:value-type="float" office:value="9693.72" calcext:value-type="float">
            <text:p>9693.72</text:p>
          </table:table-cell>
        </table:table-row>
        <table:table-row table:style-name="ro1">
          <table:table-cell/>
          <table:table-cell office:value-type="float" office:value="513.27" calcext:value-type="float">
            <text:p>513.27</text:p>
          </table:table-cell>
          <table:table-cell office:value-type="float" office:value="24040.42" calcext:value-type="float">
            <text:p>24040.42</text:p>
          </table:table-cell>
        </table:table-row>
        <table:table-row table:style-name="ro1">
          <table:table-cell/>
          <table:table-cell office:value-type="float" office:value="513.47" calcext:value-type="float">
            <text:p>513.47</text:p>
          </table:table-cell>
          <table:table-cell office:value-type="float" office:value="9296.87" calcext:value-type="float">
            <text:p>9296.87</text:p>
          </table:table-cell>
        </table:table-row>
        <table:table-row table:style-name="ro1">
          <table:table-cell/>
          <table:table-cell office:value-type="float" office:value="513.68" calcext:value-type="float">
            <text:p>513.68</text:p>
          </table:table-cell>
          <table:table-cell office:value-type="float" office:value="8894.56" calcext:value-type="float">
            <text:p>8894.56</text:p>
          </table:table-cell>
        </table:table-row>
        <table:table-row table:style-name="ro1">
          <table:table-cell/>
          <table:table-cell office:value-type="float" office:value="513.89" calcext:value-type="float">
            <text:p>513.89</text:p>
          </table:table-cell>
          <table:table-cell office:value-type="float" office:value="13117.92" calcext:value-type="float">
            <text:p>13117.92</text:p>
          </table:table-cell>
        </table:table-row>
        <table:table-row table:style-name="ro1">
          <table:table-cell/>
          <table:table-cell office:value-type="float" office:value="514.09" calcext:value-type="float">
            <text:p>514.09</text:p>
          </table:table-cell>
          <table:table-cell office:value-type="float" office:value="5812.59" calcext:value-type="float">
            <text:p>5812.59</text:p>
          </table:table-cell>
        </table:table-row>
        <table:table-row table:style-name="ro1">
          <table:table-cell/>
          <table:table-cell office:value-type="float" office:value="514.3" calcext:value-type="float">
            <text:p>514.3</text:p>
          </table:table-cell>
          <table:table-cell office:value-type="float" office:value="10298.1" calcext:value-type="float">
            <text:p>10298.1</text:p>
          </table:table-cell>
        </table:table-row>
        <table:table-row table:style-name="ro1">
          <table:table-cell/>
          <table:table-cell office:value-type="float" office:value="514.5" calcext:value-type="float">
            <text:p>514.5</text:p>
          </table:table-cell>
          <table:table-cell office:value-type="float" office:value="9391.53" calcext:value-type="float">
            <text:p>9391.53</text:p>
          </table:table-cell>
        </table:table-row>
        <table:table-row table:style-name="ro1">
          <table:table-cell/>
          <table:table-cell office:value-type="float" office:value="514.71" calcext:value-type="float">
            <text:p>514.71</text:p>
          </table:table-cell>
          <table:table-cell office:value-type="float" office:value="9533.52" calcext:value-type="float">
            <text:p>9533.52</text:p>
          </table:table-cell>
        </table:table-row>
        <table:table-row table:style-name="ro1">
          <table:table-cell/>
          <table:table-cell office:value-type="float" office:value="514.92" calcext:value-type="float">
            <text:p>514.92</text:p>
          </table:table-cell>
          <table:table-cell office:value-type="float" office:value="10634.87" calcext:value-type="float">
            <text:p>10634.87</text:p>
          </table:table-cell>
        </table:table-row>
        <table:table-row table:style-name="ro1">
          <table:table-cell/>
          <table:table-cell office:value-type="float" office:value="515.12" calcext:value-type="float">
            <text:p>515.12</text:p>
          </table:table-cell>
          <table:table-cell office:value-type="float" office:value="11115.46" calcext:value-type="float">
            <text:p>11115.46</text:p>
          </table:table-cell>
        </table:table-row>
        <table:table-row table:style-name="ro1">
          <table:table-cell/>
          <table:table-cell office:value-type="float" office:value="515.33" calcext:value-type="float">
            <text:p>515.33</text:p>
          </table:table-cell>
          <table:table-cell office:value-type="float" office:value="11821.79" calcext:value-type="float">
            <text:p>11821.79</text:p>
          </table:table-cell>
        </table:table-row>
        <table:table-row table:style-name="ro1">
          <table:table-cell/>
          <table:table-cell office:value-type="float" office:value="515.54" calcext:value-type="float">
            <text:p>515.54</text:p>
          </table:table-cell>
          <table:table-cell office:value-type="float" office:value="14419.52" calcext:value-type="float">
            <text:p>14419.52</text:p>
          </table:table-cell>
        </table:table-row>
        <table:table-row table:style-name="ro1">
          <table:table-cell/>
          <table:table-cell office:value-type="float" office:value="515.74" calcext:value-type="float">
            <text:p>515.74</text:p>
          </table:table-cell>
          <table:table-cell office:value-type="float" office:value="20423.25" calcext:value-type="float">
            <text:p>20423.25</text:p>
          </table:table-cell>
        </table:table-row>
        <table:table-row table:style-name="ro1">
          <table:table-cell/>
          <table:table-cell office:value-type="float" office:value="515.95" calcext:value-type="float">
            <text:p>515.95</text:p>
          </table:table-cell>
          <table:table-cell office:value-type="float" office:value="11637.92" calcext:value-type="float">
            <text:p>11637.92</text:p>
          </table:table-cell>
        </table:table-row>
        <table:table-row table:style-name="ro1">
          <table:table-cell/>
          <table:table-cell office:value-type="float" office:value="516.16" calcext:value-type="float">
            <text:p>516.16</text:p>
          </table:table-cell>
          <table:table-cell office:value-type="float" office:value="10960.73" calcext:value-type="float">
            <text:p>10960.73</text:p>
          </table:table-cell>
        </table:table-row>
        <table:table-row table:style-name="ro1">
          <table:table-cell/>
          <table:table-cell office:value-type="float" office:value="516.36" calcext:value-type="float">
            <text:p>516.36</text:p>
          </table:table-cell>
          <table:table-cell office:value-type="float" office:value="18996.05" calcext:value-type="float">
            <text:p>18996.05</text:p>
          </table:table-cell>
        </table:table-row>
        <table:table-row table:style-name="ro1">
          <table:table-cell/>
          <table:table-cell office:value-type="float" office:value="516.57" calcext:value-type="float">
            <text:p>516.57</text:p>
          </table:table-cell>
          <table:table-cell office:value-type="float" office:value="19014.25" calcext:value-type="float">
            <text:p>19014.25</text:p>
          </table:table-cell>
        </table:table-row>
        <table:table-row table:style-name="ro1">
          <table:table-cell/>
          <table:table-cell office:value-type="float" office:value="516.77" calcext:value-type="float">
            <text:p>516.77</text:p>
          </table:table-cell>
          <table:table-cell office:value-type="float" office:value="17967.51" calcext:value-type="float">
            <text:p>17967.51</text:p>
          </table:table-cell>
        </table:table-row>
        <table:table-row table:style-name="ro1">
          <table:table-cell/>
          <table:table-cell office:value-type="float" office:value="516.98" calcext:value-type="float">
            <text:p>516.98</text:p>
          </table:table-cell>
          <table:table-cell office:value-type="float" office:value="6227.65" calcext:value-type="float">
            <text:p>6227.65</text:p>
          </table:table-cell>
        </table:table-row>
        <table:table-row table:style-name="ro1">
          <table:table-cell/>
          <table:table-cell office:value-type="float" office:value="517.19" calcext:value-type="float">
            <text:p>517.19</text:p>
          </table:table-cell>
          <table:table-cell office:value-type="float" office:value="9205.85" calcext:value-type="float">
            <text:p>9205.85</text:p>
          </table:table-cell>
        </table:table-row>
        <table:table-row table:style-name="ro1">
          <table:table-cell/>
          <table:table-cell office:value-type="float" office:value="517.39" calcext:value-type="float">
            <text:p>517.39</text:p>
          </table:table-cell>
          <table:table-cell office:value-type="float" office:value="9324.17" calcext:value-type="float">
            <text:p>9324.17</text:p>
          </table:table-cell>
        </table:table-row>
        <table:table-row table:style-name="ro1">
          <table:table-cell/>
          <table:table-cell office:value-type="float" office:value="517.6" calcext:value-type="float">
            <text:p>517.6</text:p>
          </table:table-cell>
          <table:table-cell office:value-type="float" office:value="9819.33" calcext:value-type="float">
            <text:p>9819.33</text:p>
          </table:table-cell>
        </table:table-row>
        <table:table-row table:style-name="ro1">
          <table:table-cell/>
          <table:table-cell office:value-type="float" office:value="517.8" calcext:value-type="float">
            <text:p>517.8</text:p>
          </table:table-cell>
          <table:table-cell office:value-type="float" office:value="35539.99" calcext:value-type="float">
            <text:p>35539.99</text:p>
          </table:table-cell>
        </table:table-row>
        <table:table-row table:style-name="ro1">
          <table:table-cell/>
          <table:table-cell office:value-type="float" office:value="518.01" calcext:value-type="float">
            <text:p>518.01</text:p>
          </table:table-cell>
          <table:table-cell office:value-type="float" office:value="14883.73" calcext:value-type="float">
            <text:p>14883.73</text:p>
          </table:table-cell>
        </table:table-row>
        <table:table-row table:style-name="ro1">
          <table:table-cell/>
          <table:table-cell office:value-type="float" office:value="518.22" calcext:value-type="float">
            <text:p>518.22</text:p>
          </table:table-cell>
          <table:table-cell office:value-type="float" office:value="9864.84" calcext:value-type="float">
            <text:p>9864.84</text:p>
          </table:table-cell>
        </table:table-row>
        <table:table-row table:style-name="ro1">
          <table:table-cell/>
          <table:table-cell office:value-type="float" office:value="518.42" calcext:value-type="float">
            <text:p>518.42</text:p>
          </table:table-cell>
          <table:table-cell office:value-type="float" office:value="17104.64" calcext:value-type="float">
            <text:p>17104.64</text:p>
          </table:table-cell>
        </table:table-row>
        <table:table-row table:style-name="ro1">
          <table:table-cell/>
          <table:table-cell office:value-type="float" office:value="518.63" calcext:value-type="float">
            <text:p>518.63</text:p>
          </table:table-cell>
          <table:table-cell office:value-type="float" office:value="21100.45" calcext:value-type="float">
            <text:p>21100.45</text:p>
          </table:table-cell>
        </table:table-row>
        <table:table-row table:style-name="ro1">
          <table:table-cell/>
          <table:table-cell office:value-type="float" office:value="518.84" calcext:value-type="float">
            <text:p>518.84</text:p>
          </table:table-cell>
          <table:table-cell office:value-type="float" office:value="5645.11" calcext:value-type="float">
            <text:p>5645.11</text:p>
          </table:table-cell>
        </table:table-row>
        <table:table-row table:style-name="ro1">
          <table:table-cell/>
          <table:table-cell office:value-type="float" office:value="519.04" calcext:value-type="float">
            <text:p>519.04</text:p>
          </table:table-cell>
          <table:table-cell office:value-type="float" office:value="8288.36" calcext:value-type="float">
            <text:p>8288.36</text:p>
          </table:table-cell>
        </table:table-row>
        <table:table-row table:style-name="ro1">
          <table:table-cell/>
          <table:table-cell office:value-type="float" office:value="519.25" calcext:value-type="float">
            <text:p>519.25</text:p>
          </table:table-cell>
          <table:table-cell office:value-type="float" office:value="6566.24" calcext:value-type="float">
            <text:p>6566.24</text:p>
          </table:table-cell>
        </table:table-row>
        <table:table-row table:style-name="ro1">
          <table:table-cell/>
          <table:table-cell office:value-type="float" office:value="519.45" calcext:value-type="float">
            <text:p>519.45</text:p>
          </table:table-cell>
          <table:table-cell office:value-type="float" office:value="16709.6" calcext:value-type="float">
            <text:p>16709.6</text:p>
          </table:table-cell>
        </table:table-row>
        <table:table-row table:style-name="ro1">
          <table:table-cell/>
          <table:table-cell office:value-type="float" office:value="519.66" calcext:value-type="float">
            <text:p>519.66</text:p>
          </table:table-cell>
          <table:table-cell office:value-type="float" office:value="8204.62" calcext:value-type="float">
            <text:p>8204.62</text:p>
          </table:table-cell>
        </table:table-row>
        <table:table-row table:style-name="ro1">
          <table:table-cell/>
          <table:table-cell office:value-type="float" office:value="519.87" calcext:value-type="float">
            <text:p>519.87</text:p>
          </table:table-cell>
          <table:table-cell office:value-type="float" office:value="12821.19" calcext:value-type="float">
            <text:p>12821.19</text:p>
          </table:table-cell>
        </table:table-row>
        <table:table-row table:style-name="ro1">
          <table:table-cell/>
          <table:table-cell office:value-type="float" office:value="520.07" calcext:value-type="float">
            <text:p>520.07</text:p>
          </table:table-cell>
          <table:table-cell office:value-type="float" office:value="11004.42" calcext:value-type="float">
            <text:p>11004.42</text:p>
          </table:table-cell>
        </table:table-row>
        <table:table-row table:style-name="ro1">
          <table:table-cell/>
          <table:table-cell office:value-type="float" office:value="520.28" calcext:value-type="float">
            <text:p>520.28</text:p>
          </table:table-cell>
          <table:table-cell office:value-type="float" office:value="9981.34" calcext:value-type="float">
            <text:p>9981.34</text:p>
          </table:table-cell>
        </table:table-row>
        <table:table-row table:style-name="ro1">
          <table:table-cell/>
          <table:table-cell office:value-type="float" office:value="520.48" calcext:value-type="float">
            <text:p>520.48</text:p>
          </table:table-cell>
          <table:table-cell office:value-type="float" office:value="17303.06" calcext:value-type="float">
            <text:p>17303.06</text:p>
          </table:table-cell>
        </table:table-row>
        <table:table-row table:style-name="ro1">
          <table:table-cell/>
          <table:table-cell office:value-type="float" office:value="520.69" calcext:value-type="float">
            <text:p>520.69</text:p>
          </table:table-cell>
          <table:table-cell office:value-type="float" office:value="11643.38" calcext:value-type="float">
            <text:p>11643.38</text:p>
          </table:table-cell>
        </table:table-row>
        <table:table-row table:style-name="ro1">
          <table:table-cell/>
          <table:table-cell office:value-type="float" office:value="520.9" calcext:value-type="float">
            <text:p>520.9</text:p>
          </table:table-cell>
          <table:table-cell office:value-type="float" office:value="19791.57" calcext:value-type="float">
            <text:p>19791.57</text:p>
          </table:table-cell>
        </table:table-row>
        <table:table-row table:style-name="ro1">
          <table:table-cell/>
          <table:table-cell office:value-type="float" office:value="521.1" calcext:value-type="float">
            <text:p>521.1</text:p>
          </table:table-cell>
          <table:table-cell office:value-type="float" office:value="8559.6" calcext:value-type="float">
            <text:p>8559.6</text:p>
          </table:table-cell>
        </table:table-row>
        <table:table-row table:style-name="ro1">
          <table:table-cell/>
          <table:table-cell office:value-type="float" office:value="521.31" calcext:value-type="float">
            <text:p>521.31</text:p>
          </table:table-cell>
          <table:table-cell office:value-type="float" office:value="15464.44" calcext:value-type="float">
            <text:p>15464.44</text:p>
          </table:table-cell>
        </table:table-row>
        <table:table-row table:style-name="ro1">
          <table:table-cell/>
          <table:table-cell office:value-type="float" office:value="521.51" calcext:value-type="float">
            <text:p>521.51</text:p>
          </table:table-cell>
          <table:table-cell office:value-type="float" office:value="15781.19" calcext:value-type="float">
            <text:p>15781.19</text:p>
          </table:table-cell>
        </table:table-row>
        <table:table-row table:style-name="ro1">
          <table:table-cell/>
          <table:table-cell office:value-type="float" office:value="521.72" calcext:value-type="float">
            <text:p>521.72</text:p>
          </table:table-cell>
          <table:table-cell office:value-type="float" office:value="6564.42" calcext:value-type="float">
            <text:p>6564.42</text:p>
          </table:table-cell>
        </table:table-row>
        <table:table-row table:style-name="ro1">
          <table:table-cell/>
          <table:table-cell office:value-type="float" office:value="521.93" calcext:value-type="float">
            <text:p>521.93</text:p>
          </table:table-cell>
          <table:table-cell office:value-type="float" office:value="25755.26" calcext:value-type="float">
            <text:p>25755.26</text:p>
          </table:table-cell>
        </table:table-row>
        <table:table-row table:style-name="ro1">
          <table:table-cell/>
          <table:table-cell office:value-type="float" office:value="522.13" calcext:value-type="float">
            <text:p>522.13</text:p>
          </table:table-cell>
          <table:table-cell office:value-type="float" office:value="12478.96" calcext:value-type="float">
            <text:p>12478.96</text:p>
          </table:table-cell>
        </table:table-row>
        <table:table-row table:style-name="ro1">
          <table:table-cell/>
          <table:table-cell office:value-type="float" office:value="522.34" calcext:value-type="float">
            <text:p>522.34</text:p>
          </table:table-cell>
          <table:table-cell office:value-type="float" office:value="10718.61" calcext:value-type="float">
            <text:p>10718.61</text:p>
          </table:table-cell>
        </table:table-row>
        <table:table-row table:style-name="ro1">
          <table:table-cell/>
          <table:table-cell office:value-type="float" office:value="522.54" calcext:value-type="float">
            <text:p>522.54</text:p>
          </table:table-cell>
          <table:table-cell office:value-type="float" office:value="8801.71" calcext:value-type="float">
            <text:p>8801.71</text:p>
          </table:table-cell>
        </table:table-row>
        <table:table-row table:style-name="ro1">
          <table:table-cell/>
          <table:table-cell office:value-type="float" office:value="522.75" calcext:value-type="float">
            <text:p>522.75</text:p>
          </table:table-cell>
          <table:table-cell office:value-type="float" office:value="6588.09" calcext:value-type="float">
            <text:p>6588.09</text:p>
          </table:table-cell>
        </table:table-row>
        <table:table-row table:style-name="ro1">
          <table:table-cell/>
          <table:table-cell office:value-type="float" office:value="522.96" calcext:value-type="float">
            <text:p>522.96</text:p>
          </table:table-cell>
          <table:table-cell office:value-type="float" office:value="9242.26" calcext:value-type="float">
            <text:p>9242.26</text:p>
          </table:table-cell>
        </table:table-row>
        <table:table-row table:style-name="ro1">
          <table:table-cell/>
          <table:table-cell office:value-type="float" office:value="523.16" calcext:value-type="float">
            <text:p>523.16</text:p>
          </table:table-cell>
          <table:table-cell office:value-type="float" office:value="7443.68" calcext:value-type="float">
            <text:p>7443.68</text:p>
          </table:table-cell>
        </table:table-row>
        <table:table-row table:style-name="ro1">
          <table:table-cell/>
          <table:table-cell office:value-type="float" office:value="523.37" calcext:value-type="float">
            <text:p>523.37</text:p>
          </table:table-cell>
          <table:table-cell office:value-type="float" office:value="12566.34" calcext:value-type="float">
            <text:p>12566.34</text:p>
          </table:table-cell>
        </table:table-row>
        <table:table-row table:style-name="ro1">
          <table:table-cell/>
          <table:table-cell office:value-type="float" office:value="523.57" calcext:value-type="float">
            <text:p>523.57</text:p>
          </table:table-cell>
          <table:table-cell office:value-type="float" office:value="7398.17" calcext:value-type="float">
            <text:p>7398.17</text:p>
          </table:table-cell>
        </table:table-row>
        <table:table-row table:style-name="ro1">
          <table:table-cell/>
          <table:table-cell office:value-type="float" office:value="523.78" calcext:value-type="float">
            <text:p>523.78</text:p>
          </table:table-cell>
          <table:table-cell office:value-type="float" office:value="9981.34" calcext:value-type="float">
            <text:p>9981.34</text:p>
          </table:table-cell>
        </table:table-row>
        <table:table-row table:style-name="ro1">
          <table:table-cell/>
          <table:table-cell office:value-type="float" office:value="523.98" calcext:value-type="float">
            <text:p>523.98</text:p>
          </table:table-cell>
          <table:table-cell office:value-type="float" office:value="6644.52" calcext:value-type="float">
            <text:p>6644.52</text:p>
          </table:table-cell>
        </table:table-row>
        <table:table-row table:style-name="ro1">
          <table:table-cell/>
          <table:table-cell office:value-type="float" office:value="524.19" calcext:value-type="float">
            <text:p>524.19</text:p>
          </table:table-cell>
          <table:table-cell office:value-type="float" office:value="7820.51" calcext:value-type="float">
            <text:p>7820.51</text:p>
          </table:table-cell>
        </table:table-row>
        <table:table-row table:style-name="ro1">
          <table:table-cell/>
          <table:table-cell office:value-type="float" office:value="524.4" calcext:value-type="float">
            <text:p>524.4</text:p>
          </table:table-cell>
          <table:table-cell office:value-type="float" office:value="5244.62" calcext:value-type="float">
            <text:p>5244.62</text:p>
          </table:table-cell>
        </table:table-row>
        <table:table-row table:style-name="ro1">
          <table:table-cell/>
          <table:table-cell office:value-type="float" office:value="524.6" calcext:value-type="float">
            <text:p>524.6</text:p>
          </table:table-cell>
          <table:table-cell office:value-type="float" office:value="6011.02" calcext:value-type="float">
            <text:p>6011.02</text:p>
          </table:table-cell>
        </table:table-row>
        <table:table-row table:style-name="ro1">
          <table:table-cell/>
          <table:table-cell office:value-type="float" office:value="524.81" calcext:value-type="float">
            <text:p>524.81</text:p>
          </table:table-cell>
          <table:table-cell office:value-type="float" office:value="13103.36" calcext:value-type="float">
            <text:p>13103.36</text:p>
          </table:table-cell>
        </table:table-row>
        <table:table-row table:style-name="ro1">
          <table:table-cell/>
          <table:table-cell office:value-type="float" office:value="525.01" calcext:value-type="float">
            <text:p>525.01</text:p>
          </table:table-cell>
          <table:table-cell office:value-type="float" office:value="16026.95" calcext:value-type="float">
            <text:p>16026.95</text:p>
          </table:table-cell>
        </table:table-row>
        <table:table-row table:style-name="ro1">
          <table:table-cell/>
          <table:table-cell office:value-type="float" office:value="525.22" calcext:value-type="float">
            <text:p>525.22</text:p>
          </table:table-cell>
          <table:table-cell office:value-type="float" office:value="14758.12" calcext:value-type="float">
            <text:p>14758.12</text:p>
          </table:table-cell>
        </table:table-row>
        <table:table-row table:style-name="ro1">
          <table:table-cell/>
          <table:table-cell office:value-type="float" office:value="525.42" calcext:value-type="float">
            <text:p>525.42</text:p>
          </table:table-cell>
          <table:table-cell office:value-type="float" office:value="8608.75" calcext:value-type="float">
            <text:p>8608.75</text:p>
          </table:table-cell>
        </table:table-row>
        <table:table-row table:style-name="ro1">
          <table:table-cell/>
          <table:table-cell office:value-type="float" office:value="525.63" calcext:value-type="float">
            <text:p>525.63</text:p>
          </table:table-cell>
          <table:table-cell office:value-type="float" office:value="12391.58" calcext:value-type="float">
            <text:p>12391.58</text:p>
          </table:table-cell>
        </table:table-row>
        <table:table-row table:style-name="ro1">
          <table:table-cell/>
          <table:table-cell office:value-type="float" office:value="525.84" calcext:value-type="float">
            <text:p>525.84</text:p>
          </table:table-cell>
          <table:table-cell office:value-type="float" office:value="18340.7" calcext:value-type="float">
            <text:p>18340.7</text:p>
          </table:table-cell>
        </table:table-row>
        <table:table-row table:style-name="ro1">
          <table:table-cell/>
          <table:table-cell office:value-type="float" office:value="526.04" calcext:value-type="float">
            <text:p>526.04</text:p>
          </table:table-cell>
          <table:table-cell office:value-type="float" office:value="9741.05" calcext:value-type="float">
            <text:p>9741.05</text:p>
          </table:table-cell>
        </table:table-row>
        <table:table-row table:style-name="ro1">
          <table:table-cell/>
          <table:table-cell office:value-type="float" office:value="526.25" calcext:value-type="float">
            <text:p>526.25</text:p>
          </table:table-cell>
          <table:table-cell office:value-type="float" office:value="7765.9" calcext:value-type="float">
            <text:p>7765.9</text:p>
          </table:table-cell>
        </table:table-row>
        <table:table-row table:style-name="ro1">
          <table:table-cell/>
          <table:table-cell office:value-type="float" office:value="526.45" calcext:value-type="float">
            <text:p>526.45</text:p>
          </table:table-cell>
          <table:table-cell office:value-type="float" office:value="12539.03" calcext:value-type="float">
            <text:p>12539.03</text:p>
          </table:table-cell>
        </table:table-row>
        <table:table-row table:style-name="ro1">
          <table:table-cell/>
          <table:table-cell office:value-type="float" office:value="526.66" calcext:value-type="float">
            <text:p>526.66</text:p>
          </table:table-cell>
          <table:table-cell office:value-type="float" office:value="10429.17" calcext:value-type="float">
            <text:p>10429.17</text:p>
          </table:table-cell>
        </table:table-row>
        <table:table-row table:style-name="ro1">
          <table:table-cell/>
          <table:table-cell office:value-type="float" office:value="526.86" calcext:value-type="float">
            <text:p>526.86</text:p>
          </table:table-cell>
          <table:table-cell office:value-type="float" office:value="13720.48" calcext:value-type="float">
            <text:p>13720.48</text:p>
          </table:table-cell>
        </table:table-row>
        <table:table-row table:style-name="ro1">
          <table:table-cell/>
          <table:table-cell office:value-type="float" office:value="527.07" calcext:value-type="float">
            <text:p>527.07</text:p>
          </table:table-cell>
          <table:table-cell office:value-type="float" office:value="11399.45" calcext:value-type="float">
            <text:p>11399.45</text:p>
          </table:table-cell>
        </table:table-row>
        <table:table-row table:style-name="ro1">
          <table:table-cell/>
          <table:table-cell office:value-type="float" office:value="527.28" calcext:value-type="float">
            <text:p>527.28</text:p>
          </table:table-cell>
          <table:table-cell office:value-type="float" office:value="7349.02" calcext:value-type="float">
            <text:p>7349.02</text:p>
          </table:table-cell>
        </table:table-row>
        <table:table-row table:style-name="ro1">
          <table:table-cell/>
          <table:table-cell office:value-type="float" office:value="527.48" calcext:value-type="float">
            <text:p>527.48</text:p>
          </table:table-cell>
          <table:table-cell office:value-type="float" office:value="8200.98" calcext:value-type="float">
            <text:p>8200.98</text:p>
          </table:table-cell>
        </table:table-row>
        <table:table-row table:style-name="ro1">
          <table:table-cell/>
          <table:table-cell office:value-type="float" office:value="527.69" calcext:value-type="float">
            <text:p>527.69</text:p>
          </table:table-cell>
          <table:table-cell office:value-type="float" office:value="10183.41" calcext:value-type="float">
            <text:p>10183.41</text:p>
          </table:table-cell>
        </table:table-row>
        <table:table-row table:style-name="ro1">
          <table:table-cell/>
          <table:table-cell office:value-type="float" office:value="527.89" calcext:value-type="float">
            <text:p>527.89</text:p>
          </table:table-cell>
          <table:table-cell office:value-type="float" office:value="11144.59" calcext:value-type="float">
            <text:p>11144.59</text:p>
          </table:table-cell>
        </table:table-row>
        <table:table-row table:style-name="ro1">
          <table:table-cell/>
          <table:table-cell office:value-type="float" office:value="528.1" calcext:value-type="float">
            <text:p>528.1</text:p>
          </table:table-cell>
          <table:table-cell office:value-type="float" office:value="8989.22" calcext:value-type="float">
            <text:p>8989.22</text:p>
          </table:table-cell>
        </table:table-row>
        <table:table-row table:style-name="ro1">
          <table:table-cell/>
          <table:table-cell office:value-type="float" office:value="528.3" calcext:value-type="float">
            <text:p>528.3</text:p>
          </table:table-cell>
          <table:table-cell office:value-type="float" office:value="9522.6" calcext:value-type="float">
            <text:p>9522.6</text:p>
          </table:table-cell>
        </table:table-row>
        <table:table-row table:style-name="ro1">
          <table:table-cell/>
          <table:table-cell office:value-type="float" office:value="528.51" calcext:value-type="float">
            <text:p>528.51</text:p>
          </table:table-cell>
          <table:table-cell office:value-type="float" office:value="10303.56" calcext:value-type="float">
            <text:p>10303.56</text:p>
          </table:table-cell>
        </table:table-row>
        <table:table-row table:style-name="ro1">
          <table:table-cell/>
          <table:table-cell office:value-type="float" office:value="528.71" calcext:value-type="float">
            <text:p>528.71</text:p>
          </table:table-cell>
          <table:table-cell office:value-type="float" office:value="12577.26" calcext:value-type="float">
            <text:p>12577.26</text:p>
          </table:table-cell>
        </table:table-row>
        <table:table-row table:style-name="ro1">
          <table:table-cell/>
          <table:table-cell office:value-type="float" office:value="528.92" calcext:value-type="float">
            <text:p>528.92</text:p>
          </table:table-cell>
          <table:table-cell office:value-type="float" office:value="12999.6" calcext:value-type="float">
            <text:p>12999.6</text:p>
          </table:table-cell>
        </table:table-row>
        <table:table-row table:style-name="ro1">
          <table:table-cell/>
          <table:table-cell office:value-type="float" office:value="529.13" calcext:value-type="float">
            <text:p>529.13</text:p>
          </table:table-cell>
          <table:table-cell office:value-type="float" office:value="11468.62" calcext:value-type="float">
            <text:p>11468.62</text:p>
          </table:table-cell>
        </table:table-row>
        <table:table-row table:style-name="ro1">
          <table:table-cell/>
          <table:table-cell office:value-type="float" office:value="529.33" calcext:value-type="float">
            <text:p>529.33</text:p>
          </table:table-cell>
          <table:table-cell office:value-type="float" office:value="9921.27" calcext:value-type="float">
            <text:p>9921.27</text:p>
          </table:table-cell>
        </table:table-row>
        <table:table-row table:style-name="ro1">
          <table:table-cell/>
          <table:table-cell office:value-type="float" office:value="529.54" calcext:value-type="float">
            <text:p>529.54</text:p>
          </table:table-cell>
          <table:table-cell office:value-type="float" office:value="13680.43" calcext:value-type="float">
            <text:p>13680.43</text:p>
          </table:table-cell>
        </table:table-row>
        <table:table-row table:style-name="ro1">
          <table:table-cell/>
          <table:table-cell office:value-type="float" office:value="529.74" calcext:value-type="float">
            <text:p>529.74</text:p>
          </table:table-cell>
          <table:table-cell office:value-type="float" office:value="14927.42" calcext:value-type="float">
            <text:p>14927.42</text:p>
          </table:table-cell>
        </table:table-row>
        <table:table-row table:style-name="ro1">
          <table:table-cell/>
          <table:table-cell office:value-type="float" office:value="529.95" calcext:value-type="float">
            <text:p>529.95</text:p>
          </table:table-cell>
          <table:table-cell office:value-type="float" office:value="8372.1" calcext:value-type="float">
            <text:p>8372.1</text:p>
          </table:table-cell>
        </table:table-row>
        <table:table-row table:style-name="ro1">
          <table:table-cell/>
          <table:table-cell office:value-type="float" office:value="530.15" calcext:value-type="float">
            <text:p>530.15</text:p>
          </table:table-cell>
          <table:table-cell office:value-type="float" office:value="17619.81" calcext:value-type="float">
            <text:p>17619.81</text:p>
          </table:table-cell>
        </table:table-row>
        <table:table-row table:style-name="ro1">
          <table:table-cell/>
          <table:table-cell office:value-type="float" office:value="530.36" calcext:value-type="float">
            <text:p>530.36</text:p>
          </table:table-cell>
          <table:table-cell office:value-type="float" office:value="6853.87" calcext:value-type="float">
            <text:p>6853.87</text:p>
          </table:table-cell>
        </table:table-row>
        <table:table-row table:style-name="ro1">
          <table:table-cell/>
          <table:table-cell office:value-type="float" office:value="530.56" calcext:value-type="float">
            <text:p>530.56</text:p>
          </table:table-cell>
          <table:table-cell office:value-type="float" office:value="13583.95" calcext:value-type="float">
            <text:p>13583.95</text:p>
          </table:table-cell>
        </table:table-row>
        <table:table-row table:style-name="ro1">
          <table:table-cell/>
          <table:table-cell office:value-type="float" office:value="530.77" calcext:value-type="float">
            <text:p>530.77</text:p>
          </table:table-cell>
          <table:table-cell office:value-type="float" office:value="14623.41" calcext:value-type="float">
            <text:p>14623.41</text:p>
          </table:table-cell>
        </table:table-row>
        <table:table-row table:style-name="ro1">
          <table:table-cell/>
          <table:table-cell office:value-type="float" office:value="530.97" calcext:value-type="float">
            <text:p>530.97</text:p>
          </table:table-cell>
          <table:table-cell office:value-type="float" office:value="27723.13" calcext:value-type="float">
            <text:p>27723.13</text:p>
          </table:table-cell>
        </table:table-row>
        <table:table-row table:style-name="ro1">
          <table:table-cell/>
          <table:table-cell office:value-type="float" office:value="531.18" calcext:value-type="float">
            <text:p>531.18</text:p>
          </table:table-cell>
          <table:table-cell office:value-type="float" office:value="26680.03" calcext:value-type="float">
            <text:p>26680.03</text:p>
          </table:table-cell>
        </table:table-row>
        <table:table-row table:style-name="ro1">
          <table:table-cell/>
          <table:table-cell office:value-type="float" office:value="531.39" calcext:value-type="float">
            <text:p>531.39</text:p>
          </table:table-cell>
          <table:table-cell office:value-type="float" office:value="39776.1" calcext:value-type="float">
            <text:p>39776.1</text:p>
          </table:table-cell>
        </table:table-row>
        <table:table-row table:style-name="ro1">
          <table:table-cell/>
          <table:table-cell office:value-type="float" office:value="531.59" calcext:value-type="float">
            <text:p>531.59</text:p>
          </table:table-cell>
          <table:table-cell office:value-type="float" office:value="28939.16" calcext:value-type="float">
            <text:p>28939.16</text:p>
          </table:table-cell>
        </table:table-row>
        <table:table-row table:style-name="ro1">
          <table:table-cell/>
          <table:table-cell office:value-type="float" office:value="531.8" calcext:value-type="float">
            <text:p>531.8</text:p>
          </table:table-cell>
          <table:table-cell office:value-type="float" office:value="37580.68" calcext:value-type="float">
            <text:p>37580.68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27901.53" calcext:value-type="float">
            <text:p>27901.53</text:p>
          </table:table-cell>
        </table:table-row>
        <table:table-row table:style-name="ro1">
          <table:table-cell/>
          <table:table-cell office:value-type="float" office:value="532.21" calcext:value-type="float">
            <text:p>532.21</text:p>
          </table:table-cell>
          <table:table-cell office:value-type="float" office:value="29352.4" calcext:value-type="float">
            <text:p>29352.4</text:p>
          </table:table-cell>
        </table:table-row>
        <table:table-row table:style-name="ro1">
          <table:table-cell/>
          <table:table-cell office:value-type="float" office:value="532.41" calcext:value-type="float">
            <text:p>532.41</text:p>
          </table:table-cell>
          <table:table-cell office:value-type="float" office:value="17111.92" calcext:value-type="float">
            <text:p>17111.92</text:p>
          </table:table-cell>
        </table:table-row>
        <table:table-row table:style-name="ro1">
          <table:table-cell/>
          <table:table-cell office:value-type="float" office:value="532.62" calcext:value-type="float">
            <text:p>532.62</text:p>
          </table:table-cell>
          <table:table-cell office:value-type="float" office:value="25103.55" calcext:value-type="float">
            <text:p>25103.55</text:p>
          </table:table-cell>
        </table:table-row>
        <table:table-row table:style-name="ro1">
          <table:table-cell/>
          <table:table-cell office:value-type="float" office:value="532.82" calcext:value-type="float">
            <text:p>532.82</text:p>
          </table:table-cell>
          <table:table-cell office:value-type="float" office:value="13694.99" calcext:value-type="float">
            <text:p>13694.99</text:p>
          </table:table-cell>
        </table:table-row>
        <table:table-row table:style-name="ro1">
          <table:table-cell/>
          <table:table-cell office:value-type="float" office:value="533.03" calcext:value-type="float">
            <text:p>533.03</text:p>
          </table:table-cell>
          <table:table-cell office:value-type="float" office:value="17417.75" calcext:value-type="float">
            <text:p>17417.75</text:p>
          </table:table-cell>
        </table:table-row>
        <table:table-row table:style-name="ro1">
          <table:table-cell/>
          <table:table-cell office:value-type="float" office:value="533.23" calcext:value-type="float">
            <text:p>533.23</text:p>
          </table:table-cell>
          <table:table-cell office:value-type="float" office:value="10396.4" calcext:value-type="float">
            <text:p>10396.4</text:p>
          </table:table-cell>
        </table:table-row>
        <table:table-row table:style-name="ro1">
          <table:table-cell/>
          <table:table-cell office:value-type="float" office:value="533.44" calcext:value-type="float">
            <text:p>533.44</text:p>
          </table:table-cell>
          <table:table-cell office:value-type="float" office:value="11501.39" calcext:value-type="float">
            <text:p>11501.39</text:p>
          </table:table-cell>
        </table:table-row>
        <table:table-row table:style-name="ro1">
          <table:table-cell/>
          <table:table-cell office:value-type="float" office:value="533.64" calcext:value-type="float">
            <text:p>533.64</text:p>
          </table:table-cell>
          <table:table-cell office:value-type="float" office:value="7629.37" calcext:value-type="float">
            <text:p>7629.37</text:p>
          </table:table-cell>
        </table:table-row>
        <table:table-row table:style-name="ro1">
          <table:table-cell/>
          <table:table-cell office:value-type="float" office:value="533.85" calcext:value-type="float">
            <text:p>533.85</text:p>
          </table:table-cell>
          <table:table-cell office:value-type="float" office:value="18601.02" calcext:value-type="float">
            <text:p>18601.02</text:p>
          </table:table-cell>
        </table:table-row>
        <table:table-row table:style-name="ro1">
          <table:table-cell/>
          <table:table-cell office:value-type="float" office:value="534.05" calcext:value-type="float">
            <text:p>534.05</text:p>
          </table:table-cell>
          <table:table-cell office:value-type="float" office:value="9211.31" calcext:value-type="float">
            <text:p>9211.31</text:p>
          </table:table-cell>
        </table:table-row>
        <table:table-row table:style-name="ro1">
          <table:table-cell/>
          <table:table-cell office:value-type="float" office:value="534.26" calcext:value-type="float">
            <text:p>534.26</text:p>
          </table:table-cell>
          <table:table-cell office:value-type="float" office:value="16938.98" calcext:value-type="float">
            <text:p>16938.98</text:p>
          </table:table-cell>
        </table:table-row>
        <table:table-row table:style-name="ro1">
          <table:table-cell/>
          <table:table-cell office:value-type="float" office:value="534.47" calcext:value-type="float">
            <text:p>534.47</text:p>
          </table:table-cell>
          <table:table-cell office:value-type="float" office:value="14386.75" calcext:value-type="float">
            <text:p>14386.75</text:p>
          </table:table-cell>
        </table:table-row>
        <table:table-row table:style-name="ro1">
          <table:table-cell/>
          <table:table-cell office:value-type="float" office:value="534.67" calcext:value-type="float">
            <text:p>534.67</text:p>
          </table:table-cell>
          <table:table-cell office:value-type="float" office:value="10017.75" calcext:value-type="float">
            <text:p>10017.75</text:p>
          </table:table-cell>
        </table:table-row>
        <table:table-row table:style-name="ro1">
          <table:table-cell/>
          <table:table-cell office:value-type="float" office:value="534.88" calcext:value-type="float">
            <text:p>534.88</text:p>
          </table:table-cell>
          <table:table-cell office:value-type="float" office:value="10787.79" calcext:value-type="float">
            <text:p>10787.79</text:p>
          </table:table-cell>
        </table:table-row>
        <table:table-row table:style-name="ro1">
          <table:table-cell/>
          <table:table-cell office:value-type="float" office:value="535.08" calcext:value-type="float">
            <text:p>535.08</text:p>
          </table:table-cell>
          <table:table-cell office:value-type="float" office:value="12950.44" calcext:value-type="float">
            <text:p>12950.44</text:p>
          </table:table-cell>
        </table:table-row>
        <table:table-row table:style-name="ro1">
          <table:table-cell/>
          <table:table-cell office:value-type="float" office:value="535.29" calcext:value-type="float">
            <text:p>535.29</text:p>
          </table:table-cell>
          <table:table-cell office:value-type="float" office:value="7203.39" calcext:value-type="float">
            <text:p>7203.39</text:p>
          </table:table-cell>
        </table:table-row>
        <table:table-row table:style-name="ro1">
          <table:table-cell/>
          <table:table-cell office:value-type="float" office:value="535.49" calcext:value-type="float">
            <text:p>535.49</text:p>
          </table:table-cell>
          <table:table-cell office:value-type="float" office:value="8120.88" calcext:value-type="float">
            <text:p>8120.88</text:p>
          </table:table-cell>
        </table:table-row>
        <table:table-row table:style-name="ro1">
          <table:table-cell/>
          <table:table-cell office:value-type="float" office:value="535.7" calcext:value-type="float">
            <text:p>535.7</text:p>
          </table:table-cell>
          <table:table-cell office:value-type="float" office:value="21306.16" calcext:value-type="float">
            <text:p>21306.16</text:p>
          </table:table-cell>
        </table:table-row>
        <table:table-row table:style-name="ro1">
          <table:table-cell/>
          <table:table-cell office:value-type="float" office:value="535.9" calcext:value-type="float">
            <text:p>535.9</text:p>
          </table:table-cell>
          <table:table-cell office:value-type="float" office:value="5708.83" calcext:value-type="float">
            <text:p>5708.83</text:p>
          </table:table-cell>
        </table:table-row>
        <table:table-row table:style-name="ro1">
          <table:table-cell/>
          <table:table-cell office:value-type="float" office:value="536.11" calcext:value-type="float">
            <text:p>536.11</text:p>
          </table:table-cell>
          <table:table-cell office:value-type="float" office:value="21673.88" calcext:value-type="float">
            <text:p>21673.88</text:p>
          </table:table-cell>
        </table:table-row>
        <table:table-row table:style-name="ro1">
          <table:table-cell/>
          <table:table-cell office:value-type="float" office:value="536.31" calcext:value-type="float">
            <text:p>536.31</text:p>
          </table:table-cell>
          <table:table-cell office:value-type="float" office:value="15477.18" calcext:value-type="float">
            <text:p>15477.18</text:p>
          </table:table-cell>
        </table:table-row>
        <table:table-row table:style-name="ro1">
          <table:table-cell/>
          <table:table-cell office:value-type="float" office:value="536.52" calcext:value-type="float">
            <text:p>536.52</text:p>
          </table:table-cell>
          <table:table-cell office:value-type="float" office:value="8672.46" calcext:value-type="float">
            <text:p>8672.46</text:p>
          </table:table-cell>
        </table:table-row>
        <table:table-row table:style-name="ro1">
          <table:table-cell/>
          <table:table-cell office:value-type="float" office:value="536.72" calcext:value-type="float">
            <text:p>536.72</text:p>
          </table:table-cell>
          <table:table-cell office:value-type="float" office:value="16824.29" calcext:value-type="float">
            <text:p>16824.29</text:p>
          </table:table-cell>
        </table:table-row>
        <table:table-row table:style-name="ro1">
          <table:table-cell/>
          <table:table-cell office:value-type="float" office:value="536.93" calcext:value-type="float">
            <text:p>536.93</text:p>
          </table:table-cell>
          <table:table-cell office:value-type="float" office:value="9329.64" calcext:value-type="float">
            <text:p>9329.64</text:p>
          </table:table-cell>
        </table:table-row>
        <table:table-row table:style-name="ro1">
          <table:table-cell/>
          <table:table-cell office:value-type="float" office:value="537.13" calcext:value-type="float">
            <text:p>537.13</text:p>
          </table:table-cell>
          <table:table-cell office:value-type="float" office:value="10807.81" calcext:value-type="float">
            <text:p>10807.81</text:p>
          </table:table-cell>
        </table:table-row>
        <table:table-row table:style-name="ro1">
          <table:table-cell/>
          <table:table-cell office:value-type="float" office:value="537.34" calcext:value-type="float">
            <text:p>537.34</text:p>
          </table:table-cell>
          <table:table-cell office:value-type="float" office:value="10054.16" calcext:value-type="float">
            <text:p>10054.16</text:p>
          </table:table-cell>
        </table:table-row>
        <table:table-row table:style-name="ro1">
          <table:table-cell/>
          <table:table-cell office:value-type="float" office:value="537.54" calcext:value-type="float">
            <text:p>537.54</text:p>
          </table:table-cell>
          <table:table-cell office:value-type="float" office:value="6824.74" calcext:value-type="float">
            <text:p>6824.74</text:p>
          </table:table-cell>
        </table:table-row>
        <table:table-row table:style-name="ro1">
          <table:table-cell/>
          <table:table-cell office:value-type="float" office:value="537.75" calcext:value-type="float">
            <text:p>537.75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/>
          <table:table-cell office:value-type="float" office:value="537.95" calcext:value-type="float">
            <text:p>537.95</text:p>
          </table:table-cell>
          <table:table-cell office:value-type="float" office:value="12508.08" calcext:value-type="float">
            <text:p>12508.08</text:p>
          </table:table-cell>
        </table:table-row>
        <table:table-row table:style-name="ro1">
          <table:table-cell/>
          <table:table-cell office:value-type="float" office:value="538.16" calcext:value-type="float">
            <text:p>538.16</text:p>
          </table:table-cell>
          <table:table-cell office:value-type="float" office:value="23232.16" calcext:value-type="float">
            <text:p>23232.16</text:p>
          </table:table-cell>
        </table:table-row>
        <table:table-row table:style-name="ro1">
          <table:table-cell/>
          <table:table-cell office:value-type="float" office:value="538.36" calcext:value-type="float">
            <text:p>538.36</text:p>
          </table:table-cell>
          <table:table-cell office:value-type="float" office:value="17579.76" calcext:value-type="float">
            <text:p>17579.76</text:p>
          </table:table-cell>
        </table:table-row>
        <table:table-row table:style-name="ro1">
          <table:table-cell/>
          <table:table-cell office:value-type="float" office:value="538.57" calcext:value-type="float">
            <text:p>538.57</text:p>
          </table:table-cell>
          <table:table-cell office:value-type="float" office:value="9318.71" calcext:value-type="float">
            <text:p>9318.71</text:p>
          </table:table-cell>
        </table:table-row>
        <table:table-row table:style-name="ro1">
          <table:table-cell/>
          <table:table-cell office:value-type="float" office:value="538.77" calcext:value-type="float">
            <text:p>538.77</text:p>
          </table:table-cell>
          <table:table-cell office:value-type="float" office:value="11288.4" calcext:value-type="float">
            <text:p>11288.4</text:p>
          </table:table-cell>
        </table:table-row>
        <table:table-row table:style-name="ro1">
          <table:table-cell/>
          <table:table-cell office:value-type="float" office:value="538.98" calcext:value-type="float">
            <text:p>538.98</text:p>
          </table:table-cell>
          <table:table-cell office:value-type="float" office:value="12801.17" calcext:value-type="float">
            <text:p>12801.17</text:p>
          </table:table-cell>
        </table:table-row>
        <table:table-row table:style-name="ro1">
          <table:table-cell/>
          <table:table-cell office:value-type="float" office:value="539.18" calcext:value-type="float">
            <text:p>539.18</text:p>
          </table:table-cell>
          <table:table-cell office:value-type="float" office:value="18034.87" calcext:value-type="float">
            <text:p>18034.87</text:p>
          </table:table-cell>
        </table:table-row>
        <table:table-row table:style-name="ro1">
          <table:table-cell/>
          <table:table-cell office:value-type="float" office:value="539.39" calcext:value-type="float">
            <text:p>539.39</text:p>
          </table:table-cell>
          <table:table-cell office:value-type="float" office:value="12194.97" calcext:value-type="float">
            <text:p>12194.97</text:p>
          </table:table-cell>
        </table:table-row>
        <table:table-row table:style-name="ro1">
          <table:table-cell/>
          <table:table-cell office:value-type="float" office:value="539.59" calcext:value-type="float">
            <text:p>539.59</text:p>
          </table:table-cell>
          <table:table-cell office:value-type="float" office:value="10491.06" calcext:value-type="float">
            <text:p>10491.06</text:p>
          </table:table-cell>
        </table:table-row>
        <table:table-row table:style-name="ro1">
          <table:table-cell/>
          <table:table-cell office:value-type="float" office:value="539.8" calcext:value-type="float">
            <text:p>539.8</text:p>
          </table:table-cell>
          <table:table-cell office:value-type="float" office:value="7055.94" calcext:value-type="float">
            <text:p>7055.94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1144.59" calcext:value-type="float">
            <text:p>11144.59</text:p>
          </table:table-cell>
        </table:table-row>
        <table:table-row table:style-name="ro1">
          <table:table-cell/>
          <table:table-cell office:value-type="float" office:value="540.21" calcext:value-type="float">
            <text:p>540.21</text:p>
          </table:table-cell>
          <table:table-cell office:value-type="float" office:value="17161.07" calcext:value-type="float">
            <text:p>17161.07</text:p>
          </table:table-cell>
        </table:table-row>
        <table:table-row table:style-name="ro1">
          <table:table-cell/>
          <table:table-cell office:value-type="float" office:value="540.41" calcext:value-type="float">
            <text:p>540.41</text:p>
          </table:table-cell>
          <table:table-cell office:value-type="float" office:value="7831.43" calcext:value-type="float">
            <text:p>7831.43</text:p>
          </table:table-cell>
        </table:table-row>
        <table:table-row table:style-name="ro1">
          <table:table-cell/>
          <table:table-cell office:value-type="float" office:value="540.62" calcext:value-type="float">
            <text:p>540.62</text:p>
          </table:table-cell>
          <table:table-cell office:value-type="float" office:value="11406.73" calcext:value-type="float">
            <text:p>11406.73</text:p>
          </table:table-cell>
        </table:table-row>
        <table:table-row table:style-name="ro1">
          <table:table-cell/>
          <table:table-cell office:value-type="float" office:value="540.82" calcext:value-type="float">
            <text:p>540.82</text:p>
          </table:table-cell>
          <table:table-cell office:value-type="float" office:value="9606.34" calcext:value-type="float">
            <text:p>9606.34</text:p>
          </table:table-cell>
        </table:table-row>
        <table:table-row table:style-name="ro1">
          <table:table-cell/>
          <table:table-cell office:value-type="float" office:value="541.03" calcext:value-type="float">
            <text:p>541.03</text:p>
          </table:table-cell>
          <table:table-cell office:value-type="float" office:value="15404.37" calcext:value-type="float">
            <text:p>15404.37</text:p>
          </table:table-cell>
        </table:table-row>
        <table:table-row table:style-name="ro1">
          <table:table-cell/>
          <table:table-cell office:value-type="float" office:value="541.23" calcext:value-type="float">
            <text:p>541.23</text:p>
          </table:table-cell>
          <table:table-cell office:value-type="float" office:value="10176.13" calcext:value-type="float">
            <text:p>10176.13</text:p>
          </table:table-cell>
        </table:table-row>
        <table:table-row table:style-name="ro1">
          <table:table-cell/>
          <table:table-cell office:value-type="float" office:value="541.44" calcext:value-type="float">
            <text:p>541.44</text:p>
          </table:table-cell>
          <table:table-cell office:value-type="float" office:value="10407.32" calcext:value-type="float">
            <text:p>10407.32</text:p>
          </table:table-cell>
        </table:table-row>
        <table:table-row table:style-name="ro1">
          <table:table-cell/>
          <table:table-cell office:value-type="float" office:value="541.64" calcext:value-type="float">
            <text:p>541.64</text:p>
          </table:table-cell>
          <table:table-cell office:value-type="float" office:value="7724.03" calcext:value-type="float">
            <text:p>7724.03</text:p>
          </table:table-cell>
        </table:table-row>
        <table:table-row table:style-name="ro1">
          <table:table-cell/>
          <table:table-cell office:value-type="float" office:value="541.84" calcext:value-type="float">
            <text:p>541.84</text:p>
          </table:table-cell>
          <table:table-cell office:value-type="float" office:value="10181.59" calcext:value-type="float">
            <text:p>10181.59</text:p>
          </table:table-cell>
        </table:table-row>
        <table:table-row table:style-name="ro1">
          <table:table-cell/>
          <table:table-cell office:value-type="float" office:value="542.05" calcext:value-type="float">
            <text:p>542.05</text:p>
          </table:table-cell>
          <table:table-cell office:value-type="float" office:value="16392.85" calcext:value-type="float">
            <text:p>16392.85</text:p>
          </table:table-cell>
        </table:table-row>
        <table:table-row table:style-name="ro1">
          <table:table-cell/>
          <table:table-cell office:value-type="float" office:value="542.25" calcext:value-type="float">
            <text:p>542.25</text:p>
          </table:table-cell>
          <table:table-cell office:value-type="float" office:value="6134.8" calcext:value-type="float">
            <text:p>6134.8</text:p>
          </table:table-cell>
        </table:table-row>
        <table:table-row table:style-name="ro1">
          <table:table-cell/>
          <table:table-cell office:value-type="float" office:value="542.46" calcext:value-type="float">
            <text:p>542.46</text:p>
          </table:table-cell>
          <table:table-cell office:value-type="float" office:value="14035.41" calcext:value-type="float">
            <text:p>14035.41</text:p>
          </table:table-cell>
        </table:table-row>
        <table:table-row table:style-name="ro1">
          <table:table-cell/>
          <table:table-cell office:value-type="float" office:value="542.66" calcext:value-type="float">
            <text:p>542.66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/>
          <table:table-cell office:value-type="float" office:value="542.87" calcext:value-type="float">
            <text:p>542.87</text:p>
          </table:table-cell>
          <table:table-cell office:value-type="float" office:value="16960.82" calcext:value-type="float">
            <text:p>16960.82</text:p>
          </table:table-cell>
        </table:table-row>
        <table:table-row table:style-name="ro1">
          <table:table-cell/>
          <table:table-cell office:value-type="float" office:value="543.07" calcext:value-type="float">
            <text:p>543.07</text:p>
          </table:table-cell>
          <table:table-cell office:value-type="float" office:value="12393.4" calcext:value-type="float">
            <text:p>12393.4</text:p>
          </table:table-cell>
        </table:table-row>
        <table:table-row table:style-name="ro1">
          <table:table-cell/>
          <table:table-cell office:value-type="float" office:value="543.28" calcext:value-type="float">
            <text:p>543.28</text:p>
          </table:table-cell>
          <table:table-cell office:value-type="float" office:value="11444.96" calcext:value-type="float">
            <text:p>11444.96</text:p>
          </table:table-cell>
        </table:table-row>
        <table:table-row table:style-name="ro1">
          <table:table-cell/>
          <table:table-cell office:value-type="float" office:value="543.48" calcext:value-type="float">
            <text:p>543.48</text:p>
          </table:table-cell>
          <table:table-cell office:value-type="float" office:value="8965.55" calcext:value-type="float">
            <text:p>8965.55</text:p>
          </table:table-cell>
        </table:table-row>
        <table:table-row table:style-name="ro1">
          <table:table-cell/>
          <table:table-cell office:value-type="float" office:value="543.69" calcext:value-type="float">
            <text:p>543.69</text:p>
          </table:table-cell>
          <table:table-cell office:value-type="float" office:value="17150.15" calcext:value-type="float">
            <text:p>17150.15</text:p>
          </table:table-cell>
        </table:table-row>
        <table:table-row table:style-name="ro1">
          <table:table-cell/>
          <table:table-cell office:value-type="float" office:value="543.89" calcext:value-type="float">
            <text:p>543.89</text:p>
          </table:table-cell>
          <table:table-cell office:value-type="float" office:value="12103.95" calcext:value-type="float">
            <text:p>12103.95</text:p>
          </table:table-cell>
        </table:table-row>
        <table:table-row table:style-name="ro1">
          <table:table-cell/>
          <table:table-cell office:value-type="float" office:value="544.1" calcext:value-type="float">
            <text:p>544.1</text:p>
          </table:table-cell>
          <table:table-cell office:value-type="float" office:value="10261.69" calcext:value-type="float">
            <text:p>10261.69</text:p>
          </table:table-cell>
        </table:table-row>
        <table:table-row table:style-name="ro1">
          <table:table-cell/>
          <table:table-cell office:value-type="float" office:value="544.3" calcext:value-type="float">
            <text:p>544.3</text:p>
          </table:table-cell>
          <table:table-cell office:value-type="float" office:value="7487.37" calcext:value-type="float">
            <text:p>7487.37</text:p>
          </table:table-cell>
        </table:table-row>
        <table:table-row table:style-name="ro1">
          <table:table-cell/>
          <table:table-cell office:value-type="float" office:value="544.51" calcext:value-type="float">
            <text:p>544.51</text:p>
          </table:table-cell>
          <table:table-cell office:value-type="float" office:value="16780.6" calcext:value-type="float">
            <text:p>16780.6</text:p>
          </table:table-cell>
        </table:table-row>
        <table:table-row table:style-name="ro1">
          <table:table-cell/>
          <table:table-cell office:value-type="float" office:value="544.71" calcext:value-type="float">
            <text:p>544.71</text:p>
          </table:table-cell>
          <table:table-cell office:value-type="float" office:value="6992.22" calcext:value-type="float">
            <text:p>6992.22</text:p>
          </table:table-cell>
        </table:table-row>
        <table:table-row table:style-name="ro1">
          <table:table-cell/>
          <table:table-cell office:value-type="float" office:value="544.92" calcext:value-type="float">
            <text:p>544.92</text:p>
          </table:table-cell>
          <table:table-cell office:value-type="float" office:value="9994.09" calcext:value-type="float">
            <text:p>9994.09</text:p>
          </table:table-cell>
        </table:table-row>
        <table:table-row table:style-name="ro1">
          <table:table-cell/>
          <table:table-cell office:value-type="float" office:value="545.12" calcext:value-type="float">
            <text:p>545.12</text:p>
          </table:table-cell>
          <table:table-cell office:value-type="float" office:value="7605.7" calcext:value-type="float">
            <text:p>7605.7</text:p>
          </table:table-cell>
        </table:table-row>
        <table:table-row table:style-name="ro1">
          <table:table-cell/>
          <table:table-cell office:value-type="float" office:value="545.32" calcext:value-type="float">
            <text:p>545.32</text:p>
          </table:table-cell>
          <table:table-cell office:value-type="float" office:value="10219.82" calcext:value-type="float">
            <text:p>10219.82</text:p>
          </table:table-cell>
        </table:table-row>
        <table:table-row table:style-name="ro1">
          <table:table-cell/>
          <table:table-cell office:value-type="float" office:value="545.53" calcext:value-type="float">
            <text:p>545.53</text:p>
          </table:table-cell>
          <table:table-cell office:value-type="float" office:value="14102.77" calcext:value-type="float">
            <text:p>14102.77</text:p>
          </table:table-cell>
        </table:table-row>
        <table:table-row table:style-name="ro1">
          <table:table-cell/>
          <table:table-cell office:value-type="float" office:value="545.73" calcext:value-type="float">
            <text:p>545.73</text:p>
          </table:table-cell>
          <table:table-cell office:value-type="float" office:value="12559.05" calcext:value-type="float">
            <text:p>12559.05</text:p>
          </table:table-cell>
        </table:table-row>
        <table:table-row table:style-name="ro1">
          <table:table-cell/>
          <table:table-cell office:value-type="float" office:value="545.94" calcext:value-type="float">
            <text:p>545.94</text:p>
          </table:table-cell>
          <table:table-cell office:value-type="float" office:value="22584.09" calcext:value-type="float">
            <text:p>22584.09</text:p>
          </table:table-cell>
        </table:table-row>
        <table:table-row table:style-name="ro1">
          <table:table-cell/>
          <table:table-cell office:value-type="float" office:value="546.14" calcext:value-type="float">
            <text:p>546.14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/>
          <table:table-cell office:value-type="float" office:value="546.35" calcext:value-type="float">
            <text:p>546.35</text:p>
          </table:table-cell>
          <table:table-cell office:value-type="float" office:value="22159.93" calcext:value-type="float">
            <text:p>22159.93</text:p>
          </table:table-cell>
        </table:table-row>
        <table:table-row table:style-name="ro1">
          <table:table-cell/>
          <table:table-cell office:value-type="float" office:value="546.55" calcext:value-type="float">
            <text:p>546.55</text:p>
          </table:table-cell>
          <table:table-cell office:value-type="float" office:value="13542.08" calcext:value-type="float">
            <text:p>13542.08</text:p>
          </table:table-cell>
        </table:table-row>
        <table:table-row table:style-name="ro1">
          <table:table-cell/>
          <table:table-cell office:value-type="float" office:value="546.76" calcext:value-type="float">
            <text:p>546.76</text:p>
          </table:table-cell>
          <table:table-cell office:value-type="float" office:value="7381.79" calcext:value-type="float">
            <text:p>7381.79</text:p>
          </table:table-cell>
        </table:table-row>
        <table:table-row table:style-name="ro1">
          <table:table-cell/>
          <table:table-cell office:value-type="float" office:value="546.96" calcext:value-type="float">
            <text:p>546.96</text:p>
          </table:table-cell>
          <table:table-cell office:value-type="float" office:value="20343.16" calcext:value-type="float">
            <text:p>20343.16</text:p>
          </table:table-cell>
        </table:table-row>
        <table:table-row table:style-name="ro1">
          <table:table-cell/>
          <table:table-cell office:value-type="float" office:value="547.16" calcext:value-type="float">
            <text:p>547.16</text:p>
          </table:table-cell>
          <table:table-cell office:value-type="float" office:value="14929.24" calcext:value-type="float">
            <text:p>14929.24</text:p>
          </table:table-cell>
        </table:table-row>
        <table:table-row table:style-name="ro1">
          <table:table-cell/>
          <table:table-cell office:value-type="float" office:value="547.37" calcext:value-type="float">
            <text:p>547.37</text:p>
          </table:table-cell>
          <table:table-cell office:value-type="float" office:value="11155.51" calcext:value-type="float">
            <text:p>11155.51</text:p>
          </table:table-cell>
        </table:table-row>
        <table:table-row table:style-name="ro1">
          <table:table-cell/>
          <table:table-cell office:value-type="float" office:value="547.57" calcext:value-type="float">
            <text:p>547.57</text:p>
          </table:table-cell>
          <table:table-cell office:value-type="float" office:value="18420.8" calcext:value-type="float">
            <text:p>18420.8</text:p>
          </table:table-cell>
        </table:table-row>
        <table:table-row table:style-name="ro1">
          <table:table-cell/>
          <table:table-cell office:value-type="float" office:value="547.78" calcext:value-type="float">
            <text:p>547.78</text:p>
          </table:table-cell>
          <table:table-cell office:value-type="float" office:value="9329.64" calcext:value-type="float">
            <text:p>9329.64</text:p>
          </table:table-cell>
        </table:table-row>
        <table:table-row table:style-name="ro1">
          <table:table-cell/>
          <table:table-cell office:value-type="float" office:value="547.98" calcext:value-type="float">
            <text:p>547.98</text:p>
          </table:table-cell>
          <table:table-cell office:value-type="float" office:value="11672.51" calcext:value-type="float">
            <text:p>11672.51</text:p>
          </table:table-cell>
        </table:table-row>
        <table:table-row table:style-name="ro1">
          <table:table-cell/>
          <table:table-cell office:value-type="float" office:value="548.19" calcext:value-type="float">
            <text:p>548.19</text:p>
          </table:table-cell>
          <table:table-cell office:value-type="float" office:value="23488.84" calcext:value-type="float">
            <text:p>23488.84</text:p>
          </table:table-cell>
        </table:table-row>
        <table:table-row table:style-name="ro1">
          <table:table-cell/>
          <table:table-cell office:value-type="float" office:value="548.39" calcext:value-type="float">
            <text:p>548.39</text:p>
          </table:table-cell>
          <table:table-cell office:value-type="float" office:value="14503.26" calcext:value-type="float">
            <text:p>14503.26</text:p>
          </table:table-cell>
        </table:table-row>
        <table:table-row table:style-name="ro1">
          <table:table-cell/>
          <table:table-cell office:value-type="float" office:value="548.6" calcext:value-type="float">
            <text:p>548.6</text:p>
          </table:table-cell>
          <table:table-cell office:value-type="float" office:value="11357.58" calcext:value-type="float">
            <text:p>11357.58</text:p>
          </table:table-cell>
        </table:table-row>
        <table:table-row table:style-name="ro1">
          <table:table-cell/>
          <table:table-cell office:value-type="float" office:value="548.8" calcext:value-type="float">
            <text:p>548.8</text:p>
          </table:table-cell>
          <table:table-cell office:value-type="float" office:value="27031.37" calcext:value-type="float">
            <text:p>27031.37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21253.36" calcext:value-type="float">
            <text:p>21253.36</text:p>
          </table:table-cell>
        </table:table-row>
        <table:table-row table:style-name="ro1">
          <table:table-cell/>
          <table:table-cell office:value-type="float" office:value="549.21" calcext:value-type="float">
            <text:p>549.21</text:p>
          </table:table-cell>
          <table:table-cell office:value-type="float" office:value="17805.5" calcext:value-type="float">
            <text:p>17805.5</text:p>
          </table:table-cell>
        </table:table-row>
        <table:table-row table:style-name="ro1">
          <table:table-cell/>
          <table:table-cell office:value-type="float" office:value="549.41" calcext:value-type="float">
            <text:p>549.41</text:p>
          </table:table-cell>
          <table:table-cell office:value-type="float" office:value="15650.12" calcext:value-type="float">
            <text:p>15650.12</text:p>
          </table:table-cell>
        </table:table-row>
        <table:table-row table:style-name="ro1">
          <table:table-cell/>
          <table:table-cell office:value-type="float" office:value="549.62" calcext:value-type="float">
            <text:p>549.62</text:p>
          </table:table-cell>
          <table:table-cell office:value-type="float" office:value="31200.12" calcext:value-type="float">
            <text:p>31200.12</text:p>
          </table:table-cell>
        </table:table-row>
        <table:table-row table:style-name="ro1">
          <table:table-cell/>
          <table:table-cell office:value-type="float" office:value="549.82" calcext:value-type="float">
            <text:p>549.82</text:p>
          </table:table-cell>
          <table:table-cell office:value-type="float" office:value="18524.56" calcext:value-type="float">
            <text:p>18524.56</text:p>
          </table:table-cell>
        </table:table-row>
        <table:table-row table:style-name="ro1">
          <table:table-cell/>
          <table:table-cell office:value-type="float" office:value="550.03" calcext:value-type="float">
            <text:p>550.03</text:p>
          </table:table-cell>
          <table:table-cell office:value-type="float" office:value="14563.33" calcext:value-type="float">
            <text:p>14563.33</text:p>
          </table:table-cell>
        </table:table-row>
        <table:table-row table:style-name="ro1">
          <table:table-cell/>
          <table:table-cell office:value-type="float" office:value="550.23" calcext:value-type="float">
            <text:p>550.23</text:p>
          </table:table-cell>
          <table:table-cell office:value-type="float" office:value="16178.04" calcext:value-type="float">
            <text:p>16178.04</text:p>
          </table:table-cell>
        </table:table-row>
        <table:table-row table:style-name="ro1">
          <table:table-cell/>
          <table:table-cell office:value-type="float" office:value="550.43" calcext:value-type="float">
            <text:p>550.43</text:p>
          </table:table-cell>
          <table:table-cell office:value-type="float" office:value="13003.24" calcext:value-type="float">
            <text:p>13003.24</text:p>
          </table:table-cell>
        </table:table-row>
        <table:table-row table:style-name="ro1">
          <table:table-cell/>
          <table:table-cell office:value-type="float" office:value="550.64" calcext:value-type="float">
            <text:p>550.64</text:p>
          </table:table-cell>
          <table:table-cell office:value-type="float" office:value="8665.18" calcext:value-type="float">
            <text:p>8665.18</text:p>
          </table:table-cell>
        </table:table-row>
        <table:table-row table:style-name="ro1">
          <table:table-cell/>
          <table:table-cell office:value-type="float" office:value="550.84" calcext:value-type="float">
            <text:p>550.84</text:p>
          </table:table-cell>
          <table:table-cell office:value-type="float" office:value="11466.8" calcext:value-type="float">
            <text:p>11466.8</text:p>
          </table:table-cell>
        </table:table-row>
        <table:table-row table:style-name="ro1">
          <table:table-cell/>
          <table:table-cell office:value-type="float" office:value="551.05" calcext:value-type="float">
            <text:p>551.05</text:p>
          </table:table-cell>
          <table:table-cell office:value-type="float" office:value="17144.68" calcext:value-type="float">
            <text:p>17144.68</text:p>
          </table:table-cell>
        </table:table-row>
        <table:table-row table:style-name="ro1">
          <table:table-cell/>
          <table:table-cell office:value-type="float" office:value="551.25" calcext:value-type="float">
            <text:p>551.25</text:p>
          </table:table-cell>
          <table:table-cell office:value-type="float" office:value="19150.78" calcext:value-type="float">
            <text:p>19150.78</text:p>
          </table:table-cell>
        </table:table-row>
        <table:table-row table:style-name="ro1">
          <table:table-cell/>
          <table:table-cell office:value-type="float" office:value="551.46" calcext:value-type="float">
            <text:p>551.46</text:p>
          </table:table-cell>
          <table:table-cell office:value-type="float" office:value="9628.18" calcext:value-type="float">
            <text:p>9628.18</text:p>
          </table:table-cell>
        </table:table-row>
        <table:table-row table:style-name="ro1">
          <table:table-cell/>
          <table:table-cell office:value-type="float" office:value="551.66" calcext:value-type="float">
            <text:p>551.66</text:p>
          </table:table-cell>
          <table:table-cell office:value-type="float" office:value="14224.74" calcext:value-type="float">
            <text:p>14224.74</text:p>
          </table:table-cell>
        </table:table-row>
        <table:table-row table:style-name="ro1">
          <table:table-cell/>
          <table:table-cell office:value-type="float" office:value="551.86" calcext:value-type="float">
            <text:p>551.86</text:p>
          </table:table-cell>
          <table:table-cell office:value-type="float" office:value="19913.54" calcext:value-type="float">
            <text:p>19913.54</text:p>
          </table:table-cell>
        </table:table-row>
        <table:table-row table:style-name="ro1">
          <table:table-cell/>
          <table:table-cell office:value-type="float" office:value="552.07" calcext:value-type="float">
            <text:p>552.07</text:p>
          </table:table-cell>
          <table:table-cell office:value-type="float" office:value="10307.2" calcext:value-type="float">
            <text:p>10307.2</text:p>
          </table:table-cell>
        </table:table-row>
        <table:table-row table:style-name="ro1">
          <table:table-cell/>
          <table:table-cell office:value-type="float" office:value="552.27" calcext:value-type="float">
            <text:p>552.27</text:p>
          </table:table-cell>
          <table:table-cell office:value-type="float" office:value="16238.12" calcext:value-type="float">
            <text:p>16238.12</text:p>
          </table:table-cell>
        </table:table-row>
        <table:table-row table:style-name="ro1">
          <table:table-cell/>
          <table:table-cell office:value-type="float" office:value="552.48" calcext:value-type="float">
            <text:p>552.48</text:p>
          </table:table-cell>
          <table:table-cell office:value-type="float" office:value="16693.22" calcext:value-type="float">
            <text:p>16693.22</text:p>
          </table:table-cell>
        </table:table-row>
        <table:table-row table:style-name="ro1">
          <table:table-cell/>
          <table:table-cell office:value-type="float" office:value="552.68" calcext:value-type="float">
            <text:p>552.68</text:p>
          </table:table-cell>
          <table:table-cell office:value-type="float" office:value="21863.2" calcext:value-type="float">
            <text:p>21863.2</text:p>
          </table:table-cell>
        </table:table-row>
        <table:table-row table:style-name="ro1">
          <table:table-cell/>
          <table:table-cell office:value-type="float" office:value="552.89" calcext:value-type="float">
            <text:p>552.89</text:p>
          </table:table-cell>
          <table:table-cell office:value-type="float" office:value="24009.48" calcext:value-type="float">
            <text:p>24009.48</text:p>
          </table:table-cell>
        </table:table-row>
        <table:table-row table:style-name="ro1">
          <table:table-cell/>
          <table:table-cell office:value-type="float" office:value="553.09" calcext:value-type="float">
            <text:p>553.09</text:p>
          </table:table-cell>
          <table:table-cell office:value-type="float" office:value="6988.58" calcext:value-type="float">
            <text:p>6988.58</text:p>
          </table:table-cell>
        </table:table-row>
        <table:table-row table:style-name="ro1">
          <table:table-cell/>
          <table:table-cell office:value-type="float" office:value="553.29" calcext:value-type="float">
            <text:p>553.29</text:p>
          </table:table-cell>
          <table:table-cell office:value-type="float" office:value="16622.22" calcext:value-type="float">
            <text:p>16622.22</text:p>
          </table:table-cell>
        </table:table-row>
        <table:table-row table:style-name="ro1">
          <table:table-cell/>
          <table:table-cell office:value-type="float" office:value="553.5" calcext:value-type="float">
            <text:p>553.5</text:p>
          </table:table-cell>
          <table:table-cell office:value-type="float" office:value="16201.71" calcext:value-type="float">
            <text:p>16201.71</text:p>
          </table:table-cell>
        </table:table-row>
        <table:table-row table:style-name="ro1">
          <table:table-cell/>
          <table:table-cell office:value-type="float" office:value="553.7" calcext:value-type="float">
            <text:p>553.7</text:p>
          </table:table-cell>
          <table:table-cell office:value-type="float" office:value="11796.3" calcext:value-type="float">
            <text:p>11796.3</text:p>
          </table:table-cell>
        </table:table-row>
        <table:table-row table:style-name="ro1">
          <table:table-cell/>
          <table:table-cell office:value-type="float" office:value="553.91" calcext:value-type="float">
            <text:p>553.91</text:p>
          </table:table-cell>
          <table:table-cell office:value-type="float" office:value="26940.35" calcext:value-type="float">
            <text:p>26940.35</text:p>
          </table:table-cell>
        </table:table-row>
        <table:table-row table:style-name="ro1">
          <table:table-cell/>
          <table:table-cell office:value-type="float" office:value="554.11" calcext:value-type="float">
            <text:p>554.11</text:p>
          </table:table-cell>
          <table:table-cell office:value-type="float" office:value="15559.1" calcext:value-type="float">
            <text:p>15559.1</text:p>
          </table:table-cell>
        </table:table-row>
        <table:table-row table:style-name="ro1">
          <table:table-cell/>
          <table:table-cell office:value-type="float" office:value="554.31" calcext:value-type="float">
            <text:p>554.31</text:p>
          </table:table-cell>
          <table:table-cell office:value-type="float" office:value="9191.28" calcext:value-type="float">
            <text:p>9191.28</text:p>
          </table:table-cell>
        </table:table-row>
        <table:table-row table:style-name="ro1">
          <table:table-cell/>
          <table:table-cell office:value-type="float" office:value="554.52" calcext:value-type="float">
            <text:p>554.52</text:p>
          </table:table-cell>
          <table:table-cell office:value-type="float" office:value="11197.38" calcext:value-type="float">
            <text:p>11197.38</text:p>
          </table:table-cell>
        </table:table-row>
        <table:table-row table:style-name="ro1">
          <table:table-cell/>
          <table:table-cell office:value-type="float" office:value="554.72" calcext:value-type="float">
            <text:p>554.72</text:p>
          </table:table-cell>
          <table:table-cell office:value-type="float" office:value="16218.09" calcext:value-type="float">
            <text:p>16218.09</text:p>
          </table:table-cell>
        </table:table-row>
        <table:table-row table:style-name="ro1">
          <table:table-cell/>
          <table:table-cell office:value-type="float" office:value="554.93" calcext:value-type="float">
            <text:p>554.93</text:p>
          </table:table-cell>
          <table:table-cell office:value-type="float" office:value="19170.81" calcext:value-type="float">
            <text:p>19170.81</text:p>
          </table:table-cell>
        </table:table-row>
        <table:table-row table:style-name="ro1">
          <table:table-cell/>
          <table:table-cell office:value-type="float" office:value="555.13" calcext:value-type="float">
            <text:p>555.13</text:p>
          </table:table-cell>
          <table:table-cell office:value-type="float" office:value="7228.87" calcext:value-type="float">
            <text:p>7228.87</text:p>
          </table:table-cell>
        </table:table-row>
        <table:table-row table:style-name="ro1">
          <table:table-cell/>
          <table:table-cell office:value-type="float" office:value="555.33" calcext:value-type="float">
            <text:p>555.33</text:p>
          </table:table-cell>
          <table:table-cell office:value-type="float" office:value="11268.38" calcext:value-type="float">
            <text:p>11268.38</text:p>
          </table:table-cell>
        </table:table-row>
        <table:table-row table:style-name="ro1">
          <table:table-cell/>
          <table:table-cell office:value-type="float" office:value="555.54" calcext:value-type="float">
            <text:p>555.54</text:p>
          </table:table-cell>
          <table:table-cell office:value-type="float" office:value="12236.84" calcext:value-type="float">
            <text:p>12236.84</text:p>
          </table:table-cell>
        </table:table-row>
        <table:table-row table:style-name="ro1">
          <table:table-cell/>
          <table:table-cell office:value-type="float" office:value="555.74" calcext:value-type="float">
            <text:p>555.74</text:p>
          </table:table-cell>
          <table:table-cell office:value-type="float" office:value="21997.92" calcext:value-type="float">
            <text:p>21997.92</text:p>
          </table:table-cell>
        </table:table-row>
        <table:table-row table:style-name="ro1">
          <table:table-cell/>
          <table:table-cell office:value-type="float" office:value="555.95" calcext:value-type="float">
            <text:p>555.95</text:p>
          </table:table-cell>
          <table:table-cell office:value-type="float" office:value="11992.9" calcext:value-type="float">
            <text:p>11992.9</text:p>
          </table:table-cell>
        </table:table-row>
        <table:table-row table:style-name="ro1">
          <table:table-cell/>
          <table:table-cell office:value-type="float" office:value="556.15" calcext:value-type="float">
            <text:p>556.15</text:p>
          </table:table-cell>
          <table:table-cell office:value-type="float" office:value="14907.39" calcext:value-type="float">
            <text:p>14907.39</text:p>
          </table:table-cell>
        </table:table-row>
        <table:table-row table:style-name="ro1">
          <table:table-cell/>
          <table:table-cell office:value-type="float" office:value="556.35" calcext:value-type="float">
            <text:p>556.35</text:p>
          </table:table-cell>
          <table:table-cell office:value-type="float" office:value="10414.6" calcext:value-type="float">
            <text:p>10414.6</text:p>
          </table:table-cell>
        </table:table-row>
        <table:table-row table:style-name="ro1">
          <table:table-cell/>
          <table:table-cell office:value-type="float" office:value="556.56" calcext:value-type="float">
            <text:p>556.56</text:p>
          </table:table-cell>
          <table:table-cell office:value-type="float" office:value="11823.61" calcext:value-type="float">
            <text:p>11823.61</text:p>
          </table:table-cell>
        </table:table-row>
        <table:table-row table:style-name="ro1">
          <table:table-cell/>
          <table:table-cell office:value-type="float" office:value="556.76" calcext:value-type="float">
            <text:p>556.76</text:p>
          </table:table-cell>
          <table:table-cell office:value-type="float" office:value="13088.8" calcext:value-type="float">
            <text:p>13088.8</text:p>
          </table:table-cell>
        </table:table-row>
        <table:table-row table:style-name="ro1">
          <table:table-cell/>
          <table:table-cell office:value-type="float" office:value="556.97" calcext:value-type="float">
            <text:p>556.97</text:p>
          </table:table-cell>
          <table:table-cell office:value-type="float" office:value="11485.01" calcext:value-type="float">
            <text:p>11485.01</text:p>
          </table:table-cell>
        </table:table-row>
        <table:table-row table:style-name="ro1">
          <table:table-cell/>
          <table:table-cell office:value-type="float" office:value="557.17" calcext:value-type="float">
            <text:p>557.17</text:p>
          </table:table-cell>
          <table:table-cell office:value-type="float" office:value="7660.31" calcext:value-type="float">
            <text:p>7660.31</text:p>
          </table:table-cell>
        </table:table-row>
        <table:table-row table:style-name="ro1">
          <table:table-cell/>
          <table:table-cell office:value-type="float" office:value="557.37" calcext:value-type="float">
            <text:p>557.37</text:p>
          </table:table-cell>
          <table:table-cell office:value-type="float" office:value="18002.1" calcext:value-type="float">
            <text:p>18002.1</text:p>
          </table:table-cell>
        </table:table-row>
        <table:table-row table:style-name="ro1">
          <table:table-cell/>
          <table:table-cell office:value-type="float" office:value="557.58" calcext:value-type="float">
            <text:p>557.58</text:p>
          </table:table-cell>
          <table:table-cell office:value-type="float" office:value="17343.11" calcext:value-type="float">
            <text:p>17343.11</text:p>
          </table:table-cell>
        </table:table-row>
        <table:table-row table:style-name="ro1">
          <table:table-cell/>
          <table:table-cell office:value-type="float" office:value="557.78" calcext:value-type="float">
            <text:p>557.78</text:p>
          </table:table-cell>
          <table:table-cell office:value-type="float" office:value="10760.48" calcext:value-type="float">
            <text:p>10760.48</text:p>
          </table:table-cell>
        </table:table-row>
        <table:table-row table:style-name="ro1">
          <table:table-cell/>
          <table:table-cell office:value-type="float" office:value="557.98" calcext:value-type="float">
            <text:p>557.98</text:p>
          </table:table-cell>
          <table:table-cell office:value-type="float" office:value="14100.95" calcext:value-type="float">
            <text:p>14100.95</text:p>
          </table:table-cell>
        </table:table-row>
        <table:table-row table:style-name="ro1">
          <table:table-cell/>
          <table:table-cell office:value-type="float" office:value="558.19" calcext:value-type="float">
            <text:p>558.19</text:p>
          </table:table-cell>
          <table:table-cell office:value-type="float" office:value="9060.21" calcext:value-type="float">
            <text:p>9060.21</text:p>
          </table:table-cell>
        </table:table-row>
        <table:table-row table:style-name="ro1">
          <table:table-cell/>
          <table:table-cell office:value-type="float" office:value="558.39" calcext:value-type="float">
            <text:p>558.39</text:p>
          </table:table-cell>
          <table:table-cell office:value-type="float" office:value="22662.37" calcext:value-type="float">
            <text:p>22662.37</text:p>
          </table:table-cell>
        </table:table-row>
        <table:table-row table:style-name="ro1">
          <table:table-cell/>
          <table:table-cell office:value-type="float" office:value="558.6" calcext:value-type="float">
            <text:p>558.6</text:p>
          </table:table-cell>
          <table:table-cell office:value-type="float" office:value="11104.54" calcext:value-type="float">
            <text:p>11104.54</text:p>
          </table:table-cell>
        </table:table-row>
        <table:table-row table:style-name="ro1">
          <table:table-cell/>
          <table:table-cell office:value-type="float" office:value="558.8" calcext:value-type="float">
            <text:p>558.8</text:p>
          </table:table-cell>
          <table:table-cell office:value-type="float" office:value="13966.24" calcext:value-type="float">
            <text:p>13966.24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5373.42" calcext:value-type="float">
            <text:p>15373.42</text:p>
          </table:table-cell>
        </table:table-row>
        <table:table-row table:style-name="ro1">
          <table:table-cell/>
          <table:table-cell office:value-type="float" office:value="559.21" calcext:value-type="float">
            <text:p>559.21</text:p>
          </table:table-cell>
          <table:table-cell office:value-type="float" office:value="21149.6" calcext:value-type="float">
            <text:p>21149.6</text:p>
          </table:table-cell>
        </table:table-row>
        <table:table-row table:style-name="ro1">
          <table:table-cell/>
          <table:table-cell office:value-type="float" office:value="559.41" calcext:value-type="float">
            <text:p>559.41</text:p>
          </table:table-cell>
          <table:table-cell office:value-type="float" office:value="11364.86" calcext:value-type="float">
            <text:p>11364.86</text:p>
          </table:table-cell>
        </table:table-row>
        <table:table-row table:style-name="ro1">
          <table:table-cell/>
          <table:table-cell office:value-type="float" office:value="559.61" calcext:value-type="float">
            <text:p>559.61</text:p>
          </table:table-cell>
          <table:table-cell office:value-type="float" office:value="11605.16" calcext:value-type="float">
            <text:p>11605.16</text:p>
          </table:table-cell>
        </table:table-row>
        <table:table-row table:style-name="ro1">
          <table:table-cell/>
          <table:table-cell office:value-type="float" office:value="559.82" calcext:value-type="float">
            <text:p>559.82</text:p>
          </table:table-cell>
          <table:table-cell office:value-type="float" office:value="24428.17" calcext:value-type="float">
            <text:p>24428.17</text:p>
          </table:table-cell>
        </table:table-row>
        <table:table-row table:style-name="ro1">
          <table:table-cell/>
          <table:table-cell office:value-type="float" office:value="560.02" calcext:value-type="float">
            <text:p>560.02</text:p>
          </table:table-cell>
          <table:table-cell office:value-type="float" office:value="16483.87" calcext:value-type="float">
            <text:p>16483.87</text:p>
          </table:table-cell>
        </table:table-row>
        <table:table-row table:style-name="ro1">
          <table:table-cell/>
          <table:table-cell office:value-type="float" office:value="560.23" calcext:value-type="float">
            <text:p>560.23</text:p>
          </table:table-cell>
          <table:table-cell office:value-type="float" office:value="14570.62" calcext:value-type="float">
            <text:p>14570.62</text:p>
          </table:table-cell>
        </table:table-row>
        <table:table-row table:style-name="ro1">
          <table:table-cell/>
          <table:table-cell office:value-type="float" office:value="560.43" calcext:value-type="float">
            <text:p>560.43</text:p>
          </table:table-cell>
          <table:table-cell office:value-type="float" office:value="13088.8" calcext:value-type="float">
            <text:p>13088.8</text:p>
          </table:table-cell>
        </table:table-row>
        <table:table-row table:style-name="ro1">
          <table:table-cell/>
          <table:table-cell office:value-type="float" office:value="560.63" calcext:value-type="float">
            <text:p>560.63</text:p>
          </table:table-cell>
          <table:table-cell office:value-type="float" office:value="12285.99" calcext:value-type="float">
            <text:p>12285.99</text:p>
          </table:table-cell>
        </table:table-row>
        <table:table-row table:style-name="ro1">
          <table:table-cell/>
          <table:table-cell office:value-type="float" office:value="560.84" calcext:value-type="float">
            <text:p>560.84</text:p>
          </table:table-cell>
          <table:table-cell office:value-type="float" office:value="18646.53" calcext:value-type="float">
            <text:p>18646.53</text:p>
          </table:table-cell>
        </table:table-row>
        <table:table-row table:style-name="ro1">
          <table:table-cell/>
          <table:table-cell office:value-type="float" office:value="561.04" calcext:value-type="float">
            <text:p>561.04</text:p>
          </table:table-cell>
          <table:table-cell office:value-type="float" office:value="9103.9" calcext:value-type="float">
            <text:p>9103.9</text:p>
          </table:table-cell>
        </table:table-row>
        <table:table-row table:style-name="ro1">
          <table:table-cell/>
          <table:table-cell office:value-type="float" office:value="561.24" calcext:value-type="float">
            <text:p>561.24</text:p>
          </table:table-cell>
          <table:table-cell office:value-type="float" office:value="11661.59" calcext:value-type="float">
            <text:p>11661.59</text:p>
          </table:table-cell>
        </table:table-row>
        <table:table-row table:style-name="ro1">
          <table:table-cell/>
          <table:table-cell office:value-type="float" office:value="561.45" calcext:value-type="float">
            <text:p>561.45</text:p>
          </table:table-cell>
          <table:table-cell office:value-type="float" office:value="14488.7" calcext:value-type="float">
            <text:p>14488.7</text:p>
          </table:table-cell>
        </table:table-row>
        <table:table-row table:style-name="ro1">
          <table:table-cell/>
          <table:table-cell office:value-type="float" office:value="561.65" calcext:value-type="float">
            <text:p>561.65</text:p>
          </table:table-cell>
          <table:table-cell office:value-type="float" office:value="19005.15" calcext:value-type="float">
            <text:p>19005.15</text:p>
          </table:table-cell>
        </table:table-row>
        <table:table-row table:style-name="ro1">
          <table:table-cell/>
          <table:table-cell office:value-type="float" office:value="561.85" calcext:value-type="float">
            <text:p>561.85</text:p>
          </table:table-cell>
          <table:table-cell office:value-type="float" office:value="12719.25" calcext:value-type="float">
            <text:p>12719.25</text:p>
          </table:table-cell>
        </table:table-row>
        <table:table-row table:style-name="ro1">
          <table:table-cell/>
          <table:table-cell office:value-type="float" office:value="562.06" calcext:value-type="float">
            <text:p>562.06</text:p>
          </table:table-cell>
          <table:table-cell office:value-type="float" office:value="27919.73" calcext:value-type="float">
            <text:p>27919.73</text:p>
          </table:table-cell>
        </table:table-row>
        <table:table-row table:style-name="ro1">
          <table:table-cell/>
          <table:table-cell office:value-type="float" office:value="562.26" calcext:value-type="float">
            <text:p>562.26</text:p>
          </table:table-cell>
          <table:table-cell office:value-type="float" office:value="10988.04" calcext:value-type="float">
            <text:p>10988.04</text:p>
          </table:table-cell>
        </table:table-row>
        <table:table-row table:style-name="ro1">
          <table:table-cell/>
          <table:table-cell office:value-type="float" office:value="562.47" calcext:value-type="float">
            <text:p>562.47</text:p>
          </table:table-cell>
          <table:table-cell office:value-type="float" office:value="14985.67" calcext:value-type="float">
            <text:p>14985.67</text:p>
          </table:table-cell>
        </table:table-row>
        <table:table-row table:style-name="ro1">
          <table:table-cell/>
          <table:table-cell office:value-type="float" office:value="562.67" calcext:value-type="float">
            <text:p>562.67</text:p>
          </table:table-cell>
          <table:table-cell office:value-type="float" office:value="15843.09" calcext:value-type="float">
            <text:p>15843.09</text:p>
          </table:table-cell>
        </table:table-row>
        <table:table-row table:style-name="ro1">
          <table:table-cell/>
          <table:table-cell office:value-type="float" office:value="562.87" calcext:value-type="float">
            <text:p>562.87</text:p>
          </table:table-cell>
          <table:table-cell office:value-type="float" office:value="13866.11" calcext:value-type="float">
            <text:p>13866.11</text:p>
          </table:table-cell>
        </table:table-row>
        <table:table-row table:style-name="ro1">
          <table:table-cell/>
          <table:table-cell office:value-type="float" office:value="563.08" calcext:value-type="float">
            <text:p>563.08</text:p>
          </table:table-cell>
          <table:table-cell office:value-type="float" office:value="13334.55" calcext:value-type="float">
            <text:p>13334.55</text:p>
          </table:table-cell>
        </table:table-row>
        <table:table-row table:style-name="ro1">
          <table:table-cell/>
          <table:table-cell office:value-type="float" office:value="563.28" calcext:value-type="float">
            <text:p>563.28</text:p>
          </table:table-cell>
          <table:table-cell office:value-type="float" office:value="10585.72" calcext:value-type="float">
            <text:p>10585.72</text:p>
          </table:table-cell>
        </table:table-row>
        <table:table-row table:style-name="ro1">
          <table:table-cell/>
          <table:table-cell office:value-type="float" office:value="563.48" calcext:value-type="float">
            <text:p>563.48</text:p>
          </table:table-cell>
          <table:table-cell office:value-type="float" office:value="21533.71" calcext:value-type="float">
            <text:p>21533.71</text:p>
          </table:table-cell>
        </table:table-row>
        <table:table-row table:style-name="ro1">
          <table:table-cell/>
          <table:table-cell office:value-type="float" office:value="563.69" calcext:value-type="float">
            <text:p>563.69</text:p>
          </table:table-cell>
          <table:table-cell office:value-type="float" office:value="25591.42" calcext:value-type="float">
            <text:p>25591.42</text:p>
          </table:table-cell>
        </table:table-row>
        <table:table-row table:style-name="ro1">
          <table:table-cell/>
          <table:table-cell office:value-type="float" office:value="563.89" calcext:value-type="float">
            <text:p>563.89</text:p>
          </table:table-cell>
          <table:table-cell office:value-type="float" office:value="13729.58" calcext:value-type="float">
            <text:p>13729.58</text:p>
          </table:table-cell>
        </table:table-row>
        <table:table-row table:style-name="ro1">
          <table:table-cell/>
          <table:table-cell office:value-type="float" office:value="564.09" calcext:value-type="float">
            <text:p>564.09</text:p>
          </table:table-cell>
          <table:table-cell office:value-type="float" office:value="9697.36" calcext:value-type="float">
            <text:p>9697.36</text:p>
          </table:table-cell>
        </table:table-row>
        <table:table-row table:style-name="ro1">
          <table:table-cell/>
          <table:table-cell office:value-type="float" office:value="564.3" calcext:value-type="float">
            <text:p>564.3</text:p>
          </table:table-cell>
          <table:table-cell office:value-type="float" office:value="16265.42" calcext:value-type="float">
            <text:p>16265.42</text:p>
          </table:table-cell>
        </table:table-row>
        <table:table-row table:style-name="ro1">
          <table:table-cell/>
          <table:table-cell office:value-type="float" office:value="564.5" calcext:value-type="float">
            <text:p>564.5</text:p>
          </table:table-cell>
          <table:table-cell office:value-type="float" office:value="9715.56" calcext:value-type="float">
            <text:p>9715.56</text:p>
          </table:table-cell>
        </table:table-row>
        <table:table-row table:style-name="ro1">
          <table:table-cell/>
          <table:table-cell office:value-type="float" office:value="564.7" calcext:value-type="float">
            <text:p>564.7</text:p>
          </table:table-cell>
          <table:table-cell office:value-type="float" office:value="13185.28" calcext:value-type="float">
            <text:p>13185.28</text:p>
          </table:table-cell>
        </table:table-row>
        <table:table-row table:style-name="ro1">
          <table:table-cell/>
          <table:table-cell office:value-type="float" office:value="564.91" calcext:value-type="float">
            <text:p>564.91</text:p>
          </table:table-cell>
          <table:table-cell office:value-type="float" office:value="10704.05" calcext:value-type="float">
            <text:p>10704.05</text:p>
          </table:table-cell>
        </table:table-row>
        <table:table-row table:style-name="ro1">
          <table:table-cell/>
          <table:table-cell office:value-type="float" office:value="565.11" calcext:value-type="float">
            <text:p>565.11</text:p>
          </table:table-cell>
          <table:table-cell office:value-type="float" office:value="11492.29" calcext:value-type="float">
            <text:p>11492.29</text:p>
          </table:table-cell>
        </table:table-row>
        <table:table-row table:style-name="ro1">
          <table:table-cell/>
          <table:table-cell office:value-type="float" office:value="565.31" calcext:value-type="float">
            <text:p>565.31</text:p>
          </table:table-cell>
          <table:table-cell office:value-type="float" office:value="21850.46" calcext:value-type="float">
            <text:p>21850.46</text:p>
          </table:table-cell>
        </table:table-row>
        <table:table-row table:style-name="ro1">
          <table:table-cell/>
          <table:table-cell office:value-type="float" office:value="565.52" calcext:value-type="float">
            <text:p>565.52</text:p>
          </table:table-cell>
          <table:table-cell office:value-type="float" office:value="11956.5" calcext:value-type="float">
            <text:p>11956.5</text:p>
          </table:table-cell>
        </table:table-row>
        <table:table-row table:style-name="ro1">
          <table:table-cell/>
          <table:table-cell office:value-type="float" office:value="565.72" calcext:value-type="float">
            <text:p>565.72</text:p>
          </table:table-cell>
          <table:table-cell office:value-type="float" office:value="17539.71" calcext:value-type="float">
            <text:p>17539.71</text:p>
          </table:table-cell>
        </table:table-row>
        <table:table-row table:style-name="ro1">
          <table:table-cell/>
          <table:table-cell office:value-type="float" office:value="565.92" calcext:value-type="float">
            <text:p>565.92</text:p>
          </table:table-cell>
          <table:table-cell office:value-type="float" office:value="9675.51" calcext:value-type="float">
            <text:p>9675.51</text:p>
          </table:table-cell>
        </table:table-row>
        <table:table-row table:style-name="ro1">
          <table:table-cell/>
          <table:table-cell office:value-type="float" office:value="566.13" calcext:value-type="float">
            <text:p>566.13</text:p>
          </table:table-cell>
          <table:table-cell office:value-type="float" office:value="11150.05" calcext:value-type="float">
            <text:p>11150.05</text:p>
          </table:table-cell>
        </table:table-row>
        <table:table-row table:style-name="ro1">
          <table:table-cell/>
          <table:table-cell office:value-type="float" office:value="566.33" calcext:value-type="float">
            <text:p>566.33</text:p>
          </table:table-cell>
          <table:table-cell office:value-type="float" office:value="15520.87" calcext:value-type="float">
            <text:p>15520.87</text:p>
          </table:table-cell>
        </table:table-row>
        <table:table-row table:style-name="ro1">
          <table:table-cell/>
          <table:table-cell office:value-type="float" office:value="566.53" calcext:value-type="float">
            <text:p>566.53</text:p>
          </table:table-cell>
          <table:table-cell office:value-type="float" office:value="6631.78" calcext:value-type="float">
            <text:p>6631.78</text:p>
          </table:table-cell>
        </table:table-row>
        <table:table-row table:style-name="ro1">
          <table:table-cell/>
          <table:table-cell office:value-type="float" office:value="566.74" calcext:value-type="float">
            <text:p>566.74</text:p>
          </table:table-cell>
          <table:table-cell office:value-type="float" office:value="14035.41" calcext:value-type="float">
            <text:p>14035.41</text:p>
          </table:table-cell>
        </table:table-row>
        <table:table-row table:style-name="ro1">
          <table:table-cell/>
          <table:table-cell office:value-type="float" office:value="566.94" calcext:value-type="float">
            <text:p>566.94</text:p>
          </table:table-cell>
          <table:table-cell office:value-type="float" office:value="14501.44" calcext:value-type="float">
            <text:p>14501.44</text:p>
          </table:table-cell>
        </table:table-row>
        <table:table-row table:style-name="ro1">
          <table:table-cell/>
          <table:table-cell office:value-type="float" office:value="567.14" calcext:value-type="float">
            <text:p>567.14</text:p>
          </table:table-cell>
          <table:table-cell office:value-type="float" office:value="16079.74" calcext:value-type="float">
            <text:p>16079.74</text:p>
          </table:table-cell>
        </table:table-row>
        <table:table-row table:style-name="ro1">
          <table:table-cell/>
          <table:table-cell office:value-type="float" office:value="567.35" calcext:value-type="float">
            <text:p>567.35</text:p>
          </table:table-cell>
          <table:table-cell office:value-type="float" office:value="9391.53" calcext:value-type="float">
            <text:p>9391.53</text:p>
          </table:table-cell>
        </table:table-row>
        <table:table-row table:style-name="ro1">
          <table:table-cell/>
          <table:table-cell office:value-type="float" office:value="567.55" calcext:value-type="float">
            <text:p>567.55</text:p>
          </table:table-cell>
          <table:table-cell office:value-type="float" office:value="12153.1" calcext:value-type="float">
            <text:p>12153.1</text:p>
          </table:table-cell>
        </table:table-row>
        <table:table-row table:style-name="ro1">
          <table:table-cell/>
          <table:table-cell office:value-type="float" office:value="567.75" calcext:value-type="float">
            <text:p>567.75</text:p>
          </table:table-cell>
          <table:table-cell office:value-type="float" office:value="14029.95" calcext:value-type="float">
            <text:p>14029.95</text:p>
          </table:table-cell>
        </table:table-row>
        <table:table-row table:style-name="ro1">
          <table:table-cell/>
          <table:table-cell office:value-type="float" office:value="567.96" calcext:value-type="float">
            <text:p>567.96</text:p>
          </table:table-cell>
          <table:table-cell office:value-type="float" office:value="8685.21" calcext:value-type="float">
            <text:p>8685.21</text:p>
          </table:table-cell>
        </table:table-row>
        <table:table-row table:style-name="ro1">
          <table:table-cell/>
          <table:table-cell office:value-type="float" office:value="568.16" calcext:value-type="float">
            <text:p>568.16</text:p>
          </table:table-cell>
          <table:table-cell office:value-type="float" office:value="13554.82" calcext:value-type="float">
            <text:p>13554.82</text:p>
          </table:table-cell>
        </table:table-row>
        <table:table-row table:style-name="ro1">
          <table:table-cell/>
          <table:table-cell office:value-type="float" office:value="568.36" calcext:value-type="float">
            <text:p>568.36</text:p>
          </table:table-cell>
          <table:table-cell office:value-type="float" office:value="6528.01" calcext:value-type="float">
            <text:p>6528.01</text:p>
          </table:table-cell>
        </table:table-row>
        <table:table-row table:style-name="ro1">
          <table:table-cell/>
          <table:table-cell office:value-type="float" office:value="568.57" calcext:value-type="float">
            <text:p>568.57</text:p>
          </table:table-cell>
          <table:table-cell office:value-type="float" office:value="17947.49" calcext:value-type="float">
            <text:p>17947.49</text:p>
          </table:table-cell>
        </table:table-row>
        <table:table-row table:style-name="ro1">
          <table:table-cell/>
          <table:table-cell office:value-type="float" office:value="568.77" calcext:value-type="float">
            <text:p>568.77</text:p>
          </table:table-cell>
          <table:table-cell office:value-type="float" office:value="10234.38" calcext:value-type="float">
            <text:p>10234.38</text:p>
          </table:table-cell>
        </table:table-row>
        <table:table-row table:style-name="ro1">
          <table:table-cell/>
          <table:table-cell office:value-type="float" office:value="568.97" calcext:value-type="float">
            <text:p>568.97</text:p>
          </table:table-cell>
          <table:table-cell office:value-type="float" office:value="7136.03" calcext:value-type="float">
            <text:p>7136.03</text:p>
          </table:table-cell>
        </table:table-row>
        <table:table-row table:style-name="ro1">
          <table:table-cell/>
          <table:table-cell office:value-type="float" office:value="569.18" calcext:value-type="float">
            <text:p>569.18</text:p>
          </table:table-cell>
          <table:table-cell office:value-type="float" office:value="23874.76" calcext:value-type="float">
            <text:p>23874.76</text:p>
          </table:table-cell>
        </table:table-row>
        <table:table-row table:style-name="ro1">
          <table:table-cell/>
          <table:table-cell office:value-type="float" office:value="569.38" calcext:value-type="float">
            <text:p>569.38</text:p>
          </table:table-cell>
          <table:table-cell office:value-type="float" office:value="6653.62" calcext:value-type="float">
            <text:p>6653.62</text:p>
          </table:table-cell>
        </table:table-row>
        <table:table-row table:style-name="ro1">
          <table:table-cell/>
          <table:table-cell office:value-type="float" office:value="569.58" calcext:value-type="float">
            <text:p>569.58</text:p>
          </table:table-cell>
          <table:table-cell office:value-type="float" office:value="9396.99" calcext:value-type="float">
            <text:p>9396.99</text:p>
          </table:table-cell>
        </table:table-row>
        <table:table-row table:style-name="ro1">
          <table:table-cell/>
          <table:table-cell office:value-type="float" office:value="569.79" calcext:value-type="float">
            <text:p>569.79</text:p>
          </table:table-cell>
          <table:table-cell office:value-type="float" office:value="10387.3" calcext:value-type="float">
            <text:p>10387.3</text:p>
          </table:table-cell>
        </table:table-row>
        <table:table-row table:style-name="ro1">
          <table:table-cell/>
          <table:table-cell office:value-type="float" office:value="569.99" calcext:value-type="float">
            <text:p>569.99</text:p>
          </table:table-cell>
          <table:table-cell office:value-type="float" office:value="18145.91" calcext:value-type="float">
            <text:p>18145.91</text:p>
          </table:table-cell>
        </table:table-row>
        <table:table-row table:style-name="ro1">
          <table:table-cell/>
          <table:table-cell office:value-type="float" office:value="570.19" calcext:value-type="float">
            <text:p>570.19</text:p>
          </table:table-cell>
          <table:table-cell office:value-type="float" office:value="12944.98" calcext:value-type="float">
            <text:p>12944.98</text:p>
          </table:table-cell>
        </table:table-row>
        <table:table-row table:style-name="ro1">
          <table:table-cell/>
          <table:table-cell office:value-type="float" office:value="570.39" calcext:value-type="float">
            <text:p>570.39</text:p>
          </table:table-cell>
          <table:table-cell office:value-type="float" office:value="10154.28" calcext:value-type="float">
            <text:p>10154.28</text:p>
          </table:table-cell>
        </table:table-row>
        <table:table-row table:style-name="ro1">
          <table:table-cell/>
          <table:table-cell office:value-type="float" office:value="570.6" calcext:value-type="float">
            <text:p>570.6</text:p>
          </table:table-cell>
          <table:table-cell office:value-type="float" office:value="19960.87" calcext:value-type="float">
            <text:p>19960.87</text:p>
          </table:table-cell>
        </table:table-row>
        <table:table-row table:style-name="ro1">
          <table:table-cell/>
          <table:table-cell office:value-type="float" office:value="570.8" calcext:value-type="float">
            <text:p>570.8</text:p>
          </table:table-cell>
          <table:table-cell office:value-type="float" office:value="7767.72" calcext:value-type="float">
            <text:p>7767.72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17403.18" calcext:value-type="float">
            <text:p>17403.18</text:p>
          </table:table-cell>
        </table:table-row>
        <table:table-row table:style-name="ro1">
          <table:table-cell/>
          <table:table-cell office:value-type="float" office:value="571.21" calcext:value-type="float">
            <text:p>571.21</text:p>
          </table:table-cell>
          <table:table-cell office:value-type="float" office:value="18631.96" calcext:value-type="float">
            <text:p>18631.96</text:p>
          </table:table-cell>
        </table:table-row>
        <table:table-row table:style-name="ro1">
          <table:table-cell/>
          <table:table-cell office:value-type="float" office:value="571.41" calcext:value-type="float">
            <text:p>571.41</text:p>
          </table:table-cell>
          <table:table-cell office:value-type="float" office:value="11381.24" calcext:value-type="float">
            <text:p>11381.24</text:p>
          </table:table-cell>
        </table:table-row>
        <table:table-row table:style-name="ro1">
          <table:table-cell/>
          <table:table-cell office:value-type="float" office:value="571.61" calcext:value-type="float">
            <text:p>571.61</text:p>
          </table:table-cell>
          <table:table-cell office:value-type="float" office:value="8579.62" calcext:value-type="float">
            <text:p>8579.62</text:p>
          </table:table-cell>
        </table:table-row>
        <table:table-row table:style-name="ro1">
          <table:table-cell/>
          <table:table-cell office:value-type="float" office:value="571.82" calcext:value-type="float">
            <text:p>571.82</text:p>
          </table:table-cell>
          <table:table-cell office:value-type="float" office:value="6964.91" calcext:value-type="float">
            <text:p>6964.91</text:p>
          </table:table-cell>
        </table:table-row>
        <table:table-row table:style-name="ro1">
          <table:table-cell/>
          <table:table-cell office:value-type="float" office:value="572.02" calcext:value-type="float">
            <text:p>572.02</text:p>
          </table:table-cell>
          <table:table-cell office:value-type="float" office:value="17334.01" calcext:value-type="float">
            <text:p>17334.01</text:p>
          </table:table-cell>
        </table:table-row>
        <table:table-row table:style-name="ro1">
          <table:table-cell/>
          <table:table-cell office:value-type="float" office:value="572.22" calcext:value-type="float">
            <text:p>572.22</text:p>
          </table:table-cell>
          <table:table-cell office:value-type="float" office:value="23106.55" calcext:value-type="float">
            <text:p>23106.55</text:p>
          </table:table-cell>
        </table:table-row>
        <table:table-row table:style-name="ro1">
          <table:table-cell/>
          <table:table-cell office:value-type="float" office:value="572.42" calcext:value-type="float">
            <text:p>572.42</text:p>
          </table:table-cell>
          <table:table-cell office:value-type="float" office:value="9165.8" calcext:value-type="float">
            <text:p>9165.8</text:p>
          </table:table-cell>
        </table:table-row>
        <table:table-row table:style-name="ro1">
          <table:table-cell/>
          <table:table-cell office:value-type="float" office:value="572.63" calcext:value-type="float">
            <text:p>572.63</text:p>
          </table:table-cell>
          <table:table-cell office:value-type="float" office:value="10975.29" calcext:value-type="float">
            <text:p>10975.29</text:p>
          </table:table-cell>
        </table:table-row>
        <table:table-row table:style-name="ro1">
          <table:table-cell/>
          <table:table-cell office:value-type="float" office:value="572.83" calcext:value-type="float">
            <text:p>572.83</text:p>
          </table:table-cell>
          <table:table-cell office:value-type="float" office:value="10820.56" calcext:value-type="float">
            <text:p>10820.56</text:p>
          </table:table-cell>
        </table:table-row>
        <table:table-row table:style-name="ro1">
          <table:table-cell/>
          <table:table-cell office:value-type="float" office:value="573.03" calcext:value-type="float">
            <text:p>573.03</text:p>
          </table:table-cell>
          <table:table-cell office:value-type="float" office:value="17541.54" calcext:value-type="float">
            <text:p>17541.54</text:p>
          </table:table-cell>
        </table:table-row>
        <table:table-row table:style-name="ro1">
          <table:table-cell/>
          <table:table-cell office:value-type="float" office:value="573.24" calcext:value-type="float">
            <text:p>573.24</text:p>
          </table:table-cell>
          <table:table-cell office:value-type="float" office:value="14506.9" calcext:value-type="float">
            <text:p>14506.9</text:p>
          </table:table-cell>
        </table:table-row>
        <table:table-row table:style-name="ro1">
          <table:table-cell/>
          <table:table-cell office:value-type="float" office:value="573.44" calcext:value-type="float">
            <text:p>573.44</text:p>
          </table:table-cell>
          <table:table-cell office:value-type="float" office:value="6644.52" calcext:value-type="float">
            <text:p>6644.52</text:p>
          </table:table-cell>
        </table:table-row>
        <table:table-row table:style-name="ro1">
          <table:table-cell/>
          <table:table-cell office:value-type="float" office:value="573.64" calcext:value-type="float">
            <text:p>573.64</text:p>
          </table:table-cell>
          <table:table-cell office:value-type="float" office:value="7880.58" calcext:value-type="float">
            <text:p>7880.58</text:p>
          </table:table-cell>
        </table:table-row>
        <table:table-row table:style-name="ro1">
          <table:table-cell/>
          <table:table-cell office:value-type="float" office:value="573.85" calcext:value-type="float">
            <text:p>573.85</text:p>
          </table:table-cell>
          <table:table-cell office:value-type="float" office:value="24724.9" calcext:value-type="float">
            <text:p>24724.9</text:p>
          </table:table-cell>
        </table:table-row>
        <table:table-row table:style-name="ro1">
          <table:table-cell/>
          <table:table-cell office:value-type="float" office:value="574.05" calcext:value-type="float">
            <text:p>574.05</text:p>
          </table:table-cell>
          <table:table-cell office:value-type="float" office:value="16320.04" calcext:value-type="float">
            <text:p>16320.04</text:p>
          </table:table-cell>
        </table:table-row>
        <table:table-row table:style-name="ro1">
          <table:table-cell/>
          <table:table-cell office:value-type="float" office:value="574.25" calcext:value-type="float">
            <text:p>574.25</text:p>
          </table:table-cell>
          <table:table-cell office:value-type="float" office:value="6194.88" calcext:value-type="float">
            <text:p>6194.88</text:p>
          </table:table-cell>
        </table:table-row>
        <table:table-row table:style-name="ro1">
          <table:table-cell/>
          <table:table-cell office:value-type="float" office:value="574.45" calcext:value-type="float">
            <text:p>574.45</text:p>
          </table:table-cell>
          <table:table-cell office:value-type="float" office:value="7447.32" calcext:value-type="float">
            <text:p>7447.32</text:p>
          </table:table-cell>
        </table:table-row>
        <table:table-row table:style-name="ro1">
          <table:table-cell/>
          <table:table-cell office:value-type="float" office:value="574.66" calcext:value-type="float">
            <text:p>574.66</text:p>
          </table:table-cell>
          <table:table-cell office:value-type="float" office:value="9588.13" calcext:value-type="float">
            <text:p>9588.13</text:p>
          </table:table-cell>
        </table:table-row>
        <table:table-row table:style-name="ro1">
          <table:table-cell/>
          <table:table-cell office:value-type="float" office:value="574.86" calcext:value-type="float">
            <text:p>574.86</text:p>
          </table:table-cell>
          <table:table-cell office:value-type="float" office:value="18411.69" calcext:value-type="float">
            <text:p>18411.69</text:p>
          </table:table-cell>
        </table:table-row>
        <table:table-row table:style-name="ro1">
          <table:table-cell/>
          <table:table-cell office:value-type="float" office:value="575.06" calcext:value-type="float">
            <text:p>575.06</text:p>
          </table:table-cell>
          <table:table-cell office:value-type="float" office:value="10476.5" calcext:value-type="float">
            <text:p>10476.5</text:p>
          </table:table-cell>
        </table:table-row>
        <table:table-row table:style-name="ro1">
          <table:table-cell/>
          <table:table-cell office:value-type="float" office:value="575.26" calcext:value-type="float">
            <text:p>575.26</text:p>
          </table:table-cell>
          <table:table-cell office:value-type="float" office:value="15812.14" calcext:value-type="float">
            <text:p>15812.14</text:p>
          </table:table-cell>
        </table:table-row>
        <table:table-row table:style-name="ro1">
          <table:table-cell/>
          <table:table-cell office:value-type="float" office:value="575.47" calcext:value-type="float">
            <text:p>575.47</text:p>
          </table:table-cell>
          <table:table-cell office:value-type="float" office:value="12225.92" calcext:value-type="float">
            <text:p>12225.92</text:p>
          </table:table-cell>
        </table:table-row>
        <table:table-row table:style-name="ro1">
          <table:table-cell/>
          <table:table-cell office:value-type="float" office:value="575.67" calcext:value-type="float">
            <text:p>575.67</text:p>
          </table:table-cell>
          <table:table-cell office:value-type="float" office:value="13614.9" calcext:value-type="float">
            <text:p>13614.9</text:p>
          </table:table-cell>
        </table:table-row>
        <table:table-row table:style-name="ro1">
          <table:table-cell/>
          <table:table-cell office:value-type="float" office:value="575.87" calcext:value-type="float">
            <text:p>575.87</text:p>
          </table:table-cell>
          <table:table-cell office:value-type="float" office:value="13485.65" calcext:value-type="float">
            <text:p>13485.65</text:p>
          </table:table-cell>
        </table:table-row>
        <table:table-row table:style-name="ro1">
          <table:table-cell/>
          <table:table-cell office:value-type="float" office:value="576.08" calcext:value-type="float">
            <text:p>576.08</text:p>
          </table:table-cell>
          <table:table-cell office:value-type="float" office:value="11337.56" calcext:value-type="float">
            <text:p>11337.56</text:p>
          </table:table-cell>
        </table:table-row>
        <table:table-row table:style-name="ro1">
          <table:table-cell/>
          <table:table-cell office:value-type="float" office:value="576.28" calcext:value-type="float">
            <text:p>576.28</text:p>
          </table:table-cell>
          <table:table-cell office:value-type="float" office:value="13130.67" calcext:value-type="float">
            <text:p>13130.67</text:p>
          </table:table-cell>
        </table:table-row>
        <table:table-row table:style-name="ro1">
          <table:table-cell/>
          <table:table-cell office:value-type="float" office:value="576.48" calcext:value-type="float">
            <text:p>576.48</text:p>
          </table:table-cell>
          <table:table-cell office:value-type="float" office:value="14501.44" calcext:value-type="float">
            <text:p>14501.44</text:p>
          </table:table-cell>
        </table:table-row>
        <table:table-row table:style-name="ro1">
          <table:table-cell/>
          <table:table-cell office:value-type="float" office:value="576.68" calcext:value-type="float">
            <text:p>576.68</text:p>
          </table:table-cell>
          <table:table-cell office:value-type="float" office:value="25547.73" calcext:value-type="float">
            <text:p>25547.73</text:p>
          </table:table-cell>
        </table:table-row>
        <table:table-row table:style-name="ro1">
          <table:table-cell/>
          <table:table-cell office:value-type="float" office:value="576.89" calcext:value-type="float">
            <text:p>576.89</text:p>
          </table:table-cell>
          <table:table-cell office:value-type="float" office:value="15793.94" calcext:value-type="float">
            <text:p>15793.94</text:p>
          </table:table-cell>
        </table:table-row>
        <table:table-row table:style-name="ro1">
          <table:table-cell/>
          <table:table-cell office:value-type="float" office:value="577.09" calcext:value-type="float">
            <text:p>577.09</text:p>
          </table:table-cell>
          <table:table-cell office:value-type="float" office:value="9453.42" calcext:value-type="float">
            <text:p>9453.42</text:p>
          </table:table-cell>
        </table:table-row>
        <table:table-row table:style-name="ro1">
          <table:table-cell/>
          <table:table-cell office:value-type="float" office:value="577.29" calcext:value-type="float">
            <text:p>577.29</text:p>
          </table:table-cell>
          <table:table-cell office:value-type="float" office:value="9830.25" calcext:value-type="float">
            <text:p>9830.25</text:p>
          </table:table-cell>
        </table:table-row>
        <table:table-row table:style-name="ro1">
          <table:table-cell/>
          <table:table-cell office:value-type="float" office:value="577.49" calcext:value-type="float">
            <text:p>577.49</text:p>
          </table:table-cell>
          <table:table-cell office:value-type="float" office:value="8763.49" calcext:value-type="float">
            <text:p>8763.49</text:p>
          </table:table-cell>
        </table:table-row>
        <table:table-row table:style-name="ro1">
          <table:table-cell/>
          <table:table-cell office:value-type="float" office:value="577.7" calcext:value-type="float">
            <text:p>577.7</text:p>
          </table:table-cell>
          <table:table-cell office:value-type="float" office:value="7061.4" calcext:value-type="float">
            <text:p>7061.4</text:p>
          </table:table-cell>
        </table:table-row>
        <table:table-row table:style-name="ro1">
          <table:table-cell/>
          <table:table-cell office:value-type="float" office:value="577.9" calcext:value-type="float">
            <text:p>577.9</text:p>
          </table:table-cell>
          <table:table-cell office:value-type="float" office:value="15191.38" calcext:value-type="float">
            <text:p>15191.38</text:p>
          </table:table-cell>
        </table:table-row>
        <table:table-row table:style-name="ro1">
          <table:table-cell/>
          <table:table-cell office:value-type="float" office:value="578.1" calcext:value-type="float">
            <text:p>578.1</text:p>
          </table:table-cell>
          <table:table-cell office:value-type="float" office:value="13897.06" calcext:value-type="float">
            <text:p>13897.06</text:p>
          </table:table-cell>
        </table:table-row>
        <table:table-row table:style-name="ro1">
          <table:table-cell/>
          <table:table-cell office:value-type="float" office:value="578.31" calcext:value-type="float">
            <text:p>578.31</text:p>
          </table:table-cell>
          <table:table-cell office:value-type="float" office:value="19727.86" calcext:value-type="float">
            <text:p>19727.86</text:p>
          </table:table-cell>
        </table:table-row>
        <table:table-row table:style-name="ro1">
          <table:table-cell/>
          <table:table-cell office:value-type="float" office:value="578.51" calcext:value-type="float">
            <text:p>578.51</text:p>
          </table:table-cell>
          <table:table-cell office:value-type="float" office:value="13476.54" calcext:value-type="float">
            <text:p>13476.54</text:p>
          </table:table-cell>
        </table:table-row>
        <table:table-row table:style-name="ro1">
          <table:table-cell/>
          <table:table-cell office:value-type="float" office:value="578.71" calcext:value-type="float">
            <text:p>578.71</text:p>
          </table:table-cell>
          <table:table-cell office:value-type="float" office:value="10427.35" calcext:value-type="float">
            <text:p>10427.35</text:p>
          </table:table-cell>
        </table:table-row>
        <table:table-row table:style-name="ro1">
          <table:table-cell/>
          <table:table-cell office:value-type="float" office:value="578.91" calcext:value-type="float">
            <text:p>578.91</text:p>
          </table:table-cell>
          <table:table-cell office:value-type="float" office:value="6924.86" calcext:value-type="float">
            <text:p>6924.86</text:p>
          </table:table-cell>
        </table:table-row>
        <table:table-row table:style-name="ro1">
          <table:table-cell/>
          <table:table-cell office:value-type="float" office:value="579.12" calcext:value-type="float">
            <text:p>579.12</text:p>
          </table:table-cell>
          <table:table-cell office:value-type="float" office:value="8126.34" calcext:value-type="float">
            <text:p>8126.34</text:p>
          </table:table-cell>
        </table:table-row>
        <table:table-row table:style-name="ro1">
          <table:table-cell/>
          <table:table-cell office:value-type="float" office:value="579.32" calcext:value-type="float">
            <text:p>579.32</text:p>
          </table:table-cell>
          <table:table-cell office:value-type="float" office:value="18211.45" calcext:value-type="float">
            <text:p>18211.45</text:p>
          </table:table-cell>
        </table:table-row>
        <table:table-row table:style-name="ro1">
          <table:table-cell/>
          <table:table-cell office:value-type="float" office:value="579.52" calcext:value-type="float">
            <text:p>579.52</text:p>
          </table:table-cell>
          <table:table-cell office:value-type="float" office:value="24042.24" calcext:value-type="float">
            <text:p>24042.24</text:p>
          </table:table-cell>
        </table:table-row>
        <table:table-row table:style-name="ro1">
          <table:table-cell/>
          <table:table-cell office:value-type="float" office:value="579.72" calcext:value-type="float">
            <text:p>579.72</text:p>
          </table:table-cell>
          <table:table-cell office:value-type="float" office:value="16201.71" calcext:value-type="float">
            <text:p>16201.71</text:p>
          </table:table-cell>
        </table:table-row>
        <table:table-row table:style-name="ro1">
          <table:table-cell/>
          <table:table-cell office:value-type="float" office:value="579.93" calcext:value-type="float">
            <text:p>579.93</text:p>
          </table:table-cell>
          <table:table-cell office:value-type="float" office:value="12681.02" calcext:value-type="float">
            <text:p>12681.02</text:p>
          </table:table-cell>
        </table:table-row>
        <table:table-row table:style-name="ro1">
          <table:table-cell/>
          <table:table-cell office:value-type="float" office:value="580.13" calcext:value-type="float">
            <text:p>580.13</text:p>
          </table:table-cell>
          <table:table-cell office:value-type="float" office:value="15337.01" calcext:value-type="float">
            <text:p>15337.01</text:p>
          </table:table-cell>
        </table:table-row>
        <table:table-row table:style-name="ro1">
          <table:table-cell/>
          <table:table-cell office:value-type="float" office:value="580.33" calcext:value-type="float">
            <text:p>580.33</text:p>
          </table:table-cell>
          <table:table-cell office:value-type="float" office:value="13491.11" calcext:value-type="float">
            <text:p>13491.11</text:p>
          </table:table-cell>
        </table:table-row>
        <table:table-row table:style-name="ro1">
          <table:table-cell/>
          <table:table-cell office:value-type="float" office:value="580.53" calcext:value-type="float">
            <text:p>580.53</text:p>
          </table:table-cell>
          <table:table-cell office:value-type="float" office:value="9438.86" calcext:value-type="float">
            <text:p>9438.86</text:p>
          </table:table-cell>
        </table:table-row>
        <table:table-row table:style-name="ro1">
          <table:table-cell/>
          <table:table-cell office:value-type="float" office:value="580.74" calcext:value-type="float">
            <text:p>580.74</text:p>
          </table:table-cell>
          <table:table-cell office:value-type="float" office:value="13010.52" calcext:value-type="float">
            <text:p>13010.52</text:p>
          </table:table-cell>
        </table:table-row>
        <table:table-row table:style-name="ro1">
          <table:table-cell/>
          <table:table-cell office:value-type="float" office:value="580.94" calcext:value-type="float">
            <text:p>580.94</text:p>
          </table:table-cell>
          <table:table-cell office:value-type="float" office:value="10856.96" calcext:value-type="float">
            <text:p>10856.96</text:p>
          </table:table-cell>
        </table:table-row>
        <table:table-row table:style-name="ro1">
          <table:table-cell/>
          <table:table-cell office:value-type="float" office:value="581.14" calcext:value-type="float">
            <text:p>581.14</text:p>
          </table:table-cell>
          <table:table-cell office:value-type="float" office:value="11343.02" calcext:value-type="float">
            <text:p>11343.02</text:p>
          </table:table-cell>
        </table:table-row>
        <table:table-row table:style-name="ro1">
          <table:table-cell/>
          <table:table-cell office:value-type="float" office:value="581.34" calcext:value-type="float">
            <text:p>581.34</text:p>
          </table:table-cell>
          <table:table-cell office:value-type="float" office:value="26583.54" calcext:value-type="float">
            <text:p>26583.54</text:p>
          </table:table-cell>
        </table:table-row>
        <table:table-row table:style-name="ro1">
          <table:table-cell/>
          <table:table-cell office:value-type="float" office:value="581.54" calcext:value-type="float">
            <text:p>581.54</text:p>
          </table:table-cell>
          <table:table-cell office:value-type="float" office:value="39175.37" calcext:value-type="float">
            <text:p>39175.37</text:p>
          </table:table-cell>
        </table:table-row>
        <table:table-row table:style-name="ro1">
          <table:table-cell/>
          <table:table-cell office:value-type="float" office:value="581.75" calcext:value-type="float">
            <text:p>581.75</text:p>
          </table:table-cell>
          <table:table-cell office:value-type="float" office:value="11208.31" calcext:value-type="float">
            <text:p>11208.31</text:p>
          </table:table-cell>
        </table:table-row>
        <table:table-row table:style-name="ro1">
          <table:table-cell/>
          <table:table-cell office:value-type="float" office:value="581.95" calcext:value-type="float">
            <text:p>581.95</text:p>
          </table:table-cell>
          <table:table-cell office:value-type="float" office:value="11130.03" calcext:value-type="float">
            <text:p>11130.03</text:p>
          </table:table-cell>
        </table:table-row>
        <table:table-row table:style-name="ro1">
          <table:table-cell/>
          <table:table-cell office:value-type="float" office:value="582.15" calcext:value-type="float">
            <text:p>582.15</text:p>
          </table:table-cell>
          <table:table-cell office:value-type="float" office:value="10199.79" calcext:value-type="float">
            <text:p>10199.79</text:p>
          </table:table-cell>
        </table:table-row>
        <table:table-row table:style-name="ro1">
          <table:table-cell/>
          <table:table-cell office:value-type="float" office:value="582.35" calcext:value-type="float">
            <text:p>582.35</text:p>
          </table:table-cell>
          <table:table-cell office:value-type="float" office:value="16518.46" calcext:value-type="float">
            <text:p>16518.46</text:p>
          </table:table-cell>
        </table:table-row>
        <table:table-row table:style-name="ro1">
          <table:table-cell/>
          <table:table-cell office:value-type="float" office:value="582.56" calcext:value-type="float">
            <text:p>582.56</text:p>
          </table:table-cell>
          <table:table-cell office:value-type="float" office:value="18227.83" calcext:value-type="float">
            <text:p>18227.83</text:p>
          </table:table-cell>
        </table:table-row>
        <table:table-row table:style-name="ro1">
          <table:table-cell/>
          <table:table-cell office:value-type="float" office:value="582.76" calcext:value-type="float">
            <text:p>582.76</text:p>
          </table:table-cell>
          <table:table-cell office:value-type="float" office:value="12604.56" calcext:value-type="float">
            <text:p>12604.56</text:p>
          </table:table-cell>
        </table:table-row>
        <table:table-row table:style-name="ro1">
          <table:table-cell/>
          <table:table-cell office:value-type="float" office:value="582.96" calcext:value-type="float">
            <text:p>582.96</text:p>
          </table:table-cell>
          <table:table-cell office:value-type="float" office:value="43316.81" calcext:value-type="float">
            <text:p>43316.81</text:p>
          </table:table-cell>
        </table:table-row>
        <table:table-row table:style-name="ro1">
          <table:table-cell/>
          <table:table-cell office:value-type="float" office:value="583.16" calcext:value-type="float">
            <text:p>583.16</text:p>
          </table:table-cell>
          <table:table-cell office:value-type="float" office:value="11281.12" calcext:value-type="float">
            <text:p>11281.12</text:p>
          </table:table-cell>
        </table:table-row>
        <table:table-row table:style-name="ro1">
          <table:table-cell/>
          <table:table-cell office:value-type="float" office:value="583.37" calcext:value-type="float">
            <text:p>583.37</text:p>
          </table:table-cell>
          <table:table-cell office:value-type="float" office:value="30257.15" calcext:value-type="float">
            <text:p>30257.15</text:p>
          </table:table-cell>
        </table:table-row>
        <table:table-row table:style-name="ro1">
          <table:table-cell/>
          <table:table-cell office:value-type="float" office:value="583.57" calcext:value-type="float">
            <text:p>583.57</text:p>
          </table:table-cell>
          <table:table-cell office:value-type="float" office:value="20190.24" calcext:value-type="float">
            <text:p>20190.24</text:p>
          </table:table-cell>
        </table:table-row>
        <table:table-row table:style-name="ro1">
          <table:table-cell/>
          <table:table-cell office:value-type="float" office:value="583.77" calcext:value-type="float">
            <text:p>583.77</text:p>
          </table:table-cell>
          <table:table-cell office:value-type="float" office:value="9624.54" calcext:value-type="float">
            <text:p>9624.54</text:p>
          </table:table-cell>
        </table:table-row>
        <table:table-row table:style-name="ro1">
          <table:table-cell/>
          <table:table-cell office:value-type="float" office:value="583.97" calcext:value-type="float">
            <text:p>583.97</text:p>
          </table:table-cell>
          <table:table-cell office:value-type="float" office:value="11095.44" calcext:value-type="float">
            <text:p>11095.44</text:p>
          </table:table-cell>
        </table:table-row>
        <table:table-row table:style-name="ro1">
          <table:table-cell/>
          <table:table-cell office:value-type="float" office:value="584.17" calcext:value-type="float">
            <text:p>584.17</text:p>
          </table:table-cell>
          <table:table-cell office:value-type="float" office:value="10432.81" calcext:value-type="float">
            <text:p>10432.81</text:p>
          </table:table-cell>
        </table:table-row>
        <table:table-row table:style-name="ro1">
          <table:table-cell/>
          <table:table-cell office:value-type="float" office:value="584.38" calcext:value-type="float">
            <text:p>584.38</text:p>
          </table:table-cell>
          <table:table-cell office:value-type="float" office:value="25021.63" calcext:value-type="float">
            <text:p>25021.63</text:p>
          </table:table-cell>
        </table:table-row>
        <table:table-row table:style-name="ro1">
          <table:table-cell/>
          <table:table-cell office:value-type="float" office:value="584.58" calcext:value-type="float">
            <text:p>584.58</text:p>
          </table:table-cell>
          <table:table-cell office:value-type="float" office:value="6609.93" calcext:value-type="float">
            <text:p>6609.93</text:p>
          </table:table-cell>
        </table:table-row>
        <table:table-row table:style-name="ro1">
          <table:table-cell/>
          <table:table-cell office:value-type="float" office:value="584.78" calcext:value-type="float">
            <text:p>584.78</text:p>
          </table:table-cell>
          <table:table-cell office:value-type="float" office:value="9347.84" calcext:value-type="float">
            <text:p>9347.84</text:p>
          </table:table-cell>
        </table:table-row>
        <table:table-row table:style-name="ro1">
          <table:table-cell/>
          <table:table-cell office:value-type="float" office:value="584.98" calcext:value-type="float">
            <text:p>584.98</text:p>
          </table:table-cell>
          <table:table-cell office:value-type="float" office:value="10620.31" calcext:value-type="float">
            <text:p>10620.31</text:p>
          </table:table-cell>
        </table:table-row>
        <table:table-row table:style-name="ro1">
          <table:table-cell/>
          <table:table-cell office:value-type="float" office:value="585.19" calcext:value-type="float">
            <text:p>585.19</text:p>
          </table:table-cell>
          <table:table-cell office:value-type="float" office:value="15868.57" calcext:value-type="float">
            <text:p>15868.57</text:p>
          </table:table-cell>
        </table:table-row>
        <table:table-row table:style-name="ro1">
          <table:table-cell/>
          <table:table-cell office:value-type="float" office:value="585.39" calcext:value-type="float">
            <text:p>585.39</text:p>
          </table:table-cell>
          <table:table-cell office:value-type="float" office:value="8557.78" calcext:value-type="float">
            <text:p>8557.78</text:p>
          </table:table-cell>
        </table:table-row>
        <table:table-row table:style-name="ro1">
          <table:table-cell/>
          <table:table-cell office:value-type="float" office:value="585.59" calcext:value-type="float">
            <text:p>585.59</text:p>
          </table:table-cell>
          <table:table-cell office:value-type="float" office:value="18202.35" calcext:value-type="float">
            <text:p>18202.35</text:p>
          </table:table-cell>
        </table:table-row>
        <table:table-row table:style-name="ro1">
          <table:table-cell/>
          <table:table-cell office:value-type="float" office:value="585.79" calcext:value-type="float">
            <text:p>585.79</text:p>
          </table:table-cell>
          <table:table-cell office:value-type="float" office:value="13758.71" calcext:value-type="float">
            <text:p>13758.71</text:p>
          </table:table-cell>
        </table:table-row>
        <table:table-row table:style-name="ro1">
          <table:table-cell/>
          <table:table-cell office:value-type="float" office:value="585.99" calcext:value-type="float">
            <text:p>585.99</text:p>
          </table:table-cell>
          <table:table-cell office:value-type="float" office:value="13895.24" calcext:value-type="float">
            <text:p>13895.24</text:p>
          </table:table-cell>
        </table:table-row>
        <table:table-row table:style-name="ro1">
          <table:table-cell/>
          <table:table-cell office:value-type="float" office:value="586.2" calcext:value-type="float">
            <text:p>586.2</text:p>
          </table:table-cell>
          <table:table-cell office:value-type="float" office:value="39344.67" calcext:value-type="float">
            <text:p>39344.67</text:p>
          </table:table-cell>
        </table:table-row>
        <table:table-row table:style-name="ro1">
          <table:table-cell/>
          <table:table-cell office:value-type="float" office:value="586.4" calcext:value-type="float">
            <text:p>586.4</text:p>
          </table:table-cell>
          <table:table-cell office:value-type="float" office:value="14543.31" calcext:value-type="float">
            <text:p>14543.31</text:p>
          </table:table-cell>
        </table:table-row>
        <table:table-row table:style-name="ro1">
          <table:table-cell/>
          <table:table-cell office:value-type="float" office:value="586.6" calcext:value-type="float">
            <text:p>586.6</text:p>
          </table:table-cell>
          <table:table-cell office:value-type="float" office:value="13847.91" calcext:value-type="float">
            <text:p>13847.91</text:p>
          </table:table-cell>
        </table:table-row>
        <table:table-row table:style-name="ro1">
          <table:table-cell/>
          <table:table-cell office:value-type="float" office:value="586.8" calcext:value-type="float">
            <text:p>586.8</text:p>
          </table:table-cell>
          <table:table-cell office:value-type="float" office:value="9821.15" calcext:value-type="float">
            <text:p>9821.15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17914.72" calcext:value-type="float">
            <text:p>17914.72</text:p>
          </table:table-cell>
        </table:table-row>
        <table:table-row table:style-name="ro1">
          <table:table-cell/>
          <table:table-cell office:value-type="float" office:value="587.21" calcext:value-type="float">
            <text:p>587.21</text:p>
          </table:table-cell>
          <table:table-cell office:value-type="float" office:value="11941.93" calcext:value-type="float">
            <text:p>11941.93</text:p>
          </table:table-cell>
        </table:table-row>
        <table:table-row table:style-name="ro1">
          <table:table-cell/>
          <table:table-cell office:value-type="float" office:value="587.41" calcext:value-type="float">
            <text:p>587.41</text:p>
          </table:table-cell>
          <table:table-cell office:value-type="float" office:value="10773.23" calcext:value-type="float">
            <text:p>10773.23</text:p>
          </table:table-cell>
        </table:table-row>
        <table:table-row table:style-name="ro1">
          <table:table-cell/>
          <table:table-cell office:value-type="float" office:value="587.61" calcext:value-type="float">
            <text:p>587.61</text:p>
          </table:table-cell>
          <table:table-cell office:value-type="float" office:value="15704.73" calcext:value-type="float">
            <text:p>15704.73</text:p>
          </table:table-cell>
        </table:table-row>
        <table:table-row table:style-name="ro1">
          <table:table-cell/>
          <table:table-cell office:value-type="float" office:value="587.81" calcext:value-type="float">
            <text:p>587.81</text:p>
          </table:table-cell>
          <table:table-cell office:value-type="float" office:value="11703.46" calcext:value-type="float">
            <text:p>11703.46</text:p>
          </table:table-cell>
        </table:table-row>
        <table:table-row table:style-name="ro1">
          <table:table-cell/>
          <table:table-cell office:value-type="float" office:value="588.01" calcext:value-type="float">
            <text:p>588.01</text:p>
          </table:table-cell>
          <table:table-cell office:value-type="float" office:value="14719.89" calcext:value-type="float">
            <text:p>14719.89</text:p>
          </table:table-cell>
        </table:table-row>
        <table:table-row table:style-name="ro1">
          <table:table-cell/>
          <table:table-cell office:value-type="float" office:value="588.22" calcext:value-type="float">
            <text:p>588.22</text:p>
          </table:table-cell>
          <table:table-cell office:value-type="float" office:value="11261.1" calcext:value-type="float">
            <text:p>11261.1</text:p>
          </table:table-cell>
        </table:table-row>
        <table:table-row table:style-name="ro1">
          <table:table-cell/>
          <table:table-cell office:value-type="float" office:value="588.42" calcext:value-type="float">
            <text:p>588.42</text:p>
          </table:table-cell>
          <table:table-cell office:value-type="float" office:value="7569.29" calcext:value-type="float">
            <text:p>7569.29</text:p>
          </table:table-cell>
        </table:table-row>
        <table:table-row table:style-name="ro1">
          <table:table-cell/>
          <table:table-cell office:value-type="float" office:value="588.62" calcext:value-type="float">
            <text:p>588.62</text:p>
          </table:table-cell>
          <table:table-cell office:value-type="float" office:value="14723.53" calcext:value-type="float">
            <text:p>14723.53</text:p>
          </table:table-cell>
        </table:table-row>
        <table:table-row table:style-name="ro1">
          <table:table-cell/>
          <table:table-cell office:value-type="float" office:value="588.82" calcext:value-type="float">
            <text:p>588.82</text:p>
          </table:table-cell>
          <table:table-cell office:value-type="float" office:value="10680.38" calcext:value-type="float">
            <text:p>10680.38</text:p>
          </table:table-cell>
        </table:table-row>
        <table:table-row table:style-name="ro1">
          <table:table-cell/>
          <table:table-cell office:value-type="float" office:value="589.02" calcext:value-type="float">
            <text:p>589.0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float" office:value="589.23" calcext:value-type="float">
            <text:p>589.23</text:p>
          </table:table-cell>
          <table:table-cell office:value-type="float" office:value="20927.51" calcext:value-type="float">
            <text:p>20927.51</text:p>
          </table:table-cell>
        </table:table-row>
        <table:table-row table:style-name="ro1">
          <table:table-cell/>
          <table:table-cell office:value-type="float" office:value="589.43" calcext:value-type="float">
            <text:p>589.43</text:p>
          </table:table-cell>
          <table:table-cell office:value-type="float" office:value="14452.29" calcext:value-type="float">
            <text:p>14452.29</text:p>
          </table:table-cell>
        </table:table-row>
        <table:table-row table:style-name="ro1">
          <table:table-cell/>
          <table:table-cell office:value-type="float" office:value="589.63" calcext:value-type="float">
            <text:p>589.63</text:p>
          </table:table-cell>
          <table:table-cell office:value-type="float" office:value="10662.18" calcext:value-type="float">
            <text:p>10662.18</text:p>
          </table:table-cell>
        </table:table-row>
        <table:table-row table:style-name="ro1">
          <table:table-cell/>
          <table:table-cell office:value-type="float" office:value="589.83" calcext:value-type="float">
            <text:p>589.83</text:p>
          </table:table-cell>
          <table:table-cell office:value-type="float" office:value="18114.97" calcext:value-type="float">
            <text:p>18114.97</text:p>
          </table:table-cell>
        </table:table-row>
        <table:table-row table:style-name="ro1">
          <table:table-cell/>
          <table:table-cell office:value-type="float" office:value="590.03" calcext:value-type="float">
            <text:p>590.03</text:p>
          </table:table-cell>
          <table:table-cell office:value-type="float" office:value="13867.93" calcext:value-type="float">
            <text:p>13867.93</text:p>
          </table:table-cell>
        </table:table-row>
        <table:table-row table:style-name="ro1">
          <table:table-cell/>
          <table:table-cell office:value-type="float" office:value="590.24" calcext:value-type="float">
            <text:p>590.24</text:p>
          </table:table-cell>
          <table:table-cell office:value-type="float" office:value="12857.6" calcext:value-type="float">
            <text:p>12857.6</text:p>
          </table:table-cell>
        </table:table-row>
        <table:table-row table:style-name="ro1">
          <table:table-cell/>
          <table:table-cell office:value-type="float" office:value="590.44" calcext:value-type="float">
            <text:p>590.44</text:p>
          </table:table-cell>
          <table:table-cell office:value-type="float" office:value="15282.4" calcext:value-type="float">
            <text:p>15282.4</text:p>
          </table:table-cell>
        </table:table-row>
        <table:table-row table:style-name="ro1">
          <table:table-cell/>
          <table:table-cell office:value-type="float" office:value="590.64" calcext:value-type="float">
            <text:p>590.64</text:p>
          </table:table-cell>
          <table:table-cell office:value-type="float" office:value="10037.78" calcext:value-type="float">
            <text:p>10037.78</text:p>
          </table:table-cell>
        </table:table-row>
        <table:table-row table:style-name="ro1">
          <table:table-cell/>
          <table:table-cell office:value-type="float" office:value="590.84" calcext:value-type="float">
            <text:p>590.84</text:p>
          </table:table-cell>
          <table:table-cell office:value-type="float" office:value="10949.81" calcext:value-type="float">
            <text:p>10949.81</text:p>
          </table:table-cell>
        </table:table-row>
        <table:table-row table:style-name="ro1">
          <table:table-cell/>
          <table:table-cell office:value-type="float" office:value="591.04" calcext:value-type="float">
            <text:p>591.04</text:p>
          </table:table-cell>
          <table:table-cell office:value-type="float" office:value="11892.78" calcext:value-type="float">
            <text:p>11892.78</text:p>
          </table:table-cell>
        </table:table-row>
        <table:table-row table:style-name="ro1">
          <table:table-cell/>
          <table:table-cell office:value-type="float" office:value="591.25" calcext:value-type="float">
            <text:p>591.25</text:p>
          </table:table-cell>
          <table:table-cell office:value-type="float" office:value="9484.37" calcext:value-type="float">
            <text:p>9484.37</text:p>
          </table:table-cell>
        </table:table-row>
        <table:table-row table:style-name="ro1">
          <table:table-cell/>
          <table:table-cell office:value-type="float" office:value="591.45" calcext:value-type="float">
            <text:p>591.45</text:p>
          </table:table-cell>
          <table:table-cell office:value-type="float" office:value="9500.75" calcext:value-type="float">
            <text:p>9500.75</text:p>
          </table:table-cell>
        </table:table-row>
        <table:table-row table:style-name="ro1">
          <table:table-cell/>
          <table:table-cell office:value-type="float" office:value="591.65" calcext:value-type="float">
            <text:p>591.65</text:p>
          </table:table-cell>
          <table:table-cell office:value-type="float" office:value="11534.16" calcext:value-type="float">
            <text:p>11534.16</text:p>
          </table:table-cell>
        </table:table-row>
        <table:table-row table:style-name="ro1">
          <table:table-cell/>
          <table:table-cell office:value-type="float" office:value="591.85" calcext:value-type="float">
            <text:p>591.85</text:p>
          </table:table-cell>
          <table:table-cell office:value-type="float" office:value="8543.22" calcext:value-type="float">
            <text:p>8543.22</text:p>
          </table:table-cell>
        </table:table-row>
        <table:table-row table:style-name="ro1">
          <table:table-cell/>
          <table:table-cell office:value-type="float" office:value="592.05" calcext:value-type="float">
            <text:p>592.05</text:p>
          </table:table-cell>
          <table:table-cell office:value-type="float" office:value="16276.35" calcext:value-type="float">
            <text:p>16276.35</text:p>
          </table:table-cell>
        </table:table-row>
        <table:table-row table:style-name="ro1">
          <table:table-cell/>
          <table:table-cell office:value-type="float" office:value="592.25" calcext:value-type="float">
            <text:p>592.25</text:p>
          </table:table-cell>
          <table:table-cell office:value-type="float" office:value="10225.28" calcext:value-type="float">
            <text:p>10225.28</text:p>
          </table:table-cell>
        </table:table-row>
        <table:table-row table:style-name="ro1">
          <table:table-cell/>
          <table:table-cell office:value-type="float" office:value="592.46" calcext:value-type="float">
            <text:p>592.46</text:p>
          </table:table-cell>
          <table:table-cell office:value-type="float" office:value="8575.98" calcext:value-type="float">
            <text:p>8575.98</text:p>
          </table:table-cell>
        </table:table-row>
        <table:table-row table:style-name="ro1">
          <table:table-cell/>
          <table:table-cell office:value-type="float" office:value="592.66" calcext:value-type="float">
            <text:p>592.66</text:p>
          </table:table-cell>
          <table:table-cell office:value-type="float" office:value="13274.48" calcext:value-type="float">
            <text:p>13274.48</text:p>
          </table:table-cell>
        </table:table-row>
        <table:table-row table:style-name="ro1">
          <table:table-cell/>
          <table:table-cell office:value-type="float" office:value="592.86" calcext:value-type="float">
            <text:p>592.86</text:p>
          </table:table-cell>
          <table:table-cell office:value-type="float" office:value="13210.76" calcext:value-type="float">
            <text:p>13210.76</text:p>
          </table:table-cell>
        </table:table-row>
        <table:table-row table:style-name="ro1">
          <table:table-cell/>
          <table:table-cell office:value-type="float" office:value="593.06" calcext:value-type="float">
            <text:p>593.06</text:p>
          </table:table-cell>
          <table:table-cell office:value-type="float" office:value="8282.9" calcext:value-type="float">
            <text:p>8282.9</text:p>
          </table:table-cell>
        </table:table-row>
        <table:table-row table:style-name="ro1">
          <table:table-cell/>
          <table:table-cell office:value-type="float" office:value="593.26" calcext:value-type="float">
            <text:p>593.26</text:p>
          </table:table-cell>
          <table:table-cell office:value-type="float" office:value="17978.44" calcext:value-type="float">
            <text:p>17978.44</text:p>
          </table:table-cell>
        </table:table-row>
        <table:table-row table:style-name="ro1">
          <table:table-cell/>
          <table:table-cell office:value-type="float" office:value="593.46" calcext:value-type="float">
            <text:p>593.46</text:p>
          </table:table-cell>
          <table:table-cell office:value-type="float" office:value="12389.76" calcext:value-type="float">
            <text:p>12389.76</text:p>
          </table:table-cell>
        </table:table-row>
        <table:table-row table:style-name="ro1">
          <table:table-cell/>
          <table:table-cell office:value-type="float" office:value="593.67" calcext:value-type="float">
            <text:p>593.67</text:p>
          </table:table-cell>
          <table:table-cell office:value-type="float" office:value="18375.29" calcext:value-type="float">
            <text:p>18375.29</text:p>
          </table:table-cell>
        </table:table-row>
        <table:table-row table:style-name="ro1">
          <table:table-cell/>
          <table:table-cell office:value-type="float" office:value="593.87" calcext:value-type="float">
            <text:p>593.87</text:p>
          </table:table-cell>
          <table:table-cell office:value-type="float" office:value="19851.64" calcext:value-type="float">
            <text:p>19851.64</text:p>
          </table:table-cell>
        </table:table-row>
        <table:table-row table:style-name="ro1">
          <table:table-cell/>
          <table:table-cell office:value-type="float" office:value="594.07" calcext:value-type="float">
            <text:p>594.07</text:p>
          </table:table-cell>
          <table:table-cell office:value-type="float" office:value="9094.8" calcext:value-type="float">
            <text:p>9094.8</text:p>
          </table:table-cell>
        </table:table-row>
        <table:table-row table:style-name="ro1">
          <table:table-cell/>
          <table:table-cell office:value-type="float" office:value="594.27" calcext:value-type="float">
            <text:p>594.27</text:p>
          </table:table-cell>
          <table:table-cell office:value-type="float" office:value="12766.58" calcext:value-type="float">
            <text:p>12766.58</text:p>
          </table:table-cell>
        </table:table-row>
        <table:table-row table:style-name="ro1">
          <table:table-cell/>
          <table:table-cell office:value-type="float" office:value="594.47" calcext:value-type="float">
            <text:p>594.47</text:p>
          </table:table-cell>
          <table:table-cell office:value-type="float" office:value="21972.43" calcext:value-type="float">
            <text:p>21972.43</text:p>
          </table:table-cell>
        </table:table-row>
        <table:table-row table:style-name="ro1">
          <table:table-cell/>
          <table:table-cell office:value-type="float" office:value="594.67" calcext:value-type="float">
            <text:p>594.67</text:p>
          </table:table-cell>
          <table:table-cell office:value-type="float" office:value="19904.44" calcext:value-type="float">
            <text:p>19904.44</text:p>
          </table:table-cell>
        </table:table-row>
        <table:table-row table:style-name="ro1">
          <table:table-cell/>
          <table:table-cell office:value-type="float" office:value="594.88" calcext:value-type="float">
            <text:p>594.88</text:p>
          </table:table-cell>
          <table:table-cell office:value-type="float" office:value="11086.34" calcext:value-type="float">
            <text:p>11086.34</text:p>
          </table:table-cell>
        </table:table-row>
        <table:table-row table:style-name="ro1">
          <table:table-cell/>
          <table:table-cell office:value-type="float" office:value="595.08" calcext:value-type="float">
            <text:p>595.08</text:p>
          </table:table-cell>
          <table:table-cell office:value-type="float" office:value="17472.36" calcext:value-type="float">
            <text:p>17472.36</text:p>
          </table:table-cell>
        </table:table-row>
        <table:table-row table:style-name="ro1">
          <table:table-cell/>
          <table:table-cell office:value-type="float" office:value="595.28" calcext:value-type="float">
            <text:p>595.28</text:p>
          </table:table-cell>
          <table:table-cell office:value-type="float" office:value="8657.9" calcext:value-type="float">
            <text:p>8657.9</text:p>
          </table:table-cell>
        </table:table-row>
        <table:table-row table:style-name="ro1">
          <table:table-cell/>
          <table:table-cell office:value-type="float" office:value="595.48" calcext:value-type="float">
            <text:p>595.48</text:p>
          </table:table-cell>
          <table:table-cell office:value-type="float" office:value="12475.32" calcext:value-type="float">
            <text:p>12475.32</text:p>
          </table:table-cell>
        </table:table-row>
        <table:table-row table:style-name="ro1">
          <table:table-cell/>
          <table:table-cell office:value-type="float" office:value="595.68" calcext:value-type="float">
            <text:p>595.68</text:p>
          </table:table-cell>
          <table:table-cell office:value-type="float" office:value="6369.64" calcext:value-type="float">
            <text:p>6369.64</text:p>
          </table:table-cell>
        </table:table-row>
        <table:table-row table:style-name="ro1">
          <table:table-cell/>
          <table:table-cell office:value-type="float" office:value="595.88" calcext:value-type="float">
            <text:p>595.88</text:p>
          </table:table-cell>
          <table:table-cell office:value-type="float" office:value="11357.58" calcext:value-type="float">
            <text:p>11357.58</text:p>
          </table:table-cell>
        </table:table-row>
        <table:table-row table:style-name="ro1">
          <table:table-cell/>
          <table:table-cell office:value-type="float" office:value="596.08" calcext:value-type="float">
            <text:p>596.08</text:p>
          </table:table-cell>
          <table:table-cell office:value-type="float" office:value="13847.91" calcext:value-type="float">
            <text:p>13847.91</text:p>
          </table:table-cell>
        </table:table-row>
        <table:table-row table:style-name="ro1">
          <table:table-cell/>
          <table:table-cell office:value-type="float" office:value="596.29" calcext:value-type="float">
            <text:p>596.29</text:p>
          </table:table-cell>
          <table:table-cell office:value-type="float" office:value="10649.44" calcext:value-type="float">
            <text:p>10649.44</text:p>
          </table:table-cell>
        </table:table-row>
        <table:table-row table:style-name="ro1">
          <table:table-cell/>
          <table:table-cell office:value-type="float" office:value="596.49" calcext:value-type="float">
            <text:p>596.49</text:p>
          </table:table-cell>
          <table:table-cell office:value-type="float" office:value="6480.68" calcext:value-type="float">
            <text:p>6480.68</text:p>
          </table:table-cell>
        </table:table-row>
        <table:table-row table:style-name="ro1">
          <table:table-cell/>
          <table:table-cell office:value-type="float" office:value="596.69" calcext:value-type="float">
            <text:p>596.69</text:p>
          </table:table-cell>
          <table:table-cell office:value-type="float" office:value="16178.04" calcext:value-type="float">
            <text:p>16178.04</text:p>
          </table:table-cell>
        </table:table-row>
        <table:table-row table:style-name="ro1">
          <table:table-cell/>
          <table:table-cell office:value-type="float" office:value="596.89" calcext:value-type="float">
            <text:p>596.89</text:p>
          </table:table-cell>
          <table:table-cell office:value-type="float" office:value="15975.98" calcext:value-type="float">
            <text:p>15975.98</text:p>
          </table:table-cell>
        </table:table-row>
        <table:table-row table:style-name="ro1">
          <table:table-cell/>
          <table:table-cell office:value-type="float" office:value="597.09" calcext:value-type="float">
            <text:p>597.09</text:p>
          </table:table-cell>
          <table:table-cell office:value-type="float" office:value="7998.91" calcext:value-type="float">
            <text:p>7998.91</text:p>
          </table:table-cell>
        </table:table-row>
        <table:table-row table:style-name="ro1">
          <table:table-cell/>
          <table:table-cell office:value-type="float" office:value="597.29" calcext:value-type="float">
            <text:p>597.29</text:p>
          </table:table-cell>
          <table:table-cell office:value-type="float" office:value="15016.62" calcext:value-type="float">
            <text:p>15016.62</text:p>
          </table:table-cell>
        </table:table-row>
        <table:table-row table:style-name="ro1">
          <table:table-cell/>
          <table:table-cell office:value-type="float" office:value="597.49" calcext:value-type="float">
            <text:p>597.49</text:p>
          </table:table-cell>
          <table:table-cell office:value-type="float" office:value="22336.51" calcext:value-type="float">
            <text:p>22336.51</text:p>
          </table:table-cell>
        </table:table-row>
        <table:table-row table:style-name="ro1">
          <table:table-cell/>
          <table:table-cell office:value-type="float" office:value="597.7" calcext:value-type="float">
            <text:p>597.7</text:p>
          </table:table-cell>
          <table:table-cell office:value-type="float" office:value="9406.09" calcext:value-type="float">
            <text:p>9406.09</text:p>
          </table:table-cell>
        </table:table-row>
        <table:table-row table:style-name="ro1">
          <table:table-cell/>
          <table:table-cell office:value-type="float" office:value="597.9" calcext:value-type="float">
            <text:p>597.9</text:p>
          </table:table-cell>
          <table:table-cell office:value-type="float" office:value="10314.48" calcext:value-type="float">
            <text:p>10314.48</text:p>
          </table:table-cell>
        </table:table-row>
        <table:table-row table:style-name="ro1">
          <table:table-cell/>
          <table:table-cell office:value-type="float" office:value="598.1" calcext:value-type="float">
            <text:p>598.1</text:p>
          </table:table-cell>
          <table:table-cell office:value-type="float" office:value="6538.94" calcext:value-type="float">
            <text:p>6538.94</text:p>
          </table:table-cell>
        </table:table-row>
        <table:table-row table:style-name="ro1">
          <table:table-cell/>
          <table:table-cell office:value-type="float" office:value="598.3" calcext:value-type="float">
            <text:p>598.3</text:p>
          </table:table-cell>
          <table:table-cell office:value-type="float" office:value="8091.75" calcext:value-type="float">
            <text:p>8091.75</text:p>
          </table:table-cell>
        </table:table-row>
        <table:table-row table:style-name="ro1">
          <table:table-cell/>
          <table:table-cell office:value-type="float" office:value="598.5" calcext:value-type="float">
            <text:p>598.5</text:p>
          </table:table-cell>
          <table:table-cell office:value-type="float" office:value="13323.63" calcext:value-type="float">
            <text:p>13323.63</text:p>
          </table:table-cell>
        </table:table-row>
        <table:table-row table:style-name="ro1">
          <table:table-cell/>
          <table:table-cell office:value-type="float" office:value="598.7" calcext:value-type="float">
            <text:p>598.7</text:p>
          </table:table-cell>
          <table:table-cell office:value-type="float" office:value="23933.02" calcext:value-type="float">
            <text:p>23933.02</text:p>
          </table:table-cell>
        </table:table-row>
        <table:table-row table:style-name="ro1">
          <table:table-cell/>
          <table:table-cell office:value-type="float" office:value="598.9" calcext:value-type="float">
            <text:p>598.9</text:p>
          </table:table-cell>
          <table:table-cell office:value-type="float" office:value="8850.87" calcext:value-type="float">
            <text:p>8850.87</text:p>
          </table:table-cell>
        </table:table-row>
        <table:table-row table:style-name="ro1">
          <table:table-cell/>
          <table:table-cell office:value-type="float" office:value="599.11" calcext:value-type="float">
            <text:p>599.11</text:p>
          </table:table-cell>
          <table:table-cell office:value-type="float" office:value="9924.91" calcext:value-type="float">
            <text:p>9924.91</text:p>
          </table:table-cell>
        </table:table-row>
        <table:table-row table:style-name="ro1">
          <table:table-cell/>
          <table:table-cell office:value-type="float" office:value="599.31" calcext:value-type="float">
            <text:p>599.31</text:p>
          </table:table-cell>
          <table:table-cell office:value-type="float" office:value="18641.07" calcext:value-type="float">
            <text:p>18641.07</text:p>
          </table:table-cell>
        </table:table-row>
        <table:table-row table:style-name="ro1">
          <table:table-cell/>
          <table:table-cell office:value-type="float" office:value="599.51" calcext:value-type="float">
            <text:p>599.51</text:p>
          </table:table-cell>
          <table:table-cell office:value-type="float" office:value="10447.37" calcext:value-type="float">
            <text:p>10447.37</text:p>
          </table:table-cell>
        </table:table-row>
        <table:table-row table:style-name="ro1">
          <table:table-cell/>
          <table:table-cell office:value-type="float" office:value="599.71" calcext:value-type="float">
            <text:p>599.71</text:p>
          </table:table-cell>
          <table:table-cell office:value-type="float" office:value="17550.64" calcext:value-type="float">
            <text:p>17550.64</text:p>
          </table:table-cell>
        </table:table-row>
        <table:table-row table:style-name="ro1">
          <table:table-cell/>
          <table:table-cell office:value-type="float" office:value="599.91" calcext:value-type="float">
            <text:p>599.91</text:p>
          </table:table-cell>
          <table:table-cell office:value-type="float" office:value="16594.92" calcext:value-type="float">
            <text:p>16594.92</text:p>
          </table:table-cell>
        </table:table-row>
        <table:table-row table:style-name="ro1">
          <table:table-cell/>
          <table:table-cell office:value-type="float" office:value="600.11" calcext:value-type="float">
            <text:p>600.11</text:p>
          </table:table-cell>
          <table:table-cell office:value-type="float" office:value="16341.88" calcext:value-type="float">
            <text:p>16341.88</text:p>
          </table:table-cell>
        </table:table-row>
        <table:table-row table:style-name="ro1">
          <table:table-cell/>
          <table:table-cell office:value-type="float" office:value="600.31" calcext:value-type="float">
            <text:p>600.31</text:p>
          </table:table-cell>
          <table:table-cell office:value-type="float" office:value="22028.86" calcext:value-type="float">
            <text:p>22028.86</text:p>
          </table:table-cell>
        </table:table-row>
        <table:table-row table:style-name="ro1">
          <table:table-cell/>
          <table:table-cell office:value-type="float" office:value="600.51" calcext:value-type="float">
            <text:p>600.51</text:p>
          </table:table-cell>
          <table:table-cell office:value-type="float" office:value="13809.68" calcext:value-type="float">
            <text:p>13809.68</text:p>
          </table:table-cell>
        </table:table-row>
        <table:table-row table:style-name="ro1">
          <table:table-cell/>
          <table:table-cell office:value-type="float" office:value="600.71" calcext:value-type="float">
            <text:p>600.71</text:p>
          </table:table-cell>
          <table:table-cell office:value-type="float" office:value="14062.72" calcext:value-type="float">
            <text:p>14062.72</text:p>
          </table:table-cell>
        </table:table-row>
        <table:table-row table:style-name="ro1">
          <table:table-cell/>
          <table:table-cell office:value-type="float" office:value="600.92" calcext:value-type="float">
            <text:p>600.92</text:p>
          </table:table-cell>
          <table:table-cell office:value-type="float" office:value="7017.71" calcext:value-type="float">
            <text:p>7017.71</text:p>
          </table:table-cell>
        </table:table-row>
        <table:table-row table:style-name="ro1">
          <table:table-cell/>
          <table:table-cell office:value-type="float" office:value="601.12" calcext:value-type="float">
            <text:p>601.12</text:p>
          </table:table-cell>
          <table:table-cell office:value-type="float" office:value="19835.26" calcext:value-type="float">
            <text:p>19835.26</text:p>
          </table:table-cell>
        </table:table-row>
        <table:table-row table:style-name="ro1">
          <table:table-cell/>
          <table:table-cell office:value-type="float" office:value="601.32" calcext:value-type="float">
            <text:p>601.32</text:p>
          </table:table-cell>
          <table:table-cell office:value-type="float" office:value="21575.58" calcext:value-type="float">
            <text:p>21575.58</text:p>
          </table:table-cell>
        </table:table-row>
        <table:table-row table:style-name="ro1">
          <table:table-cell/>
          <table:table-cell office:value-type="float" office:value="601.52" calcext:value-type="float">
            <text:p>601.52</text:p>
          </table:table-cell>
          <table:table-cell office:value-type="float" office:value="13928.01" calcext:value-type="float">
            <text:p>13928.01</text:p>
          </table:table-cell>
        </table:table-row>
        <table:table-row table:style-name="ro1">
          <table:table-cell/>
          <table:table-cell office:value-type="float" office:value="601.72" calcext:value-type="float">
            <text:p>601.72</text:p>
          </table:table-cell>
          <table:table-cell office:value-type="float" office:value="12722.89" calcext:value-type="float">
            <text:p>12722.89</text:p>
          </table:table-cell>
        </table:table-row>
        <table:table-row table:style-name="ro1">
          <table:table-cell/>
          <table:table-cell office:value-type="float" office:value="601.92" calcext:value-type="float">
            <text:p>601.92</text:p>
          </table:table-cell>
          <table:table-cell office:value-type="float" office:value="11627" calcext:value-type="float">
            <text:p>11627</text:p>
          </table:table-cell>
        </table:table-row>
        <table:table-row table:style-name="ro1">
          <table:table-cell/>
          <table:table-cell office:value-type="float" office:value="602.12" calcext:value-type="float">
            <text:p>602.12</text:p>
          </table:table-cell>
          <table:table-cell office:value-type="float" office:value="13745.97" calcext:value-type="float">
            <text:p>13745.97</text:p>
          </table:table-cell>
        </table:table-row>
        <table:table-row table:style-name="ro1">
          <table:table-cell/>
          <table:table-cell office:value-type="float" office:value="602.32" calcext:value-type="float">
            <text:p>602.32</text:p>
          </table:table-cell>
          <table:table-cell office:value-type="float" office:value="9482.55" calcext:value-type="float">
            <text:p>9482.55</text:p>
          </table:table-cell>
        </table:table-row>
        <table:table-row table:style-name="ro1">
          <table:table-cell/>
          <table:table-cell office:value-type="float" office:value="602.53" calcext:value-type="float">
            <text:p>602.53</text:p>
          </table:table-cell>
          <table:table-cell office:value-type="float" office:value="19773.37" calcext:value-type="float">
            <text:p>19773.37</text:p>
          </table:table-cell>
        </table:table-row>
        <table:table-row table:style-name="ro1">
          <table:table-cell/>
          <table:table-cell office:value-type="float" office:value="602.73" calcext:value-type="float">
            <text:p>602.73</text:p>
          </table:table-cell>
          <table:table-cell office:value-type="float" office:value="14905.57" calcext:value-type="float">
            <text:p>14905.57</text:p>
          </table:table-cell>
        </table:table-row>
        <table:table-row table:style-name="ro1">
          <table:table-cell/>
          <table:table-cell office:value-type="float" office:value="602.93" calcext:value-type="float">
            <text:p>602.93</text:p>
          </table:table-cell>
          <table:table-cell office:value-type="float" office:value="21164.16" calcext:value-type="float">
            <text:p>21164.16</text:p>
          </table:table-cell>
        </table:table-row>
        <table:table-row table:style-name="ro1">
          <table:table-cell/>
          <table:table-cell office:value-type="float" office:value="603.13" calcext:value-type="float">
            <text:p>603.13</text:p>
          </table:table-cell>
          <table:table-cell office:value-type="float" office:value="19629.55" calcext:value-type="float">
            <text:p>19629.55</text:p>
          </table:table-cell>
        </table:table-row>
        <table:table-row table:style-name="ro1">
          <table:table-cell/>
          <table:table-cell office:value-type="float" office:value="603.33" calcext:value-type="float">
            <text:p>603.33</text:p>
          </table:table-cell>
          <table:table-cell office:value-type="float" office:value="13369.14" calcext:value-type="float">
            <text:p>13369.14</text:p>
          </table:table-cell>
        </table:table-row>
        <table:table-row table:style-name="ro1">
          <table:table-cell/>
          <table:table-cell office:value-type="float" office:value="603.53" calcext:value-type="float">
            <text:p>603.53</text:p>
          </table:table-cell>
          <table:table-cell office:value-type="float" office:value="20111.96" calcext:value-type="float">
            <text:p>20111.96</text:p>
          </table:table-cell>
        </table:table-row>
        <table:table-row table:style-name="ro1">
          <table:table-cell/>
          <table:table-cell office:value-type="float" office:value="603.73" calcext:value-type="float">
            <text:p>603.73</text:p>
          </table:table-cell>
          <table:table-cell office:value-type="float" office:value="11089.98" calcext:value-type="float">
            <text:p>11089.98</text:p>
          </table:table-cell>
        </table:table-row>
        <table:table-row table:style-name="ro1">
          <table:table-cell/>
          <table:table-cell office:value-type="float" office:value="603.93" calcext:value-type="float">
            <text:p>603.93</text:p>
          </table:table-cell>
          <table:table-cell office:value-type="float" office:value="7867.84" calcext:value-type="float">
            <text:p>7867.84</text:p>
          </table:table-cell>
        </table:table-row>
        <table:table-row table:style-name="ro1">
          <table:table-cell/>
          <table:table-cell office:value-type="float" office:value="604.13" calcext:value-type="float">
            <text:p>604.13</text:p>
          </table:table-cell>
          <table:table-cell office:value-type="float" office:value="8645.16" calcext:value-type="float">
            <text:p>8645.16</text:p>
          </table:table-cell>
        </table:table-row>
        <table:table-row table:style-name="ro1">
          <table:table-cell/>
          <table:table-cell office:value-type="float" office:value="604.33" calcext:value-type="float">
            <text:p>604.33</text:p>
          </table:table-cell>
          <table:table-cell office:value-type="float" office:value="8126.34" calcext:value-type="float">
            <text:p>8126.34</text:p>
          </table:table-cell>
        </table:table-row>
        <table:table-row table:style-name="ro1">
          <table:table-cell/>
          <table:table-cell office:value-type="float" office:value="604.54" calcext:value-type="float">
            <text:p>604.54</text:p>
          </table:table-cell>
          <table:table-cell office:value-type="float" office:value="12910.4" calcext:value-type="float">
            <text:p>12910.4</text:p>
          </table:table-cell>
        </table:table-row>
        <table:table-row table:style-name="ro1">
          <table:table-cell/>
          <table:table-cell office:value-type="float" office:value="604.74" calcext:value-type="float">
            <text:p>604.74</text:p>
          </table:table-cell>
          <table:table-cell office:value-type="float" office:value="13729.58" calcext:value-type="float">
            <text:p>13729.58</text:p>
          </table:table-cell>
        </table:table-row>
        <table:table-row table:style-name="ro1">
          <table:table-cell/>
          <table:table-cell office:value-type="float" office:value="604.94" calcext:value-type="float">
            <text:p>604.94</text:p>
          </table:table-cell>
          <table:table-cell office:value-type="float" office:value="17834.62" calcext:value-type="float">
            <text:p>17834.62</text:p>
          </table:table-cell>
        </table:table-row>
        <table:table-row table:style-name="ro1">
          <table:table-cell/>
          <table:table-cell office:value-type="float" office:value="605.14" calcext:value-type="float">
            <text:p>605.14</text:p>
          </table:table-cell>
          <table:table-cell office:value-type="float" office:value="9440.68" calcext:value-type="float">
            <text:p>9440.68</text:p>
          </table:table-cell>
        </table:table-row>
        <table:table-row table:style-name="ro1">
          <table:table-cell/>
          <table:table-cell office:value-type="float" office:value="605.34" calcext:value-type="float">
            <text:p>605.34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/>
          <table:table-cell office:value-type="float" office:value="605.54" calcext:value-type="float">
            <text:p>605.54</text:p>
          </table:table-cell>
          <table:table-cell office:value-type="float" office:value="7146.96" calcext:value-type="float">
            <text:p>7146.96</text:p>
          </table:table-cell>
        </table:table-row>
        <table:table-row table:style-name="ro1">
          <table:table-cell/>
          <table:table-cell office:value-type="float" office:value="605.74" calcext:value-type="float">
            <text:p>605.74</text:p>
          </table:table-cell>
          <table:table-cell office:value-type="float" office:value="6304.1" calcext:value-type="float">
            <text:p>6304.1</text:p>
          </table:table-cell>
        </table:table-row>
        <table:table-row table:style-name="ro1">
          <table:table-cell/>
          <table:table-cell office:value-type="float" office:value="605.94" calcext:value-type="float">
            <text:p>605.94</text:p>
          </table:table-cell>
          <table:table-cell office:value-type="float" office:value="7915.17" calcext:value-type="float">
            <text:p>7915.17</text:p>
          </table:table-cell>
        </table:table-row>
        <table:table-row table:style-name="ro1">
          <table:table-cell/>
          <table:table-cell office:value-type="float" office:value="606.14" calcext:value-type="float">
            <text:p>606.14</text:p>
          </table:table-cell>
          <table:table-cell office:value-type="float" office:value="15173.17" calcext:value-type="float">
            <text:p>15173.17</text:p>
          </table:table-cell>
        </table:table-row>
        <table:table-row table:style-name="ro1">
          <table:table-cell/>
          <table:table-cell office:value-type="float" office:value="606.34" calcext:value-type="float">
            <text:p>606.34</text:p>
          </table:table-cell>
          <table:table-cell office:value-type="float" office:value="7875.12" calcext:value-type="float">
            <text:p>7875.12</text:p>
          </table:table-cell>
        </table:table-row>
        <table:table-row table:style-name="ro1">
          <table:table-cell/>
          <table:table-cell office:value-type="float" office:value="606.54" calcext:value-type="float">
            <text:p>606.54</text:p>
          </table:table-cell>
          <table:table-cell office:value-type="float" office:value="13767.81" calcext:value-type="float">
            <text:p>13767.81</text:p>
          </table:table-cell>
        </table:table-row>
        <table:table-row table:style-name="ro1">
          <table:table-cell/>
          <table:table-cell office:value-type="float" office:value="606.74" calcext:value-type="float">
            <text:p>606.74</text:p>
          </table:table-cell>
          <table:table-cell office:value-type="float" office:value="9984.99" calcext:value-type="float">
            <text:p>9984.99</text:p>
          </table:table-cell>
        </table:table-row>
        <table:table-row table:style-name="ro1">
          <table:table-cell/>
          <table:table-cell office:value-type="float" office:value="606.95" calcext:value-type="float">
            <text:p>606.95</text:p>
          </table:table-cell>
          <table:table-cell office:value-type="float" office:value="14543.31" calcext:value-type="float">
            <text:p>14543.31</text:p>
          </table:table-cell>
        </table:table-row>
        <table:table-row table:style-name="ro1">
          <table:table-cell/>
          <table:table-cell office:value-type="float" office:value="607.15" calcext:value-type="float">
            <text:p>607.15</text:p>
          </table:table-cell>
          <table:table-cell office:value-type="float" office:value="13900.7" calcext:value-type="float">
            <text:p>13900.7</text:p>
          </table:table-cell>
        </table:table-row>
        <table:table-row table:style-name="ro1">
          <table:table-cell/>
          <table:table-cell office:value-type="float" office:value="607.35" calcext:value-type="float">
            <text:p>607.35</text:p>
          </table:table-cell>
          <table:table-cell office:value-type="float" office:value="6413.33" calcext:value-type="float">
            <text:p>6413.33</text:p>
          </table:table-cell>
        </table:table-row>
        <table:table-row table:style-name="ro1">
          <table:table-cell/>
          <table:table-cell office:value-type="float" office:value="607.55" calcext:value-type="float">
            <text:p>607.55</text:p>
          </table:table-cell>
          <table:table-cell office:value-type="float" office:value="7906.07" calcext:value-type="float">
            <text:p>7906.07</text:p>
          </table:table-cell>
        </table:table-row>
        <table:table-row table:style-name="ro1">
          <table:table-cell/>
          <table:table-cell office:value-type="float" office:value="607.75" calcext:value-type="float">
            <text:p>607.75</text:p>
          </table:table-cell>
          <table:table-cell office:value-type="float" office:value="9409.73" calcext:value-type="float">
            <text:p>9409.73</text:p>
          </table:table-cell>
        </table:table-row>
        <table:table-row table:style-name="ro1">
          <table:table-cell/>
          <table:table-cell office:value-type="float" office:value="607.95" calcext:value-type="float">
            <text:p>607.95</text:p>
          </table:table-cell>
          <table:table-cell office:value-type="float" office:value="7243.44" calcext:value-type="float">
            <text:p>7243.44</text:p>
          </table:table-cell>
        </table:table-row>
        <table:table-row table:style-name="ro1">
          <table:table-cell/>
          <table:table-cell office:value-type="float" office:value="608.15" calcext:value-type="float">
            <text:p>608.15</text:p>
          </table:table-cell>
          <table:table-cell office:value-type="float" office:value="8326.59" calcext:value-type="float">
            <text:p>8326.59</text:p>
          </table:table-cell>
        </table:table-row>
        <table:table-row table:style-name="ro1">
          <table:table-cell/>
          <table:table-cell office:value-type="float" office:value="608.35" calcext:value-type="float">
            <text:p>608.35</text:p>
          </table:table-cell>
          <table:table-cell office:value-type="float" office:value="15176.81" calcext:value-type="float">
            <text:p>15176.81</text:p>
          </table:table-cell>
        </table:table-row>
        <table:table-row table:style-name="ro1">
          <table:table-cell/>
          <table:table-cell office:value-type="float" office:value="608.55" calcext:value-type="float">
            <text:p>608.55</text:p>
          </table:table-cell>
          <table:table-cell office:value-type="float" office:value="17880.13" calcext:value-type="float">
            <text:p>17880.13</text:p>
          </table:table-cell>
        </table:table-row>
        <table:table-row table:style-name="ro1">
          <table:table-cell/>
          <table:table-cell office:value-type="float" office:value="608.75" calcext:value-type="float">
            <text:p>608.75</text:p>
          </table:table-cell>
          <table:table-cell office:value-type="float" office:value="10216.18" calcext:value-type="float">
            <text:p>10216.18</text:p>
          </table:table-cell>
        </table:table-row>
        <table:table-row table:style-name="ro1">
          <table:table-cell/>
          <table:table-cell office:value-type="float" office:value="608.95" calcext:value-type="float">
            <text:p>608.95</text:p>
          </table:table-cell>
          <table:table-cell office:value-type="float" office:value="13258.09" calcext:value-type="float">
            <text:p>13258.09</text:p>
          </table:table-cell>
        </table:table-row>
        <table:table-row table:style-name="ro1">
          <table:table-cell/>
          <table:table-cell office:value-type="float" office:value="609.15" calcext:value-type="float">
            <text:p>609.15</text:p>
          </table:table-cell>
          <table:table-cell office:value-type="float" office:value="7558.37" calcext:value-type="float">
            <text:p>7558.37</text:p>
          </table:table-cell>
        </table:table-row>
        <table:table-row table:style-name="ro1">
          <table:table-cell/>
          <table:table-cell office:value-type="float" office:value="609.35" calcext:value-type="float">
            <text:p>609.35</text:p>
          </table:table-cell>
          <table:table-cell office:value-type="float" office:value="12398.86" calcext:value-type="float">
            <text:p>12398.86</text:p>
          </table:table-cell>
        </table:table-row>
        <table:table-row table:style-name="ro1">
          <table:table-cell/>
          <table:table-cell office:value-type="float" office:value="609.55" calcext:value-type="float">
            <text:p>609.55</text:p>
          </table:table-cell>
          <table:table-cell office:value-type="float" office:value="17719.94" calcext:value-type="float">
            <text:p>17719.94</text:p>
          </table:table-cell>
        </table:table-row>
        <table:table-row table:style-name="ro1">
          <table:table-cell/>
          <table:table-cell office:value-type="float" office:value="609.76" calcext:value-type="float">
            <text:p>609.76</text:p>
          </table:table-cell>
          <table:table-cell office:value-type="float" office:value="9291.41" calcext:value-type="float">
            <text:p>9291.41</text:p>
          </table:table-cell>
        </table:table-row>
        <table:table-row table:style-name="ro1">
          <table:table-cell/>
          <table:table-cell office:value-type="float" office:value="609.96" calcext:value-type="float">
            <text:p>609.96</text:p>
          </table:table-cell>
          <table:table-cell office:value-type="float" office:value="10101.49" calcext:value-type="float">
            <text:p>10101.49</text:p>
          </table:table-cell>
        </table:table-row>
        <table:table-row table:style-name="ro1">
          <table:table-cell/>
          <table:table-cell office:value-type="float" office:value="610.16" calcext:value-type="float">
            <text:p>610.16</text:p>
          </table:table-cell>
          <table:table-cell office:value-type="float" office:value="8166.39" calcext:value-type="float">
            <text:p>8166.39</text:p>
          </table:table-cell>
        </table:table-row>
        <table:table-row table:style-name="ro1">
          <table:table-cell/>
          <table:table-cell office:value-type="float" office:value="610.36" calcext:value-type="float">
            <text:p>610.36</text:p>
          </table:table-cell>
          <table:table-cell office:value-type="float" office:value="11015.34" calcext:value-type="float">
            <text:p>11015.34</text:p>
          </table:table-cell>
        </table:table-row>
        <table:table-row table:style-name="ro1">
          <table:table-cell/>
          <table:table-cell office:value-type="float" office:value="610.56" calcext:value-type="float">
            <text:p>610.56</text:p>
          </table:table-cell>
          <table:table-cell office:value-type="float" office:value="12016.57" calcext:value-type="float">
            <text:p>12016.57</text:p>
          </table:table-cell>
        </table:table-row>
        <table:table-row table:style-name="ro1">
          <table:table-cell/>
          <table:table-cell office:value-type="float" office:value="610.76" calcext:value-type="float">
            <text:p>610.76</text:p>
          </table:table-cell>
          <table:table-cell office:value-type="float" office:value="16074.28" calcext:value-type="float">
            <text:p>16074.28</text:p>
          </table:table-cell>
        </table:table-row>
        <table:table-row table:style-name="ro1">
          <table:table-cell/>
          <table:table-cell office:value-type="float" office:value="610.96" calcext:value-type="float">
            <text:p>610.96</text:p>
          </table:table-cell>
          <table:table-cell office:value-type="float" office:value="7640.29" calcext:value-type="float">
            <text:p>7640.29</text:p>
          </table:table-cell>
        </table:table-row>
        <table:table-row table:style-name="ro1">
          <table:table-cell/>
          <table:table-cell office:value-type="float" office:value="611.16" calcext:value-type="float">
            <text:p>611.16</text:p>
          </table:table-cell>
          <table:table-cell office:value-type="float" office:value="7003.14" calcext:value-type="float">
            <text:p>7003.14</text:p>
          </table:table-cell>
        </table:table-row>
        <table:table-row table:style-name="ro1">
          <table:table-cell/>
          <table:table-cell office:value-type="float" office:value="611.36" calcext:value-type="float">
            <text:p>611.36</text:p>
          </table:table-cell>
          <table:table-cell office:value-type="float" office:value="18484.51" calcext:value-type="float">
            <text:p>18484.51</text:p>
          </table:table-cell>
        </table:table-row>
        <table:table-row table:style-name="ro1">
          <table:table-cell/>
          <table:table-cell office:value-type="float" office:value="611.56" calcext:value-type="float">
            <text:p>611.56</text:p>
          </table:table-cell>
          <table:table-cell office:value-type="float" office:value="18040.33" calcext:value-type="float">
            <text:p>18040.33</text:p>
          </table:table-cell>
        </table:table-row>
        <table:table-row table:style-name="ro1">
          <table:table-cell/>
          <table:table-cell office:value-type="float" office:value="611.76" calcext:value-type="float">
            <text:p>611.76</text:p>
          </table:table-cell>
          <table:table-cell office:value-type="float" office:value="15122.2" calcext:value-type="float">
            <text:p>15122.2</text:p>
          </table:table-cell>
        </table:table-row>
        <table:table-row table:style-name="ro1">
          <table:table-cell/>
          <table:table-cell office:value-type="float" office:value="611.96" calcext:value-type="float">
            <text:p>611.96</text:p>
          </table:table-cell>
          <table:table-cell office:value-type="float" office:value="12915.86" calcext:value-type="float">
            <text:p>12915.86</text:p>
          </table:table-cell>
        </table:table-row>
        <table:table-row table:style-name="ro1">
          <table:table-cell/>
          <table:table-cell office:value-type="float" office:value="612.16" calcext:value-type="float">
            <text:p>612.16</text:p>
          </table:table-cell>
          <table:table-cell office:value-type="float" office:value="6975.84" calcext:value-type="float">
            <text:p>6975.84</text:p>
          </table:table-cell>
        </table:table-row>
        <table:table-row table:style-name="ro1">
          <table:table-cell/>
          <table:table-cell office:value-type="float" office:value="612.36" calcext:value-type="float">
            <text:p>612.36</text:p>
          </table:table-cell>
          <table:table-cell office:value-type="float" office:value="19079.79" calcext:value-type="float">
            <text:p>19079.79</text:p>
          </table:table-cell>
        </table:table-row>
        <table:table-row table:style-name="ro1">
          <table:table-cell/>
          <table:table-cell office:value-type="float" office:value="612.56" calcext:value-type="float">
            <text:p>612.56</text:p>
          </table:table-cell>
          <table:table-cell office:value-type="float" office:value="13276.3" calcext:value-type="float">
            <text:p>13276.3</text:p>
          </table:table-cell>
        </table:table-row>
        <table:table-row table:style-name="ro1">
          <table:table-cell/>
          <table:table-cell office:value-type="float" office:value="612.76" calcext:value-type="float">
            <text:p>612.76</text:p>
          </table:table-cell>
          <table:table-cell office:value-type="float" office:value="7381.79" calcext:value-type="float">
            <text:p>7381.79</text:p>
          </table:table-cell>
        </table:table-row>
        <table:table-row table:style-name="ro1">
          <table:table-cell/>
          <table:table-cell office:value-type="float" office:value="612.96" calcext:value-type="float">
            <text:p>612.96</text:p>
          </table:table-cell>
          <table:table-cell office:value-type="float" office:value="21136.86" calcext:value-type="float">
            <text:p>21136.86</text:p>
          </table:table-cell>
        </table:table-row>
        <table:table-row table:style-name="ro1">
          <table:table-cell/>
          <table:table-cell office:value-type="float" office:value="613.16" calcext:value-type="float">
            <text:p>613.16</text:p>
          </table:table-cell>
          <table:table-cell office:value-type="float" office:value="9853.92" calcext:value-type="float">
            <text:p>9853.92</text:p>
          </table:table-cell>
        </table:table-row>
        <table:table-row table:style-name="ro1">
          <table:table-cell/>
          <table:table-cell office:value-type="float" office:value="613.36" calcext:value-type="float">
            <text:p>613.36</text:p>
          </table:table-cell>
          <table:table-cell office:value-type="float" office:value="19185.37" calcext:value-type="float">
            <text:p>19185.37</text:p>
          </table:table-cell>
        </table:table-row>
        <table:table-row table:style-name="ro1">
          <table:table-cell/>
          <table:table-cell office:value-type="float" office:value="613.56" calcext:value-type="float">
            <text:p>613.56</text:p>
          </table:table-cell>
          <table:table-cell office:value-type="float" office:value="6324.13" calcext:value-type="float">
            <text:p>6324.13</text:p>
          </table:table-cell>
        </table:table-row>
        <table:table-row table:style-name="ro1">
          <table:table-cell/>
          <table:table-cell office:value-type="float" office:value="613.76" calcext:value-type="float">
            <text:p>613.76</text:p>
          </table:table-cell>
          <table:table-cell office:value-type="float" office:value="9966.78" calcext:value-type="float">
            <text:p>9966.78</text:p>
          </table:table-cell>
        </table:table-row>
        <table:table-row table:style-name="ro1">
          <table:table-cell/>
          <table:table-cell office:value-type="float" office:value="613.97" calcext:value-type="float">
            <text:p>613.97</text:p>
          </table:table-cell>
          <table:table-cell office:value-type="float" office:value="15786.65" calcext:value-type="float">
            <text:p>15786.65</text:p>
          </table:table-cell>
        </table:table-row>
        <table:table-row table:style-name="ro1">
          <table:table-cell/>
          <table:table-cell office:value-type="float" office:value="614.17" calcext:value-type="float">
            <text:p>614.17</text:p>
          </table:table-cell>
          <table:table-cell office:value-type="float" office:value="18282.44" calcext:value-type="float">
            <text:p>18282.44</text:p>
          </table:table-cell>
        </table:table-row>
        <table:table-row table:style-name="ro1">
          <table:table-cell/>
          <table:table-cell office:value-type="float" office:value="614.37" calcext:value-type="float">
            <text:p>614.37</text:p>
          </table:table-cell>
          <table:table-cell office:value-type="float" office:value="12184.05" calcext:value-type="float">
            <text:p>12184.05</text:p>
          </table:table-cell>
        </table:table-row>
        <table:table-row table:style-name="ro1">
          <table:table-cell/>
          <table:table-cell office:value-type="float" office:value="614.57" calcext:value-type="float">
            <text:p>614.57</text:p>
          </table:table-cell>
          <table:table-cell office:value-type="float" office:value="8563.24" calcext:value-type="float">
            <text:p>8563.24</text:p>
          </table:table-cell>
        </table:table-row>
        <table:table-row table:style-name="ro1">
          <table:table-cell/>
          <table:table-cell office:value-type="float" office:value="614.77" calcext:value-type="float">
            <text:p>614.77</text:p>
          </table:table-cell>
          <table:table-cell office:value-type="float" office:value="11870.94" calcext:value-type="float">
            <text:p>11870.94</text:p>
          </table:table-cell>
        </table:table-row>
        <table:table-row table:style-name="ro1">
          <table:table-cell/>
          <table:table-cell office:value-type="float" office:value="614.97" calcext:value-type="float">
            <text:p>614.97</text:p>
          </table:table-cell>
          <table:table-cell office:value-type="float" office:value="5654.21" calcext:value-type="float">
            <text:p>5654.21</text:p>
          </table:table-cell>
        </table:table-row>
        <table:table-row table:style-name="ro1">
          <table:table-cell/>
          <table:table-cell office:value-type="float" office:value="615.17" calcext:value-type="float">
            <text:p>615.17</text:p>
          </table:table-cell>
          <table:table-cell office:value-type="float" office:value="11266.56" calcext:value-type="float">
            <text:p>11266.56</text:p>
          </table:table-cell>
        </table:table-row>
        <table:table-row table:style-name="ro1">
          <table:table-cell/>
          <table:table-cell office:value-type="float" office:value="615.37" calcext:value-type="float">
            <text:p>615.37</text:p>
          </table:table-cell>
          <table:table-cell office:value-type="float" office:value="5488.56" calcext:value-type="float">
            <text:p>5488.56</text:p>
          </table:table-cell>
        </table:table-row>
        <table:table-row table:style-name="ro1">
          <table:table-cell/>
          <table:table-cell office:value-type="float" office:value="615.57" calcext:value-type="float">
            <text:p>615.57</text:p>
          </table:table-cell>
          <table:table-cell office:value-type="float" office:value="7620.26" calcext:value-type="float">
            <text:p>7620.26</text:p>
          </table:table-cell>
        </table:table-row>
        <table:table-row table:style-name="ro1">
          <table:table-cell/>
          <table:table-cell office:value-type="float" office:value="615.77" calcext:value-type="float">
            <text:p>615.77</text:p>
          </table:table-cell>
          <table:table-cell office:value-type="float" office:value="14199.25" calcext:value-type="float">
            <text:p>14199.25</text:p>
          </table:table-cell>
        </table:table-row>
        <table:table-row table:style-name="ro1">
          <table:table-cell/>
          <table:table-cell office:value-type="float" office:value="615.97" calcext:value-type="float">
            <text:p>615.97</text:p>
          </table:table-cell>
          <table:table-cell office:value-type="float" office:value="6467.94" calcext:value-type="float">
            <text:p>6467.94</text:p>
          </table:table-cell>
        </table:table-row>
        <table:table-row table:style-name="ro1">
          <table:table-cell/>
          <table:table-cell office:value-type="float" office:value="616.17" calcext:value-type="float">
            <text:p>616.17</text:p>
          </table:table-cell>
          <table:table-cell office:value-type="float" office:value="18630.14" calcext:value-type="float">
            <text:p>18630.14</text:p>
          </table:table-cell>
        </table:table-row>
        <table:table-row table:style-name="ro1">
          <table:table-cell/>
          <table:table-cell office:value-type="float" office:value="616.37" calcext:value-type="float">
            <text:p>616.37</text:p>
          </table:table-cell>
          <table:table-cell office:value-type="float" office:value="15903.16" calcext:value-type="float">
            <text:p>15903.16</text:p>
          </table:table-cell>
        </table:table-row>
        <table:table-row table:style-name="ro1">
          <table:table-cell/>
          <table:table-cell office:value-type="float" office:value="616.57" calcext:value-type="float">
            <text:p>616.57</text:p>
          </table:table-cell>
          <table:table-cell office:value-type="float" office:value="12271.43" calcext:value-type="float">
            <text:p>12271.43</text:p>
          </table:table-cell>
        </table:table-row>
        <table:table-row table:style-name="ro1">
          <table:table-cell/>
          <table:table-cell office:value-type="float" office:value="616.77" calcext:value-type="float">
            <text:p>616.77</text:p>
          </table:table-cell>
          <table:table-cell office:value-type="float" office:value="14630.69" calcext:value-type="float">
            <text:p>14630.69</text:p>
          </table:table-cell>
        </table:table-row>
        <table:table-row table:style-name="ro1">
          <table:table-cell/>
          <table:table-cell office:value-type="float" office:value="616.97" calcext:value-type="float">
            <text:p>616.97</text:p>
          </table:table-cell>
          <table:table-cell office:value-type="float" office:value="29516.24" calcext:value-type="float">
            <text:p>29516.24</text:p>
          </table:table-cell>
        </table:table-row>
        <table:table-row table:style-name="ro1">
          <table:table-cell/>
          <table:table-cell office:value-type="float" office:value="617.17" calcext:value-type="float">
            <text:p>617.17</text:p>
          </table:table-cell>
          <table:table-cell office:value-type="float" office:value="28218.28" calcext:value-type="float">
            <text:p>28218.28</text:p>
          </table:table-cell>
        </table:table-row>
        <table:table-row table:style-name="ro1">
          <table:table-cell/>
          <table:table-cell office:value-type="float" office:value="617.37" calcext:value-type="float">
            <text:p>617.37</text:p>
          </table:table-cell>
          <table:table-cell office:value-type="float" office:value="11231.97" calcext:value-type="float">
            <text:p>11231.97</text:p>
          </table:table-cell>
        </table:table-row>
        <table:table-row table:style-name="ro1">
          <table:table-cell/>
          <table:table-cell office:value-type="float" office:value="617.57" calcext:value-type="float">
            <text:p>617.57</text:p>
          </table:table-cell>
          <table:table-cell office:value-type="float" office:value="5739.77" calcext:value-type="float">
            <text:p>5739.77</text:p>
          </table:table-cell>
        </table:table-row>
        <table:table-row table:style-name="ro1">
          <table:table-cell/>
          <table:table-cell office:value-type="float" office:value="617.77" calcext:value-type="float">
            <text:p>617.77</text:p>
          </table:table-cell>
          <table:table-cell office:value-type="float" office:value="13494.75" calcext:value-type="float">
            <text:p>13494.75</text:p>
          </table:table-cell>
        </table:table-row>
        <table:table-row table:style-name="ro1">
          <table:table-cell/>
          <table:table-cell office:value-type="float" office:value="617.97" calcext:value-type="float">
            <text:p>617.97</text:p>
          </table:table-cell>
          <table:table-cell office:value-type="float" office:value="10028.68" calcext:value-type="float">
            <text:p>10028.68</text:p>
          </table:table-cell>
        </table:table-row>
        <table:table-row table:style-name="ro1">
          <table:table-cell/>
          <table:table-cell office:value-type="float" office:value="618.17" calcext:value-type="float">
            <text:p>618.17</text:p>
          </table:table-cell>
          <table:table-cell office:value-type="float" office:value="11608.8" calcext:value-type="float">
            <text:p>11608.8</text:p>
          </table:table-cell>
        </table:table-row>
        <table:table-row table:style-name="ro1">
          <table:table-cell/>
          <table:table-cell office:value-type="float" office:value="618.37" calcext:value-type="float">
            <text:p>618.37</text:p>
          </table:table-cell>
          <table:table-cell office:value-type="float" office:value="13227.15" calcext:value-type="float">
            <text:p>13227.15</text:p>
          </table:table-cell>
        </table:table-row>
        <table:table-row table:style-name="ro1">
          <table:table-cell/>
          <table:table-cell office:value-type="float" office:value="618.57" calcext:value-type="float">
            <text:p>618.57</text:p>
          </table:table-cell>
          <table:table-cell office:value-type="float" office:value="22163.57" calcext:value-type="float">
            <text:p>22163.57</text:p>
          </table:table-cell>
        </table:table-row>
        <table:table-row table:style-name="ro1">
          <table:table-cell/>
          <table:table-cell office:value-type="float" office:value="618.77" calcext:value-type="float">
            <text:p>618.77</text:p>
          </table:table-cell>
          <table:table-cell office:value-type="float" office:value="18868.62" calcext:value-type="float">
            <text:p>18868.62</text:p>
          </table:table-cell>
        </table:table-row>
        <table:table-row table:style-name="ro1">
          <table:table-cell/>
          <table:table-cell office:value-type="float" office:value="618.97" calcext:value-type="float">
            <text:p>618.97</text:p>
          </table:table-cell>
          <table:table-cell office:value-type="float" office:value="19795.21" calcext:value-type="float">
            <text:p>19795.21</text:p>
          </table:table-cell>
        </table:table-row>
        <table:table-row table:style-name="ro1">
          <table:table-cell/>
          <table:table-cell office:value-type="float" office:value="619.17" calcext:value-type="float">
            <text:p>619.17</text:p>
          </table:table-cell>
          <table:table-cell office:value-type="float" office:value="14749.02" calcext:value-type="float">
            <text:p>14749.02</text:p>
          </table:table-cell>
        </table:table-row>
        <table:table-row table:style-name="ro1">
          <table:table-cell/>
          <table:table-cell office:value-type="float" office:value="619.37" calcext:value-type="float">
            <text:p>619.37</text:p>
          </table:table-cell>
          <table:table-cell office:value-type="float" office:value="12063.9" calcext:value-type="float">
            <text:p>12063.9</text:p>
          </table:table-cell>
        </table:table-row>
        <table:table-row table:style-name="ro1">
          <table:table-cell/>
          <table:table-cell office:value-type="float" office:value="619.57" calcext:value-type="float">
            <text:p>619.57</text:p>
          </table:table-cell>
          <table:table-cell office:value-type="float" office:value="16511.18" calcext:value-type="float">
            <text:p>16511.18</text:p>
          </table:table-cell>
        </table:table-row>
        <table:table-row table:style-name="ro1">
          <table:table-cell/>
          <table:table-cell office:value-type="float" office:value="619.77" calcext:value-type="float">
            <text:p>619.77</text:p>
          </table:table-cell>
          <table:table-cell office:value-type="float" office:value="18748.47" calcext:value-type="float">
            <text:p>18748.47</text:p>
          </table:table-cell>
        </table:table-row>
        <table:table-row table:style-name="ro1">
          <table:table-cell/>
          <table:table-cell office:value-type="float" office:value="619.97" calcext:value-type="float">
            <text:p>619.97</text:p>
          </table:table-cell>
          <table:table-cell office:value-type="float" office:value="9513.5" calcext:value-type="float">
            <text:p>9513.5</text:p>
          </table:table-cell>
        </table:table-row>
        <table:table-row table:style-name="ro1">
          <table:table-cell/>
          <table:table-cell office:value-type="float" office:value="620.17" calcext:value-type="float">
            <text:p>620.17</text:p>
          </table:table-cell>
          <table:table-cell office:value-type="float" office:value="13665.87" calcext:value-type="float">
            <text:p>13665.87</text:p>
          </table:table-cell>
        </table:table-row>
        <table:table-row table:style-name="ro1">
          <table:table-cell/>
          <table:table-cell office:value-type="float" office:value="620.37" calcext:value-type="float">
            <text:p>620.37</text:p>
          </table:table-cell>
          <table:table-cell office:value-type="float" office:value="9145.77" calcext:value-type="float">
            <text:p>9145.77</text:p>
          </table:table-cell>
        </table:table-row>
        <table:table-row table:style-name="ro1">
          <table:table-cell/>
          <table:table-cell office:value-type="float" office:value="620.57" calcext:value-type="float">
            <text:p>620.57</text:p>
          </table:table-cell>
          <table:table-cell office:value-type="float" office:value="13869.75" calcext:value-type="float">
            <text:p>13869.75</text:p>
          </table:table-cell>
        </table:table-row>
        <table:table-row table:style-name="ro1">
          <table:table-cell/>
          <table:table-cell office:value-type="float" office:value="620.77" calcext:value-type="float">
            <text:p>620.77</text:p>
          </table:table-cell>
          <table:table-cell office:value-type="float" office:value="15211.4" calcext:value-type="float">
            <text:p>15211.4</text:p>
          </table:table-cell>
        </table:table-row>
        <table:table-row table:style-name="ro1">
          <table:table-cell/>
          <table:table-cell office:value-type="float" office:value="620.97" calcext:value-type="float">
            <text:p>620.97</text:p>
          </table:table-cell>
          <table:table-cell office:value-type="float" office:value="16891.65" calcext:value-type="float">
            <text:p>16891.65</text:p>
          </table:table-cell>
        </table:table-row>
        <table:table-row table:style-name="ro1">
          <table:table-cell/>
          <table:table-cell office:value-type="float" office:value="621.17" calcext:value-type="float">
            <text:p>621.17</text:p>
          </table:table-cell>
          <table:table-cell office:value-type="float" office:value="9883.04" calcext:value-type="float">
            <text:p>9883.04</text:p>
          </table:table-cell>
        </table:table-row>
        <table:table-row table:style-name="ro1">
          <table:table-cell/>
          <table:table-cell office:value-type="float" office:value="621.37" calcext:value-type="float">
            <text:p>621.37</text:p>
          </table:table-cell>
          <table:table-cell office:value-type="float" office:value="9650.03" calcext:value-type="float">
            <text:p>9650.03</text:p>
          </table:table-cell>
        </table:table-row>
        <table:table-row table:style-name="ro1">
          <table:table-cell/>
          <table:table-cell office:value-type="float" office:value="621.57" calcext:value-type="float">
            <text:p>621.57</text:p>
          </table:table-cell>
          <table:table-cell office:value-type="float" office:value="16054.25" calcext:value-type="float">
            <text:p>16054.25</text:p>
          </table:table-cell>
        </table:table-row>
        <table:table-row table:style-name="ro1">
          <table:table-cell/>
          <table:table-cell office:value-type="float" office:value="621.77" calcext:value-type="float">
            <text:p>621.77</text:p>
          </table:table-cell>
          <table:table-cell office:value-type="float" office:value="15264.19" calcext:value-type="float">
            <text:p>15264.19</text:p>
          </table:table-cell>
        </table:table-row>
        <table:table-row table:style-name="ro1">
          <table:table-cell/>
          <table:table-cell office:value-type="float" office:value="621.97" calcext:value-type="float">
            <text:p>621.97</text:p>
          </table:table-cell>
          <table:table-cell office:value-type="float" office:value="11022.62" calcext:value-type="float">
            <text:p>11022.62</text:p>
          </table:table-cell>
        </table:table-row>
        <table:table-row table:style-name="ro1">
          <table:table-cell/>
          <table:table-cell office:value-type="float" office:value="622.17" calcext:value-type="float">
            <text:p>622.17</text:p>
          </table:table-cell>
          <table:table-cell office:value-type="float" office:value="17126.48" calcext:value-type="float">
            <text:p>17126.48</text:p>
          </table:table-cell>
        </table:table-row>
        <table:table-row table:style-name="ro1">
          <table:table-cell/>
          <table:table-cell office:value-type="float" office:value="622.37" calcext:value-type="float">
            <text:p>622.37</text:p>
          </table:table-cell>
          <table:table-cell office:value-type="float" office:value="16888.01" calcext:value-type="float">
            <text:p>16888.01</text:p>
          </table:table-cell>
        </table:table-row>
        <table:table-row table:style-name="ro1">
          <table:table-cell/>
          <table:table-cell office:value-type="float" office:value="622.57" calcext:value-type="float">
            <text:p>622.57</text:p>
          </table:table-cell>
          <table:table-cell office:value-type="float" office:value="31438.6" calcext:value-type="float">
            <text:p>31438.6</text:p>
          </table:table-cell>
        </table:table-row>
        <table:table-row table:style-name="ro1">
          <table:table-cell/>
          <table:table-cell office:value-type="float" office:value="622.77" calcext:value-type="float">
            <text:p>622.77</text:p>
          </table:table-cell>
          <table:table-cell office:value-type="float" office:value="13782.37" calcext:value-type="float">
            <text:p>13782.37</text:p>
          </table:table-cell>
        </table:table-row>
        <table:table-row table:style-name="ro1">
          <table:table-cell/>
          <table:table-cell office:value-type="float" office:value="622.97" calcext:value-type="float">
            <text:p>622.97</text:p>
          </table:table-cell>
          <table:table-cell office:value-type="float" office:value="9488.01" calcext:value-type="float">
            <text:p>9488.01</text:p>
          </table:table-cell>
        </table:table-row>
        <table:table-row table:style-name="ro1">
          <table:table-cell/>
          <table:table-cell office:value-type="float" office:value="623.17" calcext:value-type="float">
            <text:p>623.17</text:p>
          </table:table-cell>
          <table:table-cell office:value-type="float" office:value="12517.18" calcext:value-type="float">
            <text:p>12517.18</text:p>
          </table:table-cell>
        </table:table-row>
        <table:table-row table:style-name="ro1">
          <table:table-cell/>
          <table:table-cell office:value-type="float" office:value="623.37" calcext:value-type="float">
            <text:p>623.37</text:p>
          </table:table-cell>
          <table:table-cell office:value-type="float" office:value="8805.36" calcext:value-type="float">
            <text:p>8805.36</text:p>
          </table:table-cell>
        </table:table-row>
        <table:table-row table:style-name="ro1">
          <table:table-cell/>
          <table:table-cell office:value-type="float" office:value="623.57" calcext:value-type="float">
            <text:p>623.57</text:p>
          </table:table-cell>
          <table:table-cell office:value-type="float" office:value="12269.61" calcext:value-type="float">
            <text:p>12269.61</text:p>
          </table:table-cell>
        </table:table-row>
        <table:table-row table:style-name="ro1">
          <table:table-cell/>
          <table:table-cell office:value-type="float" office:value="623.77" calcext:value-type="float">
            <text:p>623.77</text:p>
          </table:table-cell>
          <table:table-cell office:value-type="float" office:value="15735.68" calcext:value-type="float">
            <text:p>15735.68</text:p>
          </table:table-cell>
        </table:table-row>
        <table:table-row table:style-name="ro1">
          <table:table-cell/>
          <table:table-cell office:value-type="float" office:value="623.97" calcext:value-type="float">
            <text:p>623.97</text:p>
          </table:table-cell>
          <table:table-cell office:value-type="float" office:value="12160.38" calcext:value-type="float">
            <text:p>12160.38</text:p>
          </table:table-cell>
        </table:table-row>
        <table:table-row table:style-name="ro1">
          <table:table-cell/>
          <table:table-cell office:value-type="float" office:value="624.17" calcext:value-type="float">
            <text:p>624.17</text:p>
          </table:table-cell>
          <table:table-cell office:value-type="float" office:value="9202.21" calcext:value-type="float">
            <text:p>9202.21</text:p>
          </table:table-cell>
        </table:table-row>
        <table:table-row table:style-name="ro1">
          <table:table-cell/>
          <table:table-cell office:value-type="float" office:value="624.36" calcext:value-type="float">
            <text:p>624.36</text:p>
          </table:table-cell>
          <table:table-cell office:value-type="float" office:value="16167.12" calcext:value-type="float">
            <text:p>16167.12</text:p>
          </table:table-cell>
        </table:table-row>
        <table:table-row table:style-name="ro1">
          <table:table-cell/>
          <table:table-cell office:value-type="float" office:value="624.56" calcext:value-type="float">
            <text:p>624.56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/>
          <table:table-cell office:value-type="float" office:value="624.76" calcext:value-type="float">
            <text:p>624.76</text:p>
          </table:table-cell>
          <table:table-cell office:value-type="float" office:value="9726.49" calcext:value-type="float">
            <text:p>9726.49</text:p>
          </table:table-cell>
        </table:table-row>
        <table:table-row table:style-name="ro1">
          <table:table-cell/>
          <table:table-cell office:value-type="float" office:value="624.96" calcext:value-type="float">
            <text:p>624.96</text:p>
          </table:table-cell>
          <table:table-cell office:value-type="float" office:value="21983.35" calcext:value-type="float">
            <text:p>21983.35</text:p>
          </table:table-cell>
        </table:table-row>
        <table:table-row table:style-name="ro1">
          <table:table-cell/>
          <table:table-cell office:value-type="float" office:value="625.16" calcext:value-type="float">
            <text:p>625.16</text:p>
          </table:table-cell>
          <table:table-cell office:value-type="float" office:value="8346.61" calcext:value-type="float">
            <text:p>8346.61</text:p>
          </table:table-cell>
        </table:table-row>
        <table:table-row table:style-name="ro1">
          <table:table-cell/>
          <table:table-cell office:value-type="float" office:value="625.36" calcext:value-type="float">
            <text:p>625.36</text:p>
          </table:table-cell>
          <table:table-cell office:value-type="float" office:value="10292.64" calcext:value-type="float">
            <text:p>10292.64</text:p>
          </table:table-cell>
        </table:table-row>
        <table:table-row table:style-name="ro1">
          <table:table-cell/>
          <table:table-cell office:value-type="float" office:value="625.56" calcext:value-type="float">
            <text:p>625.56</text:p>
          </table:table-cell>
          <table:table-cell office:value-type="float" office:value="10025.03" calcext:value-type="float">
            <text:p>10025.03</text:p>
          </table:table-cell>
        </table:table-row>
        <table:table-row table:style-name="ro1">
          <table:table-cell/>
          <table:table-cell office:value-type="float" office:value="625.76" calcext:value-type="float">
            <text:p>625.76</text:p>
          </table:table-cell>
          <table:table-cell office:value-type="float" office:value="7738.59" calcext:value-type="float">
            <text:p>7738.59</text:p>
          </table:table-cell>
        </table:table-row>
        <table:table-row table:style-name="ro1">
          <table:table-cell/>
          <table:table-cell office:value-type="float" office:value="625.96" calcext:value-type="float">
            <text:p>625.96</text:p>
          </table:table-cell>
          <table:table-cell office:value-type="float" office:value="8384.84" calcext:value-type="float">
            <text:p>8384.84</text:p>
          </table:table-cell>
        </table:table-row>
        <table:table-row table:style-name="ro1">
          <table:table-cell/>
          <table:table-cell office:value-type="float" office:value="626.16" calcext:value-type="float">
            <text:p>626.16</text:p>
          </table:table-cell>
          <table:table-cell office:value-type="float" office:value="8721.62" calcext:value-type="float">
            <text:p>8721.62</text:p>
          </table:table-cell>
        </table:table-row>
        <table:table-row table:style-name="ro1">
          <table:table-cell/>
          <table:table-cell office:value-type="float" office:value="626.36" calcext:value-type="float">
            <text:p>626.36</text:p>
          </table:table-cell>
          <table:table-cell office:value-type="float" office:value="10250.77" calcext:value-type="float">
            <text:p>10250.77</text:p>
          </table:table-cell>
        </table:table-row>
        <table:table-row table:style-name="ro1">
          <table:table-cell/>
          <table:table-cell office:value-type="float" office:value="626.56" calcext:value-type="float">
            <text:p>626.56</text:p>
          </table:table-cell>
          <table:table-cell office:value-type="float" office:value="8965.55" calcext:value-type="float">
            <text:p>8965.55</text:p>
          </table:table-cell>
        </table:table-row>
        <table:table-row table:style-name="ro1">
          <table:table-cell/>
          <table:table-cell office:value-type="float" office:value="626.76" calcext:value-type="float">
            <text:p>626.76</text:p>
          </table:table-cell>
          <table:table-cell office:value-type="float" office:value="12915.86" calcext:value-type="float">
            <text:p>12915.86</text:p>
          </table:table-cell>
        </table:table-row>
        <table:table-row table:style-name="ro1">
          <table:table-cell/>
          <table:table-cell office:value-type="float" office:value="626.96" calcext:value-type="float">
            <text:p>626.96</text:p>
          </table:table-cell>
          <table:table-cell office:value-type="float" office:value="11443.14" calcext:value-type="float">
            <text:p>11443.14</text:p>
          </table:table-cell>
        </table:table-row>
        <table:table-row table:style-name="ro1">
          <table:table-cell/>
          <table:table-cell office:value-type="float" office:value="627.16" calcext:value-type="float">
            <text:p>627.16</text:p>
          </table:table-cell>
          <table:table-cell office:value-type="float" office:value="10345.43" calcext:value-type="float">
            <text:p>10345.43</text:p>
          </table:table-cell>
        </table:table-row>
        <table:table-row table:style-name="ro1">
          <table:table-cell/>
          <table:table-cell office:value-type="float" office:value="627.36" calcext:value-type="float">
            <text:p>627.36</text:p>
          </table:table-cell>
          <table:table-cell office:value-type="float" office:value="14419.52" calcext:value-type="float">
            <text:p>14419.52</text:p>
          </table:table-cell>
        </table:table-row>
        <table:table-row table:style-name="ro1">
          <table:table-cell/>
          <table:table-cell office:value-type="float" office:value="627.56" calcext:value-type="float">
            <text:p>627.56</text:p>
          </table:table-cell>
          <table:table-cell office:value-type="float" office:value="6482.5" calcext:value-type="float">
            <text:p>6482.5</text:p>
          </table:table-cell>
        </table:table-row>
        <table:table-row table:style-name="ro1">
          <table:table-cell/>
          <table:table-cell office:value-type="float" office:value="627.76" calcext:value-type="float">
            <text:p>627.76</text:p>
          </table:table-cell>
          <table:table-cell office:value-type="float" office:value="11650.67" calcext:value-type="float">
            <text:p>11650.67</text:p>
          </table:table-cell>
        </table:table-row>
        <table:table-row table:style-name="ro1">
          <table:table-cell/>
          <table:table-cell office:value-type="float" office:value="627.96" calcext:value-type="float">
            <text:p>627.96</text:p>
          </table:table-cell>
          <table:table-cell office:value-type="float" office:value="19523.97" calcext:value-type="float">
            <text:p>19523.97</text:p>
          </table:table-cell>
        </table:table-row>
        <table:table-row table:style-name="ro1">
          <table:table-cell/>
          <table:table-cell office:value-type="float" office:value="628.16" calcext:value-type="float">
            <text:p>628.16</text:p>
          </table:table-cell>
          <table:table-cell office:value-type="float" office:value="8175.49" calcext:value-type="float">
            <text:p>8175.49</text:p>
          </table:table-cell>
        </table:table-row>
        <table:table-row table:style-name="ro1">
          <table:table-cell/>
          <table:table-cell office:value-type="float" office:value="628.36" calcext:value-type="float">
            <text:p>628.36</text:p>
          </table:table-cell>
          <table:table-cell office:value-type="float" office:value="9853.92" calcext:value-type="float">
            <text:p>9853.92</text:p>
          </table:table-cell>
        </table:table-row>
        <table:table-row table:style-name="ro1">
          <table:table-cell/>
          <table:table-cell office:value-type="float" office:value="628.55" calcext:value-type="float">
            <text:p>628.55</text:p>
          </table:table-cell>
          <table:table-cell office:value-type="float" office:value="9120.29" calcext:value-type="float">
            <text:p>9120.29</text:p>
          </table:table-cell>
        </table:table-row>
        <table:table-row table:style-name="ro1">
          <table:table-cell/>
          <table:table-cell office:value-type="float" office:value="628.75" calcext:value-type="float">
            <text:p>628.75</text:p>
          </table:table-cell>
          <table:table-cell office:value-type="float" office:value="10028.68" calcext:value-type="float">
            <text:p>10028.68</text:p>
          </table:table-cell>
        </table:table-row>
        <table:table-row table:style-name="ro1">
          <table:table-cell/>
          <table:table-cell office:value-type="float" office:value="628.95" calcext:value-type="float">
            <text:p>628.95</text:p>
          </table:table-cell>
          <table:table-cell office:value-type="float" office:value="13531.16" calcext:value-type="float">
            <text:p>13531.16</text:p>
          </table:table-cell>
        </table:table-row>
        <table:table-row table:style-name="ro1">
          <table:table-cell/>
          <table:table-cell office:value-type="float" office:value="629.15" calcext:value-type="float">
            <text:p>629.15</text:p>
          </table:table-cell>
          <table:table-cell office:value-type="float" office:value="8843.58" calcext:value-type="float">
            <text:p>8843.58</text:p>
          </table:table-cell>
        </table:table-row>
        <table:table-row table:style-name="ro1">
          <table:table-cell/>
          <table:table-cell office:value-type="float" office:value="629.35" calcext:value-type="float">
            <text:p>629.35</text:p>
          </table:table-cell>
          <table:table-cell office:value-type="float" office:value="12173.13" calcext:value-type="float">
            <text:p>12173.13</text:p>
          </table:table-cell>
        </table:table-row>
        <table:table-row table:style-name="ro1">
          <table:table-cell/>
          <table:table-cell office:value-type="float" office:value="629.55" calcext:value-type="float">
            <text:p>629.55</text:p>
          </table:table-cell>
          <table:table-cell office:value-type="float" office:value="24013.12" calcext:value-type="float">
            <text:p>24013.12</text:p>
          </table:table-cell>
        </table:table-row>
        <table:table-row table:style-name="ro1">
          <table:table-cell/>
          <table:table-cell office:value-type="float" office:value="629.75" calcext:value-type="float">
            <text:p>629.75</text:p>
          </table:table-cell>
          <table:table-cell office:value-type="float" office:value="12544.49" calcext:value-type="float">
            <text:p>12544.49</text:p>
          </table:table-cell>
        </table:table-row>
        <table:table-row table:style-name="ro1">
          <table:table-cell/>
          <table:table-cell office:value-type="float" office:value="629.95" calcext:value-type="float">
            <text:p>629.95</text:p>
          </table:table-cell>
          <table:table-cell office:value-type="float" office:value="9963.14" calcext:value-type="float">
            <text:p>9963.14</text:p>
          </table:table-cell>
        </table:table-row>
        <table:table-row table:style-name="ro1">
          <table:table-cell/>
          <table:table-cell office:value-type="float" office:value="630.15" calcext:value-type="float">
            <text:p>630.15</text:p>
          </table:table-cell>
          <table:table-cell office:value-type="float" office:value="18539.12" calcext:value-type="float">
            <text:p>18539.12</text:p>
          </table:table-cell>
        </table:table-row>
        <table:table-row table:style-name="ro1">
          <table:table-cell/>
          <table:table-cell office:value-type="float" office:value="630.35" calcext:value-type="float">
            <text:p>630.35</text:p>
          </table:table-cell>
          <table:table-cell office:value-type="float" office:value="16979.03" calcext:value-type="float">
            <text:p>16979.03</text:p>
          </table:table-cell>
        </table:table-row>
        <table:table-row table:style-name="ro1">
          <table:table-cell/>
          <table:table-cell office:value-type="float" office:value="630.55" calcext:value-type="float">
            <text:p>630.55</text:p>
          </table:table-cell>
          <table:table-cell office:value-type="float" office:value="20932.97" calcext:value-type="float">
            <text:p>20932.97</text:p>
          </table:table-cell>
        </table:table-row>
        <table:table-row table:style-name="ro1">
          <table:table-cell/>
          <table:table-cell office:value-type="float" office:value="630.75" calcext:value-type="float">
            <text:p>630.75</text:p>
          </table:table-cell>
          <table:table-cell office:value-type="float" office:value="19653.22" calcext:value-type="float">
            <text:p>19653.22</text:p>
          </table:table-cell>
        </table:table-row>
        <table:table-row table:style-name="ro1">
          <table:table-cell/>
          <table:table-cell office:value-type="float" office:value="630.95" calcext:value-type="float">
            <text:p>630.95</text:p>
          </table:table-cell>
          <table:table-cell office:value-type="float" office:value="21611.99" calcext:value-type="float">
            <text:p>21611.99</text:p>
          </table:table-cell>
        </table:table-row>
        <table:table-row table:style-name="ro1">
          <table:table-cell/>
          <table:table-cell office:value-type="float" office:value="631.15" calcext:value-type="float">
            <text:p>631.15</text:p>
          </table:table-cell>
          <table:table-cell office:value-type="float" office:value="12404.32" calcext:value-type="float">
            <text:p>12404.32</text:p>
          </table:table-cell>
        </table:table-row>
        <table:table-row table:style-name="ro1">
          <table:table-cell/>
          <table:table-cell office:value-type="float" office:value="631.34" calcext:value-type="float">
            <text:p>631.34</text:p>
          </table:table-cell>
          <table:table-cell office:value-type="float" office:value="10469.22" calcext:value-type="float">
            <text:p>10469.22</text:p>
          </table:table-cell>
        </table:table-row>
        <table:table-row table:style-name="ro1">
          <table:table-cell/>
          <table:table-cell office:value-type="float" office:value="631.54" calcext:value-type="float">
            <text:p>631.54</text:p>
          </table:table-cell>
          <table:table-cell office:value-type="float" office:value="8925.5" calcext:value-type="float">
            <text:p>8925.5</text:p>
          </table:table-cell>
        </table:table-row>
        <table:table-row table:style-name="ro1">
          <table:table-cell/>
          <table:table-cell office:value-type="float" office:value="631.74" calcext:value-type="float">
            <text:p>631.74</text:p>
          </table:table-cell>
          <table:table-cell office:value-type="float" office:value="17881.95" calcext:value-type="float">
            <text:p>17881.95</text:p>
          </table:table-cell>
        </table:table-row>
        <table:table-row table:style-name="ro1">
          <table:table-cell/>
          <table:table-cell office:value-type="float" office:value="631.94" calcext:value-type="float">
            <text:p>631.94</text:p>
          </table:table-cell>
          <table:table-cell office:value-type="float" office:value="20592.55" calcext:value-type="float">
            <text:p>20592.55</text:p>
          </table:table-cell>
        </table:table-row>
        <table:table-row table:style-name="ro1">
          <table:table-cell/>
          <table:table-cell office:value-type="float" office:value="632.14" calcext:value-type="float">
            <text:p>632.14</text:p>
          </table:table-cell>
          <table:table-cell office:value-type="float" office:value="8266.51" calcext:value-type="float">
            <text:p>8266.51</text:p>
          </table:table-cell>
        </table:table-row>
        <table:table-row table:style-name="ro1">
          <table:table-cell/>
          <table:table-cell office:value-type="float" office:value="632.34" calcext:value-type="float">
            <text:p>632.34</text:p>
          </table:table-cell>
          <table:table-cell office:value-type="float" office:value="21983.35" calcext:value-type="float">
            <text:p>21983.35</text:p>
          </table:table-cell>
        </table:table-row>
        <table:table-row table:style-name="ro1">
          <table:table-cell/>
          <table:table-cell office:value-type="float" office:value="632.54" calcext:value-type="float">
            <text:p>632.54</text:p>
          </table:table-cell>
          <table:table-cell office:value-type="float" office:value="15378.88" calcext:value-type="float">
            <text:p>15378.88</text:p>
          </table:table-cell>
        </table:table-row>
        <table:table-row table:style-name="ro1">
          <table:table-cell/>
          <table:table-cell office:value-type="float" office:value="632.74" calcext:value-type="float">
            <text:p>632.74</text:p>
          </table:table-cell>
          <table:table-cell office:value-type="float" office:value="13658.59" calcext:value-type="float">
            <text:p>13658.59</text:p>
          </table:table-cell>
        </table:table-row>
        <table:table-row table:style-name="ro1">
          <table:table-cell/>
          <table:table-cell office:value-type="float" office:value="632.94" calcext:value-type="float">
            <text:p>632.94</text:p>
          </table:table-cell>
          <table:table-cell office:value-type="float" office:value="16394.67" calcext:value-type="float">
            <text:p>16394.67</text:p>
          </table:table-cell>
        </table:table-row>
        <table:table-row table:style-name="ro1">
          <table:table-cell/>
          <table:table-cell office:value-type="float" office:value="633.14" calcext:value-type="float">
            <text:p>633.14</text:p>
          </table:table-cell>
          <table:table-cell office:value-type="float" office:value="17974.79" calcext:value-type="float">
            <text:p>17974.79</text:p>
          </table:table-cell>
        </table:table-row>
        <table:table-row table:style-name="ro1">
          <table:table-cell/>
          <table:table-cell office:value-type="float" office:value="633.34" calcext:value-type="float">
            <text:p>633.34</text:p>
          </table:table-cell>
          <table:table-cell office:value-type="float" office:value="11971.06" calcext:value-type="float">
            <text:p>11971.06</text:p>
          </table:table-cell>
        </table:table-row>
        <table:table-row table:style-name="ro1">
          <table:table-cell/>
          <table:table-cell office:value-type="float" office:value="633.54" calcext:value-type="float">
            <text:p>633.54</text:p>
          </table:table-cell>
          <table:table-cell office:value-type="float" office:value="13664.05" calcext:value-type="float">
            <text:p>13664.05</text:p>
          </table:table-cell>
        </table:table-row>
        <table:table-row table:style-name="ro1">
          <table:table-cell/>
          <table:table-cell office:value-type="float" office:value="633.73" calcext:value-type="float">
            <text:p>633.73</text:p>
          </table:table-cell>
          <table:table-cell office:value-type="float" office:value="23181.19" calcext:value-type="float">
            <text:p>23181.19</text:p>
          </table:table-cell>
        </table:table-row>
        <table:table-row table:style-name="ro1">
          <table:table-cell/>
          <table:table-cell office:value-type="float" office:value="633.93" calcext:value-type="float">
            <text:p>633.93</text:p>
          </table:table-cell>
          <table:table-cell office:value-type="float" office:value="16809.73" calcext:value-type="float">
            <text:p>16809.73</text:p>
          </table:table-cell>
        </table:table-row>
        <table:table-row table:style-name="ro1">
          <table:table-cell/>
          <table:table-cell office:value-type="float" office:value="634.13" calcext:value-type="float">
            <text:p>634.13</text:p>
          </table:table-cell>
          <table:table-cell office:value-type="float" office:value="12275.07" calcext:value-type="float">
            <text:p>12275.07</text:p>
          </table:table-cell>
        </table:table-row>
        <table:table-row table:style-name="ro1">
          <table:table-cell/>
          <table:table-cell office:value-type="float" office:value="634.33" calcext:value-type="float">
            <text:p>634.33</text:p>
          </table:table-cell>
          <table:table-cell office:value-type="float" office:value="18752.11" calcext:value-type="float">
            <text:p>18752.11</text:p>
          </table:table-cell>
        </table:table-row>
        <table:table-row table:style-name="ro1">
          <table:table-cell/>
          <table:table-cell office:value-type="float" office:value="634.53" calcext:value-type="float">
            <text:p>634.53</text:p>
          </table:table-cell>
          <table:table-cell office:value-type="float" office:value="9850.27" calcext:value-type="float">
            <text:p>9850.27</text:p>
          </table:table-cell>
        </table:table-row>
        <table:table-row table:style-name="ro1">
          <table:table-cell/>
          <table:table-cell office:value-type="float" office:value="634.73" calcext:value-type="float">
            <text:p>634.73</text:p>
          </table:table-cell>
          <table:table-cell office:value-type="float" office:value="14514.18" calcext:value-type="float">
            <text:p>14514.18</text:p>
          </table:table-cell>
        </table:table-row>
        <table:table-row table:style-name="ro1">
          <table:table-cell/>
          <table:table-cell office:value-type="float" office:value="634.93" calcext:value-type="float">
            <text:p>634.93</text:p>
          </table:table-cell>
          <table:table-cell office:value-type="float" office:value="20192.06" calcext:value-type="float">
            <text:p>20192.06</text:p>
          </table:table-cell>
        </table:table-row>
        <table:table-row table:style-name="ro1">
          <table:table-cell/>
          <table:table-cell office:value-type="float" office:value="635.13" calcext:value-type="float">
            <text:p>635.13</text:p>
          </table:table-cell>
          <table:table-cell office:value-type="float" office:value="10602.11" calcext:value-type="float">
            <text:p>10602.11</text:p>
          </table:table-cell>
        </table:table-row>
        <table:table-row table:style-name="ro1">
          <table:table-cell/>
          <table:table-cell office:value-type="float" office:value="635.33" calcext:value-type="float">
            <text:p>635.33</text:p>
          </table:table-cell>
          <table:table-cell office:value-type="float" office:value="52042.07" calcext:value-type="float">
            <text:p>52042.07</text:p>
          </table:table-cell>
        </table:table-row>
        <table:table-row table:style-name="ro1">
          <table:table-cell/>
          <table:table-cell office:value-type="float" office:value="635.53" calcext:value-type="float">
            <text:p>635.53</text:p>
          </table:table-cell>
          <table:table-cell office:value-type="float" office:value="15821.24" calcext:value-type="float">
            <text:p>15821.24</text:p>
          </table:table-cell>
        </table:table-row>
        <table:table-row table:style-name="ro1">
          <table:table-cell/>
          <table:table-cell office:value-type="float" office:value="635.72" calcext:value-type="float">
            <text:p>635.72</text:p>
          </table:table-cell>
          <table:table-cell office:value-type="float" office:value="13327.27" calcext:value-type="float">
            <text:p>13327.27</text:p>
          </table:table-cell>
        </table:table-row>
        <table:table-row table:style-name="ro1">
          <table:table-cell/>
          <table:table-cell office:value-type="float" office:value="635.92" calcext:value-type="float">
            <text:p>635.92</text:p>
          </table:table-cell>
          <table:table-cell office:value-type="float" office:value="13760.53" calcext:value-type="float">
            <text:p>13760.53</text:p>
          </table:table-cell>
        </table:table-row>
        <table:table-row table:style-name="ro1">
          <table:table-cell/>
          <table:table-cell office:value-type="float" office:value="636.12" calcext:value-type="float">
            <text:p>636.12</text:p>
          </table:table-cell>
          <table:table-cell office:value-type="float" office:value="13259.92" calcext:value-type="float">
            <text:p>13259.92</text:p>
          </table:table-cell>
        </table:table-row>
        <table:table-row table:style-name="ro1">
          <table:table-cell/>
          <table:table-cell office:value-type="float" office:value="636.32" calcext:value-type="float">
            <text:p>636.32</text:p>
          </table:table-cell>
          <table:table-cell office:value-type="float" office:value="13576.67" calcext:value-type="float">
            <text:p>13576.67</text:p>
          </table:table-cell>
        </table:table-row>
        <table:table-row table:style-name="ro1">
          <table:table-cell/>
          <table:table-cell office:value-type="float" office:value="636.52" calcext:value-type="float">
            <text:p>636.52</text:p>
          </table:table-cell>
          <table:table-cell office:value-type="float" office:value="28101.77" calcext:value-type="float">
            <text:p>28101.77</text:p>
          </table:table-cell>
        </table:table-row>
        <table:table-row table:style-name="ro1">
          <table:table-cell/>
          <table:table-cell office:value-type="float" office:value="636.72" calcext:value-type="float">
            <text:p>636.72</text:p>
          </table:table-cell>
          <table:table-cell office:value-type="float" office:value="14952.9" calcext:value-type="float">
            <text:p>14952.9</text:p>
          </table:table-cell>
        </table:table-row>
        <table:table-row table:style-name="ro1">
          <table:table-cell/>
          <table:table-cell office:value-type="float" office:value="636.92" calcext:value-type="float">
            <text:p>636.92</text:p>
          </table:table-cell>
          <table:table-cell office:value-type="float" office:value="14805.45" calcext:value-type="float">
            <text:p>14805.45</text:p>
          </table:table-cell>
        </table:table-row>
        <table:table-row table:style-name="ro1">
          <table:table-cell/>
          <table:table-cell office:value-type="float" office:value="637.12" calcext:value-type="float">
            <text:p>637.12</text:p>
          </table:table-cell>
          <table:table-cell office:value-type="float" office:value="11958.32" calcext:value-type="float">
            <text:p>11958.32</text:p>
          </table:table-cell>
        </table:table-row>
        <table:table-row table:style-name="ro1">
          <table:table-cell/>
          <table:table-cell office:value-type="float" office:value="637.31" calcext:value-type="float">
            <text:p>637.31</text:p>
          </table:table-cell>
          <table:table-cell office:value-type="float" office:value="16791.52" calcext:value-type="float">
            <text:p>16791.52</text:p>
          </table:table-cell>
        </table:table-row>
        <table:table-row table:style-name="ro1">
          <table:table-cell/>
          <table:table-cell office:value-type="float" office:value="637.51" calcext:value-type="float">
            <text:p>637.51</text:p>
          </table:table-cell>
          <table:table-cell office:value-type="float" office:value="21085.89" calcext:value-type="float">
            <text:p>21085.89</text:p>
          </table:table-cell>
        </table:table-row>
        <table:table-row table:style-name="ro1">
          <table:table-cell/>
          <table:table-cell office:value-type="float" office:value="637.71" calcext:value-type="float">
            <text:p>637.71</text:p>
          </table:table-cell>
          <table:table-cell office:value-type="float" office:value="10809.63" calcext:value-type="float">
            <text:p>10809.63</text:p>
          </table:table-cell>
        </table:table-row>
        <table:table-row table:style-name="ro1">
          <table:table-cell/>
          <table:table-cell office:value-type="float" office:value="637.91" calcext:value-type="float">
            <text:p>637.91</text:p>
          </table:table-cell>
          <table:table-cell office:value-type="float" office:value="13048.75" calcext:value-type="float">
            <text:p>13048.75</text:p>
          </table:table-cell>
        </table:table-row>
        <table:table-row table:style-name="ro1">
          <table:table-cell/>
          <table:table-cell office:value-type="float" office:value="638.11" calcext:value-type="float">
            <text:p>638.11</text:p>
          </table:table-cell>
          <table:table-cell office:value-type="float" office:value="26654.54" calcext:value-type="float">
            <text:p>26654.54</text:p>
          </table:table-cell>
        </table:table-row>
        <table:table-row table:style-name="ro1">
          <table:table-cell/>
          <table:table-cell office:value-type="float" office:value="638.31" calcext:value-type="float">
            <text:p>638.31</text:p>
          </table:table-cell>
          <table:table-cell office:value-type="float" office:value="20789.16" calcext:value-type="float">
            <text:p>20789.16</text:p>
          </table:table-cell>
        </table:table-row>
        <table:table-row table:style-name="ro1">
          <table:table-cell/>
          <table:table-cell office:value-type="float" office:value="638.51" calcext:value-type="float">
            <text:p>638.51</text:p>
          </table:table-cell>
          <table:table-cell office:value-type="float" office:value="16447.46" calcext:value-type="float">
            <text:p>16447.46</text:p>
          </table:table-cell>
        </table:table-row>
        <table:table-row table:style-name="ro1">
          <table:table-cell/>
          <table:table-cell office:value-type="float" office:value="638.71" calcext:value-type="float">
            <text:p>638.71</text:p>
          </table:table-cell>
          <table:table-cell office:value-type="float" office:value="17898.34" calcext:value-type="float">
            <text:p>17898.34</text:p>
          </table:table-cell>
        </table:table-row>
        <table:table-row table:style-name="ro1">
          <table:table-cell/>
          <table:table-cell office:value-type="float" office:value="638.9" calcext:value-type="float">
            <text:p>638.9</text:p>
          </table:table-cell>
          <table:table-cell office:value-type="float" office:value="16425.62" calcext:value-type="float">
            <text:p>16425.62</text:p>
          </table:table-cell>
        </table:table-row>
        <table:table-row table:style-name="ro1">
          <table:table-cell/>
          <table:table-cell office:value-type="float" office:value="639.1" calcext:value-type="float">
            <text:p>639.1</text:p>
          </table:table-cell>
          <table:table-cell office:value-type="float" office:value="18611.94" calcext:value-type="float">
            <text:p>18611.94</text:p>
          </table:table-cell>
        </table:table-row>
        <table:table-row table:style-name="ro1">
          <table:table-cell/>
          <table:table-cell office:value-type="float" office:value="639.3" calcext:value-type="float">
            <text:p>639.3</text:p>
          </table:table-cell>
          <table:table-cell office:value-type="float" office:value="15655.58" calcext:value-type="float">
            <text:p>15655.58</text:p>
          </table:table-cell>
        </table:table-row>
        <table:table-row table:style-name="ro1">
          <table:table-cell/>
          <table:table-cell office:value-type="float" office:value="639.5" calcext:value-type="float">
            <text:p>639.5</text:p>
          </table:table-cell>
          <table:table-cell office:value-type="float" office:value="24257.05" calcext:value-type="float">
            <text:p>24257.05</text:p>
          </table:table-cell>
        </table:table-row>
        <table:table-row table:style-name="ro1">
          <table:table-cell/>
          <table:table-cell office:value-type="float" office:value="639.7" calcext:value-type="float">
            <text:p>639.7</text:p>
          </table:table-cell>
          <table:table-cell office:value-type="float" office:value="22503.99" calcext:value-type="float">
            <text:p>22503.99</text:p>
          </table:table-cell>
        </table:table-row>
        <table:table-row table:style-name="ro1">
          <table:table-cell/>
          <table:table-cell office:value-type="float" office:value="639.9" calcext:value-type="float">
            <text:p>639.9</text:p>
          </table:table-cell>
          <table:table-cell office:value-type="float" office:value="24076.83" calcext:value-type="float">
            <text:p>24076.83</text:p>
          </table:table-cell>
        </table:table-row>
        <table:table-row table:style-name="ro1">
          <table:table-cell/>
          <table:table-cell office:value-type="float" office:value="640.1" calcext:value-type="float">
            <text:p>640.1</text:p>
          </table:table-cell>
          <table:table-cell office:value-type="float" office:value="17308.52" calcext:value-type="float">
            <text:p>17308.52</text:p>
          </table:table-cell>
        </table:table-row>
        <table:table-row table:style-name="ro1">
          <table:table-cell/>
          <table:table-cell office:value-type="float" office:value="640.3" calcext:value-type="float">
            <text:p>640.3</text:p>
          </table:table-cell>
          <table:table-cell office:value-type="float" office:value="15630.1" calcext:value-type="float">
            <text:p>15630.1</text:p>
          </table:table-cell>
        </table:table-row>
        <table:table-row table:style-name="ro1">
          <table:table-cell/>
          <table:table-cell office:value-type="float" office:value="640.49" calcext:value-type="float">
            <text:p>640.49</text:p>
          </table:table-cell>
          <table:table-cell office:value-type="float" office:value="19050.66" calcext:value-type="float">
            <text:p>19050.66</text:p>
          </table:table-cell>
        </table:table-row>
        <table:table-row table:style-name="ro1">
          <table:table-cell/>
          <table:table-cell office:value-type="float" office:value="640.69" calcext:value-type="float">
            <text:p>640.69</text:p>
          </table:table-cell>
          <table:table-cell office:value-type="float" office:value="21213.32" calcext:value-type="float">
            <text:p>21213.32</text:p>
          </table:table-cell>
        </table:table-row>
        <table:table-row table:style-name="ro1">
          <table:table-cell/>
          <table:table-cell office:value-type="float" office:value="640.89" calcext:value-type="float">
            <text:p>640.89</text:p>
          </table:table-cell>
          <table:table-cell office:value-type="float" office:value="26911.22" calcext:value-type="float">
            <text:p>26911.22</text:p>
          </table:table-cell>
        </table:table-row>
        <table:table-row table:style-name="ro1">
          <table:table-cell/>
          <table:table-cell office:value-type="float" office:value="641.09" calcext:value-type="float">
            <text:p>641.09</text:p>
          </table:table-cell>
          <table:table-cell office:value-type="float" office:value="20182.96" calcext:value-type="float">
            <text:p>20182.96</text:p>
          </table:table-cell>
        </table:table-row>
        <table:table-row table:style-name="ro1">
          <table:table-cell/>
          <table:table-cell office:value-type="float" office:value="641.29" calcext:value-type="float">
            <text:p>641.29</text:p>
          </table:table-cell>
          <table:table-cell office:value-type="float" office:value="26461.58" calcext:value-type="float">
            <text:p>26461.58</text:p>
          </table:table-cell>
        </table:table-row>
        <table:table-row table:style-name="ro1">
          <table:table-cell/>
          <table:table-cell office:value-type="float" office:value="641.49" calcext:value-type="float">
            <text:p>641.49</text:p>
          </table:table-cell>
          <table:table-cell office:value-type="float" office:value="23590.78" calcext:value-type="float">
            <text:p>23590.78</text:p>
          </table:table-cell>
        </table:table-row>
        <table:table-row table:style-name="ro1">
          <table:table-cell/>
          <table:table-cell office:value-type="float" office:value="641.69" calcext:value-type="float">
            <text:p>641.69</text:p>
          </table:table-cell>
          <table:table-cell office:value-type="float" office:value="19005.15" calcext:value-type="float">
            <text:p>19005.15</text:p>
          </table:table-cell>
        </table:table-row>
        <table:table-row table:style-name="ro1">
          <table:table-cell/>
          <table:table-cell office:value-type="float" office:value="641.88" calcext:value-type="float">
            <text:p>641.88</text:p>
          </table:table-cell>
          <table:table-cell office:value-type="float" office:value="27666.69" calcext:value-type="float">
            <text:p>27666.69</text:p>
          </table:table-cell>
        </table:table-row>
        <table:table-row table:style-name="ro1">
          <table:table-cell/>
          <table:table-cell office:value-type="float" office:value="642.08" calcext:value-type="float">
            <text:p>642.08</text:p>
          </table:table-cell>
          <table:table-cell office:value-type="float" office:value="31318.45" calcext:value-type="float">
            <text:p>31318.45</text:p>
          </table:table-cell>
        </table:table-row>
        <table:table-row table:style-name="ro1">
          <table:table-cell/>
          <table:table-cell office:value-type="float" office:value="642.28" calcext:value-type="float">
            <text:p>642.28</text:p>
          </table:table-cell>
          <table:table-cell office:value-type="float" office:value="21664.78" calcext:value-type="float">
            <text:p>21664.78</text:p>
          </table:table-cell>
        </table:table-row>
        <table:table-row table:style-name="ro1">
          <table:table-cell/>
          <table:table-cell office:value-type="float" office:value="642.48" calcext:value-type="float">
            <text:p>642.48</text:p>
          </table:table-cell>
          <table:table-cell office:value-type="float" office:value="21883.23" calcext:value-type="float">
            <text:p>21883.23</text:p>
          </table:table-cell>
        </table:table-row>
        <table:table-row table:style-name="ro1">
          <table:table-cell/>
          <table:table-cell office:value-type="float" office:value="642.68" calcext:value-type="float">
            <text:p>642.68</text:p>
          </table:table-cell>
          <table:table-cell office:value-type="float" office:value="18792.16" calcext:value-type="float">
            <text:p>18792.16</text:p>
          </table:table-cell>
        </table:table-row>
        <table:table-row table:style-name="ro1">
          <table:table-cell/>
          <table:table-cell office:value-type="float" office:value="642.88" calcext:value-type="float">
            <text:p>642.88</text:p>
          </table:table-cell>
          <table:table-cell office:value-type="float" office:value="27391.81" calcext:value-type="float">
            <text:p>27391.81</text:p>
          </table:table-cell>
        </table:table-row>
        <table:table-row table:style-name="ro1">
          <table:table-cell/>
          <table:table-cell office:value-type="float" office:value="643.07" calcext:value-type="float">
            <text:p>643.07</text:p>
          </table:table-cell>
          <table:table-cell office:value-type="float" office:value="26499.81" calcext:value-type="float">
            <text:p>26499.81</text:p>
          </table:table-cell>
        </table:table-row>
        <table:table-row table:style-name="ro1">
          <table:table-cell/>
          <table:table-cell office:value-type="float" office:value="643.27" calcext:value-type="float">
            <text:p>643.27</text:p>
          </table:table-cell>
          <table:table-cell office:value-type="float" office:value="16840.67" calcext:value-type="float">
            <text:p>16840.67</text:p>
          </table:table-cell>
        </table:table-row>
        <table:table-row table:style-name="ro1">
          <table:table-cell/>
          <table:table-cell office:value-type="float" office:value="643.47" calcext:value-type="float">
            <text:p>643.47</text:p>
          </table:table-cell>
          <table:table-cell office:value-type="float" office:value="22465.76" calcext:value-type="float">
            <text:p>22465.76</text:p>
          </table:table-cell>
        </table:table-row>
        <table:table-row table:style-name="ro1">
          <table:table-cell/>
          <table:table-cell office:value-type="float" office:value="643.67" calcext:value-type="float">
            <text:p>643.67</text:p>
          </table:table-cell>
          <table:table-cell office:value-type="float" office:value="20814.64" calcext:value-type="float">
            <text:p>20814.64</text:p>
          </table:table-cell>
        </table:table-row>
        <table:table-row table:style-name="ro1">
          <table:table-cell/>
          <table:table-cell office:value-type="float" office:value="643.87" calcext:value-type="float">
            <text:p>643.87</text:p>
          </table:table-cell>
          <table:table-cell office:value-type="float" office:value="20579.81" calcext:value-type="float">
            <text:p>20579.81</text:p>
          </table:table-cell>
        </table:table-row>
        <table:table-row table:style-name="ro1">
          <table:table-cell/>
          <table:table-cell office:value-type="float" office:value="644.07" calcext:value-type="float">
            <text:p>644.07</text:p>
          </table:table-cell>
          <table:table-cell office:value-type="float" office:value="24182.42" calcext:value-type="float">
            <text:p>24182.42</text:p>
          </table:table-cell>
        </table:table-row>
        <table:table-row table:style-name="ro1">
          <table:table-cell/>
          <table:table-cell office:value-type="float" office:value="644.26" calcext:value-type="float">
            <text:p>644.26</text:p>
          </table:table-cell>
          <table:table-cell office:value-type="float" office:value="20297.65" calcext:value-type="float">
            <text:p>20297.65</text:p>
          </table:table-cell>
        </table:table-row>
        <table:table-row table:style-name="ro1">
          <table:table-cell/>
          <table:table-cell office:value-type="float" office:value="644.46" calcext:value-type="float">
            <text:p>644.46</text:p>
          </table:table-cell>
          <table:table-cell office:value-type="float" office:value="21160.52" calcext:value-type="float">
            <text:p>21160.52</text:p>
          </table:table-cell>
        </table:table-row>
        <table:table-row table:style-name="ro1">
          <table:table-cell/>
          <table:table-cell office:value-type="float" office:value="644.66" calcext:value-type="float">
            <text:p>644.66</text:p>
          </table:table-cell>
          <table:table-cell office:value-type="float" office:value="33668.61" calcext:value-type="float">
            <text:p>33668.61</text:p>
          </table:table-cell>
        </table:table-row>
        <table:table-row table:style-name="ro1">
          <table:table-cell/>
          <table:table-cell office:value-type="float" office:value="644.86" calcext:value-type="float">
            <text:p>644.86</text:p>
          </table:table-cell>
          <table:table-cell office:value-type="float" office:value="27868.76" calcext:value-type="float">
            <text:p>27868.76</text:p>
          </table:table-cell>
        </table:table-row>
        <table:table-row table:style-name="ro1">
          <table:table-cell/>
          <table:table-cell office:value-type="float" office:value="645.06" calcext:value-type="float">
            <text:p>645.06</text:p>
          </table:table-cell>
          <table:table-cell office:value-type="float" office:value="16988.13" calcext:value-type="float">
            <text:p>16988.13</text:p>
          </table:table-cell>
        </table:table-row>
        <table:table-row table:style-name="ro1">
          <table:table-cell/>
          <table:table-cell office:value-type="float" office:value="645.26" calcext:value-type="float">
            <text:p>645.26</text:p>
          </table:table-cell>
          <table:table-cell office:value-type="float" office:value="19092.53" calcext:value-type="float">
            <text:p>19092.53</text:p>
          </table:table-cell>
        </table:table-row>
        <table:table-row table:style-name="ro1">
          <table:table-cell/>
          <table:table-cell office:value-type="float" office:value="645.45" calcext:value-type="float">
            <text:p>645.45</text:p>
          </table:table-cell>
          <table:table-cell office:value-type="float" office:value="26102.95" calcext:value-type="float">
            <text:p>26102.95</text:p>
          </table:table-cell>
        </table:table-row>
        <table:table-row table:style-name="ro1">
          <table:table-cell/>
          <table:table-cell office:value-type="float" office:value="645.65" calcext:value-type="float">
            <text:p>645.65</text:p>
          </table:table-cell>
          <table:table-cell office:value-type="float" office:value="24428.17" calcext:value-type="float">
            <text:p>24428.17</text:p>
          </table:table-cell>
        </table:table-row>
        <table:table-row table:style-name="ro1">
          <table:table-cell/>
          <table:table-cell office:value-type="float" office:value="645.85" calcext:value-type="float">
            <text:p>645.85</text:p>
          </table:table-cell>
          <table:table-cell office:value-type="float" office:value="32212.27" calcext:value-type="float">
            <text:p>32212.27</text:p>
          </table:table-cell>
        </table:table-row>
        <table:table-row table:style-name="ro1">
          <table:table-cell/>
          <table:table-cell office:value-type="float" office:value="646.05" calcext:value-type="float">
            <text:p>646.05</text:p>
          </table:table-cell>
          <table:table-cell office:value-type="float" office:value="34333.06" calcext:value-type="float">
            <text:p>34333.06</text:p>
          </table:table-cell>
        </table:table-row>
        <table:table-row table:style-name="ro1">
          <table:table-cell/>
          <table:table-cell office:value-type="float" office:value="646.25" calcext:value-type="float">
            <text:p>646.25</text:p>
          </table:table-cell>
          <table:table-cell office:value-type="float" office:value="26303.2" calcext:value-type="float">
            <text:p>26303.2</text:p>
          </table:table-cell>
        </table:table-row>
        <table:table-row table:style-name="ro1">
          <table:table-cell/>
          <table:table-cell office:value-type="float" office:value="646.45" calcext:value-type="float">
            <text:p>646.45</text:p>
          </table:table-cell>
          <table:table-cell office:value-type="float" office:value="22647.8" calcext:value-type="float">
            <text:p>22647.8</text:p>
          </table:table-cell>
        </table:table-row>
        <table:table-row table:style-name="ro1">
          <table:table-cell/>
          <table:table-cell office:value-type="float" office:value="646.64" calcext:value-type="float">
            <text:p>646.64</text:p>
          </table:table-cell>
          <table:table-cell office:value-type="float" office:value="20161.11" calcext:value-type="float">
            <text:p>20161.11</text:p>
          </table:table-cell>
        </table:table-row>
        <table:table-row table:style-name="ro1">
          <table:table-cell/>
          <table:table-cell office:value-type="float" office:value="646.84" calcext:value-type="float">
            <text:p>646.84</text:p>
          </table:table-cell>
          <table:table-cell office:value-type="float" office:value="23064.68" calcext:value-type="float">
            <text:p>23064.68</text:p>
          </table:table-cell>
        </table:table-row>
        <table:table-row table:style-name="ro1">
          <table:table-cell/>
          <table:table-cell office:value-type="float" office:value="647.04" calcext:value-type="float">
            <text:p>647.04</text:p>
          </table:table-cell>
          <table:table-cell office:value-type="float" office:value="20876.54" calcext:value-type="float">
            <text:p>20876.54</text:p>
          </table:table-cell>
        </table:table-row>
        <table:table-row table:style-name="ro1">
          <table:table-cell/>
          <table:table-cell office:value-type="float" office:value="647.24" calcext:value-type="float">
            <text:p>647.24</text:p>
          </table:table-cell>
          <table:table-cell office:value-type="float" office:value="26044.7" calcext:value-type="float">
            <text:p>26044.7</text:p>
          </table:table-cell>
        </table:table-row>
        <table:table-row table:style-name="ro1">
          <table:table-cell/>
          <table:table-cell office:value-type="float" office:value="647.44" calcext:value-type="float">
            <text:p>647.44</text:p>
          </table:table-cell>
          <table:table-cell office:value-type="float" office:value="23931.2" calcext:value-type="float">
            <text:p>23931.2</text:p>
          </table:table-cell>
        </table:table-row>
        <table:table-row table:style-name="ro1">
          <table:table-cell/>
          <table:table-cell office:value-type="float" office:value="647.63" calcext:value-type="float">
            <text:p>647.63</text:p>
          </table:table-cell>
          <table:table-cell office:value-type="float" office:value="23332.28" calcext:value-type="float">
            <text:p>23332.28</text:p>
          </table:table-cell>
        </table:table-row>
        <table:table-row table:style-name="ro1">
          <table:table-cell/>
          <table:table-cell office:value-type="float" office:value="647.83" calcext:value-type="float">
            <text:p>647.83</text:p>
          </table:table-cell>
          <table:table-cell office:value-type="float" office:value="29084.8" calcext:value-type="float">
            <text:p>29084.8</text:p>
          </table:table-cell>
        </table:table-row>
        <table:table-row table:style-name="ro1">
          <table:table-cell/>
          <table:table-cell office:value-type="float" office:value="648.03" calcext:value-type="float">
            <text:p>648.03</text:p>
          </table:table-cell>
          <table:table-cell office:value-type="float" office:value="17106.46" calcext:value-type="float">
            <text:p>17106.46</text:p>
          </table:table-cell>
        </table:table-row>
        <table:table-row table:style-name="ro1">
          <table:table-cell/>
          <table:table-cell office:value-type="float" office:value="648.23" calcext:value-type="float">
            <text:p>648.23</text:p>
          </table:table-cell>
          <table:table-cell office:value-type="float" office:value="28966.47" calcext:value-type="float">
            <text:p>28966.47</text:p>
          </table:table-cell>
        </table:table-row>
        <table:table-row table:style-name="ro1">
          <table:table-cell/>
          <table:table-cell office:value-type="float" office:value="648.43" calcext:value-type="float">
            <text:p>648.43</text:p>
          </table:table-cell>
          <table:table-cell office:value-type="float" office:value="28331.14" calcext:value-type="float">
            <text:p>28331.14</text:p>
          </table:table-cell>
        </table:table-row>
        <table:table-row table:style-name="ro1">
          <table:table-cell/>
          <table:table-cell office:value-type="float" office:value="648.62" calcext:value-type="float">
            <text:p>648.62</text:p>
          </table:table-cell>
          <table:table-cell office:value-type="float" office:value="23683.62" calcext:value-type="float">
            <text:p>23683.62</text:p>
          </table:table-cell>
        </table:table-row>
        <table:table-row table:style-name="ro1">
          <table:table-cell/>
          <table:table-cell office:value-type="float" office:value="648.82" calcext:value-type="float">
            <text:p>648.82</text:p>
          </table:table-cell>
          <table:table-cell office:value-type="float" office:value="19414.74" calcext:value-type="float">
            <text:p>19414.74</text:p>
          </table:table-cell>
        </table:table-row>
        <table:table-row table:style-name="ro1">
          <table:table-cell/>
          <table:table-cell office:value-type="float" office:value="649.02" calcext:value-type="float">
            <text:p>649.02</text:p>
          </table:table-cell>
          <table:table-cell office:value-type="float" office:value="25041.65" calcext:value-type="float">
            <text:p>25041.65</text:p>
          </table:table-cell>
        </table:table-row>
        <table:table-row table:style-name="ro1">
          <table:table-cell/>
          <table:table-cell office:value-type="float" office:value="649.22" calcext:value-type="float">
            <text:p>649.22</text:p>
          </table:table-cell>
          <table:table-cell office:value-type="float" office:value="22039.78" calcext:value-type="float">
            <text:p>22039.78</text:p>
          </table:table-cell>
        </table:table-row>
        <table:table-row table:style-name="ro1">
          <table:table-cell/>
          <table:table-cell office:value-type="float" office:value="649.42" calcext:value-type="float">
            <text:p>649.42</text:p>
          </table:table-cell>
          <table:table-cell office:value-type="float" office:value="18979.66" calcext:value-type="float">
            <text:p>18979.66</text:p>
          </table:table-cell>
        </table:table-row>
        <table:table-row table:style-name="ro1">
          <table:table-cell/>
          <table:table-cell office:value-type="float" office:value="649.61" calcext:value-type="float">
            <text:p>649.61</text:p>
          </table:table-cell>
          <table:table-cell office:value-type="float" office:value="24910.58" calcext:value-type="float">
            <text:p>24910.58</text:p>
          </table:table-cell>
        </table:table-row>
        <table:table-row table:style-name="ro1">
          <table:table-cell/>
          <table:table-cell office:value-type="float" office:value="649.81" calcext:value-type="float">
            <text:p>649.81</text:p>
          </table:table-cell>
          <table:table-cell office:value-type="float" office:value="18437.18" calcext:value-type="float">
            <text:p>18437.18</text:p>
          </table:table-cell>
        </table:table-row>
        <table:table-row table:style-name="ro1">
          <table:table-cell/>
          <table:table-cell office:value-type="float" office:value="650.01" calcext:value-type="float">
            <text:p>650.01</text:p>
          </table:table-cell>
          <table:table-cell office:value-type="float" office:value="18768.5" calcext:value-type="float">
            <text:p>18768.5</text:p>
          </table:table-cell>
        </table:table-row>
        <table:table-row table:style-name="ro1">
          <table:table-cell/>
          <table:table-cell office:value-type="float" office:value="650.21" calcext:value-type="float">
            <text:p>650.21</text:p>
          </table:table-cell>
          <table:table-cell office:value-type="float" office:value="25649.67" calcext:value-type="float">
            <text:p>25649.67</text:p>
          </table:table-cell>
        </table:table-row>
        <table:table-row table:style-name="ro1">
          <table:table-cell/>
          <table:table-cell office:value-type="float" office:value="650.41" calcext:value-type="float">
            <text:p>650.41</text:p>
          </table:table-cell>
          <table:table-cell office:value-type="float" office:value="24257.05" calcext:value-type="float">
            <text:p>24257.05</text:p>
          </table:table-cell>
        </table:table-row>
        <table:table-row table:style-name="ro1">
          <table:table-cell/>
          <table:table-cell office:value-type="float" office:value="650.6" calcext:value-type="float">
            <text:p>650.6</text:p>
          </table:table-cell>
          <table:table-cell office:value-type="float" office:value="33217.14" calcext:value-type="float">
            <text:p>33217.14</text:p>
          </table:table-cell>
        </table:table-row>
        <table:table-row table:style-name="ro1">
          <table:table-cell/>
          <table:table-cell office:value-type="float" office:value="650.8" calcext:value-type="float">
            <text:p>650.8</text:p>
          </table:table-cell>
          <table:table-cell office:value-type="float" office:value="22436.64" calcext:value-type="float">
            <text:p>22436.64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24704.87" calcext:value-type="float">
            <text:p>24704.87</text:p>
          </table:table-cell>
        </table:table-row>
        <table:table-row table:style-name="ro1">
          <table:table-cell/>
          <table:table-cell office:value-type="float" office:value="651.2" calcext:value-type="float">
            <text:p>651.2</text:p>
          </table:table-cell>
          <table:table-cell office:value-type="float" office:value="23925.74" calcext:value-type="float">
            <text:p>23925.74</text:p>
          </table:table-cell>
        </table:table-row>
        <table:table-row table:style-name="ro1">
          <table:table-cell/>
          <table:table-cell office:value-type="float" office:value="651.4" calcext:value-type="float">
            <text:p>651.4</text:p>
          </table:table-cell>
          <table:table-cell office:value-type="float" office:value="21693.91" calcext:value-type="float">
            <text:p>21693.91</text:p>
          </table:table-cell>
        </table:table-row>
        <table:table-row table:style-name="ro1">
          <table:table-cell/>
          <table:table-cell office:value-type="float" office:value="651.59" calcext:value-type="float">
            <text:p>651.59</text:p>
          </table:table-cell>
          <table:table-cell office:value-type="float" office:value="24209.72" calcext:value-type="float">
            <text:p>24209.72</text:p>
          </table:table-cell>
        </table:table-row>
        <table:table-row table:style-name="ro1">
          <table:table-cell/>
          <table:table-cell office:value-type="float" office:value="651.79" calcext:value-type="float">
            <text:p>651.79</text:p>
          </table:table-cell>
          <table:table-cell office:value-type="float" office:value="20785.52" calcext:value-type="float">
            <text:p>20785.52</text:p>
          </table:table-cell>
        </table:table-row>
        <table:table-row table:style-name="ro1">
          <table:table-cell/>
          <table:table-cell office:value-type="float" office:value="651.99" calcext:value-type="float">
            <text:p>651.99</text:p>
          </table:table-cell>
          <table:table-cell office:value-type="float" office:value="18963.28" calcext:value-type="float">
            <text:p>18963.28</text:p>
          </table:table-cell>
        </table:table-row>
        <table:table-row table:style-name="ro1">
          <table:table-cell/>
          <table:table-cell office:value-type="float" office:value="652.19" calcext:value-type="float">
            <text:p>652.19</text:p>
          </table:table-cell>
          <table:table-cell office:value-type="float" office:value="20195.7" calcext:value-type="float">
            <text:p>20195.7</text:p>
          </table:table-cell>
        </table:table-row>
        <table:table-row table:style-name="ro1">
          <table:table-cell/>
          <table:table-cell office:value-type="float" office:value="652.38" calcext:value-type="float">
            <text:p>652.38</text:p>
          </table:table-cell>
          <table:table-cell office:value-type="float" office:value="24752.21" calcext:value-type="float">
            <text:p>24752.21</text:p>
          </table:table-cell>
        </table:table-row>
        <table:table-row table:style-name="ro1">
          <table:table-cell/>
          <table:table-cell office:value-type="float" office:value="652.58" calcext:value-type="float">
            <text:p>652.58</text:p>
          </table:table-cell>
          <table:table-cell office:value-type="float" office:value="24262.51" calcext:value-type="float">
            <text:p>24262.51</text:p>
          </table:table-cell>
        </table:table-row>
        <table:table-row table:style-name="ro1">
          <table:table-cell/>
          <table:table-cell office:value-type="float" office:value="652.78" calcext:value-type="float">
            <text:p>652.78</text:p>
          </table:table-cell>
          <table:table-cell office:value-type="float" office:value="19858.93" calcext:value-type="float">
            <text:p>19858.93</text:p>
          </table:table-cell>
        </table:table-row>
        <table:table-row table:style-name="ro1">
          <table:table-cell/>
          <table:table-cell office:value-type="float" office:value="652.98" calcext:value-type="float">
            <text:p>652.98</text:p>
          </table:table-cell>
          <table:table-cell office:value-type="float" office:value="20081.02" calcext:value-type="float">
            <text:p>20081.02</text:p>
          </table:table-cell>
        </table:table-row>
        <table:table-row table:style-name="ro1">
          <table:table-cell/>
          <table:table-cell office:value-type="float" office:value="653.18" calcext:value-type="float">
            <text:p>653.18</text:p>
          </table:table-cell>
          <table:table-cell office:value-type="float" office:value="32667.38" calcext:value-type="float">
            <text:p>32667.38</text:p>
          </table:table-cell>
        </table:table-row>
        <table:table-row table:style-name="ro1">
          <table:table-cell/>
          <table:table-cell office:value-type="float" office:value="653.37" calcext:value-type="float">
            <text:p>653.37</text:p>
          </table:table-cell>
          <table:table-cell office:value-type="float" office:value="19811.59" calcext:value-type="float">
            <text:p>19811.59</text:p>
          </table:table-cell>
        </table:table-row>
        <table:table-row table:style-name="ro1">
          <table:table-cell/>
          <table:table-cell office:value-type="float" office:value="653.57" calcext:value-type="float">
            <text:p>653.57</text:p>
          </table:table-cell>
          <table:table-cell office:value-type="float" office:value="21069.5" calcext:value-type="float">
            <text:p>21069.5</text:p>
          </table:table-cell>
        </table:table-row>
        <table:table-row table:style-name="ro1">
          <table:table-cell/>
          <table:table-cell office:value-type="float" office:value="653.77" calcext:value-type="float">
            <text:p>653.77</text:p>
          </table:table-cell>
          <table:table-cell office:value-type="float" office:value="18641.07" calcext:value-type="float">
            <text:p>18641.07</text:p>
          </table:table-cell>
        </table:table-row>
        <table:table-row table:style-name="ro1">
          <table:table-cell/>
          <table:table-cell office:value-type="float" office:value="653.97" calcext:value-type="float">
            <text:p>653.97</text:p>
          </table:table-cell>
          <table:table-cell office:value-type="float" office:value="18493.61" calcext:value-type="float">
            <text:p>18493.61</text:p>
          </table:table-cell>
        </table:table-row>
        <table:table-row table:style-name="ro1">
          <table:table-cell/>
          <table:table-cell office:value-type="float" office:value="654.16" calcext:value-type="float">
            <text:p>654.16</text:p>
          </table:table-cell>
          <table:table-cell office:value-type="float" office:value="27231.61" calcext:value-type="float">
            <text:p>27231.61</text:p>
          </table:table-cell>
        </table:table-row>
        <table:table-row table:style-name="ro1">
          <table:table-cell/>
          <table:table-cell office:value-type="float" office:value="654.36" calcext:value-type="float">
            <text:p>654.36</text:p>
          </table:table-cell>
          <table:table-cell office:value-type="float" office:value="21877.77" calcext:value-type="float">
            <text:p>21877.77</text:p>
          </table:table-cell>
        </table:table-row>
        <table:table-row table:style-name="ro1">
          <table:table-cell/>
          <table:table-cell office:value-type="float" office:value="654.56" calcext:value-type="float">
            <text:p>654.56</text:p>
          </table:table-cell>
          <table:table-cell office:value-type="float" office:value="26885.73" calcext:value-type="float">
            <text:p>26885.73</text:p>
          </table:table-cell>
        </table:table-row>
        <table:table-row table:style-name="ro1">
          <table:table-cell/>
          <table:table-cell office:value-type="float" office:value="654.76" calcext:value-type="float">
            <text:p>654.76</text:p>
          </table:table-cell>
          <table:table-cell office:value-type="float" office:value="24420.89" calcext:value-type="float">
            <text:p>24420.89</text:p>
          </table:table-cell>
        </table:table-row>
        <table:table-row table:style-name="ro1">
          <table:table-cell/>
          <table:table-cell office:value-type="float" office:value="654.95" calcext:value-type="float">
            <text:p>654.95</text:p>
          </table:table-cell>
          <table:table-cell office:value-type="float" office:value="20046.43" calcext:value-type="float">
            <text:p>20046.43</text:p>
          </table:table-cell>
        </table:table-row>
        <table:table-row table:style-name="ro1">
          <table:table-cell/>
          <table:table-cell office:value-type="float" office:value="655.15" calcext:value-type="float">
            <text:p>655.15</text:p>
          </table:table-cell>
          <table:table-cell office:value-type="float" office:value="14412.24" calcext:value-type="float">
            <text:p>14412.24</text:p>
          </table:table-cell>
        </table:table-row>
        <table:table-row table:style-name="ro1">
          <table:table-cell/>
          <table:table-cell office:value-type="float" office:value="655.35" calcext:value-type="float">
            <text:p>655.35</text:p>
          </table:table-cell>
          <table:table-cell office:value-type="float" office:value="16125.25" calcext:value-type="float">
            <text:p>16125.25</text:p>
          </table:table-cell>
        </table:table-row>
        <table:table-row table:style-name="ro1">
          <table:table-cell/>
          <table:table-cell office:value-type="float" office:value="655.55" calcext:value-type="float">
            <text:p>655.55</text:p>
          </table:table-cell>
          <table:table-cell office:value-type="float" office:value="14656.17" calcext:value-type="float">
            <text:p>14656.17</text:p>
          </table:table-cell>
        </table:table-row>
        <table:table-row table:style-name="ro1">
          <table:table-cell/>
          <table:table-cell office:value-type="float" office:value="655.75" calcext:value-type="float">
            <text:p>655.75</text:p>
          </table:table-cell>
          <table:table-cell office:value-type="float" office:value="22116.24" calcext:value-type="float">
            <text:p>22116.24</text:p>
          </table:table-cell>
        </table:table-row>
        <table:table-row table:style-name="ro1">
          <table:table-cell/>
          <table:table-cell office:value-type="float" office:value="655.94" calcext:value-type="float">
            <text:p>655.94</text:p>
          </table:table-cell>
          <table:table-cell office:value-type="float" office:value="20953" calcext:value-type="float">
            <text:p>20953</text:p>
          </table:table-cell>
        </table:table-row>
        <table:table-row table:style-name="ro1">
          <table:table-cell/>
          <table:table-cell office:value-type="float" office:value="656.14" calcext:value-type="float">
            <text:p>656.14</text:p>
          </table:table-cell>
          <table:table-cell office:value-type="float" office:value="21952.4" calcext:value-type="float">
            <text:p>21952.4</text:p>
          </table:table-cell>
        </table:table-row>
        <table:table-row table:style-name="ro1">
          <table:table-cell/>
          <table:table-cell office:value-type="float" office:value="656.34" calcext:value-type="float">
            <text:p>656.34</text:p>
          </table:table-cell>
          <table:table-cell office:value-type="float" office:value="17796.39" calcext:value-type="float">
            <text:p>17796.39</text:p>
          </table:table-cell>
        </table:table-row>
        <table:table-row table:style-name="ro1">
          <table:table-cell/>
          <table:table-cell office:value-type="float" office:value="656.54" calcext:value-type="float">
            <text:p>656.54</text:p>
          </table:table-cell>
          <table:table-cell office:value-type="float" office:value="16758.76" calcext:value-type="float">
            <text:p>16758.76</text:p>
          </table:table-cell>
        </table:table-row>
        <table:table-row table:style-name="ro1">
          <table:table-cell/>
          <table:table-cell office:value-type="float" office:value="656.73" calcext:value-type="float">
            <text:p>656.73</text:p>
          </table:table-cell>
          <table:table-cell office:value-type="float" office:value="17162.89" calcext:value-type="float">
            <text:p>17162.89</text:p>
          </table:table-cell>
        </table:table-row>
        <table:table-row table:style-name="ro1">
          <table:table-cell/>
          <table:table-cell office:value-type="float" office:value="656.93" calcext:value-type="float">
            <text:p>656.93</text:p>
          </table:table-cell>
          <table:table-cell office:value-type="float" office:value="16405.6" calcext:value-type="float">
            <text:p>16405.6</text:p>
          </table:table-cell>
        </table:table-row>
        <table:table-row table:style-name="ro1">
          <table:table-cell/>
          <table:table-cell office:value-type="float" office:value="657.13" calcext:value-type="float">
            <text:p>657.13</text:p>
          </table:table-cell>
          <table:table-cell office:value-type="float" office:value="15455.34" calcext:value-type="float">
            <text:p>15455.34</text:p>
          </table:table-cell>
        </table:table-row>
        <table:table-row table:style-name="ro1">
          <table:table-cell/>
          <table:table-cell office:value-type="float" office:value="657.32" calcext:value-type="float">
            <text:p>657.32</text:p>
          </table:table-cell>
          <table:table-cell office:value-type="float" office:value="12284.17" calcext:value-type="float">
            <text:p>12284.17</text:p>
          </table:table-cell>
        </table:table-row>
        <table:table-row table:style-name="ro1">
          <table:table-cell/>
          <table:table-cell office:value-type="float" office:value="657.52" calcext:value-type="float">
            <text:p>657.52</text:p>
          </table:table-cell>
          <table:table-cell office:value-type="float" office:value="22425.71" calcext:value-type="float">
            <text:p>22425.71</text:p>
          </table:table-cell>
        </table:table-row>
        <table:table-row table:style-name="ro1">
          <table:table-cell/>
          <table:table-cell office:value-type="float" office:value="657.72" calcext:value-type="float">
            <text:p>657.72</text:p>
          </table:table-cell>
          <table:table-cell office:value-type="float" office:value="30255.32" calcext:value-type="float">
            <text:p>30255.32</text:p>
          </table:table-cell>
        </table:table-row>
        <table:table-row table:style-name="ro1">
          <table:table-cell/>
          <table:table-cell office:value-type="float" office:value="657.92" calcext:value-type="float">
            <text:p>657.92</text:p>
          </table:table-cell>
          <table:table-cell office:value-type="float" office:value="18428.08" calcext:value-type="float">
            <text:p>18428.08</text:p>
          </table:table-cell>
        </table:table-row>
        <table:table-row table:style-name="ro1">
          <table:table-cell/>
          <table:table-cell office:value-type="float" office:value="658.11" calcext:value-type="float">
            <text:p>658.11</text:p>
          </table:table-cell>
          <table:table-cell office:value-type="float" office:value="14230.2" calcext:value-type="float">
            <text:p>14230.2</text:p>
          </table:table-cell>
        </table:table-row>
        <table:table-row table:style-name="ro1">
          <table:table-cell/>
          <table:table-cell office:value-type="float" office:value="658.31" calcext:value-type="float">
            <text:p>658.31</text:p>
          </table:table-cell>
          <table:table-cell office:value-type="float" office:value="18526.38" calcext:value-type="float">
            <text:p>18526.38</text:p>
          </table:table-cell>
        </table:table-row>
        <table:table-row table:style-name="ro1">
          <table:table-cell/>
          <table:table-cell office:value-type="float" office:value="658.51" calcext:value-type="float">
            <text:p>658.51</text:p>
          </table:table-cell>
          <table:table-cell office:value-type="float" office:value="27055.03" calcext:value-type="float">
            <text:p>27055.03</text:p>
          </table:table-cell>
        </table:table-row>
        <table:table-row table:style-name="ro1">
          <table:table-cell/>
          <table:table-cell office:value-type="float" office:value="658.71" calcext:value-type="float">
            <text:p>658.71</text:p>
          </table:table-cell>
          <table:table-cell office:value-type="float" office:value="15954.13" calcext:value-type="float">
            <text:p>15954.13</text:p>
          </table:table-cell>
        </table:table-row>
        <table:table-row table:style-name="ro1">
          <table:table-cell/>
          <table:table-cell office:value-type="float" office:value="658.9" calcext:value-type="float">
            <text:p>658.9</text:p>
          </table:table-cell>
          <table:table-cell office:value-type="float" office:value="19811.59" calcext:value-type="float">
            <text:p>19811.59</text:p>
          </table:table-cell>
        </table:table-row>
        <table:table-row table:style-name="ro1">
          <table:table-cell/>
          <table:table-cell office:value-type="float" office:value="659.1" calcext:value-type="float">
            <text:p>659.1</text:p>
          </table:table-cell>
          <table:table-cell office:value-type="float" office:value="12522.65" calcext:value-type="float">
            <text:p>12522.65</text:p>
          </table:table-cell>
        </table:table-row>
        <table:table-row table:style-name="ro1">
          <table:table-cell/>
          <table:table-cell office:value-type="float" office:value="659.3" calcext:value-type="float">
            <text:p>659.3</text:p>
          </table:table-cell>
          <table:table-cell office:value-type="float" office:value="15256.91" calcext:value-type="float">
            <text:p>15256.91</text:p>
          </table:table-cell>
        </table:table-row>
        <table:table-row table:style-name="ro1">
          <table:table-cell/>
          <table:table-cell office:value-type="float" office:value="659.5" calcext:value-type="float">
            <text:p>659.5</text:p>
          </table:table-cell>
          <table:table-cell office:value-type="float" office:value="18497.25" calcext:value-type="float">
            <text:p>18497.25</text:p>
          </table:table-cell>
        </table:table-row>
        <table:table-row table:style-name="ro1">
          <table:table-cell/>
          <table:table-cell office:value-type="float" office:value="659.69" calcext:value-type="float">
            <text:p>659.69</text:p>
          </table:table-cell>
          <table:table-cell office:value-type="float" office:value="24206.08" calcext:value-type="float">
            <text:p>24206.08</text:p>
          </table:table-cell>
        </table:table-row>
        <table:table-row table:style-name="ro1">
          <table:table-cell/>
          <table:table-cell office:value-type="float" office:value="659.89" calcext:value-type="float">
            <text:p>659.89</text:p>
          </table:table-cell>
          <table:table-cell office:value-type="float" office:value="15600.97" calcext:value-type="float">
            <text:p>15600.97</text:p>
          </table:table-cell>
        </table:table-row>
        <table:table-row table:style-name="ro1">
          <table:table-cell/>
          <table:table-cell office:value-type="float" office:value="660.09" calcext:value-type="float">
            <text:p>660.09</text:p>
          </table:table-cell>
          <table:table-cell office:value-type="float" office:value="22014.3" calcext:value-type="float">
            <text:p>22014.3</text:p>
          </table:table-cell>
        </table:table-row>
        <table:table-row table:style-name="ro1">
          <table:table-cell/>
          <table:table-cell office:value-type="float" office:value="660.29" calcext:value-type="float">
            <text:p>660.29</text:p>
          </table:table-cell>
          <table:table-cell office:value-type="float" office:value="10416.42" calcext:value-type="float">
            <text:p>10416.42</text:p>
          </table:table-cell>
        </table:table-row>
        <table:table-row table:style-name="ro1">
          <table:table-cell/>
          <table:table-cell office:value-type="float" office:value="660.48" calcext:value-type="float">
            <text:p>660.48</text:p>
          </table:table-cell>
          <table:table-cell office:value-type="float" office:value="23508.86" calcext:value-type="float">
            <text:p>23508.86</text:p>
          </table:table-cell>
        </table:table-row>
        <table:table-row table:style-name="ro1">
          <table:table-cell/>
          <table:table-cell office:value-type="float" office:value="660.68" calcext:value-type="float">
            <text:p>660.68</text:p>
          </table:table-cell>
          <table:table-cell office:value-type="float" office:value="10782.33" calcext:value-type="float">
            <text:p>10782.33</text:p>
          </table:table-cell>
        </table:table-row>
        <table:table-row table:style-name="ro1">
          <table:table-cell/>
          <table:table-cell office:value-type="float" office:value="660.88" calcext:value-type="float">
            <text:p>660.88</text:p>
          </table:table-cell>
          <table:table-cell office:value-type="float" office:value="15145.87" calcext:value-type="float">
            <text:p>15145.87</text:p>
          </table:table-cell>
        </table:table-row>
        <table:table-row table:style-name="ro1">
          <table:table-cell/>
          <table:table-cell office:value-type="float" office:value="661.07" calcext:value-type="float">
            <text:p>661.07</text:p>
          </table:table-cell>
          <table:table-cell office:value-type="float" office:value="14071.82" calcext:value-type="float">
            <text:p>14071.82</text:p>
          </table:table-cell>
        </table:table-row>
        <table:table-row table:style-name="ro1">
          <table:table-cell/>
          <table:table-cell office:value-type="float" office:value="661.27" calcext:value-type="float">
            <text:p>661.27</text:p>
          </table:table-cell>
          <table:table-cell office:value-type="float" office:value="7758.62" calcext:value-type="float">
            <text:p>7758.62</text:p>
          </table:table-cell>
        </table:table-row>
        <table:table-row table:style-name="ro1">
          <table:table-cell/>
          <table:table-cell office:value-type="float" office:value="661.47" calcext:value-type="float">
            <text:p>661.47</text:p>
          </table:table-cell>
          <table:table-cell office:value-type="float" office:value="10962.55" calcext:value-type="float">
            <text:p>10962.55</text:p>
          </table:table-cell>
        </table:table-row>
        <table:table-row table:style-name="ro1">
          <table:table-cell/>
          <table:table-cell office:value-type="float" office:value="661.67" calcext:value-type="float">
            <text:p>661.67</text:p>
          </table:table-cell>
          <table:table-cell office:value-type="float" office:value="8978.3" calcext:value-type="float">
            <text:p>8978.3</text:p>
          </table:table-cell>
        </table:table-row>
        <table:table-row table:style-name="ro1">
          <table:table-cell/>
          <table:table-cell office:value-type="float" office:value="661.86" calcext:value-type="float">
            <text:p>661.86</text:p>
          </table:table-cell>
          <table:table-cell office:value-type="float" office:value="11434.04" calcext:value-type="float">
            <text:p>11434.04</text:p>
          </table:table-cell>
        </table:table-row>
        <table:table-row table:style-name="ro1">
          <table:table-cell/>
          <table:table-cell office:value-type="float" office:value="662.06" calcext:value-type="float">
            <text:p>662.06</text:p>
          </table:table-cell>
          <table:table-cell office:value-type="float" office:value="12817.55" calcext:value-type="float">
            <text:p>12817.55</text:p>
          </table:table-cell>
        </table:table-row>
        <table:table-row table:style-name="ro1">
          <table:table-cell/>
          <table:table-cell office:value-type="float" office:value="662.26" calcext:value-type="float">
            <text:p>662.26</text:p>
          </table:table-cell>
          <table:table-cell office:value-type="float" office:value="18408.05" calcext:value-type="float">
            <text:p>18408.05</text:p>
          </table:table-cell>
        </table:table-row>
        <table:table-row table:style-name="ro1">
          <table:table-cell/>
          <table:table-cell office:value-type="float" office:value="662.45" calcext:value-type="float">
            <text:p>662.45</text:p>
          </table:table-cell>
          <table:table-cell office:value-type="float" office:value="12409.78" calcext:value-type="float">
            <text:p>12409.78</text:p>
          </table:table-cell>
        </table:table-row>
        <table:table-row table:style-name="ro1">
          <table:table-cell/>
          <table:table-cell office:value-type="float" office:value="662.65" calcext:value-type="float">
            <text:p>662.65</text:p>
          </table:table-cell>
          <table:table-cell office:value-type="float" office:value="19837.08" calcext:value-type="float">
            <text:p>19837.08</text:p>
          </table:table-cell>
        </table:table-row>
        <table:table-row table:style-name="ro1">
          <table:table-cell/>
          <table:table-cell office:value-type="float" office:value="662.85" calcext:value-type="float">
            <text:p>662.85</text:p>
          </table:table-cell>
          <table:table-cell office:value-type="float" office:value="9979.52" calcext:value-type="float">
            <text:p>9979.52</text:p>
          </table:table-cell>
        </table:table-row>
        <table:table-row table:style-name="ro1">
          <table:table-cell/>
          <table:table-cell office:value-type="float" office:value="663.04" calcext:value-type="float">
            <text:p>663.04</text:p>
          </table:table-cell>
          <table:table-cell office:value-type="float" office:value="15162.25" calcext:value-type="float">
            <text:p>15162.25</text:p>
          </table:table-cell>
        </table:table-row>
        <table:table-row table:style-name="ro1">
          <table:table-cell/>
          <table:table-cell office:value-type="float" office:value="663.24" calcext:value-type="float">
            <text:p>663.24</text:p>
          </table:table-cell>
          <table:table-cell office:value-type="float" office:value="13704.1" calcext:value-type="float">
            <text:p>13704.1</text:p>
          </table:table-cell>
        </table:table-row>
        <table:table-row table:style-name="ro1">
          <table:table-cell/>
          <table:table-cell office:value-type="float" office:value="663.44" calcext:value-type="float">
            <text:p>663.44</text:p>
          </table:table-cell>
          <table:table-cell office:value-type="float" office:value="12191.33" calcext:value-type="float">
            <text:p>12191.33</text:p>
          </table:table-cell>
        </table:table-row>
        <table:table-row table:style-name="ro1">
          <table:table-cell/>
          <table:table-cell office:value-type="float" office:value="663.64" calcext:value-type="float">
            <text:p>663.64</text:p>
          </table:table-cell>
          <table:table-cell office:value-type="float" office:value="11464.98" calcext:value-type="float">
            <text:p>11464.98</text:p>
          </table:table-cell>
        </table:table-row>
        <table:table-row table:style-name="ro1">
          <table:table-cell/>
          <table:table-cell office:value-type="float" office:value="663.83" calcext:value-type="float">
            <text:p>663.83</text:p>
          </table:table-cell>
          <table:table-cell office:value-type="float" office:value="12473.5" calcext:value-type="float">
            <text:p>12473.5</text:p>
          </table:table-cell>
        </table:table-row>
        <table:table-row table:style-name="ro1">
          <table:table-cell/>
          <table:table-cell office:value-type="float" office:value="664.03" calcext:value-type="float">
            <text:p>664.03</text:p>
          </table:table-cell>
          <table:table-cell office:value-type="float" office:value="9792.02" calcext:value-type="float">
            <text:p>9792.02</text:p>
          </table:table-cell>
        </table:table-row>
        <table:table-row table:style-name="ro1">
          <table:table-cell/>
          <table:table-cell office:value-type="float" office:value="664.23" calcext:value-type="float">
            <text:p>664.23</text:p>
          </table:table-cell>
          <table:table-cell office:value-type="float" office:value="19489.38" calcext:value-type="float">
            <text:p>19489.38</text:p>
          </table:table-cell>
        </table:table-row>
        <table:table-row table:style-name="ro1">
          <table:table-cell/>
          <table:table-cell office:value-type="float" office:value="664.42" calcext:value-type="float">
            <text:p>664.42</text:p>
          </table:table-cell>
          <table:table-cell office:value-type="float" office:value="11332.09" calcext:value-type="float">
            <text:p>11332.09</text:p>
          </table:table-cell>
        </table:table-row>
        <table:table-row table:style-name="ro1">
          <table:table-cell/>
          <table:table-cell office:value-type="float" office:value="664.62" calcext:value-type="float">
            <text:p>664.62</text:p>
          </table:table-cell>
          <table:table-cell office:value-type="float" office:value="8415.79" calcext:value-type="float">
            <text:p>8415.79</text:p>
          </table:table-cell>
        </table:table-row>
        <table:table-row table:style-name="ro1">
          <table:table-cell/>
          <table:table-cell office:value-type="float" office:value="664.82" calcext:value-type="float">
            <text:p>664.82</text:p>
          </table:table-cell>
          <table:table-cell office:value-type="float" office:value="14570.62" calcext:value-type="float">
            <text:p>14570.62</text:p>
          </table:table-cell>
        </table:table-row>
        <table:table-row table:style-name="ro1">
          <table:table-cell/>
          <table:table-cell office:value-type="float" office:value="665.01" calcext:value-type="float">
            <text:p>665.01</text:p>
          </table:table-cell>
          <table:table-cell office:value-type="float" office:value="20934.79" calcext:value-type="float">
            <text:p>20934.79</text:p>
          </table:table-cell>
        </table:table-row>
        <table:table-row table:style-name="ro1">
          <table:table-cell/>
          <table:table-cell office:value-type="float" office:value="665.21" calcext:value-type="float">
            <text:p>665.21</text:p>
          </table:table-cell>
          <table:table-cell office:value-type="float" office:value="10125.16" calcext:value-type="float">
            <text:p>10125.16</text:p>
          </table:table-cell>
        </table:table-row>
        <table:table-row table:style-name="ro1">
          <table:table-cell/>
          <table:table-cell office:value-type="float" office:value="665.41" calcext:value-type="float">
            <text:p>665.41</text:p>
          </table:table-cell>
          <table:table-cell office:value-type="float" office:value="13079.69" calcext:value-type="float">
            <text:p>13079.69</text:p>
          </table:table-cell>
        </table:table-row>
        <table:table-row table:style-name="ro1">
          <table:table-cell/>
          <table:table-cell office:value-type="float" office:value="665.61" calcext:value-type="float">
            <text:p>665.61</text:p>
          </table:table-cell>
          <table:table-cell office:value-type="float" office:value="11049.93" calcext:value-type="float">
            <text:p>11049.93</text:p>
          </table:table-cell>
        </table:table-row>
        <table:table-row table:style-name="ro1">
          <table:table-cell/>
          <table:table-cell office:value-type="float" office:value="665.8" calcext:value-type="float">
            <text:p>665.8</text:p>
          </table:table-cell>
          <table:table-cell office:value-type="float" office:value="22143.55" calcext:value-type="float">
            <text:p>22143.55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18304.29" calcext:value-type="float">
            <text:p>18304.29</text:p>
          </table:table-cell>
        </table:table-row>
        <table:table-row table:style-name="ro1">
          <table:table-cell/>
          <table:table-cell office:value-type="float" office:value="666.2" calcext:value-type="float">
            <text:p>666.2</text:p>
          </table:table-cell>
          <table:table-cell office:value-type="float" office:value="13815.14" calcext:value-type="float">
            <text:p>13815.14</text:p>
          </table:table-cell>
        </table:table-row>
        <table:table-row table:style-name="ro1">
          <table:table-cell/>
          <table:table-cell office:value-type="float" office:value="666.39" calcext:value-type="float">
            <text:p>666.39</text:p>
          </table:table-cell>
          <table:table-cell office:value-type="float" office:value="21642.93" calcext:value-type="float">
            <text:p>21642.93</text:p>
          </table:table-cell>
        </table:table-row>
        <table:table-row table:style-name="ro1">
          <table:table-cell/>
          <table:table-cell office:value-type="float" office:value="666.59" calcext:value-type="float">
            <text:p>666.59</text:p>
          </table:table-cell>
          <table:table-cell office:value-type="float" office:value="16127.07" calcext:value-type="float">
            <text:p>16127.07</text:p>
          </table:table-cell>
        </table:table-row>
        <table:table-row table:style-name="ro1">
          <table:table-cell/>
          <table:table-cell office:value-type="float" office:value="666.79" calcext:value-type="float">
            <text:p>666.79</text:p>
          </table:table-cell>
          <table:table-cell office:value-type="float" office:value="12591.82" calcext:value-type="float">
            <text:p>12591.82</text:p>
          </table:table-cell>
        </table:table-row>
        <table:table-row table:style-name="ro1">
          <table:table-cell/>
          <table:table-cell office:value-type="float" office:value="666.98" calcext:value-type="float">
            <text:p>666.98</text:p>
          </table:table-cell>
          <table:table-cell office:value-type="float" office:value="16449.28" calcext:value-type="float">
            <text:p>16449.28</text:p>
          </table:table-cell>
        </table:table-row>
        <table:table-row table:style-name="ro1">
          <table:table-cell/>
          <table:table-cell office:value-type="float" office:value="667.18" calcext:value-type="float">
            <text:p>667.18</text:p>
          </table:table-cell>
          <table:table-cell office:value-type="float" office:value="9668.23" calcext:value-type="float">
            <text:p>9668.23</text:p>
          </table:table-cell>
        </table:table-row>
        <table:table-row table:style-name="ro1">
          <table:table-cell/>
          <table:table-cell office:value-type="float" office:value="667.38" calcext:value-type="float">
            <text:p>667.38</text:p>
          </table:table-cell>
          <table:table-cell office:value-type="float" office:value="11423.11" calcext:value-type="float">
            <text:p>11423.11</text:p>
          </table:table-cell>
        </table:table-row>
        <table:table-row table:style-name="ro1">
          <table:table-cell/>
          <table:table-cell office:value-type="float" office:value="667.57" calcext:value-type="float">
            <text:p>667.57</text:p>
          </table:table-cell>
          <table:table-cell office:value-type="float" office:value="8679.75" calcext:value-type="float">
            <text:p>8679.75</text:p>
          </table:table-cell>
        </table:table-row>
        <table:table-row table:style-name="ro1">
          <table:table-cell/>
          <table:table-cell office:value-type="float" office:value="667.77" calcext:value-type="float">
            <text:p>667.77</text:p>
          </table:table-cell>
          <table:table-cell office:value-type="float" office:value="14971.11" calcext:value-type="float">
            <text:p>14971.11</text:p>
          </table:table-cell>
        </table:table-row>
        <table:table-row table:style-name="ro1">
          <table:table-cell/>
          <table:table-cell office:value-type="float" office:value="667.97" calcext:value-type="float">
            <text:p>667.97</text:p>
          </table:table-cell>
          <table:table-cell office:value-type="float" office:value="12417.06" calcext:value-type="float">
            <text:p>12417.06</text:p>
          </table:table-cell>
        </table:table-row>
        <table:table-row table:style-name="ro1">
          <table:table-cell/>
          <table:table-cell office:value-type="float" office:value="668.16" calcext:value-type="float">
            <text:p>668.16</text:p>
          </table:table-cell>
          <table:table-cell office:value-type="float" office:value="20723.62" calcext:value-type="float">
            <text:p>20723.62</text:p>
          </table:table-cell>
        </table:table-row>
        <table:table-row table:style-name="ro1">
          <table:table-cell/>
          <table:table-cell office:value-type="float" office:value="668.36" calcext:value-type="float">
            <text:p>668.36</text:p>
          </table:table-cell>
          <table:table-cell office:value-type="float" office:value="12366.09" calcext:value-type="float">
            <text:p>12366.09</text:p>
          </table:table-cell>
        </table:table-row>
        <table:table-row table:style-name="ro1">
          <table:table-cell/>
          <table:table-cell office:value-type="float" office:value="668.56" calcext:value-type="float">
            <text:p>668.56</text:p>
          </table:table-cell>
          <table:table-cell office:value-type="float" office:value="8798.07" calcext:value-type="float">
            <text:p>8798.07</text:p>
          </table:table-cell>
        </table:table-row>
        <table:table-row table:style-name="ro1">
          <table:table-cell/>
          <table:table-cell office:value-type="float" office:value="668.75" calcext:value-type="float">
            <text:p>668.75</text:p>
          </table:table-cell>
          <table:table-cell office:value-type="float" office:value="12793.89" calcext:value-type="float">
            <text:p>12793.89</text:p>
          </table:table-cell>
        </table:table-row>
        <table:table-row table:style-name="ro1">
          <table:table-cell/>
          <table:table-cell office:value-type="float" office:value="668.95" calcext:value-type="float">
            <text:p>668.95</text:p>
          </table:table-cell>
          <table:table-cell office:value-type="float" office:value="19655.04" calcext:value-type="float">
            <text:p>19655.04</text:p>
          </table:table-cell>
        </table:table-row>
        <table:table-row table:style-name="ro1">
          <table:table-cell/>
          <table:table-cell office:value-type="float" office:value="669.15" calcext:value-type="float">
            <text:p>669.15</text:p>
          </table:table-cell>
          <table:table-cell office:value-type="float" office:value="9611.8" calcext:value-type="float">
            <text:p>9611.8</text:p>
          </table:table-cell>
        </table:table-row>
        <table:table-row table:style-name="ro1">
          <table:table-cell/>
          <table:table-cell office:value-type="float" office:value="669.34" calcext:value-type="float">
            <text:p>669.34</text:p>
          </table:table-cell>
          <table:table-cell office:value-type="float" office:value="10001.37" calcext:value-type="float">
            <text:p>10001.37</text:p>
          </table:table-cell>
        </table:table-row>
        <table:table-row table:style-name="ro1">
          <table:table-cell/>
          <table:table-cell office:value-type="float" office:value="669.54" calcext:value-type="float">
            <text:p>669.54</text:p>
          </table:table-cell>
          <table:table-cell office:value-type="float" office:value="18548.23" calcext:value-type="float">
            <text:p>18548.23</text:p>
          </table:table-cell>
        </table:table-row>
        <table:table-row table:style-name="ro1">
          <table:table-cell/>
          <table:table-cell office:value-type="float" office:value="669.74" calcext:value-type="float">
            <text:p>669.74</text:p>
          </table:table-cell>
          <table:table-cell office:value-type="float" office:value="21444.51" calcext:value-type="float">
            <text:p>21444.51</text:p>
          </table:table-cell>
        </table:table-row>
        <table:table-row table:style-name="ro1">
          <table:table-cell/>
          <table:table-cell office:value-type="float" office:value="669.93" calcext:value-type="float">
            <text:p>669.93</text:p>
          </table:table-cell>
          <table:table-cell office:value-type="float" office:value="17293.96" calcext:value-type="float">
            <text:p>17293.96</text:p>
          </table:table-cell>
        </table:table-row>
        <table:table-row table:style-name="ro1">
          <table:table-cell/>
          <table:table-cell office:value-type="float" office:value="670.13" calcext:value-type="float">
            <text:p>670.13</text:p>
          </table:table-cell>
          <table:table-cell office:value-type="float" office:value="5730.67" calcext:value-type="float">
            <text:p>5730.67</text:p>
          </table:table-cell>
        </table:table-row>
        <table:table-row table:style-name="ro1">
          <table:table-cell/>
          <table:table-cell office:value-type="float" office:value="670.33" calcext:value-type="float">
            <text:p>670.33</text:p>
          </table:table-cell>
          <table:table-cell office:value-type="float" office:value="14195.61" calcext:value-type="float">
            <text:p>14195.61</text:p>
          </table:table-cell>
        </table:table-row>
        <table:table-row table:style-name="ro1">
          <table:table-cell/>
          <table:table-cell office:value-type="float" office:value="670.52" calcext:value-type="float">
            <text:p>670.52</text:p>
          </table:table-cell>
          <table:table-cell office:value-type="float" office:value="6000.09" calcext:value-type="float">
            <text:p>6000.09</text:p>
          </table:table-cell>
        </table:table-row>
        <table:table-row table:style-name="ro1">
          <table:table-cell/>
          <table:table-cell office:value-type="float" office:value="670.72" calcext:value-type="float">
            <text:p>670.72</text:p>
          </table:table-cell>
          <table:table-cell office:value-type="float" office:value="11120.93" calcext:value-type="float">
            <text:p>11120.93</text:p>
          </table:table-cell>
        </table:table-row>
        <table:table-row table:style-name="ro1">
          <table:table-cell/>
          <table:table-cell office:value-type="float" office:value="670.92" calcext:value-type="float">
            <text:p>670.92</text:p>
          </table:table-cell>
          <table:table-cell office:value-type="float" office:value="10278.07" calcext:value-type="float">
            <text:p>10278.07</text:p>
          </table:table-cell>
        </table:table-row>
        <table:table-row table:style-name="ro1">
          <table:table-cell/>
          <table:table-cell office:value-type="float" office:value="671.11" calcext:value-type="float">
            <text:p>671.11</text:p>
          </table:table-cell>
          <table:table-cell office:value-type="float" office:value="13638.56" calcext:value-type="float">
            <text:p>13638.56</text:p>
          </table:table-cell>
        </table:table-row>
        <table:table-row table:style-name="ro1">
          <table:table-cell/>
          <table:table-cell office:value-type="float" office:value="671.31" calcext:value-type="float">
            <text:p>671.31</text:p>
          </table:table-cell>
          <table:table-cell office:value-type="float" office:value="13582.13" calcext:value-type="float">
            <text:p>13582.13</text:p>
          </table:table-cell>
        </table:table-row>
        <table:table-row table:style-name="ro1">
          <table:table-cell/>
          <table:table-cell office:value-type="float" office:value="671.51" calcext:value-type="float">
            <text:p>671.51</text:p>
          </table:table-cell>
          <table:table-cell office:value-type="float" office:value="6249.49" calcext:value-type="float">
            <text:p>6249.49</text:p>
          </table:table-cell>
        </table:table-row>
        <table:table-row table:style-name="ro1">
          <table:table-cell/>
          <table:table-cell office:value-type="float" office:value="671.7" calcext:value-type="float">
            <text:p>671.7</text:p>
          </table:table-cell>
          <table:table-cell office:value-type="float" office:value="19101.63" calcext:value-type="float">
            <text:p>19101.63</text:p>
          </table:table-cell>
        </table:table-row>
        <table:table-row table:style-name="ro1">
          <table:table-cell/>
          <table:table-cell office:value-type="float" office:value="671.9" calcext:value-type="float">
            <text:p>671.9</text:p>
          </table:table-cell>
          <table:table-cell office:value-type="float" office:value="7474.63" calcext:value-type="float">
            <text:p>7474.63</text:p>
          </table:table-cell>
        </table:table-row>
        <table:table-row table:style-name="ro1">
          <table:table-cell/>
          <table:table-cell office:value-type="float" office:value="672.09" calcext:value-type="float">
            <text:p>672.09</text:p>
          </table:table-cell>
          <table:table-cell office:value-type="float" office:value="6690.03" calcext:value-type="float">
            <text:p>6690.03</text:p>
          </table:table-cell>
        </table:table-row>
        <table:table-row table:style-name="ro1">
          <table:table-cell/>
          <table:table-cell office:value-type="float" office:value="672.29" calcext:value-type="float">
            <text:p>672.29</text:p>
          </table:table-cell>
          <table:table-cell office:value-type="float" office:value="8519.55" calcext:value-type="float">
            <text:p>8519.55</text:p>
          </table:table-cell>
        </table:table-row>
        <table:table-row table:style-name="ro1">
          <table:table-cell/>
          <table:table-cell office:value-type="float" office:value="672.49" calcext:value-type="float">
            <text:p>672.49</text:p>
          </table:table-cell>
          <table:table-cell office:value-type="float" office:value="7731.31" calcext:value-type="float">
            <text:p>7731.31</text:p>
          </table:table-cell>
        </table:table-row>
        <table:table-row table:style-name="ro1">
          <table:table-cell/>
          <table:table-cell office:value-type="float" office:value="672.68" calcext:value-type="float">
            <text:p>672.68</text:p>
          </table:table-cell>
          <table:table-cell office:value-type="float" office:value="7352.66" calcext:value-type="float">
            <text:p>7352.66</text:p>
          </table:table-cell>
        </table:table-row>
        <table:table-row table:style-name="ro1">
          <table:table-cell/>
          <table:table-cell office:value-type="float" office:value="672.88" calcext:value-type="float">
            <text:p>672.88</text:p>
          </table:table-cell>
          <table:table-cell office:value-type="float" office:value="17539.71" calcext:value-type="float">
            <text:p>17539.71</text:p>
          </table:table-cell>
        </table:table-row>
        <table:table-row table:style-name="ro1">
          <table:table-cell/>
          <table:table-cell office:value-type="float" office:value="673.08" calcext:value-type="float">
            <text:p>673.08</text:p>
          </table:table-cell>
          <table:table-cell office:value-type="float" office:value="9697.36" calcext:value-type="float">
            <text:p>9697.36</text:p>
          </table:table-cell>
        </table:table-row>
        <table:table-row table:style-name="ro1">
          <table:table-cell/>
          <table:table-cell office:value-type="float" office:value="673.27" calcext:value-type="float">
            <text:p>673.27</text:p>
          </table:table-cell>
          <table:table-cell office:value-type="float" office:value="7456.43" calcext:value-type="float">
            <text:p>7456.43</text:p>
          </table:table-cell>
        </table:table-row>
        <table:table-row table:style-name="ro1">
          <table:table-cell/>
          <table:table-cell office:value-type="float" office:value="673.47" calcext:value-type="float">
            <text:p>673.47</text:p>
          </table:table-cell>
          <table:table-cell office:value-type="float" office:value="13321.81" calcext:value-type="float">
            <text:p>13321.81</text:p>
          </table:table-cell>
        </table:table-row>
        <table:table-row table:style-name="ro1">
          <table:table-cell/>
          <table:table-cell office:value-type="float" office:value="673.67" calcext:value-type="float">
            <text:p>673.67</text:p>
          </table:table-cell>
          <table:table-cell office:value-type="float" office:value="11617.9" calcext:value-type="float">
            <text:p>11617.9</text:p>
          </table:table-cell>
        </table:table-row>
        <table:table-row table:style-name="ro1">
          <table:table-cell/>
          <table:table-cell office:value-type="float" office:value="673.86" calcext:value-type="float">
            <text:p>673.86</text:p>
          </table:table-cell>
          <table:table-cell office:value-type="float" office:value="12502.62" calcext:value-type="float">
            <text:p>12502.62</text:p>
          </table:table-cell>
        </table:table-row>
        <table:table-row table:style-name="ro1">
          <table:table-cell/>
          <table:table-cell office:value-type="float" office:value="674.06" calcext:value-type="float">
            <text:p>674.06</text:p>
          </table:table-cell>
          <table:table-cell office:value-type="float" office:value="11483.19" calcext:value-type="float">
            <text:p>11483.19</text:p>
          </table:table-cell>
        </table:table-row>
        <table:table-row table:style-name="ro1">
          <table:table-cell/>
          <table:table-cell office:value-type="float" office:value="674.25" calcext:value-type="float">
            <text:p>674.25</text:p>
          </table:table-cell>
          <table:table-cell office:value-type="float" office:value="10086.93" calcext:value-type="float">
            <text:p>10086.93</text:p>
          </table:table-cell>
        </table:table-row>
        <table:table-row table:style-name="ro1">
          <table:table-cell/>
          <table:table-cell office:value-type="float" office:value="674.45" calcext:value-type="float">
            <text:p>674.45</text:p>
          </table:table-cell>
          <table:table-cell office:value-type="float" office:value="8199.16" calcext:value-type="float">
            <text:p>8199.16</text:p>
          </table:table-cell>
        </table:table-row>
        <table:table-row table:style-name="ro1">
          <table:table-cell/>
          <table:table-cell office:value-type="float" office:value="674.65" calcext:value-type="float">
            <text:p>674.65</text:p>
          </table:table-cell>
          <table:table-cell office:value-type="float" office:value="13793.3" calcext:value-type="float">
            <text:p>13793.3</text:p>
          </table:table-cell>
        </table:table-row>
        <table:table-row table:style-name="ro1">
          <table:table-cell/>
          <table:table-cell office:value-type="float" office:value="674.84" calcext:value-type="float">
            <text:p>674.84</text:p>
          </table:table-cell>
          <table:table-cell office:value-type="float" office:value="24348.07" calcext:value-type="float">
            <text:p>24348.07</text:p>
          </table:table-cell>
        </table:table-row>
        <table:table-row table:style-name="ro1">
          <table:table-cell/>
          <table:table-cell office:value-type="float" office:value="675.04" calcext:value-type="float">
            <text:p>675.04</text:p>
          </table:table-cell>
          <table:table-cell office:value-type="float" office:value="25391.17" calcext:value-type="float">
            <text:p>25391.17</text:p>
          </table:table-cell>
        </table:table-row>
        <table:table-row table:style-name="ro1">
          <table:table-cell/>
          <table:table-cell office:value-type="float" office:value="675.24" calcext:value-type="float">
            <text:p>675.24</text:p>
          </table:table-cell>
          <table:table-cell office:value-type="float" office:value="14217.45" calcext:value-type="float">
            <text:p>14217.45</text:p>
          </table:table-cell>
        </table:table-row>
        <table:table-row table:style-name="ro1">
          <table:table-cell/>
          <table:table-cell office:value-type="float" office:value="675.43" calcext:value-type="float">
            <text:p>675.43</text:p>
          </table:table-cell>
          <table:table-cell office:value-type="float" office:value="10048.7" calcext:value-type="float">
            <text:p>10048.7</text:p>
          </table:table-cell>
        </table:table-row>
        <table:table-row table:style-name="ro1">
          <table:table-cell/>
          <table:table-cell office:value-type="float" office:value="675.63" calcext:value-type="float">
            <text:p>675.63</text:p>
          </table:table-cell>
          <table:table-cell office:value-type="float" office:value="9187.64" calcext:value-type="float">
            <text:p>9187.64</text:p>
          </table:table-cell>
        </table:table-row>
        <table:table-row table:style-name="ro1">
          <table:table-cell/>
          <table:table-cell office:value-type="float" office:value="675.82" calcext:value-type="float">
            <text:p>675.82</text:p>
          </table:table-cell>
          <table:table-cell office:value-type="float" office:value="12218.64" calcext:value-type="float">
            <text:p>12218.64</text:p>
          </table:table-cell>
        </table:table-row>
        <table:table-row table:style-name="ro1">
          <table:table-cell/>
          <table:table-cell office:value-type="float" office:value="676.02" calcext:value-type="float">
            <text:p>676.02</text:p>
          </table:table-cell>
          <table:table-cell office:value-type="float" office:value="13309.07" calcext:value-type="float">
            <text:p>13309.07</text:p>
          </table:table-cell>
        </table:table-row>
        <table:table-row table:style-name="ro1">
          <table:table-cell/>
          <table:table-cell office:value-type="float" office:value="676.22" calcext:value-type="float">
            <text:p>676.22</text:p>
          </table:table-cell>
          <table:table-cell office:value-type="float" office:value="15198.66" calcext:value-type="float">
            <text:p>15198.66</text:p>
          </table:table-cell>
        </table:table-row>
        <table:table-row table:style-name="ro1">
          <table:table-cell/>
          <table:table-cell office:value-type="float" office:value="676.41" calcext:value-type="float">
            <text:p>676.41</text:p>
          </table:table-cell>
          <table:table-cell office:value-type="float" office:value="15615.53" calcext:value-type="float">
            <text:p>15615.53</text:p>
          </table:table-cell>
        </table:table-row>
        <table:table-row table:style-name="ro1">
          <table:table-cell/>
          <table:table-cell office:value-type="float" office:value="676.61" calcext:value-type="float">
            <text:p>676.61</text:p>
          </table:table-cell>
          <table:table-cell office:value-type="float" office:value="7758.62" calcext:value-type="float">
            <text:p>7758.62</text:p>
          </table:table-cell>
        </table:table-row>
        <table:table-row table:style-name="ro1">
          <table:table-cell/>
          <table:table-cell office:value-type="float" office:value="676.8" calcext:value-type="float">
            <text:p>676.8</text:p>
          </table:table-cell>
          <table:table-cell office:value-type="float" office:value="10052.34" calcext:value-type="float">
            <text:p>10052.34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10858.79" calcext:value-type="float">
            <text:p>10858.79</text:p>
          </table:table-cell>
        </table:table-row>
        <table:table-row table:style-name="ro1">
          <table:table-cell/>
          <table:table-cell office:value-type="float" office:value="677.2" calcext:value-type="float">
            <text:p>677.2</text:p>
          </table:table-cell>
          <table:table-cell office:value-type="float" office:value="8903.66" calcext:value-type="float">
            <text:p>8903.66</text:p>
          </table:table-cell>
        </table:table-row>
        <table:table-row table:style-name="ro1">
          <table:table-cell/>
          <table:table-cell office:value-type="float" office:value="677.39" calcext:value-type="float">
            <text:p>677.39</text:p>
          </table:table-cell>
          <table:table-cell office:value-type="float" office:value="16418.34" calcext:value-type="float">
            <text:p>16418.34</text:p>
          </table:table-cell>
        </table:table-row>
        <table:table-row table:style-name="ro1">
          <table:table-cell/>
          <table:table-cell office:value-type="float" office:value="677.59" calcext:value-type="float">
            <text:p>677.59</text:p>
          </table:table-cell>
          <table:table-cell office:value-type="float" office:value="11182.82" calcext:value-type="float">
            <text:p>11182.82</text:p>
          </table:table-cell>
        </table:table-row>
        <table:table-row table:style-name="ro1">
          <table:table-cell/>
          <table:table-cell office:value-type="float" office:value="677.78" calcext:value-type="float">
            <text:p>677.78</text:p>
          </table:table-cell>
          <table:table-cell office:value-type="float" office:value="11623.36" calcext:value-type="float">
            <text:p>11623.36</text:p>
          </table:table-cell>
        </table:table-row>
        <table:table-row table:style-name="ro1">
          <table:table-cell/>
          <table:table-cell office:value-type="float" office:value="677.98" calcext:value-type="float">
            <text:p>677.98</text:p>
          </table:table-cell>
          <table:table-cell office:value-type="float" office:value="8932.78" calcext:value-type="float">
            <text:p>8932.78</text:p>
          </table:table-cell>
        </table:table-row>
        <table:table-row table:style-name="ro1">
          <table:table-cell/>
          <table:table-cell office:value-type="float" office:value="678.18" calcext:value-type="float">
            <text:p>678.18</text:p>
          </table:table-cell>
          <table:table-cell office:value-type="float" office:value="19289.14" calcext:value-type="float">
            <text:p>19289.14</text:p>
          </table:table-cell>
        </table:table-row>
        <table:table-row table:style-name="ro1">
          <table:table-cell/>
          <table:table-cell office:value-type="float" office:value="678.37" calcext:value-type="float">
            <text:p>678.37</text:p>
          </table:table-cell>
          <table:table-cell office:value-type="float" office:value="22203.62" calcext:value-type="float">
            <text:p>22203.62</text:p>
          </table:table-cell>
        </table:table-row>
        <table:table-row table:style-name="ro1">
          <table:table-cell/>
          <table:table-cell office:value-type="float" office:value="678.57" calcext:value-type="float">
            <text:p>678.57</text:p>
          </table:table-cell>
          <table:table-cell office:value-type="float" office:value="8100.85" calcext:value-type="float">
            <text:p>8100.85</text:p>
          </table:table-cell>
        </table:table-row>
        <table:table-row table:style-name="ro1">
          <table:table-cell/>
          <table:table-cell office:value-type="float" office:value="678.76" calcext:value-type="float">
            <text:p>678.76</text:p>
          </table:table-cell>
          <table:table-cell office:value-type="float" office:value="9948.58" calcext:value-type="float">
            <text:p>9948.58</text:p>
          </table:table-cell>
        </table:table-row>
        <table:table-row table:style-name="ro1">
          <table:table-cell/>
          <table:table-cell office:value-type="float" office:value="678.96" calcext:value-type="float">
            <text:p>678.96</text:p>
          </table:table-cell>
          <table:table-cell office:value-type="float" office:value="14182.87" calcext:value-type="float">
            <text:p>14182.87</text:p>
          </table:table-cell>
        </table:table-row>
        <table:table-row table:style-name="ro1">
          <table:table-cell/>
          <table:table-cell office:value-type="float" office:value="679.16" calcext:value-type="float">
            <text:p>679.16</text:p>
          </table:table-cell>
          <table:table-cell office:value-type="float" office:value="10918.86" calcext:value-type="float">
            <text:p>10918.86</text:p>
          </table:table-cell>
        </table:table-row>
        <table:table-row table:style-name="ro1">
          <table:table-cell/>
          <table:table-cell office:value-type="float" office:value="679.35" calcext:value-type="float">
            <text:p>679.35</text:p>
          </table:table-cell>
          <table:table-cell office:value-type="float" office:value="8137.26" calcext:value-type="float">
            <text:p>8137.26</text:p>
          </table:table-cell>
        </table:table-row>
        <table:table-row table:style-name="ro1">
          <table:table-cell/>
          <table:table-cell office:value-type="float" office:value="679.55" calcext:value-type="float">
            <text:p>679.55</text:p>
          </table:table-cell>
          <table:table-cell office:value-type="float" office:value="11119.1" calcext:value-type="float">
            <text:p>11119.1</text:p>
          </table:table-cell>
        </table:table-row>
        <table:table-row table:style-name="ro1">
          <table:table-cell/>
          <table:table-cell office:value-type="float" office:value="679.74" calcext:value-type="float">
            <text:p>679.74</text:p>
          </table:table-cell>
          <table:table-cell office:value-type="float" office:value="14417.7" calcext:value-type="float">
            <text:p>14417.7</text:p>
          </table:table-cell>
        </table:table-row>
        <table:table-row table:style-name="ro1">
          <table:table-cell/>
          <table:table-cell office:value-type="float" office:value="679.94" calcext:value-type="float">
            <text:p>679.94</text:p>
          </table:table-cell>
          <table:table-cell office:value-type="float" office:value="10043.24" calcext:value-type="float">
            <text:p>10043.24</text:p>
          </table:table-cell>
        </table:table-row>
        <table:table-row table:style-name="ro1">
          <table:table-cell/>
          <table:table-cell office:value-type="float" office:value="680.14" calcext:value-type="float">
            <text:p>680.14</text:p>
          </table:table-cell>
          <table:table-cell office:value-type="float" office:value="11419.47" calcext:value-type="float">
            <text:p>11419.47</text:p>
          </table:table-cell>
        </table:table-row>
        <table:table-row table:style-name="ro1">
          <table:table-cell/>
          <table:table-cell office:value-type="float" office:value="680.33" calcext:value-type="float">
            <text:p>680.33</text:p>
          </table:table-cell>
          <table:table-cell office:value-type="float" office:value="14095.49" calcext:value-type="float">
            <text:p>14095.49</text:p>
          </table:table-cell>
        </table:table-row>
        <table:table-row table:style-name="ro1">
          <table:table-cell/>
          <table:table-cell office:value-type="float" office:value="680.53" calcext:value-type="float">
            <text:p>680.53</text:p>
          </table:table-cell>
          <table:table-cell office:value-type="float" office:value="13975.34" calcext:value-type="float">
            <text:p>13975.34</text:p>
          </table:table-cell>
        </table:table-row>
        <table:table-row table:style-name="ro1">
          <table:table-cell/>
          <table:table-cell office:value-type="float" office:value="680.72" calcext:value-type="float">
            <text:p>680.72</text:p>
          </table:table-cell>
          <table:table-cell office:value-type="float" office:value="8654.26" calcext:value-type="float">
            <text:p>8654.26</text:p>
          </table:table-cell>
        </table:table-row>
        <table:table-row table:style-name="ro1">
          <table:table-cell/>
          <table:table-cell office:value-type="float" office:value="680.92" calcext:value-type="float">
            <text:p>680.92</text:p>
          </table:table-cell>
          <table:table-cell office:value-type="float" office:value="9065.68" calcext:value-type="float">
            <text:p>9065.68</text:p>
          </table:table-cell>
        </table:table-row>
        <table:table-row table:style-name="ro1">
          <table:table-cell/>
          <table:table-cell office:value-type="float" office:value="681.11" calcext:value-type="float">
            <text:p>681.11</text:p>
          </table:table-cell>
          <table:table-cell office:value-type="float" office:value="6338.69" calcext:value-type="float">
            <text:p>6338.69</text:p>
          </table:table-cell>
        </table:table-row>
        <table:table-row table:style-name="ro1">
          <table:table-cell/>
          <table:table-cell office:value-type="float" office:value="681.31" calcext:value-type="float">
            <text:p>681.31</text:p>
          </table:table-cell>
          <table:table-cell office:value-type="float" office:value="18489.97" calcext:value-type="float">
            <text:p>18489.97</text:p>
          </table:table-cell>
        </table:table-row>
        <table:table-row table:style-name="ro1">
          <table:table-cell/>
          <table:table-cell office:value-type="float" office:value="681.51" calcext:value-type="float">
            <text:p>681.51</text:p>
          </table:table-cell>
          <table:table-cell office:value-type="float" office:value="11317.53" calcext:value-type="float">
            <text:p>11317.53</text:p>
          </table:table-cell>
        </table:table-row>
        <table:table-row table:style-name="ro1">
          <table:table-cell/>
          <table:table-cell office:value-type="float" office:value="681.7" calcext:value-type="float">
            <text:p>681.7</text:p>
          </table:table-cell>
          <table:table-cell office:value-type="float" office:value="11967.42" calcext:value-type="float">
            <text:p>11967.42</text:p>
          </table:table-cell>
        </table:table-row>
        <table:table-row table:style-name="ro1">
          <table:table-cell/>
          <table:table-cell office:value-type="float" office:value="681.9" calcext:value-type="float">
            <text:p>681.9</text:p>
          </table:table-cell>
          <table:table-cell office:value-type="float" office:value="11947.39" calcext:value-type="float">
            <text:p>11947.39</text:p>
          </table:table-cell>
        </table:table-row>
        <table:table-row table:style-name="ro1">
          <table:table-cell/>
          <table:table-cell office:value-type="float" office:value="682.09" calcext:value-type="float">
            <text:p>682.09</text:p>
          </table:table-cell>
          <table:table-cell office:value-type="float" office:value="12875.81" calcext:value-type="float">
            <text:p>12875.81</text:p>
          </table:table-cell>
        </table:table-row>
        <table:table-row table:style-name="ro1">
          <table:table-cell/>
          <table:table-cell office:value-type="float" office:value="682.29" calcext:value-type="float">
            <text:p>682.29</text:p>
          </table:table-cell>
          <table:table-cell office:value-type="float" office:value="12899.47" calcext:value-type="float">
            <text:p>12899.47</text:p>
          </table:table-cell>
        </table:table-row>
        <table:table-row table:style-name="ro1">
          <table:table-cell/>
          <table:table-cell office:value-type="float" office:value="682.48" calcext:value-type="float">
            <text:p>682.48</text:p>
          </table:table-cell>
          <table:table-cell office:value-type="float" office:value="5918.17" calcext:value-type="float">
            <text:p>5918.17</text:p>
          </table:table-cell>
        </table:table-row>
        <table:table-row table:style-name="ro1">
          <table:table-cell/>
          <table:table-cell office:value-type="float" office:value="682.68" calcext:value-type="float">
            <text:p>682.68</text:p>
          </table:table-cell>
          <table:table-cell office:value-type="float" office:value="12375.19" calcext:value-type="float">
            <text:p>12375.19</text:p>
          </table:table-cell>
        </table:table-row>
        <table:table-row table:style-name="ro1">
          <table:table-cell/>
          <table:table-cell office:value-type="float" office:value="682.88" calcext:value-type="float">
            <text:p>682.88</text:p>
          </table:table-cell>
          <table:table-cell office:value-type="float" office:value="6171.21" calcext:value-type="float">
            <text:p>6171.21</text:p>
          </table:table-cell>
        </table:table-row>
        <table:table-row table:style-name="ro1">
          <table:table-cell/>
          <table:table-cell office:value-type="float" office:value="683.07" calcext:value-type="float">
            <text:p>683.07</text:p>
          </table:table-cell>
          <table:table-cell office:value-type="float" office:value="11623.36" calcext:value-type="float">
            <text:p>11623.36</text:p>
          </table:table-cell>
        </table:table-row>
        <table:table-row table:style-name="ro1">
          <table:table-cell/>
          <table:table-cell office:value-type="float" office:value="683.27" calcext:value-type="float">
            <text:p>683.27</text:p>
          </table:table-cell>
          <table:table-cell office:value-type="float" office:value="10751.38" calcext:value-type="float">
            <text:p>10751.38</text:p>
          </table:table-cell>
        </table:table-row>
        <table:table-row table:style-name="ro1">
          <table:table-cell/>
          <table:table-cell office:value-type="float" office:value="683.46" calcext:value-type="float">
            <text:p>683.46</text:p>
          </table:table-cell>
          <table:table-cell office:value-type="float" office:value="15156.79" calcext:value-type="float">
            <text:p>15156.79</text:p>
          </table:table-cell>
        </table:table-row>
        <table:table-row table:style-name="ro1">
          <table:table-cell/>
          <table:table-cell office:value-type="float" office:value="683.66" calcext:value-type="float">
            <text:p>683.66</text:p>
          </table:table-cell>
          <table:table-cell office:value-type="float" office:value="10815.1" calcext:value-type="float">
            <text:p>10815.1</text:p>
          </table:table-cell>
        </table:table-row>
        <table:table-row table:style-name="ro1">
          <table:table-cell/>
          <table:table-cell office:value-type="float" office:value="683.85" calcext:value-type="float">
            <text:p>683.85</text:p>
          </table:table-cell>
          <table:table-cell office:value-type="float" office:value="11554.18" calcext:value-type="float">
            <text:p>11554.18</text:p>
          </table:table-cell>
        </table:table-row>
        <table:table-row table:style-name="ro1">
          <table:table-cell/>
          <table:table-cell office:value-type="float" office:value="684.05" calcext:value-type="float">
            <text:p>684.05</text:p>
          </table:table-cell>
          <table:table-cell office:value-type="float" office:value="8776.23" calcext:value-type="float">
            <text:p>8776.23</text:p>
          </table:table-cell>
        </table:table-row>
        <table:table-row table:style-name="ro1">
          <table:table-cell/>
          <table:table-cell office:value-type="float" office:value="684.25" calcext:value-type="float">
            <text:p>684.25</text:p>
          </table:table-cell>
          <table:table-cell office:value-type="float" office:value="14725.35" calcext:value-type="float">
            <text:p>14725.35</text:p>
          </table:table-cell>
        </table:table-row>
        <table:table-row table:style-name="ro1">
          <table:table-cell/>
          <table:table-cell office:value-type="float" office:value="684.44" calcext:value-type="float">
            <text:p>684.44</text:p>
          </table:table-cell>
          <table:table-cell office:value-type="float" office:value="10103.31" calcext:value-type="float">
            <text:p>10103.31</text:p>
          </table:table-cell>
        </table:table-row>
        <table:table-row table:style-name="ro1">
          <table:table-cell/>
          <table:table-cell office:value-type="float" office:value="684.64" calcext:value-type="float">
            <text:p>684.64</text:p>
          </table:table-cell>
          <table:table-cell office:value-type="float" office:value="14426.8" calcext:value-type="float">
            <text:p>14426.8</text:p>
          </table:table-cell>
        </table:table-row>
        <table:table-row table:style-name="ro1">
          <table:table-cell/>
          <table:table-cell office:value-type="float" office:value="684.83" calcext:value-type="float">
            <text:p>684.83</text:p>
          </table:table-cell>
          <table:table-cell office:value-type="float" office:value="12580.9" calcext:value-type="float">
            <text:p>12580.9</text:p>
          </table:table-cell>
        </table:table-row>
        <table:table-row table:style-name="ro1">
          <table:table-cell/>
          <table:table-cell office:value-type="float" office:value="685.03" calcext:value-type="float">
            <text:p>685.03</text:p>
          </table:table-cell>
          <table:table-cell office:value-type="float" office:value="22172.68" calcext:value-type="float">
            <text:p>22172.68</text:p>
          </table:table-cell>
        </table:table-row>
        <table:table-row table:style-name="ro1">
          <table:table-cell/>
          <table:table-cell office:value-type="float" office:value="685.22" calcext:value-type="float">
            <text:p>685.22</text:p>
          </table:table-cell>
          <table:table-cell office:value-type="float" office:value="8663.36" calcext:value-type="float">
            <text:p>8663.36</text:p>
          </table:table-cell>
        </table:table-row>
        <table:table-row table:style-name="ro1">
          <table:table-cell/>
          <table:table-cell office:value-type="float" office:value="685.42" calcext:value-type="float">
            <text:p>685.42</text:p>
          </table:table-cell>
          <table:table-cell office:value-type="float" office:value="14603.38" calcext:value-type="float">
            <text:p>14603.38</text:p>
          </table:table-cell>
        </table:table-row>
        <table:table-row table:style-name="ro1">
          <table:table-cell/>
          <table:table-cell office:value-type="float" office:value="685.61" calcext:value-type="float">
            <text:p>685.61</text:p>
          </table:table-cell>
          <table:table-cell office:value-type="float" office:value="10225.28" calcext:value-type="float">
            <text:p>10225.28</text:p>
          </table:table-cell>
        </table:table-row>
        <table:table-row table:style-name="ro1">
          <table:table-cell/>
          <table:table-cell office:value-type="float" office:value="685.81" calcext:value-type="float">
            <text:p>685.81</text:p>
          </table:table-cell>
          <table:table-cell office:value-type="float" office:value="14000.82" calcext:value-type="float">
            <text:p>14000.82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6218.54" calcext:value-type="float">
            <text:p>6218.54</text:p>
          </table:table-cell>
        </table:table-row>
        <table:table-row table:style-name="ro1">
          <table:table-cell/>
          <table:table-cell office:value-type="float" office:value="686.2" calcext:value-type="float">
            <text:p>686.2</text:p>
          </table:table-cell>
          <table:table-cell office:value-type="float" office:value="13543.9" calcext:value-type="float">
            <text:p>13543.9</text:p>
          </table:table-cell>
        </table:table-row>
        <table:table-row table:style-name="ro1">
          <table:table-cell/>
          <table:table-cell office:value-type="float" office:value="686.4" calcext:value-type="float">
            <text:p>686.4</text:p>
          </table:table-cell>
          <table:table-cell office:value-type="float" office:value="16259.96" calcext:value-type="float">
            <text:p>16259.96</text:p>
          </table:table-cell>
        </table:table-row>
        <table:table-row table:style-name="ro1">
          <table:table-cell/>
          <table:table-cell office:value-type="float" office:value="686.59" calcext:value-type="float">
            <text:p>686.59</text:p>
          </table:table-cell>
          <table:table-cell office:value-type="float" office:value="23632.65" calcext:value-type="float">
            <text:p>23632.65</text:p>
          </table:table-cell>
        </table:table-row>
        <table:table-row table:style-name="ro1">
          <table:table-cell/>
          <table:table-cell office:value-type="float" office:value="686.79" calcext:value-type="float">
            <text:p>686.79</text:p>
          </table:table-cell>
          <table:table-cell office:value-type="float" office:value="20452.38" calcext:value-type="float">
            <text:p>20452.38</text:p>
          </table:table-cell>
        </table:table-row>
        <table:table-row table:style-name="ro1">
          <table:table-cell/>
          <table:table-cell office:value-type="float" office:value="686.98" calcext:value-type="float">
            <text:p>686.98</text:p>
          </table:table-cell>
          <table:table-cell office:value-type="float" office:value="12533.57" calcext:value-type="float">
            <text:p>12533.57</text:p>
          </table:table-cell>
        </table:table-row>
        <table:table-row table:style-name="ro1">
          <table:table-cell/>
          <table:table-cell office:value-type="float" office:value="687.18" calcext:value-type="float">
            <text:p>687.18</text:p>
          </table:table-cell>
          <table:table-cell office:value-type="float" office:value="14064.54" calcext:value-type="float">
            <text:p>14064.54</text:p>
          </table:table-cell>
        </table:table-row>
        <table:table-row table:style-name="ro1">
          <table:table-cell/>
          <table:table-cell office:value-type="float" office:value="687.37" calcext:value-type="float">
            <text:p>687.37</text:p>
          </table:table-cell>
          <table:table-cell office:value-type="float" office:value="10840.58" calcext:value-type="float">
            <text:p>10840.58</text:p>
          </table:table-cell>
        </table:table-row>
        <table:table-row table:style-name="ro1">
          <table:table-cell/>
          <table:table-cell office:value-type="float" office:value="687.57" calcext:value-type="float">
            <text:p>687.57</text:p>
          </table:table-cell>
          <table:table-cell office:value-type="float" office:value="9981.34" calcext:value-type="float">
            <text:p>9981.34</text:p>
          </table:table-cell>
        </table:table-row>
        <table:table-row table:style-name="ro1">
          <table:table-cell/>
          <table:table-cell office:value-type="float" office:value="687.76" calcext:value-type="float">
            <text:p>687.76</text:p>
          </table:table-cell>
          <table:table-cell office:value-type="float" office:value="19092.53" calcext:value-type="float">
            <text:p>19092.53</text:p>
          </table:table-cell>
        </table:table-row>
        <table:table-row table:style-name="ro1">
          <table:table-cell/>
          <table:table-cell office:value-type="float" office:value="687.96" calcext:value-type="float">
            <text:p>687.96</text:p>
          </table:table-cell>
          <table:table-cell office:value-type="float" office:value="15999.64" calcext:value-type="float">
            <text:p>15999.64</text:p>
          </table:table-cell>
        </table:table-row>
        <table:table-row table:style-name="ro1">
          <table:table-cell/>
          <table:table-cell office:value-type="float" office:value="688.15" calcext:value-type="float">
            <text:p>688.15</text:p>
          </table:table-cell>
          <table:table-cell office:value-type="float" office:value="14774.5" calcext:value-type="float">
            <text:p>14774.5</text:p>
          </table:table-cell>
        </table:table-row>
        <table:table-row table:style-name="ro1">
          <table:table-cell/>
          <table:table-cell office:value-type="float" office:value="688.35" calcext:value-type="float">
            <text:p>688.35</text:p>
          </table:table-cell>
          <table:table-cell office:value-type="float" office:value="6371.46" calcext:value-type="float">
            <text:p>6371.46</text:p>
          </table:table-cell>
        </table:table-row>
        <table:table-row table:style-name="ro1">
          <table:table-cell/>
          <table:table-cell office:value-type="float" office:value="688.54" calcext:value-type="float">
            <text:p>688.54</text:p>
          </table:table-cell>
          <table:table-cell office:value-type="float" office:value="9551.73" calcext:value-type="float">
            <text:p>9551.73</text:p>
          </table:table-cell>
        </table:table-row>
        <table:table-row table:style-name="ro1">
          <table:table-cell/>
          <table:table-cell office:value-type="float" office:value="688.74" calcext:value-type="float">
            <text:p>688.74</text:p>
          </table:table-cell>
          <table:table-cell office:value-type="float" office:value="7458.25" calcext:value-type="float">
            <text:p>7458.25</text:p>
          </table:table-cell>
        </table:table-row>
        <table:table-row table:style-name="ro1">
          <table:table-cell/>
          <table:table-cell office:value-type="float" office:value="688.93" calcext:value-type="float">
            <text:p>688.93</text:p>
          </table:table-cell>
          <table:table-cell office:value-type="float" office:value="12737.46" calcext:value-type="float">
            <text:p>12737.46</text:p>
          </table:table-cell>
        </table:table-row>
        <table:table-row table:style-name="ro1">
          <table:table-cell/>
          <table:table-cell office:value-type="float" office:value="689.13" calcext:value-type="float">
            <text:p>689.13</text:p>
          </table:table-cell>
          <table:table-cell office:value-type="float" office:value="10842.4" calcext:value-type="float">
            <text:p>10842.4</text:p>
          </table:table-cell>
        </table:table-row>
        <table:table-row table:style-name="ro1">
          <table:table-cell/>
          <table:table-cell office:value-type="float" office:value="689.32" calcext:value-type="float">
            <text:p>689.32</text:p>
          </table:table-cell>
          <table:table-cell office:value-type="float" office:value="19103.45" calcext:value-type="float">
            <text:p>19103.45</text:p>
          </table:table-cell>
        </table:table-row>
        <table:table-row table:style-name="ro1">
          <table:table-cell/>
          <table:table-cell office:value-type="float" office:value="689.52" calcext:value-type="float">
            <text:p>689.52</text:p>
          </table:table-cell>
          <table:table-cell office:value-type="float" office:value="17315.8" calcext:value-type="float">
            <text:p>17315.8</text:p>
          </table:table-cell>
        </table:table-row>
        <table:table-row table:style-name="ro1">
          <table:table-cell/>
          <table:table-cell office:value-type="float" office:value="689.72" calcext:value-type="float">
            <text:p>689.72</text:p>
          </table:table-cell>
          <table:table-cell office:value-type="float" office:value="6065.63" calcext:value-type="float">
            <text:p>6065.63</text:p>
          </table:table-cell>
        </table:table-row>
        <table:table-row table:style-name="ro1">
          <table:table-cell/>
          <table:table-cell office:value-type="float" office:value="689.91" calcext:value-type="float">
            <text:p>689.91</text:p>
          </table:table-cell>
          <table:table-cell office:value-type="float" office:value="15198.66" calcext:value-type="float">
            <text:p>15198.66</text:p>
          </table:table-cell>
        </table:table-row>
        <table:table-row table:style-name="ro1">
          <table:table-cell/>
          <table:table-cell office:value-type="float" office:value="690.11" calcext:value-type="float">
            <text:p>690.11</text:p>
          </table:table-cell>
          <table:table-cell office:value-type="float" office:value="9325.99" calcext:value-type="float">
            <text:p>9325.99</text:p>
          </table:table-cell>
        </table:table-row>
        <table:table-row table:style-name="ro1">
          <table:table-cell/>
          <table:table-cell office:value-type="float" office:value="690.3" calcext:value-type="float">
            <text:p>690.3</text:p>
          </table:table-cell>
          <table:table-cell office:value-type="float" office:value="10316.3" calcext:value-type="float">
            <text:p>10316.3</text:p>
          </table:table-cell>
        </table:table-row>
        <table:table-row table:style-name="ro1">
          <table:table-cell/>
          <table:table-cell office:value-type="float" office:value="690.5" calcext:value-type="float">
            <text:p>690.5</text:p>
          </table:table-cell>
          <table:table-cell office:value-type="float" office:value="8861.79" calcext:value-type="float">
            <text:p>8861.79</text:p>
          </table:table-cell>
        </table:table-row>
        <table:table-row table:style-name="ro1">
          <table:table-cell/>
          <table:table-cell office:value-type="float" office:value="690.69" calcext:value-type="float">
            <text:p>690.69</text:p>
          </table:table-cell>
          <table:table-cell office:value-type="float" office:value="8969.19" calcext:value-type="float">
            <text:p>8969.19</text:p>
          </table:table-cell>
        </table:table-row>
        <table:table-row table:style-name="ro1">
          <table:table-cell/>
          <table:table-cell office:value-type="float" office:value="690.89" calcext:value-type="float">
            <text:p>690.89</text:p>
          </table:table-cell>
          <table:table-cell office:value-type="float" office:value="15633.74" calcext:value-type="float">
            <text:p>15633.74</text:p>
          </table:table-cell>
        </table:table-row>
        <table:table-row table:style-name="ro1">
          <table:table-cell/>
          <table:table-cell office:value-type="float" office:value="691.08" calcext:value-type="float">
            <text:p>691.08</text:p>
          </table:table-cell>
          <table:table-cell office:value-type="float" office:value="8543.22" calcext:value-type="float">
            <text:p>8543.22</text:p>
          </table:table-cell>
        </table:table-row>
        <table:table-row table:style-name="ro1">
          <table:table-cell/>
          <table:table-cell office:value-type="float" office:value="691.28" calcext:value-type="float">
            <text:p>691.28</text:p>
          </table:table-cell>
          <table:table-cell office:value-type="float" office:value="11628.82" calcext:value-type="float">
            <text:p>11628.82</text:p>
          </table:table-cell>
        </table:table-row>
        <table:table-row table:style-name="ro1">
          <table:table-cell/>
          <table:table-cell office:value-type="float" office:value="691.47" calcext:value-type="float">
            <text:p>691.47</text:p>
          </table:table-cell>
          <table:table-cell office:value-type="float" office:value="8251.95" calcext:value-type="float">
            <text:p>8251.95</text:p>
          </table:table-cell>
        </table:table-row>
        <table:table-row table:style-name="ro1">
          <table:table-cell/>
          <table:table-cell office:value-type="float" office:value="691.67" calcext:value-type="float">
            <text:p>691.67</text:p>
          </table:table-cell>
          <table:table-cell office:value-type="float" office:value="14581.54" calcext:value-type="float">
            <text:p>14581.54</text:p>
          </table:table-cell>
        </table:table-row>
        <table:table-row table:style-name="ro1">
          <table:table-cell/>
          <table:table-cell office:value-type="float" office:value="691.86" calcext:value-type="float">
            <text:p>691.86</text:p>
          </table:table-cell>
          <table:table-cell office:value-type="float" office:value="8863.61" calcext:value-type="float">
            <text:p>8863.61</text:p>
          </table:table-cell>
        </table:table-row>
        <table:table-row table:style-name="ro1">
          <table:table-cell/>
          <table:table-cell office:value-type="float" office:value="692.06" calcext:value-type="float">
            <text:p>692.06</text:p>
          </table:table-cell>
          <table:table-cell office:value-type="float" office:value="19929.92" calcext:value-type="float">
            <text:p>19929.92</text:p>
          </table:table-cell>
        </table:table-row>
        <table:table-row table:style-name="ro1">
          <table:table-cell/>
          <table:table-cell office:value-type="float" office:value="692.25" calcext:value-type="float">
            <text:p>692.25</text:p>
          </table:table-cell>
          <table:table-cell office:value-type="float" office:value="12162.2" calcext:value-type="float">
            <text:p>12162.2</text:p>
          </table:table-cell>
        </table:table-row>
        <table:table-row table:style-name="ro1">
          <table:table-cell/>
          <table:table-cell office:value-type="float" office:value="692.45" calcext:value-type="float">
            <text:p>692.45</text:p>
          </table:table-cell>
          <table:table-cell office:value-type="float" office:value="13482.01" calcext:value-type="float">
            <text:p>13482.01</text:p>
          </table:table-cell>
        </table:table-row>
        <table:table-row table:style-name="ro1">
          <table:table-cell/>
          <table:table-cell office:value-type="float" office:value="692.64" calcext:value-type="float">
            <text:p>692.64</text:p>
          </table:table-cell>
          <table:table-cell office:value-type="float" office:value="25407.56" calcext:value-type="float">
            <text:p>25407.56</text:p>
          </table:table-cell>
        </table:table-row>
        <table:table-row table:style-name="ro1">
          <table:table-cell/>
          <table:table-cell office:value-type="float" office:value="692.84" calcext:value-type="float">
            <text:p>692.84</text:p>
          </table:table-cell>
          <table:table-cell office:value-type="float" office:value="14241.12" calcext:value-type="float">
            <text:p>14241.12</text:p>
          </table:table-cell>
        </table:table-row>
        <table:table-row table:style-name="ro1">
          <table:table-cell/>
          <table:table-cell office:value-type="float" office:value="693.03" calcext:value-type="float">
            <text:p>693.03</text:p>
          </table:table-cell>
          <table:table-cell office:value-type="float" office:value="12067.54" calcext:value-type="float">
            <text:p>12067.54</text:p>
          </table:table-cell>
        </table:table-row>
        <table:table-row table:style-name="ro1">
          <table:table-cell/>
          <table:table-cell office:value-type="float" office:value="693.23" calcext:value-type="float">
            <text:p>693.23</text:p>
          </table:table-cell>
          <table:table-cell office:value-type="float" office:value="12427.98" calcext:value-type="float">
            <text:p>12427.98</text:p>
          </table:table-cell>
        </table:table-row>
        <table:table-row table:style-name="ro1">
          <table:table-cell/>
          <table:table-cell office:value-type="float" office:value="693.42" calcext:value-type="float">
            <text:p>693.42</text:p>
          </table:table-cell>
          <table:table-cell office:value-type="float" office:value="11903.7" calcext:value-type="float">
            <text:p>11903.7</text:p>
          </table:table-cell>
        </table:table-row>
        <table:table-row table:style-name="ro1">
          <table:table-cell/>
          <table:table-cell office:value-type="float" office:value="693.62" calcext:value-type="float">
            <text:p>693.62</text:p>
          </table:table-cell>
          <table:table-cell office:value-type="float" office:value="12562.7" calcext:value-type="float">
            <text:p>12562.7</text:p>
          </table:table-cell>
        </table:table-row>
        <table:table-row table:style-name="ro1">
          <table:table-cell/>
          <table:table-cell office:value-type="float" office:value="693.81" calcext:value-type="float">
            <text:p>693.81</text:p>
          </table:table-cell>
          <table:table-cell office:value-type="float" office:value="9744.69" calcext:value-type="float">
            <text:p>9744.69</text:p>
          </table:table-cell>
        </table:table-row>
        <table:table-row table:style-name="ro1">
          <table:table-cell/>
          <table:table-cell office:value-type="float" office:value="694.01" calcext:value-type="float">
            <text:p>694.01</text:p>
          </table:table-cell>
          <table:table-cell office:value-type="float" office:value="12003.83" calcext:value-type="float">
            <text:p>12003.83</text:p>
          </table:table-cell>
        </table:table-row>
        <table:table-row table:style-name="ro1">
          <table:table-cell/>
          <table:table-cell office:value-type="float" office:value="694.2" calcext:value-type="float">
            <text:p>694.2</text:p>
          </table:table-cell>
          <table:table-cell office:value-type="float" office:value="12979.57" calcext:value-type="float">
            <text:p>12979.57</text:p>
          </table:table-cell>
        </table:table-row>
        <table:table-row table:style-name="ro1">
          <table:table-cell/>
          <table:table-cell office:value-type="float" office:value="694.39" calcext:value-type="float">
            <text:p>694.39</text:p>
          </table:table-cell>
          <table:table-cell office:value-type="float" office:value="12934.06" calcext:value-type="float">
            <text:p>12934.06</text:p>
          </table:table-cell>
        </table:table-row>
        <table:table-row table:style-name="ro1">
          <table:table-cell/>
          <table:table-cell office:value-type="float" office:value="694.59" calcext:value-type="float">
            <text:p>694.59</text:p>
          </table:table-cell>
          <table:table-cell office:value-type="float" office:value="5690.62" calcext:value-type="float">
            <text:p>5690.62</text:p>
          </table:table-cell>
        </table:table-row>
        <table:table-row table:style-name="ro1">
          <table:table-cell/>
          <table:table-cell office:value-type="float" office:value="694.78" calcext:value-type="float">
            <text:p>694.78</text:p>
          </table:table-cell>
          <table:table-cell office:value-type="float" office:value="16729.63" calcext:value-type="float">
            <text:p>16729.63</text:p>
          </table:table-cell>
        </table:table-row>
        <table:table-row table:style-name="ro1">
          <table:table-cell/>
          <table:table-cell office:value-type="float" office:value="694.98" calcext:value-type="float">
            <text:p>694.98</text:p>
          </table:table-cell>
          <table:table-cell office:value-type="float" office:value="11408.55" calcext:value-type="float">
            <text:p>11408.55</text:p>
          </table:table-cell>
        </table:table-row>
        <table:table-row table:style-name="ro1">
          <table:table-cell/>
          <table:table-cell office:value-type="float" office:value="695.17" calcext:value-type="float">
            <text:p>695.17</text:p>
          </table:table-cell>
          <table:table-cell office:value-type="float" office:value="8575.98" calcext:value-type="float">
            <text:p>8575.98</text:p>
          </table:table-cell>
        </table:table-row>
        <table:table-row table:style-name="ro1">
          <table:table-cell/>
          <table:table-cell office:value-type="float" office:value="695.37" calcext:value-type="float">
            <text:p>695.37</text:p>
          </table:table-cell>
          <table:table-cell office:value-type="float" office:value="6433.35" calcext:value-type="float">
            <text:p>6433.35</text:p>
          </table:table-cell>
        </table:table-row>
        <table:table-row table:style-name="ro1">
          <table:table-cell/>
          <table:table-cell office:value-type="float" office:value="695.56" calcext:value-type="float">
            <text:p>695.56</text:p>
          </table:table-cell>
          <table:table-cell office:value-type="float" office:value="16698.68" calcext:value-type="float">
            <text:p>16698.68</text:p>
          </table:table-cell>
        </table:table-row>
        <table:table-row table:style-name="ro1">
          <table:table-cell/>
          <table:table-cell office:value-type="float" office:value="695.76" calcext:value-type="float">
            <text:p>695.76</text:p>
          </table:table-cell>
          <table:table-cell office:value-type="float" office:value="6837.48" calcext:value-type="float">
            <text:p>6837.48</text:p>
          </table:table-cell>
        </table:table-row>
        <table:table-row table:style-name="ro1">
          <table:table-cell/>
          <table:table-cell office:value-type="float" office:value="695.95" calcext:value-type="float">
            <text:p>695.95</text:p>
          </table:table-cell>
          <table:table-cell office:value-type="float" office:value="5876.3" calcext:value-type="float">
            <text:p>5876.3</text:p>
          </table:table-cell>
        </table:table-row>
        <table:table-row table:style-name="ro1">
          <table:table-cell/>
          <table:table-cell office:value-type="float" office:value="696.15" calcext:value-type="float">
            <text:p>696.15</text:p>
          </table:table-cell>
          <table:table-cell office:value-type="float" office:value="14191.97" calcext:value-type="float">
            <text:p>14191.97</text:p>
          </table:table-cell>
        </table:table-row>
        <table:table-row table:style-name="ro1">
          <table:table-cell/>
          <table:table-cell office:value-type="float" office:value="696.34" calcext:value-type="float">
            <text:p>696.34</text:p>
          </table:table-cell>
          <table:table-cell office:value-type="float" office:value="8521.37" calcext:value-type="float">
            <text:p>8521.37</text:p>
          </table:table-cell>
        </table:table-row>
        <table:table-row table:style-name="ro1">
          <table:table-cell/>
          <table:table-cell office:value-type="float" office:value="696.54" calcext:value-type="float">
            <text:p>696.54</text:p>
          </table:table-cell>
          <table:table-cell office:value-type="float" office:value="7303.51" calcext:value-type="float">
            <text:p>7303.51</text:p>
          </table:table-cell>
        </table:table-row>
        <table:table-row table:style-name="ro1">
          <table:table-cell/>
          <table:table-cell office:value-type="float" office:value="696.73" calcext:value-type="float">
            <text:p>696.73</text:p>
          </table:table-cell>
          <table:table-cell office:value-type="float" office:value="12633.69" calcext:value-type="float">
            <text:p>12633.69</text:p>
          </table:table-cell>
        </table:table-row>
        <table:table-row table:style-name="ro1">
          <table:table-cell/>
          <table:table-cell office:value-type="float" office:value="696.93" calcext:value-type="float">
            <text:p>696.93</text:p>
          </table:table-cell>
          <table:table-cell office:value-type="float" office:value="11419.47" calcext:value-type="float">
            <text:p>11419.47</text:p>
          </table:table-cell>
        </table:table-row>
        <table:table-row table:style-name="ro1">
          <table:table-cell/>
          <table:table-cell office:value-type="float" office:value="697.12" calcext:value-type="float">
            <text:p>697.12</text:p>
          </table:table-cell>
          <table:table-cell office:value-type="float" office:value="11237.43" calcext:value-type="float">
            <text:p>11237.43</text:p>
          </table:table-cell>
        </table:table-row>
        <table:table-row table:style-name="ro1">
          <table:table-cell/>
          <table:table-cell office:value-type="float" office:value="697.32" calcext:value-type="float">
            <text:p>697.32</text:p>
          </table:table-cell>
          <table:table-cell office:value-type="float" office:value="15511.77" calcext:value-type="float">
            <text:p>15511.77</text:p>
          </table:table-cell>
        </table:table-row>
        <table:table-row table:style-name="ro1">
          <table:table-cell/>
          <table:table-cell office:value-type="float" office:value="697.51" calcext:value-type="float">
            <text:p>697.51</text:p>
          </table:table-cell>
          <table:table-cell office:value-type="float" office:value="19676.88" calcext:value-type="float">
            <text:p>19676.88</text:p>
          </table:table-cell>
        </table:table-row>
        <table:table-row table:style-name="ro1">
          <table:table-cell/>
          <table:table-cell office:value-type="float" office:value="697.7" calcext:value-type="float">
            <text:p>697.7</text:p>
          </table:table-cell>
          <table:table-cell office:value-type="float" office:value="14064.54" calcext:value-type="float">
            <text:p>14064.54</text:p>
          </table:table-cell>
        </table:table-row>
        <table:table-row table:style-name="ro1">
          <table:table-cell/>
          <table:table-cell office:value-type="float" office:value="697.9" calcext:value-type="float">
            <text:p>697.9</text:p>
          </table:table-cell>
          <table:table-cell office:value-type="float" office:value="17090.07" calcext:value-type="float">
            <text:p>17090.07</text:p>
          </table:table-cell>
        </table:table-row>
        <table:table-row table:style-name="ro1">
          <table:table-cell/>
          <table:table-cell office:value-type="float" office:value="698.09" calcext:value-type="float">
            <text:p>698.09</text:p>
          </table:table-cell>
          <table:table-cell office:value-type="float" office:value="14206.53" calcext:value-type="float">
            <text:p>14206.53</text:p>
          </table:table-cell>
        </table:table-row>
        <table:table-row table:style-name="ro1">
          <table:table-cell/>
          <table:table-cell office:value-type="float" office:value="698.29" calcext:value-type="float">
            <text:p>698.29</text:p>
          </table:table-cell>
          <table:table-cell office:value-type="float" office:value="14912.85" calcext:value-type="float">
            <text:p>14912.85</text:p>
          </table:table-cell>
        </table:table-row>
        <table:table-row table:style-name="ro1">
          <table:table-cell/>
          <table:table-cell office:value-type="float" office:value="698.48" calcext:value-type="float">
            <text:p>698.48</text:p>
          </table:table-cell>
          <table:table-cell office:value-type="float" office:value="11071.77" calcext:value-type="float">
            <text:p>11071.77</text:p>
          </table:table-cell>
        </table:table-row>
        <table:table-row table:style-name="ro1">
          <table:table-cell/>
          <table:table-cell office:value-type="float" office:value="698.68" calcext:value-type="float">
            <text:p>698.68</text:p>
          </table:table-cell>
          <table:table-cell office:value-type="float" office:value="10991.68" calcext:value-type="float">
            <text:p>10991.68</text:p>
          </table:table-cell>
        </table:table-row>
        <table:table-row table:style-name="ro1">
          <table:table-cell/>
          <table:table-cell office:value-type="float" office:value="698.87" calcext:value-type="float">
            <text:p>698.87</text:p>
          </table:table-cell>
          <table:table-cell office:value-type="float" office:value="8925.5" calcext:value-type="float">
            <text:p>8925.5</text:p>
          </table:table-cell>
        </table:table-row>
        <table:table-row table:style-name="ro1">
          <table:table-cell/>
          <table:table-cell office:value-type="float" office:value="699.07" calcext:value-type="float">
            <text:p>699.07</text:p>
          </table:table-cell>
          <table:table-cell office:value-type="float" office:value="8523.19" calcext:value-type="float">
            <text:p>8523.19</text:p>
          </table:table-cell>
        </table:table-row>
        <table:table-row table:style-name="ro1">
          <table:table-cell/>
          <table:table-cell office:value-type="float" office:value="699.26" calcext:value-type="float">
            <text:p>699.26</text:p>
          </table:table-cell>
          <table:table-cell office:value-type="float" office:value="12009.29" calcext:value-type="float">
            <text:p>12009.29</text:p>
          </table:table-cell>
        </table:table-row>
        <table:table-row table:style-name="ro1">
          <table:table-cell/>
          <table:table-cell office:value-type="float" office:value="699.46" calcext:value-type="float">
            <text:p>699.46</text:p>
          </table:table-cell>
          <table:table-cell office:value-type="float" office:value="9338.74" calcext:value-type="float">
            <text:p>9338.74</text:p>
          </table:table-cell>
        </table:table-row>
        <table:table-row table:style-name="ro1">
          <table:table-cell/>
          <table:table-cell office:value-type="float" office:value="699.65" calcext:value-type="float">
            <text:p>699.65</text:p>
          </table:table-cell>
          <table:table-cell office:value-type="float" office:value="30553.87" calcext:value-type="float">
            <text:p>30553.87</text:p>
          </table:table-cell>
        </table:table-row>
        <table:table-row table:style-name="ro1">
          <table:table-cell/>
          <table:table-cell office:value-type="float" office:value="699.84" calcext:value-type="float">
            <text:p>699.84</text:p>
          </table:table-cell>
          <table:table-cell office:value-type="float" office:value="8747.1" calcext:value-type="float">
            <text:p>8747.1</text:p>
          </table:table-cell>
        </table:table-row>
        <table:table-row table:style-name="ro1">
          <table:table-cell/>
          <table:table-cell office:value-type="float" office:value="700.04" calcext:value-type="float">
            <text:p>700.04</text:p>
          </table:table-cell>
          <table:table-cell office:value-type="float" office:value="12162.2" calcext:value-type="float">
            <text:p>12162.2</text:p>
          </table:table-cell>
        </table:table-row>
        <table:table-row table:style-name="ro1">
          <table:table-cell/>
          <table:table-cell office:value-type="float" office:value="700.23" calcext:value-type="float">
            <text:p>700.23</text:p>
          </table:table-cell>
          <table:table-cell office:value-type="float" office:value="13429.21" calcext:value-type="float">
            <text:p>13429.21</text:p>
          </table:table-cell>
        </table:table-row>
        <table:table-row table:style-name="ro1">
          <table:table-cell/>
          <table:table-cell office:value-type="float" office:value="700.43" calcext:value-type="float">
            <text:p>700.43</text:p>
          </table:table-cell>
          <table:table-cell office:value-type="float" office:value="10538.39" calcext:value-type="float">
            <text:p>10538.39</text:p>
          </table:table-cell>
        </table:table-row>
        <table:table-row table:style-name="ro1">
          <table:table-cell/>
          <table:table-cell office:value-type="float" office:value="700.62" calcext:value-type="float">
            <text:p>700.62</text:p>
          </table:table-cell>
          <table:table-cell office:value-type="float" office:value="10980.75" calcext:value-type="float">
            <text:p>10980.75</text:p>
          </table:table-cell>
        </table:table-row>
        <table:table-row table:style-name="ro1">
          <table:table-cell/>
          <table:table-cell office:value-type="float" office:value="700.82" calcext:value-type="float">
            <text:p>700.82</text:p>
          </table:table-cell>
          <table:table-cell office:value-type="float" office:value="21553.73" calcext:value-type="float">
            <text:p>21553.73</text:p>
          </table:table-cell>
        </table:table-row>
        <table:table-row table:style-name="ro1">
          <table:table-cell/>
          <table:table-cell office:value-type="float" office:value="701.01" calcext:value-type="float">
            <text:p>701.01</text:p>
          </table:table-cell>
          <table:table-cell office:value-type="float" office:value="13578.49" calcext:value-type="float">
            <text:p>13578.49</text:p>
          </table:table-cell>
        </table:table-row>
        <table:table-row table:style-name="ro1">
          <table:table-cell/>
          <table:table-cell office:value-type="float" office:value="701.2" calcext:value-type="float">
            <text:p>701.2</text:p>
          </table:table-cell>
          <table:table-cell office:value-type="float" office:value="14670.74" calcext:value-type="float">
            <text:p>14670.74</text:p>
          </table:table-cell>
        </table:table-row>
        <table:table-row table:style-name="ro1">
          <table:table-cell/>
          <table:table-cell office:value-type="float" office:value="701.4" calcext:value-type="float">
            <text:p>701.4</text:p>
          </table:table-cell>
          <table:table-cell office:value-type="float" office:value="13611.26" calcext:value-type="float">
            <text:p>13611.26</text:p>
          </table:table-cell>
        </table:table-row>
        <table:table-row table:style-name="ro1">
          <table:table-cell/>
          <table:table-cell office:value-type="float" office:value="701.59" calcext:value-type="float">
            <text:p>701.59</text:p>
          </table:table-cell>
          <table:table-cell office:value-type="float" office:value="10531.11" calcext:value-type="float">
            <text:p>10531.11</text:p>
          </table:table-cell>
        </table:table-row>
        <table:table-row table:style-name="ro1">
          <table:table-cell/>
          <table:table-cell office:value-type="float" office:value="701.79" calcext:value-type="float">
            <text:p>701.79</text:p>
          </table:table-cell>
          <table:table-cell office:value-type="float" office:value="28371.19" calcext:value-type="float">
            <text:p>28371.19</text:p>
          </table:table-cell>
        </table:table-row>
        <table:table-row table:style-name="ro1">
          <table:table-cell/>
          <table:table-cell office:value-type="float" office:value="701.98" calcext:value-type="float">
            <text:p>701.98</text:p>
          </table:table-cell>
          <table:table-cell office:value-type="float" office:value="12651.9" calcext:value-type="float">
            <text:p>12651.9</text:p>
          </table:table-cell>
        </table:table-row>
        <table:table-row table:style-name="ro1">
          <table:table-cell/>
          <table:table-cell office:value-type="float" office:value="702.18" calcext:value-type="float">
            <text:p>702.18</text:p>
          </table:table-cell>
          <table:table-cell office:value-type="float" office:value="11106.36" calcext:value-type="float">
            <text:p>11106.36</text:p>
          </table:table-cell>
        </table:table-row>
        <table:table-row table:style-name="ro1">
          <table:table-cell/>
          <table:table-cell office:value-type="float" office:value="702.37" calcext:value-type="float">
            <text:p>702.37</text:p>
          </table:table-cell>
          <table:table-cell office:value-type="float" office:value="8082.65" calcext:value-type="float">
            <text:p>8082.65</text:p>
          </table:table-cell>
        </table:table-row>
        <table:table-row table:style-name="ro1">
          <table:table-cell/>
          <table:table-cell office:value-type="float" office:value="702.56" calcext:value-type="float">
            <text:p>702.56</text:p>
          </table:table-cell>
          <table:table-cell office:value-type="float" office:value="13960.78" calcext:value-type="float">
            <text:p>13960.78</text:p>
          </table:table-cell>
        </table:table-row>
        <table:table-row table:style-name="ro1">
          <table:table-cell/>
          <table:table-cell office:value-type="float" office:value="702.76" calcext:value-type="float">
            <text:p>702.76</text:p>
          </table:table-cell>
          <table:table-cell office:value-type="float" office:value="7117.83" calcext:value-type="float">
            <text:p>7117.83</text:p>
          </table:table-cell>
        </table:table-row>
        <table:table-row table:style-name="ro1">
          <table:table-cell/>
          <table:table-cell office:value-type="float" office:value="702.95" calcext:value-type="float">
            <text:p>702.95</text:p>
          </table:table-cell>
          <table:table-cell office:value-type="float" office:value="13345.47" calcext:value-type="float">
            <text:p>13345.47</text:p>
          </table:table-cell>
        </table:table-row>
        <table:table-row table:style-name="ro1">
          <table:table-cell/>
          <table:table-cell office:value-type="float" office:value="703.15" calcext:value-type="float">
            <text:p>703.15</text:p>
          </table:table-cell>
          <table:table-cell office:value-type="float" office:value="12113.05" calcext:value-type="float">
            <text:p>12113.05</text:p>
          </table:table-cell>
        </table:table-row>
        <table:table-row table:style-name="ro1">
          <table:table-cell/>
          <table:table-cell office:value-type="float" office:value="703.34" calcext:value-type="float">
            <text:p>703.34</text:p>
          </table:table-cell>
          <table:table-cell office:value-type="float" office:value="9109.36" calcext:value-type="float">
            <text:p>9109.36</text:p>
          </table:table-cell>
        </table:table-row>
        <table:table-row table:style-name="ro1">
          <table:table-cell/>
          <table:table-cell office:value-type="float" office:value="703.54" calcext:value-type="float">
            <text:p>703.54</text:p>
          </table:table-cell>
          <table:table-cell office:value-type="float" office:value="12156.74" calcext:value-type="float">
            <text:p>12156.74</text:p>
          </table:table-cell>
        </table:table-row>
        <table:table-row table:style-name="ro1">
          <table:table-cell/>
          <table:table-cell office:value-type="float" office:value="703.73" calcext:value-type="float">
            <text:p>703.73</text:p>
          </table:table-cell>
          <table:table-cell office:value-type="float" office:value="17162.89" calcext:value-type="float">
            <text:p>17162.89</text:p>
          </table:table-cell>
        </table:table-row>
        <table:table-row table:style-name="ro1">
          <table:table-cell/>
          <table:table-cell office:value-type="float" office:value="703.92" calcext:value-type="float">
            <text:p>703.92</text:p>
          </table:table-cell>
          <table:table-cell office:value-type="float" office:value="7017.71" calcext:value-type="float">
            <text:p>7017.71</text:p>
          </table:table-cell>
        </table:table-row>
        <table:table-row table:style-name="ro1">
          <table:table-cell/>
          <table:table-cell office:value-type="float" office:value="704.12" calcext:value-type="float">
            <text:p>704.12</text:p>
          </table:table-cell>
          <table:table-cell office:value-type="float" office:value="8774.41" calcext:value-type="float">
            <text:p>8774.41</text:p>
          </table:table-cell>
        </table:table-row>
        <table:table-row table:style-name="ro1">
          <table:table-cell/>
          <table:table-cell office:value-type="float" office:value="704.31" calcext:value-type="float">
            <text:p>704.31</text:p>
          </table:table-cell>
          <table:table-cell office:value-type="float" office:value="8743.46" calcext:value-type="float">
            <text:p>8743.46</text:p>
          </table:table-cell>
        </table:table-row>
        <table:table-row table:style-name="ro1">
          <table:table-cell/>
          <table:table-cell office:value-type="float" office:value="704.51" calcext:value-type="float">
            <text:p>704.51</text:p>
          </table:table-cell>
          <table:table-cell office:value-type="float" office:value="13299.96" calcext:value-type="float">
            <text:p>13299.96</text:p>
          </table:table-cell>
        </table:table-row>
        <table:table-row table:style-name="ro1">
          <table:table-cell/>
          <table:table-cell office:value-type="float" office:value="704.7" calcext:value-type="float">
            <text:p>704.7</text:p>
          </table:table-cell>
          <table:table-cell office:value-type="float" office:value="6475.22" calcext:value-type="float">
            <text:p>6475.22</text:p>
          </table:table-cell>
        </table:table-row>
        <table:table-row table:style-name="ro1">
          <table:table-cell/>
          <table:table-cell office:value-type="float" office:value="704.89" calcext:value-type="float">
            <text:p>704.89</text:p>
          </table:table-cell>
          <table:table-cell office:value-type="float" office:value="14410.42" calcext:value-type="float">
            <text:p>14410.42</text:p>
          </table:table-cell>
        </table:table-row>
        <table:table-row table:style-name="ro1">
          <table:table-cell/>
          <table:table-cell office:value-type="float" office:value="705.09" calcext:value-type="float">
            <text:p>705.09</text:p>
          </table:table-cell>
          <table:table-cell office:value-type="float" office:value="8656.08" calcext:value-type="float">
            <text:p>8656.08</text:p>
          </table:table-cell>
        </table:table-row>
        <table:table-row table:style-name="ro1">
          <table:table-cell/>
          <table:table-cell office:value-type="float" office:value="705.28" calcext:value-type="float">
            <text:p>705.28</text:p>
          </table:table-cell>
          <table:table-cell office:value-type="float" office:value="17996.64" calcext:value-type="float">
            <text:p>17996.64</text:p>
          </table:table-cell>
        </table:table-row>
        <table:table-row table:style-name="ro1">
          <table:table-cell/>
          <table:table-cell office:value-type="float" office:value="705.48" calcext:value-type="float">
            <text:p>705.48</text:p>
          </table:table-cell>
          <table:table-cell office:value-type="float" office:value="10376.38" calcext:value-type="float">
            <text:p>10376.38</text:p>
          </table:table-cell>
        </table:table-row>
        <table:table-row table:style-name="ro1">
          <table:table-cell/>
          <table:table-cell office:value-type="float" office:value="705.67" calcext:value-type="float">
            <text:p>705.67</text:p>
          </table:table-cell>
          <table:table-cell office:value-type="float" office:value="14736.27" calcext:value-type="float">
            <text:p>14736.27</text:p>
          </table:table-cell>
        </table:table-row>
        <table:table-row table:style-name="ro1">
          <table:table-cell/>
          <table:table-cell office:value-type="float" office:value="705.86" calcext:value-type="float">
            <text:p>705.86</text:p>
          </table:table-cell>
          <table:table-cell office:value-type="float" office:value="9184" calcext:value-type="float">
            <text:p>9184</text:p>
          </table:table-cell>
        </table:table-row>
        <table:table-row table:style-name="ro1">
          <table:table-cell/>
          <table:table-cell office:value-type="float" office:value="706.06" calcext:value-type="float">
            <text:p>706.06</text:p>
          </table:table-cell>
          <table:table-cell office:value-type="float" office:value="12333.32" calcext:value-type="float">
            <text:p>12333.32</text:p>
          </table:table-cell>
        </table:table-row>
        <table:table-row table:style-name="ro1">
          <table:table-cell/>
          <table:table-cell office:value-type="float" office:value="706.25" calcext:value-type="float">
            <text:p>706.25</text:p>
          </table:table-cell>
          <table:table-cell office:value-type="float" office:value="23791.03" calcext:value-type="float">
            <text:p>23791.03</text:p>
          </table:table-cell>
        </table:table-row>
        <table:table-row table:style-name="ro1">
          <table:table-cell/>
          <table:table-cell office:value-type="float" office:value="706.45" calcext:value-type="float">
            <text:p>706.45</text:p>
          </table:table-cell>
          <table:table-cell office:value-type="float" office:value="10964.37" calcext:value-type="float">
            <text:p>10964.37</text:p>
          </table:table-cell>
        </table:table-row>
        <table:table-row table:style-name="ro1">
          <table:table-cell/>
          <table:table-cell office:value-type="float" office:value="706.64" calcext:value-type="float">
            <text:p>706.64</text:p>
          </table:table-cell>
          <table:table-cell office:value-type="float" office:value="12948.62" calcext:value-type="float">
            <text:p>12948.62</text:p>
          </table:table-cell>
        </table:table-row>
        <table:table-row table:style-name="ro1">
          <table:table-cell/>
          <table:table-cell office:value-type="float" office:value="706.83" calcext:value-type="float">
            <text:p>706.83</text:p>
          </table:table-cell>
          <table:table-cell office:value-type="float" office:value="8858.15" calcext:value-type="float">
            <text:p>8858.15</text:p>
          </table:table-cell>
        </table:table-row>
        <table:table-row table:style-name="ro1">
          <table:table-cell/>
          <table:table-cell office:value-type="float" office:value="707.03" calcext:value-type="float">
            <text:p>707.03</text:p>
          </table:table-cell>
          <table:table-cell office:value-type="float" office:value="12693.77" calcext:value-type="float">
            <text:p>12693.77</text:p>
          </table:table-cell>
        </table:table-row>
        <table:table-row table:style-name="ro1">
          <table:table-cell/>
          <table:table-cell office:value-type="float" office:value="707.22" calcext:value-type="float">
            <text:p>707.22</text:p>
          </table:table-cell>
          <table:table-cell office:value-type="float" office:value="13567.57" calcext:value-type="float">
            <text:p>13567.57</text:p>
          </table:table-cell>
        </table:table-row>
        <table:table-row table:style-name="ro1">
          <table:table-cell/>
          <table:table-cell office:value-type="float" office:value="707.42" calcext:value-type="float">
            <text:p>707.42</text:p>
          </table:table-cell>
          <table:table-cell office:value-type="float" office:value="8834.48" calcext:value-type="float">
            <text:p>8834.48</text:p>
          </table:table-cell>
        </table:table-row>
        <table:table-row table:style-name="ro1">
          <table:table-cell/>
          <table:table-cell office:value-type="float" office:value="707.61" calcext:value-type="float">
            <text:p>707.61</text:p>
          </table:table-cell>
          <table:table-cell office:value-type="float" office:value="13299.96" calcext:value-type="float">
            <text:p>13299.96</text:p>
          </table:table-cell>
        </table:table-row>
        <table:table-row table:style-name="ro1">
          <table:table-cell/>
          <table:table-cell office:value-type="float" office:value="707.8" calcext:value-type="float">
            <text:p>707.8</text:p>
          </table:table-cell>
          <table:table-cell office:value-type="float" office:value="12375.19" calcext:value-type="float">
            <text:p>12375.19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2458.93" calcext:value-type="float">
            <text:p>12458.93</text:p>
          </table:table-cell>
        </table:table-row>
        <table:table-row table:style-name="ro1">
          <table:table-cell/>
          <table:table-cell office:value-type="float" office:value="708.19" calcext:value-type="float">
            <text:p>708.19</text:p>
          </table:table-cell>
          <table:table-cell office:value-type="float" office:value="8211.9" calcext:value-type="float">
            <text:p>8211.9</text:p>
          </table:table-cell>
        </table:table-row>
        <table:table-row table:style-name="ro1">
          <table:table-cell/>
          <table:table-cell office:value-type="float" office:value="708.38" calcext:value-type="float">
            <text:p>708.38</text:p>
          </table:table-cell>
          <table:table-cell office:value-type="float" office:value="11448.6" calcext:value-type="float">
            <text:p>11448.6</text:p>
          </table:table-cell>
        </table:table-row>
        <table:table-row table:style-name="ro1">
          <table:table-cell/>
          <table:table-cell office:value-type="float" office:value="708.58" calcext:value-type="float">
            <text:p>708.58</text:p>
          </table:table-cell>
          <table:table-cell office:value-type="float" office:value="17565.2" calcext:value-type="float">
            <text:p>17565.2</text:p>
          </table:table-cell>
        </table:table-row>
        <table:table-row table:style-name="ro1">
          <table:table-cell/>
          <table:table-cell office:value-type="float" office:value="708.77" calcext:value-type="float">
            <text:p>708.77</text:p>
          </table:table-cell>
          <table:table-cell office:value-type="float" office:value="7785.92" calcext:value-type="float">
            <text:p>7785.92</text:p>
          </table:table-cell>
        </table:table-row>
        <table:table-row table:style-name="ro1">
          <table:table-cell/>
          <table:table-cell office:value-type="float" office:value="708.97" calcext:value-type="float">
            <text:p>708.97</text:p>
          </table:table-cell>
          <table:table-cell office:value-type="float" office:value="11190.1" calcext:value-type="float">
            <text:p>11190.1</text:p>
          </table:table-cell>
        </table:table-row>
        <table:table-row table:style-name="ro1">
          <table:table-cell/>
          <table:table-cell office:value-type="float" office:value="709.16" calcext:value-type="float">
            <text:p>709.16</text:p>
          </table:table-cell>
          <table:table-cell office:value-type="float" office:value="6626.32" calcext:value-type="float">
            <text:p>6626.32</text:p>
          </table:table-cell>
        </table:table-row>
        <table:table-row table:style-name="ro1">
          <table:table-cell/>
          <table:table-cell office:value-type="float" office:value="709.35" calcext:value-type="float">
            <text:p>709.35</text:p>
          </table:table-cell>
          <table:table-cell office:value-type="float" office:value="9733.77" calcext:value-type="float">
            <text:p>9733.77</text:p>
          </table:table-cell>
        </table:table-row>
        <table:table-row table:style-name="ro1">
          <table:table-cell/>
          <table:table-cell office:value-type="float" office:value="709.55" calcext:value-type="float">
            <text:p>709.55</text:p>
          </table:table-cell>
          <table:table-cell office:value-type="float" office:value="10034.14" calcext:value-type="float">
            <text:p>10034.14</text:p>
          </table:table-cell>
        </table:table-row>
        <table:table-row table:style-name="ro1">
          <table:table-cell/>
          <table:table-cell office:value-type="float" office:value="709.74" calcext:value-type="float">
            <text:p>709.74</text:p>
          </table:table-cell>
          <table:table-cell office:value-type="float" office:value="9244.08" calcext:value-type="float">
            <text:p>9244.08</text:p>
          </table:table-cell>
        </table:table-row>
        <table:table-row table:style-name="ro1">
          <table:table-cell/>
          <table:table-cell office:value-type="float" office:value="709.93" calcext:value-type="float">
            <text:p>709.93</text:p>
          </table:table-cell>
          <table:table-cell office:value-type="float" office:value="8561.42" calcext:value-type="float">
            <text:p>8561.42</text:p>
          </table:table-cell>
        </table:table-row>
        <table:table-row table:style-name="ro1">
          <table:table-cell/>
          <table:table-cell office:value-type="float" office:value="710.13" calcext:value-type="float">
            <text:p>710.13</text:p>
          </table:table-cell>
          <table:table-cell office:value-type="float" office:value="13573.03" calcext:value-type="float">
            <text:p>13573.03</text:p>
          </table:table-cell>
        </table:table-row>
        <table:table-row table:style-name="ro1">
          <table:table-cell/>
          <table:table-cell office:value-type="float" office:value="710.32" calcext:value-type="float">
            <text:p>710.32</text:p>
          </table:table-cell>
          <table:table-cell office:value-type="float" office:value="13319.99" calcext:value-type="float">
            <text:p>13319.99</text:p>
          </table:table-cell>
        </table:table-row>
        <table:table-row table:style-name="ro1">
          <table:table-cell/>
          <table:table-cell office:value-type="float" office:value="710.52" calcext:value-type="float">
            <text:p>710.52</text:p>
          </table:table-cell>
          <table:table-cell office:value-type="float" office:value="11829.07" calcext:value-type="float">
            <text:p>11829.07</text:p>
          </table:table-cell>
        </table:table-row>
        <table:table-row table:style-name="ro1">
          <table:table-cell/>
          <table:table-cell office:value-type="float" office:value="710.71" calcext:value-type="float">
            <text:p>710.71</text:p>
          </table:table-cell>
          <table:table-cell office:value-type="float" office:value="10940.7" calcext:value-type="float">
            <text:p>10940.7</text:p>
          </table:table-cell>
        </table:table-row>
        <table:table-row table:style-name="ro1">
          <table:table-cell/>
          <table:table-cell office:value-type="float" office:value="710.9" calcext:value-type="float">
            <text:p>710.9</text:p>
          </table:table-cell>
          <table:table-cell office:value-type="float" office:value="18699.32" calcext:value-type="float">
            <text:p>18699.32</text:p>
          </table:table-cell>
        </table:table-row>
        <table:table-row table:style-name="ro1">
          <table:table-cell/>
          <table:table-cell office:value-type="float" office:value="711.1" calcext:value-type="float">
            <text:p>711.1</text:p>
          </table:table-cell>
          <table:table-cell office:value-type="float" office:value="7640.29" calcext:value-type="float">
            <text:p>7640.29</text:p>
          </table:table-cell>
        </table:table-row>
        <table:table-row table:style-name="ro1">
          <table:table-cell/>
          <table:table-cell office:value-type="float" office:value="711.29" calcext:value-type="float">
            <text:p>711.29</text:p>
          </table:table-cell>
          <table:table-cell office:value-type="float" office:value="11847.27" calcext:value-type="float">
            <text:p>11847.27</text:p>
          </table:table-cell>
        </table:table-row>
        <table:table-row table:style-name="ro1">
          <table:table-cell/>
          <table:table-cell office:value-type="float" office:value="711.48" calcext:value-type="float">
            <text:p>711.48</text:p>
          </table:table-cell>
          <table:table-cell office:value-type="float" office:value="7558.37" calcext:value-type="float">
            <text:p>7558.37</text:p>
          </table:table-cell>
        </table:table-row>
        <table:table-row table:style-name="ro1">
          <table:table-cell/>
          <table:table-cell office:value-type="float" office:value="711.68" calcext:value-type="float">
            <text:p>711.68</text:p>
          </table:table-cell>
          <table:table-cell office:value-type="float" office:value="8768.95" calcext:value-type="float">
            <text:p>8768.95</text:p>
          </table:table-cell>
        </table:table-row>
        <table:table-row table:style-name="ro1">
          <table:table-cell/>
          <table:table-cell office:value-type="float" office:value="711.87" calcext:value-type="float">
            <text:p>711.87</text:p>
          </table:table-cell>
          <table:table-cell office:value-type="float" office:value="18417.16" calcext:value-type="float">
            <text:p>18417.16</text:p>
          </table:table-cell>
        </table:table-row>
        <table:table-row table:style-name="ro1">
          <table:table-cell/>
          <table:table-cell office:value-type="float" office:value="712.06" calcext:value-type="float">
            <text:p>712.06</text:p>
          </table:table-cell>
          <table:table-cell office:value-type="float" office:value="10827.84" calcext:value-type="float">
            <text:p>10827.84</text:p>
          </table:table-cell>
        </table:table-row>
        <table:table-row table:style-name="ro1">
          <table:table-cell/>
          <table:table-cell office:value-type="float" office:value="712.26" calcext:value-type="float">
            <text:p>712.26</text:p>
          </table:table-cell>
          <table:table-cell office:value-type="float" office:value="13496.57" calcext:value-type="float">
            <text:p>13496.57</text:p>
          </table:table-cell>
        </table:table-row>
        <table:table-row table:style-name="ro1">
          <table:table-cell/>
          <table:table-cell office:value-type="float" office:value="712.45" calcext:value-type="float">
            <text:p>712.45</text:p>
          </table:table-cell>
          <table:table-cell office:value-type="float" office:value="11539.62" calcext:value-type="float">
            <text:p>11539.62</text:p>
          </table:table-cell>
        </table:table-row>
        <table:table-row table:style-name="ro1">
          <table:table-cell/>
          <table:table-cell office:value-type="float" office:value="712.64" calcext:value-type="float">
            <text:p>712.64</text:p>
          </table:table-cell>
          <table:table-cell office:value-type="float" office:value="13571.21" calcext:value-type="float">
            <text:p>13571.21</text:p>
          </table:table-cell>
        </table:table-row>
        <table:table-row table:style-name="ro1">
          <table:table-cell/>
          <table:table-cell office:value-type="float" office:value="712.84" calcext:value-type="float">
            <text:p>712.84</text:p>
          </table:table-cell>
          <table:table-cell office:value-type="float" office:value="6999.5" calcext:value-type="float">
            <text:p>6999.5</text:p>
          </table:table-cell>
        </table:table-row>
        <table:table-row table:style-name="ro1">
          <table:table-cell/>
          <table:table-cell office:value-type="float" office:value="713.03" calcext:value-type="float">
            <text:p>713.03</text:p>
          </table:table-cell>
          <table:table-cell office:value-type="float" office:value="11574.21" calcext:value-type="float">
            <text:p>11574.21</text:p>
          </table:table-cell>
        </table:table-row>
        <table:table-row table:style-name="ro1">
          <table:table-cell/>
          <table:table-cell office:value-type="float" office:value="713.23" calcext:value-type="float">
            <text:p>713.23</text:p>
          </table:table-cell>
          <table:table-cell office:value-type="float" office:value="18013.02" calcext:value-type="float">
            <text:p>18013.02</text:p>
          </table:table-cell>
        </table:table-row>
        <table:table-row table:style-name="ro1">
          <table:table-cell/>
          <table:table-cell office:value-type="float" office:value="713.42" calcext:value-type="float">
            <text:p>713.42</text:p>
          </table:table-cell>
          <table:table-cell office:value-type="float" office:value="12981.39" calcext:value-type="float">
            <text:p>12981.39</text:p>
          </table:table-cell>
        </table:table-row>
        <table:table-row table:style-name="ro1">
          <table:table-cell/>
          <table:table-cell office:value-type="float" office:value="713.61" calcext:value-type="float">
            <text:p>713.61</text:p>
          </table:table-cell>
          <table:table-cell office:value-type="float" office:value="9020.16" calcext:value-type="float">
            <text:p>9020.16</text:p>
          </table:table-cell>
        </table:table-row>
        <table:table-row table:style-name="ro1">
          <table:table-cell/>
          <table:table-cell office:value-type="float" office:value="713.81" calcext:value-type="float">
            <text:p>713.81</text:p>
          </table:table-cell>
          <table:table-cell office:value-type="float" office:value="13764.17" calcext:value-type="float">
            <text:p>13764.17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1495.93" calcext:value-type="float">
            <text:p>11495.93</text:p>
          </table:table-cell>
        </table:table-row>
        <table:table-row table:style-name="ro1">
          <table:table-cell/>
          <table:table-cell office:value-type="float" office:value="714.19" calcext:value-type="float">
            <text:p>714.19</text:p>
          </table:table-cell>
          <table:table-cell office:value-type="float" office:value="17552.46" calcext:value-type="float">
            <text:p>17552.46</text:p>
          </table:table-cell>
        </table:table-row>
        <table:table-row table:style-name="ro1">
          <table:table-cell/>
          <table:table-cell office:value-type="float" office:value="714.39" calcext:value-type="float">
            <text:p>714.39</text:p>
          </table:table-cell>
          <table:table-cell office:value-type="float" office:value="30481.06" calcext:value-type="float">
            <text:p>30481.06</text:p>
          </table:table-cell>
        </table:table-row>
        <table:table-row table:style-name="ro1">
          <table:table-cell/>
          <table:table-cell office:value-type="float" office:value="714.58" calcext:value-type="float">
            <text:p>714.58</text:p>
          </table:table-cell>
          <table:table-cell office:value-type="float" office:value="18495.43" calcext:value-type="float">
            <text:p>18495.43</text:p>
          </table:table-cell>
        </table:table-row>
        <table:table-row table:style-name="ro1">
          <table:table-cell/>
          <table:table-cell office:value-type="float" office:value="714.77" calcext:value-type="float">
            <text:p>714.77</text:p>
          </table:table-cell>
          <table:table-cell office:value-type="float" office:value="7911.53" calcext:value-type="float">
            <text:p>7911.53</text:p>
          </table:table-cell>
        </table:table-row>
        <table:table-row table:style-name="ro1">
          <table:table-cell/>
          <table:table-cell office:value-type="float" office:value="714.97" calcext:value-type="float">
            <text:p>714.97</text:p>
          </table:table-cell>
          <table:table-cell office:value-type="float" office:value="19148.96" calcext:value-type="float">
            <text:p>19148.96</text:p>
          </table:table-cell>
        </table:table-row>
        <table:table-row table:style-name="ro1">
          <table:table-cell/>
          <table:table-cell office:value-type="float" office:value="715.16" calcext:value-type="float">
            <text:p>715.16</text:p>
          </table:table-cell>
          <table:table-cell office:value-type="float" office:value="12306.02" calcext:value-type="float">
            <text:p>12306.02</text:p>
          </table:table-cell>
        </table:table-row>
        <table:table-row table:style-name="ro1">
          <table:table-cell/>
          <table:table-cell office:value-type="float" office:value="715.35" calcext:value-type="float">
            <text:p>715.35</text:p>
          </table:table-cell>
          <table:table-cell office:value-type="float" office:value="21198.75" calcext:value-type="float">
            <text:p>21198.75</text:p>
          </table:table-cell>
        </table:table-row>
        <table:table-row table:style-name="ro1">
          <table:table-cell/>
          <table:table-cell office:value-type="float" office:value="715.55" calcext:value-type="float">
            <text:p>715.55</text:p>
          </table:table-cell>
          <table:table-cell office:value-type="float" office:value="7219.77" calcext:value-type="float">
            <text:p>7219.77</text:p>
          </table:table-cell>
        </table:table-row>
        <table:table-row table:style-name="ro1">
          <table:table-cell/>
          <table:table-cell office:value-type="float" office:value="715.74" calcext:value-type="float">
            <text:p>715.74</text:p>
          </table:table-cell>
          <table:table-cell office:value-type="float" office:value="12398.86" calcext:value-type="float">
            <text:p>12398.86</text:p>
          </table:table-cell>
        </table:table-row>
        <table:table-row table:style-name="ro1">
          <table:table-cell/>
          <table:table-cell office:value-type="float" office:value="715.93" calcext:value-type="float">
            <text:p>715.93</text:p>
          </table:table-cell>
          <table:table-cell office:value-type="float" office:value="7099.62" calcext:value-type="float">
            <text:p>7099.62</text:p>
          </table:table-cell>
        </table:table-row>
        <table:table-row table:style-name="ro1">
          <table:table-cell/>
          <table:table-cell office:value-type="float" office:value="716.13" calcext:value-type="float">
            <text:p>716.13</text:p>
          </table:table-cell>
          <table:table-cell office:value-type="float" office:value="13938.93" calcext:value-type="float">
            <text:p>13938.93</text:p>
          </table:table-cell>
        </table:table-row>
        <table:table-row table:style-name="ro1">
          <table:table-cell/>
          <table:table-cell office:value-type="float" office:value="716.32" calcext:value-type="float">
            <text:p>716.32</text:p>
          </table:table-cell>
          <table:table-cell office:value-type="float" office:value="7587.5" calcext:value-type="float">
            <text:p>7587.5</text:p>
          </table:table-cell>
        </table:table-row>
        <table:table-row table:style-name="ro1">
          <table:table-cell/>
          <table:table-cell office:value-type="float" office:value="716.51" calcext:value-type="float">
            <text:p>716.51</text:p>
          </table:table-cell>
          <table:table-cell office:value-type="float" office:value="13389.16" calcext:value-type="float">
            <text:p>13389.16</text:p>
          </table:table-cell>
        </table:table-row>
        <table:table-row table:style-name="ro1">
          <table:table-cell/>
          <table:table-cell office:value-type="float" office:value="716.7" calcext:value-type="float">
            <text:p>716.7</text:p>
          </table:table-cell>
          <table:table-cell office:value-type="float" office:value="5195.47" calcext:value-type="float">
            <text:p>5195.47</text:p>
          </table:table-cell>
        </table:table-row>
        <table:table-row table:style-name="ro1">
          <table:table-cell/>
          <table:table-cell office:value-type="float" office:value="716.9" calcext:value-type="float">
            <text:p>716.9</text:p>
          </table:table-cell>
          <table:table-cell office:value-type="float" office:value="11364.86" calcext:value-type="float">
            <text:p>11364.86</text:p>
          </table:table-cell>
        </table:table-row>
        <table:table-row table:style-name="ro1">
          <table:table-cell/>
          <table:table-cell office:value-type="float" office:value="717.09" calcext:value-type="float">
            <text:p>717.09</text:p>
          </table:table-cell>
          <table:table-cell office:value-type="float" office:value="11858.19" calcext:value-type="float">
            <text:p>11858.19</text:p>
          </table:table-cell>
        </table:table-row>
        <table:table-row table:style-name="ro1">
          <table:table-cell/>
          <table:table-cell office:value-type="float" office:value="717.28" calcext:value-type="float">
            <text:p>717.28</text:p>
          </table:table-cell>
          <table:table-cell office:value-type="float" office:value="12548.13" calcext:value-type="float">
            <text:p>12548.13</text:p>
          </table:table-cell>
        </table:table-row>
        <table:table-row table:style-name="ro1">
          <table:table-cell/>
          <table:table-cell office:value-type="float" office:value="717.48" calcext:value-type="float">
            <text:p>717.48</text:p>
          </table:table-cell>
          <table:table-cell office:value-type="float" office:value="9944.94" calcext:value-type="float">
            <text:p>9944.94</text:p>
          </table:table-cell>
        </table:table-row>
        <table:table-row table:style-name="ro1">
          <table:table-cell/>
          <table:table-cell office:value-type="float" office:value="717.67" calcext:value-type="float">
            <text:p>717.67</text:p>
          </table:table-cell>
          <table:table-cell office:value-type="float" office:value="14643.43" calcext:value-type="float">
            <text:p>14643.43</text:p>
          </table:table-cell>
        </table:table-row>
        <table:table-row table:style-name="ro1">
          <table:table-cell/>
          <table:table-cell office:value-type="float" office:value="717.86" calcext:value-type="float">
            <text:p>717.86</text:p>
          </table:table-cell>
          <table:table-cell office:value-type="float" office:value="10638.52" calcext:value-type="float">
            <text:p>10638.52</text:p>
          </table:table-cell>
        </table:table-row>
        <table:table-row table:style-name="ro1">
          <table:table-cell/>
          <table:table-cell office:value-type="float" office:value="718.06" calcext:value-type="float">
            <text:p>718.06</text:p>
          </table:table-cell>
          <table:table-cell office:value-type="float" office:value="21005.79" calcext:value-type="float">
            <text:p>21005.79</text:p>
          </table:table-cell>
        </table:table-row>
        <table:table-row table:style-name="ro1">
          <table:table-cell/>
          <table:table-cell office:value-type="float" office:value="718.25" calcext:value-type="float">
            <text:p>718.25</text:p>
          </table:table-cell>
          <table:table-cell office:value-type="float" office:value="9200.39" calcext:value-type="float">
            <text:p>9200.39</text:p>
          </table:table-cell>
        </table:table-row>
        <table:table-row table:style-name="ro1">
          <table:table-cell/>
          <table:table-cell office:value-type="float" office:value="718.44" calcext:value-type="float">
            <text:p>718.44</text:p>
          </table:table-cell>
          <table:table-cell office:value-type="float" office:value="13556.64" calcext:value-type="float">
            <text:p>13556.64</text:p>
          </table:table-cell>
        </table:table-row>
        <table:table-row table:style-name="ro1">
          <table:table-cell/>
          <table:table-cell office:value-type="float" office:value="718.64" calcext:value-type="float">
            <text:p>718.64</text:p>
          </table:table-cell>
          <table:table-cell office:value-type="float" office:value="8969.19" calcext:value-type="float">
            <text:p>8969.19</text:p>
          </table:table-cell>
        </table:table-row>
        <table:table-row table:style-name="ro1">
          <table:table-cell/>
          <table:table-cell office:value-type="float" office:value="718.83" calcext:value-type="float">
            <text:p>718.83</text:p>
          </table:table-cell>
          <table:table-cell office:value-type="float" office:value="11406.73" calcext:value-type="float">
            <text:p>11406.73</text:p>
          </table:table-cell>
        </table:table-row>
        <table:table-row table:style-name="ro1">
          <table:table-cell/>
          <table:table-cell office:value-type="float" office:value="719.02" calcext:value-type="float">
            <text:p>719.02</text:p>
          </table:table-cell>
          <table:table-cell office:value-type="float" office:value="21628.37" calcext:value-type="float">
            <text:p>21628.37</text:p>
          </table:table-cell>
        </table:table-row>
        <table:table-row table:style-name="ro1">
          <table:table-cell/>
          <table:table-cell office:value-type="float" office:value="719.21" calcext:value-type="float">
            <text:p>719.21</text:p>
          </table:table-cell>
          <table:table-cell office:value-type="float" office:value="15060.31" calcext:value-type="float">
            <text:p>15060.31</text:p>
          </table:table-cell>
        </table:table-row>
        <table:table-row table:style-name="ro1">
          <table:table-cell/>
          <table:table-cell office:value-type="float" office:value="719.41" calcext:value-type="float">
            <text:p>719.41</text:p>
          </table:table-cell>
          <table:table-cell office:value-type="float" office:value="10775.05" calcext:value-type="float">
            <text:p>10775.05</text:p>
          </table:table-cell>
        </table:table-row>
        <table:table-row table:style-name="ro1">
          <table:table-cell/>
          <table:table-cell office:value-type="float" office:value="719.6" calcext:value-type="float">
            <text:p>719.6</text:p>
          </table:table-cell>
          <table:table-cell office:value-type="float" office:value="9114.83" calcext:value-type="float">
            <text:p>9114.83</text:p>
          </table:table-cell>
        </table:table-row>
        <table:table-row table:style-name="ro1">
          <table:table-cell/>
          <table:table-cell office:value-type="float" office:value="719.79" calcext:value-type="float">
            <text:p>719.79</text:p>
          </table:table-cell>
          <table:table-cell office:value-type="float" office:value="8687.03" calcext:value-type="float">
            <text:p>8687.03</text:p>
          </table:table-cell>
        </table:table-row>
        <table:table-row table:style-name="ro1">
          <table:table-cell/>
          <table:table-cell office:value-type="float" office:value="719.99" calcext:value-type="float">
            <text:p>719.99</text:p>
          </table:table-cell>
          <table:table-cell office:value-type="float" office:value="11594.23" calcext:value-type="float">
            <text:p>11594.23</text:p>
          </table:table-cell>
        </table:table-row>
        <table:table-row table:style-name="ro1">
          <table:table-cell/>
          <table:table-cell office:value-type="float" office:value="720.18" calcext:value-type="float">
            <text:p>720.18</text:p>
          </table:table-cell>
          <table:table-cell office:value-type="float" office:value="9393.35" calcext:value-type="float">
            <text:p>9393.35</text:p>
          </table:table-cell>
        </table:table-row>
        <table:table-row table:style-name="ro1">
          <table:table-cell/>
          <table:table-cell office:value-type="float" office:value="720.37" calcext:value-type="float">
            <text:p>720.37</text:p>
          </table:table-cell>
          <table:table-cell office:value-type="float" office:value="16944.44" calcext:value-type="float">
            <text:p>16944.44</text:p>
          </table:table-cell>
        </table:table-row>
        <table:table-row table:style-name="ro1">
          <table:table-cell/>
          <table:table-cell office:value-type="float" office:value="720.57" calcext:value-type="float">
            <text:p>720.57</text:p>
          </table:table-cell>
          <table:table-cell office:value-type="float" office:value="15839.45" calcext:value-type="float">
            <text:p>15839.45</text:p>
          </table:table-cell>
        </table:table-row>
        <table:table-row table:style-name="ro1">
          <table:table-cell/>
          <table:table-cell office:value-type="float" office:value="720.76" calcext:value-type="float">
            <text:p>720.76</text:p>
          </table:table-cell>
          <table:table-cell office:value-type="float" office:value="12590" calcext:value-type="float">
            <text:p>12590</text:p>
          </table:table-cell>
        </table:table-row>
        <table:table-row table:style-name="ro1">
          <table:table-cell/>
          <table:table-cell office:value-type="float" office:value="720.95" calcext:value-type="float">
            <text:p>720.95</text:p>
          </table:table-cell>
          <table:table-cell office:value-type="float" office:value="14292.09" calcext:value-type="float">
            <text:p>14292.09</text:p>
          </table:table-cell>
        </table:table-row>
        <table:table-row table:style-name="ro1">
          <table:table-cell/>
          <table:table-cell office:value-type="float" office:value="721.14" calcext:value-type="float">
            <text:p>721.14</text:p>
          </table:table-cell>
          <table:table-cell office:value-type="float" office:value="14738.09" calcext:value-type="float">
            <text:p>14738.09</text:p>
          </table:table-cell>
        </table:table-row>
        <table:table-row table:style-name="ro1">
          <table:table-cell/>
          <table:table-cell office:value-type="float" office:value="721.34" calcext:value-type="float">
            <text:p>721.34</text:p>
          </table:table-cell>
          <table:table-cell office:value-type="float" office:value="16860.7" calcext:value-type="float">
            <text:p>16860.7</text:p>
          </table:table-cell>
        </table:table-row>
        <table:table-row table:style-name="ro1">
          <table:table-cell/>
          <table:table-cell office:value-type="float" office:value="721.53" calcext:value-type="float">
            <text:p>721.53</text:p>
          </table:table-cell>
          <table:table-cell office:value-type="float" office:value="11951.04" calcext:value-type="float">
            <text:p>11951.04</text:p>
          </table:table-cell>
        </table:table-row>
        <table:table-row table:style-name="ro1">
          <table:table-cell/>
          <table:table-cell office:value-type="float" office:value="721.72" calcext:value-type="float">
            <text:p>721.72</text:p>
          </table:table-cell>
          <table:table-cell office:value-type="float" office:value="12431.63" calcext:value-type="float">
            <text:p>12431.63</text:p>
          </table:table-cell>
        </table:table-row>
        <table:table-row table:style-name="ro1">
          <table:table-cell/>
          <table:table-cell office:value-type="float" office:value="721.92" calcext:value-type="float">
            <text:p>721.92</text:p>
          </table:table-cell>
          <table:table-cell office:value-type="float" office:value="17330.37" calcext:value-type="float">
            <text:p>17330.37</text:p>
          </table:table-cell>
        </table:table-row>
        <table:table-row table:style-name="ro1">
          <table:table-cell/>
          <table:table-cell office:value-type="float" office:value="722.11" calcext:value-type="float">
            <text:p>722.11</text:p>
          </table:table-cell>
          <table:table-cell office:value-type="float" office:value="11170.08" calcext:value-type="float">
            <text:p>11170.08</text:p>
          </table:table-cell>
        </table:table-row>
        <table:table-row table:style-name="ro1">
          <table:table-cell/>
          <table:table-cell office:value-type="float" office:value="722.3" calcext:value-type="float">
            <text:p>722.3</text:p>
          </table:table-cell>
          <table:table-cell office:value-type="float" office:value="9446.14" calcext:value-type="float">
            <text:p>9446.14</text:p>
          </table:table-cell>
        </table:table-row>
        <table:table-row table:style-name="ro1">
          <table:table-cell/>
          <table:table-cell office:value-type="float" office:value="722.49" calcext:value-type="float">
            <text:p>722.49</text:p>
          </table:table-cell>
          <table:table-cell office:value-type="float" office:value="7201.57" calcext:value-type="float">
            <text:p>7201.57</text:p>
          </table:table-cell>
        </table:table-row>
        <table:table-row table:style-name="ro1">
          <table:table-cell/>
          <table:table-cell office:value-type="float" office:value="722.69" calcext:value-type="float">
            <text:p>722.69</text:p>
          </table:table-cell>
          <table:table-cell office:value-type="float" office:value="12142.18" calcext:value-type="float">
            <text:p>12142.18</text:p>
          </table:table-cell>
        </table:table-row>
        <table:table-row table:style-name="ro1">
          <table:table-cell/>
          <table:table-cell office:value-type="float" office:value="722.88" calcext:value-type="float">
            <text:p>722.88</text:p>
          </table:table-cell>
          <table:table-cell office:value-type="float" office:value="10729.54" calcext:value-type="float">
            <text:p>10729.54</text:p>
          </table:table-cell>
        </table:table-row>
        <table:table-row table:style-name="ro1">
          <table:table-cell/>
          <table:table-cell office:value-type="float" office:value="723.07" calcext:value-type="float">
            <text:p>723.07</text:p>
          </table:table-cell>
          <table:table-cell office:value-type="float" office:value="6573.52" calcext:value-type="float">
            <text:p>6573.52</text:p>
          </table:table-cell>
        </table:table-row>
        <table:table-row table:style-name="ro1">
          <table:table-cell/>
          <table:table-cell office:value-type="float" office:value="723.26" calcext:value-type="float">
            <text:p>723.26</text:p>
          </table:table-cell>
          <table:table-cell office:value-type="float" office:value="15207.76" calcext:value-type="float">
            <text:p>15207.76</text:p>
          </table:table-cell>
        </table:table-row>
        <table:table-row table:style-name="ro1">
          <table:table-cell/>
          <table:table-cell office:value-type="float" office:value="723.46" calcext:value-type="float">
            <text:p>723.46</text:p>
          </table:table-cell>
          <table:table-cell office:value-type="float" office:value="14931.06" calcext:value-type="float">
            <text:p>14931.06</text:p>
          </table:table-cell>
        </table:table-row>
        <table:table-row table:style-name="ro1">
          <table:table-cell/>
          <table:table-cell office:value-type="float" office:value="723.65" calcext:value-type="float">
            <text:p>723.65</text:p>
          </table:table-cell>
          <table:table-cell office:value-type="float" office:value="10751.38" calcext:value-type="float">
            <text:p>10751.38</text:p>
          </table:table-cell>
        </table:table-row>
        <table:table-row table:style-name="ro1">
          <table:table-cell/>
          <table:table-cell office:value-type="float" office:value="723.84" calcext:value-type="float">
            <text:p>723.84</text:p>
          </table:table-cell>
          <table:table-cell office:value-type="float" office:value="9134.85" calcext:value-type="float">
            <text:p>9134.85</text:p>
          </table:table-cell>
        </table:table-row>
        <table:table-row table:style-name="ro1">
          <table:table-cell/>
          <table:table-cell office:value-type="float" office:value="724.03" calcext:value-type="float">
            <text:p>724.03</text:p>
          </table:table-cell>
          <table:table-cell office:value-type="float" office:value="13858.83" calcext:value-type="float">
            <text:p>13858.83</text:p>
          </table:table-cell>
        </table:table-row>
        <table:table-row table:style-name="ro1">
          <table:table-cell/>
          <table:table-cell office:value-type="float" office:value="724.23" calcext:value-type="float">
            <text:p>724.23</text:p>
          </table:table-cell>
          <table:table-cell office:value-type="float" office:value="14665.28" calcext:value-type="float">
            <text:p>14665.28</text:p>
          </table:table-cell>
        </table:table-row>
        <table:table-row table:style-name="ro1">
          <table:table-cell/>
          <table:table-cell office:value-type="float" office:value="724.42" calcext:value-type="float">
            <text:p>724.42</text:p>
          </table:table-cell>
          <table:table-cell office:value-type="float" office:value="16223.55" calcext:value-type="float">
            <text:p>16223.55</text:p>
          </table:table-cell>
        </table:table-row>
        <table:table-row table:style-name="ro1">
          <table:table-cell/>
          <table:table-cell office:value-type="float" office:value="724.61" calcext:value-type="float">
            <text:p>724.61</text:p>
          </table:table-cell>
          <table:table-cell office:value-type="float" office:value="12074.82" calcext:value-type="float">
            <text:p>12074.82</text:p>
          </table:table-cell>
        </table:table-row>
        <table:table-row table:style-name="ro1">
          <table:table-cell/>
          <table:table-cell office:value-type="float" office:value="724.81" calcext:value-type="float">
            <text:p>724.81</text:p>
          </table:table-cell>
          <table:table-cell office:value-type="float" office:value="8193.7" calcext:value-type="float">
            <text:p>8193.7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5452.15" calcext:value-type="float">
            <text:p>5452.15</text:p>
          </table:table-cell>
        </table:table-row>
        <table:table-row table:style-name="ro1">
          <table:table-cell/>
          <table:table-cell office:value-type="float" office:value="725.19" calcext:value-type="float">
            <text:p>725.19</text:p>
          </table:table-cell>
          <table:table-cell office:value-type="float" office:value="5838.08" calcext:value-type="float">
            <text:p>5838.08</text:p>
          </table:table-cell>
        </table:table-row>
        <table:table-row table:style-name="ro1">
          <table:table-cell/>
          <table:table-cell office:value-type="float" office:value="725.38" calcext:value-type="float">
            <text:p>725.38</text:p>
          </table:table-cell>
          <table:table-cell office:value-type="float" office:value="14015.39" calcext:value-type="float">
            <text:p>14015.39</text:p>
          </table:table-cell>
        </table:table-row>
        <table:table-row table:style-name="ro1">
          <table:table-cell/>
          <table:table-cell office:value-type="float" office:value="725.58" calcext:value-type="float">
            <text:p>725.58</text:p>
          </table:table-cell>
          <table:table-cell office:value-type="float" office:value="11852.73" calcext:value-type="float">
            <text:p>11852.73</text:p>
          </table:table-cell>
        </table:table-row>
        <table:table-row table:style-name="ro1">
          <table:table-cell/>
          <table:table-cell office:value-type="float" office:value="725.77" calcext:value-type="float">
            <text:p>725.77</text:p>
          </table:table-cell>
          <table:table-cell office:value-type="float" office:value="14348.52" calcext:value-type="float">
            <text:p>14348.52</text:p>
          </table:table-cell>
        </table:table-row>
        <table:table-row table:style-name="ro1">
          <table:table-cell/>
          <table:table-cell office:value-type="float" office:value="725.96" calcext:value-type="float">
            <text:p>725.96</text:p>
          </table:table-cell>
          <table:table-cell office:value-type="float" office:value="17090.07" calcext:value-type="float">
            <text:p>17090.07</text:p>
          </table:table-cell>
        </table:table-row>
        <table:table-row table:style-name="ro1">
          <table:table-cell/>
          <table:table-cell office:value-type="float" office:value="726.15" calcext:value-type="float">
            <text:p>726.15</text:p>
          </table:table-cell>
          <table:table-cell office:value-type="float" office:value="15329.73" calcext:value-type="float">
            <text:p>15329.73</text:p>
          </table:table-cell>
        </table:table-row>
        <table:table-row table:style-name="ro1">
          <table:table-cell/>
          <table:table-cell office:value-type="float" office:value="726.35" calcext:value-type="float">
            <text:p>726.35</text:p>
          </table:table-cell>
          <table:table-cell office:value-type="float" office:value="16984.49" calcext:value-type="float">
            <text:p>16984.49</text:p>
          </table:table-cell>
        </table:table-row>
        <table:table-row table:style-name="ro1">
          <table:table-cell/>
          <table:table-cell office:value-type="float" office:value="726.54" calcext:value-type="float">
            <text:p>726.54</text:p>
          </table:table-cell>
          <table:table-cell office:value-type="float" office:value="8206.44" calcext:value-type="float">
            <text:p>8206.44</text:p>
          </table:table-cell>
        </table:table-row>
        <table:table-row table:style-name="ro1">
          <table:table-cell/>
          <table:table-cell office:value-type="float" office:value="726.73" calcext:value-type="float">
            <text:p>726.73</text:p>
          </table:table-cell>
          <table:table-cell office:value-type="float" office:value="7214.31" calcext:value-type="float">
            <text:p>7214.31</text:p>
          </table:table-cell>
        </table:table-row>
        <table:table-row table:style-name="ro1">
          <table:table-cell/>
          <table:table-cell office:value-type="float" office:value="726.92" calcext:value-type="float">
            <text:p>726.92</text:p>
          </table:table-cell>
          <table:table-cell office:value-type="float" office:value="7638.47" calcext:value-type="float">
            <text:p>7638.47</text:p>
          </table:table-cell>
        </table:table-row>
        <table:table-row table:style-name="ro1">
          <table:table-cell/>
          <table:table-cell office:value-type="float" office:value="727.11" calcext:value-type="float">
            <text:p>727.11</text:p>
          </table:table-cell>
          <table:table-cell office:value-type="float" office:value="13875.22" calcext:value-type="float">
            <text:p>13875.22</text:p>
          </table:table-cell>
        </table:table-row>
        <table:table-row table:style-name="ro1">
          <table:table-cell/>
          <table:table-cell office:value-type="float" office:value="727.31" calcext:value-type="float">
            <text:p>727.31</text:p>
          </table:table-cell>
          <table:table-cell office:value-type="float" office:value="22835.31" calcext:value-type="float">
            <text:p>22835.31</text:p>
          </table:table-cell>
        </table:table-row>
        <table:table-row table:style-name="ro1">
          <table:table-cell/>
          <table:table-cell office:value-type="float" office:value="727.5" calcext:value-type="float">
            <text:p>727.5</text:p>
          </table:table-cell>
          <table:table-cell office:value-type="float" office:value="11656.13" calcext:value-type="float">
            <text:p>11656.13</text:p>
          </table:table-cell>
        </table:table-row>
        <table:table-row table:style-name="ro1">
          <table:table-cell/>
          <table:table-cell office:value-type="float" office:value="727.69" calcext:value-type="float">
            <text:p>727.69</text:p>
          </table:table-cell>
          <table:table-cell office:value-type="float" office:value="11548.72" calcext:value-type="float">
            <text:p>11548.72</text:p>
          </table:table-cell>
        </table:table-row>
        <table:table-row table:style-name="ro1">
          <table:table-cell/>
          <table:table-cell office:value-type="float" office:value="727.88" calcext:value-type="float">
            <text:p>727.88</text:p>
          </table:table-cell>
          <table:table-cell office:value-type="float" office:value="6737.36" calcext:value-type="float">
            <text:p>6737.36</text:p>
          </table:table-cell>
        </table:table-row>
        <table:table-row table:style-name="ro1">
          <table:table-cell/>
          <table:table-cell office:value-type="float" office:value="728.08" calcext:value-type="float">
            <text:p>728.08</text:p>
          </table:table-cell>
          <table:table-cell office:value-type="float" office:value="24835.94" calcext:value-type="float">
            <text:p>24835.94</text:p>
          </table:table-cell>
        </table:table-row>
        <table:table-row table:style-name="ro1">
          <table:table-cell/>
          <table:table-cell office:value-type="float" office:value="728.27" calcext:value-type="float">
            <text:p>728.27</text:p>
          </table:table-cell>
          <table:table-cell office:value-type="float" office:value="10796.89" calcext:value-type="float">
            <text:p>10796.89</text:p>
          </table:table-cell>
        </table:table-row>
        <table:table-row table:style-name="ro1">
          <table:table-cell/>
          <table:table-cell office:value-type="float" office:value="728.46" calcext:value-type="float">
            <text:p>728.46</text:p>
          </table:table-cell>
          <table:table-cell office:value-type="float" office:value="7691.26" calcext:value-type="float">
            <text:p>7691.26</text:p>
          </table:table-cell>
        </table:table-row>
        <table:table-row table:style-name="ro1">
          <table:table-cell/>
          <table:table-cell office:value-type="float" office:value="728.65" calcext:value-type="float">
            <text:p>728.65</text:p>
          </table:table-cell>
          <table:table-cell office:value-type="float" office:value="10709.51" calcext:value-type="float">
            <text:p>10709.51</text:p>
          </table:table-cell>
        </table:table-row>
        <table:table-row table:style-name="ro1">
          <table:table-cell/>
          <table:table-cell office:value-type="float" office:value="728.85" calcext:value-type="float">
            <text:p>728.85</text:p>
          </table:table-cell>
          <table:table-cell office:value-type="float" office:value="19837.08" calcext:value-type="float">
            <text:p>19837.08</text:p>
          </table:table-cell>
        </table:table-row>
        <table:table-row table:style-name="ro1">
          <table:table-cell/>
          <table:table-cell office:value-type="float" office:value="729.04" calcext:value-type="float">
            <text:p>729.04</text:p>
          </table:table-cell>
          <table:table-cell office:value-type="float" office:value="12626.41" calcext:value-type="float">
            <text:p>12626.41</text:p>
          </table:table-cell>
        </table:table-row>
        <table:table-row table:style-name="ro1">
          <table:table-cell/>
          <table:table-cell office:value-type="float" office:value="729.23" calcext:value-type="float">
            <text:p>729.23</text:p>
          </table:table-cell>
          <table:table-cell office:value-type="float" office:value="8075.37" calcext:value-type="float">
            <text:p>8075.37</text:p>
          </table:table-cell>
        </table:table-row>
        <table:table-row table:style-name="ro1">
          <table:table-cell/>
          <table:table-cell office:value-type="float" office:value="729.42" calcext:value-type="float">
            <text:p>729.42</text:p>
          </table:table-cell>
          <table:table-cell office:value-type="float" office:value="7276.21" calcext:value-type="float">
            <text:p>7276.21</text:p>
          </table:table-cell>
        </table:table-row>
        <table:table-row table:style-name="ro1">
          <table:table-cell/>
          <table:table-cell office:value-type="float" office:value="729.61" calcext:value-type="float">
            <text:p>729.61</text:p>
          </table:table-cell>
          <table:table-cell office:value-type="float" office:value="13647.66" calcext:value-type="float">
            <text:p>13647.66</text:p>
          </table:table-cell>
        </table:table-row>
        <table:table-row table:style-name="ro1">
          <table:table-cell/>
          <table:table-cell office:value-type="float" office:value="729.81" calcext:value-type="float">
            <text:p>729.81</text:p>
          </table:table-cell>
          <table:table-cell office:value-type="float" office:value="15107.64" calcext:value-type="float">
            <text:p>15107.64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7562.01" calcext:value-type="float">
            <text:p>7562.01</text:p>
          </table:table-cell>
        </table:table-row>
        <table:table-row table:style-name="ro1">
          <table:table-cell/>
          <table:table-cell office:value-type="float" office:value="730.19" calcext:value-type="float">
            <text:p>730.19</text:p>
          </table:table-cell>
          <table:table-cell office:value-type="float" office:value="20590.73" calcext:value-type="float">
            <text:p>20590.73</text:p>
          </table:table-cell>
        </table:table-row>
        <table:table-row table:style-name="ro1">
          <table:table-cell/>
          <table:table-cell office:value-type="float" office:value="730.38" calcext:value-type="float">
            <text:p>730.38</text:p>
          </table:table-cell>
          <table:table-cell office:value-type="float" office:value="12606.39" calcext:value-type="float">
            <text:p>12606.39</text:p>
          </table:table-cell>
        </table:table-row>
        <table:table-row table:style-name="ro1">
          <table:table-cell/>
          <table:table-cell office:value-type="float" office:value="730.58" calcext:value-type="float">
            <text:p>730.58</text:p>
          </table:table-cell>
          <table:table-cell office:value-type="float" office:value="10643.98" calcext:value-type="float">
            <text:p>10643.98</text:p>
          </table:table-cell>
        </table:table-row>
        <table:table-row table:style-name="ro1">
          <table:table-cell/>
          <table:table-cell office:value-type="float" office:value="730.77" calcext:value-type="float">
            <text:p>730.77</text:p>
          </table:table-cell>
          <table:table-cell office:value-type="float" office:value="19826.16" calcext:value-type="float">
            <text:p>19826.16</text:p>
          </table:table-cell>
        </table:table-row>
        <table:table-row table:style-name="ro1">
          <table:table-cell/>
          <table:table-cell office:value-type="float" office:value="730.96" calcext:value-type="float">
            <text:p>730.96</text:p>
          </table:table-cell>
          <table:table-cell office:value-type="float" office:value="15535.44" calcext:value-type="float">
            <text:p>15535.44</text:p>
          </table:table-cell>
        </table:table-row>
        <table:table-row table:style-name="ro1">
          <table:table-cell/>
          <table:table-cell office:value-type="float" office:value="731.15" calcext:value-type="float">
            <text:p>731.15</text:p>
          </table:table-cell>
          <table:table-cell office:value-type="float" office:value="16634.97" calcext:value-type="float">
            <text:p>16634.97</text:p>
          </table:table-cell>
        </table:table-row>
        <table:table-row table:style-name="ro1">
          <table:table-cell/>
          <table:table-cell office:value-type="float" office:value="731.34" calcext:value-type="float">
            <text:p>731.34</text:p>
          </table:table-cell>
          <table:table-cell office:value-type="float" office:value="14195.61" calcext:value-type="float">
            <text:p>14195.61</text:p>
          </table:table-cell>
        </table:table-row>
        <table:table-row table:style-name="ro1">
          <table:table-cell/>
          <table:table-cell office:value-type="float" office:value="731.54" calcext:value-type="float">
            <text:p>731.54</text:p>
          </table:table-cell>
          <table:table-cell office:value-type="float" office:value="6711.88" calcext:value-type="float">
            <text:p>6711.88</text:p>
          </table:table-cell>
        </table:table-row>
        <table:table-row table:style-name="ro1">
          <table:table-cell/>
          <table:table-cell office:value-type="float" office:value="731.73" calcext:value-type="float">
            <text:p>731.73</text:p>
          </table:table-cell>
          <table:table-cell office:value-type="float" office:value="6841.13" calcext:value-type="float">
            <text:p>6841.13</text:p>
          </table:table-cell>
        </table:table-row>
        <table:table-row table:style-name="ro1">
          <table:table-cell/>
          <table:table-cell office:value-type="float" office:value="731.92" calcext:value-type="float">
            <text:p>731.92</text:p>
          </table:table-cell>
          <table:table-cell office:value-type="float" office:value="19653.22" calcext:value-type="float">
            <text:p>19653.22</text:p>
          </table:table-cell>
        </table:table-row>
        <table:table-row table:style-name="ro1">
          <table:table-cell/>
          <table:table-cell office:value-type="float" office:value="732.11" calcext:value-type="float">
            <text:p>732.11</text:p>
          </table:table-cell>
          <table:table-cell office:value-type="float" office:value="11778.1" calcext:value-type="float">
            <text:p>11778.1</text:p>
          </table:table-cell>
        </table:table-row>
        <table:table-row table:style-name="ro1">
          <table:table-cell/>
          <table:table-cell office:value-type="float" office:value="732.3" calcext:value-type="float">
            <text:p>732.3</text:p>
          </table:table-cell>
          <table:table-cell office:value-type="float" office:value="9644.57" calcext:value-type="float">
            <text:p>9644.57</text:p>
          </table:table-cell>
        </table:table-row>
        <table:table-row table:style-name="ro1">
          <table:table-cell/>
          <table:table-cell office:value-type="float" office:value="732.5" calcext:value-type="float">
            <text:p>732.5</text:p>
          </table:table-cell>
          <table:table-cell office:value-type="float" office:value="8586.91" calcext:value-type="float">
            <text:p>8586.91</text:p>
          </table:table-cell>
        </table:table-row>
        <table:table-row table:style-name="ro1">
          <table:table-cell/>
          <table:table-cell office:value-type="float" office:value="732.69" calcext:value-type="float">
            <text:p>732.69</text:p>
          </table:table-cell>
          <table:table-cell office:value-type="float" office:value="10640.34" calcext:value-type="float">
            <text:p>10640.34</text:p>
          </table:table-cell>
        </table:table-row>
        <table:table-row table:style-name="ro1">
          <table:table-cell/>
          <table:table-cell office:value-type="float" office:value="732.88" calcext:value-type="float">
            <text:p>732.88</text:p>
          </table:table-cell>
          <table:table-cell office:value-type="float" office:value="19664.14" calcext:value-type="float">
            <text:p>19664.14</text:p>
          </table:table-cell>
        </table:table-row>
        <table:table-row table:style-name="ro1">
          <table:table-cell/>
          <table:table-cell office:value-type="float" office:value="733.07" calcext:value-type="float">
            <text:p>733.07</text:p>
          </table:table-cell>
          <table:table-cell office:value-type="float" office:value="6433.35" calcext:value-type="float">
            <text:p>6433.35</text:p>
          </table:table-cell>
        </table:table-row>
        <table:table-row table:style-name="ro1">
          <table:table-cell/>
          <table:table-cell office:value-type="float" office:value="733.26" calcext:value-type="float">
            <text:p>733.26</text:p>
          </table:table-cell>
          <table:table-cell office:value-type="float" office:value="8596.01" calcext:value-type="float">
            <text:p>8596.01</text:p>
          </table:table-cell>
        </table:table-row>
        <table:table-row table:style-name="ro1">
          <table:table-cell/>
          <table:table-cell office:value-type="float" office:value="733.46" calcext:value-type="float">
            <text:p>733.46</text:p>
          </table:table-cell>
          <table:table-cell office:value-type="float" office:value="16041.51" calcext:value-type="float">
            <text:p>16041.51</text:p>
          </table:table-cell>
        </table:table-row>
        <table:table-row table:style-name="ro1">
          <table:table-cell/>
          <table:table-cell office:value-type="float" office:value="733.65" calcext:value-type="float">
            <text:p>733.65</text:p>
          </table:table-cell>
          <table:table-cell office:value-type="float" office:value="17042.74" calcext:value-type="float">
            <text:p>17042.74</text:p>
          </table:table-cell>
        </table:table-row>
        <table:table-row table:style-name="ro1">
          <table:table-cell/>
          <table:table-cell office:value-type="float" office:value="733.84" calcext:value-type="float">
            <text:p>733.84</text:p>
          </table:table-cell>
          <table:table-cell office:value-type="float" office:value="13127.02" calcext:value-type="float">
            <text:p>13127.02</text:p>
          </table:table-cell>
        </table:table-row>
        <table:table-row table:style-name="ro1">
          <table:table-cell/>
          <table:table-cell office:value-type="float" office:value="734.03" calcext:value-type="float">
            <text:p>734.03</text:p>
          </table:table-cell>
          <table:table-cell office:value-type="float" office:value="8171.85" calcext:value-type="float">
            <text:p>8171.85</text:p>
          </table:table-cell>
        </table:table-row>
        <table:table-row table:style-name="ro1">
          <table:table-cell/>
          <table:table-cell office:value-type="float" office:value="734.22" calcext:value-type="float">
            <text:p>734.22</text:p>
          </table:table-cell>
          <table:table-cell office:value-type="float" office:value="13826.06" calcext:value-type="float">
            <text:p>13826.06</text:p>
          </table:table-cell>
        </table:table-row>
        <table:table-row table:style-name="ro1">
          <table:table-cell/>
          <table:table-cell office:value-type="float" office:value="734.42" calcext:value-type="float">
            <text:p>734.42</text:p>
          </table:table-cell>
          <table:table-cell office:value-type="float" office:value="9329.64" calcext:value-type="float">
            <text:p>9329.64</text:p>
          </table:table-cell>
        </table:table-row>
        <table:table-row table:style-name="ro1">
          <table:table-cell/>
          <table:table-cell office:value-type="float" office:value="734.61" calcext:value-type="float">
            <text:p>734.61</text:p>
          </table:table-cell>
          <table:table-cell office:value-type="float" office:value="9842.99" calcext:value-type="float">
            <text:p>9842.99</text:p>
          </table:table-cell>
        </table:table-row>
        <table:table-row table:style-name="ro1">
          <table:table-cell/>
          <table:table-cell office:value-type="float" office:value="734.8" calcext:value-type="float">
            <text:p>734.8</text:p>
          </table:table-cell>
          <table:table-cell office:value-type="float" office:value="12176.77" calcext:value-type="float">
            <text:p>12176.77</text:p>
          </table:table-cell>
        </table:table-row>
        <table:table-row table:style-name="ro1">
          <table:table-cell/>
          <table:table-cell office:value-type="float" office:value="734.99" calcext:value-type="float">
            <text:p>734.99</text:p>
          </table:table-cell>
          <table:table-cell office:value-type="float" office:value="10005.01" calcext:value-type="float">
            <text:p>10005.01</text:p>
          </table:table-cell>
        </table:table-row>
        <table:table-row table:style-name="ro1">
          <table:table-cell/>
          <table:table-cell office:value-type="float" office:value="735.18" calcext:value-type="float">
            <text:p>735.18</text:p>
          </table:table-cell>
          <table:table-cell office:value-type="float" office:value="10545.67" calcext:value-type="float">
            <text:p>10545.67</text:p>
          </table:table-cell>
        </table:table-row>
        <table:table-row table:style-name="ro1">
          <table:table-cell/>
          <table:table-cell office:value-type="float" office:value="735.37" calcext:value-type="float">
            <text:p>735.37</text:p>
          </table:table-cell>
          <table:table-cell office:value-type="float" office:value="9568.11" calcext:value-type="float">
            <text:p>9568.11</text:p>
          </table:table-cell>
        </table:table-row>
        <table:table-row table:style-name="ro1">
          <table:table-cell/>
          <table:table-cell office:value-type="float" office:value="735.57" calcext:value-type="float">
            <text:p>735.57</text:p>
          </table:table-cell>
          <table:table-cell office:value-type="float" office:value="23148.42" calcext:value-type="float">
            <text:p>23148.42</text:p>
          </table:table-cell>
        </table:table-row>
        <table:table-row table:style-name="ro1">
          <table:table-cell/>
          <table:table-cell office:value-type="float" office:value="735.76" calcext:value-type="float">
            <text:p>735.76</text:p>
          </table:table-cell>
          <table:table-cell office:value-type="float" office:value="15387.98" calcext:value-type="float">
            <text:p>15387.98</text:p>
          </table:table-cell>
        </table:table-row>
        <table:table-row table:style-name="ro1">
          <table:table-cell/>
          <table:table-cell office:value-type="float" office:value="735.95" calcext:value-type="float">
            <text:p>735.95</text:p>
          </table:table-cell>
          <table:table-cell office:value-type="float" office:value="17217.5" calcext:value-type="float">
            <text:p>17217.5</text:p>
          </table:table-cell>
        </table:table-row>
        <table:table-row table:style-name="ro1">
          <table:table-cell/>
          <table:table-cell office:value-type="float" office:value="736.14" calcext:value-type="float">
            <text:p>736.14</text:p>
          </table:table-cell>
          <table:table-cell office:value-type="float" office:value="13429.21" calcext:value-type="float">
            <text:p>13429.21</text:p>
          </table:table-cell>
        </table:table-row>
        <table:table-row table:style-name="ro1">
          <table:table-cell/>
          <table:table-cell office:value-type="float" office:value="736.33" calcext:value-type="float">
            <text:p>736.33</text:p>
          </table:table-cell>
          <table:table-cell office:value-type="float" office:value="8568.7" calcext:value-type="float">
            <text:p>8568.7</text:p>
          </table:table-cell>
        </table:table-row>
        <table:table-row table:style-name="ro1">
          <table:table-cell/>
          <table:table-cell office:value-type="float" office:value="736.52" calcext:value-type="float">
            <text:p>736.52</text:p>
          </table:table-cell>
          <table:table-cell office:value-type="float" office:value="10390.94" calcext:value-type="float">
            <text:p>10390.94</text:p>
          </table:table-cell>
        </table:table-row>
        <table:table-row table:style-name="ro1">
          <table:table-cell/>
          <table:table-cell office:value-type="float" office:value="736.72" calcext:value-type="float">
            <text:p>736.72</text:p>
          </table:table-cell>
          <table:table-cell office:value-type="float" office:value="13933.47" calcext:value-type="float">
            <text:p>13933.47</text:p>
          </table:table-cell>
        </table:table-row>
        <table:table-row table:style-name="ro1">
          <table:table-cell/>
          <table:table-cell office:value-type="float" office:value="736.91" calcext:value-type="float">
            <text:p>736.91</text:p>
          </table:table-cell>
          <table:table-cell office:value-type="float" office:value="9347.84" calcext:value-type="float">
            <text:p>9347.84</text:p>
          </table:table-cell>
        </table:table-row>
        <table:table-row table:style-name="ro1">
          <table:table-cell/>
          <table:table-cell office:value-type="float" office:value="737.1" calcext:value-type="float">
            <text:p>737.1</text:p>
          </table:table-cell>
          <table:table-cell office:value-type="float" office:value="23465.17" calcext:value-type="float">
            <text:p>23465.17</text:p>
          </table:table-cell>
        </table:table-row>
        <table:table-row table:style-name="ro1">
          <table:table-cell/>
          <table:table-cell office:value-type="float" office:value="737.29" calcext:value-type="float">
            <text:p>737.29</text:p>
          </table:table-cell>
          <table:table-cell office:value-type="float" office:value="10349.07" calcext:value-type="float">
            <text:p>10349.07</text:p>
          </table:table-cell>
        </table:table-row>
        <table:table-row table:style-name="ro1">
          <table:table-cell/>
          <table:table-cell office:value-type="float" office:value="737.48" calcext:value-type="float">
            <text:p>737.48</text:p>
          </table:table-cell>
          <table:table-cell office:value-type="float" office:value="15136.76" calcext:value-type="float">
            <text:p>15136.76</text:p>
          </table:table-cell>
        </table:table-row>
        <table:table-row table:style-name="ro1">
          <table:table-cell/>
          <table:table-cell office:value-type="float" office:value="737.67" calcext:value-type="float">
            <text:p>737.67</text:p>
          </table:table-cell>
          <table:table-cell office:value-type="float" office:value="25553.19" calcext:value-type="float">
            <text:p>25553.19</text:p>
          </table:table-cell>
        </table:table-row>
        <table:table-row table:style-name="ro1">
          <table:table-cell/>
          <table:table-cell office:value-type="float" office:value="737.87" calcext:value-type="float">
            <text:p>737.87</text:p>
          </table:table-cell>
          <table:table-cell office:value-type="float" office:value="7343.56" calcext:value-type="float">
            <text:p>7343.56</text:p>
          </table:table-cell>
        </table:table-row>
        <table:table-row table:style-name="ro1">
          <table:table-cell/>
          <table:table-cell office:value-type="float" office:value="738.06" calcext:value-type="float">
            <text:p>738.06</text:p>
          </table:table-cell>
          <table:table-cell office:value-type="float" office:value="21348.03" calcext:value-type="float">
            <text:p>21348.03</text:p>
          </table:table-cell>
        </table:table-row>
        <table:table-row table:style-name="ro1">
          <table:table-cell/>
          <table:table-cell office:value-type="float" office:value="738.25" calcext:value-type="float">
            <text:p>738.25</text:p>
          </table:table-cell>
          <table:table-cell office:value-type="float" office:value="18593.74" calcext:value-type="float">
            <text:p>18593.74</text:p>
          </table:table-cell>
        </table:table-row>
        <table:table-row table:style-name="ro1">
          <table:table-cell/>
          <table:table-cell office:value-type="float" office:value="738.44" calcext:value-type="float">
            <text:p>738.44</text:p>
          </table:table-cell>
          <table:table-cell office:value-type="float" office:value="10982.57" calcext:value-type="float">
            <text:p>10982.57</text:p>
          </table:table-cell>
        </table:table-row>
        <table:table-row table:style-name="ro1">
          <table:table-cell/>
          <table:table-cell office:value-type="float" office:value="738.63" calcext:value-type="float">
            <text:p>738.63</text:p>
          </table:table-cell>
          <table:table-cell office:value-type="float" office:value="5453.97" calcext:value-type="float">
            <text:p>5453.97</text:p>
          </table:table-cell>
        </table:table-row>
        <table:table-row table:style-name="ro1">
          <table:table-cell/>
          <table:table-cell office:value-type="float" office:value="738.82" calcext:value-type="float">
            <text:p>738.82</text:p>
          </table:table-cell>
          <table:table-cell office:value-type="float" office:value="11168.26" calcext:value-type="float">
            <text:p>11168.26</text:p>
          </table:table-cell>
        </table:table-row>
        <table:table-row table:style-name="ro1">
          <table:table-cell/>
          <table:table-cell office:value-type="float" office:value="739.01" calcext:value-type="float">
            <text:p>739.01</text:p>
          </table:table-cell>
          <table:table-cell office:value-type="float" office:value="19068.86" calcext:value-type="float">
            <text:p>19068.86</text:p>
          </table:table-cell>
        </table:table-row>
        <table:table-row table:style-name="ro1">
          <table:table-cell/>
          <table:table-cell office:value-type="float" office:value="739.21" calcext:value-type="float">
            <text:p>739.21</text:p>
          </table:table-cell>
          <table:table-cell office:value-type="float" office:value="17051.84" calcext:value-type="float">
            <text:p>17051.84</text:p>
          </table:table-cell>
        </table:table-row>
        <table:table-row table:style-name="ro1">
          <table:table-cell/>
          <table:table-cell office:value-type="float" office:value="739.4" calcext:value-type="float">
            <text:p>739.4</text:p>
          </table:table-cell>
          <table:table-cell office:value-type="float" office:value="9054.75" calcext:value-type="float">
            <text:p>9054.75</text:p>
          </table:table-cell>
        </table:table-row>
        <table:table-row table:style-name="ro1">
          <table:table-cell/>
          <table:table-cell office:value-type="float" office:value="739.59" calcext:value-type="float">
            <text:p>739.59</text:p>
          </table:table-cell>
          <table:table-cell office:value-type="float" office:value="15413.47" calcext:value-type="float">
            <text:p>15413.47</text:p>
          </table:table-cell>
        </table:table-row>
        <table:table-row table:style-name="ro1">
          <table:table-cell/>
          <table:table-cell office:value-type="float" office:value="739.78" calcext:value-type="float">
            <text:p>739.78</text:p>
          </table:table-cell>
          <table:table-cell office:value-type="float" office:value="11654.31" calcext:value-type="float">
            <text:p>11654.31</text:p>
          </table:table-cell>
        </table:table-row>
        <table:table-row table:style-name="ro1">
          <table:table-cell/>
          <table:table-cell office:value-type="float" office:value="739.97" calcext:value-type="float">
            <text:p>739.97</text:p>
          </table:table-cell>
          <table:table-cell office:value-type="float" office:value="21482.74" calcext:value-type="float">
            <text:p>21482.74</text:p>
          </table:table-cell>
        </table:table-row>
        <table:table-row table:style-name="ro1">
          <table:table-cell/>
          <table:table-cell office:value-type="float" office:value="740.16" calcext:value-type="float">
            <text:p>740.16</text:p>
          </table:table-cell>
          <table:table-cell office:value-type="float" office:value="14355.81" calcext:value-type="float">
            <text:p>14355.81</text:p>
          </table:table-cell>
        </table:table-row>
        <table:table-row table:style-name="ro1">
          <table:table-cell/>
          <table:table-cell office:value-type="float" office:value="740.35" calcext:value-type="float">
            <text:p>740.35</text:p>
          </table:table-cell>
          <table:table-cell office:value-type="float" office:value="10895.19" calcext:value-type="float">
            <text:p>10895.19</text:p>
          </table:table-cell>
        </table:table-row>
        <table:table-row table:style-name="ro1">
          <table:table-cell/>
          <table:table-cell office:value-type="float" office:value="740.55" calcext:value-type="float">
            <text:p>740.55</text:p>
          </table:table-cell>
          <table:table-cell office:value-type="float" office:value="16764.22" calcext:value-type="float">
            <text:p>16764.22</text:p>
          </table:table-cell>
        </table:table-row>
        <table:table-row table:style-name="ro1">
          <table:table-cell/>
          <table:table-cell office:value-type="float" office:value="740.74" calcext:value-type="float">
            <text:p>740.74</text:p>
          </table:table-cell>
          <table:table-cell office:value-type="float" office:value="11789.02" calcext:value-type="float">
            <text:p>11789.02</text:p>
          </table:table-cell>
        </table:table-row>
        <table:table-row table:style-name="ro1">
          <table:table-cell/>
          <table:table-cell office:value-type="float" office:value="740.93" calcext:value-type="float">
            <text:p>740.93</text:p>
          </table:table-cell>
          <table:table-cell office:value-type="float" office:value="7083.24" calcext:value-type="float">
            <text:p>7083.24</text:p>
          </table:table-cell>
        </table:table-row>
        <table:table-row table:style-name="ro1">
          <table:table-cell/>
          <table:table-cell office:value-type="float" office:value="741.12" calcext:value-type="float">
            <text:p>741.12</text:p>
          </table:table-cell>
          <table:table-cell office:value-type="float" office:value="11450.42" calcext:value-type="float">
            <text:p>11450.42</text:p>
          </table:table-cell>
        </table:table-row>
        <table:table-row table:style-name="ro1">
          <table:table-cell/>
          <table:table-cell office:value-type="float" office:value="741.31" calcext:value-type="float">
            <text:p>741.31</text:p>
          </table:table-cell>
          <table:table-cell office:value-type="float" office:value="10054.16" calcext:value-type="float">
            <text:p>10054.16</text:p>
          </table:table-cell>
        </table:table-row>
        <table:table-row table:style-name="ro1">
          <table:table-cell/>
          <table:table-cell office:value-type="float" office:value="741.5" calcext:value-type="float">
            <text:p>741.5</text:p>
          </table:table-cell>
          <table:table-cell office:value-type="float" office:value="10884.27" calcext:value-type="float">
            <text:p>10884.27</text:p>
          </table:table-cell>
        </table:table-row>
        <table:table-row table:style-name="ro1">
          <table:table-cell/>
          <table:table-cell office:value-type="float" office:value="741.69" calcext:value-type="float">
            <text:p>741.69</text:p>
          </table:table-cell>
          <table:table-cell office:value-type="float" office:value="24129.62" calcext:value-type="float">
            <text:p>24129.62</text:p>
          </table:table-cell>
        </table:table-row>
        <table:table-row table:style-name="ro1">
          <table:table-cell/>
          <table:table-cell office:value-type="float" office:value="741.89" calcext:value-type="float">
            <text:p>741.89</text:p>
          </table:table-cell>
          <table:table-cell office:value-type="float" office:value="9187.64" calcext:value-type="float">
            <text:p>9187.64</text:p>
          </table:table-cell>
        </table:table-row>
        <table:table-row table:style-name="ro1">
          <table:table-cell/>
          <table:table-cell office:value-type="float" office:value="742.08" calcext:value-type="float">
            <text:p>742.08</text:p>
          </table:table-cell>
          <table:table-cell office:value-type="float" office:value="20410.51" calcext:value-type="float">
            <text:p>20410.51</text:p>
          </table:table-cell>
        </table:table-row>
        <table:table-row table:style-name="ro1">
          <table:table-cell/>
          <table:table-cell office:value-type="float" office:value="742.27" calcext:value-type="float">
            <text:p>742.27</text:p>
          </table:table-cell>
          <table:table-cell office:value-type="float" office:value="10638.52" calcext:value-type="float">
            <text:p>10638.52</text:p>
          </table:table-cell>
        </table:table-row>
        <table:table-row table:style-name="ro1">
          <table:table-cell/>
          <table:table-cell office:value-type="float" office:value="742.46" calcext:value-type="float">
            <text:p>742.46</text:p>
          </table:table-cell>
          <table:table-cell office:value-type="float" office:value="14949.26" calcext:value-type="float">
            <text:p>14949.26</text:p>
          </table:table-cell>
        </table:table-row>
        <table:table-row table:style-name="ro1">
          <table:table-cell/>
          <table:table-cell office:value-type="float" office:value="742.65" calcext:value-type="float">
            <text:p>742.65</text:p>
          </table:table-cell>
          <table:table-cell office:value-type="float" office:value="11559.65" calcext:value-type="float">
            <text:p>11559.65</text:p>
          </table:table-cell>
        </table:table-row>
        <table:table-row table:style-name="ro1">
          <table:table-cell/>
          <table:table-cell office:value-type="float" office:value="742.84" calcext:value-type="float">
            <text:p>742.84</text:p>
          </table:table-cell>
          <table:table-cell office:value-type="float" office:value="11541.44" calcext:value-type="float">
            <text:p>11541.44</text:p>
          </table:table-cell>
        </table:table-row>
        <table:table-row table:style-name="ro1">
          <table:table-cell/>
          <table:table-cell office:value-type="float" office:value="743.03" calcext:value-type="float">
            <text:p>743.03</text:p>
          </table:table-cell>
          <table:table-cell office:value-type="float" office:value="14505.08" calcext:value-type="float">
            <text:p>14505.08</text:p>
          </table:table-cell>
        </table:table-row>
        <table:table-row table:style-name="ro1">
          <table:table-cell/>
          <table:table-cell office:value-type="float" office:value="743.22" calcext:value-type="float">
            <text:p>743.22</text:p>
          </table:table-cell>
          <table:table-cell office:value-type="float" office:value="7907.89" calcext:value-type="float">
            <text:p>7907.89</text:p>
          </table:table-cell>
        </table:table-row>
        <table:table-row table:style-name="ro1">
          <table:table-cell/>
          <table:table-cell office:value-type="float" office:value="743.41" calcext:value-type="float">
            <text:p>743.41</text:p>
          </table:table-cell>
          <table:table-cell office:value-type="float" office:value="20809.18" calcext:value-type="float">
            <text:p>20809.18</text:p>
          </table:table-cell>
        </table:table-row>
        <table:table-row table:style-name="ro1">
          <table:table-cell/>
          <table:table-cell office:value-type="float" office:value="743.61" calcext:value-type="float">
            <text:p>743.61</text:p>
          </table:table-cell>
          <table:table-cell office:value-type="float" office:value="8619.67" calcext:value-type="float">
            <text:p>8619.67</text:p>
          </table:table-cell>
        </table:table-row>
        <table:table-row table:style-name="ro1">
          <table:table-cell/>
          <table:table-cell office:value-type="float" office:value="743.8" calcext:value-type="float">
            <text:p>743.8</text:p>
          </table:table-cell>
          <table:table-cell office:value-type="float" office:value="8727.08" calcext:value-type="float">
            <text:p>8727.08</text:p>
          </table:table-cell>
        </table:table-row>
        <table:table-row table:style-name="ro1">
          <table:table-cell/>
          <table:table-cell office:value-type="float" office:value="743.99" calcext:value-type="float">
            <text:p>743.99</text:p>
          </table:table-cell>
          <table:table-cell office:value-type="float" office:value="10123.34" calcext:value-type="float">
            <text:p>10123.34</text:p>
          </table:table-cell>
        </table:table-row>
        <table:table-row table:style-name="ro1">
          <table:table-cell/>
          <table:table-cell office:value-type="float" office:value="744.18" calcext:value-type="float">
            <text:p>744.18</text:p>
          </table:table-cell>
          <table:table-cell office:value-type="float" office:value="21784.93" calcext:value-type="float">
            <text:p>21784.93</text:p>
          </table:table-cell>
        </table:table-row>
        <table:table-row table:style-name="ro1">
          <table:table-cell/>
          <table:table-cell office:value-type="float" office:value="744.37" calcext:value-type="float">
            <text:p>744.37</text:p>
          </table:table-cell>
          <table:table-cell office:value-type="float" office:value="12249.58" calcext:value-type="float">
            <text:p>12249.58</text:p>
          </table:table-cell>
        </table:table-row>
        <table:table-row table:style-name="ro1">
          <table:table-cell/>
          <table:table-cell office:value-type="float" office:value="744.56" calcext:value-type="float">
            <text:p>744.56</text:p>
          </table:table-cell>
          <table:table-cell office:value-type="float" office:value="7456.43" calcext:value-type="float">
            <text:p>7456.43</text:p>
          </table:table-cell>
        </table:table-row>
        <table:table-row table:style-name="ro1">
          <table:table-cell/>
          <table:table-cell office:value-type="float" office:value="744.75" calcext:value-type="float">
            <text:p>744.75</text:p>
          </table:table-cell>
          <table:table-cell office:value-type="float" office:value="23787.38" calcext:value-type="float">
            <text:p>23787.38</text:p>
          </table:table-cell>
        </table:table-row>
        <table:table-row table:style-name="ro1">
          <table:table-cell/>
          <table:table-cell office:value-type="float" office:value="744.94" calcext:value-type="float">
            <text:p>744.94</text:p>
          </table:table-cell>
          <table:table-cell office:value-type="float" office:value="8015.29" calcext:value-type="float">
            <text:p>8015.29</text:p>
          </table:table-cell>
        </table:table-row>
        <table:table-row table:style-name="ro1">
          <table:table-cell/>
          <table:table-cell office:value-type="float" office:value="745.13" calcext:value-type="float">
            <text:p>745.13</text:p>
          </table:table-cell>
          <table:table-cell office:value-type="float" office:value="14181.05" calcext:value-type="float">
            <text:p>14181.05</text:p>
          </table:table-cell>
        </table:table-row>
        <table:table-row table:style-name="ro1">
          <table:table-cell/>
          <table:table-cell office:value-type="float" office:value="745.33" calcext:value-type="float">
            <text:p>745.33</text:p>
          </table:table-cell>
          <table:table-cell office:value-type="float" office:value="9660.95" calcext:value-type="float">
            <text:p>9660.95</text:p>
          </table:table-cell>
        </table:table-row>
        <table:table-row table:style-name="ro1">
          <table:table-cell/>
          <table:table-cell office:value-type="float" office:value="745.52" calcext:value-type="float">
            <text:p>745.52</text:p>
          </table:table-cell>
          <table:table-cell office:value-type="float" office:value="12673.74" calcext:value-type="float">
            <text:p>12673.74</text:p>
          </table:table-cell>
        </table:table-row>
        <table:table-row table:style-name="ro1">
          <table:table-cell/>
          <table:table-cell office:value-type="float" office:value="745.71" calcext:value-type="float">
            <text:p>745.71</text:p>
          </table:table-cell>
          <table:table-cell office:value-type="float" office:value="8299.28" calcext:value-type="float">
            <text:p>8299.28</text:p>
          </table:table-cell>
        </table:table-row>
        <table:table-row table:style-name="ro1">
          <table:table-cell/>
          <table:table-cell office:value-type="float" office:value="745.9" calcext:value-type="float">
            <text:p>745.9</text:p>
          </table:table-cell>
          <table:table-cell office:value-type="float" office:value="11049.93" calcext:value-type="float">
            <text:p>11049.93</text:p>
          </table:table-cell>
        </table:table-row>
        <table:table-row table:style-name="ro1">
          <table:table-cell/>
          <table:table-cell office:value-type="float" office:value="746.09" calcext:value-type="float">
            <text:p>746.09</text:p>
          </table:table-cell>
          <table:table-cell office:value-type="float" office:value="17645.3" calcext:value-type="float">
            <text:p>17645.3</text:p>
          </table:table-cell>
        </table:table-row>
        <table:table-row table:style-name="ro1">
          <table:table-cell/>
          <table:table-cell office:value-type="float" office:value="746.28" calcext:value-type="float">
            <text:p>746.28</text:p>
          </table:table-cell>
          <table:table-cell office:value-type="float" office:value="6795.62" calcext:value-type="float">
            <text:p>6795.62</text:p>
          </table:table-cell>
        </table:table-row>
        <table:table-row table:style-name="ro1">
          <table:table-cell/>
          <table:table-cell office:value-type="float" office:value="746.47" calcext:value-type="float">
            <text:p>746.47</text:p>
          </table:table-cell>
          <table:table-cell office:value-type="float" office:value="7724.03" calcext:value-type="float">
            <text:p>7724.03</text:p>
          </table:table-cell>
        </table:table-row>
        <table:table-row table:style-name="ro1">
          <table:table-cell/>
          <table:table-cell office:value-type="float" office:value="746.66" calcext:value-type="float">
            <text:p>746.66</text:p>
          </table:table-cell>
          <table:table-cell office:value-type="float" office:value="11634.28" calcext:value-type="float">
            <text:p>11634.28</text:p>
          </table:table-cell>
        </table:table-row>
        <table:table-row table:style-name="ro1">
          <table:table-cell/>
          <table:table-cell office:value-type="float" office:value="746.85" calcext:value-type="float">
            <text:p>746.85</text:p>
          </table:table-cell>
          <table:table-cell office:value-type="float" office:value="5026.17" calcext:value-type="float">
            <text:p>5026.17</text:p>
          </table:table-cell>
        </table:table-row>
        <table:table-row table:style-name="ro1">
          <table:table-cell/>
          <table:table-cell office:value-type="float" office:value="747.04" calcext:value-type="float">
            <text:p>747.04</text:p>
          </table:table-cell>
          <table:table-cell office:value-type="float" office:value="20938.43" calcext:value-type="float">
            <text:p>20938.43</text:p>
          </table:table-cell>
        </table:table-row>
        <table:table-row table:style-name="ro1">
          <table:table-cell/>
          <table:table-cell office:value-type="float" office:value="747.23" calcext:value-type="float">
            <text:p>747.23</text:p>
          </table:table-cell>
          <table:table-cell office:value-type="float" office:value="19895.33" calcext:value-type="float">
            <text:p>19895.33</text:p>
          </table:table-cell>
        </table:table-row>
        <table:table-row table:style-name="ro1">
          <table:table-cell/>
          <table:table-cell office:value-type="float" office:value="747.43" calcext:value-type="float">
            <text:p>747.43</text:p>
          </table:table-cell>
          <table:table-cell office:value-type="float" office:value="9014.7" calcext:value-type="float">
            <text:p>9014.7</text:p>
          </table:table-cell>
        </table:table-row>
        <table:table-row table:style-name="ro1">
          <table:table-cell/>
          <table:table-cell office:value-type="float" office:value="747.62" calcext:value-type="float">
            <text:p>747.62</text:p>
          </table:table-cell>
          <table:table-cell office:value-type="float" office:value="11515.96" calcext:value-type="float">
            <text:p>11515.96</text:p>
          </table:table-cell>
        </table:table-row>
        <table:table-row table:style-name="ro1">
          <table:table-cell/>
          <table:table-cell office:value-type="float" office:value="747.81" calcext:value-type="float">
            <text:p>747.81</text:p>
          </table:table-cell>
          <table:table-cell office:value-type="float" office:value="7598.42" calcext:value-type="float">
            <text:p>7598.42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8460.85" calcext:value-type="float">
            <text:p>18460.85</text:p>
          </table:table-cell>
        </table:table-row>
        <table:table-row table:style-name="ro1">
          <table:table-cell/>
          <table:table-cell office:value-type="float" office:value="748.19" calcext:value-type="float">
            <text:p>748.19</text:p>
          </table:table-cell>
          <table:table-cell office:value-type="float" office:value="16403.77" calcext:value-type="float">
            <text:p>16403.77</text:p>
          </table:table-cell>
        </table:table-row>
        <table:table-row table:style-name="ro1">
          <table:table-cell/>
          <table:table-cell office:value-type="float" office:value="748.38" calcext:value-type="float">
            <text:p>748.38</text:p>
          </table:table-cell>
          <table:table-cell office:value-type="float" office:value="8561.42" calcext:value-type="float">
            <text:p>8561.42</text:p>
          </table:table-cell>
        </table:table-row>
        <table:table-row table:style-name="ro1">
          <table:table-cell/>
          <table:table-cell office:value-type="float" office:value="748.57" calcext:value-type="float">
            <text:p>748.57</text:p>
          </table:table-cell>
          <table:table-cell office:value-type="float" office:value="7057.76" calcext:value-type="float">
            <text:p>7057.76</text:p>
          </table:table-cell>
        </table:table-row>
        <table:table-row table:style-name="ro1">
          <table:table-cell/>
          <table:table-cell office:value-type="float" office:value="748.76" calcext:value-type="float">
            <text:p>748.76</text:p>
          </table:table-cell>
          <table:table-cell office:value-type="float" office:value="13028.72" calcext:value-type="float">
            <text:p>13028.72</text:p>
          </table:table-cell>
        </table:table-row>
        <table:table-row table:style-name="ro1">
          <table:table-cell/>
          <table:table-cell office:value-type="float" office:value="748.95" calcext:value-type="float">
            <text:p>748.95</text:p>
          </table:table-cell>
          <table:table-cell office:value-type="float" office:value="7236.16" calcext:value-type="float">
            <text:p>7236.16</text:p>
          </table:table-cell>
        </table:table-row>
        <table:table-row table:style-name="ro1">
          <table:table-cell/>
          <table:table-cell office:value-type="float" office:value="749.14" calcext:value-type="float">
            <text:p>749.14</text:p>
          </table:table-cell>
          <table:table-cell office:value-type="float" office:value="13625.82" calcext:value-type="float">
            <text:p>13625.82</text:p>
          </table:table-cell>
        </table:table-row>
        <table:table-row table:style-name="ro1">
          <table:table-cell/>
          <table:table-cell office:value-type="float" office:value="749.33" calcext:value-type="float">
            <text:p>749.33</text:p>
          </table:table-cell>
          <table:table-cell office:value-type="float" office:value="13765.99" calcext:value-type="float">
            <text:p>13765.99</text:p>
          </table:table-cell>
        </table:table-row>
        <table:table-row table:style-name="ro1">
          <table:table-cell/>
          <table:table-cell office:value-type="float" office:value="749.52" calcext:value-type="float">
            <text:p>749.52</text:p>
          </table:table-cell>
          <table:table-cell office:value-type="float" office:value="13207.12" calcext:value-type="float">
            <text:p>13207.12</text:p>
          </table:table-cell>
        </table:table-row>
        <table:table-row table:style-name="ro1">
          <table:table-cell/>
          <table:table-cell office:value-type="float" office:value="749.71" calcext:value-type="float">
            <text:p>749.71</text:p>
          </table:table-cell>
          <table:table-cell office:value-type="float" office:value="9553.55" calcext:value-type="float">
            <text:p>9553.55</text:p>
          </table:table-cell>
        </table:table-row>
        <table:table-row table:style-name="ro1">
          <table:table-cell/>
          <table:table-cell office:value-type="float" office:value="749.9" calcext:value-type="float">
            <text:p>749.9</text:p>
          </table:table-cell>
          <table:table-cell office:value-type="float" office:value="19416.56" calcext:value-type="float">
            <text:p>19416.56</text:p>
          </table:table-cell>
        </table:table-row>
        <table:table-row table:style-name="ro1">
          <table:table-cell/>
          <table:table-cell office:value-type="float" office:value="750.1" calcext:value-type="float">
            <text:p>750.1</text:p>
          </table:table-cell>
          <table:table-cell office:value-type="float" office:value="11512.32" calcext:value-type="float">
            <text:p>11512.32</text:p>
          </table:table-cell>
        </table:table-row>
        <table:table-row table:style-name="ro1">
          <table:table-cell/>
          <table:table-cell office:value-type="float" office:value="750.29" calcext:value-type="float">
            <text:p>750.29</text:p>
          </table:table-cell>
          <table:table-cell office:value-type="float" office:value="11057.21" calcext:value-type="float">
            <text:p>11057.21</text:p>
          </table:table-cell>
        </table:table-row>
        <table:table-row table:style-name="ro1">
          <table:table-cell/>
          <table:table-cell office:value-type="float" office:value="750.48" calcext:value-type="float">
            <text:p>750.48</text:p>
          </table:table-cell>
          <table:table-cell office:value-type="float" office:value="12012.93" calcext:value-type="float">
            <text:p>12012.93</text:p>
          </table:table-cell>
        </table:table-row>
        <table:table-row table:style-name="ro1">
          <table:table-cell/>
          <table:table-cell office:value-type="float" office:value="750.67" calcext:value-type="float">
            <text:p>750.67</text:p>
          </table:table-cell>
          <table:table-cell office:value-type="float" office:value="6331.41" calcext:value-type="float">
            <text:p>6331.41</text:p>
          </table:table-cell>
        </table:table-row>
        <table:table-row table:style-name="ro1">
          <table:table-cell/>
          <table:table-cell office:value-type="float" office:value="750.86" calcext:value-type="float">
            <text:p>750.86</text:p>
          </table:table-cell>
          <table:table-cell office:value-type="float" office:value="12773.86" calcext:value-type="float">
            <text:p>12773.86</text:p>
          </table:table-cell>
        </table:table-row>
        <table:table-row table:style-name="ro1">
          <table:table-cell/>
          <table:table-cell office:value-type="float" office:value="751.05" calcext:value-type="float">
            <text:p>751.05</text:p>
          </table:table-cell>
          <table:table-cell office:value-type="float" office:value="15526.33" calcext:value-type="float">
            <text:p>15526.33</text:p>
          </table:table-cell>
        </table:table-row>
        <table:table-row table:style-name="ro1">
          <table:table-cell/>
          <table:table-cell office:value-type="float" office:value="751.24" calcext:value-type="float">
            <text:p>751.24</text:p>
          </table:table-cell>
          <table:table-cell office:value-type="float" office:value="21264.29" calcext:value-type="float">
            <text:p>21264.29</text:p>
          </table:table-cell>
        </table:table-row>
        <table:table-row table:style-name="ro1">
          <table:table-cell/>
          <table:table-cell office:value-type="float" office:value="751.43" calcext:value-type="float">
            <text:p>751.43</text:p>
          </table:table-cell>
          <table:table-cell office:value-type="float" office:value="25174.54" calcext:value-type="float">
            <text:p>25174.54</text:p>
          </table:table-cell>
        </table:table-row>
        <table:table-row table:style-name="ro1">
          <table:table-cell/>
          <table:table-cell office:value-type="float" office:value="751.62" calcext:value-type="float">
            <text:p>751.62</text:p>
          </table:table-cell>
          <table:table-cell office:value-type="float" office:value="7278.03" calcext:value-type="float">
            <text:p>7278.03</text:p>
          </table:table-cell>
        </table:table-row>
        <table:table-row table:style-name="ro1">
          <table:table-cell/>
          <table:table-cell office:value-type="float" office:value="751.81" calcext:value-type="float">
            <text:p>751.81</text:p>
          </table:table-cell>
          <table:table-cell office:value-type="float" office:value="10108.77" calcext:value-type="float">
            <text:p>10108.77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22138.09" calcext:value-type="float">
            <text:p>22138.09</text:p>
          </table:table-cell>
        </table:table-row>
        <table:table-row table:style-name="ro1">
          <table:table-cell/>
          <table:table-cell office:value-type="float" office:value="752.19" calcext:value-type="float">
            <text:p>752.19</text:p>
          </table:table-cell>
          <table:table-cell office:value-type="float" office:value="29774.74" calcext:value-type="float">
            <text:p>29774.74</text:p>
          </table:table-cell>
        </table:table-row>
        <table:table-row table:style-name="ro1">
          <table:table-cell/>
          <table:table-cell office:value-type="float" office:value="752.38" calcext:value-type="float">
            <text:p>752.38</text:p>
          </table:table-cell>
          <table:table-cell office:value-type="float" office:value="7010.42" calcext:value-type="float">
            <text:p>7010.42</text:p>
          </table:table-cell>
        </table:table-row>
        <table:table-row table:style-name="ro1">
          <table:table-cell/>
          <table:table-cell office:value-type="float" office:value="752.57" calcext:value-type="float">
            <text:p>752.57</text:p>
          </table:table-cell>
          <table:table-cell office:value-type="float" office:value="13312.71" calcext:value-type="float">
            <text:p>13312.71</text:p>
          </table:table-cell>
        </table:table-row>
        <table:table-row table:style-name="ro1">
          <table:table-cell/>
          <table:table-cell office:value-type="float" office:value="752.76" calcext:value-type="float">
            <text:p>752.76</text:p>
          </table:table-cell>
          <table:table-cell office:value-type="float" office:value="12617.31" calcext:value-type="float">
            <text:p>12617.31</text:p>
          </table:table-cell>
        </table:table-row>
        <table:table-row table:style-name="ro1">
          <table:table-cell/>
          <table:table-cell office:value-type="float" office:value="752.95" calcext:value-type="float">
            <text:p>752.95</text:p>
          </table:table-cell>
          <table:table-cell office:value-type="float" office:value="10820.56" calcext:value-type="float">
            <text:p>10820.56</text:p>
          </table:table-cell>
        </table:table-row>
        <table:table-row table:style-name="ro1">
          <table:table-cell/>
          <table:table-cell office:value-type="float" office:value="753.14" calcext:value-type="float">
            <text:p>753.14</text:p>
          </table:table-cell>
          <table:table-cell office:value-type="float" office:value="7146.96" calcext:value-type="float">
            <text:p>7146.96</text:p>
          </table:table-cell>
        </table:table-row>
        <table:table-row table:style-name="ro1">
          <table:table-cell/>
          <table:table-cell office:value-type="float" office:value="753.33" calcext:value-type="float">
            <text:p>753.33</text:p>
          </table:table-cell>
          <table:table-cell office:value-type="float" office:value="14627.05" calcext:value-type="float">
            <text:p>14627.05</text:p>
          </table:table-cell>
        </table:table-row>
        <table:table-row table:style-name="ro1">
          <table:table-cell/>
          <table:table-cell office:value-type="float" office:value="753.52" calcext:value-type="float">
            <text:p>753.52</text:p>
          </table:table-cell>
          <table:table-cell office:value-type="float" office:value="13207.12" calcext:value-type="float">
            <text:p>13207.12</text:p>
          </table:table-cell>
        </table:table-row>
        <table:table-row table:style-name="ro1">
          <table:table-cell/>
          <table:table-cell office:value-type="float" office:value="753.71" calcext:value-type="float">
            <text:p>753.71</text:p>
          </table:table-cell>
          <table:table-cell office:value-type="float" office:value="19706.01" calcext:value-type="float">
            <text:p>19706.01</text:p>
          </table:table-cell>
        </table:table-row>
        <table:table-row table:style-name="ro1">
          <table:table-cell/>
          <table:table-cell office:value-type="float" office:value="753.9" calcext:value-type="float">
            <text:p>753.9</text:p>
          </table:table-cell>
          <table:table-cell office:value-type="float" office:value="11379.42" calcext:value-type="float">
            <text:p>11379.42</text:p>
          </table:table-cell>
        </table:table-row>
        <table:table-row table:style-name="ro1">
          <table:table-cell/>
          <table:table-cell office:value-type="float" office:value="754.1" calcext:value-type="float">
            <text:p>754.1</text:p>
          </table:table-cell>
          <table:table-cell office:value-type="float" office:value="9318.71" calcext:value-type="float">
            <text:p>9318.71</text:p>
          </table:table-cell>
        </table:table-row>
        <table:table-row table:style-name="ro1">
          <table:table-cell/>
          <table:table-cell office:value-type="float" office:value="754.29" calcext:value-type="float">
            <text:p>754.29</text:p>
          </table:table-cell>
          <table:table-cell office:value-type="float" office:value="9346.02" calcext:value-type="float">
            <text:p>9346.02</text:p>
          </table:table-cell>
        </table:table-row>
        <table:table-row table:style-name="ro1">
          <table:table-cell/>
          <table:table-cell office:value-type="float" office:value="754.48" calcext:value-type="float">
            <text:p>754.48</text:p>
          </table:table-cell>
          <table:table-cell office:value-type="float" office:value="16494.8" calcext:value-type="float">
            <text:p>16494.8</text:p>
          </table:table-cell>
        </table:table-row>
        <table:table-row table:style-name="ro1">
          <table:table-cell/>
          <table:table-cell office:value-type="float" office:value="754.67" calcext:value-type="float">
            <text:p>754.67</text:p>
          </table:table-cell>
          <table:table-cell office:value-type="float" office:value="16107.05" calcext:value-type="float">
            <text:p>16107.05</text:p>
          </table:table-cell>
        </table:table-row>
        <table:table-row table:style-name="ro1">
          <table:table-cell/>
          <table:table-cell office:value-type="float" office:value="754.86" calcext:value-type="float">
            <text:p>754.86</text:p>
          </table:table-cell>
          <table:table-cell office:value-type="float" office:value="15684.71" calcext:value-type="float">
            <text:p>15684.71</text:p>
          </table:table-cell>
        </table:table-row>
        <table:table-row table:style-name="ro1">
          <table:table-cell/>
          <table:table-cell office:value-type="float" office:value="755.05" calcext:value-type="float">
            <text:p>755.05</text:p>
          </table:table-cell>
          <table:table-cell office:value-type="float" office:value="23385.07" calcext:value-type="float">
            <text:p>23385.07</text:p>
          </table:table-cell>
        </table:table-row>
        <table:table-row table:style-name="ro1">
          <table:table-cell/>
          <table:table-cell office:value-type="float" office:value="755.24" calcext:value-type="float">
            <text:p>755.24</text:p>
          </table:table-cell>
          <table:table-cell office:value-type="float" office:value="14738.09" calcext:value-type="float">
            <text:p>14738.09</text:p>
          </table:table-cell>
        </table:table-row>
        <table:table-row table:style-name="ro1">
          <table:table-cell/>
          <table:table-cell office:value-type="float" office:value="755.43" calcext:value-type="float">
            <text:p>755.43</text:p>
          </table:table-cell>
          <table:table-cell office:value-type="float" office:value="8974.65" calcext:value-type="float">
            <text:p>8974.65</text:p>
          </table:table-cell>
        </table:table-row>
        <table:table-row table:style-name="ro1">
          <table:table-cell/>
          <table:table-cell office:value-type="float" office:value="755.62" calcext:value-type="float">
            <text:p>755.62</text:p>
          </table:table-cell>
          <table:table-cell office:value-type="float" office:value="14951.08" calcext:value-type="float">
            <text:p>14951.08</text:p>
          </table:table-cell>
        </table:table-row>
        <table:table-row table:style-name="ro1">
          <table:table-cell/>
          <table:table-cell office:value-type="float" office:value="755.81" calcext:value-type="float">
            <text:p>755.81</text:p>
          </table:table-cell>
          <table:table-cell office:value-type="float" office:value="5628.73" calcext:value-type="float">
            <text:p>5628.73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24014.94" calcext:value-type="float">
            <text:p>24014.94</text:p>
          </table:table-cell>
        </table:table-row>
        <table:table-row table:style-name="ro1">
          <table:table-cell/>
          <table:table-cell office:value-type="float" office:value="756.19" calcext:value-type="float">
            <text:p>756.19</text:p>
          </table:table-cell>
          <table:table-cell office:value-type="float" office:value="8628.78" calcext:value-type="float">
            <text:p>8628.78</text:p>
          </table:table-cell>
        </table:table-row>
        <table:table-row table:style-name="ro1">
          <table:table-cell/>
          <table:table-cell office:value-type="float" office:value="756.38" calcext:value-type="float">
            <text:p>756.38</text:p>
          </table:table-cell>
          <table:table-cell office:value-type="float" office:value="11324.81" calcext:value-type="float">
            <text:p>11324.81</text:p>
          </table:table-cell>
        </table:table-row>
        <table:table-row table:style-name="ro1">
          <table:table-cell/>
          <table:table-cell office:value-type="float" office:value="756.57" calcext:value-type="float">
            <text:p>756.57</text:p>
          </table:table-cell>
          <table:table-cell office:value-type="float" office:value="20530.66" calcext:value-type="float">
            <text:p>20530.66</text:p>
          </table:table-cell>
        </table:table-row>
        <table:table-row table:style-name="ro1">
          <table:table-cell/>
          <table:table-cell office:value-type="float" office:value="756.76" calcext:value-type="float">
            <text:p>756.76</text:p>
          </table:table-cell>
          <table:table-cell office:value-type="float" office:value="6020.12" calcext:value-type="float">
            <text:p>6020.12</text:p>
          </table:table-cell>
        </table:table-row>
        <table:table-row table:style-name="ro1">
          <table:table-cell/>
          <table:table-cell office:value-type="float" office:value="756.95" calcext:value-type="float">
            <text:p>756.95</text:p>
          </table:table-cell>
          <table:table-cell office:value-type="float" office:value="12247.76" calcext:value-type="float">
            <text:p>12247.76</text:p>
          </table:table-cell>
        </table:table-row>
        <table:table-row table:style-name="ro1">
          <table:table-cell/>
          <table:table-cell office:value-type="float" office:value="757.14" calcext:value-type="float">
            <text:p>757.14</text:p>
          </table:table-cell>
          <table:table-cell office:value-type="float" office:value="5217.31" calcext:value-type="float">
            <text:p>5217.31</text:p>
          </table:table-cell>
        </table:table-row>
        <table:table-row table:style-name="ro1">
          <table:table-cell/>
          <table:table-cell office:value-type="float" office:value="757.33" calcext:value-type="float">
            <text:p>757.33</text:p>
          </table:table-cell>
          <table:table-cell office:value-type="float" office:value="10290.82" calcext:value-type="float">
            <text:p>10290.82</text:p>
          </table:table-cell>
        </table:table-row>
        <table:table-row table:style-name="ro1">
          <table:table-cell/>
          <table:table-cell office:value-type="float" office:value="757.52" calcext:value-type="float">
            <text:p>757.52</text:p>
          </table:table-cell>
          <table:table-cell office:value-type="float" office:value="12977.75" calcext:value-type="float">
            <text:p>12977.75</text:p>
          </table:table-cell>
        </table:table-row>
        <table:table-row table:style-name="ro1">
          <table:table-cell/>
          <table:table-cell office:value-type="float" office:value="757.71" calcext:value-type="float">
            <text:p>757.71</text:p>
          </table:table-cell>
          <table:table-cell office:value-type="float" office:value="18127.71" calcext:value-type="float">
            <text:p>18127.71</text:p>
          </table:table-cell>
        </table:table-row>
        <table:table-row table:style-name="ro1">
          <table:table-cell/>
          <table:table-cell office:value-type="float" office:value="757.9" calcext:value-type="float">
            <text:p>757.9</text:p>
          </table:table-cell>
          <table:table-cell office:value-type="float" office:value="7028.63" calcext:value-type="float">
            <text:p>7028.63</text:p>
          </table:table-cell>
        </table:table-row>
        <table:table-row table:style-name="ro1">
          <table:table-cell/>
          <table:table-cell office:value-type="float" office:value="758.09" calcext:value-type="float">
            <text:p>758.09</text:p>
          </table:table-cell>
          <table:table-cell office:value-type="float" office:value="11208.31" calcext:value-type="float">
            <text:p>11208.31</text:p>
          </table:table-cell>
        </table:table-row>
        <table:table-row table:style-name="ro1">
          <table:table-cell/>
          <table:table-cell office:value-type="float" office:value="758.28" calcext:value-type="float">
            <text:p>758.28</text:p>
          </table:table-cell>
          <table:table-cell office:value-type="float" office:value="9670.05" calcext:value-type="float">
            <text:p>9670.05</text:p>
          </table:table-cell>
        </table:table-row>
        <table:table-row table:style-name="ro1">
          <table:table-cell/>
          <table:table-cell office:value-type="float" office:value="758.47" calcext:value-type="float">
            <text:p>758.47</text:p>
          </table:table-cell>
          <table:table-cell office:value-type="float" office:value="10596.65" calcext:value-type="float">
            <text:p>10596.65</text:p>
          </table:table-cell>
        </table:table-row>
        <table:table-row table:style-name="ro1">
          <table:table-cell/>
          <table:table-cell office:value-type="float" office:value="758.66" calcext:value-type="float">
            <text:p>758.66</text:p>
          </table:table-cell>
          <table:table-cell office:value-type="float" office:value="9200.39" calcext:value-type="float">
            <text:p>9200.39</text:p>
          </table:table-cell>
        </table:table-row>
        <table:table-row table:style-name="ro1">
          <table:table-cell/>
          <table:table-cell office:value-type="float" office:value="758.85" calcext:value-type="float">
            <text:p>758.85</text:p>
          </table:table-cell>
          <table:table-cell office:value-type="float" office:value="13658.59" calcext:value-type="float">
            <text:p>13658.59</text:p>
          </table:table-cell>
        </table:table-row>
        <table:table-row table:style-name="ro1">
          <table:table-cell/>
          <table:table-cell office:value-type="float" office:value="759.04" calcext:value-type="float">
            <text:p>759.04</text:p>
          </table:table-cell>
          <table:table-cell office:value-type="float" office:value="14215.63" calcext:value-type="float">
            <text:p>14215.63</text:p>
          </table:table-cell>
        </table:table-row>
        <table:table-row table:style-name="ro1">
          <table:table-cell/>
          <table:table-cell office:value-type="float" office:value="759.23" calcext:value-type="float">
            <text:p>759.23</text:p>
          </table:table-cell>
          <table:table-cell office:value-type="float" office:value="17151.97" calcext:value-type="float">
            <text:p>17151.97</text:p>
          </table:table-cell>
        </table:table-row>
        <table:table-row table:style-name="ro1">
          <table:table-cell/>
          <table:table-cell office:value-type="float" office:value="759.42" calcext:value-type="float">
            <text:p>759.42</text:p>
          </table:table-cell>
          <table:table-cell office:value-type="float" office:value="13218.05" calcext:value-type="float">
            <text:p>13218.05</text:p>
          </table:table-cell>
        </table:table-row>
        <table:table-row table:style-name="ro1">
          <table:table-cell/>
          <table:table-cell office:value-type="float" office:value="759.61" calcext:value-type="float">
            <text:p>759.61</text:p>
          </table:table-cell>
          <table:table-cell office:value-type="float" office:value="18826.75" calcext:value-type="float">
            <text:p>18826.75</text:p>
          </table:table-cell>
        </table:table-row>
        <table:table-row table:style-name="ro1">
          <table:table-cell/>
          <table:table-cell office:value-type="float" office:value="759.8" calcext:value-type="float">
            <text:p>759.8</text:p>
          </table:table-cell>
          <table:table-cell office:value-type="float" office:value="7327.18" calcext:value-type="float">
            <text:p>7327.18</text:p>
          </table:table-cell>
        </table:table-row>
        <table:table-row table:style-name="ro1">
          <table:table-cell/>
          <table:table-cell office:value-type="float" office:value="759.99" calcext:value-type="float">
            <text:p>759.99</text:p>
          </table:table-cell>
          <table:table-cell office:value-type="float" office:value="17366.78" calcext:value-type="float">
            <text:p>17366.78</text:p>
          </table:table-cell>
        </table:table-row>
        <table:table-row table:style-name="ro1">
          <table:table-cell/>
          <table:table-cell office:value-type="float" office:value="760.18" calcext:value-type="float">
            <text:p>760.18</text:p>
          </table:table-cell>
          <table:table-cell office:value-type="float" office:value="12664.64" calcext:value-type="float">
            <text:p>12664.64</text:p>
          </table:table-cell>
        </table:table-row>
        <table:table-row table:style-name="ro1">
          <table:table-cell/>
          <table:table-cell office:value-type="float" office:value="760.37" calcext:value-type="float">
            <text:p>760.37</text:p>
          </table:table-cell>
          <table:table-cell office:value-type="float" office:value="15934.11" calcext:value-type="float">
            <text:p>15934.11</text:p>
          </table:table-cell>
        </table:table-row>
        <table:table-row table:style-name="ro1">
          <table:table-cell/>
          <table:table-cell office:value-type="float" office:value="760.56" calcext:value-type="float">
            <text:p>760.56</text:p>
          </table:table-cell>
          <table:table-cell office:value-type="float" office:value="5566.83" calcext:value-type="float">
            <text:p>5566.83</text:p>
          </table:table-cell>
        </table:table-row>
        <table:table-row table:style-name="ro1">
          <table:table-cell/>
          <table:table-cell office:value-type="float" office:value="760.75" calcext:value-type="float">
            <text:p>760.75</text:p>
          </table:table-cell>
          <table:table-cell office:value-type="float" office:value="12335.14" calcext:value-type="float">
            <text:p>12335.14</text:p>
          </table:table-cell>
        </table:table-row>
        <table:table-row table:style-name="ro1">
          <table:table-cell/>
          <table:table-cell office:value-type="float" office:value="760.94" calcext:value-type="float">
            <text:p>760.94</text:p>
          </table:table-cell>
          <table:table-cell office:value-type="float" office:value="26139.36" calcext:value-type="float">
            <text:p>26139.36</text:p>
          </table:table-cell>
        </table:table-row>
        <table:table-row table:style-name="ro1">
          <table:table-cell/>
          <table:table-cell office:value-type="float" office:value="761.13" calcext:value-type="float">
            <text:p>761.13</text:p>
          </table:table-cell>
          <table:table-cell office:value-type="float" office:value="11171.9" calcext:value-type="float">
            <text:p>11171.9</text:p>
          </table:table-cell>
        </table:table-row>
        <table:table-row table:style-name="ro1">
          <table:table-cell/>
          <table:table-cell office:value-type="float" office:value="761.32" calcext:value-type="float">
            <text:p>761.32</text:p>
          </table:table-cell>
          <table:table-cell office:value-type="float" office:value="16451.11" calcext:value-type="float">
            <text:p>16451.11</text:p>
          </table:table-cell>
        </table:table-row>
        <table:table-row table:style-name="ro1">
          <table:table-cell/>
          <table:table-cell office:value-type="float" office:value="761.51" calcext:value-type="float">
            <text:p>761.51</text:p>
          </table:table-cell>
          <table:table-cell office:value-type="float" office:value="6923.04" calcext:value-type="float">
            <text:p>6923.04</text:p>
          </table:table-cell>
        </table:table-row>
        <table:table-row table:style-name="ro1">
          <table:table-cell/>
          <table:table-cell office:value-type="float" office:value="761.69" calcext:value-type="float">
            <text:p>761.69</text:p>
          </table:table-cell>
          <table:table-cell office:value-type="float" office:value="13780.55" calcext:value-type="float">
            <text:p>13780.55</text:p>
          </table:table-cell>
        </table:table-row>
        <table:table-row table:style-name="ro1">
          <table:table-cell/>
          <table:table-cell office:value-type="float" office:value="761.88" calcext:value-type="float">
            <text:p>761.88</text:p>
          </table:table-cell>
          <table:table-cell office:value-type="float" office:value="14035.41" calcext:value-type="float">
            <text:p>14035.41</text:p>
          </table:table-cell>
        </table:table-row>
        <table:table-row table:style-name="ro1">
          <table:table-cell/>
          <table:table-cell office:value-type="float" office:value="762.07" calcext:value-type="float">
            <text:p>762.07</text:p>
          </table:table-cell>
          <table:table-cell office:value-type="float" office:value="8876.35" calcext:value-type="float">
            <text:p>8876.35</text:p>
          </table:table-cell>
        </table:table-row>
        <table:table-row table:style-name="ro1">
          <table:table-cell/>
          <table:table-cell office:value-type="float" office:value="762.26" calcext:value-type="float">
            <text:p>762.26</text:p>
          </table:table-cell>
          <table:table-cell office:value-type="float" office:value="8179.13" calcext:value-type="float">
            <text:p>8179.13</text:p>
          </table:table-cell>
        </table:table-row>
        <table:table-row table:style-name="ro1">
          <table:table-cell/>
          <table:table-cell office:value-type="float" office:value="762.45" calcext:value-type="float">
            <text:p>762.45</text:p>
          </table:table-cell>
          <table:table-cell office:value-type="float" office:value="9628.18" calcext:value-type="float">
            <text:p>9628.18</text:p>
          </table:table-cell>
        </table:table-row>
        <table:table-row table:style-name="ro1">
          <table:table-cell/>
          <table:table-cell office:value-type="float" office:value="762.64" calcext:value-type="float">
            <text:p>762.64</text:p>
          </table:table-cell>
          <table:table-cell office:value-type="float" office:value="7006.78" calcext:value-type="float">
            <text:p>7006.78</text:p>
          </table:table-cell>
        </table:table-row>
        <table:table-row table:style-name="ro1">
          <table:table-cell/>
          <table:table-cell office:value-type="float" office:value="762.83" calcext:value-type="float">
            <text:p>762.83</text:p>
          </table:table-cell>
          <table:table-cell office:value-type="float" office:value="10684.03" calcext:value-type="float">
            <text:p>10684.03</text:p>
          </table:table-cell>
        </table:table-row>
        <table:table-row table:style-name="ro1">
          <table:table-cell/>
          <table:table-cell office:value-type="float" office:value="763.02" calcext:value-type="float">
            <text:p>763.02</text:p>
          </table:table-cell>
          <table:table-cell office:value-type="float" office:value="17561.56" calcext:value-type="float">
            <text:p>17561.56</text:p>
          </table:table-cell>
        </table:table-row>
        <table:table-row table:style-name="ro1">
          <table:table-cell/>
          <table:table-cell office:value-type="float" office:value="763.21" calcext:value-type="float">
            <text:p>763.21</text:p>
          </table:table-cell>
          <table:table-cell office:value-type="float" office:value="9660.95" calcext:value-type="float">
            <text:p>9660.95</text:p>
          </table:table-cell>
        </table:table-row>
        <table:table-row table:style-name="ro1">
          <table:table-cell/>
          <table:table-cell office:value-type="float" office:value="763.4" calcext:value-type="float">
            <text:p>763.4</text:p>
          </table:table-cell>
          <table:table-cell office:value-type="float" office:value="9327.82" calcext:value-type="float">
            <text:p>9327.82</text:p>
          </table:table-cell>
        </table:table-row>
        <table:table-row table:style-name="ro1">
          <table:table-cell/>
          <table:table-cell office:value-type="float" office:value="763.59" calcext:value-type="float">
            <text:p>763.59</text:p>
          </table:table-cell>
          <table:table-cell office:value-type="float" office:value="7975.25" calcext:value-type="float">
            <text:p>7975.25</text:p>
          </table:table-cell>
        </table:table-row>
        <table:table-row table:style-name="ro1">
          <table:table-cell/>
          <table:table-cell office:value-type="float" office:value="763.78" calcext:value-type="float">
            <text:p>763.78</text:p>
          </table:table-cell>
          <table:table-cell office:value-type="float" office:value="8173.67" calcext:value-type="float">
            <text:p>8173.67</text:p>
          </table:table-cell>
        </table:table-row>
        <table:table-row table:style-name="ro1">
          <table:table-cell/>
          <table:table-cell office:value-type="float" office:value="763.97" calcext:value-type="float">
            <text:p>763.97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/>
          <table:table-cell office:value-type="float" office:value="764.16" calcext:value-type="float">
            <text:p>764.16</text:p>
          </table:table-cell>
          <table:table-cell office:value-type="float" office:value="8545.04" calcext:value-type="float">
            <text:p>8545.04</text:p>
          </table:table-cell>
        </table:table-row>
        <table:table-row table:style-name="ro1">
          <table:table-cell/>
          <table:table-cell office:value-type="float" office:value="764.35" calcext:value-type="float">
            <text:p>764.35</text:p>
          </table:table-cell>
          <table:table-cell office:value-type="float" office:value="5909.07" calcext:value-type="float">
            <text:p>5909.07</text:p>
          </table:table-cell>
        </table:table-row>
        <table:table-row table:style-name="ro1">
          <table:table-cell/>
          <table:table-cell office:value-type="float" office:value="764.54" calcext:value-type="float">
            <text:p>764.54</text:p>
          </table:table-cell>
          <table:table-cell office:value-type="float" office:value="13786.02" calcext:value-type="float">
            <text:p>13786.02</text:p>
          </table:table-cell>
        </table:table-row>
        <table:table-row table:style-name="ro1">
          <table:table-cell/>
          <table:table-cell office:value-type="float" office:value="764.73" calcext:value-type="float">
            <text:p>764.73</text:p>
          </table:table-cell>
          <table:table-cell office:value-type="float" office:value="7937.02" calcext:value-type="float">
            <text:p>7937.02</text:p>
          </table:table-cell>
        </table:table-row>
        <table:table-row table:style-name="ro1">
          <table:table-cell/>
          <table:table-cell office:value-type="float" office:value="764.92" calcext:value-type="float">
            <text:p>764.92</text:p>
          </table:table-cell>
          <table:table-cell office:value-type="float" office:value="8261.05" calcext:value-type="float">
            <text:p>8261.05</text:p>
          </table:table-cell>
        </table:table-row>
        <table:table-row table:style-name="ro1">
          <table:table-cell/>
          <table:table-cell office:value-type="float" office:value="765.11" calcext:value-type="float">
            <text:p>765.11</text:p>
          </table:table-cell>
          <table:table-cell office:value-type="float" office:value="12417.06" calcext:value-type="float">
            <text:p>12417.06</text:p>
          </table:table-cell>
        </table:table-row>
        <table:table-row table:style-name="ro1">
          <table:table-cell/>
          <table:table-cell office:value-type="float" office:value="765.3" calcext:value-type="float">
            <text:p>765.3</text:p>
          </table:table-cell>
          <table:table-cell office:value-type="float" office:value="11581.49" calcext:value-type="float">
            <text:p>11581.49</text:p>
          </table:table-cell>
        </table:table-row>
        <table:table-row table:style-name="ro1">
          <table:table-cell/>
          <table:table-cell office:value-type="float" office:value="765.49" calcext:value-type="float">
            <text:p>765.49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/>
          <table:table-cell office:value-type="float" office:value="765.68" calcext:value-type="float">
            <text:p>765.68</text:p>
          </table:table-cell>
          <table:table-cell office:value-type="float" office:value="15730.22" calcext:value-type="float">
            <text:p>15730.22</text:p>
          </table:table-cell>
        </table:table-row>
        <table:table-row table:style-name="ro1">
          <table:table-cell/>
          <table:table-cell office:value-type="float" office:value="765.86" calcext:value-type="float">
            <text:p>765.86</text:p>
          </table:table-cell>
          <table:table-cell office:value-type="float" office:value="9812.05" calcext:value-type="float">
            <text:p>9812.05</text:p>
          </table:table-cell>
        </table:table-row>
        <table:table-row table:style-name="ro1">
          <table:table-cell/>
          <table:table-cell office:value-type="float" office:value="766.05" calcext:value-type="float">
            <text:p>766.05</text:p>
          </table:table-cell>
          <table:table-cell office:value-type="float" office:value="10010.47" calcext:value-type="float">
            <text:p>10010.47</text:p>
          </table:table-cell>
        </table:table-row>
        <table:table-row table:style-name="ro1">
          <table:table-cell/>
          <table:table-cell office:value-type="float" office:value="766.24" calcext:value-type="float">
            <text:p>766.24</text:p>
          </table:table-cell>
          <table:table-cell office:value-type="float" office:value="19145.32" calcext:value-type="float">
            <text:p>19145.32</text:p>
          </table:table-cell>
        </table:table-row>
        <table:table-row table:style-name="ro1">
          <table:table-cell/>
          <table:table-cell office:value-type="float" office:value="766.43" calcext:value-type="float">
            <text:p>766.43</text:p>
          </table:table-cell>
          <table:table-cell office:value-type="float" office:value="10762.3" calcext:value-type="float">
            <text:p>10762.3</text:p>
          </table:table-cell>
        </table:table-row>
        <table:table-row table:style-name="ro1">
          <table:table-cell/>
          <table:table-cell office:value-type="float" office:value="766.62" calcext:value-type="float">
            <text:p>766.62</text:p>
          </table:table-cell>
          <table:table-cell office:value-type="float" office:value="6755.57" calcext:value-type="float">
            <text:p>6755.57</text:p>
          </table:table-cell>
        </table:table-row>
        <table:table-row table:style-name="ro1">
          <table:table-cell/>
          <table:table-cell office:value-type="float" office:value="766.81" calcext:value-type="float">
            <text:p>766.81</text:p>
          </table:table-cell>
          <table:table-cell office:value-type="float" office:value="18468.13" calcext:value-type="float">
            <text:p>18468.13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13813.32" calcext:value-type="float">
            <text:p>13813.32</text:p>
          </table:table-cell>
        </table:table-row>
        <table:table-row table:style-name="ro1">
          <table:table-cell/>
          <table:table-cell office:value-type="float" office:value="767.19" calcext:value-type="float">
            <text:p>767.19</text:p>
          </table:table-cell>
          <table:table-cell office:value-type="float" office:value="9224.05" calcext:value-type="float">
            <text:p>9224.05</text:p>
          </table:table-cell>
        </table:table-row>
        <table:table-row table:style-name="ro1">
          <table:table-cell/>
          <table:table-cell office:value-type="float" office:value="767.38" calcext:value-type="float">
            <text:p>767.38</text:p>
          </table:table-cell>
          <table:table-cell office:value-type="float" office:value="16139.81" calcext:value-type="float">
            <text:p>16139.81</text:p>
          </table:table-cell>
        </table:table-row>
        <table:table-row table:style-name="ro1">
          <table:table-cell/>
          <table:table-cell office:value-type="float" office:value="767.57" calcext:value-type="float">
            <text:p>767.57</text:p>
          </table:table-cell>
          <table:table-cell office:value-type="float" office:value="20894.74" calcext:value-type="float">
            <text:p>20894.74</text:p>
          </table:table-cell>
        </table:table-row>
        <table:table-row table:style-name="ro1">
          <table:table-cell/>
          <table:table-cell office:value-type="float" office:value="767.76" calcext:value-type="float">
            <text:p>767.76</text:p>
          </table:table-cell>
          <table:table-cell office:value-type="float" office:value="8958.27" calcext:value-type="float">
            <text:p>8958.27</text:p>
          </table:table-cell>
        </table:table-row>
        <table:table-row table:style-name="ro1">
          <table:table-cell/>
          <table:table-cell office:value-type="float" office:value="767.95" calcext:value-type="float">
            <text:p>767.95</text:p>
          </table:table-cell>
          <table:table-cell office:value-type="float" office:value="7075.96" calcext:value-type="float">
            <text:p>7075.96</text:p>
          </table:table-cell>
        </table:table-row>
        <table:table-row table:style-name="ro1">
          <table:table-cell/>
          <table:table-cell office:value-type="float" office:value="768.14" calcext:value-type="float">
            <text:p>768.14</text:p>
          </table:table-cell>
          <table:table-cell office:value-type="float" office:value="6688.21" calcext:value-type="float">
            <text:p>6688.21</text:p>
          </table:table-cell>
        </table:table-row>
        <table:table-row table:style-name="ro1">
          <table:table-cell/>
          <table:table-cell office:value-type="float" office:value="768.33" calcext:value-type="float">
            <text:p>768.33</text:p>
          </table:table-cell>
          <table:table-cell office:value-type="float" office:value="21733.95" calcext:value-type="float">
            <text:p>21733.95</text:p>
          </table:table-cell>
        </table:table-row>
        <table:table-row table:style-name="ro1">
          <table:table-cell/>
          <table:table-cell office:value-type="float" office:value="768.51" calcext:value-type="float">
            <text:p>768.51</text:p>
          </table:table-cell>
          <table:table-cell office:value-type="float" office:value="11898.24" calcext:value-type="float">
            <text:p>11898.24</text:p>
          </table:table-cell>
        </table:table-row>
        <table:table-row table:style-name="ro1">
          <table:table-cell/>
          <table:table-cell office:value-type="float" office:value="768.7" calcext:value-type="float">
            <text:p>768.7</text:p>
          </table:table-cell>
          <table:table-cell office:value-type="float" office:value="7066.86" calcext:value-type="float">
            <text:p>7066.86</text:p>
          </table:table-cell>
        </table:table-row>
        <table:table-row table:style-name="ro1">
          <table:table-cell/>
          <table:table-cell office:value-type="float" office:value="768.89" calcext:value-type="float">
            <text:p>768.89</text:p>
          </table:table-cell>
          <table:table-cell office:value-type="float" office:value="12999.6" calcext:value-type="float">
            <text:p>12999.6</text:p>
          </table:table-cell>
        </table:table-row>
        <table:table-row table:style-name="ro1">
          <table:table-cell/>
          <table:table-cell office:value-type="float" office:value="769.08" calcext:value-type="float">
            <text:p>769.08</text:p>
          </table:table-cell>
          <table:table-cell office:value-type="float" office:value="16192.61" calcext:value-type="float">
            <text:p>16192.61</text:p>
          </table:table-cell>
        </table:table-row>
        <table:table-row table:style-name="ro1">
          <table:table-cell/>
          <table:table-cell office:value-type="float" office:value="769.27" calcext:value-type="float">
            <text:p>769.27</text:p>
          </table:table-cell>
          <table:table-cell office:value-type="float" office:value="20557.97" calcext:value-type="float">
            <text:p>20557.97</text:p>
          </table:table-cell>
        </table:table-row>
        <table:table-row table:style-name="ro1">
          <table:table-cell/>
          <table:table-cell office:value-type="float" office:value="769.46" calcext:value-type="float">
            <text:p>769.46</text:p>
          </table:table-cell>
          <table:table-cell office:value-type="float" office:value="12316.94" calcext:value-type="float">
            <text:p>12316.94</text:p>
          </table:table-cell>
        </table:table-row>
        <table:table-row table:style-name="ro1">
          <table:table-cell/>
          <table:table-cell office:value-type="float" office:value="769.65" calcext:value-type="float">
            <text:p>769.65</text:p>
          </table:table-cell>
          <table:table-cell office:value-type="float" office:value="26707.33" calcext:value-type="float">
            <text:p>26707.33</text:p>
          </table:table-cell>
        </table:table-row>
        <table:table-row table:style-name="ro1">
          <table:table-cell/>
          <table:table-cell office:value-type="float" office:value="769.84" calcext:value-type="float">
            <text:p>769.84</text:p>
          </table:table-cell>
          <table:table-cell office:value-type="float" office:value="14133.72" calcext:value-type="float">
            <text:p>14133.72</text:p>
          </table:table-cell>
        </table:table-row>
        <table:table-row table:style-name="ro1">
          <table:table-cell/>
          <table:table-cell office:value-type="float" office:value="770.03" calcext:value-type="float">
            <text:p>770.03</text:p>
          </table:table-cell>
          <table:table-cell office:value-type="float" office:value="9087.52" calcext:value-type="float">
            <text:p>9087.52</text:p>
          </table:table-cell>
        </table:table-row>
        <table:table-row table:style-name="ro1">
          <table:table-cell/>
          <table:table-cell office:value-type="float" office:value="770.22" calcext:value-type="float">
            <text:p>770.22</text:p>
          </table:table-cell>
          <table:table-cell office:value-type="float" office:value="12473.5" calcext:value-type="float">
            <text:p>12473.5</text:p>
          </table:table-cell>
        </table:table-row>
        <table:table-row table:style-name="ro1">
          <table:table-cell/>
          <table:table-cell office:value-type="float" office:value="770.4" calcext:value-type="float">
            <text:p>770.4</text:p>
          </table:table-cell>
          <table:table-cell office:value-type="float" office:value="8998.32" calcext:value-type="float">
            <text:p>8998.32</text:p>
          </table:table-cell>
        </table:table-row>
        <table:table-row table:style-name="ro1">
          <table:table-cell/>
          <table:table-cell office:value-type="float" office:value="770.59" calcext:value-type="float">
            <text:p>770.59</text:p>
          </table:table-cell>
          <table:table-cell office:value-type="float" office:value="9635.47" calcext:value-type="float">
            <text:p>9635.47</text:p>
          </table:table-cell>
        </table:table-row>
        <table:table-row table:style-name="ro1">
          <table:table-cell/>
          <table:table-cell office:value-type="float" office:value="770.78" calcext:value-type="float">
            <text:p>770.78</text:p>
          </table:table-cell>
          <table:table-cell office:value-type="float" office:value="13134.31" calcext:value-type="float">
            <text:p>13134.31</text:p>
          </table:table-cell>
        </table:table-row>
        <table:table-row table:style-name="ro1">
          <table:table-cell/>
          <table:table-cell office:value-type="float" office:value="770.97" calcext:value-type="float">
            <text:p>770.97</text:p>
          </table:table-cell>
          <table:table-cell office:value-type="float" office:value="13957.13" calcext:value-type="float">
            <text:p>13957.13</text:p>
          </table:table-cell>
        </table:table-row>
        <table:table-row table:style-name="ro1">
          <table:table-cell/>
          <table:table-cell office:value-type="float" office:value="771.16" calcext:value-type="float">
            <text:p>771.16</text:p>
          </table:table-cell>
          <table:table-cell office:value-type="float" office:value="7006.78" calcext:value-type="float">
            <text:p>7006.78</text:p>
          </table:table-cell>
        </table:table-row>
        <table:table-row table:style-name="ro1">
          <table:table-cell/>
          <table:table-cell office:value-type="float" office:value="771.35" calcext:value-type="float">
            <text:p>771.35</text:p>
          </table:table-cell>
          <table:table-cell office:value-type="float" office:value="11714.38" calcext:value-type="float">
            <text:p>11714.38</text:p>
          </table:table-cell>
        </table:table-row>
        <table:table-row table:style-name="ro1">
          <table:table-cell/>
          <table:table-cell office:value-type="float" office:value="771.54" calcext:value-type="float">
            <text:p>771.54</text:p>
          </table:table-cell>
          <table:table-cell office:value-type="float" office:value="8887.27" calcext:value-type="float">
            <text:p>8887.27</text:p>
          </table:table-cell>
        </table:table-row>
        <table:table-row table:style-name="ro1">
          <table:table-cell/>
          <table:table-cell office:value-type="float" office:value="771.73" calcext:value-type="float">
            <text:p>771.73</text:p>
          </table:table-cell>
          <table:table-cell office:value-type="float" office:value="10088.75" calcext:value-type="float">
            <text:p>10088.75</text:p>
          </table:table-cell>
        </table:table-row>
        <table:table-row table:style-name="ro1">
          <table:table-cell/>
          <table:table-cell office:value-type="float" office:value="771.92" calcext:value-type="float">
            <text:p>771.92</text:p>
          </table:table-cell>
          <table:table-cell office:value-type="float" office:value="10929.78" calcext:value-type="float">
            <text:p>10929.78</text:p>
          </table:table-cell>
        </table:table-row>
        <table:table-row table:style-name="ro1">
          <table:table-cell/>
          <table:table-cell office:value-type="float" office:value="772.11" calcext:value-type="float">
            <text:p>772.11</text:p>
          </table:table-cell>
          <table:table-cell office:value-type="float" office:value="10267.15" calcext:value-type="float">
            <text:p>10267.15</text:p>
          </table:table-cell>
        </table:table-row>
        <table:table-row table:style-name="ro1">
          <table:table-cell/>
          <table:table-cell office:value-type="float" office:value="772.29" calcext:value-type="float">
            <text:p>772.29</text:p>
          </table:table-cell>
          <table:table-cell office:value-type="float" office:value="13361.86" calcext:value-type="float">
            <text:p>13361.86</text:p>
          </table:table-cell>
        </table:table-row>
        <table:table-row table:style-name="ro1">
          <table:table-cell/>
          <table:table-cell office:value-type="float" office:value="772.48" calcext:value-type="float">
            <text:p>772.48</text:p>
          </table:table-cell>
          <table:table-cell office:value-type="float" office:value="12735.64" calcext:value-type="float">
            <text:p>12735.64</text:p>
          </table:table-cell>
        </table:table-row>
        <table:table-row table:style-name="ro1">
          <table:table-cell/>
          <table:table-cell office:value-type="float" office:value="772.67" calcext:value-type="float">
            <text:p>772.67</text:p>
          </table:table-cell>
          <table:table-cell office:value-type="float" office:value="7906.07" calcext:value-type="float">
            <text:p>7906.07</text:p>
          </table:table-cell>
        </table:table-row>
        <table:table-row table:style-name="ro1">
          <table:table-cell/>
          <table:table-cell office:value-type="float" office:value="772.86" calcext:value-type="float">
            <text:p>772.86</text:p>
          </table:table-cell>
          <table:table-cell office:value-type="float" office:value="7605.7" calcext:value-type="float">
            <text:p>7605.7</text:p>
          </table:table-cell>
        </table:table-row>
        <table:table-row table:style-name="ro1">
          <table:table-cell/>
          <table:table-cell office:value-type="float" office:value="773.05" calcext:value-type="float">
            <text:p>773.05</text:p>
          </table:table-cell>
          <table:table-cell office:value-type="float" office:value="6493.43" calcext:value-type="float">
            <text:p>6493.43</text:p>
          </table:table-cell>
        </table:table-row>
        <table:table-row table:style-name="ro1">
          <table:table-cell/>
          <table:table-cell office:value-type="float" office:value="773.24" calcext:value-type="float">
            <text:p>773.24</text:p>
          </table:table-cell>
          <table:table-cell office:value-type="float" office:value="16141.63" calcext:value-type="float">
            <text:p>16141.63</text:p>
          </table:table-cell>
        </table:table-row>
        <table:table-row table:style-name="ro1">
          <table:table-cell/>
          <table:table-cell office:value-type="float" office:value="773.43" calcext:value-type="float">
            <text:p>773.43</text:p>
          </table:table-cell>
          <table:table-cell office:value-type="float" office:value="12892.19" calcext:value-type="float">
            <text:p>12892.19</text:p>
          </table:table-cell>
        </table:table-row>
        <table:table-row table:style-name="ro1">
          <table:table-cell/>
          <table:table-cell office:value-type="float" office:value="773.62" calcext:value-type="float">
            <text:p>773.62</text:p>
          </table:table-cell>
          <table:table-cell office:value-type="float" office:value="15981.44" calcext:value-type="float">
            <text:p>15981.44</text:p>
          </table:table-cell>
        </table:table-row>
        <table:table-row table:style-name="ro1">
          <table:table-cell/>
          <table:table-cell office:value-type="float" office:value="773.8" calcext:value-type="float">
            <text:p>773.8</text:p>
          </table:table-cell>
          <table:table-cell office:value-type="float" office:value="7765.9" calcext:value-type="float">
            <text:p>7765.9</text:p>
          </table:table-cell>
        </table:table-row>
        <table:table-row table:style-name="ro1">
          <table:table-cell/>
          <table:table-cell office:value-type="float" office:value="773.99" calcext:value-type="float">
            <text:p>773.99</text:p>
          </table:table-cell>
          <table:table-cell office:value-type="float" office:value="8921.86" calcext:value-type="float">
            <text:p>8921.86</text:p>
          </table:table-cell>
        </table:table-row>
        <table:table-row table:style-name="ro1">
          <table:table-cell/>
          <table:table-cell office:value-type="float" office:value="774.18" calcext:value-type="float">
            <text:p>774.18</text:p>
          </table:table-cell>
          <table:table-cell office:value-type="float" office:value="15504.49" calcext:value-type="float">
            <text:p>15504.49</text:p>
          </table:table-cell>
        </table:table-row>
        <table:table-row table:style-name="ro1">
          <table:table-cell/>
          <table:table-cell office:value-type="float" office:value="774.37" calcext:value-type="float">
            <text:p>774.37</text:p>
          </table:table-cell>
          <table:table-cell office:value-type="float" office:value="11830.89" calcext:value-type="float">
            <text:p>11830.89</text:p>
          </table:table-cell>
        </table:table-row>
        <table:table-row table:style-name="ro1">
          <table:table-cell/>
          <table:table-cell office:value-type="float" office:value="774.56" calcext:value-type="float">
            <text:p>774.56</text:p>
          </table:table-cell>
          <table:table-cell office:value-type="float" office:value="10021.39" calcext:value-type="float">
            <text:p>10021.39</text:p>
          </table:table-cell>
        </table:table-row>
        <table:table-row table:style-name="ro1">
          <table:table-cell/>
          <table:table-cell office:value-type="float" office:value="774.75" calcext:value-type="float">
            <text:p>774.75</text:p>
          </table:table-cell>
          <table:table-cell office:value-type="float" office:value="12293.27" calcext:value-type="float">
            <text:p>12293.27</text:p>
          </table:table-cell>
        </table:table-row>
        <table:table-row table:style-name="ro1">
          <table:table-cell/>
          <table:table-cell office:value-type="float" office:value="774.94" calcext:value-type="float">
            <text:p>774.94</text:p>
          </table:table-cell>
          <table:table-cell office:value-type="float" office:value="13476.54" calcext:value-type="float">
            <text:p>13476.54</text:p>
          </table:table-cell>
        </table:table-row>
        <table:table-row table:style-name="ro1">
          <table:table-cell/>
          <table:table-cell office:value-type="float" office:value="775.13" calcext:value-type="float">
            <text:p>775.13</text:p>
          </table:table-cell>
          <table:table-cell office:value-type="float" office:value="11792.66" calcext:value-type="float">
            <text:p>11792.66</text:p>
          </table:table-cell>
        </table:table-row>
        <table:table-row table:style-name="ro1">
          <table:table-cell/>
          <table:table-cell office:value-type="float" office:value="775.31" calcext:value-type="float">
            <text:p>775.31</text:p>
          </table:table-cell>
          <table:table-cell office:value-type="float" office:value="14435.9" calcext:value-type="float">
            <text:p>14435.9</text:p>
          </table:table-cell>
        </table:table-row>
        <table:table-row table:style-name="ro1">
          <table:table-cell/>
          <table:table-cell office:value-type="float" office:value="775.5" calcext:value-type="float">
            <text:p>775.5</text:p>
          </table:table-cell>
          <table:table-cell office:value-type="float" office:value="10006.83" calcext:value-type="float">
            <text:p>10006.83</text:p>
          </table:table-cell>
        </table:table-row>
        <table:table-row table:style-name="ro1">
          <table:table-cell/>
          <table:table-cell office:value-type="float" office:value="775.69" calcext:value-type="float">
            <text:p>775.69</text:p>
          </table:table-cell>
          <table:table-cell office:value-type="float" office:value="10205.26" calcext:value-type="float">
            <text:p>10205.26</text:p>
          </table:table-cell>
        </table:table-row>
        <table:table-row table:style-name="ro1">
          <table:table-cell/>
          <table:table-cell office:value-type="float" office:value="775.88" calcext:value-type="float">
            <text:p>775.88</text:p>
          </table:table-cell>
          <table:table-cell office:value-type="float" office:value="20088.3" calcext:value-type="float">
            <text:p>20088.3</text:p>
          </table:table-cell>
        </table:table-row>
        <table:table-row table:style-name="ro1">
          <table:table-cell/>
          <table:table-cell office:value-type="float" office:value="776.07" calcext:value-type="float">
            <text:p>776.07</text:p>
          </table:table-cell>
          <table:table-cell office:value-type="float" office:value="9802.94" calcext:value-type="float">
            <text:p>9802.94</text:p>
          </table:table-cell>
        </table:table-row>
        <table:table-row table:style-name="ro1">
          <table:table-cell/>
          <table:table-cell office:value-type="float" office:value="776.26" calcext:value-type="float">
            <text:p>776.26</text:p>
          </table:table-cell>
          <table:table-cell office:value-type="float" office:value="13110.64" calcext:value-type="float">
            <text:p>13110.64</text:p>
          </table:table-cell>
        </table:table-row>
        <table:table-row table:style-name="ro1">
          <table:table-cell/>
          <table:table-cell office:value-type="float" office:value="776.45" calcext:value-type="float">
            <text:p>776.45</text:p>
          </table:table-cell>
          <table:table-cell office:value-type="float" office:value="9338.74" calcext:value-type="float">
            <text:p>9338.74</text:p>
          </table:table-cell>
        </table:table-row>
        <table:table-row table:style-name="ro1">
          <table:table-cell/>
          <table:table-cell office:value-type="float" office:value="776.63" calcext:value-type="float">
            <text:p>776.63</text:p>
          </table:table-cell>
          <table:table-cell office:value-type="float" office:value="9548.09" calcext:value-type="float">
            <text:p>9548.09</text:p>
          </table:table-cell>
        </table:table-row>
        <table:table-row table:style-name="ro1">
          <table:table-cell/>
          <table:table-cell office:value-type="float" office:value="776.82" calcext:value-type="float">
            <text:p>776.82</text:p>
          </table:table-cell>
          <table:table-cell office:value-type="float" office:value="10818.74" calcext:value-type="float">
            <text:p>10818.74</text:p>
          </table:table-cell>
        </table:table-row>
        <table:table-row table:style-name="ro1">
          <table:table-cell/>
          <table:table-cell office:value-type="float" office:value="777.01" calcext:value-type="float">
            <text:p>777.01</text:p>
          </table:table-cell>
          <table:table-cell office:value-type="float" office:value="12943.16" calcext:value-type="float">
            <text:p>12943.16</text:p>
          </table:table-cell>
        </table:table-row>
        <table:table-row table:style-name="ro1">
          <table:table-cell/>
          <table:table-cell office:value-type="float" office:value="777.2" calcext:value-type="float">
            <text:p>777.2</text:p>
          </table:table-cell>
          <table:table-cell office:value-type="float" office:value="8461.3" calcext:value-type="float">
            <text:p>8461.3</text:p>
          </table:table-cell>
        </table:table-row>
        <table:table-row table:style-name="ro1">
          <table:table-cell/>
          <table:table-cell office:value-type="float" office:value="777.39" calcext:value-type="float">
            <text:p>777.39</text:p>
          </table:table-cell>
          <table:table-cell office:value-type="float" office:value="12579.08" calcext:value-type="float">
            <text:p>12579.08</text:p>
          </table:table-cell>
        </table:table-row>
        <table:table-row table:style-name="ro1">
          <table:table-cell/>
          <table:table-cell office:value-type="float" office:value="777.58" calcext:value-type="float">
            <text:p>777.58</text:p>
          </table:table-cell>
          <table:table-cell office:value-type="float" office:value="11803.58" calcext:value-type="float">
            <text:p>11803.58</text:p>
          </table:table-cell>
        </table:table-row>
        <table:table-row table:style-name="ro1">
          <table:table-cell/>
          <table:table-cell office:value-type="float" office:value="777.76" calcext:value-type="float">
            <text:p>777.76</text:p>
          </table:table-cell>
          <table:table-cell office:value-type="float" office:value="18267.88" calcext:value-type="float">
            <text:p>18267.88</text:p>
          </table:table-cell>
        </table:table-row>
        <table:table-row table:style-name="ro1">
          <table:table-cell/>
          <table:table-cell office:value-type="float" office:value="777.95" calcext:value-type="float">
            <text:p>777.95</text:p>
          </table:table-cell>
          <table:table-cell office:value-type="float" office:value="11330.27" calcext:value-type="float">
            <text:p>11330.27</text:p>
          </table:table-cell>
        </table:table-row>
        <table:table-row table:style-name="ro1">
          <table:table-cell/>
          <table:table-cell office:value-type="float" office:value="778.14" calcext:value-type="float">
            <text:p>778.14</text:p>
          </table:table-cell>
          <table:table-cell office:value-type="float" office:value="8772.59" calcext:value-type="float">
            <text:p>8772.59</text:p>
          </table:table-cell>
        </table:table-row>
        <table:table-row table:style-name="ro1">
          <table:table-cell/>
          <table:table-cell office:value-type="float" office:value="778.33" calcext:value-type="float">
            <text:p>778.33</text:p>
          </table:table-cell>
          <table:table-cell office:value-type="float" office:value="12114.87" calcext:value-type="float">
            <text:p>12114.87</text:p>
          </table:table-cell>
        </table:table-row>
        <table:table-row table:style-name="ro1">
          <table:table-cell/>
          <table:table-cell office:value-type="float" office:value="778.52" calcext:value-type="float">
            <text:p>778.52</text:p>
          </table:table-cell>
          <table:table-cell office:value-type="float" office:value="9107.54" calcext:value-type="float">
            <text:p>9107.54</text:p>
          </table:table-cell>
        </table:table-row>
        <table:table-row table:style-name="ro1">
          <table:table-cell/>
          <table:table-cell office:value-type="float" office:value="778.71" calcext:value-type="float">
            <text:p>778.71</text:p>
          </table:table-cell>
          <table:table-cell office:value-type="float" office:value="9804.76" calcext:value-type="float">
            <text:p>9804.76</text:p>
          </table:table-cell>
        </table:table-row>
        <table:table-row table:style-name="ro1">
          <table:table-cell/>
          <table:table-cell office:value-type="float" office:value="778.89" calcext:value-type="float">
            <text:p>778.89</text:p>
          </table:table-cell>
          <table:table-cell office:value-type="float" office:value="11184.64" calcext:value-type="float">
            <text:p>11184.64</text:p>
          </table:table-cell>
        </table:table-row>
        <table:table-row table:style-name="ro1">
          <table:table-cell/>
          <table:table-cell office:value-type="float" office:value="779.08" calcext:value-type="float">
            <text:p>779.08</text:p>
          </table:table-cell>
          <table:table-cell office:value-type="float" office:value="15537.26" calcext:value-type="float">
            <text:p>15537.26</text:p>
          </table:table-cell>
        </table:table-row>
        <table:table-row table:style-name="ro1">
          <table:table-cell/>
          <table:table-cell office:value-type="float" office:value="779.27" calcext:value-type="float">
            <text:p>779.27</text:p>
          </table:table-cell>
          <table:table-cell office:value-type="float" office:value="9795.66" calcext:value-type="float">
            <text:p>9795.66</text:p>
          </table:table-cell>
        </table:table-row>
        <table:table-row table:style-name="ro1">
          <table:table-cell/>
          <table:table-cell office:value-type="float" office:value="779.46" calcext:value-type="float">
            <text:p>779.46</text:p>
          </table:table-cell>
          <table:table-cell office:value-type="float" office:value="14323.04" calcext:value-type="float">
            <text:p>14323.04</text:p>
          </table:table-cell>
        </table:table-row>
        <table:table-row table:style-name="ro1">
          <table:table-cell/>
          <table:table-cell office:value-type="float" office:value="779.65" calcext:value-type="float">
            <text:p>779.65</text:p>
          </table:table-cell>
          <table:table-cell office:value-type="float" office:value="28360.27" calcext:value-type="float">
            <text:p>28360.27</text:p>
          </table:table-cell>
        </table:table-row>
        <table:table-row table:style-name="ro1">
          <table:table-cell/>
          <table:table-cell office:value-type="float" office:value="779.84" calcext:value-type="float">
            <text:p>779.84</text:p>
          </table:table-cell>
          <table:table-cell office:value-type="float" office:value="26945.81" calcext:value-type="float">
            <text:p>26945.81</text:p>
          </table:table-cell>
        </table:table-row>
        <table:table-row table:style-name="ro1">
          <table:table-cell/>
          <table:table-cell office:value-type="float" office:value="780.02" calcext:value-type="float">
            <text:p>780.02</text:p>
          </table:table-cell>
          <table:table-cell office:value-type="float" office:value="13390.98" calcext:value-type="float">
            <text:p>13390.98</text:p>
          </table:table-cell>
        </table:table-row>
        <table:table-row table:style-name="ro1">
          <table:table-cell/>
          <table:table-cell office:value-type="float" office:value="780.21" calcext:value-type="float">
            <text:p>780.21</text:p>
          </table:table-cell>
          <table:table-cell office:value-type="float" office:value="9699.18" calcext:value-type="float">
            <text:p>9699.18</text:p>
          </table:table-cell>
        </table:table-row>
        <table:table-row table:style-name="ro1">
          <table:table-cell/>
          <table:table-cell office:value-type="float" office:value="780.4" calcext:value-type="float">
            <text:p>780.4</text:p>
          </table:table-cell>
          <table:table-cell office:value-type="float" office:value="14235.66" calcext:value-type="float">
            <text:p>14235.66</text:p>
          </table:table-cell>
        </table:table-row>
        <table:table-row table:style-name="ro1">
          <table:table-cell/>
          <table:table-cell office:value-type="float" office:value="780.59" calcext:value-type="float">
            <text:p>780.59</text:p>
          </table:table-cell>
          <table:table-cell office:value-type="float" office:value="13787.84" calcext:value-type="float">
            <text:p>13787.84</text:p>
          </table:table-cell>
        </table:table-row>
        <table:table-row table:style-name="ro1">
          <table:table-cell/>
          <table:table-cell office:value-type="float" office:value="780.78" calcext:value-type="float">
            <text:p>780.78</text:p>
          </table:table-cell>
          <table:table-cell office:value-type="float" office:value="9471.63" calcext:value-type="float">
            <text:p>9471.63</text:p>
          </table:table-cell>
        </table:table-row>
        <table:table-row table:style-name="ro1">
          <table:table-cell/>
          <table:table-cell office:value-type="float" office:value="780.96" calcext:value-type="float">
            <text:p>780.96</text:p>
          </table:table-cell>
          <table:table-cell office:value-type="float" office:value="13208.94" calcext:value-type="float">
            <text:p>13208.94</text:p>
          </table:table-cell>
        </table:table-row>
        <table:table-row table:style-name="ro1">
          <table:table-cell/>
          <table:table-cell office:value-type="float" office:value="781.15" calcext:value-type="float">
            <text:p>781.15</text:p>
          </table:table-cell>
          <table:table-cell office:value-type="float" office:value="8532.29" calcext:value-type="float">
            <text:p>8532.29</text:p>
          </table:table-cell>
        </table:table-row>
        <table:table-row table:style-name="ro1">
          <table:table-cell/>
          <table:table-cell office:value-type="float" office:value="781.34" calcext:value-type="float">
            <text:p>781.34</text:p>
          </table:table-cell>
          <table:table-cell office:value-type="float" office:value="9455.24" calcext:value-type="float">
            <text:p>9455.24</text:p>
          </table:table-cell>
        </table:table-row>
        <table:table-row table:style-name="ro1">
          <table:table-cell/>
          <table:table-cell office:value-type="float" office:value="781.53" calcext:value-type="float">
            <text:p>781.53</text:p>
          </table:table-cell>
          <table:table-cell office:value-type="float" office:value="10250.77" calcext:value-type="float">
            <text:p>10250.77</text:p>
          </table:table-cell>
        </table:table-row>
        <table:table-row table:style-name="ro1">
          <table:table-cell/>
          <table:table-cell office:value-type="float" office:value="781.72" calcext:value-type="float">
            <text:p>781.72</text:p>
          </table:table-cell>
          <table:table-cell office:value-type="float" office:value="14004.47" calcext:value-type="float">
            <text:p>14004.47</text:p>
          </table:table-cell>
        </table:table-row>
        <table:table-row table:style-name="ro1">
          <table:table-cell/>
          <table:table-cell office:value-type="float" office:value="781.91" calcext:value-type="float">
            <text:p>781.91</text:p>
          </table:table-cell>
          <table:table-cell office:value-type="float" office:value="6923.04" calcext:value-type="float">
            <text:p>6923.04</text:p>
          </table:table-cell>
        </table:table-row>
        <table:table-row table:style-name="ro1">
          <table:table-cell/>
          <table:table-cell office:value-type="float" office:value="782.09" calcext:value-type="float">
            <text:p>782.09</text:p>
          </table:table-cell>
          <table:table-cell office:value-type="float" office:value="10876.99" calcext:value-type="float">
            <text:p>10876.99</text:p>
          </table:table-cell>
        </table:table-row>
        <table:table-row table:style-name="ro1">
          <table:table-cell/>
          <table:table-cell office:value-type="float" office:value="782.28" calcext:value-type="float">
            <text:p>782.28</text:p>
          </table:table-cell>
          <table:table-cell office:value-type="float" office:value="13008.7" calcext:value-type="float">
            <text:p>13008.7</text:p>
          </table:table-cell>
        </table:table-row>
        <table:table-row table:style-name="ro1">
          <table:table-cell/>
          <table:table-cell office:value-type="float" office:value="782.47" calcext:value-type="float">
            <text:p>782.47</text:p>
          </table:table-cell>
          <table:table-cell office:value-type="float" office:value="25411.2" calcext:value-type="float">
            <text:p>25411.2</text:p>
          </table:table-cell>
        </table:table-row>
        <table:table-row table:style-name="ro1">
          <table:table-cell/>
          <table:table-cell office:value-type="float" office:value="782.66" calcext:value-type="float">
            <text:p>782.66</text:p>
          </table:table-cell>
          <table:table-cell office:value-type="float" office:value="12202.25" calcext:value-type="float">
            <text:p>12202.25</text:p>
          </table:table-cell>
        </table:table-row>
        <table:table-row table:style-name="ro1">
          <table:table-cell/>
          <table:table-cell office:value-type="float" office:value="782.85" calcext:value-type="float">
            <text:p>782.85</text:p>
          </table:table-cell>
          <table:table-cell office:value-type="float" office:value="9597.24" calcext:value-type="float">
            <text:p>9597.24</text:p>
          </table:table-cell>
        </table:table-row>
        <table:table-row table:style-name="ro1">
          <table:table-cell/>
          <table:table-cell office:value-type="float" office:value="783.03" calcext:value-type="float">
            <text:p>783.03</text:p>
          </table:table-cell>
          <table:table-cell office:value-type="float" office:value="17439.59" calcext:value-type="float">
            <text:p>17439.59</text:p>
          </table:table-cell>
        </table:table-row>
        <table:table-row table:style-name="ro1">
          <table:table-cell/>
          <table:table-cell office:value-type="float" office:value="783.22" calcext:value-type="float">
            <text:p>783.22</text:p>
          </table:table-cell>
          <table:table-cell office:value-type="float" office:value="16210.81" calcext:value-type="float">
            <text:p>16210.81</text:p>
          </table:table-cell>
        </table:table-row>
        <table:table-row table:style-name="ro1">
          <table:table-cell/>
          <table:table-cell office:value-type="float" office:value="783.41" calcext:value-type="float">
            <text:p>783.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float" office:value="783.6" calcext:value-type="float">
            <text:p>783.6</text:p>
          </table:table-cell>
          <table:table-cell office:value-type="float" office:value="19620.45" calcext:value-type="float">
            <text:p>19620.45</text:p>
          </table:table-cell>
        </table:table-row>
        <table:table-row table:style-name="ro1">
          <table:table-cell/>
          <table:table-cell office:value-type="float" office:value="783.79" calcext:value-type="float">
            <text:p>783.7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float" office:value="783.97" calcext:value-type="float">
            <text:p>783.97</text:p>
          </table:table-cell>
          <table:table-cell office:value-type="float" office:value="12959.55" calcext:value-type="float">
            <text:p>12959.55</text:p>
          </table:table-cell>
        </table:table-row>
        <table:table-row table:style-name="ro1">
          <table:table-cell/>
          <table:table-cell office:value-type="float" office:value="784.16" calcext:value-type="float">
            <text:p>784.16</text:p>
          </table:table-cell>
          <table:table-cell office:value-type="float" office:value="18810.37" calcext:value-type="float">
            <text:p>18810.37</text:p>
          </table:table-cell>
        </table:table-row>
        <table:table-row table:style-name="ro1">
          <table:table-cell/>
          <table:table-cell office:value-type="float" office:value="784.35" calcext:value-type="float">
            <text:p>784.35</text:p>
          </table:table-cell>
          <table:table-cell office:value-type="float" office:value="11856.37" calcext:value-type="float">
            <text:p>11856.37</text:p>
          </table:table-cell>
        </table:table-row>
        <table:table-row table:style-name="ro1">
          <table:table-cell/>
          <table:table-cell office:value-type="float" office:value="784.54" calcext:value-type="float">
            <text:p>784.54</text:p>
          </table:table-cell>
          <table:table-cell office:value-type="float" office:value="21979.71" calcext:value-type="float">
            <text:p>21979.71</text:p>
          </table:table-cell>
        </table:table-row>
        <table:table-row table:style-name="ro1">
          <table:table-cell/>
          <table:table-cell office:value-type="float" office:value="784.72" calcext:value-type="float">
            <text:p>784.72</text:p>
          </table:table-cell>
          <table:table-cell office:value-type="float" office:value="10926.14" calcext:value-type="float">
            <text:p>10926.14</text:p>
          </table:table-cell>
        </table:table-row>
        <table:table-row table:style-name="ro1">
          <table:table-cell/>
          <table:table-cell office:value-type="float" office:value="784.91" calcext:value-type="float">
            <text:p>784.91</text:p>
          </table:table-cell>
          <table:table-cell office:value-type="float" office:value="11392.17" calcext:value-type="float">
            <text:p>11392.17</text:p>
          </table:table-cell>
        </table:table-row>
        <table:table-row table:style-name="ro1">
          <table:table-cell/>
          <table:table-cell office:value-type="float" office:value="785.1" calcext:value-type="float">
            <text:p>785.1</text:p>
          </table:table-cell>
          <table:table-cell office:value-type="float" office:value="11905.52" calcext:value-type="float">
            <text:p>11905.52</text:p>
          </table:table-cell>
        </table:table-row>
        <table:table-row table:style-name="ro1">
          <table:table-cell/>
          <table:table-cell office:value-type="float" office:value="785.29" calcext:value-type="float">
            <text:p>785.29</text:p>
          </table:table-cell>
          <table:table-cell office:value-type="float" office:value="12498.98" calcext:value-type="float">
            <text:p>12498.98</text:p>
          </table:table-cell>
        </table:table-row>
        <table:table-row table:style-name="ro1">
          <table:table-cell/>
          <table:table-cell office:value-type="float" office:value="785.48" calcext:value-type="float">
            <text:p>785.48</text:p>
          </table:table-cell>
          <table:table-cell office:value-type="float" office:value="17714.47" calcext:value-type="float">
            <text:p>17714.47</text:p>
          </table:table-cell>
        </table:table-row>
        <table:table-row table:style-name="ro1">
          <table:table-cell/>
          <table:table-cell office:value-type="float" office:value="785.66" calcext:value-type="float">
            <text:p>785.66</text:p>
          </table:table-cell>
          <table:table-cell office:value-type="float" office:value="7014.07" calcext:value-type="float">
            <text:p>7014.07</text:p>
          </table:table-cell>
        </table:table-row>
        <table:table-row table:style-name="ro1">
          <table:table-cell/>
          <table:table-cell office:value-type="float" office:value="785.85" calcext:value-type="float">
            <text:p>785.85</text:p>
          </table:table-cell>
          <table:table-cell office:value-type="float" office:value="13167.07" calcext:value-type="float">
            <text:p>13167.07</text:p>
          </table:table-cell>
        </table:table-row>
        <table:table-row table:style-name="ro1">
          <table:table-cell/>
          <table:table-cell office:value-type="float" office:value="786.04" calcext:value-type="float">
            <text:p>786.04</text:p>
          </table:table-cell>
          <table:table-cell office:value-type="float" office:value="20119.24" calcext:value-type="float">
            <text:p>20119.24</text:p>
          </table:table-cell>
        </table:table-row>
        <table:table-row table:style-name="ro1">
          <table:table-cell/>
          <table:table-cell office:value-type="float" office:value="786.23" calcext:value-type="float">
            <text:p>786.23</text:p>
          </table:table-cell>
          <table:table-cell office:value-type="float" office:value="16835.21" calcext:value-type="float">
            <text:p>16835.21</text:p>
          </table:table-cell>
        </table:table-row>
        <table:table-row table:style-name="ro1">
          <table:table-cell/>
          <table:table-cell office:value-type="float" office:value="786.41" calcext:value-type="float">
            <text:p>786.41</text:p>
          </table:table-cell>
          <table:table-cell office:value-type="float" office:value="9595.42" calcext:value-type="float">
            <text:p>9595.42</text:p>
          </table:table-cell>
        </table:table-row>
        <table:table-row table:style-name="ro1">
          <table:table-cell/>
          <table:table-cell office:value-type="float" office:value="786.6" calcext:value-type="float">
            <text:p>786.6</text:p>
          </table:table-cell>
          <table:table-cell office:value-type="float" office:value="15296.96" calcext:value-type="float">
            <text:p>15296.96</text:p>
          </table:table-cell>
        </table:table-row>
        <table:table-row table:style-name="ro1">
          <table:table-cell/>
          <table:table-cell office:value-type="float" office:value="786.79" calcext:value-type="float">
            <text:p>786.79</text:p>
          </table:table-cell>
          <table:table-cell office:value-type="float" office:value="7287.13" calcext:value-type="float">
            <text:p>7287.13</text:p>
          </table:table-cell>
        </table:table-row>
        <table:table-row table:style-name="ro1">
          <table:table-cell/>
          <table:table-cell office:value-type="float" office:value="786.98" calcext:value-type="float">
            <text:p>786.98</text:p>
          </table:table-cell>
          <table:table-cell office:value-type="float" office:value="13807.86" calcext:value-type="float">
            <text:p>13807.86</text:p>
          </table:table-cell>
        </table:table-row>
        <table:table-row table:style-name="ro1">
          <table:table-cell/>
          <table:table-cell office:value-type="float" office:value="787.16" calcext:value-type="float">
            <text:p>787.16</text:p>
          </table:table-cell>
          <table:table-cell office:value-type="float" office:value="14785.42" calcext:value-type="float">
            <text:p>14785.42</text:p>
          </table:table-cell>
        </table:table-row>
        <table:table-row table:style-name="ro1">
          <table:table-cell/>
          <table:table-cell office:value-type="float" office:value="787.35" calcext:value-type="float">
            <text:p>787.35</text:p>
          </table:table-cell>
          <table:table-cell office:value-type="float" office:value="12863.06" calcext:value-type="float">
            <text:p>12863.06</text:p>
          </table:table-cell>
        </table:table-row>
        <table:table-row table:style-name="ro1">
          <table:table-cell/>
          <table:table-cell office:value-type="float" office:value="787.54" calcext:value-type="float">
            <text:p>787.54</text:p>
          </table:table-cell>
          <table:table-cell office:value-type="float" office:value="7631.19" calcext:value-type="float">
            <text:p>7631.19</text:p>
          </table:table-cell>
        </table:table-row>
        <table:table-row table:style-name="ro1">
          <table:table-cell/>
          <table:table-cell office:value-type="float" office:value="787.73" calcext:value-type="float">
            <text:p>787.73</text:p>
          </table:table-cell>
          <table:table-cell office:value-type="float" office:value="16050.61" calcext:value-type="float">
            <text:p>16050.61</text:p>
          </table:table-cell>
        </table:table-row>
        <table:table-row table:style-name="ro1">
          <table:table-cell/>
          <table:table-cell office:value-type="float" office:value="787.92" calcext:value-type="float">
            <text:p>787.92</text:p>
          </table:table-cell>
          <table:table-cell office:value-type="float" office:value="12608.21" calcext:value-type="float">
            <text:p>12608.21</text:p>
          </table:table-cell>
        </table:table-row>
        <table:table-row table:style-name="ro1">
          <table:table-cell/>
          <table:table-cell office:value-type="float" office:value="788.1" calcext:value-type="float">
            <text:p>788.1</text:p>
          </table:table-cell>
          <table:table-cell office:value-type="float" office:value="12682.84" calcext:value-type="float">
            <text:p>12682.84</text:p>
          </table:table-cell>
        </table:table-row>
        <table:table-row table:style-name="ro1">
          <table:table-cell/>
          <table:table-cell office:value-type="float" office:value="788.29" calcext:value-type="float">
            <text:p>788.29</text:p>
          </table:table-cell>
          <table:table-cell office:value-type="float" office:value="6619.04" calcext:value-type="float">
            <text:p>6619.04</text:p>
          </table:table-cell>
        </table:table-row>
        <table:table-row table:style-name="ro1">
          <table:table-cell/>
          <table:table-cell office:value-type="float" office:value="788.48" calcext:value-type="float">
            <text:p>788.48</text:p>
          </table:table-cell>
          <table:table-cell office:value-type="float" office:value="9852.1" calcext:value-type="float">
            <text:p>9852.1</text:p>
          </table:table-cell>
        </table:table-row>
        <table:table-row table:style-name="ro1">
          <table:table-cell/>
          <table:table-cell office:value-type="float" office:value="788.67" calcext:value-type="float">
            <text:p>788.67</text:p>
          </table:table-cell>
          <table:table-cell office:value-type="float" office:value="11064.49" calcext:value-type="float">
            <text:p>11064.49</text:p>
          </table:table-cell>
        </table:table-row>
        <table:table-row table:style-name="ro1">
          <table:table-cell/>
          <table:table-cell office:value-type="float" office:value="788.85" calcext:value-type="float">
            <text:p>788.85</text:p>
          </table:table-cell>
          <table:table-cell office:value-type="float" office:value="14963.82" calcext:value-type="float">
            <text:p>14963.82</text:p>
          </table:table-cell>
        </table:table-row>
        <table:table-row table:style-name="ro1">
          <table:table-cell/>
          <table:table-cell office:value-type="float" office:value="789.04" calcext:value-type="float">
            <text:p>789.04</text:p>
          </table:table-cell>
          <table:table-cell office:value-type="float" office:value="12446.19" calcext:value-type="float">
            <text:p>12446.19</text:p>
          </table:table-cell>
        </table:table-row>
        <table:table-row table:style-name="ro1">
          <table:table-cell/>
          <table:table-cell office:value-type="float" office:value="789.23" calcext:value-type="float">
            <text:p>789.23</text:p>
          </table:table-cell>
          <table:table-cell office:value-type="float" office:value="21315.26" calcext:value-type="float">
            <text:p>21315.26</text:p>
          </table:table-cell>
        </table:table-row>
        <table:table-row table:style-name="ro1">
          <table:table-cell/>
          <table:table-cell office:value-type="float" office:value="789.42" calcext:value-type="float">
            <text:p>789.42</text:p>
          </table:table-cell>
          <table:table-cell office:value-type="float" office:value="11699.82" calcext:value-type="float">
            <text:p>11699.82</text:p>
          </table:table-cell>
        </table:table-row>
        <table:table-row table:style-name="ro1">
          <table:table-cell/>
          <table:table-cell office:value-type="float" office:value="789.6" calcext:value-type="float">
            <text:p>789.6</text:p>
          </table:table-cell>
          <table:table-cell office:value-type="float" office:value="9653.67" calcext:value-type="float">
            <text:p>9653.67</text:p>
          </table:table-cell>
        </table:table-row>
        <table:table-row table:style-name="ro1">
          <table:table-cell/>
          <table:table-cell office:value-type="float" office:value="789.79" calcext:value-type="float">
            <text:p>789.79</text:p>
          </table:table-cell>
          <table:table-cell office:value-type="float" office:value="18466.31" calcext:value-type="float">
            <text:p>18466.31</text:p>
          </table:table-cell>
        </table:table-row>
        <table:table-row table:style-name="ro1">
          <table:table-cell/>
          <table:table-cell office:value-type="float" office:value="789.98" calcext:value-type="float">
            <text:p>789.98</text:p>
          </table:table-cell>
          <table:table-cell office:value-type="float" office:value="12260.51" calcext:value-type="float">
            <text:p>12260.51</text:p>
          </table:table-cell>
        </table:table-row>
        <table:table-row table:style-name="ro1">
          <table:table-cell/>
          <table:table-cell office:value-type="float" office:value="790.17" calcext:value-type="float">
            <text:p>790.17</text:p>
          </table:table-cell>
          <table:table-cell office:value-type="float" office:value="7978.89" calcext:value-type="float">
            <text:p>7978.89</text:p>
          </table:table-cell>
        </table:table-row>
        <table:table-row table:style-name="ro1">
          <table:table-cell/>
          <table:table-cell office:value-type="float" office:value="790.35" calcext:value-type="float">
            <text:p>790.35</text:p>
          </table:table-cell>
          <table:table-cell office:value-type="float" office:value="9810.23" calcext:value-type="float">
            <text:p>9810.23</text:p>
          </table:table-cell>
        </table:table-row>
        <table:table-row table:style-name="ro1">
          <table:table-cell/>
          <table:table-cell office:value-type="float" office:value="790.54" calcext:value-type="float">
            <text:p>790.54</text:p>
          </table:table-cell>
          <table:table-cell office:value-type="float" office:value="6507.99" calcext:value-type="float">
            <text:p>6507.99</text:p>
          </table:table-cell>
        </table:table-row>
        <table:table-row table:style-name="ro1">
          <table:table-cell/>
          <table:table-cell office:value-type="float" office:value="790.73" calcext:value-type="float">
            <text:p>790.73</text:p>
          </table:table-cell>
          <table:table-cell office:value-type="float" office:value="12801.17" calcext:value-type="float">
            <text:p>12801.17</text:p>
          </table:table-cell>
        </table:table-row>
        <table:table-row table:style-name="ro1">
          <table:table-cell/>
          <table:table-cell office:value-type="float" office:value="790.91" calcext:value-type="float">
            <text:p>790.91</text:p>
          </table:table-cell>
          <table:table-cell office:value-type="float" office:value="12941.34" calcext:value-type="float">
            <text:p>12941.34</text:p>
          </table:table-cell>
        </table:table-row>
        <table:table-row table:style-name="ro1">
          <table:table-cell/>
          <table:table-cell office:value-type="float" office:value="791.1" calcext:value-type="float">
            <text:p>791.1</text:p>
          </table:table-cell>
          <table:table-cell office:value-type="float" office:value="17716.3" calcext:value-type="float">
            <text:p>17716.3</text:p>
          </table:table-cell>
        </table:table-row>
        <table:table-row table:style-name="ro1">
          <table:table-cell/>
          <table:table-cell office:value-type="float" office:value="791.29" calcext:value-type="float">
            <text:p>791.29</text:p>
          </table:table-cell>
          <table:table-cell office:value-type="float" office:value="17241.17" calcext:value-type="float">
            <text:p>17241.17</text:p>
          </table:table-cell>
        </table:table-row>
        <table:table-row table:style-name="ro1">
          <table:table-cell/>
          <table:table-cell office:value-type="float" office:value="791.48" calcext:value-type="float">
            <text:p>791.48</text:p>
          </table:table-cell>
          <table:table-cell office:value-type="float" office:value="13591.23" calcext:value-type="float">
            <text:p>13591.23</text:p>
          </table:table-cell>
        </table:table-row>
        <table:table-row table:style-name="ro1">
          <table:table-cell/>
          <table:table-cell office:value-type="float" office:value="791.66" calcext:value-type="float">
            <text:p>791.66</text:p>
          </table:table-cell>
          <table:table-cell office:value-type="float" office:value="14610.66" calcext:value-type="float">
            <text:p>14610.66</text:p>
          </table:table-cell>
        </table:table-row>
        <table:table-row table:style-name="ro1">
          <table:table-cell/>
          <table:table-cell office:value-type="float" office:value="791.85" calcext:value-type="float">
            <text:p>791.85</text:p>
          </table:table-cell>
          <table:table-cell office:value-type="float" office:value="16090.66" calcext:value-type="float">
            <text:p>16090.66</text:p>
          </table:table-cell>
        </table:table-row>
        <table:table-row table:style-name="ro1">
          <table:table-cell/>
          <table:table-cell office:value-type="float" office:value="792.04" calcext:value-type="float">
            <text:p>792.04</text:p>
          </table:table-cell>
          <table:table-cell office:value-type="float" office:value="9517.14" calcext:value-type="float">
            <text:p>9517.14</text:p>
          </table:table-cell>
        </table:table-row>
        <table:table-row table:style-name="ro1">
          <table:table-cell/>
          <table:table-cell office:value-type="float" office:value="792.23" calcext:value-type="float">
            <text:p>792.23</text:p>
          </table:table-cell>
          <table:table-cell office:value-type="float" office:value="11308.43" calcext:value-type="float">
            <text:p>11308.43</text:p>
          </table:table-cell>
        </table:table-row>
        <table:table-row table:style-name="ro1">
          <table:table-cell/>
          <table:table-cell office:value-type="float" office:value="792.41" calcext:value-type="float">
            <text:p>792.41</text:p>
          </table:table-cell>
          <table:table-cell office:value-type="float" office:value="15347.93" calcext:value-type="float">
            <text:p>15347.93</text:p>
          </table:table-cell>
        </table:table-row>
        <table:table-row table:style-name="ro1">
          <table:table-cell/>
          <table:table-cell office:value-type="float" office:value="792.6" calcext:value-type="float">
            <text:p>792.6</text:p>
          </table:table-cell>
          <table:table-cell office:value-type="float" office:value="11789.02" calcext:value-type="float">
            <text:p>11789.02</text:p>
          </table:table-cell>
        </table:table-row>
        <table:table-row table:style-name="ro1">
          <table:table-cell/>
          <table:table-cell office:value-type="float" office:value="792.79" calcext:value-type="float">
            <text:p>792.79</text:p>
          </table:table-cell>
          <table:table-cell office:value-type="float" office:value="17308.52" calcext:value-type="float">
            <text:p>17308.52</text:p>
          </table:table-cell>
        </table:table-row>
        <table:table-row table:style-name="ro1">
          <table:table-cell/>
          <table:table-cell office:value-type="float" office:value="792.97" calcext:value-type="float">
            <text:p>792.97</text:p>
          </table:table-cell>
          <table:table-cell office:value-type="float" office:value="20490.61" calcext:value-type="float">
            <text:p>20490.61</text:p>
          </table:table-cell>
        </table:table-row>
        <table:table-row table:style-name="ro1">
          <table:table-cell/>
          <table:table-cell office:value-type="float" office:value="793.16" calcext:value-type="float">
            <text:p>793.16</text:p>
          </table:table-cell>
          <table:table-cell office:value-type="float" office:value="11293.86" calcext:value-type="float">
            <text:p>11293.86</text:p>
          </table:table-cell>
        </table:table-row>
        <table:table-row table:style-name="ro1">
          <table:table-cell/>
          <table:table-cell office:value-type="float" office:value="793.35" calcext:value-type="float">
            <text:p>793.35</text:p>
          </table:table-cell>
          <table:table-cell office:value-type="float" office:value="6562.6" calcext:value-type="float">
            <text:p>6562.6</text:p>
          </table:table-cell>
        </table:table-row>
        <table:table-row table:style-name="ro1">
          <table:table-cell/>
          <table:table-cell office:value-type="float" office:value="793.54" calcext:value-type="float">
            <text:p>793.54</text:p>
          </table:table-cell>
          <table:table-cell office:value-type="float" office:value="10066.9" calcext:value-type="float">
            <text:p>10066.9</text:p>
          </table:table-cell>
        </table:table-row>
        <table:table-row table:style-name="ro1">
          <table:table-cell/>
          <table:table-cell office:value-type="float" office:value="793.72" calcext:value-type="float">
            <text:p>793.72</text:p>
          </table:table-cell>
          <table:table-cell office:value-type="float" office:value="11718.02" calcext:value-type="float">
            <text:p>11718.02</text:p>
          </table:table-cell>
        </table:table-row>
        <table:table-row table:style-name="ro1">
          <table:table-cell/>
          <table:table-cell office:value-type="float" office:value="793.91" calcext:value-type="float">
            <text:p>793.91</text:p>
          </table:table-cell>
          <table:table-cell office:value-type="float" office:value="7092.34" calcext:value-type="float">
            <text:p>7092.34</text:p>
          </table:table-cell>
        </table:table-row>
        <table:table-row table:style-name="ro1">
          <table:table-cell/>
          <table:table-cell office:value-type="float" office:value="794.1" calcext:value-type="float">
            <text:p>794.1</text:p>
          </table:table-cell>
          <table:table-cell office:value-type="float" office:value="12522.65" calcext:value-type="float">
            <text:p>12522.65</text:p>
          </table:table-cell>
        </table:table-row>
        <table:table-row table:style-name="ro1">
          <table:table-cell/>
          <table:table-cell office:value-type="float" office:value="794.28" calcext:value-type="float">
            <text:p>794.28</text:p>
          </table:table-cell>
          <table:table-cell office:value-type="float" office:value="7312.61" calcext:value-type="float">
            <text:p>7312.61</text:p>
          </table:table-cell>
        </table:table-row>
        <table:table-row table:style-name="ro1">
          <table:table-cell/>
          <table:table-cell office:value-type="float" office:value="794.47" calcext:value-type="float">
            <text:p>794.47</text:p>
          </table:table-cell>
          <table:table-cell office:value-type="float" office:value="16744.19" calcext:value-type="float">
            <text:p>16744.19</text:p>
          </table:table-cell>
        </table:table-row>
        <table:table-row table:style-name="ro1">
          <table:table-cell/>
          <table:table-cell office:value-type="float" office:value="794.66" calcext:value-type="float">
            <text:p>794.66</text:p>
          </table:table-cell>
          <table:table-cell office:value-type="float" office:value="14892.83" calcext:value-type="float">
            <text:p>14892.83</text:p>
          </table:table-cell>
        </table:table-row>
        <table:table-row table:style-name="ro1">
          <table:table-cell/>
          <table:table-cell office:value-type="float" office:value="794.84" calcext:value-type="float">
            <text:p>794.84</text:p>
          </table:table-cell>
          <table:table-cell office:value-type="float" office:value="9881.22" calcext:value-type="float">
            <text:p>9881.22</text:p>
          </table:table-cell>
        </table:table-row>
        <table:table-row table:style-name="ro1">
          <table:table-cell/>
          <table:table-cell office:value-type="float" office:value="795.03" calcext:value-type="float">
            <text:p>795.03</text:p>
          </table:table-cell>
          <table:table-cell office:value-type="float" office:value="13190.74" calcext:value-type="float">
            <text:p>13190.74</text:p>
          </table:table-cell>
        </table:table-row>
        <table:table-row table:style-name="ro1">
          <table:table-cell/>
          <table:table-cell office:value-type="float" office:value="795.22" calcext:value-type="float">
            <text:p>795.22</text:p>
          </table:table-cell>
          <table:table-cell office:value-type="float" office:value="13758.71" calcext:value-type="float">
            <text:p>13758.71</text:p>
          </table:table-cell>
        </table:table-row>
        <table:table-row table:style-name="ro1">
          <table:table-cell/>
          <table:table-cell office:value-type="float" office:value="795.41" calcext:value-type="float">
            <text:p>795.41</text:p>
          </table:table-cell>
          <table:table-cell office:value-type="float" office:value="15548.18" calcext:value-type="float">
            <text:p>15548.18</text:p>
          </table:table-cell>
        </table:table-row>
        <table:table-row table:style-name="ro1">
          <table:table-cell/>
          <table:table-cell office:value-type="float" office:value="795.59" calcext:value-type="float">
            <text:p>795.59</text:p>
          </table:table-cell>
          <table:table-cell office:value-type="float" office:value="17002.69" calcext:value-type="float">
            <text:p>17002.69</text:p>
          </table:table-cell>
        </table:table-row>
        <table:table-row table:style-name="ro1">
          <table:table-cell/>
          <table:table-cell office:value-type="float" office:value="795.78" calcext:value-type="float">
            <text:p>795.78</text:p>
          </table:table-cell>
          <table:table-cell office:value-type="float" office:value="31292.96" calcext:value-type="float">
            <text:p>31292.96</text:p>
          </table:table-cell>
        </table:table-row>
        <table:table-row table:style-name="ro1">
          <table:table-cell/>
          <table:table-cell office:value-type="float" office:value="795.97" calcext:value-type="float">
            <text:p>795.97</text:p>
          </table:table-cell>
          <table:table-cell office:value-type="float" office:value="13230.79" calcext:value-type="float">
            <text:p>13230.79</text:p>
          </table:table-cell>
        </table:table-row>
        <table:table-row table:style-name="ro1">
          <table:table-cell/>
          <table:table-cell office:value-type="float" office:value="796.15" calcext:value-type="float">
            <text:p>796.15</text:p>
          </table:table-cell>
          <table:table-cell office:value-type="float" office:value="11011.7" calcext:value-type="float">
            <text:p>11011.7</text:p>
          </table:table-cell>
        </table:table-row>
        <table:table-row table:style-name="ro1">
          <table:table-cell/>
          <table:table-cell office:value-type="float" office:value="796.34" calcext:value-type="float">
            <text:p>796.34</text:p>
          </table:table-cell>
          <table:table-cell office:value-type="float" office:value="14343.06" calcext:value-type="float">
            <text:p>14343.06</text:p>
          </table:table-cell>
        </table:table-row>
        <table:table-row table:style-name="ro1">
          <table:table-cell/>
          <table:table-cell office:value-type="float" office:value="796.53" calcext:value-type="float">
            <text:p>796.53</text:p>
          </table:table-cell>
          <table:table-cell office:value-type="float" office:value="10671.28" calcext:value-type="float">
            <text:p>10671.28</text:p>
          </table:table-cell>
        </table:table-row>
        <table:table-row table:style-name="ro1">
          <table:table-cell/>
          <table:table-cell office:value-type="float" office:value="796.71" calcext:value-type="float">
            <text:p>796.71</text:p>
          </table:table-cell>
          <table:table-cell office:value-type="float" office:value="8399.4" calcext:value-type="float">
            <text:p>8399.4</text:p>
          </table:table-cell>
        </table:table-row>
        <table:table-row table:style-name="ro1">
          <table:table-cell/>
          <table:table-cell office:value-type="float" office:value="796.9" calcext:value-type="float">
            <text:p>796.9</text:p>
          </table:table-cell>
          <table:table-cell office:value-type="float" office:value="16150.74" calcext:value-type="float">
            <text:p>16150.74</text:p>
          </table:table-cell>
        </table:table-row>
        <table:table-row table:style-name="ro1">
          <table:table-cell/>
          <table:table-cell office:value-type="float" office:value="797.09" calcext:value-type="float">
            <text:p>797.09</text:p>
          </table:table-cell>
          <table:table-cell office:value-type="float" office:value="7230.7" calcext:value-type="float">
            <text:p>7230.7</text:p>
          </table:table-cell>
        </table:table-row>
        <table:table-row table:style-name="ro1">
          <table:table-cell/>
          <table:table-cell office:value-type="float" office:value="797.27" calcext:value-type="float">
            <text:p>797.27</text:p>
          </table:table-cell>
          <table:table-cell office:value-type="float" office:value="9293.23" calcext:value-type="float">
            <text:p>9293.23</text:p>
          </table:table-cell>
        </table:table-row>
        <table:table-row table:style-name="ro1">
          <table:table-cell/>
          <table:table-cell office:value-type="float" office:value="797.46" calcext:value-type="float">
            <text:p>797.46</text:p>
          </table:table-cell>
          <table:table-cell office:value-type="float" office:value="21255.18" calcext:value-type="float">
            <text:p>21255.18</text:p>
          </table:table-cell>
        </table:table-row>
        <table:table-row table:style-name="ro1">
          <table:table-cell/>
          <table:table-cell office:value-type="float" office:value="797.65" calcext:value-type="float">
            <text:p>797.65</text:p>
          </table:table-cell>
          <table:table-cell office:value-type="float" office:value="9182.18" calcext:value-type="float">
            <text:p>9182.18</text:p>
          </table:table-cell>
        </table:table-row>
        <table:table-row table:style-name="ro1">
          <table:table-cell/>
          <table:table-cell office:value-type="float" office:value="797.83" calcext:value-type="float">
            <text:p>797.83</text:p>
          </table:table-cell>
          <table:table-cell office:value-type="float" office:value="13130.67" calcext:value-type="float">
            <text:p>13130.67</text:p>
          </table:table-cell>
        </table:table-row>
        <table:table-row table:style-name="ro1">
          <table:table-cell/>
          <table:table-cell office:value-type="float" office:value="798.02" calcext:value-type="float">
            <text:p>798.02</text:p>
          </table:table-cell>
          <table:table-cell office:value-type="float" office:value="9782.92" calcext:value-type="float">
            <text:p>9782.92</text:p>
          </table:table-cell>
        </table:table-row>
        <table:table-row table:style-name="ro1">
          <table:table-cell/>
          <table:table-cell office:value-type="float" office:value="798.21" calcext:value-type="float">
            <text:p>798.21</text:p>
          </table:table-cell>
          <table:table-cell office:value-type="float" office:value="8650.62" calcext:value-type="float">
            <text:p>8650.62</text:p>
          </table:table-cell>
        </table:table-row>
        <table:table-row table:style-name="ro1">
          <table:table-cell/>
          <table:table-cell office:value-type="float" office:value="798.39" calcext:value-type="float">
            <text:p>798.39</text:p>
          </table:table-cell>
          <table:table-cell office:value-type="float" office:value="6265.87" calcext:value-type="float">
            <text:p>6265.87</text:p>
          </table:table-cell>
        </table:table-row>
        <table:table-row table:style-name="ro1">
          <table:table-cell/>
          <table:table-cell office:value-type="float" office:value="798.58" calcext:value-type="float">
            <text:p>798.58</text:p>
          </table:table-cell>
          <table:table-cell office:value-type="float" office:value="9096.62" calcext:value-type="float">
            <text:p>9096.62</text:p>
          </table:table-cell>
        </table:table-row>
        <table:table-row table:style-name="ro1">
          <table:table-cell/>
          <table:table-cell office:value-type="float" office:value="798.77" calcext:value-type="float">
            <text:p>798.77</text:p>
          </table:table-cell>
          <table:table-cell office:value-type="float" office:value="13447.42" calcext:value-type="float">
            <text:p>13447.42</text:p>
          </table:table-cell>
        </table:table-row>
        <table:table-row table:style-name="ro1">
          <table:table-cell/>
          <table:table-cell office:value-type="float" office:value="798.95" calcext:value-type="float">
            <text:p>798.95</text:p>
          </table:table-cell>
          <table:table-cell office:value-type="float" office:value="9245.9" calcext:value-type="float">
            <text:p>9245.9</text:p>
          </table:table-cell>
        </table:table-row>
        <table:table-row table:style-name="ro1">
          <table:table-cell/>
          <table:table-cell office:value-type="float" office:value="799.14" calcext:value-type="float">
            <text:p>799.14</text:p>
          </table:table-cell>
          <table:table-cell office:value-type="float" office:value="10765.94" calcext:value-type="float">
            <text:p>10765.94</text:p>
          </table:table-cell>
        </table:table-row>
        <table:table-row table:style-name="ro1">
          <table:table-cell/>
          <table:table-cell office:value-type="float" office:value="799.33" calcext:value-type="float">
            <text:p>799.33</text:p>
          </table:table-cell>
          <table:table-cell office:value-type="float" office:value="10068.72" calcext:value-type="float">
            <text:p>10068.72</text:p>
          </table:table-cell>
        </table:table-row>
        <table:table-row table:style-name="ro1">
          <table:table-cell/>
          <table:table-cell office:value-type="float" office:value="799.51" calcext:value-type="float">
            <text:p>799.51</text:p>
          </table:table-cell>
          <table:table-cell office:value-type="float" office:value="17619.81" calcext:value-type="float">
            <text:p>17619.81</text:p>
          </table:table-cell>
        </table:table-row>
        <table:table-row table:style-name="ro1">
          <table:table-cell/>
          <table:table-cell office:value-type="float" office:value="799.7" calcext:value-type="float">
            <text:p>799.7</text:p>
          </table:table-cell>
          <table:table-cell office:value-type="float" office:value="11011.7" calcext:value-type="float">
            <text:p>11011.7</text:p>
          </table:table-cell>
        </table:table-row>
        <table:table-row table:style-name="ro1">
          <table:table-cell/>
          <table:table-cell office:value-type="float" office:value="799.89" calcext:value-type="float">
            <text:p>799.89</text:p>
          </table:table-cell>
          <table:table-cell office:value-type="float" office:value="7310.79" calcext:value-type="float">
            <text:p>7310.79</text:p>
          </table:table-cell>
        </table:table-row>
        <table:table-row table:style-name="ro1">
          <table:table-cell/>
          <table:table-cell office:value-type="float" office:value="800.07" calcext:value-type="float">
            <text:p>800.07</text:p>
          </table:table-cell>
          <table:table-cell office:value-type="float" office:value="10900.66" calcext:value-type="float">
            <text:p>10900.66</text:p>
          </table:table-cell>
        </table:table-row>
        <table:table-row table:style-name="ro1">
          <table:table-cell/>
          <table:table-cell office:value-type="float" office:value="800.26" calcext:value-type="float">
            <text:p>800.26</text:p>
          </table:table-cell>
          <table:table-cell office:value-type="float" office:value="11241.07" calcext:value-type="float">
            <text:p>11241.07</text:p>
          </table:table-cell>
        </table:table-row>
        <table:table-row table:style-name="ro1">
          <table:table-cell/>
          <table:table-cell office:value-type="float" office:value="800.45" calcext:value-type="float">
            <text:p>800.45</text:p>
          </table:table-cell>
          <table:table-cell office:value-type="float" office:value="13014.16" calcext:value-type="float">
            <text:p>13014.16</text:p>
          </table:table-cell>
        </table:table-row>
        <table:table-row table:style-name="ro1">
          <table:table-cell/>
          <table:table-cell office:value-type="float" office:value="800.63" calcext:value-type="float">
            <text:p>800.63</text:p>
          </table:table-cell>
          <table:table-cell office:value-type="float" office:value="11113.64" calcext:value-type="float">
            <text:p>11113.64</text:p>
          </table:table-cell>
        </table:table-row>
        <table:table-row table:style-name="ro1">
          <table:table-cell/>
          <table:table-cell office:value-type="float" office:value="800.82" calcext:value-type="float">
            <text:p>800.82</text:p>
          </table:table-cell>
          <table:table-cell office:value-type="float" office:value="9169.44" calcext:value-type="float">
            <text:p>9169.44</text:p>
          </table:table-cell>
        </table:table-row>
        <table:table-row table:style-name="ro1">
          <table:table-cell/>
          <table:table-cell office:value-type="float" office:value="801.01" calcext:value-type="float">
            <text:p>801.01</text:p>
          </table:table-cell>
          <table:table-cell office:value-type="float" office:value="13372.78" calcext:value-type="float">
            <text:p>13372.78</text:p>
          </table:table-cell>
        </table:table-row>
        <table:table-row table:style-name="ro1">
          <table:table-cell/>
          <table:table-cell office:value-type="float" office:value="801.19" calcext:value-type="float">
            <text:p>801.19</text:p>
          </table:table-cell>
          <table:table-cell office:value-type="float" office:value="10554.78" calcext:value-type="float">
            <text:p>10554.78</text:p>
          </table:table-cell>
        </table:table-row>
        <table:table-row table:style-name="ro1">
          <table:table-cell/>
          <table:table-cell office:value-type="float" office:value="801.38" calcext:value-type="float">
            <text:p>801.38</text:p>
          </table:table-cell>
          <table:table-cell office:value-type="float" office:value="16547.59" calcext:value-type="float">
            <text:p>16547.59</text:p>
          </table:table-cell>
        </table:table-row>
        <table:table-row table:style-name="ro1">
          <table:table-cell/>
          <table:table-cell office:value-type="float" office:value="801.57" calcext:value-type="float">
            <text:p>801.57</text:p>
          </table:table-cell>
          <table:table-cell office:value-type="float" office:value="18369.82" calcext:value-type="float">
            <text:p>18369.82</text:p>
          </table:table-cell>
        </table:table-row>
        <table:table-row table:style-name="ro1">
          <table:table-cell/>
          <table:table-cell office:value-type="float" office:value="801.75" calcext:value-type="float">
            <text:p>801.75</text:p>
          </table:table-cell>
          <table:table-cell office:value-type="float" office:value="8581.44" calcext:value-type="float">
            <text:p>8581.44</text:p>
          </table:table-cell>
        </table:table-row>
        <table:table-row table:style-name="ro1">
          <table:table-cell/>
          <table:table-cell office:value-type="float" office:value="801.94" calcext:value-type="float">
            <text:p>801.94</text:p>
          </table:table-cell>
          <table:table-cell office:value-type="float" office:value="10170.67" calcext:value-type="float">
            <text:p>10170.67</text:p>
          </table:table-cell>
        </table:table-row>
        <table:table-row table:style-name="ro1">
          <table:table-cell/>
          <table:table-cell office:value-type="float" office:value="802.13" calcext:value-type="float">
            <text:p>802.13</text:p>
          </table:table-cell>
          <table:table-cell office:value-type="float" office:value="15253.27" calcext:value-type="float">
            <text:p>15253.27</text:p>
          </table:table-cell>
        </table:table-row>
        <table:table-row table:style-name="ro1">
          <table:table-cell/>
          <table:table-cell office:value-type="float" office:value="802.31" calcext:value-type="float">
            <text:p>802.31</text:p>
          </table:table-cell>
          <table:table-cell office:value-type="float" office:value="11994.73" calcext:value-type="float">
            <text:p>11994.73</text:p>
          </table:table-cell>
        </table:table-row>
        <table:table-row table:style-name="ro1">
          <table:table-cell/>
          <table:table-cell office:value-type="float" office:value="802.5" calcext:value-type="float">
            <text:p>802.5</text:p>
          </table:table-cell>
          <table:table-cell office:value-type="float" office:value="8579.62" calcext:value-type="float">
            <text:p>8579.62</text:p>
          </table:table-cell>
        </table:table-row>
        <table:table-row table:style-name="ro1">
          <table:table-cell/>
          <table:table-cell office:value-type="float" office:value="802.68" calcext:value-type="float">
            <text:p>802.68</text:p>
          </table:table-cell>
          <table:table-cell office:value-type="float" office:value="16334.6" calcext:value-type="float">
            <text:p>16334.6</text:p>
          </table:table-cell>
        </table:table-row>
        <table:table-row table:style-name="ro1">
          <table:table-cell/>
          <table:table-cell office:value-type="float" office:value="802.87" calcext:value-type="float">
            <text:p>802.87</text:p>
          </table:table-cell>
          <table:table-cell office:value-type="float" office:value="22553.14" calcext:value-type="float">
            <text:p>22553.14</text:p>
          </table:table-cell>
        </table:table-row>
        <table:table-row table:style-name="ro1">
          <table:table-cell/>
          <table:table-cell office:value-type="float" office:value="803.06" calcext:value-type="float">
            <text:p>803.06</text:p>
          </table:table-cell>
          <table:table-cell office:value-type="float" office:value="13969.88" calcext:value-type="float">
            <text:p>13969.88</text:p>
          </table:table-cell>
        </table:table-row>
        <table:table-row table:style-name="ro1">
          <table:table-cell/>
          <table:table-cell office:value-type="float" office:value="803.24" calcext:value-type="float">
            <text:p>803.24</text:p>
          </table:table-cell>
          <table:table-cell office:value-type="float" office:value="13421.93" calcext:value-type="float">
            <text:p>13421.93</text:p>
          </table:table-cell>
        </table:table-row>
        <table:table-row table:style-name="ro1">
          <table:table-cell/>
          <table:table-cell office:value-type="float" office:value="803.43" calcext:value-type="float">
            <text:p>803.43</text:p>
          </table:table-cell>
          <table:table-cell office:value-type="float" office:value="11943.75" calcext:value-type="float">
            <text:p>11943.75</text:p>
          </table:table-cell>
        </table:table-row>
        <table:table-row table:style-name="ro1">
          <table:table-cell/>
          <table:table-cell office:value-type="float" office:value="803.62" calcext:value-type="float">
            <text:p>803.62</text:p>
          </table:table-cell>
          <table:table-cell office:value-type="float" office:value="23361.41" calcext:value-type="float">
            <text:p>23361.41</text:p>
          </table:table-cell>
        </table:table-row>
        <table:table-row table:style-name="ro1">
          <table:table-cell/>
          <table:table-cell office:value-type="float" office:value="803.8" calcext:value-type="float">
            <text:p>803.8</text:p>
          </table:table-cell>
          <table:table-cell office:value-type="float" office:value="11557.83" calcext:value-type="float">
            <text:p>11557.83</text:p>
          </table:table-cell>
        </table:table-row>
        <table:table-row table:style-name="ro1">
          <table:table-cell/>
          <table:table-cell office:value-type="float" office:value="803.99" calcext:value-type="float">
            <text:p>803.99</text:p>
          </table:table-cell>
          <table:table-cell office:value-type="float" office:value="8825.38" calcext:value-type="float">
            <text:p>8825.38</text:p>
          </table:table-cell>
        </table:table-row>
        <table:table-row table:style-name="ro1">
          <table:table-cell/>
          <table:table-cell office:value-type="float" office:value="804.17" calcext:value-type="float">
            <text:p>804.17</text:p>
          </table:table-cell>
          <table:table-cell office:value-type="float" office:value="15526.33" calcext:value-type="float">
            <text:p>15526.33</text:p>
          </table:table-cell>
        </table:table-row>
        <table:table-row table:style-name="ro1">
          <table:table-cell/>
          <table:table-cell office:value-type="float" office:value="804.36" calcext:value-type="float">
            <text:p>804.36</text:p>
          </table:table-cell>
          <table:table-cell office:value-type="float" office:value="16979.03" calcext:value-type="float">
            <text:p>16979.03</text:p>
          </table:table-cell>
        </table:table-row>
        <table:table-row table:style-name="ro1">
          <table:table-cell/>
          <table:table-cell office:value-type="float" office:value="804.55" calcext:value-type="float">
            <text:p>804.55</text:p>
          </table:table-cell>
          <table:table-cell office:value-type="float" office:value="13037.82" calcext:value-type="float">
            <text:p>13037.82</text:p>
          </table:table-cell>
        </table:table-row>
        <table:table-row table:style-name="ro1">
          <table:table-cell/>
          <table:table-cell office:value-type="float" office:value="804.73" calcext:value-type="float">
            <text:p>804.73</text:p>
          </table:table-cell>
          <table:table-cell office:value-type="float" office:value="13181.64" calcext:value-type="float">
            <text:p>13181.64</text:p>
          </table:table-cell>
        </table:table-row>
        <table:table-row table:style-name="ro1">
          <table:table-cell/>
          <table:table-cell office:value-type="float" office:value="804.92" calcext:value-type="float">
            <text:p>804.92</text:p>
          </table:table-cell>
          <table:table-cell office:value-type="float" office:value="10376.38" calcext:value-type="float">
            <text:p>10376.38</text:p>
          </table:table-cell>
        </table:table-row>
        <table:table-row table:style-name="ro1">
          <table:table-cell/>
          <table:table-cell office:value-type="float" office:value="805.11" calcext:value-type="float">
            <text:p>805.11</text:p>
          </table:table-cell>
          <table:table-cell office:value-type="float" office:value="8441.27" calcext:value-type="float">
            <text:p>8441.27</text:p>
          </table:table-cell>
        </table:table-row>
        <table:table-row table:style-name="ro1">
          <table:table-cell/>
          <table:table-cell office:value-type="float" office:value="805.29" calcext:value-type="float">
            <text:p>805.29</text:p>
          </table:table-cell>
          <table:table-cell office:value-type="float" office:value="8674.29" calcext:value-type="float">
            <text:p>8674.29</text:p>
          </table:table-cell>
        </table:table-row>
        <table:table-row table:style-name="ro1">
          <table:table-cell/>
          <table:table-cell office:value-type="float" office:value="805.48" calcext:value-type="float">
            <text:p>805.48</text:p>
          </table:table-cell>
          <table:table-cell office:value-type="float" office:value="16203.53" calcext:value-type="float">
            <text:p>16203.53</text:p>
          </table:table-cell>
        </table:table-row>
        <table:table-row table:style-name="ro1">
          <table:table-cell/>
          <table:table-cell office:value-type="float" office:value="805.66" calcext:value-type="float">
            <text:p>805.66</text:p>
          </table:table-cell>
          <table:table-cell office:value-type="float" office:value="20601.66" calcext:value-type="float">
            <text:p>20601.66</text:p>
          </table:table-cell>
        </table:table-row>
        <table:table-row table:style-name="ro1">
          <table:table-cell/>
          <table:table-cell office:value-type="float" office:value="805.85" calcext:value-type="float">
            <text:p>805.85</text:p>
          </table:table-cell>
          <table:table-cell office:value-type="float" office:value="11594.23" calcext:value-type="float">
            <text:p>11594.23</text:p>
          </table:table-cell>
        </table:table-row>
        <table:table-row table:style-name="ro1">
          <table:table-cell/>
          <table:table-cell office:value-type="float" office:value="806.04" calcext:value-type="float">
            <text:p>806.04</text:p>
          </table:table-cell>
          <table:table-cell office:value-type="float" office:value="14960.18" calcext:value-type="float">
            <text:p>14960.18</text:p>
          </table:table-cell>
        </table:table-row>
        <table:table-row table:style-name="ro1">
          <table:table-cell/>
          <table:table-cell office:value-type="float" office:value="806.22" calcext:value-type="float">
            <text:p>806.22</text:p>
          </table:table-cell>
          <table:table-cell office:value-type="float" office:value="15347.93" calcext:value-type="float">
            <text:p>15347.93</text:p>
          </table:table-cell>
        </table:table-row>
        <table:table-row table:style-name="ro1">
          <table:table-cell/>
          <table:table-cell office:value-type="float" office:value="806.41" calcext:value-type="float">
            <text:p>806.41</text:p>
          </table:table-cell>
          <table:table-cell office:value-type="float" office:value="9202.21" calcext:value-type="float">
            <text:p>9202.21</text:p>
          </table:table-cell>
        </table:table-row>
        <table:table-row table:style-name="ro1">
          <table:table-cell/>
          <table:table-cell office:value-type="float" office:value="806.59" calcext:value-type="float">
            <text:p>806.59</text:p>
          </table:table-cell>
          <table:table-cell office:value-type="float" office:value="8716.16" calcext:value-type="float">
            <text:p>8716.16</text:p>
          </table:table-cell>
        </table:table-row>
        <table:table-row table:style-name="ro1">
          <table:table-cell/>
          <table:table-cell office:value-type="float" office:value="806.78" calcext:value-type="float">
            <text:p>806.78</text:p>
          </table:table-cell>
          <table:table-cell office:value-type="float" office:value="14987.49" calcext:value-type="float">
            <text:p>14987.49</text:p>
          </table:table-cell>
        </table:table-row>
        <table:table-row table:style-name="ro1">
          <table:table-cell/>
          <table:table-cell office:value-type="float" office:value="806.97" calcext:value-type="float">
            <text:p>806.97</text:p>
          </table:table-cell>
          <table:table-cell office:value-type="float" office:value="15753.89" calcext:value-type="float">
            <text:p>15753.89</text:p>
          </table:table-cell>
        </table:table-row>
        <table:table-row table:style-name="ro1">
          <table:table-cell/>
          <table:table-cell office:value-type="float" office:value="807.15" calcext:value-type="float">
            <text:p>807.15</text:p>
          </table:table-cell>
          <table:table-cell office:value-type="float" office:value="21344.39" calcext:value-type="float">
            <text:p>21344.39</text:p>
          </table:table-cell>
        </table:table-row>
        <table:table-row table:style-name="ro1">
          <table:table-cell/>
          <table:table-cell office:value-type="float" office:value="807.34" calcext:value-type="float">
            <text:p>807.34</text:p>
          </table:table-cell>
          <table:table-cell office:value-type="float" office:value="10028.68" calcext:value-type="float">
            <text:p>10028.68</text:p>
          </table:table-cell>
        </table:table-row>
        <table:table-row table:style-name="ro1">
          <table:table-cell/>
          <table:table-cell office:value-type="float" office:value="807.52" calcext:value-type="float">
            <text:p>807.52</text:p>
          </table:table-cell>
          <table:table-cell office:value-type="float" office:value="15056.67" calcext:value-type="float">
            <text:p>15056.67</text:p>
          </table:table-cell>
        </table:table-row>
        <table:table-row table:style-name="ro1">
          <table:table-cell/>
          <table:table-cell office:value-type="float" office:value="807.71" calcext:value-type="float">
            <text:p>807.71</text:p>
          </table:table-cell>
          <table:table-cell office:value-type="float" office:value="10045.06" calcext:value-type="float">
            <text:p>10045.06</text:p>
          </table:table-cell>
        </table:table-row>
        <table:table-row table:style-name="ro1">
          <table:table-cell/>
          <table:table-cell office:value-type="float" office:value="807.9" calcext:value-type="float">
            <text:p>807.9</text:p>
          </table:table-cell>
          <table:table-cell office:value-type="float" office:value="10179.77" calcext:value-type="float">
            <text:p>10179.77</text:p>
          </table:table-cell>
        </table:table-row>
        <table:table-row table:style-name="ro1">
          <table:table-cell/>
          <table:table-cell office:value-type="float" office:value="808.08" calcext:value-type="float">
            <text:p>808.08</text:p>
          </table:table-cell>
          <table:table-cell office:value-type="float" office:value="9369.68" calcext:value-type="float">
            <text:p>9369.68</text:p>
          </table:table-cell>
        </table:table-row>
        <table:table-row table:style-name="ro1">
          <table:table-cell/>
          <table:table-cell office:value-type="float" office:value="808.27" calcext:value-type="float">
            <text:p>808.27</text:p>
          </table:table-cell>
          <table:table-cell office:value-type="float" office:value="11870.94" calcext:value-type="float">
            <text:p>11870.94</text:p>
          </table:table-cell>
        </table:table-row>
        <table:table-row table:style-name="ro1">
          <table:table-cell/>
          <table:table-cell office:value-type="float" office:value="808.45" calcext:value-type="float">
            <text:p>808.45</text:p>
          </table:table-cell>
          <table:table-cell office:value-type="float" office:value="13172.54" calcext:value-type="float">
            <text:p>13172.54</text:p>
          </table:table-cell>
        </table:table-row>
        <table:table-row table:style-name="ro1">
          <table:table-cell/>
          <table:table-cell office:value-type="float" office:value="808.64" calcext:value-type="float">
            <text:p>808.64</text:p>
          </table:table-cell>
          <table:table-cell office:value-type="float" office:value="5739.77" calcext:value-type="float">
            <text:p>5739.77</text:p>
          </table:table-cell>
        </table:table-row>
        <table:table-row table:style-name="ro1">
          <table:table-cell/>
          <table:table-cell office:value-type="float" office:value="808.82" calcext:value-type="float">
            <text:p>808.82</text:p>
          </table:table-cell>
          <table:table-cell office:value-type="float" office:value="16167.12" calcext:value-type="float">
            <text:p>16167.12</text:p>
          </table:table-cell>
        </table:table-row>
        <table:table-row table:style-name="ro1">
          <table:table-cell/>
          <table:table-cell office:value-type="float" office:value="809.01" calcext:value-type="float">
            <text:p>809.01</text:p>
          </table:table-cell>
          <table:table-cell office:value-type="float" office:value="13319.99" calcext:value-type="float">
            <text:p>13319.99</text:p>
          </table:table-cell>
        </table:table-row>
        <table:table-row table:style-name="ro1">
          <table:table-cell/>
          <table:table-cell office:value-type="float" office:value="809.2" calcext:value-type="float">
            <text:p>809.2</text:p>
          </table:table-cell>
          <table:table-cell office:value-type="float" office:value="6908.48" calcext:value-type="float">
            <text:p>6908.48</text:p>
          </table:table-cell>
        </table:table-row>
        <table:table-row table:style-name="ro1">
          <table:table-cell/>
          <table:table-cell office:value-type="float" office:value="809.38" calcext:value-type="float">
            <text:p>809.38</text:p>
          </table:table-cell>
          <table:table-cell office:value-type="float" office:value="16691.4" calcext:value-type="float">
            <text:p>16691.4</text:p>
          </table:table-cell>
        </table:table-row>
        <table:table-row table:style-name="ro1">
          <table:table-cell/>
          <table:table-cell office:value-type="float" office:value="809.57" calcext:value-type="float">
            <text:p>809.57</text:p>
          </table:table-cell>
          <table:table-cell office:value-type="float" office:value="9349.66" calcext:value-type="float">
            <text:p>9349.66</text:p>
          </table:table-cell>
        </table:table-row>
        <table:table-row table:style-name="ro1">
          <table:table-cell/>
          <table:table-cell office:value-type="float" office:value="809.75" calcext:value-type="float">
            <text:p>809.75</text:p>
          </table:table-cell>
          <table:table-cell office:value-type="float" office:value="7591.14" calcext:value-type="float">
            <text:p>7591.14</text:p>
          </table:table-cell>
        </table:table-row>
        <table:table-row table:style-name="ro1">
          <table:table-cell/>
          <table:table-cell office:value-type="float" office:value="809.94" calcext:value-type="float">
            <text:p>809.94</text:p>
          </table:table-cell>
          <table:table-cell office:value-type="float" office:value="16933.52" calcext:value-type="float">
            <text:p>16933.52</text:p>
          </table:table-cell>
        </table:table-row>
        <table:table-row table:style-name="ro1">
          <table:table-cell/>
          <table:table-cell office:value-type="float" office:value="810.13" calcext:value-type="float">
            <text:p>810.13</text:p>
          </table:table-cell>
          <table:table-cell office:value-type="float" office:value="18315.21" calcext:value-type="float">
            <text:p>18315.21</text:p>
          </table:table-cell>
        </table:table-row>
        <table:table-row table:style-name="ro1">
          <table:table-cell/>
          <table:table-cell office:value-type="float" office:value="810.31" calcext:value-type="float">
            <text:p>810.31</text:p>
          </table:table-cell>
          <table:table-cell office:value-type="float" office:value="18704.78" calcext:value-type="float">
            <text:p>18704.78</text:p>
          </table:table-cell>
        </table:table-row>
        <table:table-row table:style-name="ro1">
          <table:table-cell/>
          <table:table-cell office:value-type="float" office:value="810.5" calcext:value-type="float">
            <text:p>810.5</text:p>
          </table:table-cell>
          <table:table-cell office:value-type="float" office:value="11625.18" calcext:value-type="float">
            <text:p>11625.18</text:p>
          </table:table-cell>
        </table:table-row>
        <table:table-row table:style-name="ro1">
          <table:table-cell/>
          <table:table-cell office:value-type="float" office:value="810.68" calcext:value-type="float">
            <text:p>810.68</text:p>
          </table:table-cell>
          <table:table-cell office:value-type="float" office:value="16103.41" calcext:value-type="float">
            <text:p>16103.41</text:p>
          </table:table-cell>
        </table:table-row>
        <table:table-row table:style-name="ro1">
          <table:table-cell/>
          <table:table-cell office:value-type="float" office:value="810.87" calcext:value-type="float">
            <text:p>810.87</text:p>
          </table:table-cell>
          <table:table-cell office:value-type="float" office:value="18834.03" calcext:value-type="float">
            <text:p>18834.03</text:p>
          </table:table-cell>
        </table:table-row>
        <table:table-row table:style-name="ro1">
          <table:table-cell/>
          <table:table-cell office:value-type="float" office:value="811.05" calcext:value-type="float">
            <text:p>811.05</text:p>
          </table:table-cell>
          <table:table-cell office:value-type="float" office:value="17814.6" calcext:value-type="float">
            <text:p>17814.6</text:p>
          </table:table-cell>
        </table:table-row>
        <table:table-row table:style-name="ro1">
          <table:table-cell/>
          <table:table-cell office:value-type="float" office:value="811.24" calcext:value-type="float">
            <text:p>811.24</text:p>
          </table:table-cell>
          <table:table-cell office:value-type="float" office:value="16261.78" calcext:value-type="float">
            <text:p>16261.78</text:p>
          </table:table-cell>
        </table:table-row>
        <table:table-row table:style-name="ro1">
          <table:table-cell/>
          <table:table-cell office:value-type="float" office:value="811.42" calcext:value-type="float">
            <text:p>811.42</text:p>
          </table:table-cell>
          <table:table-cell office:value-type="float" office:value="11404.91" calcext:value-type="float">
            <text:p>11404.91</text:p>
          </table:table-cell>
        </table:table-row>
        <table:table-row table:style-name="ro1">
          <table:table-cell/>
          <table:table-cell office:value-type="float" office:value="811.61" calcext:value-type="float">
            <text:p>811.61</text:p>
          </table:table-cell>
          <table:table-cell office:value-type="float" office:value="13585.77" calcext:value-type="float">
            <text:p>13585.77</text:p>
          </table:table-cell>
        </table:table-row>
        <table:table-row table:style-name="ro1">
          <table:table-cell/>
          <table:table-cell office:value-type="float" office:value="811.8" calcext:value-type="float">
            <text:p>811.8</text:p>
          </table:table-cell>
          <table:table-cell office:value-type="float" office:value="16878.9" calcext:value-type="float">
            <text:p>16878.9</text:p>
          </table:table-cell>
        </table:table-row>
        <table:table-row table:style-name="ro1">
          <table:table-cell/>
          <table:table-cell office:value-type="float" office:value="811.98" calcext:value-type="float">
            <text:p>811.98</text:p>
          </table:table-cell>
          <table:table-cell office:value-type="float" office:value="13096.08" calcext:value-type="float">
            <text:p>13096.08</text:p>
          </table:table-cell>
        </table:table-row>
        <table:table-row table:style-name="ro1">
          <table:table-cell/>
          <table:table-cell office:value-type="float" office:value="812.17" calcext:value-type="float">
            <text:p>812.17</text:p>
          </table:table-cell>
          <table:table-cell office:value-type="float" office:value="18220.55" calcext:value-type="float">
            <text:p>18220.55</text:p>
          </table:table-cell>
        </table:table-row>
        <table:table-row table:style-name="ro1">
          <table:table-cell/>
          <table:table-cell office:value-type="float" office:value="812.35" calcext:value-type="float">
            <text:p>812.35</text:p>
          </table:table-cell>
          <table:table-cell office:value-type="float" office:value="12120.33" calcext:value-type="float">
            <text:p>12120.33</text:p>
          </table:table-cell>
        </table:table-row>
        <table:table-row table:style-name="ro1">
          <table:table-cell/>
          <table:table-cell office:value-type="float" office:value="812.54" calcext:value-type="float">
            <text:p>812.54</text:p>
          </table:table-cell>
          <table:table-cell office:value-type="float" office:value="31922.83" calcext:value-type="float">
            <text:p>31922.83</text:p>
          </table:table-cell>
        </table:table-row>
        <table:table-row table:style-name="ro1">
          <table:table-cell/>
          <table:table-cell office:value-type="float" office:value="812.72" calcext:value-type="float">
            <text:p>812.72</text:p>
          </table:table-cell>
          <table:table-cell office:value-type="float" office:value="9327.82" calcext:value-type="float">
            <text:p>9327.82</text:p>
          </table:table-cell>
        </table:table-row>
        <table:table-row table:style-name="ro1">
          <table:table-cell/>
          <table:table-cell office:value-type="float" office:value="812.91" calcext:value-type="float">
            <text:p>812.91</text:p>
          </table:table-cell>
          <table:table-cell office:value-type="float" office:value="5373.87" calcext:value-type="float">
            <text:p>5373.87</text:p>
          </table:table-cell>
        </table:table-row>
        <table:table-row table:style-name="ro1">
          <table:table-cell/>
          <table:table-cell office:value-type="float" office:value="813.09" calcext:value-type="float">
            <text:p>813.09</text:p>
          </table:table-cell>
          <table:table-cell office:value-type="float" office:value="10045.06" calcext:value-type="float">
            <text:p>10045.06</text:p>
          </table:table-cell>
        </table:table-row>
        <table:table-row table:style-name="ro1">
          <table:table-cell/>
          <table:table-cell office:value-type="float" office:value="813.28" calcext:value-type="float">
            <text:p>813.28</text:p>
          </table:table-cell>
          <table:table-cell office:value-type="float" office:value="7223.41" calcext:value-type="float">
            <text:p>7223.41</text:p>
          </table:table-cell>
        </table:table-row>
        <table:table-row table:style-name="ro1">
          <table:table-cell/>
          <table:table-cell office:value-type="float" office:value="813.47" calcext:value-type="float">
            <text:p>813.47</text:p>
          </table:table-cell>
          <table:table-cell office:value-type="float" office:value="17541.54" calcext:value-type="float">
            <text:p>17541.54</text:p>
          </table:table-cell>
        </table:table-row>
        <table:table-row table:style-name="ro1">
          <table:table-cell/>
          <table:table-cell office:value-type="float" office:value="813.65" calcext:value-type="float">
            <text:p>813.65</text:p>
          </table:table-cell>
          <table:table-cell office:value-type="float" office:value="10309.02" calcext:value-type="float">
            <text:p>10309.02</text:p>
          </table:table-cell>
        </table:table-row>
        <table:table-row table:style-name="ro1">
          <table:table-cell/>
          <table:table-cell office:value-type="float" office:value="813.84" calcext:value-type="float">
            <text:p>813.84</text:p>
          </table:table-cell>
          <table:table-cell office:value-type="float" office:value="12489.88" calcext:value-type="float">
            <text:p>12489.88</text:p>
          </table:table-cell>
        </table:table-row>
        <table:table-row table:style-name="ro1">
          <table:table-cell/>
          <table:table-cell office:value-type="float" office:value="814.02" calcext:value-type="float">
            <text:p>814.02</text:p>
          </table:table-cell>
          <table:table-cell office:value-type="float" office:value="8222.82" calcext:value-type="float">
            <text:p>8222.82</text:p>
          </table:table-cell>
        </table:table-row>
        <table:table-row table:style-name="ro1">
          <table:table-cell/>
          <table:table-cell office:value-type="float" office:value="814.21" calcext:value-type="float">
            <text:p>814.21</text:p>
          </table:table-cell>
          <table:table-cell office:value-type="float" office:value="8368.46" calcext:value-type="float">
            <text:p>8368.46</text:p>
          </table:table-cell>
        </table:table-row>
        <table:table-row table:style-name="ro1">
          <table:table-cell/>
          <table:table-cell office:value-type="float" office:value="814.39" calcext:value-type="float">
            <text:p>814.39</text:p>
          </table:table-cell>
          <table:table-cell office:value-type="float" office:value="11080.88" calcext:value-type="float">
            <text:p>11080.88</text:p>
          </table:table-cell>
        </table:table-row>
        <table:table-row table:style-name="ro1">
          <table:table-cell/>
          <table:table-cell office:value-type="float" office:value="814.58" calcext:value-type="float">
            <text:p>814.58</text:p>
          </table:table-cell>
          <table:table-cell office:value-type="float" office:value="11313.89" calcext:value-type="float">
            <text:p>11313.89</text:p>
          </table:table-cell>
        </table:table-row>
        <table:table-row table:style-name="ro1">
          <table:table-cell/>
          <table:table-cell office:value-type="float" office:value="814.76" calcext:value-type="float">
            <text:p>814.76</text:p>
          </table:table-cell>
          <table:table-cell office:value-type="float" office:value="21679.34" calcext:value-type="float">
            <text:p>21679.34</text:p>
          </table:table-cell>
        </table:table-row>
        <table:table-row table:style-name="ro1">
          <table:table-cell/>
          <table:table-cell office:value-type="float" office:value="814.95" calcext:value-type="float">
            <text:p>814.95</text:p>
          </table:table-cell>
          <table:table-cell office:value-type="float" office:value="11572.39" calcext:value-type="float">
            <text:p>11572.39</text:p>
          </table:table-cell>
        </table:table-row>
        <table:table-row table:style-name="ro1">
          <table:table-cell/>
          <table:table-cell office:value-type="float" office:value="815.13" calcext:value-type="float">
            <text:p>815.13</text:p>
          </table:table-cell>
          <table:table-cell office:value-type="float" office:value="8628.78" calcext:value-type="float">
            <text:p>8628.78</text:p>
          </table:table-cell>
        </table:table-row>
        <table:table-row table:style-name="ro1">
          <table:table-cell/>
          <table:table-cell office:value-type="float" office:value="815.32" calcext:value-type="float">
            <text:p>815.32</text:p>
          </table:table-cell>
          <table:table-cell office:value-type="float" office:value="11583.31" calcext:value-type="float">
            <text:p>11583.31</text:p>
          </table:table-cell>
        </table:table-row>
        <table:table-row table:style-name="ro1">
          <table:table-cell/>
          <table:table-cell office:value-type="float" office:value="815.5" calcext:value-type="float">
            <text:p>815.5</text:p>
          </table:table-cell>
          <table:table-cell office:value-type="float" office:value="6145.73" calcext:value-type="float">
            <text:p>6145.73</text:p>
          </table:table-cell>
        </table:table-row>
        <table:table-row table:style-name="ro1">
          <table:table-cell/>
          <table:table-cell office:value-type="float" office:value="815.69" calcext:value-type="float">
            <text:p>815.69</text:p>
          </table:table-cell>
          <table:table-cell office:value-type="float" office:value="11565.11" calcext:value-type="float">
            <text:p>11565.11</text:p>
          </table:table-cell>
        </table:table-row>
        <table:table-row table:style-name="ro1">
          <table:table-cell/>
          <table:table-cell office:value-type="float" office:value="815.87" calcext:value-type="float">
            <text:p>815.87</text:p>
          </table:table-cell>
          <table:table-cell office:value-type="float" office:value="12260.51" calcext:value-type="float">
            <text:p>12260.51</text:p>
          </table:table-cell>
        </table:table-row>
        <table:table-row table:style-name="ro1">
          <table:table-cell/>
          <table:table-cell office:value-type="float" office:value="816.06" calcext:value-type="float">
            <text:p>816.06</text:p>
          </table:table-cell>
          <table:table-cell office:value-type="float" office:value="9660.95" calcext:value-type="float">
            <text:p>9660.95</text:p>
          </table:table-cell>
        </table:table-row>
        <table:table-row table:style-name="ro1">
          <table:table-cell/>
          <table:table-cell office:value-type="float" office:value="816.24" calcext:value-type="float">
            <text:p>816.24</text:p>
          </table:table-cell>
          <table:table-cell office:value-type="float" office:value="15832.16" calcext:value-type="float">
            <text:p>15832.16</text:p>
          </table:table-cell>
        </table:table-row>
        <table:table-row table:style-name="ro1">
          <table:table-cell/>
          <table:table-cell office:value-type="float" office:value="816.43" calcext:value-type="float">
            <text:p>816.43</text:p>
          </table:table-cell>
          <table:table-cell office:value-type="float" office:value="8621.49" calcext:value-type="float">
            <text:p>8621.49</text:p>
          </table:table-cell>
        </table:table-row>
        <table:table-row table:style-name="ro1">
          <table:table-cell/>
          <table:table-cell office:value-type="float" office:value="816.61" calcext:value-type="float">
            <text:p>816.61</text:p>
          </table:table-cell>
          <table:table-cell office:value-type="float" office:value="17182.91" calcext:value-type="float">
            <text:p>17182.91</text:p>
          </table:table-cell>
        </table:table-row>
        <table:table-row table:style-name="ro1">
          <table:table-cell/>
          <table:table-cell office:value-type="float" office:value="816.8" calcext:value-type="float">
            <text:p>816.8</text:p>
          </table:table-cell>
          <table:table-cell office:value-type="float" office:value="9076.6" calcext:value-type="float">
            <text:p>9076.6</text:p>
          </table:table-cell>
        </table:table-row>
        <table:table-row table:style-name="ro1">
          <table:table-cell/>
          <table:table-cell office:value-type="float" office:value="816.99" calcext:value-type="float">
            <text:p>816.99</text:p>
          </table:table-cell>
          <table:table-cell office:value-type="float" office:value="11142.77" calcext:value-type="float">
            <text:p>11142.77</text:p>
          </table:table-cell>
        </table:table-row>
        <table:table-row table:style-name="ro1">
          <table:table-cell/>
          <table:table-cell office:value-type="float" office:value="817.17" calcext:value-type="float">
            <text:p>817.17</text:p>
          </table:table-cell>
          <table:table-cell office:value-type="float" office:value="7673.06" calcext:value-type="float">
            <text:p>7673.06</text:p>
          </table:table-cell>
        </table:table-row>
        <table:table-row table:style-name="ro1">
          <table:table-cell/>
          <table:table-cell office:value-type="float" office:value="817.36" calcext:value-type="float">
            <text:p>817.36</text:p>
          </table:table-cell>
          <table:table-cell office:value-type="float" office:value="23428.76" calcext:value-type="float">
            <text:p>23428.76</text:p>
          </table:table-cell>
        </table:table-row>
        <table:table-row table:style-name="ro1">
          <table:table-cell/>
          <table:table-cell office:value-type="float" office:value="817.54" calcext:value-type="float">
            <text:p>817.54</text:p>
          </table:table-cell>
          <table:table-cell office:value-type="float" office:value="16343.7" calcext:value-type="float">
            <text:p>16343.7</text:p>
          </table:table-cell>
        </table:table-row>
        <table:table-row table:style-name="ro1">
          <table:table-cell/>
          <table:table-cell office:value-type="float" office:value="817.73" calcext:value-type="float">
            <text:p>817.73</text:p>
          </table:table-cell>
          <table:table-cell office:value-type="float" office:value="19387.44" calcext:value-type="float">
            <text:p>19387.44</text:p>
          </table:table-cell>
        </table:table-row>
        <table:table-row table:style-name="ro1">
          <table:table-cell/>
          <table:table-cell office:value-type="float" office:value="817.91" calcext:value-type="float">
            <text:p>817.91</text:p>
          </table:table-cell>
          <table:table-cell office:value-type="float" office:value="8455.84" calcext:value-type="float">
            <text:p>8455.84</text:p>
          </table:table-cell>
        </table:table-row>
        <table:table-row table:style-name="ro1">
          <table:table-cell/>
          <table:table-cell office:value-type="float" office:value="818.1" calcext:value-type="float">
            <text:p>818.1</text:p>
          </table:table-cell>
          <table:table-cell office:value-type="float" office:value="9788.38" calcext:value-type="float">
            <text:p>9788.38</text:p>
          </table:table-cell>
        </table:table-row>
        <table:table-row table:style-name="ro1">
          <table:table-cell/>
          <table:table-cell office:value-type="float" office:value="818.28" calcext:value-type="float">
            <text:p>818.28</text:p>
          </table:table-cell>
          <table:table-cell office:value-type="float" office:value="6420.61" calcext:value-type="float">
            <text:p>6420.61</text:p>
          </table:table-cell>
        </table:table-row>
        <table:table-row table:style-name="ro1">
          <table:table-cell/>
          <table:table-cell office:value-type="float" office:value="818.47" calcext:value-type="float">
            <text:p>818.47</text:p>
          </table:table-cell>
          <table:table-cell office:value-type="float" office:value="14468.67" calcext:value-type="float">
            <text:p>14468.67</text:p>
          </table:table-cell>
        </table:table-row>
        <table:table-row table:style-name="ro1">
          <table:table-cell/>
          <table:table-cell office:value-type="float" office:value="818.65" calcext:value-type="float">
            <text:p>818.65</text:p>
          </table:table-cell>
          <table:table-cell office:value-type="float" office:value="8266.51" calcext:value-type="float">
            <text:p>8266.51</text:p>
          </table:table-cell>
        </table:table-row>
        <table:table-row table:style-name="ro1">
          <table:table-cell/>
          <table:table-cell office:value-type="float" office:value="818.84" calcext:value-type="float">
            <text:p>818.84</text:p>
          </table:table-cell>
          <table:table-cell office:value-type="float" office:value="12681.02" calcext:value-type="float">
            <text:p>12681.02</text:p>
          </table:table-cell>
        </table:table-row>
        <table:table-row table:style-name="ro1">
          <table:table-cell/>
          <table:table-cell office:value-type="float" office:value="819.02" calcext:value-type="float">
            <text:p>819.02</text:p>
          </table:table-cell>
          <table:table-cell office:value-type="float" office:value="12353.35" calcext:value-type="float">
            <text:p>12353.35</text:p>
          </table:table-cell>
        </table:table-row>
        <table:table-row table:style-name="ro1">
          <table:table-cell/>
          <table:table-cell office:value-type="float" office:value="819.21" calcext:value-type="float">
            <text:p>819.21</text:p>
          </table:table-cell>
          <table:table-cell office:value-type="float" office:value="8998.32" calcext:value-type="float">
            <text:p>8998.32</text:p>
          </table:table-cell>
        </table:table-row>
        <table:table-row table:style-name="ro1">
          <table:table-cell/>
          <table:table-cell office:value-type="float" office:value="819.39" calcext:value-type="float">
            <text:p>819.39</text:p>
          </table:table-cell>
          <table:table-cell office:value-type="float" office:value="13855.19" calcext:value-type="float">
            <text:p>13855.19</text:p>
          </table:table-cell>
        </table:table-row>
        <table:table-row table:style-name="ro1">
          <table:table-cell/>
          <table:table-cell office:value-type="float" office:value="819.58" calcext:value-type="float">
            <text:p>819.58</text:p>
          </table:table-cell>
          <table:table-cell office:value-type="float" office:value="6677.29" calcext:value-type="float">
            <text:p>6677.29</text:p>
          </table:table-cell>
        </table:table-row>
        <table:table-row table:style-name="ro1">
          <table:table-cell/>
          <table:table-cell office:value-type="float" office:value="819.76" calcext:value-type="float">
            <text:p>819.76</text:p>
          </table:table-cell>
          <table:table-cell office:value-type="float" office:value="11343.02" calcext:value-type="float">
            <text:p>11343.02</text:p>
          </table:table-cell>
        </table:table-row>
        <table:table-row table:style-name="ro1">
          <table:table-cell/>
          <table:table-cell office:value-type="float" office:value="819.94" calcext:value-type="float">
            <text:p>819.94</text:p>
          </table:table-cell>
          <table:table-cell office:value-type="float" office:value="8239.21" calcext:value-type="float">
            <text:p>8239.21</text:p>
          </table:table-cell>
        </table:table-row>
        <table:table-row table:style-name="ro1">
          <table:table-cell/>
          <table:table-cell office:value-type="float" office:value="820.13" calcext:value-type="float">
            <text:p>820.13</text:p>
          </table:table-cell>
          <table:table-cell office:value-type="float" office:value="11636.1" calcext:value-type="float">
            <text:p>11636.1</text:p>
          </table:table-cell>
        </table:table-row>
        <table:table-row table:style-name="ro1">
          <table:table-cell/>
          <table:table-cell office:value-type="float" office:value="820.31" calcext:value-type="float">
            <text:p>820.31</text:p>
          </table:table-cell>
          <table:table-cell office:value-type="float" office:value="14636.15" calcext:value-type="float">
            <text:p>14636.15</text:p>
          </table:table-cell>
        </table:table-row>
        <table:table-row table:style-name="ro1">
          <table:table-cell/>
          <table:table-cell office:value-type="float" office:value="820.5" calcext:value-type="float">
            <text:p>820.5</text:p>
          </table:table-cell>
          <table:table-cell office:value-type="float" office:value="24499.17" calcext:value-type="float">
            <text:p>24499.17</text:p>
          </table:table-cell>
        </table:table-row>
        <table:table-row table:style-name="ro1">
          <table:table-cell/>
          <table:table-cell office:value-type="float" office:value="820.68" calcext:value-type="float">
            <text:p>820.68</text:p>
          </table:table-cell>
          <table:table-cell office:value-type="float" office:value="8829.02" calcext:value-type="float">
            <text:p>8829.02</text:p>
          </table:table-cell>
        </table:table-row>
        <table:table-row table:style-name="ro1">
          <table:table-cell/>
          <table:table-cell office:value-type="float" office:value="820.87" calcext:value-type="float">
            <text:p>820.87</text:p>
          </table:table-cell>
          <table:table-cell office:value-type="float" office:value="13580.31" calcext:value-type="float">
            <text:p>13580.31</text:p>
          </table:table-cell>
        </table:table-row>
        <table:table-row table:style-name="ro1">
          <table:table-cell/>
          <table:table-cell office:value-type="float" office:value="821.05" calcext:value-type="float">
            <text:p>821.05</text:p>
          </table:table-cell>
          <table:table-cell office:value-type="float" office:value="12085.75" calcext:value-type="float">
            <text:p>12085.75</text:p>
          </table:table-cell>
        </table:table-row>
        <table:table-row table:style-name="ro1">
          <table:table-cell/>
          <table:table-cell office:value-type="float" office:value="821.24" calcext:value-type="float">
            <text:p>821.24</text:p>
          </table:table-cell>
          <table:table-cell office:value-type="float" office:value="9518.96" calcext:value-type="float">
            <text:p>9518.96</text:p>
          </table:table-cell>
        </table:table-row>
        <table:table-row table:style-name="ro1">
          <table:table-cell/>
          <table:table-cell office:value-type="float" office:value="821.42" calcext:value-type="float">
            <text:p>821.42</text:p>
          </table:table-cell>
          <table:table-cell office:value-type="float" office:value="11284.76" calcext:value-type="float">
            <text:p>11284.76</text:p>
          </table:table-cell>
        </table:table-row>
        <table:table-row table:style-name="ro1">
          <table:table-cell/>
          <table:table-cell office:value-type="float" office:value="821.61" calcext:value-type="float">
            <text:p>821.61</text:p>
          </table:table-cell>
          <table:table-cell office:value-type="float" office:value="7001.32" calcext:value-type="float">
            <text:p>7001.32</text:p>
          </table:table-cell>
        </table:table-row>
        <table:table-row table:style-name="ro1">
          <table:table-cell/>
          <table:table-cell office:value-type="float" office:value="821.79" calcext:value-type="float">
            <text:p>821.79</text:p>
          </table:table-cell>
          <table:table-cell office:value-type="float" office:value="17199.3" calcext:value-type="float">
            <text:p>17199.3</text:p>
          </table:table-cell>
        </table:table-row>
        <table:table-row table:style-name="ro1">
          <table:table-cell/>
          <table:table-cell office:value-type="float" office:value="821.98" calcext:value-type="float">
            <text:p>821.98</text:p>
          </table:table-cell>
          <table:table-cell office:value-type="float" office:value="11202.84" calcext:value-type="float">
            <text:p>11202.84</text:p>
          </table:table-cell>
        </table:table-row>
        <table:table-row table:style-name="ro1">
          <table:table-cell/>
          <table:table-cell office:value-type="float" office:value="822.16" calcext:value-type="float">
            <text:p>822.16</text:p>
          </table:table-cell>
          <table:table-cell office:value-type="float" office:value="8188.23" calcext:value-type="float">
            <text:p>8188.23</text:p>
          </table:table-cell>
        </table:table-row>
        <table:table-row table:style-name="ro1">
          <table:table-cell/>
          <table:table-cell office:value-type="float" office:value="822.35" calcext:value-type="float">
            <text:p>822.35</text:p>
          </table:table-cell>
          <table:table-cell office:value-type="float" office:value="14102.77" calcext:value-type="float">
            <text:p>14102.77</text:p>
          </table:table-cell>
        </table:table-row>
        <table:table-row table:style-name="ro1">
          <table:table-cell/>
          <table:table-cell office:value-type="float" office:value="822.53" calcext:value-type="float">
            <text:p>822.53</text:p>
          </table:table-cell>
          <table:table-cell office:value-type="float" office:value="7643.93" calcext:value-type="float">
            <text:p>7643.93</text:p>
          </table:table-cell>
        </table:table-row>
        <table:table-row table:style-name="ro1">
          <table:table-cell/>
          <table:table-cell office:value-type="float" office:value="822.72" calcext:value-type="float">
            <text:p>822.72</text:p>
          </table:table-cell>
          <table:table-cell office:value-type="float" office:value="9193.1" calcext:value-type="float">
            <text:p>9193.1</text:p>
          </table:table-cell>
        </table:table-row>
        <table:table-row table:style-name="ro1">
          <table:table-cell/>
          <table:table-cell office:value-type="float" office:value="822.9" calcext:value-type="float">
            <text:p>822.9</text:p>
          </table:table-cell>
          <table:table-cell office:value-type="float" office:value="10800.53" calcext:value-type="float">
            <text:p>10800.53</text:p>
          </table:table-cell>
        </table:table-row>
        <table:table-row table:style-name="ro1">
          <table:table-cell/>
          <table:table-cell office:value-type="float" office:value="823.08" calcext:value-type="float">
            <text:p>823.08</text:p>
          </table:table-cell>
          <table:table-cell office:value-type="float" office:value="12012.93" calcext:value-type="float">
            <text:p>12012.93</text:p>
          </table:table-cell>
        </table:table-row>
        <table:table-row table:style-name="ro1">
          <table:table-cell/>
          <table:table-cell office:value-type="float" office:value="823.27" calcext:value-type="float">
            <text:p>823.27</text:p>
          </table:table-cell>
          <table:table-cell office:value-type="float" office:value="11062.67" calcext:value-type="float">
            <text:p>11062.67</text:p>
          </table:table-cell>
        </table:table-row>
        <table:table-row table:style-name="ro1">
          <table:table-cell/>
          <table:table-cell office:value-type="float" office:value="823.45" calcext:value-type="float">
            <text:p>823.45</text:p>
          </table:table-cell>
          <table:table-cell office:value-type="float" office:value="17051.84" calcext:value-type="float">
            <text:p>17051.84</text:p>
          </table:table-cell>
        </table:table-row>
        <table:table-row table:style-name="ro1">
          <table:table-cell/>
          <table:table-cell office:value-type="float" office:value="823.64" calcext:value-type="float">
            <text:p>823.64</text:p>
          </table:table-cell>
          <table:table-cell office:value-type="float" office:value="12340.6" calcext:value-type="float">
            <text:p>12340.6</text:p>
          </table:table-cell>
        </table:table-row>
        <table:table-row table:style-name="ro1">
          <table:table-cell/>
          <table:table-cell office:value-type="float" office:value="823.82" calcext:value-type="float">
            <text:p>823.82</text:p>
          </table:table-cell>
          <table:table-cell office:value-type="float" office:value="18156.84" calcext:value-type="float">
            <text:p>18156.84</text:p>
          </table:table-cell>
        </table:table-row>
        <table:table-row table:style-name="ro1">
          <table:table-cell/>
          <table:table-cell office:value-type="float" office:value="824.01" calcext:value-type="float">
            <text:p>824.01</text:p>
          </table:table-cell>
          <table:table-cell office:value-type="float" office:value="11830.89" calcext:value-type="float">
            <text:p>11830.89</text:p>
          </table:table-cell>
        </table:table-row>
        <table:table-row table:style-name="ro1">
          <table:table-cell/>
          <table:table-cell office:value-type="float" office:value="824.19" calcext:value-type="float">
            <text:p>824.19</text:p>
          </table:table-cell>
          <table:table-cell office:value-type="float" office:value="9409.73" calcext:value-type="float">
            <text:p>9409.73</text:p>
          </table:table-cell>
        </table:table-row>
        <table:table-row table:style-name="ro1">
          <table:table-cell/>
          <table:table-cell office:value-type="float" office:value="824.38" calcext:value-type="float">
            <text:p>824.38</text:p>
          </table:table-cell>
          <table:table-cell office:value-type="float" office:value="10818.74" calcext:value-type="float">
            <text:p>10818.74</text:p>
          </table:table-cell>
        </table:table-row>
        <table:table-row table:style-name="ro1">
          <table:table-cell/>
          <table:table-cell office:value-type="float" office:value="824.56" calcext:value-type="float">
            <text:p>824.56</text:p>
          </table:table-cell>
          <table:table-cell office:value-type="float" office:value="12901.29" calcext:value-type="float">
            <text:p>12901.29</text:p>
          </table:table-cell>
        </table:table-row>
        <table:table-row table:style-name="ro1">
          <table:table-cell/>
          <table:table-cell office:value-type="float" office:value="824.75" calcext:value-type="float">
            <text:p>824.75</text:p>
          </table:table-cell>
          <table:table-cell office:value-type="float" office:value="8863.61" calcext:value-type="float">
            <text:p>8863.61</text:p>
          </table:table-cell>
        </table:table-row>
        <table:table-row table:style-name="ro1">
          <table:table-cell/>
          <table:table-cell office:value-type="float" office:value="824.93" calcext:value-type="float">
            <text:p>824.93</text:p>
          </table:table-cell>
          <table:table-cell office:value-type="float" office:value="8566.88" calcext:value-type="float">
            <text:p>8566.88</text:p>
          </table:table-cell>
        </table:table-row>
        <table:table-row table:style-name="ro1">
          <table:table-cell/>
          <table:table-cell office:value-type="float" office:value="825.11" calcext:value-type="float">
            <text:p>825.11</text:p>
          </table:table-cell>
          <table:table-cell office:value-type="float" office:value="9595.42" calcext:value-type="float">
            <text:p>9595.42</text:p>
          </table:table-cell>
        </table:table-row>
        <table:table-row table:style-name="ro1">
          <table:table-cell/>
          <table:table-cell office:value-type="float" office:value="825.3" calcext:value-type="float">
            <text:p>825.3</text:p>
          </table:table-cell>
          <table:table-cell office:value-type="float" office:value="13480.19" calcext:value-type="float">
            <text:p>13480.19</text:p>
          </table:table-cell>
        </table:table-row>
        <table:table-row table:style-name="ro1">
          <table:table-cell/>
          <table:table-cell office:value-type="float" office:value="825.48" calcext:value-type="float">
            <text:p>825.48</text:p>
          </table:table-cell>
          <table:table-cell office:value-type="float" office:value="11191.92" calcext:value-type="float">
            <text:p>11191.92</text:p>
          </table:table-cell>
        </table:table-row>
        <table:table-row table:style-name="ro1">
          <table:table-cell/>
          <table:table-cell office:value-type="float" office:value="825.67" calcext:value-type="float">
            <text:p>825.67</text:p>
          </table:table-cell>
          <table:table-cell office:value-type="float" office:value="8723.44" calcext:value-type="float">
            <text:p>8723.44</text:p>
          </table:table-cell>
        </table:table-row>
        <table:table-row table:style-name="ro1">
          <table:table-cell/>
          <table:table-cell office:value-type="float" office:value="825.85" calcext:value-type="float">
            <text:p>825.85</text:p>
          </table:table-cell>
          <table:table-cell office:value-type="float" office:value="16560.33" calcext:value-type="float">
            <text:p>16560.33</text:p>
          </table:table-cell>
        </table:table-row>
        <table:table-row table:style-name="ro1">
          <table:table-cell/>
          <table:table-cell office:value-type="float" office:value="826.04" calcext:value-type="float">
            <text:p>826.04</text:p>
          </table:table-cell>
          <table:table-cell office:value-type="float" office:value="12180.41" calcext:value-type="float">
            <text:p>12180.41</text:p>
          </table:table-cell>
        </table:table-row>
        <table:table-row table:style-name="ro1">
          <table:table-cell/>
          <table:table-cell office:value-type="float" office:value="826.22" calcext:value-type="float">
            <text:p>826.22</text:p>
          </table:table-cell>
          <table:table-cell office:value-type="float" office:value="12926.78" calcext:value-type="float">
            <text:p>12926.78</text:p>
          </table:table-cell>
        </table:table-row>
        <table:table-row table:style-name="ro1">
          <table:table-cell/>
          <table:table-cell office:value-type="float" office:value="826.4" calcext:value-type="float">
            <text:p>826.4</text:p>
          </table:table-cell>
          <table:table-cell office:value-type="float" office:value="12093.03" calcext:value-type="float">
            <text:p>12093.03</text:p>
          </table:table-cell>
        </table:table-row>
        <table:table-row table:style-name="ro1">
          <table:table-cell/>
          <table:table-cell office:value-type="float" office:value="826.59" calcext:value-type="float">
            <text:p>826.59</text:p>
          </table:table-cell>
          <table:table-cell office:value-type="float" office:value="9140.31" calcext:value-type="float">
            <text:p>9140.31</text:p>
          </table:table-cell>
        </table:table-row>
        <table:table-row table:style-name="ro1">
          <table:table-cell/>
          <table:table-cell office:value-type="float" office:value="826.77" calcext:value-type="float">
            <text:p>826.77</text:p>
          </table:table-cell>
          <table:table-cell office:value-type="float" office:value="7336.28" calcext:value-type="float">
            <text:p>7336.28</text:p>
          </table:table-cell>
        </table:table-row>
        <table:table-row table:style-name="ro1">
          <table:table-cell/>
          <table:table-cell office:value-type="float" office:value="826.96" calcext:value-type="float">
            <text:p>826.96</text:p>
          </table:table-cell>
          <table:table-cell office:value-type="float" office:value="9047.47" calcext:value-type="float">
            <text:p>9047.47</text:p>
          </table:table-cell>
        </table:table-row>
        <table:table-row table:style-name="ro1">
          <table:table-cell/>
          <table:table-cell office:value-type="float" office:value="827.14" calcext:value-type="float">
            <text:p>827.14</text:p>
          </table:table-cell>
          <table:table-cell office:value-type="float" office:value="14526.92" calcext:value-type="float">
            <text:p>14526.92</text:p>
          </table:table-cell>
        </table:table-row>
        <table:table-row table:style-name="ro1">
          <table:table-cell/>
          <table:table-cell office:value-type="float" office:value="827.33" calcext:value-type="float">
            <text:p>827.33</text:p>
          </table:table-cell>
          <table:table-cell office:value-type="float" office:value="5382.97" calcext:value-type="float">
            <text:p>5382.97</text:p>
          </table:table-cell>
        </table:table-row>
        <table:table-row table:style-name="ro1">
          <table:table-cell/>
          <table:table-cell office:value-type="float" office:value="827.51" calcext:value-type="float">
            <text:p>827.51</text:p>
          </table:table-cell>
          <table:table-cell office:value-type="float" office:value="10241.66" calcext:value-type="float">
            <text:p>10241.66</text:p>
          </table:table-cell>
        </table:table-row>
        <table:table-row table:style-name="ro1">
          <table:table-cell/>
          <table:table-cell office:value-type="float" office:value="827.69" calcext:value-type="float">
            <text:p>827.69</text:p>
          </table:table-cell>
          <table:table-cell office:value-type="float" office:value="8867.25" calcext:value-type="float">
            <text:p>8867.25</text:p>
          </table:table-cell>
        </table:table-row>
        <table:table-row table:style-name="ro1">
          <table:table-cell/>
          <table:table-cell office:value-type="float" office:value="827.88" calcext:value-type="float">
            <text:p>827.88</text:p>
          </table:table-cell>
          <table:table-cell office:value-type="float" office:value="10199.79" calcext:value-type="float">
            <text:p>10199.79</text:p>
          </table:table-cell>
        </table:table-row>
        <table:table-row table:style-name="ro1">
          <table:table-cell/>
          <table:table-cell office:value-type="float" office:value="828.06" calcext:value-type="float">
            <text:p>828.06</text:p>
          </table:table-cell>
          <table:table-cell office:value-type="float" office:value="13341.83" calcext:value-type="float">
            <text:p>13341.83</text:p>
          </table:table-cell>
        </table:table-row>
        <table:table-row table:style-name="ro1">
          <table:table-cell/>
          <table:table-cell office:value-type="float" office:value="828.25" calcext:value-type="float">
            <text:p>828.25</text:p>
          </table:table-cell>
          <table:table-cell office:value-type="float" office:value="16119.79" calcext:value-type="float">
            <text:p>16119.79</text:p>
          </table:table-cell>
        </table:table-row>
        <table:table-row table:style-name="ro1">
          <table:table-cell/>
          <table:table-cell office:value-type="float" office:value="828.43" calcext:value-type="float">
            <text:p>828.43</text:p>
          </table:table-cell>
          <table:table-cell office:value-type="float" office:value="12065.72" calcext:value-type="float">
            <text:p>12065.72</text:p>
          </table:table-cell>
        </table:table-row>
        <table:table-row table:style-name="ro1">
          <table:table-cell/>
          <table:table-cell office:value-type="float" office:value="828.62" calcext:value-type="float">
            <text:p>828.62</text:p>
          </table:table-cell>
          <table:table-cell office:value-type="float" office:value="13498.39" calcext:value-type="float">
            <text:p>13498.39</text:p>
          </table:table-cell>
        </table:table-row>
        <table:table-row table:style-name="ro1">
          <table:table-cell/>
          <table:table-cell office:value-type="float" office:value="828.8" calcext:value-type="float">
            <text:p>828.8</text:p>
          </table:table-cell>
          <table:table-cell office:value-type="float" office:value="19261.83" calcext:value-type="float">
            <text:p>19261.83</text:p>
          </table:table-cell>
        </table:table-row>
        <table:table-row table:style-name="ro1">
          <table:table-cell/>
          <table:table-cell office:value-type="float" office:value="828.98" calcext:value-type="float">
            <text:p>828.98</text:p>
          </table:table-cell>
          <table:table-cell office:value-type="float" office:value="18131.35" calcext:value-type="float">
            <text:p>18131.35</text:p>
          </table:table-cell>
        </table:table-row>
        <table:table-row table:style-name="ro1">
          <table:table-cell/>
          <table:table-cell office:value-type="float" office:value="829.17" calcext:value-type="float">
            <text:p>829.17</text:p>
          </table:table-cell>
          <table:table-cell office:value-type="float" office:value="13809.68" calcext:value-type="float">
            <text:p>13809.68</text:p>
          </table:table-cell>
        </table:table-row>
        <table:table-row table:style-name="ro1">
          <table:table-cell/>
          <table:table-cell office:value-type="float" office:value="829.35" calcext:value-type="float">
            <text:p>829.35</text:p>
          </table:table-cell>
          <table:table-cell office:value-type="float" office:value="16600.38" calcext:value-type="float">
            <text:p>16600.38</text:p>
          </table:table-cell>
        </table:table-row>
        <table:table-row table:style-name="ro1">
          <table:table-cell/>
          <table:table-cell office:value-type="float" office:value="829.54" calcext:value-type="float">
            <text:p>829.54</text:p>
          </table:table-cell>
          <table:table-cell office:value-type="float" office:value="11612.44" calcext:value-type="float">
            <text:p>11612.44</text:p>
          </table:table-cell>
        </table:table-row>
        <table:table-row table:style-name="ro1">
          <table:table-cell/>
          <table:table-cell office:value-type="float" office:value="829.72" calcext:value-type="float">
            <text:p>829.72</text:p>
          </table:table-cell>
          <table:table-cell office:value-type="float" office:value="14637.97" calcext:value-type="float">
            <text:p>14637.97</text:p>
          </table:table-cell>
        </table:table-row>
        <table:table-row table:style-name="ro1">
          <table:table-cell/>
          <table:table-cell office:value-type="float" office:value="829.9" calcext:value-type="float">
            <text:p>829.9</text:p>
          </table:table-cell>
          <table:table-cell office:value-type="float" office:value="21074.96" calcext:value-type="float">
            <text:p>21074.96</text:p>
          </table:table-cell>
        </table:table-row>
        <table:table-row table:style-name="ro1">
          <table:table-cell/>
          <table:table-cell office:value-type="float" office:value="830.09" calcext:value-type="float">
            <text:p>830.09</text:p>
          </table:table-cell>
          <table:table-cell office:value-type="float" office:value="10907.94" calcext:value-type="float">
            <text:p>10907.94</text:p>
          </table:table-cell>
        </table:table-row>
        <table:table-row table:style-name="ro1">
          <table:table-cell/>
          <table:table-cell office:value-type="float" office:value="830.27" calcext:value-type="float">
            <text:p>830.27</text:p>
          </table:table-cell>
          <table:table-cell office:value-type="float" office:value="7500.12" calcext:value-type="float">
            <text:p>7500.12</text:p>
          </table:table-cell>
        </table:table-row>
        <table:table-row table:style-name="ro1">
          <table:table-cell/>
          <table:table-cell office:value-type="float" office:value="830.46" calcext:value-type="float">
            <text:p>830.46</text:p>
          </table:table-cell>
          <table:table-cell office:value-type="float" office:value="17344.93" calcext:value-type="float">
            <text:p>17344.93</text:p>
          </table:table-cell>
        </table:table-row>
        <table:table-row table:style-name="ro1">
          <table:table-cell/>
          <table:table-cell office:value-type="float" office:value="830.64" calcext:value-type="float">
            <text:p>830.64</text:p>
          </table:table-cell>
          <table:table-cell office:value-type="float" office:value="15489.93" calcext:value-type="float">
            <text:p>15489.93</text:p>
          </table:table-cell>
        </table:table-row>
        <table:table-row table:style-name="ro1">
          <table:table-cell/>
          <table:table-cell office:value-type="float" office:value="830.82" calcext:value-type="float">
            <text:p>830.82</text:p>
          </table:table-cell>
          <table:table-cell office:value-type="float" office:value="10228.92" calcext:value-type="float">
            <text:p>10228.92</text:p>
          </table:table-cell>
        </table:table-row>
        <table:table-row table:style-name="ro1">
          <table:table-cell/>
          <table:table-cell office:value-type="float" office:value="831.01" calcext:value-type="float">
            <text:p>831.01</text:p>
          </table:table-cell>
          <table:table-cell office:value-type="float" office:value="14688.94" calcext:value-type="float">
            <text:p>14688.94</text:p>
          </table:table-cell>
        </table:table-row>
        <table:table-row table:style-name="ro1">
          <table:table-cell/>
          <table:table-cell office:value-type="float" office:value="831.19" calcext:value-type="float">
            <text:p>831.19</text:p>
          </table:table-cell>
          <table:table-cell office:value-type="float" office:value="11856.37" calcext:value-type="float">
            <text:p>11856.37</text:p>
          </table:table-cell>
        </table:table-row>
        <table:table-row table:style-name="ro1">
          <table:table-cell/>
          <table:table-cell office:value-type="float" office:value="831.37" calcext:value-type="float">
            <text:p>831.37</text:p>
          </table:table-cell>
          <table:table-cell office:value-type="float" office:value="22478.5" calcext:value-type="float">
            <text:p>22478.5</text:p>
          </table:table-cell>
        </table:table-row>
        <table:table-row table:style-name="ro1">
          <table:table-cell/>
          <table:table-cell office:value-type="float" office:value="831.56" calcext:value-type="float">
            <text:p>831.56</text:p>
          </table:table-cell>
          <table:table-cell office:value-type="float" office:value="11621.54" calcext:value-type="float">
            <text:p>11621.54</text:p>
          </table:table-cell>
        </table:table-row>
        <table:table-row table:style-name="ro1">
          <table:table-cell/>
          <table:table-cell office:value-type="float" office:value="831.74" calcext:value-type="float">
            <text:p>831.74</text:p>
          </table:table-cell>
          <table:table-cell office:value-type="float" office:value="11961.96" calcext:value-type="float">
            <text:p>11961.96</text:p>
          </table:table-cell>
        </table:table-row>
        <table:table-row table:style-name="ro1">
          <table:table-cell/>
          <table:table-cell office:value-type="float" office:value="831.93" calcext:value-type="float">
            <text:p>831.93</text:p>
          </table:table-cell>
          <table:table-cell office:value-type="float" office:value="12009.29" calcext:value-type="float">
            <text:p>12009.29</text:p>
          </table:table-cell>
        </table:table-row>
        <table:table-row table:style-name="ro1">
          <table:table-cell/>
          <table:table-cell office:value-type="float" office:value="832.11" calcext:value-type="float">
            <text:p>832.11</text:p>
          </table:table-cell>
          <table:table-cell office:value-type="float" office:value="9557.19" calcext:value-type="float">
            <text:p>9557.19</text:p>
          </table:table-cell>
        </table:table-row>
        <table:table-row table:style-name="ro1">
          <table:table-cell/>
          <table:table-cell office:value-type="float" office:value="832.29" calcext:value-type="float">
            <text:p>832.29</text:p>
          </table:table-cell>
          <table:table-cell office:value-type="float" office:value="16229.01" calcext:value-type="float">
            <text:p>16229.01</text:p>
          </table:table-cell>
        </table:table-row>
        <table:table-row table:style-name="ro1">
          <table:table-cell/>
          <table:table-cell office:value-type="float" office:value="832.48" calcext:value-type="float">
            <text:p>832.48</text:p>
          </table:table-cell>
          <table:table-cell office:value-type="float" office:value="10911.58" calcext:value-type="float">
            <text:p>10911.58</text:p>
          </table:table-cell>
        </table:table-row>
        <table:table-row table:style-name="ro1">
          <table:table-cell/>
          <table:table-cell office:value-type="float" office:value="832.66" calcext:value-type="float">
            <text:p>832.66</text:p>
          </table:table-cell>
          <table:table-cell office:value-type="float" office:value="17829.16" calcext:value-type="float">
            <text:p>17829.16</text:p>
          </table:table-cell>
        </table:table-row>
        <table:table-row table:style-name="ro1">
          <table:table-cell/>
          <table:table-cell office:value-type="float" office:value="832.85" calcext:value-type="float">
            <text:p>832.85</text:p>
          </table:table-cell>
          <table:table-cell office:value-type="float" office:value="17863.75" calcext:value-type="float">
            <text:p>17863.75</text:p>
          </table:table-cell>
        </table:table-row>
        <table:table-row table:style-name="ro1">
          <table:table-cell/>
          <table:table-cell office:value-type="float" office:value="833.03" calcext:value-type="float">
            <text:p>833.03</text:p>
          </table:table-cell>
          <table:table-cell office:value-type="float" office:value="17952.95" calcext:value-type="float">
            <text:p>17952.95</text:p>
          </table:table-cell>
        </table:table-row>
        <table:table-row table:style-name="ro1">
          <table:table-cell/>
          <table:table-cell office:value-type="float" office:value="833.21" calcext:value-type="float">
            <text:p>833.21</text:p>
          </table:table-cell>
          <table:table-cell office:value-type="float" office:value="16898.93" calcext:value-type="float">
            <text:p>16898.93</text:p>
          </table:table-cell>
        </table:table-row>
        <table:table-row table:style-name="ro1">
          <table:table-cell/>
          <table:table-cell office:value-type="float" office:value="833.4" calcext:value-type="float">
            <text:p>833.4</text:p>
          </table:table-cell>
          <table:table-cell office:value-type="float" office:value="14150.1" calcext:value-type="float">
            <text:p>14150.1</text:p>
          </table:table-cell>
        </table:table-row>
        <table:table-row table:style-name="ro1">
          <table:table-cell/>
          <table:table-cell office:value-type="float" office:value="833.58" calcext:value-type="float">
            <text:p>833.58</text:p>
          </table:table-cell>
          <table:table-cell office:value-type="float" office:value="10168.85" calcext:value-type="float">
            <text:p>10168.85</text:p>
          </table:table-cell>
        </table:table-row>
        <table:table-row table:style-name="ro1">
          <table:table-cell/>
          <table:table-cell office:value-type="float" office:value="833.76" calcext:value-type="float">
            <text:p>833.76</text:p>
          </table:table-cell>
          <table:table-cell office:value-type="float" office:value="8665.18" calcext:value-type="float">
            <text:p>8665.18</text:p>
          </table:table-cell>
        </table:table-row>
        <table:table-row table:style-name="ro1">
          <table:table-cell/>
          <table:table-cell office:value-type="float" office:value="833.95" calcext:value-type="float">
            <text:p>833.95</text:p>
          </table:table-cell>
          <table:table-cell office:value-type="float" office:value="11572.39" calcext:value-type="float">
            <text:p>11572.39</text:p>
          </table:table-cell>
        </table:table-row>
        <table:table-row table:style-name="ro1">
          <table:table-cell/>
          <table:table-cell office:value-type="float" office:value="834.13" calcext:value-type="float">
            <text:p>834.13</text:p>
          </table:table-cell>
          <table:table-cell office:value-type="float" office:value="12972.29" calcext:value-type="float">
            <text:p>12972.29</text:p>
          </table:table-cell>
        </table:table-row>
        <table:table-row table:style-name="ro1">
          <table:table-cell/>
          <table:table-cell office:value-type="float" office:value="834.31" calcext:value-type="float">
            <text:p>834.31</text:p>
          </table:table-cell>
          <table:table-cell office:value-type="float" office:value="7603.88" calcext:value-type="float">
            <text:p>7603.88</text:p>
          </table:table-cell>
        </table:table-row>
        <table:table-row table:style-name="ro1">
          <table:table-cell/>
          <table:table-cell office:value-type="float" office:value="834.5" calcext:value-type="float">
            <text:p>834.5</text:p>
          </table:table-cell>
          <table:table-cell office:value-type="float" office:value="15300.6" calcext:value-type="float">
            <text:p>15300.6</text:p>
          </table:table-cell>
        </table:table-row>
        <table:table-row table:style-name="ro1">
          <table:table-cell/>
          <table:table-cell office:value-type="float" office:value="834.68" calcext:value-type="float">
            <text:p>834.68</text:p>
          </table:table-cell>
          <table:table-cell office:value-type="float" office:value="8981.94" calcext:value-type="float">
            <text:p>8981.94</text:p>
          </table:table-cell>
        </table:table-row>
        <table:table-row table:style-name="ro1">
          <table:table-cell/>
          <table:table-cell office:value-type="float" office:value="834.87" calcext:value-type="float">
            <text:p>834.87</text:p>
          </table:table-cell>
          <table:table-cell office:value-type="float" office:value="13259.92" calcext:value-type="float">
            <text:p>13259.92</text:p>
          </table:table-cell>
        </table:table-row>
        <table:table-row table:style-name="ro1">
          <table:table-cell/>
          <table:table-cell office:value-type="float" office:value="835.05" calcext:value-type="float">
            <text:p>835.05</text:p>
          </table:table-cell>
          <table:table-cell office:value-type="float" office:value="10966.19" calcext:value-type="float">
            <text:p>10966.19</text:p>
          </table:table-cell>
        </table:table-row>
        <table:table-row table:style-name="ro1">
          <table:table-cell/>
          <table:table-cell office:value-type="float" office:value="835.23" calcext:value-type="float">
            <text:p>835.23</text:p>
          </table:table-cell>
          <table:table-cell office:value-type="float" office:value="15511.77" calcext:value-type="float">
            <text:p>15511.77</text:p>
          </table:table-cell>
        </table:table-row>
        <table:table-row table:style-name="ro1">
          <table:table-cell/>
          <table:table-cell office:value-type="float" office:value="835.42" calcext:value-type="float">
            <text:p>835.42</text:p>
          </table:table-cell>
          <table:table-cell office:value-type="float" office:value="8079.01" calcext:value-type="float">
            <text:p>8079.01</text:p>
          </table:table-cell>
        </table:table-row>
        <table:table-row table:style-name="ro1">
          <table:table-cell/>
          <table:table-cell office:value-type="float" office:value="835.6" calcext:value-type="float">
            <text:p>835.6</text:p>
          </table:table-cell>
          <table:table-cell office:value-type="float" office:value="8557.78" calcext:value-type="float">
            <text:p>8557.78</text:p>
          </table:table-cell>
        </table:table-row>
        <table:table-row table:style-name="ro1">
          <table:table-cell/>
          <table:table-cell office:value-type="float" office:value="835.78" calcext:value-type="float">
            <text:p>835.78</text:p>
          </table:table-cell>
          <table:table-cell office:value-type="float" office:value="6457.02" calcext:value-type="float">
            <text:p>6457.02</text:p>
          </table:table-cell>
        </table:table-row>
        <table:table-row table:style-name="ro1">
          <table:table-cell/>
          <table:table-cell office:value-type="float" office:value="835.97" calcext:value-type="float">
            <text:p>835.97</text:p>
          </table:table-cell>
          <table:table-cell office:value-type="float" office:value="8641.52" calcext:value-type="float">
            <text:p>8641.52</text:p>
          </table:table-cell>
        </table:table-row>
        <table:table-row table:style-name="ro1">
          <table:table-cell/>
          <table:table-cell office:value-type="float" office:value="836.15" calcext:value-type="float">
            <text:p>836.15</text:p>
          </table:table-cell>
          <table:table-cell office:value-type="float" office:value="15307.88" calcext:value-type="float">
            <text:p>15307.88</text:p>
          </table:table-cell>
        </table:table-row>
        <table:table-row table:style-name="ro1">
          <table:table-cell/>
          <table:table-cell office:value-type="float" office:value="836.33" calcext:value-type="float">
            <text:p>836.33</text:p>
          </table:table-cell>
          <table:table-cell office:value-type="float" office:value="11437.68" calcext:value-type="float">
            <text:p>11437.68</text:p>
          </table:table-cell>
        </table:table-row>
        <table:table-row table:style-name="ro1">
          <table:table-cell/>
          <table:table-cell office:value-type="float" office:value="836.52" calcext:value-type="float">
            <text:p>836.52</text:p>
          </table:table-cell>
          <table:table-cell office:value-type="float" office:value="8965.55" calcext:value-type="float">
            <text:p>8965.55</text:p>
          </table:table-cell>
        </table:table-row>
        <table:table-row table:style-name="ro1">
          <table:table-cell/>
          <table:table-cell office:value-type="float" office:value="836.7" calcext:value-type="float">
            <text:p>836.7</text:p>
          </table:table-cell>
          <table:table-cell office:value-type="float" office:value="14201.07" calcext:value-type="float">
            <text:p>14201.07</text:p>
          </table:table-cell>
        </table:table-row>
        <table:table-row table:style-name="ro1">
          <table:table-cell/>
          <table:table-cell office:value-type="float" office:value="836.88" calcext:value-type="float">
            <text:p>836.88</text:p>
          </table:table-cell>
          <table:table-cell office:value-type="float" office:value="7505.58" calcext:value-type="float">
            <text:p>7505.58</text:p>
          </table:table-cell>
        </table:table-row>
        <table:table-row table:style-name="ro1">
          <table:table-cell/>
          <table:table-cell office:value-type="float" office:value="837.07" calcext:value-type="float">
            <text:p>837.07</text:p>
          </table:table-cell>
          <table:table-cell office:value-type="float" office:value="9579.03" calcext:value-type="float">
            <text:p>9579.03</text:p>
          </table:table-cell>
        </table:table-row>
        <table:table-row table:style-name="ro1">
          <table:table-cell/>
          <table:table-cell office:value-type="float" office:value="837.25" calcext:value-type="float">
            <text:p>837.25</text:p>
          </table:table-cell>
          <table:table-cell office:value-type="float" office:value="8819.92" calcext:value-type="float">
            <text:p>8819.92</text:p>
          </table:table-cell>
        </table:table-row>
        <table:table-row table:style-name="ro1">
          <table:table-cell/>
          <table:table-cell office:value-type="float" office:value="837.43" calcext:value-type="float">
            <text:p>837.43</text:p>
          </table:table-cell>
          <table:table-cell office:value-type="float" office:value="8463.12" calcext:value-type="float">
            <text:p>8463.12</text:p>
          </table:table-cell>
        </table:table-row>
        <table:table-row table:style-name="ro1">
          <table:table-cell/>
          <table:table-cell office:value-type="float" office:value="837.62" calcext:value-type="float">
            <text:p>837.62</text:p>
          </table:table-cell>
          <table:table-cell office:value-type="float" office:value="6154.83" calcext:value-type="float">
            <text:p>6154.83</text:p>
          </table:table-cell>
        </table:table-row>
        <table:table-row table:style-name="ro1">
          <table:table-cell/>
          <table:table-cell office:value-type="float" office:value="837.8" calcext:value-type="float">
            <text:p>837.8</text:p>
          </table:table-cell>
          <table:table-cell office:value-type="float" office:value="8728.9" calcext:value-type="float">
            <text:p>8728.9</text:p>
          </table:table-cell>
        </table:table-row>
        <table:table-row table:style-name="ro1">
          <table:table-cell/>
          <table:table-cell office:value-type="float" office:value="837.98" calcext:value-type="float">
            <text:p>837.98</text:p>
          </table:table-cell>
          <table:table-cell office:value-type="float" office:value="9513.5" calcext:value-type="float">
            <text:p>9513.5</text:p>
          </table:table-cell>
        </table:table-row>
        <table:table-row table:style-name="ro1">
          <table:table-cell/>
          <table:table-cell office:value-type="float" office:value="838.17" calcext:value-type="float">
            <text:p>838.17</text:p>
          </table:table-cell>
          <table:table-cell office:value-type="float" office:value="11783.56" calcext:value-type="float">
            <text:p>11783.56</text:p>
          </table:table-cell>
        </table:table-row>
        <table:table-row table:style-name="ro1">
          <table:table-cell/>
          <table:table-cell office:value-type="float" office:value="838.35" calcext:value-type="float">
            <text:p>838.35</text:p>
          </table:table-cell>
          <table:table-cell office:value-type="float" office:value="21375.33" calcext:value-type="float">
            <text:p>21375.33</text:p>
          </table:table-cell>
        </table:table-row>
        <table:table-row table:style-name="ro1">
          <table:table-cell/>
          <table:table-cell office:value-type="float" office:value="838.53" calcext:value-type="float">
            <text:p>838.53</text:p>
          </table:table-cell>
          <table:table-cell office:value-type="float" office:value="18105.86" calcext:value-type="float">
            <text:p>18105.86</text:p>
          </table:table-cell>
        </table:table-row>
        <table:table-row table:style-name="ro1">
          <table:table-cell/>
          <table:table-cell office:value-type="float" office:value="838.72" calcext:value-type="float">
            <text:p>838.72</text:p>
          </table:table-cell>
          <table:table-cell office:value-type="float" office:value="9489.83" calcext:value-type="float">
            <text:p>9489.83</text:p>
          </table:table-cell>
        </table:table-row>
        <table:table-row table:style-name="ro1">
          <table:table-cell/>
          <table:table-cell office:value-type="float" office:value="838.9" calcext:value-type="float">
            <text:p>838.9</text:p>
          </table:table-cell>
          <table:table-cell office:value-type="float" office:value="14583.36" calcext:value-type="float">
            <text:p>14583.36</text:p>
          </table:table-cell>
        </table:table-row>
        <table:table-row table:style-name="ro1">
          <table:table-cell/>
          <table:table-cell office:value-type="float" office:value="839.08" calcext:value-type="float">
            <text:p>839.08</text:p>
          </table:table-cell>
          <table:table-cell office:value-type="float" office:value="13567.57" calcext:value-type="float">
            <text:p>13567.57</text:p>
          </table:table-cell>
        </table:table-row>
        <table:table-row table:style-name="ro1">
          <table:table-cell/>
          <table:table-cell office:value-type="float" office:value="839.27" calcext:value-type="float">
            <text:p>839.27</text:p>
          </table:table-cell>
          <table:table-cell office:value-type="float" office:value="9395.17" calcext:value-type="float">
            <text:p>9395.17</text:p>
          </table:table-cell>
        </table:table-row>
        <table:table-row table:style-name="ro1">
          <table:table-cell/>
          <table:table-cell office:value-type="float" office:value="839.45" calcext:value-type="float">
            <text:p>839.45</text:p>
          </table:table-cell>
          <table:table-cell office:value-type="float" office:value="16518.46" calcext:value-type="float">
            <text:p>16518.46</text:p>
          </table:table-cell>
        </table:table-row>
        <table:table-row table:style-name="ro1">
          <table:table-cell/>
          <table:table-cell office:value-type="float" office:value="839.63" calcext:value-type="float">
            <text:p>839.63</text:p>
          </table:table-cell>
          <table:table-cell office:value-type="float" office:value="11761.71" calcext:value-type="float">
            <text:p>11761.71</text:p>
          </table:table-cell>
        </table:table-row>
        <table:table-row table:style-name="ro1">
          <table:table-cell/>
          <table:table-cell office:value-type="float" office:value="839.82" calcext:value-type="float">
            <text:p>839.82</text:p>
          </table:table-cell>
          <table:table-cell office:value-type="float" office:value="14643.43" calcext:value-type="float">
            <text:p>14643.43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25595.06" calcext:value-type="float">
            <text:p>25595.06</text:p>
          </table:table-cell>
        </table:table-row>
        <table:table-row table:style-name="ro1">
          <table:table-cell/>
          <table:table-cell office:value-type="float" office:value="840.18" calcext:value-type="float">
            <text:p>840.18</text:p>
          </table:table-cell>
          <table:table-cell office:value-type="float" office:value="11512.32" calcext:value-type="float">
            <text:p>11512.32</text:p>
          </table:table-cell>
        </table:table-row>
        <table:table-row table:style-name="ro1">
          <table:table-cell/>
          <table:table-cell office:value-type="float" office:value="840.36" calcext:value-type="float">
            <text:p>840.36</text:p>
          </table:table-cell>
          <table:table-cell office:value-type="float" office:value="10822.38" calcext:value-type="float">
            <text:p>10822.38</text:p>
          </table:table-cell>
        </table:table-row>
        <table:table-row table:style-name="ro1">
          <table:table-cell/>
          <table:table-cell office:value-type="float" office:value="840.55" calcext:value-type="float">
            <text:p>840.55</text:p>
          </table:table-cell>
          <table:table-cell office:value-type="float" office:value="11681.61" calcext:value-type="float">
            <text:p>11681.61</text:p>
          </table:table-cell>
        </table:table-row>
        <table:table-row table:style-name="ro1">
          <table:table-cell/>
          <table:table-cell office:value-type="float" office:value="840.73" calcext:value-type="float">
            <text:p>840.73</text:p>
          </table:table-cell>
          <table:table-cell office:value-type="float" office:value="5912.71" calcext:value-type="float">
            <text:p>5912.71</text:p>
          </table:table-cell>
        </table:table-row>
        <table:table-row table:style-name="ro1">
          <table:table-cell/>
          <table:table-cell office:value-type="float" office:value="840.91" calcext:value-type="float">
            <text:p>840.91</text:p>
          </table:table-cell>
          <table:table-cell office:value-type="float" office:value="12424.34" calcext:value-type="float">
            <text:p>12424.34</text:p>
          </table:table-cell>
        </table:table-row>
        <table:table-row table:style-name="ro1">
          <table:table-cell/>
          <table:table-cell office:value-type="float" office:value="841.1" calcext:value-type="float">
            <text:p>841.1</text:p>
          </table:table-cell>
          <table:table-cell office:value-type="float" office:value="19798.85" calcext:value-type="float">
            <text:p>19798.85</text:p>
          </table:table-cell>
        </table:table-row>
        <table:table-row table:style-name="ro1">
          <table:table-cell/>
          <table:table-cell office:value-type="float" office:value="841.28" calcext:value-type="float">
            <text:p>841.28</text:p>
          </table:table-cell>
          <table:table-cell office:value-type="float" office:value="19718.75" calcext:value-type="float">
            <text:p>19718.75</text:p>
          </table:table-cell>
        </table:table-row>
        <table:table-row table:style-name="ro1">
          <table:table-cell/>
          <table:table-cell office:value-type="float" office:value="841.46" calcext:value-type="float">
            <text:p>841.46</text:p>
          </table:table-cell>
          <table:table-cell office:value-type="float" office:value="11625.18" calcext:value-type="float">
            <text:p>11625.18</text:p>
          </table:table-cell>
        </table:table-row>
        <table:table-row table:style-name="ro1">
          <table:table-cell/>
          <table:table-cell office:value-type="float" office:value="841.65" calcext:value-type="float">
            <text:p>841.65</text:p>
          </table:table-cell>
          <table:table-cell office:value-type="float" office:value="11779.92" calcext:value-type="float">
            <text:p>11779.92</text:p>
          </table:table-cell>
        </table:table-row>
        <table:table-row table:style-name="ro1">
          <table:table-cell/>
          <table:table-cell office:value-type="float" office:value="841.83" calcext:value-type="float">
            <text:p>841.83</text:p>
          </table:table-cell>
          <table:table-cell office:value-type="float" office:value="15364.32" calcext:value-type="float">
            <text:p>15364.32</text:p>
          </table:table-cell>
        </table:table-row>
        <table:table-row table:style-name="ro1">
          <table:table-cell/>
          <table:table-cell office:value-type="float" office:value="842.01" calcext:value-type="float">
            <text:p>842.01</text:p>
          </table:table-cell>
          <table:table-cell office:value-type="float" office:value="7554.73" calcext:value-type="float">
            <text:p>7554.73</text:p>
          </table:table-cell>
        </table:table-row>
        <table:table-row table:style-name="ro1">
          <table:table-cell/>
          <table:table-cell office:value-type="float" office:value="842.19" calcext:value-type="float">
            <text:p>842.19</text:p>
          </table:table-cell>
          <table:table-cell office:value-type="float" office:value="15954.13" calcext:value-type="float">
            <text:p>15954.13</text:p>
          </table:table-cell>
        </table:table-row>
        <table:table-row table:style-name="ro1">
          <table:table-cell/>
          <table:table-cell office:value-type="float" office:value="842.38" calcext:value-type="float">
            <text:p>842.38</text:p>
          </table:table-cell>
          <table:table-cell office:value-type="float" office:value="32698.32" calcext:value-type="float">
            <text:p>32698.32</text:p>
          </table:table-cell>
        </table:table-row>
        <table:table-row table:style-name="ro1">
          <table:table-cell/>
          <table:table-cell office:value-type="float" office:value="842.56" calcext:value-type="float">
            <text:p>842.56</text:p>
          </table:table-cell>
          <table:table-cell office:value-type="float" office:value="12255.04" calcext:value-type="float">
            <text:p>12255.04</text:p>
          </table:table-cell>
        </table:table-row>
        <table:table-row table:style-name="ro1">
          <table:table-cell/>
          <table:table-cell office:value-type="float" office:value="842.74" calcext:value-type="float">
            <text:p>842.74</text:p>
          </table:table-cell>
          <table:table-cell office:value-type="float" office:value="13532.98" calcext:value-type="float">
            <text:p>13532.98</text:p>
          </table:table-cell>
        </table:table-row>
        <table:table-row table:style-name="ro1">
          <table:table-cell/>
          <table:table-cell office:value-type="float" office:value="842.93" calcext:value-type="float">
            <text:p>842.93</text:p>
          </table:table-cell>
          <table:table-cell office:value-type="float" office:value="25558.65" calcext:value-type="float">
            <text:p>25558.65</text:p>
          </table:table-cell>
        </table:table-row>
        <table:table-row table:style-name="ro1">
          <table:table-cell/>
          <table:table-cell office:value-type="float" office:value="843.11" calcext:value-type="float">
            <text:p>843.11</text:p>
          </table:table-cell>
          <table:table-cell office:value-type="float" office:value="15227.79" calcext:value-type="float">
            <text:p>15227.79</text:p>
          </table:table-cell>
        </table:table-row>
        <table:table-row table:style-name="ro1">
          <table:table-cell/>
          <table:table-cell office:value-type="float" office:value="843.29" calcext:value-type="float">
            <text:p>843.29</text:p>
          </table:table-cell>
          <table:table-cell office:value-type="float" office:value="14317.58" calcext:value-type="float">
            <text:p>14317.58</text:p>
          </table:table-cell>
        </table:table-row>
        <table:table-row table:style-name="ro1">
          <table:table-cell/>
          <table:table-cell office:value-type="float" office:value="843.47" calcext:value-type="float">
            <text:p>843.47</text:p>
          </table:table-cell>
          <table:table-cell office:value-type="float" office:value="17091.89" calcext:value-type="float">
            <text:p>17091.89</text:p>
          </table:table-cell>
        </table:table-row>
        <table:table-row table:style-name="ro1">
          <table:table-cell/>
          <table:table-cell office:value-type="float" office:value="843.66" calcext:value-type="float">
            <text:p>843.66</text:p>
          </table:table-cell>
          <table:table-cell office:value-type="float" office:value="11142.77" calcext:value-type="float">
            <text:p>11142.77</text:p>
          </table:table-cell>
        </table:table-row>
        <table:table-row table:style-name="ro1">
          <table:table-cell/>
          <table:table-cell office:value-type="float" office:value="843.84" calcext:value-type="float">
            <text:p>843.84</text:p>
          </table:table-cell>
          <table:table-cell office:value-type="float" office:value="13165.25" calcext:value-type="float">
            <text:p>13165.25</text:p>
          </table:table-cell>
        </table:table-row>
        <table:table-row table:style-name="ro1">
          <table:table-cell/>
          <table:table-cell office:value-type="float" office:value="844.02" calcext:value-type="float">
            <text:p>844.02</text:p>
          </table:table-cell>
          <table:table-cell office:value-type="float" office:value="23466.99" calcext:value-type="float">
            <text:p>23466.99</text:p>
          </table:table-cell>
        </table:table-row>
        <table:table-row table:style-name="ro1">
          <table:table-cell/>
          <table:table-cell office:value-type="float" office:value="844.2" calcext:value-type="float">
            <text:p>844.2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/>
          <table:table-cell office:value-type="float" office:value="844.39" calcext:value-type="float">
            <text:p>844.39</text:p>
          </table:table-cell>
          <table:table-cell office:value-type="float" office:value="11568.75" calcext:value-type="float">
            <text:p>11568.75</text:p>
          </table:table-cell>
        </table:table-row>
        <table:table-row table:style-name="ro1">
          <table:table-cell/>
          <table:table-cell office:value-type="float" office:value="844.57" calcext:value-type="float">
            <text:p>844.57</text:p>
          </table:table-cell>
          <table:table-cell office:value-type="float" office:value="6444.28" calcext:value-type="float">
            <text:p>6444.28</text:p>
          </table:table-cell>
        </table:table-row>
        <table:table-row table:style-name="ro1">
          <table:table-cell/>
          <table:table-cell office:value-type="float" office:value="844.75" calcext:value-type="float">
            <text:p>844.75</text:p>
          </table:table-cell>
          <table:table-cell office:value-type="float" office:value="8424.89" calcext:value-type="float">
            <text:p>8424.89</text:p>
          </table:table-cell>
        </table:table-row>
        <table:table-row table:style-name="ro1">
          <table:table-cell/>
          <table:table-cell office:value-type="float" office:value="844.94" calcext:value-type="float">
            <text:p>844.94</text:p>
          </table:table-cell>
          <table:table-cell office:value-type="float" office:value="8810.82" calcext:value-type="float">
            <text:p>8810.82</text:p>
          </table:table-cell>
        </table:table-row>
        <table:table-row table:style-name="ro1">
          <table:table-cell/>
          <table:table-cell office:value-type="float" office:value="845.12" calcext:value-type="float">
            <text:p>845.12</text:p>
          </table:table-cell>
          <table:table-cell office:value-type="float" office:value="9122.11" calcext:value-type="float">
            <text:p>9122.11</text:p>
          </table:table-cell>
        </table:table-row>
        <table:table-row table:style-name="ro1">
          <table:table-cell/>
          <table:table-cell office:value-type="float" office:value="845.3" calcext:value-type="float">
            <text:p>845.3</text:p>
          </table:table-cell>
          <table:table-cell office:value-type="float" office:value="17552.46" calcext:value-type="float">
            <text:p>17552.46</text:p>
          </table:table-cell>
        </table:table-row>
        <table:table-row table:style-name="ro1">
          <table:table-cell/>
          <table:table-cell office:value-type="float" office:value="845.48" calcext:value-type="float">
            <text:p>845.48</text:p>
          </table:table-cell>
          <table:table-cell office:value-type="float" office:value="9062.03" calcext:value-type="float">
            <text:p>9062.03</text:p>
          </table:table-cell>
        </table:table-row>
        <table:table-row table:style-name="ro1">
          <table:table-cell/>
          <table:table-cell office:value-type="float" office:value="845.67" calcext:value-type="float">
            <text:p>845.67</text:p>
          </table:table-cell>
          <table:table-cell office:value-type="float" office:value="5912.71" calcext:value-type="float">
            <text:p>5912.71</text:p>
          </table:table-cell>
        </table:table-row>
        <table:table-row table:style-name="ro1">
          <table:table-cell/>
          <table:table-cell office:value-type="float" office:value="845.85" calcext:value-type="float">
            <text:p>845.85</text:p>
          </table:table-cell>
          <table:table-cell office:value-type="float" office:value="9462.53" calcext:value-type="float">
            <text:p>9462.53</text:p>
          </table:table-cell>
        </table:table-row>
        <table:table-row table:style-name="ro1">
          <table:table-cell/>
          <table:table-cell office:value-type="float" office:value="846.03" calcext:value-type="float">
            <text:p>846.03</text:p>
          </table:table-cell>
          <table:table-cell office:value-type="float" office:value="10112.41" calcext:value-type="float">
            <text:p>10112.41</text:p>
          </table:table-cell>
        </table:table-row>
        <table:table-row table:style-name="ro1">
          <table:table-cell/>
          <table:table-cell office:value-type="float" office:value="846.21" calcext:value-type="float">
            <text:p>846.21</text:p>
          </table:table-cell>
          <table:table-cell office:value-type="float" office:value="12369.73" calcext:value-type="float">
            <text:p>12369.73</text:p>
          </table:table-cell>
        </table:table-row>
        <table:table-row table:style-name="ro1">
          <table:table-cell/>
          <table:table-cell office:value-type="float" office:value="846.4" calcext:value-type="float">
            <text:p>846.4</text:p>
          </table:table-cell>
          <table:table-cell office:value-type="float" office:value="14860.06" calcext:value-type="float">
            <text:p>14860.06</text:p>
          </table:table-cell>
        </table:table-row>
        <table:table-row table:style-name="ro1">
          <table:table-cell/>
          <table:table-cell office:value-type="float" office:value="846.58" calcext:value-type="float">
            <text:p>846.58</text:p>
          </table:table-cell>
          <table:table-cell office:value-type="float" office:value="26152.11" calcext:value-type="float">
            <text:p>26152.11</text:p>
          </table:table-cell>
        </table:table-row>
        <table:table-row table:style-name="ro1">
          <table:table-cell/>
          <table:table-cell office:value-type="float" office:value="846.76" calcext:value-type="float">
            <text:p>846.76</text:p>
          </table:table-cell>
          <table:table-cell office:value-type="float" office:value="11191.92" calcext:value-type="float">
            <text:p>11191.92</text:p>
          </table:table-cell>
        </table:table-row>
        <table:table-row table:style-name="ro1">
          <table:table-cell/>
          <table:table-cell office:value-type="float" office:value="846.94" calcext:value-type="float">
            <text:p>846.94</text:p>
          </table:table-cell>
          <table:table-cell office:value-type="float" office:value="13995.36" calcext:value-type="float">
            <text:p>13995.36</text:p>
          </table:table-cell>
        </table:table-row>
        <table:table-row table:style-name="ro1">
          <table:table-cell/>
          <table:table-cell office:value-type="float" office:value="847.13" calcext:value-type="float">
            <text:p>847.13</text:p>
          </table:table-cell>
          <table:table-cell office:value-type="float" office:value="10554.78" calcext:value-type="float">
            <text:p>10554.78</text:p>
          </table:table-cell>
        </table:table-row>
        <table:table-row table:style-name="ro1">
          <table:table-cell/>
          <table:table-cell office:value-type="float" office:value="847.31" calcext:value-type="float">
            <text:p>847.31</text:p>
          </table:table-cell>
          <table:table-cell office:value-type="float" office:value="6460.66" calcext:value-type="float">
            <text:p>6460.66</text:p>
          </table:table-cell>
        </table:table-row>
        <table:table-row table:style-name="ro1">
          <table:table-cell/>
          <table:table-cell office:value-type="float" office:value="847.49" calcext:value-type="float">
            <text:p>847.49</text:p>
          </table:table-cell>
          <table:table-cell office:value-type="float" office:value="10989.86" calcext:value-type="float">
            <text:p>10989.86</text:p>
          </table:table-cell>
        </table:table-row>
        <table:table-row table:style-name="ro1">
          <table:table-cell/>
          <table:table-cell office:value-type="float" office:value="847.67" calcext:value-type="float">
            <text:p>847.67</text:p>
          </table:table-cell>
          <table:table-cell office:value-type="float" office:value="12267.79" calcext:value-type="float">
            <text:p>12267.79</text:p>
          </table:table-cell>
        </table:table-row>
        <table:table-row table:style-name="ro1">
          <table:table-cell/>
          <table:table-cell office:value-type="float" office:value="847.86" calcext:value-type="float">
            <text:p>847.86</text:p>
          </table:table-cell>
          <table:table-cell office:value-type="float" office:value="15184.1" calcext:value-type="float">
            <text:p>15184.1</text:p>
          </table:table-cell>
        </table:table-row>
        <table:table-row table:style-name="ro1">
          <table:table-cell/>
          <table:table-cell office:value-type="float" office:value="848.04" calcext:value-type="float">
            <text:p>848.04</text:p>
          </table:table-cell>
          <table:table-cell office:value-type="float" office:value="7099.62" calcext:value-type="float">
            <text:p>7099.62</text:p>
          </table:table-cell>
        </table:table-row>
        <table:table-row table:style-name="ro1">
          <table:table-cell/>
          <table:table-cell office:value-type="float" office:value="848.22" calcext:value-type="float">
            <text:p>848.22</text:p>
          </table:table-cell>
          <table:table-cell office:value-type="float" office:value="11208.31" calcext:value-type="float">
            <text:p>11208.31</text:p>
          </table:table-cell>
        </table:table-row>
        <table:table-row table:style-name="ro1">
          <table:table-cell/>
          <table:table-cell office:value-type="float" office:value="848.4" calcext:value-type="float">
            <text:p>848.4</text:p>
          </table:table-cell>
          <table:table-cell office:value-type="float" office:value="12406.14" calcext:value-type="float">
            <text:p>12406.14</text:p>
          </table:table-cell>
        </table:table-row>
        <table:table-row table:style-name="ro1">
          <table:table-cell/>
          <table:table-cell office:value-type="float" office:value="848.59" calcext:value-type="float">
            <text:p>848.59</text:p>
          </table:table-cell>
          <table:table-cell office:value-type="float" office:value="9855.74" calcext:value-type="float">
            <text:p>9855.74</text:p>
          </table:table-cell>
        </table:table-row>
        <table:table-row table:style-name="ro1">
          <table:table-cell/>
          <table:table-cell office:value-type="float" office:value="848.77" calcext:value-type="float">
            <text:p>848.77</text:p>
          </table:table-cell>
          <table:table-cell office:value-type="float" office:value="24400.86" calcext:value-type="float">
            <text:p>24400.86</text:p>
          </table:table-cell>
        </table:table-row>
        <table:table-row table:style-name="ro1">
          <table:table-cell/>
          <table:table-cell office:value-type="float" office:value="848.95" calcext:value-type="float">
            <text:p>848.95</text:p>
          </table:table-cell>
          <table:table-cell office:value-type="float" office:value="13447.42" calcext:value-type="float">
            <text:p>13447.42</text:p>
          </table:table-cell>
        </table:table-row>
        <table:table-row table:style-name="ro1">
          <table:table-cell/>
          <table:table-cell office:value-type="float" office:value="849.13" calcext:value-type="float">
            <text:p>849.13</text:p>
          </table:table-cell>
          <table:table-cell office:value-type="float" office:value="15801.22" calcext:value-type="float">
            <text:p>15801.22</text:p>
          </table:table-cell>
        </table:table-row>
        <table:table-row table:style-name="ro1">
          <table:table-cell/>
          <table:table-cell office:value-type="float" office:value="849.31" calcext:value-type="float">
            <text:p>849.31</text:p>
          </table:table-cell>
          <table:table-cell office:value-type="float" office:value="6489.79" calcext:value-type="float">
            <text:p>6489.79</text:p>
          </table:table-cell>
        </table:table-row>
        <table:table-row table:style-name="ro1">
          <table:table-cell/>
          <table:table-cell office:value-type="float" office:value="849.5" calcext:value-type="float">
            <text:p>849.5</text:p>
          </table:table-cell>
          <table:table-cell office:value-type="float" office:value="8193.7" calcext:value-type="float">
            <text:p>8193.7</text:p>
          </table:table-cell>
        </table:table-row>
        <table:table-row table:style-name="ro1">
          <table:table-cell/>
          <table:table-cell office:value-type="float" office:value="849.68" calcext:value-type="float">
            <text:p>849.68</text:p>
          </table:table-cell>
          <table:table-cell office:value-type="float" office:value="11909.17" calcext:value-type="float">
            <text:p>11909.17</text:p>
          </table:table-cell>
        </table:table-row>
        <table:table-row table:style-name="ro1">
          <table:table-cell/>
          <table:table-cell office:value-type="float" office:value="849.86" calcext:value-type="float">
            <text:p>849.86</text:p>
          </table:table-cell>
          <table:table-cell office:value-type="float" office:value="5552.27" calcext:value-type="float">
            <text:p>5552.27</text:p>
          </table:table-cell>
        </table:table-row>
        <table:table-row table:style-name="ro1">
          <table:table-cell/>
          <table:table-cell office:value-type="float" office:value="850.04" calcext:value-type="float">
            <text:p>850.04</text:p>
          </table:table-cell>
          <table:table-cell office:value-type="float" office:value="7733.13" calcext:value-type="float">
            <text:p>7733.13</text:p>
          </table:table-cell>
        </table:table-row>
        <table:table-row table:style-name="ro1">
          <table:table-cell/>
          <table:table-cell office:value-type="float" office:value="850.23" calcext:value-type="float">
            <text:p>850.23</text:p>
          </table:table-cell>
          <table:table-cell office:value-type="float" office:value="42475.78" calcext:value-type="float">
            <text:p>42475.78</text:p>
          </table:table-cell>
        </table:table-row>
        <table:table-row table:style-name="ro1">
          <table:table-cell/>
          <table:table-cell office:value-type="float" office:value="850.41" calcext:value-type="float">
            <text:p>850.41</text:p>
          </table:table-cell>
          <table:table-cell office:value-type="float" office:value="21022.17" calcext:value-type="float">
            <text:p>21022.17</text:p>
          </table:table-cell>
        </table:table-row>
        <table:table-row table:style-name="ro1">
          <table:table-cell/>
          <table:table-cell office:value-type="float" office:value="850.59" calcext:value-type="float">
            <text:p>850.59</text:p>
          </table:table-cell>
          <table:table-cell office:value-type="float" office:value="16396.49" calcext:value-type="float">
            <text:p>16396.49</text:p>
          </table:table-cell>
        </table:table-row>
        <table:table-row table:style-name="ro1">
          <table:table-cell/>
          <table:table-cell office:value-type="float" office:value="850.77" calcext:value-type="float">
            <text:p>850.77</text:p>
          </table:table-cell>
          <table:table-cell office:value-type="float" office:value="11550.54" calcext:value-type="float">
            <text:p>11550.54</text:p>
          </table:table-cell>
        </table:table-row>
        <table:table-row table:style-name="ro1">
          <table:table-cell/>
          <table:table-cell office:value-type="float" office:value="850.95" calcext:value-type="float">
            <text:p>850.95</text:p>
          </table:table-cell>
          <table:table-cell office:value-type="float" office:value="6622.68" calcext:value-type="float">
            <text:p>6622.68</text:p>
          </table:table-cell>
        </table:table-row>
        <table:table-row table:style-name="ro1">
          <table:table-cell/>
          <table:table-cell office:value-type="float" office:value="851.14" calcext:value-type="float">
            <text:p>851.14</text:p>
          </table:table-cell>
          <table:table-cell office:value-type="float" office:value="12180.41" calcext:value-type="float">
            <text:p>12180.41</text:p>
          </table:table-cell>
        </table:table-row>
        <table:table-row table:style-name="ro1">
          <table:table-cell/>
          <table:table-cell office:value-type="float" office:value="851.32" calcext:value-type="float">
            <text:p>851.32</text:p>
          </table:table-cell>
          <table:table-cell office:value-type="float" office:value="8461.3" calcext:value-type="float">
            <text:p>8461.3</text:p>
          </table:table-cell>
        </table:table-row>
        <table:table-row table:style-name="ro1">
          <table:table-cell/>
          <table:table-cell office:value-type="float" office:value="851.5" calcext:value-type="float">
            <text:p>851.5</text:p>
          </table:table-cell>
          <table:table-cell office:value-type="float" office:value="6835.66" calcext:value-type="float">
            <text:p>6835.66</text:p>
          </table:table-cell>
        </table:table-row>
        <table:table-row table:style-name="ro1">
          <table:table-cell/>
          <table:table-cell office:value-type="float" office:value="851.68" calcext:value-type="float">
            <text:p>851.68</text:p>
          </table:table-cell>
          <table:table-cell office:value-type="float" office:value="6751.93" calcext:value-type="float">
            <text:p>6751.93</text:p>
          </table:table-cell>
        </table:table-row>
        <table:table-row table:style-name="ro1">
          <table:table-cell/>
          <table:table-cell office:value-type="float" office:value="851.86" calcext:value-type="float">
            <text:p>851.86</text:p>
          </table:table-cell>
          <table:table-cell office:value-type="float" office:value="17386.8" calcext:value-type="float">
            <text:p>17386.8</text:p>
          </table:table-cell>
        </table:table-row>
        <table:table-row table:style-name="ro1">
          <table:table-cell/>
          <table:table-cell office:value-type="float" office:value="852.05" calcext:value-type="float">
            <text:p>852.05</text:p>
          </table:table-cell>
          <table:table-cell office:value-type="float" office:value="7640.29" calcext:value-type="float">
            <text:p>7640.29</text:p>
          </table:table-cell>
        </table:table-row>
        <table:table-row table:style-name="ro1">
          <table:table-cell/>
          <table:table-cell office:value-type="float" office:value="852.23" calcext:value-type="float">
            <text:p>852.23</text:p>
          </table:table-cell>
          <table:table-cell office:value-type="float" office:value="12715.61" calcext:value-type="float">
            <text:p>12715.61</text:p>
          </table:table-cell>
        </table:table-row>
        <table:table-row table:style-name="ro1">
          <table:table-cell/>
          <table:table-cell office:value-type="float" office:value="852.41" calcext:value-type="float">
            <text:p>852.41</text:p>
          </table:table-cell>
          <table:table-cell office:value-type="float" office:value="15326.09" calcext:value-type="float">
            <text:p>15326.09</text:p>
          </table:table-cell>
        </table:table-row>
        <table:table-row table:style-name="ro1">
          <table:table-cell/>
          <table:table-cell office:value-type="float" office:value="852.59" calcext:value-type="float">
            <text:p>852.59</text:p>
          </table:table-cell>
          <table:table-cell office:value-type="float" office:value="15595.51" calcext:value-type="float">
            <text:p>15595.51</text:p>
          </table:table-cell>
        </table:table-row>
        <table:table-row table:style-name="ro1">
          <table:table-cell/>
          <table:table-cell office:value-type="float" office:value="852.77" calcext:value-type="float">
            <text:p>852.77</text:p>
          </table:table-cell>
          <table:table-cell office:value-type="float" office:value="12926.78" calcext:value-type="float">
            <text:p>12926.78</text:p>
          </table:table-cell>
        </table:table-row>
        <table:table-row table:style-name="ro1">
          <table:table-cell/>
          <table:table-cell office:value-type="float" office:value="852.96" calcext:value-type="float">
            <text:p>852.96</text:p>
          </table:table-cell>
          <table:table-cell office:value-type="float" office:value="16178.04" calcext:value-type="float">
            <text:p>16178.04</text:p>
          </table:table-cell>
        </table:table-row>
        <table:table-row table:style-name="ro1">
          <table:table-cell/>
          <table:table-cell office:value-type="float" office:value="853.14" calcext:value-type="float">
            <text:p>853.14</text:p>
          </table:table-cell>
          <table:table-cell office:value-type="float" office:value="18089.48" calcext:value-type="float">
            <text:p>18089.48</text:p>
          </table:table-cell>
        </table:table-row>
        <table:table-row table:style-name="ro1">
          <table:table-cell/>
          <table:table-cell office:value-type="float" office:value="853.32" calcext:value-type="float">
            <text:p>853.32</text:p>
          </table:table-cell>
          <table:table-cell office:value-type="float" office:value="13236.25" calcext:value-type="float">
            <text:p>13236.25</text:p>
          </table:table-cell>
        </table:table-row>
        <table:table-row table:style-name="ro1">
          <table:table-cell/>
          <table:table-cell office:value-type="float" office:value="853.5" calcext:value-type="float">
            <text:p>853.5</text:p>
          </table:table-cell>
          <table:table-cell office:value-type="float" office:value="20790.98" calcext:value-type="float">
            <text:p>20790.98</text:p>
          </table:table-cell>
        </table:table-row>
        <table:table-row table:style-name="ro1">
          <table:table-cell/>
          <table:table-cell office:value-type="float" office:value="853.68" calcext:value-type="float">
            <text:p>853.68</text:p>
          </table:table-cell>
          <table:table-cell office:value-type="float" office:value="12167.66" calcext:value-type="float">
            <text:p>12167.66</text:p>
          </table:table-cell>
        </table:table-row>
        <table:table-row table:style-name="ro1">
          <table:table-cell/>
          <table:table-cell office:value-type="float" office:value="853.87" calcext:value-type="float">
            <text:p>853.87</text:p>
          </table:table-cell>
          <table:table-cell office:value-type="float" office:value="19536.71" calcext:value-type="float">
            <text:p>19536.71</text:p>
          </table:table-cell>
        </table:table-row>
        <table:table-row table:style-name="ro1">
          <table:table-cell/>
          <table:table-cell office:value-type="float" office:value="854.05" calcext:value-type="float">
            <text:p>854.05</text:p>
          </table:table-cell>
          <table:table-cell office:value-type="float" office:value="7469.17" calcext:value-type="float">
            <text:p>7469.17</text:p>
          </table:table-cell>
        </table:table-row>
        <table:table-row table:style-name="ro1">
          <table:table-cell/>
          <table:table-cell office:value-type="float" office:value="854.23" calcext:value-type="float">
            <text:p>854.23</text:p>
          </table:table-cell>
          <table:table-cell office:value-type="float" office:value="11667.05" calcext:value-type="float">
            <text:p>11667.05</text:p>
          </table:table-cell>
        </table:table-row>
        <table:table-row table:style-name="ro1">
          <table:table-cell/>
          <table:table-cell office:value-type="float" office:value="854.41" calcext:value-type="float">
            <text:p>854.41</text:p>
          </table:table-cell>
          <table:table-cell office:value-type="float" office:value="12036.6" calcext:value-type="float">
            <text:p>12036.6</text:p>
          </table:table-cell>
        </table:table-row>
        <table:table-row table:style-name="ro1">
          <table:table-cell/>
          <table:table-cell office:value-type="float" office:value="854.59" calcext:value-type="float">
            <text:p>854.59</text:p>
          </table:table-cell>
          <table:table-cell office:value-type="float" office:value="14428.62" calcext:value-type="float">
            <text:p>14428.62</text:p>
          </table:table-cell>
        </table:table-row>
        <table:table-row table:style-name="ro1">
          <table:table-cell/>
          <table:table-cell office:value-type="float" office:value="854.77" calcext:value-type="float">
            <text:p>854.77</text:p>
          </table:table-cell>
          <table:table-cell office:value-type="float" office:value="9921.27" calcext:value-type="float">
            <text:p>9921.27</text:p>
          </table:table-cell>
        </table:table-row>
        <table:table-row table:style-name="ro1">
          <table:table-cell/>
          <table:table-cell office:value-type="float" office:value="854.96" calcext:value-type="float">
            <text:p>854.96</text:p>
          </table:table-cell>
          <table:table-cell office:value-type="float" office:value="6937.61" calcext:value-type="float">
            <text:p>6937.61</text:p>
          </table:table-cell>
        </table:table-row>
        <table:table-row table:style-name="ro1">
          <table:table-cell/>
          <table:table-cell office:value-type="float" office:value="855.14" calcext:value-type="float">
            <text:p>855.14</text:p>
          </table:table-cell>
          <table:table-cell office:value-type="float" office:value="8936.43" calcext:value-type="float">
            <text:p>8936.43</text:p>
          </table:table-cell>
        </table:table-row>
        <table:table-row table:style-name="ro1">
          <table:table-cell/>
          <table:table-cell office:value-type="float" office:value="855.32" calcext:value-type="float">
            <text:p>855.32</text:p>
          </table:table-cell>
          <table:table-cell office:value-type="float" office:value="9475.27" calcext:value-type="float">
            <text:p>9475.27</text:p>
          </table:table-cell>
        </table:table-row>
        <table:table-row table:style-name="ro1">
          <table:table-cell/>
          <table:table-cell office:value-type="float" office:value="855.5" calcext:value-type="float">
            <text:p>855.5</text:p>
          </table:table-cell>
          <table:table-cell office:value-type="float" office:value="14876.44" calcext:value-type="float">
            <text:p>14876.44</text:p>
          </table:table-cell>
        </table:table-row>
        <table:table-row table:style-name="ro1">
          <table:table-cell/>
          <table:table-cell office:value-type="float" office:value="855.68" calcext:value-type="float">
            <text:p>855.68</text:p>
          </table:table-cell>
          <table:table-cell office:value-type="float" office:value="17213.86" calcext:value-type="float">
            <text:p>17213.86</text:p>
          </table:table-cell>
        </table:table-row>
        <table:table-row table:style-name="ro1">
          <table:table-cell/>
          <table:table-cell office:value-type="float" office:value="855.87" calcext:value-type="float">
            <text:p>855.87</text:p>
          </table:table-cell>
          <table:table-cell office:value-type="float" office:value="8284.72" calcext:value-type="float">
            <text:p>8284.72</text:p>
          </table:table-cell>
        </table:table-row>
        <table:table-row table:style-name="ro1">
          <table:table-cell/>
          <table:table-cell office:value-type="float" office:value="856.05" calcext:value-type="float">
            <text:p>856.05</text:p>
          </table:table-cell>
          <table:table-cell office:value-type="float" office:value="12167.66" calcext:value-type="float">
            <text:p>12167.66</text:p>
          </table:table-cell>
        </table:table-row>
        <table:table-row table:style-name="ro1">
          <table:table-cell/>
          <table:table-cell office:value-type="float" office:value="856.23" calcext:value-type="float">
            <text:p>856.23</text:p>
          </table:table-cell>
          <table:table-cell office:value-type="float" office:value="5909.07" calcext:value-type="float">
            <text:p>5909.07</text:p>
          </table:table-cell>
        </table:table-row>
        <table:table-row table:style-name="ro1">
          <table:table-cell/>
          <table:table-cell office:value-type="float" office:value="856.41" calcext:value-type="float">
            <text:p>856.41</text:p>
          </table:table-cell>
          <table:table-cell office:value-type="float" office:value="16949.9" calcext:value-type="float">
            <text:p>16949.9</text:p>
          </table:table-cell>
        </table:table-row>
        <table:table-row table:style-name="ro1">
          <table:table-cell/>
          <table:table-cell office:value-type="float" office:value="856.59" calcext:value-type="float">
            <text:p>856.59</text:p>
          </table:table-cell>
          <table:table-cell office:value-type="float" office:value="17876.49" calcext:value-type="float">
            <text:p>17876.49</text:p>
          </table:table-cell>
        </table:table-row>
        <table:table-row table:style-name="ro1">
          <table:table-cell/>
          <table:table-cell office:value-type="float" office:value="856.77" calcext:value-type="float">
            <text:p>856.77</text:p>
          </table:table-cell>
          <table:table-cell office:value-type="float" office:value="7008.6" calcext:value-type="float">
            <text:p>7008.6</text:p>
          </table:table-cell>
        </table:table-row>
        <table:table-row table:style-name="ro1">
          <table:table-cell/>
          <table:table-cell office:value-type="float" office:value="856.95" calcext:value-type="float">
            <text:p>856.95</text:p>
          </table:table-cell>
          <table:table-cell office:value-type="float" office:value="8099.03" calcext:value-type="float">
            <text:p>8099.03</text:p>
          </table:table-cell>
        </table:table-row>
        <table:table-row table:style-name="ro1">
          <table:table-cell/>
          <table:table-cell office:value-type="float" office:value="857.14" calcext:value-type="float">
            <text:p>857.14</text:p>
          </table:table-cell>
          <table:table-cell office:value-type="float" office:value="8200.98" calcext:value-type="float">
            <text:p>8200.98</text:p>
          </table:table-cell>
        </table:table-row>
        <table:table-row table:style-name="ro1">
          <table:table-cell/>
          <table:table-cell office:value-type="float" office:value="857.32" calcext:value-type="float">
            <text:p>857.32</text:p>
          </table:table-cell>
          <table:table-cell office:value-type="float" office:value="8752.56" calcext:value-type="float">
            <text:p>8752.56</text:p>
          </table:table-cell>
        </table:table-row>
        <table:table-row table:style-name="ro1">
          <table:table-cell/>
          <table:table-cell office:value-type="float" office:value="857.5" calcext:value-type="float">
            <text:p>857.5</text:p>
          </table:table-cell>
          <table:table-cell office:value-type="float" office:value="17718.12" calcext:value-type="float">
            <text:p>17718.12</text:p>
          </table:table-cell>
        </table:table-row>
        <table:table-row table:style-name="ro1">
          <table:table-cell/>
          <table:table-cell office:value-type="float" office:value="857.68" calcext:value-type="float">
            <text:p>857.68</text:p>
          </table:table-cell>
          <table:table-cell office:value-type="float" office:value="17956.59" calcext:value-type="float">
            <text:p>17956.59</text:p>
          </table:table-cell>
        </table:table-row>
        <table:table-row table:style-name="ro1">
          <table:table-cell/>
          <table:table-cell office:value-type="float" office:value="857.86" calcext:value-type="float">
            <text:p>857.86</text:p>
          </table:table-cell>
          <table:table-cell office:value-type="float" office:value="10556.6" calcext:value-type="float">
            <text:p>10556.6</text:p>
          </table:table-cell>
        </table:table-row>
        <table:table-row table:style-name="ro1">
          <table:table-cell/>
          <table:table-cell office:value-type="float" office:value="858.04" calcext:value-type="float">
            <text:p>858.04</text:p>
          </table:table-cell>
          <table:table-cell office:value-type="float" office:value="10487.42" calcext:value-type="float">
            <text:p>10487.42</text:p>
          </table:table-cell>
        </table:table-row>
        <table:table-row table:style-name="ro1">
          <table:table-cell/>
          <table:table-cell office:value-type="float" office:value="858.23" calcext:value-type="float">
            <text:p>858.23</text:p>
          </table:table-cell>
          <table:table-cell office:value-type="float" office:value="13680.43" calcext:value-type="float">
            <text:p>13680.43</text:p>
          </table:table-cell>
        </table:table-row>
        <table:table-row table:style-name="ro1">
          <table:table-cell/>
          <table:table-cell office:value-type="float" office:value="858.41" calcext:value-type="float">
            <text:p>858.41</text:p>
          </table:table-cell>
          <table:table-cell office:value-type="float" office:value="9930.37" calcext:value-type="float">
            <text:p>9930.37</text:p>
          </table:table-cell>
        </table:table-row>
        <table:table-row table:style-name="ro1">
          <table:table-cell/>
          <table:table-cell office:value-type="float" office:value="858.59" calcext:value-type="float">
            <text:p>858.59</text:p>
          </table:table-cell>
          <table:table-cell office:value-type="float" office:value="12826.66" calcext:value-type="float">
            <text:p>12826.66</text:p>
          </table:table-cell>
        </table:table-row>
        <table:table-row table:style-name="ro1">
          <table:table-cell/>
          <table:table-cell office:value-type="float" office:value="858.77" calcext:value-type="float">
            <text:p>858.77</text:p>
          </table:table-cell>
          <table:table-cell office:value-type="float" office:value="11670.69" calcext:value-type="float">
            <text:p>11670.69</text:p>
          </table:table-cell>
        </table:table-row>
        <table:table-row table:style-name="ro1">
          <table:table-cell/>
          <table:table-cell office:value-type="float" office:value="858.95" calcext:value-type="float">
            <text:p>858.95</text:p>
          </table:table-cell>
          <table:table-cell office:value-type="float" office:value="9548.09" calcext:value-type="float">
            <text:p>9548.09</text:p>
          </table:table-cell>
        </table:table-row>
        <table:table-row table:style-name="ro1">
          <table:table-cell/>
          <table:table-cell office:value-type="float" office:value="859.13" calcext:value-type="float">
            <text:p>859.13</text:p>
          </table:table-cell>
          <table:table-cell office:value-type="float" office:value="15047.56" calcext:value-type="float">
            <text:p>15047.56</text:p>
          </table:table-cell>
        </table:table-row>
        <table:table-row table:style-name="ro1">
          <table:table-cell/>
          <table:table-cell office:value-type="float" office:value="859.31" calcext:value-type="float">
            <text:p>859.31</text:p>
          </table:table-cell>
          <table:table-cell office:value-type="float" office:value="8839.94" calcext:value-type="float">
            <text:p>8839.94</text:p>
          </table:table-cell>
        </table:table-row>
        <table:table-row table:style-name="ro1">
          <table:table-cell/>
          <table:table-cell office:value-type="float" office:value="859.49" calcext:value-type="float">
            <text:p>859.49</text:p>
          </table:table-cell>
          <table:table-cell office:value-type="float" office:value="8151.83" calcext:value-type="float">
            <text:p>8151.83</text:p>
          </table:table-cell>
        </table:table-row>
        <table:table-row table:style-name="ro1">
          <table:table-cell/>
          <table:table-cell office:value-type="float" office:value="859.68" calcext:value-type="float">
            <text:p>859.68</text:p>
          </table:table-cell>
          <table:table-cell office:value-type="float" office:value="17472.36" calcext:value-type="float">
            <text:p>17472.36</text:p>
          </table:table-cell>
        </table:table-row>
        <table:table-row table:style-name="ro1">
          <table:table-cell/>
          <table:table-cell office:value-type="float" office:value="859.86" calcext:value-type="float">
            <text:p>859.86</text:p>
          </table:table-cell>
          <table:table-cell office:value-type="float" office:value="18302.47" calcext:value-type="float">
            <text:p>18302.47</text:p>
          </table:table-cell>
        </table:table-row>
        <table:table-row table:style-name="ro1">
          <table:table-cell/>
          <table:table-cell office:value-type="float" office:value="860.04" calcext:value-type="float">
            <text:p>860.04</text:p>
          </table:table-cell>
          <table:table-cell office:value-type="float" office:value="12710.15" calcext:value-type="float">
            <text:p>12710.15</text:p>
          </table:table-cell>
        </table:table-row>
        <table:table-row table:style-name="ro1">
          <table:table-cell/>
          <table:table-cell office:value-type="float" office:value="860.22" calcext:value-type="float">
            <text:p>860.22</text:p>
          </table:table-cell>
          <table:table-cell office:value-type="float" office:value="6052.89" calcext:value-type="float">
            <text:p>6052.89</text:p>
          </table:table-cell>
        </table:table-row>
        <table:table-row table:style-name="ro1">
          <table:table-cell/>
          <table:table-cell office:value-type="float" office:value="860.4" calcext:value-type="float">
            <text:p>860.4</text:p>
          </table:table-cell>
          <table:table-cell office:value-type="float" office:value="11122.75" calcext:value-type="float">
            <text:p>11122.75</text:p>
          </table:table-cell>
        </table:table-row>
        <table:table-row table:style-name="ro1">
          <table:table-cell/>
          <table:table-cell office:value-type="float" office:value="860.58" calcext:value-type="float">
            <text:p>860.58</text:p>
          </table:table-cell>
          <table:table-cell office:value-type="float" office:value="12149.46" calcext:value-type="float">
            <text:p>12149.46</text:p>
          </table:table-cell>
        </table:table-row>
        <table:table-row table:style-name="ro1">
          <table:table-cell/>
          <table:table-cell office:value-type="float" office:value="860.76" calcext:value-type="float">
            <text:p>860.76</text:p>
          </table:table-cell>
          <table:table-cell office:value-type="float" office:value="11685.25" calcext:value-type="float">
            <text:p>11685.25</text:p>
          </table:table-cell>
        </table:table-row>
        <table:table-row table:style-name="ro1">
          <table:table-cell/>
          <table:table-cell office:value-type="float" office:value="860.95" calcext:value-type="float">
            <text:p>860.95</text:p>
          </table:table-cell>
          <table:table-cell office:value-type="float" office:value="19784.29" calcext:value-type="float">
            <text:p>19784.29</text:p>
          </table:table-cell>
        </table:table-row>
        <table:table-row table:style-name="ro1">
          <table:table-cell/>
          <table:table-cell office:value-type="float" office:value="861.13" calcext:value-type="float">
            <text:p>861.13</text:p>
          </table:table-cell>
          <table:table-cell office:value-type="float" office:value="19827.98" calcext:value-type="float">
            <text:p>19827.98</text:p>
          </table:table-cell>
        </table:table-row>
        <table:table-row table:style-name="ro1">
          <table:table-cell/>
          <table:table-cell office:value-type="float" office:value="861.31" calcext:value-type="float">
            <text:p>861.31</text:p>
          </table:table-cell>
          <table:table-cell office:value-type="float" office:value="21127.76" calcext:value-type="float">
            <text:p>21127.76</text:p>
          </table:table-cell>
        </table:table-row>
        <table:table-row table:style-name="ro1">
          <table:table-cell/>
          <table:table-cell office:value-type="float" office:value="861.49" calcext:value-type="float">
            <text:p>861.49</text:p>
          </table:table-cell>
          <table:table-cell office:value-type="float" office:value="8399.4" calcext:value-type="float">
            <text:p>8399.4</text:p>
          </table:table-cell>
        </table:table-row>
        <table:table-row table:style-name="ro1">
          <table:table-cell/>
          <table:table-cell office:value-type="float" office:value="861.67" calcext:value-type="float">
            <text:p>861.67</text:p>
          </table:table-cell>
          <table:table-cell office:value-type="float" office:value="10633.05" calcext:value-type="float">
            <text:p>10633.05</text:p>
          </table:table-cell>
        </table:table-row>
        <table:table-row table:style-name="ro1">
          <table:table-cell/>
          <table:table-cell office:value-type="float" office:value="861.85" calcext:value-type="float">
            <text:p>861.85</text:p>
          </table:table-cell>
          <table:table-cell office:value-type="float" office:value="9613.62" calcext:value-type="float">
            <text:p>9613.62</text:p>
          </table:table-cell>
        </table:table-row>
        <table:table-row table:style-name="ro1">
          <table:table-cell/>
          <table:table-cell office:value-type="float" office:value="862.03" calcext:value-type="float">
            <text:p>862.03</text:p>
          </table:table-cell>
          <table:table-cell office:value-type="float" office:value="12912.22" calcext:value-type="float">
            <text:p>12912.22</text:p>
          </table:table-cell>
        </table:table-row>
        <table:table-row table:style-name="ro1">
          <table:table-cell/>
          <table:table-cell office:value-type="float" office:value="862.21" calcext:value-type="float">
            <text:p>862.21</text:p>
          </table:table-cell>
          <table:table-cell office:value-type="float" office:value="8870.89" calcext:value-type="float">
            <text:p>8870.89</text:p>
          </table:table-cell>
        </table:table-row>
        <table:table-row table:style-name="ro1">
          <table:table-cell/>
          <table:table-cell office:value-type="float" office:value="862.39" calcext:value-type="float">
            <text:p>862.39</text:p>
          </table:table-cell>
          <table:table-cell office:value-type="float" office:value="9515.32" calcext:value-type="float">
            <text:p>9515.32</text:p>
          </table:table-cell>
        </table:table-row>
        <table:table-row table:style-name="ro1">
          <table:table-cell/>
          <table:table-cell office:value-type="float" office:value="862.58" calcext:value-type="float">
            <text:p>862.58</text:p>
          </table:table-cell>
          <table:table-cell office:value-type="float" office:value="12113.05" calcext:value-type="float">
            <text:p>12113.05</text:p>
          </table:table-cell>
        </table:table-row>
        <table:table-row table:style-name="ro1">
          <table:table-cell/>
          <table:table-cell office:value-type="float" office:value="862.76" calcext:value-type="float">
            <text:p>862.76</text:p>
          </table:table-cell>
          <table:table-cell office:value-type="float" office:value="10037.78" calcext:value-type="float">
            <text:p>10037.78</text:p>
          </table:table-cell>
        </table:table-row>
        <table:table-row table:style-name="ro1">
          <table:table-cell/>
          <table:table-cell office:value-type="float" office:value="862.94" calcext:value-type="float">
            <text:p>862.94</text:p>
          </table:table-cell>
          <table:table-cell office:value-type="float" office:value="10232.56" calcext:value-type="float">
            <text:p>10232.56</text:p>
          </table:table-cell>
        </table:table-row>
        <table:table-row table:style-name="ro1">
          <table:table-cell/>
          <table:table-cell office:value-type="float" office:value="863.12" calcext:value-type="float">
            <text:p>863.12</text:p>
          </table:table-cell>
          <table:table-cell office:value-type="float" office:value="19005.15" calcext:value-type="float">
            <text:p>19005.15</text:p>
          </table:table-cell>
        </table:table-row>
        <table:table-row table:style-name="ro1">
          <table:table-cell/>
          <table:table-cell office:value-type="float" office:value="863.3" calcext:value-type="float">
            <text:p>863.3</text:p>
          </table:table-cell>
          <table:table-cell office:value-type="float" office:value="10369.09" calcext:value-type="float">
            <text:p>10369.09</text:p>
          </table:table-cell>
        </table:table-row>
        <table:table-row table:style-name="ro1">
          <table:table-cell/>
          <table:table-cell office:value-type="float" office:value="863.48" calcext:value-type="float">
            <text:p>863.48</text:p>
          </table:table-cell>
          <table:table-cell office:value-type="float" office:value="9853.92" calcext:value-type="float">
            <text:p>9853.92</text:p>
          </table:table-cell>
        </table:table-row>
        <table:table-row table:style-name="ro1">
          <table:table-cell/>
          <table:table-cell office:value-type="float" office:value="863.66" calcext:value-type="float">
            <text:p>863.66</text:p>
          </table:table-cell>
          <table:table-cell office:value-type="float" office:value="9804.76" calcext:value-type="float">
            <text:p>9804.76</text:p>
          </table:table-cell>
        </table:table-row>
        <table:table-row table:style-name="ro1">
          <table:table-cell/>
          <table:table-cell office:value-type="float" office:value="863.84" calcext:value-type="float">
            <text:p>863.84</text:p>
          </table:table-cell>
          <table:table-cell office:value-type="float" office:value="18899.57" calcext:value-type="float">
            <text:p>18899.57</text:p>
          </table:table-cell>
        </table:table-row>
        <table:table-row table:style-name="ro1">
          <table:table-cell/>
          <table:table-cell office:value-type="float" office:value="864.02" calcext:value-type="float">
            <text:p>864.02</text:p>
          </table:table-cell>
          <table:table-cell office:value-type="float" office:value="10651.26" calcext:value-type="float">
            <text:p>10651.26</text:p>
          </table:table-cell>
        </table:table-row>
        <table:table-row table:style-name="ro1">
          <table:table-cell/>
          <table:table-cell office:value-type="float" office:value="864.2" calcext:value-type="float">
            <text:p>864.2</text:p>
          </table:table-cell>
          <table:table-cell office:value-type="float" office:value="9373.33" calcext:value-type="float">
            <text:p>9373.33</text:p>
          </table:table-cell>
        </table:table-row>
        <table:table-row table:style-name="ro1">
          <table:table-cell/>
          <table:table-cell office:value-type="float" office:value="864.38" calcext:value-type="float">
            <text:p>864.38</text:p>
          </table:table-cell>
          <table:table-cell office:value-type="float" office:value="13654.95" calcext:value-type="float">
            <text:p>13654.95</text:p>
          </table:table-cell>
        </table:table-row>
        <table:table-row table:style-name="ro1">
          <table:table-cell/>
          <table:table-cell office:value-type="float" office:value="864.57" calcext:value-type="float">
            <text:p>864.57</text:p>
          </table:table-cell>
          <table:table-cell office:value-type="float" office:value="12213.18" calcext:value-type="float">
            <text:p>12213.18</text:p>
          </table:table-cell>
        </table:table-row>
        <table:table-row table:style-name="ro1">
          <table:table-cell/>
          <table:table-cell office:value-type="float" office:value="864.75" calcext:value-type="float">
            <text:p>864.75</text:p>
          </table:table-cell>
          <table:table-cell office:value-type="float" office:value="18586.45" calcext:value-type="float">
            <text:p>18586.45</text:p>
          </table:table-cell>
        </table:table-row>
        <table:table-row table:style-name="ro1">
          <table:table-cell/>
          <table:table-cell office:value-type="float" office:value="864.93" calcext:value-type="float">
            <text:p>864.93</text:p>
          </table:table-cell>
          <table:table-cell office:value-type="float" office:value="7370.87" calcext:value-type="float">
            <text:p>7370.87</text:p>
          </table:table-cell>
        </table:table-row>
        <table:table-row table:style-name="ro1">
          <table:table-cell/>
          <table:table-cell office:value-type="float" office:value="865.11" calcext:value-type="float">
            <text:p>865.11</text:p>
          </table:table-cell>
          <table:table-cell office:value-type="float" office:value="16276.35" calcext:value-type="float">
            <text:p>16276.35</text:p>
          </table:table-cell>
        </table:table-row>
        <table:table-row table:style-name="ro1">
          <table:table-cell/>
          <table:table-cell office:value-type="float" office:value="865.29" calcext:value-type="float">
            <text:p>865.29</text:p>
          </table:table-cell>
          <table:table-cell office:value-type="float" office:value="6710.06" calcext:value-type="float">
            <text:p>6710.06</text:p>
          </table:table-cell>
        </table:table-row>
        <table:table-row table:style-name="ro1">
          <table:table-cell/>
          <table:table-cell office:value-type="float" office:value="865.47" calcext:value-type="float">
            <text:p>865.47</text:p>
          </table:table-cell>
          <table:table-cell office:value-type="float" office:value="14497.8" calcext:value-type="float">
            <text:p>14497.8</text:p>
          </table:table-cell>
        </table:table-row>
        <table:table-row table:style-name="ro1">
          <table:table-cell/>
          <table:table-cell office:value-type="float" office:value="865.65" calcext:value-type="float">
            <text:p>865.65</text:p>
          </table:table-cell>
          <table:table-cell office:value-type="float" office:value="11410.37" calcext:value-type="float">
            <text:p>11410.37</text:p>
          </table:table-cell>
        </table:table-row>
        <table:table-row table:style-name="ro1">
          <table:table-cell/>
          <table:table-cell office:value-type="float" office:value="865.83" calcext:value-type="float">
            <text:p>865.83</text:p>
          </table:table-cell>
          <table:table-cell office:value-type="float" office:value="7185.18" calcext:value-type="float">
            <text:p>7185.18</text:p>
          </table:table-cell>
        </table:table-row>
        <table:table-row table:style-name="ro1">
          <table:table-cell/>
          <table:table-cell office:value-type="float" office:value="866.01" calcext:value-type="float">
            <text:p>866.01</text:p>
          </table:table-cell>
          <table:table-cell office:value-type="float" office:value="11348.48" calcext:value-type="float">
            <text:p>11348.48</text:p>
          </table:table-cell>
        </table:table-row>
        <table:table-row table:style-name="ro1">
          <table:table-cell/>
          <table:table-cell office:value-type="float" office:value="866.19" calcext:value-type="float">
            <text:p>866.19</text:p>
          </table:table-cell>
          <table:table-cell office:value-type="float" office:value="9209.49" calcext:value-type="float">
            <text:p>9209.49</text:p>
          </table:table-cell>
        </table:table-row>
        <table:table-row table:style-name="ro1">
          <table:table-cell/>
          <table:table-cell office:value-type="float" office:value="866.37" calcext:value-type="float">
            <text:p>866.37</text:p>
          </table:table-cell>
          <table:table-cell office:value-type="float" office:value="16274.52" calcext:value-type="float">
            <text:p>16274.52</text:p>
          </table:table-cell>
        </table:table-row>
        <table:table-row table:style-name="ro1">
          <table:table-cell/>
          <table:table-cell office:value-type="float" office:value="866.55" calcext:value-type="float">
            <text:p>866.55</text:p>
          </table:table-cell>
          <table:table-cell office:value-type="float" office:value="11585.13" calcext:value-type="float">
            <text:p>11585.13</text:p>
          </table:table-cell>
        </table:table-row>
        <table:table-row table:style-name="ro1">
          <table:table-cell/>
          <table:table-cell office:value-type="float" office:value="866.73" calcext:value-type="float">
            <text:p>866.73</text:p>
          </table:table-cell>
          <table:table-cell office:value-type="float" office:value="9437.04" calcext:value-type="float">
            <text:p>9437.04</text:p>
          </table:table-cell>
        </table:table-row>
        <table:table-row table:style-name="ro1">
          <table:table-cell/>
          <table:table-cell office:value-type="float" office:value="866.92" calcext:value-type="float">
            <text:p>866.92</text:p>
          </table:table-cell>
          <table:table-cell office:value-type="float" office:value="15424.39" calcext:value-type="float">
            <text:p>15424.39</text:p>
          </table:table-cell>
        </table:table-row>
        <table:table-row table:style-name="ro1">
          <table:table-cell/>
          <table:table-cell office:value-type="float" office:value="867.1" calcext:value-type="float">
            <text:p>867.1</text:p>
          </table:table-cell>
          <table:table-cell office:value-type="float" office:value="12784.79" calcext:value-type="float">
            <text:p>12784.79</text:p>
          </table:table-cell>
        </table:table-row>
        <table:table-row table:style-name="ro1">
          <table:table-cell/>
          <table:table-cell office:value-type="float" office:value="867.28" calcext:value-type="float">
            <text:p>867.28</text:p>
          </table:table-cell>
          <table:table-cell office:value-type="float" office:value="24755.85" calcext:value-type="float">
            <text:p>24755.85</text:p>
          </table:table-cell>
        </table:table-row>
        <table:table-row table:style-name="ro1">
          <table:table-cell/>
          <table:table-cell office:value-type="float" office:value="867.46" calcext:value-type="float">
            <text:p>867.46</text:p>
          </table:table-cell>
          <table:table-cell office:value-type="float" office:value="10982.57" calcext:value-type="float">
            <text:p>10982.57</text:p>
          </table:table-cell>
        </table:table-row>
        <table:table-row table:style-name="ro1">
          <table:table-cell/>
          <table:table-cell office:value-type="float" office:value="867.64" calcext:value-type="float">
            <text:p>867.64</text:p>
          </table:table-cell>
          <table:table-cell office:value-type="float" office:value="16576.71" calcext:value-type="float">
            <text:p>16576.71</text:p>
          </table:table-cell>
        </table:table-row>
        <table:table-row table:style-name="ro1">
          <table:table-cell/>
          <table:table-cell office:value-type="float" office:value="867.82" calcext:value-type="float">
            <text:p>867.82</text:p>
          </table:table-cell>
          <table:table-cell office:value-type="float" office:value="9671.87" calcext:value-type="float">
            <text:p>9671.87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1468.62" calcext:value-type="float">
            <text:p>11468.62</text:p>
          </table:table-cell>
        </table:table-row>
        <table:table-row table:style-name="ro1">
          <table:table-cell/>
          <table:table-cell office:value-type="float" office:value="868.18" calcext:value-type="float">
            <text:p>868.18</text:p>
          </table:table-cell>
          <table:table-cell office:value-type="float" office:value="11168.26" calcext:value-type="float">
            <text:p>11168.26</text:p>
          </table:table-cell>
        </table:table-row>
        <table:table-row table:style-name="ro1">
          <table:table-cell/>
          <table:table-cell office:value-type="float" office:value="868.36" calcext:value-type="float">
            <text:p>868.36</text:p>
          </table:table-cell>
          <table:table-cell office:value-type="float" office:value="24415.43" calcext:value-type="float">
            <text:p>24415.43</text:p>
          </table:table-cell>
        </table:table-row>
        <table:table-row table:style-name="ro1">
          <table:table-cell/>
          <table:table-cell office:value-type="float" office:value="868.54" calcext:value-type="float">
            <text:p>868.54</text:p>
          </table:table-cell>
          <table:table-cell office:value-type="float" office:value="12489.88" calcext:value-type="float">
            <text:p>12489.88</text:p>
          </table:table-cell>
        </table:table-row>
        <table:table-row table:style-name="ro1">
          <table:table-cell/>
          <table:table-cell office:value-type="float" office:value="868.72" calcext:value-type="float">
            <text:p>868.72</text:p>
          </table:table-cell>
          <table:table-cell office:value-type="float" office:value="13771.45" calcext:value-type="float">
            <text:p>13771.45</text:p>
          </table:table-cell>
        </table:table-row>
        <table:table-row table:style-name="ro1">
          <table:table-cell/>
          <table:table-cell office:value-type="float" office:value="868.9" calcext:value-type="float">
            <text:p>868.9</text:p>
          </table:table-cell>
          <table:table-cell office:value-type="float" office:value="16369.19" calcext:value-type="float">
            <text:p>16369.19</text:p>
          </table:table-cell>
        </table:table-row>
        <table:table-row table:style-name="ro1">
          <table:table-cell/>
          <table:table-cell office:value-type="float" office:value="869.08" calcext:value-type="float">
            <text:p>869.08</text:p>
          </table:table-cell>
          <table:table-cell office:value-type="float" office:value="17567.02" calcext:value-type="float">
            <text:p>17567.02</text:p>
          </table:table-cell>
        </table:table-row>
        <table:table-row table:style-name="ro1">
          <table:table-cell/>
          <table:table-cell office:value-type="float" office:value="869.26" calcext:value-type="float">
            <text:p>869.26</text:p>
          </table:table-cell>
          <table:table-cell office:value-type="float" office:value="11224.69" calcext:value-type="float">
            <text:p>11224.69</text:p>
          </table:table-cell>
        </table:table-row>
        <table:table-row table:style-name="ro1">
          <table:table-cell/>
          <table:table-cell office:value-type="float" office:value="869.44" calcext:value-type="float">
            <text:p>869.44</text:p>
          </table:table-cell>
          <table:table-cell office:value-type="float" office:value="13303.6" calcext:value-type="float">
            <text:p>13303.6</text:p>
          </table:table-cell>
        </table:table-row>
        <table:table-row table:style-name="ro1">
          <table:table-cell/>
          <table:table-cell office:value-type="float" office:value="869.62" calcext:value-type="float">
            <text:p>869.62</text:p>
          </table:table-cell>
          <table:table-cell office:value-type="float" office:value="14572.44" calcext:value-type="float">
            <text:p>14572.44</text:p>
          </table:table-cell>
        </table:table-row>
        <table:table-row table:style-name="ro1">
          <table:table-cell/>
          <table:table-cell office:value-type="float" office:value="869.8" calcext:value-type="float">
            <text:p>869.8</text:p>
          </table:table-cell>
          <table:table-cell office:value-type="float" office:value="22540.4" calcext:value-type="float">
            <text:p>22540.4</text:p>
          </table:table-cell>
        </table:table-row>
        <table:table-row table:style-name="ro1">
          <table:table-cell/>
          <table:table-cell office:value-type="float" office:value="869.98" calcext:value-type="float">
            <text:p>869.98</text:p>
          </table:table-cell>
          <table:table-cell office:value-type="float" office:value="11140.95" calcext:value-type="float">
            <text:p>11140.95</text:p>
          </table:table-cell>
        </table:table-row>
        <table:table-row table:style-name="ro1">
          <table:table-cell/>
          <table:table-cell office:value-type="float" office:value="870.16" calcext:value-type="float">
            <text:p>870.16</text:p>
          </table:table-cell>
          <table:table-cell office:value-type="float" office:value="9118.47" calcext:value-type="float">
            <text:p>9118.47</text:p>
          </table:table-cell>
        </table:table-row>
        <table:table-row table:style-name="ro1">
          <table:table-cell/>
          <table:table-cell office:value-type="float" office:value="870.34" calcext:value-type="float">
            <text:p>870.34</text:p>
          </table:table-cell>
          <table:table-cell office:value-type="float" office:value="10811.45" calcext:value-type="float">
            <text:p>10811.45</text:p>
          </table:table-cell>
        </table:table-row>
        <table:table-row table:style-name="ro1">
          <table:table-cell/>
          <table:table-cell office:value-type="float" office:value="870.53" calcext:value-type="float">
            <text:p>870.53</text:p>
          </table:table-cell>
          <table:table-cell office:value-type="float" office:value="9895.78" calcext:value-type="float">
            <text:p>9895.78</text:p>
          </table:table-cell>
        </table:table-row>
        <table:table-row table:style-name="ro1">
          <table:table-cell/>
          <table:table-cell office:value-type="float" office:value="870.71" calcext:value-type="float">
            <text:p>870.71</text:p>
          </table:table-cell>
          <table:table-cell office:value-type="float" office:value="10562.06" calcext:value-type="float">
            <text:p>10562.06</text:p>
          </table:table-cell>
        </table:table-row>
        <table:table-row table:style-name="ro1">
          <table:table-cell/>
          <table:table-cell office:value-type="float" office:value="870.89" calcext:value-type="float">
            <text:p>870.89</text:p>
          </table:table-cell>
          <table:table-cell office:value-type="float" office:value="10736.82" calcext:value-type="float">
            <text:p>10736.82</text:p>
          </table:table-cell>
        </table:table-row>
        <table:table-row table:style-name="ro1">
          <table:table-cell/>
          <table:table-cell office:value-type="float" office:value="871.07" calcext:value-type="float">
            <text:p>871.07</text:p>
          </table:table-cell>
          <table:table-cell office:value-type="float" office:value="22017.94" calcext:value-type="float">
            <text:p>22017.94</text:p>
          </table:table-cell>
        </table:table-row>
        <table:table-row table:style-name="ro1">
          <table:table-cell/>
          <table:table-cell office:value-type="float" office:value="871.25" calcext:value-type="float">
            <text:p>871.25</text:p>
          </table:table-cell>
          <table:table-cell office:value-type="float" office:value="10656.72" calcext:value-type="float">
            <text:p>10656.72</text:p>
          </table:table-cell>
        </table:table-row>
        <table:table-row table:style-name="ro1">
          <table:table-cell/>
          <table:table-cell office:value-type="float" office:value="871.43" calcext:value-type="float">
            <text:p>871.43</text:p>
          </table:table-cell>
          <table:table-cell office:value-type="float" office:value="17790.93" calcext:value-type="float">
            <text:p>17790.93</text:p>
          </table:table-cell>
        </table:table-row>
        <table:table-row table:style-name="ro1">
          <table:table-cell/>
          <table:table-cell office:value-type="float" office:value="871.61" calcext:value-type="float">
            <text:p>871.61</text:p>
          </table:table-cell>
          <table:table-cell office:value-type="float" office:value="8901.84" calcext:value-type="float">
            <text:p>8901.84</text:p>
          </table:table-cell>
        </table:table-row>
        <table:table-row table:style-name="ro1">
          <table:table-cell/>
          <table:table-cell office:value-type="float" office:value="871.79" calcext:value-type="float">
            <text:p>871.79</text:p>
          </table:table-cell>
          <table:table-cell office:value-type="float" office:value="10187.05" calcext:value-type="float">
            <text:p>10187.05</text:p>
          </table:table-cell>
        </table:table-row>
        <table:table-row table:style-name="ro1">
          <table:table-cell/>
          <table:table-cell office:value-type="float" office:value="871.97" calcext:value-type="float">
            <text:p>871.97</text:p>
          </table:table-cell>
          <table:table-cell office:value-type="float" office:value="8535.93" calcext:value-type="float">
            <text:p>8535.93</text:p>
          </table:table-cell>
        </table:table-row>
        <table:table-row table:style-name="ro1">
          <table:table-cell/>
          <table:table-cell office:value-type="float" office:value="872.15" calcext:value-type="float">
            <text:p>872.15</text:p>
          </table:table-cell>
          <table:table-cell office:value-type="float" office:value="15923.18" calcext:value-type="float">
            <text:p>15923.18</text:p>
          </table:table-cell>
        </table:table-row>
        <table:table-row table:style-name="ro1">
          <table:table-cell/>
          <table:table-cell office:value-type="float" office:value="872.33" calcext:value-type="float">
            <text:p>872.33</text:p>
          </table:table-cell>
          <table:table-cell office:value-type="float" office:value="13057.85" calcext:value-type="float">
            <text:p>13057.85</text:p>
          </table:table-cell>
        </table:table-row>
        <table:table-row table:style-name="ro1">
          <table:table-cell/>
          <table:table-cell office:value-type="float" office:value="872.51" calcext:value-type="float">
            <text:p>872.51</text:p>
          </table:table-cell>
          <table:table-cell office:value-type="float" office:value="10163.39" calcext:value-type="float">
            <text:p>10163.39</text:p>
          </table:table-cell>
        </table:table-row>
        <table:table-row table:style-name="ro1">
          <table:table-cell/>
          <table:table-cell office:value-type="float" office:value="872.69" calcext:value-type="float">
            <text:p>872.69</text:p>
          </table:table-cell>
          <table:table-cell office:value-type="float" office:value="7612.98" calcext:value-type="float">
            <text:p>7612.98</text:p>
          </table:table-cell>
        </table:table-row>
        <table:table-row table:style-name="ro1">
          <table:table-cell/>
          <table:table-cell office:value-type="float" office:value="872.87" calcext:value-type="float">
            <text:p>872.87</text:p>
          </table:table-cell>
          <table:table-cell office:value-type="float" office:value="11838.17" calcext:value-type="float">
            <text:p>11838.17</text:p>
          </table:table-cell>
        </table:table-row>
        <table:table-row table:style-name="ro1">
          <table:table-cell/>
          <table:table-cell office:value-type="float" office:value="873.05" calcext:value-type="float">
            <text:p>873.05</text:p>
          </table:table-cell>
          <table:table-cell office:value-type="float" office:value="5992.81" calcext:value-type="float">
            <text:p>5992.81</text:p>
          </table:table-cell>
        </table:table-row>
        <table:table-row table:style-name="ro1">
          <table:table-cell/>
          <table:table-cell office:value-type="float" office:value="873.23" calcext:value-type="float">
            <text:p>873.23</text:p>
          </table:table-cell>
          <table:table-cell office:value-type="float" office:value="16782.42" calcext:value-type="float">
            <text:p>16782.42</text:p>
          </table:table-cell>
        </table:table-row>
        <table:table-row table:style-name="ro1">
          <table:table-cell/>
          <table:table-cell office:value-type="float" office:value="873.41" calcext:value-type="float">
            <text:p>873.41</text:p>
          </table:table-cell>
          <table:table-cell office:value-type="float" office:value="7563.83" calcext:value-type="float">
            <text:p>7563.83</text:p>
          </table:table-cell>
        </table:table-row>
        <table:table-row table:style-name="ro1">
          <table:table-cell/>
          <table:table-cell office:value-type="float" office:value="873.59" calcext:value-type="float">
            <text:p>873.59</text:p>
          </table:table-cell>
          <table:table-cell office:value-type="float" office:value="13245.35" calcext:value-type="float">
            <text:p>13245.35</text:p>
          </table:table-cell>
        </table:table-row>
        <table:table-row table:style-name="ro1">
          <table:table-cell/>
          <table:table-cell office:value-type="float" office:value="873.77" calcext:value-type="float">
            <text:p>873.77</text:p>
          </table:table-cell>
          <table:table-cell office:value-type="float" office:value="28271.07" calcext:value-type="float">
            <text:p>28271.07</text:p>
          </table:table-cell>
        </table:table-row>
        <table:table-row table:style-name="ro1">
          <table:table-cell/>
          <table:table-cell office:value-type="float" office:value="873.95" calcext:value-type="float">
            <text:p>873.95</text:p>
          </table:table-cell>
          <table:table-cell office:value-type="float" office:value="15566.38" calcext:value-type="float">
            <text:p>15566.38</text:p>
          </table:table-cell>
        </table:table-row>
        <table:table-row table:style-name="ro1">
          <table:table-cell/>
          <table:table-cell office:value-type="float" office:value="874.13" calcext:value-type="float">
            <text:p>874.13</text:p>
          </table:table-cell>
          <table:table-cell office:value-type="float" office:value="6651.8" calcext:value-type="float">
            <text:p>6651.8</text:p>
          </table:table-cell>
        </table:table-row>
        <table:table-row table:style-name="ro1">
          <table:table-cell/>
          <table:table-cell office:value-type="float" office:value="874.31" calcext:value-type="float">
            <text:p>874.31</text:p>
          </table:table-cell>
          <table:table-cell office:value-type="float" office:value="9262.28" calcext:value-type="float">
            <text:p>9262.28</text:p>
          </table:table-cell>
        </table:table-row>
        <table:table-row table:style-name="ro1">
          <table:table-cell/>
          <table:table-cell office:value-type="float" office:value="874.49" calcext:value-type="float">
            <text:p>874.49</text:p>
          </table:table-cell>
          <table:table-cell office:value-type="float" office:value="6222.18" calcext:value-type="float">
            <text:p>6222.18</text:p>
          </table:table-cell>
        </table:table-row>
        <table:table-row table:style-name="ro1">
          <table:table-cell/>
          <table:table-cell office:value-type="float" office:value="874.67" calcext:value-type="float">
            <text:p>874.67</text:p>
          </table:table-cell>
          <table:table-cell office:value-type="float" office:value="18682.94" calcext:value-type="float">
            <text:p>18682.94</text:p>
          </table:table-cell>
        </table:table-row>
        <table:table-row table:style-name="ro1">
          <table:table-cell/>
          <table:table-cell office:value-type="float" office:value="874.85" calcext:value-type="float">
            <text:p>874.85</text:p>
          </table:table-cell>
          <table:table-cell office:value-type="float" office:value="13500.21" calcext:value-type="float">
            <text:p>13500.21</text:p>
          </table:table-cell>
        </table:table-row>
        <table:table-row table:style-name="ro1">
          <table:table-cell/>
          <table:table-cell office:value-type="float" office:value="875.03" calcext:value-type="float">
            <text:p>875.03</text:p>
          </table:table-cell>
          <table:table-cell office:value-type="float" office:value="8874.53" calcext:value-type="float">
            <text:p>8874.53</text:p>
          </table:table-cell>
        </table:table-row>
        <table:table-row table:style-name="ro1">
          <table:table-cell/>
          <table:table-cell office:value-type="float" office:value="875.21" calcext:value-type="float">
            <text:p>875.21</text:p>
          </table:table-cell>
          <table:table-cell office:value-type="float" office:value="7782.28" calcext:value-type="float">
            <text:p>7782.28</text:p>
          </table:table-cell>
        </table:table-row>
        <table:table-row table:style-name="ro1">
          <table:table-cell/>
          <table:table-cell office:value-type="float" office:value="875.39" calcext:value-type="float">
            <text:p>875.39</text:p>
          </table:table-cell>
          <table:table-cell office:value-type="float" office:value="14623.41" calcext:value-type="float">
            <text:p>14623.41</text:p>
          </table:table-cell>
        </table:table-row>
        <table:table-row table:style-name="ro1">
          <table:table-cell/>
          <table:table-cell office:value-type="float" office:value="875.57" calcext:value-type="float">
            <text:p>875.57</text:p>
          </table:table-cell>
          <table:table-cell office:value-type="float" office:value="14175.58" calcext:value-type="float">
            <text:p>14175.58</text:p>
          </table:table-cell>
        </table:table-row>
        <table:table-row table:style-name="ro1">
          <table:table-cell/>
          <table:table-cell office:value-type="float" office:value="875.75" calcext:value-type="float">
            <text:p>875.75</text:p>
          </table:table-cell>
          <table:table-cell office:value-type="float" office:value="7953.4" calcext:value-type="float">
            <text:p>7953.4</text:p>
          </table:table-cell>
        </table:table-row>
        <table:table-row table:style-name="ro1">
          <table:table-cell/>
          <table:table-cell office:value-type="float" office:value="875.93" calcext:value-type="float">
            <text:p>875.93</text:p>
          </table:table-cell>
          <table:table-cell office:value-type="float" office:value="17820.06" calcext:value-type="float">
            <text:p>17820.06</text:p>
          </table:table-cell>
        </table:table-row>
        <table:table-row table:style-name="ro1">
          <table:table-cell/>
          <table:table-cell office:value-type="float" office:value="876.11" calcext:value-type="float">
            <text:p>876.11</text:p>
          </table:table-cell>
          <table:table-cell office:value-type="float" office:value="9921.27" calcext:value-type="float">
            <text:p>9921.27</text:p>
          </table:table-cell>
        </table:table-row>
        <table:table-row table:style-name="ro1">
          <table:table-cell/>
          <table:table-cell office:value-type="float" office:value="876.29" calcext:value-type="float">
            <text:p>876.29</text:p>
          </table:table-cell>
          <table:table-cell office:value-type="float" office:value="9835.71" calcext:value-type="float">
            <text:p>9835.71</text:p>
          </table:table-cell>
        </table:table-row>
        <table:table-row table:style-name="ro1">
          <table:table-cell/>
          <table:table-cell office:value-type="float" office:value="876.47" calcext:value-type="float">
            <text:p>876.47</text:p>
          </table:table-cell>
          <table:table-cell office:value-type="float" office:value="9384.25" calcext:value-type="float">
            <text:p>9384.25</text:p>
          </table:table-cell>
        </table:table-row>
        <table:table-row table:style-name="ro1">
          <table:table-cell/>
          <table:table-cell office:value-type="float" office:value="876.65" calcext:value-type="float">
            <text:p>876.65</text:p>
          </table:table-cell>
          <table:table-cell office:value-type="float" office:value="26732.82" calcext:value-type="float">
            <text:p>26732.82</text:p>
          </table:table-cell>
        </table:table-row>
        <table:table-row table:style-name="ro1">
          <table:table-cell/>
          <table:table-cell office:value-type="float" office:value="876.83" calcext:value-type="float">
            <text:p>876.83</text:p>
          </table:table-cell>
          <table:table-cell office:value-type="float" office:value="13764.17" calcext:value-type="float">
            <text:p>13764.17</text:p>
          </table:table-cell>
        </table:table-row>
        <table:table-row table:style-name="ro1">
          <table:table-cell/>
          <table:table-cell office:value-type="float" office:value="877.01" calcext:value-type="float">
            <text:p>877.01</text:p>
          </table:table-cell>
          <table:table-cell office:value-type="float" office:value="13613.08" calcext:value-type="float">
            <text:p>13613.08</text:p>
          </table:table-cell>
        </table:table-row>
        <table:table-row table:style-name="ro1">
          <table:table-cell/>
          <table:table-cell office:value-type="float" office:value="877.18" calcext:value-type="float">
            <text:p>877.18</text:p>
          </table:table-cell>
          <table:table-cell office:value-type="float" office:value="7796.84" calcext:value-type="float">
            <text:p>7796.84</text:p>
          </table:table-cell>
        </table:table-row>
        <table:table-row table:style-name="ro1">
          <table:table-cell/>
          <table:table-cell office:value-type="float" office:value="877.36" calcext:value-type="float">
            <text:p>877.36</text:p>
          </table:table-cell>
          <table:table-cell office:value-type="float" office:value="12730.17" calcext:value-type="float">
            <text:p>12730.17</text:p>
          </table:table-cell>
        </table:table-row>
        <table:table-row table:style-name="ro1">
          <table:table-cell/>
          <table:table-cell office:value-type="float" office:value="877.54" calcext:value-type="float">
            <text:p>877.54</text:p>
          </table:table-cell>
          <table:table-cell office:value-type="float" office:value="18058.53" calcext:value-type="float">
            <text:p>18058.53</text:p>
          </table:table-cell>
        </table:table-row>
        <table:table-row table:style-name="ro1">
          <table:table-cell/>
          <table:table-cell office:value-type="float" office:value="877.72" calcext:value-type="float">
            <text:p>877.72</text:p>
          </table:table-cell>
          <table:table-cell office:value-type="float" office:value="13043.29" calcext:value-type="float">
            <text:p>13043.29</text:p>
          </table:table-cell>
        </table:table-row>
        <table:table-row table:style-name="ro1">
          <table:table-cell/>
          <table:table-cell office:value-type="float" office:value="877.9" calcext:value-type="float">
            <text:p>877.9</text:p>
          </table:table-cell>
          <table:table-cell office:value-type="float" office:value="8044.42" calcext:value-type="float">
            <text:p>8044.42</text:p>
          </table:table-cell>
        </table:table-row>
        <table:table-row table:style-name="ro1">
          <table:table-cell/>
          <table:table-cell office:value-type="float" office:value="878.08" calcext:value-type="float">
            <text:p>878.08</text:p>
          </table:table-cell>
          <table:table-cell office:value-type="float" office:value="20361.36" calcext:value-type="float">
            <text:p>20361.36</text:p>
          </table:table-cell>
        </table:table-row>
        <table:table-row table:style-name="ro1">
          <table:table-cell/>
          <table:table-cell office:value-type="float" office:value="878.26" calcext:value-type="float">
            <text:p>878.26</text:p>
          </table:table-cell>
          <table:table-cell office:value-type="float" office:value="7643.93" calcext:value-type="float">
            <text:p>7643.93</text:p>
          </table:table-cell>
        </table:table-row>
        <table:table-row table:style-name="ro1">
          <table:table-cell/>
          <table:table-cell office:value-type="float" office:value="878.44" calcext:value-type="float">
            <text:p>878.44</text:p>
          </table:table-cell>
          <table:table-cell office:value-type="float" office:value="9149.41" calcext:value-type="float">
            <text:p>9149.41</text:p>
          </table:table-cell>
        </table:table-row>
        <table:table-row table:style-name="ro1">
          <table:table-cell/>
          <table:table-cell office:value-type="float" office:value="878.62" calcext:value-type="float">
            <text:p>878.62</text:p>
          </table:table-cell>
          <table:table-cell office:value-type="float" office:value="20847.41" calcext:value-type="float">
            <text:p>20847.41</text:p>
          </table:table-cell>
        </table:table-row>
        <table:table-row table:style-name="ro1">
          <table:table-cell/>
          <table:table-cell office:value-type="float" office:value="878.8" calcext:value-type="float">
            <text:p>878.8</text:p>
          </table:table-cell>
          <table:table-cell office:value-type="float" office:value="11572.39" calcext:value-type="float">
            <text:p>11572.39</text:p>
          </table:table-cell>
        </table:table-row>
        <table:table-row table:style-name="ro1">
          <table:table-cell/>
          <table:table-cell office:value-type="float" office:value="878.98" calcext:value-type="float">
            <text:p>878.98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/>
          <table:table-cell office:value-type="float" office:value="879.16" calcext:value-type="float">
            <text:p>879.16</text:p>
          </table:table-cell>
          <table:table-cell office:value-type="float" office:value="21821.33" calcext:value-type="float">
            <text:p>21821.33</text:p>
          </table:table-cell>
        </table:table-row>
        <table:table-row table:style-name="ro1">
          <table:table-cell/>
          <table:table-cell office:value-type="float" office:value="879.34" calcext:value-type="float">
            <text:p>879.34</text:p>
          </table:table-cell>
          <table:table-cell office:value-type="float" office:value="16452.93" calcext:value-type="float">
            <text:p>16452.93</text:p>
          </table:table-cell>
        </table:table-row>
        <table:table-row table:style-name="ro1">
          <table:table-cell/>
          <table:table-cell office:value-type="float" office:value="879.52" calcext:value-type="float">
            <text:p>879.52</text:p>
          </table:table-cell>
          <table:table-cell office:value-type="float" office:value="14168.3" calcext:value-type="float">
            <text:p>14168.3</text:p>
          </table:table-cell>
        </table:table-row>
        <table:table-row table:style-name="ro1">
          <table:table-cell/>
          <table:table-cell office:value-type="float" office:value="879.7" calcext:value-type="float">
            <text:p>879.7</text:p>
          </table:table-cell>
          <table:table-cell office:value-type="float" office:value="20124.71" calcext:value-type="float">
            <text:p>20124.71</text:p>
          </table:table-cell>
        </table:table-row>
        <table:table-row table:style-name="ro1">
          <table:table-cell/>
          <table:table-cell office:value-type="float" office:value="879.88" calcext:value-type="float">
            <text:p>879.88</text:p>
          </table:table-cell>
          <table:table-cell office:value-type="float" office:value="14577.9" calcext:value-type="float">
            <text:p>14577.9</text:p>
          </table:table-cell>
        </table:table-row>
        <table:table-row table:style-name="ro1">
          <table:table-cell/>
          <table:table-cell office:value-type="float" office:value="880.06" calcext:value-type="float">
            <text:p>880.06</text:p>
          </table:table-cell>
          <table:table-cell office:value-type="float" office:value="11596.05" calcext:value-type="float">
            <text:p>11596.05</text:p>
          </table:table-cell>
        </table:table-row>
        <table:table-row table:style-name="ro1">
          <table:table-cell/>
          <table:table-cell office:value-type="float" office:value="880.24" calcext:value-type="float">
            <text:p>880.24</text:p>
          </table:table-cell>
          <table:table-cell office:value-type="float" office:value="17643.48" calcext:value-type="float">
            <text:p>17643.48</text:p>
          </table:table-cell>
        </table:table-row>
        <table:table-row table:style-name="ro1">
          <table:table-cell/>
          <table:table-cell office:value-type="float" office:value="880.42" calcext:value-type="float">
            <text:p>880.42</text:p>
          </table:table-cell>
          <table:table-cell office:value-type="float" office:value="7698.54" calcext:value-type="float">
            <text:p>7698.54</text:p>
          </table:table-cell>
        </table:table-row>
        <table:table-row table:style-name="ro1">
          <table:table-cell/>
          <table:table-cell office:value-type="float" office:value="880.6" calcext:value-type="float">
            <text:p>880.6</text:p>
          </table:table-cell>
          <table:table-cell office:value-type="float" office:value="12049.34" calcext:value-type="float">
            <text:p>12049.34</text:p>
          </table:table-cell>
        </table:table-row>
        <table:table-row table:style-name="ro1">
          <table:table-cell/>
          <table:table-cell office:value-type="float" office:value="880.78" calcext:value-type="float">
            <text:p>880.78</text:p>
          </table:table-cell>
          <table:table-cell office:value-type="float" office:value="15466.26" calcext:value-type="float">
            <text:p>15466.26</text:p>
          </table:table-cell>
        </table:table-row>
        <table:table-row table:style-name="ro1">
          <table:table-cell/>
          <table:table-cell office:value-type="float" office:value="880.95" calcext:value-type="float">
            <text:p>880.95</text:p>
          </table:table-cell>
          <table:table-cell office:value-type="float" office:value="12566.34" calcext:value-type="float">
            <text:p>12566.34</text:p>
          </table:table-cell>
        </table:table-row>
        <table:table-row table:style-name="ro1">
          <table:table-cell/>
          <table:table-cell office:value-type="float" office:value="881.13" calcext:value-type="float">
            <text:p>881.13</text:p>
          </table:table-cell>
          <table:table-cell office:value-type="float" office:value="7199.75" calcext:value-type="float">
            <text:p>7199.75</text:p>
          </table:table-cell>
        </table:table-row>
        <table:table-row table:style-name="ro1">
          <table:table-cell/>
          <table:table-cell office:value-type="float" office:value="881.31" calcext:value-type="float">
            <text:p>881.31</text:p>
          </table:table-cell>
          <table:table-cell office:value-type="float" office:value="7807.77" calcext:value-type="float">
            <text:p>7807.77</text:p>
          </table:table-cell>
        </table:table-row>
        <table:table-row table:style-name="ro1">
          <table:table-cell/>
          <table:table-cell office:value-type="float" office:value="881.49" calcext:value-type="float">
            <text:p>881.49</text:p>
          </table:table-cell>
          <table:table-cell office:value-type="float" office:value="9120.29" calcext:value-type="float">
            <text:p>9120.29</text:p>
          </table:table-cell>
        </table:table-row>
        <table:table-row table:style-name="ro1">
          <table:table-cell/>
          <table:table-cell office:value-type="float" office:value="881.67" calcext:value-type="float">
            <text:p>881.67</text:p>
          </table:table-cell>
          <table:table-cell office:value-type="float" office:value="11672.51" calcext:value-type="float">
            <text:p>11672.51</text:p>
          </table:table-cell>
        </table:table-row>
        <table:table-row table:style-name="ro1">
          <table:table-cell/>
          <table:table-cell office:value-type="float" office:value="881.85" calcext:value-type="float">
            <text:p>881.85</text:p>
          </table:table-cell>
          <table:table-cell office:value-type="float" office:value="10429.17" calcext:value-type="float">
            <text:p>10429.17</text:p>
          </table:table-cell>
        </table:table-row>
        <table:table-row table:style-name="ro1">
          <table:table-cell/>
          <table:table-cell office:value-type="float" office:value="882.03" calcext:value-type="float">
            <text:p>882.03</text:p>
          </table:table-cell>
          <table:table-cell office:value-type="float" office:value="14079.1" calcext:value-type="float">
            <text:p>14079.1</text:p>
          </table:table-cell>
        </table:table-row>
        <table:table-row table:style-name="ro1">
          <table:table-cell/>
          <table:table-cell office:value-type="float" office:value="882.21" calcext:value-type="float">
            <text:p>882.21</text:p>
          </table:table-cell>
          <table:table-cell office:value-type="float" office:value="9842.99" calcext:value-type="float">
            <text:p>9842.99</text:p>
          </table:table-cell>
        </table:table-row>
        <table:table-row table:style-name="ro1">
          <table:table-cell/>
          <table:table-cell office:value-type="float" office:value="882.39" calcext:value-type="float">
            <text:p>882.39</text:p>
          </table:table-cell>
          <table:table-cell office:value-type="float" office:value="10796.89" calcext:value-type="float">
            <text:p>10796.89</text:p>
          </table:table-cell>
        </table:table-row>
        <table:table-row table:style-name="ro1">
          <table:table-cell/>
          <table:table-cell office:value-type="float" office:value="882.57" calcext:value-type="float">
            <text:p>882.57</text:p>
          </table:table-cell>
          <table:table-cell office:value-type="float" office:value="10665.82" calcext:value-type="float">
            <text:p>10665.82</text:p>
          </table:table-cell>
        </table:table-row>
        <table:table-row table:style-name="ro1">
          <table:table-cell/>
          <table:table-cell office:value-type="float" office:value="882.75" calcext:value-type="float">
            <text:p>882.75</text:p>
          </table:table-cell>
          <table:table-cell office:value-type="float" office:value="30816.01" calcext:value-type="float">
            <text:p>30816.01</text:p>
          </table:table-cell>
        </table:table-row>
        <table:table-row table:style-name="ro1">
          <table:table-cell/>
          <table:table-cell office:value-type="float" office:value="882.93" calcext:value-type="float">
            <text:p>882.93</text:p>
          </table:table-cell>
          <table:table-cell office:value-type="float" office:value="12358.81" calcext:value-type="float">
            <text:p>12358.81</text:p>
          </table:table-cell>
        </table:table-row>
        <table:table-row table:style-name="ro1">
          <table:table-cell/>
          <table:table-cell office:value-type="float" office:value="883.11" calcext:value-type="float">
            <text:p>883.11</text:p>
          </table:table-cell>
          <table:table-cell office:value-type="float" office:value="20618.04" calcext:value-type="float">
            <text:p>20618.04</text:p>
          </table:table-cell>
        </table:table-row>
        <table:table-row table:style-name="ro1">
          <table:table-cell/>
          <table:table-cell office:value-type="float" office:value="883.28" calcext:value-type="float">
            <text:p>883.28</text:p>
          </table:table-cell>
          <table:table-cell office:value-type="float" office:value="8812.64" calcext:value-type="float">
            <text:p>8812.64</text:p>
          </table:table-cell>
        </table:table-row>
        <table:table-row table:style-name="ro1">
          <table:table-cell/>
          <table:table-cell office:value-type="float" office:value="883.46" calcext:value-type="float">
            <text:p>883.46</text:p>
          </table:table-cell>
          <table:table-cell office:value-type="float" office:value="14148.28" calcext:value-type="float">
            <text:p>14148.28</text:p>
          </table:table-cell>
        </table:table-row>
        <table:table-row table:style-name="ro1">
          <table:table-cell/>
          <table:table-cell office:value-type="float" office:value="883.64" calcext:value-type="float">
            <text:p>883.64</text:p>
          </table:table-cell>
          <table:table-cell office:value-type="float" office:value="11388.53" calcext:value-type="float">
            <text:p>11388.53</text:p>
          </table:table-cell>
        </table:table-row>
        <table:table-row table:style-name="ro1">
          <table:table-cell/>
          <table:table-cell office:value-type="float" office:value="883.82" calcext:value-type="float">
            <text:p>883.82</text:p>
          </table:table-cell>
          <table:table-cell office:value-type="float" office:value="13400.09" calcext:value-type="float">
            <text:p>13400.09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2120.33" calcext:value-type="float">
            <text:p>12120.33</text:p>
          </table:table-cell>
        </table:table-row>
        <table:table-row table:style-name="ro1">
          <table:table-cell/>
          <table:table-cell office:value-type="float" office:value="884.18" calcext:value-type="float">
            <text:p>884.18</text:p>
          </table:table-cell>
          <table:table-cell office:value-type="float" office:value="14594.28" calcext:value-type="float">
            <text:p>14594.28</text:p>
          </table:table-cell>
        </table:table-row>
        <table:table-row table:style-name="ro1">
          <table:table-cell/>
          <table:table-cell office:value-type="float" office:value="884.36" calcext:value-type="float">
            <text:p>884.36</text:p>
          </table:table-cell>
          <table:table-cell office:value-type="float" office:value="13400.09" calcext:value-type="float">
            <text:p>13400.09</text:p>
          </table:table-cell>
        </table:table-row>
        <table:table-row table:style-name="ro1">
          <table:table-cell/>
          <table:table-cell office:value-type="float" office:value="884.54" calcext:value-type="float">
            <text:p>884.54</text:p>
          </table:table-cell>
          <table:table-cell office:value-type="float" office:value="9062.03" calcext:value-type="float">
            <text:p>9062.03</text:p>
          </table:table-cell>
        </table:table-row>
        <table:table-row table:style-name="ro1">
          <table:table-cell/>
          <table:table-cell office:value-type="float" office:value="884.72" calcext:value-type="float">
            <text:p>884.72</text:p>
          </table:table-cell>
          <table:table-cell office:value-type="float" office:value="8801.71" calcext:value-type="float">
            <text:p>8801.71</text:p>
          </table:table-cell>
        </table:table-row>
        <table:table-row table:style-name="ro1">
          <table:table-cell/>
          <table:table-cell office:value-type="float" office:value="884.9" calcext:value-type="float">
            <text:p>884.9</text:p>
          </table:table-cell>
          <table:table-cell office:value-type="float" office:value="14608.84" calcext:value-type="float">
            <text:p>14608.84</text:p>
          </table:table-cell>
        </table:table-row>
        <table:table-row table:style-name="ro1">
          <table:table-cell/>
          <table:table-cell office:value-type="float" office:value="885.07" calcext:value-type="float">
            <text:p>885.07</text:p>
          </table:table-cell>
          <table:table-cell office:value-type="float" office:value="13232.61" calcext:value-type="float">
            <text:p>13232.61</text:p>
          </table:table-cell>
        </table:table-row>
        <table:table-row table:style-name="ro1">
          <table:table-cell/>
          <table:table-cell office:value-type="float" office:value="885.25" calcext:value-type="float">
            <text:p>885.25</text:p>
          </table:table-cell>
          <table:table-cell office:value-type="float" office:value="10862.43" calcext:value-type="float">
            <text:p>10862.43</text:p>
          </table:table-cell>
        </table:table-row>
        <table:table-row table:style-name="ro1">
          <table:table-cell/>
          <table:table-cell office:value-type="float" office:value="885.43" calcext:value-type="float">
            <text:p>885.43</text:p>
          </table:table-cell>
          <table:table-cell office:value-type="float" office:value="9988.63" calcext:value-type="float">
            <text:p>9988.63</text:p>
          </table:table-cell>
        </table:table-row>
        <table:table-row table:style-name="ro1">
          <table:table-cell/>
          <table:table-cell office:value-type="float" office:value="885.61" calcext:value-type="float">
            <text:p>885.61</text:p>
          </table:table-cell>
          <table:table-cell office:value-type="float" office:value="17718.12" calcext:value-type="float">
            <text:p>17718.12</text:p>
          </table:table-cell>
        </table:table-row>
        <table:table-row table:style-name="ro1">
          <table:table-cell/>
          <table:table-cell office:value-type="float" office:value="885.79" calcext:value-type="float">
            <text:p>885.79</text:p>
          </table:table-cell>
          <table:table-cell office:value-type="float" office:value="9298.69" calcext:value-type="float">
            <text:p>9298.69</text:p>
          </table:table-cell>
        </table:table-row>
        <table:table-row table:style-name="ro1">
          <table:table-cell/>
          <table:table-cell office:value-type="float" office:value="885.97" calcext:value-type="float">
            <text:p>885.97</text:p>
          </table:table-cell>
          <table:table-cell office:value-type="float" office:value="10017.75" calcext:value-type="float">
            <text:p>10017.75</text:p>
          </table:table-cell>
        </table:table-row>
        <table:table-row table:style-name="ro1">
          <table:table-cell/>
          <table:table-cell office:value-type="float" office:value="886.15" calcext:value-type="float">
            <text:p>886.15</text:p>
          </table:table-cell>
          <table:table-cell office:value-type="float" office:value="14330.32" calcext:value-type="float">
            <text:p>14330.32</text:p>
          </table:table-cell>
        </table:table-row>
        <table:table-row table:style-name="ro1">
          <table:table-cell/>
          <table:table-cell office:value-type="float" office:value="886.33" calcext:value-type="float">
            <text:p>886.33</text:p>
          </table:table-cell>
          <table:table-cell office:value-type="float" office:value="10116.06" calcext:value-type="float">
            <text:p>10116.06</text:p>
          </table:table-cell>
        </table:table-row>
        <table:table-row table:style-name="ro1">
          <table:table-cell/>
          <table:table-cell office:value-type="float" office:value="886.51" calcext:value-type="float">
            <text:p>886.51</text:p>
          </table:table-cell>
          <table:table-cell office:value-type="float" office:value="12524.47" calcext:value-type="float">
            <text:p>12524.47</text:p>
          </table:table-cell>
        </table:table-row>
        <table:table-row table:style-name="ro1">
          <table:table-cell/>
          <table:table-cell office:value-type="float" office:value="886.68" calcext:value-type="float">
            <text:p>886.68</text:p>
          </table:table-cell>
          <table:table-cell office:value-type="float" office:value="12759.3" calcext:value-type="float">
            <text:p>12759.3</text:p>
          </table:table-cell>
        </table:table-row>
        <table:table-row table:style-name="ro1">
          <table:table-cell/>
          <table:table-cell office:value-type="float" office:value="886.86" calcext:value-type="float">
            <text:p>886.86</text:p>
          </table:table-cell>
          <table:table-cell office:value-type="float" office:value="10345.43" calcext:value-type="float">
            <text:p>10345.43</text:p>
          </table:table-cell>
        </table:table-row>
        <table:table-row table:style-name="ro1">
          <table:table-cell/>
          <table:table-cell office:value-type="float" office:value="887.04" calcext:value-type="float">
            <text:p>887.04</text:p>
          </table:table-cell>
          <table:table-cell office:value-type="float" office:value="13305.43" calcext:value-type="float">
            <text:p>13305.43</text:p>
          </table:table-cell>
        </table:table-row>
        <table:table-row table:style-name="ro1">
          <table:table-cell/>
          <table:table-cell office:value-type="float" office:value="887.22" calcext:value-type="float">
            <text:p>887.22</text:p>
          </table:table-cell>
          <table:table-cell office:value-type="float" office:value="13378.24" calcext:value-type="float">
            <text:p>13378.24</text:p>
          </table:table-cell>
        </table:table-row>
        <table:table-row table:style-name="ro1">
          <table:table-cell/>
          <table:table-cell office:value-type="float" office:value="887.4" calcext:value-type="float">
            <text:p>887.4</text:p>
          </table:table-cell>
          <table:table-cell office:value-type="float" office:value="9158.52" calcext:value-type="float">
            <text:p>9158.52</text:p>
          </table:table-cell>
        </table:table-row>
        <table:table-row table:style-name="ro1">
          <table:table-cell/>
          <table:table-cell office:value-type="float" office:value="887.58" calcext:value-type="float">
            <text:p>887.58</text:p>
          </table:table-cell>
          <table:table-cell office:value-type="float" office:value="9346.02" calcext:value-type="float">
            <text:p>9346.02</text:p>
          </table:table-cell>
        </table:table-row>
        <table:table-row table:style-name="ro1">
          <table:table-cell/>
          <table:table-cell office:value-type="float" office:value="887.76" calcext:value-type="float">
            <text:p>887.76</text:p>
          </table:table-cell>
          <table:table-cell office:value-type="float" office:value="11581.49" calcext:value-type="float">
            <text:p>11581.49</text:p>
          </table:table-cell>
        </table:table-row>
        <table:table-row table:style-name="ro1">
          <table:table-cell/>
          <table:table-cell office:value-type="float" office:value="887.94" calcext:value-type="float">
            <text:p>887.94</text:p>
          </table:table-cell>
          <table:table-cell office:value-type="float" office:value="57496.04" calcext:value-type="float">
            <text:p>57496.04</text:p>
          </table:table-cell>
        </table:table-row>
        <table:table-row table:style-name="ro1">
          <table:table-cell/>
          <table:table-cell office:value-type="float" office:value="888.11" calcext:value-type="float">
            <text:p>888.11</text:p>
          </table:table-cell>
          <table:table-cell office:value-type="float" office:value="22724.26" calcext:value-type="float">
            <text:p>22724.26</text:p>
          </table:table-cell>
        </table:table-row>
        <table:table-row table:style-name="ro1">
          <table:table-cell/>
          <table:table-cell office:value-type="float" office:value="888.29" calcext:value-type="float">
            <text:p>888.29</text:p>
          </table:table-cell>
          <table:table-cell office:value-type="float" office:value="8375.74" calcext:value-type="float">
            <text:p>8375.74</text:p>
          </table:table-cell>
        </table:table-row>
        <table:table-row table:style-name="ro1">
          <table:table-cell/>
          <table:table-cell office:value-type="float" office:value="888.47" calcext:value-type="float">
            <text:p>888.47</text:p>
          </table:table-cell>
          <table:table-cell office:value-type="float" office:value="9131.21" calcext:value-type="float">
            <text:p>9131.21</text:p>
          </table:table-cell>
        </table:table-row>
        <table:table-row table:style-name="ro1">
          <table:table-cell/>
          <table:table-cell office:value-type="float" office:value="888.65" calcext:value-type="float">
            <text:p>888.65</text:p>
          </table:table-cell>
          <table:table-cell office:value-type="float" office:value="17641.66" calcext:value-type="float">
            <text:p>17641.66</text:p>
          </table:table-cell>
        </table:table-row>
        <table:table-row table:style-name="ro1">
          <table:table-cell/>
          <table:table-cell office:value-type="float" office:value="888.83" calcext:value-type="float">
            <text:p>888.83</text:p>
          </table:table-cell>
          <table:table-cell office:value-type="float" office:value="26798.35" calcext:value-type="float">
            <text:p>26798.35</text:p>
          </table:table-cell>
        </table:table-row>
        <table:table-row table:style-name="ro1">
          <table:table-cell/>
          <table:table-cell office:value-type="float" office:value="889.01" calcext:value-type="float">
            <text:p>889.01</text:p>
          </table:table-cell>
          <table:table-cell office:value-type="float" office:value="11441.32" calcext:value-type="float">
            <text:p>11441.32</text:p>
          </table:table-cell>
        </table:table-row>
        <table:table-row table:style-name="ro1">
          <table:table-cell/>
          <table:table-cell office:value-type="float" office:value="889.19" calcext:value-type="float">
            <text:p>889.19</text:p>
          </table:table-cell>
          <table:table-cell office:value-type="float" office:value="10465.58" calcext:value-type="float">
            <text:p>10465.58</text:p>
          </table:table-cell>
        </table:table-row>
        <table:table-row table:style-name="ro1">
          <table:table-cell/>
          <table:table-cell office:value-type="float" office:value="889.36" calcext:value-type="float">
            <text:p>889.36</text:p>
          </table:table-cell>
          <table:table-cell office:value-type="float" office:value="11199.2" calcext:value-type="float">
            <text:p>11199.2</text:p>
          </table:table-cell>
        </table:table-row>
        <table:table-row table:style-name="ro1">
          <table:table-cell/>
          <table:table-cell office:value-type="float" office:value="889.54" calcext:value-type="float">
            <text:p>889.54</text:p>
          </table:table-cell>
          <table:table-cell office:value-type="float" office:value="11191.92" calcext:value-type="float">
            <text:p>11191.92</text:p>
          </table:table-cell>
        </table:table-row>
        <table:table-row table:style-name="ro1">
          <table:table-cell/>
          <table:table-cell office:value-type="float" office:value="889.72" calcext:value-type="float">
            <text:p>889.72</text:p>
          </table:table-cell>
          <table:table-cell office:value-type="float" office:value="9231.33" calcext:value-type="float">
            <text:p>9231.33</text:p>
          </table:table-cell>
        </table:table-row>
        <table:table-row table:style-name="ro1">
          <table:table-cell/>
          <table:table-cell office:value-type="float" office:value="889.9" calcext:value-type="float">
            <text:p>889.9</text:p>
          </table:table-cell>
          <table:table-cell office:value-type="float" office:value="11965.6" calcext:value-type="float">
            <text:p>11965.6</text:p>
          </table:table-cell>
        </table:table-row>
        <table:table-row table:style-name="ro1">
          <table:table-cell/>
          <table:table-cell office:value-type="float" office:value="890.08" calcext:value-type="float">
            <text:p>890.08</text:p>
          </table:table-cell>
          <table:table-cell office:value-type="float" office:value="11554.18" calcext:value-type="float">
            <text:p>11554.18</text:p>
          </table:table-cell>
        </table:table-row>
        <table:table-row table:style-name="ro1">
          <table:table-cell/>
          <table:table-cell office:value-type="float" office:value="890.26" calcext:value-type="float">
            <text:p>890.26</text:p>
          </table:table-cell>
          <table:table-cell office:value-type="float" office:value="13640.38" calcext:value-type="float">
            <text:p>13640.38</text:p>
          </table:table-cell>
        </table:table-row>
        <table:table-row table:style-name="ro1">
          <table:table-cell/>
          <table:table-cell office:value-type="float" office:value="890.44" calcext:value-type="float">
            <text:p>890.44</text:p>
          </table:table-cell>
          <table:table-cell office:value-type="float" office:value="9742.87" calcext:value-type="float">
            <text:p>9742.87</text:p>
          </table:table-cell>
        </table:table-row>
        <table:table-row table:style-name="ro1">
          <table:table-cell/>
          <table:table-cell office:value-type="float" office:value="890.61" calcext:value-type="float">
            <text:p>890.61</text:p>
          </table:table-cell>
          <table:table-cell office:value-type="float" office:value="10454.65" calcext:value-type="float">
            <text:p>10454.65</text:p>
          </table:table-cell>
        </table:table-row>
        <table:table-row table:style-name="ro1">
          <table:table-cell/>
          <table:table-cell office:value-type="float" office:value="890.79" calcext:value-type="float">
            <text:p>890.79</text:p>
          </table:table-cell>
          <table:table-cell office:value-type="float" office:value="9355.12" calcext:value-type="float">
            <text:p>9355.12</text:p>
          </table:table-cell>
        </table:table-row>
        <table:table-row table:style-name="ro1">
          <table:table-cell/>
          <table:table-cell office:value-type="float" office:value="890.97" calcext:value-type="float">
            <text:p>890.97</text:p>
          </table:table-cell>
          <table:table-cell office:value-type="float" office:value="12580.9" calcext:value-type="float">
            <text:p>12580.9</text:p>
          </table:table-cell>
        </table:table-row>
        <table:table-row table:style-name="ro1">
          <table:table-cell/>
          <table:table-cell office:value-type="float" office:value="891.15" calcext:value-type="float">
            <text:p>891.15</text:p>
          </table:table-cell>
          <table:table-cell office:value-type="float" office:value="14255.68" calcext:value-type="float">
            <text:p>14255.68</text:p>
          </table:table-cell>
        </table:table-row>
        <table:table-row table:style-name="ro1">
          <table:table-cell/>
          <table:table-cell office:value-type="float" office:value="891.33" calcext:value-type="float">
            <text:p>891.33</text:p>
          </table:table-cell>
          <table:table-cell office:value-type="float" office:value="6358.72" calcext:value-type="float">
            <text:p>6358.72</text:p>
          </table:table-cell>
        </table:table-row>
        <table:table-row table:style-name="ro1">
          <table:table-cell/>
          <table:table-cell office:value-type="float" office:value="891.51" calcext:value-type="float">
            <text:p>891.51</text:p>
          </table:table-cell>
          <table:table-cell office:value-type="float" office:value="15579.13" calcext:value-type="float">
            <text:p>15579.13</text:p>
          </table:table-cell>
        </table:table-row>
        <table:table-row table:style-name="ro1">
          <table:table-cell/>
          <table:table-cell office:value-type="float" office:value="891.68" calcext:value-type="float">
            <text:p>891.68</text:p>
          </table:table-cell>
          <table:table-cell office:value-type="float" office:value="9145.77" calcext:value-type="float">
            <text:p>9145.77</text:p>
          </table:table-cell>
        </table:table-row>
        <table:table-row table:style-name="ro1">
          <table:table-cell/>
          <table:table-cell office:value-type="float" office:value="891.86" calcext:value-type="float">
            <text:p>891.86</text:p>
          </table:table-cell>
          <table:table-cell office:value-type="float" office:value="17046.38" calcext:value-type="float">
            <text:p>17046.38</text:p>
          </table:table-cell>
        </table:table-row>
        <table:table-row table:style-name="ro1">
          <table:table-cell/>
          <table:table-cell office:value-type="float" office:value="892.04" calcext:value-type="float">
            <text:p>892.04</text:p>
          </table:table-cell>
          <table:table-cell office:value-type="float" office:value="14821.83" calcext:value-type="float">
            <text:p>14821.83</text:p>
          </table:table-cell>
        </table:table-row>
        <table:table-row table:style-name="ro1">
          <table:table-cell/>
          <table:table-cell office:value-type="float" office:value="892.22" calcext:value-type="float">
            <text:p>892.22</text:p>
          </table:table-cell>
          <table:table-cell office:value-type="float" office:value="7633.01" calcext:value-type="float">
            <text:p>7633.01</text:p>
          </table:table-cell>
        </table:table-row>
        <table:table-row table:style-name="ro1">
          <table:table-cell/>
          <table:table-cell office:value-type="float" office:value="892.4" calcext:value-type="float">
            <text:p>892.4</text:p>
          </table:table-cell>
          <table:table-cell office:value-type="float" office:value="20104.68" calcext:value-type="float">
            <text:p>20104.68</text:p>
          </table:table-cell>
        </table:table-row>
        <table:table-row table:style-name="ro1">
          <table:table-cell/>
          <table:table-cell office:value-type="float" office:value="892.58" calcext:value-type="float">
            <text:p>892.58</text:p>
          </table:table-cell>
          <table:table-cell office:value-type="float" office:value="16414.7" calcext:value-type="float">
            <text:p>16414.7</text:p>
          </table:table-cell>
        </table:table-row>
        <table:table-row table:style-name="ro1">
          <table:table-cell/>
          <table:table-cell office:value-type="float" office:value="892.75" calcext:value-type="float">
            <text:p>892.75</text:p>
          </table:table-cell>
          <table:table-cell office:value-type="float" office:value="9284.12" calcext:value-type="float">
            <text:p>9284.12</text:p>
          </table:table-cell>
        </table:table-row>
        <table:table-row table:style-name="ro1">
          <table:table-cell/>
          <table:table-cell office:value-type="float" office:value="892.93" calcext:value-type="float">
            <text:p>892.93</text:p>
          </table:table-cell>
          <table:table-cell office:value-type="float" office:value="14534.21" calcext:value-type="float">
            <text:p>14534.21</text:p>
          </table:table-cell>
        </table:table-row>
        <table:table-row table:style-name="ro1">
          <table:table-cell/>
          <table:table-cell office:value-type="float" office:value="893.11" calcext:value-type="float">
            <text:p>893.11</text:p>
          </table:table-cell>
          <table:table-cell office:value-type="float" office:value="13472.9" calcext:value-type="float">
            <text:p>13472.9</text:p>
          </table:table-cell>
        </table:table-row>
        <table:table-row table:style-name="ro1">
          <table:table-cell/>
          <table:table-cell office:value-type="float" office:value="893.29" calcext:value-type="float">
            <text:p>893.29</text:p>
          </table:table-cell>
          <table:table-cell office:value-type="float" office:value="14927.42" calcext:value-type="float">
            <text:p>14927.42</text:p>
          </table:table-cell>
        </table:table-row>
        <table:table-row table:style-name="ro1">
          <table:table-cell/>
          <table:table-cell office:value-type="float" office:value="893.47" calcext:value-type="float">
            <text:p>893.47</text:p>
          </table:table-cell>
          <table:table-cell office:value-type="float" office:value="7245.26" calcext:value-type="float">
            <text:p>7245.26</text:p>
          </table:table-cell>
        </table:table-row>
        <table:table-row table:style-name="ro1">
          <table:table-cell/>
          <table:table-cell office:value-type="float" office:value="893.64" calcext:value-type="float">
            <text:p>893.64</text:p>
          </table:table-cell>
          <table:table-cell office:value-type="float" office:value="11896.42" calcext:value-type="float">
            <text:p>11896.42</text:p>
          </table:table-cell>
        </table:table-row>
        <table:table-row table:style-name="ro1">
          <table:table-cell/>
          <table:table-cell office:value-type="float" office:value="893.82" calcext:value-type="float">
            <text:p>893.82</text:p>
          </table:table-cell>
          <table:table-cell office:value-type="float" office:value="7744.05" calcext:value-type="float">
            <text:p>7744.05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4013.57" calcext:value-type="float">
            <text:p>14013.57</text:p>
          </table:table-cell>
        </table:table-row>
        <table:table-row table:style-name="ro1">
          <table:table-cell/>
          <table:table-cell office:value-type="float" office:value="894.18" calcext:value-type="float">
            <text:p>894.18</text:p>
          </table:table-cell>
          <table:table-cell office:value-type="float" office:value="10789.61" calcext:value-type="float">
            <text:p>10789.61</text:p>
          </table:table-cell>
        </table:table-row>
        <table:table-row table:style-name="ro1">
          <table:table-cell/>
          <table:table-cell office:value-type="float" office:value="894.36" calcext:value-type="float">
            <text:p>894.36</text:p>
          </table:table-cell>
          <table:table-cell office:value-type="float" office:value="11472.27" calcext:value-type="float">
            <text:p>11472.27</text:p>
          </table:table-cell>
        </table:table-row>
        <table:table-row table:style-name="ro1">
          <table:table-cell/>
          <table:table-cell office:value-type="float" office:value="894.53" calcext:value-type="float">
            <text:p>894.53</text:p>
          </table:table-cell>
          <table:table-cell office:value-type="float" office:value="13556.64" calcext:value-type="float">
            <text:p>13556.64</text:p>
          </table:table-cell>
        </table:table-row>
        <table:table-row table:style-name="ro1">
          <table:table-cell/>
          <table:table-cell office:value-type="float" office:value="894.71" calcext:value-type="float">
            <text:p>894.71</text:p>
          </table:table-cell>
          <table:table-cell office:value-type="float" office:value="10103.31" calcext:value-type="float">
            <text:p>10103.31</text:p>
          </table:table-cell>
        </table:table-row>
        <table:table-row table:style-name="ro1">
          <table:table-cell/>
          <table:table-cell office:value-type="float" office:value="894.89" calcext:value-type="float">
            <text:p>894.89</text:p>
          </table:table-cell>
          <table:table-cell office:value-type="float" office:value="11048.11" calcext:value-type="float">
            <text:p>11048.11</text:p>
          </table:table-cell>
        </table:table-row>
        <table:table-row table:style-name="ro1">
          <table:table-cell/>
          <table:table-cell office:value-type="float" office:value="895.07" calcext:value-type="float">
            <text:p>895.07</text:p>
          </table:table-cell>
          <table:table-cell office:value-type="float" office:value="9453.42" calcext:value-type="float">
            <text:p>9453.42</text:p>
          </table:table-cell>
        </table:table-row>
        <table:table-row table:style-name="ro1">
          <table:table-cell/>
          <table:table-cell office:value-type="float" office:value="895.25" calcext:value-type="float">
            <text:p>895.25</text:p>
          </table:table-cell>
          <table:table-cell office:value-type="float" office:value="7221.59" calcext:value-type="float">
            <text:p>7221.59</text:p>
          </table:table-cell>
        </table:table-row>
        <table:table-row table:style-name="ro1">
          <table:table-cell/>
          <table:table-cell office:value-type="float" office:value="895.42" calcext:value-type="float">
            <text:p>895.42</text:p>
          </table:table-cell>
          <table:table-cell office:value-type="float" office:value="12870.35" calcext:value-type="float">
            <text:p>12870.35</text:p>
          </table:table-cell>
        </table:table-row>
        <table:table-row table:style-name="ro1">
          <table:table-cell/>
          <table:table-cell office:value-type="float" office:value="895.6" calcext:value-type="float">
            <text:p>895.6</text:p>
          </table:table-cell>
          <table:table-cell office:value-type="float" office:value="11264.74" calcext:value-type="float">
            <text:p>11264.74</text:p>
          </table:table-cell>
        </table:table-row>
        <table:table-row table:style-name="ro1">
          <table:table-cell/>
          <table:table-cell office:value-type="float" office:value="895.78" calcext:value-type="float">
            <text:p>895.78</text:p>
          </table:table-cell>
          <table:table-cell office:value-type="float" office:value="9355.12" calcext:value-type="float">
            <text:p>9355.12</text:p>
          </table:table-cell>
        </table:table-row>
        <table:table-row table:style-name="ro1">
          <table:table-cell/>
          <table:table-cell office:value-type="float" office:value="895.96" calcext:value-type="float">
            <text:p>895.96</text:p>
          </table:table-cell>
          <table:table-cell office:value-type="float" office:value="16119.79" calcext:value-type="float">
            <text:p>16119.79</text:p>
          </table:table-cell>
        </table:table-row>
        <table:table-row table:style-name="ro1">
          <table:table-cell/>
          <table:table-cell office:value-type="float" office:value="896.14" calcext:value-type="float">
            <text:p>896.14</text:p>
          </table:table-cell>
          <table:table-cell office:value-type="float" office:value="10077.83" calcext:value-type="float">
            <text:p>10077.83</text:p>
          </table:table-cell>
        </table:table-row>
        <table:table-row table:style-name="ro1">
          <table:table-cell/>
          <table:table-cell office:value-type="float" office:value="896.31" calcext:value-type="float">
            <text:p>896.31</text:p>
          </table:table-cell>
          <table:table-cell office:value-type="float" office:value="9316.89" calcext:value-type="float">
            <text:p>9316.89</text:p>
          </table:table-cell>
        </table:table-row>
        <table:table-row table:style-name="ro1">
          <table:table-cell/>
          <table:table-cell office:value-type="float" office:value="896.49" calcext:value-type="float">
            <text:p>896.49</text:p>
          </table:table-cell>
          <table:table-cell office:value-type="float" office:value="17749.06" calcext:value-type="float">
            <text:p>17749.06</text:p>
          </table:table-cell>
        </table:table-row>
        <table:table-row table:style-name="ro1">
          <table:table-cell/>
          <table:table-cell office:value-type="float" office:value="896.67" calcext:value-type="float">
            <text:p>896.67</text:p>
          </table:table-cell>
          <table:table-cell office:value-type="float" office:value="10760.48" calcext:value-type="float">
            <text:p>10760.48</text:p>
          </table:table-cell>
        </table:table-row>
        <table:table-row table:style-name="ro1">
          <table:table-cell/>
          <table:table-cell office:value-type="float" office:value="896.85" calcext:value-type="float">
            <text:p>896.85</text:p>
          </table:table-cell>
          <table:table-cell office:value-type="float" office:value="18568.25" calcext:value-type="float">
            <text:p>18568.25</text:p>
          </table:table-cell>
        </table:table-row>
        <table:table-row table:style-name="ro1">
          <table:table-cell/>
          <table:table-cell office:value-type="float" office:value="897.03" calcext:value-type="float">
            <text:p>897.03</text:p>
          </table:table-cell>
          <table:table-cell office:value-type="float" office:value="8963.73" calcext:value-type="float">
            <text:p>8963.73</text:p>
          </table:table-cell>
        </table:table-row>
        <table:table-row table:style-name="ro1">
          <table:table-cell/>
          <table:table-cell office:value-type="float" office:value="897.2" calcext:value-type="float">
            <text:p>897.2</text:p>
          </table:table-cell>
          <table:table-cell office:value-type="float" office:value="20170.22" calcext:value-type="float">
            <text:p>20170.22</text:p>
          </table:table-cell>
        </table:table-row>
        <table:table-row table:style-name="ro1">
          <table:table-cell/>
          <table:table-cell office:value-type="float" office:value="897.38" calcext:value-type="float">
            <text:p>897.38</text:p>
          </table:table-cell>
          <table:table-cell office:value-type="float" office:value="9429.76" calcext:value-type="float">
            <text:p>9429.76</text:p>
          </table:table-cell>
        </table:table-row>
        <table:table-row table:style-name="ro1">
          <table:table-cell/>
          <table:table-cell office:value-type="float" office:value="897.56" calcext:value-type="float">
            <text:p>897.56</text:p>
          </table:table-cell>
          <table:table-cell office:value-type="float" office:value="14896.47" calcext:value-type="float">
            <text:p>14896.47</text:p>
          </table:table-cell>
        </table:table-row>
        <table:table-row table:style-name="ro1">
          <table:table-cell/>
          <table:table-cell office:value-type="float" office:value="897.74" calcext:value-type="float">
            <text:p>897.74</text:p>
          </table:table-cell>
          <table:table-cell office:value-type="float" office:value="12617.31" calcext:value-type="float">
            <text:p>12617.31</text:p>
          </table:table-cell>
        </table:table-row>
        <table:table-row table:style-name="ro1">
          <table:table-cell/>
          <table:table-cell office:value-type="float" office:value="897.91" calcext:value-type="float">
            <text:p>897.91</text:p>
          </table:table-cell>
          <table:table-cell office:value-type="float" office:value="13616.72" calcext:value-type="float">
            <text:p>13616.72</text:p>
          </table:table-cell>
        </table:table-row>
        <table:table-row table:style-name="ro1">
          <table:table-cell/>
          <table:table-cell office:value-type="float" office:value="898.09" calcext:value-type="float">
            <text:p>898.09</text:p>
          </table:table-cell>
          <table:table-cell office:value-type="float" office:value="10318.12" calcext:value-type="float">
            <text:p>10318.12</text:p>
          </table:table-cell>
        </table:table-row>
        <table:table-row table:style-name="ro1">
          <table:table-cell/>
          <table:table-cell office:value-type="float" office:value="898.27" calcext:value-type="float">
            <text:p>898.27</text:p>
          </table:table-cell>
          <table:table-cell office:value-type="float" office:value="11535.98" calcext:value-type="float">
            <text:p>11535.98</text:p>
          </table:table-cell>
        </table:table-row>
        <table:table-row table:style-name="ro1">
          <table:table-cell/>
          <table:table-cell office:value-type="float" office:value="898.45" calcext:value-type="float">
            <text:p>898.45</text:p>
          </table:table-cell>
          <table:table-cell office:value-type="float" office:value="9029.27" calcext:value-type="float">
            <text:p>9029.27</text:p>
          </table:table-cell>
        </table:table-row>
        <table:table-row table:style-name="ro1">
          <table:table-cell/>
          <table:table-cell office:value-type="float" office:value="898.62" calcext:value-type="float">
            <text:p>898.62</text:p>
          </table:table-cell>
          <table:table-cell office:value-type="float" office:value="14195.61" calcext:value-type="float">
            <text:p>14195.61</text:p>
          </table:table-cell>
        </table:table-row>
        <table:table-row table:style-name="ro1">
          <table:table-cell/>
          <table:table-cell office:value-type="float" office:value="898.8" calcext:value-type="float">
            <text:p>898.8</text:p>
          </table:table-cell>
          <table:table-cell office:value-type="float" office:value="12045.7" calcext:value-type="float">
            <text:p>12045.7</text:p>
          </table:table-cell>
        </table:table-row>
        <table:table-row table:style-name="ro1">
          <table:table-cell/>
          <table:table-cell office:value-type="float" office:value="898.98" calcext:value-type="float">
            <text:p>898.98</text:p>
          </table:table-cell>
          <table:table-cell office:value-type="float" office:value="9409.73" calcext:value-type="float">
            <text:p>9409.73</text:p>
          </table:table-cell>
        </table:table-row>
        <table:table-row table:style-name="ro1">
          <table:table-cell/>
          <table:table-cell office:value-type="float" office:value="899.16" calcext:value-type="float">
            <text:p>899.16</text:p>
          </table:table-cell>
          <table:table-cell office:value-type="float" office:value="13294.5" calcext:value-type="float">
            <text:p>13294.5</text:p>
          </table:table-cell>
        </table:table-row>
        <table:table-row table:style-name="ro1">
          <table:table-cell/>
          <table:table-cell office:value-type="float" office:value="899.34" calcext:value-type="float">
            <text:p>899.34</text:p>
          </table:table-cell>
          <table:table-cell office:value-type="float" office:value="9072.96" calcext:value-type="float">
            <text:p>9072.96</text:p>
          </table:table-cell>
        </table:table-row>
        <table:table-row table:style-name="ro1">
          <table:table-cell/>
          <table:table-cell office:value-type="float" office:value="899.51" calcext:value-type="float">
            <text:p>899.51</text:p>
          </table:table-cell>
          <table:table-cell office:value-type="float" office:value="14086.38" calcext:value-type="float">
            <text:p>14086.38</text:p>
          </table:table-cell>
        </table:table-row>
        <table:table-row table:style-name="ro1">
          <table:table-cell/>
          <table:table-cell office:value-type="float" office:value="899.69" calcext:value-type="float">
            <text:p>899.69</text:p>
          </table:table-cell>
          <table:table-cell office:value-type="float" office:value="7296.23" calcext:value-type="float">
            <text:p>7296.23</text:p>
          </table:table-cell>
        </table:table-row>
        <table:table-row table:style-name="ro1">
          <table:table-cell/>
          <table:table-cell office:value-type="float" office:value="899.87" calcext:value-type="float">
            <text:p>899.87</text:p>
          </table:table-cell>
          <table:table-cell office:value-type="float" office:value="14659.82" calcext:value-type="float">
            <text:p>14659.82</text:p>
          </table:table-cell>
        </table:table-row>
        <table:table-row table:style-name="ro1">
          <table:table-cell/>
          <table:table-cell office:value-type="float" office:value="900.05" calcext:value-type="float">
            <text:p>900.05</text:p>
          </table:table-cell>
          <table:table-cell office:value-type="float" office:value="12772.04" calcext:value-type="float">
            <text:p>12772.04</text:p>
          </table:table-cell>
        </table:table-row>
        <table:table-row table:style-name="ro1">
          <table:table-cell/>
          <table:table-cell office:value-type="float" office:value="900.22" calcext:value-type="float">
            <text:p>900.22</text:p>
          </table:table-cell>
          <table:table-cell office:value-type="float" office:value="16349.16" calcext:value-type="float">
            <text:p>16349.16</text:p>
          </table:table-cell>
        </table:table-row>
        <table:table-row table:style-name="ro1">
          <table:table-cell/>
          <table:table-cell office:value-type="float" office:value="900.4" calcext:value-type="float">
            <text:p>900.4</text:p>
          </table:table-cell>
          <table:table-cell office:value-type="float" office:value="18479.05" calcext:value-type="float">
            <text:p>18479.05</text:p>
          </table:table-cell>
        </table:table-row>
        <table:table-row table:style-name="ro1">
          <table:table-cell/>
          <table:table-cell office:value-type="float" office:value="900.58" calcext:value-type="float">
            <text:p>900.58</text:p>
          </table:table-cell>
          <table:table-cell office:value-type="float" office:value="14665.28" calcext:value-type="float">
            <text:p>14665.28</text:p>
          </table:table-cell>
        </table:table-row>
        <table:table-row table:style-name="ro1">
          <table:table-cell/>
          <table:table-cell office:value-type="float" office:value="900.76" calcext:value-type="float">
            <text:p>900.76</text:p>
          </table:table-cell>
          <table:table-cell office:value-type="float" office:value="13795.12" calcext:value-type="float">
            <text:p>13795.12</text:p>
          </table:table-cell>
        </table:table-row>
        <table:table-row table:style-name="ro1">
          <table:table-cell/>
          <table:table-cell office:value-type="float" office:value="900.93" calcext:value-type="float">
            <text:p>900.93</text:p>
          </table:table-cell>
          <table:table-cell office:value-type="float" office:value="11880.04" calcext:value-type="float">
            <text:p>11880.04</text:p>
          </table:table-cell>
        </table:table-row>
        <table:table-row table:style-name="ro1">
          <table:table-cell/>
          <table:table-cell office:value-type="float" office:value="901.11" calcext:value-type="float">
            <text:p>901.11</text:p>
          </table:table-cell>
          <table:table-cell office:value-type="float" office:value="20466.94" calcext:value-type="float">
            <text:p>20466.94</text:p>
          </table:table-cell>
        </table:table-row>
        <table:table-row table:style-name="ro1">
          <table:table-cell/>
          <table:table-cell office:value-type="float" office:value="901.29" calcext:value-type="float">
            <text:p>901.29</text:p>
          </table:table-cell>
          <table:table-cell office:value-type="float" office:value="14909.21" calcext:value-type="float">
            <text:p>14909.21</text:p>
          </table:table-cell>
        </table:table-row>
        <table:table-row table:style-name="ro1">
          <table:table-cell/>
          <table:table-cell office:value-type="float" office:value="901.46" calcext:value-type="float">
            <text:p>901.46</text:p>
          </table:table-cell>
          <table:table-cell office:value-type="float" office:value="21448.15" calcext:value-type="float">
            <text:p>21448.15</text:p>
          </table:table-cell>
        </table:table-row>
        <table:table-row table:style-name="ro1">
          <table:table-cell/>
          <table:table-cell office:value-type="float" office:value="901.64" calcext:value-type="float">
            <text:p>901.64</text:p>
          </table:table-cell>
          <table:table-cell office:value-type="float" office:value="10623.95" calcext:value-type="float">
            <text:p>10623.95</text:p>
          </table:table-cell>
        </table:table-row>
        <table:table-row table:style-name="ro1">
          <table:table-cell/>
          <table:table-cell office:value-type="float" office:value="901.82" calcext:value-type="float">
            <text:p>901.82</text:p>
          </table:table-cell>
          <table:table-cell office:value-type="float" office:value="10476.5" calcext:value-type="float">
            <text:p>10476.5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9320.53" calcext:value-type="float">
            <text:p>9320.53</text:p>
          </table:table-cell>
        </table:table-row>
        <table:table-row table:style-name="ro1">
          <table:table-cell/>
          <table:table-cell office:value-type="float" office:value="902.17" calcext:value-type="float">
            <text:p>902.17</text:p>
          </table:table-cell>
          <table:table-cell office:value-type="float" office:value="13613.08" calcext:value-type="float">
            <text:p>13613.08</text:p>
          </table:table-cell>
        </table:table-row>
        <table:table-row table:style-name="ro1">
          <table:table-cell/>
          <table:table-cell office:value-type="float" office:value="902.35" calcext:value-type="float">
            <text:p>902.35</text:p>
          </table:table-cell>
          <table:table-cell office:value-type="float" office:value="9367.86" calcext:value-type="float">
            <text:p>9367.86</text:p>
          </table:table-cell>
        </table:table-row>
        <table:table-row table:style-name="ro1">
          <table:table-cell/>
          <table:table-cell office:value-type="float" office:value="902.53" calcext:value-type="float">
            <text:p>902.53</text:p>
          </table:table-cell>
          <table:table-cell office:value-type="float" office:value="25533.16" calcext:value-type="float">
            <text:p>25533.16</text:p>
          </table:table-cell>
        </table:table-row>
        <table:table-row table:style-name="ro1">
          <table:table-cell/>
          <table:table-cell office:value-type="float" office:value="902.71" calcext:value-type="float">
            <text:p>902.71</text:p>
          </table:table-cell>
          <table:table-cell office:value-type="float" office:value="6759.21" calcext:value-type="float">
            <text:p>6759.21</text:p>
          </table:table-cell>
        </table:table-row>
        <table:table-row table:style-name="ro1">
          <table:table-cell/>
          <table:table-cell office:value-type="float" office:value="902.88" calcext:value-type="float">
            <text:p>902.88</text:p>
          </table:table-cell>
          <table:table-cell office:value-type="float" office:value="13802.4" calcext:value-type="float">
            <text:p>13802.4</text:p>
          </table:table-cell>
        </table:table-row>
        <table:table-row table:style-name="ro1">
          <table:table-cell/>
          <table:table-cell office:value-type="float" office:value="903.06" calcext:value-type="float">
            <text:p>903.06</text:p>
          </table:table-cell>
          <table:table-cell office:value-type="float" office:value="12032.95" calcext:value-type="float">
            <text:p>12032.95</text:p>
          </table:table-cell>
        </table:table-row>
        <table:table-row table:style-name="ro1">
          <table:table-cell/>
          <table:table-cell office:value-type="float" office:value="903.24" calcext:value-type="float">
            <text:p>903.24</text:p>
          </table:table-cell>
          <table:table-cell office:value-type="float" office:value="7907.89" calcext:value-type="float">
            <text:p>7907.89</text:p>
          </table:table-cell>
        </table:table-row>
        <table:table-row table:style-name="ro1">
          <table:table-cell/>
          <table:table-cell office:value-type="float" office:value="903.41" calcext:value-type="float">
            <text:p>903.41</text:p>
          </table:table-cell>
          <table:table-cell office:value-type="float" office:value="14541.49" calcext:value-type="float">
            <text:p>14541.49</text:p>
          </table:table-cell>
        </table:table-row>
        <table:table-row table:style-name="ro1">
          <table:table-cell/>
          <table:table-cell office:value-type="float" office:value="903.59" calcext:value-type="float">
            <text:p>903.59</text:p>
          </table:table-cell>
          <table:table-cell office:value-type="float" office:value="15391.62" calcext:value-type="float">
            <text:p>15391.62</text:p>
          </table:table-cell>
        </table:table-row>
        <table:table-row table:style-name="ro1">
          <table:table-cell/>
          <table:table-cell office:value-type="float" office:value="903.77" calcext:value-type="float">
            <text:p>903.77</text:p>
          </table:table-cell>
          <table:table-cell office:value-type="float" office:value="11931.01" calcext:value-type="float">
            <text:p>11931.01</text:p>
          </table:table-cell>
        </table:table-row>
        <table:table-row table:style-name="ro1">
          <table:table-cell/>
          <table:table-cell office:value-type="float" office:value="903.95" calcext:value-type="float">
            <text:p>903.95</text:p>
          </table:table-cell>
          <table:table-cell office:value-type="float" office:value="13911.62" calcext:value-type="float">
            <text:p>13911.62</text:p>
          </table:table-cell>
        </table:table-row>
        <table:table-row table:style-name="ro1">
          <table:table-cell/>
          <table:table-cell office:value-type="float" office:value="904.12" calcext:value-type="float">
            <text:p>904.12</text:p>
          </table:table-cell>
          <table:table-cell office:value-type="float" office:value="12597.28" calcext:value-type="float">
            <text:p>12597.28</text:p>
          </table:table-cell>
        </table:table-row>
        <table:table-row table:style-name="ro1">
          <table:table-cell/>
          <table:table-cell office:value-type="float" office:value="904.3" calcext:value-type="float">
            <text:p>904.3</text:p>
          </table:table-cell>
          <table:table-cell office:value-type="float" office:value="8031.68" calcext:value-type="float">
            <text:p>8031.68</text:p>
          </table:table-cell>
        </table:table-row>
        <table:table-row table:style-name="ro1">
          <table:table-cell/>
          <table:table-cell office:value-type="float" office:value="904.48" calcext:value-type="float">
            <text:p>904.48</text:p>
          </table:table-cell>
          <table:table-cell office:value-type="float" office:value="12619.13" calcext:value-type="float">
            <text:p>12619.13</text:p>
          </table:table-cell>
        </table:table-row>
        <table:table-row table:style-name="ro1">
          <table:table-cell/>
          <table:table-cell office:value-type="float" office:value="904.65" calcext:value-type="float">
            <text:p>904.65</text:p>
          </table:table-cell>
          <table:table-cell office:value-type="float" office:value="13602.15" calcext:value-type="float">
            <text:p>13602.15</text:p>
          </table:table-cell>
        </table:table-row>
        <table:table-row table:style-name="ro1">
          <table:table-cell/>
          <table:table-cell office:value-type="float" office:value="904.83" calcext:value-type="float">
            <text:p>904.83</text:p>
          </table:table-cell>
          <table:table-cell office:value-type="float" office:value="12316.94" calcext:value-type="float">
            <text:p>12316.94</text:p>
          </table:table-cell>
        </table:table-row>
        <table:table-row table:style-name="ro1">
          <table:table-cell/>
          <table:table-cell office:value-type="float" office:value="905.01" calcext:value-type="float">
            <text:p>905.01</text:p>
          </table:table-cell>
          <table:table-cell office:value-type="float" office:value="12282.35" calcext:value-type="float">
            <text:p>12282.35</text:p>
          </table:table-cell>
        </table:table-row>
        <table:table-row table:style-name="ro1">
          <table:table-cell/>
          <table:table-cell office:value-type="float" office:value="905.19" calcext:value-type="float">
            <text:p>905.19</text:p>
          </table:table-cell>
          <table:table-cell office:value-type="float" office:value="17818.24" calcext:value-type="float">
            <text:p>17818.24</text:p>
          </table:table-cell>
        </table:table-row>
        <table:table-row table:style-name="ro1">
          <table:table-cell/>
          <table:table-cell office:value-type="float" office:value="905.36" calcext:value-type="float">
            <text:p>905.36</text:p>
          </table:table-cell>
          <table:table-cell office:value-type="float" office:value="26286.82" calcext:value-type="float">
            <text:p>26286.82</text:p>
          </table:table-cell>
        </table:table-row>
        <table:table-row table:style-name="ro1">
          <table:table-cell/>
          <table:table-cell office:value-type="float" office:value="905.54" calcext:value-type="float">
            <text:p>905.54</text:p>
          </table:table-cell>
          <table:table-cell office:value-type="float" office:value="12109.41" calcext:value-type="float">
            <text:p>12109.41</text:p>
          </table:table-cell>
        </table:table-row>
        <table:table-row table:style-name="ro1">
          <table:table-cell/>
          <table:table-cell office:value-type="float" office:value="905.72" calcext:value-type="float">
            <text:p>905.72</text:p>
          </table:table-cell>
          <table:table-cell office:value-type="float" office:value="14566.97" calcext:value-type="float">
            <text:p>14566.97</text:p>
          </table:table-cell>
        </table:table-row>
        <table:table-row table:style-name="ro1">
          <table:table-cell/>
          <table:table-cell office:value-type="float" office:value="905.89" calcext:value-type="float">
            <text:p>905.89</text:p>
          </table:table-cell>
          <table:table-cell office:value-type="float" office:value="16043.33" calcext:value-type="float">
            <text:p>16043.33</text:p>
          </table:table-cell>
        </table:table-row>
        <table:table-row table:style-name="ro1">
          <table:table-cell/>
          <table:table-cell office:value-type="float" office:value="906.07" calcext:value-type="float">
            <text:p>906.07</text:p>
          </table:table-cell>
          <table:table-cell office:value-type="float" office:value="13576.67" calcext:value-type="float">
            <text:p>13576.67</text:p>
          </table:table-cell>
        </table:table-row>
        <table:table-row table:style-name="ro1">
          <table:table-cell/>
          <table:table-cell office:value-type="float" office:value="906.25" calcext:value-type="float">
            <text:p>906.25</text:p>
          </table:table-cell>
          <table:table-cell office:value-type="float" office:value="10523.83" calcext:value-type="float">
            <text:p>10523.83</text:p>
          </table:table-cell>
        </table:table-row>
        <table:table-row table:style-name="ro1">
          <table:table-cell/>
          <table:table-cell office:value-type="float" office:value="906.42" calcext:value-type="float">
            <text:p>906.42</text:p>
          </table:table-cell>
          <table:table-cell office:value-type="float" office:value="21127.76" calcext:value-type="float">
            <text:p>21127.76</text:p>
          </table:table-cell>
        </table:table-row>
        <table:table-row table:style-name="ro1">
          <table:table-cell/>
          <table:table-cell office:value-type="float" office:value="906.6" calcext:value-type="float">
            <text:p>906.6</text:p>
          </table:table-cell>
          <table:table-cell office:value-type="float" office:value="9515.32" calcext:value-type="float">
            <text:p>9515.32</text:p>
          </table:table-cell>
        </table:table-row>
        <table:table-row table:style-name="ro1">
          <table:table-cell/>
          <table:table-cell office:value-type="float" office:value="906.78" calcext:value-type="float">
            <text:p>906.78</text:p>
          </table:table-cell>
          <table:table-cell office:value-type="float" office:value="18985.13" calcext:value-type="float">
            <text:p>18985.13</text:p>
          </table:table-cell>
        </table:table-row>
        <table:table-row table:style-name="ro1">
          <table:table-cell/>
          <table:table-cell office:value-type="float" office:value="906.95" calcext:value-type="float">
            <text:p>906.95</text:p>
          </table:table-cell>
          <table:table-cell office:value-type="float" office:value="12708.33" calcext:value-type="float">
            <text:p>12708.33</text:p>
          </table:table-cell>
        </table:table-row>
        <table:table-row table:style-name="ro1">
          <table:table-cell/>
          <table:table-cell office:value-type="float" office:value="907.13" calcext:value-type="float">
            <text:p>907.13</text:p>
          </table:table-cell>
          <table:table-cell office:value-type="float" office:value="9477.09" calcext:value-type="float">
            <text:p>9477.09</text:p>
          </table:table-cell>
        </table:table-row>
        <table:table-row table:style-name="ro1">
          <table:table-cell/>
          <table:table-cell office:value-type="float" office:value="907.31" calcext:value-type="float">
            <text:p>907.31</text:p>
          </table:table-cell>
          <table:table-cell office:value-type="float" office:value="17250.27" calcext:value-type="float">
            <text:p>17250.27</text:p>
          </table:table-cell>
        </table:table-row>
        <table:table-row table:style-name="ro1">
          <table:table-cell/>
          <table:table-cell office:value-type="float" office:value="907.49" calcext:value-type="float">
            <text:p>907.49</text:p>
          </table:table-cell>
          <table:table-cell office:value-type="float" office:value="14281.17" calcext:value-type="float">
            <text:p>14281.17</text:p>
          </table:table-cell>
        </table:table-row>
        <table:table-row table:style-name="ro1">
          <table:table-cell/>
          <table:table-cell office:value-type="float" office:value="907.66" calcext:value-type="float">
            <text:p>907.66</text:p>
          </table:table-cell>
          <table:table-cell office:value-type="float" office:value="13603.97" calcext:value-type="float">
            <text:p>13603.97</text:p>
          </table:table-cell>
        </table:table-row>
        <table:table-row table:style-name="ro1">
          <table:table-cell/>
          <table:table-cell office:value-type="float" office:value="907.84" calcext:value-type="float">
            <text:p>907.84</text:p>
          </table:table-cell>
          <table:table-cell office:value-type="float" office:value="11162.8" calcext:value-type="float">
            <text:p>11162.8</text:p>
          </table:table-cell>
        </table:table-row>
        <table:table-row table:style-name="ro1">
          <table:table-cell/>
          <table:table-cell office:value-type="float" office:value="908.02" calcext:value-type="float">
            <text:p>908.02</text:p>
          </table:table-cell>
          <table:table-cell office:value-type="float" office:value="9089.34" calcext:value-type="float">
            <text:p>9089.34</text:p>
          </table:table-cell>
        </table:table-row>
        <table:table-row table:style-name="ro1">
          <table:table-cell/>
          <table:table-cell office:value-type="float" office:value="908.19" calcext:value-type="float">
            <text:p>908.19</text:p>
          </table:table-cell>
          <table:table-cell office:value-type="float" office:value="11381.24" calcext:value-type="float">
            <text:p>11381.24</text:p>
          </table:table-cell>
        </table:table-row>
        <table:table-row table:style-name="ro1">
          <table:table-cell/>
          <table:table-cell office:value-type="float" office:value="908.37" calcext:value-type="float">
            <text:p>908.37</text:p>
          </table:table-cell>
          <table:table-cell office:value-type="float" office:value="16855.24" calcext:value-type="float">
            <text:p>16855.24</text:p>
          </table:table-cell>
        </table:table-row>
        <table:table-row table:style-name="ro1">
          <table:table-cell/>
          <table:table-cell office:value-type="float" office:value="908.55" calcext:value-type="float">
            <text:p>908.55</text:p>
          </table:table-cell>
          <table:table-cell office:value-type="float" office:value="12948.62" calcext:value-type="float">
            <text:p>12948.62</text:p>
          </table:table-cell>
        </table:table-row>
        <table:table-row table:style-name="ro1">
          <table:table-cell/>
          <table:table-cell office:value-type="float" office:value="908.72" calcext:value-type="float">
            <text:p>908.72</text:p>
          </table:table-cell>
          <table:table-cell office:value-type="float" office:value="15058.49" calcext:value-type="float">
            <text:p>15058.49</text:p>
          </table:table-cell>
        </table:table-row>
        <table:table-row table:style-name="ro1">
          <table:table-cell/>
          <table:table-cell office:value-type="float" office:value="908.9" calcext:value-type="float">
            <text:p>908.9</text:p>
          </table:table-cell>
          <table:table-cell office:value-type="float" office:value="8068.09" calcext:value-type="float">
            <text:p>8068.09</text:p>
          </table:table-cell>
        </table:table-row>
        <table:table-row table:style-name="ro1">
          <table:table-cell/>
          <table:table-cell office:value-type="float" office:value="909.08" calcext:value-type="float">
            <text:p>909.08</text:p>
          </table:table-cell>
          <table:table-cell office:value-type="float" office:value="12052.98" calcext:value-type="float">
            <text:p>12052.98</text:p>
          </table:table-cell>
        </table:table-row>
        <table:table-row table:style-name="ro1">
          <table:table-cell/>
          <table:table-cell office:value-type="float" office:value="909.25" calcext:value-type="float">
            <text:p>909.25</text:p>
          </table:table-cell>
          <table:table-cell office:value-type="float" office:value="28808.09" calcext:value-type="float">
            <text:p>28808.09</text:p>
          </table:table-cell>
        </table:table-row>
        <table:table-row table:style-name="ro1">
          <table:table-cell/>
          <table:table-cell office:value-type="float" office:value="909.43" calcext:value-type="float">
            <text:p>909.43</text:p>
          </table:table-cell>
          <table:table-cell office:value-type="float" office:value="8619.67" calcext:value-type="float">
            <text:p>8619.67</text:p>
          </table:table-cell>
        </table:table-row>
        <table:table-row table:style-name="ro1">
          <table:table-cell/>
          <table:table-cell office:value-type="float" office:value="909.61" calcext:value-type="float">
            <text:p>909.61</text:p>
          </table:table-cell>
          <table:table-cell office:value-type="float" office:value="12460.75" calcext:value-type="float">
            <text:p>12460.75</text:p>
          </table:table-cell>
        </table:table-row>
        <table:table-row table:style-name="ro1">
          <table:table-cell/>
          <table:table-cell office:value-type="float" office:value="909.78" calcext:value-type="float">
            <text:p>909.78</text:p>
          </table:table-cell>
          <table:table-cell office:value-type="float" office:value="19742.42" calcext:value-type="float">
            <text:p>19742.42</text:p>
          </table:table-cell>
        </table:table-row>
        <table:table-row table:style-name="ro1">
          <table:table-cell/>
          <table:table-cell office:value-type="float" office:value="909.96" calcext:value-type="float">
            <text:p>909.96</text:p>
          </table:table-cell>
          <table:table-cell office:value-type="float" office:value="14364.91" calcext:value-type="float">
            <text:p>14364.91</text:p>
          </table:table-cell>
        </table:table-row>
        <table:table-row table:style-name="ro1">
          <table:table-cell/>
          <table:table-cell office:value-type="float" office:value="910.13" calcext:value-type="float">
            <text:p>910.13</text:p>
          </table:table-cell>
          <table:table-cell office:value-type="float" office:value="12051.16" calcext:value-type="float">
            <text:p>12051.16</text:p>
          </table:table-cell>
        </table:table-row>
        <table:table-row table:style-name="ro1">
          <table:table-cell/>
          <table:table-cell office:value-type="float" office:value="910.31" calcext:value-type="float">
            <text:p>910.31</text:p>
          </table:table-cell>
          <table:table-cell office:value-type="float" office:value="15366.14" calcext:value-type="float">
            <text:p>15366.14</text:p>
          </table:table-cell>
        </table:table-row>
        <table:table-row table:style-name="ro1">
          <table:table-cell/>
          <table:table-cell office:value-type="float" office:value="910.49" calcext:value-type="float">
            <text:p>910.49</text:p>
          </table:table-cell>
          <table:table-cell office:value-type="float" office:value="12364.27" calcext:value-type="float">
            <text:p>12364.27</text:p>
          </table:table-cell>
        </table:table-row>
        <table:table-row table:style-name="ro1">
          <table:table-cell/>
          <table:table-cell office:value-type="float" office:value="910.66" calcext:value-type="float">
            <text:p>910.66</text:p>
          </table:table-cell>
          <table:table-cell office:value-type="float" office:value="7909.71" calcext:value-type="float">
            <text:p>7909.71</text:p>
          </table:table-cell>
        </table:table-row>
        <table:table-row table:style-name="ro1">
          <table:table-cell/>
          <table:table-cell office:value-type="float" office:value="910.84" calcext:value-type="float">
            <text:p>910.84</text:p>
          </table:table-cell>
          <table:table-cell office:value-type="float" office:value="15859.47" calcext:value-type="float">
            <text:p>15859.47</text:p>
          </table:table-cell>
        </table:table-row>
        <table:table-row table:style-name="ro1">
          <table:table-cell/>
          <table:table-cell office:value-type="float" office:value="911.02" calcext:value-type="float">
            <text:p>911.02</text:p>
          </table:table-cell>
          <table:table-cell office:value-type="float" office:value="9335.1" calcext:value-type="float">
            <text:p>9335.1</text:p>
          </table:table-cell>
        </table:table-row>
        <table:table-row table:style-name="ro1">
          <table:table-cell/>
          <table:table-cell office:value-type="float" office:value="911.19" calcext:value-type="float">
            <text:p>911.19</text:p>
          </table:table-cell>
          <table:table-cell office:value-type="float" office:value="12020.21" calcext:value-type="float">
            <text:p>12020.21</text:p>
          </table:table-cell>
        </table:table-row>
        <table:table-row table:style-name="ro1">
          <table:table-cell/>
          <table:table-cell office:value-type="float" office:value="911.37" calcext:value-type="float">
            <text:p>911.37</text:p>
          </table:table-cell>
          <table:table-cell office:value-type="float" office:value="15067.59" calcext:value-type="float">
            <text:p>15067.59</text:p>
          </table:table-cell>
        </table:table-row>
        <table:table-row table:style-name="ro1">
          <table:table-cell/>
          <table:table-cell office:value-type="float" office:value="911.55" calcext:value-type="float">
            <text:p>911.55</text:p>
          </table:table-cell>
          <table:table-cell office:value-type="float" office:value="13407.37" calcext:value-type="float">
            <text:p>13407.37</text:p>
          </table:table-cell>
        </table:table-row>
        <table:table-row table:style-name="ro1">
          <table:table-cell/>
          <table:table-cell office:value-type="float" office:value="911.72" calcext:value-type="float">
            <text:p>911.72</text:p>
          </table:table-cell>
          <table:table-cell office:value-type="float" office:value="5805.31" calcext:value-type="float">
            <text:p>5805.31</text:p>
          </table:table-cell>
        </table:table-row>
        <table:table-row table:style-name="ro1">
          <table:table-cell/>
          <table:table-cell office:value-type="float" office:value="911.9" calcext:value-type="float">
            <text:p>911.9</text:p>
          </table:table-cell>
          <table:table-cell office:value-type="float" office:value="16669.56" calcext:value-type="float">
            <text:p>16669.56</text:p>
          </table:table-cell>
        </table:table-row>
        <table:table-row table:style-name="ro1">
          <table:table-cell/>
          <table:table-cell office:value-type="float" office:value="912.08" calcext:value-type="float">
            <text:p>912.08</text:p>
          </table:table-cell>
          <table:table-cell office:value-type="float" office:value="10416.42" calcext:value-type="float">
            <text:p>10416.42</text:p>
          </table:table-cell>
        </table:table-row>
        <table:table-row table:style-name="ro1">
          <table:table-cell/>
          <table:table-cell office:value-type="float" office:value="912.25" calcext:value-type="float">
            <text:p>912.25</text:p>
          </table:table-cell>
          <table:table-cell office:value-type="float" office:value="9611.8" calcext:value-type="float">
            <text:p>9611.8</text:p>
          </table:table-cell>
        </table:table-row>
        <table:table-row table:style-name="ro1">
          <table:table-cell/>
          <table:table-cell office:value-type="float" office:value="912.43" calcext:value-type="float">
            <text:p>912.43</text:p>
          </table:table-cell>
          <table:table-cell office:value-type="float" office:value="8328.41" calcext:value-type="float">
            <text:p>8328.41</text:p>
          </table:table-cell>
        </table:table-row>
        <table:table-row table:style-name="ro1">
          <table:table-cell/>
          <table:table-cell office:value-type="float" office:value="912.6" calcext:value-type="float">
            <text:p>912.6</text:p>
          </table:table-cell>
          <table:table-cell office:value-type="float" office:value="21273.39" calcext:value-type="float">
            <text:p>21273.39</text:p>
          </table:table-cell>
        </table:table-row>
        <table:table-row table:style-name="ro1">
          <table:table-cell/>
          <table:table-cell office:value-type="float" office:value="912.78" calcext:value-type="float">
            <text:p>912.78</text:p>
          </table:table-cell>
          <table:table-cell office:value-type="float" office:value="19955.41" calcext:value-type="float">
            <text:p>19955.41</text:p>
          </table:table-cell>
        </table:table-row>
        <table:table-row table:style-name="ro1">
          <table:table-cell/>
          <table:table-cell office:value-type="float" office:value="912.96" calcext:value-type="float">
            <text:p>912.96</text:p>
          </table:table-cell>
          <table:table-cell office:value-type="float" office:value="12204.07" calcext:value-type="float">
            <text:p>12204.07</text:p>
          </table:table-cell>
        </table:table-row>
        <table:table-row table:style-name="ro1">
          <table:table-cell/>
          <table:table-cell office:value-type="float" office:value="913.13" calcext:value-type="float">
            <text:p>913.13</text:p>
          </table:table-cell>
          <table:table-cell office:value-type="float" office:value="11053.57" calcext:value-type="float">
            <text:p>11053.57</text:p>
          </table:table-cell>
        </table:table-row>
        <table:table-row table:style-name="ro1">
          <table:table-cell/>
          <table:table-cell office:value-type="float" office:value="913.31" calcext:value-type="float">
            <text:p>913.31</text:p>
          </table:table-cell>
          <table:table-cell office:value-type="float" office:value="23976.71" calcext:value-type="float">
            <text:p>23976.71</text:p>
          </table:table-cell>
        </table:table-row>
        <table:table-row table:style-name="ro1">
          <table:table-cell/>
          <table:table-cell office:value-type="float" office:value="913.49" calcext:value-type="float">
            <text:p>913.49</text:p>
          </table:table-cell>
          <table:table-cell office:value-type="float" office:value="9577.21" calcext:value-type="float">
            <text:p>9577.21</text:p>
          </table:table-cell>
        </table:table-row>
        <table:table-row table:style-name="ro1">
          <table:table-cell/>
          <table:table-cell office:value-type="float" office:value="913.66" calcext:value-type="float">
            <text:p>913.66</text:p>
          </table:table-cell>
          <table:table-cell office:value-type="float" office:value="20625.32" calcext:value-type="float">
            <text:p>20625.32</text:p>
          </table:table-cell>
        </table:table-row>
        <table:table-row table:style-name="ro1">
          <table:table-cell/>
          <table:table-cell office:value-type="float" office:value="913.84" calcext:value-type="float">
            <text:p>913.84</text:p>
          </table:table-cell>
          <table:table-cell office:value-type="float" office:value="13480.19" calcext:value-type="float">
            <text:p>13480.19</text:p>
          </table:table-cell>
        </table:table-row>
        <table:table-row table:style-name="ro1">
          <table:table-cell/>
          <table:table-cell office:value-type="float" office:value="914.01" calcext:value-type="float">
            <text:p>914.01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/>
          <table:table-cell office:value-type="float" office:value="914.19" calcext:value-type="float">
            <text:p>914.19</text:p>
          </table:table-cell>
          <table:table-cell office:value-type="float" office:value="7035.91" calcext:value-type="float">
            <text:p>7035.91</text:p>
          </table:table-cell>
        </table:table-row>
        <table:table-row table:style-name="ro1">
          <table:table-cell/>
          <table:table-cell office:value-type="float" office:value="914.37" calcext:value-type="float">
            <text:p>914.37</text:p>
          </table:table-cell>
          <table:table-cell office:value-type="float" office:value="12247.76" calcext:value-type="float">
            <text:p>12247.76</text:p>
          </table:table-cell>
        </table:table-row>
        <table:table-row table:style-name="ro1">
          <table:table-cell/>
          <table:table-cell office:value-type="float" office:value="914.54" calcext:value-type="float">
            <text:p>914.54</text:p>
          </table:table-cell>
          <table:table-cell office:value-type="float" office:value="14812.73" calcext:value-type="float">
            <text:p>14812.73</text:p>
          </table:table-cell>
        </table:table-row>
        <table:table-row table:style-name="ro1">
          <table:table-cell/>
          <table:table-cell office:value-type="float" office:value="914.72" calcext:value-type="float">
            <text:p>914.72</text:p>
          </table:table-cell>
          <table:table-cell office:value-type="float" office:value="8801.71" calcext:value-type="float">
            <text:p>8801.71</text:p>
          </table:table-cell>
        </table:table-row>
        <table:table-row table:style-name="ro1">
          <table:table-cell/>
          <table:table-cell office:value-type="float" office:value="914.89" calcext:value-type="float">
            <text:p>914.89</text:p>
          </table:table-cell>
          <table:table-cell office:value-type="float" office:value="8814.46" calcext:value-type="float">
            <text:p>8814.46</text:p>
          </table:table-cell>
        </table:table-row>
        <table:table-row table:style-name="ro1">
          <table:table-cell/>
          <table:table-cell office:value-type="float" office:value="915.07" calcext:value-type="float">
            <text:p>915.07</text:p>
          </table:table-cell>
          <table:table-cell office:value-type="float" office:value="16687.76" calcext:value-type="float">
            <text:p>16687.76</text:p>
          </table:table-cell>
        </table:table-row>
        <table:table-row table:style-name="ro1">
          <table:table-cell/>
          <table:table-cell office:value-type="float" office:value="915.25" calcext:value-type="float">
            <text:p>915.25</text:p>
          </table:table-cell>
          <table:table-cell office:value-type="float" office:value="16776.96" calcext:value-type="float">
            <text:p>16776.96</text:p>
          </table:table-cell>
        </table:table-row>
        <table:table-row table:style-name="ro1">
          <table:table-cell/>
          <table:table-cell office:value-type="float" office:value="915.42" calcext:value-type="float">
            <text:p>915.42</text:p>
          </table:table-cell>
          <table:table-cell office:value-type="float" office:value="17232.06" calcext:value-type="float">
            <text:p>17232.06</text:p>
          </table:table-cell>
        </table:table-row>
        <table:table-row table:style-name="ro1">
          <table:table-cell/>
          <table:table-cell office:value-type="float" office:value="915.6" calcext:value-type="float">
            <text:p>915.6</text:p>
          </table:table-cell>
          <table:table-cell office:value-type="float" office:value="13589.41" calcext:value-type="float">
            <text:p>13589.41</text:p>
          </table:table-cell>
        </table:table-row>
        <table:table-row table:style-name="ro1">
          <table:table-cell/>
          <table:table-cell office:value-type="float" office:value="915.77" calcext:value-type="float">
            <text:p>915.77</text:p>
          </table:table-cell>
          <table:table-cell office:value-type="float" office:value="13374.6" calcext:value-type="float">
            <text:p>13374.6</text:p>
          </table:table-cell>
        </table:table-row>
        <table:table-row table:style-name="ro1">
          <table:table-cell/>
          <table:table-cell office:value-type="float" office:value="915.95" calcext:value-type="float">
            <text:p>915.95</text:p>
          </table:table-cell>
          <table:table-cell office:value-type="float" office:value="16088.84" calcext:value-type="float">
            <text:p>16088.84</text:p>
          </table:table-cell>
        </table:table-row>
        <table:table-row table:style-name="ro1">
          <table:table-cell/>
          <table:table-cell office:value-type="float" office:value="916.13" calcext:value-type="float">
            <text:p>916.13</text:p>
          </table:table-cell>
          <table:table-cell office:value-type="float" office:value="17687.17" calcext:value-type="float">
            <text:p>17687.17</text:p>
          </table:table-cell>
        </table:table-row>
        <table:table-row table:style-name="ro1">
          <table:table-cell/>
          <table:table-cell office:value-type="float" office:value="916.3" calcext:value-type="float">
            <text:p>916.3</text:p>
          </table:table-cell>
          <table:table-cell office:value-type="float" office:value="11177.36" calcext:value-type="float">
            <text:p>11177.36</text:p>
          </table:table-cell>
        </table:table-row>
        <table:table-row table:style-name="ro1">
          <table:table-cell/>
          <table:table-cell office:value-type="float" office:value="916.48" calcext:value-type="float">
            <text:p>916.48</text:p>
          </table:table-cell>
          <table:table-cell office:value-type="float" office:value="17091.89" calcext:value-type="float">
            <text:p>17091.89</text:p>
          </table:table-cell>
        </table:table-row>
        <table:table-row table:style-name="ro1">
          <table:table-cell/>
          <table:table-cell office:value-type="float" office:value="916.65" calcext:value-type="float">
            <text:p>916.65</text:p>
          </table:table-cell>
          <table:table-cell office:value-type="float" office:value="13989.9" calcext:value-type="float">
            <text:p>13989.9</text:p>
          </table:table-cell>
        </table:table-row>
        <table:table-row table:style-name="ro1">
          <table:table-cell/>
          <table:table-cell office:value-type="float" office:value="916.83" calcext:value-type="float">
            <text:p>916.83</text:p>
          </table:table-cell>
          <table:table-cell office:value-type="float" office:value="18828.57" calcext:value-type="float">
            <text:p>18828.57</text:p>
          </table:table-cell>
        </table:table-row>
        <table:table-row table:style-name="ro1">
          <table:table-cell/>
          <table:table-cell office:value-type="float" office:value="917.01" calcext:value-type="float">
            <text:p>917.01</text:p>
          </table:table-cell>
          <table:table-cell office:value-type="float" office:value="17106.46" calcext:value-type="float">
            <text:p>17106.46</text:p>
          </table:table-cell>
        </table:table-row>
        <table:table-row table:style-name="ro1">
          <table:table-cell/>
          <table:table-cell office:value-type="float" office:value="917.18" calcext:value-type="float">
            <text:p>917.18</text:p>
          </table:table-cell>
          <table:table-cell office:value-type="float" office:value="14756.3" calcext:value-type="float">
            <text:p>14756.3</text:p>
          </table:table-cell>
        </table:table-row>
        <table:table-row table:style-name="ro1">
          <table:table-cell/>
          <table:table-cell office:value-type="float" office:value="917.36" calcext:value-type="float">
            <text:p>917.36</text:p>
          </table:table-cell>
          <table:table-cell office:value-type="float" office:value="14577.9" calcext:value-type="float">
            <text:p>14577.9</text:p>
          </table:table-cell>
        </table:table-row>
        <table:table-row table:style-name="ro1">
          <table:table-cell/>
          <table:table-cell office:value-type="float" office:value="917.53" calcext:value-type="float">
            <text:p>917.53</text:p>
          </table:table-cell>
          <table:table-cell office:value-type="float" office:value="13070.59" calcext:value-type="float">
            <text:p>13070.59</text:p>
          </table:table-cell>
        </table:table-row>
        <table:table-row table:style-name="ro1">
          <table:table-cell/>
          <table:table-cell office:value-type="float" office:value="917.71" calcext:value-type="float">
            <text:p>917.71</text:p>
          </table:table-cell>
          <table:table-cell office:value-type="float" office:value="10547.49" calcext:value-type="float">
            <text:p>10547.49</text:p>
          </table:table-cell>
        </table:table-row>
        <table:table-row table:style-name="ro1">
          <table:table-cell/>
          <table:table-cell office:value-type="float" office:value="917.88" calcext:value-type="float">
            <text:p>917.88</text:p>
          </table:table-cell>
          <table:table-cell office:value-type="float" office:value="8088.11" calcext:value-type="float">
            <text:p>8088.11</text:p>
          </table:table-cell>
        </table:table-row>
        <table:table-row table:style-name="ro1">
          <table:table-cell/>
          <table:table-cell office:value-type="float" office:value="918.06" calcext:value-type="float">
            <text:p>918.06</text:p>
          </table:table-cell>
          <table:table-cell office:value-type="float" office:value="24808.64" calcext:value-type="float">
            <text:p>24808.64</text:p>
          </table:table-cell>
        </table:table-row>
        <table:table-row table:style-name="ro1">
          <table:table-cell/>
          <table:table-cell office:value-type="float" office:value="918.24" calcext:value-type="float">
            <text:p>918.24</text:p>
          </table:table-cell>
          <table:table-cell office:value-type="float" office:value="7440.04" calcext:value-type="float">
            <text:p>7440.04</text:p>
          </table:table-cell>
        </table:table-row>
        <table:table-row table:style-name="ro1">
          <table:table-cell/>
          <table:table-cell office:value-type="float" office:value="918.41" calcext:value-type="float">
            <text:p>918.41</text:p>
          </table:table-cell>
          <table:table-cell office:value-type="float" office:value="11388.53" calcext:value-type="float">
            <text:p>11388.53</text:p>
          </table:table-cell>
        </table:table-row>
        <table:table-row table:style-name="ro1">
          <table:table-cell/>
          <table:table-cell office:value-type="float" office:value="918.59" calcext:value-type="float">
            <text:p>918.59</text:p>
          </table:table-cell>
          <table:table-cell office:value-type="float" office:value="21575.58" calcext:value-type="float">
            <text:p>21575.58</text:p>
          </table:table-cell>
        </table:table-row>
        <table:table-row table:style-name="ro1">
          <table:table-cell/>
          <table:table-cell office:value-type="float" office:value="918.76" calcext:value-type="float">
            <text:p>918.76</text:p>
          </table:table-cell>
          <table:table-cell office:value-type="float" office:value="17343.11" calcext:value-type="float">
            <text:p>17343.11</text:p>
          </table:table-cell>
        </table:table-row>
        <table:table-row table:style-name="ro1">
          <table:table-cell/>
          <table:table-cell office:value-type="float" office:value="918.94" calcext:value-type="float">
            <text:p>918.94</text:p>
          </table:table-cell>
          <table:table-cell office:value-type="float" office:value="16274.52" calcext:value-type="float">
            <text:p>16274.52</text:p>
          </table:table-cell>
        </table:table-row>
        <table:table-row table:style-name="ro1">
          <table:table-cell/>
          <table:table-cell office:value-type="float" office:value="919.11" calcext:value-type="float">
            <text:p>919.11</text:p>
          </table:table-cell>
          <table:table-cell office:value-type="float" office:value="8739.82" calcext:value-type="float">
            <text:p>8739.82</text:p>
          </table:table-cell>
        </table:table-row>
        <table:table-row table:style-name="ro1">
          <table:table-cell/>
          <table:table-cell office:value-type="float" office:value="919.29" calcext:value-type="float">
            <text:p>919.29</text:p>
          </table:table-cell>
          <table:table-cell office:value-type="float" office:value="14648.89" calcext:value-type="float">
            <text:p>14648.89</text:p>
          </table:table-cell>
        </table:table-row>
        <table:table-row table:style-name="ro1">
          <table:table-cell/>
          <table:table-cell office:value-type="float" office:value="919.47" calcext:value-type="float">
            <text:p>919.47</text:p>
          </table:table-cell>
          <table:table-cell office:value-type="float" office:value="20454.2" calcext:value-type="float">
            <text:p>20454.2</text:p>
          </table:table-cell>
        </table:table-row>
        <table:table-row table:style-name="ro1">
          <table:table-cell/>
          <table:table-cell office:value-type="float" office:value="919.64" calcext:value-type="float">
            <text:p>919.64</text:p>
          </table:table-cell>
          <table:table-cell office:value-type="float" office:value="23334.1" calcext:value-type="float">
            <text:p>23334.1</text:p>
          </table:table-cell>
        </table:table-row>
        <table:table-row table:style-name="ro1">
          <table:table-cell/>
          <table:table-cell office:value-type="float" office:value="919.82" calcext:value-type="float">
            <text:p>919.82</text:p>
          </table:table-cell>
          <table:table-cell office:value-type="float" office:value="17370.42" calcext:value-type="float">
            <text:p>17370.42</text:p>
          </table:table-cell>
        </table:table-row>
        <table:table-row table:style-name="ro1">
          <table:table-cell/>
          <table:table-cell office:value-type="float" office:value="919.99" calcext:value-type="float">
            <text:p>919.99</text:p>
          </table:table-cell>
          <table:table-cell office:value-type="float" office:value="13747.79" calcext:value-type="float">
            <text:p>13747.79</text:p>
          </table:table-cell>
        </table:table-row>
        <table:table-row table:style-name="ro1">
          <table:table-cell/>
          <table:table-cell office:value-type="float" office:value="920.17" calcext:value-type="float">
            <text:p>920.17</text:p>
          </table:table-cell>
          <table:table-cell office:value-type="float" office:value="7627.55" calcext:value-type="float">
            <text:p>7627.55</text:p>
          </table:table-cell>
        </table:table-row>
        <table:table-row table:style-name="ro1">
          <table:table-cell/>
          <table:table-cell office:value-type="float" office:value="920.34" calcext:value-type="float">
            <text:p>920.34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1">
          <table:table-cell/>
          <table:table-cell office:value-type="float" office:value="920.52" calcext:value-type="float">
            <text:p>920.52</text:p>
          </table:table-cell>
          <table:table-cell office:value-type="float" office:value="20932.97" calcext:value-type="float">
            <text:p>20932.97</text:p>
          </table:table-cell>
        </table:table-row>
        <table:table-row table:style-name="ro1">
          <table:table-cell/>
          <table:table-cell office:value-type="float" office:value="920.69" calcext:value-type="float">
            <text:p>920.69</text:p>
          </table:table-cell>
          <table:table-cell office:value-type="float" office:value="9571.75" calcext:value-type="float">
            <text:p>9571.75</text:p>
          </table:table-cell>
        </table:table-row>
        <table:table-row table:style-name="ro1">
          <table:table-cell/>
          <table:table-cell office:value-type="float" office:value="920.87" calcext:value-type="float">
            <text:p>920.87</text:p>
          </table:table-cell>
          <table:table-cell office:value-type="float" office:value="15988.72" calcext:value-type="float">
            <text:p>15988.72</text:p>
          </table:table-cell>
        </table:table-row>
        <table:table-row table:style-name="ro1">
          <table:table-cell/>
          <table:table-cell office:value-type="float" office:value="921.04" calcext:value-type="float">
            <text:p>921.04</text:p>
          </table:table-cell>
          <table:table-cell office:value-type="float" office:value="17261.19" calcext:value-type="float">
            <text:p>17261.19</text:p>
          </table:table-cell>
        </table:table-row>
        <table:table-row table:style-name="ro1">
          <table:table-cell/>
          <table:table-cell office:value-type="float" office:value="921.22" calcext:value-type="float">
            <text:p>921.22</text:p>
          </table:table-cell>
          <table:table-cell office:value-type="float" office:value="13880.68" calcext:value-type="float">
            <text:p>13880.68</text:p>
          </table:table-cell>
        </table:table-row>
        <table:table-row table:style-name="ro1">
          <table:table-cell/>
          <table:table-cell office:value-type="float" office:value="921.4" calcext:value-type="float">
            <text:p>921.4</text:p>
          </table:table-cell>
          <table:table-cell office:value-type="float" office:value="7399.99" calcext:value-type="float">
            <text:p>7399.99</text:p>
          </table:table-cell>
        </table:table-row>
        <table:table-row table:style-name="ro1">
          <table:table-cell/>
          <table:table-cell office:value-type="float" office:value="921.57" calcext:value-type="float">
            <text:p>921.57</text:p>
          </table:table-cell>
          <table:table-cell office:value-type="float" office:value="9609.98" calcext:value-type="float">
            <text:p>9609.98</text:p>
          </table:table-cell>
        </table:table-row>
        <table:table-row table:style-name="ro1">
          <table:table-cell/>
          <table:table-cell office:value-type="float" office:value="921.75" calcext:value-type="float">
            <text:p>921.75</text:p>
          </table:table-cell>
          <table:table-cell office:value-type="float" office:value="13613.08" calcext:value-type="float">
            <text:p>13613.08</text:p>
          </table:table-cell>
        </table:table-row>
        <table:table-row table:style-name="ro1">
          <table:table-cell/>
          <table:table-cell office:value-type="float" office:value="921.92" calcext:value-type="float">
            <text:p>921.92</text:p>
          </table:table-cell>
          <table:table-cell office:value-type="float" office:value="12067.54" calcext:value-type="float">
            <text:p>12067.54</text:p>
          </table:table-cell>
        </table:table-row>
        <table:table-row table:style-name="ro1">
          <table:table-cell/>
          <table:table-cell office:value-type="float" office:value="922.1" calcext:value-type="float">
            <text:p>922.1</text:p>
          </table:table-cell>
          <table:table-cell office:value-type="float" office:value="12824.84" calcext:value-type="float">
            <text:p>12824.84</text:p>
          </table:table-cell>
        </table:table-row>
        <table:table-row table:style-name="ro1">
          <table:table-cell/>
          <table:table-cell office:value-type="float" office:value="922.27" calcext:value-type="float">
            <text:p>922.27</text:p>
          </table:table-cell>
          <table:table-cell office:value-type="float" office:value="7931.56" calcext:value-type="float">
            <text:p>7931.56</text:p>
          </table:table-cell>
        </table:table-row>
        <table:table-row table:style-name="ro1">
          <table:table-cell/>
          <table:table-cell office:value-type="float" office:value="922.45" calcext:value-type="float">
            <text:p>922.45</text:p>
          </table:table-cell>
          <table:table-cell office:value-type="float" office:value="14288.45" calcext:value-type="float">
            <text:p>14288.45</text:p>
          </table:table-cell>
        </table:table-row>
        <table:table-row table:style-name="ro1">
          <table:table-cell/>
          <table:table-cell office:value-type="float" office:value="922.62" calcext:value-type="float">
            <text:p>922.62</text:p>
          </table:table-cell>
          <table:table-cell office:value-type="float" office:value="16243.58" calcext:value-type="float">
            <text:p>16243.58</text:p>
          </table:table-cell>
        </table:table-row>
        <table:table-row table:style-name="ro1">
          <table:table-cell/>
          <table:table-cell office:value-type="float" office:value="922.8" calcext:value-type="float">
            <text:p>922.8</text:p>
          </table:table-cell>
          <table:table-cell office:value-type="float" office:value="12309.66" calcext:value-type="float">
            <text:p>12309.66</text:p>
          </table:table-cell>
        </table:table-row>
        <table:table-row table:style-name="ro1">
          <table:table-cell/>
          <table:table-cell office:value-type="float" office:value="922.97" calcext:value-type="float">
            <text:p>922.97</text:p>
          </table:table-cell>
          <table:table-cell office:value-type="float" office:value="10733.18" calcext:value-type="float">
            <text:p>10733.18</text:p>
          </table:table-cell>
        </table:table-row>
        <table:table-row table:style-name="ro1">
          <table:table-cell/>
          <table:table-cell office:value-type="float" office:value="923.15" calcext:value-type="float">
            <text:p>923.15</text:p>
          </table:table-cell>
          <table:table-cell office:value-type="float" office:value="8082.65" calcext:value-type="float">
            <text:p>8082.65</text:p>
          </table:table-cell>
        </table:table-row>
        <table:table-row table:style-name="ro1">
          <table:table-cell/>
          <table:table-cell office:value-type="float" office:value="923.32" calcext:value-type="float">
            <text:p>923.32</text:p>
          </table:table-cell>
          <table:table-cell office:value-type="float" office:value="16163.48" calcext:value-type="float">
            <text:p>16163.48</text:p>
          </table:table-cell>
        </table:table-row>
        <table:table-row table:style-name="ro1">
          <table:table-cell/>
          <table:table-cell office:value-type="float" office:value="923.5" calcext:value-type="float">
            <text:p>923.5</text:p>
          </table:table-cell>
          <table:table-cell office:value-type="float" office:value="14557.87" calcext:value-type="float">
            <text:p>14557.87</text:p>
          </table:table-cell>
        </table:table-row>
        <table:table-row table:style-name="ro1">
          <table:table-cell/>
          <table:table-cell office:value-type="float" office:value="923.67" calcext:value-type="float">
            <text:p>923.67</text:p>
          </table:table-cell>
          <table:table-cell office:value-type="float" office:value="10522.01" calcext:value-type="float">
            <text:p>10522.01</text:p>
          </table:table-cell>
        </table:table-row>
        <table:table-row table:style-name="ro1">
          <table:table-cell/>
          <table:table-cell office:value-type="float" office:value="923.85" calcext:value-type="float">
            <text:p>923.85</text:p>
          </table:table-cell>
          <table:table-cell office:value-type="float" office:value="6808.36" calcext:value-type="float">
            <text:p>6808.36</text:p>
          </table:table-cell>
        </table:table-row>
        <table:table-row table:style-name="ro1">
          <table:table-cell/>
          <table:table-cell office:value-type="float" office:value="924.02" calcext:value-type="float">
            <text:p>924.02</text:p>
          </table:table-cell>
          <table:table-cell office:value-type="float" office:value="10900.66" calcext:value-type="float">
            <text:p>10900.66</text:p>
          </table:table-cell>
        </table:table-row>
        <table:table-row table:style-name="ro1">
          <table:table-cell/>
          <table:table-cell office:value-type="float" office:value="924.2" calcext:value-type="float">
            <text:p>924.2</text:p>
          </table:table-cell>
          <table:table-cell office:value-type="float" office:value="8199.16" calcext:value-type="float">
            <text:p>8199.16</text:p>
          </table:table-cell>
        </table:table-row>
        <table:table-row table:style-name="ro1">
          <table:table-cell/>
          <table:table-cell office:value-type="float" office:value="924.37" calcext:value-type="float">
            <text:p>924.37</text:p>
          </table:table-cell>
          <table:table-cell office:value-type="float" office:value="23035.55" calcext:value-type="float">
            <text:p>23035.55</text:p>
          </table:table-cell>
        </table:table-row>
        <table:table-row table:style-name="ro1">
          <table:table-cell/>
          <table:table-cell office:value-type="float" office:value="924.55" calcext:value-type="float">
            <text:p>924.55</text:p>
          </table:table-cell>
          <table:table-cell office:value-type="float" office:value="10649.44" calcext:value-type="float">
            <text:p>10649.44</text:p>
          </table:table-cell>
        </table:table-row>
        <table:table-row table:style-name="ro1">
          <table:table-cell/>
          <table:table-cell office:value-type="float" office:value="924.72" calcext:value-type="float">
            <text:p>924.72</text:p>
          </table:table-cell>
          <table:table-cell office:value-type="float" office:value="14982.03" calcext:value-type="float">
            <text:p>14982.03</text:p>
          </table:table-cell>
        </table:table-row>
        <table:table-row table:style-name="ro1">
          <table:table-cell/>
          <table:table-cell office:value-type="float" office:value="924.9" calcext:value-type="float">
            <text:p>924.9</text:p>
          </table:table-cell>
          <table:table-cell office:value-type="float" office:value="12846.68" calcext:value-type="float">
            <text:p>12846.68</text:p>
          </table:table-cell>
        </table:table-row>
        <table:table-row table:style-name="ro1">
          <table:table-cell/>
          <table:table-cell office:value-type="float" office:value="925.07" calcext:value-type="float">
            <text:p>925.07</text:p>
          </table:table-cell>
          <table:table-cell office:value-type="float" office:value="11683.43" calcext:value-type="float">
            <text:p>11683.43</text:p>
          </table:table-cell>
        </table:table-row>
        <table:table-row table:style-name="ro1">
          <table:table-cell/>
          <table:table-cell office:value-type="float" office:value="925.25" calcext:value-type="float">
            <text:p>925.25</text:p>
          </table:table-cell>
          <table:table-cell office:value-type="float" office:value="14607.02" calcext:value-type="float">
            <text:p>14607.02</text:p>
          </table:table-cell>
        </table:table-row>
        <table:table-row table:style-name="ro1">
          <table:table-cell/>
          <table:table-cell office:value-type="float" office:value="925.42" calcext:value-type="float">
            <text:p>925.42</text:p>
          </table:table-cell>
          <table:table-cell office:value-type="float" office:value="9591.78" calcext:value-type="float">
            <text:p>9591.78</text:p>
          </table:table-cell>
        </table:table-row>
        <table:table-row table:style-name="ro1">
          <table:table-cell/>
          <table:table-cell office:value-type="float" office:value="925.6" calcext:value-type="float">
            <text:p>925.6</text:p>
          </table:table-cell>
          <table:table-cell office:value-type="float" office:value="15320.63" calcext:value-type="float">
            <text:p>15320.63</text:p>
          </table:table-cell>
        </table:table-row>
        <table:table-row table:style-name="ro1">
          <table:table-cell/>
          <table:table-cell office:value-type="float" office:value="925.77" calcext:value-type="float">
            <text:p>925.77</text:p>
          </table:table-cell>
          <table:table-cell office:value-type="float" office:value="14173.76" calcext:value-type="float">
            <text:p>14173.76</text:p>
          </table:table-cell>
        </table:table-row>
        <table:table-row table:style-name="ro1">
          <table:table-cell/>
          <table:table-cell office:value-type="float" office:value="925.95" calcext:value-type="float">
            <text:p>925.95</text:p>
          </table:table-cell>
          <table:table-cell office:value-type="float" office:value="9995.91" calcext:value-type="float">
            <text:p>9995.91</text:p>
          </table:table-cell>
        </table:table-row>
        <table:table-row table:style-name="ro1">
          <table:table-cell/>
          <table:table-cell office:value-type="float" office:value="926.12" calcext:value-type="float">
            <text:p>926.12</text:p>
          </table:table-cell>
          <table:table-cell office:value-type="float" office:value="8253.77" calcext:value-type="float">
            <text:p>8253.77</text:p>
          </table:table-cell>
        </table:table-row>
        <table:table-row table:style-name="ro1">
          <table:table-cell/>
          <table:table-cell office:value-type="float" office:value="926.3" calcext:value-type="float">
            <text:p>926.3</text:p>
          </table:table-cell>
          <table:table-cell office:value-type="float" office:value="12968.65" calcext:value-type="float">
            <text:p>12968.65</text:p>
          </table:table-cell>
        </table:table-row>
        <table:table-row table:style-name="ro1">
          <table:table-cell/>
          <table:table-cell office:value-type="float" office:value="926.47" calcext:value-type="float">
            <text:p>926.47</text:p>
          </table:table-cell>
          <table:table-cell office:value-type="float" office:value="16270.88" calcext:value-type="float">
            <text:p>16270.88</text:p>
          </table:table-cell>
        </table:table-row>
        <table:table-row table:style-name="ro1">
          <table:table-cell/>
          <table:table-cell office:value-type="float" office:value="926.65" calcext:value-type="float">
            <text:p>926.65</text:p>
          </table:table-cell>
          <table:table-cell office:value-type="float" office:value="23596.24" calcext:value-type="float">
            <text:p>23596.24</text:p>
          </table:table-cell>
        </table:table-row>
        <table:table-row table:style-name="ro1">
          <table:table-cell/>
          <table:table-cell office:value-type="float" office:value="926.82" calcext:value-type="float">
            <text:p>926.82</text:p>
          </table:table-cell>
          <table:table-cell office:value-type="float" office:value="12264.15" calcext:value-type="float">
            <text:p>12264.15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6997.23" calcext:value-type="float">
            <text:p>16997.23</text:p>
          </table:table-cell>
        </table:table-row>
        <table:table-row table:style-name="ro1">
          <table:table-cell/>
          <table:table-cell office:value-type="float" office:value="927.17" calcext:value-type="float">
            <text:p>927.17</text:p>
          </table:table-cell>
          <table:table-cell office:value-type="float" office:value="8266.51" calcext:value-type="float">
            <text:p>8266.51</text:p>
          </table:table-cell>
        </table:table-row>
        <table:table-row table:style-name="ro1">
          <table:table-cell/>
          <table:table-cell office:value-type="float" office:value="927.35" calcext:value-type="float">
            <text:p>927.35</text:p>
          </table:table-cell>
          <table:table-cell office:value-type="float" office:value="7853.28" calcext:value-type="float">
            <text:p>7853.28</text:p>
          </table:table-cell>
        </table:table-row>
        <table:table-row table:style-name="ro1">
          <table:table-cell/>
          <table:table-cell office:value-type="float" office:value="927.52" calcext:value-type="float">
            <text:p>927.52</text:p>
          </table:table-cell>
          <table:table-cell office:value-type="float" office:value="11426.76" calcext:value-type="float">
            <text:p>11426.76</text:p>
          </table:table-cell>
        </table:table-row>
        <table:table-row table:style-name="ro1">
          <table:table-cell/>
          <table:table-cell office:value-type="float" office:value="927.7" calcext:value-type="float">
            <text:p>927.7</text:p>
          </table:table-cell>
          <table:table-cell office:value-type="float" office:value="9032.91" calcext:value-type="float">
            <text:p>9032.91</text:p>
          </table:table-cell>
        </table:table-row>
        <table:table-row table:style-name="ro1">
          <table:table-cell/>
          <table:table-cell office:value-type="float" office:value="927.87" calcext:value-type="float">
            <text:p>927.87</text:p>
          </table:table-cell>
          <table:table-cell office:value-type="float" office:value="9788.38" calcext:value-type="float">
            <text:p>9788.38</text:p>
          </table:table-cell>
        </table:table-row>
        <table:table-row table:style-name="ro1">
          <table:table-cell/>
          <table:table-cell office:value-type="float" office:value="928.05" calcext:value-type="float">
            <text:p>928.05</text:p>
          </table:table-cell>
          <table:table-cell office:value-type="float" office:value="10378.2" calcext:value-type="float">
            <text:p>10378.2</text:p>
          </table:table-cell>
        </table:table-row>
        <table:table-row table:style-name="ro1">
          <table:table-cell/>
          <table:table-cell office:value-type="float" office:value="928.22" calcext:value-type="float">
            <text:p>928.22</text:p>
          </table:table-cell>
          <table:table-cell office:value-type="float" office:value="16627.69" calcext:value-type="float">
            <text:p>16627.69</text:p>
          </table:table-cell>
        </table:table-row>
        <table:table-row table:style-name="ro1">
          <table:table-cell/>
          <table:table-cell office:value-type="float" office:value="928.4" calcext:value-type="float">
            <text:p>928.4</text:p>
          </table:table-cell>
          <table:table-cell office:value-type="float" office:value="9114.83" calcext:value-type="float">
            <text:p>9114.83</text:p>
          </table:table-cell>
        </table:table-row>
        <table:table-row table:style-name="ro1">
          <table:table-cell/>
          <table:table-cell office:value-type="float" office:value="928.57" calcext:value-type="float">
            <text:p>928.57</text:p>
          </table:table-cell>
          <table:table-cell office:value-type="float" office:value="10021.39" calcext:value-type="float">
            <text:p>10021.39</text:p>
          </table:table-cell>
        </table:table-row>
        <table:table-row table:style-name="ro1">
          <table:table-cell/>
          <table:table-cell office:value-type="float" office:value="928.75" calcext:value-type="float">
            <text:p>928.75</text:p>
          </table:table-cell>
          <table:table-cell office:value-type="float" office:value="7181.54" calcext:value-type="float">
            <text:p>7181.54</text:p>
          </table:table-cell>
        </table:table-row>
        <table:table-row table:style-name="ro1">
          <table:table-cell/>
          <table:table-cell office:value-type="float" office:value="928.92" calcext:value-type="float">
            <text:p>928.92</text:p>
          </table:table-cell>
          <table:table-cell office:value-type="float" office:value="22525.84" calcext:value-type="float">
            <text:p>22525.84</text:p>
          </table:table-cell>
        </table:table-row>
        <table:table-row table:style-name="ro1">
          <table:table-cell/>
          <table:table-cell office:value-type="float" office:value="929.1" calcext:value-type="float">
            <text:p>929.1</text:p>
          </table:table-cell>
          <table:table-cell office:value-type="float" office:value="7538.35" calcext:value-type="float">
            <text:p>7538.35</text:p>
          </table:table-cell>
        </table:table-row>
        <table:table-row table:style-name="ro1">
          <table:table-cell/>
          <table:table-cell office:value-type="float" office:value="929.27" calcext:value-type="float">
            <text:p>929.27</text:p>
          </table:table-cell>
          <table:table-cell office:value-type="float" office:value="9937.65" calcext:value-type="float">
            <text:p>9937.65</text:p>
          </table:table-cell>
        </table:table-row>
        <table:table-row table:style-name="ro1">
          <table:table-cell/>
          <table:table-cell office:value-type="float" office:value="929.44" calcext:value-type="float">
            <text:p>929.44</text:p>
          </table:table-cell>
          <table:table-cell office:value-type="float" office:value="12356.99" calcext:value-type="float">
            <text:p>12356.99</text:p>
          </table:table-cell>
        </table:table-row>
        <table:table-row table:style-name="ro1">
          <table:table-cell/>
          <table:table-cell office:value-type="float" office:value="929.62" calcext:value-type="float">
            <text:p>929.62</text:p>
          </table:table-cell>
          <table:table-cell office:value-type="float" office:value="14013.57" calcext:value-type="float">
            <text:p>14013.57</text:p>
          </table:table-cell>
        </table:table-row>
        <table:table-row table:style-name="ro1">
          <table:table-cell/>
          <table:table-cell office:value-type="float" office:value="929.79" calcext:value-type="float">
            <text:p>929.79</text:p>
          </table:table-cell>
          <table:table-cell office:value-type="float" office:value="19423.85" calcext:value-type="float">
            <text:p>19423.85</text:p>
          </table:table-cell>
        </table:table-row>
        <table:table-row table:style-name="ro1">
          <table:table-cell/>
          <table:table-cell office:value-type="float" office:value="929.97" calcext:value-type="float">
            <text:p>929.97</text:p>
          </table:table-cell>
          <table:table-cell office:value-type="float" office:value="9762.89" calcext:value-type="float">
            <text:p>9762.89</text:p>
          </table:table-cell>
        </table:table-row>
        <table:table-row table:style-name="ro1">
          <table:table-cell/>
          <table:table-cell office:value-type="float" office:value="930.14" calcext:value-type="float">
            <text:p>930.14</text:p>
          </table:table-cell>
          <table:table-cell office:value-type="float" office:value="10476.5" calcext:value-type="float">
            <text:p>10476.5</text:p>
          </table:table-cell>
        </table:table-row>
        <table:table-row table:style-name="ro1">
          <table:table-cell/>
          <table:table-cell office:value-type="float" office:value="930.32" calcext:value-type="float">
            <text:p>930.32</text:p>
          </table:table-cell>
          <table:table-cell office:value-type="float" office:value="9174.9" calcext:value-type="float">
            <text:p>9174.9</text:p>
          </table:table-cell>
        </table:table-row>
        <table:table-row table:style-name="ro1">
          <table:table-cell/>
          <table:table-cell office:value-type="float" office:value="930.49" calcext:value-type="float">
            <text:p>930.49</text:p>
          </table:table-cell>
          <table:table-cell office:value-type="float" office:value="10214.36" calcext:value-type="float">
            <text:p>10214.36</text:p>
          </table:table-cell>
        </table:table-row>
        <table:table-row table:style-name="ro1">
          <table:table-cell/>
          <table:table-cell office:value-type="float" office:value="930.67" calcext:value-type="float">
            <text:p>930.67</text:p>
          </table:table-cell>
          <table:table-cell office:value-type="float" office:value="7288.95" calcext:value-type="float">
            <text:p>7288.95</text:p>
          </table:table-cell>
        </table:table-row>
        <table:table-row table:style-name="ro1">
          <table:table-cell/>
          <table:table-cell office:value-type="float" office:value="930.84" calcext:value-type="float">
            <text:p>930.84</text:p>
          </table:table-cell>
          <table:table-cell office:value-type="float" office:value="10066.9" calcext:value-type="float">
            <text:p>10066.9</text:p>
          </table:table-cell>
        </table:table-row>
        <table:table-row table:style-name="ro1">
          <table:table-cell/>
          <table:table-cell office:value-type="float" office:value="931.02" calcext:value-type="float">
            <text:p>931.02</text:p>
          </table:table-cell>
          <table:table-cell office:value-type="float" office:value="14772.68" calcext:value-type="float">
            <text:p>14772.68</text:p>
          </table:table-cell>
        </table:table-row>
        <table:table-row table:style-name="ro1">
          <table:table-cell/>
          <table:table-cell office:value-type="float" office:value="931.19" calcext:value-type="float">
            <text:p>931.19</text:p>
          </table:table-cell>
          <table:table-cell office:value-type="float" office:value="11963.78" calcext:value-type="float">
            <text:p>11963.78</text:p>
          </table:table-cell>
        </table:table-row>
        <table:table-row table:style-name="ro1">
          <table:table-cell/>
          <table:table-cell office:value-type="float" office:value="931.36" calcext:value-type="float">
            <text:p>931.36</text:p>
          </table:table-cell>
          <table:table-cell office:value-type="float" office:value="13795.12" calcext:value-type="float">
            <text:p>13795.12</text:p>
          </table:table-cell>
        </table:table-row>
        <table:table-row table:style-name="ro1">
          <table:table-cell/>
          <table:table-cell office:value-type="float" office:value="931.54" calcext:value-type="float">
            <text:p>931.54</text:p>
          </table:table-cell>
          <table:table-cell office:value-type="float" office:value="11155.51" calcext:value-type="float">
            <text:p>11155.51</text:p>
          </table:table-cell>
        </table:table-row>
        <table:table-row table:style-name="ro1">
          <table:table-cell/>
          <table:table-cell office:value-type="float" office:value="931.71" calcext:value-type="float">
            <text:p>931.71</text:p>
          </table:table-cell>
          <table:table-cell office:value-type="float" office:value="8969.19" calcext:value-type="float">
            <text:p>8969.19</text:p>
          </table:table-cell>
        </table:table-row>
        <table:table-row table:style-name="ro1">
          <table:table-cell/>
          <table:table-cell office:value-type="float" office:value="931.89" calcext:value-type="float">
            <text:p>931.89</text:p>
          </table:table-cell>
          <table:table-cell office:value-type="float" office:value="9881.22" calcext:value-type="float">
            <text:p>9881.22</text:p>
          </table:table-cell>
        </table:table-row>
        <table:table-row table:style-name="ro1">
          <table:table-cell/>
          <table:table-cell office:value-type="float" office:value="932.06" calcext:value-type="float">
            <text:p>932.06</text:p>
          </table:table-cell>
          <table:table-cell office:value-type="float" office:value="19940.84" calcext:value-type="float">
            <text:p>19940.84</text:p>
          </table:table-cell>
        </table:table-row>
        <table:table-row table:style-name="ro1">
          <table:table-cell/>
          <table:table-cell office:value-type="float" office:value="932.24" calcext:value-type="float">
            <text:p>932.24</text:p>
          </table:table-cell>
          <table:table-cell office:value-type="float" office:value="15082.15" calcext:value-type="float">
            <text:p>15082.15</text:p>
          </table:table-cell>
        </table:table-row>
        <table:table-row table:style-name="ro1">
          <table:table-cell/>
          <table:table-cell office:value-type="float" office:value="932.41" calcext:value-type="float">
            <text:p>932.41</text:p>
          </table:table-cell>
          <table:table-cell office:value-type="float" office:value="10307.2" calcext:value-type="float">
            <text:p>10307.2</text:p>
          </table:table-cell>
        </table:table-row>
        <table:table-row table:style-name="ro1">
          <table:table-cell/>
          <table:table-cell office:value-type="float" office:value="932.58" calcext:value-type="float">
            <text:p>932.58</text:p>
          </table:table-cell>
          <table:table-cell office:value-type="float" office:value="12196.79" calcext:value-type="float">
            <text:p>12196.79</text:p>
          </table:table-cell>
        </table:table-row>
        <table:table-row table:style-name="ro1">
          <table:table-cell/>
          <table:table-cell office:value-type="float" office:value="932.76" calcext:value-type="float">
            <text:p>932.76</text:p>
          </table:table-cell>
          <table:table-cell office:value-type="float" office:value="22704.24" calcext:value-type="float">
            <text:p>22704.24</text:p>
          </table:table-cell>
        </table:table-row>
        <table:table-row table:style-name="ro1">
          <table:table-cell/>
          <table:table-cell office:value-type="float" office:value="932.93" calcext:value-type="float">
            <text:p>932.93</text:p>
          </table:table-cell>
          <table:table-cell office:value-type="float" office:value="8057.16" calcext:value-type="float">
            <text:p>8057.16</text:p>
          </table:table-cell>
        </table:table-row>
        <table:table-row table:style-name="ro1">
          <table:table-cell/>
          <table:table-cell office:value-type="float" office:value="933.11" calcext:value-type="float">
            <text:p>933.11</text:p>
          </table:table-cell>
          <table:table-cell office:value-type="float" office:value="11159.15" calcext:value-type="float">
            <text:p>11159.15</text:p>
          </table:table-cell>
        </table:table-row>
        <table:table-row table:style-name="ro1">
          <table:table-cell/>
          <table:table-cell office:value-type="float" office:value="933.28" calcext:value-type="float">
            <text:p>933.28</text:p>
          </table:table-cell>
          <table:table-cell office:value-type="float" office:value="15271.48" calcext:value-type="float">
            <text:p>15271.48</text:p>
          </table:table-cell>
        </table:table-row>
        <table:table-row table:style-name="ro1">
          <table:table-cell/>
          <table:table-cell office:value-type="float" office:value="933.46" calcext:value-type="float">
            <text:p>933.46</text:p>
          </table:table-cell>
          <table:table-cell office:value-type="float" office:value="16265.42" calcext:value-type="float">
            <text:p>16265.42</text:p>
          </table:table-cell>
        </table:table-row>
        <table:table-row table:style-name="ro1">
          <table:table-cell/>
          <table:table-cell office:value-type="float" office:value="933.63" calcext:value-type="float">
            <text:p>933.63</text:p>
          </table:table-cell>
          <table:table-cell office:value-type="float" office:value="13565.74" calcext:value-type="float">
            <text:p>13565.74</text:p>
          </table:table-cell>
        </table:table-row>
        <table:table-row table:style-name="ro1">
          <table:table-cell/>
          <table:table-cell office:value-type="float" office:value="933.8" calcext:value-type="float">
            <text:p>933.8</text:p>
          </table:table-cell>
          <table:table-cell office:value-type="float" office:value="9131.21" calcext:value-type="float">
            <text:p>9131.21</text:p>
          </table:table-cell>
        </table:table-row>
        <table:table-row table:style-name="ro1">
          <table:table-cell/>
          <table:table-cell office:value-type="float" office:value="933.98" calcext:value-type="float">
            <text:p>933.98</text:p>
          </table:table-cell>
          <table:table-cell office:value-type="float" office:value="15255.09" calcext:value-type="float">
            <text:p>15255.09</text:p>
          </table:table-cell>
        </table:table-row>
        <table:table-row table:style-name="ro1">
          <table:table-cell/>
          <table:table-cell office:value-type="float" office:value="934.15" calcext:value-type="float">
            <text:p>934.15</text:p>
          </table:table-cell>
          <table:table-cell office:value-type="float" office:value="10256.23" calcext:value-type="float">
            <text:p>10256.23</text:p>
          </table:table-cell>
        </table:table-row>
        <table:table-row table:style-name="ro1">
          <table:table-cell/>
          <table:table-cell office:value-type="float" office:value="934.33" calcext:value-type="float">
            <text:p>934.33</text:p>
          </table:table-cell>
          <table:table-cell office:value-type="float" office:value="13411.01" calcext:value-type="float">
            <text:p>13411.01</text:p>
          </table:table-cell>
        </table:table-row>
        <table:table-row table:style-name="ro1">
          <table:table-cell/>
          <table:table-cell office:value-type="float" office:value="934.5" calcext:value-type="float">
            <text:p>934.5</text:p>
          </table:table-cell>
          <table:table-cell office:value-type="float" office:value="15089.43" calcext:value-type="float">
            <text:p>15089.43</text:p>
          </table:table-cell>
        </table:table-row>
        <table:table-row table:style-name="ro1">
          <table:table-cell/>
          <table:table-cell office:value-type="float" office:value="934.67" calcext:value-type="float">
            <text:p>934.67</text:p>
          </table:table-cell>
          <table:table-cell office:value-type="float" office:value="14812.73" calcext:value-type="float">
            <text:p>14812.73</text:p>
          </table:table-cell>
        </table:table-row>
        <table:table-row table:style-name="ro1">
          <table:table-cell/>
          <table:table-cell office:value-type="float" office:value="934.85" calcext:value-type="float">
            <text:p>934.85</text:p>
          </table:table-cell>
          <table:table-cell office:value-type="float" office:value="9932.19" calcext:value-type="float">
            <text:p>9932.19</text:p>
          </table:table-cell>
        </table:table-row>
        <table:table-row table:style-name="ro1">
          <table:table-cell/>
          <table:table-cell office:value-type="float" office:value="935.02" calcext:value-type="float">
            <text:p>935.02</text:p>
          </table:table-cell>
          <table:table-cell office:value-type="float" office:value="15894.06" calcext:value-type="float">
            <text:p>15894.06</text:p>
          </table:table-cell>
        </table:table-row>
        <table:table-row table:style-name="ro1">
          <table:table-cell/>
          <table:table-cell office:value-type="float" office:value="935.2" calcext:value-type="float">
            <text:p>935.2</text:p>
          </table:table-cell>
          <table:table-cell office:value-type="float" office:value="12138.54" calcext:value-type="float">
            <text:p>12138.54</text:p>
          </table:table-cell>
        </table:table-row>
        <table:table-row table:style-name="ro1">
          <table:table-cell/>
          <table:table-cell office:value-type="float" office:value="935.37" calcext:value-type="float">
            <text:p>935.37</text:p>
          </table:table-cell>
          <table:table-cell office:value-type="float" office:value="12238.66" calcext:value-type="float">
            <text:p>12238.66</text:p>
          </table:table-cell>
        </table:table-row>
        <table:table-row table:style-name="ro1">
          <table:table-cell/>
          <table:table-cell office:value-type="float" office:value="935.54" calcext:value-type="float">
            <text:p>935.54</text:p>
          </table:table-cell>
          <table:table-cell office:value-type="float" office:value="6606.29" calcext:value-type="float">
            <text:p>6606.29</text:p>
          </table:table-cell>
        </table:table-row>
        <table:table-row table:style-name="ro1">
          <table:table-cell/>
          <table:table-cell office:value-type="float" office:value="935.72" calcext:value-type="float">
            <text:p>935.72</text:p>
          </table:table-cell>
          <table:table-cell office:value-type="float" office:value="16380.11" calcext:value-type="float">
            <text:p>16380.11</text:p>
          </table:table-cell>
        </table:table-row>
        <table:table-row table:style-name="ro1">
          <table:table-cell/>
          <table:table-cell office:value-type="float" office:value="935.89" calcext:value-type="float">
            <text:p>935.89</text:p>
          </table:table-cell>
          <table:table-cell office:value-type="float" office:value="6786.51" calcext:value-type="float">
            <text:p>6786.51</text:p>
          </table:table-cell>
        </table:table-row>
        <table:table-row table:style-name="ro1">
          <table:table-cell/>
          <table:table-cell office:value-type="float" office:value="936.07" calcext:value-type="float">
            <text:p>936.07</text:p>
          </table:table-cell>
          <table:table-cell office:value-type="float" office:value="17703.55" calcext:value-type="float">
            <text:p>17703.55</text:p>
          </table:table-cell>
        </table:table-row>
        <table:table-row table:style-name="ro1">
          <table:table-cell/>
          <table:table-cell office:value-type="float" office:value="936.24" calcext:value-type="float">
            <text:p>936.24</text:p>
          </table:table-cell>
          <table:table-cell office:value-type="float" office:value="12985.03" calcext:value-type="float">
            <text:p>12985.03</text:p>
          </table:table-cell>
        </table:table-row>
        <table:table-row table:style-name="ro1">
          <table:table-cell/>
          <table:table-cell office:value-type="float" office:value="936.41" calcext:value-type="float">
            <text:p>936.41</text:p>
          </table:table-cell>
          <table:table-cell office:value-type="float" office:value="16884.36" calcext:value-type="float">
            <text:p>16884.36</text:p>
          </table:table-cell>
        </table:table-row>
        <table:table-row table:style-name="ro1">
          <table:table-cell/>
          <table:table-cell office:value-type="float" office:value="936.59" calcext:value-type="float">
            <text:p>936.59</text:p>
          </table:table-cell>
          <table:table-cell office:value-type="float" office:value="35519.97" calcext:value-type="float">
            <text:p>35519.97</text:p>
          </table:table-cell>
        </table:table-row>
        <table:table-row table:style-name="ro1">
          <table:table-cell/>
          <table:table-cell office:value-type="float" office:value="936.76" calcext:value-type="float">
            <text:p>936.76</text:p>
          </table:table-cell>
          <table:table-cell office:value-type="float" office:value="12701.05" calcext:value-type="float">
            <text:p>12701.05</text:p>
          </table:table-cell>
        </table:table-row>
        <table:table-row table:style-name="ro1">
          <table:table-cell/>
          <table:table-cell office:value-type="float" office:value="936.94" calcext:value-type="float">
            <text:p>936.94</text:p>
          </table:table-cell>
          <table:table-cell office:value-type="float" office:value="9042.01" calcext:value-type="float">
            <text:p>9042.01</text:p>
          </table:table-cell>
        </table:table-row>
        <table:table-row table:style-name="ro1">
          <table:table-cell/>
          <table:table-cell office:value-type="float" office:value="937.11" calcext:value-type="float">
            <text:p>937.11</text:p>
          </table:table-cell>
          <table:table-cell office:value-type="float" office:value="13918.91" calcext:value-type="float">
            <text:p>13918.91</text:p>
          </table:table-cell>
        </table:table-row>
        <table:table-row table:style-name="ro1">
          <table:table-cell/>
          <table:table-cell office:value-type="float" office:value="937.28" calcext:value-type="float">
            <text:p>937.28</text:p>
          </table:table-cell>
          <table:table-cell office:value-type="float" office:value="16207.17" calcext:value-type="float">
            <text:p>16207.17</text:p>
          </table:table-cell>
        </table:table-row>
        <table:table-row table:style-name="ro1">
          <table:table-cell/>
          <table:table-cell office:value-type="float" office:value="937.46" calcext:value-type="float">
            <text:p>937.46</text:p>
          </table:table-cell>
          <table:table-cell office:value-type="float" office:value="18442.64" calcext:value-type="float">
            <text:p>18442.64</text:p>
          </table:table-cell>
        </table:table-row>
        <table:table-row table:style-name="ro1">
          <table:table-cell/>
          <table:table-cell office:value-type="float" office:value="937.63" calcext:value-type="float">
            <text:p>937.63</text:p>
          </table:table-cell>
          <table:table-cell office:value-type="float" office:value="14539.67" calcext:value-type="float">
            <text:p>14539.67</text:p>
          </table:table-cell>
        </table:table-row>
        <table:table-row table:style-name="ro1">
          <table:table-cell/>
          <table:table-cell office:value-type="float" office:value="937.8" calcext:value-type="float">
            <text:p>937.8</text:p>
          </table:table-cell>
          <table:table-cell office:value-type="float" office:value="8219.18" calcext:value-type="float">
            <text:p>8219.18</text:p>
          </table:table-cell>
        </table:table-row>
        <table:table-row table:style-name="ro1">
          <table:table-cell/>
          <table:table-cell office:value-type="float" office:value="937.98" calcext:value-type="float">
            <text:p>937.98</text:p>
          </table:table-cell>
          <table:table-cell office:value-type="float" office:value="18906.85" calcext:value-type="float">
            <text:p>18906.85</text:p>
          </table:table-cell>
        </table:table-row>
        <table:table-row table:style-name="ro1">
          <table:table-cell/>
          <table:table-cell office:value-type="float" office:value="938.15" calcext:value-type="float">
            <text:p>938.15</text:p>
          </table:table-cell>
          <table:table-cell office:value-type="float" office:value="14658" calcext:value-type="float">
            <text:p>14658</text:p>
          </table:table-cell>
        </table:table-row>
        <table:table-row table:style-name="ro1">
          <table:table-cell/>
          <table:table-cell office:value-type="float" office:value="938.33" calcext:value-type="float">
            <text:p>938.33</text:p>
          </table:table-cell>
          <table:table-cell office:value-type="float" office:value="8601.47" calcext:value-type="float">
            <text:p>8601.47</text:p>
          </table:table-cell>
        </table:table-row>
        <table:table-row table:style-name="ro1">
          <table:table-cell/>
          <table:table-cell office:value-type="float" office:value="938.5" calcext:value-type="float">
            <text:p>938.5</text:p>
          </table:table-cell>
          <table:table-cell office:value-type="float" office:value="12056.62" calcext:value-type="float">
            <text:p>12056.62</text:p>
          </table:table-cell>
        </table:table-row>
        <table:table-row table:style-name="ro1">
          <table:table-cell/>
          <table:table-cell office:value-type="float" office:value="938.67" calcext:value-type="float">
            <text:p>938.67</text:p>
          </table:table-cell>
          <table:table-cell office:value-type="float" office:value="13948.03" calcext:value-type="float">
            <text:p>13948.03</text:p>
          </table:table-cell>
        </table:table-row>
        <table:table-row table:style-name="ro1">
          <table:table-cell/>
          <table:table-cell office:value-type="float" office:value="938.85" calcext:value-type="float">
            <text:p>938.85</text:p>
          </table:table-cell>
          <table:table-cell office:value-type="float" office:value="9214.95" calcext:value-type="float">
            <text:p>9214.95</text:p>
          </table:table-cell>
        </table:table-row>
        <table:table-row table:style-name="ro1">
          <table:table-cell/>
          <table:table-cell office:value-type="float" office:value="939.02" calcext:value-type="float">
            <text:p>939.02</text:p>
          </table:table-cell>
          <table:table-cell office:value-type="float" office:value="14275.71" calcext:value-type="float">
            <text:p>14275.71</text:p>
          </table:table-cell>
        </table:table-row>
        <table:table-row table:style-name="ro1">
          <table:table-cell/>
          <table:table-cell office:value-type="float" office:value="939.19" calcext:value-type="float">
            <text:p>939.19</text:p>
          </table:table-cell>
          <table:table-cell office:value-type="float" office:value="11310.25" calcext:value-type="float">
            <text:p>11310.25</text:p>
          </table:table-cell>
        </table:table-row>
        <table:table-row table:style-name="ro1">
          <table:table-cell/>
          <table:table-cell office:value-type="float" office:value="939.37" calcext:value-type="float">
            <text:p>939.37</text:p>
          </table:table-cell>
          <table:table-cell office:value-type="float" office:value="11645.21" calcext:value-type="float">
            <text:p>11645.21</text:p>
          </table:table-cell>
        </table:table-row>
        <table:table-row table:style-name="ro1">
          <table:table-cell/>
          <table:table-cell office:value-type="float" office:value="939.54" calcext:value-type="float">
            <text:p>939.54</text:p>
          </table:table-cell>
          <table:table-cell office:value-type="float" office:value="9990.45" calcext:value-type="float">
            <text:p>9990.45</text:p>
          </table:table-cell>
        </table:table-row>
        <table:table-row table:style-name="ro1">
          <table:table-cell/>
          <table:table-cell office:value-type="float" office:value="939.71" calcext:value-type="float">
            <text:p>939.71</text:p>
          </table:table-cell>
          <table:table-cell office:value-type="float" office:value="9837.53" calcext:value-type="float">
            <text:p>9837.53</text:p>
          </table:table-cell>
        </table:table-row>
        <table:table-row table:style-name="ro1">
          <table:table-cell/>
          <table:table-cell office:value-type="float" office:value="939.89" calcext:value-type="float">
            <text:p>939.89</text:p>
          </table:table-cell>
          <table:table-cell office:value-type="float" office:value="13294.5" calcext:value-type="float">
            <text:p>13294.5</text:p>
          </table:table-cell>
        </table:table-row>
        <table:table-row table:style-name="ro1">
          <table:table-cell/>
          <table:table-cell office:value-type="float" office:value="940.06" calcext:value-type="float">
            <text:p>940.06</text:p>
          </table:table-cell>
          <table:table-cell office:value-type="float" office:value="14739.91" calcext:value-type="float">
            <text:p>14739.91</text:p>
          </table:table-cell>
        </table:table-row>
        <table:table-row table:style-name="ro1">
          <table:table-cell/>
          <table:table-cell office:value-type="float" office:value="940.23" calcext:value-type="float">
            <text:p>940.23</text:p>
          </table:table-cell>
          <table:table-cell office:value-type="float" office:value="24604.75" calcext:value-type="float">
            <text:p>24604.75</text:p>
          </table:table-cell>
        </table:table-row>
        <table:table-row table:style-name="ro1">
          <table:table-cell/>
          <table:table-cell office:value-type="float" office:value="940.41" calcext:value-type="float">
            <text:p>940.41</text:p>
          </table:table-cell>
          <table:table-cell office:value-type="float" office:value="6593.55" calcext:value-type="float">
            <text:p>6593.55</text:p>
          </table:table-cell>
        </table:table-row>
        <table:table-row table:style-name="ro1">
          <table:table-cell/>
          <table:table-cell office:value-type="float" office:value="940.58" calcext:value-type="float">
            <text:p>940.58</text:p>
          </table:table-cell>
          <table:table-cell office:value-type="float" office:value="12069.36" calcext:value-type="float">
            <text:p>12069.36</text:p>
          </table:table-cell>
        </table:table-row>
        <table:table-row table:style-name="ro1">
          <table:table-cell/>
          <table:table-cell office:value-type="float" office:value="940.75" calcext:value-type="float">
            <text:p>940.75</text:p>
          </table:table-cell>
          <table:table-cell office:value-type="float" office:value="7130.57" calcext:value-type="float">
            <text:p>7130.57</text:p>
          </table:table-cell>
        </table:table-row>
        <table:table-row table:style-name="ro1">
          <table:table-cell/>
          <table:table-cell office:value-type="float" office:value="940.93" calcext:value-type="float">
            <text:p>940.93</text:p>
          </table:table-cell>
          <table:table-cell office:value-type="float" office:value="14694.4" calcext:value-type="float">
            <text:p>14694.4</text:p>
          </table:table-cell>
        </table:table-row>
        <table:table-row table:style-name="ro1">
          <table:table-cell/>
          <table:table-cell office:value-type="float" office:value="941.1" calcext:value-type="float">
            <text:p>941.1</text:p>
          </table:table-cell>
          <table:table-cell office:value-type="float" office:value="18324.31" calcext:value-type="float">
            <text:p>18324.31</text:p>
          </table:table-cell>
        </table:table-row>
        <table:table-row table:style-name="ro1">
          <table:table-cell/>
          <table:table-cell office:value-type="float" office:value="941.27" calcext:value-type="float">
            <text:p>941.27</text:p>
          </table:table-cell>
          <table:table-cell office:value-type="float" office:value="17601.61" calcext:value-type="float">
            <text:p>17601.61</text:p>
          </table:table-cell>
        </table:table-row>
        <table:table-row table:style-name="ro1">
          <table:table-cell/>
          <table:table-cell office:value-type="float" office:value="941.45" calcext:value-type="float">
            <text:p>941.45</text:p>
          </table:table-cell>
          <table:table-cell office:value-type="float" office:value="6322.31" calcext:value-type="float">
            <text:p>6322.31</text:p>
          </table:table-cell>
        </table:table-row>
        <table:table-row table:style-name="ro1">
          <table:table-cell/>
          <table:table-cell office:value-type="float" office:value="941.62" calcext:value-type="float">
            <text:p>941.62</text:p>
          </table:table-cell>
          <table:table-cell office:value-type="float" office:value="10054.16" calcext:value-type="float">
            <text:p>10054.16</text:p>
          </table:table-cell>
        </table:table-row>
        <table:table-row table:style-name="ro1">
          <table:table-cell/>
          <table:table-cell office:value-type="float" office:value="941.79" calcext:value-type="float">
            <text:p>941.79</text:p>
          </table:table-cell>
          <table:table-cell office:value-type="float" office:value="7734.95" calcext:value-type="float">
            <text:p>7734.95</text:p>
          </table:table-cell>
        </table:table-row>
        <table:table-row table:style-name="ro1">
          <table:table-cell/>
          <table:table-cell office:value-type="float" office:value="941.97" calcext:value-type="float">
            <text:p>941.97</text:p>
          </table:table-cell>
          <table:table-cell office:value-type="float" office:value="8632.42" calcext:value-type="float">
            <text:p>8632.42</text:p>
          </table:table-cell>
        </table:table-row>
        <table:table-row table:style-name="ro1">
          <table:table-cell/>
          <table:table-cell office:value-type="float" office:value="942.14" calcext:value-type="float">
            <text:p>942.14</text:p>
          </table:table-cell>
          <table:table-cell office:value-type="float" office:value="14703.51" calcext:value-type="float">
            <text:p>14703.51</text:p>
          </table:table-cell>
        </table:table-row>
        <table:table-row table:style-name="ro1">
          <table:table-cell/>
          <table:table-cell office:value-type="float" office:value="942.31" calcext:value-type="float">
            <text:p>942.31</text:p>
          </table:table-cell>
          <table:table-cell office:value-type="float" office:value="11363.04" calcext:value-type="float">
            <text:p>11363.04</text:p>
          </table:table-cell>
        </table:table-row>
        <table:table-row table:style-name="ro1">
          <table:table-cell/>
          <table:table-cell office:value-type="float" office:value="942.49" calcext:value-type="float">
            <text:p>942.49</text:p>
          </table:table-cell>
          <table:table-cell office:value-type="float" office:value="16117.97" calcext:value-type="float">
            <text:p>16117.97</text:p>
          </table:table-cell>
        </table:table-row>
        <table:table-row table:style-name="ro1">
          <table:table-cell/>
          <table:table-cell office:value-type="float" office:value="942.66" calcext:value-type="float">
            <text:p>942.66</text:p>
          </table:table-cell>
          <table:table-cell office:value-type="float" office:value="35756.62" calcext:value-type="float">
            <text:p>35756.62</text:p>
          </table:table-cell>
        </table:table-row>
        <table:table-row table:style-name="ro1">
          <table:table-cell/>
          <table:table-cell office:value-type="float" office:value="942.83" calcext:value-type="float">
            <text:p>942.83</text:p>
          </table:table-cell>
          <table:table-cell office:value-type="float" office:value="8475.86" calcext:value-type="float">
            <text:p>8475.86</text:p>
          </table:table-cell>
        </table:table-row>
        <table:table-row table:style-name="ro1">
          <table:table-cell/>
          <table:table-cell office:value-type="float" office:value="943.01" calcext:value-type="float">
            <text:p>943.01</text:p>
          </table:table-cell>
          <table:table-cell office:value-type="float" office:value="7887.87" calcext:value-type="float">
            <text:p>7887.87</text:p>
          </table:table-cell>
        </table:table-row>
        <table:table-row table:style-name="ro1">
          <table:table-cell/>
          <table:table-cell office:value-type="float" office:value="943.18" calcext:value-type="float">
            <text:p>943.18</text:p>
          </table:table-cell>
          <table:table-cell office:value-type="float" office:value="6506.17" calcext:value-type="float">
            <text:p>6506.17</text:p>
          </table:table-cell>
        </table:table-row>
        <table:table-row table:style-name="ro1">
          <table:table-cell/>
          <table:table-cell office:value-type="float" office:value="943.35" calcext:value-type="float">
            <text:p>943.35</text:p>
          </table:table-cell>
          <table:table-cell office:value-type="float" office:value="10747.74" calcext:value-type="float">
            <text:p>10747.74</text:p>
          </table:table-cell>
        </table:table-row>
        <table:table-row table:style-name="ro1">
          <table:table-cell/>
          <table:table-cell office:value-type="float" office:value="943.53" calcext:value-type="float">
            <text:p>943.53</text:p>
          </table:table-cell>
          <table:table-cell office:value-type="float" office:value="9964.96" calcext:value-type="float">
            <text:p>9964.96</text:p>
          </table:table-cell>
        </table:table-row>
        <table:table-row table:style-name="ro1">
          <table:table-cell/>
          <table:table-cell office:value-type="float" office:value="943.7" calcext:value-type="float">
            <text:p>943.7</text:p>
          </table:table-cell>
          <table:table-cell office:value-type="float" office:value="25609.62" calcext:value-type="float">
            <text:p>25609.62</text:p>
          </table:table-cell>
        </table:table-row>
        <table:table-row table:style-name="ro1">
          <table:table-cell/>
          <table:table-cell office:value-type="float" office:value="943.87" calcext:value-type="float">
            <text:p>943.87</text:p>
          </table:table-cell>
          <table:table-cell office:value-type="float" office:value="13005.06" calcext:value-type="float">
            <text:p>13005.06</text:p>
          </table:table-cell>
        </table:table-row>
        <table:table-row table:style-name="ro1">
          <table:table-cell/>
          <table:table-cell office:value-type="float" office:value="944.05" calcext:value-type="float">
            <text:p>944.05</text:p>
          </table:table-cell>
          <table:table-cell office:value-type="float" office:value="14168.3" calcext:value-type="float">
            <text:p>14168.3</text:p>
          </table:table-cell>
        </table:table-row>
        <table:table-row table:style-name="ro1">
          <table:table-cell/>
          <table:table-cell office:value-type="float" office:value="944.22" calcext:value-type="float">
            <text:p>944.22</text:p>
          </table:table-cell>
          <table:table-cell office:value-type="float" office:value="19068.86" calcext:value-type="float">
            <text:p>19068.86</text:p>
          </table:table-cell>
        </table:table-row>
        <table:table-row table:style-name="ro1">
          <table:table-cell/>
          <table:table-cell office:value-type="float" office:value="944.39" calcext:value-type="float">
            <text:p>944.39</text:p>
          </table:table-cell>
          <table:table-cell office:value-type="float" office:value="14211.99" calcext:value-type="float">
            <text:p>14211.99</text:p>
          </table:table-cell>
        </table:table-row>
        <table:table-row table:style-name="ro1">
          <table:table-cell/>
          <table:table-cell office:value-type="float" office:value="944.57" calcext:value-type="float">
            <text:p>944.57</text:p>
          </table:table-cell>
          <table:table-cell office:value-type="float" office:value="8164.57" calcext:value-type="float">
            <text:p>8164.57</text:p>
          </table:table-cell>
        </table:table-row>
        <table:table-row table:style-name="ro1">
          <table:table-cell/>
          <table:table-cell office:value-type="float" office:value="944.74" calcext:value-type="float">
            <text:p>944.74</text:p>
          </table:table-cell>
          <table:table-cell office:value-type="float" office:value="8774.41" calcext:value-type="float">
            <text:p>8774.41</text:p>
          </table:table-cell>
        </table:table-row>
        <table:table-row table:style-name="ro1">
          <table:table-cell/>
          <table:table-cell office:value-type="float" office:value="944.91" calcext:value-type="float">
            <text:p>944.91</text:p>
          </table:table-cell>
          <table:table-cell office:value-type="float" office:value="18164.12" calcext:value-type="float">
            <text:p>18164.12</text:p>
          </table:table-cell>
        </table:table-row>
        <table:table-row table:style-name="ro1">
          <table:table-cell/>
          <table:table-cell office:value-type="float" office:value="945.08" calcext:value-type="float">
            <text:p>945.08</text:p>
          </table:table-cell>
          <table:table-cell office:value-type="float" office:value="19267.29" calcext:value-type="float">
            <text:p>19267.29</text:p>
          </table:table-cell>
        </table:table-row>
        <table:table-row table:style-name="ro1">
          <table:table-cell/>
          <table:table-cell office:value-type="float" office:value="945.26" calcext:value-type="float">
            <text:p>945.26</text:p>
          </table:table-cell>
          <table:table-cell office:value-type="float" office:value="17388.62" calcext:value-type="float">
            <text:p>17388.62</text:p>
          </table:table-cell>
        </table:table-row>
        <table:table-row table:style-name="ro1">
          <table:table-cell/>
          <table:table-cell office:value-type="float" office:value="945.43" calcext:value-type="float">
            <text:p>945.43</text:p>
          </table:table-cell>
          <table:table-cell office:value-type="float" office:value="26758.3" calcext:value-type="float">
            <text:p>26758.3</text:p>
          </table:table-cell>
        </table:table-row>
        <table:table-row table:style-name="ro1">
          <table:table-cell/>
          <table:table-cell office:value-type="float" office:value="945.6" calcext:value-type="float">
            <text:p>945.6</text:p>
          </table:table-cell>
          <table:table-cell office:value-type="float" office:value="8787.15" calcext:value-type="float">
            <text:p>8787.15</text:p>
          </table:table-cell>
        </table:table-row>
        <table:table-row table:style-name="ro1">
          <table:table-cell/>
          <table:table-cell office:value-type="float" office:value="945.78" calcext:value-type="float">
            <text:p>945.78</text:p>
          </table:table-cell>
          <table:table-cell office:value-type="float" office:value="10103.31" calcext:value-type="float">
            <text:p>10103.31</text:p>
          </table:table-cell>
        </table:table-row>
        <table:table-row table:style-name="ro1">
          <table:table-cell/>
          <table:table-cell office:value-type="float" office:value="945.95" calcext:value-type="float">
            <text:p>945.95</text:p>
          </table:table-cell>
          <table:table-cell office:value-type="float" office:value="16664.09" calcext:value-type="float">
            <text:p>16664.09</text:p>
          </table:table-cell>
        </table:table-row>
        <table:table-row table:style-name="ro1">
          <table:table-cell/>
          <table:table-cell office:value-type="float" office:value="946.12" calcext:value-type="float">
            <text:p>946.12</text:p>
          </table:table-cell>
          <table:table-cell office:value-type="float" office:value="11765.35" calcext:value-type="float">
            <text:p>11765.35</text:p>
          </table:table-cell>
        </table:table-row>
        <table:table-row table:style-name="ro1">
          <table:table-cell/>
          <table:table-cell office:value-type="float" office:value="946.29" calcext:value-type="float">
            <text:p>946.29</text:p>
          </table:table-cell>
          <table:table-cell office:value-type="float" office:value="9822.97" calcext:value-type="float">
            <text:p>9822.97</text:p>
          </table:table-cell>
        </table:table-row>
        <table:table-row table:style-name="ro1">
          <table:table-cell/>
          <table:table-cell office:value-type="float" office:value="946.47" calcext:value-type="float">
            <text:p>946.47</text:p>
          </table:table-cell>
          <table:table-cell office:value-type="float" office:value="11943.75" calcext:value-type="float">
            <text:p>11943.75</text:p>
          </table:table-cell>
        </table:table-row>
        <table:table-row table:style-name="ro1">
          <table:table-cell/>
          <table:table-cell office:value-type="float" office:value="946.64" calcext:value-type="float">
            <text:p>946.64</text:p>
          </table:table-cell>
          <table:table-cell office:value-type="float" office:value="6458.84" calcext:value-type="float">
            <text:p>6458.84</text:p>
          </table:table-cell>
        </table:table-row>
        <table:table-row table:style-name="ro1">
          <table:table-cell/>
          <table:table-cell office:value-type="float" office:value="946.81" calcext:value-type="float">
            <text:p>946.81</text:p>
          </table:table-cell>
          <table:table-cell office:value-type="float" office:value="9515.32" calcext:value-type="float">
            <text:p>9515.32</text:p>
          </table:table-cell>
        </table:table-row>
        <table:table-row table:style-name="ro1">
          <table:table-cell/>
          <table:table-cell office:value-type="float" office:value="946.99" calcext:value-type="float">
            <text:p>946.99</text:p>
          </table:table-cell>
          <table:table-cell office:value-type="float" office:value="21344.39" calcext:value-type="float">
            <text:p>21344.39</text:p>
          </table:table-cell>
        </table:table-row>
        <table:table-row table:style-name="ro1">
          <table:table-cell/>
          <table:table-cell office:value-type="float" office:value="947.16" calcext:value-type="float">
            <text:p>947.16</text:p>
          </table:table-cell>
          <table:table-cell office:value-type="float" office:value="8545.04" calcext:value-type="float">
            <text:p>8545.04</text:p>
          </table:table-cell>
        </table:table-row>
        <table:table-row table:style-name="ro1">
          <table:table-cell/>
          <table:table-cell office:value-type="float" office:value="947.33" calcext:value-type="float">
            <text:p>947.33</text:p>
          </table:table-cell>
          <table:table-cell office:value-type="float" office:value="18499.07" calcext:value-type="float">
            <text:p>18499.07</text:p>
          </table:table-cell>
        </table:table-row>
        <table:table-row table:style-name="ro1">
          <table:table-cell/>
          <table:table-cell office:value-type="float" office:value="947.5" calcext:value-type="float">
            <text:p>947.5</text:p>
          </table:table-cell>
          <table:table-cell office:value-type="float" office:value="12682.84" calcext:value-type="float">
            <text:p>12682.84</text:p>
          </table:table-cell>
        </table:table-row>
        <table:table-row table:style-name="ro1">
          <table:table-cell/>
          <table:table-cell office:value-type="float" office:value="947.68" calcext:value-type="float">
            <text:p>947.68</text:p>
          </table:table-cell>
          <table:table-cell office:value-type="float" office:value="20841.95" calcext:value-type="float">
            <text:p>20841.95</text:p>
          </table:table-cell>
        </table:table-row>
        <table:table-row table:style-name="ro1">
          <table:table-cell/>
          <table:table-cell office:value-type="float" office:value="947.85" calcext:value-type="float">
            <text:p>947.85</text:p>
          </table:table-cell>
          <table:table-cell office:value-type="float" office:value="21693.91" calcext:value-type="float">
            <text:p>21693.91</text:p>
          </table:table-cell>
        </table:table-row>
        <table:table-row table:style-name="ro1">
          <table:table-cell/>
          <table:table-cell office:value-type="float" office:value="948.02" calcext:value-type="float">
            <text:p>948.02</text:p>
          </table:table-cell>
          <table:table-cell office:value-type="float" office:value="9054.75" calcext:value-type="float">
            <text:p>9054.75</text:p>
          </table:table-cell>
        </table:table-row>
        <table:table-row table:style-name="ro1">
          <table:table-cell/>
          <table:table-cell office:value-type="float" office:value="948.19" calcext:value-type="float">
            <text:p>948.19</text:p>
          </table:table-cell>
          <table:table-cell office:value-type="float" office:value="10833.3" calcext:value-type="float">
            <text:p>10833.3</text:p>
          </table:table-cell>
        </table:table-row>
        <table:table-row table:style-name="ro1">
          <table:table-cell/>
          <table:table-cell office:value-type="float" office:value="948.37" calcext:value-type="float">
            <text:p>948.37</text:p>
          </table:table-cell>
          <table:table-cell office:value-type="float" office:value="12027.49" calcext:value-type="float">
            <text:p>12027.49</text:p>
          </table:table-cell>
        </table:table-row>
        <table:table-row table:style-name="ro1">
          <table:table-cell/>
          <table:table-cell office:value-type="float" office:value="948.54" calcext:value-type="float">
            <text:p>948.54</text:p>
          </table:table-cell>
          <table:table-cell office:value-type="float" office:value="16793.34" calcext:value-type="float">
            <text:p>16793.34</text:p>
          </table:table-cell>
        </table:table-row>
        <table:table-row table:style-name="ro1">
          <table:table-cell/>
          <table:table-cell office:value-type="float" office:value="948.71" calcext:value-type="float">
            <text:p>948.71</text:p>
          </table:table-cell>
          <table:table-cell office:value-type="float" office:value="12493.52" calcext:value-type="float">
            <text:p>12493.52</text:p>
          </table:table-cell>
        </table:table-row>
        <table:table-row table:style-name="ro1">
          <table:table-cell/>
          <table:table-cell office:value-type="float" office:value="948.89" calcext:value-type="float">
            <text:p>948.89</text:p>
          </table:table-cell>
          <table:table-cell office:value-type="float" office:value="14086.38" calcext:value-type="float">
            <text:p>14086.38</text:p>
          </table:table-cell>
        </table:table-row>
        <table:table-row table:style-name="ro1">
          <table:table-cell/>
          <table:table-cell office:value-type="float" office:value="949.06" calcext:value-type="float">
            <text:p>949.06</text:p>
          </table:table-cell>
          <table:table-cell office:value-type="float" office:value="8441.27" calcext:value-type="float">
            <text:p>8441.27</text:p>
          </table:table-cell>
        </table:table-row>
        <table:table-row table:style-name="ro1">
          <table:table-cell/>
          <table:table-cell office:value-type="float" office:value="949.23" calcext:value-type="float">
            <text:p>949.23</text:p>
          </table:table-cell>
          <table:table-cell office:value-type="float" office:value="11778.1" calcext:value-type="float">
            <text:p>11778.1</text:p>
          </table:table-cell>
        </table:table-row>
        <table:table-row table:style-name="ro1">
          <table:table-cell/>
          <table:table-cell office:value-type="float" office:value="949.4" calcext:value-type="float">
            <text:p>949.4</text:p>
          </table:table-cell>
          <table:table-cell office:value-type="float" office:value="13343.65" calcext:value-type="float">
            <text:p>13343.65</text:p>
          </table:table-cell>
        </table:table-row>
        <table:table-row table:style-name="ro1">
          <table:table-cell/>
          <table:table-cell office:value-type="float" office:value="949.58" calcext:value-type="float">
            <text:p>949.58</text:p>
          </table:table-cell>
          <table:table-cell office:value-type="float" office:value="9897.61" calcext:value-type="float">
            <text:p>9897.61</text:p>
          </table:table-cell>
        </table:table-row>
        <table:table-row table:style-name="ro1">
          <table:table-cell/>
          <table:table-cell office:value-type="float" office:value="949.75" calcext:value-type="float">
            <text:p>949.75</text:p>
          </table:table-cell>
          <table:table-cell office:value-type="float" office:value="19917.18" calcext:value-type="float">
            <text:p>19917.18</text:p>
          </table:table-cell>
        </table:table-row>
        <table:table-row table:style-name="ro1">
          <table:table-cell/>
          <table:table-cell office:value-type="float" office:value="949.92" calcext:value-type="float">
            <text:p>949.92</text:p>
          </table:table-cell>
          <table:table-cell office:value-type="float" office:value="14364.91" calcext:value-type="float">
            <text:p>14364.91</text:p>
          </table:table-cell>
        </table:table-row>
        <table:table-row table:style-name="ro1">
          <table:table-cell/>
          <table:table-cell office:value-type="float" office:value="950.09" calcext:value-type="float">
            <text:p>950.09</text:p>
          </table:table-cell>
          <table:table-cell office:value-type="float" office:value="7501.94" calcext:value-type="float">
            <text:p>7501.94</text:p>
          </table:table-cell>
        </table:table-row>
        <table:table-row table:style-name="ro1">
          <table:table-cell/>
          <table:table-cell office:value-type="float" office:value="950.27" calcext:value-type="float">
            <text:p>950.27</text:p>
          </table:table-cell>
          <table:table-cell office:value-type="float" office:value="8858.15" calcext:value-type="float">
            <text:p>8858.15</text:p>
          </table:table-cell>
        </table:table-row>
        <table:table-row table:style-name="ro1">
          <table:table-cell/>
          <table:table-cell office:value-type="float" office:value="950.44" calcext:value-type="float">
            <text:p>950.44</text:p>
          </table:table-cell>
          <table:table-cell office:value-type="float" office:value="12693.77" calcext:value-type="float">
            <text:p>12693.77</text:p>
          </table:table-cell>
        </table:table-row>
        <table:table-row table:style-name="ro1">
          <table:table-cell/>
          <table:table-cell office:value-type="float" office:value="950.61" calcext:value-type="float">
            <text:p>950.61</text:p>
          </table:table-cell>
          <table:table-cell office:value-type="float" office:value="8106.32" calcext:value-type="float">
            <text:p>8106.32</text:p>
          </table:table-cell>
        </table:table-row>
        <table:table-row table:style-name="ro1">
          <table:table-cell/>
          <table:table-cell office:value-type="float" office:value="950.78" calcext:value-type="float">
            <text:p>950.78</text:p>
          </table:table-cell>
          <table:table-cell office:value-type="float" office:value="10285.35" calcext:value-type="float">
            <text:p>10285.35</text:p>
          </table:table-cell>
        </table:table-row>
        <table:table-row table:style-name="ro1">
          <table:table-cell/>
          <table:table-cell office:value-type="float" office:value="950.95" calcext:value-type="float">
            <text:p>950.95</text:p>
          </table:table-cell>
          <table:table-cell office:value-type="float" office:value="18193.24" calcext:value-type="float">
            <text:p>18193.24</text:p>
          </table:table-cell>
        </table:table-row>
        <table:table-row table:style-name="ro1">
          <table:table-cell/>
          <table:table-cell office:value-type="float" office:value="951.13" calcext:value-type="float">
            <text:p>951.13</text:p>
          </table:table-cell>
          <table:table-cell office:value-type="float" office:value="10203.44" calcext:value-type="float">
            <text:p>10203.44</text:p>
          </table:table-cell>
        </table:table-row>
        <table:table-row table:style-name="ro1">
          <table:table-cell/>
          <table:table-cell office:value-type="float" office:value="951.3" calcext:value-type="float">
            <text:p>951.3</text:p>
          </table:table-cell>
          <table:table-cell office:value-type="float" office:value="10309.02" calcext:value-type="float">
            <text:p>10309.02</text:p>
          </table:table-cell>
        </table:table-row>
        <table:table-row table:style-name="ro1">
          <table:table-cell/>
          <table:table-cell office:value-type="float" office:value="951.47" calcext:value-type="float">
            <text:p>951.47</text:p>
          </table:table-cell>
          <table:table-cell office:value-type="float" office:value="10494.7" calcext:value-type="float">
            <text:p>10494.7</text:p>
          </table:table-cell>
        </table:table-row>
        <table:table-row table:style-name="ro1">
          <table:table-cell/>
          <table:table-cell office:value-type="float" office:value="951.64" calcext:value-type="float">
            <text:p>951.64</text:p>
          </table:table-cell>
          <table:table-cell office:value-type="float" office:value="18595.56" calcext:value-type="float">
            <text:p>18595.56</text:p>
          </table:table-cell>
        </table:table-row>
        <table:table-row table:style-name="ro1">
          <table:table-cell/>
          <table:table-cell office:value-type="float" office:value="951.82" calcext:value-type="float">
            <text:p>951.82</text:p>
          </table:table-cell>
          <table:table-cell office:value-type="float" office:value="7409.1" calcext:value-type="float">
            <text:p>7409.1</text:p>
          </table:table-cell>
        </table:table-row>
        <table:table-row table:style-name="ro1">
          <table:table-cell/>
          <table:table-cell office:value-type="float" office:value="951.99" calcext:value-type="float">
            <text:p>951.99</text:p>
          </table:table-cell>
          <table:table-cell office:value-type="float" office:value="10693.13" calcext:value-type="float">
            <text:p>10693.13</text:p>
          </table:table-cell>
        </table:table-row>
        <table:table-row table:style-name="ro1">
          <table:table-cell/>
          <table:table-cell office:value-type="float" office:value="952.16" calcext:value-type="float">
            <text:p>952.16</text:p>
          </table:table-cell>
          <table:table-cell office:value-type="float" office:value="17113.74" calcext:value-type="float">
            <text:p>17113.74</text:p>
          </table:table-cell>
        </table:table-row>
        <table:table-row table:style-name="ro1">
          <table:table-cell/>
          <table:table-cell office:value-type="float" office:value="952.33" calcext:value-type="float">
            <text:p>952.33</text:p>
          </table:table-cell>
          <table:table-cell office:value-type="float" office:value="13507.49" calcext:value-type="float">
            <text:p>13507.49</text:p>
          </table:table-cell>
        </table:table-row>
        <table:table-row table:style-name="ro1">
          <table:table-cell/>
          <table:table-cell office:value-type="float" office:value="952.51" calcext:value-type="float">
            <text:p>952.51</text:p>
          </table:table-cell>
          <table:table-cell office:value-type="float" office:value="15074.87" calcext:value-type="float">
            <text:p>15074.87</text:p>
          </table:table-cell>
        </table:table-row>
        <table:table-row table:style-name="ro1">
          <table:table-cell/>
          <table:table-cell office:value-type="float" office:value="952.68" calcext:value-type="float">
            <text:p>952.68</text:p>
          </table:table-cell>
          <table:table-cell office:value-type="float" office:value="18276.98" calcext:value-type="float">
            <text:p>18276.98</text:p>
          </table:table-cell>
        </table:table-row>
        <table:table-row table:style-name="ro1">
          <table:table-cell/>
          <table:table-cell office:value-type="float" office:value="952.85" calcext:value-type="float">
            <text:p>952.85</text:p>
          </table:table-cell>
          <table:table-cell office:value-type="float" office:value="17053.66" calcext:value-type="float">
            <text:p>17053.66</text:p>
          </table:table-cell>
        </table:table-row>
        <table:table-row table:style-name="ro1">
          <table:table-cell/>
          <table:table-cell office:value-type="float" office:value="953.02" calcext:value-type="float">
            <text:p>953.02</text:p>
          </table:table-cell>
          <table:table-cell office:value-type="float" office:value="11798.12" calcext:value-type="float">
            <text:p>11798.12</text:p>
          </table:table-cell>
        </table:table-row>
        <table:table-row table:style-name="ro1">
          <table:table-cell/>
          <table:table-cell office:value-type="float" office:value="953.19" calcext:value-type="float">
            <text:p>953.19</text:p>
          </table:table-cell>
          <table:table-cell office:value-type="float" office:value="12082.11" calcext:value-type="float">
            <text:p>12082.11</text:p>
          </table:table-cell>
        </table:table-row>
        <table:table-row table:style-name="ro1">
          <table:table-cell/>
          <table:table-cell office:value-type="float" office:value="953.37" calcext:value-type="float">
            <text:p>953.37</text:p>
          </table:table-cell>
          <table:table-cell office:value-type="float" office:value="20567.07" calcext:value-type="float">
            <text:p>20567.07</text:p>
          </table:table-cell>
        </table:table-row>
        <table:table-row table:style-name="ro1">
          <table:table-cell/>
          <table:table-cell office:value-type="float" office:value="953.54" calcext:value-type="float">
            <text:p>953.54</text:p>
          </table:table-cell>
          <table:table-cell office:value-type="float" office:value="11867.3" calcext:value-type="float">
            <text:p>11867.3</text:p>
          </table:table-cell>
        </table:table-row>
        <table:table-row table:style-name="ro1">
          <table:table-cell/>
          <table:table-cell office:value-type="float" office:value="953.71" calcext:value-type="float">
            <text:p>953.71</text:p>
          </table:table-cell>
          <table:table-cell office:value-type="float" office:value="12983.21" calcext:value-type="float">
            <text:p>12983.21</text:p>
          </table:table-cell>
        </table:table-row>
        <table:table-row table:style-name="ro1">
          <table:table-cell/>
          <table:table-cell office:value-type="float" office:value="953.88" calcext:value-type="float">
            <text:p>953.88</text:p>
          </table:table-cell>
          <table:table-cell office:value-type="float" office:value="14841.86" calcext:value-type="float">
            <text:p>14841.86</text:p>
          </table:table-cell>
        </table:table-row>
        <table:table-row table:style-name="ro1">
          <table:table-cell/>
          <table:table-cell office:value-type="float" office:value="954.05" calcext:value-type="float">
            <text:p>954.05</text:p>
          </table:table-cell>
          <table:table-cell office:value-type="float" office:value="20709.06" calcext:value-type="float">
            <text:p>20709.06</text:p>
          </table:table-cell>
        </table:table-row>
        <table:table-row table:style-name="ro1">
          <table:table-cell/>
          <table:table-cell office:value-type="float" office:value="954.23" calcext:value-type="float">
            <text:p>954.23</text:p>
          </table:table-cell>
          <table:table-cell office:value-type="float" office:value="14885.55" calcext:value-type="float">
            <text:p>14885.55</text:p>
          </table:table-cell>
        </table:table-row>
        <table:table-row table:style-name="ro1">
          <table:table-cell/>
          <table:table-cell office:value-type="float" office:value="954.4" calcext:value-type="float">
            <text:p>954.4</text:p>
          </table:table-cell>
          <table:table-cell office:value-type="float" office:value="8699.77" calcext:value-type="float">
            <text:p>8699.77</text:p>
          </table:table-cell>
        </table:table-row>
        <table:table-row table:style-name="ro1">
          <table:table-cell/>
          <table:table-cell office:value-type="float" office:value="954.57" calcext:value-type="float">
            <text:p>954.57</text:p>
          </table:table-cell>
          <table:table-cell office:value-type="float" office:value="12793.89" calcext:value-type="float">
            <text:p>12793.89</text:p>
          </table:table-cell>
        </table:table-row>
        <table:table-row table:style-name="ro1">
          <table:table-cell/>
          <table:table-cell office:value-type="float" office:value="954.74" calcext:value-type="float">
            <text:p>954.74</text:p>
          </table:table-cell>
          <table:table-cell office:value-type="float" office:value="15755.71" calcext:value-type="float">
            <text:p>15755.71</text:p>
          </table:table-cell>
        </table:table-row>
        <table:table-row table:style-name="ro1">
          <table:table-cell/>
          <table:table-cell office:value-type="float" office:value="954.91" calcext:value-type="float">
            <text:p>954.91</text:p>
          </table:table-cell>
          <table:table-cell office:value-type="float" office:value="14277.53" calcext:value-type="float">
            <text:p>14277.53</text:p>
          </table:table-cell>
        </table:table-row>
        <table:table-row table:style-name="ro1">
          <table:table-cell/>
          <table:table-cell office:value-type="float" office:value="955.09" calcext:value-type="float">
            <text:p>955.09</text:p>
          </table:table-cell>
          <table:table-cell office:value-type="float" office:value="16884.36" calcext:value-type="float">
            <text:p>16884.36</text:p>
          </table:table-cell>
        </table:table-row>
        <table:table-row table:style-name="ro1">
          <table:table-cell/>
          <table:table-cell office:value-type="float" office:value="955.26" calcext:value-type="float">
            <text:p>955.26</text:p>
          </table:table-cell>
          <table:table-cell office:value-type="float" office:value="15337.01" calcext:value-type="float">
            <text:p>15337.01</text:p>
          </table:table-cell>
        </table:table-row>
        <table:table-row table:style-name="ro1">
          <table:table-cell/>
          <table:table-cell office:value-type="float" office:value="955.43" calcext:value-type="float">
            <text:p>955.43</text:p>
          </table:table-cell>
          <table:table-cell office:value-type="float" office:value="10035.96" calcext:value-type="float">
            <text:p>10035.96</text:p>
          </table:table-cell>
        </table:table-row>
        <table:table-row table:style-name="ro1">
          <table:table-cell/>
          <table:table-cell office:value-type="float" office:value="955.6" calcext:value-type="float">
            <text:p>955.6</text:p>
          </table:table-cell>
          <table:table-cell office:value-type="float" office:value="9453.42" calcext:value-type="float">
            <text:p>9453.42</text:p>
          </table:table-cell>
        </table:table-row>
        <table:table-row table:style-name="ro1">
          <table:table-cell/>
          <table:table-cell office:value-type="float" office:value="955.77" calcext:value-type="float">
            <text:p>955.77</text:p>
          </table:table-cell>
          <table:table-cell office:value-type="float" office:value="10301.74" calcext:value-type="float">
            <text:p>10301.74</text:p>
          </table:table-cell>
        </table:table-row>
        <table:table-row table:style-name="ro1">
          <table:table-cell/>
          <table:table-cell office:value-type="float" office:value="955.95" calcext:value-type="float">
            <text:p>955.95</text:p>
          </table:table-cell>
          <table:table-cell office:value-type="float" office:value="13786.02" calcext:value-type="float">
            <text:p>13786.02</text:p>
          </table:table-cell>
        </table:table-row>
        <table:table-row table:style-name="ro1">
          <table:table-cell/>
          <table:table-cell office:value-type="float" office:value="956.12" calcext:value-type="float">
            <text:p>956.12</text:p>
          </table:table-cell>
          <table:table-cell office:value-type="float" office:value="13289.04" calcext:value-type="float">
            <text:p>13289.04</text:p>
          </table:table-cell>
        </table:table-row>
        <table:table-row table:style-name="ro1">
          <table:table-cell/>
          <table:table-cell office:value-type="float" office:value="956.29" calcext:value-type="float">
            <text:p>956.29</text:p>
          </table:table-cell>
          <table:table-cell office:value-type="float" office:value="10174.31" calcext:value-type="float">
            <text:p>10174.31</text:p>
          </table:table-cell>
        </table:table-row>
        <table:table-row table:style-name="ro1">
          <table:table-cell/>
          <table:table-cell office:value-type="float" office:value="956.46" calcext:value-type="float">
            <text:p>956.46</text:p>
          </table:table-cell>
          <table:table-cell office:value-type="float" office:value="10183.41" calcext:value-type="float">
            <text:p>10183.41</text:p>
          </table:table-cell>
        </table:table-row>
        <table:table-row table:style-name="ro1">
          <table:table-cell/>
          <table:table-cell office:value-type="float" office:value="956.63" calcext:value-type="float">
            <text:p>956.63</text:p>
          </table:table-cell>
          <table:table-cell office:value-type="float" office:value="11066.31" calcext:value-type="float">
            <text:p>11066.31</text:p>
          </table:table-cell>
        </table:table-row>
        <table:table-row table:style-name="ro1">
          <table:table-cell/>
          <table:table-cell office:value-type="float" office:value="956.8" calcext:value-type="float">
            <text:p>956.8</text:p>
          </table:table-cell>
          <table:table-cell office:value-type="float" office:value="12426.16" calcext:value-type="float">
            <text:p>12426.16</text:p>
          </table:table-cell>
        </table:table-row>
        <table:table-row table:style-name="ro1">
          <table:table-cell/>
          <table:table-cell office:value-type="float" office:value="956.98" calcext:value-type="float">
            <text:p>956.98</text:p>
          </table:table-cell>
          <table:table-cell office:value-type="float" office:value="11348.48" calcext:value-type="float">
            <text:p>11348.48</text:p>
          </table:table-cell>
        </table:table-row>
        <table:table-row table:style-name="ro1">
          <table:table-cell/>
          <table:table-cell office:value-type="float" office:value="957.15" calcext:value-type="float">
            <text:p>957.15</text:p>
          </table:table-cell>
          <table:table-cell office:value-type="float" office:value="19687.81" calcext:value-type="float">
            <text:p>19687.81</text:p>
          </table:table-cell>
        </table:table-row>
        <table:table-row table:style-name="ro1">
          <table:table-cell/>
          <table:table-cell office:value-type="float" office:value="957.32" calcext:value-type="float">
            <text:p>957.32</text:p>
          </table:table-cell>
          <table:table-cell office:value-type="float" office:value="17991.18" calcext:value-type="float">
            <text:p>17991.18</text:p>
          </table:table-cell>
        </table:table-row>
        <table:table-row table:style-name="ro1">
          <table:table-cell/>
          <table:table-cell office:value-type="float" office:value="957.49" calcext:value-type="float">
            <text:p>957.49</text:p>
          </table:table-cell>
          <table:table-cell office:value-type="float" office:value="17317.62" calcext:value-type="float">
            <text:p>17317.62</text:p>
          </table:table-cell>
        </table:table-row>
        <table:table-row table:style-name="ro1">
          <table:table-cell/>
          <table:table-cell office:value-type="float" office:value="957.66" calcext:value-type="float">
            <text:p>957.66</text:p>
          </table:table-cell>
          <table:table-cell office:value-type="float" office:value="23075.6" calcext:value-type="float">
            <text:p>23075.6</text:p>
          </table:table-cell>
        </table:table-row>
        <table:table-row table:style-name="ro1">
          <table:table-cell/>
          <table:table-cell office:value-type="float" office:value="957.83" calcext:value-type="float">
            <text:p>957.83</text:p>
          </table:table-cell>
          <table:table-cell office:value-type="float" office:value="11193.74" calcext:value-type="float">
            <text:p>11193.74</text:p>
          </table:table-cell>
        </table:table-row>
        <table:table-row table:style-name="ro1">
          <table:table-cell/>
          <table:table-cell office:value-type="float" office:value="958.01" calcext:value-type="float">
            <text:p>958.01</text:p>
          </table:table-cell>
          <table:table-cell office:value-type="float" office:value="14557.87" calcext:value-type="float">
            <text:p>14557.87</text:p>
          </table:table-cell>
        </table:table-row>
        <table:table-row table:style-name="ro1">
          <table:table-cell/>
          <table:table-cell office:value-type="float" office:value="958.18" calcext:value-type="float">
            <text:p>958.18</text:p>
          </table:table-cell>
          <table:table-cell office:value-type="float" office:value="14182.87" calcext:value-type="float">
            <text:p>14182.87</text:p>
          </table:table-cell>
        </table:table-row>
        <table:table-row table:style-name="ro1">
          <table:table-cell/>
          <table:table-cell office:value-type="float" office:value="958.35" calcext:value-type="float">
            <text:p>958.35</text:p>
          </table:table-cell>
          <table:table-cell office:value-type="float" office:value="21269.75" calcext:value-type="float">
            <text:p>21269.75</text:p>
          </table:table-cell>
        </table:table-row>
        <table:table-row table:style-name="ro1">
          <table:table-cell/>
          <table:table-cell office:value-type="float" office:value="958.52" calcext:value-type="float">
            <text:p>958.52</text:p>
          </table:table-cell>
          <table:table-cell office:value-type="float" office:value="7811.41" calcext:value-type="float">
            <text:p>7811.41</text:p>
          </table:table-cell>
        </table:table-row>
        <table:table-row table:style-name="ro1">
          <table:table-cell/>
          <table:table-cell office:value-type="float" office:value="958.69" calcext:value-type="float">
            <text:p>958.69</text:p>
          </table:table-cell>
          <table:table-cell office:value-type="float" office:value="14812.73" calcext:value-type="float">
            <text:p>14812.73</text:p>
          </table:table-cell>
        </table:table-row>
        <table:table-row table:style-name="ro1">
          <table:table-cell/>
          <table:table-cell office:value-type="float" office:value="958.86" calcext:value-type="float">
            <text:p>958.86</text:p>
          </table:table-cell>
          <table:table-cell office:value-type="float" office:value="10878.81" calcext:value-type="float">
            <text:p>10878.81</text:p>
          </table:table-cell>
        </table:table-row>
        <table:table-row table:style-name="ro1">
          <table:table-cell/>
          <table:table-cell office:value-type="float" office:value="959.04" calcext:value-type="float">
            <text:p>959.04</text:p>
          </table:table-cell>
          <table:table-cell office:value-type="float" office:value="17521.51" calcext:value-type="float">
            <text:p>17521.51</text:p>
          </table:table-cell>
        </table:table-row>
        <table:table-row table:style-name="ro1">
          <table:table-cell/>
          <table:table-cell office:value-type="float" office:value="959.21" calcext:value-type="float">
            <text:p>959.21</text:p>
          </table:table-cell>
          <table:table-cell office:value-type="float" office:value="10356.35" calcext:value-type="float">
            <text:p>10356.35</text:p>
          </table:table-cell>
        </table:table-row>
        <table:table-row table:style-name="ro1">
          <table:table-cell/>
          <table:table-cell office:value-type="float" office:value="959.38" calcext:value-type="float">
            <text:p>959.38</text:p>
          </table:table-cell>
          <table:table-cell office:value-type="float" office:value="15515.41" calcext:value-type="float">
            <text:p>15515.41</text:p>
          </table:table-cell>
        </table:table-row>
        <table:table-row table:style-name="ro1">
          <table:table-cell/>
          <table:table-cell office:value-type="float" office:value="959.55" calcext:value-type="float">
            <text:p>959.55</text:p>
          </table:table-cell>
          <table:table-cell office:value-type="float" office:value="15883.14" calcext:value-type="float">
            <text:p>15883.14</text:p>
          </table:table-cell>
        </table:table-row>
        <table:table-row table:style-name="ro1">
          <table:table-cell/>
          <table:table-cell office:value-type="float" office:value="959.72" calcext:value-type="float">
            <text:p>959.72</text:p>
          </table:table-cell>
          <table:table-cell office:value-type="float" office:value="13463.8" calcext:value-type="float">
            <text:p>13463.8</text:p>
          </table:table-cell>
        </table:table-row>
        <table:table-row table:style-name="ro1">
          <table:table-cell/>
          <table:table-cell office:value-type="float" office:value="959.89" calcext:value-type="float">
            <text:p>959.89</text:p>
          </table:table-cell>
          <table:table-cell office:value-type="float" office:value="11306.61" calcext:value-type="float">
            <text:p>11306.61</text:p>
          </table:table-cell>
        </table:table-row>
        <table:table-row table:style-name="ro1">
          <table:table-cell/>
          <table:table-cell office:value-type="float" office:value="960.06" calcext:value-type="float">
            <text:p>960.06</text:p>
          </table:table-cell>
          <table:table-cell office:value-type="float" office:value="9555.37" calcext:value-type="float">
            <text:p>9555.37</text:p>
          </table:table-cell>
        </table:table-row>
        <table:table-row table:style-name="ro1">
          <table:table-cell/>
          <table:table-cell office:value-type="float" office:value="960.24" calcext:value-type="float">
            <text:p>960.24</text:p>
          </table:table-cell>
          <table:table-cell office:value-type="float" office:value="25462.17" calcext:value-type="float">
            <text:p>25462.17</text:p>
          </table:table-cell>
        </table:table-row>
        <table:table-row table:style-name="ro1">
          <table:table-cell/>
          <table:table-cell office:value-type="float" office:value="960.41" calcext:value-type="float">
            <text:p>960.41</text:p>
          </table:table-cell>
          <table:table-cell office:value-type="float" office:value="7489.19" calcext:value-type="float">
            <text:p>7489.19</text:p>
          </table:table-cell>
        </table:table-row>
        <table:table-row table:style-name="ro1">
          <table:table-cell/>
          <table:table-cell office:value-type="float" office:value="960.58" calcext:value-type="float">
            <text:p>960.58</text:p>
          </table:table-cell>
          <table:table-cell office:value-type="float" office:value="11100.9" calcext:value-type="float">
            <text:p>11100.9</text:p>
          </table:table-cell>
        </table:table-row>
        <table:table-row table:style-name="ro1">
          <table:table-cell/>
          <table:table-cell office:value-type="float" office:value="960.75" calcext:value-type="float">
            <text:p>960.75</text:p>
          </table:table-cell>
          <table:table-cell office:value-type="float" office:value="31693.45" calcext:value-type="float">
            <text:p>31693.45</text:p>
          </table:table-cell>
        </table:table-row>
        <table:table-row table:style-name="ro1">
          <table:table-cell/>
          <table:table-cell office:value-type="float" office:value="960.92" calcext:value-type="float">
            <text:p>960.92</text:p>
          </table:table-cell>
          <table:table-cell office:value-type="float" office:value="15187.74" calcext:value-type="float">
            <text:p>15187.74</text:p>
          </table:table-cell>
        </table:table-row>
        <table:table-row table:style-name="ro1">
          <table:table-cell/>
          <table:table-cell office:value-type="float" office:value="961.09" calcext:value-type="float">
            <text:p>961.09</text:p>
          </table:table-cell>
          <table:table-cell office:value-type="float" office:value="15852.19" calcext:value-type="float">
            <text:p>15852.19</text:p>
          </table:table-cell>
        </table:table-row>
        <table:table-row table:style-name="ro1">
          <table:table-cell/>
          <table:table-cell office:value-type="float" office:value="961.26" calcext:value-type="float">
            <text:p>961.26</text:p>
          </table:table-cell>
          <table:table-cell office:value-type="float" office:value="23188.47" calcext:value-type="float">
            <text:p>23188.47</text:p>
          </table:table-cell>
        </table:table-row>
        <table:table-row table:style-name="ro1">
          <table:table-cell/>
          <table:table-cell office:value-type="float" office:value="961.43" calcext:value-type="float">
            <text:p>961.43</text:p>
          </table:table-cell>
          <table:table-cell office:value-type="float" office:value="11120.93" calcext:value-type="float">
            <text:p>11120.93</text:p>
          </table:table-cell>
        </table:table-row>
        <table:table-row table:style-name="ro1">
          <table:table-cell/>
          <table:table-cell office:value-type="float" office:value="961.61" calcext:value-type="float">
            <text:p>961.61</text:p>
          </table:table-cell>
          <table:table-cell office:value-type="float" office:value="22247.31" calcext:value-type="float">
            <text:p>22247.31</text:p>
          </table:table-cell>
        </table:table-row>
        <table:table-row table:style-name="ro1">
          <table:table-cell/>
          <table:table-cell office:value-type="float" office:value="961.78" calcext:value-type="float">
            <text:p>961.78</text:p>
          </table:table-cell>
          <table:table-cell office:value-type="float" office:value="13858.83" calcext:value-type="float">
            <text:p>13858.83</text:p>
          </table:table-cell>
        </table:table-row>
        <table:table-row table:style-name="ro1">
          <table:table-cell/>
          <table:table-cell office:value-type="float" office:value="961.95" calcext:value-type="float">
            <text:p>961.95</text:p>
          </table:table-cell>
          <table:table-cell office:value-type="float" office:value="10678.56" calcext:value-type="float">
            <text:p>10678.56</text:p>
          </table:table-cell>
        </table:table-row>
        <table:table-row table:style-name="ro1">
          <table:table-cell/>
          <table:table-cell office:value-type="float" office:value="962.12" calcext:value-type="float">
            <text:p>962.12</text:p>
          </table:table-cell>
          <table:table-cell office:value-type="float" office:value="13614.9" calcext:value-type="float">
            <text:p>13614.9</text:p>
          </table:table-cell>
        </table:table-row>
        <table:table-row table:style-name="ro1">
          <table:table-cell/>
          <table:table-cell office:value-type="float" office:value="962.29" calcext:value-type="float">
            <text:p>962.29</text:p>
          </table:table-cell>
          <table:table-cell office:value-type="float" office:value="9342.38" calcext:value-type="float">
            <text:p>9342.38</text:p>
          </table:table-cell>
        </table:table-row>
        <table:table-row table:style-name="ro1">
          <table:table-cell/>
          <table:table-cell office:value-type="float" office:value="962.46" calcext:value-type="float">
            <text:p>962.46</text:p>
          </table:table-cell>
          <table:table-cell office:value-type="float" office:value="17516.05" calcext:value-type="float">
            <text:p>17516.05</text:p>
          </table:table-cell>
        </table:table-row>
        <table:table-row table:style-name="ro1">
          <table:table-cell/>
          <table:table-cell office:value-type="float" office:value="962.63" calcext:value-type="float">
            <text:p>962.63</text:p>
          </table:table-cell>
          <table:table-cell office:value-type="float" office:value="7416.38" calcext:value-type="float">
            <text:p>7416.38</text:p>
          </table:table-cell>
        </table:table-row>
        <table:table-row table:style-name="ro1">
          <table:table-cell/>
          <table:table-cell office:value-type="float" office:value="962.8" calcext:value-type="float">
            <text:p>962.8</text:p>
          </table:table-cell>
          <table:table-cell office:value-type="float" office:value="14634.33" calcext:value-type="float">
            <text:p>14634.33</text:p>
          </table:table-cell>
        </table:table-row>
        <table:table-row table:style-name="ro1">
          <table:table-cell/>
          <table:table-cell office:value-type="float" office:value="962.98" calcext:value-type="float">
            <text:p>962.98</text:p>
          </table:table-cell>
          <table:table-cell office:value-type="float" office:value="17374.06" calcext:value-type="float">
            <text:p>17374.06</text:p>
          </table:table-cell>
        </table:table-row>
        <table:table-row table:style-name="ro1">
          <table:table-cell/>
          <table:table-cell office:value-type="float" office:value="963.15" calcext:value-type="float">
            <text:p>963.15</text:p>
          </table:table-cell>
          <table:table-cell office:value-type="float" office:value="8035.32" calcext:value-type="float">
            <text:p>8035.32</text:p>
          </table:table-cell>
        </table:table-row>
        <table:table-row table:style-name="ro1">
          <table:table-cell/>
          <table:table-cell office:value-type="float" office:value="963.32" calcext:value-type="float">
            <text:p>963.32</text:p>
          </table:table-cell>
          <table:table-cell office:value-type="float" office:value="13862.47" calcext:value-type="float">
            <text:p>13862.47</text:p>
          </table:table-cell>
        </table:table-row>
        <table:table-row table:style-name="ro1">
          <table:table-cell/>
          <table:table-cell office:value-type="float" office:value="963.49" calcext:value-type="float">
            <text:p>963.49</text:p>
          </table:table-cell>
          <table:table-cell office:value-type="float" office:value="16079.74" calcext:value-type="float">
            <text:p>16079.74</text:p>
          </table:table-cell>
        </table:table-row>
        <table:table-row table:style-name="ro1">
          <table:table-cell/>
          <table:table-cell office:value-type="float" office:value="963.66" calcext:value-type="float">
            <text:p>963.66</text:p>
          </table:table-cell>
          <table:table-cell office:value-type="float" office:value="19500.3" calcext:value-type="float">
            <text:p>19500.3</text:p>
          </table:table-cell>
        </table:table-row>
        <table:table-row table:style-name="ro1">
          <table:table-cell/>
          <table:table-cell office:value-type="float" office:value="963.83" calcext:value-type="float">
            <text:p>963.83</text:p>
          </table:table-cell>
          <table:table-cell office:value-type="float" office:value="14046.34" calcext:value-type="float">
            <text:p>14046.34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8264.69" calcext:value-type="float">
            <text:p>8264.69</text:p>
          </table:table-cell>
        </table:table-row>
        <table:table-row table:style-name="ro1">
          <table:table-cell/>
          <table:table-cell office:value-type="float" office:value="964.17" calcext:value-type="float">
            <text:p>964.17</text:p>
          </table:table-cell>
          <table:table-cell office:value-type="float" office:value="8581.44" calcext:value-type="float">
            <text:p>8581.44</text:p>
          </table:table-cell>
        </table:table-row>
        <table:table-row table:style-name="ro1">
          <table:table-cell/>
          <table:table-cell office:value-type="float" office:value="964.34" calcext:value-type="float">
            <text:p>964.34</text:p>
          </table:table-cell>
          <table:table-cell office:value-type="float" office:value="13441.96" calcext:value-type="float">
            <text:p>13441.96</text:p>
          </table:table-cell>
        </table:table-row>
        <table:table-row table:style-name="ro1">
          <table:table-cell/>
          <table:table-cell office:value-type="float" office:value="964.51" calcext:value-type="float">
            <text:p>964.51</text:p>
          </table:table-cell>
          <table:table-cell office:value-type="float" office:value="14204.71" calcext:value-type="float">
            <text:p>14204.71</text:p>
          </table:table-cell>
        </table:table-row>
        <table:table-row table:style-name="ro1">
          <table:table-cell/>
          <table:table-cell office:value-type="float" office:value="964.69" calcext:value-type="float">
            <text:p>964.69</text:p>
          </table:table-cell>
          <table:table-cell office:value-type="float" office:value="20425.08" calcext:value-type="float">
            <text:p>20425.08</text:p>
          </table:table-cell>
        </table:table-row>
        <table:table-row table:style-name="ro1">
          <table:table-cell/>
          <table:table-cell office:value-type="float" office:value="964.86" calcext:value-type="float">
            <text:p>964.86</text:p>
          </table:table-cell>
          <table:table-cell office:value-type="float" office:value="15395.26" calcext:value-type="float">
            <text:p>15395.26</text:p>
          </table:table-cell>
        </table:table-row>
        <table:table-row table:style-name="ro1">
          <table:table-cell/>
          <table:table-cell office:value-type="float" office:value="965.03" calcext:value-type="float">
            <text:p>965.03</text:p>
          </table:table-cell>
          <table:table-cell office:value-type="float" office:value="13512.95" calcext:value-type="float">
            <text:p>13512.95</text:p>
          </table:table-cell>
        </table:table-row>
        <table:table-row table:style-name="ro1">
          <table:table-cell/>
          <table:table-cell office:value-type="float" office:value="965.2" calcext:value-type="float">
            <text:p>965.2</text:p>
          </table:table-cell>
          <table:table-cell office:value-type="float" office:value="14022.67" calcext:value-type="float">
            <text:p>14022.67</text:p>
          </table:table-cell>
        </table:table-row>
        <table:table-row table:style-name="ro1">
          <table:table-cell/>
          <table:table-cell office:value-type="float" office:value="965.37" calcext:value-type="float">
            <text:p>965.37</text:p>
          </table:table-cell>
          <table:table-cell office:value-type="float" office:value="8000.73" calcext:value-type="float">
            <text:p>8000.73</text:p>
          </table:table-cell>
        </table:table-row>
        <table:table-row table:style-name="ro1">
          <table:table-cell/>
          <table:table-cell office:value-type="float" office:value="965.54" calcext:value-type="float">
            <text:p>965.54</text:p>
          </table:table-cell>
          <table:table-cell office:value-type="float" office:value="9782.92" calcext:value-type="float">
            <text:p>9782.92</text:p>
          </table:table-cell>
        </table:table-row>
        <table:table-row table:style-name="ro1">
          <table:table-cell/>
          <table:table-cell office:value-type="float" office:value="965.71" calcext:value-type="float">
            <text:p>965.71</text:p>
          </table:table-cell>
          <table:table-cell office:value-type="float" office:value="11317.53" calcext:value-type="float">
            <text:p>11317.53</text:p>
          </table:table-cell>
        </table:table-row>
        <table:table-row table:style-name="ro1">
          <table:table-cell/>
          <table:table-cell office:value-type="float" office:value="965.88" calcext:value-type="float">
            <text:p>965.88</text:p>
          </table:table-cell>
          <table:table-cell office:value-type="float" office:value="12706.51" calcext:value-type="float">
            <text:p>12706.51</text:p>
          </table:table-cell>
        </table:table-row>
        <table:table-row table:style-name="ro1">
          <table:table-cell/>
          <table:table-cell office:value-type="float" office:value="966.05" calcext:value-type="float">
            <text:p>966.05</text:p>
          </table:table-cell>
          <table:table-cell office:value-type="float" office:value="13487.47" calcext:value-type="float">
            <text:p>13487.47</text:p>
          </table:table-cell>
        </table:table-row>
        <table:table-row table:style-name="ro1">
          <table:table-cell/>
          <table:table-cell office:value-type="float" office:value="966.22" calcext:value-type="float">
            <text:p>966.22</text:p>
          </table:table-cell>
          <table:table-cell office:value-type="float" office:value="20570.71" calcext:value-type="float">
            <text:p>20570.71</text:p>
          </table:table-cell>
        </table:table-row>
        <table:table-row table:style-name="ro1">
          <table:table-cell/>
          <table:table-cell office:value-type="float" office:value="966.39" calcext:value-type="float">
            <text:p>966.39</text:p>
          </table:table-cell>
          <table:table-cell office:value-type="float" office:value="12346.07" calcext:value-type="float">
            <text:p>12346.07</text:p>
          </table:table-cell>
        </table:table-row>
        <table:table-row table:style-name="ro1">
          <table:table-cell/>
          <table:table-cell office:value-type="float" office:value="966.56" calcext:value-type="float">
            <text:p>966.56</text:p>
          </table:table-cell>
          <table:table-cell office:value-type="float" office:value="11601.52" calcext:value-type="float">
            <text:p>11601.52</text:p>
          </table:table-cell>
        </table:table-row>
        <table:table-row table:style-name="ro1">
          <table:table-cell/>
          <table:table-cell office:value-type="float" office:value="966.73" calcext:value-type="float">
            <text:p>966.73</text:p>
          </table:table-cell>
          <table:table-cell office:value-type="float" office:value="14465.03" calcext:value-type="float">
            <text:p>14465.03</text:p>
          </table:table-cell>
        </table:table-row>
        <table:table-row table:style-name="ro1">
          <table:table-cell/>
          <table:table-cell office:value-type="float" office:value="966.91" calcext:value-type="float">
            <text:p>966.91</text:p>
          </table:table-cell>
          <table:table-cell office:value-type="float" office:value="19502.12" calcext:value-type="float">
            <text:p>19502.12</text:p>
          </table:table-cell>
        </table:table-row>
        <table:table-row table:style-name="ro1">
          <table:table-cell/>
          <table:table-cell office:value-type="float" office:value="967.08" calcext:value-type="float">
            <text:p>967.08</text:p>
          </table:table-cell>
          <table:table-cell office:value-type="float" office:value="18524.56" calcext:value-type="float">
            <text:p>18524.56</text:p>
          </table:table-cell>
        </table:table-row>
        <table:table-row table:style-name="ro1">
          <table:table-cell/>
          <table:table-cell office:value-type="float" office:value="967.25" calcext:value-type="float">
            <text:p>967.25</text:p>
          </table:table-cell>
          <table:table-cell office:value-type="float" office:value="11852.73" calcext:value-type="float">
            <text:p>11852.73</text:p>
          </table:table-cell>
        </table:table-row>
        <table:table-row table:style-name="ro1">
          <table:table-cell/>
          <table:table-cell office:value-type="float" office:value="967.42" calcext:value-type="float">
            <text:p>967.42</text:p>
          </table:table-cell>
          <table:table-cell office:value-type="float" office:value="17417.75" calcext:value-type="float">
            <text:p>17417.75</text:p>
          </table:table-cell>
        </table:table-row>
        <table:table-row table:style-name="ro1">
          <table:table-cell/>
          <table:table-cell office:value-type="float" office:value="967.59" calcext:value-type="float">
            <text:p>967.59</text:p>
          </table:table-cell>
          <table:table-cell office:value-type="float" office:value="9320.53" calcext:value-type="float">
            <text:p>9320.53</text:p>
          </table:table-cell>
        </table:table-row>
        <table:table-row table:style-name="ro1">
          <table:table-cell/>
          <table:table-cell office:value-type="float" office:value="967.76" calcext:value-type="float">
            <text:p>967.76</text:p>
          </table:table-cell>
          <table:table-cell office:value-type="float" office:value="6633.6" calcext:value-type="float">
            <text:p>6633.6</text:p>
          </table:table-cell>
        </table:table-row>
        <table:table-row table:style-name="ro1">
          <table:table-cell/>
          <table:table-cell office:value-type="float" office:value="967.93" calcext:value-type="float">
            <text:p>967.93</text:p>
          </table:table-cell>
          <table:table-cell office:value-type="float" office:value="8197.34" calcext:value-type="float">
            <text:p>8197.34</text:p>
          </table:table-cell>
        </table:table-row>
        <table:table-row table:style-name="ro1">
          <table:table-cell/>
          <table:table-cell office:value-type="float" office:value="968.1" calcext:value-type="float">
            <text:p>968.1</text:p>
          </table:table-cell>
          <table:table-cell office:value-type="float" office:value="14495.98" calcext:value-type="float">
            <text:p>14495.98</text:p>
          </table:table-cell>
        </table:table-row>
        <table:table-row table:style-name="ro1">
          <table:table-cell/>
          <table:table-cell office:value-type="float" office:value="968.27" calcext:value-type="float">
            <text:p>968.27</text:p>
          </table:table-cell>
          <table:table-cell office:value-type="float" office:value="16396.49" calcext:value-type="float">
            <text:p>16396.49</text:p>
          </table:table-cell>
        </table:table-row>
        <table:table-row table:style-name="ro1">
          <table:table-cell/>
          <table:table-cell office:value-type="float" office:value="968.44" calcext:value-type="float">
            <text:p>968.44</text:p>
          </table:table-cell>
          <table:table-cell office:value-type="float" office:value="9366.04" calcext:value-type="float">
            <text:p>9366.04</text:p>
          </table:table-cell>
        </table:table-row>
        <table:table-row table:style-name="ro1">
          <table:table-cell/>
          <table:table-cell office:value-type="float" office:value="968.61" calcext:value-type="float">
            <text:p>968.61</text:p>
          </table:table-cell>
          <table:table-cell office:value-type="float" office:value="18597.38" calcext:value-type="float">
            <text:p>18597.38</text:p>
          </table:table-cell>
        </table:table-row>
        <table:table-row table:style-name="ro1">
          <table:table-cell/>
          <table:table-cell office:value-type="float" office:value="968.78" calcext:value-type="float">
            <text:p>968.78</text:p>
          </table:table-cell>
          <table:table-cell office:value-type="float" office:value="16709.6" calcext:value-type="float">
            <text:p>16709.6</text:p>
          </table:table-cell>
        </table:table-row>
        <table:table-row table:style-name="ro1">
          <table:table-cell/>
          <table:table-cell office:value-type="float" office:value="968.95" calcext:value-type="float">
            <text:p>968.95</text:p>
          </table:table-cell>
          <table:table-cell office:value-type="float" office:value="12136.72" calcext:value-type="float">
            <text:p>12136.72</text:p>
          </table:table-cell>
        </table:table-row>
        <table:table-row table:style-name="ro1">
          <table:table-cell/>
          <table:table-cell office:value-type="float" office:value="969.12" calcext:value-type="float">
            <text:p>969.12</text:p>
          </table:table-cell>
          <table:table-cell office:value-type="float" office:value="18300.65" calcext:value-type="float">
            <text:p>18300.65</text:p>
          </table:table-cell>
        </table:table-row>
        <table:table-row table:style-name="ro1">
          <table:table-cell/>
          <table:table-cell office:value-type="float" office:value="969.29" calcext:value-type="float">
            <text:p>969.29</text:p>
          </table:table-cell>
          <table:table-cell office:value-type="float" office:value="20315.85" calcext:value-type="float">
            <text:p>20315.85</text:p>
          </table:table-cell>
        </table:table-row>
        <table:table-row table:style-name="ro1">
          <table:table-cell/>
          <table:table-cell office:value-type="float" office:value="969.46" calcext:value-type="float">
            <text:p>969.46</text:p>
          </table:table-cell>
          <table:table-cell office:value-type="float" office:value="15932.29" calcext:value-type="float">
            <text:p>15932.29</text:p>
          </table:table-cell>
        </table:table-row>
        <table:table-row table:style-name="ro1">
          <table:table-cell/>
          <table:table-cell office:value-type="float" office:value="969.63" calcext:value-type="float">
            <text:p>969.63</text:p>
          </table:table-cell>
          <table:table-cell office:value-type="float" office:value="9316.89" calcext:value-type="float">
            <text:p>9316.89</text:p>
          </table:table-cell>
        </table:table-row>
        <table:table-row table:style-name="ro1">
          <table:table-cell/>
          <table:table-cell office:value-type="float" office:value="969.8" calcext:value-type="float">
            <text:p>969.8</text:p>
          </table:table-cell>
          <table:table-cell office:value-type="float" office:value="16804.27" calcext:value-type="float">
            <text:p>16804.27</text:p>
          </table:table-cell>
        </table:table-row>
        <table:table-row table:style-name="ro1">
          <table:table-cell/>
          <table:table-cell office:value-type="float" office:value="969.97" calcext:value-type="float">
            <text:p>969.97</text:p>
          </table:table-cell>
          <table:table-cell office:value-type="float" office:value="12184.05" calcext:value-type="float">
            <text:p>12184.05</text:p>
          </table:table-cell>
        </table:table-row>
        <table:table-row table:style-name="ro1">
          <table:table-cell/>
          <table:table-cell office:value-type="float" office:value="970.14" calcext:value-type="float">
            <text:p>970.14</text:p>
          </table:table-cell>
          <table:table-cell office:value-type="float" office:value="9868.48" calcext:value-type="float">
            <text:p>9868.48</text:p>
          </table:table-cell>
        </table:table-row>
        <table:table-row table:style-name="ro1">
          <table:table-cell/>
          <table:table-cell office:value-type="float" office:value="970.31" calcext:value-type="float">
            <text:p>970.31</text:p>
          </table:table-cell>
          <table:table-cell office:value-type="float" office:value="12194.97" calcext:value-type="float">
            <text:p>12194.97</text:p>
          </table:table-cell>
        </table:table-row>
        <table:table-row table:style-name="ro1">
          <table:table-cell/>
          <table:table-cell office:value-type="float" office:value="970.49" calcext:value-type="float">
            <text:p>970.49</text:p>
          </table:table-cell>
          <table:table-cell office:value-type="float" office:value="14841.86" calcext:value-type="float">
            <text:p>14841.86</text:p>
          </table:table-cell>
        </table:table-row>
        <table:table-row table:style-name="ro1">
          <table:table-cell/>
          <table:table-cell office:value-type="float" office:value="970.66" calcext:value-type="float">
            <text:p>970.66</text:p>
          </table:table-cell>
          <table:table-cell office:value-type="float" office:value="14011.75" calcext:value-type="float">
            <text:p>14011.75</text:p>
          </table:table-cell>
        </table:table-row>
        <table:table-row table:style-name="ro1">
          <table:table-cell/>
          <table:table-cell office:value-type="float" office:value="970.83" calcext:value-type="float">
            <text:p>970.83</text:p>
          </table:table-cell>
          <table:table-cell office:value-type="float" office:value="10578.44" calcext:value-type="float">
            <text:p>10578.44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6755.57" calcext:value-type="float">
            <text:p>6755.57</text:p>
          </table:table-cell>
        </table:table-row>
        <table:table-row table:style-name="ro1">
          <table:table-cell/>
          <table:table-cell office:value-type="float" office:value="971.17" calcext:value-type="float">
            <text:p>971.17</text:p>
          </table:table-cell>
          <table:table-cell office:value-type="float" office:value="22043.43" calcext:value-type="float">
            <text:p>22043.43</text:p>
          </table:table-cell>
        </table:table-row>
        <table:table-row table:style-name="ro1">
          <table:table-cell/>
          <table:table-cell office:value-type="float" office:value="971.34" calcext:value-type="float">
            <text:p>971.34</text:p>
          </table:table-cell>
          <table:table-cell office:value-type="float" office:value="15156.79" calcext:value-type="float">
            <text:p>15156.79</text:p>
          </table:table-cell>
        </table:table-row>
        <table:table-row table:style-name="ro1">
          <table:table-cell/>
          <table:table-cell office:value-type="float" office:value="971.51" calcext:value-type="float">
            <text:p>971.51</text:p>
          </table:table-cell>
          <table:table-cell office:value-type="float" office:value="10917.04" calcext:value-type="float">
            <text:p>10917.04</text:p>
          </table:table-cell>
        </table:table-row>
        <table:table-row table:style-name="ro1">
          <table:table-cell/>
          <table:table-cell office:value-type="float" office:value="971.68" calcext:value-type="float">
            <text:p>971.68</text:p>
          </table:table-cell>
          <table:table-cell office:value-type="float" office:value="15489.93" calcext:value-type="float">
            <text:p>15489.93</text:p>
          </table:table-cell>
        </table:table-row>
        <table:table-row table:style-name="ro1">
          <table:table-cell/>
          <table:table-cell office:value-type="float" office:value="971.85" calcext:value-type="float">
            <text:p>971.85</text:p>
          </table:table-cell>
          <table:table-cell office:value-type="float" office:value="12799.35" calcext:value-type="float">
            <text:p>12799.35</text:p>
          </table:table-cell>
        </table:table-row>
        <table:table-row table:style-name="ro1">
          <table:table-cell/>
          <table:table-cell office:value-type="float" office:value="972.02" calcext:value-type="float">
            <text:p>972.02</text:p>
          </table:table-cell>
          <table:table-cell office:value-type="float" office:value="9608.16" calcext:value-type="float">
            <text:p>9608.16</text:p>
          </table:table-cell>
        </table:table-row>
        <table:table-row table:style-name="ro1">
          <table:table-cell/>
          <table:table-cell office:value-type="float" office:value="972.19" calcext:value-type="float">
            <text:p>972.19</text:p>
          </table:table-cell>
          <table:table-cell office:value-type="float" office:value="15014.8" calcext:value-type="float">
            <text:p>15014.8</text:p>
          </table:table-cell>
        </table:table-row>
        <table:table-row table:style-name="ro1">
          <table:table-cell/>
          <table:table-cell office:value-type="float" office:value="972.36" calcext:value-type="float">
            <text:p>972.36</text:p>
          </table:table-cell>
          <table:table-cell office:value-type="float" office:value="13560.28" calcext:value-type="float">
            <text:p>13560.28</text:p>
          </table:table-cell>
        </table:table-row>
        <table:table-row table:style-name="ro1">
          <table:table-cell/>
          <table:table-cell office:value-type="float" office:value="972.53" calcext:value-type="float">
            <text:p>972.53</text:p>
          </table:table-cell>
          <table:table-cell office:value-type="float" office:value="13298.14" calcext:value-type="float">
            <text:p>13298.14</text:p>
          </table:table-cell>
        </table:table-row>
        <table:table-row table:style-name="ro1">
          <table:table-cell/>
          <table:table-cell office:value-type="float" office:value="972.7" calcext:value-type="float">
            <text:p>972.7</text:p>
          </table:table-cell>
          <table:table-cell office:value-type="float" office:value="7372.69" calcext:value-type="float">
            <text:p>7372.69</text:p>
          </table:table-cell>
        </table:table-row>
        <table:table-row table:style-name="ro1">
          <table:table-cell/>
          <table:table-cell office:value-type="float" office:value="972.87" calcext:value-type="float">
            <text:p>972.87</text:p>
          </table:table-cell>
          <table:table-cell office:value-type="float" office:value="10767.76" calcext:value-type="float">
            <text:p>10767.76</text:p>
          </table:table-cell>
        </table:table-row>
        <table:table-row table:style-name="ro1">
          <table:table-cell/>
          <table:table-cell office:value-type="float" office:value="973.04" calcext:value-type="float">
            <text:p>973.04</text:p>
          </table:table-cell>
          <table:table-cell office:value-type="float" office:value="11667.05" calcext:value-type="float">
            <text:p>11667.05</text:p>
          </table:table-cell>
        </table:table-row>
        <table:table-row table:style-name="ro1">
          <table:table-cell/>
          <table:table-cell office:value-type="float" office:value="973.21" calcext:value-type="float">
            <text:p>973.21</text:p>
          </table:table-cell>
          <table:table-cell office:value-type="float" office:value="12187.69" calcext:value-type="float">
            <text:p>12187.69</text:p>
          </table:table-cell>
        </table:table-row>
        <table:table-row table:style-name="ro1">
          <table:table-cell/>
          <table:table-cell office:value-type="float" office:value="973.38" calcext:value-type="float">
            <text:p>973.38</text:p>
          </table:table-cell>
          <table:table-cell office:value-type="float" office:value="11485.01" calcext:value-type="float">
            <text:p>11485.01</text:p>
          </table:table-cell>
        </table:table-row>
        <table:table-row table:style-name="ro1">
          <table:table-cell/>
          <table:table-cell office:value-type="float" office:value="973.55" calcext:value-type="float">
            <text:p>973.55</text:p>
          </table:table-cell>
          <table:table-cell office:value-type="float" office:value="16898.93" calcext:value-type="float">
            <text:p>16898.93</text:p>
          </table:table-cell>
        </table:table-row>
        <table:table-row table:style-name="ro1">
          <table:table-cell/>
          <table:table-cell office:value-type="float" office:value="973.72" calcext:value-type="float">
            <text:p>973.72</text:p>
          </table:table-cell>
          <table:table-cell office:value-type="float" office:value="8495.88" calcext:value-type="float">
            <text:p>8495.88</text:p>
          </table:table-cell>
        </table:table-row>
        <table:table-row table:style-name="ro1">
          <table:table-cell/>
          <table:table-cell office:value-type="float" office:value="973.89" calcext:value-type="float">
            <text:p>973.89</text:p>
          </table:table-cell>
          <table:table-cell office:value-type="float" office:value="8417.61" calcext:value-type="float">
            <text:p>8417.61</text:p>
          </table:table-cell>
        </table:table-row>
        <table:table-row table:style-name="ro1">
          <table:table-cell/>
          <table:table-cell office:value-type="float" office:value="974.06" calcext:value-type="float">
            <text:p>974.06</text:p>
          </table:table-cell>
          <table:table-cell office:value-type="float" office:value="19316.44" calcext:value-type="float">
            <text:p>19316.44</text:p>
          </table:table-cell>
        </table:table-row>
        <table:table-row table:style-name="ro1">
          <table:table-cell/>
          <table:table-cell office:value-type="float" office:value="974.23" calcext:value-type="float">
            <text:p>974.23</text:p>
          </table:table-cell>
          <table:table-cell office:value-type="float" office:value="9442.5" calcext:value-type="float">
            <text:p>9442.5</text:p>
          </table:table-cell>
        </table:table-row>
        <table:table-row table:style-name="ro1">
          <table:table-cell/>
          <table:table-cell office:value-type="float" office:value="974.4" calcext:value-type="float">
            <text:p>974.4</text:p>
          </table:table-cell>
          <table:table-cell office:value-type="float" office:value="13127.02" calcext:value-type="float">
            <text:p>13127.02</text:p>
          </table:table-cell>
        </table:table-row>
        <table:table-row table:style-name="ro1">
          <table:table-cell/>
          <table:table-cell office:value-type="float" office:value="974.57" calcext:value-type="float">
            <text:p>974.57</text:p>
          </table:table-cell>
          <table:table-cell office:value-type="float" office:value="14128.25" calcext:value-type="float">
            <text:p>14128.25</text:p>
          </table:table-cell>
        </table:table-row>
        <table:table-row table:style-name="ro1">
          <table:table-cell/>
          <table:table-cell office:value-type="float" office:value="974.74" calcext:value-type="float">
            <text:p>974.74</text:p>
          </table:table-cell>
          <table:table-cell office:value-type="float" office:value="16644.07" calcext:value-type="float">
            <text:p>16644.07</text:p>
          </table:table-cell>
        </table:table-row>
        <table:table-row table:style-name="ro1">
          <table:table-cell/>
          <table:table-cell office:value-type="float" office:value="974.91" calcext:value-type="float">
            <text:p>974.91</text:p>
          </table:table-cell>
          <table:table-cell office:value-type="float" office:value="12002.01" calcext:value-type="float">
            <text:p>12002.01</text:p>
          </table:table-cell>
        </table:table-row>
        <table:table-row table:style-name="ro1">
          <table:table-cell/>
          <table:table-cell office:value-type="float" office:value="975.08" calcext:value-type="float">
            <text:p>975.08</text:p>
          </table:table-cell>
          <table:table-cell office:value-type="float" office:value="9242.26" calcext:value-type="float">
            <text:p>9242.26</text:p>
          </table:table-cell>
        </table:table-row>
        <table:table-row table:style-name="ro1">
          <table:table-cell/>
          <table:table-cell office:value-type="float" office:value="975.25" calcext:value-type="float">
            <text:p>975.25</text:p>
          </table:table-cell>
          <table:table-cell office:value-type="float" office:value="8051.7" calcext:value-type="float">
            <text:p>8051.7</text:p>
          </table:table-cell>
        </table:table-row>
        <table:table-row table:style-name="ro1">
          <table:table-cell/>
          <table:table-cell office:value-type="float" office:value="975.42" calcext:value-type="float">
            <text:p>975.42</text:p>
          </table:table-cell>
          <table:table-cell office:value-type="float" office:value="9879.4" calcext:value-type="float">
            <text:p>9879.4</text:p>
          </table:table-cell>
        </table:table-row>
        <table:table-row table:style-name="ro1">
          <table:table-cell/>
          <table:table-cell office:value-type="float" office:value="975.58" calcext:value-type="float">
            <text:p>975.58</text:p>
          </table:table-cell>
          <table:table-cell office:value-type="float" office:value="11991.08" calcext:value-type="float">
            <text:p>11991.08</text:p>
          </table:table-cell>
        </table:table-row>
        <table:table-row table:style-name="ro1">
          <table:table-cell/>
          <table:table-cell office:value-type="float" office:value="975.75" calcext:value-type="float">
            <text:p>975.75</text:p>
          </table:table-cell>
          <table:table-cell office:value-type="float" office:value="9861.2" calcext:value-type="float">
            <text:p>9861.2</text:p>
          </table:table-cell>
        </table:table-row>
        <table:table-row table:style-name="ro1">
          <table:table-cell/>
          <table:table-cell office:value-type="float" office:value="975.92" calcext:value-type="float">
            <text:p>975.92</text:p>
          </table:table-cell>
          <table:table-cell office:value-type="float" office:value="10645.8" calcext:value-type="float">
            <text:p>10645.8</text:p>
          </table:table-cell>
        </table:table-row>
        <table:table-row table:style-name="ro1">
          <table:table-cell/>
          <table:table-cell office:value-type="float" office:value="976.09" calcext:value-type="float">
            <text:p>976.09</text:p>
          </table:table-cell>
          <table:table-cell office:value-type="float" office:value="13423.75" calcext:value-type="float">
            <text:p>13423.75</text:p>
          </table:table-cell>
        </table:table-row>
        <table:table-row table:style-name="ro1">
          <table:table-cell/>
          <table:table-cell office:value-type="float" office:value="976.26" calcext:value-type="float">
            <text:p>976.26</text:p>
          </table:table-cell>
          <table:table-cell office:value-type="float" office:value="23286.77" calcext:value-type="float">
            <text:p>23286.77</text:p>
          </table:table-cell>
        </table:table-row>
        <table:table-row table:style-name="ro1">
          <table:table-cell/>
          <table:table-cell office:value-type="float" office:value="976.43" calcext:value-type="float">
            <text:p>976.43</text:p>
          </table:table-cell>
          <table:table-cell office:value-type="float" office:value="9316.89" calcext:value-type="float">
            <text:p>9316.89</text:p>
          </table:table-cell>
        </table:table-row>
        <table:table-row table:style-name="ro1">
          <table:table-cell/>
          <table:table-cell office:value-type="float" office:value="976.6" calcext:value-type="float">
            <text:p>976.6</text:p>
          </table:table-cell>
          <table:table-cell office:value-type="float" office:value="25826.25" calcext:value-type="float">
            <text:p>25826.25</text:p>
          </table:table-cell>
        </table:table-row>
        <table:table-row table:style-name="ro1">
          <table:table-cell/>
          <table:table-cell office:value-type="float" office:value="976.77" calcext:value-type="float">
            <text:p>976.77</text:p>
          </table:table-cell>
          <table:table-cell office:value-type="float" office:value="10955.27" calcext:value-type="float">
            <text:p>10955.27</text:p>
          </table:table-cell>
        </table:table-row>
        <table:table-row table:style-name="ro1">
          <table:table-cell/>
          <table:table-cell office:value-type="float" office:value="976.94" calcext:value-type="float">
            <text:p>976.94</text:p>
          </table:table-cell>
          <table:table-cell office:value-type="float" office:value="10500.16" calcext:value-type="float">
            <text:p>10500.16</text:p>
          </table:table-cell>
        </table:table-row>
        <table:table-row table:style-name="ro1">
          <table:table-cell/>
          <table:table-cell office:value-type="float" office:value="977.11" calcext:value-type="float">
            <text:p>977.11</text:p>
          </table:table-cell>
          <table:table-cell office:value-type="float" office:value="17679.89" calcext:value-type="float">
            <text:p>17679.89</text:p>
          </table:table-cell>
        </table:table-row>
        <table:table-row table:style-name="ro1">
          <table:table-cell/>
          <table:table-cell office:value-type="float" office:value="977.28" calcext:value-type="float">
            <text:p>977.28</text:p>
          </table:table-cell>
          <table:table-cell office:value-type="float" office:value="11858.19" calcext:value-type="float">
            <text:p>11858.19</text:p>
          </table:table-cell>
        </table:table-row>
        <table:table-row table:style-name="ro1">
          <table:table-cell/>
          <table:table-cell office:value-type="float" office:value="977.45" calcext:value-type="float">
            <text:p>977.45</text:p>
          </table:table-cell>
          <table:table-cell office:value-type="float" office:value="11452.24" calcext:value-type="float">
            <text:p>11452.24</text:p>
          </table:table-cell>
        </table:table-row>
        <table:table-row table:style-name="ro1">
          <table:table-cell/>
          <table:table-cell office:value-type="float" office:value="977.62" calcext:value-type="float">
            <text:p>977.62</text:p>
          </table:table-cell>
          <table:table-cell office:value-type="float" office:value="8674.29" calcext:value-type="float">
            <text:p>8674.29</text:p>
          </table:table-cell>
        </table:table-row>
        <table:table-row table:style-name="ro1">
          <table:table-cell/>
          <table:table-cell office:value-type="float" office:value="977.79" calcext:value-type="float">
            <text:p>977.79</text:p>
          </table:table-cell>
          <table:table-cell office:value-type="float" office:value="16893.47" calcext:value-type="float">
            <text:p>16893.47</text:p>
          </table:table-cell>
        </table:table-row>
        <table:table-row table:style-name="ro1">
          <table:table-cell/>
          <table:table-cell office:value-type="float" office:value="977.96" calcext:value-type="float">
            <text:p>977.96</text:p>
          </table:table-cell>
          <table:table-cell office:value-type="float" office:value="7106.91" calcext:value-type="float">
            <text:p>7106.91</text:p>
          </table:table-cell>
        </table:table-row>
        <table:table-row table:style-name="ro1">
          <table:table-cell/>
          <table:table-cell office:value-type="float" office:value="978.13" calcext:value-type="float">
            <text:p>978.13</text:p>
          </table:table-cell>
          <table:table-cell office:value-type="float" office:value="12005.65" calcext:value-type="float">
            <text:p>12005.65</text:p>
          </table:table-cell>
        </table:table-row>
        <table:table-row table:style-name="ro1">
          <table:table-cell/>
          <table:table-cell office:value-type="float" office:value="978.3" calcext:value-type="float">
            <text:p>978.3</text:p>
          </table:table-cell>
          <table:table-cell office:value-type="float" office:value="14883.73" calcext:value-type="float">
            <text:p>14883.73</text:p>
          </table:table-cell>
        </table:table-row>
        <table:table-row table:style-name="ro1">
          <table:table-cell/>
          <table:table-cell office:value-type="float" office:value="978.47" calcext:value-type="float">
            <text:p>978.47</text:p>
          </table:table-cell>
          <table:table-cell office:value-type="float" office:value="16551.23" calcext:value-type="float">
            <text:p>16551.23</text:p>
          </table:table-cell>
        </table:table-row>
        <table:table-row table:style-name="ro1">
          <table:table-cell/>
          <table:table-cell office:value-type="float" office:value="978.64" calcext:value-type="float">
            <text:p>978.64</text:p>
          </table:table-cell>
          <table:table-cell office:value-type="float" office:value="17894.7" calcext:value-type="float">
            <text:p>17894.7</text:p>
          </table:table-cell>
        </table:table-row>
        <table:table-row table:style-name="ro1">
          <table:table-cell/>
          <table:table-cell office:value-type="float" office:value="978.81" calcext:value-type="float">
            <text:p>978.81</text:p>
          </table:table-cell>
          <table:table-cell office:value-type="float" office:value="15245.99" calcext:value-type="float">
            <text:p>15245.99</text:p>
          </table:table-cell>
        </table:table-row>
        <table:table-row table:style-name="ro1">
          <table:table-cell/>
          <table:table-cell office:value-type="float" office:value="978.98" calcext:value-type="float">
            <text:p>978.98</text:p>
          </table:table-cell>
          <table:table-cell office:value-type="float" office:value="15693.81" calcext:value-type="float">
            <text:p>15693.81</text:p>
          </table:table-cell>
        </table:table-row>
        <table:table-row table:style-name="ro1">
          <table:table-cell/>
          <table:table-cell office:value-type="float" office:value="979.14" calcext:value-type="float">
            <text:p>979.14</text:p>
          </table:table-cell>
          <table:table-cell office:value-type="float" office:value="18184.14" calcext:value-type="float">
            <text:p>18184.14</text:p>
          </table:table-cell>
        </table:table-row>
        <table:table-row table:style-name="ro1">
          <table:table-cell/>
          <table:table-cell office:value-type="float" office:value="979.31" calcext:value-type="float">
            <text:p>979.31</text:p>
          </table:table-cell>
          <table:table-cell office:value-type="float" office:value="14293.91" calcext:value-type="float">
            <text:p>14293.91</text:p>
          </table:table-cell>
        </table:table-row>
        <table:table-row table:style-name="ro1">
          <table:table-cell/>
          <table:table-cell office:value-type="float" office:value="979.48" calcext:value-type="float">
            <text:p>979.48</text:p>
          </table:table-cell>
          <table:table-cell office:value-type="float" office:value="18422.62" calcext:value-type="float">
            <text:p>18422.62</text:p>
          </table:table-cell>
        </table:table-row>
        <table:table-row table:style-name="ro1">
          <table:table-cell/>
          <table:table-cell office:value-type="float" office:value="979.65" calcext:value-type="float">
            <text:p>979.65</text:p>
          </table:table-cell>
          <table:table-cell office:value-type="float" office:value="14907.39" calcext:value-type="float">
            <text:p>14907.39</text:p>
          </table:table-cell>
        </table:table-row>
        <table:table-row table:style-name="ro1">
          <table:table-cell/>
          <table:table-cell office:value-type="float" office:value="979.82" calcext:value-type="float">
            <text:p>979.82</text:p>
          </table:table-cell>
          <table:table-cell office:value-type="float" office:value="18599.2" calcext:value-type="float">
            <text:p>18599.2</text:p>
          </table:table-cell>
        </table:table-row>
        <table:table-row table:style-name="ro1">
          <table:table-cell/>
          <table:table-cell office:value-type="float" office:value="979.99" calcext:value-type="float">
            <text:p>979.99</text:p>
          </table:table-cell>
          <table:table-cell office:value-type="float" office:value="38629.24" calcext:value-type="float">
            <text:p>38629.24</text:p>
          </table:table-cell>
        </table:table-row>
        <table:table-row table:style-name="ro1">
          <table:table-cell/>
          <table:table-cell office:value-type="float" office:value="980.16" calcext:value-type="float">
            <text:p>980.16</text:p>
          </table:table-cell>
          <table:table-cell office:value-type="float" office:value="12362.45" calcext:value-type="float">
            <text:p>12362.45</text:p>
          </table:table-cell>
        </table:table-row>
        <table:table-row table:style-name="ro1">
          <table:table-cell/>
          <table:table-cell office:value-type="float" office:value="980.33" calcext:value-type="float">
            <text:p>980.33</text:p>
          </table:table-cell>
          <table:table-cell office:value-type="float" office:value="18202.35" calcext:value-type="float">
            <text:p>18202.35</text:p>
          </table:table-cell>
        </table:table-row>
        <table:table-row table:style-name="ro1">
          <table:table-cell/>
          <table:table-cell office:value-type="float" office:value="980.5" calcext:value-type="float">
            <text:p>980.5</text:p>
          </table:table-cell>
          <table:table-cell office:value-type="float" office:value="16749.65" calcext:value-type="float">
            <text:p>16749.65</text:p>
          </table:table-cell>
        </table:table-row>
        <table:table-row table:style-name="ro1">
          <table:table-cell/>
          <table:table-cell office:value-type="float" office:value="980.67" calcext:value-type="float">
            <text:p>980.67</text:p>
          </table:table-cell>
          <table:table-cell office:value-type="float" office:value="7771.36" calcext:value-type="float">
            <text:p>7771.36</text:p>
          </table:table-cell>
        </table:table-row>
        <table:table-row table:style-name="ro1">
          <table:table-cell/>
          <table:table-cell office:value-type="float" office:value="980.84" calcext:value-type="float">
            <text:p>980.84</text:p>
          </table:table-cell>
          <table:table-cell office:value-type="float" office:value="17976.61" calcext:value-type="float">
            <text:p>17976.61</text:p>
          </table:table-cell>
        </table:table-row>
        <table:table-row table:style-name="ro1">
          <table:table-cell/>
          <table:table-cell office:value-type="float" office:value="981.01" calcext:value-type="float">
            <text:p>981.01</text:p>
          </table:table-cell>
          <table:table-cell office:value-type="float" office:value="10239.84" calcext:value-type="float">
            <text:p>10239.84</text:p>
          </table:table-cell>
        </table:table-row>
        <table:table-row table:style-name="ro1">
          <table:table-cell/>
          <table:table-cell office:value-type="float" office:value="981.18" calcext:value-type="float">
            <text:p>981.18</text:p>
          </table:table-cell>
          <table:table-cell office:value-type="float" office:value="12600.92" calcext:value-type="float">
            <text:p>12600.92</text:p>
          </table:table-cell>
        </table:table-row>
        <table:table-row table:style-name="ro1">
          <table:table-cell/>
          <table:table-cell office:value-type="float" office:value="981.34" calcext:value-type="float">
            <text:p>981.34</text:p>
          </table:table-cell>
          <table:table-cell office:value-type="float" office:value="11723.48" calcext:value-type="float">
            <text:p>11723.48</text:p>
          </table:table-cell>
        </table:table-row>
        <table:table-row table:style-name="ro1">
          <table:table-cell/>
          <table:table-cell office:value-type="float" office:value="981.51" calcext:value-type="float">
            <text:p>981.51</text:p>
          </table:table-cell>
          <table:table-cell office:value-type="float" office:value="18003.92" calcext:value-type="float">
            <text:p>18003.92</text:p>
          </table:table-cell>
        </table:table-row>
        <table:table-row table:style-name="ro1">
          <table:table-cell/>
          <table:table-cell office:value-type="float" office:value="981.68" calcext:value-type="float">
            <text:p>981.68</text:p>
          </table:table-cell>
          <table:table-cell office:value-type="float" office:value="13321.81" calcext:value-type="float">
            <text:p>13321.81</text:p>
          </table:table-cell>
        </table:table-row>
        <table:table-row table:style-name="ro1">
          <table:table-cell/>
          <table:table-cell office:value-type="float" office:value="981.85" calcext:value-type="float">
            <text:p>981.85</text:p>
          </table:table-cell>
          <table:table-cell office:value-type="float" office:value="22070.73" calcext:value-type="float">
            <text:p>22070.73</text:p>
          </table:table-cell>
        </table:table-row>
        <table:table-row table:style-name="ro1">
          <table:table-cell/>
          <table:table-cell office:value-type="float" office:value="982.02" calcext:value-type="float">
            <text:p>982.02</text:p>
          </table:table-cell>
          <table:table-cell office:value-type="float" office:value="9939.48" calcext:value-type="float">
            <text:p>9939.48</text:p>
          </table:table-cell>
        </table:table-row>
        <table:table-row table:style-name="ro1">
          <table:table-cell/>
          <table:table-cell office:value-type="float" office:value="982.19" calcext:value-type="float">
            <text:p>982.19</text:p>
          </table:table-cell>
          <table:table-cell office:value-type="float" office:value="9595.42" calcext:value-type="float">
            <text:p>9595.42</text:p>
          </table:table-cell>
        </table:table-row>
        <table:table-row table:style-name="ro1">
          <table:table-cell/>
          <table:table-cell office:value-type="float" office:value="982.36" calcext:value-type="float">
            <text:p>982.36</text:p>
          </table:table-cell>
          <table:table-cell office:value-type="float" office:value="11537.8" calcext:value-type="float">
            <text:p>11537.8</text:p>
          </table:table-cell>
        </table:table-row>
        <table:table-row table:style-name="ro1">
          <table:table-cell/>
          <table:table-cell office:value-type="float" office:value="982.53" calcext:value-type="float">
            <text:p>982.53</text:p>
          </table:table-cell>
          <table:table-cell office:value-type="float" office:value="12821.19" calcext:value-type="float">
            <text:p>12821.19</text:p>
          </table:table-cell>
        </table:table-row>
        <table:table-row table:style-name="ro1">
          <table:table-cell/>
          <table:table-cell office:value-type="float" office:value="982.7" calcext:value-type="float">
            <text:p>982.7</text:p>
          </table:table-cell>
          <table:table-cell office:value-type="float" office:value="18362.54" calcext:value-type="float">
            <text:p>18362.54</text:p>
          </table:table-cell>
        </table:table-row>
        <table:table-row table:style-name="ro1">
          <table:table-cell/>
          <table:table-cell office:value-type="float" office:value="982.87" calcext:value-type="float">
            <text:p>982.87</text:p>
          </table:table-cell>
          <table:table-cell office:value-type="float" office:value="13935.29" calcext:value-type="float">
            <text:p>13935.29</text:p>
          </table:table-cell>
        </table:table-row>
        <table:table-row table:style-name="ro1">
          <table:table-cell/>
          <table:table-cell office:value-type="float" office:value="983.03" calcext:value-type="float">
            <text:p>983.03</text:p>
          </table:table-cell>
          <table:table-cell office:value-type="float" office:value="9098.44" calcext:value-type="float">
            <text:p>9098.44</text:p>
          </table:table-cell>
        </table:table-row>
        <table:table-row table:style-name="ro1">
          <table:table-cell/>
          <table:table-cell office:value-type="float" office:value="983.2" calcext:value-type="float">
            <text:p>983.2</text:p>
          </table:table-cell>
          <table:table-cell office:value-type="float" office:value="11415.83" calcext:value-type="float">
            <text:p>11415.83</text:p>
          </table:table-cell>
        </table:table-row>
        <table:table-row table:style-name="ro1">
          <table:table-cell/>
          <table:table-cell office:value-type="float" office:value="983.37" calcext:value-type="float">
            <text:p>983.37</text:p>
          </table:table-cell>
          <table:table-cell office:value-type="float" office:value="15963.23" calcext:value-type="float">
            <text:p>15963.23</text:p>
          </table:table-cell>
        </table:table-row>
        <table:table-row table:style-name="ro1">
          <table:table-cell/>
          <table:table-cell office:value-type="float" office:value="983.54" calcext:value-type="float">
            <text:p>983.54</text:p>
          </table:table-cell>
          <table:table-cell office:value-type="float" office:value="13305.43" calcext:value-type="float">
            <text:p>13305.43</text:p>
          </table:table-cell>
        </table:table-row>
        <table:table-row table:style-name="ro1">
          <table:table-cell/>
          <table:table-cell office:value-type="float" office:value="983.71" calcext:value-type="float">
            <text:p>983.71</text:p>
          </table:table-cell>
          <table:table-cell office:value-type="float" office:value="21926.92" calcext:value-type="float">
            <text:p>21926.92</text:p>
          </table:table-cell>
        </table:table-row>
        <table:table-row table:style-name="ro1">
          <table:table-cell/>
          <table:table-cell office:value-type="float" office:value="983.88" calcext:value-type="float">
            <text:p>983.88</text:p>
          </table:table-cell>
          <table:table-cell office:value-type="float" office:value="14823.65" calcext:value-type="float">
            <text:p>14823.65</text:p>
          </table:table-cell>
        </table:table-row>
        <table:table-row table:style-name="ro1">
          <table:table-cell/>
          <table:table-cell office:value-type="float" office:value="984.05" calcext:value-type="float">
            <text:p>984.05</text:p>
          </table:table-cell>
          <table:table-cell office:value-type="float" office:value="14141" calcext:value-type="float">
            <text:p>14141</text:p>
          </table:table-cell>
        </table:table-row>
        <table:table-row table:style-name="ro1">
          <table:table-cell/>
          <table:table-cell office:value-type="float" office:value="984.22" calcext:value-type="float">
            <text:p>984.22</text:p>
          </table:table-cell>
          <table:table-cell office:value-type="float" office:value="12187.69" calcext:value-type="float">
            <text:p>12187.69</text:p>
          </table:table-cell>
        </table:table-row>
        <table:table-row table:style-name="ro1">
          <table:table-cell/>
          <table:table-cell office:value-type="float" office:value="984.39" calcext:value-type="float">
            <text:p>984.39</text:p>
          </table:table-cell>
          <table:table-cell office:value-type="float" office:value="11869.12" calcext:value-type="float">
            <text:p>11869.12</text:p>
          </table:table-cell>
        </table:table-row>
        <table:table-row table:style-name="ro1">
          <table:table-cell/>
          <table:table-cell office:value-type="float" office:value="984.55" calcext:value-type="float">
            <text:p>984.55</text:p>
          </table:table-cell>
          <table:table-cell office:value-type="float" office:value="22738.82" calcext:value-type="float">
            <text:p>22738.82</text:p>
          </table:table-cell>
        </table:table-row>
        <table:table-row table:style-name="ro1">
          <table:table-cell/>
          <table:table-cell office:value-type="float" office:value="984.72" calcext:value-type="float">
            <text:p>984.72</text:p>
          </table:table-cell>
          <table:table-cell office:value-type="float" office:value="15846.73" calcext:value-type="float">
            <text:p>15846.73</text:p>
          </table:table-cell>
        </table:table-row>
        <table:table-row table:style-name="ro1">
          <table:table-cell/>
          <table:table-cell office:value-type="float" office:value="984.89" calcext:value-type="float">
            <text:p>984.89</text:p>
          </table:table-cell>
          <table:table-cell office:value-type="float" office:value="9917.63" calcext:value-type="float">
            <text:p>9917.63</text:p>
          </table:table-cell>
        </table:table-row>
        <table:table-row table:style-name="ro1">
          <table:table-cell/>
          <table:table-cell office:value-type="float" office:value="985.06" calcext:value-type="float">
            <text:p>985.06</text:p>
          </table:table-cell>
          <table:table-cell office:value-type="float" office:value="11761.71" calcext:value-type="float">
            <text:p>11761.71</text:p>
          </table:table-cell>
        </table:table-row>
        <table:table-row table:style-name="ro1">
          <table:table-cell/>
          <table:table-cell office:value-type="float" office:value="985.23" calcext:value-type="float">
            <text:p>985.23</text:p>
          </table:table-cell>
          <table:table-cell office:value-type="float" office:value="13902.52" calcext:value-type="float">
            <text:p>13902.52</text:p>
          </table:table-cell>
        </table:table-row>
        <table:table-row table:style-name="ro1">
          <table:table-cell/>
          <table:table-cell office:value-type="float" office:value="985.4" calcext:value-type="float">
            <text:p>985.4</text:p>
          </table:table-cell>
          <table:table-cell office:value-type="float" office:value="24548.32" calcext:value-type="float">
            <text:p>24548.32</text:p>
          </table:table-cell>
        </table:table-row>
        <table:table-row table:style-name="ro1">
          <table:table-cell/>
          <table:table-cell office:value-type="float" office:value="985.57" calcext:value-type="float">
            <text:p>985.57</text:p>
          </table:table-cell>
          <table:table-cell office:value-type="float" office:value="17363.13" calcext:value-type="float">
            <text:p>17363.13</text:p>
          </table:table-cell>
        </table:table-row>
        <table:table-row table:style-name="ro1">
          <table:table-cell/>
          <table:table-cell office:value-type="float" office:value="985.73" calcext:value-type="float">
            <text:p>985.73</text:p>
          </table:table-cell>
          <table:table-cell office:value-type="float" office:value="12096.67" calcext:value-type="float">
            <text:p>12096.67</text:p>
          </table:table-cell>
        </table:table-row>
        <table:table-row table:style-name="ro1">
          <table:table-cell/>
          <table:table-cell office:value-type="float" office:value="985.9" calcext:value-type="float">
            <text:p>985.9</text:p>
          </table:table-cell>
          <table:table-cell office:value-type="float" office:value="7813.23" calcext:value-type="float">
            <text:p>7813.23</text:p>
          </table:table-cell>
        </table:table-row>
        <table:table-row table:style-name="ro1">
          <table:table-cell/>
          <table:table-cell office:value-type="float" office:value="986.07" calcext:value-type="float">
            <text:p>986.07</text:p>
          </table:table-cell>
          <table:table-cell office:value-type="float" office:value="14330.32" calcext:value-type="float">
            <text:p>14330.32</text:p>
          </table:table-cell>
        </table:table-row>
        <table:table-row table:style-name="ro1">
          <table:table-cell/>
          <table:table-cell office:value-type="float" office:value="986.24" calcext:value-type="float">
            <text:p>986.24</text:p>
          </table:table-cell>
          <table:table-cell office:value-type="float" office:value="12113.05" calcext:value-type="float">
            <text:p>12113.05</text:p>
          </table:table-cell>
        </table:table-row>
        <table:table-row table:style-name="ro1">
          <table:table-cell/>
          <table:table-cell office:value-type="float" office:value="986.41" calcext:value-type="float">
            <text:p>986.41</text:p>
          </table:table-cell>
          <table:table-cell office:value-type="float" office:value="19898.97" calcext:value-type="float">
            <text:p>19898.97</text:p>
          </table:table-cell>
        </table:table-row>
        <table:table-row table:style-name="ro1">
          <table:table-cell/>
          <table:table-cell office:value-type="float" office:value="986.58" calcext:value-type="float">
            <text:p>986.58</text:p>
          </table:table-cell>
          <table:table-cell office:value-type="float" office:value="10968.01" calcext:value-type="float">
            <text:p>10968.01</text:p>
          </table:table-cell>
        </table:table-row>
        <table:table-row table:style-name="ro1">
          <table:table-cell/>
          <table:table-cell office:value-type="float" office:value="986.75" calcext:value-type="float">
            <text:p>986.75</text:p>
          </table:table-cell>
          <table:table-cell office:value-type="float" office:value="15231.43" calcext:value-type="float">
            <text:p>15231.43</text:p>
          </table:table-cell>
        </table:table-row>
        <table:table-row table:style-name="ro1">
          <table:table-cell/>
          <table:table-cell office:value-type="float" office:value="986.91" calcext:value-type="float">
            <text:p>986.91</text:p>
          </table:table-cell>
          <table:table-cell office:value-type="float" office:value="15176.81" calcext:value-type="float">
            <text:p>15176.81</text:p>
          </table:table-cell>
        </table:table-row>
        <table:table-row table:style-name="ro1">
          <table:table-cell/>
          <table:table-cell office:value-type="float" office:value="987.08" calcext:value-type="float">
            <text:p>987.08</text:p>
          </table:table-cell>
          <table:table-cell office:value-type="float" office:value="20224.83" calcext:value-type="float">
            <text:p>20224.83</text:p>
          </table:table-cell>
        </table:table-row>
        <table:table-row table:style-name="ro1">
          <table:table-cell/>
          <table:table-cell office:value-type="float" office:value="987.25" calcext:value-type="float">
            <text:p>987.25</text:p>
          </table:table-cell>
          <table:table-cell office:value-type="float" office:value="21779.46" calcext:value-type="float">
            <text:p>21779.46</text:p>
          </table:table-cell>
        </table:table-row>
        <table:table-row table:style-name="ro1">
          <table:table-cell/>
          <table:table-cell office:value-type="float" office:value="987.42" calcext:value-type="float">
            <text:p>987.42</text:p>
          </table:table-cell>
          <table:table-cell office:value-type="float" office:value="10061.44" calcext:value-type="float">
            <text:p>10061.44</text:p>
          </table:table-cell>
        </table:table-row>
        <table:table-row table:style-name="ro1">
          <table:table-cell/>
          <table:table-cell office:value-type="float" office:value="987.59" calcext:value-type="float">
            <text:p>987.59</text:p>
          </table:table-cell>
          <table:table-cell office:value-type="float" office:value="15133.12" calcext:value-type="float">
            <text:p>15133.12</text:p>
          </table:table-cell>
        </table:table-row>
        <table:table-row table:style-name="ro1">
          <table:table-cell/>
          <table:table-cell office:value-type="float" office:value="987.76" calcext:value-type="float">
            <text:p>987.76</text:p>
          </table:table-cell>
          <table:table-cell office:value-type="float" office:value="13498.39" calcext:value-type="float">
            <text:p>13498.39</text:p>
          </table:table-cell>
        </table:table-row>
        <table:table-row table:style-name="ro1">
          <table:table-cell/>
          <table:table-cell office:value-type="float" office:value="987.92" calcext:value-type="float">
            <text:p>987.92</text:p>
          </table:table-cell>
          <table:table-cell office:value-type="float" office:value="18448.1" calcext:value-type="float">
            <text:p>18448.1</text:p>
          </table:table-cell>
        </table:table-row>
        <table:table-row table:style-name="ro1">
          <table:table-cell/>
          <table:table-cell office:value-type="float" office:value="988.09" calcext:value-type="float">
            <text:p>988.09</text:p>
          </table:table-cell>
          <table:table-cell office:value-type="float" office:value="13460.16" calcext:value-type="float">
            <text:p>13460.16</text:p>
          </table:table-cell>
        </table:table-row>
        <table:table-row table:style-name="ro1">
          <table:table-cell/>
          <table:table-cell office:value-type="float" office:value="988.26" calcext:value-type="float">
            <text:p>988.26</text:p>
          </table:table-cell>
          <table:table-cell office:value-type="float" office:value="13756.89" calcext:value-type="float">
            <text:p>13756.89</text:p>
          </table:table-cell>
        </table:table-row>
        <table:table-row table:style-name="ro1">
          <table:table-cell/>
          <table:table-cell office:value-type="float" office:value="988.43" calcext:value-type="float">
            <text:p>988.43</text:p>
          </table:table-cell>
          <table:table-cell office:value-type="float" office:value="16447.46" calcext:value-type="float">
            <text:p>16447.46</text:p>
          </table:table-cell>
        </table:table-row>
        <table:table-row table:style-name="ro1">
          <table:table-cell/>
          <table:table-cell office:value-type="float" office:value="988.6" calcext:value-type="float">
            <text:p>988.6</text:p>
          </table:table-cell>
          <table:table-cell office:value-type="float" office:value="10973.47" calcext:value-type="float">
            <text:p>10973.47</text:p>
          </table:table-cell>
        </table:table-row>
        <table:table-row table:style-name="ro1">
          <table:table-cell/>
          <table:table-cell office:value-type="float" office:value="988.77" calcext:value-type="float">
            <text:p>988.77</text:p>
          </table:table-cell>
          <table:table-cell office:value-type="float" office:value="20674.47" calcext:value-type="float">
            <text:p>20674.47</text:p>
          </table:table-cell>
        </table:table-row>
        <table:table-row table:style-name="ro1">
          <table:table-cell/>
          <table:table-cell office:value-type="float" office:value="988.93" calcext:value-type="float">
            <text:p>988.93</text:p>
          </table:table-cell>
          <table:table-cell office:value-type="float" office:value="8164.57" calcext:value-type="float">
            <text:p>8164.57</text:p>
          </table:table-cell>
        </table:table-row>
        <table:table-row table:style-name="ro1">
          <table:table-cell/>
          <table:table-cell office:value-type="float" office:value="989.1" calcext:value-type="float">
            <text:p>989.1</text:p>
          </table:table-cell>
          <table:table-cell office:value-type="float" office:value="10290.82" calcext:value-type="float">
            <text:p>10290.82</text:p>
          </table:table-cell>
        </table:table-row>
        <table:table-row table:style-name="ro1">
          <table:table-cell/>
          <table:table-cell office:value-type="float" office:value="989.27" calcext:value-type="float">
            <text:p>989.27</text:p>
          </table:table-cell>
          <table:table-cell office:value-type="float" office:value="14219.27" calcext:value-type="float">
            <text:p>14219.27</text:p>
          </table:table-cell>
        </table:table-row>
        <table:table-row table:style-name="ro1">
          <table:table-cell/>
          <table:table-cell office:value-type="float" office:value="989.44" calcext:value-type="float">
            <text:p>989.44</text:p>
          </table:table-cell>
          <table:table-cell office:value-type="float" office:value="9923.09" calcext:value-type="float">
            <text:p>9923.09</text:p>
          </table:table-cell>
        </table:table-row>
        <table:table-row table:style-name="ro1">
          <table:table-cell/>
          <table:table-cell office:value-type="float" office:value="989.61" calcext:value-type="float">
            <text:p>989.61</text:p>
          </table:table-cell>
          <table:table-cell office:value-type="float" office:value="13625.82" calcext:value-type="float">
            <text:p>13625.82</text:p>
          </table:table-cell>
        </table:table-row>
        <table:table-row table:style-name="ro1">
          <table:table-cell/>
          <table:table-cell office:value-type="float" office:value="989.78" calcext:value-type="float">
            <text:p>989.78</text:p>
          </table:table-cell>
          <table:table-cell office:value-type="float" office:value="12675.56" calcext:value-type="float">
            <text:p>12675.56</text:p>
          </table:table-cell>
        </table:table-row>
        <table:table-row table:style-name="ro1">
          <table:table-cell/>
          <table:table-cell office:value-type="float" office:value="989.94" calcext:value-type="float">
            <text:p>989.94</text:p>
          </table:table-cell>
          <table:table-cell office:value-type="float" office:value="7551.09" calcext:value-type="float">
            <text:p>7551.09</text:p>
          </table:table-cell>
        </table:table-row>
        <table:table-row table:style-name="ro1">
          <table:table-cell/>
          <table:table-cell office:value-type="float" office:value="990.11" calcext:value-type="float">
            <text:p>990.11</text:p>
          </table:table-cell>
          <table:table-cell office:value-type="float" office:value="10043.24" calcext:value-type="float">
            <text:p>10043.24</text:p>
          </table:table-cell>
        </table:table-row>
        <table:table-row table:style-name="ro1">
          <table:table-cell/>
          <table:table-cell office:value-type="float" office:value="990.28" calcext:value-type="float">
            <text:p>990.28</text:p>
          </table:table-cell>
          <table:table-cell office:value-type="float" office:value="10957.09" calcext:value-type="float">
            <text:p>10957.09</text:p>
          </table:table-cell>
        </table:table-row>
        <table:table-row table:style-name="ro1">
          <table:table-cell/>
          <table:table-cell office:value-type="float" office:value="990.45" calcext:value-type="float">
            <text:p>990.45</text:p>
          </table:table-cell>
          <table:table-cell office:value-type="float" office:value="19438.41" calcext:value-type="float">
            <text:p>19438.41</text:p>
          </table:table-cell>
        </table:table-row>
        <table:table-row table:style-name="ro1">
          <table:table-cell/>
          <table:table-cell office:value-type="float" office:value="990.62" calcext:value-type="float">
            <text:p>990.62</text:p>
          </table:table-cell>
          <table:table-cell office:value-type="float" office:value="9442.5" calcext:value-type="float">
            <text:p>9442.5</text:p>
          </table:table-cell>
        </table:table-row>
        <table:table-row table:style-name="ro1">
          <table:table-cell/>
          <table:table-cell office:value-type="float" office:value="990.78" calcext:value-type="float">
            <text:p>990.78</text:p>
          </table:table-cell>
          <table:table-cell office:value-type="float" office:value="11104.54" calcext:value-type="float">
            <text:p>11104.54</text:p>
          </table:table-cell>
        </table:table-row>
        <table:table-row table:style-name="ro1">
          <table:table-cell/>
          <table:table-cell office:value-type="float" office:value="990.95" calcext:value-type="float">
            <text:p>990.95</text:p>
          </table:table-cell>
          <table:table-cell office:value-type="float" office:value="15673.79" calcext:value-type="float">
            <text:p>15673.79</text:p>
          </table:table-cell>
        </table:table-row>
        <table:table-row table:style-name="ro1">
          <table:table-cell/>
          <table:table-cell office:value-type="float" office:value="991.12" calcext:value-type="float">
            <text:p>991.12</text:p>
          </table:table-cell>
          <table:table-cell office:value-type="float" office:value="19596.79" calcext:value-type="float">
            <text:p>19596.79</text:p>
          </table:table-cell>
        </table:table-row>
        <table:table-row table:style-name="ro1">
          <table:table-cell/>
          <table:table-cell office:value-type="float" office:value="991.29" calcext:value-type="float">
            <text:p>991.29</text:p>
          </table:table-cell>
          <table:table-cell office:value-type="float" office:value="13993.54" calcext:value-type="float">
            <text:p>13993.54</text:p>
          </table:table-cell>
        </table:table-row>
        <table:table-row table:style-name="ro1">
          <table:table-cell/>
          <table:table-cell office:value-type="float" office:value="991.46" calcext:value-type="float">
            <text:p>991.46</text:p>
          </table:table-cell>
          <table:table-cell office:value-type="float" office:value="25616.9" calcext:value-type="float">
            <text:p>25616.9</text:p>
          </table:table-cell>
        </table:table-row>
        <table:table-row table:style-name="ro1">
          <table:table-cell/>
          <table:table-cell office:value-type="float" office:value="991.62" calcext:value-type="float">
            <text:p>991.62</text:p>
          </table:table-cell>
          <table:table-cell office:value-type="float" office:value="10294.46" calcext:value-type="float">
            <text:p>10294.46</text:p>
          </table:table-cell>
        </table:table-row>
        <table:table-row table:style-name="ro1">
          <table:table-cell/>
          <table:table-cell office:value-type="float" office:value="991.79" calcext:value-type="float">
            <text:p>991.79</text:p>
          </table:table-cell>
          <table:table-cell office:value-type="float" office:value="16225.37" calcext:value-type="float">
            <text:p>16225.37</text:p>
          </table:table-cell>
        </table:table-row>
        <table:table-row table:style-name="ro1">
          <table:table-cell/>
          <table:table-cell office:value-type="float" office:value="991.96" calcext:value-type="float">
            <text:p>991.96</text:p>
          </table:table-cell>
          <table:table-cell office:value-type="float" office:value="16731.45" calcext:value-type="float">
            <text:p>16731.45</text:p>
          </table:table-cell>
        </table:table-row>
        <table:table-row table:style-name="ro1">
          <table:table-cell/>
          <table:table-cell office:value-type="float" office:value="992.13" calcext:value-type="float">
            <text:p>992.13</text:p>
          </table:table-cell>
          <table:table-cell office:value-type="float" office:value="13906.16" calcext:value-type="float">
            <text:p>13906.16</text:p>
          </table:table-cell>
        </table:table-row>
        <table:table-row table:style-name="ro1">
          <table:table-cell/>
          <table:table-cell office:value-type="float" office:value="992.3" calcext:value-type="float">
            <text:p>992.3</text:p>
          </table:table-cell>
          <table:table-cell office:value-type="float" office:value="16323.68" calcext:value-type="float">
            <text:p>16323.68</text:p>
          </table:table-cell>
        </table:table-row>
        <table:table-row table:style-name="ro1">
          <table:table-cell/>
          <table:table-cell office:value-type="float" office:value="992.46" calcext:value-type="float">
            <text:p>992.46</text:p>
          </table:table-cell>
          <table:table-cell office:value-type="float" office:value="9633.64" calcext:value-type="float">
            <text:p>9633.64</text:p>
          </table:table-cell>
        </table:table-row>
        <table:table-row table:style-name="ro1">
          <table:table-cell/>
          <table:table-cell office:value-type="float" office:value="992.63" calcext:value-type="float">
            <text:p>992.63</text:p>
          </table:table-cell>
          <table:table-cell office:value-type="float" office:value="15284.22" calcext:value-type="float">
            <text:p>15284.22</text:p>
          </table:table-cell>
        </table:table-row>
        <table:table-row table:style-name="ro1">
          <table:table-cell/>
          <table:table-cell office:value-type="float" office:value="992.8" calcext:value-type="float">
            <text:p>992.8</text:p>
          </table:table-cell>
          <table:table-cell office:value-type="float" office:value="11858.19" calcext:value-type="float">
            <text:p>11858.19</text:p>
          </table:table-cell>
        </table:table-row>
        <table:table-row table:style-name="ro1">
          <table:table-cell/>
          <table:table-cell office:value-type="float" office:value="992.97" calcext:value-type="float">
            <text:p>992.97</text:p>
          </table:table-cell>
          <table:table-cell office:value-type="float" office:value="19959.05" calcext:value-type="float">
            <text:p>19959.05</text:p>
          </table:table-cell>
        </table:table-row>
        <table:table-row table:style-name="ro1">
          <table:table-cell/>
          <table:table-cell office:value-type="float" office:value="993.14" calcext:value-type="float">
            <text:p>993.14</text:p>
          </table:table-cell>
          <table:table-cell office:value-type="float" office:value="11914.63" calcext:value-type="float">
            <text:p>11914.63</text:p>
          </table:table-cell>
        </table:table-row>
        <table:table-row table:style-name="ro1">
          <table:table-cell/>
          <table:table-cell office:value-type="float" office:value="993.3" calcext:value-type="float">
            <text:p>993.3</text:p>
          </table:table-cell>
          <table:table-cell office:value-type="float" office:value="19962.69" calcext:value-type="float">
            <text:p>19962.69</text:p>
          </table:table-cell>
        </table:table-row>
        <table:table-row table:style-name="ro1">
          <table:table-cell/>
          <table:table-cell office:value-type="float" office:value="993.47" calcext:value-type="float">
            <text:p>993.47</text:p>
          </table:table-cell>
          <table:table-cell office:value-type="float" office:value="11952.86" calcext:value-type="float">
            <text:p>11952.86</text:p>
          </table:table-cell>
        </table:table-row>
        <table:table-row table:style-name="ro1">
          <table:table-cell/>
          <table:table-cell office:value-type="float" office:value="993.64" calcext:value-type="float">
            <text:p>993.64</text:p>
          </table:table-cell>
          <table:table-cell office:value-type="float" office:value="10207.08" calcext:value-type="float">
            <text:p>10207.08</text:p>
          </table:table-cell>
        </table:table-row>
        <table:table-row table:style-name="ro1">
          <table:table-cell/>
          <table:table-cell office:value-type="float" office:value="993.81" calcext:value-type="float">
            <text:p>993.81</text:p>
          </table:table-cell>
          <table:table-cell office:value-type="float" office:value="14732.63" calcext:value-type="float">
            <text:p>14732.63</text:p>
          </table:table-cell>
        </table:table-row>
        <table:table-row table:style-name="ro1">
          <table:table-cell/>
          <table:table-cell office:value-type="float" office:value="993.97" calcext:value-type="float">
            <text:p>993.97</text:p>
          </table:table-cell>
          <table:table-cell office:value-type="float" office:value="12256.87" calcext:value-type="float">
            <text:p>12256.87</text:p>
          </table:table-cell>
        </table:table-row>
        <table:table-row table:style-name="ro1">
          <table:table-cell/>
          <table:table-cell office:value-type="float" office:value="994.14" calcext:value-type="float">
            <text:p>994.14</text:p>
          </table:table-cell>
          <table:table-cell office:value-type="float" office:value="21455.43" calcext:value-type="float">
            <text:p>21455.43</text:p>
          </table:table-cell>
        </table:table-row>
        <table:table-row table:style-name="ro1">
          <table:table-cell/>
          <table:table-cell office:value-type="float" office:value="994.31" calcext:value-type="float">
            <text:p>994.31</text:p>
          </table:table-cell>
          <table:table-cell office:value-type="float" office:value="8079.01" calcext:value-type="float">
            <text:p>8079.01</text:p>
          </table:table-cell>
        </table:table-row>
        <table:table-row table:style-name="ro1">
          <table:table-cell/>
          <table:table-cell office:value-type="float" office:value="994.48" calcext:value-type="float">
            <text:p>994.48</text:p>
          </table:table-cell>
          <table:table-cell office:value-type="float" office:value="11319.35" calcext:value-type="float">
            <text:p>11319.35</text:p>
          </table:table-cell>
        </table:table-row>
        <table:table-row table:style-name="ro1">
          <table:table-cell/>
          <table:table-cell office:value-type="float" office:value="994.64" calcext:value-type="float">
            <text:p>994.64</text:p>
          </table:table-cell>
          <table:table-cell office:value-type="float" office:value="7680.34" calcext:value-type="float">
            <text:p>7680.34</text:p>
          </table:table-cell>
        </table:table-row>
        <table:table-row table:style-name="ro1">
          <table:table-cell/>
          <table:table-cell office:value-type="float" office:value="994.81" calcext:value-type="float">
            <text:p>994.81</text:p>
          </table:table-cell>
          <table:table-cell office:value-type="float" office:value="12174.95" calcext:value-type="float">
            <text:p>12174.95</text:p>
          </table:table-cell>
        </table:table-row>
        <table:table-row table:style-name="ro1">
          <table:table-cell/>
          <table:table-cell office:value-type="float" office:value="994.98" calcext:value-type="float">
            <text:p>994.98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1">
          <table:table-cell/>
          <table:table-cell office:value-type="float" office:value="995.15" calcext:value-type="float">
            <text:p>995.15</text:p>
          </table:table-cell>
          <table:table-cell office:value-type="float" office:value="10441.91" calcext:value-type="float">
            <text:p>10441.91</text:p>
          </table:table-cell>
        </table:table-row>
        <table:table-row table:style-name="ro1">
          <table:table-cell/>
          <table:table-cell office:value-type="float" office:value="995.31" calcext:value-type="float">
            <text:p>995.31</text:p>
          </table:table-cell>
          <table:table-cell office:value-type="float" office:value="11898.24" calcext:value-type="float">
            <text:p>11898.24</text:p>
          </table:table-cell>
        </table:table-row>
        <table:table-row table:style-name="ro1">
          <table:table-cell/>
          <table:table-cell office:value-type="float" office:value="995.48" calcext:value-type="float">
            <text:p>995.48</text:p>
          </table:table-cell>
          <table:table-cell office:value-type="float" office:value="13585.77" calcext:value-type="float">
            <text:p>13585.77</text:p>
          </table:table-cell>
        </table:table-row>
        <table:table-row table:style-name="ro1">
          <table:table-cell/>
          <table:table-cell office:value-type="float" office:value="995.65" calcext:value-type="float">
            <text:p>995.65</text:p>
          </table:table-cell>
          <table:table-cell office:value-type="float" office:value="19840.72" calcext:value-type="float">
            <text:p>19840.72</text:p>
          </table:table-cell>
        </table:table-row>
        <table:table-row table:style-name="ro1">
          <table:table-cell/>
          <table:table-cell office:value-type="float" office:value="995.82" calcext:value-type="float">
            <text:p>995.82</text:p>
          </table:table-cell>
          <table:table-cell office:value-type="float" office:value="14610.66" calcext:value-type="float">
            <text:p>14610.66</text:p>
          </table:table-cell>
        </table:table-row>
        <table:table-row table:style-name="ro1">
          <table:table-cell/>
          <table:table-cell office:value-type="float" office:value="995.98" calcext:value-type="float">
            <text:p>995.98</text:p>
          </table:table-cell>
          <table:table-cell office:value-type="float" office:value="11357.58" calcext:value-type="float">
            <text:p>11357.58</text:p>
          </table:table-cell>
        </table:table-row>
        <table:table-row table:style-name="ro1">
          <table:table-cell/>
          <table:table-cell office:value-type="float" office:value="996.15" calcext:value-type="float">
            <text:p>996.15</text:p>
          </table:table-cell>
          <table:table-cell office:value-type="float" office:value="18814.01" calcext:value-type="float">
            <text:p>18814.01</text:p>
          </table:table-cell>
        </table:table-row>
        <table:table-row table:style-name="ro1">
          <table:table-cell/>
          <table:table-cell office:value-type="float" office:value="996.32" calcext:value-type="float">
            <text:p>996.32</text:p>
          </table:table-cell>
          <table:table-cell office:value-type="float" office:value="7487.37" calcext:value-type="float">
            <text:p>7487.37</text:p>
          </table:table-cell>
        </table:table-row>
        <table:table-row table:style-name="ro1">
          <table:table-cell/>
          <table:table-cell office:value-type="float" office:value="996.49" calcext:value-type="float">
            <text:p>996.49</text:p>
          </table:table-cell>
          <table:table-cell office:value-type="float" office:value="11485.01" calcext:value-type="float">
            <text:p>11485.01</text:p>
          </table:table-cell>
        </table:table-row>
        <table:table-row table:style-name="ro1">
          <table:table-cell/>
          <table:table-cell office:value-type="float" office:value="996.65" calcext:value-type="float">
            <text:p>996.65</text:p>
          </table:table-cell>
          <table:table-cell office:value-type="float" office:value="8313.84" calcext:value-type="float">
            <text:p>8313.84</text:p>
          </table:table-cell>
        </table:table-row>
        <table:table-row table:style-name="ro1">
          <table:table-cell/>
          <table:table-cell office:value-type="float" office:value="996.82" calcext:value-type="float">
            <text:p>996.82</text:p>
          </table:table-cell>
          <table:table-cell office:value-type="float" office:value="6946.71" calcext:value-type="float">
            <text:p>6946.71</text:p>
          </table:table-cell>
        </table:table-row>
        <table:table-row table:style-name="ro1">
          <table:table-cell/>
          <table:table-cell office:value-type="float" office:value="996.99" calcext:value-type="float">
            <text:p>996.99</text:p>
          </table:table-cell>
          <table:table-cell office:value-type="float" office:value="9280.48" calcext:value-type="float">
            <text:p>9280.48</text:p>
          </table:table-cell>
        </table:table-row>
        <table:table-row table:style-name="ro1">
          <table:table-cell/>
          <table:table-cell office:value-type="float" office:value="997.16" calcext:value-type="float">
            <text:p>997.16</text:p>
          </table:table-cell>
          <table:table-cell office:value-type="float" office:value="15575.48" calcext:value-type="float">
            <text:p>15575.48</text:p>
          </table:table-cell>
        </table:table-row>
        <table:table-row table:style-name="ro1">
          <table:table-cell/>
          <table:table-cell office:value-type="float" office:value="997.32" calcext:value-type="float">
            <text:p>997.32</text:p>
          </table:table-cell>
          <table:table-cell office:value-type="float" office:value="11632.46" calcext:value-type="float">
            <text:p>11632.46</text:p>
          </table:table-cell>
        </table:table-row>
        <table:table-row table:style-name="ro1">
          <table:table-cell/>
          <table:table-cell office:value-type="float" office:value="997.49" calcext:value-type="float">
            <text:p>997.49</text:p>
          </table:table-cell>
          <table:table-cell office:value-type="float" office:value="17272.11" calcext:value-type="float">
            <text:p>17272.11</text:p>
          </table:table-cell>
        </table:table-row>
        <table:table-row table:style-name="ro1">
          <table:table-cell/>
          <table:table-cell office:value-type="float" office:value="997.66" calcext:value-type="float">
            <text:p>997.66</text:p>
          </table:table-cell>
          <table:table-cell office:value-type="float" office:value="17690.81" calcext:value-type="float">
            <text:p>17690.81</text:p>
          </table:table-cell>
        </table:table-row>
        <table:table-row table:style-name="ro1">
          <table:table-cell/>
          <table:table-cell office:value-type="float" office:value="997.83" calcext:value-type="float">
            <text:p>997.83</text:p>
          </table:table-cell>
          <table:table-cell office:value-type="float" office:value="19888.05" calcext:value-type="float">
            <text:p>19888.05</text:p>
          </table:table-cell>
        </table:table-row>
        <table:table-row table:style-name="ro1">
          <table:table-cell/>
          <table:table-cell office:value-type="float" office:value="997.99" calcext:value-type="float">
            <text:p>997.99</text:p>
          </table:table-cell>
          <table:table-cell office:value-type="float" office:value="19336.47" calcext:value-type="float">
            <text:p>19336.47</text:p>
          </table:table-cell>
        </table:table-row>
        <table:table-row table:style-name="ro1">
          <table:table-cell/>
          <table:table-cell office:value-type="float" office:value="998.16" calcext:value-type="float">
            <text:p>998.16</text:p>
          </table:table-cell>
          <table:table-cell office:value-type="float" office:value="11448.6" calcext:value-type="float">
            <text:p>11448.6</text:p>
          </table:table-cell>
        </table:table-row>
        <table:table-row table:style-name="ro1">
          <table:table-cell/>
          <table:table-cell office:value-type="float" office:value="998.33" calcext:value-type="float">
            <text:p>998.33</text:p>
          </table:table-cell>
          <table:table-cell office:value-type="float" office:value="10451.01" calcext:value-type="float">
            <text:p>10451.01</text:p>
          </table:table-cell>
        </table:table-row>
        <table:table-row table:style-name="ro1">
          <table:table-cell/>
          <table:table-cell office:value-type="float" office:value="998.49" calcext:value-type="float">
            <text:p>998.49</text:p>
          </table:table-cell>
          <table:table-cell office:value-type="float" office:value="14494.16" calcext:value-type="float">
            <text:p>14494.16</text:p>
          </table:table-cell>
        </table:table-row>
        <table:table-row table:style-name="ro1">
          <table:table-cell/>
          <table:table-cell office:value-type="float" office:value="998.66" calcext:value-type="float">
            <text:p>998.66</text:p>
          </table:table-cell>
          <table:table-cell office:value-type="float" office:value="10037.78" calcext:value-type="float">
            <text:p>10037.78</text:p>
          </table:table-cell>
        </table:table-row>
        <table:table-row table:style-name="ro1">
          <table:table-cell/>
          <table:table-cell office:value-type="float" office:value="998.83" calcext:value-type="float">
            <text:p>998.83</text:p>
          </table:table-cell>
          <table:table-cell office:value-type="float" office:value="8829.02" calcext:value-type="float">
            <text:p>8829.02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2764.76" calcext:value-type="float">
            <text:p>12764.76</text:p>
          </table:table-cell>
        </table:table-row>
        <table:table-row table:style-name="ro1">
          <table:table-cell/>
          <table:table-cell office:value-type="float" office:value="999.16" calcext:value-type="float">
            <text:p>999.16</text:p>
          </table:table-cell>
          <table:table-cell office:value-type="float" office:value="12733.81" calcext:value-type="float">
            <text:p>12733.81</text:p>
          </table:table-cell>
        </table:table-row>
        <table:table-row table:style-name="ro1">
          <table:table-cell/>
          <table:table-cell office:value-type="float" office:value="999.33" calcext:value-type="float">
            <text:p>999.33</text:p>
          </table:table-cell>
          <table:table-cell office:value-type="float" office:value="8097.21" calcext:value-type="float">
            <text:p>8097.21</text:p>
          </table:table-cell>
        </table:table-row>
        <table:table-row table:style-name="ro1">
          <table:table-cell/>
          <table:table-cell office:value-type="float" office:value="999.5" calcext:value-type="float">
            <text:p>999.5</text:p>
          </table:table-cell>
          <table:table-cell office:value-type="float" office:value="17046.38" calcext:value-type="float">
            <text:p>17046.38</text:p>
          </table:table-cell>
        </table:table-row>
        <table:table-row table:style-name="ro1">
          <table:table-cell/>
          <table:table-cell office:value-type="float" office:value="999.66" calcext:value-type="float">
            <text:p>999.66</text:p>
          </table:table-cell>
          <table:table-cell office:value-type="float" office:value="17419.57" calcext:value-type="float">
            <text:p>17419.57</text:p>
          </table:table-cell>
        </table:table-row>
        <table:table-row table:style-name="ro1">
          <table:table-cell/>
          <table:table-cell office:value-type="float" office:value="999.83" calcext:value-type="float">
            <text:p>999.83</text:p>
          </table:table-cell>
          <table:table-cell office:value-type="float" office:value="10261.69" calcext:value-type="float">
            <text:p>10261.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731.14" calcext:value-type="float">
            <text:p>35731.14</text:p>
          </table:table-cell>
        </table:table-row>
        <table:table-row table:style-name="ro1">
          <table:table-cell/>
          <table:table-cell office:value-type="float" office:value="1000.17" calcext:value-type="float">
            <text:p>1000.17</text:p>
          </table:table-cell>
          <table:table-cell office:value-type="float" office:value="11390.35" calcext:value-type="float">
            <text:p>11390.35</text:p>
          </table:table-cell>
        </table:table-row>
        <table:table-row table:style-name="ro1">
          <table:table-cell/>
          <table:table-cell office:value-type="float" office:value="1000.33" calcext:value-type="float">
            <text:p>1000.33</text:p>
          </table:table-cell>
          <table:table-cell office:value-type="float" office:value="15034.82" calcext:value-type="float">
            <text:p>15034.82</text:p>
          </table:table-cell>
        </table:table-row>
        <table:table-row table:style-name="ro1">
          <table:table-cell/>
          <table:table-cell office:value-type="float" office:value="1000.5" calcext:value-type="float">
            <text:p>1000.5</text:p>
          </table:table-cell>
          <table:table-cell office:value-type="float" office:value="7197.93" calcext:value-type="float">
            <text:p>7197.93</text:p>
          </table:table-cell>
        </table:table-row>
        <table:table-row table:style-name="ro1">
          <table:table-cell/>
          <table:table-cell office:value-type="float" office:value="1000.67" calcext:value-type="float">
            <text:p>1000.67</text:p>
          </table:table-cell>
          <table:table-cell office:value-type="float" office:value="9937.65" calcext:value-type="float">
            <text:p>9937.65</text:p>
          </table:table-cell>
        </table:table-row>
        <table:table-row table:style-name="ro1">
          <table:table-cell/>
          <table:table-cell office:value-type="float" office:value="1000.83" calcext:value-type="float">
            <text:p>1000.83</text:p>
          </table:table-cell>
          <table:table-cell office:value-type="float" office:value="11829.07" calcext:value-type="float">
            <text:p>11829.07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2762.94" calcext:value-type="float">
            <text:p>12762.94</text:p>
          </table:table-cell>
        </table:table-row>
        <table:table-row table:style-name="ro1">
          <table:table-cell/>
          <table:table-cell office:value-type="float" office:value="1001.17" calcext:value-type="float">
            <text:p>1001.17</text:p>
          </table:table-cell>
          <table:table-cell office:value-type="float" office:value="12519.01" calcext:value-type="float">
            <text:p>12519.01</text:p>
          </table:table-cell>
        </table:table-row>
        <table:table-row table:style-name="ro1">
          <table:table-cell/>
          <table:table-cell office:value-type="float" office:value="1001.33" calcext:value-type="float">
            <text:p>1001.33</text:p>
          </table:table-cell>
          <table:table-cell office:value-type="float" office:value="10745.92" calcext:value-type="float">
            <text:p>10745.92</text:p>
          </table:table-cell>
        </table:table-row>
        <table:table-row table:style-name="ro1">
          <table:table-cell/>
          <table:table-cell office:value-type="float" office:value="1001.5" calcext:value-type="float">
            <text:p>1001.5</text:p>
          </table:table-cell>
          <table:table-cell office:value-type="float" office:value="14206.53" calcext:value-type="float">
            <text:p>14206.53</text:p>
          </table:table-cell>
        </table:table-row>
        <table:table-row table:style-name="ro1">
          <table:table-cell/>
          <table:table-cell office:value-type="float" office:value="1001.67" calcext:value-type="float">
            <text:p>1001.67</text:p>
          </table:table-cell>
          <table:table-cell office:value-type="float" office:value="20714.52" calcext:value-type="float">
            <text:p>20714.52</text:p>
          </table:table-cell>
        </table:table-row>
        <table:table-row table:style-name="ro1">
          <table:table-cell/>
          <table:table-cell office:value-type="float" office:value="1001.83" calcext:value-type="float">
            <text:p>1001.83</text:p>
          </table:table-cell>
          <table:table-cell office:value-type="float" office:value="18710.24" calcext:value-type="float">
            <text:p>18710.24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10764.12" calcext:value-type="float">
            <text:p>10764.12</text:p>
          </table:table-cell>
        </table:table-row>
        <table:table-row table:style-name="ro1">
          <table:table-cell/>
          <table:table-cell office:value-type="float" office:value="1002.17" calcext:value-type="float">
            <text:p>1002.17</text:p>
          </table:table-cell>
          <table:table-cell office:value-type="float" office:value="10898.83" calcext:value-type="float">
            <text:p>10898.83</text:p>
          </table:table-cell>
        </table:table-row>
        <table:table-row table:style-name="ro1">
          <table:table-cell/>
          <table:table-cell office:value-type="float" office:value="1002.33" calcext:value-type="float">
            <text:p>1002.33</text:p>
          </table:table-cell>
          <table:table-cell office:value-type="float" office:value="19041.56" calcext:value-type="float">
            <text:p>19041.56</text:p>
          </table:table-cell>
        </table:table-row>
        <table:table-row table:style-name="ro1">
          <table:table-cell/>
          <table:table-cell office:value-type="float" office:value="1002.5" calcext:value-type="float">
            <text:p>1002.5</text:p>
          </table:table-cell>
          <table:table-cell office:value-type="float" office:value="18759.39" calcext:value-type="float">
            <text:p>18759.39</text:p>
          </table:table-cell>
        </table:table-row>
        <table:table-row table:style-name="ro1">
          <table:table-cell/>
          <table:table-cell office:value-type="float" office:value="1002.67" calcext:value-type="float">
            <text:p>1002.67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/>
          <table:table-cell office:value-type="float" office:value="1002.83" calcext:value-type="float">
            <text:p>1002.83</text:p>
          </table:table-cell>
          <table:table-cell office:value-type="float" office:value="10392.76" calcext:value-type="float">
            <text:p>10392.76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8941.89" calcext:value-type="float">
            <text:p>8941.89</text:p>
          </table:table-cell>
        </table:table-row>
        <table:table-row table:style-name="ro1">
          <table:table-cell/>
          <table:table-cell office:value-type="float" office:value="1003.17" calcext:value-type="float">
            <text:p>1003.17</text:p>
          </table:table-cell>
          <table:table-cell office:value-type="float" office:value="9972.24" calcext:value-type="float">
            <text:p>9972.24</text:p>
          </table:table-cell>
        </table:table-row>
        <table:table-row table:style-name="ro1">
          <table:table-cell/>
          <table:table-cell office:value-type="float" office:value="1003.33" calcext:value-type="float">
            <text:p>1003.33</text:p>
          </table:table-cell>
          <table:table-cell office:value-type="float" office:value="10203.44" calcext:value-type="float">
            <text:p>10203.44</text:p>
          </table:table-cell>
        </table:table-row>
        <table:table-row table:style-name="ro1">
          <table:table-cell/>
          <table:table-cell office:value-type="float" office:value="1003.5" calcext:value-type="float">
            <text:p>1003.5</text:p>
          </table:table-cell>
          <table:table-cell office:value-type="float" office:value="11261.1" calcext:value-type="float">
            <text:p>11261.1</text:p>
          </table:table-cell>
        </table:table-row>
        <table:table-row table:style-name="ro1">
          <table:table-cell/>
          <table:table-cell office:value-type="float" office:value="1003.67" calcext:value-type="float">
            <text:p>1003.67</text:p>
          </table:table-cell>
          <table:table-cell office:value-type="float" office:value="12935.88" calcext:value-type="float">
            <text:p>12935.88</text:p>
          </table:table-cell>
        </table:table-row>
        <table:table-row table:style-name="ro1">
          <table:table-cell/>
          <table:table-cell office:value-type="float" office:value="1003.83" calcext:value-type="float">
            <text:p>1003.83</text:p>
          </table:table-cell>
          <table:table-cell office:value-type="float" office:value="9755.61" calcext:value-type="float">
            <text:p>9755.61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14257.5" calcext:value-type="float">
            <text:p>14257.5</text:p>
          </table:table-cell>
        </table:table-row>
        <table:table-row table:style-name="ro1">
          <table:table-cell/>
          <table:table-cell office:value-type="float" office:value="1004.17" calcext:value-type="float">
            <text:p>1004.17</text:p>
          </table:table-cell>
          <table:table-cell office:value-type="float" office:value="7751.33" calcext:value-type="float">
            <text:p>7751.33</text:p>
          </table:table-cell>
        </table:table-row>
        <table:table-row table:style-name="ro1">
          <table:table-cell/>
          <table:table-cell office:value-type="float" office:value="1004.33" calcext:value-type="float">
            <text:p>1004.33</text:p>
          </table:table-cell>
          <table:table-cell office:value-type="float" office:value="10545.67" calcext:value-type="float">
            <text:p>10545.67</text:p>
          </table:table-cell>
        </table:table-row>
        <table:table-row table:style-name="ro1">
          <table:table-cell/>
          <table:table-cell office:value-type="float" office:value="1004.5" calcext:value-type="float">
            <text:p>1004.5</text:p>
          </table:table-cell>
          <table:table-cell office:value-type="float" office:value="18555.51" calcext:value-type="float">
            <text:p>18555.51</text:p>
          </table:table-cell>
        </table:table-row>
        <table:table-row table:style-name="ro1">
          <table:table-cell/>
          <table:table-cell office:value-type="float" office:value="1004.67" calcext:value-type="float">
            <text:p>1004.67</text:p>
          </table:table-cell>
          <table:table-cell office:value-type="float" office:value="17423.21" calcext:value-type="float">
            <text:p>17423.21</text:p>
          </table:table-cell>
        </table:table-row>
        <table:table-row table:style-name="ro1">
          <table:table-cell/>
          <table:table-cell office:value-type="float" office:value="1004.83" calcext:value-type="float">
            <text:p>1004.83</text:p>
          </table:table-cell>
          <table:table-cell office:value-type="float" office:value="8048.06" calcext:value-type="float">
            <text:p>8048.06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0287.17" calcext:value-type="float">
            <text:p>10287.17</text:p>
          </table:table-cell>
        </table:table-row>
        <table:table-row table:style-name="ro1">
          <table:table-cell/>
          <table:table-cell office:value-type="float" office:value="1005.17" calcext:value-type="float">
            <text:p>1005.17</text:p>
          </table:table-cell>
          <table:table-cell office:value-type="float" office:value="13072.41" calcext:value-type="float">
            <text:p>13072.41</text:p>
          </table:table-cell>
        </table:table-row>
        <table:table-row table:style-name="ro1">
          <table:table-cell/>
          <table:table-cell office:value-type="float" office:value="1005.33" calcext:value-type="float">
            <text:p>1005.33</text:p>
          </table:table-cell>
          <table:table-cell office:value-type="float" office:value="10106.95" calcext:value-type="float">
            <text:p>10106.95</text:p>
          </table:table-cell>
        </table:table-row>
        <table:table-row table:style-name="ro1">
          <table:table-cell/>
          <table:table-cell office:value-type="float" office:value="1005.5" calcext:value-type="float">
            <text:p>1005.5</text:p>
          </table:table-cell>
          <table:table-cell office:value-type="float" office:value="21624.73" calcext:value-type="float">
            <text:p>21624.73</text:p>
          </table:table-cell>
        </table:table-row>
        <table:table-row table:style-name="ro1">
          <table:table-cell/>
          <table:table-cell office:value-type="float" office:value="1005.67" calcext:value-type="float">
            <text:p>1005.67</text:p>
          </table:table-cell>
          <table:table-cell office:value-type="float" office:value="7734.95" calcext:value-type="float">
            <text:p>7734.95</text:p>
          </table:table-cell>
        </table:table-row>
        <table:table-row table:style-name="ro1">
          <table:table-cell/>
          <table:table-cell office:value-type="float" office:value="1005.83" calcext:value-type="float">
            <text:p>1005.83</text:p>
          </table:table-cell>
          <table:table-cell office:value-type="float" office:value="15884.96" calcext:value-type="float">
            <text:p>15884.96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17912.9" calcext:value-type="float">
            <text:p>17912.9</text:p>
          </table:table-cell>
        </table:table-row>
        <table:table-row table:style-name="ro1">
          <table:table-cell/>
          <table:table-cell office:value-type="float" office:value="1006.16" calcext:value-type="float">
            <text:p>1006.16</text:p>
          </table:table-cell>
          <table:table-cell office:value-type="float" office:value="14639.79" calcext:value-type="float">
            <text:p>14639.79</text:p>
          </table:table-cell>
        </table:table-row>
        <table:table-row table:style-name="ro1">
          <table:table-cell/>
          <table:table-cell office:value-type="float" office:value="1006.33" calcext:value-type="float">
            <text:p>1006.33</text:p>
          </table:table-cell>
          <table:table-cell office:value-type="float" office:value="14512.36" calcext:value-type="float">
            <text:p>14512.36</text:p>
          </table:table-cell>
        </table:table-row>
        <table:table-row table:style-name="ro1">
          <table:table-cell/>
          <table:table-cell office:value-type="float" office:value="1006.5" calcext:value-type="float">
            <text:p>1006.5</text:p>
          </table:table-cell>
          <table:table-cell office:value-type="float" office:value="12559.05" calcext:value-type="float">
            <text:p>12559.05</text:p>
          </table:table-cell>
        </table:table-row>
        <table:table-row table:style-name="ro1">
          <table:table-cell/>
          <table:table-cell office:value-type="float" office:value="1006.66" calcext:value-type="float">
            <text:p>1006.66</text:p>
          </table:table-cell>
          <table:table-cell office:value-type="float" office:value="13168.89" calcext:value-type="float">
            <text:p>13168.89</text:p>
          </table:table-cell>
        </table:table-row>
        <table:table-row table:style-name="ro1">
          <table:table-cell/>
          <table:table-cell office:value-type="float" office:value="1006.83" calcext:value-type="float">
            <text:p>1006.83</text:p>
          </table:table-cell>
          <table:table-cell office:value-type="float" office:value="15038.46" calcext:value-type="float">
            <text:p>15038.46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/>
          <table:table-cell office:value-type="float" office:value="1007.16" calcext:value-type="float">
            <text:p>1007.16</text:p>
          </table:table-cell>
          <table:table-cell office:value-type="float" office:value="16931.7" calcext:value-type="float">
            <text:p>16931.7</text:p>
          </table:table-cell>
        </table:table-row>
        <table:table-row table:style-name="ro1">
          <table:table-cell/>
          <table:table-cell office:value-type="float" office:value="1007.33" calcext:value-type="float">
            <text:p>1007.33</text:p>
          </table:table-cell>
          <table:table-cell office:value-type="float" office:value="14927.42" calcext:value-type="float">
            <text:p>14927.42</text:p>
          </table:table-cell>
        </table:table-row>
        <table:table-row table:style-name="ro1">
          <table:table-cell/>
          <table:table-cell office:value-type="float" office:value="1007.49" calcext:value-type="float">
            <text:p>1007.49</text:p>
          </table:table-cell>
          <table:table-cell office:value-type="float" office:value="10447.37" calcext:value-type="float">
            <text:p>10447.37</text:p>
          </table:table-cell>
        </table:table-row>
        <table:table-row table:style-name="ro1">
          <table:table-cell/>
          <table:table-cell office:value-type="float" office:value="1007.66" calcext:value-type="float">
            <text:p>1007.66</text:p>
          </table:table-cell>
          <table:table-cell office:value-type="float" office:value="13765.99" calcext:value-type="float">
            <text:p>13765.99</text:p>
          </table:table-cell>
        </table:table-row>
        <table:table-row table:style-name="ro1">
          <table:table-cell/>
          <table:table-cell office:value-type="float" office:value="1007.83" calcext:value-type="float">
            <text:p>1007.83</text:p>
          </table:table-cell>
          <table:table-cell office:value-type="float" office:value="10968.01" calcext:value-type="float">
            <text:p>10968.01</text:p>
          </table:table-cell>
        </table:table-row>
        <table:table-row table:style-name="ro1">
          <table:table-cell/>
          <table:table-cell office:value-type="float" office:value="1007.99" calcext:value-type="float">
            <text:p>1007.99</text:p>
          </table:table-cell>
          <table:table-cell office:value-type="float" office:value="13026.9" calcext:value-type="float">
            <text:p>13026.9</text:p>
          </table:table-cell>
        </table:table-row>
        <table:table-row table:style-name="ro1">
          <table:table-cell/>
          <table:table-cell office:value-type="float" office:value="1008.16" calcext:value-type="float">
            <text:p>1008.16</text:p>
          </table:table-cell>
          <table:table-cell office:value-type="float" office:value="6420.61" calcext:value-type="float">
            <text:p>6420.61</text:p>
          </table:table-cell>
        </table:table-row>
        <table:table-row table:style-name="ro1">
          <table:table-cell/>
          <table:table-cell office:value-type="float" office:value="1008.32" calcext:value-type="float">
            <text:p>1008.32</text:p>
          </table:table-cell>
          <table:table-cell office:value-type="float" office:value="10318.12" calcext:value-type="float">
            <text:p>10318.12</text:p>
          </table:table-cell>
        </table:table-row>
        <table:table-row table:style-name="ro1">
          <table:table-cell/>
          <table:table-cell office:value-type="float" office:value="1008.49" calcext:value-type="float">
            <text:p>1008.49</text:p>
          </table:table-cell>
          <table:table-cell office:value-type="float" office:value="10824.2" calcext:value-type="float">
            <text:p>10824.2</text:p>
          </table:table-cell>
        </table:table-row>
        <table:table-row table:style-name="ro1">
          <table:table-cell/>
          <table:table-cell office:value-type="float" office:value="1008.66" calcext:value-type="float">
            <text:p>1008.66</text:p>
          </table:table-cell>
          <table:table-cell office:value-type="float" office:value="11910.99" calcext:value-type="float">
            <text:p>11910.99</text:p>
          </table:table-cell>
        </table:table-row>
        <table:table-row table:style-name="ro1">
          <table:table-cell/>
          <table:table-cell office:value-type="float" office:value="1008.82" calcext:value-type="float">
            <text:p>1008.82</text:p>
          </table:table-cell>
          <table:table-cell office:value-type="float" office:value="17503.31" calcext:value-type="float">
            <text:p>17503.31</text:p>
          </table:table-cell>
        </table:table-row>
        <table:table-row table:style-name="ro1">
          <table:table-cell/>
          <table:table-cell office:value-type="float" office:value="1008.99" calcext:value-type="float">
            <text:p>1008.99</text:p>
          </table:table-cell>
          <table:table-cell office:value-type="float" office:value="6784.69" calcext:value-type="float">
            <text:p>6784.69</text:p>
          </table:table-cell>
        </table:table-row>
        <table:table-row table:style-name="ro1">
          <table:table-cell/>
          <table:table-cell office:value-type="float" office:value="1009.15" calcext:value-type="float">
            <text:p>1009.15</text:p>
          </table:table-cell>
          <table:table-cell office:value-type="float" office:value="19161.71" calcext:value-type="float">
            <text:p>19161.71</text:p>
          </table:table-cell>
        </table:table-row>
        <table:table-row table:style-name="ro1">
          <table:table-cell/>
          <table:table-cell office:value-type="float" office:value="1009.32" calcext:value-type="float">
            <text:p>1009.32</text:p>
          </table:table-cell>
          <table:table-cell office:value-type="float" office:value="14736.27" calcext:value-type="float">
            <text:p>14736.27</text:p>
          </table:table-cell>
        </table:table-row>
        <table:table-row table:style-name="ro1">
          <table:table-cell/>
          <table:table-cell office:value-type="float" office:value="1009.49" calcext:value-type="float">
            <text:p>1009.49</text:p>
          </table:table-cell>
          <table:table-cell office:value-type="float" office:value="14796.35" calcext:value-type="float">
            <text:p>14796.35</text:p>
          </table:table-cell>
        </table:table-row>
        <table:table-row table:style-name="ro1">
          <table:table-cell/>
          <table:table-cell office:value-type="float" office:value="1009.65" calcext:value-type="float">
            <text:p>1009.65</text:p>
          </table:table-cell>
          <table:table-cell office:value-type="float" office:value="8388.48" calcext:value-type="float">
            <text:p>8388.48</text:p>
          </table:table-cell>
        </table:table-row>
        <table:table-row table:style-name="ro1">
          <table:table-cell/>
          <table:table-cell office:value-type="float" office:value="1009.82" calcext:value-type="float">
            <text:p>1009.82</text:p>
          </table:table-cell>
          <table:table-cell office:value-type="float" office:value="10310.84" calcext:value-type="float">
            <text:p>10310.84</text:p>
          </table:table-cell>
        </table:table-row>
        <table:table-row table:style-name="ro1">
          <table:table-cell/>
          <table:table-cell office:value-type="float" office:value="1009.98" calcext:value-type="float">
            <text:p>1009.98</text:p>
          </table:table-cell>
          <table:table-cell office:value-type="float" office:value="7618.44" calcext:value-type="float">
            <text:p>7618.44</text:p>
          </table:table-cell>
        </table:table-row>
        <table:table-row table:style-name="ro1">
          <table:table-cell/>
          <table:table-cell office:value-type="float" office:value="1010.15" calcext:value-type="float">
            <text:p>1010.15</text:p>
          </table:table-cell>
          <table:table-cell office:value-type="float" office:value="11468.62" calcext:value-type="float">
            <text:p>11468.62</text:p>
          </table:table-cell>
        </table:table-row>
        <table:table-row table:style-name="ro1">
          <table:table-cell/>
          <table:table-cell office:value-type="float" office:value="1010.32" calcext:value-type="float">
            <text:p>1010.32</text:p>
          </table:table-cell>
          <table:table-cell office:value-type="float" office:value="12140.36" calcext:value-type="float">
            <text:p>12140.36</text:p>
          </table:table-cell>
        </table:table-row>
        <table:table-row table:style-name="ro1">
          <table:table-cell/>
          <table:table-cell office:value-type="float" office:value="1010.48" calcext:value-type="float">
            <text:p>1010.48</text:p>
          </table:table-cell>
          <table:table-cell office:value-type="float" office:value="13476.54" calcext:value-type="float">
            <text:p>13476.54</text:p>
          </table:table-cell>
        </table:table-row>
        <table:table-row table:style-name="ro1">
          <table:table-cell/>
          <table:table-cell office:value-type="float" office:value="1010.65" calcext:value-type="float">
            <text:p>1010.65</text:p>
          </table:table-cell>
          <table:table-cell office:value-type="float" office:value="15546.36" calcext:value-type="float">
            <text:p>15546.36</text:p>
          </table:table-cell>
        </table:table-row>
        <table:table-row table:style-name="ro1">
          <table:table-cell/>
          <table:table-cell office:value-type="float" office:value="1010.81" calcext:value-type="float">
            <text:p>1010.81</text:p>
          </table:table-cell>
          <table:table-cell office:value-type="float" office:value="12089.39" calcext:value-type="float">
            <text:p>12089.39</text:p>
          </table:table-cell>
        </table:table-row>
        <table:table-row table:style-name="ro1">
          <table:table-cell/>
          <table:table-cell office:value-type="float" office:value="1010.98" calcext:value-type="float">
            <text:p>1010.98</text:p>
          </table:table-cell>
          <table:table-cell office:value-type="float" office:value="10605.75" calcext:value-type="float">
            <text:p>10605.75</text:p>
          </table:table-cell>
        </table:table-row>
        <table:table-row table:style-name="ro1">
          <table:table-cell/>
          <table:table-cell office:value-type="float" office:value="1011.15" calcext:value-type="float">
            <text:p>1011.15</text:p>
          </table:table-cell>
          <table:table-cell office:value-type="float" office:value="15511.77" calcext:value-type="float">
            <text:p>15511.77</text:p>
          </table:table-cell>
        </table:table-row>
        <table:table-row table:style-name="ro1">
          <table:table-cell/>
          <table:table-cell office:value-type="float" office:value="1011.31" calcext:value-type="float">
            <text:p>1011.31</text:p>
          </table:table-cell>
          <table:table-cell office:value-type="float" office:value="55127.68" calcext:value-type="float">
            <text:p>55127.68</text:p>
          </table:table-cell>
        </table:table-row>
        <table:table-row table:style-name="ro1">
          <table:table-cell/>
          <table:table-cell office:value-type="float" office:value="1011.48" calcext:value-type="float">
            <text:p>1011.48</text:p>
          </table:table-cell>
          <table:table-cell office:value-type="float" office:value="14386.75" calcext:value-type="float">
            <text:p>14386.75</text:p>
          </table:table-cell>
        </table:table-row>
        <table:table-row table:style-name="ro1">
          <table:table-cell/>
          <table:table-cell office:value-type="float" office:value="1011.64" calcext:value-type="float">
            <text:p>1011.64</text:p>
          </table:table-cell>
          <table:table-cell office:value-type="float" office:value="21874.13" calcext:value-type="float">
            <text:p>21874.13</text:p>
          </table:table-cell>
        </table:table-row>
        <table:table-row table:style-name="ro1">
          <table:table-cell/>
          <table:table-cell office:value-type="float" office:value="1011.81" calcext:value-type="float">
            <text:p>1011.81</text:p>
          </table:table-cell>
          <table:table-cell office:value-type="float" office:value="13511.13" calcext:value-type="float">
            <text:p>13511.13</text:p>
          </table:table-cell>
        </table:table-row>
        <table:table-row table:style-name="ro1">
          <table:table-cell/>
          <table:table-cell office:value-type="float" office:value="1011.97" calcext:value-type="float">
            <text:p>1011.97</text:p>
          </table:table-cell>
          <table:table-cell office:value-type="float" office:value="12735.64" calcext:value-type="float">
            <text:p>12735.64</text:p>
          </table:table-cell>
        </table:table-row>
        <table:table-row table:style-name="ro1">
          <table:table-cell/>
          <table:table-cell office:value-type="float" office:value="1012.14" calcext:value-type="float">
            <text:p>1012.14</text:p>
          </table:table-cell>
          <table:table-cell office:value-type="float" office:value="9238.61" calcext:value-type="float">
            <text:p>9238.61</text:p>
          </table:table-cell>
        </table:table-row>
        <table:table-row table:style-name="ro1">
          <table:table-cell/>
          <table:table-cell office:value-type="float" office:value="1012.3" calcext:value-type="float">
            <text:p>1012.3</text:p>
          </table:table-cell>
          <table:table-cell office:value-type="float" office:value="14341.24" calcext:value-type="float">
            <text:p>14341.24</text:p>
          </table:table-cell>
        </table:table-row>
        <table:table-row table:style-name="ro1">
          <table:table-cell/>
          <table:table-cell office:value-type="float" office:value="1012.47" calcext:value-type="float">
            <text:p>1012.47</text:p>
          </table:table-cell>
          <table:table-cell office:value-type="float" office:value="9868.48" calcext:value-type="float">
            <text:p>9868.48</text:p>
          </table:table-cell>
        </table:table-row>
        <table:table-row table:style-name="ro1">
          <table:table-cell/>
          <table:table-cell office:value-type="float" office:value="1012.64" calcext:value-type="float">
            <text:p>1012.64</text:p>
          </table:table-cell>
          <table:table-cell office:value-type="float" office:value="21371.69" calcext:value-type="float">
            <text:p>21371.69</text:p>
          </table:table-cell>
        </table:table-row>
        <table:table-row table:style-name="ro1">
          <table:table-cell/>
          <table:table-cell office:value-type="float" office:value="1012.8" calcext:value-type="float">
            <text:p>1012.8</text:p>
          </table:table-cell>
          <table:table-cell office:value-type="float" office:value="10822.38" calcext:value-type="float">
            <text:p>10822.38</text:p>
          </table:table-cell>
        </table:table-row>
        <table:table-row table:style-name="ro1">
          <table:table-cell/>
          <table:table-cell office:value-type="float" office:value="1012.97" calcext:value-type="float">
            <text:p>1012.97</text:p>
          </table:table-cell>
          <table:table-cell office:value-type="float" office:value="10179.77" calcext:value-type="float">
            <text:p>10179.77</text:p>
          </table:table-cell>
        </table:table-row>
        <table:table-row table:style-name="ro1">
          <table:table-cell/>
          <table:table-cell office:value-type="float" office:value="1013.13" calcext:value-type="float">
            <text:p>1013.13</text:p>
          </table:table-cell>
          <table:table-cell office:value-type="float" office:value="12174.95" calcext:value-type="float">
            <text:p>12174.95</text:p>
          </table:table-cell>
        </table:table-row>
        <table:table-row table:style-name="ro1">
          <table:table-cell/>
          <table:table-cell office:value-type="float" office:value="1013.3" calcext:value-type="float">
            <text:p>1013.3</text:p>
          </table:table-cell>
          <table:table-cell office:value-type="float" office:value="65291.06" calcext:value-type="float">
            <text:p>65291.06</text:p>
          </table:table-cell>
        </table:table-row>
        <table:table-row table:style-name="ro1">
          <table:table-cell/>
          <table:table-cell office:value-type="float" office:value="1013.46" calcext:value-type="float">
            <text:p>1013.46</text:p>
          </table:table-cell>
          <table:table-cell office:value-type="float" office:value="8525.01" calcext:value-type="float">
            <text:p>8525.01</text:p>
          </table:table-cell>
        </table:table-row>
        <table:table-row table:style-name="ro1">
          <table:table-cell/>
          <table:table-cell office:value-type="float" office:value="1013.63" calcext:value-type="float">
            <text:p>1013.63</text:p>
          </table:table-cell>
          <table:table-cell office:value-type="float" office:value="49380.62" calcext:value-type="float">
            <text:p>49380.62</text:p>
          </table:table-cell>
        </table:table-row>
        <table:table-row table:style-name="ro1">
          <table:table-cell/>
          <table:table-cell office:value-type="float" office:value="1013.79" calcext:value-type="float">
            <text:p>1013.79</text:p>
          </table:table-cell>
          <table:table-cell office:value-type="float" office:value="10849.68" calcext:value-type="float">
            <text:p>10849.68</text:p>
          </table:table-cell>
        </table:table-row>
        <table:table-row table:style-name="ro1">
          <table:table-cell/>
          <table:table-cell office:value-type="float" office:value="1013.96" calcext:value-type="float">
            <text:p>1013.96</text:p>
          </table:table-cell>
          <table:table-cell office:value-type="float" office:value="13705.92" calcext:value-type="float">
            <text:p>13705.92</text:p>
          </table:table-cell>
        </table:table-row>
        <table:table-row table:style-name="ro1">
          <table:table-cell/>
          <table:table-cell office:value-type="float" office:value="1014.13" calcext:value-type="float">
            <text:p>1014.13</text:p>
          </table:table-cell>
          <table:table-cell office:value-type="float" office:value="15599.15" calcext:value-type="float">
            <text:p>15599.15</text:p>
          </table:table-cell>
        </table:table-row>
        <table:table-row table:style-name="ro1">
          <table:table-cell/>
          <table:table-cell office:value-type="float" office:value="1014.29" calcext:value-type="float">
            <text:p>1014.29</text:p>
          </table:table-cell>
          <table:table-cell office:value-type="float" office:value="10511.09" calcext:value-type="float">
            <text:p>10511.09</text:p>
          </table:table-cell>
        </table:table-row>
        <table:table-row table:style-name="ro1">
          <table:table-cell/>
          <table:table-cell office:value-type="float" office:value="1014.46" calcext:value-type="float">
            <text:p>1014.46</text:p>
          </table:table-cell>
          <table:table-cell office:value-type="float" office:value="7117.83" calcext:value-type="float">
            <text:p>7117.83</text:p>
          </table:table-cell>
        </table:table-row>
        <table:table-row table:style-name="ro1">
          <table:table-cell/>
          <table:table-cell office:value-type="float" office:value="1014.62" calcext:value-type="float">
            <text:p>1014.62</text:p>
          </table:table-cell>
          <table:table-cell office:value-type="float" office:value="13059.67" calcext:value-type="float">
            <text:p>13059.67</text:p>
          </table:table-cell>
        </table:table-row>
        <table:table-row table:style-name="ro1">
          <table:table-cell/>
          <table:table-cell office:value-type="float" office:value="1014.79" calcext:value-type="float">
            <text:p>1014.79</text:p>
          </table:table-cell>
          <table:table-cell office:value-type="float" office:value="21029.45" calcext:value-type="float">
            <text:p>21029.45</text:p>
          </table:table-cell>
        </table:table-row>
        <table:table-row table:style-name="ro1">
          <table:table-cell/>
          <table:table-cell office:value-type="float" office:value="1014.95" calcext:value-type="float">
            <text:p>1014.95</text:p>
          </table:table-cell>
          <table:table-cell office:value-type="float" office:value="7920.63" calcext:value-type="float">
            <text:p>7920.63</text:p>
          </table:table-cell>
        </table:table-row>
        <table:table-row table:style-name="ro1">
          <table:table-cell/>
          <table:table-cell office:value-type="float" office:value="1015.12" calcext:value-type="float">
            <text:p>1015.12</text:p>
          </table:table-cell>
          <table:table-cell office:value-type="float" office:value="9351.48" calcext:value-type="float">
            <text:p>9351.48</text:p>
          </table:table-cell>
        </table:table-row>
        <table:table-row table:style-name="ro1">
          <table:table-cell/>
          <table:table-cell office:value-type="float" office:value="1015.28" calcext:value-type="float">
            <text:p>1015.28</text:p>
          </table:table-cell>
          <table:table-cell office:value-type="float" office:value="18384.39" calcext:value-type="float">
            <text:p>18384.39</text:p>
          </table:table-cell>
        </table:table-row>
        <table:table-row table:style-name="ro1">
          <table:table-cell/>
          <table:table-cell office:value-type="float" office:value="1015.45" calcext:value-type="float">
            <text:p>1015.45</text:p>
          </table:table-cell>
          <table:table-cell office:value-type="float" office:value="21841.36" calcext:value-type="float">
            <text:p>21841.36</text:p>
          </table:table-cell>
        </table:table-row>
        <table:table-row table:style-name="ro1">
          <table:table-cell/>
          <table:table-cell office:value-type="float" office:value="1015.61" calcext:value-type="float">
            <text:p>1015.61</text:p>
          </table:table-cell>
          <table:table-cell office:value-type="float" office:value="15295.14" calcext:value-type="float">
            <text:p>15295.14</text:p>
          </table:table-cell>
        </table:table-row>
        <table:table-row table:style-name="ro1">
          <table:table-cell/>
          <table:table-cell office:value-type="float" office:value="1015.78" calcext:value-type="float">
            <text:p>1015.78</text:p>
          </table:table-cell>
          <table:table-cell office:value-type="float" office:value="16285.45" calcext:value-type="float">
            <text:p>16285.45</text:p>
          </table:table-cell>
        </table:table-row>
        <table:table-row table:style-name="ro1">
          <table:table-cell/>
          <table:table-cell office:value-type="float" office:value="1015.94" calcext:value-type="float">
            <text:p>1015.94</text:p>
          </table:table-cell>
          <table:table-cell office:value-type="float" office:value="7425.48" calcext:value-type="float">
            <text:p>7425.48</text:p>
          </table:table-cell>
        </table:table-row>
        <table:table-row table:style-name="ro1">
          <table:table-cell/>
          <table:table-cell office:value-type="float" office:value="1016.11" calcext:value-type="float">
            <text:p>1016.11</text:p>
          </table:table-cell>
          <table:table-cell office:value-type="float" office:value="9693.72" calcext:value-type="float">
            <text:p>9693.72</text:p>
          </table:table-cell>
        </table:table-row>
        <table:table-row table:style-name="ro1">
          <table:table-cell/>
          <table:table-cell office:value-type="float" office:value="1016.27" calcext:value-type="float">
            <text:p>1016.27</text:p>
          </table:table-cell>
          <table:table-cell office:value-type="float" office:value="18249.68" calcext:value-type="float">
            <text:p>18249.68</text:p>
          </table:table-cell>
        </table:table-row>
        <table:table-row table:style-name="ro1">
          <table:table-cell/>
          <table:table-cell office:value-type="float" office:value="1016.44" calcext:value-type="float">
            <text:p>1016.44</text:p>
          </table:table-cell>
          <table:table-cell office:value-type="float" office:value="16953.54" calcext:value-type="float">
            <text:p>16953.54</text:p>
          </table:table-cell>
        </table:table-row>
        <table:table-row table:style-name="ro1">
          <table:table-cell/>
          <table:table-cell office:value-type="float" office:value="1016.6" calcext:value-type="float">
            <text:p>1016.6</text:p>
          </table:table-cell>
          <table:table-cell office:value-type="float" office:value="23410.56" calcext:value-type="float">
            <text:p>23410.56</text:p>
          </table:table-cell>
        </table:table-row>
        <table:table-row table:style-name="ro1">
          <table:table-cell/>
          <table:table-cell office:value-type="float" office:value="1016.77" calcext:value-type="float">
            <text:p>1016.77</text:p>
          </table:table-cell>
          <table:table-cell office:value-type="float" office:value="18783.06" calcext:value-type="float">
            <text:p>18783.06</text:p>
          </table:table-cell>
        </table:table-row>
        <table:table-row table:style-name="ro1">
          <table:table-cell/>
          <table:table-cell office:value-type="float" office:value="1016.93" calcext:value-type="float">
            <text:p>1016.93</text:p>
          </table:table-cell>
          <table:table-cell office:value-type="float" office:value="13017.8" calcext:value-type="float">
            <text:p>13017.8</text:p>
          </table:table-cell>
        </table:table-row>
        <table:table-row table:style-name="ro1">
          <table:table-cell/>
          <table:table-cell office:value-type="float" office:value="1017.1" calcext:value-type="float">
            <text:p>1017.1</text:p>
          </table:table-cell>
          <table:table-cell office:value-type="float" office:value="25276.49" calcext:value-type="float">
            <text:p>25276.49</text:p>
          </table:table-cell>
        </table:table-row>
        <table:table-row table:style-name="ro1">
          <table:table-cell/>
          <table:table-cell office:value-type="float" office:value="1017.26" calcext:value-type="float">
            <text:p>1017.26</text:p>
          </table:table-cell>
          <table:table-cell office:value-type="float" office:value="16935.34" calcext:value-type="float">
            <text:p>16935.34</text:p>
          </table:table-cell>
        </table:table-row>
        <table:table-row table:style-name="ro1">
          <table:table-cell/>
          <table:table-cell office:value-type="float" office:value="1017.43" calcext:value-type="float">
            <text:p>1017.43</text:p>
          </table:table-cell>
          <table:table-cell office:value-type="float" office:value="12620.95" calcext:value-type="float">
            <text:p>12620.95</text:p>
          </table:table-cell>
        </table:table-row>
        <table:table-row table:style-name="ro1">
          <table:table-cell/>
          <table:table-cell office:value-type="float" office:value="1017.59" calcext:value-type="float">
            <text:p>1017.59</text:p>
          </table:table-cell>
          <table:table-cell office:value-type="float" office:value="12959.55" calcext:value-type="float">
            <text:p>12959.55</text:p>
          </table:table-cell>
        </table:table-row>
        <table:table-row table:style-name="ro1">
          <table:table-cell/>
          <table:table-cell office:value-type="float" office:value="1017.76" calcext:value-type="float">
            <text:p>1017.76</text:p>
          </table:table-cell>
          <table:table-cell office:value-type="float" office:value="17747.24" calcext:value-type="float">
            <text:p>17747.24</text:p>
          </table:table-cell>
        </table:table-row>
        <table:table-row table:style-name="ro1">
          <table:table-cell/>
          <table:table-cell office:value-type="float" office:value="1017.92" calcext:value-type="float">
            <text:p>1017.92</text:p>
          </table:table-cell>
          <table:table-cell office:value-type="float" office:value="11073.59" calcext:value-type="float">
            <text:p>11073.59</text:p>
          </table:table-cell>
        </table:table-row>
        <table:table-row table:style-name="ro1">
          <table:table-cell/>
          <table:table-cell office:value-type="float" office:value="1018.09" calcext:value-type="float">
            <text:p>1018.09</text:p>
          </table:table-cell>
          <table:table-cell office:value-type="float" office:value="17255.73" calcext:value-type="float">
            <text:p>17255.73</text:p>
          </table:table-cell>
        </table:table-row>
        <table:table-row table:style-name="ro1">
          <table:table-cell/>
          <table:table-cell office:value-type="float" office:value="1018.25" calcext:value-type="float">
            <text:p>1018.25</text:p>
          </table:table-cell>
          <table:table-cell office:value-type="float" office:value="14781.78" calcext:value-type="float">
            <text:p>14781.78</text:p>
          </table:table-cell>
        </table:table-row>
        <table:table-row table:style-name="ro1">
          <table:table-cell/>
          <table:table-cell office:value-type="float" office:value="1018.42" calcext:value-type="float">
            <text:p>1018.42</text:p>
          </table:table-cell>
          <table:table-cell office:value-type="float" office:value="12915.86" calcext:value-type="float">
            <text:p>12915.86</text:p>
          </table:table-cell>
        </table:table-row>
        <table:table-row table:style-name="ro1">
          <table:table-cell/>
          <table:table-cell office:value-type="float" office:value="1018.58" calcext:value-type="float">
            <text:p>1018.58</text:p>
          </table:table-cell>
          <table:table-cell office:value-type="float" office:value="14297.55" calcext:value-type="float">
            <text:p>14297.55</text:p>
          </table:table-cell>
        </table:table-row>
        <table:table-row table:style-name="ro1">
          <table:table-cell/>
          <table:table-cell office:value-type="float" office:value="1018.75" calcext:value-type="float">
            <text:p>1018.75</text:p>
          </table:table-cell>
          <table:table-cell office:value-type="float" office:value="10045.06" calcext:value-type="float">
            <text:p>10045.06</text:p>
          </table:table-cell>
        </table:table-row>
        <table:table-row table:style-name="ro1">
          <table:table-cell/>
          <table:table-cell office:value-type="float" office:value="1018.91" calcext:value-type="float">
            <text:p>1018.91</text:p>
          </table:table-cell>
          <table:table-cell office:value-type="float" office:value="19820.7" calcext:value-type="float">
            <text:p>19820.7</text:p>
          </table:table-cell>
        </table:table-row>
        <table:table-row table:style-name="ro1">
          <table:table-cell/>
          <table:table-cell office:value-type="float" office:value="1019.08" calcext:value-type="float">
            <text:p>1019.08</text:p>
          </table:table-cell>
          <table:table-cell office:value-type="float" office:value="14232.02" calcext:value-type="float">
            <text:p>14232.02</text:p>
          </table:table-cell>
        </table:table-row>
        <table:table-row table:style-name="ro1">
          <table:table-cell/>
          <table:table-cell office:value-type="float" office:value="1019.24" calcext:value-type="float">
            <text:p>1019.24</text:p>
          </table:table-cell>
          <table:table-cell office:value-type="float" office:value="12271.43" calcext:value-type="float">
            <text:p>12271.43</text:p>
          </table:table-cell>
        </table:table-row>
        <table:table-row table:style-name="ro1">
          <table:table-cell/>
          <table:table-cell office:value-type="float" office:value="1019.41" calcext:value-type="float">
            <text:p>1019.41</text:p>
          </table:table-cell>
          <table:table-cell office:value-type="float" office:value="16928.05" calcext:value-type="float">
            <text:p>16928.05</text:p>
          </table:table-cell>
        </table:table-row>
        <table:table-row table:style-name="ro1">
          <table:table-cell/>
          <table:table-cell office:value-type="float" office:value="1019.57" calcext:value-type="float">
            <text:p>1019.57</text:p>
          </table:table-cell>
          <table:table-cell office:value-type="float" office:value="10176.13" calcext:value-type="float">
            <text:p>10176.13</text:p>
          </table:table-cell>
        </table:table-row>
        <table:table-row table:style-name="ro1">
          <table:table-cell/>
          <table:table-cell office:value-type="float" office:value="1019.74" calcext:value-type="float">
            <text:p>1019.74</text:p>
          </table:table-cell>
          <table:table-cell office:value-type="float" office:value="12205.89" calcext:value-type="float">
            <text:p>12205.89</text:p>
          </table:table-cell>
        </table:table-row>
        <table:table-row table:style-name="ro1">
          <table:table-cell/>
          <table:table-cell office:value-type="float" office:value="1019.9" calcext:value-type="float">
            <text:p>1019.9</text:p>
          </table:table-cell>
          <table:table-cell office:value-type="float" office:value="12093.03" calcext:value-type="float">
            <text:p>12093.03</text:p>
          </table:table-cell>
        </table:table-row>
        <table:table-row table:style-name="ro1">
          <table:table-cell/>
          <table:table-cell office:value-type="float" office:value="1020.07" calcext:value-type="float">
            <text:p>1020.07</text:p>
          </table:table-cell>
          <table:table-cell office:value-type="float" office:value="20277.62" calcext:value-type="float">
            <text:p>20277.62</text:p>
          </table:table-cell>
        </table:table-row>
        <table:table-row table:style-name="ro1">
          <table:table-cell/>
          <table:table-cell office:value-type="float" office:value="1020.23" calcext:value-type="float">
            <text:p>1020.23</text:p>
          </table:table-cell>
          <table:table-cell office:value-type="float" office:value="16826.11" calcext:value-type="float">
            <text:p>16826.11</text:p>
          </table:table-cell>
        </table:table-row>
        <table:table-row table:style-name="ro1">
          <table:table-cell/>
          <table:table-cell office:value-type="float" office:value="1020.4" calcext:value-type="float">
            <text:p>1020.4</text:p>
          </table:table-cell>
          <table:table-cell office:value-type="float" office:value="10205.26" calcext:value-type="float">
            <text:p>10205.26</text:p>
          </table:table-cell>
        </table:table-row>
        <table:table-row table:style-name="ro1">
          <table:table-cell/>
          <table:table-cell office:value-type="float" office:value="1020.56" calcext:value-type="float">
            <text:p>1020.56</text:p>
          </table:table-cell>
          <table:table-cell office:value-type="float" office:value="13715.02" calcext:value-type="float">
            <text:p>13715.02</text:p>
          </table:table-cell>
        </table:table-row>
        <table:table-row table:style-name="ro1">
          <table:table-cell/>
          <table:table-cell office:value-type="float" office:value="1020.73" calcext:value-type="float">
            <text:p>1020.73</text:p>
          </table:table-cell>
          <table:table-cell office:value-type="float" office:value="13522.06" calcext:value-type="float">
            <text:p>13522.06</text:p>
          </table:table-cell>
        </table:table-row>
        <table:table-row table:style-name="ro1">
          <table:table-cell/>
          <table:table-cell office:value-type="float" office:value="1020.89" calcext:value-type="float">
            <text:p>1020.89</text:p>
          </table:table-cell>
          <table:table-cell office:value-type="float" office:value="11734.41" calcext:value-type="float">
            <text:p>11734.41</text:p>
          </table:table-cell>
        </table:table-row>
        <table:table-row table:style-name="ro1">
          <table:table-cell/>
          <table:table-cell office:value-type="float" office:value="1021.05" calcext:value-type="float">
            <text:p>1021.05</text:p>
          </table:table-cell>
          <table:table-cell office:value-type="float" office:value="20756.39" calcext:value-type="float">
            <text:p>20756.39</text:p>
          </table:table-cell>
        </table:table-row>
        <table:table-row table:style-name="ro1">
          <table:table-cell/>
          <table:table-cell office:value-type="float" office:value="1021.22" calcext:value-type="float">
            <text:p>1021.22</text:p>
          </table:table-cell>
          <table:table-cell office:value-type="float" office:value="10367.27" calcext:value-type="float">
            <text:p>10367.27</text:p>
          </table:table-cell>
        </table:table-row>
        <table:table-row table:style-name="ro1">
          <table:table-cell/>
          <table:table-cell office:value-type="float" office:value="1021.38" calcext:value-type="float">
            <text:p>1021.38</text:p>
          </table:table-cell>
          <table:table-cell office:value-type="float" office:value="12142.18" calcext:value-type="float">
            <text:p>12142.18</text:p>
          </table:table-cell>
        </table:table-row>
        <table:table-row table:style-name="ro1">
          <table:table-cell/>
          <table:table-cell office:value-type="float" office:value="1021.55" calcext:value-type="float">
            <text:p>1021.55</text:p>
          </table:table-cell>
          <table:table-cell office:value-type="float" office:value="8102.67" calcext:value-type="float">
            <text:p>8102.67</text:p>
          </table:table-cell>
        </table:table-row>
        <table:table-row table:style-name="ro1">
          <table:table-cell/>
          <table:table-cell office:value-type="float" office:value="1021.71" calcext:value-type="float">
            <text:p>1021.71</text:p>
          </table:table-cell>
          <table:table-cell office:value-type="float" office:value="21857.74" calcext:value-type="float">
            <text:p>21857.74</text:p>
          </table:table-cell>
        </table:table-row>
        <table:table-row table:style-name="ro1">
          <table:table-cell/>
          <table:table-cell office:value-type="float" office:value="1021.88" calcext:value-type="float">
            <text:p>1021.88</text:p>
          </table:table-cell>
          <table:table-cell office:value-type="float" office:value="10196.15" calcext:value-type="float">
            <text:p>10196.15</text:p>
          </table:table-cell>
        </table:table-row>
        <table:table-row table:style-name="ro1">
          <table:table-cell/>
          <table:table-cell office:value-type="float" office:value="1022.04" calcext:value-type="float">
            <text:p>1022.04</text:p>
          </table:table-cell>
          <table:table-cell office:value-type="float" office:value="13438.32" calcext:value-type="float">
            <text:p>13438.32</text:p>
          </table:table-cell>
        </table:table-row>
        <table:table-row table:style-name="ro1">
          <table:table-cell/>
          <table:table-cell office:value-type="float" office:value="1022.21" calcext:value-type="float">
            <text:p>1022.21</text:p>
          </table:table-cell>
          <table:table-cell office:value-type="float" office:value="7631.19" calcext:value-type="float">
            <text:p>7631.19</text:p>
          </table:table-cell>
        </table:table-row>
        <table:table-row table:style-name="ro1">
          <table:table-cell/>
          <table:table-cell office:value-type="float" office:value="1022.37" calcext:value-type="float">
            <text:p>1022.37</text:p>
          </table:table-cell>
          <table:table-cell office:value-type="float" office:value="18697.5" calcext:value-type="float">
            <text:p>18697.5</text:p>
          </table:table-cell>
        </table:table-row>
        <table:table-row table:style-name="ro1">
          <table:table-cell/>
          <table:table-cell office:value-type="float" office:value="1022.53" calcext:value-type="float">
            <text:p>1022.53</text:p>
          </table:table-cell>
          <table:table-cell office:value-type="float" office:value="16196.25" calcext:value-type="float">
            <text:p>16196.25</text:p>
          </table:table-cell>
        </table:table-row>
        <table:table-row table:style-name="ro1">
          <table:table-cell/>
          <table:table-cell office:value-type="float" office:value="1022.7" calcext:value-type="float">
            <text:p>1022.7</text:p>
          </table:table-cell>
          <table:table-cell office:value-type="float" office:value="10172.49" calcext:value-type="float">
            <text:p>10172.49</text:p>
          </table:table-cell>
        </table:table-row>
        <table:table-row table:style-name="ro1">
          <table:table-cell/>
          <table:table-cell office:value-type="float" office:value="1022.86" calcext:value-type="float">
            <text:p>1022.86</text:p>
          </table:table-cell>
          <table:table-cell office:value-type="float" office:value="10370.91" calcext:value-type="float">
            <text:p>10370.91</text:p>
          </table:table-cell>
        </table:table-row>
        <table:table-row table:style-name="ro1">
          <table:table-cell/>
          <table:table-cell office:value-type="float" office:value="1023.03" calcext:value-type="float">
            <text:p>1023.03</text:p>
          </table:table-cell>
          <table:table-cell office:value-type="float" office:value="14186.51" calcext:value-type="float">
            <text:p>14186.51</text:p>
          </table:table-cell>
        </table:table-row>
        <table:table-row table:style-name="ro1">
          <table:table-cell/>
          <table:table-cell office:value-type="float" office:value="1023.19" calcext:value-type="float">
            <text:p>1023.19</text:p>
          </table:table-cell>
          <table:table-cell office:value-type="float" office:value="18935.97" calcext:value-type="float">
            <text:p>18935.97</text:p>
          </table:table-cell>
        </table:table-row>
        <table:table-row table:style-name="ro1">
          <table:table-cell/>
          <table:table-cell office:value-type="float" office:value="1023.36" calcext:value-type="float">
            <text:p>1023.36</text:p>
          </table:table-cell>
          <table:table-cell office:value-type="float" office:value="19483.92" calcext:value-type="float">
            <text:p>19483.92</text:p>
          </table:table-cell>
        </table:table-row>
        <table:table-row table:style-name="ro1">
          <table:table-cell/>
          <table:table-cell office:value-type="float" office:value="1023.52" calcext:value-type="float">
            <text:p>1023.52</text:p>
          </table:table-cell>
          <table:table-cell office:value-type="float" office:value="17141.04" calcext:value-type="float">
            <text:p>17141.04</text:p>
          </table:table-cell>
        </table:table-row>
        <table:table-row table:style-name="ro1">
          <table:table-cell/>
          <table:table-cell office:value-type="float" office:value="1023.69" calcext:value-type="float">
            <text:p>1023.69</text:p>
          </table:table-cell>
          <table:table-cell office:value-type="float" office:value="22980.94" calcext:value-type="float">
            <text:p>22980.94</text:p>
          </table:table-cell>
        </table:table-row>
        <table:table-row table:style-name="ro1">
          <table:table-cell/>
          <table:table-cell office:value-type="float" office:value="1023.85" calcext:value-type="float">
            <text:p>1023.85</text:p>
          </table:table-cell>
          <table:table-cell office:value-type="float" office:value="12742.92" calcext:value-type="float">
            <text:p>12742.92</text:p>
          </table:table-cell>
        </table:table-row>
        <table:table-row table:style-name="ro1">
          <table:table-cell/>
          <table:table-cell office:value-type="float" office:value="1024.01" calcext:value-type="float">
            <text:p>1024.01</text:p>
          </table:table-cell>
          <table:table-cell office:value-type="float" office:value="12393.4" calcext:value-type="float">
            <text:p>12393.4</text:p>
          </table:table-cell>
        </table:table-row>
        <table:table-row table:style-name="ro1">
          <table:table-cell/>
          <table:table-cell office:value-type="float" office:value="1024.18" calcext:value-type="float">
            <text:p>1024.18</text:p>
          </table:table-cell>
          <table:table-cell office:value-type="float" office:value="12590" calcext:value-type="float">
            <text:p>12590</text:p>
          </table:table-cell>
        </table:table-row>
        <table:table-row table:style-name="ro1">
          <table:table-cell/>
          <table:table-cell office:value-type="float" office:value="1024.34" calcext:value-type="float">
            <text:p>1024.34</text:p>
          </table:table-cell>
          <table:table-cell office:value-type="float" office:value="11852.73" calcext:value-type="float">
            <text:p>11852.73</text:p>
          </table:table-cell>
        </table:table-row>
        <table:table-row table:style-name="ro1">
          <table:table-cell/>
          <table:table-cell office:value-type="float" office:value="1024.51" calcext:value-type="float">
            <text:p>1024.51</text:p>
          </table:table-cell>
          <table:table-cell office:value-type="float" office:value="8978.3" calcext:value-type="float">
            <text:p>8978.3</text:p>
          </table:table-cell>
        </table:table-row>
        <table:table-row table:style-name="ro1">
          <table:table-cell/>
          <table:table-cell office:value-type="float" office:value="1024.67" calcext:value-type="float">
            <text:p>1024.67</text:p>
          </table:table-cell>
          <table:table-cell office:value-type="float" office:value="8823.56" calcext:value-type="float">
            <text:p>8823.56</text:p>
          </table:table-cell>
        </table:table-row>
        <table:table-row table:style-name="ro1">
          <table:table-cell/>
          <table:table-cell office:value-type="float" office:value="1024.83" calcext:value-type="float">
            <text:p>1024.83</text:p>
          </table:table-cell>
          <table:table-cell office:value-type="float" office:value="11202.84" calcext:value-type="float">
            <text:p>11202.84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3363.68" calcext:value-type="float">
            <text:p>13363.68</text:p>
          </table:table-cell>
        </table:table-row>
        <table:table-row table:style-name="ro1">
          <table:table-cell/>
          <table:table-cell office:value-type="float" office:value="1025.16" calcext:value-type="float">
            <text:p>1025.16</text:p>
          </table:table-cell>
          <table:table-cell office:value-type="float" office:value="15067.59" calcext:value-type="float">
            <text:p>15067.59</text:p>
          </table:table-cell>
        </table:table-row>
        <table:table-row table:style-name="ro1">
          <table:table-cell/>
          <table:table-cell office:value-type="float" office:value="1025.33" calcext:value-type="float">
            <text:p>1025.33</text:p>
          </table:table-cell>
          <table:table-cell office:value-type="float" office:value="12888.55" calcext:value-type="float">
            <text:p>12888.55</text:p>
          </table:table-cell>
        </table:table-row>
        <table:table-row table:style-name="ro1">
          <table:table-cell/>
          <table:table-cell office:value-type="float" office:value="1025.49" calcext:value-type="float">
            <text:p>1025.49</text:p>
          </table:table-cell>
          <table:table-cell office:value-type="float" office:value="13793.3" calcext:value-type="float">
            <text:p>13793.3</text:p>
          </table:table-cell>
        </table:table-row>
        <table:table-row table:style-name="ro1">
          <table:table-cell/>
          <table:table-cell office:value-type="float" office:value="1025.66" calcext:value-type="float">
            <text:p>1025.66</text:p>
          </table:table-cell>
          <table:table-cell office:value-type="float" office:value="12407.96" calcext:value-type="float">
            <text:p>12407.96</text:p>
          </table:table-cell>
        </table:table-row>
        <table:table-row table:style-name="ro1">
          <table:table-cell/>
          <table:table-cell office:value-type="float" office:value="1025.82" calcext:value-type="float">
            <text:p>1025.82</text:p>
          </table:table-cell>
          <table:table-cell office:value-type="float" office:value="10966.19" calcext:value-type="float">
            <text:p>10966.19</text:p>
          </table:table-cell>
        </table:table-row>
        <table:table-row table:style-name="ro1">
          <table:table-cell/>
          <table:table-cell office:value-type="float" office:value="1025.98" calcext:value-type="float">
            <text:p>1025.98</text:p>
          </table:table-cell>
          <table:table-cell office:value-type="float" office:value="8217.36" calcext:value-type="float">
            <text:p>8217.36</text:p>
          </table:table-cell>
        </table:table-row>
        <table:table-row table:style-name="ro1">
          <table:table-cell/>
          <table:table-cell office:value-type="float" office:value="1026.15" calcext:value-type="float">
            <text:p>1026.15</text:p>
          </table:table-cell>
          <table:table-cell office:value-type="float" office:value="14357.63" calcext:value-type="float">
            <text:p>14357.63</text:p>
          </table:table-cell>
        </table:table-row>
        <table:table-row table:style-name="ro1">
          <table:table-cell/>
          <table:table-cell office:value-type="float" office:value="1026.31" calcext:value-type="float">
            <text:p>1026.31</text:p>
          </table:table-cell>
          <table:table-cell office:value-type="float" office:value="14556.05" calcext:value-type="float">
            <text:p>14556.05</text:p>
          </table:table-cell>
        </table:table-row>
        <table:table-row table:style-name="ro1">
          <table:table-cell/>
          <table:table-cell office:value-type="float" office:value="1026.48" calcext:value-type="float">
            <text:p>1026.48</text:p>
          </table:table-cell>
          <table:table-cell office:value-type="float" office:value="15269.66" calcext:value-type="float">
            <text:p>15269.66</text:p>
          </table:table-cell>
        </table:table-row>
        <table:table-row table:style-name="ro1">
          <table:table-cell/>
          <table:table-cell office:value-type="float" office:value="1026.64" calcext:value-type="float">
            <text:p>1026.64</text:p>
          </table:table-cell>
          <table:table-cell office:value-type="float" office:value="12695.59" calcext:value-type="float">
            <text:p>12695.59</text:p>
          </table:table-cell>
        </table:table-row>
        <table:table-row table:style-name="ro1">
          <table:table-cell/>
          <table:table-cell office:value-type="float" office:value="1026.8" calcext:value-type="float">
            <text:p>1026.8</text:p>
          </table:table-cell>
          <table:table-cell office:value-type="float" office:value="14077.28" calcext:value-type="float">
            <text:p>14077.28</text:p>
          </table:table-cell>
        </table:table-row>
        <table:table-row table:style-name="ro1">
          <table:table-cell/>
          <table:table-cell office:value-type="float" office:value="1026.97" calcext:value-type="float">
            <text:p>1026.97</text:p>
          </table:table-cell>
          <table:table-cell office:value-type="float" office:value="14896.47" calcext:value-type="float">
            <text:p>14896.47</text:p>
          </table:table-cell>
        </table:table-row>
        <table:table-row table:style-name="ro1">
          <table:table-cell/>
          <table:table-cell office:value-type="float" office:value="1027.13" calcext:value-type="float">
            <text:p>1027.13</text:p>
          </table:table-cell>
          <table:table-cell office:value-type="float" office:value="21399" calcext:value-type="float">
            <text:p>21399</text:p>
          </table:table-cell>
        </table:table-row>
        <table:table-row table:style-name="ro1">
          <table:table-cell/>
          <table:table-cell office:value-type="float" office:value="1027.29" calcext:value-type="float">
            <text:p>1027.29</text:p>
          </table:table-cell>
          <table:table-cell office:value-type="float" office:value="18011.2" calcext:value-type="float">
            <text:p>18011.2</text:p>
          </table:table-cell>
        </table:table-row>
        <table:table-row table:style-name="ro1">
          <table:table-cell/>
          <table:table-cell office:value-type="float" office:value="1027.46" calcext:value-type="float">
            <text:p>1027.46</text:p>
          </table:table-cell>
          <table:table-cell office:value-type="float" office:value="17854.65" calcext:value-type="float">
            <text:p>17854.65</text:p>
          </table:table-cell>
        </table:table-row>
        <table:table-row table:style-name="ro1">
          <table:table-cell/>
          <table:table-cell office:value-type="float" office:value="1027.62" calcext:value-type="float">
            <text:p>1027.62</text:p>
          </table:table-cell>
          <table:table-cell office:value-type="float" office:value="8566.88" calcext:value-type="float">
            <text:p>8566.88</text:p>
          </table:table-cell>
        </table:table-row>
        <table:table-row table:style-name="ro1">
          <table:table-cell/>
          <table:table-cell office:value-type="float" office:value="1027.79" calcext:value-type="float">
            <text:p>1027.79</text:p>
          </table:table-cell>
          <table:table-cell office:value-type="float" office:value="13964.42" calcext:value-type="float">
            <text:p>13964.42</text:p>
          </table:table-cell>
        </table:table-row>
        <table:table-row table:style-name="ro1">
          <table:table-cell/>
          <table:table-cell office:value-type="float" office:value="1027.95" calcext:value-type="float">
            <text:p>1027.95</text:p>
          </table:table-cell>
          <table:table-cell office:value-type="float" office:value="26152.11" calcext:value-type="float">
            <text:p>26152.11</text:p>
          </table:table-cell>
        </table:table-row>
        <table:table-row table:style-name="ro1">
          <table:table-cell/>
          <table:table-cell office:value-type="float" office:value="1028.11" calcext:value-type="float">
            <text:p>1028.11</text:p>
          </table:table-cell>
          <table:table-cell office:value-type="float" office:value="13438.32" calcext:value-type="float">
            <text:p>13438.32</text:p>
          </table:table-cell>
        </table:table-row>
        <table:table-row table:style-name="ro1">
          <table:table-cell/>
          <table:table-cell office:value-type="float" office:value="1028.28" calcext:value-type="float">
            <text:p>1028.28</text:p>
          </table:table-cell>
          <table:table-cell office:value-type="float" office:value="11412.19" calcext:value-type="float">
            <text:p>11412.19</text:p>
          </table:table-cell>
        </table:table-row>
        <table:table-row table:style-name="ro1">
          <table:table-cell/>
          <table:table-cell office:value-type="float" office:value="1028.44" calcext:value-type="float">
            <text:p>1028.44</text:p>
          </table:table-cell>
          <table:table-cell office:value-type="float" office:value="9102.08" calcext:value-type="float">
            <text:p>9102.08</text:p>
          </table:table-cell>
        </table:table-row>
        <table:table-row table:style-name="ro1">
          <table:table-cell/>
          <table:table-cell office:value-type="float" office:value="1028.6" calcext:value-type="float">
            <text:p>1028.6</text:p>
          </table:table-cell>
          <table:table-cell office:value-type="float" office:value="14517.82" calcext:value-type="float">
            <text:p>14517.82</text:p>
          </table:table-cell>
        </table:table-row>
        <table:table-row table:style-name="ro1">
          <table:table-cell/>
          <table:table-cell office:value-type="float" office:value="1028.77" calcext:value-type="float">
            <text:p>1028.77</text:p>
          </table:table-cell>
          <table:table-cell office:value-type="float" office:value="8965.55" calcext:value-type="float">
            <text:p>8965.55</text:p>
          </table:table-cell>
        </table:table-row>
        <table:table-row table:style-name="ro1">
          <table:table-cell/>
          <table:table-cell office:value-type="float" office:value="1028.93" calcext:value-type="float">
            <text:p>1028.93</text:p>
          </table:table-cell>
          <table:table-cell office:value-type="float" office:value="10813.28" calcext:value-type="float">
            <text:p>10813.28</text:p>
          </table:table-cell>
        </table:table-row>
        <table:table-row table:style-name="ro1">
          <table:table-cell/>
          <table:table-cell office:value-type="float" office:value="1029.1" calcext:value-type="float">
            <text:p>1029.1</text:p>
          </table:table-cell>
          <table:table-cell office:value-type="float" office:value="39222.7" calcext:value-type="float">
            <text:p>39222.7</text:p>
          </table:table-cell>
        </table:table-row>
        <table:table-row table:style-name="ro1">
          <table:table-cell/>
          <table:table-cell office:value-type="float" office:value="1029.26" calcext:value-type="float">
            <text:p>1029.26</text:p>
          </table:table-cell>
          <table:table-cell office:value-type="float" office:value="10110.59" calcext:value-type="float">
            <text:p>10110.59</text:p>
          </table:table-cell>
        </table:table-row>
        <table:table-row table:style-name="ro1">
          <table:table-cell/>
          <table:table-cell office:value-type="float" office:value="1029.42" calcext:value-type="float">
            <text:p>1029.42</text:p>
          </table:table-cell>
          <table:table-cell office:value-type="float" office:value="16749.65" calcext:value-type="float">
            <text:p>16749.65</text:p>
          </table:table-cell>
        </table:table-row>
        <table:table-row table:style-name="ro1">
          <table:table-cell/>
          <table:table-cell office:value-type="float" office:value="1029.59" calcext:value-type="float">
            <text:p>1029.59</text:p>
          </table:table-cell>
          <table:table-cell office:value-type="float" office:value="7334.46" calcext:value-type="float">
            <text:p>7334.46</text:p>
          </table:table-cell>
        </table:table-row>
        <table:table-row table:style-name="ro1">
          <table:table-cell/>
          <table:table-cell office:value-type="float" office:value="1029.75" calcext:value-type="float">
            <text:p>1029.75</text:p>
          </table:table-cell>
          <table:table-cell office:value-type="float" office:value="20279.44" calcext:value-type="float">
            <text:p>20279.44</text:p>
          </table:table-cell>
        </table:table-row>
        <table:table-row table:style-name="ro1">
          <table:table-cell/>
          <table:table-cell office:value-type="float" office:value="1029.91" calcext:value-type="float">
            <text:p>1029.91</text:p>
          </table:table-cell>
          <table:table-cell office:value-type="float" office:value="16063.36" calcext:value-type="float">
            <text:p>16063.36</text:p>
          </table:table-cell>
        </table:table-row>
        <table:table-row table:style-name="ro1">
          <table:table-cell/>
          <table:table-cell office:value-type="float" office:value="1030.08" calcext:value-type="float">
            <text:p>1030.08</text:p>
          </table:table-cell>
          <table:table-cell office:value-type="float" office:value="12608.21" calcext:value-type="float">
            <text:p>12608.21</text:p>
          </table:table-cell>
        </table:table-row>
        <table:table-row table:style-name="ro1">
          <table:table-cell/>
          <table:table-cell office:value-type="float" office:value="1030.24" calcext:value-type="float">
            <text:p>1030.24</text:p>
          </table:table-cell>
          <table:table-cell office:value-type="float" office:value="14028.13" calcext:value-type="float">
            <text:p>14028.13</text:p>
          </table:table-cell>
        </table:table-row>
        <table:table-row table:style-name="ro1">
          <table:table-cell/>
          <table:table-cell office:value-type="float" office:value="1030.4" calcext:value-type="float">
            <text:p>1030.4</text:p>
          </table:table-cell>
          <table:table-cell office:value-type="float" office:value="8332.05" calcext:value-type="float">
            <text:p>8332.05</text:p>
          </table:table-cell>
        </table:table-row>
        <table:table-row table:style-name="ro1">
          <table:table-cell/>
          <table:table-cell office:value-type="float" office:value="1030.57" calcext:value-type="float">
            <text:p>1030.57</text:p>
          </table:table-cell>
          <table:table-cell office:value-type="float" office:value="19318.26" calcext:value-type="float">
            <text:p>19318.26</text:p>
          </table:table-cell>
        </table:table-row>
        <table:table-row table:style-name="ro1">
          <table:table-cell/>
          <table:table-cell office:value-type="float" office:value="1030.73" calcext:value-type="float">
            <text:p>1030.73</text:p>
          </table:table-cell>
          <table:table-cell office:value-type="float" office:value="8889.09" calcext:value-type="float">
            <text:p>8889.09</text:p>
          </table:table-cell>
        </table:table-row>
        <table:table-row table:style-name="ro1">
          <table:table-cell/>
          <table:table-cell office:value-type="float" office:value="1030.89" calcext:value-type="float">
            <text:p>1030.89</text:p>
          </table:table-cell>
          <table:table-cell office:value-type="float" office:value="15020.26" calcext:value-type="float">
            <text:p>15020.26</text:p>
          </table:table-cell>
        </table:table-row>
        <table:table-row table:style-name="ro1">
          <table:table-cell/>
          <table:table-cell office:value-type="float" office:value="1031.06" calcext:value-type="float">
            <text:p>1031.06</text:p>
          </table:table-cell>
          <table:table-cell office:value-type="float" office:value="12054.8" calcext:value-type="float">
            <text:p>12054.8</text:p>
          </table:table-cell>
        </table:table-row>
        <table:table-row table:style-name="ro1">
          <table:table-cell/>
          <table:table-cell office:value-type="float" office:value="1031.22" calcext:value-type="float">
            <text:p>1031.22</text:p>
          </table:table-cell>
          <table:table-cell office:value-type="float" office:value="11969.24" calcext:value-type="float">
            <text:p>11969.24</text:p>
          </table:table-cell>
        </table:table-row>
        <table:table-row table:style-name="ro1">
          <table:table-cell/>
          <table:table-cell office:value-type="float" office:value="1031.38" calcext:value-type="float">
            <text:p>1031.38</text:p>
          </table:table-cell>
          <table:table-cell office:value-type="float" office:value="13786.02" calcext:value-type="float">
            <text:p>13786.02</text:p>
          </table:table-cell>
        </table:table-row>
        <table:table-row table:style-name="ro1">
          <table:table-cell/>
          <table:table-cell office:value-type="float" office:value="1031.55" calcext:value-type="float">
            <text:p>1031.55</text:p>
          </table:table-cell>
          <table:table-cell office:value-type="float" office:value="10307.2" calcext:value-type="float">
            <text:p>10307.2</text:p>
          </table:table-cell>
        </table:table-row>
        <table:table-row table:style-name="ro1">
          <table:table-cell/>
          <table:table-cell office:value-type="float" office:value="1031.71" calcext:value-type="float">
            <text:p>1031.71</text:p>
          </table:table-cell>
          <table:table-cell office:value-type="float" office:value="19653.22" calcext:value-type="float">
            <text:p>19653.22</text:p>
          </table:table-cell>
        </table:table-row>
        <table:table-row table:style-name="ro1">
          <table:table-cell/>
          <table:table-cell office:value-type="float" office:value="1031.87" calcext:value-type="float">
            <text:p>1031.87</text:p>
          </table:table-cell>
          <table:table-cell office:value-type="float" office:value="11044.47" calcext:value-type="float">
            <text:p>11044.47</text:p>
          </table:table-cell>
        </table:table-row>
        <table:table-row table:style-name="ro1">
          <table:table-cell/>
          <table:table-cell office:value-type="float" office:value="1032.04" calcext:value-type="float">
            <text:p>1032.04</text:p>
          </table:table-cell>
          <table:table-cell office:value-type="float" office:value="14741.73" calcext:value-type="float">
            <text:p>14741.73</text:p>
          </table:table-cell>
        </table:table-row>
        <table:table-row table:style-name="ro1">
          <table:table-cell/>
          <table:table-cell office:value-type="float" office:value="1032.2" calcext:value-type="float">
            <text:p>1032.2</text:p>
          </table:table-cell>
          <table:table-cell office:value-type="float" office:value="11576.03" calcext:value-type="float">
            <text:p>11576.03</text:p>
          </table:table-cell>
        </table:table-row>
        <table:table-row table:style-name="ro1">
          <table:table-cell/>
          <table:table-cell office:value-type="float" office:value="1032.36" calcext:value-type="float">
            <text:p>1032.36</text:p>
          </table:table-cell>
          <table:table-cell office:value-type="float" office:value="17512.41" calcext:value-type="float">
            <text:p>17512.41</text:p>
          </table:table-cell>
        </table:table-row>
        <table:table-row table:style-name="ro1">
          <table:table-cell/>
          <table:table-cell office:value-type="float" office:value="1032.53" calcext:value-type="float">
            <text:p>1032.53</text:p>
          </table:table-cell>
          <table:table-cell office:value-type="float" office:value="10128.8" calcext:value-type="float">
            <text:p>10128.8</text:p>
          </table:table-cell>
        </table:table-row>
        <table:table-row table:style-name="ro1">
          <table:table-cell/>
          <table:table-cell office:value-type="float" office:value="1032.69" calcext:value-type="float">
            <text:p>1032.69</text:p>
          </table:table-cell>
          <table:table-cell office:value-type="float" office:value="11597.87" calcext:value-type="float">
            <text:p>11597.87</text:p>
          </table:table-cell>
        </table:table-row>
        <table:table-row table:style-name="ro1">
          <table:table-cell/>
          <table:table-cell office:value-type="float" office:value="1032.85" calcext:value-type="float">
            <text:p>1032.85</text:p>
          </table:table-cell>
          <table:table-cell office:value-type="float" office:value="19199.93" calcext:value-type="float">
            <text:p>19199.93</text:p>
          </table:table-cell>
        </table:table-row>
        <table:table-row table:style-name="ro1">
          <table:table-cell/>
          <table:table-cell office:value-type="float" office:value="1033.02" calcext:value-type="float">
            <text:p>1033.02</text:p>
          </table:table-cell>
          <table:table-cell office:value-type="float" office:value="9209.49" calcext:value-type="float">
            <text:p>9209.49</text:p>
          </table:table-cell>
        </table:table-row>
        <table:table-row table:style-name="ro1">
          <table:table-cell/>
          <table:table-cell office:value-type="float" office:value="1033.18" calcext:value-type="float">
            <text:p>1033.18</text:p>
          </table:table-cell>
          <table:table-cell office:value-type="float" office:value="42453.94" calcext:value-type="float">
            <text:p>42453.94</text:p>
          </table:table-cell>
        </table:table-row>
        <table:table-row table:style-name="ro1">
          <table:table-cell/>
          <table:table-cell office:value-type="float" office:value="1033.34" calcext:value-type="float">
            <text:p>1033.34</text:p>
          </table:table-cell>
          <table:table-cell office:value-type="float" office:value="15200.48" calcext:value-type="float">
            <text:p>15200.48</text:p>
          </table:table-cell>
        </table:table-row>
        <table:table-row table:style-name="ro1">
          <table:table-cell/>
          <table:table-cell office:value-type="float" office:value="1033.51" calcext:value-type="float">
            <text:p>1033.51</text:p>
          </table:table-cell>
          <table:table-cell office:value-type="float" office:value="17612.53" calcext:value-type="float">
            <text:p>17612.53</text:p>
          </table:table-cell>
        </table:table-row>
        <table:table-row table:style-name="ro1">
          <table:table-cell/>
          <table:table-cell office:value-type="float" office:value="1033.67" calcext:value-type="float">
            <text:p>1033.67</text:p>
          </table:table-cell>
          <table:table-cell office:value-type="float" office:value="15932.29" calcext:value-type="float">
            <text:p>15932.29</text:p>
          </table:table-cell>
        </table:table-row>
        <table:table-row table:style-name="ro1">
          <table:table-cell/>
          <table:table-cell office:value-type="float" office:value="1033.83" calcext:value-type="float">
            <text:p>1033.83</text:p>
          </table:table-cell>
          <table:table-cell office:value-type="float" office:value="18005.74" calcext:value-type="float">
            <text:p>18005.74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7308.97" calcext:value-type="float">
            <text:p>7308.97</text:p>
          </table:table-cell>
        </table:table-row>
        <table:table-row table:style-name="ro1">
          <table:table-cell/>
          <table:table-cell office:value-type="float" office:value="1034.16" calcext:value-type="float">
            <text:p>1034.16</text:p>
          </table:table-cell>
          <table:table-cell office:value-type="float" office:value="14330.32" calcext:value-type="float">
            <text:p>14330.32</text:p>
          </table:table-cell>
        </table:table-row>
        <table:table-row table:style-name="ro1">
          <table:table-cell/>
          <table:table-cell office:value-type="float" office:value="1034.32" calcext:value-type="float">
            <text:p>1034.32</text:p>
          </table:table-cell>
          <table:table-cell office:value-type="float" office:value="19604.07" calcext:value-type="float">
            <text:p>19604.07</text:p>
          </table:table-cell>
        </table:table-row>
        <table:table-row table:style-name="ro1">
          <table:table-cell/>
          <table:table-cell office:value-type="float" office:value="1034.49" calcext:value-type="float">
            <text:p>1034.49</text:p>
          </table:table-cell>
          <table:table-cell office:value-type="float" office:value="11896.42" calcext:value-type="float">
            <text:p>11896.42</text:p>
          </table:table-cell>
        </table:table-row>
        <table:table-row table:style-name="ro1">
          <table:table-cell/>
          <table:table-cell office:value-type="float" office:value="1034.65" calcext:value-type="float">
            <text:p>1034.65</text:p>
          </table:table-cell>
          <table:table-cell office:value-type="float" office:value="12067.54" calcext:value-type="float">
            <text:p>12067.54</text:p>
          </table:table-cell>
        </table:table-row>
        <table:table-row table:style-name="ro1">
          <table:table-cell/>
          <table:table-cell office:value-type="float" office:value="1034.81" calcext:value-type="float">
            <text:p>1034.81</text:p>
          </table:table-cell>
          <table:table-cell office:value-type="float" office:value="19198.11" calcext:value-type="float">
            <text:p>19198.11</text:p>
          </table:table-cell>
        </table:table-row>
        <table:table-row table:style-name="ro1">
          <table:table-cell/>
          <table:table-cell office:value-type="float" office:value="1034.97" calcext:value-type="float">
            <text:p>1034.97</text:p>
          </table:table-cell>
          <table:table-cell office:value-type="float" office:value="8492.24" calcext:value-type="float">
            <text:p>8492.24</text:p>
          </table:table-cell>
        </table:table-row>
        <table:table-row table:style-name="ro1">
          <table:table-cell/>
          <table:table-cell office:value-type="float" office:value="1035.14" calcext:value-type="float">
            <text:p>1035.14</text:p>
          </table:table-cell>
          <table:table-cell office:value-type="float" office:value="11281.12" calcext:value-type="float">
            <text:p>11281.12</text:p>
          </table:table-cell>
        </table:table-row>
        <table:table-row table:style-name="ro1">
          <table:table-cell/>
          <table:table-cell office:value-type="float" office:value="1035.3" calcext:value-type="float">
            <text:p>1035.3</text:p>
          </table:table-cell>
          <table:table-cell office:value-type="float" office:value="16913.49" calcext:value-type="float">
            <text:p>16913.49</text:p>
          </table:table-cell>
        </table:table-row>
        <table:table-row table:style-name="ro1">
          <table:table-cell/>
          <table:table-cell office:value-type="float" office:value="1035.46" calcext:value-type="float">
            <text:p>1035.46</text:p>
          </table:table-cell>
          <table:table-cell office:value-type="float" office:value="20050.07" calcext:value-type="float">
            <text:p>20050.07</text:p>
          </table:table-cell>
        </table:table-row>
        <table:table-row table:style-name="ro1">
          <table:table-cell/>
          <table:table-cell office:value-type="float" office:value="1035.63" calcext:value-type="float">
            <text:p>1035.63</text:p>
          </table:table-cell>
          <table:table-cell office:value-type="float" office:value="20772.77" calcext:value-type="float">
            <text:p>20772.77</text:p>
          </table:table-cell>
        </table:table-row>
        <table:table-row table:style-name="ro1">
          <table:table-cell/>
          <table:table-cell office:value-type="float" office:value="1035.79" calcext:value-type="float">
            <text:p>1035.79</text:p>
          </table:table-cell>
          <table:table-cell office:value-type="float" office:value="13838.81" calcext:value-type="float">
            <text:p>13838.81</text:p>
          </table:table-cell>
        </table:table-row>
        <table:table-row table:style-name="ro1">
          <table:table-cell/>
          <table:table-cell office:value-type="float" office:value="1035.95" calcext:value-type="float">
            <text:p>1035.95</text:p>
          </table:table-cell>
          <table:table-cell office:value-type="float" office:value="24786.79" calcext:value-type="float">
            <text:p>24786.79</text:p>
          </table:table-cell>
        </table:table-row>
        <table:table-row table:style-name="ro1">
          <table:table-cell/>
          <table:table-cell office:value-type="float" office:value="1036.11" calcext:value-type="float">
            <text:p>1036.11</text:p>
          </table:table-cell>
          <table:table-cell office:value-type="float" office:value="10531.11" calcext:value-type="float">
            <text:p>10531.11</text:p>
          </table:table-cell>
        </table:table-row>
        <table:table-row table:style-name="ro1">
          <table:table-cell/>
          <table:table-cell office:value-type="float" office:value="1036.28" calcext:value-type="float">
            <text:p>1036.28</text:p>
          </table:table-cell>
          <table:table-cell office:value-type="float" office:value="11091.8" calcext:value-type="float">
            <text:p>11091.8</text:p>
          </table:table-cell>
        </table:table-row>
        <table:table-row table:style-name="ro1">
          <table:table-cell/>
          <table:table-cell office:value-type="float" office:value="1036.44" calcext:value-type="float">
            <text:p>1036.44</text:p>
          </table:table-cell>
          <table:table-cell office:value-type="float" office:value="12247.76" calcext:value-type="float">
            <text:p>12247.76</text:p>
          </table:table-cell>
        </table:table-row>
        <table:table-row table:style-name="ro1">
          <table:table-cell/>
          <table:table-cell office:value-type="float" office:value="1036.6" calcext:value-type="float">
            <text:p>1036.6</text:p>
          </table:table-cell>
          <table:table-cell office:value-type="float" office:value="12258.69" calcext:value-type="float">
            <text:p>12258.69</text:p>
          </table:table-cell>
        </table:table-row>
        <table:table-row table:style-name="ro1">
          <table:table-cell/>
          <table:table-cell office:value-type="float" office:value="1036.77" calcext:value-type="float">
            <text:p>1036.77</text:p>
          </table:table-cell>
          <table:table-cell office:value-type="float" office:value="19121.66" calcext:value-type="float">
            <text:p>19121.66</text:p>
          </table:table-cell>
        </table:table-row>
        <table:table-row table:style-name="ro1">
          <table:table-cell/>
          <table:table-cell office:value-type="float" office:value="1036.93" calcext:value-type="float">
            <text:p>1036.93</text:p>
          </table:table-cell>
          <table:table-cell office:value-type="float" office:value="23073.78" calcext:value-type="float">
            <text:p>23073.78</text:p>
          </table:table-cell>
        </table:table-row>
        <table:table-row table:style-name="ro1">
          <table:table-cell/>
          <table:table-cell office:value-type="float" office:value="1037.09" calcext:value-type="float">
            <text:p>1037.09</text:p>
          </table:table-cell>
          <table:table-cell office:value-type="float" office:value="9595.42" calcext:value-type="float">
            <text:p>9595.42</text:p>
          </table:table-cell>
        </table:table-row>
        <table:table-row table:style-name="ro1">
          <table:table-cell/>
          <table:table-cell office:value-type="float" office:value="1037.25" calcext:value-type="float">
            <text:p>1037.25</text:p>
          </table:table-cell>
          <table:table-cell office:value-type="float" office:value="16636.79" calcext:value-type="float">
            <text:p>16636.79</text:p>
          </table:table-cell>
        </table:table-row>
        <table:table-row table:style-name="ro1">
          <table:table-cell/>
          <table:table-cell office:value-type="float" office:value="1037.42" calcext:value-type="float">
            <text:p>1037.42</text:p>
          </table:table-cell>
          <table:table-cell office:value-type="float" office:value="18073.1" calcext:value-type="float">
            <text:p>18073.1</text:p>
          </table:table-cell>
        </table:table-row>
        <table:table-row table:style-name="ro1">
          <table:table-cell/>
          <table:table-cell office:value-type="float" office:value="1037.58" calcext:value-type="float">
            <text:p>1037.58</text:p>
          </table:table-cell>
          <table:table-cell office:value-type="float" office:value="12446.19" calcext:value-type="float">
            <text:p>12446.19</text:p>
          </table:table-cell>
        </table:table-row>
        <table:table-row table:style-name="ro1">
          <table:table-cell/>
          <table:table-cell office:value-type="float" office:value="1037.74" calcext:value-type="float">
            <text:p>1037.74</text:p>
          </table:table-cell>
          <table:table-cell office:value-type="float" office:value="19298.24" calcext:value-type="float">
            <text:p>19298.24</text:p>
          </table:table-cell>
        </table:table-row>
        <table:table-row table:style-name="ro1">
          <table:table-cell/>
          <table:table-cell office:value-type="float" office:value="1037.9" calcext:value-type="float">
            <text:p>1037.9</text:p>
          </table:table-cell>
          <table:table-cell office:value-type="float" office:value="9611.8" calcext:value-type="float">
            <text:p>9611.8</text:p>
          </table:table-cell>
        </table:table-row>
        <table:table-row table:style-name="ro1">
          <table:table-cell/>
          <table:table-cell office:value-type="float" office:value="1038.07" calcext:value-type="float">
            <text:p>1038.07</text:p>
          </table:table-cell>
          <table:table-cell office:value-type="float" office:value="17499.67" calcext:value-type="float">
            <text:p>17499.67</text:p>
          </table:table-cell>
        </table:table-row>
        <table:table-row table:style-name="ro1">
          <table:table-cell/>
          <table:table-cell office:value-type="float" office:value="1038.23" calcext:value-type="float">
            <text:p>1038.23</text:p>
          </table:table-cell>
          <table:table-cell office:value-type="float" office:value="18351.62" calcext:value-type="float">
            <text:p>18351.62</text:p>
          </table:table-cell>
        </table:table-row>
        <table:table-row table:style-name="ro1">
          <table:table-cell/>
          <table:table-cell office:value-type="float" office:value="1038.39" calcext:value-type="float">
            <text:p>1038.39</text:p>
          </table:table-cell>
          <table:table-cell office:value-type="float" office:value="9540.8" calcext:value-type="float">
            <text:p>9540.8</text:p>
          </table:table-cell>
        </table:table-row>
        <table:table-row table:style-name="ro1">
          <table:table-cell/>
          <table:table-cell office:value-type="float" office:value="1038.55" calcext:value-type="float">
            <text:p>1038.55</text:p>
          </table:table-cell>
          <table:table-cell office:value-type="float" office:value="11191.92" calcext:value-type="float">
            <text:p>11191.92</text:p>
          </table:table-cell>
        </table:table-row>
        <table:table-row table:style-name="ro1">
          <table:table-cell/>
          <table:table-cell office:value-type="float" office:value="1038.72" calcext:value-type="float">
            <text:p>1038.72</text:p>
          </table:table-cell>
          <table:table-cell office:value-type="float" office:value="21979.71" calcext:value-type="float">
            <text:p>21979.71</text:p>
          </table:table-cell>
        </table:table-row>
        <table:table-row table:style-name="ro1">
          <table:table-cell/>
          <table:table-cell office:value-type="float" office:value="1038.88" calcext:value-type="float">
            <text:p>1038.88</text:p>
          </table:table-cell>
          <table:table-cell office:value-type="float" office:value="11628.82" calcext:value-type="float">
            <text:p>11628.82</text:p>
          </table:table-cell>
        </table:table-row>
        <table:table-row table:style-name="ro1">
          <table:table-cell/>
          <table:table-cell office:value-type="float" office:value="1039.04" calcext:value-type="float">
            <text:p>1039.04</text:p>
          </table:table-cell>
          <table:table-cell office:value-type="float" office:value="13090.62" calcext:value-type="float">
            <text:p>13090.62</text:p>
          </table:table-cell>
        </table:table-row>
        <table:table-row table:style-name="ro1">
          <table:table-cell/>
          <table:table-cell office:value-type="float" office:value="1039.2" calcext:value-type="float">
            <text:p>1039.2</text:p>
          </table:table-cell>
          <table:table-cell office:value-type="float" office:value="12673.74" calcext:value-type="float">
            <text:p>12673.74</text:p>
          </table:table-cell>
        </table:table-row>
        <table:table-row table:style-name="ro1">
          <table:table-cell/>
          <table:table-cell office:value-type="float" office:value="1039.37" calcext:value-type="float">
            <text:p>1039.37</text:p>
          </table:table-cell>
          <table:table-cell office:value-type="float" office:value="19574.94" calcext:value-type="float">
            <text:p>19574.94</text:p>
          </table:table-cell>
        </table:table-row>
        <table:table-row table:style-name="ro1">
          <table:table-cell/>
          <table:table-cell office:value-type="float" office:value="1039.53" calcext:value-type="float">
            <text:p>1039.53</text:p>
          </table:table-cell>
          <table:table-cell office:value-type="float" office:value="20101.04" calcext:value-type="float">
            <text:p>20101.04</text:p>
          </table:table-cell>
        </table:table-row>
        <table:table-row table:style-name="ro1">
          <table:table-cell/>
          <table:table-cell office:value-type="float" office:value="1039.69" calcext:value-type="float">
            <text:p>1039.69</text:p>
          </table:table-cell>
          <table:table-cell office:value-type="float" office:value="21721.21" calcext:value-type="float">
            <text:p>21721.21</text:p>
          </table:table-cell>
        </table:table-row>
        <table:table-row table:style-name="ro1">
          <table:table-cell/>
          <table:table-cell office:value-type="float" office:value="1039.85" calcext:value-type="float">
            <text:p>1039.85</text:p>
          </table:table-cell>
          <table:table-cell office:value-type="float" office:value="8395.76" calcext:value-type="float">
            <text:p>8395.76</text:p>
          </table:table-cell>
        </table:table-row>
        <table:table-row table:style-name="ro1">
          <table:table-cell/>
          <table:table-cell office:value-type="float" office:value="1040.02" calcext:value-type="float">
            <text:p>1040.02</text:p>
          </table:table-cell>
          <table:table-cell office:value-type="float" office:value="12424.34" calcext:value-type="float">
            <text:p>12424.34</text:p>
          </table:table-cell>
        </table:table-row>
        <table:table-row table:style-name="ro1">
          <table:table-cell/>
          <table:table-cell office:value-type="float" office:value="1040.18" calcext:value-type="float">
            <text:p>1040.18</text:p>
          </table:table-cell>
          <table:table-cell office:value-type="float" office:value="17871.03" calcext:value-type="float">
            <text:p>17871.03</text:p>
          </table:table-cell>
        </table:table-row>
        <table:table-row table:style-name="ro1">
          <table:table-cell/>
          <table:table-cell office:value-type="float" office:value="1040.34" calcext:value-type="float">
            <text:p>1040.34</text:p>
          </table:table-cell>
          <table:table-cell office:value-type="float" office:value="10824.2" calcext:value-type="float">
            <text:p>10824.2</text:p>
          </table:table-cell>
        </table:table-row>
        <table:table-row table:style-name="ro1">
          <table:table-cell/>
          <table:table-cell office:value-type="float" office:value="1040.5" calcext:value-type="float">
            <text:p>1040.5</text:p>
          </table:table-cell>
          <table:table-cell office:value-type="float" office:value="11532.34" calcext:value-type="float">
            <text:p>11532.34</text:p>
          </table:table-cell>
        </table:table-row>
        <table:table-row table:style-name="ro1">
          <table:table-cell/>
          <table:table-cell office:value-type="float" office:value="1040.66" calcext:value-type="float">
            <text:p>1040.66</text:p>
          </table:table-cell>
          <table:table-cell office:value-type="float" office:value="8601.47" calcext:value-type="float">
            <text:p>8601.47</text:p>
          </table:table-cell>
        </table:table-row>
        <table:table-row table:style-name="ro1">
          <table:table-cell/>
          <table:table-cell office:value-type="float" office:value="1040.83" calcext:value-type="float">
            <text:p>1040.83</text:p>
          </table:table-cell>
          <table:table-cell office:value-type="float" office:value="19021.53" calcext:value-type="float">
            <text:p>19021.53</text:p>
          </table:table-cell>
        </table:table-row>
        <table:table-row table:style-name="ro1">
          <table:table-cell/>
          <table:table-cell office:value-type="float" office:value="1040.99" calcext:value-type="float">
            <text:p>1040.99</text:p>
          </table:table-cell>
          <table:table-cell office:value-type="float" office:value="9446.14" calcext:value-type="float">
            <text:p>9446.14</text:p>
          </table:table-cell>
        </table:table-row>
        <table:table-row table:style-name="ro1">
          <table:table-cell/>
          <table:table-cell office:value-type="float" office:value="1041.15" calcext:value-type="float">
            <text:p>1041.15</text:p>
          </table:table-cell>
          <table:table-cell office:value-type="float" office:value="8430.35" calcext:value-type="float">
            <text:p>8430.35</text:p>
          </table:table-cell>
        </table:table-row>
        <table:table-row table:style-name="ro1">
          <table:table-cell/>
          <table:table-cell office:value-type="float" office:value="1041.31" calcext:value-type="float">
            <text:p>1041.31</text:p>
          </table:table-cell>
          <table:table-cell office:value-type="float" office:value="17252.09" calcext:value-type="float">
            <text:p>17252.09</text:p>
          </table:table-cell>
        </table:table-row>
        <table:table-row table:style-name="ro1">
          <table:table-cell/>
          <table:table-cell office:value-type="float" office:value="1041.48" calcext:value-type="float">
            <text:p>1041.48</text:p>
          </table:table-cell>
          <table:table-cell office:value-type="float" office:value="14124.61" calcext:value-type="float">
            <text:p>14124.61</text:p>
          </table:table-cell>
        </table:table-row>
        <table:table-row table:style-name="ro1">
          <table:table-cell/>
          <table:table-cell office:value-type="float" office:value="1041.64" calcext:value-type="float">
            <text:p>1041.64</text:p>
          </table:table-cell>
          <table:table-cell office:value-type="float" office:value="10955.27" calcext:value-type="float">
            <text:p>10955.27</text:p>
          </table:table-cell>
        </table:table-row>
        <table:table-row table:style-name="ro1">
          <table:table-cell/>
          <table:table-cell office:value-type="float" office:value="1041.8" calcext:value-type="float">
            <text:p>1041.8</text:p>
          </table:table-cell>
          <table:table-cell office:value-type="float" office:value="9595.42" calcext:value-type="float">
            <text:p>9595.42</text:p>
          </table:table-cell>
        </table:table-row>
        <table:table-row table:style-name="ro1">
          <table:table-cell/>
          <table:table-cell office:value-type="float" office:value="1041.96" calcext:value-type="float">
            <text:p>1041.96</text:p>
          </table:table-cell>
          <table:table-cell office:value-type="float" office:value="20836.49" calcext:value-type="float">
            <text:p>20836.49</text:p>
          </table:table-cell>
        </table:table-row>
        <table:table-row table:style-name="ro1">
          <table:table-cell/>
          <table:table-cell office:value-type="float" office:value="1042.12" calcext:value-type="float">
            <text:p>1042.12</text:p>
          </table:table-cell>
          <table:table-cell office:value-type="float" office:value="19088.89" calcext:value-type="float">
            <text:p>19088.89</text:p>
          </table:table-cell>
        </table:table-row>
        <table:table-row table:style-name="ro1">
          <table:table-cell/>
          <table:table-cell office:value-type="float" office:value="1042.29" calcext:value-type="float">
            <text:p>1042.29</text:p>
          </table:table-cell>
          <table:table-cell office:value-type="float" office:value="12731.99" calcext:value-type="float">
            <text:p>12731.99</text:p>
          </table:table-cell>
        </table:table-row>
        <table:table-row table:style-name="ro1">
          <table:table-cell/>
          <table:table-cell office:value-type="float" office:value="1042.45" calcext:value-type="float">
            <text:p>1042.45</text:p>
          </table:table-cell>
          <table:table-cell office:value-type="float" office:value="13760.53" calcext:value-type="float">
            <text:p>13760.53</text:p>
          </table:table-cell>
        </table:table-row>
        <table:table-row table:style-name="ro1">
          <table:table-cell/>
          <table:table-cell office:value-type="float" office:value="1042.61" calcext:value-type="float">
            <text:p>1042.61</text:p>
          </table:table-cell>
          <table:table-cell office:value-type="float" office:value="15806.68" calcext:value-type="float">
            <text:p>15806.68</text:p>
          </table:table-cell>
        </table:table-row>
        <table:table-row table:style-name="ro1">
          <table:table-cell/>
          <table:table-cell office:value-type="float" office:value="1042.77" calcext:value-type="float">
            <text:p>1042.77</text:p>
          </table:table-cell>
          <table:table-cell office:value-type="float" office:value="13676.79" calcext:value-type="float">
            <text:p>13676.79</text:p>
          </table:table-cell>
        </table:table-row>
        <table:table-row table:style-name="ro1">
          <table:table-cell/>
          <table:table-cell office:value-type="float" office:value="1042.93" calcext:value-type="float">
            <text:p>1042.93</text:p>
          </table:table-cell>
          <table:table-cell office:value-type="float" office:value="10363.63" calcext:value-type="float">
            <text:p>10363.63</text:p>
          </table:table-cell>
        </table:table-row>
        <table:table-row table:style-name="ro1">
          <table:table-cell/>
          <table:table-cell office:value-type="float" office:value="1043.1" calcext:value-type="float">
            <text:p>1043.1</text:p>
          </table:table-cell>
          <table:table-cell office:value-type="float" office:value="8621.49" calcext:value-type="float">
            <text:p>8621.49</text:p>
          </table:table-cell>
        </table:table-row>
        <table:table-row table:style-name="ro1">
          <table:table-cell/>
          <table:table-cell office:value-type="float" office:value="1043.26" calcext:value-type="float">
            <text:p>1043.26</text:p>
          </table:table-cell>
          <table:table-cell office:value-type="float" office:value="8617.85" calcext:value-type="float">
            <text:p>8617.85</text:p>
          </table:table-cell>
        </table:table-row>
        <table:table-row table:style-name="ro1">
          <table:table-cell/>
          <table:table-cell office:value-type="float" office:value="1043.42" calcext:value-type="float">
            <text:p>1043.42</text:p>
          </table:table-cell>
          <table:table-cell office:value-type="float" office:value="8847.22" calcext:value-type="float">
            <text:p>8847.22</text:p>
          </table:table-cell>
        </table:table-row>
        <table:table-row table:style-name="ro1">
          <table:table-cell/>
          <table:table-cell office:value-type="float" office:value="1043.58" calcext:value-type="float">
            <text:p>1043.58</text:p>
          </table:table-cell>
          <table:table-cell office:value-type="float" office:value="15311.52" calcext:value-type="float">
            <text:p>15311.52</text:p>
          </table:table-cell>
        </table:table-row>
        <table:table-row table:style-name="ro1">
          <table:table-cell/>
          <table:table-cell office:value-type="float" office:value="1043.74" calcext:value-type="float">
            <text:p>1043.74</text:p>
          </table:table-cell>
          <table:table-cell office:value-type="float" office:value="20474.23" calcext:value-type="float">
            <text:p>20474.23</text:p>
          </table:table-cell>
        </table:table-row>
        <table:table-row table:style-name="ro1">
          <table:table-cell/>
          <table:table-cell office:value-type="float" office:value="1043.91" calcext:value-type="float">
            <text:p>1043.91</text:p>
          </table:table-cell>
          <table:table-cell office:value-type="float" office:value="24946.99" calcext:value-type="float">
            <text:p>24946.99</text:p>
          </table:table-cell>
        </table:table-row>
        <table:table-row table:style-name="ro1">
          <table:table-cell/>
          <table:table-cell office:value-type="float" office:value="1044.07" calcext:value-type="float">
            <text:p>1044.07</text:p>
          </table:table-cell>
          <table:table-cell office:value-type="float" office:value="18260.6" calcext:value-type="float">
            <text:p>18260.6</text:p>
          </table:table-cell>
        </table:table-row>
        <table:table-row table:style-name="ro1">
          <table:table-cell/>
          <table:table-cell office:value-type="float" office:value="1044.23" calcext:value-type="float">
            <text:p>1044.23</text:p>
          </table:table-cell>
          <table:table-cell office:value-type="float" office:value="10054.16" calcext:value-type="float">
            <text:p>10054.16</text:p>
          </table:table-cell>
        </table:table-row>
        <table:table-row table:style-name="ro1">
          <table:table-cell/>
          <table:table-cell office:value-type="float" office:value="1044.39" calcext:value-type="float">
            <text:p>1044.39</text:p>
          </table:table-cell>
          <table:table-cell office:value-type="float" office:value="11421.29" calcext:value-type="float">
            <text:p>11421.29</text:p>
          </table:table-cell>
        </table:table-row>
        <table:table-row table:style-name="ro1">
          <table:table-cell/>
          <table:table-cell office:value-type="float" office:value="1044.55" calcext:value-type="float">
            <text:p>1044.55</text:p>
          </table:table-cell>
          <table:table-cell office:value-type="float" office:value="16208.99" calcext:value-type="float">
            <text:p>16208.99</text:p>
          </table:table-cell>
        </table:table-row>
        <table:table-row table:style-name="ro1">
          <table:table-cell/>
          <table:table-cell office:value-type="float" office:value="1044.71" calcext:value-type="float">
            <text:p>1044.71</text:p>
          </table:table-cell>
          <table:table-cell office:value-type="float" office:value="12999.6" calcext:value-type="float">
            <text:p>12999.6</text:p>
          </table:table-cell>
        </table:table-row>
        <table:table-row table:style-name="ro1">
          <table:table-cell/>
          <table:table-cell office:value-type="float" office:value="1044.88" calcext:value-type="float">
            <text:p>1044.88</text:p>
          </table:table-cell>
          <table:table-cell office:value-type="float" office:value="17820.06" calcext:value-type="float">
            <text:p>17820.06</text:p>
          </table:table-cell>
        </table:table-row>
        <table:table-row table:style-name="ro1">
          <table:table-cell/>
          <table:table-cell office:value-type="float" office:value="1045.04" calcext:value-type="float">
            <text:p>1045.04</text:p>
          </table:table-cell>
          <table:table-cell office:value-type="float" office:value="15315.17" calcext:value-type="float">
            <text:p>15315.17</text:p>
          </table:table-cell>
        </table:table-row>
        <table:table-row table:style-name="ro1">
          <table:table-cell/>
          <table:table-cell office:value-type="float" office:value="1045.2" calcext:value-type="float">
            <text:p>1045.2</text:p>
          </table:table-cell>
          <table:table-cell office:value-type="float" office:value="10491.06" calcext:value-type="float">
            <text:p>10491.06</text:p>
          </table:table-cell>
        </table:table-row>
        <table:table-row table:style-name="ro1">
          <table:table-cell/>
          <table:table-cell office:value-type="string" calcext:value-type="string">
            <text:p>&gt;&gt;&gt;&gt;&gt;End Processed Spectral Data&lt;&lt;&lt;&lt;&l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7:08:10.607635076</meta:creation-date>
    <dc:date>2017-12-18T07:16:27.984306296</dc:date>
    <meta:editing-duration>P0D</meta:editing-duration>
    <meta:editing-cycles>1</meta:editing-cycles>
    <meta:document-statistic meta:table-count="1" meta:cell-count="7314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400" chart:maximum="100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4cm" svg:height="10.168cm" xlink:href=".." xlink:type="simple" chart:class="chart:scatter" chart:style-name="ch1">
        <chart:plot-area chart:style-name="ch2" table:cell-range-address="Sheet1.B19:Sheet1.C3666" svg:x="1.375cm" svg:y="0.203cm" svg:width="12.385cm" svg:height="8.697cm">
          <chartooo:coordinate-region svg:x="2.534cm" svg:y="0.416cm" svg:width="10.801cm" svg:height="7.96cm"/>
          <chart:axis chart:dimension="x" chart:name="primary-x" chart:style-name="ch3">
            <chart:title svg:x="6.739cm" svg:y="9.103cm" chart:style-name="ch4">
              <text:p>波長 (nm)</text:p>
            </chart:title>
          </chart:axis>
          <chart:axis chart:dimension="y" chart:name="primary-y" chart:style-name="ch5">
            <chart:title svg:x="0.451cm" svg:y="6.446cm" chart:style-name="ch6">
              <text:p>散乱光強度（arb. unit）</text:p>
            </chart:title>
          </chart:axis>
          <chart:series chart:style-name="ch7" chart:values-cell-range-address="Sheet1.C19:Sheet1.C3666" chart:class="chart:scatter">
            <chart:domain table:cell-range-address="Sheet1.B19:Sheet1.B3666"/>
            <chart:data-point chart:repeated="36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.47">
                <text:p>347.47</text:p>
                <draw:g>
                  <svg:desc>Sheet1.B19:Sheet1.B3666</svg:desc>
                </draw:g>
              </table:table-cell>
              <table:table-cell office:value-type="float" office:value="768.22">
                <text:p>768.22</text:p>
                <draw:g>
                  <svg:desc>Sheet1.C19:Sheet1.C3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.68">
                <text:p>347.68</text:p>
              </table:table-cell>
              <table:table-cell office:value-type="float" office:value="768.22">
                <text:p>76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.9">
                <text:p>347.9</text:p>
              </table:table-cell>
              <table:table-cell office:value-type="float" office:value="768.22">
                <text:p>768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11">
                <text:p>348.11</text:p>
              </table:table-cell>
              <table:table-cell office:value-type="float" office:value="713.6">
                <text:p>7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33">
                <text:p>348.33</text:p>
              </table:table-cell>
              <table:table-cell office:value-type="float" office:value="675.37">
                <text:p>675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8.54">
                <text:p>348.54</text:p>
              </table:table-cell>
              <table:table-cell office:value-type="float" office:value="18038.51">
                <text:p>1803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.76">
                <text:p>348.76</text:p>
              </table:table-cell>
              <table:table-cell office:value-type="float" office:value="11018.98">
                <text:p>11018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.97">
                <text:p>348.97</text:p>
              </table:table-cell>
              <table:table-cell office:value-type="float" office:value="16798.8">
                <text:p>1679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18">
                <text:p>349.18</text:p>
              </table:table-cell>
              <table:table-cell office:value-type="float" office:value="12255.04">
                <text:p>12255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4">
                <text:p>349.4</text:p>
              </table:table-cell>
              <table:table-cell office:value-type="float" office:value="9555.37">
                <text:p>9555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61">
                <text:p>349.61</text:p>
              </table:table-cell>
              <table:table-cell office:value-type="float" office:value="16940.8">
                <text:p>1694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83">
                <text:p>349.83</text:p>
              </table:table-cell>
              <table:table-cell office:value-type="float" office:value="15000.23">
                <text:p>1500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.04">
                <text:p>350.04</text:p>
              </table:table-cell>
              <table:table-cell office:value-type="float" office:value="9249.54">
                <text:p>9249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.26">
                <text:p>350.26</text:p>
              </table:table-cell>
              <table:table-cell office:value-type="float" office:value="7481.91">
                <text:p>7481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.47">
                <text:p>350.47</text:p>
              </table:table-cell>
              <table:table-cell office:value-type="float" office:value="8390.3">
                <text:p>839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.69">
                <text:p>350.69</text:p>
              </table:table-cell>
              <table:table-cell office:value-type="float" office:value="14368.55">
                <text:p>14368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.9">
                <text:p>350.9</text:p>
              </table:table-cell>
              <table:table-cell office:value-type="float" office:value="11040.83">
                <text:p>11040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.12">
                <text:p>351.12</text:p>
              </table:table-cell>
              <table:table-cell office:value-type="float" office:value="17272.11">
                <text:p>17272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.33">
                <text:p>351.33</text:p>
              </table:table-cell>
              <table:table-cell office:value-type="float" office:value="14341.24">
                <text:p>14341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.54">
                <text:p>351.54</text:p>
              </table:table-cell>
              <table:table-cell office:value-type="float" office:value="18337.06">
                <text:p>18337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1.76">
                <text:p>351.76</text:p>
              </table:table-cell>
              <table:table-cell office:value-type="float" office:value="19913.54">
                <text:p>19913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1.97">
                <text:p>351.97</text:p>
              </table:table-cell>
              <table:table-cell office:value-type="float" office:value="14716.25">
                <text:p>1471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.19">
                <text:p>352.19</text:p>
              </table:table-cell>
              <table:table-cell office:value-type="float" office:value="15242.35">
                <text:p>1524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.4">
                <text:p>352.4</text:p>
              </table:table-cell>
              <table:table-cell office:value-type="float" office:value="13128.84">
                <text:p>13128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2.62">
                <text:p>352.62</text:p>
              </table:table-cell>
              <table:table-cell office:value-type="float" office:value="11248.35">
                <text:p>11248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.83">
                <text:p>352.83</text:p>
              </table:table-cell>
              <table:table-cell office:value-type="float" office:value="9318.71">
                <text:p>9318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.05">
                <text:p>353.05</text:p>
              </table:table-cell>
              <table:table-cell office:value-type="float" office:value="22132.63">
                <text:p>22132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.26">
                <text:p>353.26</text:p>
              </table:table-cell>
              <table:table-cell office:value-type="float" office:value="13898.88">
                <text:p>13898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3.47">
                <text:p>353.47</text:p>
              </table:table-cell>
              <table:table-cell office:value-type="float" office:value="13449.24">
                <text:p>13449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.69">
                <text:p>353.69</text:p>
              </table:table-cell>
              <table:table-cell office:value-type="float" office:value="10318.12">
                <text:p>10318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.9">
                <text:p>353.9</text:p>
              </table:table-cell>
              <table:table-cell office:value-type="float" office:value="11042.65">
                <text:p>11042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4.12">
                <text:p>354.12</text:p>
              </table:table-cell>
              <table:table-cell office:value-type="float" office:value="14519.64">
                <text:p>14519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4.33">
                <text:p>354.33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.55">
                <text:p>354.55</text:p>
              </table:table-cell>
              <table:table-cell office:value-type="float" office:value="10822.38">
                <text:p>10822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4.76">
                <text:p>354.76</text:p>
              </table:table-cell>
              <table:table-cell office:value-type="float" office:value="7800.49">
                <text:p>7800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4.97">
                <text:p>354.97</text:p>
              </table:table-cell>
              <table:table-cell office:value-type="float" office:value="13198.02">
                <text:p>13198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5.19">
                <text:p>355.19</text:p>
              </table:table-cell>
              <table:table-cell office:value-type="float" office:value="9427.94">
                <text:p>9427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5.4">
                <text:p>355.4</text:p>
              </table:table-cell>
              <table:table-cell office:value-type="float" office:value="16006.92">
                <text:p>16006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.62">
                <text:p>355.62</text:p>
              </table:table-cell>
              <table:table-cell office:value-type="float" office:value="19283.67">
                <text:p>1928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.83">
                <text:p>355.83</text:p>
              </table:table-cell>
              <table:table-cell office:value-type="float" office:value="10483.78">
                <text:p>10483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.05">
                <text:p>356.05</text:p>
              </table:table-cell>
              <table:table-cell office:value-type="float" office:value="18093.12">
                <text:p>18093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26">
                <text:p>356.26</text:p>
              </table:table-cell>
              <table:table-cell office:value-type="float" office:value="7795.02">
                <text:p>779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6.47">
                <text:p>356.47</text:p>
              </table:table-cell>
              <table:table-cell office:value-type="float" office:value="13168.89">
                <text:p>13168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6.69">
                <text:p>356.69</text:p>
              </table:table-cell>
              <table:table-cell office:value-type="float" office:value="11690.72">
                <text:p>11690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6.9">
                <text:p>356.9</text:p>
              </table:table-cell>
              <table:table-cell office:value-type="float" office:value="17483.28">
                <text:p>17483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7.12">
                <text:p>357.12</text:p>
              </table:table-cell>
              <table:table-cell office:value-type="float" office:value="12593.64">
                <text:p>12593.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7.33">
                <text:p>357.33</text:p>
              </table:table-cell>
              <table:table-cell office:value-type="float" office:value="37615.27">
                <text:p>37615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7.55">
                <text:p>357.55</text:p>
              </table:table-cell>
              <table:table-cell office:value-type="float" office:value="20954.82">
                <text:p>20954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7.76">
                <text:p>357.76</text:p>
              </table:table-cell>
              <table:table-cell office:value-type="float" office:value="10684.03">
                <text:p>10684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7.97">
                <text:p>357.97</text:p>
              </table:table-cell>
              <table:table-cell office:value-type="float" office:value="9651.85">
                <text:p>9651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.19">
                <text:p>358.19</text:p>
              </table:table-cell>
              <table:table-cell office:value-type="float" office:value="8262.87">
                <text:p>8262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4">
                <text:p>358.4</text:p>
              </table:table-cell>
              <table:table-cell office:value-type="float" office:value="20641.7">
                <text:p>2064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8.62">
                <text:p>358.62</text:p>
              </table:table-cell>
              <table:table-cell office:value-type="float" office:value="12828.48">
                <text:p>12828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8.83">
                <text:p>358.83</text:p>
              </table:table-cell>
              <table:table-cell office:value-type="float" office:value="17466.9">
                <text:p>17466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9.04">
                <text:p>359.04</text:p>
              </table:table-cell>
              <table:table-cell office:value-type="float" office:value="14678.02">
                <text:p>14678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.26">
                <text:p>359.26</text:p>
              </table:table-cell>
              <table:table-cell office:value-type="float" office:value="22363.82">
                <text:p>22363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.47">
                <text:p>359.47</text:p>
              </table:table-cell>
              <table:table-cell office:value-type="float" office:value="16442">
                <text:p>16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9.69">
                <text:p>359.69</text:p>
              </table:table-cell>
              <table:table-cell office:value-type="float" office:value="11292.04">
                <text:p>11292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9">
                <text:p>359.9</text:p>
              </table:table-cell>
              <table:table-cell office:value-type="float" office:value="14343.06">
                <text:p>14343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.12">
                <text:p>360.12</text:p>
              </table:table-cell>
              <table:table-cell office:value-type="float" office:value="14239.3">
                <text:p>14239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.33">
                <text:p>360.33</text:p>
              </table:table-cell>
              <table:table-cell office:value-type="float" office:value="10745.92">
                <text:p>10745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.54">
                <text:p>360.54</text:p>
              </table:table-cell>
              <table:table-cell office:value-type="float" office:value="15724.76">
                <text:p>15724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.76">
                <text:p>360.76</text:p>
              </table:table-cell>
              <table:table-cell office:value-type="float" office:value="14756.3">
                <text:p>1475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.97">
                <text:p>360.97</text:p>
              </table:table-cell>
              <table:table-cell office:value-type="float" office:value="8836.3">
                <text:p>8836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.19">
                <text:p>361.19</text:p>
              </table:table-cell>
              <table:table-cell office:value-type="float" office:value="18693.86">
                <text:p>18693.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.4">
                <text:p>361.4</text:p>
              </table:table-cell>
              <table:table-cell office:value-type="float" office:value="7705.82">
                <text:p>7705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.61">
                <text:p>361.61</text:p>
              </table:table-cell>
              <table:table-cell office:value-type="float" office:value="21657.5">
                <text:p>2165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.83">
                <text:p>361.83</text:p>
              </table:table-cell>
              <table:table-cell office:value-type="float" office:value="11404.91">
                <text:p>11404.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.04">
                <text:p>362.04</text:p>
              </table:table-cell>
              <table:table-cell office:value-type="float" office:value="19618.63">
                <text:p>19618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2.26">
                <text:p>362.26</text:p>
              </table:table-cell>
              <table:table-cell office:value-type="float" office:value="10307.2">
                <text:p>1030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.47">
                <text:p>362.47</text:p>
              </table:table-cell>
              <table:table-cell office:value-type="float" office:value="12684.66">
                <text:p>12684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.68">
                <text:p>362.68</text:p>
              </table:table-cell>
              <table:table-cell office:value-type="float" office:value="13283.58">
                <text:p>13283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2.9">
                <text:p>362.9</text:p>
              </table:table-cell>
              <table:table-cell office:value-type="float" office:value="15031.18">
                <text:p>15031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3.11">
                <text:p>363.11</text:p>
              </table:table-cell>
              <table:table-cell office:value-type="float" office:value="18522.74">
                <text:p>18522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3.33">
                <text:p>363.33</text:p>
              </table:table-cell>
              <table:table-cell office:value-type="float" office:value="9482.55">
                <text:p>9482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3.54">
                <text:p>363.54</text:p>
              </table:table-cell>
              <table:table-cell office:value-type="float" office:value="19394.72">
                <text:p>19394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3.75">
                <text:p>363.75</text:p>
              </table:table-cell>
              <table:table-cell office:value-type="float" office:value="12914.04">
                <text:p>12914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3.97">
                <text:p>363.97</text:p>
              </table:table-cell>
              <table:table-cell office:value-type="float" office:value="9648.21">
                <text:p>9648.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4.18">
                <text:p>364.18</text:p>
              </table:table-cell>
              <table:table-cell office:value-type="float" office:value="14443.19">
                <text:p>14443.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4.4">
                <text:p>364.4</text:p>
              </table:table-cell>
              <table:table-cell office:value-type="float" office:value="15591.87">
                <text:p>15591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4.61">
                <text:p>364.61</text:p>
              </table:table-cell>
              <table:table-cell office:value-type="float" office:value="16915.31">
                <text:p>16915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4.82">
                <text:p>364.82</text:p>
              </table:table-cell>
              <table:table-cell office:value-type="float" office:value="13083.33">
                <text:p>13083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5.04">
                <text:p>365.04</text:p>
              </table:table-cell>
              <table:table-cell office:value-type="float" office:value="10725.9">
                <text:p>10725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5.25">
                <text:p>365.25</text:p>
              </table:table-cell>
              <table:table-cell office:value-type="float" office:value="10920.68">
                <text:p>10920.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5.46">
                <text:p>365.46</text:p>
              </table:table-cell>
              <table:table-cell office:value-type="float" office:value="13005.06">
                <text:p>13005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5.68">
                <text:p>365.68</text:p>
              </table:table-cell>
              <table:table-cell office:value-type="float" office:value="13310.89">
                <text:p>13310.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89">
                <text:p>365.89</text:p>
              </table:table-cell>
              <table:table-cell office:value-type="float" office:value="9120.29">
                <text:p>9120.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6.11">
                <text:p>366.11</text:p>
              </table:table-cell>
              <table:table-cell office:value-type="float" office:value="12879.45">
                <text:p>12879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6.32">
                <text:p>366.32</text:p>
              </table:table-cell>
              <table:table-cell office:value-type="float" office:value="11674.33">
                <text:p>11674.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6.53">
                <text:p>366.53</text:p>
              </table:table-cell>
              <table:table-cell office:value-type="float" office:value="9380.61">
                <text:p>9380.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6.75">
                <text:p>366.75</text:p>
              </table:table-cell>
              <table:table-cell office:value-type="float" office:value="9999.55">
                <text:p>9999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6.96">
                <text:p>366.96</text:p>
              </table:table-cell>
              <table:table-cell office:value-type="float" office:value="20861.98">
                <text:p>20861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7.17">
                <text:p>367.17</text:p>
              </table:table-cell>
              <table:table-cell office:value-type="float" office:value="13913.44">
                <text:p>13913.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7.39">
                <text:p>367.39</text:p>
              </table:table-cell>
              <table:table-cell office:value-type="float" office:value="18712.06">
                <text:p>18712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7.6">
                <text:p>367.6</text:p>
              </table:table-cell>
              <table:table-cell office:value-type="float" office:value="16829.75">
                <text:p>16829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7.82">
                <text:p>367.82</text:p>
              </table:table-cell>
              <table:table-cell office:value-type="float" office:value="11528.7">
                <text:p>11528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8.03">
                <text:p>368.03</text:p>
              </table:table-cell>
              <table:table-cell office:value-type="float" office:value="13225.33">
                <text:p>13225.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8.24">
                <text:p>368.24</text:p>
              </table:table-cell>
              <table:table-cell office:value-type="float" office:value="21981.53">
                <text:p>21981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8.46">
                <text:p>368.46</text:p>
              </table:table-cell>
              <table:table-cell office:value-type="float" office:value="10385.48">
                <text:p>10385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8.67">
                <text:p>368.67</text:p>
              </table:table-cell>
              <table:table-cell office:value-type="float" office:value="12910.4">
                <text:p>12910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88">
                <text:p>368.88</text:p>
              </table:table-cell>
              <table:table-cell office:value-type="float" office:value="12582.72">
                <text:p>12582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.1">
                <text:p>369.1</text:p>
              </table:table-cell>
              <table:table-cell office:value-type="float" office:value="15347.93">
                <text:p>15347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.31">
                <text:p>369.31</text:p>
              </table:table-cell>
              <table:table-cell office:value-type="float" office:value="29188.56">
                <text:p>29188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.53">
                <text:p>369.53</text:p>
              </table:table-cell>
              <table:table-cell office:value-type="float" office:value="12424.34">
                <text:p>12424.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.74">
                <text:p>369.74</text:p>
              </table:table-cell>
              <table:table-cell office:value-type="float" office:value="11483.19">
                <text:p>11483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.95">
                <text:p>369.95</text:p>
              </table:table-cell>
              <table:table-cell office:value-type="float" office:value="17807.32">
                <text:p>17807.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0.17">
                <text:p>370.17</text:p>
              </table:table-cell>
              <table:table-cell office:value-type="float" office:value="17911.08">
                <text:p>17911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0.38">
                <text:p>370.38</text:p>
              </table:table-cell>
              <table:table-cell office:value-type="float" office:value="17126.48">
                <text:p>17126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.59">
                <text:p>370.59</text:p>
              </table:table-cell>
              <table:table-cell office:value-type="float" office:value="16598.56">
                <text:p>16598.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0.81">
                <text:p>370.81</text:p>
              </table:table-cell>
              <table:table-cell office:value-type="float" office:value="12123.98">
                <text:p>12123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1.02">
                <text:p>371.02</text:p>
              </table:table-cell>
              <table:table-cell office:value-type="float" office:value="9477.09">
                <text:p>9477.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1.23">
                <text:p>371.23</text:p>
              </table:table-cell>
              <table:table-cell office:value-type="float" office:value="13045.11">
                <text:p>13045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1.45">
                <text:p>371.45</text:p>
              </table:table-cell>
              <table:table-cell office:value-type="float" office:value="28267.43">
                <text:p>28267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1.66">
                <text:p>371.66</text:p>
              </table:table-cell>
              <table:table-cell office:value-type="float" office:value="6977.66">
                <text:p>6977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1.88">
                <text:p>371.88</text:p>
              </table:table-cell>
              <table:table-cell office:value-type="float" office:value="10833.3">
                <text:p>10833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2.09">
                <text:p>372.09</text:p>
              </table:table-cell>
              <table:table-cell office:value-type="float" office:value="10385.48">
                <text:p>10385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.3">
                <text:p>372.3</text:p>
              </table:table-cell>
              <table:table-cell office:value-type="float" office:value="13485.65">
                <text:p>13485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2.52">
                <text:p>372.52</text:p>
              </table:table-cell>
              <table:table-cell office:value-type="float" office:value="17019.08">
                <text:p>17019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2.73">
                <text:p>372.73</text:p>
              </table:table-cell>
              <table:table-cell office:value-type="float" office:value="11974.7">
                <text:p>11974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2.94">
                <text:p>372.94</text:p>
              </table:table-cell>
              <table:table-cell office:value-type="float" office:value="17678.07">
                <text:p>17678.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3.16">
                <text:p>373.16</text:p>
              </table:table-cell>
              <table:table-cell office:value-type="float" office:value="36466.59">
                <text:p>36466.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3.37">
                <text:p>373.37</text:p>
              </table:table-cell>
              <table:table-cell office:value-type="float" office:value="16443.82">
                <text:p>16443.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3.58">
                <text:p>373.58</text:p>
              </table:table-cell>
              <table:table-cell office:value-type="float" office:value="23659.96">
                <text:p>23659.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.8">
                <text:p>373.8</text:p>
              </table:table-cell>
              <table:table-cell office:value-type="float" office:value="18060.35">
                <text:p>18060.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4.01">
                <text:p>374.01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4.22">
                <text:p>374.22</text:p>
              </table:table-cell>
              <table:table-cell office:value-type="float" office:value="12366.09">
                <text:p>12366.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.44">
                <text:p>374.44</text:p>
              </table:table-cell>
              <table:table-cell office:value-type="float" office:value="8095.39">
                <text:p>8095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4.65">
                <text:p>374.65</text:p>
              </table:table-cell>
              <table:table-cell office:value-type="float" office:value="12433.45">
                <text:p>12433.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4.86">
                <text:p>374.86</text:p>
              </table:table-cell>
              <table:table-cell office:value-type="float" office:value="15058.49">
                <text:p>15058.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5.08">
                <text:p>375.08</text:p>
              </table:table-cell>
              <table:table-cell office:value-type="float" office:value="15231.43">
                <text:p>15231.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5.29">
                <text:p>375.29</text:p>
              </table:table-cell>
              <table:table-cell office:value-type="float" office:value="10491.06">
                <text:p>10491.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5.5">
                <text:p>375.5</text:p>
              </table:table-cell>
              <table:table-cell office:value-type="float" office:value="24275.26">
                <text:p>24275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5.72">
                <text:p>375.72</text:p>
              </table:table-cell>
              <table:table-cell office:value-type="float" office:value="17991.18">
                <text:p>17991.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.93">
                <text:p>375.93</text:p>
              </table:table-cell>
              <table:table-cell office:value-type="float" office:value="10594.82">
                <text:p>10594.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6.14">
                <text:p>376.14</text:p>
              </table:table-cell>
              <table:table-cell office:value-type="float" office:value="17244.81">
                <text:p>17244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6.36">
                <text:p>376.36</text:p>
              </table:table-cell>
              <table:table-cell office:value-type="float" office:value="15331.55">
                <text:p>15331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6.57">
                <text:p>376.57</text:p>
              </table:table-cell>
              <table:table-cell office:value-type="float" office:value="9089.34">
                <text:p>9089.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.78">
                <text:p>376.78</text:p>
              </table:table-cell>
              <table:table-cell office:value-type="float" office:value="26441.55">
                <text:p>26441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7">
                <text:p>377</text:p>
              </table:table-cell>
              <table:table-cell office:value-type="float" office:value="15954.13">
                <text:p>15954.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7.21">
                <text:p>377.21</text:p>
              </table:table-cell>
              <table:table-cell office:value-type="float" office:value="13928.01">
                <text:p>13928.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7.42">
                <text:p>377.42</text:p>
              </table:table-cell>
              <table:table-cell office:value-type="float" office:value="14956.54">
                <text:p>14956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7.64">
                <text:p>377.64</text:p>
              </table:table-cell>
              <table:table-cell office:value-type="float" office:value="18298.83">
                <text:p>18298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7.85">
                <text:p>377.85</text:p>
              </table:table-cell>
              <table:table-cell office:value-type="float" office:value="19698.73">
                <text:p>19698.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.06">
                <text:p>378.06</text:p>
              </table:table-cell>
              <table:table-cell office:value-type="float" office:value="16955.36">
                <text:p>16955.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8.28">
                <text:p>378.28</text:p>
              </table:table-cell>
              <table:table-cell office:value-type="float" office:value="13598.51">
                <text:p>13598.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8.49">
                <text:p>378.49</text:p>
              </table:table-cell>
              <table:table-cell office:value-type="float" office:value="21504.58">
                <text:p>21504.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.7">
                <text:p>378.7</text:p>
              </table:table-cell>
              <table:table-cell office:value-type="float" office:value="7866.02">
                <text:p>7866.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8.92">
                <text:p>378.92</text:p>
              </table:table-cell>
              <table:table-cell office:value-type="float" office:value="18042.15">
                <text:p>18042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9.13">
                <text:p>379.13</text:p>
              </table:table-cell>
              <table:table-cell office:value-type="float" office:value="15544.54">
                <text:p>15544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9.34">
                <text:p>379.34</text:p>
              </table:table-cell>
              <table:table-cell office:value-type="float" office:value="10785.97">
                <text:p>10785.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9.56">
                <text:p>379.56</text:p>
              </table:table-cell>
              <table:table-cell office:value-type="float" office:value="12697.41">
                <text:p>12697.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.77">
                <text:p>379.77</text:p>
              </table:table-cell>
              <table:table-cell office:value-type="float" office:value="15216.86">
                <text:p>15216.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9.98">
                <text:p>379.98</text:p>
              </table:table-cell>
              <table:table-cell office:value-type="float" office:value="13554.82">
                <text:p>13554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0.2">
                <text:p>380.2</text:p>
              </table:table-cell>
              <table:table-cell office:value-type="float" office:value="18406.23">
                <text:p>18406.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0.41">
                <text:p>380.41</text:p>
              </table:table-cell>
              <table:table-cell office:value-type="float" office:value="11275.66">
                <text:p>11275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0.62">
                <text:p>380.62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0.84">
                <text:p>380.84</text:p>
              </table:table-cell>
              <table:table-cell office:value-type="float" office:value="9167.62">
                <text:p>9167.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1.05">
                <text:p>381.05</text:p>
              </table:table-cell>
              <table:table-cell office:value-type="float" office:value="21897.79">
                <text:p>21897.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1.26">
                <text:p>381.26</text:p>
              </table:table-cell>
              <table:table-cell office:value-type="float" office:value="14181.05">
                <text:p>14181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1.48">
                <text:p>381.48</text:p>
              </table:table-cell>
              <table:table-cell office:value-type="float" office:value="17658.04">
                <text:p>17658.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1.69">
                <text:p>381.69</text:p>
              </table:table-cell>
              <table:table-cell office:value-type="float" office:value="8539.57">
                <text:p>8539.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.9">
                <text:p>381.9</text:p>
              </table:table-cell>
              <table:table-cell office:value-type="float" office:value="10210.72">
                <text:p>10210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2.11">
                <text:p>382.11</text:p>
              </table:table-cell>
              <table:table-cell office:value-type="float" office:value="14046.34">
                <text:p>14046.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.33">
                <text:p>382.33</text:p>
              </table:table-cell>
              <table:table-cell office:value-type="float" office:value="14488.7">
                <text:p>14488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4">
                <text:p>382.54</text:p>
              </table:table-cell>
              <table:table-cell office:value-type="float" office:value="14066.36">
                <text:p>14066.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2.75">
                <text:p>382.75</text:p>
              </table:table-cell>
              <table:table-cell office:value-type="float" office:value="12247.76">
                <text:p>12247.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2.97">
                <text:p>382.97</text:p>
              </table:table-cell>
              <table:table-cell office:value-type="float" office:value="7611.16">
                <text:p>7611.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3.18">
                <text:p>383.18</text:p>
              </table:table-cell>
              <table:table-cell office:value-type="float" office:value="17264.83">
                <text:p>17264.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.39">
                <text:p>383.39</text:p>
              </table:table-cell>
              <table:table-cell office:value-type="float" office:value="11337.56">
                <text:p>11337.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3.61">
                <text:p>383.61</text:p>
              </table:table-cell>
              <table:table-cell office:value-type="float" office:value="16951.72">
                <text:p>16951.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3.82">
                <text:p>383.82</text:p>
              </table:table-cell>
              <table:table-cell office:value-type="float" office:value="8057.16">
                <text:p>8057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4.03">
                <text:p>384.03</text:p>
              </table:table-cell>
              <table:table-cell office:value-type="float" office:value="8736.18">
                <text:p>8736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4.25">
                <text:p>384.25</text:p>
              </table:table-cell>
              <table:table-cell office:value-type="float" office:value="15191.38">
                <text:p>15191.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.46">
                <text:p>384.46</text:p>
              </table:table-cell>
              <table:table-cell office:value-type="float" office:value="21153.24">
                <text:p>21153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4.67">
                <text:p>384.67</text:p>
              </table:table-cell>
              <table:table-cell office:value-type="float" office:value="38995.15">
                <text:p>38995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.88">
                <text:p>384.88</text:p>
              </table:table-cell>
              <table:table-cell office:value-type="float" office:value="21737.6">
                <text:p>21737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5.1">
                <text:p>385.1</text:p>
              </table:table-cell>
              <table:table-cell office:value-type="float" office:value="7279.85">
                <text:p>7279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5.31">
                <text:p>385.31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5.52">
                <text:p>385.52</text:p>
              </table:table-cell>
              <table:table-cell office:value-type="float" office:value="9626.36">
                <text:p>9626.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5.74">
                <text:p>385.74</text:p>
              </table:table-cell>
              <table:table-cell office:value-type="float" office:value="23658.14">
                <text:p>23658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5.95">
                <text:p>385.95</text:p>
              </table:table-cell>
              <table:table-cell office:value-type="float" office:value="15205.94">
                <text:p>15205.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6.16">
                <text:p>386.16</text:p>
              </table:table-cell>
              <table:table-cell office:value-type="float" office:value="16412.88">
                <text:p>16412.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6.37">
                <text:p>386.37</text:p>
              </table:table-cell>
              <table:table-cell office:value-type="float" office:value="23907.53">
                <text:p>23907.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.59">
                <text:p>386.59</text:p>
              </table:table-cell>
              <table:table-cell office:value-type="float" office:value="13086.98">
                <text:p>13086.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6.8">
                <text:p>386.8</text:p>
              </table:table-cell>
              <table:table-cell office:value-type="float" office:value="11581.49">
                <text:p>11581.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7.01">
                <text:p>387.01</text:p>
              </table:table-cell>
              <table:table-cell office:value-type="float" office:value="12843.04">
                <text:p>12843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7.23">
                <text:p>387.23</text:p>
              </table:table-cell>
              <table:table-cell office:value-type="float" office:value="10645.8">
                <text:p>10645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.44">
                <text:p>387.44</text:p>
              </table:table-cell>
              <table:table-cell office:value-type="float" office:value="20445.1">
                <text:p>20445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7.65">
                <text:p>387.65</text:p>
              </table:table-cell>
              <table:table-cell office:value-type="float" office:value="19036.1">
                <text:p>19036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7.86">
                <text:p>387.86</text:p>
              </table:table-cell>
              <table:table-cell office:value-type="float" office:value="20503.35">
                <text:p>20503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8.08">
                <text:p>388.08</text:p>
              </table:table-cell>
              <table:table-cell office:value-type="float" office:value="7849.64">
                <text:p>7849.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.29">
                <text:p>388.29</text:p>
              </table:table-cell>
              <table:table-cell office:value-type="float" office:value="19764.26">
                <text:p>19764.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.5">
                <text:p>388.5</text:p>
              </table:table-cell>
              <table:table-cell office:value-type="float" office:value="9959.5">
                <text:p>995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.72">
                <text:p>388.72</text:p>
              </table:table-cell>
              <table:table-cell office:value-type="float" office:value="22860.79">
                <text:p>22860.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.93">
                <text:p>388.93</text:p>
              </table:table-cell>
              <table:table-cell office:value-type="float" office:value="8139.08">
                <text:p>8139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9.14">
                <text:p>389.14</text:p>
              </table:table-cell>
              <table:table-cell office:value-type="float" office:value="12497.16">
                <text:p>12497.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9.35">
                <text:p>389.35</text:p>
              </table:table-cell>
              <table:table-cell office:value-type="float" office:value="12761.12">
                <text:p>12761.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9.57">
                <text:p>389.57</text:p>
              </table:table-cell>
              <table:table-cell office:value-type="float" office:value="12340.6">
                <text:p>12340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9.78">
                <text:p>389.78</text:p>
              </table:table-cell>
              <table:table-cell office:value-type="float" office:value="12271.43">
                <text:p>12271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9.99">
                <text:p>389.99</text:p>
              </table:table-cell>
              <table:table-cell office:value-type="float" office:value="7598.42">
                <text:p>7598.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0.21">
                <text:p>390.21</text:p>
              </table:table-cell>
              <table:table-cell office:value-type="float" office:value="11667.05">
                <text:p>11667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0.42">
                <text:p>390.42</text:p>
              </table:table-cell>
              <table:table-cell office:value-type="float" office:value="22123.52">
                <text:p>22123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0.63">
                <text:p>390.63</text:p>
              </table:table-cell>
              <table:table-cell office:value-type="float" office:value="9031.09">
                <text:p>9031.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0.84">
                <text:p>390.84</text:p>
              </table:table-cell>
              <table:table-cell office:value-type="float" office:value="17778.19">
                <text:p>17778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1.06">
                <text:p>391.06</text:p>
              </table:table-cell>
              <table:table-cell office:value-type="float" office:value="16150.74">
                <text:p>16150.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1.27">
                <text:p>391.27</text:p>
              </table:table-cell>
              <table:table-cell office:value-type="float" office:value="13360.04">
                <text:p>13360.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1.48">
                <text:p>391.48</text:p>
              </table:table-cell>
              <table:table-cell office:value-type="float" office:value="14896.47">
                <text:p>14896.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1.69">
                <text:p>391.69</text:p>
              </table:table-cell>
              <table:table-cell office:value-type="float" office:value="18988.77">
                <text:p>18988.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1.91">
                <text:p>391.91</text:p>
              </table:table-cell>
              <table:table-cell office:value-type="float" office:value="13072.41">
                <text:p>13072.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2.12">
                <text:p>392.12</text:p>
              </table:table-cell>
              <table:table-cell office:value-type="float" office:value="11901.88">
                <text:p>11901.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2.33">
                <text:p>392.33</text:p>
              </table:table-cell>
              <table:table-cell office:value-type="float" office:value="10451.01">
                <text:p>10451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.54">
                <text:p>392.54</text:p>
              </table:table-cell>
              <table:table-cell office:value-type="float" office:value="21845">
                <text:p>218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2.76">
                <text:p>392.76</text:p>
              </table:table-cell>
              <table:table-cell office:value-type="float" office:value="12722.89">
                <text:p>12722.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2.97">
                <text:p>392.97</text:p>
              </table:table-cell>
              <table:table-cell office:value-type="float" office:value="7804.13">
                <text:p>7804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3.18">
                <text:p>393.18</text:p>
              </table:table-cell>
              <table:table-cell office:value-type="float" office:value="6040.14">
                <text:p>6040.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3.39">
                <text:p>393.39</text:p>
              </table:table-cell>
              <table:table-cell office:value-type="float" office:value="15275.12">
                <text:p>15275.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3.61">
                <text:p>393.61</text:p>
              </table:table-cell>
              <table:table-cell office:value-type="float" office:value="15961.41">
                <text:p>15961.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3.82">
                <text:p>393.82</text:p>
              </table:table-cell>
              <table:table-cell office:value-type="float" office:value="12446.19">
                <text:p>12446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4.03">
                <text:p>394.03</text:p>
              </table:table-cell>
              <table:table-cell office:value-type="float" office:value="8255.59">
                <text:p>8255.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4.24">
                <text:p>394.24</text:p>
              </table:table-cell>
              <table:table-cell office:value-type="float" office:value="16263.6">
                <text:p>16263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4.46">
                <text:p>394.46</text:p>
              </table:table-cell>
              <table:table-cell office:value-type="float" office:value="8681.57">
                <text:p>8681.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4.67">
                <text:p>394.67</text:p>
              </table:table-cell>
              <table:table-cell office:value-type="float" office:value="10893.37">
                <text:p>10893.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4.88">
                <text:p>394.88</text:p>
              </table:table-cell>
              <table:table-cell office:value-type="float" office:value="9040.19">
                <text:p>9040.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5.09">
                <text:p>395.09</text:p>
              </table:table-cell>
              <table:table-cell office:value-type="float" office:value="8302.92">
                <text:p>8302.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5.31">
                <text:p>395.31</text:p>
              </table:table-cell>
              <table:table-cell office:value-type="float" office:value="24835.94">
                <text:p>24835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5.52">
                <text:p>395.52</text:p>
              </table:table-cell>
              <table:table-cell office:value-type="float" office:value="21131.4">
                <text:p>21131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5.73">
                <text:p>395.73</text:p>
              </table:table-cell>
              <table:table-cell office:value-type="float" office:value="7585.68">
                <text:p>7585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5.94">
                <text:p>395.94</text:p>
              </table:table-cell>
              <table:table-cell office:value-type="float" office:value="12750.2">
                <text:p>1275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6.16">
                <text:p>396.16</text:p>
              </table:table-cell>
              <table:table-cell office:value-type="float" office:value="11317.53">
                <text:p>11317.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.37">
                <text:p>396.37</text:p>
              </table:table-cell>
              <table:table-cell office:value-type="float" office:value="14466.85">
                <text:p>14466.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6.58">
                <text:p>396.58</text:p>
              </table:table-cell>
              <table:table-cell office:value-type="float" office:value="24373.56">
                <text:p>24373.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6.79">
                <text:p>396.79</text:p>
              </table:table-cell>
              <table:table-cell office:value-type="float" office:value="19392.9">
                <text:p>19392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7.01">
                <text:p>397.01</text:p>
              </table:table-cell>
              <table:table-cell office:value-type="float" office:value="12886.73">
                <text:p>12886.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7.22">
                <text:p>397.22</text:p>
              </table:table-cell>
              <table:table-cell office:value-type="float" office:value="10278.07">
                <text:p>10278.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7.43">
                <text:p>397.43</text:p>
              </table:table-cell>
              <table:table-cell office:value-type="float" office:value="23417.84">
                <text:p>23417.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7.64">
                <text:p>397.64</text:p>
              </table:table-cell>
              <table:table-cell office:value-type="float" office:value="21082.25">
                <text:p>21082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7.86">
                <text:p>397.86</text:p>
              </table:table-cell>
              <table:table-cell office:value-type="float" office:value="12559.05">
                <text:p>12559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8.07">
                <text:p>398.07</text:p>
              </table:table-cell>
              <table:table-cell office:value-type="float" office:value="13074.23">
                <text:p>13074.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8.28">
                <text:p>398.28</text:p>
              </table:table-cell>
              <table:table-cell office:value-type="float" office:value="12063.9">
                <text:p>12063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8.49">
                <text:p>398.49</text:p>
              </table:table-cell>
              <table:table-cell office:value-type="float" office:value="16898.93">
                <text:p>16898.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8.71">
                <text:p>398.71</text:p>
              </table:table-cell>
              <table:table-cell office:value-type="float" office:value="14514.18">
                <text:p>14514.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8.92">
                <text:p>398.92</text:p>
              </table:table-cell>
              <table:table-cell office:value-type="float" office:value="14860.06">
                <text:p>14860.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9.13">
                <text:p>399.13</text:p>
              </table:table-cell>
              <table:table-cell office:value-type="float" office:value="18801.26">
                <text:p>18801.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9.34">
                <text:p>399.34</text:p>
              </table:table-cell>
              <table:table-cell office:value-type="float" office:value="9285.95">
                <text:p>9285.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9.56">
                <text:p>399.56</text:p>
              </table:table-cell>
              <table:table-cell office:value-type="float" office:value="17729.04">
                <text:p>17729.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.77">
                <text:p>399.77</text:p>
              </table:table-cell>
              <table:table-cell office:value-type="float" office:value="9065.68">
                <text:p>9065.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9.98">
                <text:p>399.98</text:p>
              </table:table-cell>
              <table:table-cell office:value-type="float" office:value="13452.88">
                <text:p>13452.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0.19">
                <text:p>400.19</text:p>
              </table:table-cell>
              <table:table-cell office:value-type="float" office:value="13640.38">
                <text:p>13640.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0.4">
                <text:p>400.4</text:p>
              </table:table-cell>
              <table:table-cell office:value-type="float" office:value="19696.91">
                <text:p>19696.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0.62">
                <text:p>400.62</text:p>
              </table:table-cell>
              <table:table-cell office:value-type="float" office:value="39721.49">
                <text:p>39721.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.83">
                <text:p>400.83</text:p>
              </table:table-cell>
              <table:table-cell office:value-type="float" office:value="11217.41">
                <text:p>11217.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1.04">
                <text:p>401.04</text:p>
              </table:table-cell>
              <table:table-cell office:value-type="float" office:value="15975.98">
                <text:p>15975.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1.25">
                <text:p>401.25</text:p>
              </table:table-cell>
              <table:table-cell office:value-type="float" office:value="9588.13">
                <text:p>9588.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1.47">
                <text:p>401.47</text:p>
              </table:table-cell>
              <table:table-cell office:value-type="float" office:value="9233.15">
                <text:p>9233.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1.68">
                <text:p>401.68</text:p>
              </table:table-cell>
              <table:table-cell office:value-type="float" office:value="17255.73">
                <text:p>17255.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1.89">
                <text:p>401.89</text:p>
              </table:table-cell>
              <table:table-cell office:value-type="float" office:value="8570.52">
                <text:p>8570.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2.1">
                <text:p>402.1</text:p>
              </table:table-cell>
              <table:table-cell office:value-type="float" office:value="31840.91">
                <text:p>31840.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2.31">
                <text:p>402.31</text:p>
              </table:table-cell>
              <table:table-cell office:value-type="float" office:value="8313.84">
                <text:p>8313.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2.53">
                <text:p>402.53</text:p>
              </table:table-cell>
              <table:table-cell office:value-type="float" office:value="9721.02">
                <text:p>9721.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2.74">
                <text:p>402.74</text:p>
              </table:table-cell>
              <table:table-cell office:value-type="float" office:value="14090.02">
                <text:p>14090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2.95">
                <text:p>402.95</text:p>
              </table:table-cell>
              <table:table-cell office:value-type="float" office:value="8827.2">
                <text:p>8827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16">
                <text:p>403.16</text:p>
              </table:table-cell>
              <table:table-cell office:value-type="float" office:value="7216.13">
                <text:p>7216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3.37">
                <text:p>403.37</text:p>
              </table:table-cell>
              <table:table-cell office:value-type="float" office:value="8075.37">
                <text:p>8075.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3.59">
                <text:p>403.59</text:p>
              </table:table-cell>
              <table:table-cell office:value-type="float" office:value="15681.07">
                <text:p>15681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3.8">
                <text:p>403.8</text:p>
              </table:table-cell>
              <table:table-cell office:value-type="float" office:value="19509.41">
                <text:p>19509.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4.01">
                <text:p>404.01</text:p>
              </table:table-cell>
              <table:table-cell office:value-type="float" office:value="7176.08">
                <text:p>7176.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4.22">
                <text:p>404.22</text:p>
              </table:table-cell>
              <table:table-cell office:value-type="float" office:value="13776.91">
                <text:p>13776.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4.43">
                <text:p>404.43</text:p>
              </table:table-cell>
              <table:table-cell office:value-type="float" office:value="9609.98">
                <text:p>9609.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4.65">
                <text:p>404.65</text:p>
              </table:table-cell>
              <table:table-cell office:value-type="float" office:value="16500.26">
                <text:p>16500.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4.86">
                <text:p>404.86</text:p>
              </table:table-cell>
              <table:table-cell office:value-type="float" office:value="10756.84">
                <text:p>10756.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5.07">
                <text:p>405.07</text:p>
              </table:table-cell>
              <table:table-cell office:value-type="float" office:value="13198.02">
                <text:p>13198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5.28">
                <text:p>405.28</text:p>
              </table:table-cell>
              <table:table-cell office:value-type="float" office:value="14761.76">
                <text:p>14761.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5.49">
                <text:p>405.49</text:p>
              </table:table-cell>
              <table:table-cell office:value-type="float" office:value="14070">
                <text:p>140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5.71">
                <text:p>405.71</text:p>
              </table:table-cell>
              <table:table-cell office:value-type="float" office:value="10784.15">
                <text:p>10784.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5.92">
                <text:p>405.92</text:p>
              </table:table-cell>
              <table:table-cell office:value-type="float" office:value="9526.24">
                <text:p>9526.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6.13">
                <text:p>406.13</text:p>
              </table:table-cell>
              <table:table-cell office:value-type="float" office:value="14876.44">
                <text:p>14876.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6.34">
                <text:p>406.34</text:p>
              </table:table-cell>
              <table:table-cell office:value-type="float" office:value="14086.38">
                <text:p>14086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6.55">
                <text:p>406.55</text:p>
              </table:table-cell>
              <table:table-cell office:value-type="float" office:value="7141.49">
                <text:p>7141.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6.77">
                <text:p>406.77</text:p>
              </table:table-cell>
              <table:table-cell office:value-type="float" office:value="20903.84">
                <text:p>20903.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6.98">
                <text:p>406.98</text:p>
              </table:table-cell>
              <table:table-cell office:value-type="float" office:value="10693.13">
                <text:p>10693.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7.19">
                <text:p>407.19</text:p>
              </table:table-cell>
              <table:table-cell office:value-type="float" office:value="9196.74">
                <text:p>9196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7.4">
                <text:p>407.4</text:p>
              </table:table-cell>
              <table:table-cell office:value-type="float" office:value="9346.02">
                <text:p>9346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7.61">
                <text:p>407.61</text:p>
              </table:table-cell>
              <table:table-cell office:value-type="float" office:value="18304.29">
                <text:p>18304.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7.83">
                <text:p>407.83</text:p>
              </table:table-cell>
              <table:table-cell office:value-type="float" office:value="11317.53">
                <text:p>11317.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8.04">
                <text:p>408.04</text:p>
              </table:table-cell>
              <table:table-cell office:value-type="float" office:value="13829.71">
                <text:p>13829.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8.25">
                <text:p>408.25</text:p>
              </table:table-cell>
              <table:table-cell office:value-type="float" office:value="14120.97">
                <text:p>14120.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8.46">
                <text:p>408.46</text:p>
              </table:table-cell>
              <table:table-cell office:value-type="float" office:value="9291.41">
                <text:p>9291.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8.67">
                <text:p>408.67</text:p>
              </table:table-cell>
              <table:table-cell office:value-type="float" office:value="15255.09">
                <text:p>15255.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8.89">
                <text:p>408.89</text:p>
              </table:table-cell>
              <table:table-cell office:value-type="float" office:value="13472.9">
                <text:p>13472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9.1">
                <text:p>409.1</text:p>
              </table:table-cell>
              <table:table-cell office:value-type="float" office:value="19332.82">
                <text:p>19332.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9.31">
                <text:p>409.31</text:p>
              </table:table-cell>
              <table:table-cell office:value-type="float" office:value="11343.02">
                <text:p>11343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9.52">
                <text:p>409.52</text:p>
              </table:table-cell>
              <table:table-cell office:value-type="float" office:value="16736.91">
                <text:p>16736.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9.73">
                <text:p>409.73</text:p>
              </table:table-cell>
              <table:table-cell office:value-type="float" office:value="16607.66">
                <text:p>16607.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.94">
                <text:p>409.94</text:p>
              </table:table-cell>
              <table:table-cell office:value-type="float" office:value="14100.95">
                <text:p>14100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0.16">
                <text:p>410.16</text:p>
              </table:table-cell>
              <table:table-cell office:value-type="float" office:value="10653.08">
                <text:p>10653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0.37">
                <text:p>410.37</text:p>
              </table:table-cell>
              <table:table-cell office:value-type="float" office:value="11151.87">
                <text:p>11151.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0.58">
                <text:p>410.58</text:p>
              </table:table-cell>
              <table:table-cell office:value-type="float" office:value="12418.88">
                <text:p>12418.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0.79">
                <text:p>410.79</text:p>
              </table:table-cell>
              <table:table-cell office:value-type="float" office:value="18775.78">
                <text:p>18775.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1">
                <text:p>411</text:p>
              </table:table-cell>
              <table:table-cell office:value-type="float" office:value="11272.02">
                <text:p>11272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1.21">
                <text:p>411.21</text:p>
              </table:table-cell>
              <table:table-cell office:value-type="float" office:value="12406.14">
                <text:p>12406.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1.43">
                <text:p>411.43</text:p>
              </table:table-cell>
              <table:table-cell office:value-type="float" office:value="11727.12">
                <text:p>11727.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1.64">
                <text:p>411.64</text:p>
              </table:table-cell>
              <table:table-cell office:value-type="float" office:value="10898.83">
                <text:p>10898.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1.85">
                <text:p>411.85</text:p>
              </table:table-cell>
              <table:table-cell office:value-type="float" office:value="21282.49">
                <text:p>21282.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2.06">
                <text:p>412.06</text:p>
              </table:table-cell>
              <table:table-cell office:value-type="float" office:value="7764.08">
                <text:p>7764.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2.27">
                <text:p>412.27</text:p>
              </table:table-cell>
              <table:table-cell office:value-type="float" office:value="23457.89">
                <text:p>23457.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2.49">
                <text:p>412.49</text:p>
              </table:table-cell>
              <table:table-cell office:value-type="float" office:value="13256.27">
                <text:p>13256.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2.7">
                <text:p>412.7</text:p>
              </table:table-cell>
              <table:table-cell office:value-type="float" office:value="13227.15">
                <text:p>13227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2.91">
                <text:p>412.91</text:p>
              </table:table-cell>
              <table:table-cell office:value-type="float" office:value="11650.67">
                <text:p>11650.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3.12">
                <text:p>413.12</text:p>
              </table:table-cell>
              <table:table-cell office:value-type="float" office:value="11284.76">
                <text:p>11284.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3.33">
                <text:p>413.33</text:p>
              </table:table-cell>
              <table:table-cell office:value-type="float" office:value="15195.02">
                <text:p>15195.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3.54">
                <text:p>413.54</text:p>
              </table:table-cell>
              <table:table-cell office:value-type="float" office:value="12311.48">
                <text:p>12311.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3.75">
                <text:p>413.75</text:p>
              </table:table-cell>
              <table:table-cell office:value-type="float" office:value="8561.42">
                <text:p>8561.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3.97">
                <text:p>413.97</text:p>
              </table:table-cell>
              <table:table-cell office:value-type="float" office:value="7208.85">
                <text:p>7208.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4.18">
                <text:p>414.18</text:p>
              </table:table-cell>
              <table:table-cell office:value-type="float" office:value="12276.89">
                <text:p>12276.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4.39">
                <text:p>414.39</text:p>
              </table:table-cell>
              <table:table-cell office:value-type="float" office:value="43520.7">
                <text:p>43520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4.6">
                <text:p>414.6</text:p>
              </table:table-cell>
              <table:table-cell office:value-type="float" office:value="13654.95">
                <text:p>13654.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4.81">
                <text:p>414.81</text:p>
              </table:table-cell>
              <table:table-cell office:value-type="float" office:value="7012.24">
                <text:p>7012.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5.02">
                <text:p>415.02</text:p>
              </table:table-cell>
              <table:table-cell office:value-type="float" office:value="18388.03">
                <text:p>18388.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5.24">
                <text:p>415.24</text:p>
              </table:table-cell>
              <table:table-cell office:value-type="float" office:value="14692.58">
                <text:p>14692.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5.45">
                <text:p>415.45</text:p>
              </table:table-cell>
              <table:table-cell office:value-type="float" office:value="10434.63">
                <text:p>10434.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5.66">
                <text:p>415.66</text:p>
              </table:table-cell>
              <table:table-cell office:value-type="float" office:value="20221.19">
                <text:p>20221.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5.87">
                <text:p>415.87</text:p>
              </table:table-cell>
              <table:table-cell office:value-type="float" office:value="7066.86">
                <text:p>7066.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6.08">
                <text:p>416.08</text:p>
              </table:table-cell>
              <table:table-cell office:value-type="float" office:value="8566.88">
                <text:p>8566.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6.29">
                <text:p>416.29</text:p>
              </table:table-cell>
              <table:table-cell office:value-type="float" office:value="17197.48">
                <text:p>17197.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6.5">
                <text:p>416.5</text:p>
              </table:table-cell>
              <table:table-cell office:value-type="float" office:value="15795.76">
                <text:p>15795.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6.72">
                <text:p>416.72</text:p>
              </table:table-cell>
              <table:table-cell office:value-type="float" office:value="36932.61">
                <text:p>36932.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6.93">
                <text:p>416.93</text:p>
              </table:table-cell>
              <table:table-cell office:value-type="float" office:value="14026.31">
                <text:p>14026.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7.14">
                <text:p>417.14</text:p>
              </table:table-cell>
              <table:table-cell office:value-type="float" office:value="10882.45">
                <text:p>10882.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7.35">
                <text:p>417.35</text:p>
              </table:table-cell>
              <table:table-cell office:value-type="float" office:value="10032.32">
                <text:p>10032.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7.56">
                <text:p>417.56</text:p>
              </table:table-cell>
              <table:table-cell office:value-type="float" office:value="13250.81">
                <text:p>13250.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7.77">
                <text:p>417.77</text:p>
              </table:table-cell>
              <table:table-cell office:value-type="float" office:value="13336.37">
                <text:p>13336.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7.98">
                <text:p>417.98</text:p>
              </table:table-cell>
              <table:table-cell office:value-type="float" office:value="12054.8">
                <text:p>12054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8.2">
                <text:p>418.2</text:p>
              </table:table-cell>
              <table:table-cell office:value-type="float" office:value="22192.7">
                <text:p>22192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8.41">
                <text:p>418.41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8.62">
                <text:p>418.62</text:p>
              </table:table-cell>
              <table:table-cell office:value-type="float" office:value="15888.6">
                <text:p>15888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8.83">
                <text:p>418.83</text:p>
              </table:table-cell>
              <table:table-cell office:value-type="float" office:value="23663.6">
                <text:p>23663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9.04">
                <text:p>419.04</text:p>
              </table:table-cell>
              <table:table-cell office:value-type="float" office:value="16183.5">
                <text:p>16183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9.25">
                <text:p>419.25</text:p>
              </table:table-cell>
              <table:table-cell office:value-type="float" office:value="7618.44">
                <text:p>7618.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9.46">
                <text:p>419.46</text:p>
              </table:table-cell>
              <table:table-cell office:value-type="float" office:value="8415.79">
                <text:p>8415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9.68">
                <text:p>419.68</text:p>
              </table:table-cell>
              <table:table-cell office:value-type="float" office:value="11759.89">
                <text:p>11759.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9.89">
                <text:p>419.89</text:p>
              </table:table-cell>
              <table:table-cell office:value-type="float" office:value="14820.01">
                <text:p>1482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.1">
                <text:p>420.1</text:p>
              </table:table-cell>
              <table:table-cell office:value-type="float" office:value="11701.64">
                <text:p>11701.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0.31">
                <text:p>420.31</text:p>
              </table:table-cell>
              <table:table-cell office:value-type="float" office:value="6751.93">
                <text:p>6751.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0.52">
                <text:p>420.52</text:p>
              </table:table-cell>
              <table:table-cell office:value-type="float" office:value="9491.65">
                <text:p>9491.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0.73">
                <text:p>420.73</text:p>
              </table:table-cell>
              <table:table-cell office:value-type="float" office:value="11885.5">
                <text:p>1188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0.94">
                <text:p>420.94</text:p>
              </table:table-cell>
              <table:table-cell office:value-type="float" office:value="7562.01">
                <text:p>7562.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1.15">
                <text:p>421.15</text:p>
              </table:table-cell>
              <table:table-cell office:value-type="float" office:value="23592.6">
                <text:p>23592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1.37">
                <text:p>421.37</text:p>
              </table:table-cell>
              <table:table-cell office:value-type="float" office:value="13150.69">
                <text:p>13150.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1.58">
                <text:p>421.58</text:p>
              </table:table-cell>
              <table:table-cell office:value-type="float" office:value="10818.74">
                <text:p>10818.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1.79">
                <text:p>421.79</text:p>
              </table:table-cell>
              <table:table-cell office:value-type="float" office:value="10551.14">
                <text:p>10551.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2">
                <text:p>422</text:p>
              </table:table-cell>
              <table:table-cell office:value-type="float" office:value="31378.52">
                <text:p>31378.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2.21">
                <text:p>422.21</text:p>
              </table:table-cell>
              <table:table-cell office:value-type="float" office:value="10396.4">
                <text:p>10396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2.42">
                <text:p>422.42</text:p>
              </table:table-cell>
              <table:table-cell office:value-type="float" office:value="14490.52">
                <text:p>14490.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2.63">
                <text:p>422.63</text:p>
              </table:table-cell>
              <table:table-cell office:value-type="float" office:value="13982.62">
                <text:p>13982.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2.84">
                <text:p>422.84</text:p>
              </table:table-cell>
              <table:table-cell office:value-type="float" office:value="11018.98">
                <text:p>11018.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3.06">
                <text:p>423.06</text:p>
              </table:table-cell>
              <table:table-cell office:value-type="float" office:value="8752.56">
                <text:p>8752.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.27">
                <text:p>423.27</text:p>
              </table:table-cell>
              <table:table-cell office:value-type="float" office:value="19327.36">
                <text:p>19327.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3.48">
                <text:p>423.48</text:p>
              </table:table-cell>
              <table:table-cell office:value-type="float" office:value="16310.93">
                <text:p>16310.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3.69">
                <text:p>423.69</text:p>
              </table:table-cell>
              <table:table-cell office:value-type="float" office:value="12853.96">
                <text:p>12853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3.9">
                <text:p>423.9</text:p>
              </table:table-cell>
              <table:table-cell office:value-type="float" office:value="18222.37">
                <text:p>18222.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4.11">
                <text:p>424.11</text:p>
              </table:table-cell>
              <table:table-cell office:value-type="float" office:value="9509.86">
                <text:p>9509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4.32">
                <text:p>424.32</text:p>
              </table:table-cell>
              <table:table-cell office:value-type="float" office:value="10325.4">
                <text:p>10325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4.53">
                <text:p>424.53</text:p>
              </table:table-cell>
              <table:table-cell office:value-type="float" office:value="14170.12">
                <text:p>14170.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4.74">
                <text:p>424.74</text:p>
              </table:table-cell>
              <table:table-cell office:value-type="float" office:value="17332.19">
                <text:p>17332.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4.96">
                <text:p>424.96</text:p>
              </table:table-cell>
              <table:table-cell office:value-type="float" office:value="40952.09">
                <text:p>40952.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5.17">
                <text:p>425.17</text:p>
              </table:table-cell>
              <table:table-cell office:value-type="float" office:value="11601.52">
                <text:p>11601.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5.38">
                <text:p>425.38</text:p>
              </table:table-cell>
              <table:table-cell office:value-type="float" office:value="12586.36">
                <text:p>12586.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5.59">
                <text:p>425.59</text:p>
              </table:table-cell>
              <table:table-cell office:value-type="float" office:value="10631.23">
                <text:p>10631.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5.8">
                <text:p>425.8</text:p>
              </table:table-cell>
              <table:table-cell office:value-type="float" office:value="17173.81">
                <text:p>17173.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6.01">
                <text:p>426.01</text:p>
              </table:table-cell>
              <table:table-cell office:value-type="float" office:value="8009.83">
                <text:p>8009.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6.22">
                <text:p>426.22</text:p>
              </table:table-cell>
              <table:table-cell office:value-type="float" office:value="12777.5">
                <text:p>1277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6.43">
                <text:p>426.43</text:p>
              </table:table-cell>
              <table:table-cell office:value-type="float" office:value="18267.88">
                <text:p>18267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6.64">
                <text:p>426.64</text:p>
              </table:table-cell>
              <table:table-cell office:value-type="float" office:value="7438.22">
                <text:p>7438.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6.85">
                <text:p>426.85</text:p>
              </table:table-cell>
              <table:table-cell office:value-type="float" office:value="9662.77">
                <text:p>9662.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7.07">
                <text:p>427.07</text:p>
              </table:table-cell>
              <table:table-cell office:value-type="float" office:value="10414.6">
                <text:p>10414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7.28">
                <text:p>427.28</text:p>
              </table:table-cell>
              <table:table-cell office:value-type="float" office:value="24590.19">
                <text:p>24590.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7.49">
                <text:p>427.49</text:p>
              </table:table-cell>
              <table:table-cell office:value-type="float" office:value="14756.3">
                <text:p>14756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7.7">
                <text:p>427.7</text:p>
              </table:table-cell>
              <table:table-cell office:value-type="float" office:value="6926.69">
                <text:p>6926.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7.91">
                <text:p>427.91</text:p>
              </table:table-cell>
              <table:table-cell office:value-type="float" office:value="11175.54">
                <text:p>11175.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.12">
                <text:p>428.12</text:p>
              </table:table-cell>
              <table:table-cell office:value-type="float" office:value="13316.35">
                <text:p>13316.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8.33">
                <text:p>428.33</text:p>
              </table:table-cell>
              <table:table-cell office:value-type="float" office:value="13416.47">
                <text:p>13416.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8.54">
                <text:p>428.54</text:p>
              </table:table-cell>
              <table:table-cell office:value-type="float" office:value="15659.22">
                <text:p>15659.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8.75">
                <text:p>428.75</text:p>
              </table:table-cell>
              <table:table-cell office:value-type="float" office:value="22112.6">
                <text:p>22112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8.96">
                <text:p>428.96</text:p>
              </table:table-cell>
              <table:table-cell office:value-type="float" office:value="16567.61">
                <text:p>16567.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9.17">
                <text:p>429.17</text:p>
              </table:table-cell>
              <table:table-cell office:value-type="float" office:value="14290.27">
                <text:p>14290.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9.38">
                <text:p>429.38</text:p>
              </table:table-cell>
              <table:table-cell office:value-type="float" office:value="12448.01">
                <text:p>12448.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9.6">
                <text:p>429.6</text:p>
              </table:table-cell>
              <table:table-cell office:value-type="float" office:value="15604.61">
                <text:p>15604.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9.81">
                <text:p>429.81</text:p>
              </table:table-cell>
              <table:table-cell office:value-type="float" office:value="9522.6">
                <text:p>9522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0.02">
                <text:p>430.02</text:p>
              </table:table-cell>
              <table:table-cell office:value-type="float" office:value="10716.79">
                <text:p>10716.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0.23">
                <text:p>430.23</text:p>
              </table:table-cell>
              <table:table-cell office:value-type="float" office:value="15018.44">
                <text:p>15018.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0.44">
                <text:p>430.44</text:p>
              </table:table-cell>
              <table:table-cell office:value-type="float" office:value="12098.49">
                <text:p>12098.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0.65">
                <text:p>430.65</text:p>
              </table:table-cell>
              <table:table-cell office:value-type="float" office:value="19283.67">
                <text:p>19283.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0.86">
                <text:p>430.86</text:p>
              </table:table-cell>
              <table:table-cell office:value-type="float" office:value="15540.9">
                <text:p>15540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1.07">
                <text:p>431.07</text:p>
              </table:table-cell>
              <table:table-cell office:value-type="float" office:value="14124.61">
                <text:p>14124.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1.28">
                <text:p>431.28</text:p>
              </table:table-cell>
              <table:table-cell office:value-type="float" office:value="11393.99">
                <text:p>11393.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1.49">
                <text:p>431.49</text:p>
              </table:table-cell>
              <table:table-cell office:value-type="float" office:value="10582.08">
                <text:p>10582.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1.7">
                <text:p>431.7</text:p>
              </table:table-cell>
              <table:table-cell office:value-type="float" office:value="15255.09">
                <text:p>15255.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1.91">
                <text:p>431.91</text:p>
              </table:table-cell>
              <table:table-cell office:value-type="float" office:value="10687.67">
                <text:p>10687.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2.12">
                <text:p>432.12</text:p>
              </table:table-cell>
              <table:table-cell office:value-type="float" office:value="21624.73">
                <text:p>21624.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2.34">
                <text:p>432.34</text:p>
              </table:table-cell>
              <table:table-cell office:value-type="float" office:value="7296.23">
                <text:p>7296.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2.55">
                <text:p>432.55</text:p>
              </table:table-cell>
              <table:table-cell office:value-type="float" office:value="20057.35">
                <text:p>20057.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2.76">
                <text:p>432.76</text:p>
              </table:table-cell>
              <table:table-cell office:value-type="float" office:value="27364.5">
                <text:p>2736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2.97">
                <text:p>432.97</text:p>
              </table:table-cell>
              <table:table-cell office:value-type="float" office:value="10438.27">
                <text:p>10438.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3.18">
                <text:p>433.18</text:p>
              </table:table-cell>
              <table:table-cell office:value-type="float" office:value="14980.21">
                <text:p>14980.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3.39">
                <text:p>433.39</text:p>
              </table:table-cell>
              <table:table-cell office:value-type="float" office:value="15555.46">
                <text:p>15555.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3.6">
                <text:p>433.6</text:p>
              </table:table-cell>
              <table:table-cell office:value-type="float" office:value="7323.54">
                <text:p>7323.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3.81">
                <text:p>433.81</text:p>
              </table:table-cell>
              <table:table-cell office:value-type="float" office:value="24122.34">
                <text:p>24122.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4.02">
                <text:p>434.02</text:p>
              </table:table-cell>
              <table:table-cell office:value-type="float" office:value="31904.62">
                <text:p>31904.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4.23">
                <text:p>434.23</text:p>
              </table:table-cell>
              <table:table-cell office:value-type="float" office:value="13951.67">
                <text:p>13951.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4.44">
                <text:p>434.44</text:p>
              </table:table-cell>
              <table:table-cell office:value-type="float" office:value="6455.2">
                <text:p>645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4.65">
                <text:p>434.65</text:p>
              </table:table-cell>
              <table:table-cell office:value-type="float" office:value="14678.02">
                <text:p>14678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4.86">
                <text:p>434.86</text:p>
              </table:table-cell>
              <table:table-cell office:value-type="float" office:value="13167.07">
                <text:p>13167.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5.07">
                <text:p>435.07</text:p>
              </table:table-cell>
              <table:table-cell office:value-type="float" office:value="15777.55">
                <text:p>15777.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5.28">
                <text:p>435.28</text:p>
              </table:table-cell>
              <table:table-cell office:value-type="float" office:value="15229.61">
                <text:p>15229.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5.49">
                <text:p>435.49</text:p>
              </table:table-cell>
              <table:table-cell office:value-type="float" office:value="8008.01">
                <text:p>8008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5.71">
                <text:p>435.71</text:p>
              </table:table-cell>
              <table:table-cell office:value-type="float" office:value="14049.98">
                <text:p>14049.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5.92">
                <text:p>435.92</text:p>
              </table:table-cell>
              <table:table-cell office:value-type="float" office:value="13252.63">
                <text:p>13252.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.13">
                <text:p>436.13</text:p>
              </table:table-cell>
              <table:table-cell office:value-type="float" office:value="13068.77">
                <text:p>13068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6.34">
                <text:p>436.34</text:p>
              </table:table-cell>
              <table:table-cell office:value-type="float" office:value="17437.77">
                <text:p>17437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6.55">
                <text:p>436.55</text:p>
              </table:table-cell>
              <table:table-cell office:value-type="float" office:value="9502.58">
                <text:p>9502.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6.76">
                <text:p>436.76</text:p>
              </table:table-cell>
              <table:table-cell office:value-type="float" office:value="8758.02">
                <text:p>8758.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6.97">
                <text:p>436.97</text:p>
              </table:table-cell>
              <table:table-cell office:value-type="float" office:value="15897.7">
                <text:p>15897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7.18">
                <text:p>437.18</text:p>
              </table:table-cell>
              <table:table-cell office:value-type="float" office:value="11814.5">
                <text:p>11814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7.39">
                <text:p>437.39</text:p>
              </table:table-cell>
              <table:table-cell office:value-type="float" office:value="18144.09">
                <text:p>18144.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7.6">
                <text:p>437.6</text:p>
              </table:table-cell>
              <table:table-cell office:value-type="float" office:value="9016.52">
                <text:p>9016.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7.81">
                <text:p>437.81</text:p>
              </table:table-cell>
              <table:table-cell office:value-type="float" office:value="8652.44">
                <text:p>8652.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8.02">
                <text:p>438.02</text:p>
              </table:table-cell>
              <table:table-cell office:value-type="float" office:value="20385.03">
                <text:p>20385.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8.23">
                <text:p>438.23</text:p>
              </table:table-cell>
              <table:table-cell office:value-type="float" office:value="18422.62">
                <text:p>18422.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8.44">
                <text:p>438.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.65">
                <text:p>438.65</text:p>
              </table:table-cell>
              <table:table-cell office:value-type="float" office:value="11905.52">
                <text:p>11905.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8.86">
                <text:p>438.86</text:p>
              </table:table-cell>
              <table:table-cell office:value-type="float" office:value="38150.47">
                <text:p>38150.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9.07">
                <text:p>439.07</text:p>
              </table:table-cell>
              <table:table-cell office:value-type="float" office:value="15125.84">
                <text:p>15125.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9.28">
                <text:p>439.28</text:p>
              </table:table-cell>
              <table:table-cell office:value-type="float" office:value="18493.61">
                <text:p>18493.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9.49">
                <text:p>439.49</text:p>
              </table:table-cell>
              <table:table-cell office:value-type="float" office:value="19482.1">
                <text:p>19482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9.7">
                <text:p>439.7</text:p>
              </table:table-cell>
              <table:table-cell office:value-type="float" office:value="14532.39">
                <text:p>14532.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9.91">
                <text:p>439.91</text:p>
              </table:table-cell>
              <table:table-cell office:value-type="float" office:value="13522.06">
                <text:p>13522.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.12">
                <text:p>440.12</text:p>
              </table:table-cell>
              <table:table-cell office:value-type="float" office:value="13314.53">
                <text:p>13314.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.33">
                <text:p>440.33</text:p>
              </table:table-cell>
              <table:table-cell office:value-type="float" office:value="19764.26">
                <text:p>19764.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.54">
                <text:p>440.54</text:p>
              </table:table-cell>
              <table:table-cell office:value-type="float" office:value="11446.78">
                <text:p>11446.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.75">
                <text:p>440.75</text:p>
              </table:table-cell>
              <table:table-cell office:value-type="float" office:value="21138.68">
                <text:p>21138.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.96">
                <text:p>440.96</text:p>
              </table:table-cell>
              <table:table-cell office:value-type="float" office:value="15564.56">
                <text:p>15564.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.18">
                <text:p>441.18</text:p>
              </table:table-cell>
              <table:table-cell office:value-type="float" office:value="19873.49">
                <text:p>19873.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39">
                <text:p>441.39</text:p>
              </table:table-cell>
              <table:table-cell office:value-type="float" office:value="8150.01">
                <text:p>8150.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1.6">
                <text:p>441.6</text:p>
              </table:table-cell>
              <table:table-cell office:value-type="float" office:value="6711.88">
                <text:p>6711.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1.81">
                <text:p>441.81</text:p>
              </table:table-cell>
              <table:table-cell office:value-type="float" office:value="12610.03">
                <text:p>12610.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2.02">
                <text:p>442.02</text:p>
              </table:table-cell>
              <table:table-cell office:value-type="float" office:value="14769.04">
                <text:p>14769.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2.23">
                <text:p>442.23</text:p>
              </table:table-cell>
              <table:table-cell office:value-type="float" office:value="7811.41">
                <text:p>7811.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2.44">
                <text:p>442.44</text:p>
              </table:table-cell>
              <table:table-cell office:value-type="float" office:value="9606.34">
                <text:p>9606.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2.65">
                <text:p>442.65</text:p>
              </table:table-cell>
              <table:table-cell office:value-type="float" office:value="13603.97">
                <text:p>13603.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2.86">
                <text:p>442.86</text:p>
              </table:table-cell>
              <table:table-cell office:value-type="float" office:value="20932.97">
                <text:p>20932.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3.07">
                <text:p>443.07</text:p>
              </table:table-cell>
              <table:table-cell office:value-type="float" office:value="15528.15">
                <text:p>15528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3.28">
                <text:p>443.28</text:p>
              </table:table-cell>
              <table:table-cell office:value-type="float" office:value="14676.2">
                <text:p>14676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3.49">
                <text:p>443.49</text:p>
              </table:table-cell>
              <table:table-cell office:value-type="float" office:value="10684.03">
                <text:p>10684.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3.7">
                <text:p>443.7</text:p>
              </table:table-cell>
              <table:table-cell office:value-type="float" office:value="13844.27">
                <text:p>13844.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3.91">
                <text:p>443.91</text:p>
              </table:table-cell>
              <table:table-cell office:value-type="float" office:value="11756.25">
                <text:p>11756.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4.12">
                <text:p>444.12</text:p>
              </table:table-cell>
              <table:table-cell office:value-type="float" office:value="9715.56">
                <text:p>9715.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4.33">
                <text:p>444.33</text:p>
              </table:table-cell>
              <table:table-cell office:value-type="float" office:value="6116.6">
                <text:p>6116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4.54">
                <text:p>444.54</text:p>
              </table:table-cell>
              <table:table-cell office:value-type="float" office:value="7221.59">
                <text:p>7221.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4.75">
                <text:p>444.75</text:p>
              </table:table-cell>
              <table:table-cell office:value-type="float" office:value="11563.29">
                <text:p>11563.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4.96">
                <text:p>444.96</text:p>
              </table:table-cell>
              <table:table-cell office:value-type="float" office:value="9457.06">
                <text:p>9457.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5.17">
                <text:p>445.17</text:p>
              </table:table-cell>
              <table:table-cell office:value-type="float" office:value="8231.92">
                <text:p>8231.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5.38">
                <text:p>445.38</text:p>
              </table:table-cell>
              <table:table-cell office:value-type="float" office:value="12686.48">
                <text:p>12686.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5.59">
                <text:p>445.59</text:p>
              </table:table-cell>
              <table:table-cell office:value-type="float" office:value="15799.4">
                <text:p>15799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5.8">
                <text:p>445.8</text:p>
              </table:table-cell>
              <table:table-cell office:value-type="float" office:value="16833.39">
                <text:p>16833.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6.01">
                <text:p>446.01</text:p>
              </table:table-cell>
              <table:table-cell office:value-type="float" office:value="21105.91">
                <text:p>21105.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6.22">
                <text:p>446.22</text:p>
              </table:table-cell>
              <table:table-cell office:value-type="float" office:value="15415.29">
                <text:p>15415.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6.43">
                <text:p>446.43</text:p>
              </table:table-cell>
              <table:table-cell office:value-type="float" office:value="12031.13">
                <text:p>12031.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6.64">
                <text:p>446.64</text:p>
              </table:table-cell>
              <table:table-cell office:value-type="float" office:value="8031.68">
                <text:p>8031.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6.85">
                <text:p>446.85</text:p>
              </table:table-cell>
              <table:table-cell office:value-type="float" office:value="29847.55">
                <text:p>29847.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7.06">
                <text:p>447.06</text:p>
              </table:table-cell>
              <table:table-cell office:value-type="float" office:value="22418.43">
                <text:p>22418.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7.27">
                <text:p>447.27</text:p>
              </table:table-cell>
              <table:table-cell office:value-type="float" office:value="11288.4">
                <text:p>11288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7.48">
                <text:p>447.48</text:p>
              </table:table-cell>
              <table:table-cell office:value-type="float" office:value="8834.48">
                <text:p>8834.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7.69">
                <text:p>447.69</text:p>
              </table:table-cell>
              <table:table-cell office:value-type="float" office:value="14330.32">
                <text:p>14330.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7.9">
                <text:p>447.9</text:p>
              </table:table-cell>
              <table:table-cell office:value-type="float" office:value="17687.17">
                <text:p>17687.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8.11">
                <text:p>448.11</text:p>
              </table:table-cell>
              <table:table-cell office:value-type="float" office:value="12260.51">
                <text:p>12260.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8.32">
                <text:p>448.32</text:p>
              </table:table-cell>
              <table:table-cell office:value-type="float" office:value="20845.59">
                <text:p>20845.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8.53">
                <text:p>448.53</text:p>
              </table:table-cell>
              <table:table-cell office:value-type="float" office:value="13898.88">
                <text:p>13898.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8.74">
                <text:p>448.74</text:p>
              </table:table-cell>
              <table:table-cell office:value-type="float" office:value="6737.36">
                <text:p>6737.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8.95">
                <text:p>448.95</text:p>
              </table:table-cell>
              <table:table-cell office:value-type="float" office:value="20670.83">
                <text:p>20670.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9.16">
                <text:p>449.16</text:p>
              </table:table-cell>
              <table:table-cell office:value-type="float" office:value="10105.13">
                <text:p>10105.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9.37">
                <text:p>449.37</text:p>
              </table:table-cell>
              <table:table-cell office:value-type="float" office:value="17055.48">
                <text:p>17055.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9.58">
                <text:p>449.58</text:p>
              </table:table-cell>
              <table:table-cell office:value-type="float" office:value="13185.28">
                <text:p>13185.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9.79">
                <text:p>449.79</text:p>
              </table:table-cell>
              <table:table-cell office:value-type="float" office:value="12162.2">
                <text:p>12162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0">
                <text:p>450</text:p>
              </table:table-cell>
              <table:table-cell office:value-type="float" office:value="13156.15">
                <text:p>13156.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0.21">
                <text:p>450.21</text:p>
              </table:table-cell>
              <table:table-cell office:value-type="float" office:value="20126.53">
                <text:p>20126.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0.42">
                <text:p>450.42</text:p>
              </table:table-cell>
              <table:table-cell office:value-type="float" office:value="13887.96">
                <text:p>13887.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0.63">
                <text:p>450.63</text:p>
              </table:table-cell>
              <table:table-cell office:value-type="float" office:value="19267.29">
                <text:p>19267.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0.84">
                <text:p>450.84</text:p>
              </table:table-cell>
              <table:table-cell office:value-type="float" office:value="9566.29">
                <text:p>9566.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1.04">
                <text:p>451.04</text:p>
              </table:table-cell>
              <table:table-cell office:value-type="float" office:value="16045.15">
                <text:p>16045.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1.25">
                <text:p>451.25</text:p>
              </table:table-cell>
              <table:table-cell office:value-type="float" office:value="15060.31">
                <text:p>15060.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1.46">
                <text:p>451.46</text:p>
              </table:table-cell>
              <table:table-cell office:value-type="float" office:value="8601.47">
                <text:p>8601.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1.67">
                <text:p>451.67</text:p>
              </table:table-cell>
              <table:table-cell office:value-type="float" office:value="9680.98">
                <text:p>9680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1.88">
                <text:p>451.88</text:p>
              </table:table-cell>
              <table:table-cell office:value-type="float" office:value="9917.63">
                <text:p>9917.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2.09">
                <text:p>452.09</text:p>
              </table:table-cell>
              <table:table-cell office:value-type="float" office:value="14941.98">
                <text:p>14941.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2.3">
                <text:p>452.3</text:p>
              </table:table-cell>
              <table:table-cell office:value-type="float" office:value="14845.5">
                <text:p>14845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2.51">
                <text:p>452.51</text:p>
              </table:table-cell>
              <table:table-cell office:value-type="float" office:value="15546.36">
                <text:p>15546.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2.72">
                <text:p>452.72</text:p>
              </table:table-cell>
              <table:table-cell office:value-type="float" office:value="6395.12">
                <text:p>6395.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2.93">
                <text:p>452.93</text:p>
              </table:table-cell>
              <table:table-cell office:value-type="float" office:value="6395.12">
                <text:p>6395.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3.14">
                <text:p>453.14</text:p>
              </table:table-cell>
              <table:table-cell office:value-type="float" office:value="13988.08">
                <text:p>13988.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3.35">
                <text:p>453.35</text:p>
              </table:table-cell>
              <table:table-cell office:value-type="float" office:value="12398.86">
                <text:p>12398.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3.56">
                <text:p>453.56</text:p>
              </table:table-cell>
              <table:table-cell office:value-type="float" office:value="15424.39">
                <text:p>15424.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3.77">
                <text:p>453.77</text:p>
              </table:table-cell>
              <table:table-cell office:value-type="float" office:value="7110.55">
                <text:p>7110.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3.98">
                <text:p>453.98</text:p>
              </table:table-cell>
              <table:table-cell office:value-type="float" office:value="15025.72">
                <text:p>15025.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4.19">
                <text:p>454.19</text:p>
              </table:table-cell>
              <table:table-cell office:value-type="float" office:value="15120.38">
                <text:p>15120.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4.4">
                <text:p>454.4</text:p>
              </table:table-cell>
              <table:table-cell office:value-type="float" office:value="17931.1">
                <text:p>17931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4.61">
                <text:p>454.61</text:p>
              </table:table-cell>
              <table:table-cell office:value-type="float" office:value="17421.39">
                <text:p>17421.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4.82">
                <text:p>454.82</text:p>
              </table:table-cell>
              <table:table-cell office:value-type="float" office:value="9631.82">
                <text:p>9631.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5.03">
                <text:p>455.03</text:p>
              </table:table-cell>
              <table:table-cell office:value-type="float" office:value="9518.96">
                <text:p>9518.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5.24">
                <text:p>455.24</text:p>
              </table:table-cell>
              <table:table-cell office:value-type="float" office:value="14080.92">
                <text:p>14080.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5.45">
                <text:p>455.45</text:p>
              </table:table-cell>
              <table:table-cell office:value-type="float" office:value="10958.91">
                <text:p>10958.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5.66">
                <text:p>455.66</text:p>
              </table:table-cell>
              <table:table-cell office:value-type="float" office:value="19025.17">
                <text:p>19025.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5.87">
                <text:p>455.87</text:p>
              </table:table-cell>
              <table:table-cell office:value-type="float" office:value="12011.11">
                <text:p>12011.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6.08">
                <text:p>456.08</text:p>
              </table:table-cell>
              <table:table-cell office:value-type="float" office:value="20104.68">
                <text:p>20104.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6.29">
                <text:p>456.29</text:p>
              </table:table-cell>
              <table:table-cell office:value-type="float" office:value="11637.92">
                <text:p>11637.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56.49">
                <text:p>456.49</text:p>
              </table:table-cell>
              <table:table-cell office:value-type="float" office:value="12551.77">
                <text:p>12551.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6.7">
                <text:p>456.7</text:p>
              </table:table-cell>
              <table:table-cell office:value-type="float" office:value="11171.9">
                <text:p>11171.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56.91">
                <text:p>456.91</text:p>
              </table:table-cell>
              <table:table-cell office:value-type="float" office:value="12296.91">
                <text:p>12296.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7.12">
                <text:p>457.12</text:p>
              </table:table-cell>
              <table:table-cell office:value-type="float" office:value="13445.6">
                <text:p>13445.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57.33">
                <text:p>457.33</text:p>
              </table:table-cell>
              <table:table-cell office:value-type="float" office:value="12446.19">
                <text:p>12446.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7.54">
                <text:p>457.54</text:p>
              </table:table-cell>
              <table:table-cell office:value-type="float" office:value="14124.61">
                <text:p>14124.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7.75">
                <text:p>457.75</text:p>
              </table:table-cell>
              <table:table-cell office:value-type="float" office:value="16356.44">
                <text:p>16356.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7.96">
                <text:p>457.96</text:p>
              </table:table-cell>
              <table:table-cell office:value-type="float" office:value="6662.72">
                <text:p>6662.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8.17">
                <text:p>458.17</text:p>
              </table:table-cell>
              <table:table-cell office:value-type="float" office:value="10518.37">
                <text:p>10518.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58.38">
                <text:p>458.38</text:p>
              </table:table-cell>
              <table:table-cell office:value-type="float" office:value="9802.94">
                <text:p>9802.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58.59">
                <text:p>458.59</text:p>
              </table:table-cell>
              <table:table-cell office:value-type="float" office:value="15326.09">
                <text:p>15326.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58.8">
                <text:p>458.8</text:p>
              </table:table-cell>
              <table:table-cell office:value-type="float" office:value="13458.34">
                <text:p>13458.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59.01">
                <text:p>459.01</text:p>
              </table:table-cell>
              <table:table-cell office:value-type="float" office:value="13724.12">
                <text:p>13724.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9.22">
                <text:p>459.22</text:p>
              </table:table-cell>
              <table:table-cell office:value-type="float" office:value="10028.68">
                <text:p>10028.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9.43">
                <text:p>459.43</text:p>
              </table:table-cell>
              <table:table-cell office:value-type="float" office:value="18764.86">
                <text:p>18764.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59.64">
                <text:p>459.64</text:p>
              </table:table-cell>
              <table:table-cell office:value-type="float" office:value="9695.54">
                <text:p>9695.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9.84">
                <text:p>459.84</text:p>
              </table:table-cell>
              <table:table-cell office:value-type="float" office:value="10897.01">
                <text:p>10897.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0.05">
                <text:p>460.05</text:p>
              </table:table-cell>
              <table:table-cell office:value-type="float" office:value="17781.83">
                <text:p>17781.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0.26">
                <text:p>460.26</text:p>
              </table:table-cell>
              <table:table-cell office:value-type="float" office:value="12808.45">
                <text:p>12808.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0.47">
                <text:p>460.47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0.68">
                <text:p>460.68</text:p>
              </table:table-cell>
              <table:table-cell office:value-type="float" office:value="12174.95">
                <text:p>12174.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.89">
                <text:p>460.89</text:p>
              </table:table-cell>
              <table:table-cell office:value-type="float" office:value="6963.09">
                <text:p>6963.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1.1">
                <text:p>461.1</text:p>
              </table:table-cell>
              <table:table-cell office:value-type="float" office:value="18996.05">
                <text:p>18996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1.31">
                <text:p>461.31</text:p>
              </table:table-cell>
              <table:table-cell office:value-type="float" office:value="5889.05">
                <text:p>5889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1.52">
                <text:p>461.52</text:p>
              </table:table-cell>
              <table:table-cell office:value-type="float" office:value="6824.74">
                <text:p>6824.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1.73">
                <text:p>461.73</text:p>
              </table:table-cell>
              <table:table-cell office:value-type="float" office:value="17428.67">
                <text:p>17428.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1.94">
                <text:p>461.94</text:p>
              </table:table-cell>
              <table:table-cell office:value-type="float" office:value="12255.04">
                <text:p>12255.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2.15">
                <text:p>462.15</text:p>
              </table:table-cell>
              <table:table-cell office:value-type="float" office:value="10086.93">
                <text:p>10086.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2.36">
                <text:p>462.36</text:p>
              </table:table-cell>
              <table:table-cell office:value-type="float" office:value="9021.98">
                <text:p>9021.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2.56">
                <text:p>462.56</text:p>
              </table:table-cell>
              <table:table-cell office:value-type="float" office:value="9719.2">
                <text:p>9719.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2.77">
                <text:p>462.77</text:p>
              </table:table-cell>
              <table:table-cell office:value-type="float" office:value="11273.84">
                <text:p>11273.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2.98">
                <text:p>462.98</text:p>
              </table:table-cell>
              <table:table-cell office:value-type="float" office:value="10094.21">
                <text:p>10094.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3.19">
                <text:p>463.19</text:p>
              </table:table-cell>
              <table:table-cell office:value-type="float" office:value="8969.19">
                <text:p>8969.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3.4">
                <text:p>463.4</text:p>
              </table:table-cell>
              <table:table-cell office:value-type="float" office:value="12619.13">
                <text:p>12619.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3.61">
                <text:p>463.61</text:p>
              </table:table-cell>
              <table:table-cell office:value-type="float" office:value="15216.86">
                <text:p>15216.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3.82">
                <text:p>463.82</text:p>
              </table:table-cell>
              <table:table-cell office:value-type="float" office:value="24488.24">
                <text:p>24488.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4.03">
                <text:p>464.03</text:p>
              </table:table-cell>
              <table:table-cell office:value-type="float" office:value="11674.33">
                <text:p>11674.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4.24">
                <text:p>464.24</text:p>
              </table:table-cell>
              <table:table-cell office:value-type="float" office:value="17315.8">
                <text:p>17315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4.45">
                <text:p>464.45</text:p>
              </table:table-cell>
              <table:table-cell office:value-type="float" office:value="12708.33">
                <text:p>12708.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4.66">
                <text:p>464.66</text:p>
              </table:table-cell>
              <table:table-cell office:value-type="float" office:value="8519.55">
                <text:p>8519.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4.86">
                <text:p>464.86</text:p>
              </table:table-cell>
              <table:table-cell office:value-type="float" office:value="9757.43">
                <text:p>9757.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5.07">
                <text:p>465.07</text:p>
              </table:table-cell>
              <table:table-cell office:value-type="float" office:value="11115.46">
                <text:p>11115.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5.28">
                <text:p>465.28</text:p>
              </table:table-cell>
              <table:table-cell office:value-type="float" office:value="14787.24">
                <text:p>14787.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5.49">
                <text:p>465.49</text:p>
              </table:table-cell>
              <table:table-cell office:value-type="float" office:value="25079.88">
                <text:p>25079.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5.7">
                <text:p>465.7</text:p>
              </table:table-cell>
              <table:table-cell office:value-type="float" office:value="10785.97">
                <text:p>10785.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5.91">
                <text:p>465.91</text:p>
              </table:table-cell>
              <table:table-cell office:value-type="float" office:value="12637.33">
                <text:p>12637.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6.12">
                <text:p>466.12</text:p>
              </table:table-cell>
              <table:table-cell office:value-type="float" office:value="12351.53">
                <text:p>12351.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6.33">
                <text:p>466.33</text:p>
              </table:table-cell>
              <table:table-cell office:value-type="float" office:value="27998.01">
                <text:p>27998.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6.54">
                <text:p>466.54</text:p>
              </table:table-cell>
              <table:table-cell office:value-type="float" office:value="8972.83">
                <text:p>8972.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6.75">
                <text:p>466.75</text:p>
              </table:table-cell>
              <table:table-cell office:value-type="float" office:value="21342.56">
                <text:p>21342.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6.95">
                <text:p>466.95</text:p>
              </table:table-cell>
              <table:table-cell office:value-type="float" office:value="13181.64">
                <text:p>13181.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7.16">
                <text:p>467.16</text:p>
              </table:table-cell>
              <table:table-cell office:value-type="float" office:value="9912.17">
                <text:p>9912.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7.37">
                <text:p>467.37</text:p>
              </table:table-cell>
              <table:table-cell office:value-type="float" office:value="12222.28">
                <text:p>12222.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7.58">
                <text:p>467.58</text:p>
              </table:table-cell>
              <table:table-cell office:value-type="float" office:value="12795.71">
                <text:p>12795.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7.79">
                <text:p>467.79</text:p>
              </table:table-cell>
              <table:table-cell office:value-type="float" office:value="9293.23">
                <text:p>9293.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8">
                <text:p>468</text:p>
              </table:table-cell>
              <table:table-cell office:value-type="float" office:value="18156.84">
                <text:p>18156.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8.21">
                <text:p>468.21</text:p>
              </table:table-cell>
              <table:table-cell office:value-type="float" office:value="16866.16">
                <text:p>16866.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8.42">
                <text:p>468.42</text:p>
              </table:table-cell>
              <table:table-cell office:value-type="float" office:value="19766.08">
                <text:p>19766.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8.63">
                <text:p>468.63</text:p>
              </table:table-cell>
              <table:table-cell office:value-type="float" office:value="17980.26">
                <text:p>17980.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8.83">
                <text:p>468.83</text:p>
              </table:table-cell>
              <table:table-cell office:value-type="float" office:value="8348.43">
                <text:p>8348.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9.04">
                <text:p>469.04</text:p>
              </table:table-cell>
              <table:table-cell office:value-type="float" office:value="11044.47">
                <text:p>11044.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9.25">
                <text:p>469.25</text:p>
              </table:table-cell>
              <table:table-cell office:value-type="float" office:value="9642.75">
                <text:p>9642.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9.46">
                <text:p>469.46</text:p>
              </table:table-cell>
              <table:table-cell office:value-type="float" office:value="16556.69">
                <text:p>16556.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9.67">
                <text:p>469.67</text:p>
              </table:table-cell>
              <table:table-cell office:value-type="float" office:value="41135.96">
                <text:p>41135.9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9.88">
                <text:p>469.88</text:p>
              </table:table-cell>
              <table:table-cell office:value-type="float" office:value="10980.75">
                <text:p>10980.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70.09">
                <text:p>470.09</text:p>
              </table:table-cell>
              <table:table-cell office:value-type="float" office:value="11557.83">
                <text:p>11557.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0.3">
                <text:p>470.3</text:p>
              </table:table-cell>
              <table:table-cell office:value-type="float" office:value="20856.51">
                <text:p>20856.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0.5">
                <text:p>470.5</text:p>
              </table:table-cell>
              <table:table-cell office:value-type="float" office:value="20514.28">
                <text:p>20514.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0.71">
                <text:p>470.71</text:p>
              </table:table-cell>
              <table:table-cell office:value-type="float" office:value="17845.54">
                <text:p>17845.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0.92">
                <text:p>470.92</text:p>
              </table:table-cell>
              <table:table-cell office:value-type="float" office:value="11515.96">
                <text:p>11515.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71.13">
                <text:p>471.13</text:p>
              </table:table-cell>
              <table:table-cell office:value-type="float" office:value="15185.92">
                <text:p>15185.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1.34">
                <text:p>471.34</text:p>
              </table:table-cell>
              <table:table-cell office:value-type="float" office:value="18912.31">
                <text:p>18912.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71.55">
                <text:p>471.55</text:p>
              </table:table-cell>
              <table:table-cell office:value-type="float" office:value="10574.8">
                <text:p>10574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1.76">
                <text:p>471.76</text:p>
              </table:table-cell>
              <table:table-cell office:value-type="float" office:value="17479.64">
                <text:p>17479.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1.97">
                <text:p>471.97</text:p>
              </table:table-cell>
              <table:table-cell office:value-type="float" office:value="10250.77">
                <text:p>10250.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2.17">
                <text:p>472.17</text:p>
              </table:table-cell>
              <table:table-cell office:value-type="float" office:value="8191.88">
                <text:p>8191.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2.38">
                <text:p>472.38</text:p>
              </table:table-cell>
              <table:table-cell office:value-type="float" office:value="6961.27">
                <text:p>6961.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2.59">
                <text:p>472.59</text:p>
              </table:table-cell>
              <table:table-cell office:value-type="float" office:value="11177.36">
                <text:p>11177.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2.8">
                <text:p>472.8</text:p>
              </table:table-cell>
              <table:table-cell office:value-type="float" office:value="13940.75">
                <text:p>13940.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3.01">
                <text:p>473.01</text:p>
              </table:table-cell>
              <table:table-cell office:value-type="float" office:value="16198.07">
                <text:p>16198.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3.22">
                <text:p>473.22</text:p>
              </table:table-cell>
              <table:table-cell office:value-type="float" office:value="21358.95">
                <text:p>21358.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3.43">
                <text:p>473.43</text:p>
              </table:table-cell>
              <table:table-cell office:value-type="float" office:value="23729.13">
                <text:p>23729.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3.63">
                <text:p>473.63</text:p>
              </table:table-cell>
              <table:table-cell office:value-type="float" office:value="8057.16">
                <text:p>8057.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3.84">
                <text:p>473.84</text:p>
              </table:table-cell>
              <table:table-cell office:value-type="float" office:value="13086.98">
                <text:p>13086.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4.05">
                <text:p>474.05</text:p>
              </table:table-cell>
              <table:table-cell office:value-type="float" office:value="7088.7">
                <text:p>7088.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4.26">
                <text:p>474.26</text:p>
              </table:table-cell>
              <table:table-cell office:value-type="float" office:value="7909.71">
                <text:p>7909.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74.47">
                <text:p>474.47</text:p>
              </table:table-cell>
              <table:table-cell office:value-type="float" office:value="11004.42">
                <text:p>11004.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74.68">
                <text:p>474.68</text:p>
              </table:table-cell>
              <table:table-cell office:value-type="float" office:value="10522.01">
                <text:p>10522.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4.89">
                <text:p>474.89</text:p>
              </table:table-cell>
              <table:table-cell office:value-type="float" office:value="9538.98">
                <text:p>9538.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5.09">
                <text:p>475.09</text:p>
              </table:table-cell>
              <table:table-cell office:value-type="float" office:value="15666.51">
                <text:p>15666.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5.3">
                <text:p>475.3</text:p>
              </table:table-cell>
              <table:table-cell office:value-type="float" office:value="15957.77">
                <text:p>15957.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5.51">
                <text:p>475.51</text:p>
              </table:table-cell>
              <table:table-cell office:value-type="float" office:value="7241.62">
                <text:p>7241.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5.72">
                <text:p>475.72</text:p>
              </table:table-cell>
              <table:table-cell office:value-type="float" office:value="14936.52">
                <text:p>14936.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5.93">
                <text:p>475.93</text:p>
              </table:table-cell>
              <table:table-cell office:value-type="float" office:value="16112.51">
                <text:p>16112.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6.14">
                <text:p>476.14</text:p>
              </table:table-cell>
              <table:table-cell office:value-type="float" office:value="18468.13">
                <text:p>18468.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6.34">
                <text:p>476.34</text:p>
              </table:table-cell>
              <table:table-cell office:value-type="float" office:value="18369.82">
                <text:p>18369.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6.55">
                <text:p>476.55</text:p>
              </table:table-cell>
              <table:table-cell office:value-type="float" office:value="12085.75">
                <text:p>12085.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6.76">
                <text:p>476.76</text:p>
              </table:table-cell>
              <table:table-cell office:value-type="float" office:value="23962.14">
                <text:p>23962.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76.97">
                <text:p>476.97</text:p>
              </table:table-cell>
              <table:table-cell office:value-type="float" office:value="11277.48">
                <text:p>11277.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7.18">
                <text:p>477.18</text:p>
              </table:table-cell>
              <table:table-cell office:value-type="float" office:value="11667.05">
                <text:p>11667.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7.39">
                <text:p>477.39</text:p>
              </table:table-cell>
              <table:table-cell office:value-type="float" office:value="11443.14">
                <text:p>11443.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77.6">
                <text:p>477.6</text:p>
              </table:table-cell>
              <table:table-cell office:value-type="float" office:value="9548.09">
                <text:p>9548.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7.8">
                <text:p>477.8</text:p>
              </table:table-cell>
              <table:table-cell office:value-type="float" office:value="14772.68">
                <text:p>14772.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8.01">
                <text:p>478.01</text:p>
              </table:table-cell>
              <table:table-cell office:value-type="float" office:value="14956.54">
                <text:p>14956.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8.22">
                <text:p>478.22</text:p>
              </table:table-cell>
              <table:table-cell office:value-type="float" office:value="18926.87">
                <text:p>18926.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8.43">
                <text:p>478.43</text:p>
              </table:table-cell>
              <table:table-cell office:value-type="float" office:value="14850.96">
                <text:p>14850.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8.64">
                <text:p>478.64</text:p>
              </table:table-cell>
              <table:table-cell office:value-type="float" office:value="14516">
                <text:p>145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8.85">
                <text:p>478.85</text:p>
              </table:table-cell>
              <table:table-cell office:value-type="float" office:value="10394.58">
                <text:p>10394.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9.05">
                <text:p>479.05</text:p>
              </table:table-cell>
              <table:table-cell office:value-type="float" office:value="15322.45">
                <text:p>15322.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79.26">
                <text:p>479.26</text:p>
              </table:table-cell>
              <table:table-cell office:value-type="float" office:value="15972.34">
                <text:p>15972.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79.47">
                <text:p>479.47</text:p>
              </table:table-cell>
              <table:table-cell office:value-type="float" office:value="19509.41">
                <text:p>19509.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79.68">
                <text:p>479.68</text:p>
              </table:table-cell>
              <table:table-cell office:value-type="float" office:value="8810.82">
                <text:p>8810.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79.89">
                <text:p>479.89</text:p>
              </table:table-cell>
              <table:table-cell office:value-type="float" office:value="10441.91">
                <text:p>10441.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0.09">
                <text:p>480.09</text:p>
              </table:table-cell>
              <table:table-cell office:value-type="float" office:value="12910.4">
                <text:p>12910.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80.3">
                <text:p>480.3</text:p>
              </table:table-cell>
              <table:table-cell office:value-type="float" office:value="13096.08">
                <text:p>13096.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0.51">
                <text:p>480.51</text:p>
              </table:table-cell>
              <table:table-cell office:value-type="float" office:value="13909.8">
                <text:p>13909.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80.72">
                <text:p>480.72</text:p>
              </table:table-cell>
              <table:table-cell office:value-type="float" office:value="11912.81">
                <text:p>11912.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80.93">
                <text:p>480.93</text:p>
              </table:table-cell>
              <table:table-cell office:value-type="float" office:value="13569.39">
                <text:p>13569.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81.14">
                <text:p>481.14</text:p>
              </table:table-cell>
              <table:table-cell office:value-type="float" office:value="7046.83">
                <text:p>7046.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81.34">
                <text:p>481.34</text:p>
              </table:table-cell>
              <table:table-cell office:value-type="float" office:value="9011.06">
                <text:p>9011.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81.55">
                <text:p>481.55</text:p>
              </table:table-cell>
              <table:table-cell office:value-type="float" office:value="12451.65">
                <text:p>12451.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81.76">
                <text:p>481.76</text:p>
              </table:table-cell>
              <table:table-cell office:value-type="float" office:value="14002.64">
                <text:p>14002.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81.97">
                <text:p>481.97</text:p>
              </table:table-cell>
              <table:table-cell office:value-type="float" office:value="10875.17">
                <text:p>10875.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82.18">
                <text:p>482.18</text:p>
              </table:table-cell>
              <table:table-cell office:value-type="float" office:value="11570.57">
                <text:p>11570.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82.38">
                <text:p>482.38</text:p>
              </table:table-cell>
              <table:table-cell office:value-type="float" office:value="9231.33">
                <text:p>9231.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82.59">
                <text:p>482.59</text:p>
              </table:table-cell>
              <table:table-cell office:value-type="float" office:value="8889.09">
                <text:p>8889.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82.8">
                <text:p>482.8</text:p>
              </table:table-cell>
              <table:table-cell office:value-type="float" office:value="17925.64">
                <text:p>17925.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83.01">
                <text:p>483.01</text:p>
              </table:table-cell>
              <table:table-cell office:value-type="float" office:value="14827.29">
                <text:p>14827.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83.22">
                <text:p>483.22</text:p>
              </table:table-cell>
              <table:table-cell office:value-type="float" office:value="18043.97">
                <text:p>18043.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3.42">
                <text:p>483.42</text:p>
              </table:table-cell>
              <table:table-cell office:value-type="float" office:value="24899.66">
                <text:p>24899.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3.63">
                <text:p>483.63</text:p>
              </table:table-cell>
              <table:table-cell office:value-type="float" office:value="6375.1">
                <text:p>6375.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83.84">
                <text:p>483.84</text:p>
              </table:table-cell>
              <table:table-cell office:value-type="float" office:value="14534.21">
                <text:p>14534.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84.05">
                <text:p>484.05</text:p>
              </table:table-cell>
              <table:table-cell office:value-type="float" office:value="8390.3">
                <text:p>8390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84.26">
                <text:p>484.26</text:p>
              </table:table-cell>
              <table:table-cell office:value-type="float" office:value="16043.33">
                <text:p>16043.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4.46">
                <text:p>484.46</text:p>
              </table:table-cell>
              <table:table-cell office:value-type="float" office:value="11237.43">
                <text:p>11237.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84.67">
                <text:p>484.67</text:p>
              </table:table-cell>
              <table:table-cell office:value-type="float" office:value="13778.73">
                <text:p>13778.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84.88">
                <text:p>484.88</text:p>
              </table:table-cell>
              <table:table-cell office:value-type="float" office:value="10247.13">
                <text:p>10247.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85.09">
                <text:p>485.09</text:p>
              </table:table-cell>
              <table:table-cell office:value-type="float" office:value="10851.5">
                <text:p>10851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85.3">
                <text:p>485.3</text:p>
              </table:table-cell>
              <table:table-cell office:value-type="float" office:value="11845.45">
                <text:p>11845.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85.5">
                <text:p>485.5</text:p>
              </table:table-cell>
              <table:table-cell office:value-type="float" office:value="8004.37">
                <text:p>8004.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85.71">
                <text:p>485.71</text:p>
              </table:table-cell>
              <table:table-cell office:value-type="float" office:value="11009.88">
                <text:p>11009.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85.92">
                <text:p>485.92</text:p>
              </table:table-cell>
              <table:table-cell office:value-type="float" office:value="13026.9">
                <text:p>13026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86.13">
                <text:p>486.13</text:p>
              </table:table-cell>
              <table:table-cell office:value-type="float" office:value="13926.19">
                <text:p>13926.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6.34">
                <text:p>486.34</text:p>
              </table:table-cell>
              <table:table-cell office:value-type="float" office:value="12863.06">
                <text:p>12863.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86.54">
                <text:p>486.54</text:p>
              </table:table-cell>
              <table:table-cell office:value-type="float" office:value="9990.45">
                <text:p>9990.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86.75">
                <text:p>486.75</text:p>
              </table:table-cell>
              <table:table-cell office:value-type="float" office:value="7503.76">
                <text:p>7503.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86.96">
                <text:p>486.96</text:p>
              </table:table-cell>
              <table:table-cell office:value-type="float" office:value="18906.85">
                <text:p>18906.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87.17">
                <text:p>487.17</text:p>
              </table:table-cell>
              <table:table-cell office:value-type="float" office:value="11827.25">
                <text:p>11827.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87.38">
                <text:p>487.38</text:p>
              </table:table-cell>
              <table:table-cell office:value-type="float" office:value="10769.58">
                <text:p>10769.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87.58">
                <text:p>487.58</text:p>
              </table:table-cell>
              <table:table-cell office:value-type="float" office:value="21490.02">
                <text:p>21490.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87.79">
                <text:p>487.79</text:p>
              </table:table-cell>
              <table:table-cell office:value-type="float" office:value="13771.45">
                <text:p>13771.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88">
                <text:p>488</text:p>
              </table:table-cell>
              <table:table-cell office:value-type="float" office:value="14727.17">
                <text:p>14727.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88.21">
                <text:p>488.21</text:p>
              </table:table-cell>
              <table:table-cell office:value-type="float" office:value="10496.52">
                <text:p>10496.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88.41">
                <text:p>488.41</text:p>
              </table:table-cell>
              <table:table-cell office:value-type="float" office:value="6229.47">
                <text:p>6229.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88.62">
                <text:p>488.62</text:p>
              </table:table-cell>
              <table:table-cell office:value-type="float" office:value="6446.1">
                <text:p>6446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8.83">
                <text:p>488.83</text:p>
              </table:table-cell>
              <table:table-cell office:value-type="float" office:value="7420.02">
                <text:p>7420.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89.04">
                <text:p>489.04</text:p>
              </table:table-cell>
              <table:table-cell office:value-type="float" office:value="8040.78">
                <text:p>8040.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.25">
                <text:p>489.25</text:p>
              </table:table-cell>
              <table:table-cell office:value-type="float" office:value="17275.75">
                <text:p>17275.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9.45">
                <text:p>489.45</text:p>
              </table:table-cell>
              <table:table-cell office:value-type="float" office:value="12331.5">
                <text:p>12331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89.66">
                <text:p>489.66</text:p>
              </table:table-cell>
              <table:table-cell office:value-type="float" office:value="18382.57">
                <text:p>18382.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89.87">
                <text:p>489.87</text:p>
              </table:table-cell>
              <table:table-cell office:value-type="float" office:value="18109.5">
                <text:p>18109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90.08">
                <text:p>490.08</text:p>
              </table:table-cell>
              <table:table-cell office:value-type="float" office:value="8140.9">
                <text:p>8140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90.28">
                <text:p>490.28</text:p>
              </table:table-cell>
              <table:table-cell office:value-type="float" office:value="12877.63">
                <text:p>12877.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90.49">
                <text:p>490.49</text:p>
              </table:table-cell>
              <table:table-cell office:value-type="float" office:value="16746.01">
                <text:p>16746.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0.7">
                <text:p>490.7</text:p>
              </table:table-cell>
              <table:table-cell office:value-type="float" office:value="22412.97">
                <text:p>22412.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90.91">
                <text:p>490.91</text:p>
              </table:table-cell>
              <table:table-cell office:value-type="float" office:value="20446.92">
                <text:p>20446.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91.11">
                <text:p>491.11</text:p>
              </table:table-cell>
              <table:table-cell office:value-type="float" office:value="8645.16">
                <text:p>8645.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1.32">
                <text:p>491.32</text:p>
              </table:table-cell>
              <table:table-cell office:value-type="float" office:value="7596.6">
                <text:p>7596.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91.53">
                <text:p>491.53</text:p>
              </table:table-cell>
              <table:table-cell office:value-type="float" office:value="10258.05">
                <text:p>10258.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91.74">
                <text:p>491.74</text:p>
              </table:table-cell>
              <table:table-cell office:value-type="float" office:value="10804.17">
                <text:p>10804.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91.95">
                <text:p>491.95</text:p>
              </table:table-cell>
              <table:table-cell office:value-type="float" office:value="10185.23">
                <text:p>10185.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92.15">
                <text:p>492.15</text:p>
              </table:table-cell>
              <table:table-cell office:value-type="float" office:value="12737.46">
                <text:p>12737.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92.36">
                <text:p>492.36</text:p>
              </table:table-cell>
              <table:table-cell office:value-type="float" office:value="16815.19">
                <text:p>16815.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92.57">
                <text:p>492.57</text:p>
              </table:table-cell>
              <table:table-cell office:value-type="float" office:value="16527.56">
                <text:p>16527.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92.78">
                <text:p>492.78</text:p>
              </table:table-cell>
              <table:table-cell office:value-type="float" office:value="11363.04">
                <text:p>11363.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92.98">
                <text:p>492.98</text:p>
              </table:table-cell>
              <table:table-cell office:value-type="float" office:value="9994.09">
                <text:p>9994.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93.19">
                <text:p>493.19</text:p>
              </table:table-cell>
              <table:table-cell office:value-type="float" office:value="13074.23">
                <text:p>13074.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93.4">
                <text:p>493.4</text:p>
              </table:table-cell>
              <table:table-cell office:value-type="float" office:value="12466.21">
                <text:p>12466.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93.61">
                <text:p>493.61</text:p>
              </table:table-cell>
              <table:table-cell office:value-type="float" office:value="8741.64">
                <text:p>8741.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93.81">
                <text:p>493.81</text:p>
              </table:table-cell>
              <table:table-cell office:value-type="float" office:value="24024.04">
                <text:p>24024.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4.02">
                <text:p>494.02</text:p>
              </table:table-cell>
              <table:table-cell office:value-type="float" office:value="15679.25">
                <text:p>15679.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4.23">
                <text:p>494.23</text:p>
              </table:table-cell>
              <table:table-cell office:value-type="float" office:value="9546.26">
                <text:p>9546.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94.44">
                <text:p>494.44</text:p>
              </table:table-cell>
              <table:table-cell office:value-type="float" office:value="13405.55">
                <text:p>13405.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94.64">
                <text:p>494.64</text:p>
              </table:table-cell>
              <table:table-cell office:value-type="float" office:value="13174.36">
                <text:p>13174.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4.85">
                <text:p>494.85</text:p>
              </table:table-cell>
              <table:table-cell office:value-type="float" office:value="13214.4">
                <text:p>13214.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5.06">
                <text:p>495.06</text:p>
              </table:table-cell>
              <table:table-cell office:value-type="float" office:value="15732.04">
                <text:p>15732.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5.27">
                <text:p>495.27</text:p>
              </table:table-cell>
              <table:table-cell office:value-type="float" office:value="13993.54">
                <text:p>13993.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5.47">
                <text:p>495.47</text:p>
              </table:table-cell>
              <table:table-cell office:value-type="float" office:value="15884.96">
                <text:p>15884.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5.68">
                <text:p>495.68</text:p>
              </table:table-cell>
              <table:table-cell office:value-type="float" office:value="18337.06">
                <text:p>18337.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5.89">
                <text:p>495.89</text:p>
              </table:table-cell>
              <table:table-cell office:value-type="float" office:value="11315.71">
                <text:p>11315.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96.09">
                <text:p>496.09</text:p>
              </table:table-cell>
              <table:table-cell office:value-type="float" office:value="17849.19">
                <text:p>17849.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96.3">
                <text:p>496.3</text:p>
              </table:table-cell>
              <table:table-cell office:value-type="float" office:value="9109.36">
                <text:p>9109.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96.51">
                <text:p>496.51</text:p>
              </table:table-cell>
              <table:table-cell office:value-type="float" office:value="11062.67">
                <text:p>11062.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96.72">
                <text:p>496.72</text:p>
              </table:table-cell>
              <table:table-cell office:value-type="float" office:value="11379.42">
                <text:p>11379.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96.92">
                <text:p>496.92</text:p>
              </table:table-cell>
              <table:table-cell office:value-type="float" office:value="11690.72">
                <text:p>11690.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7.13">
                <text:p>497.13</text:p>
              </table:table-cell>
              <table:table-cell office:value-type="float" office:value="14448.65">
                <text:p>14448.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7.34">
                <text:p>497.34</text:p>
              </table:table-cell>
              <table:table-cell office:value-type="float" office:value="16516.64">
                <text:p>16516.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7.55">
                <text:p>497.55</text:p>
              </table:table-cell>
              <table:table-cell office:value-type="float" office:value="14037.23">
                <text:p>14037.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7.75">
                <text:p>497.75</text:p>
              </table:table-cell>
              <table:table-cell office:value-type="float" office:value="13425.57">
                <text:p>13425.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97.96">
                <text:p>497.96</text:p>
              </table:table-cell>
              <table:table-cell office:value-type="float" office:value="10028.68">
                <text:p>10028.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98.17">
                <text:p>498.17</text:p>
              </table:table-cell>
              <table:table-cell office:value-type="float" office:value="5756.16">
                <text:p>5756.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98.38">
                <text:p>498.38</text:p>
              </table:table-cell>
              <table:table-cell office:value-type="float" office:value="6640.88">
                <text:p>6640.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98.58">
                <text:p>498.58</text:p>
              </table:table-cell>
              <table:table-cell office:value-type="float" office:value="10866.07">
                <text:p>10866.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98.79">
                <text:p>498.79</text:p>
              </table:table-cell>
              <table:table-cell office:value-type="float" office:value="11013.52">
                <text:p>11013.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99">
                <text:p>499</text:p>
              </table:table-cell>
              <table:table-cell office:value-type="float" office:value="7427.3">
                <text:p>7427.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9.2">
                <text:p>499.2</text:p>
              </table:table-cell>
              <table:table-cell office:value-type="float" office:value="11603.34">
                <text:p>11603.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9.41">
                <text:p>499.41</text:p>
              </table:table-cell>
              <table:table-cell office:value-type="float" office:value="17288.5">
                <text:p>1728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9.62">
                <text:p>499.62</text:p>
              </table:table-cell>
              <table:table-cell office:value-type="float" office:value="13836.99">
                <text:p>13836.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99.83">
                <text:p>499.83</text:p>
              </table:table-cell>
              <table:table-cell office:value-type="float" office:value="18402.59">
                <text:p>18402.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00.03">
                <text:p>500.03</text:p>
              </table:table-cell>
              <table:table-cell office:value-type="float" office:value="10627.59">
                <text:p>10627.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00.24">
                <text:p>500.24</text:p>
              </table:table-cell>
              <table:table-cell office:value-type="float" office:value="17399.54">
                <text:p>17399.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0.45">
                <text:p>500.45</text:p>
              </table:table-cell>
              <table:table-cell office:value-type="float" office:value="11716.2">
                <text:p>11716.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0.65">
                <text:p>500.65</text:p>
              </table:table-cell>
              <table:table-cell office:value-type="float" office:value="15193.2">
                <text:p>15193.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0.86">
                <text:p>500.86</text:p>
              </table:table-cell>
              <table:table-cell office:value-type="float" office:value="10090.57">
                <text:p>10090.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1.07">
                <text:p>501.07</text:p>
              </table:table-cell>
              <table:table-cell office:value-type="float" office:value="10350.89">
                <text:p>10350.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1.28">
                <text:p>501.28</text:p>
              </table:table-cell>
              <table:table-cell office:value-type="float" office:value="17778.19">
                <text:p>17778.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1.48">
                <text:p>501.48</text:p>
              </table:table-cell>
              <table:table-cell office:value-type="float" office:value="9040.19">
                <text:p>9040.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1.69">
                <text:p>501.69</text:p>
              </table:table-cell>
              <table:table-cell office:value-type="float" office:value="13505.67">
                <text:p>13505.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1.9">
                <text:p>501.9</text:p>
              </table:table-cell>
              <table:table-cell office:value-type="float" office:value="12617.31">
                <text:p>12617.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2.1">
                <text:p>502.1</text:p>
              </table:table-cell>
              <table:table-cell office:value-type="float" office:value="8645.16">
                <text:p>8645.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2.31">
                <text:p>502.31</text:p>
              </table:table-cell>
              <table:table-cell office:value-type="float" office:value="12824.84">
                <text:p>12824.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2.52">
                <text:p>502.52</text:p>
              </table:table-cell>
              <table:table-cell office:value-type="float" office:value="14690.76">
                <text:p>14690.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2.72">
                <text:p>502.72</text:p>
              </table:table-cell>
              <table:table-cell office:value-type="float" office:value="16604.02">
                <text:p>16604.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2.93">
                <text:p>502.93</text:p>
              </table:table-cell>
              <table:table-cell office:value-type="float" office:value="10778.69">
                <text:p>10778.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3.14">
                <text:p>503.14</text:p>
              </table:table-cell>
              <table:table-cell office:value-type="float" office:value="10523.83">
                <text:p>10523.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03.35">
                <text:p>503.35</text:p>
              </table:table-cell>
              <table:table-cell office:value-type="float" office:value="11379.42">
                <text:p>11379.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3.55">
                <text:p>503.55</text:p>
              </table:table-cell>
              <table:table-cell office:value-type="float" office:value="11550.54">
                <text:p>11550.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03.76">
                <text:p>503.76</text:p>
              </table:table-cell>
              <table:table-cell office:value-type="float" office:value="21653.86">
                <text:p>21653.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3.97">
                <text:p>503.97</text:p>
              </table:table-cell>
              <table:table-cell office:value-type="float" office:value="7738.59">
                <text:p>7738.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4.17">
                <text:p>504.17</text:p>
              </table:table-cell>
              <table:table-cell office:value-type="float" office:value="6757.39">
                <text:p>6757.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04.38">
                <text:p>504.38</text:p>
              </table:table-cell>
              <table:table-cell office:value-type="float" office:value="8535.93">
                <text:p>8535.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04.59">
                <text:p>504.59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04.79">
                <text:p>504.79</text:p>
              </table:table-cell>
              <table:table-cell office:value-type="float" office:value="24470.04">
                <text:p>24470.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05">
                <text:p>505</text:p>
              </table:table-cell>
              <table:table-cell office:value-type="float" office:value="18812.19">
                <text:p>18812.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5.21">
                <text:p>505.21</text:p>
              </table:table-cell>
              <table:table-cell office:value-type="float" office:value="22314.67">
                <text:p>22314.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05.41">
                <text:p>505.41</text:p>
              </table:table-cell>
              <table:table-cell office:value-type="float" office:value="10957.09">
                <text:p>10957.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05.62">
                <text:p>505.62</text:p>
              </table:table-cell>
              <table:table-cell office:value-type="float" office:value="10194.33">
                <text:p>10194.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5.83">
                <text:p>505.83</text:p>
              </table:table-cell>
              <table:table-cell office:value-type="float" office:value="11597.87">
                <text:p>11597.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06.04">
                <text:p>506.04</text:p>
              </table:table-cell>
              <table:table-cell office:value-type="float" office:value="20091.94">
                <text:p>20091.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06.24">
                <text:p>506.24</text:p>
              </table:table-cell>
              <table:table-cell office:value-type="float" office:value="9826.61">
                <text:p>9826.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06.45">
                <text:p>506.45</text:p>
              </table:table-cell>
              <table:table-cell office:value-type="float" office:value="11441.32">
                <text:p>11441.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06.66">
                <text:p>506.66</text:p>
              </table:table-cell>
              <table:table-cell office:value-type="float" office:value="10489.24">
                <text:p>10489.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6.86">
                <text:p>506.86</text:p>
              </table:table-cell>
              <table:table-cell office:value-type="float" office:value="10055.98">
                <text:p>10055.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7.07">
                <text:p>507.07</text:p>
              </table:table-cell>
              <table:table-cell office:value-type="float" office:value="12573.62">
                <text:p>12573.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7.28">
                <text:p>507.28</text:p>
              </table:table-cell>
              <table:table-cell office:value-type="float" office:value="7314.43">
                <text:p>7314.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7.48">
                <text:p>507.48</text:p>
              </table:table-cell>
              <table:table-cell office:value-type="float" office:value="7168.8">
                <text:p>7168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7.69">
                <text:p>507.69</text:p>
              </table:table-cell>
              <table:table-cell office:value-type="float" office:value="14714.43">
                <text:p>14714.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7.9">
                <text:p>507.9</text:p>
              </table:table-cell>
              <table:table-cell office:value-type="float" office:value="8546.86">
                <text:p>8546.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8.1">
                <text:p>508.1</text:p>
              </table:table-cell>
              <table:table-cell office:value-type="float" office:value="9234.97">
                <text:p>9234.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8.31">
                <text:p>508.31</text:p>
              </table:table-cell>
              <table:table-cell office:value-type="float" office:value="9449.78">
                <text:p>9449.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8.52">
                <text:p>508.52</text:p>
              </table:table-cell>
              <table:table-cell office:value-type="float" office:value="6127.52">
                <text:p>6127.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8.72">
                <text:p>508.72</text:p>
              </table:table-cell>
              <table:table-cell office:value-type="float" office:value="11217.41">
                <text:p>11217.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8.93">
                <text:p>508.93</text:p>
              </table:table-cell>
              <table:table-cell office:value-type="float" office:value="9043.83">
                <text:p>9043.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9.14">
                <text:p>509.14</text:p>
              </table:table-cell>
              <table:table-cell office:value-type="float" office:value="8435.81">
                <text:p>8435.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9.34">
                <text:p>509.34</text:p>
              </table:table-cell>
              <table:table-cell office:value-type="float" office:value="17375.88">
                <text:p>17375.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9.55">
                <text:p>509.55</text:p>
              </table:table-cell>
              <table:table-cell office:value-type="float" office:value="16786.06">
                <text:p>16786.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9.76">
                <text:p>509.76</text:p>
              </table:table-cell>
              <table:table-cell office:value-type="float" office:value="21508.22">
                <text:p>21508.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9.96">
                <text:p>509.96</text:p>
              </table:table-cell>
              <table:table-cell office:value-type="float" office:value="12837.58">
                <text:p>12837.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10.17">
                <text:p>510.17</text:p>
              </table:table-cell>
              <table:table-cell office:value-type="float" office:value="12244.12">
                <text:p>12244.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10.38">
                <text:p>510.38</text:p>
              </table:table-cell>
              <table:table-cell office:value-type="float" office:value="6178.49">
                <text:p>6178.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0.58">
                <text:p>510.58</text:p>
              </table:table-cell>
              <table:table-cell office:value-type="float" office:value="12180.41">
                <text:p>12180.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0.79">
                <text:p>510.79</text:p>
              </table:table-cell>
              <table:table-cell office:value-type="float" office:value="11069.95">
                <text:p>11069.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11">
                <text:p>511</text:p>
              </table:table-cell>
              <table:table-cell office:value-type="float" office:value="12313.3">
                <text:p>12313.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1.2">
                <text:p>511.2</text:p>
              </table:table-cell>
              <table:table-cell office:value-type="float" office:value="11692.54">
                <text:p>11692.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1.41">
                <text:p>511.41</text:p>
              </table:table-cell>
              <table:table-cell office:value-type="float" office:value="5626.91">
                <text:p>5626.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1.61">
                <text:p>511.61</text:p>
              </table:table-cell>
              <table:table-cell office:value-type="float" office:value="8395.76">
                <text:p>8395.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11.82">
                <text:p>511.82</text:p>
              </table:table-cell>
              <table:table-cell office:value-type="float" office:value="9447.96">
                <text:p>9447.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2.03">
                <text:p>512.03</text:p>
              </table:table-cell>
              <table:table-cell office:value-type="float" office:value="13922.55">
                <text:p>13922.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2.23">
                <text:p>512.23</text:p>
              </table:table-cell>
              <table:table-cell office:value-type="float" office:value="13700.46">
                <text:p>13700.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2.44">
                <text:p>512.44</text:p>
              </table:table-cell>
              <table:table-cell office:value-type="float" office:value="16729.63">
                <text:p>16729.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2.65">
                <text:p>512.65</text:p>
              </table:table-cell>
              <table:table-cell office:value-type="float" office:value="22673.29">
                <text:p>22673.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2.85">
                <text:p>512.85</text:p>
              </table:table-cell>
              <table:table-cell office:value-type="float" office:value="17040.92">
                <text:p>17040.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3.06">
                <text:p>513.06</text:p>
              </table:table-cell>
              <table:table-cell office:value-type="float" office:value="9693.72">
                <text:p>9693.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3.27">
                <text:p>513.27</text:p>
              </table:table-cell>
              <table:table-cell office:value-type="float" office:value="24040.42">
                <text:p>24040.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3.47">
                <text:p>513.47</text:p>
              </table:table-cell>
              <table:table-cell office:value-type="float" office:value="9296.87">
                <text:p>9296.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3.68">
                <text:p>513.68</text:p>
              </table:table-cell>
              <table:table-cell office:value-type="float" office:value="8894.56">
                <text:p>8894.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13.89">
                <text:p>513.89</text:p>
              </table:table-cell>
              <table:table-cell office:value-type="float" office:value="13117.92">
                <text:p>13117.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4.09">
                <text:p>514.09</text:p>
              </table:table-cell>
              <table:table-cell office:value-type="float" office:value="5812.59">
                <text:p>5812.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4.3">
                <text:p>514.3</text:p>
              </table:table-cell>
              <table:table-cell office:value-type="float" office:value="10298.1">
                <text:p>10298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14.5">
                <text:p>514.5</text:p>
              </table:table-cell>
              <table:table-cell office:value-type="float" office:value="9391.53">
                <text:p>9391.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14.71">
                <text:p>514.71</text:p>
              </table:table-cell>
              <table:table-cell office:value-type="float" office:value="9533.52">
                <text:p>9533.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14.92">
                <text:p>514.92</text:p>
              </table:table-cell>
              <table:table-cell office:value-type="float" office:value="10634.87">
                <text:p>10634.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5.12">
                <text:p>515.12</text:p>
              </table:table-cell>
              <table:table-cell office:value-type="float" office:value="11115.46">
                <text:p>11115.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15.33">
                <text:p>515.33</text:p>
              </table:table-cell>
              <table:table-cell office:value-type="float" office:value="11821.79">
                <text:p>11821.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15.54">
                <text:p>515.54</text:p>
              </table:table-cell>
              <table:table-cell office:value-type="float" office:value="14419.52">
                <text:p>14419.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15.74">
                <text:p>515.74</text:p>
              </table:table-cell>
              <table:table-cell office:value-type="float" office:value="20423.25">
                <text:p>20423.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15.95">
                <text:p>515.95</text:p>
              </table:table-cell>
              <table:table-cell office:value-type="float" office:value="11637.92">
                <text:p>11637.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16.16">
                <text:p>516.16</text:p>
              </table:table-cell>
              <table:table-cell office:value-type="float" office:value="10960.73">
                <text:p>10960.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6.36">
                <text:p>516.36</text:p>
              </table:table-cell>
              <table:table-cell office:value-type="float" office:value="18996.05">
                <text:p>18996.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16.57">
                <text:p>516.57</text:p>
              </table:table-cell>
              <table:table-cell office:value-type="float" office:value="19014.25">
                <text:p>19014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6.77">
                <text:p>516.77</text:p>
              </table:table-cell>
              <table:table-cell office:value-type="float" office:value="17967.51">
                <text:p>17967.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6.98">
                <text:p>516.98</text:p>
              </table:table-cell>
              <table:table-cell office:value-type="float" office:value="6227.65">
                <text:p>6227.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7.19">
                <text:p>517.19</text:p>
              </table:table-cell>
              <table:table-cell office:value-type="float" office:value="9205.85">
                <text:p>9205.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7.39">
                <text:p>517.39</text:p>
              </table:table-cell>
              <table:table-cell office:value-type="float" office:value="9324.17">
                <text:p>9324.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7.6">
                <text:p>517.6</text:p>
              </table:table-cell>
              <table:table-cell office:value-type="float" office:value="9819.33">
                <text:p>9819.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7.8">
                <text:p>517.8</text:p>
              </table:table-cell>
              <table:table-cell office:value-type="float" office:value="35539.99">
                <text:p>35539.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8.01">
                <text:p>518.01</text:p>
              </table:table-cell>
              <table:table-cell office:value-type="float" office:value="14883.73">
                <text:p>14883.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8.22">
                <text:p>518.22</text:p>
              </table:table-cell>
              <table:table-cell office:value-type="float" office:value="9864.84">
                <text:p>9864.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8.42">
                <text:p>518.42</text:p>
              </table:table-cell>
              <table:table-cell office:value-type="float" office:value="17104.64">
                <text:p>17104.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18.63">
                <text:p>518.63</text:p>
              </table:table-cell>
              <table:table-cell office:value-type="float" office:value="21100.45">
                <text:p>21100.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18.84">
                <text:p>518.84</text:p>
              </table:table-cell>
              <table:table-cell office:value-type="float" office:value="5645.11">
                <text:p>5645.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19.04">
                <text:p>519.04</text:p>
              </table:table-cell>
              <table:table-cell office:value-type="float" office:value="8288.36">
                <text:p>8288.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19.25">
                <text:p>519.25</text:p>
              </table:table-cell>
              <table:table-cell office:value-type="float" office:value="6566.24">
                <text:p>6566.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19.45">
                <text:p>519.45</text:p>
              </table:table-cell>
              <table:table-cell office:value-type="float" office:value="16709.6">
                <text:p>16709.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9.66">
                <text:p>519.66</text:p>
              </table:table-cell>
              <table:table-cell office:value-type="float" office:value="8204.62">
                <text:p>8204.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9.87">
                <text:p>519.87</text:p>
              </table:table-cell>
              <table:table-cell office:value-type="float" office:value="12821.19">
                <text:p>12821.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20.07">
                <text:p>520.07</text:p>
              </table:table-cell>
              <table:table-cell office:value-type="float" office:value="11004.42">
                <text:p>11004.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20.28">
                <text:p>520.28</text:p>
              </table:table-cell>
              <table:table-cell office:value-type="float" office:value="9981.34">
                <text:p>9981.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20.48">
                <text:p>520.48</text:p>
              </table:table-cell>
              <table:table-cell office:value-type="float" office:value="17303.06">
                <text:p>17303.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0.69">
                <text:p>520.69</text:p>
              </table:table-cell>
              <table:table-cell office:value-type="float" office:value="11643.38">
                <text:p>11643.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0.9">
                <text:p>520.9</text:p>
              </table:table-cell>
              <table:table-cell office:value-type="float" office:value="19791.57">
                <text:p>19791.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21.1">
                <text:p>521.1</text:p>
              </table:table-cell>
              <table:table-cell office:value-type="float" office:value="8559.6">
                <text:p>8559.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21.31">
                <text:p>521.31</text:p>
              </table:table-cell>
              <table:table-cell office:value-type="float" office:value="15464.44">
                <text:p>15464.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21.51">
                <text:p>521.51</text:p>
              </table:table-cell>
              <table:table-cell office:value-type="float" office:value="15781.19">
                <text:p>15781.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21.72">
                <text:p>521.72</text:p>
              </table:table-cell>
              <table:table-cell office:value-type="float" office:value="6564.42">
                <text:p>6564.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21.93">
                <text:p>521.93</text:p>
              </table:table-cell>
              <table:table-cell office:value-type="float" office:value="25755.26">
                <text:p>25755.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22.13">
                <text:p>522.13</text:p>
              </table:table-cell>
              <table:table-cell office:value-type="float" office:value="12478.96">
                <text:p>12478.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22.34">
                <text:p>522.34</text:p>
              </table:table-cell>
              <table:table-cell office:value-type="float" office:value="10718.61">
                <text:p>10718.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2.54">
                <text:p>522.54</text:p>
              </table:table-cell>
              <table:table-cell office:value-type="float" office:value="8801.71">
                <text:p>8801.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2.75">
                <text:p>522.75</text:p>
              </table:table-cell>
              <table:table-cell office:value-type="float" office:value="6588.09">
                <text:p>6588.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22.96">
                <text:p>522.96</text:p>
              </table:table-cell>
              <table:table-cell office:value-type="float" office:value="9242.26">
                <text:p>9242.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23.16">
                <text:p>523.16</text:p>
              </table:table-cell>
              <table:table-cell office:value-type="float" office:value="7443.68">
                <text:p>7443.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23.37">
                <text:p>523.37</text:p>
              </table:table-cell>
              <table:table-cell office:value-type="float" office:value="12566.34">
                <text:p>12566.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23.57">
                <text:p>523.57</text:p>
              </table:table-cell>
              <table:table-cell office:value-type="float" office:value="7398.17">
                <text:p>7398.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23.78">
                <text:p>523.78</text:p>
              </table:table-cell>
              <table:table-cell office:value-type="float" office:value="9981.34">
                <text:p>9981.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23.98">
                <text:p>523.98</text:p>
              </table:table-cell>
              <table:table-cell office:value-type="float" office:value="6644.52">
                <text:p>6644.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24.19">
                <text:p>524.19</text:p>
              </table:table-cell>
              <table:table-cell office:value-type="float" office:value="7820.51">
                <text:p>7820.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4.4">
                <text:p>524.4</text:p>
              </table:table-cell>
              <table:table-cell office:value-type="float" office:value="5244.62">
                <text:p>5244.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4.6">
                <text:p>524.6</text:p>
              </table:table-cell>
              <table:table-cell office:value-type="float" office:value="6011.02">
                <text:p>6011.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24.81">
                <text:p>524.81</text:p>
              </table:table-cell>
              <table:table-cell office:value-type="float" office:value="13103.36">
                <text:p>13103.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25.01">
                <text:p>525.01</text:p>
              </table:table-cell>
              <table:table-cell office:value-type="float" office:value="16026.95">
                <text:p>16026.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5.22">
                <text:p>525.22</text:p>
              </table:table-cell>
              <table:table-cell office:value-type="float" office:value="14758.12">
                <text:p>14758.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25.42">
                <text:p>525.42</text:p>
              </table:table-cell>
              <table:table-cell office:value-type="float" office:value="8608.75">
                <text:p>8608.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25.63">
                <text:p>525.63</text:p>
              </table:table-cell>
              <table:table-cell office:value-type="float" office:value="12391.58">
                <text:p>12391.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25.84">
                <text:p>525.84</text:p>
              </table:table-cell>
              <table:table-cell office:value-type="float" office:value="18340.7">
                <text:p>18340.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26.04">
                <text:p>526.04</text:p>
              </table:table-cell>
              <table:table-cell office:value-type="float" office:value="9741.05">
                <text:p>9741.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6.25">
                <text:p>526.25</text:p>
              </table:table-cell>
              <table:table-cell office:value-type="float" office:value="7765.9">
                <text:p>7765.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6.45">
                <text:p>526.45</text:p>
              </table:table-cell>
              <table:table-cell office:value-type="float" office:value="12539.03">
                <text:p>12539.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26.66">
                <text:p>526.66</text:p>
              </table:table-cell>
              <table:table-cell office:value-type="float" office:value="10429.17">
                <text:p>10429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26.86">
                <text:p>526.86</text:p>
              </table:table-cell>
              <table:table-cell office:value-type="float" office:value="13720.48">
                <text:p>13720.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27.07">
                <text:p>527.07</text:p>
              </table:table-cell>
              <table:table-cell office:value-type="float" office:value="11399.45">
                <text:p>11399.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27.28">
                <text:p>527.28</text:p>
              </table:table-cell>
              <table:table-cell office:value-type="float" office:value="7349.02">
                <text:p>7349.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7.48">
                <text:p>527.48</text:p>
              </table:table-cell>
              <table:table-cell office:value-type="float" office:value="8200.98">
                <text:p>8200.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27.69">
                <text:p>527.69</text:p>
              </table:table-cell>
              <table:table-cell office:value-type="float" office:value="10183.41">
                <text:p>10183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7.89">
                <text:p>527.89</text:p>
              </table:table-cell>
              <table:table-cell office:value-type="float" office:value="11144.59">
                <text:p>11144.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8.1">
                <text:p>528.1</text:p>
              </table:table-cell>
              <table:table-cell office:value-type="float" office:value="8989.22">
                <text:p>8989.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8.3">
                <text:p>528.3</text:p>
              </table:table-cell>
              <table:table-cell office:value-type="float" office:value="9522.6">
                <text:p>9522.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28.51">
                <text:p>528.51</text:p>
              </table:table-cell>
              <table:table-cell office:value-type="float" office:value="10303.56">
                <text:p>10303.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28.71">
                <text:p>528.71</text:p>
              </table:table-cell>
              <table:table-cell office:value-type="float" office:value="12577.26">
                <text:p>12577.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28.92">
                <text:p>528.92</text:p>
              </table:table-cell>
              <table:table-cell office:value-type="float" office:value="12999.6">
                <text:p>12999.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29.13">
                <text:p>529.13</text:p>
              </table:table-cell>
              <table:table-cell office:value-type="float" office:value="11468.62">
                <text:p>11468.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29.33">
                <text:p>529.33</text:p>
              </table:table-cell>
              <table:table-cell office:value-type="float" office:value="9921.27">
                <text:p>9921.2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29.54">
                <text:p>529.54</text:p>
              </table:table-cell>
              <table:table-cell office:value-type="float" office:value="13680.43">
                <text:p>13680.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9.74">
                <text:p>529.74</text:p>
              </table:table-cell>
              <table:table-cell office:value-type="float" office:value="14927.42">
                <text:p>14927.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.95">
                <text:p>529.95</text:p>
              </table:table-cell>
              <table:table-cell office:value-type="float" office:value="8372.1">
                <text:p>8372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0.15">
                <text:p>530.15</text:p>
              </table:table-cell>
              <table:table-cell office:value-type="float" office:value="17619.81">
                <text:p>17619.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30.36">
                <text:p>530.36</text:p>
              </table:table-cell>
              <table:table-cell office:value-type="float" office:value="6853.87">
                <text:p>6853.8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30.56">
                <text:p>530.56</text:p>
              </table:table-cell>
              <table:table-cell office:value-type="float" office:value="13583.95">
                <text:p>13583.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30.77">
                <text:p>530.77</text:p>
              </table:table-cell>
              <table:table-cell office:value-type="float" office:value="14623.41">
                <text:p>14623.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30.97">
                <text:p>530.97</text:p>
              </table:table-cell>
              <table:table-cell office:value-type="float" office:value="27723.13">
                <text:p>27723.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31.18">
                <text:p>531.18</text:p>
              </table:table-cell>
              <table:table-cell office:value-type="float" office:value="26680.03">
                <text:p>26680.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1.39">
                <text:p>531.39</text:p>
              </table:table-cell>
              <table:table-cell office:value-type="float" office:value="39776.1">
                <text:p>39776.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31.59">
                <text:p>531.59</text:p>
              </table:table-cell>
              <table:table-cell office:value-type="float" office:value="28939.16">
                <text:p>28939.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31.8">
                <text:p>531.8</text:p>
              </table:table-cell>
              <table:table-cell office:value-type="float" office:value="37580.68">
                <text:p>37580.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32">
                <text:p>532</text:p>
              </table:table-cell>
              <table:table-cell office:value-type="float" office:value="27901.53">
                <text:p>27901.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32.21">
                <text:p>532.21</text:p>
              </table:table-cell>
              <table:table-cell office:value-type="float" office:value="29352.4">
                <text:p>29352.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32.41">
                <text:p>532.41</text:p>
              </table:table-cell>
              <table:table-cell office:value-type="float" office:value="17111.92">
                <text:p>17111.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32.62">
                <text:p>532.62</text:p>
              </table:table-cell>
              <table:table-cell office:value-type="float" office:value="25103.55">
                <text:p>25103.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32.82">
                <text:p>532.82</text:p>
              </table:table-cell>
              <table:table-cell office:value-type="float" office:value="13694.99">
                <text:p>13694.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33.03">
                <text:p>533.03</text:p>
              </table:table-cell>
              <table:table-cell office:value-type="float" office:value="17417.75">
                <text:p>17417.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3.23">
                <text:p>533.23</text:p>
              </table:table-cell>
              <table:table-cell office:value-type="float" office:value="10396.4">
                <text:p>10396.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33.44">
                <text:p>533.44</text:p>
              </table:table-cell>
              <table:table-cell office:value-type="float" office:value="11501.39">
                <text:p>11501.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33.64">
                <text:p>533.64</text:p>
              </table:table-cell>
              <table:table-cell office:value-type="float" office:value="7629.37">
                <text:p>7629.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33.85">
                <text:p>533.85</text:p>
              </table:table-cell>
              <table:table-cell office:value-type="float" office:value="18601.02">
                <text:p>18601.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34.05">
                <text:p>534.05</text:p>
              </table:table-cell>
              <table:table-cell office:value-type="float" office:value="9211.31">
                <text:p>9211.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34.26">
                <text:p>534.26</text:p>
              </table:table-cell>
              <table:table-cell office:value-type="float" office:value="16938.98">
                <text:p>16938.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34.47">
                <text:p>534.47</text:p>
              </table:table-cell>
              <table:table-cell office:value-type="float" office:value="14386.75">
                <text:p>14386.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34.67">
                <text:p>534.67</text:p>
              </table:table-cell>
              <table:table-cell office:value-type="float" office:value="10017.75">
                <text:p>10017.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34.88">
                <text:p>534.88</text:p>
              </table:table-cell>
              <table:table-cell office:value-type="float" office:value="10787.79">
                <text:p>10787.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35.08">
                <text:p>535.08</text:p>
              </table:table-cell>
              <table:table-cell office:value-type="float" office:value="12950.44">
                <text:p>12950.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35.29">
                <text:p>535.29</text:p>
              </table:table-cell>
              <table:table-cell office:value-type="float" office:value="7203.39">
                <text:p>7203.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35.49">
                <text:p>535.49</text:p>
              </table:table-cell>
              <table:table-cell office:value-type="float" office:value="8120.88">
                <text:p>8120.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35.7">
                <text:p>535.7</text:p>
              </table:table-cell>
              <table:table-cell office:value-type="float" office:value="21306.16">
                <text:p>21306.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35.9">
                <text:p>535.9</text:p>
              </table:table-cell>
              <table:table-cell office:value-type="float" office:value="5708.83">
                <text:p>5708.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36.11">
                <text:p>536.11</text:p>
              </table:table-cell>
              <table:table-cell office:value-type="float" office:value="21673.88">
                <text:p>21673.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36.31">
                <text:p>536.31</text:p>
              </table:table-cell>
              <table:table-cell office:value-type="float" office:value="15477.18">
                <text:p>15477.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36.52">
                <text:p>536.52</text:p>
              </table:table-cell>
              <table:table-cell office:value-type="float" office:value="8672.46">
                <text:p>8672.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36.72">
                <text:p>536.72</text:p>
              </table:table-cell>
              <table:table-cell office:value-type="float" office:value="16824.29">
                <text:p>16824.2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36.93">
                <text:p>536.93</text:p>
              </table:table-cell>
              <table:table-cell office:value-type="float" office:value="9329.64">
                <text:p>9329.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37.13">
                <text:p>537.13</text:p>
              </table:table-cell>
              <table:table-cell office:value-type="float" office:value="10807.81">
                <text:p>10807.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37.34">
                <text:p>537.34</text:p>
              </table:table-cell>
              <table:table-cell office:value-type="float" office:value="10054.16">
                <text:p>10054.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37.54">
                <text:p>537.54</text:p>
              </table:table-cell>
              <table:table-cell office:value-type="float" office:value="6824.74">
                <text:p>6824.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37.75">
                <text:p>537.75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37.95">
                <text:p>537.95</text:p>
              </table:table-cell>
              <table:table-cell office:value-type="float" office:value="12508.08">
                <text:p>12508.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8.16">
                <text:p>538.16</text:p>
              </table:table-cell>
              <table:table-cell office:value-type="float" office:value="23232.16">
                <text:p>23232.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38.36">
                <text:p>538.36</text:p>
              </table:table-cell>
              <table:table-cell office:value-type="float" office:value="17579.76">
                <text:p>17579.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38.57">
                <text:p>538.57</text:p>
              </table:table-cell>
              <table:table-cell office:value-type="float" office:value="9318.71">
                <text:p>9318.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38.77">
                <text:p>538.77</text:p>
              </table:table-cell>
              <table:table-cell office:value-type="float" office:value="11288.4">
                <text:p>11288.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38.98">
                <text:p>538.98</text:p>
              </table:table-cell>
              <table:table-cell office:value-type="float" office:value="12801.17">
                <text:p>12801.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39.18">
                <text:p>539.18</text:p>
              </table:table-cell>
              <table:table-cell office:value-type="float" office:value="18034.87">
                <text:p>18034.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39.39">
                <text:p>539.39</text:p>
              </table:table-cell>
              <table:table-cell office:value-type="float" office:value="12194.97">
                <text:p>12194.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39.59">
                <text:p>539.59</text:p>
              </table:table-cell>
              <table:table-cell office:value-type="float" office:value="10491.06">
                <text:p>10491.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39.8">
                <text:p>539.8</text:p>
              </table:table-cell>
              <table:table-cell office:value-type="float" office:value="7055.94">
                <text:p>7055.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0">
                <text:p>540</text:p>
              </table:table-cell>
              <table:table-cell office:value-type="float" office:value="11144.59">
                <text:p>11144.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40.21">
                <text:p>540.21</text:p>
              </table:table-cell>
              <table:table-cell office:value-type="float" office:value="17161.07">
                <text:p>17161.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40.41">
                <text:p>540.41</text:p>
              </table:table-cell>
              <table:table-cell office:value-type="float" office:value="7831.43">
                <text:p>7831.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40.62">
                <text:p>540.62</text:p>
              </table:table-cell>
              <table:table-cell office:value-type="float" office:value="11406.73">
                <text:p>11406.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0.82">
                <text:p>540.82</text:p>
              </table:table-cell>
              <table:table-cell office:value-type="float" office:value="9606.34">
                <text:p>9606.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41.03">
                <text:p>541.03</text:p>
              </table:table-cell>
              <table:table-cell office:value-type="float" office:value="15404.37">
                <text:p>15404.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41.23">
                <text:p>541.23</text:p>
              </table:table-cell>
              <table:table-cell office:value-type="float" office:value="10176.13">
                <text:p>10176.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41.44">
                <text:p>541.44</text:p>
              </table:table-cell>
              <table:table-cell office:value-type="float" office:value="10407.32">
                <text:p>10407.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41.64">
                <text:p>541.64</text:p>
              </table:table-cell>
              <table:table-cell office:value-type="float" office:value="7724.03">
                <text:p>7724.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41.84">
                <text:p>541.84</text:p>
              </table:table-cell>
              <table:table-cell office:value-type="float" office:value="10181.59">
                <text:p>10181.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42.05">
                <text:p>542.05</text:p>
              </table:table-cell>
              <table:table-cell office:value-type="float" office:value="16392.85">
                <text:p>16392.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42.25">
                <text:p>542.25</text:p>
              </table:table-cell>
              <table:table-cell office:value-type="float" office:value="6134.8">
                <text:p>6134.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42.46">
                <text:p>542.46</text:p>
              </table:table-cell>
              <table:table-cell office:value-type="float" office:value="14035.41">
                <text:p>14035.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42.66">
                <text:p>542.66</text:p>
              </table:table-cell>
              <table:table-cell office:value-type="float" office:value="13999">
                <text:p>13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42.87">
                <text:p>542.87</text:p>
              </table:table-cell>
              <table:table-cell office:value-type="float" office:value="16960.82">
                <text:p>16960.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43.07">
                <text:p>543.07</text:p>
              </table:table-cell>
              <table:table-cell office:value-type="float" office:value="12393.4">
                <text:p>12393.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3.28">
                <text:p>543.28</text:p>
              </table:table-cell>
              <table:table-cell office:value-type="float" office:value="11444.96">
                <text:p>11444.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43.48">
                <text:p>543.48</text:p>
              </table:table-cell>
              <table:table-cell office:value-type="float" office:value="8965.55">
                <text:p>8965.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43.69">
                <text:p>543.69</text:p>
              </table:table-cell>
              <table:table-cell office:value-type="float" office:value="17150.15">
                <text:p>17150.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43.89">
                <text:p>543.89</text:p>
              </table:table-cell>
              <table:table-cell office:value-type="float" office:value="12103.95">
                <text:p>12103.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44.1">
                <text:p>544.1</text:p>
              </table:table-cell>
              <table:table-cell office:value-type="float" office:value="10261.69">
                <text:p>10261.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44.3">
                <text:p>544.3</text:p>
              </table:table-cell>
              <table:table-cell office:value-type="float" office:value="7487.37">
                <text:p>7487.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44.51">
                <text:p>544.51</text:p>
              </table:table-cell>
              <table:table-cell office:value-type="float" office:value="16780.6">
                <text:p>16780.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4.71">
                <text:p>544.71</text:p>
              </table:table-cell>
              <table:table-cell office:value-type="float" office:value="6992.22">
                <text:p>6992.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44.92">
                <text:p>544.92</text:p>
              </table:table-cell>
              <table:table-cell office:value-type="float" office:value="9994.09">
                <text:p>9994.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45.12">
                <text:p>545.12</text:p>
              </table:table-cell>
              <table:table-cell office:value-type="float" office:value="7605.7">
                <text:p>7605.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45.32">
                <text:p>545.32</text:p>
              </table:table-cell>
              <table:table-cell office:value-type="float" office:value="10219.82">
                <text:p>10219.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45.53">
                <text:p>545.53</text:p>
              </table:table-cell>
              <table:table-cell office:value-type="float" office:value="14102.77">
                <text:p>14102.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45.73">
                <text:p>545.73</text:p>
              </table:table-cell>
              <table:table-cell office:value-type="float" office:value="12559.05">
                <text:p>12559.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5.94">
                <text:p>545.94</text:p>
              </table:table-cell>
              <table:table-cell office:value-type="float" office:value="22584.09">
                <text:p>22584.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46.14">
                <text:p>546.14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46.35">
                <text:p>546.35</text:p>
              </table:table-cell>
              <table:table-cell office:value-type="float" office:value="22159.93">
                <text:p>22159.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46.55">
                <text:p>546.55</text:p>
              </table:table-cell>
              <table:table-cell office:value-type="float" office:value="13542.08">
                <text:p>13542.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46.76">
                <text:p>546.76</text:p>
              </table:table-cell>
              <table:table-cell office:value-type="float" office:value="7381.79">
                <text:p>7381.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46.96">
                <text:p>546.96</text:p>
              </table:table-cell>
              <table:table-cell office:value-type="float" office:value="20343.16">
                <text:p>20343.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47.16">
                <text:p>547.16</text:p>
              </table:table-cell>
              <table:table-cell office:value-type="float" office:value="14929.24">
                <text:p>14929.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47.37">
                <text:p>547.37</text:p>
              </table:table-cell>
              <table:table-cell office:value-type="float" office:value="11155.51">
                <text:p>11155.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47.57">
                <text:p>547.57</text:p>
              </table:table-cell>
              <table:table-cell office:value-type="float" office:value="18420.8">
                <text:p>18420.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47.78">
                <text:p>547.78</text:p>
              </table:table-cell>
              <table:table-cell office:value-type="float" office:value="9329.64">
                <text:p>9329.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47.98">
                <text:p>547.98</text:p>
              </table:table-cell>
              <table:table-cell office:value-type="float" office:value="11672.51">
                <text:p>11672.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48.19">
                <text:p>548.19</text:p>
              </table:table-cell>
              <table:table-cell office:value-type="float" office:value="23488.84">
                <text:p>23488.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48.39">
                <text:p>548.39</text:p>
              </table:table-cell>
              <table:table-cell office:value-type="float" office:value="14503.26">
                <text:p>14503.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48.6">
                <text:p>548.6</text:p>
              </table:table-cell>
              <table:table-cell office:value-type="float" office:value="11357.58">
                <text:p>11357.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48.8">
                <text:p>548.8</text:p>
              </table:table-cell>
              <table:table-cell office:value-type="float" office:value="27031.37">
                <text:p>27031.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49">
                <text:p>549</text:p>
              </table:table-cell>
              <table:table-cell office:value-type="float" office:value="21253.36">
                <text:p>21253.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49.21">
                <text:p>549.21</text:p>
              </table:table-cell>
              <table:table-cell office:value-type="float" office:value="17805.5">
                <text:p>17805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49.41">
                <text:p>549.41</text:p>
              </table:table-cell>
              <table:table-cell office:value-type="float" office:value="15650.12">
                <text:p>15650.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49.62">
                <text:p>549.62</text:p>
              </table:table-cell>
              <table:table-cell office:value-type="float" office:value="31200.12">
                <text:p>31200.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49.82">
                <text:p>549.82</text:p>
              </table:table-cell>
              <table:table-cell office:value-type="float" office:value="18524.56">
                <text:p>18524.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50.03">
                <text:p>550.03</text:p>
              </table:table-cell>
              <table:table-cell office:value-type="float" office:value="14563.33">
                <text:p>14563.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0.23">
                <text:p>550.23</text:p>
              </table:table-cell>
              <table:table-cell office:value-type="float" office:value="16178.04">
                <text:p>16178.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50.43">
                <text:p>550.43</text:p>
              </table:table-cell>
              <table:table-cell office:value-type="float" office:value="13003.24">
                <text:p>13003.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50.64">
                <text:p>550.64</text:p>
              </table:table-cell>
              <table:table-cell office:value-type="float" office:value="8665.18">
                <text:p>8665.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50.84">
                <text:p>550.84</text:p>
              </table:table-cell>
              <table:table-cell office:value-type="float" office:value="11466.8">
                <text:p>11466.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51.05">
                <text:p>551.05</text:p>
              </table:table-cell>
              <table:table-cell office:value-type="float" office:value="17144.68">
                <text:p>17144.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1.25">
                <text:p>551.25</text:p>
              </table:table-cell>
              <table:table-cell office:value-type="float" office:value="19150.78">
                <text:p>19150.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51.46">
                <text:p>551.46</text:p>
              </table:table-cell>
              <table:table-cell office:value-type="float" office:value="9628.18">
                <text:p>9628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1.66">
                <text:p>551.66</text:p>
              </table:table-cell>
              <table:table-cell office:value-type="float" office:value="14224.74">
                <text:p>14224.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51.86">
                <text:p>551.86</text:p>
              </table:table-cell>
              <table:table-cell office:value-type="float" office:value="19913.54">
                <text:p>19913.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52.07">
                <text:p>552.07</text:p>
              </table:table-cell>
              <table:table-cell office:value-type="float" office:value="10307.2">
                <text:p>10307.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52.27">
                <text:p>552.27</text:p>
              </table:table-cell>
              <table:table-cell office:value-type="float" office:value="16238.12">
                <text:p>16238.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52.48">
                <text:p>552.48</text:p>
              </table:table-cell>
              <table:table-cell office:value-type="float" office:value="16693.22">
                <text:p>16693.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2.68">
                <text:p>552.68</text:p>
              </table:table-cell>
              <table:table-cell office:value-type="float" office:value="21863.2">
                <text:p>21863.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52.89">
                <text:p>552.89</text:p>
              </table:table-cell>
              <table:table-cell office:value-type="float" office:value="24009.48">
                <text:p>24009.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53.09">
                <text:p>553.09</text:p>
              </table:table-cell>
              <table:table-cell office:value-type="float" office:value="6988.58">
                <text:p>6988.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53.29">
                <text:p>553.29</text:p>
              </table:table-cell>
              <table:table-cell office:value-type="float" office:value="16622.22">
                <text:p>16622.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53.5">
                <text:p>553.5</text:p>
              </table:table-cell>
              <table:table-cell office:value-type="float" office:value="16201.71">
                <text:p>16201.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53.7">
                <text:p>553.7</text:p>
              </table:table-cell>
              <table:table-cell office:value-type="float" office:value="11796.3">
                <text:p>11796.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53.91">
                <text:p>553.91</text:p>
              </table:table-cell>
              <table:table-cell office:value-type="float" office:value="26940.35">
                <text:p>26940.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54.11">
                <text:p>554.11</text:p>
              </table:table-cell>
              <table:table-cell office:value-type="float" office:value="15559.1">
                <text:p>15559.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54.31">
                <text:p>554.31</text:p>
              </table:table-cell>
              <table:table-cell office:value-type="float" office:value="9191.28">
                <text:p>9191.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54.52">
                <text:p>554.52</text:p>
              </table:table-cell>
              <table:table-cell office:value-type="float" office:value="11197.38">
                <text:p>11197.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4.72">
                <text:p>554.72</text:p>
              </table:table-cell>
              <table:table-cell office:value-type="float" office:value="16218.09">
                <text:p>16218.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54.93">
                <text:p>554.93</text:p>
              </table:table-cell>
              <table:table-cell office:value-type="float" office:value="19170.81">
                <text:p>19170.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55.13">
                <text:p>555.13</text:p>
              </table:table-cell>
              <table:table-cell office:value-type="float" office:value="7228.87">
                <text:p>7228.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55.33">
                <text:p>555.33</text:p>
              </table:table-cell>
              <table:table-cell office:value-type="float" office:value="11268.38">
                <text:p>11268.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55.54">
                <text:p>555.54</text:p>
              </table:table-cell>
              <table:table-cell office:value-type="float" office:value="12236.84">
                <text:p>12236.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55.74">
                <text:p>555.74</text:p>
              </table:table-cell>
              <table:table-cell office:value-type="float" office:value="21997.92">
                <text:p>21997.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55.95">
                <text:p>555.95</text:p>
              </table:table-cell>
              <table:table-cell office:value-type="float" office:value="11992.9">
                <text:p>11992.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56.15">
                <text:p>556.15</text:p>
              </table:table-cell>
              <table:table-cell office:value-type="float" office:value="14907.39">
                <text:p>14907.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6.35">
                <text:p>556.35</text:p>
              </table:table-cell>
              <table:table-cell office:value-type="float" office:value="10414.6">
                <text:p>10414.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56.56">
                <text:p>556.56</text:p>
              </table:table-cell>
              <table:table-cell office:value-type="float" office:value="11823.61">
                <text:p>11823.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6.76">
                <text:p>556.76</text:p>
              </table:table-cell>
              <table:table-cell office:value-type="float" office:value="13088.8">
                <text:p>13088.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6.97">
                <text:p>556.97</text:p>
              </table:table-cell>
              <table:table-cell office:value-type="float" office:value="11485.01">
                <text:p>11485.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7.17">
                <text:p>557.17</text:p>
              </table:table-cell>
              <table:table-cell office:value-type="float" office:value="7660.31">
                <text:p>7660.3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57.37">
                <text:p>557.37</text:p>
              </table:table-cell>
              <table:table-cell office:value-type="float" office:value="18002.1">
                <text:p>18002.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57.58">
                <text:p>557.58</text:p>
              </table:table-cell>
              <table:table-cell office:value-type="float" office:value="17343.11">
                <text:p>17343.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7.78">
                <text:p>557.78</text:p>
              </table:table-cell>
              <table:table-cell office:value-type="float" office:value="10760.48">
                <text:p>10760.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57.98">
                <text:p>557.98</text:p>
              </table:table-cell>
              <table:table-cell office:value-type="float" office:value="14100.95">
                <text:p>14100.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58.19">
                <text:p>558.19</text:p>
              </table:table-cell>
              <table:table-cell office:value-type="float" office:value="9060.21">
                <text:p>9060.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58.39">
                <text:p>558.39</text:p>
              </table:table-cell>
              <table:table-cell office:value-type="float" office:value="22662.37">
                <text:p>22662.3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58.6">
                <text:p>558.6</text:p>
              </table:table-cell>
              <table:table-cell office:value-type="float" office:value="11104.54">
                <text:p>11104.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58.8">
                <text:p>558.8</text:p>
              </table:table-cell>
              <table:table-cell office:value-type="float" office:value="13966.24">
                <text:p>13966.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59">
                <text:p>559</text:p>
              </table:table-cell>
              <table:table-cell office:value-type="float" office:value="15373.42">
                <text:p>15373.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59.21">
                <text:p>559.21</text:p>
              </table:table-cell>
              <table:table-cell office:value-type="float" office:value="21149.6">
                <text:p>21149.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59.41">
                <text:p>559.41</text:p>
              </table:table-cell>
              <table:table-cell office:value-type="float" office:value="11364.86">
                <text:p>11364.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59.61">
                <text:p>559.61</text:p>
              </table:table-cell>
              <table:table-cell office:value-type="float" office:value="11605.16">
                <text:p>11605.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59.82">
                <text:p>559.82</text:p>
              </table:table-cell>
              <table:table-cell office:value-type="float" office:value="24428.17">
                <text:p>24428.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60.02">
                <text:p>560.02</text:p>
              </table:table-cell>
              <table:table-cell office:value-type="float" office:value="16483.87">
                <text:p>16483.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60.23">
                <text:p>560.23</text:p>
              </table:table-cell>
              <table:table-cell office:value-type="float" office:value="14570.62">
                <text:p>14570.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60.43">
                <text:p>560.43</text:p>
              </table:table-cell>
              <table:table-cell office:value-type="float" office:value="13088.8">
                <text:p>13088.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60.63">
                <text:p>560.63</text:p>
              </table:table-cell>
              <table:table-cell office:value-type="float" office:value="12285.99">
                <text:p>12285.9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60.84">
                <text:p>560.84</text:p>
              </table:table-cell>
              <table:table-cell office:value-type="float" office:value="18646.53">
                <text:p>18646.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61.04">
                <text:p>561.04</text:p>
              </table:table-cell>
              <table:table-cell office:value-type="float" office:value="9103.9">
                <text:p>9103.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61.24">
                <text:p>561.24</text:p>
              </table:table-cell>
              <table:table-cell office:value-type="float" office:value="11661.59">
                <text:p>11661.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61.45">
                <text:p>561.45</text:p>
              </table:table-cell>
              <table:table-cell office:value-type="float" office:value="14488.7">
                <text:p>14488.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61.65">
                <text:p>561.65</text:p>
              </table:table-cell>
              <table:table-cell office:value-type="float" office:value="19005.15">
                <text:p>19005.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61.85">
                <text:p>561.85</text:p>
              </table:table-cell>
              <table:table-cell office:value-type="float" office:value="12719.25">
                <text:p>12719.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62.06">
                <text:p>562.06</text:p>
              </table:table-cell>
              <table:table-cell office:value-type="float" office:value="27919.73">
                <text:p>27919.7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2.26">
                <text:p>562.26</text:p>
              </table:table-cell>
              <table:table-cell office:value-type="float" office:value="10988.04">
                <text:p>10988.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62.47">
                <text:p>562.47</text:p>
              </table:table-cell>
              <table:table-cell office:value-type="float" office:value="14985.67">
                <text:p>14985.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62.67">
                <text:p>562.67</text:p>
              </table:table-cell>
              <table:table-cell office:value-type="float" office:value="15843.09">
                <text:p>15843.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62.87">
                <text:p>562.87</text:p>
              </table:table-cell>
              <table:table-cell office:value-type="float" office:value="13866.11">
                <text:p>13866.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63.08">
                <text:p>563.08</text:p>
              </table:table-cell>
              <table:table-cell office:value-type="float" office:value="13334.55">
                <text:p>13334.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63.28">
                <text:p>563.28</text:p>
              </table:table-cell>
              <table:table-cell office:value-type="float" office:value="10585.72">
                <text:p>10585.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63.48">
                <text:p>563.48</text:p>
              </table:table-cell>
              <table:table-cell office:value-type="float" office:value="21533.71">
                <text:p>21533.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63.69">
                <text:p>563.69</text:p>
              </table:table-cell>
              <table:table-cell office:value-type="float" office:value="25591.42">
                <text:p>25591.4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63.89">
                <text:p>563.89</text:p>
              </table:table-cell>
              <table:table-cell office:value-type="float" office:value="13729.58">
                <text:p>13729.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64.09">
                <text:p>564.09</text:p>
              </table:table-cell>
              <table:table-cell office:value-type="float" office:value="9697.36">
                <text:p>9697.3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64.3">
                <text:p>564.3</text:p>
              </table:table-cell>
              <table:table-cell office:value-type="float" office:value="16265.42">
                <text:p>16265.4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64.5">
                <text:p>564.5</text:p>
              </table:table-cell>
              <table:table-cell office:value-type="float" office:value="9715.56">
                <text:p>9715.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64.7">
                <text:p>564.7</text:p>
              </table:table-cell>
              <table:table-cell office:value-type="float" office:value="13185.28">
                <text:p>13185.2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64.91">
                <text:p>564.91</text:p>
              </table:table-cell>
              <table:table-cell office:value-type="float" office:value="10704.05">
                <text:p>10704.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65.11">
                <text:p>565.11</text:p>
              </table:table-cell>
              <table:table-cell office:value-type="float" office:value="11492.29">
                <text:p>11492.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65.31">
                <text:p>565.31</text:p>
              </table:table-cell>
              <table:table-cell office:value-type="float" office:value="21850.46">
                <text:p>21850.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65.52">
                <text:p>565.52</text:p>
              </table:table-cell>
              <table:table-cell office:value-type="float" office:value="11956.5">
                <text:p>11956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65.72">
                <text:p>565.72</text:p>
              </table:table-cell>
              <table:table-cell office:value-type="float" office:value="17539.71">
                <text:p>17539.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65.92">
                <text:p>565.92</text:p>
              </table:table-cell>
              <table:table-cell office:value-type="float" office:value="9675.51">
                <text:p>9675.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66.13">
                <text:p>566.13</text:p>
              </table:table-cell>
              <table:table-cell office:value-type="float" office:value="11150.05">
                <text:p>11150.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66.33">
                <text:p>566.33</text:p>
              </table:table-cell>
              <table:table-cell office:value-type="float" office:value="15520.87">
                <text:p>15520.8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66.53">
                <text:p>566.53</text:p>
              </table:table-cell>
              <table:table-cell office:value-type="float" office:value="6631.78">
                <text:p>6631.7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66.74">
                <text:p>566.74</text:p>
              </table:table-cell>
              <table:table-cell office:value-type="float" office:value="14035.41">
                <text:p>14035.4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66.94">
                <text:p>566.94</text:p>
              </table:table-cell>
              <table:table-cell office:value-type="float" office:value="14501.44">
                <text:p>14501.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67.14">
                <text:p>567.14</text:p>
              </table:table-cell>
              <table:table-cell office:value-type="float" office:value="16079.74">
                <text:p>16079.7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67.35">
                <text:p>567.35</text:p>
              </table:table-cell>
              <table:table-cell office:value-type="float" office:value="9391.53">
                <text:p>9391.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67.55">
                <text:p>567.55</text:p>
              </table:table-cell>
              <table:table-cell office:value-type="float" office:value="12153.1">
                <text:p>12153.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67.75">
                <text:p>567.75</text:p>
              </table:table-cell>
              <table:table-cell office:value-type="float" office:value="14029.95">
                <text:p>14029.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67.96">
                <text:p>567.96</text:p>
              </table:table-cell>
              <table:table-cell office:value-type="float" office:value="8685.21">
                <text:p>8685.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68.16">
                <text:p>568.16</text:p>
              </table:table-cell>
              <table:table-cell office:value-type="float" office:value="13554.82">
                <text:p>13554.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68.36">
                <text:p>568.36</text:p>
              </table:table-cell>
              <table:table-cell office:value-type="float" office:value="6528.01">
                <text:p>6528.0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68.57">
                <text:p>568.57</text:p>
              </table:table-cell>
              <table:table-cell office:value-type="float" office:value="17947.49">
                <text:p>17947.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68.77">
                <text:p>568.77</text:p>
              </table:table-cell>
              <table:table-cell office:value-type="float" office:value="10234.38">
                <text:p>10234.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68.97">
                <text:p>568.97</text:p>
              </table:table-cell>
              <table:table-cell office:value-type="float" office:value="7136.03">
                <text:p>7136.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69.18">
                <text:p>569.18</text:p>
              </table:table-cell>
              <table:table-cell office:value-type="float" office:value="23874.76">
                <text:p>23874.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69.38">
                <text:p>569.38</text:p>
              </table:table-cell>
              <table:table-cell office:value-type="float" office:value="6653.62">
                <text:p>6653.6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69.58">
                <text:p>569.58</text:p>
              </table:table-cell>
              <table:table-cell office:value-type="float" office:value="9396.99">
                <text:p>9396.9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69.79">
                <text:p>569.79</text:p>
              </table:table-cell>
              <table:table-cell office:value-type="float" office:value="10387.3">
                <text:p>10387.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69.99">
                <text:p>569.99</text:p>
              </table:table-cell>
              <table:table-cell office:value-type="float" office:value="18145.91">
                <text:p>18145.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70.19">
                <text:p>570.19</text:p>
              </table:table-cell>
              <table:table-cell office:value-type="float" office:value="12944.98">
                <text:p>12944.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70.39">
                <text:p>570.39</text:p>
              </table:table-cell>
              <table:table-cell office:value-type="float" office:value="10154.28">
                <text:p>10154.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70.6">
                <text:p>570.6</text:p>
              </table:table-cell>
              <table:table-cell office:value-type="float" office:value="19960.87">
                <text:p>19960.8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70.8">
                <text:p>570.8</text:p>
              </table:table-cell>
              <table:table-cell office:value-type="float" office:value="7767.72">
                <text:p>7767.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71">
                <text:p>571</text:p>
              </table:table-cell>
              <table:table-cell office:value-type="float" office:value="17403.18">
                <text:p>17403.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71.21">
                <text:p>571.21</text:p>
              </table:table-cell>
              <table:table-cell office:value-type="float" office:value="18631.96">
                <text:p>18631.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71.41">
                <text:p>571.41</text:p>
              </table:table-cell>
              <table:table-cell office:value-type="float" office:value="11381.24">
                <text:p>11381.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71.61">
                <text:p>571.61</text:p>
              </table:table-cell>
              <table:table-cell office:value-type="float" office:value="8579.62">
                <text:p>8579.6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71.82">
                <text:p>571.82</text:p>
              </table:table-cell>
              <table:table-cell office:value-type="float" office:value="6964.91">
                <text:p>6964.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72.02">
                <text:p>572.02</text:p>
              </table:table-cell>
              <table:table-cell office:value-type="float" office:value="17334.01">
                <text:p>17334.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72.22">
                <text:p>572.22</text:p>
              </table:table-cell>
              <table:table-cell office:value-type="float" office:value="23106.55">
                <text:p>23106.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72.42">
                <text:p>572.42</text:p>
              </table:table-cell>
              <table:table-cell office:value-type="float" office:value="9165.8">
                <text:p>9165.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72.63">
                <text:p>572.63</text:p>
              </table:table-cell>
              <table:table-cell office:value-type="float" office:value="10975.29">
                <text:p>10975.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72.83">
                <text:p>572.83</text:p>
              </table:table-cell>
              <table:table-cell office:value-type="float" office:value="10820.56">
                <text:p>10820.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3.03">
                <text:p>573.03</text:p>
              </table:table-cell>
              <table:table-cell office:value-type="float" office:value="17541.54">
                <text:p>17541.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73.24">
                <text:p>573.24</text:p>
              </table:table-cell>
              <table:table-cell office:value-type="float" office:value="14506.9">
                <text:p>14506.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73.44">
                <text:p>573.44</text:p>
              </table:table-cell>
              <table:table-cell office:value-type="float" office:value="6644.52">
                <text:p>6644.5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73.64">
                <text:p>573.64</text:p>
              </table:table-cell>
              <table:table-cell office:value-type="float" office:value="7880.58">
                <text:p>7880.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73.85">
                <text:p>573.85</text:p>
              </table:table-cell>
              <table:table-cell office:value-type="float" office:value="24724.9">
                <text:p>24724.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74.05">
                <text:p>574.05</text:p>
              </table:table-cell>
              <table:table-cell office:value-type="float" office:value="16320.04">
                <text:p>16320.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74.25">
                <text:p>574.25</text:p>
              </table:table-cell>
              <table:table-cell office:value-type="float" office:value="6194.88">
                <text:p>6194.8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74.45">
                <text:p>574.45</text:p>
              </table:table-cell>
              <table:table-cell office:value-type="float" office:value="7447.32">
                <text:p>7447.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74.66">
                <text:p>574.66</text:p>
              </table:table-cell>
              <table:table-cell office:value-type="float" office:value="9588.13">
                <text:p>9588.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74.86">
                <text:p>574.86</text:p>
              </table:table-cell>
              <table:table-cell office:value-type="float" office:value="18411.69">
                <text:p>18411.6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5.06">
                <text:p>575.06</text:p>
              </table:table-cell>
              <table:table-cell office:value-type="float" office:value="10476.5">
                <text:p>10476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75.26">
                <text:p>575.26</text:p>
              </table:table-cell>
              <table:table-cell office:value-type="float" office:value="15812.14">
                <text:p>15812.1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75.47">
                <text:p>575.47</text:p>
              </table:table-cell>
              <table:table-cell office:value-type="float" office:value="12225.92">
                <text:p>12225.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75.67">
                <text:p>575.67</text:p>
              </table:table-cell>
              <table:table-cell office:value-type="float" office:value="13614.9">
                <text:p>13614.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75.87">
                <text:p>575.87</text:p>
              </table:table-cell>
              <table:table-cell office:value-type="float" office:value="13485.65">
                <text:p>13485.6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76.08">
                <text:p>576.08</text:p>
              </table:table-cell>
              <table:table-cell office:value-type="float" office:value="11337.56">
                <text:p>11337.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76.28">
                <text:p>576.28</text:p>
              </table:table-cell>
              <table:table-cell office:value-type="float" office:value="13130.67">
                <text:p>13130.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76.48">
                <text:p>576.48</text:p>
              </table:table-cell>
              <table:table-cell office:value-type="float" office:value="14501.44">
                <text:p>14501.4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76.68">
                <text:p>576.68</text:p>
              </table:table-cell>
              <table:table-cell office:value-type="float" office:value="25547.73">
                <text:p>25547.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76.89">
                <text:p>576.89</text:p>
              </table:table-cell>
              <table:table-cell office:value-type="float" office:value="15793.94">
                <text:p>15793.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77.09">
                <text:p>577.09</text:p>
              </table:table-cell>
              <table:table-cell office:value-type="float" office:value="9453.42">
                <text:p>9453.4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77.29">
                <text:p>577.29</text:p>
              </table:table-cell>
              <table:table-cell office:value-type="float" office:value="9830.25">
                <text:p>9830.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77.49">
                <text:p>577.49</text:p>
              </table:table-cell>
              <table:table-cell office:value-type="float" office:value="8763.49">
                <text:p>8763.4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77.7">
                <text:p>577.7</text:p>
              </table:table-cell>
              <table:table-cell office:value-type="float" office:value="7061.4">
                <text:p>7061.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77.9">
                <text:p>577.9</text:p>
              </table:table-cell>
              <table:table-cell office:value-type="float" office:value="15191.38">
                <text:p>15191.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78.1">
                <text:p>578.1</text:p>
              </table:table-cell>
              <table:table-cell office:value-type="float" office:value="13897.06">
                <text:p>13897.0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78.31">
                <text:p>578.31</text:p>
              </table:table-cell>
              <table:table-cell office:value-type="float" office:value="19727.86">
                <text:p>19727.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78.51">
                <text:p>578.51</text:p>
              </table:table-cell>
              <table:table-cell office:value-type="float" office:value="13476.54">
                <text:p>13476.5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78.71">
                <text:p>578.71</text:p>
              </table:table-cell>
              <table:table-cell office:value-type="float" office:value="10427.35">
                <text:p>10427.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78.91">
                <text:p>578.91</text:p>
              </table:table-cell>
              <table:table-cell office:value-type="float" office:value="6924.86">
                <text:p>6924.8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79.12">
                <text:p>579.12</text:p>
              </table:table-cell>
              <table:table-cell office:value-type="float" office:value="8126.34">
                <text:p>8126.3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79.32">
                <text:p>579.32</text:p>
              </table:table-cell>
              <table:table-cell office:value-type="float" office:value="18211.45">
                <text:p>18211.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79.52">
                <text:p>579.52</text:p>
              </table:table-cell>
              <table:table-cell office:value-type="float" office:value="24042.24">
                <text:p>24042.2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79.72">
                <text:p>579.72</text:p>
              </table:table-cell>
              <table:table-cell office:value-type="float" office:value="16201.71">
                <text:p>16201.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79.93">
                <text:p>579.93</text:p>
              </table:table-cell>
              <table:table-cell office:value-type="float" office:value="12681.02">
                <text:p>12681.0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0.13">
                <text:p>580.13</text:p>
              </table:table-cell>
              <table:table-cell office:value-type="float" office:value="15337.01">
                <text:p>15337.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80.33">
                <text:p>580.33</text:p>
              </table:table-cell>
              <table:table-cell office:value-type="float" office:value="13491.11">
                <text:p>13491.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0.53">
                <text:p>580.53</text:p>
              </table:table-cell>
              <table:table-cell office:value-type="float" office:value="9438.86">
                <text:p>9438.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80.74">
                <text:p>580.74</text:p>
              </table:table-cell>
              <table:table-cell office:value-type="float" office:value="13010.52">
                <text:p>13010.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80.94">
                <text:p>580.94</text:p>
              </table:table-cell>
              <table:table-cell office:value-type="float" office:value="10856.96">
                <text:p>10856.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81.14">
                <text:p>581.14</text:p>
              </table:table-cell>
              <table:table-cell office:value-type="float" office:value="11343.02">
                <text:p>11343.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81.34">
                <text:p>581.34</text:p>
              </table:table-cell>
              <table:table-cell office:value-type="float" office:value="26583.54">
                <text:p>26583.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81.54">
                <text:p>581.54</text:p>
              </table:table-cell>
              <table:table-cell office:value-type="float" office:value="39175.37">
                <text:p>39175.3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81.75">
                <text:p>581.75</text:p>
              </table:table-cell>
              <table:table-cell office:value-type="float" office:value="11208.31">
                <text:p>11208.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81.95">
                <text:p>581.95</text:p>
              </table:table-cell>
              <table:table-cell office:value-type="float" office:value="11130.03">
                <text:p>11130.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82.15">
                <text:p>582.15</text:p>
              </table:table-cell>
              <table:table-cell office:value-type="float" office:value="10199.79">
                <text:p>10199.7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82.35">
                <text:p>582.35</text:p>
              </table:table-cell>
              <table:table-cell office:value-type="float" office:value="16518.46">
                <text:p>16518.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82.56">
                <text:p>582.56</text:p>
              </table:table-cell>
              <table:table-cell office:value-type="float" office:value="18227.83">
                <text:p>18227.8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82.76">
                <text:p>582.76</text:p>
              </table:table-cell>
              <table:table-cell office:value-type="float" office:value="12604.56">
                <text:p>12604.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82.96">
                <text:p>582.96</text:p>
              </table:table-cell>
              <table:table-cell office:value-type="float" office:value="43316.81">
                <text:p>43316.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83.16">
                <text:p>583.16</text:p>
              </table:table-cell>
              <table:table-cell office:value-type="float" office:value="11281.12">
                <text:p>11281.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83.37">
                <text:p>583.37</text:p>
              </table:table-cell>
              <table:table-cell office:value-type="float" office:value="30257.15">
                <text:p>30257.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83.57">
                <text:p>583.57</text:p>
              </table:table-cell>
              <table:table-cell office:value-type="float" office:value="20190.24">
                <text:p>20190.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83.77">
                <text:p>583.77</text:p>
              </table:table-cell>
              <table:table-cell office:value-type="float" office:value="9624.54">
                <text:p>9624.5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83.97">
                <text:p>583.97</text:p>
              </table:table-cell>
              <table:table-cell office:value-type="float" office:value="11095.44">
                <text:p>11095.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84.17">
                <text:p>584.17</text:p>
              </table:table-cell>
              <table:table-cell office:value-type="float" office:value="10432.81">
                <text:p>10432.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84.38">
                <text:p>584.38</text:p>
              </table:table-cell>
              <table:table-cell office:value-type="float" office:value="25021.63">
                <text:p>25021.6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84.58">
                <text:p>584.58</text:p>
              </table:table-cell>
              <table:table-cell office:value-type="float" office:value="6609.93">
                <text:p>6609.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84.78">
                <text:p>584.78</text:p>
              </table:table-cell>
              <table:table-cell office:value-type="float" office:value="9347.84">
                <text:p>9347.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84.98">
                <text:p>584.98</text:p>
              </table:table-cell>
              <table:table-cell office:value-type="float" office:value="10620.31">
                <text:p>10620.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85.19">
                <text:p>585.19</text:p>
              </table:table-cell>
              <table:table-cell office:value-type="float" office:value="15868.57">
                <text:p>15868.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85.39">
                <text:p>585.39</text:p>
              </table:table-cell>
              <table:table-cell office:value-type="float" office:value="8557.78">
                <text:p>8557.7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85.59">
                <text:p>585.59</text:p>
              </table:table-cell>
              <table:table-cell office:value-type="float" office:value="18202.35">
                <text:p>18202.3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5.79">
                <text:p>585.79</text:p>
              </table:table-cell>
              <table:table-cell office:value-type="float" office:value="13758.71">
                <text:p>13758.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5.99">
                <text:p>585.99</text:p>
              </table:table-cell>
              <table:table-cell office:value-type="float" office:value="13895.24">
                <text:p>13895.2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86.2">
                <text:p>586.2</text:p>
              </table:table-cell>
              <table:table-cell office:value-type="float" office:value="39344.67">
                <text:p>39344.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6.4">
                <text:p>586.4</text:p>
              </table:table-cell>
              <table:table-cell office:value-type="float" office:value="14543.31">
                <text:p>14543.3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86.6">
                <text:p>586.6</text:p>
              </table:table-cell>
              <table:table-cell office:value-type="float" office:value="13847.91">
                <text:p>13847.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86.8">
                <text:p>586.8</text:p>
              </table:table-cell>
              <table:table-cell office:value-type="float" office:value="9821.15">
                <text:p>9821.1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87">
                <text:p>587</text:p>
              </table:table-cell>
              <table:table-cell office:value-type="float" office:value="17914.72">
                <text:p>17914.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87.21">
                <text:p>587.21</text:p>
              </table:table-cell>
              <table:table-cell office:value-type="float" office:value="11941.93">
                <text:p>11941.9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7.41">
                <text:p>587.41</text:p>
              </table:table-cell>
              <table:table-cell office:value-type="float" office:value="10773.23">
                <text:p>10773.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87.61">
                <text:p>587.61</text:p>
              </table:table-cell>
              <table:table-cell office:value-type="float" office:value="15704.73">
                <text:p>15704.7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7.81">
                <text:p>587.81</text:p>
              </table:table-cell>
              <table:table-cell office:value-type="float" office:value="11703.46">
                <text:p>11703.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88.01">
                <text:p>588.01</text:p>
              </table:table-cell>
              <table:table-cell office:value-type="float" office:value="14719.89">
                <text:p>14719.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8.22">
                <text:p>588.22</text:p>
              </table:table-cell>
              <table:table-cell office:value-type="float" office:value="11261.1">
                <text:p>11261.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88.42">
                <text:p>588.42</text:p>
              </table:table-cell>
              <table:table-cell office:value-type="float" office:value="7569.29">
                <text:p>7569.2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88.62">
                <text:p>588.62</text:p>
              </table:table-cell>
              <table:table-cell office:value-type="float" office:value="14723.53">
                <text:p>14723.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88.82">
                <text:p>588.82</text:p>
              </table:table-cell>
              <table:table-cell office:value-type="float" office:value="10680.38">
                <text:p>10680.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89.02">
                <text:p>589.0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89.23">
                <text:p>589.23</text:p>
              </table:table-cell>
              <table:table-cell office:value-type="float" office:value="20927.51">
                <text:p>20927.5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9.43">
                <text:p>589.43</text:p>
              </table:table-cell>
              <table:table-cell office:value-type="float" office:value="14452.29">
                <text:p>14452.2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9.63">
                <text:p>589.63</text:p>
              </table:table-cell>
              <table:table-cell office:value-type="float" office:value="10662.18">
                <text:p>10662.1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9.83">
                <text:p>589.83</text:p>
              </table:table-cell>
              <table:table-cell office:value-type="float" office:value="18114.97">
                <text:p>18114.9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0.03">
                <text:p>590.03</text:p>
              </table:table-cell>
              <table:table-cell office:value-type="float" office:value="13867.93">
                <text:p>13867.9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0.24">
                <text:p>590.24</text:p>
              </table:table-cell>
              <table:table-cell office:value-type="float" office:value="12857.6">
                <text:p>12857.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0.44">
                <text:p>590.44</text:p>
              </table:table-cell>
              <table:table-cell office:value-type="float" office:value="15282.4">
                <text:p>15282.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90.64">
                <text:p>590.64</text:p>
              </table:table-cell>
              <table:table-cell office:value-type="float" office:value="10037.78">
                <text:p>10037.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0.84">
                <text:p>590.84</text:p>
              </table:table-cell>
              <table:table-cell office:value-type="float" office:value="10949.81">
                <text:p>10949.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1.04">
                <text:p>591.04</text:p>
              </table:table-cell>
              <table:table-cell office:value-type="float" office:value="11892.78">
                <text:p>11892.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1.25">
                <text:p>591.25</text:p>
              </table:table-cell>
              <table:table-cell office:value-type="float" office:value="9484.37">
                <text:p>9484.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1.45">
                <text:p>591.45</text:p>
              </table:table-cell>
              <table:table-cell office:value-type="float" office:value="9500.75">
                <text:p>9500.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1.65">
                <text:p>591.65</text:p>
              </table:table-cell>
              <table:table-cell office:value-type="float" office:value="11534.16">
                <text:p>11534.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1.85">
                <text:p>591.85</text:p>
              </table:table-cell>
              <table:table-cell office:value-type="float" office:value="8543.22">
                <text:p>8543.2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2.05">
                <text:p>592.05</text:p>
              </table:table-cell>
              <table:table-cell office:value-type="float" office:value="16276.35">
                <text:p>16276.3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2.25">
                <text:p>592.25</text:p>
              </table:table-cell>
              <table:table-cell office:value-type="float" office:value="10225.28">
                <text:p>10225.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2.46">
                <text:p>592.46</text:p>
              </table:table-cell>
              <table:table-cell office:value-type="float" office:value="8575.98">
                <text:p>8575.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2.66">
                <text:p>592.66</text:p>
              </table:table-cell>
              <table:table-cell office:value-type="float" office:value="13274.48">
                <text:p>13274.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92.86">
                <text:p>592.86</text:p>
              </table:table-cell>
              <table:table-cell office:value-type="float" office:value="13210.76">
                <text:p>13210.7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93.06">
                <text:p>593.06</text:p>
              </table:table-cell>
              <table:table-cell office:value-type="float" office:value="8282.9">
                <text:p>8282.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93.26">
                <text:p>593.26</text:p>
              </table:table-cell>
              <table:table-cell office:value-type="float" office:value="17978.44">
                <text:p>17978.4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3.46">
                <text:p>593.46</text:p>
              </table:table-cell>
              <table:table-cell office:value-type="float" office:value="12389.76">
                <text:p>12389.7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3.67">
                <text:p>593.67</text:p>
              </table:table-cell>
              <table:table-cell office:value-type="float" office:value="18375.29">
                <text:p>18375.2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3.87">
                <text:p>593.87</text:p>
              </table:table-cell>
              <table:table-cell office:value-type="float" office:value="19851.64">
                <text:p>19851.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4.07">
                <text:p>594.07</text:p>
              </table:table-cell>
              <table:table-cell office:value-type="float" office:value="9094.8">
                <text:p>9094.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4.27">
                <text:p>594.27</text:p>
              </table:table-cell>
              <table:table-cell office:value-type="float" office:value="12766.58">
                <text:p>12766.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4.47">
                <text:p>594.47</text:p>
              </table:table-cell>
              <table:table-cell office:value-type="float" office:value="21972.43">
                <text:p>21972.4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4.67">
                <text:p>594.67</text:p>
              </table:table-cell>
              <table:table-cell office:value-type="float" office:value="19904.44">
                <text:p>19904.4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4.88">
                <text:p>594.88</text:p>
              </table:table-cell>
              <table:table-cell office:value-type="float" office:value="11086.34">
                <text:p>11086.3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5.08">
                <text:p>595.08</text:p>
              </table:table-cell>
              <table:table-cell office:value-type="float" office:value="17472.36">
                <text:p>17472.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5.28">
                <text:p>595.28</text:p>
              </table:table-cell>
              <table:table-cell office:value-type="float" office:value="8657.9">
                <text:p>8657.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.48">
                <text:p>595.48</text:p>
              </table:table-cell>
              <table:table-cell office:value-type="float" office:value="12475.32">
                <text:p>12475.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.68">
                <text:p>595.68</text:p>
              </table:table-cell>
              <table:table-cell office:value-type="float" office:value="6369.64">
                <text:p>6369.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5.88">
                <text:p>595.88</text:p>
              </table:table-cell>
              <table:table-cell office:value-type="float" office:value="11357.58">
                <text:p>11357.5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.08">
                <text:p>596.08</text:p>
              </table:table-cell>
              <table:table-cell office:value-type="float" office:value="13847.91">
                <text:p>13847.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6.29">
                <text:p>596.29</text:p>
              </table:table-cell>
              <table:table-cell office:value-type="float" office:value="10649.44">
                <text:p>10649.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6.49">
                <text:p>596.49</text:p>
              </table:table-cell>
              <table:table-cell office:value-type="float" office:value="6480.68">
                <text:p>6480.6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6.69">
                <text:p>596.69</text:p>
              </table:table-cell>
              <table:table-cell office:value-type="float" office:value="16178.04">
                <text:p>16178.0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6.89">
                <text:p>596.89</text:p>
              </table:table-cell>
              <table:table-cell office:value-type="float" office:value="15975.98">
                <text:p>15975.9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7.09">
                <text:p>597.09</text:p>
              </table:table-cell>
              <table:table-cell office:value-type="float" office:value="7998.91">
                <text:p>7998.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7.29">
                <text:p>597.29</text:p>
              </table:table-cell>
              <table:table-cell office:value-type="float" office:value="15016.62">
                <text:p>15016.6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7.49">
                <text:p>597.49</text:p>
              </table:table-cell>
              <table:table-cell office:value-type="float" office:value="22336.51">
                <text:p>22336.5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97.7">
                <text:p>597.7</text:p>
              </table:table-cell>
              <table:table-cell office:value-type="float" office:value="9406.09">
                <text:p>9406.0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97.9">
                <text:p>597.9</text:p>
              </table:table-cell>
              <table:table-cell office:value-type="float" office:value="10314.48">
                <text:p>10314.4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98.1">
                <text:p>598.1</text:p>
              </table:table-cell>
              <table:table-cell office:value-type="float" office:value="6538.94">
                <text:p>6538.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98.3">
                <text:p>598.3</text:p>
              </table:table-cell>
              <table:table-cell office:value-type="float" office:value="8091.75">
                <text:p>8091.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98.5">
                <text:p>598.5</text:p>
              </table:table-cell>
              <table:table-cell office:value-type="float" office:value="13323.63">
                <text:p>13323.6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8.7">
                <text:p>598.7</text:p>
              </table:table-cell>
              <table:table-cell office:value-type="float" office:value="23933.02">
                <text:p>23933.0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98.9">
                <text:p>598.9</text:p>
              </table:table-cell>
              <table:table-cell office:value-type="float" office:value="8850.87">
                <text:p>8850.8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99.11">
                <text:p>599.11</text:p>
              </table:table-cell>
              <table:table-cell office:value-type="float" office:value="9924.91">
                <text:p>9924.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99.31">
                <text:p>599.31</text:p>
              </table:table-cell>
              <table:table-cell office:value-type="float" office:value="18641.07">
                <text:p>18641.0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99.51">
                <text:p>599.51</text:p>
              </table:table-cell>
              <table:table-cell office:value-type="float" office:value="10447.37">
                <text:p>10447.3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99.71">
                <text:p>599.71</text:p>
              </table:table-cell>
              <table:table-cell office:value-type="float" office:value="17550.64">
                <text:p>17550.6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99.91">
                <text:p>599.91</text:p>
              </table:table-cell>
              <table:table-cell office:value-type="float" office:value="16594.92">
                <text:p>16594.9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0.11">
                <text:p>600.11</text:p>
              </table:table-cell>
              <table:table-cell office:value-type="float" office:value="16341.88">
                <text:p>16341.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0.31">
                <text:p>600.31</text:p>
              </table:table-cell>
              <table:table-cell office:value-type="float" office:value="22028.86">
                <text:p>22028.8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0.51">
                <text:p>600.51</text:p>
              </table:table-cell>
              <table:table-cell office:value-type="float" office:value="13809.68">
                <text:p>13809.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0.71">
                <text:p>600.71</text:p>
              </table:table-cell>
              <table:table-cell office:value-type="float" office:value="14062.72">
                <text:p>14062.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0.92">
                <text:p>600.92</text:p>
              </table:table-cell>
              <table:table-cell office:value-type="float" office:value="7017.71">
                <text:p>7017.7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1.12">
                <text:p>601.12</text:p>
              </table:table-cell>
              <table:table-cell office:value-type="float" office:value="19835.26">
                <text:p>19835.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1.32">
                <text:p>601.32</text:p>
              </table:table-cell>
              <table:table-cell office:value-type="float" office:value="21575.58">
                <text:p>21575.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01.52">
                <text:p>601.52</text:p>
              </table:table-cell>
              <table:table-cell office:value-type="float" office:value="13928.01">
                <text:p>13928.0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01.72">
                <text:p>601.72</text:p>
              </table:table-cell>
              <table:table-cell office:value-type="float" office:value="12722.89">
                <text:p>12722.8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01.92">
                <text:p>601.92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02.12">
                <text:p>602.12</text:p>
              </table:table-cell>
              <table:table-cell office:value-type="float" office:value="13745.97">
                <text:p>13745.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02.32">
                <text:p>602.32</text:p>
              </table:table-cell>
              <table:table-cell office:value-type="float" office:value="9482.55">
                <text:p>9482.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02.53">
                <text:p>602.53</text:p>
              </table:table-cell>
              <table:table-cell office:value-type="float" office:value="19773.37">
                <text:p>19773.3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02.73">
                <text:p>602.73</text:p>
              </table:table-cell>
              <table:table-cell office:value-type="float" office:value="14905.57">
                <text:p>14905.5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02.93">
                <text:p>602.93</text:p>
              </table:table-cell>
              <table:table-cell office:value-type="float" office:value="21164.16">
                <text:p>21164.1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03.13">
                <text:p>603.13</text:p>
              </table:table-cell>
              <table:table-cell office:value-type="float" office:value="19629.55">
                <text:p>19629.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03.33">
                <text:p>603.33</text:p>
              </table:table-cell>
              <table:table-cell office:value-type="float" office:value="13369.14">
                <text:p>13369.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03.53">
                <text:p>603.53</text:p>
              </table:table-cell>
              <table:table-cell office:value-type="float" office:value="20111.96">
                <text:p>20111.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03.73">
                <text:p>603.73</text:p>
              </table:table-cell>
              <table:table-cell office:value-type="float" office:value="11089.98">
                <text:p>11089.9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3.93">
                <text:p>603.93</text:p>
              </table:table-cell>
              <table:table-cell office:value-type="float" office:value="7867.84">
                <text:p>7867.8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04.13">
                <text:p>604.13</text:p>
              </table:table-cell>
              <table:table-cell office:value-type="float" office:value="8645.16">
                <text:p>8645.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04.33">
                <text:p>604.33</text:p>
              </table:table-cell>
              <table:table-cell office:value-type="float" office:value="8126.34">
                <text:p>8126.3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04.54">
                <text:p>604.54</text:p>
              </table:table-cell>
              <table:table-cell office:value-type="float" office:value="12910.4">
                <text:p>12910.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04.74">
                <text:p>604.74</text:p>
              </table:table-cell>
              <table:table-cell office:value-type="float" office:value="13729.58">
                <text:p>13729.5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04.94">
                <text:p>604.94</text:p>
              </table:table-cell>
              <table:table-cell office:value-type="float" office:value="17834.62">
                <text:p>17834.6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05.14">
                <text:p>605.14</text:p>
              </table:table-cell>
              <table:table-cell office:value-type="float" office:value="9440.68">
                <text:p>9440.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05.34">
                <text:p>605.34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05.54">
                <text:p>605.54</text:p>
              </table:table-cell>
              <table:table-cell office:value-type="float" office:value="7146.96">
                <text:p>7146.9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5.74">
                <text:p>605.74</text:p>
              </table:table-cell>
              <table:table-cell office:value-type="float" office:value="6304.1">
                <text:p>6304.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05.94">
                <text:p>605.94</text:p>
              </table:table-cell>
              <table:table-cell office:value-type="float" office:value="7915.17">
                <text:p>7915.1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06.14">
                <text:p>606.14</text:p>
              </table:table-cell>
              <table:table-cell office:value-type="float" office:value="15173.17">
                <text:p>15173.1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06.34">
                <text:p>606.34</text:p>
              </table:table-cell>
              <table:table-cell office:value-type="float" office:value="7875.12">
                <text:p>7875.1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06.54">
                <text:p>606.54</text:p>
              </table:table-cell>
              <table:table-cell office:value-type="float" office:value="13767.81">
                <text:p>13767.8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06.74">
                <text:p>606.74</text:p>
              </table:table-cell>
              <table:table-cell office:value-type="float" office:value="9984.99">
                <text:p>9984.9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06.95">
                <text:p>606.95</text:p>
              </table:table-cell>
              <table:table-cell office:value-type="float" office:value="14543.31">
                <text:p>14543.3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07.15">
                <text:p>607.15</text:p>
              </table:table-cell>
              <table:table-cell office:value-type="float" office:value="13900.7">
                <text:p>13900.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07.35">
                <text:p>607.35</text:p>
              </table:table-cell>
              <table:table-cell office:value-type="float" office:value="6413.33">
                <text:p>6413.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07.55">
                <text:p>607.55</text:p>
              </table:table-cell>
              <table:table-cell office:value-type="float" office:value="7906.07">
                <text:p>7906.0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07.75">
                <text:p>607.75</text:p>
              </table:table-cell>
              <table:table-cell office:value-type="float" office:value="9409.73">
                <text:p>9409.7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07.95">
                <text:p>607.95</text:p>
              </table:table-cell>
              <table:table-cell office:value-type="float" office:value="7243.44">
                <text:p>7243.4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08.15">
                <text:p>608.15</text:p>
              </table:table-cell>
              <table:table-cell office:value-type="float" office:value="8326.59">
                <text:p>8326.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08.35">
                <text:p>608.35</text:p>
              </table:table-cell>
              <table:table-cell office:value-type="float" office:value="15176.81">
                <text:p>15176.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08.55">
                <text:p>608.55</text:p>
              </table:table-cell>
              <table:table-cell office:value-type="float" office:value="17880.13">
                <text:p>17880.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08.75">
                <text:p>608.75</text:p>
              </table:table-cell>
              <table:table-cell office:value-type="float" office:value="10216.18">
                <text:p>10216.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08.95">
                <text:p>608.95</text:p>
              </table:table-cell>
              <table:table-cell office:value-type="float" office:value="13258.09">
                <text:p>13258.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09.15">
                <text:p>609.15</text:p>
              </table:table-cell>
              <table:table-cell office:value-type="float" office:value="7558.37">
                <text:p>7558.3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09.35">
                <text:p>609.35</text:p>
              </table:table-cell>
              <table:table-cell office:value-type="float" office:value="12398.86">
                <text:p>12398.8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09.55">
                <text:p>609.55</text:p>
              </table:table-cell>
              <table:table-cell office:value-type="float" office:value="17719.94">
                <text:p>17719.9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09.76">
                <text:p>609.76</text:p>
              </table:table-cell>
              <table:table-cell office:value-type="float" office:value="9291.41">
                <text:p>9291.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09.96">
                <text:p>609.96</text:p>
              </table:table-cell>
              <table:table-cell office:value-type="float" office:value="10101.49">
                <text:p>10101.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10.16">
                <text:p>610.16</text:p>
              </table:table-cell>
              <table:table-cell office:value-type="float" office:value="8166.39">
                <text:p>8166.3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10.36">
                <text:p>610.36</text:p>
              </table:table-cell>
              <table:table-cell office:value-type="float" office:value="11015.34">
                <text:p>11015.3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10.56">
                <text:p>610.56</text:p>
              </table:table-cell>
              <table:table-cell office:value-type="float" office:value="12016.57">
                <text:p>12016.5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10.76">
                <text:p>610.76</text:p>
              </table:table-cell>
              <table:table-cell office:value-type="float" office:value="16074.28">
                <text:p>16074.2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10.96">
                <text:p>610.96</text:p>
              </table:table-cell>
              <table:table-cell office:value-type="float" office:value="7640.29">
                <text:p>7640.2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11.16">
                <text:p>611.16</text:p>
              </table:table-cell>
              <table:table-cell office:value-type="float" office:value="7003.14">
                <text:p>7003.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11.36">
                <text:p>611.36</text:p>
              </table:table-cell>
              <table:table-cell office:value-type="float" office:value="18484.51">
                <text:p>18484.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11.56">
                <text:p>611.56</text:p>
              </table:table-cell>
              <table:table-cell office:value-type="float" office:value="18040.33">
                <text:p>18040.3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11.76">
                <text:p>611.76</text:p>
              </table:table-cell>
              <table:table-cell office:value-type="float" office:value="15122.2">
                <text:p>15122.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11.96">
                <text:p>611.96</text:p>
              </table:table-cell>
              <table:table-cell office:value-type="float" office:value="12915.86">
                <text:p>12915.8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12.16">
                <text:p>612.16</text:p>
              </table:table-cell>
              <table:table-cell office:value-type="float" office:value="6975.84">
                <text:p>6975.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12.36">
                <text:p>612.36</text:p>
              </table:table-cell>
              <table:table-cell office:value-type="float" office:value="19079.79">
                <text:p>19079.7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12.56">
                <text:p>612.56</text:p>
              </table:table-cell>
              <table:table-cell office:value-type="float" office:value="13276.3">
                <text:p>13276.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12.76">
                <text:p>612.76</text:p>
              </table:table-cell>
              <table:table-cell office:value-type="float" office:value="7381.79">
                <text:p>7381.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12.96">
                <text:p>612.96</text:p>
              </table:table-cell>
              <table:table-cell office:value-type="float" office:value="21136.86">
                <text:p>21136.8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13.16">
                <text:p>613.16</text:p>
              </table:table-cell>
              <table:table-cell office:value-type="float" office:value="9853.92">
                <text:p>9853.9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13.36">
                <text:p>613.36</text:p>
              </table:table-cell>
              <table:table-cell office:value-type="float" office:value="19185.37">
                <text:p>19185.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13.56">
                <text:p>613.56</text:p>
              </table:table-cell>
              <table:table-cell office:value-type="float" office:value="6324.13">
                <text:p>6324.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13.76">
                <text:p>613.76</text:p>
              </table:table-cell>
              <table:table-cell office:value-type="float" office:value="9966.78">
                <text:p>9966.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13.97">
                <text:p>613.97</text:p>
              </table:table-cell>
              <table:table-cell office:value-type="float" office:value="15786.65">
                <text:p>15786.6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14.17">
                <text:p>614.17</text:p>
              </table:table-cell>
              <table:table-cell office:value-type="float" office:value="18282.44">
                <text:p>18282.4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14.37">
                <text:p>614.37</text:p>
              </table:table-cell>
              <table:table-cell office:value-type="float" office:value="12184.05">
                <text:p>12184.0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14.57">
                <text:p>614.57</text:p>
              </table:table-cell>
              <table:table-cell office:value-type="float" office:value="8563.24">
                <text:p>8563.2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14.77">
                <text:p>614.77</text:p>
              </table:table-cell>
              <table:table-cell office:value-type="float" office:value="11870.94">
                <text:p>11870.9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14.97">
                <text:p>614.97</text:p>
              </table:table-cell>
              <table:table-cell office:value-type="float" office:value="5654.21">
                <text:p>5654.2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15.17">
                <text:p>615.17</text:p>
              </table:table-cell>
              <table:table-cell office:value-type="float" office:value="11266.56">
                <text:p>11266.5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15.37">
                <text:p>615.37</text:p>
              </table:table-cell>
              <table:table-cell office:value-type="float" office:value="5488.56">
                <text:p>5488.5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15.57">
                <text:p>615.57</text:p>
              </table:table-cell>
              <table:table-cell office:value-type="float" office:value="7620.26">
                <text:p>7620.2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15.77">
                <text:p>615.77</text:p>
              </table:table-cell>
              <table:table-cell office:value-type="float" office:value="14199.25">
                <text:p>14199.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15.97">
                <text:p>615.97</text:p>
              </table:table-cell>
              <table:table-cell office:value-type="float" office:value="6467.94">
                <text:p>6467.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16.17">
                <text:p>616.17</text:p>
              </table:table-cell>
              <table:table-cell office:value-type="float" office:value="18630.14">
                <text:p>18630.1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16.37">
                <text:p>616.37</text:p>
              </table:table-cell>
              <table:table-cell office:value-type="float" office:value="15903.16">
                <text:p>15903.1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16.57">
                <text:p>616.57</text:p>
              </table:table-cell>
              <table:table-cell office:value-type="float" office:value="12271.43">
                <text:p>12271.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16.77">
                <text:p>616.77</text:p>
              </table:table-cell>
              <table:table-cell office:value-type="float" office:value="14630.69">
                <text:p>14630.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16.97">
                <text:p>616.97</text:p>
              </table:table-cell>
              <table:table-cell office:value-type="float" office:value="29516.24">
                <text:p>29516.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7.17">
                <text:p>617.17</text:p>
              </table:table-cell>
              <table:table-cell office:value-type="float" office:value="28218.28">
                <text:p>28218.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17.37">
                <text:p>617.37</text:p>
              </table:table-cell>
              <table:table-cell office:value-type="float" office:value="11231.97">
                <text:p>11231.9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17.57">
                <text:p>617.57</text:p>
              </table:table-cell>
              <table:table-cell office:value-type="float" office:value="5739.77">
                <text:p>5739.7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17.77">
                <text:p>617.77</text:p>
              </table:table-cell>
              <table:table-cell office:value-type="float" office:value="13494.75">
                <text:p>13494.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17.97">
                <text:p>617.97</text:p>
              </table:table-cell>
              <table:table-cell office:value-type="float" office:value="10028.68">
                <text:p>10028.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18.17">
                <text:p>618.17</text:p>
              </table:table-cell>
              <table:table-cell office:value-type="float" office:value="11608.8">
                <text:p>11608.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18.37">
                <text:p>618.37</text:p>
              </table:table-cell>
              <table:table-cell office:value-type="float" office:value="13227.15">
                <text:p>13227.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18.57">
                <text:p>618.57</text:p>
              </table:table-cell>
              <table:table-cell office:value-type="float" office:value="22163.57">
                <text:p>22163.5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18.77">
                <text:p>618.77</text:p>
              </table:table-cell>
              <table:table-cell office:value-type="float" office:value="18868.62">
                <text:p>18868.6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18.97">
                <text:p>618.97</text:p>
              </table:table-cell>
              <table:table-cell office:value-type="float" office:value="19795.21">
                <text:p>19795.2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19.17">
                <text:p>619.17</text:p>
              </table:table-cell>
              <table:table-cell office:value-type="float" office:value="14749.02">
                <text:p>14749.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19.37">
                <text:p>619.37</text:p>
              </table:table-cell>
              <table:table-cell office:value-type="float" office:value="12063.9">
                <text:p>12063.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19.57">
                <text:p>619.57</text:p>
              </table:table-cell>
              <table:table-cell office:value-type="float" office:value="16511.18">
                <text:p>16511.1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19.77">
                <text:p>619.77</text:p>
              </table:table-cell>
              <table:table-cell office:value-type="float" office:value="18748.47">
                <text:p>18748.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19.97">
                <text:p>619.97</text:p>
              </table:table-cell>
              <table:table-cell office:value-type="float" office:value="9513.5">
                <text:p>9513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20.17">
                <text:p>620.17</text:p>
              </table:table-cell>
              <table:table-cell office:value-type="float" office:value="13665.87">
                <text:p>13665.8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20.37">
                <text:p>620.37</text:p>
              </table:table-cell>
              <table:table-cell office:value-type="float" office:value="9145.77">
                <text:p>9145.7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20.57">
                <text:p>620.57</text:p>
              </table:table-cell>
              <table:table-cell office:value-type="float" office:value="13869.75">
                <text:p>13869.7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20.77">
                <text:p>620.77</text:p>
              </table:table-cell>
              <table:table-cell office:value-type="float" office:value="15211.4">
                <text:p>15211.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20.97">
                <text:p>620.97</text:p>
              </table:table-cell>
              <table:table-cell office:value-type="float" office:value="16891.65">
                <text:p>16891.6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21.17">
                <text:p>621.17</text:p>
              </table:table-cell>
              <table:table-cell office:value-type="float" office:value="9883.04">
                <text:p>9883.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21.37">
                <text:p>621.37</text:p>
              </table:table-cell>
              <table:table-cell office:value-type="float" office:value="9650.03">
                <text:p>9650.0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21.57">
                <text:p>621.57</text:p>
              </table:table-cell>
              <table:table-cell office:value-type="float" office:value="16054.25">
                <text:p>16054.2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21.77">
                <text:p>621.77</text:p>
              </table:table-cell>
              <table:table-cell office:value-type="float" office:value="15264.19">
                <text:p>15264.1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21.97">
                <text:p>621.97</text:p>
              </table:table-cell>
              <table:table-cell office:value-type="float" office:value="11022.62">
                <text:p>11022.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22.17">
                <text:p>622.17</text:p>
              </table:table-cell>
              <table:table-cell office:value-type="float" office:value="17126.48">
                <text:p>17126.4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22.37">
                <text:p>622.37</text:p>
              </table:table-cell>
              <table:table-cell office:value-type="float" office:value="16888.01">
                <text:p>16888.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22.57">
                <text:p>622.57</text:p>
              </table:table-cell>
              <table:table-cell office:value-type="float" office:value="31438.6">
                <text:p>31438.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22.77">
                <text:p>622.77</text:p>
              </table:table-cell>
              <table:table-cell office:value-type="float" office:value="13782.37">
                <text:p>13782.3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22.97">
                <text:p>622.97</text:p>
              </table:table-cell>
              <table:table-cell office:value-type="float" office:value="9488.01">
                <text:p>9488.0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23.17">
                <text:p>623.17</text:p>
              </table:table-cell>
              <table:table-cell office:value-type="float" office:value="12517.18">
                <text:p>12517.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23.37">
                <text:p>623.37</text:p>
              </table:table-cell>
              <table:table-cell office:value-type="float" office:value="8805.36">
                <text:p>8805.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23.57">
                <text:p>623.57</text:p>
              </table:table-cell>
              <table:table-cell office:value-type="float" office:value="12269.61">
                <text:p>12269.6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23.77">
                <text:p>623.77</text:p>
              </table:table-cell>
              <table:table-cell office:value-type="float" office:value="15735.68">
                <text:p>15735.6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23.97">
                <text:p>623.97</text:p>
              </table:table-cell>
              <table:table-cell office:value-type="float" office:value="12160.38">
                <text:p>12160.3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24.17">
                <text:p>624.17</text:p>
              </table:table-cell>
              <table:table-cell office:value-type="float" office:value="9202.21">
                <text:p>9202.2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24.36">
                <text:p>624.36</text:p>
              </table:table-cell>
              <table:table-cell office:value-type="float" office:value="16167.12">
                <text:p>16167.1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24.56">
                <text:p>624.56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24.76">
                <text:p>624.76</text:p>
              </table:table-cell>
              <table:table-cell office:value-type="float" office:value="9726.49">
                <text:p>9726.4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24.96">
                <text:p>624.96</text:p>
              </table:table-cell>
              <table:table-cell office:value-type="float" office:value="21983.35">
                <text:p>21983.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25.16">
                <text:p>625.16</text:p>
              </table:table-cell>
              <table:table-cell office:value-type="float" office:value="8346.61">
                <text:p>8346.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25.36">
                <text:p>625.36</text:p>
              </table:table-cell>
              <table:table-cell office:value-type="float" office:value="10292.64">
                <text:p>10292.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25.56">
                <text:p>625.56</text:p>
              </table:table-cell>
              <table:table-cell office:value-type="float" office:value="10025.03">
                <text:p>10025.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25.76">
                <text:p>625.76</text:p>
              </table:table-cell>
              <table:table-cell office:value-type="float" office:value="7738.59">
                <text:p>7738.5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25.96">
                <text:p>625.96</text:p>
              </table:table-cell>
              <table:table-cell office:value-type="float" office:value="8384.84">
                <text:p>8384.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26.16">
                <text:p>626.16</text:p>
              </table:table-cell>
              <table:table-cell office:value-type="float" office:value="8721.62">
                <text:p>8721.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26.36">
                <text:p>626.36</text:p>
              </table:table-cell>
              <table:table-cell office:value-type="float" office:value="10250.77">
                <text:p>10250.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26.56">
                <text:p>626.56</text:p>
              </table:table-cell>
              <table:table-cell office:value-type="float" office:value="8965.55">
                <text:p>8965.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26.76">
                <text:p>626.76</text:p>
              </table:table-cell>
              <table:table-cell office:value-type="float" office:value="12915.86">
                <text:p>12915.8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26.96">
                <text:p>626.96</text:p>
              </table:table-cell>
              <table:table-cell office:value-type="float" office:value="11443.14">
                <text:p>11443.1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27.16">
                <text:p>627.16</text:p>
              </table:table-cell>
              <table:table-cell office:value-type="float" office:value="10345.43">
                <text:p>10345.4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27.36">
                <text:p>627.36</text:p>
              </table:table-cell>
              <table:table-cell office:value-type="float" office:value="14419.52">
                <text:p>14419.5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27.56">
                <text:p>627.56</text:p>
              </table:table-cell>
              <table:table-cell office:value-type="float" office:value="6482.5">
                <text:p>6482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27.76">
                <text:p>627.76</text:p>
              </table:table-cell>
              <table:table-cell office:value-type="float" office:value="11650.67">
                <text:p>11650.6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27.96">
                <text:p>627.96</text:p>
              </table:table-cell>
              <table:table-cell office:value-type="float" office:value="19523.97">
                <text:p>19523.9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28.16">
                <text:p>628.16</text:p>
              </table:table-cell>
              <table:table-cell office:value-type="float" office:value="8175.49">
                <text:p>8175.4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28.36">
                <text:p>628.36</text:p>
              </table:table-cell>
              <table:table-cell office:value-type="float" office:value="9853.92">
                <text:p>9853.9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28.55">
                <text:p>628.55</text:p>
              </table:table-cell>
              <table:table-cell office:value-type="float" office:value="9120.29">
                <text:p>9120.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28.75">
                <text:p>628.75</text:p>
              </table:table-cell>
              <table:table-cell office:value-type="float" office:value="10028.68">
                <text:p>10028.6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28.95">
                <text:p>628.95</text:p>
              </table:table-cell>
              <table:table-cell office:value-type="float" office:value="13531.16">
                <text:p>13531.1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29.15">
                <text:p>629.15</text:p>
              </table:table-cell>
              <table:table-cell office:value-type="float" office:value="8843.58">
                <text:p>8843.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29.35">
                <text:p>629.35</text:p>
              </table:table-cell>
              <table:table-cell office:value-type="float" office:value="12173.13">
                <text:p>12173.1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29.55">
                <text:p>629.55</text:p>
              </table:table-cell>
              <table:table-cell office:value-type="float" office:value="24013.12">
                <text:p>24013.1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29.75">
                <text:p>629.75</text:p>
              </table:table-cell>
              <table:table-cell office:value-type="float" office:value="12544.49">
                <text:p>12544.4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29.95">
                <text:p>629.95</text:p>
              </table:table-cell>
              <table:table-cell office:value-type="float" office:value="9963.14">
                <text:p>9963.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30.15">
                <text:p>630.15</text:p>
              </table:table-cell>
              <table:table-cell office:value-type="float" office:value="18539.12">
                <text:p>18539.1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30.35">
                <text:p>630.35</text:p>
              </table:table-cell>
              <table:table-cell office:value-type="float" office:value="16979.03">
                <text:p>16979.0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30.55">
                <text:p>630.55</text:p>
              </table:table-cell>
              <table:table-cell office:value-type="float" office:value="20932.97">
                <text:p>20932.9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30.75">
                <text:p>630.75</text:p>
              </table:table-cell>
              <table:table-cell office:value-type="float" office:value="19653.22">
                <text:p>19653.2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30.95">
                <text:p>630.95</text:p>
              </table:table-cell>
              <table:table-cell office:value-type="float" office:value="21611.99">
                <text:p>21611.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31.15">
                <text:p>631.15</text:p>
              </table:table-cell>
              <table:table-cell office:value-type="float" office:value="12404.32">
                <text:p>12404.3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31.34">
                <text:p>631.34</text:p>
              </table:table-cell>
              <table:table-cell office:value-type="float" office:value="10469.22">
                <text:p>10469.2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31.54">
                <text:p>631.54</text:p>
              </table:table-cell>
              <table:table-cell office:value-type="float" office:value="8925.5">
                <text:p>8925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31.74">
                <text:p>631.74</text:p>
              </table:table-cell>
              <table:table-cell office:value-type="float" office:value="17881.95">
                <text:p>17881.9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31.94">
                <text:p>631.94</text:p>
              </table:table-cell>
              <table:table-cell office:value-type="float" office:value="20592.55">
                <text:p>20592.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32.14">
                <text:p>632.14</text:p>
              </table:table-cell>
              <table:table-cell office:value-type="float" office:value="8266.51">
                <text:p>8266.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32.34">
                <text:p>632.34</text:p>
              </table:table-cell>
              <table:table-cell office:value-type="float" office:value="21983.35">
                <text:p>21983.3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32.54">
                <text:p>632.54</text:p>
              </table:table-cell>
              <table:table-cell office:value-type="float" office:value="15378.88">
                <text:p>15378.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32.74">
                <text:p>632.74</text:p>
              </table:table-cell>
              <table:table-cell office:value-type="float" office:value="13658.59">
                <text:p>13658.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32.94">
                <text:p>632.94</text:p>
              </table:table-cell>
              <table:table-cell office:value-type="float" office:value="16394.67">
                <text:p>16394.6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33.14">
                <text:p>633.14</text:p>
              </table:table-cell>
              <table:table-cell office:value-type="float" office:value="17974.79">
                <text:p>17974.7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33.34">
                <text:p>633.34</text:p>
              </table:table-cell>
              <table:table-cell office:value-type="float" office:value="11971.06">
                <text:p>11971.0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33.54">
                <text:p>633.54</text:p>
              </table:table-cell>
              <table:table-cell office:value-type="float" office:value="13664.05">
                <text:p>13664.0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33.73">
                <text:p>633.73</text:p>
              </table:table-cell>
              <table:table-cell office:value-type="float" office:value="23181.19">
                <text:p>23181.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33.93">
                <text:p>633.93</text:p>
              </table:table-cell>
              <table:table-cell office:value-type="float" office:value="16809.73">
                <text:p>16809.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34.13">
                <text:p>634.13</text:p>
              </table:table-cell>
              <table:table-cell office:value-type="float" office:value="12275.07">
                <text:p>12275.0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34.33">
                <text:p>634.33</text:p>
              </table:table-cell>
              <table:table-cell office:value-type="float" office:value="18752.11">
                <text:p>18752.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34.53">
                <text:p>634.53</text:p>
              </table:table-cell>
              <table:table-cell office:value-type="float" office:value="9850.27">
                <text:p>9850.2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34.73">
                <text:p>634.73</text:p>
              </table:table-cell>
              <table:table-cell office:value-type="float" office:value="14514.18">
                <text:p>14514.1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34.93">
                <text:p>634.93</text:p>
              </table:table-cell>
              <table:table-cell office:value-type="float" office:value="20192.06">
                <text:p>20192.0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35.13">
                <text:p>635.13</text:p>
              </table:table-cell>
              <table:table-cell office:value-type="float" office:value="10602.11">
                <text:p>10602.1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35.33">
                <text:p>635.33</text:p>
              </table:table-cell>
              <table:table-cell office:value-type="float" office:value="52042.07">
                <text:p>52042.0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35.53">
                <text:p>635.53</text:p>
              </table:table-cell>
              <table:table-cell office:value-type="float" office:value="15821.24">
                <text:p>15821.2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35.72">
                <text:p>635.72</text:p>
              </table:table-cell>
              <table:table-cell office:value-type="float" office:value="13327.27">
                <text:p>13327.2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35.92">
                <text:p>635.92</text:p>
              </table:table-cell>
              <table:table-cell office:value-type="float" office:value="13760.53">
                <text:p>13760.5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36.12">
                <text:p>636.12</text:p>
              </table:table-cell>
              <table:table-cell office:value-type="float" office:value="13259.92">
                <text:p>13259.9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36.32">
                <text:p>636.32</text:p>
              </table:table-cell>
              <table:table-cell office:value-type="float" office:value="13576.67">
                <text:p>13576.6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36.52">
                <text:p>636.52</text:p>
              </table:table-cell>
              <table:table-cell office:value-type="float" office:value="28101.77">
                <text:p>28101.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36.72">
                <text:p>636.72</text:p>
              </table:table-cell>
              <table:table-cell office:value-type="float" office:value="14952.9">
                <text:p>14952.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36.92">
                <text:p>636.92</text:p>
              </table:table-cell>
              <table:table-cell office:value-type="float" office:value="14805.45">
                <text:p>14805.4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37.12">
                <text:p>637.12</text:p>
              </table:table-cell>
              <table:table-cell office:value-type="float" office:value="11958.32">
                <text:p>11958.3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7.31">
                <text:p>637.31</text:p>
              </table:table-cell>
              <table:table-cell office:value-type="float" office:value="16791.52">
                <text:p>16791.5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37.51">
                <text:p>637.51</text:p>
              </table:table-cell>
              <table:table-cell office:value-type="float" office:value="21085.89">
                <text:p>21085.8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37.71">
                <text:p>637.71</text:p>
              </table:table-cell>
              <table:table-cell office:value-type="float" office:value="10809.63">
                <text:p>10809.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37.91">
                <text:p>637.91</text:p>
              </table:table-cell>
              <table:table-cell office:value-type="float" office:value="13048.75">
                <text:p>13048.7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38.11">
                <text:p>638.11</text:p>
              </table:table-cell>
              <table:table-cell office:value-type="float" office:value="26654.54">
                <text:p>26654.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38.31">
                <text:p>638.31</text:p>
              </table:table-cell>
              <table:table-cell office:value-type="float" office:value="20789.16">
                <text:p>20789.1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38.51">
                <text:p>638.51</text:p>
              </table:table-cell>
              <table:table-cell office:value-type="float" office:value="16447.46">
                <text:p>16447.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38.71">
                <text:p>638.71</text:p>
              </table:table-cell>
              <table:table-cell office:value-type="float" office:value="17898.34">
                <text:p>17898.3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38.9">
                <text:p>638.9</text:p>
              </table:table-cell>
              <table:table-cell office:value-type="float" office:value="16425.62">
                <text:p>16425.6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39.1">
                <text:p>639.1</text:p>
              </table:table-cell>
              <table:table-cell office:value-type="float" office:value="18611.94">
                <text:p>18611.9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39.3">
                <text:p>639.3</text:p>
              </table:table-cell>
              <table:table-cell office:value-type="float" office:value="15655.58">
                <text:p>15655.5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39.5">
                <text:p>639.5</text:p>
              </table:table-cell>
              <table:table-cell office:value-type="float" office:value="24257.05">
                <text:p>24257.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39.7">
                <text:p>639.7</text:p>
              </table:table-cell>
              <table:table-cell office:value-type="float" office:value="22503.99">
                <text:p>22503.9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39.9">
                <text:p>639.9</text:p>
              </table:table-cell>
              <table:table-cell office:value-type="float" office:value="24076.83">
                <text:p>24076.8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40.1">
                <text:p>640.1</text:p>
              </table:table-cell>
              <table:table-cell office:value-type="float" office:value="17308.52">
                <text:p>17308.5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40.3">
                <text:p>640.3</text:p>
              </table:table-cell>
              <table:table-cell office:value-type="float" office:value="15630.1">
                <text:p>15630.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40.49">
                <text:p>640.49</text:p>
              </table:table-cell>
              <table:table-cell office:value-type="float" office:value="19050.66">
                <text:p>19050.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40.69">
                <text:p>640.69</text:p>
              </table:table-cell>
              <table:table-cell office:value-type="float" office:value="21213.32">
                <text:p>21213.3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40.89">
                <text:p>640.89</text:p>
              </table:table-cell>
              <table:table-cell office:value-type="float" office:value="26911.22">
                <text:p>26911.2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41.09">
                <text:p>641.09</text:p>
              </table:table-cell>
              <table:table-cell office:value-type="float" office:value="20182.96">
                <text:p>20182.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41.29">
                <text:p>641.29</text:p>
              </table:table-cell>
              <table:table-cell office:value-type="float" office:value="26461.58">
                <text:p>26461.5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41.49">
                <text:p>641.49</text:p>
              </table:table-cell>
              <table:table-cell office:value-type="float" office:value="23590.78">
                <text:p>23590.7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41.69">
                <text:p>641.69</text:p>
              </table:table-cell>
              <table:table-cell office:value-type="float" office:value="19005.15">
                <text:p>19005.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41.88">
                <text:p>641.88</text:p>
              </table:table-cell>
              <table:table-cell office:value-type="float" office:value="27666.69">
                <text:p>27666.6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42.08">
                <text:p>642.08</text:p>
              </table:table-cell>
              <table:table-cell office:value-type="float" office:value="31318.45">
                <text:p>31318.4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42.28">
                <text:p>642.28</text:p>
              </table:table-cell>
              <table:table-cell office:value-type="float" office:value="21664.78">
                <text:p>21664.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2.48">
                <text:p>642.48</text:p>
              </table:table-cell>
              <table:table-cell office:value-type="float" office:value="21883.23">
                <text:p>21883.2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42.68">
                <text:p>642.68</text:p>
              </table:table-cell>
              <table:table-cell office:value-type="float" office:value="18792.16">
                <text:p>18792.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42.88">
                <text:p>642.88</text:p>
              </table:table-cell>
              <table:table-cell office:value-type="float" office:value="27391.81">
                <text:p>27391.8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43.07">
                <text:p>643.07</text:p>
              </table:table-cell>
              <table:table-cell office:value-type="float" office:value="26499.81">
                <text:p>26499.8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43.27">
                <text:p>643.27</text:p>
              </table:table-cell>
              <table:table-cell office:value-type="float" office:value="16840.67">
                <text:p>16840.6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43.47">
                <text:p>643.47</text:p>
              </table:table-cell>
              <table:table-cell office:value-type="float" office:value="22465.76">
                <text:p>22465.7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43.67">
                <text:p>643.67</text:p>
              </table:table-cell>
              <table:table-cell office:value-type="float" office:value="20814.64">
                <text:p>20814.6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43.87">
                <text:p>643.87</text:p>
              </table:table-cell>
              <table:table-cell office:value-type="float" office:value="20579.81">
                <text:p>20579.8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44.07">
                <text:p>644.07</text:p>
              </table:table-cell>
              <table:table-cell office:value-type="float" office:value="24182.42">
                <text:p>24182.4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44.26">
                <text:p>644.26</text:p>
              </table:table-cell>
              <table:table-cell office:value-type="float" office:value="20297.65">
                <text:p>20297.6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44.46">
                <text:p>644.46</text:p>
              </table:table-cell>
              <table:table-cell office:value-type="float" office:value="21160.52">
                <text:p>21160.5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44.66">
                <text:p>644.66</text:p>
              </table:table-cell>
              <table:table-cell office:value-type="float" office:value="33668.61">
                <text:p>33668.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44.86">
                <text:p>644.86</text:p>
              </table:table-cell>
              <table:table-cell office:value-type="float" office:value="27868.76">
                <text:p>27868.7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45.06">
                <text:p>645.06</text:p>
              </table:table-cell>
              <table:table-cell office:value-type="float" office:value="16988.13">
                <text:p>16988.1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45.26">
                <text:p>645.26</text:p>
              </table:table-cell>
              <table:table-cell office:value-type="float" office:value="19092.53">
                <text:p>19092.5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45.45">
                <text:p>645.45</text:p>
              </table:table-cell>
              <table:table-cell office:value-type="float" office:value="26102.95">
                <text:p>26102.9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45.65">
                <text:p>645.65</text:p>
              </table:table-cell>
              <table:table-cell office:value-type="float" office:value="24428.17">
                <text:p>24428.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45.85">
                <text:p>645.85</text:p>
              </table:table-cell>
              <table:table-cell office:value-type="float" office:value="32212.27">
                <text:p>32212.2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46.05">
                <text:p>646.05</text:p>
              </table:table-cell>
              <table:table-cell office:value-type="float" office:value="34333.06">
                <text:p>34333.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46.25">
                <text:p>646.25</text:p>
              </table:table-cell>
              <table:table-cell office:value-type="float" office:value="26303.2">
                <text:p>26303.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46.45">
                <text:p>646.45</text:p>
              </table:table-cell>
              <table:table-cell office:value-type="float" office:value="22647.8">
                <text:p>22647.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46.64">
                <text:p>646.64</text:p>
              </table:table-cell>
              <table:table-cell office:value-type="float" office:value="20161.11">
                <text:p>20161.1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46.84">
                <text:p>646.84</text:p>
              </table:table-cell>
              <table:table-cell office:value-type="float" office:value="23064.68">
                <text:p>23064.6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47.04">
                <text:p>647.04</text:p>
              </table:table-cell>
              <table:table-cell office:value-type="float" office:value="20876.54">
                <text:p>20876.5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47.24">
                <text:p>647.24</text:p>
              </table:table-cell>
              <table:table-cell office:value-type="float" office:value="26044.7">
                <text:p>26044.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47.44">
                <text:p>647.44</text:p>
              </table:table-cell>
              <table:table-cell office:value-type="float" office:value="23931.2">
                <text:p>23931.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47.63">
                <text:p>647.63</text:p>
              </table:table-cell>
              <table:table-cell office:value-type="float" office:value="23332.28">
                <text:p>23332.2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47.83">
                <text:p>647.83</text:p>
              </table:table-cell>
              <table:table-cell office:value-type="float" office:value="29084.8">
                <text:p>29084.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48.03">
                <text:p>648.03</text:p>
              </table:table-cell>
              <table:table-cell office:value-type="float" office:value="17106.46">
                <text:p>17106.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48.23">
                <text:p>648.23</text:p>
              </table:table-cell>
              <table:table-cell office:value-type="float" office:value="28966.47">
                <text:p>28966.4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48.43">
                <text:p>648.43</text:p>
              </table:table-cell>
              <table:table-cell office:value-type="float" office:value="28331.14">
                <text:p>28331.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48.62">
                <text:p>648.62</text:p>
              </table:table-cell>
              <table:table-cell office:value-type="float" office:value="23683.62">
                <text:p>23683.6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48.82">
                <text:p>648.82</text:p>
              </table:table-cell>
              <table:table-cell office:value-type="float" office:value="19414.74">
                <text:p>19414.7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49.02">
                <text:p>649.02</text:p>
              </table:table-cell>
              <table:table-cell office:value-type="float" office:value="25041.65">
                <text:p>25041.6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49.22">
                <text:p>649.22</text:p>
              </table:table-cell>
              <table:table-cell office:value-type="float" office:value="22039.78">
                <text:p>22039.7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49.42">
                <text:p>649.42</text:p>
              </table:table-cell>
              <table:table-cell office:value-type="float" office:value="18979.66">
                <text:p>18979.6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49.61">
                <text:p>649.61</text:p>
              </table:table-cell>
              <table:table-cell office:value-type="float" office:value="24910.58">
                <text:p>24910.5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49.81">
                <text:p>649.81</text:p>
              </table:table-cell>
              <table:table-cell office:value-type="float" office:value="18437.18">
                <text:p>18437.1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50.01">
                <text:p>650.01</text:p>
              </table:table-cell>
              <table:table-cell office:value-type="float" office:value="18768.5">
                <text:p>18768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50.21">
                <text:p>650.21</text:p>
              </table:table-cell>
              <table:table-cell office:value-type="float" office:value="25649.67">
                <text:p>25649.6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50.41">
                <text:p>650.41</text:p>
              </table:table-cell>
              <table:table-cell office:value-type="float" office:value="24257.05">
                <text:p>24257.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50.6">
                <text:p>650.6</text:p>
              </table:table-cell>
              <table:table-cell office:value-type="float" office:value="33217.14">
                <text:p>33217.1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50.8">
                <text:p>650.8</text:p>
              </table:table-cell>
              <table:table-cell office:value-type="float" office:value="22436.64">
                <text:p>22436.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51">
                <text:p>651</text:p>
              </table:table-cell>
              <table:table-cell office:value-type="float" office:value="24704.87">
                <text:p>24704.8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51.2">
                <text:p>651.2</text:p>
              </table:table-cell>
              <table:table-cell office:value-type="float" office:value="23925.74">
                <text:p>23925.7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51.4">
                <text:p>651.4</text:p>
              </table:table-cell>
              <table:table-cell office:value-type="float" office:value="21693.91">
                <text:p>21693.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51.59">
                <text:p>651.59</text:p>
              </table:table-cell>
              <table:table-cell office:value-type="float" office:value="24209.72">
                <text:p>24209.7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51.79">
                <text:p>651.79</text:p>
              </table:table-cell>
              <table:table-cell office:value-type="float" office:value="20785.52">
                <text:p>20785.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51.99">
                <text:p>651.99</text:p>
              </table:table-cell>
              <table:table-cell office:value-type="float" office:value="18963.28">
                <text:p>18963.2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52.19">
                <text:p>652.19</text:p>
              </table:table-cell>
              <table:table-cell office:value-type="float" office:value="20195.7">
                <text:p>20195.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52.38">
                <text:p>652.38</text:p>
              </table:table-cell>
              <table:table-cell office:value-type="float" office:value="24752.21">
                <text:p>24752.2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52.58">
                <text:p>652.58</text:p>
              </table:table-cell>
              <table:table-cell office:value-type="float" office:value="24262.51">
                <text:p>24262.5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52.78">
                <text:p>652.78</text:p>
              </table:table-cell>
              <table:table-cell office:value-type="float" office:value="19858.93">
                <text:p>19858.9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52.98">
                <text:p>652.98</text:p>
              </table:table-cell>
              <table:table-cell office:value-type="float" office:value="20081.02">
                <text:p>20081.0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53.18">
                <text:p>653.18</text:p>
              </table:table-cell>
              <table:table-cell office:value-type="float" office:value="32667.38">
                <text:p>32667.3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53.37">
                <text:p>653.37</text:p>
              </table:table-cell>
              <table:table-cell office:value-type="float" office:value="19811.59">
                <text:p>19811.5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53.57">
                <text:p>653.57</text:p>
              </table:table-cell>
              <table:table-cell office:value-type="float" office:value="21069.5">
                <text:p>21069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53.77">
                <text:p>653.77</text:p>
              </table:table-cell>
              <table:table-cell office:value-type="float" office:value="18641.07">
                <text:p>18641.0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53.97">
                <text:p>653.97</text:p>
              </table:table-cell>
              <table:table-cell office:value-type="float" office:value="18493.61">
                <text:p>18493.6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54.16">
                <text:p>654.16</text:p>
              </table:table-cell>
              <table:table-cell office:value-type="float" office:value="27231.61">
                <text:p>27231.6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54.36">
                <text:p>654.36</text:p>
              </table:table-cell>
              <table:table-cell office:value-type="float" office:value="21877.77">
                <text:p>21877.7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54.56">
                <text:p>654.56</text:p>
              </table:table-cell>
              <table:table-cell office:value-type="float" office:value="26885.73">
                <text:p>26885.7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54.76">
                <text:p>654.76</text:p>
              </table:table-cell>
              <table:table-cell office:value-type="float" office:value="24420.89">
                <text:p>24420.8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54.95">
                <text:p>654.95</text:p>
              </table:table-cell>
              <table:table-cell office:value-type="float" office:value="20046.43">
                <text:p>20046.4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5.15">
                <text:p>655.15</text:p>
              </table:table-cell>
              <table:table-cell office:value-type="float" office:value="14412.24">
                <text:p>14412.2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55.35">
                <text:p>655.35</text:p>
              </table:table-cell>
              <table:table-cell office:value-type="float" office:value="16125.25">
                <text:p>16125.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55.55">
                <text:p>655.55</text:p>
              </table:table-cell>
              <table:table-cell office:value-type="float" office:value="14656.17">
                <text:p>14656.1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55.75">
                <text:p>655.75</text:p>
              </table:table-cell>
              <table:table-cell office:value-type="float" office:value="22116.24">
                <text:p>22116.2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55.94">
                <text:p>655.94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56.14">
                <text:p>656.14</text:p>
              </table:table-cell>
              <table:table-cell office:value-type="float" office:value="21952.4">
                <text:p>21952.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56.34">
                <text:p>656.34</text:p>
              </table:table-cell>
              <table:table-cell office:value-type="float" office:value="17796.39">
                <text:p>17796.3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56.54">
                <text:p>656.54</text:p>
              </table:table-cell>
              <table:table-cell office:value-type="float" office:value="16758.76">
                <text:p>16758.7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56.73">
                <text:p>656.73</text:p>
              </table:table-cell>
              <table:table-cell office:value-type="float" office:value="17162.89">
                <text:p>17162.8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56.93">
                <text:p>656.93</text:p>
              </table:table-cell>
              <table:table-cell office:value-type="float" office:value="16405.6">
                <text:p>16405.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57.13">
                <text:p>657.13</text:p>
              </table:table-cell>
              <table:table-cell office:value-type="float" office:value="15455.34">
                <text:p>15455.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57.32">
                <text:p>657.32</text:p>
              </table:table-cell>
              <table:table-cell office:value-type="float" office:value="12284.17">
                <text:p>12284.1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57.52">
                <text:p>657.52</text:p>
              </table:table-cell>
              <table:table-cell office:value-type="float" office:value="22425.71">
                <text:p>22425.7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57.72">
                <text:p>657.72</text:p>
              </table:table-cell>
              <table:table-cell office:value-type="float" office:value="30255.32">
                <text:p>30255.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57.92">
                <text:p>657.92</text:p>
              </table:table-cell>
              <table:table-cell office:value-type="float" office:value="18428.08">
                <text:p>18428.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58.11">
                <text:p>658.11</text:p>
              </table:table-cell>
              <table:table-cell office:value-type="float" office:value="14230.2">
                <text:p>14230.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58.31">
                <text:p>658.31</text:p>
              </table:table-cell>
              <table:table-cell office:value-type="float" office:value="18526.38">
                <text:p>18526.3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58.51">
                <text:p>658.51</text:p>
              </table:table-cell>
              <table:table-cell office:value-type="float" office:value="27055.03">
                <text:p>27055.0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58.71">
                <text:p>658.71</text:p>
              </table:table-cell>
              <table:table-cell office:value-type="float" office:value="15954.13">
                <text:p>15954.1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58.9">
                <text:p>658.9</text:p>
              </table:table-cell>
              <table:table-cell office:value-type="float" office:value="19811.59">
                <text:p>19811.5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59.1">
                <text:p>659.1</text:p>
              </table:table-cell>
              <table:table-cell office:value-type="float" office:value="12522.65">
                <text:p>12522.6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59.3">
                <text:p>659.3</text:p>
              </table:table-cell>
              <table:table-cell office:value-type="float" office:value="15256.91">
                <text:p>15256.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59.5">
                <text:p>659.5</text:p>
              </table:table-cell>
              <table:table-cell office:value-type="float" office:value="18497.25">
                <text:p>18497.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59.69">
                <text:p>659.69</text:p>
              </table:table-cell>
              <table:table-cell office:value-type="float" office:value="24206.08">
                <text:p>24206.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59.89">
                <text:p>659.89</text:p>
              </table:table-cell>
              <table:table-cell office:value-type="float" office:value="15600.97">
                <text:p>15600.9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60.09">
                <text:p>660.09</text:p>
              </table:table-cell>
              <table:table-cell office:value-type="float" office:value="22014.3">
                <text:p>22014.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60.29">
                <text:p>660.29</text:p>
              </table:table-cell>
              <table:table-cell office:value-type="float" office:value="10416.42">
                <text:p>10416.4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60.48">
                <text:p>660.48</text:p>
              </table:table-cell>
              <table:table-cell office:value-type="float" office:value="23508.86">
                <text:p>23508.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60.68">
                <text:p>660.68</text:p>
              </table:table-cell>
              <table:table-cell office:value-type="float" office:value="10782.33">
                <text:p>10782.3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60.88">
                <text:p>660.88</text:p>
              </table:table-cell>
              <table:table-cell office:value-type="float" office:value="15145.87">
                <text:p>15145.8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1.07">
                <text:p>661.07</text:p>
              </table:table-cell>
              <table:table-cell office:value-type="float" office:value="14071.82">
                <text:p>14071.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61.27">
                <text:p>661.27</text:p>
              </table:table-cell>
              <table:table-cell office:value-type="float" office:value="7758.62">
                <text:p>7758.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61.47">
                <text:p>661.47</text:p>
              </table:table-cell>
              <table:table-cell office:value-type="float" office:value="10962.55">
                <text:p>10962.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61.67">
                <text:p>661.67</text:p>
              </table:table-cell>
              <table:table-cell office:value-type="float" office:value="8978.3">
                <text:p>8978.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61.86">
                <text:p>661.86</text:p>
              </table:table-cell>
              <table:table-cell office:value-type="float" office:value="11434.04">
                <text:p>11434.0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62.06">
                <text:p>662.06</text:p>
              </table:table-cell>
              <table:table-cell office:value-type="float" office:value="12817.55">
                <text:p>12817.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62.26">
                <text:p>662.26</text:p>
              </table:table-cell>
              <table:table-cell office:value-type="float" office:value="18408.05">
                <text:p>18408.0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62.45">
                <text:p>662.45</text:p>
              </table:table-cell>
              <table:table-cell office:value-type="float" office:value="12409.78">
                <text:p>12409.7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62.65">
                <text:p>662.65</text:p>
              </table:table-cell>
              <table:table-cell office:value-type="float" office:value="19837.08">
                <text:p>19837.0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62.85">
                <text:p>662.85</text:p>
              </table:table-cell>
              <table:table-cell office:value-type="float" office:value="9979.52">
                <text:p>9979.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63.04">
                <text:p>663.04</text:p>
              </table:table-cell>
              <table:table-cell office:value-type="float" office:value="15162.25">
                <text:p>15162.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63.24">
                <text:p>663.24</text:p>
              </table:table-cell>
              <table:table-cell office:value-type="float" office:value="13704.1">
                <text:p>13704.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63.44">
                <text:p>663.44</text:p>
              </table:table-cell>
              <table:table-cell office:value-type="float" office:value="12191.33">
                <text:p>12191.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63.64">
                <text:p>663.64</text:p>
              </table:table-cell>
              <table:table-cell office:value-type="float" office:value="11464.98">
                <text:p>11464.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63.83">
                <text:p>663.83</text:p>
              </table:table-cell>
              <table:table-cell office:value-type="float" office:value="12473.5">
                <text:p>12473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64.03">
                <text:p>664.03</text:p>
              </table:table-cell>
              <table:table-cell office:value-type="float" office:value="9792.02">
                <text:p>9792.0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64.23">
                <text:p>664.23</text:p>
              </table:table-cell>
              <table:table-cell office:value-type="float" office:value="19489.38">
                <text:p>19489.3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64.42">
                <text:p>664.42</text:p>
              </table:table-cell>
              <table:table-cell office:value-type="float" office:value="11332.09">
                <text:p>11332.0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64.62">
                <text:p>664.62</text:p>
              </table:table-cell>
              <table:table-cell office:value-type="float" office:value="8415.79">
                <text:p>8415.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64.82">
                <text:p>664.82</text:p>
              </table:table-cell>
              <table:table-cell office:value-type="float" office:value="14570.62">
                <text:p>14570.6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65.01">
                <text:p>665.01</text:p>
              </table:table-cell>
              <table:table-cell office:value-type="float" office:value="20934.79">
                <text:p>20934.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65.21">
                <text:p>665.21</text:p>
              </table:table-cell>
              <table:table-cell office:value-type="float" office:value="10125.16">
                <text:p>10125.1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65.41">
                <text:p>665.41</text:p>
              </table:table-cell>
              <table:table-cell office:value-type="float" office:value="13079.69">
                <text:p>13079.6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65.61">
                <text:p>665.61</text:p>
              </table:table-cell>
              <table:table-cell office:value-type="float" office:value="11049.93">
                <text:p>11049.9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65.8">
                <text:p>665.8</text:p>
              </table:table-cell>
              <table:table-cell office:value-type="float" office:value="22143.55">
                <text:p>22143.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66">
                <text:p>666</text:p>
              </table:table-cell>
              <table:table-cell office:value-type="float" office:value="18304.29">
                <text:p>18304.2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66.2">
                <text:p>666.2</text:p>
              </table:table-cell>
              <table:table-cell office:value-type="float" office:value="13815.14">
                <text:p>13815.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66.39">
                <text:p>666.39</text:p>
              </table:table-cell>
              <table:table-cell office:value-type="float" office:value="21642.93">
                <text:p>21642.9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66.59">
                <text:p>666.59</text:p>
              </table:table-cell>
              <table:table-cell office:value-type="float" office:value="16127.07">
                <text:p>16127.0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66.79">
                <text:p>666.79</text:p>
              </table:table-cell>
              <table:table-cell office:value-type="float" office:value="12591.82">
                <text:p>12591.8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66.98">
                <text:p>666.98</text:p>
              </table:table-cell>
              <table:table-cell office:value-type="float" office:value="16449.28">
                <text:p>16449.2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67.18">
                <text:p>667.18</text:p>
              </table:table-cell>
              <table:table-cell office:value-type="float" office:value="9668.23">
                <text:p>9668.2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67.38">
                <text:p>667.38</text:p>
              </table:table-cell>
              <table:table-cell office:value-type="float" office:value="11423.11">
                <text:p>11423.1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67.57">
                <text:p>667.57</text:p>
              </table:table-cell>
              <table:table-cell office:value-type="float" office:value="8679.75">
                <text:p>8679.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67.77">
                <text:p>667.77</text:p>
              </table:table-cell>
              <table:table-cell office:value-type="float" office:value="14971.11">
                <text:p>14971.1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67.97">
                <text:p>667.97</text:p>
              </table:table-cell>
              <table:table-cell office:value-type="float" office:value="12417.06">
                <text:p>12417.0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68.16">
                <text:p>668.16</text:p>
              </table:table-cell>
              <table:table-cell office:value-type="float" office:value="20723.62">
                <text:p>20723.6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68.36">
                <text:p>668.36</text:p>
              </table:table-cell>
              <table:table-cell office:value-type="float" office:value="12366.09">
                <text:p>12366.0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68.56">
                <text:p>668.56</text:p>
              </table:table-cell>
              <table:table-cell office:value-type="float" office:value="8798.07">
                <text:p>8798.0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68.75">
                <text:p>668.75</text:p>
              </table:table-cell>
              <table:table-cell office:value-type="float" office:value="12793.89">
                <text:p>12793.8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68.95">
                <text:p>668.95</text:p>
              </table:table-cell>
              <table:table-cell office:value-type="float" office:value="19655.04">
                <text:p>19655.0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69.15">
                <text:p>669.15</text:p>
              </table:table-cell>
              <table:table-cell office:value-type="float" office:value="9611.8">
                <text:p>9611.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69.34">
                <text:p>669.34</text:p>
              </table:table-cell>
              <table:table-cell office:value-type="float" office:value="10001.37">
                <text:p>10001.3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69.54">
                <text:p>669.54</text:p>
              </table:table-cell>
              <table:table-cell office:value-type="float" office:value="18548.23">
                <text:p>18548.2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69.74">
                <text:p>669.74</text:p>
              </table:table-cell>
              <table:table-cell office:value-type="float" office:value="21444.51">
                <text:p>21444.5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69.93">
                <text:p>669.93</text:p>
              </table:table-cell>
              <table:table-cell office:value-type="float" office:value="17293.96">
                <text:p>17293.9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70.13">
                <text:p>670.13</text:p>
              </table:table-cell>
              <table:table-cell office:value-type="float" office:value="5730.67">
                <text:p>5730.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70.33">
                <text:p>670.33</text:p>
              </table:table-cell>
              <table:table-cell office:value-type="float" office:value="14195.61">
                <text:p>14195.6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70.52">
                <text:p>670.52</text:p>
              </table:table-cell>
              <table:table-cell office:value-type="float" office:value="6000.09">
                <text:p>6000.0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70.72">
                <text:p>670.72</text:p>
              </table:table-cell>
              <table:table-cell office:value-type="float" office:value="11120.93">
                <text:p>11120.9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70.92">
                <text:p>670.92</text:p>
              </table:table-cell>
              <table:table-cell office:value-type="float" office:value="10278.07">
                <text:p>10278.0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71.11">
                <text:p>671.11</text:p>
              </table:table-cell>
              <table:table-cell office:value-type="float" office:value="13638.56">
                <text:p>13638.5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71.31">
                <text:p>671.31</text:p>
              </table:table-cell>
              <table:table-cell office:value-type="float" office:value="13582.13">
                <text:p>13582.1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71.51">
                <text:p>671.51</text:p>
              </table:table-cell>
              <table:table-cell office:value-type="float" office:value="6249.49">
                <text:p>6249.4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71.7">
                <text:p>671.7</text:p>
              </table:table-cell>
              <table:table-cell office:value-type="float" office:value="19101.63">
                <text:p>19101.6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71.9">
                <text:p>671.9</text:p>
              </table:table-cell>
              <table:table-cell office:value-type="float" office:value="7474.63">
                <text:p>7474.6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72.09">
                <text:p>672.09</text:p>
              </table:table-cell>
              <table:table-cell office:value-type="float" office:value="6690.03">
                <text:p>6690.0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72.29">
                <text:p>672.29</text:p>
              </table:table-cell>
              <table:table-cell office:value-type="float" office:value="8519.55">
                <text:p>8519.5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72.49">
                <text:p>672.49</text:p>
              </table:table-cell>
              <table:table-cell office:value-type="float" office:value="7731.31">
                <text:p>7731.3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72.68">
                <text:p>672.68</text:p>
              </table:table-cell>
              <table:table-cell office:value-type="float" office:value="7352.66">
                <text:p>7352.6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72.88">
                <text:p>672.88</text:p>
              </table:table-cell>
              <table:table-cell office:value-type="float" office:value="17539.71">
                <text:p>17539.7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73.08">
                <text:p>673.08</text:p>
              </table:table-cell>
              <table:table-cell office:value-type="float" office:value="9697.36">
                <text:p>9697.3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73.27">
                <text:p>673.27</text:p>
              </table:table-cell>
              <table:table-cell office:value-type="float" office:value="7456.43">
                <text:p>7456.4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73.47">
                <text:p>673.47</text:p>
              </table:table-cell>
              <table:table-cell office:value-type="float" office:value="13321.81">
                <text:p>13321.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73.67">
                <text:p>673.67</text:p>
              </table:table-cell>
              <table:table-cell office:value-type="float" office:value="11617.9">
                <text:p>11617.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73.86">
                <text:p>673.86</text:p>
              </table:table-cell>
              <table:table-cell office:value-type="float" office:value="12502.62">
                <text:p>12502.6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74.06">
                <text:p>674.06</text:p>
              </table:table-cell>
              <table:table-cell office:value-type="float" office:value="11483.19">
                <text:p>11483.1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74.25">
                <text:p>674.25</text:p>
              </table:table-cell>
              <table:table-cell office:value-type="float" office:value="10086.93">
                <text:p>10086.9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74.45">
                <text:p>674.45</text:p>
              </table:table-cell>
              <table:table-cell office:value-type="float" office:value="8199.16">
                <text:p>8199.1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4.65">
                <text:p>674.65</text:p>
              </table:table-cell>
              <table:table-cell office:value-type="float" office:value="13793.3">
                <text:p>13793.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74.84">
                <text:p>674.84</text:p>
              </table:table-cell>
              <table:table-cell office:value-type="float" office:value="24348.07">
                <text:p>24348.0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75.04">
                <text:p>675.04</text:p>
              </table:table-cell>
              <table:table-cell office:value-type="float" office:value="25391.17">
                <text:p>25391.1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75.24">
                <text:p>675.24</text:p>
              </table:table-cell>
              <table:table-cell office:value-type="float" office:value="14217.45">
                <text:p>14217.4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75.43">
                <text:p>675.43</text:p>
              </table:table-cell>
              <table:table-cell office:value-type="float" office:value="10048.7">
                <text:p>10048.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75.63">
                <text:p>675.63</text:p>
              </table:table-cell>
              <table:table-cell office:value-type="float" office:value="9187.64">
                <text:p>9187.6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75.82">
                <text:p>675.82</text:p>
              </table:table-cell>
              <table:table-cell office:value-type="float" office:value="12218.64">
                <text:p>12218.6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76.02">
                <text:p>676.02</text:p>
              </table:table-cell>
              <table:table-cell office:value-type="float" office:value="13309.07">
                <text:p>13309.0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76.22">
                <text:p>676.22</text:p>
              </table:table-cell>
              <table:table-cell office:value-type="float" office:value="15198.66">
                <text:p>15198.6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76.41">
                <text:p>676.41</text:p>
              </table:table-cell>
              <table:table-cell office:value-type="float" office:value="15615.53">
                <text:p>15615.5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76.61">
                <text:p>676.61</text:p>
              </table:table-cell>
              <table:table-cell office:value-type="float" office:value="7758.62">
                <text:p>7758.6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76.8">
                <text:p>676.8</text:p>
              </table:table-cell>
              <table:table-cell office:value-type="float" office:value="10052.34">
                <text:p>10052.3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77">
                <text:p>677</text:p>
              </table:table-cell>
              <table:table-cell office:value-type="float" office:value="10858.79">
                <text:p>10858.7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77.2">
                <text:p>677.2</text:p>
              </table:table-cell>
              <table:table-cell office:value-type="float" office:value="8903.66">
                <text:p>8903.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77.39">
                <text:p>677.39</text:p>
              </table:table-cell>
              <table:table-cell office:value-type="float" office:value="16418.34">
                <text:p>16418.3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77.59">
                <text:p>677.59</text:p>
              </table:table-cell>
              <table:table-cell office:value-type="float" office:value="11182.82">
                <text:p>11182.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77.78">
                <text:p>677.78</text:p>
              </table:table-cell>
              <table:table-cell office:value-type="float" office:value="11623.36">
                <text:p>11623.3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77.98">
                <text:p>677.98</text:p>
              </table:table-cell>
              <table:table-cell office:value-type="float" office:value="8932.78">
                <text:p>8932.7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78.18">
                <text:p>678.18</text:p>
              </table:table-cell>
              <table:table-cell office:value-type="float" office:value="19289.14">
                <text:p>19289.1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78.37">
                <text:p>678.37</text:p>
              </table:table-cell>
              <table:table-cell office:value-type="float" office:value="22203.62">
                <text:p>22203.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78.57">
                <text:p>678.57</text:p>
              </table:table-cell>
              <table:table-cell office:value-type="float" office:value="8100.85">
                <text:p>8100.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78.76">
                <text:p>678.76</text:p>
              </table:table-cell>
              <table:table-cell office:value-type="float" office:value="9948.58">
                <text:p>9948.5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78.96">
                <text:p>678.96</text:p>
              </table:table-cell>
              <table:table-cell office:value-type="float" office:value="14182.87">
                <text:p>14182.8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79.16">
                <text:p>679.16</text:p>
              </table:table-cell>
              <table:table-cell office:value-type="float" office:value="10918.86">
                <text:p>10918.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79.35">
                <text:p>679.35</text:p>
              </table:table-cell>
              <table:table-cell office:value-type="float" office:value="8137.26">
                <text:p>8137.2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79.55">
                <text:p>679.55</text:p>
              </table:table-cell>
              <table:table-cell office:value-type="float" office:value="11119.1">
                <text:p>11119.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79.74">
                <text:p>679.74</text:p>
              </table:table-cell>
              <table:table-cell office:value-type="float" office:value="14417.7">
                <text:p>14417.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79.94">
                <text:p>679.94</text:p>
              </table:table-cell>
              <table:table-cell office:value-type="float" office:value="10043.24">
                <text:p>10043.2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80.14">
                <text:p>680.14</text:p>
              </table:table-cell>
              <table:table-cell office:value-type="float" office:value="11419.47">
                <text:p>11419.4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80.33">
                <text:p>680.33</text:p>
              </table:table-cell>
              <table:table-cell office:value-type="float" office:value="14095.49">
                <text:p>14095.4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80.53">
                <text:p>680.53</text:p>
              </table:table-cell>
              <table:table-cell office:value-type="float" office:value="13975.34">
                <text:p>13975.3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80.72">
                <text:p>680.72</text:p>
              </table:table-cell>
              <table:table-cell office:value-type="float" office:value="8654.26">
                <text:p>8654.2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80.92">
                <text:p>680.92</text:p>
              </table:table-cell>
              <table:table-cell office:value-type="float" office:value="9065.68">
                <text:p>9065.6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81.11">
                <text:p>681.11</text:p>
              </table:table-cell>
              <table:table-cell office:value-type="float" office:value="6338.69">
                <text:p>6338.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81.31">
                <text:p>681.31</text:p>
              </table:table-cell>
              <table:table-cell office:value-type="float" office:value="18489.97">
                <text:p>18489.9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81.51">
                <text:p>681.51</text:p>
              </table:table-cell>
              <table:table-cell office:value-type="float" office:value="11317.53">
                <text:p>11317.5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81.7">
                <text:p>681.7</text:p>
              </table:table-cell>
              <table:table-cell office:value-type="float" office:value="11967.42">
                <text:p>11967.4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81.9">
                <text:p>681.9</text:p>
              </table:table-cell>
              <table:table-cell office:value-type="float" office:value="11947.39">
                <text:p>11947.3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82.09">
                <text:p>682.09</text:p>
              </table:table-cell>
              <table:table-cell office:value-type="float" office:value="12875.81">
                <text:p>12875.8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82.29">
                <text:p>682.29</text:p>
              </table:table-cell>
              <table:table-cell office:value-type="float" office:value="12899.47">
                <text:p>12899.4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82.48">
                <text:p>682.48</text:p>
              </table:table-cell>
              <table:table-cell office:value-type="float" office:value="5918.17">
                <text:p>5918.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82.68">
                <text:p>682.68</text:p>
              </table:table-cell>
              <table:table-cell office:value-type="float" office:value="12375.19">
                <text:p>12375.1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82.88">
                <text:p>682.88</text:p>
              </table:table-cell>
              <table:table-cell office:value-type="float" office:value="6171.21">
                <text:p>6171.2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3.07">
                <text:p>683.07</text:p>
              </table:table-cell>
              <table:table-cell office:value-type="float" office:value="11623.36">
                <text:p>11623.3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83.27">
                <text:p>683.27</text:p>
              </table:table-cell>
              <table:table-cell office:value-type="float" office:value="10751.38">
                <text:p>10751.3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83.46">
                <text:p>683.46</text:p>
              </table:table-cell>
              <table:table-cell office:value-type="float" office:value="15156.79">
                <text:p>15156.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83.66">
                <text:p>683.66</text:p>
              </table:table-cell>
              <table:table-cell office:value-type="float" office:value="10815.1">
                <text:p>10815.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83.85">
                <text:p>683.85</text:p>
              </table:table-cell>
              <table:table-cell office:value-type="float" office:value="11554.18">
                <text:p>11554.1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84.05">
                <text:p>684.05</text:p>
              </table:table-cell>
              <table:table-cell office:value-type="float" office:value="8776.23">
                <text:p>8776.2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84.25">
                <text:p>684.25</text:p>
              </table:table-cell>
              <table:table-cell office:value-type="float" office:value="14725.35">
                <text:p>14725.3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84.44">
                <text:p>684.44</text:p>
              </table:table-cell>
              <table:table-cell office:value-type="float" office:value="10103.31">
                <text:p>10103.3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84.64">
                <text:p>684.64</text:p>
              </table:table-cell>
              <table:table-cell office:value-type="float" office:value="14426.8">
                <text:p>14426.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84.83">
                <text:p>684.83</text:p>
              </table:table-cell>
              <table:table-cell office:value-type="float" office:value="12580.9">
                <text:p>12580.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85.03">
                <text:p>685.03</text:p>
              </table:table-cell>
              <table:table-cell office:value-type="float" office:value="22172.68">
                <text:p>22172.6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85.22">
                <text:p>685.22</text:p>
              </table:table-cell>
              <table:table-cell office:value-type="float" office:value="8663.36">
                <text:p>8663.3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85.42">
                <text:p>685.42</text:p>
              </table:table-cell>
              <table:table-cell office:value-type="float" office:value="14603.38">
                <text:p>14603.3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85.61">
                <text:p>685.61</text:p>
              </table:table-cell>
              <table:table-cell office:value-type="float" office:value="10225.28">
                <text:p>10225.2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85.81">
                <text:p>685.81</text:p>
              </table:table-cell>
              <table:table-cell office:value-type="float" office:value="14000.82">
                <text:p>14000.8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86">
                <text:p>686</text:p>
              </table:table-cell>
              <table:table-cell office:value-type="float" office:value="6218.54">
                <text:p>6218.5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86.2">
                <text:p>686.2</text:p>
              </table:table-cell>
              <table:table-cell office:value-type="float" office:value="13543.9">
                <text:p>13543.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86.4">
                <text:p>686.4</text:p>
              </table:table-cell>
              <table:table-cell office:value-type="float" office:value="16259.96">
                <text:p>16259.9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86.59">
                <text:p>686.59</text:p>
              </table:table-cell>
              <table:table-cell office:value-type="float" office:value="23632.65">
                <text:p>23632.6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86.79">
                <text:p>686.79</text:p>
              </table:table-cell>
              <table:table-cell office:value-type="float" office:value="20452.38">
                <text:p>20452.3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86.98">
                <text:p>686.98</text:p>
              </table:table-cell>
              <table:table-cell office:value-type="float" office:value="12533.57">
                <text:p>12533.5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87.18">
                <text:p>687.18</text:p>
              </table:table-cell>
              <table:table-cell office:value-type="float" office:value="14064.54">
                <text:p>14064.5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87.37">
                <text:p>687.37</text:p>
              </table:table-cell>
              <table:table-cell office:value-type="float" office:value="10840.58">
                <text:p>10840.5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87.57">
                <text:p>687.57</text:p>
              </table:table-cell>
              <table:table-cell office:value-type="float" office:value="9981.34">
                <text:p>9981.3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87.76">
                <text:p>687.76</text:p>
              </table:table-cell>
              <table:table-cell office:value-type="float" office:value="19092.53">
                <text:p>19092.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87.96">
                <text:p>687.96</text:p>
              </table:table-cell>
              <table:table-cell office:value-type="float" office:value="15999.64">
                <text:p>15999.6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88.15">
                <text:p>688.15</text:p>
              </table:table-cell>
              <table:table-cell office:value-type="float" office:value="14774.5">
                <text:p>14774.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88.35">
                <text:p>688.35</text:p>
              </table:table-cell>
              <table:table-cell office:value-type="float" office:value="6371.46">
                <text:p>6371.4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88.54">
                <text:p>688.54</text:p>
              </table:table-cell>
              <table:table-cell office:value-type="float" office:value="9551.73">
                <text:p>9551.7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88.74">
                <text:p>688.74</text:p>
              </table:table-cell>
              <table:table-cell office:value-type="float" office:value="7458.25">
                <text:p>7458.2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88.93">
                <text:p>688.93</text:p>
              </table:table-cell>
              <table:table-cell office:value-type="float" office:value="12737.46">
                <text:p>12737.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89.13">
                <text:p>689.13</text:p>
              </table:table-cell>
              <table:table-cell office:value-type="float" office:value="10842.4">
                <text:p>10842.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89.32">
                <text:p>689.32</text:p>
              </table:table-cell>
              <table:table-cell office:value-type="float" office:value="19103.45">
                <text:p>19103.4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89.52">
                <text:p>689.52</text:p>
              </table:table-cell>
              <table:table-cell office:value-type="float" office:value="17315.8">
                <text:p>17315.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89.72">
                <text:p>689.72</text:p>
              </table:table-cell>
              <table:table-cell office:value-type="float" office:value="6065.63">
                <text:p>6065.6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89.91">
                <text:p>689.91</text:p>
              </table:table-cell>
              <table:table-cell office:value-type="float" office:value="15198.66">
                <text:p>15198.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90.11">
                <text:p>690.11</text:p>
              </table:table-cell>
              <table:table-cell office:value-type="float" office:value="9325.99">
                <text:p>9325.9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90.3">
                <text:p>690.3</text:p>
              </table:table-cell>
              <table:table-cell office:value-type="float" office:value="10316.3">
                <text:p>10316.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0.5">
                <text:p>690.5</text:p>
              </table:table-cell>
              <table:table-cell office:value-type="float" office:value="8861.79">
                <text:p>8861.7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90.69">
                <text:p>690.69</text:p>
              </table:table-cell>
              <table:table-cell office:value-type="float" office:value="8969.19">
                <text:p>8969.1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90.89">
                <text:p>690.89</text:p>
              </table:table-cell>
              <table:table-cell office:value-type="float" office:value="15633.74">
                <text:p>15633.7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91.08">
                <text:p>691.08</text:p>
              </table:table-cell>
              <table:table-cell office:value-type="float" office:value="8543.22">
                <text:p>8543.2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91.28">
                <text:p>691.28</text:p>
              </table:table-cell>
              <table:table-cell office:value-type="float" office:value="11628.82">
                <text:p>11628.8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91.47">
                <text:p>691.47</text:p>
              </table:table-cell>
              <table:table-cell office:value-type="float" office:value="8251.95">
                <text:p>8251.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91.67">
                <text:p>691.67</text:p>
              </table:table-cell>
              <table:table-cell office:value-type="float" office:value="14581.54">
                <text:p>14581.5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91.86">
                <text:p>691.86</text:p>
              </table:table-cell>
              <table:table-cell office:value-type="float" office:value="8863.61">
                <text:p>8863.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92.06">
                <text:p>692.06</text:p>
              </table:table-cell>
              <table:table-cell office:value-type="float" office:value="19929.92">
                <text:p>19929.9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92.25">
                <text:p>692.25</text:p>
              </table:table-cell>
              <table:table-cell office:value-type="float" office:value="12162.2">
                <text:p>12162.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92.45">
                <text:p>692.45</text:p>
              </table:table-cell>
              <table:table-cell office:value-type="float" office:value="13482.01">
                <text:p>13482.0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92.64">
                <text:p>692.64</text:p>
              </table:table-cell>
              <table:table-cell office:value-type="float" office:value="25407.56">
                <text:p>25407.5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92.84">
                <text:p>692.84</text:p>
              </table:table-cell>
              <table:table-cell office:value-type="float" office:value="14241.12">
                <text:p>14241.1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93.03">
                <text:p>693.03</text:p>
              </table:table-cell>
              <table:table-cell office:value-type="float" office:value="12067.54">
                <text:p>12067.5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93.23">
                <text:p>693.23</text:p>
              </table:table-cell>
              <table:table-cell office:value-type="float" office:value="12427.98">
                <text:p>12427.9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93.42">
                <text:p>693.42</text:p>
              </table:table-cell>
              <table:table-cell office:value-type="float" office:value="11903.7">
                <text:p>11903.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93.62">
                <text:p>693.62</text:p>
              </table:table-cell>
              <table:table-cell office:value-type="float" office:value="12562.7">
                <text:p>12562.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93.81">
                <text:p>693.81</text:p>
              </table:table-cell>
              <table:table-cell office:value-type="float" office:value="9744.69">
                <text:p>9744.6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94.01">
                <text:p>694.01</text:p>
              </table:table-cell>
              <table:table-cell office:value-type="float" office:value="12003.83">
                <text:p>12003.8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94.2">
                <text:p>694.2</text:p>
              </table:table-cell>
              <table:table-cell office:value-type="float" office:value="12979.57">
                <text:p>12979.5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94.39">
                <text:p>694.39</text:p>
              </table:table-cell>
              <table:table-cell office:value-type="float" office:value="12934.06">
                <text:p>12934.0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94.59">
                <text:p>694.59</text:p>
              </table:table-cell>
              <table:table-cell office:value-type="float" office:value="5690.62">
                <text:p>5690.6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94.78">
                <text:p>694.78</text:p>
              </table:table-cell>
              <table:table-cell office:value-type="float" office:value="16729.63">
                <text:p>16729.6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94.98">
                <text:p>694.98</text:p>
              </table:table-cell>
              <table:table-cell office:value-type="float" office:value="11408.55">
                <text:p>11408.5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95.17">
                <text:p>695.17</text:p>
              </table:table-cell>
              <table:table-cell office:value-type="float" office:value="8575.98">
                <text:p>8575.9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95.37">
                <text:p>695.37</text:p>
              </table:table-cell>
              <table:table-cell office:value-type="float" office:value="6433.35">
                <text:p>6433.3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95.56">
                <text:p>695.56</text:p>
              </table:table-cell>
              <table:table-cell office:value-type="float" office:value="16698.68">
                <text:p>16698.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95.76">
                <text:p>695.76</text:p>
              </table:table-cell>
              <table:table-cell office:value-type="float" office:value="6837.48">
                <text:p>6837.4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95.95">
                <text:p>695.95</text:p>
              </table:table-cell>
              <table:table-cell office:value-type="float" office:value="5876.3">
                <text:p>5876.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96.15">
                <text:p>696.15</text:p>
              </table:table-cell>
              <table:table-cell office:value-type="float" office:value="14191.97">
                <text:p>14191.9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96.34">
                <text:p>696.34</text:p>
              </table:table-cell>
              <table:table-cell office:value-type="float" office:value="8521.37">
                <text:p>8521.3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96.54">
                <text:p>696.54</text:p>
              </table:table-cell>
              <table:table-cell office:value-type="float" office:value="7303.51">
                <text:p>7303.5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6.73">
                <text:p>696.73</text:p>
              </table:table-cell>
              <table:table-cell office:value-type="float" office:value="12633.69">
                <text:p>12633.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96.93">
                <text:p>696.93</text:p>
              </table:table-cell>
              <table:table-cell office:value-type="float" office:value="11419.47">
                <text:p>11419.4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97.12">
                <text:p>697.12</text:p>
              </table:table-cell>
              <table:table-cell office:value-type="float" office:value="11237.43">
                <text:p>11237.4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97.32">
                <text:p>697.32</text:p>
              </table:table-cell>
              <table:table-cell office:value-type="float" office:value="15511.77">
                <text:p>15511.7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97.51">
                <text:p>697.51</text:p>
              </table:table-cell>
              <table:table-cell office:value-type="float" office:value="19676.88">
                <text:p>19676.8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97.7">
                <text:p>697.7</text:p>
              </table:table-cell>
              <table:table-cell office:value-type="float" office:value="14064.54">
                <text:p>14064.5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97.9">
                <text:p>697.9</text:p>
              </table:table-cell>
              <table:table-cell office:value-type="float" office:value="17090.07">
                <text:p>17090.0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98.09">
                <text:p>698.09</text:p>
              </table:table-cell>
              <table:table-cell office:value-type="float" office:value="14206.53">
                <text:p>14206.5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98.29">
                <text:p>698.29</text:p>
              </table:table-cell>
              <table:table-cell office:value-type="float" office:value="14912.85">
                <text:p>14912.8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98.48">
                <text:p>698.48</text:p>
              </table:table-cell>
              <table:table-cell office:value-type="float" office:value="11071.77">
                <text:p>11071.7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98.68">
                <text:p>698.68</text:p>
              </table:table-cell>
              <table:table-cell office:value-type="float" office:value="10991.68">
                <text:p>10991.6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98.87">
                <text:p>698.87</text:p>
              </table:table-cell>
              <table:table-cell office:value-type="float" office:value="8925.5">
                <text:p>8925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99.07">
                <text:p>699.07</text:p>
              </table:table-cell>
              <table:table-cell office:value-type="float" office:value="8523.19">
                <text:p>8523.1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99.26">
                <text:p>699.26</text:p>
              </table:table-cell>
              <table:table-cell office:value-type="float" office:value="12009.29">
                <text:p>12009.2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99.46">
                <text:p>699.46</text:p>
              </table:table-cell>
              <table:table-cell office:value-type="float" office:value="9338.74">
                <text:p>9338.7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99.65">
                <text:p>699.65</text:p>
              </table:table-cell>
              <table:table-cell office:value-type="float" office:value="30553.87">
                <text:p>30553.8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99.84">
                <text:p>699.84</text:p>
              </table:table-cell>
              <table:table-cell office:value-type="float" office:value="8747.1">
                <text:p>8747.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00.04">
                <text:p>700.04</text:p>
              </table:table-cell>
              <table:table-cell office:value-type="float" office:value="12162.2">
                <text:p>12162.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00.23">
                <text:p>700.23</text:p>
              </table:table-cell>
              <table:table-cell office:value-type="float" office:value="13429.21">
                <text:p>13429.2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00.43">
                <text:p>700.43</text:p>
              </table:table-cell>
              <table:table-cell office:value-type="float" office:value="10538.39">
                <text:p>10538.3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00.62">
                <text:p>700.62</text:p>
              </table:table-cell>
              <table:table-cell office:value-type="float" office:value="10980.75">
                <text:p>10980.7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00.82">
                <text:p>700.82</text:p>
              </table:table-cell>
              <table:table-cell office:value-type="float" office:value="21553.73">
                <text:p>21553.7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01.01">
                <text:p>701.01</text:p>
              </table:table-cell>
              <table:table-cell office:value-type="float" office:value="13578.49">
                <text:p>13578.4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01.2">
                <text:p>701.2</text:p>
              </table:table-cell>
              <table:table-cell office:value-type="float" office:value="14670.74">
                <text:p>14670.7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01.4">
                <text:p>701.4</text:p>
              </table:table-cell>
              <table:table-cell office:value-type="float" office:value="13611.26">
                <text:p>13611.2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01.59">
                <text:p>701.59</text:p>
              </table:table-cell>
              <table:table-cell office:value-type="float" office:value="10531.11">
                <text:p>10531.1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01.79">
                <text:p>701.79</text:p>
              </table:table-cell>
              <table:table-cell office:value-type="float" office:value="28371.19">
                <text:p>28371.1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01.98">
                <text:p>701.98</text:p>
              </table:table-cell>
              <table:table-cell office:value-type="float" office:value="12651.9">
                <text:p>12651.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02.18">
                <text:p>702.18</text:p>
              </table:table-cell>
              <table:table-cell office:value-type="float" office:value="11106.36">
                <text:p>11106.3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02.37">
                <text:p>702.37</text:p>
              </table:table-cell>
              <table:table-cell office:value-type="float" office:value="8082.65">
                <text:p>8082.6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02.56">
                <text:p>702.56</text:p>
              </table:table-cell>
              <table:table-cell office:value-type="float" office:value="13960.78">
                <text:p>13960.7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02.76">
                <text:p>702.76</text:p>
              </table:table-cell>
              <table:table-cell office:value-type="float" office:value="7117.83">
                <text:p>7117.8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02.95">
                <text:p>702.95</text:p>
              </table:table-cell>
              <table:table-cell office:value-type="float" office:value="13345.47">
                <text:p>13345.4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03.15">
                <text:p>703.15</text:p>
              </table:table-cell>
              <table:table-cell office:value-type="float" office:value="12113.05">
                <text:p>12113.0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03.34">
                <text:p>703.34</text:p>
              </table:table-cell>
              <table:table-cell office:value-type="float" office:value="9109.36">
                <text:p>9109.3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03.54">
                <text:p>703.54</text:p>
              </table:table-cell>
              <table:table-cell office:value-type="float" office:value="12156.74">
                <text:p>12156.7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03.73">
                <text:p>703.73</text:p>
              </table:table-cell>
              <table:table-cell office:value-type="float" office:value="17162.89">
                <text:p>17162.8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03.92">
                <text:p>703.92</text:p>
              </table:table-cell>
              <table:table-cell office:value-type="float" office:value="7017.71">
                <text:p>7017.7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04.12">
                <text:p>704.12</text:p>
              </table:table-cell>
              <table:table-cell office:value-type="float" office:value="8774.41">
                <text:p>8774.4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04.31">
                <text:p>704.31</text:p>
              </table:table-cell>
              <table:table-cell office:value-type="float" office:value="8743.46">
                <text:p>8743.4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04.51">
                <text:p>704.51</text:p>
              </table:table-cell>
              <table:table-cell office:value-type="float" office:value="13299.96">
                <text:p>13299.9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04.7">
                <text:p>704.7</text:p>
              </table:table-cell>
              <table:table-cell office:value-type="float" office:value="6475.22">
                <text:p>6475.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04.89">
                <text:p>704.89</text:p>
              </table:table-cell>
              <table:table-cell office:value-type="float" office:value="14410.42">
                <text:p>14410.4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05.09">
                <text:p>705.09</text:p>
              </table:table-cell>
              <table:table-cell office:value-type="float" office:value="8656.08">
                <text:p>8656.0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05.28">
                <text:p>705.28</text:p>
              </table:table-cell>
              <table:table-cell office:value-type="float" office:value="17996.64">
                <text:p>17996.6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05.48">
                <text:p>705.48</text:p>
              </table:table-cell>
              <table:table-cell office:value-type="float" office:value="10376.38">
                <text:p>10376.3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05.67">
                <text:p>705.67</text:p>
              </table:table-cell>
              <table:table-cell office:value-type="float" office:value="14736.27">
                <text:p>14736.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05.86">
                <text:p>705.86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06.06">
                <text:p>706.06</text:p>
              </table:table-cell>
              <table:table-cell office:value-type="float" office:value="12333.32">
                <text:p>12333.3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06.25">
                <text:p>706.25</text:p>
              </table:table-cell>
              <table:table-cell office:value-type="float" office:value="23791.03">
                <text:p>23791.0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06.45">
                <text:p>706.45</text:p>
              </table:table-cell>
              <table:table-cell office:value-type="float" office:value="10964.37">
                <text:p>10964.3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06.64">
                <text:p>706.64</text:p>
              </table:table-cell>
              <table:table-cell office:value-type="float" office:value="12948.62">
                <text:p>12948.6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06.83">
                <text:p>706.83</text:p>
              </table:table-cell>
              <table:table-cell office:value-type="float" office:value="8858.15">
                <text:p>8858.1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07.03">
                <text:p>707.03</text:p>
              </table:table-cell>
              <table:table-cell office:value-type="float" office:value="12693.77">
                <text:p>12693.7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07.22">
                <text:p>707.22</text:p>
              </table:table-cell>
              <table:table-cell office:value-type="float" office:value="13567.57">
                <text:p>13567.5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07.42">
                <text:p>707.42</text:p>
              </table:table-cell>
              <table:table-cell office:value-type="float" office:value="8834.48">
                <text:p>8834.4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07.61">
                <text:p>707.61</text:p>
              </table:table-cell>
              <table:table-cell office:value-type="float" office:value="13299.96">
                <text:p>13299.9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07.8">
                <text:p>707.8</text:p>
              </table:table-cell>
              <table:table-cell office:value-type="float" office:value="12375.19">
                <text:p>12375.1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08">
                <text:p>708</text:p>
              </table:table-cell>
              <table:table-cell office:value-type="float" office:value="12458.93">
                <text:p>12458.9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08.19">
                <text:p>708.19</text:p>
              </table:table-cell>
              <table:table-cell office:value-type="float" office:value="8211.9">
                <text:p>8211.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08.38">
                <text:p>708.38</text:p>
              </table:table-cell>
              <table:table-cell office:value-type="float" office:value="11448.6">
                <text:p>11448.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08.58">
                <text:p>708.58</text:p>
              </table:table-cell>
              <table:table-cell office:value-type="float" office:value="17565.2">
                <text:p>17565.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08.77">
                <text:p>708.77</text:p>
              </table:table-cell>
              <table:table-cell office:value-type="float" office:value="7785.92">
                <text:p>7785.9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08.97">
                <text:p>708.97</text:p>
              </table:table-cell>
              <table:table-cell office:value-type="float" office:value="11190.1">
                <text:p>11190.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09.16">
                <text:p>709.16</text:p>
              </table:table-cell>
              <table:table-cell office:value-type="float" office:value="6626.32">
                <text:p>6626.3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09.35">
                <text:p>709.35</text:p>
              </table:table-cell>
              <table:table-cell office:value-type="float" office:value="9733.77">
                <text:p>9733.7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09.55">
                <text:p>709.55</text:p>
              </table:table-cell>
              <table:table-cell office:value-type="float" office:value="10034.14">
                <text:p>10034.1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09.74">
                <text:p>709.74</text:p>
              </table:table-cell>
              <table:table-cell office:value-type="float" office:value="9244.08">
                <text:p>9244.0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09.93">
                <text:p>709.93</text:p>
              </table:table-cell>
              <table:table-cell office:value-type="float" office:value="8561.42">
                <text:p>8561.4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10.13">
                <text:p>710.13</text:p>
              </table:table-cell>
              <table:table-cell office:value-type="float" office:value="13573.03">
                <text:p>13573.0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10.32">
                <text:p>710.32</text:p>
              </table:table-cell>
              <table:table-cell office:value-type="float" office:value="13319.99">
                <text:p>13319.9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10.52">
                <text:p>710.52</text:p>
              </table:table-cell>
              <table:table-cell office:value-type="float" office:value="11829.07">
                <text:p>11829.0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10.71">
                <text:p>710.71</text:p>
              </table:table-cell>
              <table:table-cell office:value-type="float" office:value="10940.7">
                <text:p>10940.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10.9">
                <text:p>710.9</text:p>
              </table:table-cell>
              <table:table-cell office:value-type="float" office:value="18699.32">
                <text:p>18699.3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11.1">
                <text:p>711.1</text:p>
              </table:table-cell>
              <table:table-cell office:value-type="float" office:value="7640.29">
                <text:p>7640.2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11.29">
                <text:p>711.29</text:p>
              </table:table-cell>
              <table:table-cell office:value-type="float" office:value="11847.27">
                <text:p>11847.2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11.48">
                <text:p>711.48</text:p>
              </table:table-cell>
              <table:table-cell office:value-type="float" office:value="7558.37">
                <text:p>7558.3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11.68">
                <text:p>711.68</text:p>
              </table:table-cell>
              <table:table-cell office:value-type="float" office:value="8768.95">
                <text:p>8768.9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11.87">
                <text:p>711.87</text:p>
              </table:table-cell>
              <table:table-cell office:value-type="float" office:value="18417.16">
                <text:p>18417.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12.06">
                <text:p>712.06</text:p>
              </table:table-cell>
              <table:table-cell office:value-type="float" office:value="10827.84">
                <text:p>10827.8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12.26">
                <text:p>712.26</text:p>
              </table:table-cell>
              <table:table-cell office:value-type="float" office:value="13496.57">
                <text:p>13496.5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12.45">
                <text:p>712.45</text:p>
              </table:table-cell>
              <table:table-cell office:value-type="float" office:value="11539.62">
                <text:p>11539.6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12.64">
                <text:p>712.64</text:p>
              </table:table-cell>
              <table:table-cell office:value-type="float" office:value="13571.21">
                <text:p>13571.2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12.84">
                <text:p>712.84</text:p>
              </table:table-cell>
              <table:table-cell office:value-type="float" office:value="6999.5">
                <text:p>6999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13.03">
                <text:p>713.03</text:p>
              </table:table-cell>
              <table:table-cell office:value-type="float" office:value="11574.21">
                <text:p>11574.2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13.23">
                <text:p>713.23</text:p>
              </table:table-cell>
              <table:table-cell office:value-type="float" office:value="18013.02">
                <text:p>18013.0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13.42">
                <text:p>713.42</text:p>
              </table:table-cell>
              <table:table-cell office:value-type="float" office:value="12981.39">
                <text:p>12981.3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13.61">
                <text:p>713.61</text:p>
              </table:table-cell>
              <table:table-cell office:value-type="float" office:value="9020.16">
                <text:p>9020.1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13.81">
                <text:p>713.81</text:p>
              </table:table-cell>
              <table:table-cell office:value-type="float" office:value="13764.17">
                <text:p>13764.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14">
                <text:p>714</text:p>
              </table:table-cell>
              <table:table-cell office:value-type="float" office:value="11495.93">
                <text:p>11495.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14.19">
                <text:p>714.19</text:p>
              </table:table-cell>
              <table:table-cell office:value-type="float" office:value="17552.46">
                <text:p>17552.4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14.39">
                <text:p>714.39</text:p>
              </table:table-cell>
              <table:table-cell office:value-type="float" office:value="30481.06">
                <text:p>30481.0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14.58">
                <text:p>714.58</text:p>
              </table:table-cell>
              <table:table-cell office:value-type="float" office:value="18495.43">
                <text:p>18495.4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14.77">
                <text:p>714.77</text:p>
              </table:table-cell>
              <table:table-cell office:value-type="float" office:value="7911.53">
                <text:p>7911.5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14.97">
                <text:p>714.97</text:p>
              </table:table-cell>
              <table:table-cell office:value-type="float" office:value="19148.96">
                <text:p>19148.9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15.16">
                <text:p>715.16</text:p>
              </table:table-cell>
              <table:table-cell office:value-type="float" office:value="12306.02">
                <text:p>12306.0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15.35">
                <text:p>715.35</text:p>
              </table:table-cell>
              <table:table-cell office:value-type="float" office:value="21198.75">
                <text:p>21198.7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15.55">
                <text:p>715.55</text:p>
              </table:table-cell>
              <table:table-cell office:value-type="float" office:value="7219.77">
                <text:p>7219.7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15.74">
                <text:p>715.74</text:p>
              </table:table-cell>
              <table:table-cell office:value-type="float" office:value="12398.86">
                <text:p>12398.8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15.93">
                <text:p>715.93</text:p>
              </table:table-cell>
              <table:table-cell office:value-type="float" office:value="7099.62">
                <text:p>7099.6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16.13">
                <text:p>716.13</text:p>
              </table:table-cell>
              <table:table-cell office:value-type="float" office:value="13938.93">
                <text:p>13938.9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16.32">
                <text:p>716.32</text:p>
              </table:table-cell>
              <table:table-cell office:value-type="float" office:value="7587.5">
                <text:p>7587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6.51">
                <text:p>716.51</text:p>
              </table:table-cell>
              <table:table-cell office:value-type="float" office:value="13389.16">
                <text:p>13389.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16.7">
                <text:p>716.7</text:p>
              </table:table-cell>
              <table:table-cell office:value-type="float" office:value="5195.47">
                <text:p>5195.4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16.9">
                <text:p>716.9</text:p>
              </table:table-cell>
              <table:table-cell office:value-type="float" office:value="11364.86">
                <text:p>11364.8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17.09">
                <text:p>717.09</text:p>
              </table:table-cell>
              <table:table-cell office:value-type="float" office:value="11858.19">
                <text:p>11858.1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17.28">
                <text:p>717.28</text:p>
              </table:table-cell>
              <table:table-cell office:value-type="float" office:value="12548.13">
                <text:p>12548.1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17.48">
                <text:p>717.48</text:p>
              </table:table-cell>
              <table:table-cell office:value-type="float" office:value="9944.94">
                <text:p>9944.9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17.67">
                <text:p>717.67</text:p>
              </table:table-cell>
              <table:table-cell office:value-type="float" office:value="14643.43">
                <text:p>14643.4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17.86">
                <text:p>717.86</text:p>
              </table:table-cell>
              <table:table-cell office:value-type="float" office:value="10638.52">
                <text:p>10638.5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18.06">
                <text:p>718.06</text:p>
              </table:table-cell>
              <table:table-cell office:value-type="float" office:value="21005.79">
                <text:p>21005.7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18.25">
                <text:p>718.25</text:p>
              </table:table-cell>
              <table:table-cell office:value-type="float" office:value="9200.39">
                <text:p>9200.3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18.44">
                <text:p>718.44</text:p>
              </table:table-cell>
              <table:table-cell office:value-type="float" office:value="13556.64">
                <text:p>13556.6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18.64">
                <text:p>718.64</text:p>
              </table:table-cell>
              <table:table-cell office:value-type="float" office:value="8969.19">
                <text:p>8969.1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18.83">
                <text:p>718.83</text:p>
              </table:table-cell>
              <table:table-cell office:value-type="float" office:value="11406.73">
                <text:p>11406.7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19.02">
                <text:p>719.02</text:p>
              </table:table-cell>
              <table:table-cell office:value-type="float" office:value="21628.37">
                <text:p>21628.3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19.21">
                <text:p>719.21</text:p>
              </table:table-cell>
              <table:table-cell office:value-type="float" office:value="15060.31">
                <text:p>15060.3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19.41">
                <text:p>719.41</text:p>
              </table:table-cell>
              <table:table-cell office:value-type="float" office:value="10775.05">
                <text:p>10775.0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19.6">
                <text:p>719.6</text:p>
              </table:table-cell>
              <table:table-cell office:value-type="float" office:value="9114.83">
                <text:p>9114.8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19.79">
                <text:p>719.79</text:p>
              </table:table-cell>
              <table:table-cell office:value-type="float" office:value="8687.03">
                <text:p>8687.0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19.99">
                <text:p>719.99</text:p>
              </table:table-cell>
              <table:table-cell office:value-type="float" office:value="11594.23">
                <text:p>11594.2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20.18">
                <text:p>720.18</text:p>
              </table:table-cell>
              <table:table-cell office:value-type="float" office:value="9393.35">
                <text:p>9393.3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20.37">
                <text:p>720.37</text:p>
              </table:table-cell>
              <table:table-cell office:value-type="float" office:value="16944.44">
                <text:p>16944.4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20.57">
                <text:p>720.57</text:p>
              </table:table-cell>
              <table:table-cell office:value-type="float" office:value="15839.45">
                <text:p>15839.4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20.76">
                <text:p>720.76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20.95">
                <text:p>720.95</text:p>
              </table:table-cell>
              <table:table-cell office:value-type="float" office:value="14292.09">
                <text:p>14292.0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21.14">
                <text:p>721.14</text:p>
              </table:table-cell>
              <table:table-cell office:value-type="float" office:value="14738.09">
                <text:p>14738.0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21.34">
                <text:p>721.34</text:p>
              </table:table-cell>
              <table:table-cell office:value-type="float" office:value="16860.7">
                <text:p>16860.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21.53">
                <text:p>721.53</text:p>
              </table:table-cell>
              <table:table-cell office:value-type="float" office:value="11951.04">
                <text:p>11951.0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21.72">
                <text:p>721.72</text:p>
              </table:table-cell>
              <table:table-cell office:value-type="float" office:value="12431.63">
                <text:p>12431.6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21.92">
                <text:p>721.92</text:p>
              </table:table-cell>
              <table:table-cell office:value-type="float" office:value="17330.37">
                <text:p>17330.3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22.11">
                <text:p>722.11</text:p>
              </table:table-cell>
              <table:table-cell office:value-type="float" office:value="11170.08">
                <text:p>11170.0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22.3">
                <text:p>722.3</text:p>
              </table:table-cell>
              <table:table-cell office:value-type="float" office:value="9446.14">
                <text:p>9446.1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22.49">
                <text:p>722.49</text:p>
              </table:table-cell>
              <table:table-cell office:value-type="float" office:value="7201.57">
                <text:p>7201.5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22.69">
                <text:p>722.69</text:p>
              </table:table-cell>
              <table:table-cell office:value-type="float" office:value="12142.18">
                <text:p>12142.1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22.88">
                <text:p>722.88</text:p>
              </table:table-cell>
              <table:table-cell office:value-type="float" office:value="10729.54">
                <text:p>10729.5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23.07">
                <text:p>723.07</text:p>
              </table:table-cell>
              <table:table-cell office:value-type="float" office:value="6573.52">
                <text:p>6573.5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23.26">
                <text:p>723.26</text:p>
              </table:table-cell>
              <table:table-cell office:value-type="float" office:value="15207.76">
                <text:p>15207.7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23.46">
                <text:p>723.46</text:p>
              </table:table-cell>
              <table:table-cell office:value-type="float" office:value="14931.06">
                <text:p>14931.0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23.65">
                <text:p>723.65</text:p>
              </table:table-cell>
              <table:table-cell office:value-type="float" office:value="10751.38">
                <text:p>10751.3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23.84">
                <text:p>723.84</text:p>
              </table:table-cell>
              <table:table-cell office:value-type="float" office:value="9134.85">
                <text:p>9134.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24.03">
                <text:p>724.03</text:p>
              </table:table-cell>
              <table:table-cell office:value-type="float" office:value="13858.83">
                <text:p>13858.8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24.23">
                <text:p>724.23</text:p>
              </table:table-cell>
              <table:table-cell office:value-type="float" office:value="14665.28">
                <text:p>14665.2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24.42">
                <text:p>724.42</text:p>
              </table:table-cell>
              <table:table-cell office:value-type="float" office:value="16223.55">
                <text:p>16223.5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24.61">
                <text:p>724.61</text:p>
              </table:table-cell>
              <table:table-cell office:value-type="float" office:value="12074.82">
                <text:p>12074.8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24.81">
                <text:p>724.81</text:p>
              </table:table-cell>
              <table:table-cell office:value-type="float" office:value="8193.7">
                <text:p>8193.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25">
                <text:p>725</text:p>
              </table:table-cell>
              <table:table-cell office:value-type="float" office:value="5452.15">
                <text:p>5452.1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25.19">
                <text:p>725.19</text:p>
              </table:table-cell>
              <table:table-cell office:value-type="float" office:value="5838.08">
                <text:p>5838.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25.38">
                <text:p>725.38</text:p>
              </table:table-cell>
              <table:table-cell office:value-type="float" office:value="14015.39">
                <text:p>14015.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25.58">
                <text:p>725.58</text:p>
              </table:table-cell>
              <table:table-cell office:value-type="float" office:value="11852.73">
                <text:p>11852.7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25.77">
                <text:p>725.77</text:p>
              </table:table-cell>
              <table:table-cell office:value-type="float" office:value="14348.52">
                <text:p>14348.5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25.96">
                <text:p>725.96</text:p>
              </table:table-cell>
              <table:table-cell office:value-type="float" office:value="17090.07">
                <text:p>17090.0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26.15">
                <text:p>726.15</text:p>
              </table:table-cell>
              <table:table-cell office:value-type="float" office:value="15329.73">
                <text:p>15329.7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26.35">
                <text:p>726.35</text:p>
              </table:table-cell>
              <table:table-cell office:value-type="float" office:value="16984.49">
                <text:p>16984.4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26.54">
                <text:p>726.54</text:p>
              </table:table-cell>
              <table:table-cell office:value-type="float" office:value="8206.44">
                <text:p>8206.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26.73">
                <text:p>726.73</text:p>
              </table:table-cell>
              <table:table-cell office:value-type="float" office:value="7214.31">
                <text:p>7214.3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6.92">
                <text:p>726.92</text:p>
              </table:table-cell>
              <table:table-cell office:value-type="float" office:value="7638.47">
                <text:p>7638.4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27.11">
                <text:p>727.11</text:p>
              </table:table-cell>
              <table:table-cell office:value-type="float" office:value="13875.22">
                <text:p>13875.2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27.31">
                <text:p>727.31</text:p>
              </table:table-cell>
              <table:table-cell office:value-type="float" office:value="22835.31">
                <text:p>22835.3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27.5">
                <text:p>727.5</text:p>
              </table:table-cell>
              <table:table-cell office:value-type="float" office:value="11656.13">
                <text:p>11656.1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27.69">
                <text:p>727.69</text:p>
              </table:table-cell>
              <table:table-cell office:value-type="float" office:value="11548.72">
                <text:p>11548.7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27.88">
                <text:p>727.88</text:p>
              </table:table-cell>
              <table:table-cell office:value-type="float" office:value="6737.36">
                <text:p>6737.3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728.08">
                <text:p>728.08</text:p>
              </table:table-cell>
              <table:table-cell office:value-type="float" office:value="24835.94">
                <text:p>24835.9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28.27">
                <text:p>728.27</text:p>
              </table:table-cell>
              <table:table-cell office:value-type="float" office:value="10796.89">
                <text:p>10796.8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28.46">
                <text:p>728.46</text:p>
              </table:table-cell>
              <table:table-cell office:value-type="float" office:value="7691.26">
                <text:p>7691.2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28.65">
                <text:p>728.65</text:p>
              </table:table-cell>
              <table:table-cell office:value-type="float" office:value="10709.51">
                <text:p>10709.5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28.85">
                <text:p>728.85</text:p>
              </table:table-cell>
              <table:table-cell office:value-type="float" office:value="19837.08">
                <text:p>19837.0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29.04">
                <text:p>729.04</text:p>
              </table:table-cell>
              <table:table-cell office:value-type="float" office:value="12626.41">
                <text:p>12626.4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29.23">
                <text:p>729.23</text:p>
              </table:table-cell>
              <table:table-cell office:value-type="float" office:value="8075.37">
                <text:p>8075.3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29.42">
                <text:p>729.42</text:p>
              </table:table-cell>
              <table:table-cell office:value-type="float" office:value="7276.21">
                <text:p>7276.2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29.61">
                <text:p>729.61</text:p>
              </table:table-cell>
              <table:table-cell office:value-type="float" office:value="13647.66">
                <text:p>13647.6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29.81">
                <text:p>729.81</text:p>
              </table:table-cell>
              <table:table-cell office:value-type="float" office:value="15107.64">
                <text:p>15107.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30">
                <text:p>730</text:p>
              </table:table-cell>
              <table:table-cell office:value-type="float" office:value="7562.01">
                <text:p>7562.0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30.19">
                <text:p>730.19</text:p>
              </table:table-cell>
              <table:table-cell office:value-type="float" office:value="20590.73">
                <text:p>20590.7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30.38">
                <text:p>730.38</text:p>
              </table:table-cell>
              <table:table-cell office:value-type="float" office:value="12606.39">
                <text:p>12606.3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30.58">
                <text:p>730.58</text:p>
              </table:table-cell>
              <table:table-cell office:value-type="float" office:value="10643.98">
                <text:p>10643.9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30.77">
                <text:p>730.77</text:p>
              </table:table-cell>
              <table:table-cell office:value-type="float" office:value="19826.16">
                <text:p>19826.1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30.96">
                <text:p>730.96</text:p>
              </table:table-cell>
              <table:table-cell office:value-type="float" office:value="15535.44">
                <text:p>15535.4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31.15">
                <text:p>731.15</text:p>
              </table:table-cell>
              <table:table-cell office:value-type="float" office:value="16634.97">
                <text:p>16634.9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31.34">
                <text:p>731.34</text:p>
              </table:table-cell>
              <table:table-cell office:value-type="float" office:value="14195.61">
                <text:p>14195.6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31.54">
                <text:p>731.54</text:p>
              </table:table-cell>
              <table:table-cell office:value-type="float" office:value="6711.88">
                <text:p>6711.8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31.73">
                <text:p>731.73</text:p>
              </table:table-cell>
              <table:table-cell office:value-type="float" office:value="6841.13">
                <text:p>6841.1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31.92">
                <text:p>731.92</text:p>
              </table:table-cell>
              <table:table-cell office:value-type="float" office:value="19653.22">
                <text:p>19653.2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32.11">
                <text:p>732.11</text:p>
              </table:table-cell>
              <table:table-cell office:value-type="float" office:value="11778.1">
                <text:p>11778.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32.3">
                <text:p>732.3</text:p>
              </table:table-cell>
              <table:table-cell office:value-type="float" office:value="9644.57">
                <text:p>9644.5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32.5">
                <text:p>732.5</text:p>
              </table:table-cell>
              <table:table-cell office:value-type="float" office:value="8586.91">
                <text:p>8586.9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32.69">
                <text:p>732.69</text:p>
              </table:table-cell>
              <table:table-cell office:value-type="float" office:value="10640.34">
                <text:p>10640.3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32.88">
                <text:p>732.88</text:p>
              </table:table-cell>
              <table:table-cell office:value-type="float" office:value="19664.14">
                <text:p>19664.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33.07">
                <text:p>733.07</text:p>
              </table:table-cell>
              <table:table-cell office:value-type="float" office:value="6433.35">
                <text:p>6433.3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33.26">
                <text:p>733.26</text:p>
              </table:table-cell>
              <table:table-cell office:value-type="float" office:value="8596.01">
                <text:p>8596.0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33.46">
                <text:p>733.46</text:p>
              </table:table-cell>
              <table:table-cell office:value-type="float" office:value="16041.51">
                <text:p>16041.5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33.65">
                <text:p>733.65</text:p>
              </table:table-cell>
              <table:table-cell office:value-type="float" office:value="17042.74">
                <text:p>17042.7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33.84">
                <text:p>733.84</text:p>
              </table:table-cell>
              <table:table-cell office:value-type="float" office:value="13127.02">
                <text:p>13127.0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34.03">
                <text:p>734.03</text:p>
              </table:table-cell>
              <table:table-cell office:value-type="float" office:value="8171.85">
                <text:p>8171.8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34.22">
                <text:p>734.22</text:p>
              </table:table-cell>
              <table:table-cell office:value-type="float" office:value="13826.06">
                <text:p>13826.0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34.42">
                <text:p>734.42</text:p>
              </table:table-cell>
              <table:table-cell office:value-type="float" office:value="9329.64">
                <text:p>9329.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34.61">
                <text:p>734.61</text:p>
              </table:table-cell>
              <table:table-cell office:value-type="float" office:value="9842.99">
                <text:p>9842.9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34.8">
                <text:p>734.8</text:p>
              </table:table-cell>
              <table:table-cell office:value-type="float" office:value="12176.77">
                <text:p>12176.7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34.99">
                <text:p>734.99</text:p>
              </table:table-cell>
              <table:table-cell office:value-type="float" office:value="10005.01">
                <text:p>10005.0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35.18">
                <text:p>735.18</text:p>
              </table:table-cell>
              <table:table-cell office:value-type="float" office:value="10545.67">
                <text:p>10545.6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35.37">
                <text:p>735.37</text:p>
              </table:table-cell>
              <table:table-cell office:value-type="float" office:value="9568.11">
                <text:p>9568.1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35.57">
                <text:p>735.57</text:p>
              </table:table-cell>
              <table:table-cell office:value-type="float" office:value="23148.42">
                <text:p>23148.4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35.76">
                <text:p>735.76</text:p>
              </table:table-cell>
              <table:table-cell office:value-type="float" office:value="15387.98">
                <text:p>15387.9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35.95">
                <text:p>735.95</text:p>
              </table:table-cell>
              <table:table-cell office:value-type="float" office:value="17217.5">
                <text:p>17217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36.14">
                <text:p>736.14</text:p>
              </table:table-cell>
              <table:table-cell office:value-type="float" office:value="13429.21">
                <text:p>13429.2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36.33">
                <text:p>736.33</text:p>
              </table:table-cell>
              <table:table-cell office:value-type="float" office:value="8568.7">
                <text:p>8568.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36.52">
                <text:p>736.52</text:p>
              </table:table-cell>
              <table:table-cell office:value-type="float" office:value="10390.94">
                <text:p>10390.9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36.72">
                <text:p>736.72</text:p>
              </table:table-cell>
              <table:table-cell office:value-type="float" office:value="13933.47">
                <text:p>13933.4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36.91">
                <text:p>736.91</text:p>
              </table:table-cell>
              <table:table-cell office:value-type="float" office:value="9347.84">
                <text:p>9347.8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37.1">
                <text:p>737.1</text:p>
              </table:table-cell>
              <table:table-cell office:value-type="float" office:value="23465.17">
                <text:p>23465.1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37.29">
                <text:p>737.29</text:p>
              </table:table-cell>
              <table:table-cell office:value-type="float" office:value="10349.07">
                <text:p>10349.0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37.48">
                <text:p>737.48</text:p>
              </table:table-cell>
              <table:table-cell office:value-type="float" office:value="15136.76">
                <text:p>15136.7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37.67">
                <text:p>737.67</text:p>
              </table:table-cell>
              <table:table-cell office:value-type="float" office:value="25553.19">
                <text:p>25553.1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37.87">
                <text:p>737.87</text:p>
              </table:table-cell>
              <table:table-cell office:value-type="float" office:value="7343.56">
                <text:p>7343.5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38.06">
                <text:p>738.06</text:p>
              </table:table-cell>
              <table:table-cell office:value-type="float" office:value="21348.03">
                <text:p>21348.0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38.25">
                <text:p>738.25</text:p>
              </table:table-cell>
              <table:table-cell office:value-type="float" office:value="18593.74">
                <text:p>18593.7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38.44">
                <text:p>738.44</text:p>
              </table:table-cell>
              <table:table-cell office:value-type="float" office:value="10982.57">
                <text:p>10982.5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38.63">
                <text:p>738.63</text:p>
              </table:table-cell>
              <table:table-cell office:value-type="float" office:value="5453.97">
                <text:p>5453.9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38.82">
                <text:p>738.82</text:p>
              </table:table-cell>
              <table:table-cell office:value-type="float" office:value="11168.26">
                <text:p>11168.2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39.01">
                <text:p>739.01</text:p>
              </table:table-cell>
              <table:table-cell office:value-type="float" office:value="19068.86">
                <text:p>19068.8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39.21">
                <text:p>739.21</text:p>
              </table:table-cell>
              <table:table-cell office:value-type="float" office:value="17051.84">
                <text:p>17051.8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39.4">
                <text:p>739.4</text:p>
              </table:table-cell>
              <table:table-cell office:value-type="float" office:value="9054.75">
                <text:p>9054.7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39.59">
                <text:p>739.59</text:p>
              </table:table-cell>
              <table:table-cell office:value-type="float" office:value="15413.47">
                <text:p>15413.4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39.78">
                <text:p>739.78</text:p>
              </table:table-cell>
              <table:table-cell office:value-type="float" office:value="11654.31">
                <text:p>11654.3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39.97">
                <text:p>739.97</text:p>
              </table:table-cell>
              <table:table-cell office:value-type="float" office:value="21482.74">
                <text:p>21482.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40.16">
                <text:p>740.16</text:p>
              </table:table-cell>
              <table:table-cell office:value-type="float" office:value="14355.81">
                <text:p>14355.8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40.35">
                <text:p>740.35</text:p>
              </table:table-cell>
              <table:table-cell office:value-type="float" office:value="10895.19">
                <text:p>10895.1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40.55">
                <text:p>740.55</text:p>
              </table:table-cell>
              <table:table-cell office:value-type="float" office:value="16764.22">
                <text:p>16764.2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40.74">
                <text:p>740.74</text:p>
              </table:table-cell>
              <table:table-cell office:value-type="float" office:value="11789.02">
                <text:p>11789.0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40.93">
                <text:p>740.93</text:p>
              </table:table-cell>
              <table:table-cell office:value-type="float" office:value="7083.24">
                <text:p>7083.2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41.12">
                <text:p>741.12</text:p>
              </table:table-cell>
              <table:table-cell office:value-type="float" office:value="11450.42">
                <text:p>11450.4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41.31">
                <text:p>741.31</text:p>
              </table:table-cell>
              <table:table-cell office:value-type="float" office:value="10054.16">
                <text:p>10054.1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41.5">
                <text:p>741.5</text:p>
              </table:table-cell>
              <table:table-cell office:value-type="float" office:value="10884.27">
                <text:p>10884.2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41.69">
                <text:p>741.69</text:p>
              </table:table-cell>
              <table:table-cell office:value-type="float" office:value="24129.62">
                <text:p>24129.6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41.89">
                <text:p>741.89</text:p>
              </table:table-cell>
              <table:table-cell office:value-type="float" office:value="9187.64">
                <text:p>9187.6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42.08">
                <text:p>742.08</text:p>
              </table:table-cell>
              <table:table-cell office:value-type="float" office:value="20410.51">
                <text:p>20410.5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42.27">
                <text:p>742.27</text:p>
              </table:table-cell>
              <table:table-cell office:value-type="float" office:value="10638.52">
                <text:p>10638.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42.46">
                <text:p>742.46</text:p>
              </table:table-cell>
              <table:table-cell office:value-type="float" office:value="14949.26">
                <text:p>14949.2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42.65">
                <text:p>742.65</text:p>
              </table:table-cell>
              <table:table-cell office:value-type="float" office:value="11559.65">
                <text:p>11559.6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42.84">
                <text:p>742.84</text:p>
              </table:table-cell>
              <table:table-cell office:value-type="float" office:value="11541.44">
                <text:p>11541.4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43.03">
                <text:p>743.03</text:p>
              </table:table-cell>
              <table:table-cell office:value-type="float" office:value="14505.08">
                <text:p>14505.0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43.22">
                <text:p>743.22</text:p>
              </table:table-cell>
              <table:table-cell office:value-type="float" office:value="7907.89">
                <text:p>7907.8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43.41">
                <text:p>743.41</text:p>
              </table:table-cell>
              <table:table-cell office:value-type="float" office:value="20809.18">
                <text:p>20809.1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3.61">
                <text:p>743.61</text:p>
              </table:table-cell>
              <table:table-cell office:value-type="float" office:value="8619.67">
                <text:p>8619.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43.8">
                <text:p>743.8</text:p>
              </table:table-cell>
              <table:table-cell office:value-type="float" office:value="8727.08">
                <text:p>8727.0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43.99">
                <text:p>743.99</text:p>
              </table:table-cell>
              <table:table-cell office:value-type="float" office:value="10123.34">
                <text:p>10123.3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44.18">
                <text:p>744.18</text:p>
              </table:table-cell>
              <table:table-cell office:value-type="float" office:value="21784.93">
                <text:p>21784.9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44.37">
                <text:p>744.37</text:p>
              </table:table-cell>
              <table:table-cell office:value-type="float" office:value="12249.58">
                <text:p>12249.5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44.56">
                <text:p>744.56</text:p>
              </table:table-cell>
              <table:table-cell office:value-type="float" office:value="7456.43">
                <text:p>7456.4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44.75">
                <text:p>744.75</text:p>
              </table:table-cell>
              <table:table-cell office:value-type="float" office:value="23787.38">
                <text:p>23787.3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44.94">
                <text:p>744.94</text:p>
              </table:table-cell>
              <table:table-cell office:value-type="float" office:value="8015.29">
                <text:p>8015.2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45.13">
                <text:p>745.13</text:p>
              </table:table-cell>
              <table:table-cell office:value-type="float" office:value="14181.05">
                <text:p>14181.0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45.33">
                <text:p>745.33</text:p>
              </table:table-cell>
              <table:table-cell office:value-type="float" office:value="9660.95">
                <text:p>9660.9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45.52">
                <text:p>745.52</text:p>
              </table:table-cell>
              <table:table-cell office:value-type="float" office:value="12673.74">
                <text:p>12673.7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45.71">
                <text:p>745.71</text:p>
              </table:table-cell>
              <table:table-cell office:value-type="float" office:value="8299.28">
                <text:p>8299.2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45.9">
                <text:p>745.9</text:p>
              </table:table-cell>
              <table:table-cell office:value-type="float" office:value="11049.93">
                <text:p>11049.9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46.09">
                <text:p>746.09</text:p>
              </table:table-cell>
              <table:table-cell office:value-type="float" office:value="17645.3">
                <text:p>17645.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46.28">
                <text:p>746.28</text:p>
              </table:table-cell>
              <table:table-cell office:value-type="float" office:value="6795.62">
                <text:p>6795.6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46.47">
                <text:p>746.47</text:p>
              </table:table-cell>
              <table:table-cell office:value-type="float" office:value="7724.03">
                <text:p>7724.0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46.66">
                <text:p>746.66</text:p>
              </table:table-cell>
              <table:table-cell office:value-type="float" office:value="11634.28">
                <text:p>11634.2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46.85">
                <text:p>746.85</text:p>
              </table:table-cell>
              <table:table-cell office:value-type="float" office:value="5026.17">
                <text:p>5026.1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47.04">
                <text:p>747.04</text:p>
              </table:table-cell>
              <table:table-cell office:value-type="float" office:value="20938.43">
                <text:p>20938.4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47.23">
                <text:p>747.23</text:p>
              </table:table-cell>
              <table:table-cell office:value-type="float" office:value="19895.33">
                <text:p>19895.3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47.43">
                <text:p>747.43</text:p>
              </table:table-cell>
              <table:table-cell office:value-type="float" office:value="9014.7">
                <text:p>9014.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47.62">
                <text:p>747.62</text:p>
              </table:table-cell>
              <table:table-cell office:value-type="float" office:value="11515.96">
                <text:p>11515.9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47.81">
                <text:p>747.81</text:p>
              </table:table-cell>
              <table:table-cell office:value-type="float" office:value="7598.42">
                <text:p>7598.4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48">
                <text:p>748</text:p>
              </table:table-cell>
              <table:table-cell office:value-type="float" office:value="18460.85">
                <text:p>18460.8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48.19">
                <text:p>748.19</text:p>
              </table:table-cell>
              <table:table-cell office:value-type="float" office:value="16403.77">
                <text:p>16403.7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48.38">
                <text:p>748.38</text:p>
              </table:table-cell>
              <table:table-cell office:value-type="float" office:value="8561.42">
                <text:p>8561.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48.57">
                <text:p>748.57</text:p>
              </table:table-cell>
              <table:table-cell office:value-type="float" office:value="7057.76">
                <text:p>7057.7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48.76">
                <text:p>748.76</text:p>
              </table:table-cell>
              <table:table-cell office:value-type="float" office:value="13028.72">
                <text:p>13028.7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48.95">
                <text:p>748.95</text:p>
              </table:table-cell>
              <table:table-cell office:value-type="float" office:value="7236.16">
                <text:p>7236.1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49.14">
                <text:p>749.14</text:p>
              </table:table-cell>
              <table:table-cell office:value-type="float" office:value="13625.82">
                <text:p>13625.8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49.33">
                <text:p>749.33</text:p>
              </table:table-cell>
              <table:table-cell office:value-type="float" office:value="13765.99">
                <text:p>13765.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49.52">
                <text:p>749.52</text:p>
              </table:table-cell>
              <table:table-cell office:value-type="float" office:value="13207.12">
                <text:p>13207.1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49.71">
                <text:p>749.71</text:p>
              </table:table-cell>
              <table:table-cell office:value-type="float" office:value="9553.55">
                <text:p>9553.5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49.9">
                <text:p>749.9</text:p>
              </table:table-cell>
              <table:table-cell office:value-type="float" office:value="19416.56">
                <text:p>19416.5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50.1">
                <text:p>750.1</text:p>
              </table:table-cell>
              <table:table-cell office:value-type="float" office:value="11512.32">
                <text:p>11512.3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50.29">
                <text:p>750.29</text:p>
              </table:table-cell>
              <table:table-cell office:value-type="float" office:value="11057.21">
                <text:p>11057.2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50.48">
                <text:p>750.48</text:p>
              </table:table-cell>
              <table:table-cell office:value-type="float" office:value="12012.93">
                <text:p>12012.9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50.67">
                <text:p>750.67</text:p>
              </table:table-cell>
              <table:table-cell office:value-type="float" office:value="6331.41">
                <text:p>6331.4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50.86">
                <text:p>750.86</text:p>
              </table:table-cell>
              <table:table-cell office:value-type="float" office:value="12773.86">
                <text:p>12773.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51.05">
                <text:p>751.05</text:p>
              </table:table-cell>
              <table:table-cell office:value-type="float" office:value="15526.33">
                <text:p>15526.3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51.24">
                <text:p>751.24</text:p>
              </table:table-cell>
              <table:table-cell office:value-type="float" office:value="21264.29">
                <text:p>21264.2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51.43">
                <text:p>751.43</text:p>
              </table:table-cell>
              <table:table-cell office:value-type="float" office:value="25174.54">
                <text:p>25174.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51.62">
                <text:p>751.62</text:p>
              </table:table-cell>
              <table:table-cell office:value-type="float" office:value="7278.03">
                <text:p>7278.0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51.81">
                <text:p>751.81</text:p>
              </table:table-cell>
              <table:table-cell office:value-type="float" office:value="10108.77">
                <text:p>10108.7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52">
                <text:p>752</text:p>
              </table:table-cell>
              <table:table-cell office:value-type="float" office:value="22138.09">
                <text:p>22138.0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52.19">
                <text:p>752.19</text:p>
              </table:table-cell>
              <table:table-cell office:value-type="float" office:value="29774.74">
                <text:p>29774.7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52.38">
                <text:p>752.38</text:p>
              </table:table-cell>
              <table:table-cell office:value-type="float" office:value="7010.42">
                <text:p>7010.4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52.57">
                <text:p>752.57</text:p>
              </table:table-cell>
              <table:table-cell office:value-type="float" office:value="13312.71">
                <text:p>13312.7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52.76">
                <text:p>752.76</text:p>
              </table:table-cell>
              <table:table-cell office:value-type="float" office:value="12617.31">
                <text:p>12617.3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52.95">
                <text:p>752.95</text:p>
              </table:table-cell>
              <table:table-cell office:value-type="float" office:value="10820.56">
                <text:p>10820.5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53.14">
                <text:p>753.14</text:p>
              </table:table-cell>
              <table:table-cell office:value-type="float" office:value="7146.96">
                <text:p>7146.9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3.33">
                <text:p>753.33</text:p>
              </table:table-cell>
              <table:table-cell office:value-type="float" office:value="14627.05">
                <text:p>14627.0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53.52">
                <text:p>753.52</text:p>
              </table:table-cell>
              <table:table-cell office:value-type="float" office:value="13207.12">
                <text:p>13207.1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53.71">
                <text:p>753.71</text:p>
              </table:table-cell>
              <table:table-cell office:value-type="float" office:value="19706.01">
                <text:p>19706.0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53.9">
                <text:p>753.9</text:p>
              </table:table-cell>
              <table:table-cell office:value-type="float" office:value="11379.42">
                <text:p>11379.4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54.1">
                <text:p>754.1</text:p>
              </table:table-cell>
              <table:table-cell office:value-type="float" office:value="9318.71">
                <text:p>9318.7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54.29">
                <text:p>754.29</text:p>
              </table:table-cell>
              <table:table-cell office:value-type="float" office:value="9346.02">
                <text:p>9346.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54.48">
                <text:p>754.48</text:p>
              </table:table-cell>
              <table:table-cell office:value-type="float" office:value="16494.8">
                <text:p>16494.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54.67">
                <text:p>754.67</text:p>
              </table:table-cell>
              <table:table-cell office:value-type="float" office:value="16107.05">
                <text:p>16107.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4.86">
                <text:p>754.86</text:p>
              </table:table-cell>
              <table:table-cell office:value-type="float" office:value="15684.71">
                <text:p>15684.7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55.05">
                <text:p>755.05</text:p>
              </table:table-cell>
              <table:table-cell office:value-type="float" office:value="23385.07">
                <text:p>23385.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55.24">
                <text:p>755.24</text:p>
              </table:table-cell>
              <table:table-cell office:value-type="float" office:value="14738.09">
                <text:p>14738.0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55.43">
                <text:p>755.43</text:p>
              </table:table-cell>
              <table:table-cell office:value-type="float" office:value="8974.65">
                <text:p>8974.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5.62">
                <text:p>755.62</text:p>
              </table:table-cell>
              <table:table-cell office:value-type="float" office:value="14951.08">
                <text:p>14951.0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5.81">
                <text:p>755.81</text:p>
              </table:table-cell>
              <table:table-cell office:value-type="float" office:value="5628.73">
                <text:p>5628.7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56">
                <text:p>756</text:p>
              </table:table-cell>
              <table:table-cell office:value-type="float" office:value="24014.94">
                <text:p>24014.9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6.19">
                <text:p>756.19</text:p>
              </table:table-cell>
              <table:table-cell office:value-type="float" office:value="8628.78">
                <text:p>8628.7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56.38">
                <text:p>756.38</text:p>
              </table:table-cell>
              <table:table-cell office:value-type="float" office:value="11324.81">
                <text:p>11324.8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6.57">
                <text:p>756.57</text:p>
              </table:table-cell>
              <table:table-cell office:value-type="float" office:value="20530.66">
                <text:p>20530.6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56.76">
                <text:p>756.76</text:p>
              </table:table-cell>
              <table:table-cell office:value-type="float" office:value="6020.12">
                <text:p>6020.1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56.95">
                <text:p>756.95</text:p>
              </table:table-cell>
              <table:table-cell office:value-type="float" office:value="12247.76">
                <text:p>12247.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7.14">
                <text:p>757.14</text:p>
              </table:table-cell>
              <table:table-cell office:value-type="float" office:value="5217.31">
                <text:p>5217.3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7.33">
                <text:p>757.33</text:p>
              </table:table-cell>
              <table:table-cell office:value-type="float" office:value="10290.82">
                <text:p>10290.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57.52">
                <text:p>757.52</text:p>
              </table:table-cell>
              <table:table-cell office:value-type="float" office:value="12977.75">
                <text:p>12977.7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7.71">
                <text:p>757.71</text:p>
              </table:table-cell>
              <table:table-cell office:value-type="float" office:value="18127.71">
                <text:p>18127.7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57.9">
                <text:p>757.9</text:p>
              </table:table-cell>
              <table:table-cell office:value-type="float" office:value="7028.63">
                <text:p>7028.6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58.09">
                <text:p>758.09</text:p>
              </table:table-cell>
              <table:table-cell office:value-type="float" office:value="11208.31">
                <text:p>11208.3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58.28">
                <text:p>758.28</text:p>
              </table:table-cell>
              <table:table-cell office:value-type="float" office:value="9670.05">
                <text:p>9670.0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58.47">
                <text:p>758.47</text:p>
              </table:table-cell>
              <table:table-cell office:value-type="float" office:value="10596.65">
                <text:p>10596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58.66">
                <text:p>758.66</text:p>
              </table:table-cell>
              <table:table-cell office:value-type="float" office:value="9200.39">
                <text:p>9200.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58.85">
                <text:p>758.85</text:p>
              </table:table-cell>
              <table:table-cell office:value-type="float" office:value="13658.59">
                <text:p>13658.5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9.04">
                <text:p>759.04</text:p>
              </table:table-cell>
              <table:table-cell office:value-type="float" office:value="14215.63">
                <text:p>14215.6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59.23">
                <text:p>759.23</text:p>
              </table:table-cell>
              <table:table-cell office:value-type="float" office:value="17151.97">
                <text:p>17151.9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59.42">
                <text:p>759.42</text:p>
              </table:table-cell>
              <table:table-cell office:value-type="float" office:value="13218.05">
                <text:p>13218.0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59.61">
                <text:p>759.61</text:p>
              </table:table-cell>
              <table:table-cell office:value-type="float" office:value="18826.75">
                <text:p>18826.7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59.8">
                <text:p>759.8</text:p>
              </table:table-cell>
              <table:table-cell office:value-type="float" office:value="7327.18">
                <text:p>7327.1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59.99">
                <text:p>759.99</text:p>
              </table:table-cell>
              <table:table-cell office:value-type="float" office:value="17366.78">
                <text:p>17366.7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60.18">
                <text:p>760.18</text:p>
              </table:table-cell>
              <table:table-cell office:value-type="float" office:value="12664.64">
                <text:p>12664.6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60.37">
                <text:p>760.37</text:p>
              </table:table-cell>
              <table:table-cell office:value-type="float" office:value="15934.11">
                <text:p>15934.1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60.56">
                <text:p>760.56</text:p>
              </table:table-cell>
              <table:table-cell office:value-type="float" office:value="5566.83">
                <text:p>5566.8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60.75">
                <text:p>760.75</text:p>
              </table:table-cell>
              <table:table-cell office:value-type="float" office:value="12335.14">
                <text:p>12335.1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60.94">
                <text:p>760.94</text:p>
              </table:table-cell>
              <table:table-cell office:value-type="float" office:value="26139.36">
                <text:p>26139.3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61.13">
                <text:p>761.13</text:p>
              </table:table-cell>
              <table:table-cell office:value-type="float" office:value="11171.9">
                <text:p>11171.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61.32">
                <text:p>761.32</text:p>
              </table:table-cell>
              <table:table-cell office:value-type="float" office:value="16451.11">
                <text:p>16451.1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61.51">
                <text:p>761.51</text:p>
              </table:table-cell>
              <table:table-cell office:value-type="float" office:value="6923.04">
                <text:p>6923.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61.69">
                <text:p>761.69</text:p>
              </table:table-cell>
              <table:table-cell office:value-type="float" office:value="13780.55">
                <text:p>13780.5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61.88">
                <text:p>761.88</text:p>
              </table:table-cell>
              <table:table-cell office:value-type="float" office:value="14035.41">
                <text:p>14035.4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62.07">
                <text:p>762.07</text:p>
              </table:table-cell>
              <table:table-cell office:value-type="float" office:value="8876.35">
                <text:p>8876.3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62.26">
                <text:p>762.26</text:p>
              </table:table-cell>
              <table:table-cell office:value-type="float" office:value="8179.13">
                <text:p>8179.1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62.45">
                <text:p>762.45</text:p>
              </table:table-cell>
              <table:table-cell office:value-type="float" office:value="9628.18">
                <text:p>9628.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62.64">
                <text:p>762.64</text:p>
              </table:table-cell>
              <table:table-cell office:value-type="float" office:value="7006.78">
                <text:p>7006.7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62.83">
                <text:p>762.83</text:p>
              </table:table-cell>
              <table:table-cell office:value-type="float" office:value="10684.03">
                <text:p>10684.0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63.02">
                <text:p>763.02</text:p>
              </table:table-cell>
              <table:table-cell office:value-type="float" office:value="17561.56">
                <text:p>17561.5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63.21">
                <text:p>763.21</text:p>
              </table:table-cell>
              <table:table-cell office:value-type="float" office:value="9660.95">
                <text:p>9660.9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63.4">
                <text:p>763.4</text:p>
              </table:table-cell>
              <table:table-cell office:value-type="float" office:value="9327.82">
                <text:p>9327.8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63.59">
                <text:p>763.59</text:p>
              </table:table-cell>
              <table:table-cell office:value-type="float" office:value="7975.25">
                <text:p>7975.2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63.78">
                <text:p>763.78</text:p>
              </table:table-cell>
              <table:table-cell office:value-type="float" office:value="8173.67">
                <text:p>8173.6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63.97">
                <text:p>763.97</text:p>
              </table:table-cell>
              <table:table-cell office:value-type="float" office:value="10046.88">
                <text:p>10046.8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64.16">
                <text:p>764.16</text:p>
              </table:table-cell>
              <table:table-cell office:value-type="float" office:value="8545.04">
                <text:p>8545.0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64.35">
                <text:p>764.35</text:p>
              </table:table-cell>
              <table:table-cell office:value-type="float" office:value="5909.07">
                <text:p>5909.0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64.54">
                <text:p>764.54</text:p>
              </table:table-cell>
              <table:table-cell office:value-type="float" office:value="13786.02">
                <text:p>13786.0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64.73">
                <text:p>764.73</text:p>
              </table:table-cell>
              <table:table-cell office:value-type="float" office:value="7937.02">
                <text:p>7937.0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64.92">
                <text:p>764.92</text:p>
              </table:table-cell>
              <table:table-cell office:value-type="float" office:value="8261.05">
                <text:p>8261.0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65.11">
                <text:p>765.11</text:p>
              </table:table-cell>
              <table:table-cell office:value-type="float" office:value="12417.06">
                <text:p>12417.0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65.3">
                <text:p>765.3</text:p>
              </table:table-cell>
              <table:table-cell office:value-type="float" office:value="11581.49">
                <text:p>11581.4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65.49">
                <text:p>765.49</text:p>
              </table:table-cell>
              <table:table-cell office:value-type="float" office:value="10046.88">
                <text:p>10046.8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65.68">
                <text:p>765.68</text:p>
              </table:table-cell>
              <table:table-cell office:value-type="float" office:value="15730.22">
                <text:p>15730.2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65.86">
                <text:p>765.86</text:p>
              </table:table-cell>
              <table:table-cell office:value-type="float" office:value="9812.05">
                <text:p>9812.0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66.05">
                <text:p>766.05</text:p>
              </table:table-cell>
              <table:table-cell office:value-type="float" office:value="10010.47">
                <text:p>10010.4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766.24">
                <text:p>766.24</text:p>
              </table:table-cell>
              <table:table-cell office:value-type="float" office:value="19145.32">
                <text:p>19145.3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66.43">
                <text:p>766.43</text:p>
              </table:table-cell>
              <table:table-cell office:value-type="float" office:value="10762.3">
                <text:p>10762.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66.62">
                <text:p>766.62</text:p>
              </table:table-cell>
              <table:table-cell office:value-type="float" office:value="6755.57">
                <text:p>6755.5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66.81">
                <text:p>766.81</text:p>
              </table:table-cell>
              <table:table-cell office:value-type="float" office:value="18468.13">
                <text:p>18468.1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67">
                <text:p>767</text:p>
              </table:table-cell>
              <table:table-cell office:value-type="float" office:value="13813.32">
                <text:p>13813.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67.19">
                <text:p>767.19</text:p>
              </table:table-cell>
              <table:table-cell office:value-type="float" office:value="9224.05">
                <text:p>9224.0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767.38">
                <text:p>767.38</text:p>
              </table:table-cell>
              <table:table-cell office:value-type="float" office:value="16139.81">
                <text:p>16139.8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67.57">
                <text:p>767.57</text:p>
              </table:table-cell>
              <table:table-cell office:value-type="float" office:value="20894.74">
                <text:p>20894.7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67.76">
                <text:p>767.76</text:p>
              </table:table-cell>
              <table:table-cell office:value-type="float" office:value="8958.27">
                <text:p>8958.2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67.95">
                <text:p>767.95</text:p>
              </table:table-cell>
              <table:table-cell office:value-type="float" office:value="7075.96">
                <text:p>7075.9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68.14">
                <text:p>768.14</text:p>
              </table:table-cell>
              <table:table-cell office:value-type="float" office:value="6688.21">
                <text:p>6688.2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68.33">
                <text:p>768.33</text:p>
              </table:table-cell>
              <table:table-cell office:value-type="float" office:value="21733.95">
                <text:p>21733.9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68.51">
                <text:p>768.51</text:p>
              </table:table-cell>
              <table:table-cell office:value-type="float" office:value="11898.24">
                <text:p>11898.2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68.7">
                <text:p>768.7</text:p>
              </table:table-cell>
              <table:table-cell office:value-type="float" office:value="7066.86">
                <text:p>7066.8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768.89">
                <text:p>768.89</text:p>
              </table:table-cell>
              <table:table-cell office:value-type="float" office:value="12999.6">
                <text:p>12999.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69.08">
                <text:p>769.08</text:p>
              </table:table-cell>
              <table:table-cell office:value-type="float" office:value="16192.61">
                <text:p>16192.6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69.27">
                <text:p>769.27</text:p>
              </table:table-cell>
              <table:table-cell office:value-type="float" office:value="20557.97">
                <text:p>20557.9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69.46">
                <text:p>769.46</text:p>
              </table:table-cell>
              <table:table-cell office:value-type="float" office:value="12316.94">
                <text:p>12316.9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69.65">
                <text:p>769.65</text:p>
              </table:table-cell>
              <table:table-cell office:value-type="float" office:value="26707.33">
                <text:p>26707.3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69.84">
                <text:p>769.84</text:p>
              </table:table-cell>
              <table:table-cell office:value-type="float" office:value="14133.72">
                <text:p>14133.7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70.03">
                <text:p>770.03</text:p>
              </table:table-cell>
              <table:table-cell office:value-type="float" office:value="9087.52">
                <text:p>9087.5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70.22">
                <text:p>770.22</text:p>
              </table:table-cell>
              <table:table-cell office:value-type="float" office:value="12473.5">
                <text:p>12473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70.4">
                <text:p>770.4</text:p>
              </table:table-cell>
              <table:table-cell office:value-type="float" office:value="8998.32">
                <text:p>8998.3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70.59">
                <text:p>770.59</text:p>
              </table:table-cell>
              <table:table-cell office:value-type="float" office:value="9635.47">
                <text:p>9635.4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70.78">
                <text:p>770.78</text:p>
              </table:table-cell>
              <table:table-cell office:value-type="float" office:value="13134.31">
                <text:p>13134.3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70.97">
                <text:p>770.97</text:p>
              </table:table-cell>
              <table:table-cell office:value-type="float" office:value="13957.13">
                <text:p>13957.1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71.16">
                <text:p>771.16</text:p>
              </table:table-cell>
              <table:table-cell office:value-type="float" office:value="7006.78">
                <text:p>7006.7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71.35">
                <text:p>771.35</text:p>
              </table:table-cell>
              <table:table-cell office:value-type="float" office:value="11714.38">
                <text:p>11714.3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71.54">
                <text:p>771.54</text:p>
              </table:table-cell>
              <table:table-cell office:value-type="float" office:value="8887.27">
                <text:p>8887.2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71.73">
                <text:p>771.73</text:p>
              </table:table-cell>
              <table:table-cell office:value-type="float" office:value="10088.75">
                <text:p>10088.7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71.92">
                <text:p>771.92</text:p>
              </table:table-cell>
              <table:table-cell office:value-type="float" office:value="10929.78">
                <text:p>10929.7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72.11">
                <text:p>772.11</text:p>
              </table:table-cell>
              <table:table-cell office:value-type="float" office:value="10267.15">
                <text:p>10267.1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72.29">
                <text:p>772.29</text:p>
              </table:table-cell>
              <table:table-cell office:value-type="float" office:value="13361.86">
                <text:p>13361.8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772.48">
                <text:p>772.48</text:p>
              </table:table-cell>
              <table:table-cell office:value-type="float" office:value="12735.64">
                <text:p>12735.6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772.67">
                <text:p>772.67</text:p>
              </table:table-cell>
              <table:table-cell office:value-type="float" office:value="7906.07">
                <text:p>7906.0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772.86">
                <text:p>772.86</text:p>
              </table:table-cell>
              <table:table-cell office:value-type="float" office:value="7605.7">
                <text:p>7605.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73.05">
                <text:p>773.05</text:p>
              </table:table-cell>
              <table:table-cell office:value-type="float" office:value="6493.43">
                <text:p>6493.4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73.24">
                <text:p>773.24</text:p>
              </table:table-cell>
              <table:table-cell office:value-type="float" office:value="16141.63">
                <text:p>16141.6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73.43">
                <text:p>773.43</text:p>
              </table:table-cell>
              <table:table-cell office:value-type="float" office:value="12892.19">
                <text:p>12892.1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73.62">
                <text:p>773.62</text:p>
              </table:table-cell>
              <table:table-cell office:value-type="float" office:value="15981.44">
                <text:p>15981.4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73.8">
                <text:p>773.8</text:p>
              </table:table-cell>
              <table:table-cell office:value-type="float" office:value="7765.9">
                <text:p>7765.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73.99">
                <text:p>773.99</text:p>
              </table:table-cell>
              <table:table-cell office:value-type="float" office:value="8921.86">
                <text:p>8921.8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74.18">
                <text:p>774.18</text:p>
              </table:table-cell>
              <table:table-cell office:value-type="float" office:value="15504.49">
                <text:p>15504.4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74.37">
                <text:p>774.37</text:p>
              </table:table-cell>
              <table:table-cell office:value-type="float" office:value="11830.89">
                <text:p>11830.8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74.56">
                <text:p>774.56</text:p>
              </table:table-cell>
              <table:table-cell office:value-type="float" office:value="10021.39">
                <text:p>10021.3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74.75">
                <text:p>774.75</text:p>
              </table:table-cell>
              <table:table-cell office:value-type="float" office:value="12293.27">
                <text:p>12293.2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74.94">
                <text:p>774.94</text:p>
              </table:table-cell>
              <table:table-cell office:value-type="float" office:value="13476.54">
                <text:p>13476.5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75.13">
                <text:p>775.13</text:p>
              </table:table-cell>
              <table:table-cell office:value-type="float" office:value="11792.66">
                <text:p>11792.6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75.31">
                <text:p>775.31</text:p>
              </table:table-cell>
              <table:table-cell office:value-type="float" office:value="14435.9">
                <text:p>14435.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75.5">
                <text:p>775.5</text:p>
              </table:table-cell>
              <table:table-cell office:value-type="float" office:value="10006.83">
                <text:p>10006.8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75.69">
                <text:p>775.69</text:p>
              </table:table-cell>
              <table:table-cell office:value-type="float" office:value="10205.26">
                <text:p>10205.26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75.88">
                <text:p>775.88</text:p>
              </table:table-cell>
              <table:table-cell office:value-type="float" office:value="20088.3">
                <text:p>20088.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76.07">
                <text:p>776.07</text:p>
              </table:table-cell>
              <table:table-cell office:value-type="float" office:value="9802.94">
                <text:p>9802.9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6.26">
                <text:p>776.26</text:p>
              </table:table-cell>
              <table:table-cell office:value-type="float" office:value="13110.64">
                <text:p>13110.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76.45">
                <text:p>776.45</text:p>
              </table:table-cell>
              <table:table-cell office:value-type="float" office:value="9338.74">
                <text:p>9338.7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76.63">
                <text:p>776.63</text:p>
              </table:table-cell>
              <table:table-cell office:value-type="float" office:value="9548.09">
                <text:p>9548.0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76.82">
                <text:p>776.82</text:p>
              </table:table-cell>
              <table:table-cell office:value-type="float" office:value="10818.74">
                <text:p>10818.7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77.01">
                <text:p>777.01</text:p>
              </table:table-cell>
              <table:table-cell office:value-type="float" office:value="12943.16">
                <text:p>12943.1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77.2">
                <text:p>777.2</text:p>
              </table:table-cell>
              <table:table-cell office:value-type="float" office:value="8461.3">
                <text:p>8461.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77.39">
                <text:p>777.39</text:p>
              </table:table-cell>
              <table:table-cell office:value-type="float" office:value="12579.08">
                <text:p>12579.0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77.58">
                <text:p>777.58</text:p>
              </table:table-cell>
              <table:table-cell office:value-type="float" office:value="11803.58">
                <text:p>11803.5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77.76">
                <text:p>777.76</text:p>
              </table:table-cell>
              <table:table-cell office:value-type="float" office:value="18267.88">
                <text:p>18267.8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77.95">
                <text:p>777.95</text:p>
              </table:table-cell>
              <table:table-cell office:value-type="float" office:value="11330.27">
                <text:p>11330.2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78.14">
                <text:p>778.14</text:p>
              </table:table-cell>
              <table:table-cell office:value-type="float" office:value="8772.59">
                <text:p>8772.5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78.33">
                <text:p>778.33</text:p>
              </table:table-cell>
              <table:table-cell office:value-type="float" office:value="12114.87">
                <text:p>12114.8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78.52">
                <text:p>778.52</text:p>
              </table:table-cell>
              <table:table-cell office:value-type="float" office:value="9107.54">
                <text:p>9107.5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78.71">
                <text:p>778.71</text:p>
              </table:table-cell>
              <table:table-cell office:value-type="float" office:value="9804.76">
                <text:p>9804.7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78.89">
                <text:p>778.89</text:p>
              </table:table-cell>
              <table:table-cell office:value-type="float" office:value="11184.64">
                <text:p>11184.6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79.08">
                <text:p>779.08</text:p>
              </table:table-cell>
              <table:table-cell office:value-type="float" office:value="15537.26">
                <text:p>15537.2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79.27">
                <text:p>779.27</text:p>
              </table:table-cell>
              <table:table-cell office:value-type="float" office:value="9795.66">
                <text:p>9795.6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79.46">
                <text:p>779.46</text:p>
              </table:table-cell>
              <table:table-cell office:value-type="float" office:value="14323.04">
                <text:p>14323.0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79.65">
                <text:p>779.65</text:p>
              </table:table-cell>
              <table:table-cell office:value-type="float" office:value="28360.27">
                <text:p>28360.2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79.84">
                <text:p>779.84</text:p>
              </table:table-cell>
              <table:table-cell office:value-type="float" office:value="26945.81">
                <text:p>26945.8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80.02">
                <text:p>780.02</text:p>
              </table:table-cell>
              <table:table-cell office:value-type="float" office:value="13390.98">
                <text:p>13390.9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80.21">
                <text:p>780.21</text:p>
              </table:table-cell>
              <table:table-cell office:value-type="float" office:value="9699.18">
                <text:p>9699.1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80.4">
                <text:p>780.4</text:p>
              </table:table-cell>
              <table:table-cell office:value-type="float" office:value="14235.66">
                <text:p>14235.6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80.59">
                <text:p>780.59</text:p>
              </table:table-cell>
              <table:table-cell office:value-type="float" office:value="13787.84">
                <text:p>13787.8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80.78">
                <text:p>780.78</text:p>
              </table:table-cell>
              <table:table-cell office:value-type="float" office:value="9471.63">
                <text:p>9471.6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80.96">
                <text:p>780.96</text:p>
              </table:table-cell>
              <table:table-cell office:value-type="float" office:value="13208.94">
                <text:p>13208.9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81.15">
                <text:p>781.15</text:p>
              </table:table-cell>
              <table:table-cell office:value-type="float" office:value="8532.29">
                <text:p>8532.2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81.34">
                <text:p>781.34</text:p>
              </table:table-cell>
              <table:table-cell office:value-type="float" office:value="9455.24">
                <text:p>9455.2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81.53">
                <text:p>781.53</text:p>
              </table:table-cell>
              <table:table-cell office:value-type="float" office:value="10250.77">
                <text:p>10250.7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81.72">
                <text:p>781.72</text:p>
              </table:table-cell>
              <table:table-cell office:value-type="float" office:value="14004.47">
                <text:p>14004.4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81.91">
                <text:p>781.91</text:p>
              </table:table-cell>
              <table:table-cell office:value-type="float" office:value="6923.04">
                <text:p>6923.0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82.09">
                <text:p>782.09</text:p>
              </table:table-cell>
              <table:table-cell office:value-type="float" office:value="10876.99">
                <text:p>10876.9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82.28">
                <text:p>782.28</text:p>
              </table:table-cell>
              <table:table-cell office:value-type="float" office:value="13008.7">
                <text:p>13008.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82.47">
                <text:p>782.47</text:p>
              </table:table-cell>
              <table:table-cell office:value-type="float" office:value="25411.2">
                <text:p>25411.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82.66">
                <text:p>782.66</text:p>
              </table:table-cell>
              <table:table-cell office:value-type="float" office:value="12202.25">
                <text:p>12202.2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82.85">
                <text:p>782.85</text:p>
              </table:table-cell>
              <table:table-cell office:value-type="float" office:value="9597.24">
                <text:p>9597.2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83.03">
                <text:p>783.03</text:p>
              </table:table-cell>
              <table:table-cell office:value-type="float" office:value="17439.59">
                <text:p>17439.5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83.22">
                <text:p>783.22</text:p>
              </table:table-cell>
              <table:table-cell office:value-type="float" office:value="16210.81">
                <text:p>16210.8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83.41">
                <text:p>783.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83.6">
                <text:p>783.6</text:p>
              </table:table-cell>
              <table:table-cell office:value-type="float" office:value="19620.45">
                <text:p>19620.4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83.79">
                <text:p>783.7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83.97">
                <text:p>783.97</text:p>
              </table:table-cell>
              <table:table-cell office:value-type="float" office:value="12959.55">
                <text:p>12959.5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84.16">
                <text:p>784.16</text:p>
              </table:table-cell>
              <table:table-cell office:value-type="float" office:value="18810.37">
                <text:p>18810.3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84.35">
                <text:p>784.35</text:p>
              </table:table-cell>
              <table:table-cell office:value-type="float" office:value="11856.37">
                <text:p>11856.3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84.54">
                <text:p>784.54</text:p>
              </table:table-cell>
              <table:table-cell office:value-type="float" office:value="21979.71">
                <text:p>21979.7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84.72">
                <text:p>784.72</text:p>
              </table:table-cell>
              <table:table-cell office:value-type="float" office:value="10926.14">
                <text:p>10926.1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84.91">
                <text:p>784.91</text:p>
              </table:table-cell>
              <table:table-cell office:value-type="float" office:value="11392.17">
                <text:p>11392.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85.1">
                <text:p>785.1</text:p>
              </table:table-cell>
              <table:table-cell office:value-type="float" office:value="11905.52">
                <text:p>11905.5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85.29">
                <text:p>785.29</text:p>
              </table:table-cell>
              <table:table-cell office:value-type="float" office:value="12498.98">
                <text:p>12498.9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85.48">
                <text:p>785.48</text:p>
              </table:table-cell>
              <table:table-cell office:value-type="float" office:value="17714.47">
                <text:p>17714.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85.66">
                <text:p>785.66</text:p>
              </table:table-cell>
              <table:table-cell office:value-type="float" office:value="7014.07">
                <text:p>7014.0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85.85">
                <text:p>785.85</text:p>
              </table:table-cell>
              <table:table-cell office:value-type="float" office:value="13167.07">
                <text:p>13167.0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86.04">
                <text:p>786.04</text:p>
              </table:table-cell>
              <table:table-cell office:value-type="float" office:value="20119.24">
                <text:p>20119.2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86.23">
                <text:p>786.23</text:p>
              </table:table-cell>
              <table:table-cell office:value-type="float" office:value="16835.21">
                <text:p>16835.2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86.41">
                <text:p>786.41</text:p>
              </table:table-cell>
              <table:table-cell office:value-type="float" office:value="9595.42">
                <text:p>9595.4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86.6">
                <text:p>786.6</text:p>
              </table:table-cell>
              <table:table-cell office:value-type="float" office:value="15296.96">
                <text:p>15296.9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86.79">
                <text:p>786.79</text:p>
              </table:table-cell>
              <table:table-cell office:value-type="float" office:value="7287.13">
                <text:p>7287.1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86.98">
                <text:p>786.98</text:p>
              </table:table-cell>
              <table:table-cell office:value-type="float" office:value="13807.86">
                <text:p>13807.8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87.16">
                <text:p>787.16</text:p>
              </table:table-cell>
              <table:table-cell office:value-type="float" office:value="14785.42">
                <text:p>14785.4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87.35">
                <text:p>787.35</text:p>
              </table:table-cell>
              <table:table-cell office:value-type="float" office:value="12863.06">
                <text:p>12863.0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87.54">
                <text:p>787.54</text:p>
              </table:table-cell>
              <table:table-cell office:value-type="float" office:value="7631.19">
                <text:p>7631.1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87.73">
                <text:p>787.73</text:p>
              </table:table-cell>
              <table:table-cell office:value-type="float" office:value="16050.61">
                <text:p>16050.6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87.92">
                <text:p>787.92</text:p>
              </table:table-cell>
              <table:table-cell office:value-type="float" office:value="12608.21">
                <text:p>12608.2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88.1">
                <text:p>788.1</text:p>
              </table:table-cell>
              <table:table-cell office:value-type="float" office:value="12682.84">
                <text:p>12682.8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88.29">
                <text:p>788.29</text:p>
              </table:table-cell>
              <table:table-cell office:value-type="float" office:value="6619.04">
                <text:p>6619.0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88.48">
                <text:p>788.48</text:p>
              </table:table-cell>
              <table:table-cell office:value-type="float" office:value="9852.1">
                <text:p>9852.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88.67">
                <text:p>788.67</text:p>
              </table:table-cell>
              <table:table-cell office:value-type="float" office:value="11064.49">
                <text:p>11064.4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88.85">
                <text:p>788.85</text:p>
              </table:table-cell>
              <table:table-cell office:value-type="float" office:value="14963.82">
                <text:p>14963.8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89.04">
                <text:p>789.04</text:p>
              </table:table-cell>
              <table:table-cell office:value-type="float" office:value="12446.19">
                <text:p>12446.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89.23">
                <text:p>789.23</text:p>
              </table:table-cell>
              <table:table-cell office:value-type="float" office:value="21315.26">
                <text:p>21315.2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89.42">
                <text:p>789.42</text:p>
              </table:table-cell>
              <table:table-cell office:value-type="float" office:value="11699.82">
                <text:p>11699.8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89.6">
                <text:p>789.6</text:p>
              </table:table-cell>
              <table:table-cell office:value-type="float" office:value="9653.67">
                <text:p>9653.6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89.79">
                <text:p>789.79</text:p>
              </table:table-cell>
              <table:table-cell office:value-type="float" office:value="18466.31">
                <text:p>18466.3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89.98">
                <text:p>789.98</text:p>
              </table:table-cell>
              <table:table-cell office:value-type="float" office:value="12260.51">
                <text:p>12260.5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90.17">
                <text:p>790.17</text:p>
              </table:table-cell>
              <table:table-cell office:value-type="float" office:value="7978.89">
                <text:p>7978.8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90.35">
                <text:p>790.35</text:p>
              </table:table-cell>
              <table:table-cell office:value-type="float" office:value="9810.23">
                <text:p>9810.2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90.54">
                <text:p>790.54</text:p>
              </table:table-cell>
              <table:table-cell office:value-type="float" office:value="6507.99">
                <text:p>6507.9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90.73">
                <text:p>790.73</text:p>
              </table:table-cell>
              <table:table-cell office:value-type="float" office:value="12801.17">
                <text:p>12801.1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90.91">
                <text:p>790.91</text:p>
              </table:table-cell>
              <table:table-cell office:value-type="float" office:value="12941.34">
                <text:p>12941.3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91.1">
                <text:p>791.1</text:p>
              </table:table-cell>
              <table:table-cell office:value-type="float" office:value="17716.3">
                <text:p>17716.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91.29">
                <text:p>791.29</text:p>
              </table:table-cell>
              <table:table-cell office:value-type="float" office:value="17241.17">
                <text:p>17241.1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91.48">
                <text:p>791.48</text:p>
              </table:table-cell>
              <table:table-cell office:value-type="float" office:value="13591.23">
                <text:p>13591.2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91.66">
                <text:p>791.66</text:p>
              </table:table-cell>
              <table:table-cell office:value-type="float" office:value="14610.66">
                <text:p>14610.6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91.85">
                <text:p>791.85</text:p>
              </table:table-cell>
              <table:table-cell office:value-type="float" office:value="16090.66">
                <text:p>16090.6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92.04">
                <text:p>792.04</text:p>
              </table:table-cell>
              <table:table-cell office:value-type="float" office:value="9517.14">
                <text:p>9517.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92.23">
                <text:p>792.23</text:p>
              </table:table-cell>
              <table:table-cell office:value-type="float" office:value="11308.43">
                <text:p>11308.4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92.41">
                <text:p>792.41</text:p>
              </table:table-cell>
              <table:table-cell office:value-type="float" office:value="15347.93">
                <text:p>15347.9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92.6">
                <text:p>792.6</text:p>
              </table:table-cell>
              <table:table-cell office:value-type="float" office:value="11789.02">
                <text:p>11789.0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92.79">
                <text:p>792.79</text:p>
              </table:table-cell>
              <table:table-cell office:value-type="float" office:value="17308.52">
                <text:p>17308.5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92.97">
                <text:p>792.97</text:p>
              </table:table-cell>
              <table:table-cell office:value-type="float" office:value="20490.61">
                <text:p>20490.6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93.16">
                <text:p>793.16</text:p>
              </table:table-cell>
              <table:table-cell office:value-type="float" office:value="11293.86">
                <text:p>11293.8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93.35">
                <text:p>793.35</text:p>
              </table:table-cell>
              <table:table-cell office:value-type="float" office:value="6562.6">
                <text:p>6562.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93.54">
                <text:p>793.54</text:p>
              </table:table-cell>
              <table:table-cell office:value-type="float" office:value="10066.9">
                <text:p>10066.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93.72">
                <text:p>793.72</text:p>
              </table:table-cell>
              <table:table-cell office:value-type="float" office:value="11718.02">
                <text:p>11718.0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93.91">
                <text:p>793.91</text:p>
              </table:table-cell>
              <table:table-cell office:value-type="float" office:value="7092.34">
                <text:p>7092.3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94.1">
                <text:p>794.1</text:p>
              </table:table-cell>
              <table:table-cell office:value-type="float" office:value="12522.65">
                <text:p>12522.6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94.28">
                <text:p>794.28</text:p>
              </table:table-cell>
              <table:table-cell office:value-type="float" office:value="7312.61">
                <text:p>7312.6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94.47">
                <text:p>794.47</text:p>
              </table:table-cell>
              <table:table-cell office:value-type="float" office:value="16744.19">
                <text:p>16744.1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94.66">
                <text:p>794.66</text:p>
              </table:table-cell>
              <table:table-cell office:value-type="float" office:value="14892.83">
                <text:p>14892.8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94.84">
                <text:p>794.84</text:p>
              </table:table-cell>
              <table:table-cell office:value-type="float" office:value="9881.22">
                <text:p>9881.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95.03">
                <text:p>795.03</text:p>
              </table:table-cell>
              <table:table-cell office:value-type="float" office:value="13190.74">
                <text:p>13190.7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95.22">
                <text:p>795.22</text:p>
              </table:table-cell>
              <table:table-cell office:value-type="float" office:value="13758.71">
                <text:p>13758.7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95.41">
                <text:p>795.41</text:p>
              </table:table-cell>
              <table:table-cell office:value-type="float" office:value="15548.18">
                <text:p>15548.1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95.59">
                <text:p>795.59</text:p>
              </table:table-cell>
              <table:table-cell office:value-type="float" office:value="17002.69">
                <text:p>17002.6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95.78">
                <text:p>795.78</text:p>
              </table:table-cell>
              <table:table-cell office:value-type="float" office:value="31292.96">
                <text:p>31292.9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95.97">
                <text:p>795.97</text:p>
              </table:table-cell>
              <table:table-cell office:value-type="float" office:value="13230.79">
                <text:p>13230.7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96.15">
                <text:p>796.15</text:p>
              </table:table-cell>
              <table:table-cell office:value-type="float" office:value="11011.7">
                <text:p>11011.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96.34">
                <text:p>796.34</text:p>
              </table:table-cell>
              <table:table-cell office:value-type="float" office:value="14343.06">
                <text:p>14343.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96.53">
                <text:p>796.53</text:p>
              </table:table-cell>
              <table:table-cell office:value-type="float" office:value="10671.28">
                <text:p>10671.2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96.71">
                <text:p>796.71</text:p>
              </table:table-cell>
              <table:table-cell office:value-type="float" office:value="8399.4">
                <text:p>8399.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96.9">
                <text:p>796.9</text:p>
              </table:table-cell>
              <table:table-cell office:value-type="float" office:value="16150.74">
                <text:p>16150.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97.09">
                <text:p>797.09</text:p>
              </table:table-cell>
              <table:table-cell office:value-type="float" office:value="7230.7">
                <text:p>7230.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97.27">
                <text:p>797.27</text:p>
              </table:table-cell>
              <table:table-cell office:value-type="float" office:value="9293.23">
                <text:p>9293.2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97.46">
                <text:p>797.46</text:p>
              </table:table-cell>
              <table:table-cell office:value-type="float" office:value="21255.18">
                <text:p>21255.1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97.65">
                <text:p>797.65</text:p>
              </table:table-cell>
              <table:table-cell office:value-type="float" office:value="9182.18">
                <text:p>9182.1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97.83">
                <text:p>797.83</text:p>
              </table:table-cell>
              <table:table-cell office:value-type="float" office:value="13130.67">
                <text:p>13130.6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98.02">
                <text:p>798.02</text:p>
              </table:table-cell>
              <table:table-cell office:value-type="float" office:value="9782.92">
                <text:p>9782.9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98.21">
                <text:p>798.21</text:p>
              </table:table-cell>
              <table:table-cell office:value-type="float" office:value="8650.62">
                <text:p>8650.6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98.39">
                <text:p>798.39</text:p>
              </table:table-cell>
              <table:table-cell office:value-type="float" office:value="6265.87">
                <text:p>6265.8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98.58">
                <text:p>798.58</text:p>
              </table:table-cell>
              <table:table-cell office:value-type="float" office:value="9096.62">
                <text:p>9096.6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98.77">
                <text:p>798.77</text:p>
              </table:table-cell>
              <table:table-cell office:value-type="float" office:value="13447.42">
                <text:p>13447.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98.95">
                <text:p>798.95</text:p>
              </table:table-cell>
              <table:table-cell office:value-type="float" office:value="9245.9">
                <text:p>9245.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99.14">
                <text:p>799.14</text:p>
              </table:table-cell>
              <table:table-cell office:value-type="float" office:value="10765.94">
                <text:p>10765.9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99.33">
                <text:p>799.33</text:p>
              </table:table-cell>
              <table:table-cell office:value-type="float" office:value="10068.72">
                <text:p>10068.7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99.51">
                <text:p>799.51</text:p>
              </table:table-cell>
              <table:table-cell office:value-type="float" office:value="17619.81">
                <text:p>17619.8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99.7">
                <text:p>799.7</text:p>
              </table:table-cell>
              <table:table-cell office:value-type="float" office:value="11011.7">
                <text:p>11011.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99.89">
                <text:p>799.89</text:p>
              </table:table-cell>
              <table:table-cell office:value-type="float" office:value="7310.79">
                <text:p>7310.7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00.07">
                <text:p>800.07</text:p>
              </table:table-cell>
              <table:table-cell office:value-type="float" office:value="10900.66">
                <text:p>10900.6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00.26">
                <text:p>800.26</text:p>
              </table:table-cell>
              <table:table-cell office:value-type="float" office:value="11241.07">
                <text:p>11241.0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00.45">
                <text:p>800.45</text:p>
              </table:table-cell>
              <table:table-cell office:value-type="float" office:value="13014.16">
                <text:p>13014.1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00.63">
                <text:p>800.63</text:p>
              </table:table-cell>
              <table:table-cell office:value-type="float" office:value="11113.64">
                <text:p>11113.6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00.82">
                <text:p>800.82</text:p>
              </table:table-cell>
              <table:table-cell office:value-type="float" office:value="9169.44">
                <text:p>9169.4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01.01">
                <text:p>801.01</text:p>
              </table:table-cell>
              <table:table-cell office:value-type="float" office:value="13372.78">
                <text:p>13372.7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01.19">
                <text:p>801.19</text:p>
              </table:table-cell>
              <table:table-cell office:value-type="float" office:value="10554.78">
                <text:p>10554.7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01.38">
                <text:p>801.38</text:p>
              </table:table-cell>
              <table:table-cell office:value-type="float" office:value="16547.59">
                <text:p>16547.5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01.57">
                <text:p>801.57</text:p>
              </table:table-cell>
              <table:table-cell office:value-type="float" office:value="18369.82">
                <text:p>18369.8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01.75">
                <text:p>801.75</text:p>
              </table:table-cell>
              <table:table-cell office:value-type="float" office:value="8581.44">
                <text:p>8581.4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01.94">
                <text:p>801.94</text:p>
              </table:table-cell>
              <table:table-cell office:value-type="float" office:value="10170.67">
                <text:p>10170.6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02.13">
                <text:p>802.13</text:p>
              </table:table-cell>
              <table:table-cell office:value-type="float" office:value="15253.27">
                <text:p>15253.2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02.31">
                <text:p>802.31</text:p>
              </table:table-cell>
              <table:table-cell office:value-type="float" office:value="11994.73">
                <text:p>11994.7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02.5">
                <text:p>802.5</text:p>
              </table:table-cell>
              <table:table-cell office:value-type="float" office:value="8579.62">
                <text:p>8579.6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02.68">
                <text:p>802.68</text:p>
              </table:table-cell>
              <table:table-cell office:value-type="float" office:value="16334.6">
                <text:p>16334.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02.87">
                <text:p>802.87</text:p>
              </table:table-cell>
              <table:table-cell office:value-type="float" office:value="22553.14">
                <text:p>22553.1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03.06">
                <text:p>803.06</text:p>
              </table:table-cell>
              <table:table-cell office:value-type="float" office:value="13969.88">
                <text:p>13969.8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03.24">
                <text:p>803.24</text:p>
              </table:table-cell>
              <table:table-cell office:value-type="float" office:value="13421.93">
                <text:p>13421.9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803.43">
                <text:p>803.43</text:p>
              </table:table-cell>
              <table:table-cell office:value-type="float" office:value="11943.75">
                <text:p>11943.7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03.62">
                <text:p>803.62</text:p>
              </table:table-cell>
              <table:table-cell office:value-type="float" office:value="23361.41">
                <text:p>23361.4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803.8">
                <text:p>803.8</text:p>
              </table:table-cell>
              <table:table-cell office:value-type="float" office:value="11557.83">
                <text:p>11557.8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803.99">
                <text:p>803.99</text:p>
              </table:table-cell>
              <table:table-cell office:value-type="float" office:value="8825.38">
                <text:p>8825.3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04.17">
                <text:p>804.17</text:p>
              </table:table-cell>
              <table:table-cell office:value-type="float" office:value="15526.33">
                <text:p>15526.3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04.36">
                <text:p>804.36</text:p>
              </table:table-cell>
              <table:table-cell office:value-type="float" office:value="16979.03">
                <text:p>16979.0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04.55">
                <text:p>804.55</text:p>
              </table:table-cell>
              <table:table-cell office:value-type="float" office:value="13037.82">
                <text:p>13037.8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804.73">
                <text:p>804.73</text:p>
              </table:table-cell>
              <table:table-cell office:value-type="float" office:value="13181.64">
                <text:p>13181.6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04.92">
                <text:p>804.92</text:p>
              </table:table-cell>
              <table:table-cell office:value-type="float" office:value="10376.38">
                <text:p>10376.3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05.11">
                <text:p>805.11</text:p>
              </table:table-cell>
              <table:table-cell office:value-type="float" office:value="8441.27">
                <text:p>8441.2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805.29">
                <text:p>805.29</text:p>
              </table:table-cell>
              <table:table-cell office:value-type="float" office:value="8674.29">
                <text:p>8674.2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05.48">
                <text:p>805.48</text:p>
              </table:table-cell>
              <table:table-cell office:value-type="float" office:value="16203.53">
                <text:p>16203.5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05.66">
                <text:p>805.66</text:p>
              </table:table-cell>
              <table:table-cell office:value-type="float" office:value="20601.66">
                <text:p>20601.6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05.85">
                <text:p>805.85</text:p>
              </table:table-cell>
              <table:table-cell office:value-type="float" office:value="11594.23">
                <text:p>11594.2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06.04">
                <text:p>806.04</text:p>
              </table:table-cell>
              <table:table-cell office:value-type="float" office:value="14960.18">
                <text:p>14960.1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806.22">
                <text:p>806.22</text:p>
              </table:table-cell>
              <table:table-cell office:value-type="float" office:value="15347.93">
                <text:p>15347.9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806.41">
                <text:p>806.41</text:p>
              </table:table-cell>
              <table:table-cell office:value-type="float" office:value="9202.21">
                <text:p>9202.2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806.59">
                <text:p>806.59</text:p>
              </table:table-cell>
              <table:table-cell office:value-type="float" office:value="8716.16">
                <text:p>8716.1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06.78">
                <text:p>806.78</text:p>
              </table:table-cell>
              <table:table-cell office:value-type="float" office:value="14987.49">
                <text:p>14987.4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06.97">
                <text:p>806.97</text:p>
              </table:table-cell>
              <table:table-cell office:value-type="float" office:value="15753.89">
                <text:p>15753.8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07.15">
                <text:p>807.15</text:p>
              </table:table-cell>
              <table:table-cell office:value-type="float" office:value="21344.39">
                <text:p>21344.3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807.34">
                <text:p>807.34</text:p>
              </table:table-cell>
              <table:table-cell office:value-type="float" office:value="10028.68">
                <text:p>10028.6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07.52">
                <text:p>807.52</text:p>
              </table:table-cell>
              <table:table-cell office:value-type="float" office:value="15056.67">
                <text:p>15056.6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07.71">
                <text:p>807.71</text:p>
              </table:table-cell>
              <table:table-cell office:value-type="float" office:value="10045.06">
                <text:p>10045.0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07.9">
                <text:p>807.9</text:p>
              </table:table-cell>
              <table:table-cell office:value-type="float" office:value="10179.77">
                <text:p>10179.7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808.08">
                <text:p>808.08</text:p>
              </table:table-cell>
              <table:table-cell office:value-type="float" office:value="9369.68">
                <text:p>9369.6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08.27">
                <text:p>808.27</text:p>
              </table:table-cell>
              <table:table-cell office:value-type="float" office:value="11870.94">
                <text:p>11870.9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08.45">
                <text:p>808.45</text:p>
              </table:table-cell>
              <table:table-cell office:value-type="float" office:value="13172.54">
                <text:p>13172.5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08.64">
                <text:p>808.64</text:p>
              </table:table-cell>
              <table:table-cell office:value-type="float" office:value="5739.77">
                <text:p>5739.7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08.82">
                <text:p>808.82</text:p>
              </table:table-cell>
              <table:table-cell office:value-type="float" office:value="16167.12">
                <text:p>16167.1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09.01">
                <text:p>809.01</text:p>
              </table:table-cell>
              <table:table-cell office:value-type="float" office:value="13319.99">
                <text:p>13319.9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809.2">
                <text:p>809.2</text:p>
              </table:table-cell>
              <table:table-cell office:value-type="float" office:value="6908.48">
                <text:p>6908.48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09.38">
                <text:p>809.38</text:p>
              </table:table-cell>
              <table:table-cell office:value-type="float" office:value="16691.4">
                <text:p>16691.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809.57">
                <text:p>809.57</text:p>
              </table:table-cell>
              <table:table-cell office:value-type="float" office:value="9349.66">
                <text:p>9349.6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09.75">
                <text:p>809.75</text:p>
              </table:table-cell>
              <table:table-cell office:value-type="float" office:value="7591.14">
                <text:p>7591.1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809.94">
                <text:p>809.94</text:p>
              </table:table-cell>
              <table:table-cell office:value-type="float" office:value="16933.52">
                <text:p>16933.5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10.13">
                <text:p>810.13</text:p>
              </table:table-cell>
              <table:table-cell office:value-type="float" office:value="18315.21">
                <text:p>18315.2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10.31">
                <text:p>810.31</text:p>
              </table:table-cell>
              <table:table-cell office:value-type="float" office:value="18704.78">
                <text:p>18704.7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0.5">
                <text:p>810.5</text:p>
              </table:table-cell>
              <table:table-cell office:value-type="float" office:value="11625.18">
                <text:p>11625.1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10.68">
                <text:p>810.68</text:p>
              </table:table-cell>
              <table:table-cell office:value-type="float" office:value="16103.41">
                <text:p>16103.4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10.87">
                <text:p>810.87</text:p>
              </table:table-cell>
              <table:table-cell office:value-type="float" office:value="18834.03">
                <text:p>18834.0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811.05">
                <text:p>811.05</text:p>
              </table:table-cell>
              <table:table-cell office:value-type="float" office:value="17814.6">
                <text:p>17814.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811.24">
                <text:p>811.24</text:p>
              </table:table-cell>
              <table:table-cell office:value-type="float" office:value="16261.78">
                <text:p>16261.7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811.42">
                <text:p>811.42</text:p>
              </table:table-cell>
              <table:table-cell office:value-type="float" office:value="11404.91">
                <text:p>11404.9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811.61">
                <text:p>811.61</text:p>
              </table:table-cell>
              <table:table-cell office:value-type="float" office:value="13585.77">
                <text:p>13585.7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11.8">
                <text:p>811.8</text:p>
              </table:table-cell>
              <table:table-cell office:value-type="float" office:value="16878.9">
                <text:p>16878.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11.98">
                <text:p>811.98</text:p>
              </table:table-cell>
              <table:table-cell office:value-type="float" office:value="13096.08">
                <text:p>13096.0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812.17">
                <text:p>812.17</text:p>
              </table:table-cell>
              <table:table-cell office:value-type="float" office:value="18220.55">
                <text:p>18220.5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812.35">
                <text:p>812.35</text:p>
              </table:table-cell>
              <table:table-cell office:value-type="float" office:value="12120.33">
                <text:p>12120.3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812.54">
                <text:p>812.54</text:p>
              </table:table-cell>
              <table:table-cell office:value-type="float" office:value="31922.83">
                <text:p>31922.8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812.72">
                <text:p>812.72</text:p>
              </table:table-cell>
              <table:table-cell office:value-type="float" office:value="9327.82">
                <text:p>9327.8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812.91">
                <text:p>812.91</text:p>
              </table:table-cell>
              <table:table-cell office:value-type="float" office:value="5373.87">
                <text:p>5373.8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813.09">
                <text:p>813.09</text:p>
              </table:table-cell>
              <table:table-cell office:value-type="float" office:value="10045.06">
                <text:p>10045.0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813.28">
                <text:p>813.28</text:p>
              </table:table-cell>
              <table:table-cell office:value-type="float" office:value="7223.41">
                <text:p>7223.4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813.47">
                <text:p>813.47</text:p>
              </table:table-cell>
              <table:table-cell office:value-type="float" office:value="17541.54">
                <text:p>17541.5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813.65">
                <text:p>813.65</text:p>
              </table:table-cell>
              <table:table-cell office:value-type="float" office:value="10309.02">
                <text:p>10309.0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813.84">
                <text:p>813.84</text:p>
              </table:table-cell>
              <table:table-cell office:value-type="float" office:value="12489.88">
                <text:p>12489.8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814.02">
                <text:p>814.02</text:p>
              </table:table-cell>
              <table:table-cell office:value-type="float" office:value="8222.82">
                <text:p>8222.8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814.21">
                <text:p>814.21</text:p>
              </table:table-cell>
              <table:table-cell office:value-type="float" office:value="8368.46">
                <text:p>8368.4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814.39">
                <text:p>814.39</text:p>
              </table:table-cell>
              <table:table-cell office:value-type="float" office:value="11080.88">
                <text:p>11080.8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814.58">
                <text:p>814.58</text:p>
              </table:table-cell>
              <table:table-cell office:value-type="float" office:value="11313.89">
                <text:p>11313.8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814.76">
                <text:p>814.76</text:p>
              </table:table-cell>
              <table:table-cell office:value-type="float" office:value="21679.34">
                <text:p>21679.3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814.95">
                <text:p>814.95</text:p>
              </table:table-cell>
              <table:table-cell office:value-type="float" office:value="11572.39">
                <text:p>11572.3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815.13">
                <text:p>815.13</text:p>
              </table:table-cell>
              <table:table-cell office:value-type="float" office:value="8628.78">
                <text:p>8628.7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815.32">
                <text:p>815.32</text:p>
              </table:table-cell>
              <table:table-cell office:value-type="float" office:value="11583.31">
                <text:p>11583.3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815.5">
                <text:p>815.5</text:p>
              </table:table-cell>
              <table:table-cell office:value-type="float" office:value="6145.73">
                <text:p>6145.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815.69">
                <text:p>815.69</text:p>
              </table:table-cell>
              <table:table-cell office:value-type="float" office:value="11565.11">
                <text:p>11565.1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815.87">
                <text:p>815.87</text:p>
              </table:table-cell>
              <table:table-cell office:value-type="float" office:value="12260.51">
                <text:p>12260.5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816.06">
                <text:p>816.06</text:p>
              </table:table-cell>
              <table:table-cell office:value-type="float" office:value="9660.95">
                <text:p>9660.9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816.24">
                <text:p>816.24</text:p>
              </table:table-cell>
              <table:table-cell office:value-type="float" office:value="15832.16">
                <text:p>15832.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816.43">
                <text:p>816.43</text:p>
              </table:table-cell>
              <table:table-cell office:value-type="float" office:value="8621.49">
                <text:p>8621.4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816.61">
                <text:p>816.61</text:p>
              </table:table-cell>
              <table:table-cell office:value-type="float" office:value="17182.91">
                <text:p>17182.9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816.8">
                <text:p>816.8</text:p>
              </table:table-cell>
              <table:table-cell office:value-type="float" office:value="9076.6">
                <text:p>9076.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816.99">
                <text:p>816.99</text:p>
              </table:table-cell>
              <table:table-cell office:value-type="float" office:value="11142.77">
                <text:p>11142.7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817.17">
                <text:p>817.17</text:p>
              </table:table-cell>
              <table:table-cell office:value-type="float" office:value="7673.06">
                <text:p>7673.0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817.36">
                <text:p>817.36</text:p>
              </table:table-cell>
              <table:table-cell office:value-type="float" office:value="23428.76">
                <text:p>23428.7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817.54">
                <text:p>817.54</text:p>
              </table:table-cell>
              <table:table-cell office:value-type="float" office:value="16343.7">
                <text:p>16343.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817.73">
                <text:p>817.73</text:p>
              </table:table-cell>
              <table:table-cell office:value-type="float" office:value="19387.44">
                <text:p>19387.4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817.91">
                <text:p>817.91</text:p>
              </table:table-cell>
              <table:table-cell office:value-type="float" office:value="8455.84">
                <text:p>8455.8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818.1">
                <text:p>818.1</text:p>
              </table:table-cell>
              <table:table-cell office:value-type="float" office:value="9788.38">
                <text:p>9788.3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818.28">
                <text:p>818.28</text:p>
              </table:table-cell>
              <table:table-cell office:value-type="float" office:value="6420.61">
                <text:p>6420.6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818.47">
                <text:p>818.47</text:p>
              </table:table-cell>
              <table:table-cell office:value-type="float" office:value="14468.67">
                <text:p>14468.6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818.65">
                <text:p>818.65</text:p>
              </table:table-cell>
              <table:table-cell office:value-type="float" office:value="8266.51">
                <text:p>8266.5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818.84">
                <text:p>818.84</text:p>
              </table:table-cell>
              <table:table-cell office:value-type="float" office:value="12681.02">
                <text:p>12681.0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819.02">
                <text:p>819.02</text:p>
              </table:table-cell>
              <table:table-cell office:value-type="float" office:value="12353.35">
                <text:p>12353.3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819.21">
                <text:p>819.21</text:p>
              </table:table-cell>
              <table:table-cell office:value-type="float" office:value="8998.32">
                <text:p>8998.3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819.39">
                <text:p>819.39</text:p>
              </table:table-cell>
              <table:table-cell office:value-type="float" office:value="13855.19">
                <text:p>13855.1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819.58">
                <text:p>819.58</text:p>
              </table:table-cell>
              <table:table-cell office:value-type="float" office:value="6677.29">
                <text:p>6677.2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819.76">
                <text:p>819.76</text:p>
              </table:table-cell>
              <table:table-cell office:value-type="float" office:value="11343.02">
                <text:p>11343.0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819.94">
                <text:p>819.94</text:p>
              </table:table-cell>
              <table:table-cell office:value-type="float" office:value="8239.21">
                <text:p>8239.2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20.13">
                <text:p>820.13</text:p>
              </table:table-cell>
              <table:table-cell office:value-type="float" office:value="11636.1">
                <text:p>11636.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820.31">
                <text:p>820.31</text:p>
              </table:table-cell>
              <table:table-cell office:value-type="float" office:value="14636.15">
                <text:p>14636.1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20.5">
                <text:p>820.5</text:p>
              </table:table-cell>
              <table:table-cell office:value-type="float" office:value="24499.17">
                <text:p>24499.1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20.68">
                <text:p>820.68</text:p>
              </table:table-cell>
              <table:table-cell office:value-type="float" office:value="8829.02">
                <text:p>8829.0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20.87">
                <text:p>820.87</text:p>
              </table:table-cell>
              <table:table-cell office:value-type="float" office:value="13580.31">
                <text:p>13580.3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21.05">
                <text:p>821.05</text:p>
              </table:table-cell>
              <table:table-cell office:value-type="float" office:value="12085.75">
                <text:p>12085.7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821.24">
                <text:p>821.24</text:p>
              </table:table-cell>
              <table:table-cell office:value-type="float" office:value="9518.96">
                <text:p>9518.9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821.42">
                <text:p>821.42</text:p>
              </table:table-cell>
              <table:table-cell office:value-type="float" office:value="11284.76">
                <text:p>11284.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821.61">
                <text:p>821.61</text:p>
              </table:table-cell>
              <table:table-cell office:value-type="float" office:value="7001.32">
                <text:p>7001.3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821.79">
                <text:p>821.79</text:p>
              </table:table-cell>
              <table:table-cell office:value-type="float" office:value="17199.3">
                <text:p>17199.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821.98">
                <text:p>821.98</text:p>
              </table:table-cell>
              <table:table-cell office:value-type="float" office:value="11202.84">
                <text:p>11202.8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822.16">
                <text:p>822.16</text:p>
              </table:table-cell>
              <table:table-cell office:value-type="float" office:value="8188.23">
                <text:p>8188.2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822.35">
                <text:p>822.35</text:p>
              </table:table-cell>
              <table:table-cell office:value-type="float" office:value="14102.77">
                <text:p>14102.7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822.53">
                <text:p>822.53</text:p>
              </table:table-cell>
              <table:table-cell office:value-type="float" office:value="7643.93">
                <text:p>7643.9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22.72">
                <text:p>822.72</text:p>
              </table:table-cell>
              <table:table-cell office:value-type="float" office:value="9193.1">
                <text:p>9193.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822.9">
                <text:p>822.9</text:p>
              </table:table-cell>
              <table:table-cell office:value-type="float" office:value="10800.53">
                <text:p>10800.5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823.08">
                <text:p>823.08</text:p>
              </table:table-cell>
              <table:table-cell office:value-type="float" office:value="12012.93">
                <text:p>12012.9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823.27">
                <text:p>823.27</text:p>
              </table:table-cell>
              <table:table-cell office:value-type="float" office:value="11062.67">
                <text:p>11062.6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23.45">
                <text:p>823.45</text:p>
              </table:table-cell>
              <table:table-cell office:value-type="float" office:value="17051.84">
                <text:p>17051.8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823.64">
                <text:p>823.64</text:p>
              </table:table-cell>
              <table:table-cell office:value-type="float" office:value="12340.6">
                <text:p>12340.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23.82">
                <text:p>823.82</text:p>
              </table:table-cell>
              <table:table-cell office:value-type="float" office:value="18156.84">
                <text:p>18156.8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824.01">
                <text:p>824.01</text:p>
              </table:table-cell>
              <table:table-cell office:value-type="float" office:value="11830.89">
                <text:p>11830.8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824.19">
                <text:p>824.19</text:p>
              </table:table-cell>
              <table:table-cell office:value-type="float" office:value="9409.73">
                <text:p>9409.7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24.38">
                <text:p>824.38</text:p>
              </table:table-cell>
              <table:table-cell office:value-type="float" office:value="10818.74">
                <text:p>10818.7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4.56">
                <text:p>824.56</text:p>
              </table:table-cell>
              <table:table-cell office:value-type="float" office:value="12901.29">
                <text:p>12901.2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824.75">
                <text:p>824.75</text:p>
              </table:table-cell>
              <table:table-cell office:value-type="float" office:value="8863.61">
                <text:p>8863.6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24.93">
                <text:p>824.93</text:p>
              </table:table-cell>
              <table:table-cell office:value-type="float" office:value="8566.88">
                <text:p>8566.8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825.11">
                <text:p>825.11</text:p>
              </table:table-cell>
              <table:table-cell office:value-type="float" office:value="9595.42">
                <text:p>9595.4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25.3">
                <text:p>825.3</text:p>
              </table:table-cell>
              <table:table-cell office:value-type="float" office:value="13480.19">
                <text:p>13480.1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25.48">
                <text:p>825.48</text:p>
              </table:table-cell>
              <table:table-cell office:value-type="float" office:value="11191.92">
                <text:p>11191.9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825.67">
                <text:p>825.67</text:p>
              </table:table-cell>
              <table:table-cell office:value-type="float" office:value="8723.44">
                <text:p>8723.4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825.85">
                <text:p>825.85</text:p>
              </table:table-cell>
              <table:table-cell office:value-type="float" office:value="16560.33">
                <text:p>16560.3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826.04">
                <text:p>826.04</text:p>
              </table:table-cell>
              <table:table-cell office:value-type="float" office:value="12180.41">
                <text:p>12180.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826.22">
                <text:p>826.22</text:p>
              </table:table-cell>
              <table:table-cell office:value-type="float" office:value="12926.78">
                <text:p>12926.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826.4">
                <text:p>826.4</text:p>
              </table:table-cell>
              <table:table-cell office:value-type="float" office:value="12093.03">
                <text:p>12093.0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826.59">
                <text:p>826.59</text:p>
              </table:table-cell>
              <table:table-cell office:value-type="float" office:value="9140.31">
                <text:p>9140.3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826.77">
                <text:p>826.77</text:p>
              </table:table-cell>
              <table:table-cell office:value-type="float" office:value="7336.28">
                <text:p>7336.2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826.96">
                <text:p>826.96</text:p>
              </table:table-cell>
              <table:table-cell office:value-type="float" office:value="9047.47">
                <text:p>9047.4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827.14">
                <text:p>827.14</text:p>
              </table:table-cell>
              <table:table-cell office:value-type="float" office:value="14526.92">
                <text:p>14526.9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827.33">
                <text:p>827.33</text:p>
              </table:table-cell>
              <table:table-cell office:value-type="float" office:value="5382.97">
                <text:p>5382.9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827.51">
                <text:p>827.51</text:p>
              </table:table-cell>
              <table:table-cell office:value-type="float" office:value="10241.66">
                <text:p>10241.6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827.69">
                <text:p>827.69</text:p>
              </table:table-cell>
              <table:table-cell office:value-type="float" office:value="8867.25">
                <text:p>8867.2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827.88">
                <text:p>827.88</text:p>
              </table:table-cell>
              <table:table-cell office:value-type="float" office:value="10199.79">
                <text:p>10199.7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828.06">
                <text:p>828.06</text:p>
              </table:table-cell>
              <table:table-cell office:value-type="float" office:value="13341.83">
                <text:p>13341.8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828.25">
                <text:p>828.25</text:p>
              </table:table-cell>
              <table:table-cell office:value-type="float" office:value="16119.79">
                <text:p>16119.7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828.43">
                <text:p>828.43</text:p>
              </table:table-cell>
              <table:table-cell office:value-type="float" office:value="12065.72">
                <text:p>12065.7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828.62">
                <text:p>828.62</text:p>
              </table:table-cell>
              <table:table-cell office:value-type="float" office:value="13498.39">
                <text:p>13498.3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828.8">
                <text:p>828.8</text:p>
              </table:table-cell>
              <table:table-cell office:value-type="float" office:value="19261.83">
                <text:p>19261.8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28.98">
                <text:p>828.98</text:p>
              </table:table-cell>
              <table:table-cell office:value-type="float" office:value="18131.35">
                <text:p>18131.3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829.17">
                <text:p>829.17</text:p>
              </table:table-cell>
              <table:table-cell office:value-type="float" office:value="13809.68">
                <text:p>13809.6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829.35">
                <text:p>829.35</text:p>
              </table:table-cell>
              <table:table-cell office:value-type="float" office:value="16600.38">
                <text:p>16600.3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829.54">
                <text:p>829.54</text:p>
              </table:table-cell>
              <table:table-cell office:value-type="float" office:value="11612.44">
                <text:p>11612.4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829.72">
                <text:p>829.72</text:p>
              </table:table-cell>
              <table:table-cell office:value-type="float" office:value="14637.97">
                <text:p>14637.9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29.9">
                <text:p>829.9</text:p>
              </table:table-cell>
              <table:table-cell office:value-type="float" office:value="21074.96">
                <text:p>21074.9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30.09">
                <text:p>830.09</text:p>
              </table:table-cell>
              <table:table-cell office:value-type="float" office:value="10907.94">
                <text:p>10907.9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30.27">
                <text:p>830.27</text:p>
              </table:table-cell>
              <table:table-cell office:value-type="float" office:value="7500.12">
                <text:p>7500.1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830.46">
                <text:p>830.46</text:p>
              </table:table-cell>
              <table:table-cell office:value-type="float" office:value="17344.93">
                <text:p>17344.9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830.64">
                <text:p>830.64</text:p>
              </table:table-cell>
              <table:table-cell office:value-type="float" office:value="15489.93">
                <text:p>15489.9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830.82">
                <text:p>830.82</text:p>
              </table:table-cell>
              <table:table-cell office:value-type="float" office:value="10228.92">
                <text:p>10228.9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831.01">
                <text:p>831.01</text:p>
              </table:table-cell>
              <table:table-cell office:value-type="float" office:value="14688.94">
                <text:p>14688.9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831.19">
                <text:p>831.19</text:p>
              </table:table-cell>
              <table:table-cell office:value-type="float" office:value="11856.37">
                <text:p>11856.3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831.37">
                <text:p>831.37</text:p>
              </table:table-cell>
              <table:table-cell office:value-type="float" office:value="22478.5">
                <text:p>22478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31.56">
                <text:p>831.56</text:p>
              </table:table-cell>
              <table:table-cell office:value-type="float" office:value="11621.54">
                <text:p>11621.5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831.74">
                <text:p>831.74</text:p>
              </table:table-cell>
              <table:table-cell office:value-type="float" office:value="11961.96">
                <text:p>11961.9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831.93">
                <text:p>831.93</text:p>
              </table:table-cell>
              <table:table-cell office:value-type="float" office:value="12009.29">
                <text:p>12009.2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832.11">
                <text:p>832.11</text:p>
              </table:table-cell>
              <table:table-cell office:value-type="float" office:value="9557.19">
                <text:p>9557.1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832.29">
                <text:p>832.29</text:p>
              </table:table-cell>
              <table:table-cell office:value-type="float" office:value="16229.01">
                <text:p>16229.0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832.48">
                <text:p>832.48</text:p>
              </table:table-cell>
              <table:table-cell office:value-type="float" office:value="10911.58">
                <text:p>10911.5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832.66">
                <text:p>832.66</text:p>
              </table:table-cell>
              <table:table-cell office:value-type="float" office:value="17829.16">
                <text:p>17829.1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832.85">
                <text:p>832.85</text:p>
              </table:table-cell>
              <table:table-cell office:value-type="float" office:value="17863.75">
                <text:p>17863.7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833.03">
                <text:p>833.03</text:p>
              </table:table-cell>
              <table:table-cell office:value-type="float" office:value="17952.95">
                <text:p>17952.9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833.21">
                <text:p>833.21</text:p>
              </table:table-cell>
              <table:table-cell office:value-type="float" office:value="16898.93">
                <text:p>16898.9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833.4">
                <text:p>833.4</text:p>
              </table:table-cell>
              <table:table-cell office:value-type="float" office:value="14150.1">
                <text:p>14150.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833.58">
                <text:p>833.58</text:p>
              </table:table-cell>
              <table:table-cell office:value-type="float" office:value="10168.85">
                <text:p>10168.8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833.76">
                <text:p>833.76</text:p>
              </table:table-cell>
              <table:table-cell office:value-type="float" office:value="8665.18">
                <text:p>8665.1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833.95">
                <text:p>833.95</text:p>
              </table:table-cell>
              <table:table-cell office:value-type="float" office:value="11572.39">
                <text:p>11572.3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34.13">
                <text:p>834.13</text:p>
              </table:table-cell>
              <table:table-cell office:value-type="float" office:value="12972.29">
                <text:p>12972.2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34.31">
                <text:p>834.31</text:p>
              </table:table-cell>
              <table:table-cell office:value-type="float" office:value="7603.88">
                <text:p>7603.8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834.5">
                <text:p>834.5</text:p>
              </table:table-cell>
              <table:table-cell office:value-type="float" office:value="15300.6">
                <text:p>15300.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834.68">
                <text:p>834.68</text:p>
              </table:table-cell>
              <table:table-cell office:value-type="float" office:value="8981.94">
                <text:p>8981.9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834.87">
                <text:p>834.87</text:p>
              </table:table-cell>
              <table:table-cell office:value-type="float" office:value="13259.92">
                <text:p>13259.9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835.05">
                <text:p>835.05</text:p>
              </table:table-cell>
              <table:table-cell office:value-type="float" office:value="10966.19">
                <text:p>10966.1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835.23">
                <text:p>835.23</text:p>
              </table:table-cell>
              <table:table-cell office:value-type="float" office:value="15511.77">
                <text:p>15511.7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35.42">
                <text:p>835.42</text:p>
              </table:table-cell>
              <table:table-cell office:value-type="float" office:value="8079.01">
                <text:p>8079.0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835.6">
                <text:p>835.6</text:p>
              </table:table-cell>
              <table:table-cell office:value-type="float" office:value="8557.78">
                <text:p>8557.7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835.78">
                <text:p>835.78</text:p>
              </table:table-cell>
              <table:table-cell office:value-type="float" office:value="6457.02">
                <text:p>6457.0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835.97">
                <text:p>835.97</text:p>
              </table:table-cell>
              <table:table-cell office:value-type="float" office:value="8641.52">
                <text:p>8641.5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36.15">
                <text:p>836.15</text:p>
              </table:table-cell>
              <table:table-cell office:value-type="float" office:value="15307.88">
                <text:p>15307.8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36.33">
                <text:p>836.33</text:p>
              </table:table-cell>
              <table:table-cell office:value-type="float" office:value="11437.68">
                <text:p>11437.6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836.52">
                <text:p>836.52</text:p>
              </table:table-cell>
              <table:table-cell office:value-type="float" office:value="8965.55">
                <text:p>8965.5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836.7">
                <text:p>836.7</text:p>
              </table:table-cell>
              <table:table-cell office:value-type="float" office:value="14201.07">
                <text:p>14201.0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836.88">
                <text:p>836.88</text:p>
              </table:table-cell>
              <table:table-cell office:value-type="float" office:value="7505.58">
                <text:p>7505.5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837.07">
                <text:p>837.07</text:p>
              </table:table-cell>
              <table:table-cell office:value-type="float" office:value="9579.03">
                <text:p>9579.0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37.25">
                <text:p>837.25</text:p>
              </table:table-cell>
              <table:table-cell office:value-type="float" office:value="8819.92">
                <text:p>8819.9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37.43">
                <text:p>837.43</text:p>
              </table:table-cell>
              <table:table-cell office:value-type="float" office:value="8463.12">
                <text:p>8463.1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37.62">
                <text:p>837.62</text:p>
              </table:table-cell>
              <table:table-cell office:value-type="float" office:value="6154.83">
                <text:p>6154.8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37.8">
                <text:p>837.8</text:p>
              </table:table-cell>
              <table:table-cell office:value-type="float" office:value="8728.9">
                <text:p>8728.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37.98">
                <text:p>837.98</text:p>
              </table:table-cell>
              <table:table-cell office:value-type="float" office:value="9513.5">
                <text:p>951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838.17">
                <text:p>838.17</text:p>
              </table:table-cell>
              <table:table-cell office:value-type="float" office:value="11783.56">
                <text:p>11783.56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838.35">
                <text:p>838.35</text:p>
              </table:table-cell>
              <table:table-cell office:value-type="float" office:value="21375.33">
                <text:p>21375.3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838.53">
                <text:p>838.53</text:p>
              </table:table-cell>
              <table:table-cell office:value-type="float" office:value="18105.86">
                <text:p>18105.8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838.72">
                <text:p>838.72</text:p>
              </table:table-cell>
              <table:table-cell office:value-type="float" office:value="9489.83">
                <text:p>9489.8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838.9">
                <text:p>838.9</text:p>
              </table:table-cell>
              <table:table-cell office:value-type="float" office:value="14583.36">
                <text:p>14583.36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839.08">
                <text:p>839.08</text:p>
              </table:table-cell>
              <table:table-cell office:value-type="float" office:value="13567.57">
                <text:p>13567.5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39.27">
                <text:p>839.27</text:p>
              </table:table-cell>
              <table:table-cell office:value-type="float" office:value="9395.17">
                <text:p>9395.1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39.45">
                <text:p>839.45</text:p>
              </table:table-cell>
              <table:table-cell office:value-type="float" office:value="16518.46">
                <text:p>16518.4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839.63">
                <text:p>839.63</text:p>
              </table:table-cell>
              <table:table-cell office:value-type="float" office:value="11761.71">
                <text:p>11761.7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839.82">
                <text:p>839.82</text:p>
              </table:table-cell>
              <table:table-cell office:value-type="float" office:value="14643.43">
                <text:p>14643.4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840">
                <text:p>840</text:p>
              </table:table-cell>
              <table:table-cell office:value-type="float" office:value="25595.06">
                <text:p>25595.0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840.18">
                <text:p>840.18</text:p>
              </table:table-cell>
              <table:table-cell office:value-type="float" office:value="11512.32">
                <text:p>11512.3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840.36">
                <text:p>840.36</text:p>
              </table:table-cell>
              <table:table-cell office:value-type="float" office:value="10822.38">
                <text:p>10822.3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840.55">
                <text:p>840.55</text:p>
              </table:table-cell>
              <table:table-cell office:value-type="float" office:value="11681.61">
                <text:p>11681.6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840.73">
                <text:p>840.73</text:p>
              </table:table-cell>
              <table:table-cell office:value-type="float" office:value="5912.71">
                <text:p>5912.7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840.91">
                <text:p>840.91</text:p>
              </table:table-cell>
              <table:table-cell office:value-type="float" office:value="12424.34">
                <text:p>12424.3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841.1">
                <text:p>841.1</text:p>
              </table:table-cell>
              <table:table-cell office:value-type="float" office:value="19798.85">
                <text:p>19798.8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841.28">
                <text:p>841.28</text:p>
              </table:table-cell>
              <table:table-cell office:value-type="float" office:value="19718.75">
                <text:p>19718.7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41.46">
                <text:p>841.46</text:p>
              </table:table-cell>
              <table:table-cell office:value-type="float" office:value="11625.18">
                <text:p>11625.1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841.65">
                <text:p>841.65</text:p>
              </table:table-cell>
              <table:table-cell office:value-type="float" office:value="11779.92">
                <text:p>11779.9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841.83">
                <text:p>841.83</text:p>
              </table:table-cell>
              <table:table-cell office:value-type="float" office:value="15364.32">
                <text:p>15364.3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842.01">
                <text:p>842.01</text:p>
              </table:table-cell>
              <table:table-cell office:value-type="float" office:value="7554.73">
                <text:p>7554.7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842.19">
                <text:p>842.19</text:p>
              </table:table-cell>
              <table:table-cell office:value-type="float" office:value="15954.13">
                <text:p>15954.1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842.38">
                <text:p>842.38</text:p>
              </table:table-cell>
              <table:table-cell office:value-type="float" office:value="32698.32">
                <text:p>32698.3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42.56">
                <text:p>842.56</text:p>
              </table:table-cell>
              <table:table-cell office:value-type="float" office:value="12255.04">
                <text:p>12255.0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2.74">
                <text:p>842.74</text:p>
              </table:table-cell>
              <table:table-cell office:value-type="float" office:value="13532.98">
                <text:p>13532.9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42.93">
                <text:p>842.93</text:p>
              </table:table-cell>
              <table:table-cell office:value-type="float" office:value="25558.65">
                <text:p>25558.6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843.11">
                <text:p>843.11</text:p>
              </table:table-cell>
              <table:table-cell office:value-type="float" office:value="15227.79">
                <text:p>15227.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843.29">
                <text:p>843.29</text:p>
              </table:table-cell>
              <table:table-cell office:value-type="float" office:value="14317.58">
                <text:p>14317.58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843.47">
                <text:p>843.47</text:p>
              </table:table-cell>
              <table:table-cell office:value-type="float" office:value="17091.89">
                <text:p>17091.8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843.66">
                <text:p>843.66</text:p>
              </table:table-cell>
              <table:table-cell office:value-type="float" office:value="11142.77">
                <text:p>11142.7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843.84">
                <text:p>843.84</text:p>
              </table:table-cell>
              <table:table-cell office:value-type="float" office:value="13165.25">
                <text:p>13165.2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844.02">
                <text:p>844.02</text:p>
              </table:table-cell>
              <table:table-cell office:value-type="float" office:value="23466.99">
                <text:p>23466.9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844.2">
                <text:p>844.2</text:p>
              </table:table-cell>
              <table:table-cell office:value-type="float" office:value="13999">
                <text:p>1399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844.39">
                <text:p>844.39</text:p>
              </table:table-cell>
              <table:table-cell office:value-type="float" office:value="11568.75">
                <text:p>11568.7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844.57">
                <text:p>844.57</text:p>
              </table:table-cell>
              <table:table-cell office:value-type="float" office:value="6444.28">
                <text:p>6444.2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844.75">
                <text:p>844.75</text:p>
              </table:table-cell>
              <table:table-cell office:value-type="float" office:value="8424.89">
                <text:p>8424.8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44.94">
                <text:p>844.94</text:p>
              </table:table-cell>
              <table:table-cell office:value-type="float" office:value="8810.82">
                <text:p>8810.8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845.12">
                <text:p>845.12</text:p>
              </table:table-cell>
              <table:table-cell office:value-type="float" office:value="9122.11">
                <text:p>9122.1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45.3">
                <text:p>845.3</text:p>
              </table:table-cell>
              <table:table-cell office:value-type="float" office:value="17552.46">
                <text:p>17552.4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845.48">
                <text:p>845.48</text:p>
              </table:table-cell>
              <table:table-cell office:value-type="float" office:value="9062.03">
                <text:p>9062.03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845.67">
                <text:p>845.67</text:p>
              </table:table-cell>
              <table:table-cell office:value-type="float" office:value="5912.71">
                <text:p>5912.7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845.85">
                <text:p>845.85</text:p>
              </table:table-cell>
              <table:table-cell office:value-type="float" office:value="9462.53">
                <text:p>9462.5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846.03">
                <text:p>846.03</text:p>
              </table:table-cell>
              <table:table-cell office:value-type="float" office:value="10112.41">
                <text:p>10112.4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46.21">
                <text:p>846.21</text:p>
              </table:table-cell>
              <table:table-cell office:value-type="float" office:value="12369.73">
                <text:p>12369.7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46.4">
                <text:p>846.4</text:p>
              </table:table-cell>
              <table:table-cell office:value-type="float" office:value="14860.06">
                <text:p>14860.0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46.58">
                <text:p>846.58</text:p>
              </table:table-cell>
              <table:table-cell office:value-type="float" office:value="26152.11">
                <text:p>26152.1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846.76">
                <text:p>846.76</text:p>
              </table:table-cell>
              <table:table-cell office:value-type="float" office:value="11191.92">
                <text:p>11191.9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846.94">
                <text:p>846.94</text:p>
              </table:table-cell>
              <table:table-cell office:value-type="float" office:value="13995.36">
                <text:p>13995.3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47.13">
                <text:p>847.13</text:p>
              </table:table-cell>
              <table:table-cell office:value-type="float" office:value="10554.78">
                <text:p>10554.7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847.31">
                <text:p>847.31</text:p>
              </table:table-cell>
              <table:table-cell office:value-type="float" office:value="6460.66">
                <text:p>6460.6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847.49">
                <text:p>847.49</text:p>
              </table:table-cell>
              <table:table-cell office:value-type="float" office:value="10989.86">
                <text:p>10989.8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47.67">
                <text:p>847.67</text:p>
              </table:table-cell>
              <table:table-cell office:value-type="float" office:value="12267.79">
                <text:p>12267.7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847.86">
                <text:p>847.86</text:p>
              </table:table-cell>
              <table:table-cell office:value-type="float" office:value="15184.1">
                <text:p>15184.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848.04">
                <text:p>848.04</text:p>
              </table:table-cell>
              <table:table-cell office:value-type="float" office:value="7099.62">
                <text:p>7099.6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848.22">
                <text:p>848.22</text:p>
              </table:table-cell>
              <table:table-cell office:value-type="float" office:value="11208.31">
                <text:p>11208.3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848.4">
                <text:p>848.4</text:p>
              </table:table-cell>
              <table:table-cell office:value-type="float" office:value="12406.14">
                <text:p>12406.1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848.59">
                <text:p>848.59</text:p>
              </table:table-cell>
              <table:table-cell office:value-type="float" office:value="9855.74">
                <text:p>9855.7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848.77">
                <text:p>848.77</text:p>
              </table:table-cell>
              <table:table-cell office:value-type="float" office:value="24400.86">
                <text:p>24400.8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848.95">
                <text:p>848.95</text:p>
              </table:table-cell>
              <table:table-cell office:value-type="float" office:value="13447.42">
                <text:p>13447.4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849.13">
                <text:p>849.13</text:p>
              </table:table-cell>
              <table:table-cell office:value-type="float" office:value="15801.22">
                <text:p>15801.2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849.31">
                <text:p>849.31</text:p>
              </table:table-cell>
              <table:table-cell office:value-type="float" office:value="6489.79">
                <text:p>6489.7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849.5">
                <text:p>849.5</text:p>
              </table:table-cell>
              <table:table-cell office:value-type="float" office:value="8193.7">
                <text:p>8193.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49.68">
                <text:p>849.68</text:p>
              </table:table-cell>
              <table:table-cell office:value-type="float" office:value="11909.17">
                <text:p>11909.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849.86">
                <text:p>849.86</text:p>
              </table:table-cell>
              <table:table-cell office:value-type="float" office:value="5552.27">
                <text:p>5552.27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850.04">
                <text:p>850.04</text:p>
              </table:table-cell>
              <table:table-cell office:value-type="float" office:value="7733.13">
                <text:p>7733.13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850.23">
                <text:p>850.23</text:p>
              </table:table-cell>
              <table:table-cell office:value-type="float" office:value="42475.78">
                <text:p>42475.7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850.41">
                <text:p>850.41</text:p>
              </table:table-cell>
              <table:table-cell office:value-type="float" office:value="21022.17">
                <text:p>21022.17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850.59">
                <text:p>850.59</text:p>
              </table:table-cell>
              <table:table-cell office:value-type="float" office:value="16396.49">
                <text:p>16396.4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850.77">
                <text:p>850.77</text:p>
              </table:table-cell>
              <table:table-cell office:value-type="float" office:value="11550.54">
                <text:p>11550.5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850.95">
                <text:p>850.95</text:p>
              </table:table-cell>
              <table:table-cell office:value-type="float" office:value="6622.68">
                <text:p>6622.6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851.14">
                <text:p>851.14</text:p>
              </table:table-cell>
              <table:table-cell office:value-type="float" office:value="12180.41">
                <text:p>12180.4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51.32">
                <text:p>851.32</text:p>
              </table:table-cell>
              <table:table-cell office:value-type="float" office:value="8461.3">
                <text:p>8461.3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851.5">
                <text:p>851.5</text:p>
              </table:table-cell>
              <table:table-cell office:value-type="float" office:value="6835.66">
                <text:p>6835.6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851.68">
                <text:p>851.68</text:p>
              </table:table-cell>
              <table:table-cell office:value-type="float" office:value="6751.93">
                <text:p>6751.9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851.86">
                <text:p>851.86</text:p>
              </table:table-cell>
              <table:table-cell office:value-type="float" office:value="17386.8">
                <text:p>17386.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852.05">
                <text:p>852.05</text:p>
              </table:table-cell>
              <table:table-cell office:value-type="float" office:value="7640.29">
                <text:p>7640.2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852.23">
                <text:p>852.23</text:p>
              </table:table-cell>
              <table:table-cell office:value-type="float" office:value="12715.61">
                <text:p>12715.6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852.41">
                <text:p>852.41</text:p>
              </table:table-cell>
              <table:table-cell office:value-type="float" office:value="15326.09">
                <text:p>15326.0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852.59">
                <text:p>852.59</text:p>
              </table:table-cell>
              <table:table-cell office:value-type="float" office:value="15595.51">
                <text:p>15595.5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52.77">
                <text:p>852.77</text:p>
              </table:table-cell>
              <table:table-cell office:value-type="float" office:value="12926.78">
                <text:p>12926.7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2.96">
                <text:p>852.96</text:p>
              </table:table-cell>
              <table:table-cell office:value-type="float" office:value="16178.04">
                <text:p>16178.0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53.14">
                <text:p>853.14</text:p>
              </table:table-cell>
              <table:table-cell office:value-type="float" office:value="18089.48">
                <text:p>18089.4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53.32">
                <text:p>853.32</text:p>
              </table:table-cell>
              <table:table-cell office:value-type="float" office:value="13236.25">
                <text:p>13236.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853.5">
                <text:p>853.5</text:p>
              </table:table-cell>
              <table:table-cell office:value-type="float" office:value="20790.98">
                <text:p>20790.9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853.68">
                <text:p>853.68</text:p>
              </table:table-cell>
              <table:table-cell office:value-type="float" office:value="12167.66">
                <text:p>12167.6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853.87">
                <text:p>853.87</text:p>
              </table:table-cell>
              <table:table-cell office:value-type="float" office:value="19536.71">
                <text:p>19536.7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854.05">
                <text:p>854.05</text:p>
              </table:table-cell>
              <table:table-cell office:value-type="float" office:value="7469.17">
                <text:p>7469.1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854.23">
                <text:p>854.23</text:p>
              </table:table-cell>
              <table:table-cell office:value-type="float" office:value="11667.05">
                <text:p>11667.0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854.41">
                <text:p>854.41</text:p>
              </table:table-cell>
              <table:table-cell office:value-type="float" office:value="12036.6">
                <text:p>12036.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854.59">
                <text:p>854.59</text:p>
              </table:table-cell>
              <table:table-cell office:value-type="float" office:value="14428.62">
                <text:p>14428.6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854.77">
                <text:p>854.77</text:p>
              </table:table-cell>
              <table:table-cell office:value-type="float" office:value="9921.27">
                <text:p>9921.2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854.96">
                <text:p>854.96</text:p>
              </table:table-cell>
              <table:table-cell office:value-type="float" office:value="6937.61">
                <text:p>6937.6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855.14">
                <text:p>855.14</text:p>
              </table:table-cell>
              <table:table-cell office:value-type="float" office:value="8936.43">
                <text:p>8936.4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855.32">
                <text:p>855.32</text:p>
              </table:table-cell>
              <table:table-cell office:value-type="float" office:value="9475.27">
                <text:p>9475.2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855.5">
                <text:p>855.5</text:p>
              </table:table-cell>
              <table:table-cell office:value-type="float" office:value="14876.44">
                <text:p>14876.4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855.68">
                <text:p>855.68</text:p>
              </table:table-cell>
              <table:table-cell office:value-type="float" office:value="17213.86">
                <text:p>17213.8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855.87">
                <text:p>855.87</text:p>
              </table:table-cell>
              <table:table-cell office:value-type="float" office:value="8284.72">
                <text:p>8284.7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856.05">
                <text:p>856.05</text:p>
              </table:table-cell>
              <table:table-cell office:value-type="float" office:value="12167.66">
                <text:p>12167.6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856.23">
                <text:p>856.23</text:p>
              </table:table-cell>
              <table:table-cell office:value-type="float" office:value="5909.07">
                <text:p>5909.0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856.41">
                <text:p>856.41</text:p>
              </table:table-cell>
              <table:table-cell office:value-type="float" office:value="16949.9">
                <text:p>16949.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856.59">
                <text:p>856.59</text:p>
              </table:table-cell>
              <table:table-cell office:value-type="float" office:value="17876.49">
                <text:p>17876.4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856.77">
                <text:p>856.77</text:p>
              </table:table-cell>
              <table:table-cell office:value-type="float" office:value="7008.6">
                <text:p>7008.6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856.95">
                <text:p>856.95</text:p>
              </table:table-cell>
              <table:table-cell office:value-type="float" office:value="8099.03">
                <text:p>8099.0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57.14">
                <text:p>857.14</text:p>
              </table:table-cell>
              <table:table-cell office:value-type="float" office:value="8200.98">
                <text:p>8200.9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857.32">
                <text:p>857.32</text:p>
              </table:table-cell>
              <table:table-cell office:value-type="float" office:value="8752.56">
                <text:p>8752.5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857.5">
                <text:p>857.5</text:p>
              </table:table-cell>
              <table:table-cell office:value-type="float" office:value="17718.12">
                <text:p>17718.1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857.68">
                <text:p>857.68</text:p>
              </table:table-cell>
              <table:table-cell office:value-type="float" office:value="17956.59">
                <text:p>17956.5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857.86">
                <text:p>857.86</text:p>
              </table:table-cell>
              <table:table-cell office:value-type="float" office:value="10556.6">
                <text:p>10556.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858.04">
                <text:p>858.04</text:p>
              </table:table-cell>
              <table:table-cell office:value-type="float" office:value="10487.42">
                <text:p>10487.4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858.23">
                <text:p>858.23</text:p>
              </table:table-cell>
              <table:table-cell office:value-type="float" office:value="13680.43">
                <text:p>13680.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858.41">
                <text:p>858.41</text:p>
              </table:table-cell>
              <table:table-cell office:value-type="float" office:value="9930.37">
                <text:p>9930.3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858.59">
                <text:p>858.59</text:p>
              </table:table-cell>
              <table:table-cell office:value-type="float" office:value="12826.66">
                <text:p>12826.6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858.77">
                <text:p>858.77</text:p>
              </table:table-cell>
              <table:table-cell office:value-type="float" office:value="11670.69">
                <text:p>11670.6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858.95">
                <text:p>858.95</text:p>
              </table:table-cell>
              <table:table-cell office:value-type="float" office:value="9548.09">
                <text:p>9548.0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859.13">
                <text:p>859.13</text:p>
              </table:table-cell>
              <table:table-cell office:value-type="float" office:value="15047.56">
                <text:p>15047.56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859.31">
                <text:p>859.31</text:p>
              </table:table-cell>
              <table:table-cell office:value-type="float" office:value="8839.94">
                <text:p>8839.9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859.49">
                <text:p>859.49</text:p>
              </table:table-cell>
              <table:table-cell office:value-type="float" office:value="8151.83">
                <text:p>8151.8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859.68">
                <text:p>859.68</text:p>
              </table:table-cell>
              <table:table-cell office:value-type="float" office:value="17472.36">
                <text:p>17472.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859.86">
                <text:p>859.86</text:p>
              </table:table-cell>
              <table:table-cell office:value-type="float" office:value="18302.47">
                <text:p>18302.4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860.04">
                <text:p>860.04</text:p>
              </table:table-cell>
              <table:table-cell office:value-type="float" office:value="12710.15">
                <text:p>12710.1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860.22">
                <text:p>860.22</text:p>
              </table:table-cell>
              <table:table-cell office:value-type="float" office:value="6052.89">
                <text:p>6052.8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860.4">
                <text:p>860.4</text:p>
              </table:table-cell>
              <table:table-cell office:value-type="float" office:value="11122.75">
                <text:p>11122.7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860.58">
                <text:p>860.58</text:p>
              </table:table-cell>
              <table:table-cell office:value-type="float" office:value="12149.46">
                <text:p>12149.4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60.76">
                <text:p>860.76</text:p>
              </table:table-cell>
              <table:table-cell office:value-type="float" office:value="11685.25">
                <text:p>11685.2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860.95">
                <text:p>860.95</text:p>
              </table:table-cell>
              <table:table-cell office:value-type="float" office:value="19784.29">
                <text:p>19784.2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861.13">
                <text:p>861.13</text:p>
              </table:table-cell>
              <table:table-cell office:value-type="float" office:value="19827.98">
                <text:p>19827.9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61.31">
                <text:p>861.31</text:p>
              </table:table-cell>
              <table:table-cell office:value-type="float" office:value="21127.76">
                <text:p>21127.7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861.49">
                <text:p>861.49</text:p>
              </table:table-cell>
              <table:table-cell office:value-type="float" office:value="8399.4">
                <text:p>8399.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861.67">
                <text:p>861.67</text:p>
              </table:table-cell>
              <table:table-cell office:value-type="float" office:value="10633.05">
                <text:p>10633.05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861.85">
                <text:p>861.85</text:p>
              </table:table-cell>
              <table:table-cell office:value-type="float" office:value="9613.62">
                <text:p>9613.6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862.03">
                <text:p>862.03</text:p>
              </table:table-cell>
              <table:table-cell office:value-type="float" office:value="12912.22">
                <text:p>12912.2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862.21">
                <text:p>862.21</text:p>
              </table:table-cell>
              <table:table-cell office:value-type="float" office:value="8870.89">
                <text:p>8870.8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62.39">
                <text:p>862.39</text:p>
              </table:table-cell>
              <table:table-cell office:value-type="float" office:value="9515.32">
                <text:p>9515.3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62.58">
                <text:p>862.58</text:p>
              </table:table-cell>
              <table:table-cell office:value-type="float" office:value="12113.05">
                <text:p>12113.0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62.76">
                <text:p>862.76</text:p>
              </table:table-cell>
              <table:table-cell office:value-type="float" office:value="10037.78">
                <text:p>10037.7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62.94">
                <text:p>862.94</text:p>
              </table:table-cell>
              <table:table-cell office:value-type="float" office:value="10232.56">
                <text:p>10232.5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863.12">
                <text:p>863.12</text:p>
              </table:table-cell>
              <table:table-cell office:value-type="float" office:value="19005.15">
                <text:p>19005.1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63.3">
                <text:p>863.3</text:p>
              </table:table-cell>
              <table:table-cell office:value-type="float" office:value="10369.09">
                <text:p>10369.0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863.48">
                <text:p>863.48</text:p>
              </table:table-cell>
              <table:table-cell office:value-type="float" office:value="9853.92">
                <text:p>9853.9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863.66">
                <text:p>863.66</text:p>
              </table:table-cell>
              <table:table-cell office:value-type="float" office:value="9804.76">
                <text:p>9804.76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63.84">
                <text:p>863.84</text:p>
              </table:table-cell>
              <table:table-cell office:value-type="float" office:value="18899.57">
                <text:p>18899.5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864.02">
                <text:p>864.02</text:p>
              </table:table-cell>
              <table:table-cell office:value-type="float" office:value="10651.26">
                <text:p>10651.2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64.2">
                <text:p>864.2</text:p>
              </table:table-cell>
              <table:table-cell office:value-type="float" office:value="9373.33">
                <text:p>9373.3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864.38">
                <text:p>864.38</text:p>
              </table:table-cell>
              <table:table-cell office:value-type="float" office:value="13654.95">
                <text:p>13654.9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64.57">
                <text:p>864.57</text:p>
              </table:table-cell>
              <table:table-cell office:value-type="float" office:value="12213.18">
                <text:p>12213.18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64.75">
                <text:p>864.75</text:p>
              </table:table-cell>
              <table:table-cell office:value-type="float" office:value="18586.45">
                <text:p>18586.4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864.93">
                <text:p>864.93</text:p>
              </table:table-cell>
              <table:table-cell office:value-type="float" office:value="7370.87">
                <text:p>7370.87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865.11">
                <text:p>865.11</text:p>
              </table:table-cell>
              <table:table-cell office:value-type="float" office:value="16276.35">
                <text:p>16276.3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865.29">
                <text:p>865.29</text:p>
              </table:table-cell>
              <table:table-cell office:value-type="float" office:value="6710.06">
                <text:p>6710.0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65.47">
                <text:p>865.47</text:p>
              </table:table-cell>
              <table:table-cell office:value-type="float" office:value="14497.8">
                <text:p>14497.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865.65">
                <text:p>865.65</text:p>
              </table:table-cell>
              <table:table-cell office:value-type="float" office:value="11410.37">
                <text:p>11410.37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865.83">
                <text:p>865.83</text:p>
              </table:table-cell>
              <table:table-cell office:value-type="float" office:value="7185.18">
                <text:p>7185.1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866.01">
                <text:p>866.01</text:p>
              </table:table-cell>
              <table:table-cell office:value-type="float" office:value="11348.48">
                <text:p>11348.48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866.19">
                <text:p>866.19</text:p>
              </table:table-cell>
              <table:table-cell office:value-type="float" office:value="9209.49">
                <text:p>9209.4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866.37">
                <text:p>866.37</text:p>
              </table:table-cell>
              <table:table-cell office:value-type="float" office:value="16274.52">
                <text:p>16274.5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866.55">
                <text:p>866.55</text:p>
              </table:table-cell>
              <table:table-cell office:value-type="float" office:value="11585.13">
                <text:p>11585.1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866.73">
                <text:p>866.73</text:p>
              </table:table-cell>
              <table:table-cell office:value-type="float" office:value="9437.04">
                <text:p>9437.0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866.92">
                <text:p>866.92</text:p>
              </table:table-cell>
              <table:table-cell office:value-type="float" office:value="15424.39">
                <text:p>15424.39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67.1">
                <text:p>867.1</text:p>
              </table:table-cell>
              <table:table-cell office:value-type="float" office:value="12784.79">
                <text:p>12784.7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867.28">
                <text:p>867.28</text:p>
              </table:table-cell>
              <table:table-cell office:value-type="float" office:value="24755.85">
                <text:p>24755.8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67.46">
                <text:p>867.46</text:p>
              </table:table-cell>
              <table:table-cell office:value-type="float" office:value="10982.57">
                <text:p>10982.5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867.64">
                <text:p>867.64</text:p>
              </table:table-cell>
              <table:table-cell office:value-type="float" office:value="16576.71">
                <text:p>16576.7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867.82">
                <text:p>867.82</text:p>
              </table:table-cell>
              <table:table-cell office:value-type="float" office:value="9671.87">
                <text:p>9671.8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868">
                <text:p>868</text:p>
              </table:table-cell>
              <table:table-cell office:value-type="float" office:value="11468.62">
                <text:p>11468.6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868.18">
                <text:p>868.18</text:p>
              </table:table-cell>
              <table:table-cell office:value-type="float" office:value="11168.26">
                <text:p>11168.2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68.36">
                <text:p>868.36</text:p>
              </table:table-cell>
              <table:table-cell office:value-type="float" office:value="24415.43">
                <text:p>24415.4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68.54">
                <text:p>868.54</text:p>
              </table:table-cell>
              <table:table-cell office:value-type="float" office:value="12489.88">
                <text:p>12489.8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68.72">
                <text:p>868.72</text:p>
              </table:table-cell>
              <table:table-cell office:value-type="float" office:value="13771.45">
                <text:p>13771.4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868.9">
                <text:p>868.9</text:p>
              </table:table-cell>
              <table:table-cell office:value-type="float" office:value="16369.19">
                <text:p>16369.1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869.08">
                <text:p>869.08</text:p>
              </table:table-cell>
              <table:table-cell office:value-type="float" office:value="17567.02">
                <text:p>17567.0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869.26">
                <text:p>869.26</text:p>
              </table:table-cell>
              <table:table-cell office:value-type="float" office:value="11224.69">
                <text:p>11224.6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869.44">
                <text:p>869.44</text:p>
              </table:table-cell>
              <table:table-cell office:value-type="float" office:value="13303.6">
                <text:p>13303.6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869.62">
                <text:p>869.62</text:p>
              </table:table-cell>
              <table:table-cell office:value-type="float" office:value="14572.44">
                <text:p>14572.4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869.8">
                <text:p>869.8</text:p>
              </table:table-cell>
              <table:table-cell office:value-type="float" office:value="22540.4">
                <text:p>22540.4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869.98">
                <text:p>869.98</text:p>
              </table:table-cell>
              <table:table-cell office:value-type="float" office:value="11140.95">
                <text:p>11140.9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0.16">
                <text:p>870.16</text:p>
              </table:table-cell>
              <table:table-cell office:value-type="float" office:value="9118.47">
                <text:p>9118.4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70.34">
                <text:p>870.34</text:p>
              </table:table-cell>
              <table:table-cell office:value-type="float" office:value="10811.45">
                <text:p>10811.4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70.53">
                <text:p>870.53</text:p>
              </table:table-cell>
              <table:table-cell office:value-type="float" office:value="9895.78">
                <text:p>9895.78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870.71">
                <text:p>870.71</text:p>
              </table:table-cell>
              <table:table-cell office:value-type="float" office:value="10562.06">
                <text:p>10562.0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870.89">
                <text:p>870.89</text:p>
              </table:table-cell>
              <table:table-cell office:value-type="float" office:value="10736.82">
                <text:p>10736.8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71.07">
                <text:p>871.07</text:p>
              </table:table-cell>
              <table:table-cell office:value-type="float" office:value="22017.94">
                <text:p>22017.94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871.25">
                <text:p>871.25</text:p>
              </table:table-cell>
              <table:table-cell office:value-type="float" office:value="10656.72">
                <text:p>10656.7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871.43">
                <text:p>871.43</text:p>
              </table:table-cell>
              <table:table-cell office:value-type="float" office:value="17790.93">
                <text:p>17790.9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871.61">
                <text:p>871.61</text:p>
              </table:table-cell>
              <table:table-cell office:value-type="float" office:value="8901.84">
                <text:p>8901.8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71.79">
                <text:p>871.79</text:p>
              </table:table-cell>
              <table:table-cell office:value-type="float" office:value="10187.05">
                <text:p>10187.0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871.97">
                <text:p>871.97</text:p>
              </table:table-cell>
              <table:table-cell office:value-type="float" office:value="8535.93">
                <text:p>8535.9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872.15">
                <text:p>872.15</text:p>
              </table:table-cell>
              <table:table-cell office:value-type="float" office:value="15923.18">
                <text:p>15923.1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872.33">
                <text:p>872.33</text:p>
              </table:table-cell>
              <table:table-cell office:value-type="float" office:value="13057.85">
                <text:p>13057.8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872.51">
                <text:p>872.51</text:p>
              </table:table-cell>
              <table:table-cell office:value-type="float" office:value="10163.39">
                <text:p>10163.3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872.69">
                <text:p>872.69</text:p>
              </table:table-cell>
              <table:table-cell office:value-type="float" office:value="7612.98">
                <text:p>7612.9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72.87">
                <text:p>872.87</text:p>
              </table:table-cell>
              <table:table-cell office:value-type="float" office:value="11838.17">
                <text:p>11838.1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873.05">
                <text:p>873.05</text:p>
              </table:table-cell>
              <table:table-cell office:value-type="float" office:value="5992.81">
                <text:p>5992.8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873.23">
                <text:p>873.23</text:p>
              </table:table-cell>
              <table:table-cell office:value-type="float" office:value="16782.42">
                <text:p>16782.4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873.41">
                <text:p>873.41</text:p>
              </table:table-cell>
              <table:table-cell office:value-type="float" office:value="7563.83">
                <text:p>7563.8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873.59">
                <text:p>873.59</text:p>
              </table:table-cell>
              <table:table-cell office:value-type="float" office:value="13245.35">
                <text:p>13245.3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873.77">
                <text:p>873.77</text:p>
              </table:table-cell>
              <table:table-cell office:value-type="float" office:value="28271.07">
                <text:p>28271.0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873.95">
                <text:p>873.95</text:p>
              </table:table-cell>
              <table:table-cell office:value-type="float" office:value="15566.38">
                <text:p>15566.38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874.13">
                <text:p>874.13</text:p>
              </table:table-cell>
              <table:table-cell office:value-type="float" office:value="6651.8">
                <text:p>6651.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874.31">
                <text:p>874.31</text:p>
              </table:table-cell>
              <table:table-cell office:value-type="float" office:value="9262.28">
                <text:p>9262.2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874.49">
                <text:p>874.49</text:p>
              </table:table-cell>
              <table:table-cell office:value-type="float" office:value="6222.18">
                <text:p>6222.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874.67">
                <text:p>874.67</text:p>
              </table:table-cell>
              <table:table-cell office:value-type="float" office:value="18682.94">
                <text:p>18682.9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874.85">
                <text:p>874.85</text:p>
              </table:table-cell>
              <table:table-cell office:value-type="float" office:value="13500.21">
                <text:p>13500.2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875.03">
                <text:p>875.03</text:p>
              </table:table-cell>
              <table:table-cell office:value-type="float" office:value="8874.53">
                <text:p>8874.5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875.21">
                <text:p>875.21</text:p>
              </table:table-cell>
              <table:table-cell office:value-type="float" office:value="7782.28">
                <text:p>7782.28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875.39">
                <text:p>875.39</text:p>
              </table:table-cell>
              <table:table-cell office:value-type="float" office:value="14623.41">
                <text:p>14623.4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875.57">
                <text:p>875.57</text:p>
              </table:table-cell>
              <table:table-cell office:value-type="float" office:value="14175.58">
                <text:p>14175.5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875.75">
                <text:p>875.75</text:p>
              </table:table-cell>
              <table:table-cell office:value-type="float" office:value="7953.4">
                <text:p>7953.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875.93">
                <text:p>875.93</text:p>
              </table:table-cell>
              <table:table-cell office:value-type="float" office:value="17820.06">
                <text:p>17820.0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876.11">
                <text:p>876.11</text:p>
              </table:table-cell>
              <table:table-cell office:value-type="float" office:value="9921.27">
                <text:p>9921.2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76.29">
                <text:p>876.29</text:p>
              </table:table-cell>
              <table:table-cell office:value-type="float" office:value="9835.71">
                <text:p>9835.7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876.47">
                <text:p>876.47</text:p>
              </table:table-cell>
              <table:table-cell office:value-type="float" office:value="9384.25">
                <text:p>9384.2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876.65">
                <text:p>876.65</text:p>
              </table:table-cell>
              <table:table-cell office:value-type="float" office:value="26732.82">
                <text:p>26732.8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876.83">
                <text:p>876.83</text:p>
              </table:table-cell>
              <table:table-cell office:value-type="float" office:value="13764.17">
                <text:p>13764.1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877.01">
                <text:p>877.01</text:p>
              </table:table-cell>
              <table:table-cell office:value-type="float" office:value="13613.08">
                <text:p>13613.0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877.18">
                <text:p>877.18</text:p>
              </table:table-cell>
              <table:table-cell office:value-type="float" office:value="7796.84">
                <text:p>7796.8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877.36">
                <text:p>877.36</text:p>
              </table:table-cell>
              <table:table-cell office:value-type="float" office:value="12730.17">
                <text:p>12730.1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877.54">
                <text:p>877.54</text:p>
              </table:table-cell>
              <table:table-cell office:value-type="float" office:value="18058.53">
                <text:p>18058.5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877.72">
                <text:p>877.72</text:p>
              </table:table-cell>
              <table:table-cell office:value-type="float" office:value="13043.29">
                <text:p>13043.2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877.9">
                <text:p>877.9</text:p>
              </table:table-cell>
              <table:table-cell office:value-type="float" office:value="8044.42">
                <text:p>8044.4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878.08">
                <text:p>878.08</text:p>
              </table:table-cell>
              <table:table-cell office:value-type="float" office:value="20361.36">
                <text:p>20361.36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878.26">
                <text:p>878.26</text:p>
              </table:table-cell>
              <table:table-cell office:value-type="float" office:value="7643.93">
                <text:p>7643.9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878.44">
                <text:p>878.44</text:p>
              </table:table-cell>
              <table:table-cell office:value-type="float" office:value="9149.41">
                <text:p>9149.4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878.62">
                <text:p>878.62</text:p>
              </table:table-cell>
              <table:table-cell office:value-type="float" office:value="20847.41">
                <text:p>20847.4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878.8">
                <text:p>878.8</text:p>
              </table:table-cell>
              <table:table-cell office:value-type="float" office:value="11572.39">
                <text:p>11572.3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878.98">
                <text:p>878.98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879.16">
                <text:p>879.16</text:p>
              </table:table-cell>
              <table:table-cell office:value-type="float" office:value="21821.33">
                <text:p>21821.3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879.34">
                <text:p>879.34</text:p>
              </table:table-cell>
              <table:table-cell office:value-type="float" office:value="16452.93">
                <text:p>16452.9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879.52">
                <text:p>879.52</text:p>
              </table:table-cell>
              <table:table-cell office:value-type="float" office:value="14168.3">
                <text:p>14168.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879.7">
                <text:p>879.7</text:p>
              </table:table-cell>
              <table:table-cell office:value-type="float" office:value="20124.71">
                <text:p>20124.7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79.88">
                <text:p>879.88</text:p>
              </table:table-cell>
              <table:table-cell office:value-type="float" office:value="14577.9">
                <text:p>14577.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880.06">
                <text:p>880.06</text:p>
              </table:table-cell>
              <table:table-cell office:value-type="float" office:value="11596.05">
                <text:p>11596.0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880.24">
                <text:p>880.24</text:p>
              </table:table-cell>
              <table:table-cell office:value-type="float" office:value="17643.48">
                <text:p>17643.4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880.42">
                <text:p>880.42</text:p>
              </table:table-cell>
              <table:table-cell office:value-type="float" office:value="7698.54">
                <text:p>7698.5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880.6">
                <text:p>880.6</text:p>
              </table:table-cell>
              <table:table-cell office:value-type="float" office:value="12049.34">
                <text:p>12049.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0.78">
                <text:p>880.78</text:p>
              </table:table-cell>
              <table:table-cell office:value-type="float" office:value="15466.26">
                <text:p>15466.2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80.95">
                <text:p>880.95</text:p>
              </table:table-cell>
              <table:table-cell office:value-type="float" office:value="12566.34">
                <text:p>12566.3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81.13">
                <text:p>881.13</text:p>
              </table:table-cell>
              <table:table-cell office:value-type="float" office:value="7199.75">
                <text:p>7199.7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881.31">
                <text:p>881.31</text:p>
              </table:table-cell>
              <table:table-cell office:value-type="float" office:value="7807.77">
                <text:p>7807.7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881.49">
                <text:p>881.49</text:p>
              </table:table-cell>
              <table:table-cell office:value-type="float" office:value="9120.29">
                <text:p>9120.2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881.67">
                <text:p>881.67</text:p>
              </table:table-cell>
              <table:table-cell office:value-type="float" office:value="11672.51">
                <text:p>11672.5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881.85">
                <text:p>881.85</text:p>
              </table:table-cell>
              <table:table-cell office:value-type="float" office:value="10429.17">
                <text:p>10429.1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882.03">
                <text:p>882.03</text:p>
              </table:table-cell>
              <table:table-cell office:value-type="float" office:value="14079.1">
                <text:p>14079.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882.21">
                <text:p>882.21</text:p>
              </table:table-cell>
              <table:table-cell office:value-type="float" office:value="9842.99">
                <text:p>9842.9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882.39">
                <text:p>882.39</text:p>
              </table:table-cell>
              <table:table-cell office:value-type="float" office:value="10796.89">
                <text:p>10796.89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882.57">
                <text:p>882.57</text:p>
              </table:table-cell>
              <table:table-cell office:value-type="float" office:value="10665.82">
                <text:p>10665.8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882.75">
                <text:p>882.75</text:p>
              </table:table-cell>
              <table:table-cell office:value-type="float" office:value="30816.01">
                <text:p>30816.0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882.93">
                <text:p>882.93</text:p>
              </table:table-cell>
              <table:table-cell office:value-type="float" office:value="12358.81">
                <text:p>12358.8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883.11">
                <text:p>883.11</text:p>
              </table:table-cell>
              <table:table-cell office:value-type="float" office:value="20618.04">
                <text:p>20618.0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883.28">
                <text:p>883.28</text:p>
              </table:table-cell>
              <table:table-cell office:value-type="float" office:value="8812.64">
                <text:p>8812.64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883.46">
                <text:p>883.46</text:p>
              </table:table-cell>
              <table:table-cell office:value-type="float" office:value="14148.28">
                <text:p>14148.2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83.64">
                <text:p>883.64</text:p>
              </table:table-cell>
              <table:table-cell office:value-type="float" office:value="11388.53">
                <text:p>11388.5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83.82">
                <text:p>883.82</text:p>
              </table:table-cell>
              <table:table-cell office:value-type="float" office:value="13400.09">
                <text:p>13400.0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84">
                <text:p>884</text:p>
              </table:table-cell>
              <table:table-cell office:value-type="float" office:value="12120.33">
                <text:p>12120.3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84.18">
                <text:p>884.18</text:p>
              </table:table-cell>
              <table:table-cell office:value-type="float" office:value="14594.28">
                <text:p>14594.2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84.36">
                <text:p>884.36</text:p>
              </table:table-cell>
              <table:table-cell office:value-type="float" office:value="13400.09">
                <text:p>13400.09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884.54">
                <text:p>884.54</text:p>
              </table:table-cell>
              <table:table-cell office:value-type="float" office:value="9062.03">
                <text:p>9062.0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884.72">
                <text:p>884.72</text:p>
              </table:table-cell>
              <table:table-cell office:value-type="float" office:value="8801.71">
                <text:p>8801.7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884.9">
                <text:p>884.9</text:p>
              </table:table-cell>
              <table:table-cell office:value-type="float" office:value="14608.84">
                <text:p>14608.8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885.07">
                <text:p>885.07</text:p>
              </table:table-cell>
              <table:table-cell office:value-type="float" office:value="13232.61">
                <text:p>13232.6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885.25">
                <text:p>885.25</text:p>
              </table:table-cell>
              <table:table-cell office:value-type="float" office:value="10862.43">
                <text:p>10862.43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885.43">
                <text:p>885.43</text:p>
              </table:table-cell>
              <table:table-cell office:value-type="float" office:value="9988.63">
                <text:p>9988.6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885.61">
                <text:p>885.61</text:p>
              </table:table-cell>
              <table:table-cell office:value-type="float" office:value="17718.12">
                <text:p>17718.1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885.79">
                <text:p>885.79</text:p>
              </table:table-cell>
              <table:table-cell office:value-type="float" office:value="9298.69">
                <text:p>9298.6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885.97">
                <text:p>885.97</text:p>
              </table:table-cell>
              <table:table-cell office:value-type="float" office:value="10017.75">
                <text:p>10017.7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886.15">
                <text:p>886.15</text:p>
              </table:table-cell>
              <table:table-cell office:value-type="float" office:value="14330.32">
                <text:p>14330.3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886.33">
                <text:p>886.33</text:p>
              </table:table-cell>
              <table:table-cell office:value-type="float" office:value="10116.06">
                <text:p>10116.06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886.51">
                <text:p>886.51</text:p>
              </table:table-cell>
              <table:table-cell office:value-type="float" office:value="12524.47">
                <text:p>12524.4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886.68">
                <text:p>886.68</text:p>
              </table:table-cell>
              <table:table-cell office:value-type="float" office:value="12759.3">
                <text:p>12759.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886.86">
                <text:p>886.86</text:p>
              </table:table-cell>
              <table:table-cell office:value-type="float" office:value="10345.43">
                <text:p>10345.4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887.04">
                <text:p>887.04</text:p>
              </table:table-cell>
              <table:table-cell office:value-type="float" office:value="13305.43">
                <text:p>13305.43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887.22">
                <text:p>887.22</text:p>
              </table:table-cell>
              <table:table-cell office:value-type="float" office:value="13378.24">
                <text:p>13378.24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887.4">
                <text:p>887.4</text:p>
              </table:table-cell>
              <table:table-cell office:value-type="float" office:value="9158.52">
                <text:p>9158.5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887.58">
                <text:p>887.58</text:p>
              </table:table-cell>
              <table:table-cell office:value-type="float" office:value="9346.02">
                <text:p>9346.0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887.76">
                <text:p>887.76</text:p>
              </table:table-cell>
              <table:table-cell office:value-type="float" office:value="11581.49">
                <text:p>11581.4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887.94">
                <text:p>887.94</text:p>
              </table:table-cell>
              <table:table-cell office:value-type="float" office:value="57496.04">
                <text:p>57496.0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88.11">
                <text:p>888.11</text:p>
              </table:table-cell>
              <table:table-cell office:value-type="float" office:value="22724.26">
                <text:p>22724.2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888.29">
                <text:p>888.29</text:p>
              </table:table-cell>
              <table:table-cell office:value-type="float" office:value="8375.74">
                <text:p>8375.7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888.47">
                <text:p>888.47</text:p>
              </table:table-cell>
              <table:table-cell office:value-type="float" office:value="9131.21">
                <text:p>9131.21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888.65">
                <text:p>888.65</text:p>
              </table:table-cell>
              <table:table-cell office:value-type="float" office:value="17641.66">
                <text:p>17641.66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888.83">
                <text:p>888.83</text:p>
              </table:table-cell>
              <table:table-cell office:value-type="float" office:value="26798.35">
                <text:p>26798.3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889.01">
                <text:p>889.01</text:p>
              </table:table-cell>
              <table:table-cell office:value-type="float" office:value="11441.32">
                <text:p>11441.3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889.19">
                <text:p>889.19</text:p>
              </table:table-cell>
              <table:table-cell office:value-type="float" office:value="10465.58">
                <text:p>10465.5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89.36">
                <text:p>889.36</text:p>
              </table:table-cell>
              <table:table-cell office:value-type="float" office:value="11199.2">
                <text:p>11199.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889.54">
                <text:p>889.54</text:p>
              </table:table-cell>
              <table:table-cell office:value-type="float" office:value="11191.92">
                <text:p>11191.9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889.72">
                <text:p>889.72</text:p>
              </table:table-cell>
              <table:table-cell office:value-type="float" office:value="9231.33">
                <text:p>9231.3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889.9">
                <text:p>889.9</text:p>
              </table:table-cell>
              <table:table-cell office:value-type="float" office:value="11965.6">
                <text:p>11965.6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890.08">
                <text:p>890.08</text:p>
              </table:table-cell>
              <table:table-cell office:value-type="float" office:value="11554.18">
                <text:p>11554.1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890.26">
                <text:p>890.26</text:p>
              </table:table-cell>
              <table:table-cell office:value-type="float" office:value="13640.38">
                <text:p>13640.3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890.44">
                <text:p>890.44</text:p>
              </table:table-cell>
              <table:table-cell office:value-type="float" office:value="9742.87">
                <text:p>9742.8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890.61">
                <text:p>890.61</text:p>
              </table:table-cell>
              <table:table-cell office:value-type="float" office:value="10454.65">
                <text:p>10454.6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890.79">
                <text:p>890.79</text:p>
              </table:table-cell>
              <table:table-cell office:value-type="float" office:value="9355.12">
                <text:p>9355.1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890.97">
                <text:p>890.97</text:p>
              </table:table-cell>
              <table:table-cell office:value-type="float" office:value="12580.9">
                <text:p>12580.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891.15">
                <text:p>891.15</text:p>
              </table:table-cell>
              <table:table-cell office:value-type="float" office:value="14255.68">
                <text:p>14255.6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891.33">
                <text:p>891.33</text:p>
              </table:table-cell>
              <table:table-cell office:value-type="float" office:value="6358.72">
                <text:p>6358.7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891.51">
                <text:p>891.51</text:p>
              </table:table-cell>
              <table:table-cell office:value-type="float" office:value="15579.13">
                <text:p>15579.1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891.68">
                <text:p>891.68</text:p>
              </table:table-cell>
              <table:table-cell office:value-type="float" office:value="9145.77">
                <text:p>9145.7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891.86">
                <text:p>891.86</text:p>
              </table:table-cell>
              <table:table-cell office:value-type="float" office:value="17046.38">
                <text:p>17046.3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892.04">
                <text:p>892.04</text:p>
              </table:table-cell>
              <table:table-cell office:value-type="float" office:value="14821.83">
                <text:p>14821.8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892.22">
                <text:p>892.22</text:p>
              </table:table-cell>
              <table:table-cell office:value-type="float" office:value="7633.01">
                <text:p>7633.0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892.4">
                <text:p>892.4</text:p>
              </table:table-cell>
              <table:table-cell office:value-type="float" office:value="20104.68">
                <text:p>20104.6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892.58">
                <text:p>892.58</text:p>
              </table:table-cell>
              <table:table-cell office:value-type="float" office:value="16414.7">
                <text:p>16414.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892.75">
                <text:p>892.75</text:p>
              </table:table-cell>
              <table:table-cell office:value-type="float" office:value="9284.12">
                <text:p>9284.1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892.93">
                <text:p>892.93</text:p>
              </table:table-cell>
              <table:table-cell office:value-type="float" office:value="14534.21">
                <text:p>14534.2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893.11">
                <text:p>893.11</text:p>
              </table:table-cell>
              <table:table-cell office:value-type="float" office:value="13472.9">
                <text:p>13472.9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893.29">
                <text:p>893.29</text:p>
              </table:table-cell>
              <table:table-cell office:value-type="float" office:value="14927.42">
                <text:p>14927.4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893.47">
                <text:p>893.47</text:p>
              </table:table-cell>
              <table:table-cell office:value-type="float" office:value="7245.26">
                <text:p>7245.26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893.64">
                <text:p>893.64</text:p>
              </table:table-cell>
              <table:table-cell office:value-type="float" office:value="11896.42">
                <text:p>11896.4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893.82">
                <text:p>893.82</text:p>
              </table:table-cell>
              <table:table-cell office:value-type="float" office:value="7744.05">
                <text:p>7744.0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894">
                <text:p>894</text:p>
              </table:table-cell>
              <table:table-cell office:value-type="float" office:value="14013.57">
                <text:p>14013.5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894.18">
                <text:p>894.18</text:p>
              </table:table-cell>
              <table:table-cell office:value-type="float" office:value="10789.61">
                <text:p>10789.6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894.36">
                <text:p>894.36</text:p>
              </table:table-cell>
              <table:table-cell office:value-type="float" office:value="11472.27">
                <text:p>11472.2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94.53">
                <text:p>894.53</text:p>
              </table:table-cell>
              <table:table-cell office:value-type="float" office:value="13556.64">
                <text:p>13556.64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894.71">
                <text:p>894.71</text:p>
              </table:table-cell>
              <table:table-cell office:value-type="float" office:value="10103.31">
                <text:p>10103.3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894.89">
                <text:p>894.89</text:p>
              </table:table-cell>
              <table:table-cell office:value-type="float" office:value="11048.11">
                <text:p>11048.1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5.07">
                <text:p>895.07</text:p>
              </table:table-cell>
              <table:table-cell office:value-type="float" office:value="9453.42">
                <text:p>9453.4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95.25">
                <text:p>895.25</text:p>
              </table:table-cell>
              <table:table-cell office:value-type="float" office:value="7221.59">
                <text:p>7221.5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95.42">
                <text:p>895.42</text:p>
              </table:table-cell>
              <table:table-cell office:value-type="float" office:value="12870.35">
                <text:p>12870.3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95.6">
                <text:p>895.6</text:p>
              </table:table-cell>
              <table:table-cell office:value-type="float" office:value="11264.74">
                <text:p>11264.7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95.78">
                <text:p>895.78</text:p>
              </table:table-cell>
              <table:table-cell office:value-type="float" office:value="9355.12">
                <text:p>9355.1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895.96">
                <text:p>895.96</text:p>
              </table:table-cell>
              <table:table-cell office:value-type="float" office:value="16119.79">
                <text:p>16119.7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896.14">
                <text:p>896.14</text:p>
              </table:table-cell>
              <table:table-cell office:value-type="float" office:value="10077.83">
                <text:p>10077.8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896.31">
                <text:p>896.31</text:p>
              </table:table-cell>
              <table:table-cell office:value-type="float" office:value="9316.89">
                <text:p>9316.8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896.49">
                <text:p>896.49</text:p>
              </table:table-cell>
              <table:table-cell office:value-type="float" office:value="17749.06">
                <text:p>17749.0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896.67">
                <text:p>896.67</text:p>
              </table:table-cell>
              <table:table-cell office:value-type="float" office:value="10760.48">
                <text:p>10760.4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896.85">
                <text:p>896.85</text:p>
              </table:table-cell>
              <table:table-cell office:value-type="float" office:value="18568.25">
                <text:p>18568.2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897.03">
                <text:p>897.03</text:p>
              </table:table-cell>
              <table:table-cell office:value-type="float" office:value="8963.73">
                <text:p>8963.7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897.2">
                <text:p>897.2</text:p>
              </table:table-cell>
              <table:table-cell office:value-type="float" office:value="20170.22">
                <text:p>20170.2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897.38">
                <text:p>897.38</text:p>
              </table:table-cell>
              <table:table-cell office:value-type="float" office:value="9429.76">
                <text:p>9429.7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897.56">
                <text:p>897.56</text:p>
              </table:table-cell>
              <table:table-cell office:value-type="float" office:value="14896.47">
                <text:p>14896.4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897.74">
                <text:p>897.74</text:p>
              </table:table-cell>
              <table:table-cell office:value-type="float" office:value="12617.31">
                <text:p>12617.3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897.91">
                <text:p>897.91</text:p>
              </table:table-cell>
              <table:table-cell office:value-type="float" office:value="13616.72">
                <text:p>13616.7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898.09">
                <text:p>898.09</text:p>
              </table:table-cell>
              <table:table-cell office:value-type="float" office:value="10318.12">
                <text:p>10318.1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898.27">
                <text:p>898.27</text:p>
              </table:table-cell>
              <table:table-cell office:value-type="float" office:value="11535.98">
                <text:p>11535.9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898.45">
                <text:p>898.45</text:p>
              </table:table-cell>
              <table:table-cell office:value-type="float" office:value="9029.27">
                <text:p>9029.2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898.62">
                <text:p>898.62</text:p>
              </table:table-cell>
              <table:table-cell office:value-type="float" office:value="14195.61">
                <text:p>14195.6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98.8">
                <text:p>898.8</text:p>
              </table:table-cell>
              <table:table-cell office:value-type="float" office:value="12045.7">
                <text:p>12045.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98.98">
                <text:p>898.98</text:p>
              </table:table-cell>
              <table:table-cell office:value-type="float" office:value="9409.73">
                <text:p>9409.73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899.16">
                <text:p>899.16</text:p>
              </table:table-cell>
              <table:table-cell office:value-type="float" office:value="13294.5">
                <text:p>13294.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99.34">
                <text:p>899.34</text:p>
              </table:table-cell>
              <table:table-cell office:value-type="float" office:value="9072.96">
                <text:p>9072.9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99.51">
                <text:p>899.51</text:p>
              </table:table-cell>
              <table:table-cell office:value-type="float" office:value="14086.38">
                <text:p>14086.3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99.69">
                <text:p>899.69</text:p>
              </table:table-cell>
              <table:table-cell office:value-type="float" office:value="7296.23">
                <text:p>7296.2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99.87">
                <text:p>899.87</text:p>
              </table:table-cell>
              <table:table-cell office:value-type="float" office:value="14659.82">
                <text:p>14659.8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900.05">
                <text:p>900.05</text:p>
              </table:table-cell>
              <table:table-cell office:value-type="float" office:value="12772.04">
                <text:p>12772.0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900.22">
                <text:p>900.22</text:p>
              </table:table-cell>
              <table:table-cell office:value-type="float" office:value="16349.16">
                <text:p>16349.1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900.4">
                <text:p>900.4</text:p>
              </table:table-cell>
              <table:table-cell office:value-type="float" office:value="18479.05">
                <text:p>18479.0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00.58">
                <text:p>900.58</text:p>
              </table:table-cell>
              <table:table-cell office:value-type="float" office:value="14665.28">
                <text:p>14665.2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900.76">
                <text:p>900.76</text:p>
              </table:table-cell>
              <table:table-cell office:value-type="float" office:value="13795.12">
                <text:p>13795.1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900.93">
                <text:p>900.93</text:p>
              </table:table-cell>
              <table:table-cell office:value-type="float" office:value="11880.04">
                <text:p>11880.04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901.11">
                <text:p>901.11</text:p>
              </table:table-cell>
              <table:table-cell office:value-type="float" office:value="20466.94">
                <text:p>20466.9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901.29">
                <text:p>901.29</text:p>
              </table:table-cell>
              <table:table-cell office:value-type="float" office:value="14909.21">
                <text:p>14909.2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01.46">
                <text:p>901.46</text:p>
              </table:table-cell>
              <table:table-cell office:value-type="float" office:value="21448.15">
                <text:p>21448.1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901.64">
                <text:p>901.64</text:p>
              </table:table-cell>
              <table:table-cell office:value-type="float" office:value="10623.95">
                <text:p>10623.9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01.82">
                <text:p>901.82</text:p>
              </table:table-cell>
              <table:table-cell office:value-type="float" office:value="10476.5">
                <text:p>10476.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902">
                <text:p>902</text:p>
              </table:table-cell>
              <table:table-cell office:value-type="float" office:value="9320.53">
                <text:p>9320.5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902.17">
                <text:p>902.17</text:p>
              </table:table-cell>
              <table:table-cell office:value-type="float" office:value="13613.08">
                <text:p>13613.0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02.35">
                <text:p>902.35</text:p>
              </table:table-cell>
              <table:table-cell office:value-type="float" office:value="9367.86">
                <text:p>9367.8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02.53">
                <text:p>902.53</text:p>
              </table:table-cell>
              <table:table-cell office:value-type="float" office:value="25533.16">
                <text:p>25533.16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02.71">
                <text:p>902.71</text:p>
              </table:table-cell>
              <table:table-cell office:value-type="float" office:value="6759.21">
                <text:p>6759.2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902.88">
                <text:p>902.88</text:p>
              </table:table-cell>
              <table:table-cell office:value-type="float" office:value="13802.4">
                <text:p>13802.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903.06">
                <text:p>903.06</text:p>
              </table:table-cell>
              <table:table-cell office:value-type="float" office:value="12032.95">
                <text:p>12032.9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03.24">
                <text:p>903.24</text:p>
              </table:table-cell>
              <table:table-cell office:value-type="float" office:value="7907.89">
                <text:p>7907.8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03.41">
                <text:p>903.41</text:p>
              </table:table-cell>
              <table:table-cell office:value-type="float" office:value="14541.49">
                <text:p>14541.4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03.59">
                <text:p>903.59</text:p>
              </table:table-cell>
              <table:table-cell office:value-type="float" office:value="15391.62">
                <text:p>15391.6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03.77">
                <text:p>903.77</text:p>
              </table:table-cell>
              <table:table-cell office:value-type="float" office:value="11931.01">
                <text:p>11931.0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03.95">
                <text:p>903.95</text:p>
              </table:table-cell>
              <table:table-cell office:value-type="float" office:value="13911.62">
                <text:p>13911.6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904.12">
                <text:p>904.12</text:p>
              </table:table-cell>
              <table:table-cell office:value-type="float" office:value="12597.28">
                <text:p>12597.2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904.3">
                <text:p>904.3</text:p>
              </table:table-cell>
              <table:table-cell office:value-type="float" office:value="8031.68">
                <text:p>8031.6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904.48">
                <text:p>904.48</text:p>
              </table:table-cell>
              <table:table-cell office:value-type="float" office:value="12619.13">
                <text:p>12619.1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904.65">
                <text:p>904.65</text:p>
              </table:table-cell>
              <table:table-cell office:value-type="float" office:value="13602.15">
                <text:p>13602.1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904.83">
                <text:p>904.83</text:p>
              </table:table-cell>
              <table:table-cell office:value-type="float" office:value="12316.94">
                <text:p>12316.94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905.01">
                <text:p>905.01</text:p>
              </table:table-cell>
              <table:table-cell office:value-type="float" office:value="12282.35">
                <text:p>12282.35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905.19">
                <text:p>905.19</text:p>
              </table:table-cell>
              <table:table-cell office:value-type="float" office:value="17818.24">
                <text:p>17818.2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05.36">
                <text:p>905.36</text:p>
              </table:table-cell>
              <table:table-cell office:value-type="float" office:value="26286.82">
                <text:p>26286.8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905.54">
                <text:p>905.54</text:p>
              </table:table-cell>
              <table:table-cell office:value-type="float" office:value="12109.41">
                <text:p>12109.4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905.72">
                <text:p>905.72</text:p>
              </table:table-cell>
              <table:table-cell office:value-type="float" office:value="14566.97">
                <text:p>14566.97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905.89">
                <text:p>905.89</text:p>
              </table:table-cell>
              <table:table-cell office:value-type="float" office:value="16043.33">
                <text:p>16043.3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06.07">
                <text:p>906.07</text:p>
              </table:table-cell>
              <table:table-cell office:value-type="float" office:value="13576.67">
                <text:p>13576.6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06.25">
                <text:p>906.25</text:p>
              </table:table-cell>
              <table:table-cell office:value-type="float" office:value="10523.83">
                <text:p>10523.8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906.42">
                <text:p>906.42</text:p>
              </table:table-cell>
              <table:table-cell office:value-type="float" office:value="21127.76">
                <text:p>21127.7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06.6">
                <text:p>906.6</text:p>
              </table:table-cell>
              <table:table-cell office:value-type="float" office:value="9515.32">
                <text:p>9515.3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06.78">
                <text:p>906.78</text:p>
              </table:table-cell>
              <table:table-cell office:value-type="float" office:value="18985.13">
                <text:p>18985.1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906.95">
                <text:p>906.95</text:p>
              </table:table-cell>
              <table:table-cell office:value-type="float" office:value="12708.33">
                <text:p>12708.33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907.13">
                <text:p>907.13</text:p>
              </table:table-cell>
              <table:table-cell office:value-type="float" office:value="9477.09">
                <text:p>9477.0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907.31">
                <text:p>907.31</text:p>
              </table:table-cell>
              <table:table-cell office:value-type="float" office:value="17250.27">
                <text:p>17250.2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907.49">
                <text:p>907.49</text:p>
              </table:table-cell>
              <table:table-cell office:value-type="float" office:value="14281.17">
                <text:p>14281.1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907.66">
                <text:p>907.66</text:p>
              </table:table-cell>
              <table:table-cell office:value-type="float" office:value="13603.97">
                <text:p>13603.97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907.84">
                <text:p>907.84</text:p>
              </table:table-cell>
              <table:table-cell office:value-type="float" office:value="11162.8">
                <text:p>11162.8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908.02">
                <text:p>908.02</text:p>
              </table:table-cell>
              <table:table-cell office:value-type="float" office:value="9089.34">
                <text:p>9089.34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08.19">
                <text:p>908.19</text:p>
              </table:table-cell>
              <table:table-cell office:value-type="float" office:value="11381.24">
                <text:p>11381.2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908.37">
                <text:p>908.37</text:p>
              </table:table-cell>
              <table:table-cell office:value-type="float" office:value="16855.24">
                <text:p>16855.24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08.55">
                <text:p>908.55</text:p>
              </table:table-cell>
              <table:table-cell office:value-type="float" office:value="12948.62">
                <text:p>12948.6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908.72">
                <text:p>908.72</text:p>
              </table:table-cell>
              <table:table-cell office:value-type="float" office:value="15058.49">
                <text:p>15058.4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908.9">
                <text:p>908.9</text:p>
              </table:table-cell>
              <table:table-cell office:value-type="float" office:value="8068.09">
                <text:p>8068.0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909.08">
                <text:p>909.08</text:p>
              </table:table-cell>
              <table:table-cell office:value-type="float" office:value="12052.98">
                <text:p>12052.9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09.25">
                <text:p>909.25</text:p>
              </table:table-cell>
              <table:table-cell office:value-type="float" office:value="28808.09">
                <text:p>28808.0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09.43">
                <text:p>909.43</text:p>
              </table:table-cell>
              <table:table-cell office:value-type="float" office:value="8619.67">
                <text:p>8619.6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909.61">
                <text:p>909.61</text:p>
              </table:table-cell>
              <table:table-cell office:value-type="float" office:value="12460.75">
                <text:p>12460.7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909.78">
                <text:p>909.78</text:p>
              </table:table-cell>
              <table:table-cell office:value-type="float" office:value="19742.42">
                <text:p>19742.4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909.96">
                <text:p>909.96</text:p>
              </table:table-cell>
              <table:table-cell office:value-type="float" office:value="14364.91">
                <text:p>14364.9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910.13">
                <text:p>910.13</text:p>
              </table:table-cell>
              <table:table-cell office:value-type="float" office:value="12051.16">
                <text:p>12051.1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910.31">
                <text:p>910.31</text:p>
              </table:table-cell>
              <table:table-cell office:value-type="float" office:value="15366.14">
                <text:p>15366.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910.49">
                <text:p>910.49</text:p>
              </table:table-cell>
              <table:table-cell office:value-type="float" office:value="12364.27">
                <text:p>12364.2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10.66">
                <text:p>910.66</text:p>
              </table:table-cell>
              <table:table-cell office:value-type="float" office:value="7909.71">
                <text:p>7909.71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10.84">
                <text:p>910.84</text:p>
              </table:table-cell>
              <table:table-cell office:value-type="float" office:value="15859.47">
                <text:p>15859.4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911.02">
                <text:p>911.02</text:p>
              </table:table-cell>
              <table:table-cell office:value-type="float" office:value="9335.1">
                <text:p>9335.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911.19">
                <text:p>911.19</text:p>
              </table:table-cell>
              <table:table-cell office:value-type="float" office:value="12020.21">
                <text:p>12020.2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911.37">
                <text:p>911.37</text:p>
              </table:table-cell>
              <table:table-cell office:value-type="float" office:value="15067.59">
                <text:p>15067.5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911.55">
                <text:p>911.55</text:p>
              </table:table-cell>
              <table:table-cell office:value-type="float" office:value="13407.37">
                <text:p>13407.3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911.72">
                <text:p>911.72</text:p>
              </table:table-cell>
              <table:table-cell office:value-type="float" office:value="5805.31">
                <text:p>5805.3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911.9">
                <text:p>911.9</text:p>
              </table:table-cell>
              <table:table-cell office:value-type="float" office:value="16669.56">
                <text:p>16669.5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912.08">
                <text:p>912.08</text:p>
              </table:table-cell>
              <table:table-cell office:value-type="float" office:value="10416.42">
                <text:p>10416.4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12.25">
                <text:p>912.25</text:p>
              </table:table-cell>
              <table:table-cell office:value-type="float" office:value="9611.8">
                <text:p>9611.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12.43">
                <text:p>912.43</text:p>
              </table:table-cell>
              <table:table-cell office:value-type="float" office:value="8328.41">
                <text:p>8328.4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12.6">
                <text:p>912.6</text:p>
              </table:table-cell>
              <table:table-cell office:value-type="float" office:value="21273.39">
                <text:p>21273.3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12.78">
                <text:p>912.78</text:p>
              </table:table-cell>
              <table:table-cell office:value-type="float" office:value="19955.41">
                <text:p>19955.4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912.96">
                <text:p>912.96</text:p>
              </table:table-cell>
              <table:table-cell office:value-type="float" office:value="12204.07">
                <text:p>12204.0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13.13">
                <text:p>913.13</text:p>
              </table:table-cell>
              <table:table-cell office:value-type="float" office:value="11053.57">
                <text:p>11053.5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13.31">
                <text:p>913.31</text:p>
              </table:table-cell>
              <table:table-cell office:value-type="float" office:value="23976.71">
                <text:p>23976.7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13.49">
                <text:p>913.49</text:p>
              </table:table-cell>
              <table:table-cell office:value-type="float" office:value="9577.21">
                <text:p>9577.2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13.66">
                <text:p>913.66</text:p>
              </table:table-cell>
              <table:table-cell office:value-type="float" office:value="20625.32">
                <text:p>20625.3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13.84">
                <text:p>913.84</text:p>
              </table:table-cell>
              <table:table-cell office:value-type="float" office:value="13480.19">
                <text:p>13480.1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914.01">
                <text:p>914.01</text:p>
              </table:table-cell>
              <table:table-cell office:value-type="float" office:value="10289">
                <text:p>1028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914.19">
                <text:p>914.19</text:p>
              </table:table-cell>
              <table:table-cell office:value-type="float" office:value="7035.91">
                <text:p>7035.9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914.37">
                <text:p>914.37</text:p>
              </table:table-cell>
              <table:table-cell office:value-type="float" office:value="12247.76">
                <text:p>12247.7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914.54">
                <text:p>914.54</text:p>
              </table:table-cell>
              <table:table-cell office:value-type="float" office:value="14812.73">
                <text:p>14812.7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914.72">
                <text:p>914.72</text:p>
              </table:table-cell>
              <table:table-cell office:value-type="float" office:value="8801.71">
                <text:p>8801.7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14.89">
                <text:p>914.89</text:p>
              </table:table-cell>
              <table:table-cell office:value-type="float" office:value="8814.46">
                <text:p>8814.4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915.07">
                <text:p>915.07</text:p>
              </table:table-cell>
              <table:table-cell office:value-type="float" office:value="16687.76">
                <text:p>16687.7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915.25">
                <text:p>915.25</text:p>
              </table:table-cell>
              <table:table-cell office:value-type="float" office:value="16776.96">
                <text:p>16776.96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915.42">
                <text:p>915.42</text:p>
              </table:table-cell>
              <table:table-cell office:value-type="float" office:value="17232.06">
                <text:p>17232.0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915.6">
                <text:p>915.6</text:p>
              </table:table-cell>
              <table:table-cell office:value-type="float" office:value="13589.41">
                <text:p>13589.4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915.77">
                <text:p>915.77</text:p>
              </table:table-cell>
              <table:table-cell office:value-type="float" office:value="13374.6">
                <text:p>13374.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915.95">
                <text:p>915.95</text:p>
              </table:table-cell>
              <table:table-cell office:value-type="float" office:value="16088.84">
                <text:p>16088.8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16.13">
                <text:p>916.13</text:p>
              </table:table-cell>
              <table:table-cell office:value-type="float" office:value="17687.17">
                <text:p>17687.17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916.3">
                <text:p>916.3</text:p>
              </table:table-cell>
              <table:table-cell office:value-type="float" office:value="11177.36">
                <text:p>11177.3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916.48">
                <text:p>916.48</text:p>
              </table:table-cell>
              <table:table-cell office:value-type="float" office:value="17091.89">
                <text:p>17091.8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916.65">
                <text:p>916.65</text:p>
              </table:table-cell>
              <table:table-cell office:value-type="float" office:value="13989.9">
                <text:p>13989.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916.83">
                <text:p>916.83</text:p>
              </table:table-cell>
              <table:table-cell office:value-type="float" office:value="18828.57">
                <text:p>18828.57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17.01">
                <text:p>917.01</text:p>
              </table:table-cell>
              <table:table-cell office:value-type="float" office:value="17106.46">
                <text:p>17106.46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917.18">
                <text:p>917.18</text:p>
              </table:table-cell>
              <table:table-cell office:value-type="float" office:value="14756.3">
                <text:p>14756.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917.36">
                <text:p>917.36</text:p>
              </table:table-cell>
              <table:table-cell office:value-type="float" office:value="14577.9">
                <text:p>14577.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917.53">
                <text:p>917.53</text:p>
              </table:table-cell>
              <table:table-cell office:value-type="float" office:value="13070.59">
                <text:p>13070.5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917.71">
                <text:p>917.71</text:p>
              </table:table-cell>
              <table:table-cell office:value-type="float" office:value="10547.49">
                <text:p>10547.4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17.88">
                <text:p>917.88</text:p>
              </table:table-cell>
              <table:table-cell office:value-type="float" office:value="8088.11">
                <text:p>8088.1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18.06">
                <text:p>918.06</text:p>
              </table:table-cell>
              <table:table-cell office:value-type="float" office:value="24808.64">
                <text:p>24808.64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918.24">
                <text:p>918.24</text:p>
              </table:table-cell>
              <table:table-cell office:value-type="float" office:value="7440.04">
                <text:p>7440.0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918.41">
                <text:p>918.41</text:p>
              </table:table-cell>
              <table:table-cell office:value-type="float" office:value="11388.53">
                <text:p>11388.5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18.59">
                <text:p>918.59</text:p>
              </table:table-cell>
              <table:table-cell office:value-type="float" office:value="21575.58">
                <text:p>21575.5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918.76">
                <text:p>918.76</text:p>
              </table:table-cell>
              <table:table-cell office:value-type="float" office:value="17343.11">
                <text:p>17343.1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918.94">
                <text:p>918.94</text:p>
              </table:table-cell>
              <table:table-cell office:value-type="float" office:value="16274.52">
                <text:p>16274.5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919.11">
                <text:p>919.11</text:p>
              </table:table-cell>
              <table:table-cell office:value-type="float" office:value="8739.82">
                <text:p>8739.8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919.29">
                <text:p>919.29</text:p>
              </table:table-cell>
              <table:table-cell office:value-type="float" office:value="14648.89">
                <text:p>14648.8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919.47">
                <text:p>919.47</text:p>
              </table:table-cell>
              <table:table-cell office:value-type="float" office:value="20454.2">
                <text:p>20454.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919.64">
                <text:p>919.64</text:p>
              </table:table-cell>
              <table:table-cell office:value-type="float" office:value="23334.1">
                <text:p>23334.1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919.82">
                <text:p>919.82</text:p>
              </table:table-cell>
              <table:table-cell office:value-type="float" office:value="17370.42">
                <text:p>17370.4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919.99">
                <text:p>919.99</text:p>
              </table:table-cell>
              <table:table-cell office:value-type="float" office:value="13747.79">
                <text:p>13747.7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20.17">
                <text:p>920.17</text:p>
              </table:table-cell>
              <table:table-cell office:value-type="float" office:value="7627.55">
                <text:p>7627.5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920.34">
                <text:p>920.34</text:p>
              </table:table-cell>
              <table:table-cell office:value-type="float" office:value="13553">
                <text:p>13553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920.52">
                <text:p>920.52</text:p>
              </table:table-cell>
              <table:table-cell office:value-type="float" office:value="20932.97">
                <text:p>20932.9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920.69">
                <text:p>920.69</text:p>
              </table:table-cell>
              <table:table-cell office:value-type="float" office:value="9571.75">
                <text:p>9571.7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920.87">
                <text:p>920.87</text:p>
              </table:table-cell>
              <table:table-cell office:value-type="float" office:value="15988.72">
                <text:p>15988.7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21.04">
                <text:p>921.04</text:p>
              </table:table-cell>
              <table:table-cell office:value-type="float" office:value="17261.19">
                <text:p>17261.1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21.22">
                <text:p>921.22</text:p>
              </table:table-cell>
              <table:table-cell office:value-type="float" office:value="13880.68">
                <text:p>13880.6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1.4">
                <text:p>921.4</text:p>
              </table:table-cell>
              <table:table-cell office:value-type="float" office:value="7399.99">
                <text:p>7399.9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921.57">
                <text:p>921.57</text:p>
              </table:table-cell>
              <table:table-cell office:value-type="float" office:value="9609.98">
                <text:p>9609.9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21.75">
                <text:p>921.75</text:p>
              </table:table-cell>
              <table:table-cell office:value-type="float" office:value="13613.08">
                <text:p>13613.0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921.92">
                <text:p>921.92</text:p>
              </table:table-cell>
              <table:table-cell office:value-type="float" office:value="12067.54">
                <text:p>12067.5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922.1">
                <text:p>922.1</text:p>
              </table:table-cell>
              <table:table-cell office:value-type="float" office:value="12824.84">
                <text:p>12824.8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922.27">
                <text:p>922.27</text:p>
              </table:table-cell>
              <table:table-cell office:value-type="float" office:value="7931.56">
                <text:p>7931.5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922.45">
                <text:p>922.45</text:p>
              </table:table-cell>
              <table:table-cell office:value-type="float" office:value="14288.45">
                <text:p>14288.4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922.62">
                <text:p>922.62</text:p>
              </table:table-cell>
              <table:table-cell office:value-type="float" office:value="16243.58">
                <text:p>16243.5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922.8">
                <text:p>922.8</text:p>
              </table:table-cell>
              <table:table-cell office:value-type="float" office:value="12309.66">
                <text:p>12309.6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922.97">
                <text:p>922.97</text:p>
              </table:table-cell>
              <table:table-cell office:value-type="float" office:value="10733.18">
                <text:p>10733.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923.15">
                <text:p>923.15</text:p>
              </table:table-cell>
              <table:table-cell office:value-type="float" office:value="8082.65">
                <text:p>8082.6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923.32">
                <text:p>923.32</text:p>
              </table:table-cell>
              <table:table-cell office:value-type="float" office:value="16163.48">
                <text:p>16163.4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923.5">
                <text:p>923.5</text:p>
              </table:table-cell>
              <table:table-cell office:value-type="float" office:value="14557.87">
                <text:p>14557.87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923.67">
                <text:p>923.67</text:p>
              </table:table-cell>
              <table:table-cell office:value-type="float" office:value="10522.01">
                <text:p>10522.0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923.85">
                <text:p>923.85</text:p>
              </table:table-cell>
              <table:table-cell office:value-type="float" office:value="6808.36">
                <text:p>6808.36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924.02">
                <text:p>924.02</text:p>
              </table:table-cell>
              <table:table-cell office:value-type="float" office:value="10900.66">
                <text:p>10900.66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924.2">
                <text:p>924.2</text:p>
              </table:table-cell>
              <table:table-cell office:value-type="float" office:value="8199.16">
                <text:p>8199.16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24.37">
                <text:p>924.37</text:p>
              </table:table-cell>
              <table:table-cell office:value-type="float" office:value="23035.55">
                <text:p>23035.5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924.55">
                <text:p>924.55</text:p>
              </table:table-cell>
              <table:table-cell office:value-type="float" office:value="10649.44">
                <text:p>10649.4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924.72">
                <text:p>924.72</text:p>
              </table:table-cell>
              <table:table-cell office:value-type="float" office:value="14982.03">
                <text:p>14982.0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924.9">
                <text:p>924.9</text:p>
              </table:table-cell>
              <table:table-cell office:value-type="float" office:value="12846.68">
                <text:p>12846.6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925.07">
                <text:p>925.07</text:p>
              </table:table-cell>
              <table:table-cell office:value-type="float" office:value="11683.43">
                <text:p>11683.4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25.25">
                <text:p>925.25</text:p>
              </table:table-cell>
              <table:table-cell office:value-type="float" office:value="14607.02">
                <text:p>14607.0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925.42">
                <text:p>925.42</text:p>
              </table:table-cell>
              <table:table-cell office:value-type="float" office:value="9591.78">
                <text:p>9591.7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925.6">
                <text:p>925.6</text:p>
              </table:table-cell>
              <table:table-cell office:value-type="float" office:value="15320.63">
                <text:p>15320.6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25.77">
                <text:p>925.77</text:p>
              </table:table-cell>
              <table:table-cell office:value-type="float" office:value="14173.76">
                <text:p>14173.7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25.95">
                <text:p>925.95</text:p>
              </table:table-cell>
              <table:table-cell office:value-type="float" office:value="9995.91">
                <text:p>9995.9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26.12">
                <text:p>926.12</text:p>
              </table:table-cell>
              <table:table-cell office:value-type="float" office:value="8253.77">
                <text:p>8253.7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26.3">
                <text:p>926.3</text:p>
              </table:table-cell>
              <table:table-cell office:value-type="float" office:value="12968.65">
                <text:p>12968.6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26.47">
                <text:p>926.47</text:p>
              </table:table-cell>
              <table:table-cell office:value-type="float" office:value="16270.88">
                <text:p>16270.8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26.65">
                <text:p>926.65</text:p>
              </table:table-cell>
              <table:table-cell office:value-type="float" office:value="23596.24">
                <text:p>23596.2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26.82">
                <text:p>926.82</text:p>
              </table:table-cell>
              <table:table-cell office:value-type="float" office:value="12264.15">
                <text:p>12264.15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27">
                <text:p>927</text:p>
              </table:table-cell>
              <table:table-cell office:value-type="float" office:value="16997.23">
                <text:p>16997.23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27.17">
                <text:p>927.17</text:p>
              </table:table-cell>
              <table:table-cell office:value-type="float" office:value="8266.51">
                <text:p>8266.5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27.35">
                <text:p>927.35</text:p>
              </table:table-cell>
              <table:table-cell office:value-type="float" office:value="7853.28">
                <text:p>7853.2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27.52">
                <text:p>927.52</text:p>
              </table:table-cell>
              <table:table-cell office:value-type="float" office:value="11426.76">
                <text:p>11426.76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27.7">
                <text:p>927.7</text:p>
              </table:table-cell>
              <table:table-cell office:value-type="float" office:value="9032.91">
                <text:p>9032.9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927.87">
                <text:p>927.87</text:p>
              </table:table-cell>
              <table:table-cell office:value-type="float" office:value="9788.38">
                <text:p>9788.3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28.05">
                <text:p>928.05</text:p>
              </table:table-cell>
              <table:table-cell office:value-type="float" office:value="10378.2">
                <text:p>10378.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28.22">
                <text:p>928.22</text:p>
              </table:table-cell>
              <table:table-cell office:value-type="float" office:value="16627.69">
                <text:p>16627.6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928.4">
                <text:p>928.4</text:p>
              </table:table-cell>
              <table:table-cell office:value-type="float" office:value="9114.83">
                <text:p>9114.8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928.57">
                <text:p>928.57</text:p>
              </table:table-cell>
              <table:table-cell office:value-type="float" office:value="10021.39">
                <text:p>10021.3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928.75">
                <text:p>928.75</text:p>
              </table:table-cell>
              <table:table-cell office:value-type="float" office:value="7181.54">
                <text:p>7181.5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28.92">
                <text:p>928.92</text:p>
              </table:table-cell>
              <table:table-cell office:value-type="float" office:value="22525.84">
                <text:p>22525.84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929.1">
                <text:p>929.1</text:p>
              </table:table-cell>
              <table:table-cell office:value-type="float" office:value="7538.35">
                <text:p>7538.3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929.27">
                <text:p>929.27</text:p>
              </table:table-cell>
              <table:table-cell office:value-type="float" office:value="9937.65">
                <text:p>9937.6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929.44">
                <text:p>929.44</text:p>
              </table:table-cell>
              <table:table-cell office:value-type="float" office:value="12356.99">
                <text:p>12356.9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929.62">
                <text:p>929.62</text:p>
              </table:table-cell>
              <table:table-cell office:value-type="float" office:value="14013.57">
                <text:p>14013.57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929.79">
                <text:p>929.79</text:p>
              </table:table-cell>
              <table:table-cell office:value-type="float" office:value="19423.85">
                <text:p>19423.8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929.97">
                <text:p>929.97</text:p>
              </table:table-cell>
              <table:table-cell office:value-type="float" office:value="9762.89">
                <text:p>9762.8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930.14">
                <text:p>930.14</text:p>
              </table:table-cell>
              <table:table-cell office:value-type="float" office:value="10476.5">
                <text:p>10476.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930.32">
                <text:p>930.32</text:p>
              </table:table-cell>
              <table:table-cell office:value-type="float" office:value="9174.9">
                <text:p>9174.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30.49">
                <text:p>930.49</text:p>
              </table:table-cell>
              <table:table-cell office:value-type="float" office:value="10214.36">
                <text:p>10214.36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30.67">
                <text:p>930.67</text:p>
              </table:table-cell>
              <table:table-cell office:value-type="float" office:value="7288.95">
                <text:p>7288.9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930.84">
                <text:p>930.84</text:p>
              </table:table-cell>
              <table:table-cell office:value-type="float" office:value="10066.9">
                <text:p>10066.9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31.02">
                <text:p>931.02</text:p>
              </table:table-cell>
              <table:table-cell office:value-type="float" office:value="14772.68">
                <text:p>14772.6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31.19">
                <text:p>931.19</text:p>
              </table:table-cell>
              <table:table-cell office:value-type="float" office:value="11963.78">
                <text:p>11963.7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31.36">
                <text:p>931.36</text:p>
              </table:table-cell>
              <table:table-cell office:value-type="float" office:value="13795.12">
                <text:p>13795.1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31.54">
                <text:p>931.54</text:p>
              </table:table-cell>
              <table:table-cell office:value-type="float" office:value="11155.51">
                <text:p>11155.51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31.71">
                <text:p>931.71</text:p>
              </table:table-cell>
              <table:table-cell office:value-type="float" office:value="8969.19">
                <text:p>8969.1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31.89">
                <text:p>931.89</text:p>
              </table:table-cell>
              <table:table-cell office:value-type="float" office:value="9881.22">
                <text:p>9881.2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32.06">
                <text:p>932.06</text:p>
              </table:table-cell>
              <table:table-cell office:value-type="float" office:value="19940.84">
                <text:p>19940.8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932.24">
                <text:p>932.24</text:p>
              </table:table-cell>
              <table:table-cell office:value-type="float" office:value="15082.15">
                <text:p>15082.15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32.41">
                <text:p>932.41</text:p>
              </table:table-cell>
              <table:table-cell office:value-type="float" office:value="10307.2">
                <text:p>10307.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32.58">
                <text:p>932.58</text:p>
              </table:table-cell>
              <table:table-cell office:value-type="float" office:value="12196.79">
                <text:p>12196.79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32.76">
                <text:p>932.76</text:p>
              </table:table-cell>
              <table:table-cell office:value-type="float" office:value="22704.24">
                <text:p>22704.2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32.93">
                <text:p>932.93</text:p>
              </table:table-cell>
              <table:table-cell office:value-type="float" office:value="8057.16">
                <text:p>8057.1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33.11">
                <text:p>933.11</text:p>
              </table:table-cell>
              <table:table-cell office:value-type="float" office:value="11159.15">
                <text:p>11159.1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33.28">
                <text:p>933.28</text:p>
              </table:table-cell>
              <table:table-cell office:value-type="float" office:value="15271.48">
                <text:p>15271.4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33.46">
                <text:p>933.46</text:p>
              </table:table-cell>
              <table:table-cell office:value-type="float" office:value="16265.42">
                <text:p>16265.4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33.63">
                <text:p>933.63</text:p>
              </table:table-cell>
              <table:table-cell office:value-type="float" office:value="13565.74">
                <text:p>13565.7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33.8">
                <text:p>933.8</text:p>
              </table:table-cell>
              <table:table-cell office:value-type="float" office:value="9131.21">
                <text:p>9131.2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933.98">
                <text:p>933.98</text:p>
              </table:table-cell>
              <table:table-cell office:value-type="float" office:value="15255.09">
                <text:p>15255.0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934.15">
                <text:p>934.15</text:p>
              </table:table-cell>
              <table:table-cell office:value-type="float" office:value="10256.23">
                <text:p>10256.23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934.33">
                <text:p>934.33</text:p>
              </table:table-cell>
              <table:table-cell office:value-type="float" office:value="13411.01">
                <text:p>13411.0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934.5">
                <text:p>934.5</text:p>
              </table:table-cell>
              <table:table-cell office:value-type="float" office:value="15089.43">
                <text:p>15089.4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34.67">
                <text:p>934.67</text:p>
              </table:table-cell>
              <table:table-cell office:value-type="float" office:value="14812.73">
                <text:p>14812.7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934.85">
                <text:p>934.85</text:p>
              </table:table-cell>
              <table:table-cell office:value-type="float" office:value="9932.19">
                <text:p>9932.1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35.02">
                <text:p>935.02</text:p>
              </table:table-cell>
              <table:table-cell office:value-type="float" office:value="15894.06">
                <text:p>15894.06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935.2">
                <text:p>935.2</text:p>
              </table:table-cell>
              <table:table-cell office:value-type="float" office:value="12138.54">
                <text:p>12138.54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35.37">
                <text:p>935.37</text:p>
              </table:table-cell>
              <table:table-cell office:value-type="float" office:value="12238.66">
                <text:p>12238.6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935.54">
                <text:p>935.54</text:p>
              </table:table-cell>
              <table:table-cell office:value-type="float" office:value="6606.29">
                <text:p>6606.2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935.72">
                <text:p>935.72</text:p>
              </table:table-cell>
              <table:table-cell office:value-type="float" office:value="16380.11">
                <text:p>16380.1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935.89">
                <text:p>935.89</text:p>
              </table:table-cell>
              <table:table-cell office:value-type="float" office:value="6786.51">
                <text:p>6786.5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36.07">
                <text:p>936.07</text:p>
              </table:table-cell>
              <table:table-cell office:value-type="float" office:value="17703.55">
                <text:p>17703.55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936.24">
                <text:p>936.24</text:p>
              </table:table-cell>
              <table:table-cell office:value-type="float" office:value="12985.03">
                <text:p>12985.0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936.41">
                <text:p>936.41</text:p>
              </table:table-cell>
              <table:table-cell office:value-type="float" office:value="16884.36">
                <text:p>16884.3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36.59">
                <text:p>936.59</text:p>
              </table:table-cell>
              <table:table-cell office:value-type="float" office:value="35519.97">
                <text:p>35519.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36.76">
                <text:p>936.76</text:p>
              </table:table-cell>
              <table:table-cell office:value-type="float" office:value="12701.05">
                <text:p>12701.0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936.94">
                <text:p>936.94</text:p>
              </table:table-cell>
              <table:table-cell office:value-type="float" office:value="9042.01">
                <text:p>9042.0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937.11">
                <text:p>937.11</text:p>
              </table:table-cell>
              <table:table-cell office:value-type="float" office:value="13918.91">
                <text:p>13918.91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937.28">
                <text:p>937.28</text:p>
              </table:table-cell>
              <table:table-cell office:value-type="float" office:value="16207.17">
                <text:p>16207.1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937.46">
                <text:p>937.46</text:p>
              </table:table-cell>
              <table:table-cell office:value-type="float" office:value="18442.64">
                <text:p>18442.6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937.63">
                <text:p>937.63</text:p>
              </table:table-cell>
              <table:table-cell office:value-type="float" office:value="14539.67">
                <text:p>14539.67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937.8">
                <text:p>937.8</text:p>
              </table:table-cell>
              <table:table-cell office:value-type="float" office:value="8219.18">
                <text:p>8219.1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937.98">
                <text:p>937.98</text:p>
              </table:table-cell>
              <table:table-cell office:value-type="float" office:value="18906.85">
                <text:p>18906.85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38.15">
                <text:p>938.15</text:p>
              </table:table-cell>
              <table:table-cell office:value-type="float" office:value="14658">
                <text:p>1465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938.33">
                <text:p>938.33</text:p>
              </table:table-cell>
              <table:table-cell office:value-type="float" office:value="8601.47">
                <text:p>8601.47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38.5">
                <text:p>938.5</text:p>
              </table:table-cell>
              <table:table-cell office:value-type="float" office:value="12056.62">
                <text:p>12056.6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38.67">
                <text:p>938.67</text:p>
              </table:table-cell>
              <table:table-cell office:value-type="float" office:value="13948.03">
                <text:p>13948.0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938.85">
                <text:p>938.85</text:p>
              </table:table-cell>
              <table:table-cell office:value-type="float" office:value="9214.95">
                <text:p>9214.9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939.02">
                <text:p>939.02</text:p>
              </table:table-cell>
              <table:table-cell office:value-type="float" office:value="14275.71">
                <text:p>14275.7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39.19">
                <text:p>939.19</text:p>
              </table:table-cell>
              <table:table-cell office:value-type="float" office:value="11310.25">
                <text:p>11310.25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39.37">
                <text:p>939.37</text:p>
              </table:table-cell>
              <table:table-cell office:value-type="float" office:value="11645.21">
                <text:p>11645.2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39.54">
                <text:p>939.54</text:p>
              </table:table-cell>
              <table:table-cell office:value-type="float" office:value="9990.45">
                <text:p>9990.4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39.71">
                <text:p>939.71</text:p>
              </table:table-cell>
              <table:table-cell office:value-type="float" office:value="9837.53">
                <text:p>9837.5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939.89">
                <text:p>939.89</text:p>
              </table:table-cell>
              <table:table-cell office:value-type="float" office:value="13294.5">
                <text:p>13294.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940.06">
                <text:p>940.06</text:p>
              </table:table-cell>
              <table:table-cell office:value-type="float" office:value="14739.91">
                <text:p>14739.9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940.23">
                <text:p>940.23</text:p>
              </table:table-cell>
              <table:table-cell office:value-type="float" office:value="24604.75">
                <text:p>24604.7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940.41">
                <text:p>940.41</text:p>
              </table:table-cell>
              <table:table-cell office:value-type="float" office:value="6593.55">
                <text:p>6593.55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940.58">
                <text:p>940.58</text:p>
              </table:table-cell>
              <table:table-cell office:value-type="float" office:value="12069.36">
                <text:p>12069.36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940.75">
                <text:p>940.75</text:p>
              </table:table-cell>
              <table:table-cell office:value-type="float" office:value="7130.57">
                <text:p>7130.57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940.93">
                <text:p>940.93</text:p>
              </table:table-cell>
              <table:table-cell office:value-type="float" office:value="14694.4">
                <text:p>14694.4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941.1">
                <text:p>941.1</text:p>
              </table:table-cell>
              <table:table-cell office:value-type="float" office:value="18324.31">
                <text:p>18324.3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941.27">
                <text:p>941.27</text:p>
              </table:table-cell>
              <table:table-cell office:value-type="float" office:value="17601.61">
                <text:p>17601.6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941.45">
                <text:p>941.45</text:p>
              </table:table-cell>
              <table:table-cell office:value-type="float" office:value="6322.31">
                <text:p>6322.3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941.62">
                <text:p>941.62</text:p>
              </table:table-cell>
              <table:table-cell office:value-type="float" office:value="10054.16">
                <text:p>10054.16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941.79">
                <text:p>941.79</text:p>
              </table:table-cell>
              <table:table-cell office:value-type="float" office:value="7734.95">
                <text:p>7734.9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941.97">
                <text:p>941.97</text:p>
              </table:table-cell>
              <table:table-cell office:value-type="float" office:value="8632.42">
                <text:p>8632.4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942.14">
                <text:p>942.14</text:p>
              </table:table-cell>
              <table:table-cell office:value-type="float" office:value="14703.51">
                <text:p>14703.51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942.31">
                <text:p>942.31</text:p>
              </table:table-cell>
              <table:table-cell office:value-type="float" office:value="11363.04">
                <text:p>11363.04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42.49">
                <text:p>942.49</text:p>
              </table:table-cell>
              <table:table-cell office:value-type="float" office:value="16117.97">
                <text:p>16117.9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42.66">
                <text:p>942.66</text:p>
              </table:table-cell>
              <table:table-cell office:value-type="float" office:value="35756.62">
                <text:p>35756.6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42.83">
                <text:p>942.83</text:p>
              </table:table-cell>
              <table:table-cell office:value-type="float" office:value="8475.86">
                <text:p>8475.86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43.01">
                <text:p>943.01</text:p>
              </table:table-cell>
              <table:table-cell office:value-type="float" office:value="7887.87">
                <text:p>7887.8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43.18">
                <text:p>943.18</text:p>
              </table:table-cell>
              <table:table-cell office:value-type="float" office:value="6506.17">
                <text:p>6506.1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943.35">
                <text:p>943.35</text:p>
              </table:table-cell>
              <table:table-cell office:value-type="float" office:value="10747.74">
                <text:p>10747.74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43.53">
                <text:p>943.53</text:p>
              </table:table-cell>
              <table:table-cell office:value-type="float" office:value="9964.96">
                <text:p>9964.96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43.7">
                <text:p>943.7</text:p>
              </table:table-cell>
              <table:table-cell office:value-type="float" office:value="25609.62">
                <text:p>25609.6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943.87">
                <text:p>943.87</text:p>
              </table:table-cell>
              <table:table-cell office:value-type="float" office:value="13005.06">
                <text:p>13005.0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944.05">
                <text:p>944.05</text:p>
              </table:table-cell>
              <table:table-cell office:value-type="float" office:value="14168.3">
                <text:p>14168.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944.22">
                <text:p>944.22</text:p>
              </table:table-cell>
              <table:table-cell office:value-type="float" office:value="19068.86">
                <text:p>19068.8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944.39">
                <text:p>944.39</text:p>
              </table:table-cell>
              <table:table-cell office:value-type="float" office:value="14211.99">
                <text:p>14211.99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944.57">
                <text:p>944.57</text:p>
              </table:table-cell>
              <table:table-cell office:value-type="float" office:value="8164.57">
                <text:p>8164.57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944.74">
                <text:p>944.74</text:p>
              </table:table-cell>
              <table:table-cell office:value-type="float" office:value="8774.41">
                <text:p>8774.41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944.91">
                <text:p>944.91</text:p>
              </table:table-cell>
              <table:table-cell office:value-type="float" office:value="18164.12">
                <text:p>18164.1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945.08">
                <text:p>945.08</text:p>
              </table:table-cell>
              <table:table-cell office:value-type="float" office:value="19267.29">
                <text:p>19267.2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945.26">
                <text:p>945.26</text:p>
              </table:table-cell>
              <table:table-cell office:value-type="float" office:value="17388.62">
                <text:p>17388.6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945.43">
                <text:p>945.43</text:p>
              </table:table-cell>
              <table:table-cell office:value-type="float" office:value="26758.3">
                <text:p>26758.3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945.6">
                <text:p>945.6</text:p>
              </table:table-cell>
              <table:table-cell office:value-type="float" office:value="8787.15">
                <text:p>8787.1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945.78">
                <text:p>945.78</text:p>
              </table:table-cell>
              <table:table-cell office:value-type="float" office:value="10103.31">
                <text:p>10103.3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945.95">
                <text:p>945.95</text:p>
              </table:table-cell>
              <table:table-cell office:value-type="float" office:value="16664.09">
                <text:p>16664.0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946.12">
                <text:p>946.12</text:p>
              </table:table-cell>
              <table:table-cell office:value-type="float" office:value="11765.35">
                <text:p>11765.3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946.29">
                <text:p>946.29</text:p>
              </table:table-cell>
              <table:table-cell office:value-type="float" office:value="9822.97">
                <text:p>9822.9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946.47">
                <text:p>946.47</text:p>
              </table:table-cell>
              <table:table-cell office:value-type="float" office:value="11943.75">
                <text:p>11943.7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946.64">
                <text:p>946.64</text:p>
              </table:table-cell>
              <table:table-cell office:value-type="float" office:value="6458.84">
                <text:p>6458.84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946.81">
                <text:p>946.81</text:p>
              </table:table-cell>
              <table:table-cell office:value-type="float" office:value="9515.32">
                <text:p>9515.3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946.99">
                <text:p>946.99</text:p>
              </table:table-cell>
              <table:table-cell office:value-type="float" office:value="21344.39">
                <text:p>21344.3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947.16">
                <text:p>947.16</text:p>
              </table:table-cell>
              <table:table-cell office:value-type="float" office:value="8545.04">
                <text:p>8545.0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947.33">
                <text:p>947.33</text:p>
              </table:table-cell>
              <table:table-cell office:value-type="float" office:value="18499.07">
                <text:p>18499.0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947.5">
                <text:p>947.5</text:p>
              </table:table-cell>
              <table:table-cell office:value-type="float" office:value="12682.84">
                <text:p>12682.84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947.68">
                <text:p>947.68</text:p>
              </table:table-cell>
              <table:table-cell office:value-type="float" office:value="20841.95">
                <text:p>20841.9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947.85">
                <text:p>947.85</text:p>
              </table:table-cell>
              <table:table-cell office:value-type="float" office:value="21693.91">
                <text:p>21693.9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948.02">
                <text:p>948.02</text:p>
              </table:table-cell>
              <table:table-cell office:value-type="float" office:value="9054.75">
                <text:p>9054.7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948.19">
                <text:p>948.19</text:p>
              </table:table-cell>
              <table:table-cell office:value-type="float" office:value="10833.3">
                <text:p>10833.3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948.37">
                <text:p>948.37</text:p>
              </table:table-cell>
              <table:table-cell office:value-type="float" office:value="12027.49">
                <text:p>12027.49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948.54">
                <text:p>948.54</text:p>
              </table:table-cell>
              <table:table-cell office:value-type="float" office:value="16793.34">
                <text:p>16793.3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948.71">
                <text:p>948.71</text:p>
              </table:table-cell>
              <table:table-cell office:value-type="float" office:value="12493.52">
                <text:p>12493.5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948.89">
                <text:p>948.89</text:p>
              </table:table-cell>
              <table:table-cell office:value-type="float" office:value="14086.38">
                <text:p>14086.3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949.06">
                <text:p>949.06</text:p>
              </table:table-cell>
              <table:table-cell office:value-type="float" office:value="8441.27">
                <text:p>8441.2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949.23">
                <text:p>949.23</text:p>
              </table:table-cell>
              <table:table-cell office:value-type="float" office:value="11778.1">
                <text:p>11778.1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949.4">
                <text:p>949.4</text:p>
              </table:table-cell>
              <table:table-cell office:value-type="float" office:value="13343.65">
                <text:p>13343.6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949.58">
                <text:p>949.58</text:p>
              </table:table-cell>
              <table:table-cell office:value-type="float" office:value="9897.61">
                <text:p>9897.6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949.75">
                <text:p>949.75</text:p>
              </table:table-cell>
              <table:table-cell office:value-type="float" office:value="19917.18">
                <text:p>19917.1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49.92">
                <text:p>949.92</text:p>
              </table:table-cell>
              <table:table-cell office:value-type="float" office:value="14364.91">
                <text:p>14364.9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950.09">
                <text:p>950.09</text:p>
              </table:table-cell>
              <table:table-cell office:value-type="float" office:value="7501.94">
                <text:p>7501.94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950.27">
                <text:p>950.27</text:p>
              </table:table-cell>
              <table:table-cell office:value-type="float" office:value="8858.15">
                <text:p>8858.1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50.44">
                <text:p>950.44</text:p>
              </table:table-cell>
              <table:table-cell office:value-type="float" office:value="12693.77">
                <text:p>12693.77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950.61">
                <text:p>950.61</text:p>
              </table:table-cell>
              <table:table-cell office:value-type="float" office:value="8106.32">
                <text:p>8106.3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50.78">
                <text:p>950.78</text:p>
              </table:table-cell>
              <table:table-cell office:value-type="float" office:value="10285.35">
                <text:p>10285.35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950.95">
                <text:p>950.95</text:p>
              </table:table-cell>
              <table:table-cell office:value-type="float" office:value="18193.24">
                <text:p>18193.2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951.13">
                <text:p>951.13</text:p>
              </table:table-cell>
              <table:table-cell office:value-type="float" office:value="10203.44">
                <text:p>10203.4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951.3">
                <text:p>951.3</text:p>
              </table:table-cell>
              <table:table-cell office:value-type="float" office:value="10309.02">
                <text:p>10309.0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951.47">
                <text:p>951.47</text:p>
              </table:table-cell>
              <table:table-cell office:value-type="float" office:value="10494.7">
                <text:p>10494.7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951.64">
                <text:p>951.64</text:p>
              </table:table-cell>
              <table:table-cell office:value-type="float" office:value="18595.56">
                <text:p>18595.56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951.82">
                <text:p>951.82</text:p>
              </table:table-cell>
              <table:table-cell office:value-type="float" office:value="7409.1">
                <text:p>7409.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951.99">
                <text:p>951.99</text:p>
              </table:table-cell>
              <table:table-cell office:value-type="float" office:value="10693.13">
                <text:p>10693.13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952.16">
                <text:p>952.16</text:p>
              </table:table-cell>
              <table:table-cell office:value-type="float" office:value="17113.74">
                <text:p>17113.74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952.33">
                <text:p>952.33</text:p>
              </table:table-cell>
              <table:table-cell office:value-type="float" office:value="13507.49">
                <text:p>13507.49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52.51">
                <text:p>952.51</text:p>
              </table:table-cell>
              <table:table-cell office:value-type="float" office:value="15074.87">
                <text:p>15074.87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952.68">
                <text:p>952.68</text:p>
              </table:table-cell>
              <table:table-cell office:value-type="float" office:value="18276.98">
                <text:p>18276.98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952.85">
                <text:p>952.85</text:p>
              </table:table-cell>
              <table:table-cell office:value-type="float" office:value="17053.66">
                <text:p>17053.6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953.02">
                <text:p>953.02</text:p>
              </table:table-cell>
              <table:table-cell office:value-type="float" office:value="11798.12">
                <text:p>11798.1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953.19">
                <text:p>953.19</text:p>
              </table:table-cell>
              <table:table-cell office:value-type="float" office:value="12082.11">
                <text:p>12082.1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53.37">
                <text:p>953.37</text:p>
              </table:table-cell>
              <table:table-cell office:value-type="float" office:value="20567.07">
                <text:p>20567.07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53.54">
                <text:p>953.54</text:p>
              </table:table-cell>
              <table:table-cell office:value-type="float" office:value="11867.3">
                <text:p>11867.3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53.71">
                <text:p>953.71</text:p>
              </table:table-cell>
              <table:table-cell office:value-type="float" office:value="12983.21">
                <text:p>12983.21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953.88">
                <text:p>953.88</text:p>
              </table:table-cell>
              <table:table-cell office:value-type="float" office:value="14841.86">
                <text:p>14841.8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54.05">
                <text:p>954.05</text:p>
              </table:table-cell>
              <table:table-cell office:value-type="float" office:value="20709.06">
                <text:p>20709.06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954.23">
                <text:p>954.23</text:p>
              </table:table-cell>
              <table:table-cell office:value-type="float" office:value="14885.55">
                <text:p>14885.55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954.4">
                <text:p>954.4</text:p>
              </table:table-cell>
              <table:table-cell office:value-type="float" office:value="8699.77">
                <text:p>8699.77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954.57">
                <text:p>954.57</text:p>
              </table:table-cell>
              <table:table-cell office:value-type="float" office:value="12793.89">
                <text:p>12793.8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954.74">
                <text:p>954.74</text:p>
              </table:table-cell>
              <table:table-cell office:value-type="float" office:value="15755.71">
                <text:p>15755.7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954.91">
                <text:p>954.91</text:p>
              </table:table-cell>
              <table:table-cell office:value-type="float" office:value="14277.53">
                <text:p>14277.5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955.09">
                <text:p>955.09</text:p>
              </table:table-cell>
              <table:table-cell office:value-type="float" office:value="16884.36">
                <text:p>16884.36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955.26">
                <text:p>955.26</text:p>
              </table:table-cell>
              <table:table-cell office:value-type="float" office:value="15337.01">
                <text:p>15337.01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955.43">
                <text:p>955.43</text:p>
              </table:table-cell>
              <table:table-cell office:value-type="float" office:value="10035.96">
                <text:p>10035.9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55.6">
                <text:p>955.6</text:p>
              </table:table-cell>
              <table:table-cell office:value-type="float" office:value="9453.42">
                <text:p>9453.4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55.77">
                <text:p>955.77</text:p>
              </table:table-cell>
              <table:table-cell office:value-type="float" office:value="10301.74">
                <text:p>10301.7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55.95">
                <text:p>955.95</text:p>
              </table:table-cell>
              <table:table-cell office:value-type="float" office:value="13786.02">
                <text:p>13786.0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56.12">
                <text:p>956.12</text:p>
              </table:table-cell>
              <table:table-cell office:value-type="float" office:value="13289.04">
                <text:p>13289.04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56.29">
                <text:p>956.29</text:p>
              </table:table-cell>
              <table:table-cell office:value-type="float" office:value="10174.31">
                <text:p>10174.31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56.46">
                <text:p>956.46</text:p>
              </table:table-cell>
              <table:table-cell office:value-type="float" office:value="10183.41">
                <text:p>10183.4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956.63">
                <text:p>956.63</text:p>
              </table:table-cell>
              <table:table-cell office:value-type="float" office:value="11066.31">
                <text:p>11066.31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956.8">
                <text:p>956.8</text:p>
              </table:table-cell>
              <table:table-cell office:value-type="float" office:value="12426.16">
                <text:p>12426.1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956.98">
                <text:p>956.98</text:p>
              </table:table-cell>
              <table:table-cell office:value-type="float" office:value="11348.48">
                <text:p>11348.4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957.15">
                <text:p>957.15</text:p>
              </table:table-cell>
              <table:table-cell office:value-type="float" office:value="19687.81">
                <text:p>19687.8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957.32">
                <text:p>957.32</text:p>
              </table:table-cell>
              <table:table-cell office:value-type="float" office:value="17991.18">
                <text:p>17991.18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957.49">
                <text:p>957.49</text:p>
              </table:table-cell>
              <table:table-cell office:value-type="float" office:value="17317.62">
                <text:p>17317.6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957.66">
                <text:p>957.66</text:p>
              </table:table-cell>
              <table:table-cell office:value-type="float" office:value="23075.6">
                <text:p>23075.6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957.83">
                <text:p>957.83</text:p>
              </table:table-cell>
              <table:table-cell office:value-type="float" office:value="11193.74">
                <text:p>11193.7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958.01">
                <text:p>958.01</text:p>
              </table:table-cell>
              <table:table-cell office:value-type="float" office:value="14557.87">
                <text:p>14557.8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958.18">
                <text:p>958.18</text:p>
              </table:table-cell>
              <table:table-cell office:value-type="float" office:value="14182.87">
                <text:p>14182.87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958.35">
                <text:p>958.35</text:p>
              </table:table-cell>
              <table:table-cell office:value-type="float" office:value="21269.75">
                <text:p>21269.7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958.52">
                <text:p>958.52</text:p>
              </table:table-cell>
              <table:table-cell office:value-type="float" office:value="7811.41">
                <text:p>7811.4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958.69">
                <text:p>958.69</text:p>
              </table:table-cell>
              <table:table-cell office:value-type="float" office:value="14812.73">
                <text:p>14812.7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958.86">
                <text:p>958.86</text:p>
              </table:table-cell>
              <table:table-cell office:value-type="float" office:value="10878.81">
                <text:p>10878.81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959.04">
                <text:p>959.04</text:p>
              </table:table-cell>
              <table:table-cell office:value-type="float" office:value="17521.51">
                <text:p>17521.51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959.21">
                <text:p>959.21</text:p>
              </table:table-cell>
              <table:table-cell office:value-type="float" office:value="10356.35">
                <text:p>10356.3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959.38">
                <text:p>959.38</text:p>
              </table:table-cell>
              <table:table-cell office:value-type="float" office:value="15515.41">
                <text:p>15515.41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959.55">
                <text:p>959.55</text:p>
              </table:table-cell>
              <table:table-cell office:value-type="float" office:value="15883.14">
                <text:p>15883.1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959.72">
                <text:p>959.72</text:p>
              </table:table-cell>
              <table:table-cell office:value-type="float" office:value="13463.8">
                <text:p>13463.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959.89">
                <text:p>959.89</text:p>
              </table:table-cell>
              <table:table-cell office:value-type="float" office:value="11306.61">
                <text:p>11306.61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960.06">
                <text:p>960.06</text:p>
              </table:table-cell>
              <table:table-cell office:value-type="float" office:value="9555.37">
                <text:p>9555.3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960.24">
                <text:p>960.24</text:p>
              </table:table-cell>
              <table:table-cell office:value-type="float" office:value="25462.17">
                <text:p>25462.17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960.41">
                <text:p>960.41</text:p>
              </table:table-cell>
              <table:table-cell office:value-type="float" office:value="7489.19">
                <text:p>7489.19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960.58">
                <text:p>960.58</text:p>
              </table:table-cell>
              <table:table-cell office:value-type="float" office:value="11100.9">
                <text:p>11100.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960.75">
                <text:p>960.75</text:p>
              </table:table-cell>
              <table:table-cell office:value-type="float" office:value="31693.45">
                <text:p>31693.4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960.92">
                <text:p>960.92</text:p>
              </table:table-cell>
              <table:table-cell office:value-type="float" office:value="15187.74">
                <text:p>15187.74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961.09">
                <text:p>961.09</text:p>
              </table:table-cell>
              <table:table-cell office:value-type="float" office:value="15852.19">
                <text:p>15852.1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961.26">
                <text:p>961.26</text:p>
              </table:table-cell>
              <table:table-cell office:value-type="float" office:value="23188.47">
                <text:p>23188.47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61.43">
                <text:p>961.43</text:p>
              </table:table-cell>
              <table:table-cell office:value-type="float" office:value="11120.93">
                <text:p>11120.9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961.61">
                <text:p>961.61</text:p>
              </table:table-cell>
              <table:table-cell office:value-type="float" office:value="22247.31">
                <text:p>22247.3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61.78">
                <text:p>961.78</text:p>
              </table:table-cell>
              <table:table-cell office:value-type="float" office:value="13858.83">
                <text:p>13858.83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961.95">
                <text:p>961.95</text:p>
              </table:table-cell>
              <table:table-cell office:value-type="float" office:value="10678.56">
                <text:p>10678.56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962.12">
                <text:p>962.12</text:p>
              </table:table-cell>
              <table:table-cell office:value-type="float" office:value="13614.9">
                <text:p>13614.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962.29">
                <text:p>962.29</text:p>
              </table:table-cell>
              <table:table-cell office:value-type="float" office:value="9342.38">
                <text:p>9342.3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62.46">
                <text:p>962.46</text:p>
              </table:table-cell>
              <table:table-cell office:value-type="float" office:value="17516.05">
                <text:p>17516.0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62.63">
                <text:p>962.63</text:p>
              </table:table-cell>
              <table:table-cell office:value-type="float" office:value="7416.38">
                <text:p>7416.38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62.8">
                <text:p>962.8</text:p>
              </table:table-cell>
              <table:table-cell office:value-type="float" office:value="14634.33">
                <text:p>14634.3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62.98">
                <text:p>962.98</text:p>
              </table:table-cell>
              <table:table-cell office:value-type="float" office:value="17374.06">
                <text:p>17374.06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963.15">
                <text:p>963.15</text:p>
              </table:table-cell>
              <table:table-cell office:value-type="float" office:value="8035.32">
                <text:p>8035.32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63.32">
                <text:p>963.32</text:p>
              </table:table-cell>
              <table:table-cell office:value-type="float" office:value="13862.47">
                <text:p>13862.47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963.49">
                <text:p>963.49</text:p>
              </table:table-cell>
              <table:table-cell office:value-type="float" office:value="16079.74">
                <text:p>16079.74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63.66">
                <text:p>963.66</text:p>
              </table:table-cell>
              <table:table-cell office:value-type="float" office:value="19500.3">
                <text:p>19500.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963.83">
                <text:p>963.83</text:p>
              </table:table-cell>
              <table:table-cell office:value-type="float" office:value="14046.34">
                <text:p>14046.3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964">
                <text:p>964</text:p>
              </table:table-cell>
              <table:table-cell office:value-type="float" office:value="8264.69">
                <text:p>8264.6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64.17">
                <text:p>964.17</text:p>
              </table:table-cell>
              <table:table-cell office:value-type="float" office:value="8581.44">
                <text:p>8581.4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64.34">
                <text:p>964.34</text:p>
              </table:table-cell>
              <table:table-cell office:value-type="float" office:value="13441.96">
                <text:p>13441.96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64.51">
                <text:p>964.51</text:p>
              </table:table-cell>
              <table:table-cell office:value-type="float" office:value="14204.71">
                <text:p>14204.7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64.69">
                <text:p>964.69</text:p>
              </table:table-cell>
              <table:table-cell office:value-type="float" office:value="20425.08">
                <text:p>20425.08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64.86">
                <text:p>964.86</text:p>
              </table:table-cell>
              <table:table-cell office:value-type="float" office:value="15395.26">
                <text:p>15395.2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65.03">
                <text:p>965.03</text:p>
              </table:table-cell>
              <table:table-cell office:value-type="float" office:value="13512.95">
                <text:p>13512.95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65.2">
                <text:p>965.2</text:p>
              </table:table-cell>
              <table:table-cell office:value-type="float" office:value="14022.67">
                <text:p>14022.67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965.37">
                <text:p>965.37</text:p>
              </table:table-cell>
              <table:table-cell office:value-type="float" office:value="8000.73">
                <text:p>8000.73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65.54">
                <text:p>965.54</text:p>
              </table:table-cell>
              <table:table-cell office:value-type="float" office:value="9782.92">
                <text:p>9782.92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65.71">
                <text:p>965.71</text:p>
              </table:table-cell>
              <table:table-cell office:value-type="float" office:value="11317.53">
                <text:p>11317.53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65.88">
                <text:p>965.88</text:p>
              </table:table-cell>
              <table:table-cell office:value-type="float" office:value="12706.51">
                <text:p>12706.51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966.05">
                <text:p>966.05</text:p>
              </table:table-cell>
              <table:table-cell office:value-type="float" office:value="13487.47">
                <text:p>13487.47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66.22">
                <text:p>966.22</text:p>
              </table:table-cell>
              <table:table-cell office:value-type="float" office:value="20570.71">
                <text:p>20570.71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966.39">
                <text:p>966.39</text:p>
              </table:table-cell>
              <table:table-cell office:value-type="float" office:value="12346.07">
                <text:p>12346.07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66.56">
                <text:p>966.56</text:p>
              </table:table-cell>
              <table:table-cell office:value-type="float" office:value="11601.52">
                <text:p>11601.5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966.73">
                <text:p>966.73</text:p>
              </table:table-cell>
              <table:table-cell office:value-type="float" office:value="14465.03">
                <text:p>14465.0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966.91">
                <text:p>966.91</text:p>
              </table:table-cell>
              <table:table-cell office:value-type="float" office:value="19502.12">
                <text:p>19502.1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967.08">
                <text:p>967.08</text:p>
              </table:table-cell>
              <table:table-cell office:value-type="float" office:value="18524.56">
                <text:p>18524.56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967.25">
                <text:p>967.25</text:p>
              </table:table-cell>
              <table:table-cell office:value-type="float" office:value="11852.73">
                <text:p>11852.73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67.42">
                <text:p>967.42</text:p>
              </table:table-cell>
              <table:table-cell office:value-type="float" office:value="17417.75">
                <text:p>17417.7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967.59">
                <text:p>967.59</text:p>
              </table:table-cell>
              <table:table-cell office:value-type="float" office:value="9320.53">
                <text:p>9320.53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67.76">
                <text:p>967.76</text:p>
              </table:table-cell>
              <table:table-cell office:value-type="float" office:value="6633.6">
                <text:p>6633.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967.93">
                <text:p>967.93</text:p>
              </table:table-cell>
              <table:table-cell office:value-type="float" office:value="8197.34">
                <text:p>8197.3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68.1">
                <text:p>968.1</text:p>
              </table:table-cell>
              <table:table-cell office:value-type="float" office:value="14495.98">
                <text:p>14495.98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968.27">
                <text:p>968.27</text:p>
              </table:table-cell>
              <table:table-cell office:value-type="float" office:value="16396.49">
                <text:p>16396.4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968.44">
                <text:p>968.44</text:p>
              </table:table-cell>
              <table:table-cell office:value-type="float" office:value="9366.04">
                <text:p>9366.04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68.61">
                <text:p>968.61</text:p>
              </table:table-cell>
              <table:table-cell office:value-type="float" office:value="18597.38">
                <text:p>18597.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968.78">
                <text:p>968.78</text:p>
              </table:table-cell>
              <table:table-cell office:value-type="float" office:value="16709.6">
                <text:p>16709.6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968.95">
                <text:p>968.95</text:p>
              </table:table-cell>
              <table:table-cell office:value-type="float" office:value="12136.72">
                <text:p>12136.7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969.12">
                <text:p>969.12</text:p>
              </table:table-cell>
              <table:table-cell office:value-type="float" office:value="18300.65">
                <text:p>18300.6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69.29">
                <text:p>969.29</text:p>
              </table:table-cell>
              <table:table-cell office:value-type="float" office:value="20315.85">
                <text:p>20315.85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69.46">
                <text:p>969.46</text:p>
              </table:table-cell>
              <table:table-cell office:value-type="float" office:value="15932.29">
                <text:p>15932.29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969.63">
                <text:p>969.63</text:p>
              </table:table-cell>
              <table:table-cell office:value-type="float" office:value="9316.89">
                <text:p>9316.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969.8">
                <text:p>969.8</text:p>
              </table:table-cell>
              <table:table-cell office:value-type="float" office:value="16804.27">
                <text:p>16804.2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969.97">
                <text:p>969.97</text:p>
              </table:table-cell>
              <table:table-cell office:value-type="float" office:value="12184.05">
                <text:p>12184.05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970.14">
                <text:p>970.14</text:p>
              </table:table-cell>
              <table:table-cell office:value-type="float" office:value="9868.48">
                <text:p>9868.4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970.31">
                <text:p>970.31</text:p>
              </table:table-cell>
              <table:table-cell office:value-type="float" office:value="12194.97">
                <text:p>12194.97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970.49">
                <text:p>970.49</text:p>
              </table:table-cell>
              <table:table-cell office:value-type="float" office:value="14841.86">
                <text:p>14841.86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970.66">
                <text:p>970.66</text:p>
              </table:table-cell>
              <table:table-cell office:value-type="float" office:value="14011.75">
                <text:p>14011.75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970.83">
                <text:p>970.83</text:p>
              </table:table-cell>
              <table:table-cell office:value-type="float" office:value="10578.44">
                <text:p>10578.44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971">
                <text:p>971</text:p>
              </table:table-cell>
              <table:table-cell office:value-type="float" office:value="6755.57">
                <text:p>6755.5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971.17">
                <text:p>971.17</text:p>
              </table:table-cell>
              <table:table-cell office:value-type="float" office:value="22043.43">
                <text:p>22043.43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971.34">
                <text:p>971.34</text:p>
              </table:table-cell>
              <table:table-cell office:value-type="float" office:value="15156.79">
                <text:p>15156.79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971.51">
                <text:p>971.51</text:p>
              </table:table-cell>
              <table:table-cell office:value-type="float" office:value="10917.04">
                <text:p>10917.04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971.68">
                <text:p>971.68</text:p>
              </table:table-cell>
              <table:table-cell office:value-type="float" office:value="15489.93">
                <text:p>15489.93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971.85">
                <text:p>971.85</text:p>
              </table:table-cell>
              <table:table-cell office:value-type="float" office:value="12799.35">
                <text:p>12799.35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972.02">
                <text:p>972.02</text:p>
              </table:table-cell>
              <table:table-cell office:value-type="float" office:value="9608.16">
                <text:p>9608.16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72.19">
                <text:p>972.19</text:p>
              </table:table-cell>
              <table:table-cell office:value-type="float" office:value="15014.8">
                <text:p>15014.8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972.36">
                <text:p>972.36</text:p>
              </table:table-cell>
              <table:table-cell office:value-type="float" office:value="13560.28">
                <text:p>13560.2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72.53">
                <text:p>972.53</text:p>
              </table:table-cell>
              <table:table-cell office:value-type="float" office:value="13298.14">
                <text:p>13298.1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972.7">
                <text:p>972.7</text:p>
              </table:table-cell>
              <table:table-cell office:value-type="float" office:value="7372.69">
                <text:p>7372.6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972.87">
                <text:p>972.87</text:p>
              </table:table-cell>
              <table:table-cell office:value-type="float" office:value="10767.76">
                <text:p>10767.76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973.04">
                <text:p>973.04</text:p>
              </table:table-cell>
              <table:table-cell office:value-type="float" office:value="11667.05">
                <text:p>11667.05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73.21">
                <text:p>973.21</text:p>
              </table:table-cell>
              <table:table-cell office:value-type="float" office:value="12187.69">
                <text:p>12187.6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973.38">
                <text:p>973.38</text:p>
              </table:table-cell>
              <table:table-cell office:value-type="float" office:value="11485.01">
                <text:p>11485.01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973.55">
                <text:p>973.55</text:p>
              </table:table-cell>
              <table:table-cell office:value-type="float" office:value="16898.93">
                <text:p>16898.9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973.72">
                <text:p>973.72</text:p>
              </table:table-cell>
              <table:table-cell office:value-type="float" office:value="8495.88">
                <text:p>8495.8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973.89">
                <text:p>973.89</text:p>
              </table:table-cell>
              <table:table-cell office:value-type="float" office:value="8417.61">
                <text:p>8417.61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974.06">
                <text:p>974.06</text:p>
              </table:table-cell>
              <table:table-cell office:value-type="float" office:value="19316.44">
                <text:p>19316.44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974.23">
                <text:p>974.23</text:p>
              </table:table-cell>
              <table:table-cell office:value-type="float" office:value="9442.5">
                <text:p>9442.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974.4">
                <text:p>974.4</text:p>
              </table:table-cell>
              <table:table-cell office:value-type="float" office:value="13127.02">
                <text:p>13127.0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974.57">
                <text:p>974.57</text:p>
              </table:table-cell>
              <table:table-cell office:value-type="float" office:value="14128.25">
                <text:p>14128.2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974.74">
                <text:p>974.74</text:p>
              </table:table-cell>
              <table:table-cell office:value-type="float" office:value="16644.07">
                <text:p>16644.07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974.91">
                <text:p>974.91</text:p>
              </table:table-cell>
              <table:table-cell office:value-type="float" office:value="12002.01">
                <text:p>12002.01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975.08">
                <text:p>975.08</text:p>
              </table:table-cell>
              <table:table-cell office:value-type="float" office:value="9242.26">
                <text:p>9242.26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975.25">
                <text:p>975.25</text:p>
              </table:table-cell>
              <table:table-cell office:value-type="float" office:value="8051.7">
                <text:p>8051.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975.42">
                <text:p>975.42</text:p>
              </table:table-cell>
              <table:table-cell office:value-type="float" office:value="9879.4">
                <text:p>9879.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75.58">
                <text:p>975.58</text:p>
              </table:table-cell>
              <table:table-cell office:value-type="float" office:value="11991.08">
                <text:p>11991.0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975.75">
                <text:p>975.75</text:p>
              </table:table-cell>
              <table:table-cell office:value-type="float" office:value="9861.2">
                <text:p>9861.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975.92">
                <text:p>975.92</text:p>
              </table:table-cell>
              <table:table-cell office:value-type="float" office:value="10645.8">
                <text:p>10645.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976.09">
                <text:p>976.09</text:p>
              </table:table-cell>
              <table:table-cell office:value-type="float" office:value="13423.75">
                <text:p>13423.7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976.26">
                <text:p>976.26</text:p>
              </table:table-cell>
              <table:table-cell office:value-type="float" office:value="23286.77">
                <text:p>23286.7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976.43">
                <text:p>976.43</text:p>
              </table:table-cell>
              <table:table-cell office:value-type="float" office:value="9316.89">
                <text:p>9316.8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976.6">
                <text:p>976.6</text:p>
              </table:table-cell>
              <table:table-cell office:value-type="float" office:value="25826.25">
                <text:p>25826.2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976.77">
                <text:p>976.77</text:p>
              </table:table-cell>
              <table:table-cell office:value-type="float" office:value="10955.27">
                <text:p>10955.2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76.94">
                <text:p>976.94</text:p>
              </table:table-cell>
              <table:table-cell office:value-type="float" office:value="10500.16">
                <text:p>10500.16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77.11">
                <text:p>977.11</text:p>
              </table:table-cell>
              <table:table-cell office:value-type="float" office:value="17679.89">
                <text:p>17679.8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77.28">
                <text:p>977.28</text:p>
              </table:table-cell>
              <table:table-cell office:value-type="float" office:value="11858.19">
                <text:p>11858.1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977.45">
                <text:p>977.45</text:p>
              </table:table-cell>
              <table:table-cell office:value-type="float" office:value="11452.24">
                <text:p>11452.24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977.62">
                <text:p>977.62</text:p>
              </table:table-cell>
              <table:table-cell office:value-type="float" office:value="8674.29">
                <text:p>8674.2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77.79">
                <text:p>977.79</text:p>
              </table:table-cell>
              <table:table-cell office:value-type="float" office:value="16893.47">
                <text:p>16893.47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977.96">
                <text:p>977.96</text:p>
              </table:table-cell>
              <table:table-cell office:value-type="float" office:value="7106.91">
                <text:p>7106.91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978.13">
                <text:p>978.13</text:p>
              </table:table-cell>
              <table:table-cell office:value-type="float" office:value="12005.65">
                <text:p>12005.65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978.3">
                <text:p>978.3</text:p>
              </table:table-cell>
              <table:table-cell office:value-type="float" office:value="14883.73">
                <text:p>14883.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978.47">
                <text:p>978.47</text:p>
              </table:table-cell>
              <table:table-cell office:value-type="float" office:value="16551.23">
                <text:p>16551.23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978.64">
                <text:p>978.64</text:p>
              </table:table-cell>
              <table:table-cell office:value-type="float" office:value="17894.7">
                <text:p>17894.7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978.81">
                <text:p>978.81</text:p>
              </table:table-cell>
              <table:table-cell office:value-type="float" office:value="15245.99">
                <text:p>15245.9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978.98">
                <text:p>978.98</text:p>
              </table:table-cell>
              <table:table-cell office:value-type="float" office:value="15693.81">
                <text:p>15693.8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979.14">
                <text:p>979.14</text:p>
              </table:table-cell>
              <table:table-cell office:value-type="float" office:value="18184.14">
                <text:p>18184.14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979.31">
                <text:p>979.31</text:p>
              </table:table-cell>
              <table:table-cell office:value-type="float" office:value="14293.91">
                <text:p>14293.9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979.48">
                <text:p>979.48</text:p>
              </table:table-cell>
              <table:table-cell office:value-type="float" office:value="18422.62">
                <text:p>18422.6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979.65">
                <text:p>979.65</text:p>
              </table:table-cell>
              <table:table-cell office:value-type="float" office:value="14907.39">
                <text:p>14907.3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979.82">
                <text:p>979.82</text:p>
              </table:table-cell>
              <table:table-cell office:value-type="float" office:value="18599.2">
                <text:p>18599.2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979.99">
                <text:p>979.99</text:p>
              </table:table-cell>
              <table:table-cell office:value-type="float" office:value="38629.24">
                <text:p>38629.24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980.16">
                <text:p>980.16</text:p>
              </table:table-cell>
              <table:table-cell office:value-type="float" office:value="12362.45">
                <text:p>12362.4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980.33">
                <text:p>980.33</text:p>
              </table:table-cell>
              <table:table-cell office:value-type="float" office:value="18202.35">
                <text:p>18202.3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980.5">
                <text:p>980.5</text:p>
              </table:table-cell>
              <table:table-cell office:value-type="float" office:value="16749.65">
                <text:p>16749.65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980.67">
                <text:p>980.67</text:p>
              </table:table-cell>
              <table:table-cell office:value-type="float" office:value="7771.36">
                <text:p>7771.36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980.84">
                <text:p>980.84</text:p>
              </table:table-cell>
              <table:table-cell office:value-type="float" office:value="17976.61">
                <text:p>17976.6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81.01">
                <text:p>981.01</text:p>
              </table:table-cell>
              <table:table-cell office:value-type="float" office:value="10239.84">
                <text:p>10239.84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81.18">
                <text:p>981.18</text:p>
              </table:table-cell>
              <table:table-cell office:value-type="float" office:value="12600.92">
                <text:p>12600.9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981.34">
                <text:p>981.34</text:p>
              </table:table-cell>
              <table:table-cell office:value-type="float" office:value="11723.48">
                <text:p>11723.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981.51">
                <text:p>981.51</text:p>
              </table:table-cell>
              <table:table-cell office:value-type="float" office:value="18003.92">
                <text:p>18003.92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981.68">
                <text:p>981.68</text:p>
              </table:table-cell>
              <table:table-cell office:value-type="float" office:value="13321.81">
                <text:p>13321.81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981.85">
                <text:p>981.85</text:p>
              </table:table-cell>
              <table:table-cell office:value-type="float" office:value="22070.73">
                <text:p>22070.73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982.02">
                <text:p>982.02</text:p>
              </table:table-cell>
              <table:table-cell office:value-type="float" office:value="9939.48">
                <text:p>9939.48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982.19">
                <text:p>982.19</text:p>
              </table:table-cell>
              <table:table-cell office:value-type="float" office:value="9595.42">
                <text:p>9595.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982.36">
                <text:p>982.36</text:p>
              </table:table-cell>
              <table:table-cell office:value-type="float" office:value="11537.8">
                <text:p>11537.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982.53">
                <text:p>982.53</text:p>
              </table:table-cell>
              <table:table-cell office:value-type="float" office:value="12821.19">
                <text:p>12821.1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982.7">
                <text:p>982.7</text:p>
              </table:table-cell>
              <table:table-cell office:value-type="float" office:value="18362.54">
                <text:p>18362.5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982.87">
                <text:p>982.87</text:p>
              </table:table-cell>
              <table:table-cell office:value-type="float" office:value="13935.29">
                <text:p>13935.2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983.03">
                <text:p>983.03</text:p>
              </table:table-cell>
              <table:table-cell office:value-type="float" office:value="9098.44">
                <text:p>9098.4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983.2">
                <text:p>983.2</text:p>
              </table:table-cell>
              <table:table-cell office:value-type="float" office:value="11415.83">
                <text:p>11415.8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983.37">
                <text:p>983.37</text:p>
              </table:table-cell>
              <table:table-cell office:value-type="float" office:value="15963.23">
                <text:p>15963.2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983.54">
                <text:p>983.54</text:p>
              </table:table-cell>
              <table:table-cell office:value-type="float" office:value="13305.43">
                <text:p>13305.43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983.71">
                <text:p>983.71</text:p>
              </table:table-cell>
              <table:table-cell office:value-type="float" office:value="21926.92">
                <text:p>21926.9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983.88">
                <text:p>983.88</text:p>
              </table:table-cell>
              <table:table-cell office:value-type="float" office:value="14823.65">
                <text:p>14823.6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984.05">
                <text:p>984.05</text:p>
              </table:table-cell>
              <table:table-cell office:value-type="float" office:value="14141">
                <text:p>14141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984.22">
                <text:p>984.22</text:p>
              </table:table-cell>
              <table:table-cell office:value-type="float" office:value="12187.69">
                <text:p>12187.6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984.39">
                <text:p>984.39</text:p>
              </table:table-cell>
              <table:table-cell office:value-type="float" office:value="11869.12">
                <text:p>11869.12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984.55">
                <text:p>984.55</text:p>
              </table:table-cell>
              <table:table-cell office:value-type="float" office:value="22738.82">
                <text:p>22738.8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984.72">
                <text:p>984.72</text:p>
              </table:table-cell>
              <table:table-cell office:value-type="float" office:value="15846.73">
                <text:p>15846.73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984.89">
                <text:p>984.89</text:p>
              </table:table-cell>
              <table:table-cell office:value-type="float" office:value="9917.63">
                <text:p>9917.63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985.06">
                <text:p>985.06</text:p>
              </table:table-cell>
              <table:table-cell office:value-type="float" office:value="11761.71">
                <text:p>11761.71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85.23">
                <text:p>985.23</text:p>
              </table:table-cell>
              <table:table-cell office:value-type="float" office:value="13902.52">
                <text:p>13902.5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85.4">
                <text:p>985.4</text:p>
              </table:table-cell>
              <table:table-cell office:value-type="float" office:value="24548.32">
                <text:p>24548.3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85.57">
                <text:p>985.57</text:p>
              </table:table-cell>
              <table:table-cell office:value-type="float" office:value="17363.13">
                <text:p>17363.13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985.73">
                <text:p>985.73</text:p>
              </table:table-cell>
              <table:table-cell office:value-type="float" office:value="12096.67">
                <text:p>12096.67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985.9">
                <text:p>985.9</text:p>
              </table:table-cell>
              <table:table-cell office:value-type="float" office:value="7813.23">
                <text:p>7813.23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986.07">
                <text:p>986.07</text:p>
              </table:table-cell>
              <table:table-cell office:value-type="float" office:value="14330.32">
                <text:p>14330.32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986.24">
                <text:p>986.24</text:p>
              </table:table-cell>
              <table:table-cell office:value-type="float" office:value="12113.05">
                <text:p>12113.0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986.41">
                <text:p>986.41</text:p>
              </table:table-cell>
              <table:table-cell office:value-type="float" office:value="19898.97">
                <text:p>19898.9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986.58">
                <text:p>986.58</text:p>
              </table:table-cell>
              <table:table-cell office:value-type="float" office:value="10968.01">
                <text:p>10968.01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986.75">
                <text:p>986.75</text:p>
              </table:table-cell>
              <table:table-cell office:value-type="float" office:value="15231.43">
                <text:p>15231.4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986.91">
                <text:p>986.91</text:p>
              </table:table-cell>
              <table:table-cell office:value-type="float" office:value="15176.81">
                <text:p>15176.8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987.08">
                <text:p>987.08</text:p>
              </table:table-cell>
              <table:table-cell office:value-type="float" office:value="20224.83">
                <text:p>20224.83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87.25">
                <text:p>987.25</text:p>
              </table:table-cell>
              <table:table-cell office:value-type="float" office:value="21779.46">
                <text:p>21779.46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987.42">
                <text:p>987.42</text:p>
              </table:table-cell>
              <table:table-cell office:value-type="float" office:value="10061.44">
                <text:p>10061.4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987.59">
                <text:p>987.59</text:p>
              </table:table-cell>
              <table:table-cell office:value-type="float" office:value="15133.12">
                <text:p>15133.12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987.76">
                <text:p>987.76</text:p>
              </table:table-cell>
              <table:table-cell office:value-type="float" office:value="13498.39">
                <text:p>13498.3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987.92">
                <text:p>987.92</text:p>
              </table:table-cell>
              <table:table-cell office:value-type="float" office:value="18448.1">
                <text:p>18448.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988.09">
                <text:p>988.09</text:p>
              </table:table-cell>
              <table:table-cell office:value-type="float" office:value="13460.16">
                <text:p>13460.16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988.26">
                <text:p>988.26</text:p>
              </table:table-cell>
              <table:table-cell office:value-type="float" office:value="13756.89">
                <text:p>13756.89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988.43">
                <text:p>988.43</text:p>
              </table:table-cell>
              <table:table-cell office:value-type="float" office:value="16447.46">
                <text:p>16447.4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988.6">
                <text:p>988.6</text:p>
              </table:table-cell>
              <table:table-cell office:value-type="float" office:value="10973.47">
                <text:p>10973.4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988.77">
                <text:p>988.77</text:p>
              </table:table-cell>
              <table:table-cell office:value-type="float" office:value="20674.47">
                <text:p>20674.47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988.93">
                <text:p>988.93</text:p>
              </table:table-cell>
              <table:table-cell office:value-type="float" office:value="8164.57">
                <text:p>8164.57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989.1">
                <text:p>989.1</text:p>
              </table:table-cell>
              <table:table-cell office:value-type="float" office:value="10290.82">
                <text:p>10290.8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989.27">
                <text:p>989.27</text:p>
              </table:table-cell>
              <table:table-cell office:value-type="float" office:value="14219.27">
                <text:p>14219.27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989.44">
                <text:p>989.44</text:p>
              </table:table-cell>
              <table:table-cell office:value-type="float" office:value="9923.09">
                <text:p>9923.0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989.61">
                <text:p>989.61</text:p>
              </table:table-cell>
              <table:table-cell office:value-type="float" office:value="13625.82">
                <text:p>13625.8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989.78">
                <text:p>989.78</text:p>
              </table:table-cell>
              <table:table-cell office:value-type="float" office:value="12675.56">
                <text:p>12675.5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89.94">
                <text:p>989.94</text:p>
              </table:table-cell>
              <table:table-cell office:value-type="float" office:value="7551.09">
                <text:p>7551.0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990.11">
                <text:p>990.11</text:p>
              </table:table-cell>
              <table:table-cell office:value-type="float" office:value="10043.24">
                <text:p>10043.24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990.28">
                <text:p>990.28</text:p>
              </table:table-cell>
              <table:table-cell office:value-type="float" office:value="10957.09">
                <text:p>10957.0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990.45">
                <text:p>990.45</text:p>
              </table:table-cell>
              <table:table-cell office:value-type="float" office:value="19438.41">
                <text:p>19438.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990.62">
                <text:p>990.62</text:p>
              </table:table-cell>
              <table:table-cell office:value-type="float" office:value="9442.5">
                <text:p>9442.5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990.78">
                <text:p>990.78</text:p>
              </table:table-cell>
              <table:table-cell office:value-type="float" office:value="11104.54">
                <text:p>11104.54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990.95">
                <text:p>990.95</text:p>
              </table:table-cell>
              <table:table-cell office:value-type="float" office:value="15673.79">
                <text:p>15673.7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991.12">
                <text:p>991.12</text:p>
              </table:table-cell>
              <table:table-cell office:value-type="float" office:value="19596.79">
                <text:p>19596.7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991.29">
                <text:p>991.29</text:p>
              </table:table-cell>
              <table:table-cell office:value-type="float" office:value="13993.54">
                <text:p>13993.5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991.46">
                <text:p>991.46</text:p>
              </table:table-cell>
              <table:table-cell office:value-type="float" office:value="25616.9">
                <text:p>25616.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991.62">
                <text:p>991.62</text:p>
              </table:table-cell>
              <table:table-cell office:value-type="float" office:value="10294.46">
                <text:p>10294.4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991.79">
                <text:p>991.79</text:p>
              </table:table-cell>
              <table:table-cell office:value-type="float" office:value="16225.37">
                <text:p>16225.3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991.96">
                <text:p>991.96</text:p>
              </table:table-cell>
              <table:table-cell office:value-type="float" office:value="16731.45">
                <text:p>16731.45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992.13">
                <text:p>992.13</text:p>
              </table:table-cell>
              <table:table-cell office:value-type="float" office:value="13906.16">
                <text:p>13906.1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992.3">
                <text:p>992.3</text:p>
              </table:table-cell>
              <table:table-cell office:value-type="float" office:value="16323.68">
                <text:p>16323.68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992.46">
                <text:p>992.46</text:p>
              </table:table-cell>
              <table:table-cell office:value-type="float" office:value="9633.64">
                <text:p>9633.64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992.63">
                <text:p>992.63</text:p>
              </table:table-cell>
              <table:table-cell office:value-type="float" office:value="15284.22">
                <text:p>15284.2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992.8">
                <text:p>992.8</text:p>
              </table:table-cell>
              <table:table-cell office:value-type="float" office:value="11858.19">
                <text:p>11858.1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992.97">
                <text:p>992.97</text:p>
              </table:table-cell>
              <table:table-cell office:value-type="float" office:value="19959.05">
                <text:p>19959.0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993.14">
                <text:p>993.14</text:p>
              </table:table-cell>
              <table:table-cell office:value-type="float" office:value="11914.63">
                <text:p>11914.63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993.3">
                <text:p>993.3</text:p>
              </table:table-cell>
              <table:table-cell office:value-type="float" office:value="19962.69">
                <text:p>19962.6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993.47">
                <text:p>993.47</text:p>
              </table:table-cell>
              <table:table-cell office:value-type="float" office:value="11952.86">
                <text:p>11952.86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993.64">
                <text:p>993.64</text:p>
              </table:table-cell>
              <table:table-cell office:value-type="float" office:value="10207.08">
                <text:p>10207.08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993.81">
                <text:p>993.81</text:p>
              </table:table-cell>
              <table:table-cell office:value-type="float" office:value="14732.63">
                <text:p>14732.6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993.97">
                <text:p>993.97</text:p>
              </table:table-cell>
              <table:table-cell office:value-type="float" office:value="12256.87">
                <text:p>12256.8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94.14">
                <text:p>994.14</text:p>
              </table:table-cell>
              <table:table-cell office:value-type="float" office:value="21455.43">
                <text:p>21455.43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994.31">
                <text:p>994.31</text:p>
              </table:table-cell>
              <table:table-cell office:value-type="float" office:value="8079.01">
                <text:p>8079.01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94.48">
                <text:p>994.48</text:p>
              </table:table-cell>
              <table:table-cell office:value-type="float" office:value="11319.35">
                <text:p>11319.35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994.64">
                <text:p>994.64</text:p>
              </table:table-cell>
              <table:table-cell office:value-type="float" office:value="7680.34">
                <text:p>7680.34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94.81">
                <text:p>994.81</text:p>
              </table:table-cell>
              <table:table-cell office:value-type="float" office:value="12174.95">
                <text:p>12174.95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94.98">
                <text:p>994.98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95.15">
                <text:p>995.15</text:p>
              </table:table-cell>
              <table:table-cell office:value-type="float" office:value="10441.91">
                <text:p>10441.9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95.31">
                <text:p>995.31</text:p>
              </table:table-cell>
              <table:table-cell office:value-type="float" office:value="11898.24">
                <text:p>11898.24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95.48">
                <text:p>995.48</text:p>
              </table:table-cell>
              <table:table-cell office:value-type="float" office:value="13585.77">
                <text:p>13585.77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995.65">
                <text:p>995.65</text:p>
              </table:table-cell>
              <table:table-cell office:value-type="float" office:value="19840.72">
                <text:p>19840.7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95.82">
                <text:p>995.82</text:p>
              </table:table-cell>
              <table:table-cell office:value-type="float" office:value="14610.66">
                <text:p>14610.66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995.98">
                <text:p>995.98</text:p>
              </table:table-cell>
              <table:table-cell office:value-type="float" office:value="11357.58">
                <text:p>11357.58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996.15">
                <text:p>996.15</text:p>
              </table:table-cell>
              <table:table-cell office:value-type="float" office:value="18814.01">
                <text:p>18814.01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96.32">
                <text:p>996.32</text:p>
              </table:table-cell>
              <table:table-cell office:value-type="float" office:value="7487.37">
                <text:p>7487.3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996.49">
                <text:p>996.49</text:p>
              </table:table-cell>
              <table:table-cell office:value-type="float" office:value="11485.01">
                <text:p>11485.01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996.65">
                <text:p>996.65</text:p>
              </table:table-cell>
              <table:table-cell office:value-type="float" office:value="8313.84">
                <text:p>8313.84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96.82">
                <text:p>996.82</text:p>
              </table:table-cell>
              <table:table-cell office:value-type="float" office:value="6946.71">
                <text:p>6946.71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996.99">
                <text:p>996.99</text:p>
              </table:table-cell>
              <table:table-cell office:value-type="float" office:value="9280.48">
                <text:p>9280.48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997.16">
                <text:p>997.16</text:p>
              </table:table-cell>
              <table:table-cell office:value-type="float" office:value="15575.48">
                <text:p>15575.48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97.32">
                <text:p>997.32</text:p>
              </table:table-cell>
              <table:table-cell office:value-type="float" office:value="11632.46">
                <text:p>11632.4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997.49">
                <text:p>997.49</text:p>
              </table:table-cell>
              <table:table-cell office:value-type="float" office:value="17272.11">
                <text:p>17272.11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997.66">
                <text:p>997.66</text:p>
              </table:table-cell>
              <table:table-cell office:value-type="float" office:value="17690.81">
                <text:p>17690.81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997.83">
                <text:p>997.83</text:p>
              </table:table-cell>
              <table:table-cell office:value-type="float" office:value="19888.05">
                <text:p>19888.0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997.99">
                <text:p>997.99</text:p>
              </table:table-cell>
              <table:table-cell office:value-type="float" office:value="19336.47">
                <text:p>19336.47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998.16">
                <text:p>998.16</text:p>
              </table:table-cell>
              <table:table-cell office:value-type="float" office:value="11448.6">
                <text:p>11448.6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98.33">
                <text:p>998.33</text:p>
              </table:table-cell>
              <table:table-cell office:value-type="float" office:value="10451.01">
                <text:p>10451.01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98.49">
                <text:p>998.49</text:p>
              </table:table-cell>
              <table:table-cell office:value-type="float" office:value="14494.16">
                <text:p>14494.16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98.66">
                <text:p>998.66</text:p>
              </table:table-cell>
              <table:table-cell office:value-type="float" office:value="10037.78">
                <text:p>10037.7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98.83">
                <text:p>998.83</text:p>
              </table:table-cell>
              <table:table-cell office:value-type="float" office:value="8829.02">
                <text:p>8829.0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999">
                <text:p>999</text:p>
              </table:table-cell>
              <table:table-cell office:value-type="float" office:value="12764.76">
                <text:p>12764.76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999.16">
                <text:p>999.16</text:p>
              </table:table-cell>
              <table:table-cell office:value-type="float" office:value="12733.81">
                <text:p>12733.81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999.33">
                <text:p>999.33</text:p>
              </table:table-cell>
              <table:table-cell office:value-type="float" office:value="8097.21">
                <text:p>8097.21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999.5">
                <text:p>999.5</text:p>
              </table:table-cell>
              <table:table-cell office:value-type="float" office:value="17046.38">
                <text:p>17046.38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999.66">
                <text:p>999.66</text:p>
              </table:table-cell>
              <table:table-cell office:value-type="float" office:value="17419.57">
                <text:p>17419.57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999.83">
                <text:p>999.83</text:p>
              </table:table-cell>
              <table:table-cell office:value-type="float" office:value="10261.69">
                <text:p>10261.6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000">
                <text:p>1000</text:p>
              </table:table-cell>
              <table:table-cell office:value-type="float" office:value="35731.14">
                <text:p>35731.14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000.17">
                <text:p>1000.17</text:p>
              </table:table-cell>
              <table:table-cell office:value-type="float" office:value="11390.35">
                <text:p>11390.35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000.33">
                <text:p>1000.33</text:p>
              </table:table-cell>
              <table:table-cell office:value-type="float" office:value="15034.82">
                <text:p>15034.8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000.5">
                <text:p>1000.5</text:p>
              </table:table-cell>
              <table:table-cell office:value-type="float" office:value="7197.93">
                <text:p>7197.93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000.67">
                <text:p>1000.67</text:p>
              </table:table-cell>
              <table:table-cell office:value-type="float" office:value="9937.65">
                <text:p>9937.65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000.83">
                <text:p>1000.83</text:p>
              </table:table-cell>
              <table:table-cell office:value-type="float" office:value="11829.07">
                <text:p>11829.07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001">
                <text:p>1001</text:p>
              </table:table-cell>
              <table:table-cell office:value-type="float" office:value="12762.94">
                <text:p>12762.94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001.17">
                <text:p>1001.17</text:p>
              </table:table-cell>
              <table:table-cell office:value-type="float" office:value="12519.01">
                <text:p>12519.01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001.33">
                <text:p>1001.33</text:p>
              </table:table-cell>
              <table:table-cell office:value-type="float" office:value="10745.92">
                <text:p>10745.9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001.5">
                <text:p>1001.5</text:p>
              </table:table-cell>
              <table:table-cell office:value-type="float" office:value="14206.53">
                <text:p>14206.53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001.67">
                <text:p>1001.67</text:p>
              </table:table-cell>
              <table:table-cell office:value-type="float" office:value="20714.52">
                <text:p>20714.52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001.83">
                <text:p>1001.83</text:p>
              </table:table-cell>
              <table:table-cell office:value-type="float" office:value="18710.24">
                <text:p>18710.24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002">
                <text:p>1002</text:p>
              </table:table-cell>
              <table:table-cell office:value-type="float" office:value="10764.12">
                <text:p>10764.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002.17">
                <text:p>1002.17</text:p>
              </table:table-cell>
              <table:table-cell office:value-type="float" office:value="10898.83">
                <text:p>10898.83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02.33">
                <text:p>1002.33</text:p>
              </table:table-cell>
              <table:table-cell office:value-type="float" office:value="19041.56">
                <text:p>19041.5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002.5">
                <text:p>1002.5</text:p>
              </table:table-cell>
              <table:table-cell office:value-type="float" office:value="18759.39">
                <text:p>18759.3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002.67">
                <text:p>1002.67</text:p>
              </table:table-cell>
              <table:table-cell office:value-type="float" office:value="13999">
                <text:p>13999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002.83">
                <text:p>1002.83</text:p>
              </table:table-cell>
              <table:table-cell office:value-type="float" office:value="10392.76">
                <text:p>10392.76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003">
                <text:p>1003</text:p>
              </table:table-cell>
              <table:table-cell office:value-type="float" office:value="8941.89">
                <text:p>8941.8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003.17">
                <text:p>1003.17</text:p>
              </table:table-cell>
              <table:table-cell office:value-type="float" office:value="9972.24">
                <text:p>9972.24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003.33">
                <text:p>1003.33</text:p>
              </table:table-cell>
              <table:table-cell office:value-type="float" office:value="10203.44">
                <text:p>10203.4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003.5">
                <text:p>1003.5</text:p>
              </table:table-cell>
              <table:table-cell office:value-type="float" office:value="11261.1">
                <text:p>11261.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003.67">
                <text:p>1003.67</text:p>
              </table:table-cell>
              <table:table-cell office:value-type="float" office:value="12935.88">
                <text:p>12935.88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003.83">
                <text:p>1003.83</text:p>
              </table:table-cell>
              <table:table-cell office:value-type="float" office:value="9755.61">
                <text:p>9755.61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004">
                <text:p>1004</text:p>
              </table:table-cell>
              <table:table-cell office:value-type="float" office:value="14257.5">
                <text:p>14257.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004.17">
                <text:p>1004.17</text:p>
              </table:table-cell>
              <table:table-cell office:value-type="float" office:value="7751.33">
                <text:p>7751.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004.33">
                <text:p>1004.33</text:p>
              </table:table-cell>
              <table:table-cell office:value-type="float" office:value="10545.67">
                <text:p>10545.67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004.5">
                <text:p>1004.5</text:p>
              </table:table-cell>
              <table:table-cell office:value-type="float" office:value="18555.51">
                <text:p>18555.5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004.67">
                <text:p>1004.67</text:p>
              </table:table-cell>
              <table:table-cell office:value-type="float" office:value="17423.21">
                <text:p>17423.21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004.83">
                <text:p>1004.83</text:p>
              </table:table-cell>
              <table:table-cell office:value-type="float" office:value="8048.06">
                <text:p>8048.06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005">
                <text:p>1005</text:p>
              </table:table-cell>
              <table:table-cell office:value-type="float" office:value="10287.17">
                <text:p>10287.17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005.17">
                <text:p>1005.17</text:p>
              </table:table-cell>
              <table:table-cell office:value-type="float" office:value="13072.41">
                <text:p>13072.41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005.33">
                <text:p>1005.33</text:p>
              </table:table-cell>
              <table:table-cell office:value-type="float" office:value="10106.95">
                <text:p>10106.9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005.5">
                <text:p>1005.5</text:p>
              </table:table-cell>
              <table:table-cell office:value-type="float" office:value="21624.73">
                <text:p>21624.73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005.67">
                <text:p>1005.67</text:p>
              </table:table-cell>
              <table:table-cell office:value-type="float" office:value="7734.95">
                <text:p>7734.95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005.83">
                <text:p>1005.83</text:p>
              </table:table-cell>
              <table:table-cell office:value-type="float" office:value="15884.96">
                <text:p>15884.96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006">
                <text:p>1006</text:p>
              </table:table-cell>
              <table:table-cell office:value-type="float" office:value="17912.9">
                <text:p>17912.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006.16">
                <text:p>1006.16</text:p>
              </table:table-cell>
              <table:table-cell office:value-type="float" office:value="14639.79">
                <text:p>14639.79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006.33">
                <text:p>1006.33</text:p>
              </table:table-cell>
              <table:table-cell office:value-type="float" office:value="14512.36">
                <text:p>14512.36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06.5">
                <text:p>1006.5</text:p>
              </table:table-cell>
              <table:table-cell office:value-type="float" office:value="12559.05">
                <text:p>12559.05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006.66">
                <text:p>1006.66</text:p>
              </table:table-cell>
              <table:table-cell office:value-type="float" office:value="13168.89">
                <text:p>13168.8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006.83">
                <text:p>1006.83</text:p>
              </table:table-cell>
              <table:table-cell office:value-type="float" office:value="15038.46">
                <text:p>15038.46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007">
                <text:p>1007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007.16">
                <text:p>1007.16</text:p>
              </table:table-cell>
              <table:table-cell office:value-type="float" office:value="16931.7">
                <text:p>16931.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007.33">
                <text:p>1007.33</text:p>
              </table:table-cell>
              <table:table-cell office:value-type="float" office:value="14927.42">
                <text:p>14927.4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007.49">
                <text:p>1007.49</text:p>
              </table:table-cell>
              <table:table-cell office:value-type="float" office:value="10447.37">
                <text:p>10447.37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007.66">
                <text:p>1007.66</text:p>
              </table:table-cell>
              <table:table-cell office:value-type="float" office:value="13765.99">
                <text:p>13765.9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007.83">
                <text:p>1007.83</text:p>
              </table:table-cell>
              <table:table-cell office:value-type="float" office:value="10968.01">
                <text:p>10968.01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007.99">
                <text:p>1007.99</text:p>
              </table:table-cell>
              <table:table-cell office:value-type="float" office:value="13026.9">
                <text:p>13026.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008.16">
                <text:p>1008.16</text:p>
              </table:table-cell>
              <table:table-cell office:value-type="float" office:value="6420.61">
                <text:p>6420.6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008.32">
                <text:p>1008.32</text:p>
              </table:table-cell>
              <table:table-cell office:value-type="float" office:value="10318.12">
                <text:p>10318.12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008.49">
                <text:p>1008.49</text:p>
              </table:table-cell>
              <table:table-cell office:value-type="float" office:value="10824.2">
                <text:p>10824.2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08.66">
                <text:p>1008.66</text:p>
              </table:table-cell>
              <table:table-cell office:value-type="float" office:value="11910.99">
                <text:p>11910.9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08.82">
                <text:p>1008.82</text:p>
              </table:table-cell>
              <table:table-cell office:value-type="float" office:value="17503.31">
                <text:p>17503.31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008.99">
                <text:p>1008.99</text:p>
              </table:table-cell>
              <table:table-cell office:value-type="float" office:value="6784.69">
                <text:p>6784.6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009.15">
                <text:p>1009.15</text:p>
              </table:table-cell>
              <table:table-cell office:value-type="float" office:value="19161.71">
                <text:p>19161.71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009.32">
                <text:p>1009.32</text:p>
              </table:table-cell>
              <table:table-cell office:value-type="float" office:value="14736.27">
                <text:p>14736.27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009.49">
                <text:p>1009.49</text:p>
              </table:table-cell>
              <table:table-cell office:value-type="float" office:value="14796.35">
                <text:p>14796.35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009.65">
                <text:p>1009.65</text:p>
              </table:table-cell>
              <table:table-cell office:value-type="float" office:value="8388.48">
                <text:p>8388.48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009.82">
                <text:p>1009.82</text:p>
              </table:table-cell>
              <table:table-cell office:value-type="float" office:value="10310.84">
                <text:p>10310.8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009.98">
                <text:p>1009.98</text:p>
              </table:table-cell>
              <table:table-cell office:value-type="float" office:value="7618.44">
                <text:p>7618.4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010.15">
                <text:p>1010.15</text:p>
              </table:table-cell>
              <table:table-cell office:value-type="float" office:value="11468.62">
                <text:p>11468.62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010.32">
                <text:p>1010.32</text:p>
              </table:table-cell>
              <table:table-cell office:value-type="float" office:value="12140.36">
                <text:p>12140.3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010.48">
                <text:p>1010.48</text:p>
              </table:table-cell>
              <table:table-cell office:value-type="float" office:value="13476.54">
                <text:p>13476.5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010.65">
                <text:p>1010.65</text:p>
              </table:table-cell>
              <table:table-cell office:value-type="float" office:value="15546.36">
                <text:p>15546.36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010.81">
                <text:p>1010.81</text:p>
              </table:table-cell>
              <table:table-cell office:value-type="float" office:value="12089.39">
                <text:p>12089.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010.98">
                <text:p>1010.98</text:p>
              </table:table-cell>
              <table:table-cell office:value-type="float" office:value="10605.75">
                <text:p>10605.7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011.15">
                <text:p>1011.15</text:p>
              </table:table-cell>
              <table:table-cell office:value-type="float" office:value="15511.77">
                <text:p>15511.77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011.31">
                <text:p>1011.31</text:p>
              </table:table-cell>
              <table:table-cell office:value-type="float" office:value="55127.68">
                <text:p>55127.68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011.48">
                <text:p>1011.48</text:p>
              </table:table-cell>
              <table:table-cell office:value-type="float" office:value="14386.75">
                <text:p>14386.7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011.64">
                <text:p>1011.64</text:p>
              </table:table-cell>
              <table:table-cell office:value-type="float" office:value="21874.13">
                <text:p>21874.13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011.81">
                <text:p>1011.81</text:p>
              </table:table-cell>
              <table:table-cell office:value-type="float" office:value="13511.13">
                <text:p>13511.13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011.97">
                <text:p>1011.97</text:p>
              </table:table-cell>
              <table:table-cell office:value-type="float" office:value="12735.64">
                <text:p>12735.6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012.14">
                <text:p>1012.14</text:p>
              </table:table-cell>
              <table:table-cell office:value-type="float" office:value="9238.61">
                <text:p>9238.61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012.3">
                <text:p>1012.3</text:p>
              </table:table-cell>
              <table:table-cell office:value-type="float" office:value="14341.24">
                <text:p>14341.2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012.47">
                <text:p>1012.47</text:p>
              </table:table-cell>
              <table:table-cell office:value-type="float" office:value="9868.48">
                <text:p>9868.4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012.64">
                <text:p>1012.64</text:p>
              </table:table-cell>
              <table:table-cell office:value-type="float" office:value="21371.69">
                <text:p>21371.6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012.8">
                <text:p>1012.8</text:p>
              </table:table-cell>
              <table:table-cell office:value-type="float" office:value="10822.38">
                <text:p>10822.38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012.97">
                <text:p>1012.97</text:p>
              </table:table-cell>
              <table:table-cell office:value-type="float" office:value="10179.77">
                <text:p>10179.77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013.13">
                <text:p>1013.13</text:p>
              </table:table-cell>
              <table:table-cell office:value-type="float" office:value="12174.95">
                <text:p>12174.95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013.3">
                <text:p>1013.3</text:p>
              </table:table-cell>
              <table:table-cell office:value-type="float" office:value="65291.06">
                <text:p>65291.06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013.46">
                <text:p>1013.46</text:p>
              </table:table-cell>
              <table:table-cell office:value-type="float" office:value="8525.01">
                <text:p>8525.01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013.63">
                <text:p>1013.63</text:p>
              </table:table-cell>
              <table:table-cell office:value-type="float" office:value="49380.62">
                <text:p>49380.62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013.79">
                <text:p>1013.79</text:p>
              </table:table-cell>
              <table:table-cell office:value-type="float" office:value="10849.68">
                <text:p>10849.68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013.96">
                <text:p>1013.96</text:p>
              </table:table-cell>
              <table:table-cell office:value-type="float" office:value="13705.92">
                <text:p>13705.92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014.13">
                <text:p>1014.13</text:p>
              </table:table-cell>
              <table:table-cell office:value-type="float" office:value="15599.15">
                <text:p>15599.15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014.29">
                <text:p>1014.29</text:p>
              </table:table-cell>
              <table:table-cell office:value-type="float" office:value="10511.09">
                <text:p>10511.0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014.46">
                <text:p>1014.46</text:p>
              </table:table-cell>
              <table:table-cell office:value-type="float" office:value="7117.83">
                <text:p>7117.83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014.62">
                <text:p>1014.62</text:p>
              </table:table-cell>
              <table:table-cell office:value-type="float" office:value="13059.67">
                <text:p>13059.67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014.79">
                <text:p>1014.79</text:p>
              </table:table-cell>
              <table:table-cell office:value-type="float" office:value="21029.45">
                <text:p>21029.4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014.95">
                <text:p>1014.95</text:p>
              </table:table-cell>
              <table:table-cell office:value-type="float" office:value="7920.63">
                <text:p>7920.63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015.12">
                <text:p>1015.12</text:p>
              </table:table-cell>
              <table:table-cell office:value-type="float" office:value="9351.48">
                <text:p>9351.4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015.28">
                <text:p>1015.28</text:p>
              </table:table-cell>
              <table:table-cell office:value-type="float" office:value="18384.39">
                <text:p>18384.3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015.45">
                <text:p>1015.45</text:p>
              </table:table-cell>
              <table:table-cell office:value-type="float" office:value="21841.36">
                <text:p>21841.36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15.61">
                <text:p>1015.61</text:p>
              </table:table-cell>
              <table:table-cell office:value-type="float" office:value="15295.14">
                <text:p>15295.14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5.78">
                <text:p>1015.78</text:p>
              </table:table-cell>
              <table:table-cell office:value-type="float" office:value="16285.45">
                <text:p>16285.45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015.94">
                <text:p>1015.94</text:p>
              </table:table-cell>
              <table:table-cell office:value-type="float" office:value="7425.48">
                <text:p>7425.48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016.11">
                <text:p>1016.11</text:p>
              </table:table-cell>
              <table:table-cell office:value-type="float" office:value="9693.72">
                <text:p>9693.7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016.27">
                <text:p>1016.27</text:p>
              </table:table-cell>
              <table:table-cell office:value-type="float" office:value="18249.68">
                <text:p>18249.68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016.44">
                <text:p>1016.44</text:p>
              </table:table-cell>
              <table:table-cell office:value-type="float" office:value="16953.54">
                <text:p>16953.54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016.6">
                <text:p>1016.6</text:p>
              </table:table-cell>
              <table:table-cell office:value-type="float" office:value="23410.56">
                <text:p>23410.5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016.77">
                <text:p>1016.77</text:p>
              </table:table-cell>
              <table:table-cell office:value-type="float" office:value="18783.06">
                <text:p>18783.0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016.93">
                <text:p>1016.93</text:p>
              </table:table-cell>
              <table:table-cell office:value-type="float" office:value="13017.8">
                <text:p>13017.8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017.1">
                <text:p>1017.1</text:p>
              </table:table-cell>
              <table:table-cell office:value-type="float" office:value="25276.49">
                <text:p>25276.4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017.26">
                <text:p>1017.26</text:p>
              </table:table-cell>
              <table:table-cell office:value-type="float" office:value="16935.34">
                <text:p>16935.34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017.43">
                <text:p>1017.43</text:p>
              </table:table-cell>
              <table:table-cell office:value-type="float" office:value="12620.95">
                <text:p>12620.9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017.59">
                <text:p>1017.59</text:p>
              </table:table-cell>
              <table:table-cell office:value-type="float" office:value="12959.55">
                <text:p>12959.55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017.76">
                <text:p>1017.76</text:p>
              </table:table-cell>
              <table:table-cell office:value-type="float" office:value="17747.24">
                <text:p>17747.24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017.92">
                <text:p>1017.92</text:p>
              </table:table-cell>
              <table:table-cell office:value-type="float" office:value="11073.59">
                <text:p>11073.59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018.09">
                <text:p>1018.09</text:p>
              </table:table-cell>
              <table:table-cell office:value-type="float" office:value="17255.73">
                <text:p>17255.73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018.25">
                <text:p>1018.25</text:p>
              </table:table-cell>
              <table:table-cell office:value-type="float" office:value="14781.78">
                <text:p>14781.7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018.42">
                <text:p>1018.42</text:p>
              </table:table-cell>
              <table:table-cell office:value-type="float" office:value="12915.86">
                <text:p>12915.86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018.58">
                <text:p>1018.58</text:p>
              </table:table-cell>
              <table:table-cell office:value-type="float" office:value="14297.55">
                <text:p>14297.55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018.75">
                <text:p>1018.75</text:p>
              </table:table-cell>
              <table:table-cell office:value-type="float" office:value="10045.06">
                <text:p>10045.06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018.91">
                <text:p>1018.91</text:p>
              </table:table-cell>
              <table:table-cell office:value-type="float" office:value="19820.7">
                <text:p>19820.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019.08">
                <text:p>1019.08</text:p>
              </table:table-cell>
              <table:table-cell office:value-type="float" office:value="14232.02">
                <text:p>14232.02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019.24">
                <text:p>1019.24</text:p>
              </table:table-cell>
              <table:table-cell office:value-type="float" office:value="12271.43">
                <text:p>12271.43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019.41">
                <text:p>1019.41</text:p>
              </table:table-cell>
              <table:table-cell office:value-type="float" office:value="16928.05">
                <text:p>16928.05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019.57">
                <text:p>1019.57</text:p>
              </table:table-cell>
              <table:table-cell office:value-type="float" office:value="10176.13">
                <text:p>10176.1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019.74">
                <text:p>1019.74</text:p>
              </table:table-cell>
              <table:table-cell office:value-type="float" office:value="12205.89">
                <text:p>12205.8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19.9">
                <text:p>1019.9</text:p>
              </table:table-cell>
              <table:table-cell office:value-type="float" office:value="12093.03">
                <text:p>12093.03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020.07">
                <text:p>1020.07</text:p>
              </table:table-cell>
              <table:table-cell office:value-type="float" office:value="20277.62">
                <text:p>20277.62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020.23">
                <text:p>1020.23</text:p>
              </table:table-cell>
              <table:table-cell office:value-type="float" office:value="16826.11">
                <text:p>16826.11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020.4">
                <text:p>1020.4</text:p>
              </table:table-cell>
              <table:table-cell office:value-type="float" office:value="10205.26">
                <text:p>10205.26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020.56">
                <text:p>1020.56</text:p>
              </table:table-cell>
              <table:table-cell office:value-type="float" office:value="13715.02">
                <text:p>13715.02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020.73">
                <text:p>1020.73</text:p>
              </table:table-cell>
              <table:table-cell office:value-type="float" office:value="13522.06">
                <text:p>13522.0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020.89">
                <text:p>1020.89</text:p>
              </table:table-cell>
              <table:table-cell office:value-type="float" office:value="11734.41">
                <text:p>11734.41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021.05">
                <text:p>1021.05</text:p>
              </table:table-cell>
              <table:table-cell office:value-type="float" office:value="20756.39">
                <text:p>20756.39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021.22">
                <text:p>1021.22</text:p>
              </table:table-cell>
              <table:table-cell office:value-type="float" office:value="10367.27">
                <text:p>10367.2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021.38">
                <text:p>1021.38</text:p>
              </table:table-cell>
              <table:table-cell office:value-type="float" office:value="12142.18">
                <text:p>12142.18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021.55">
                <text:p>1021.55</text:p>
              </table:table-cell>
              <table:table-cell office:value-type="float" office:value="8102.67">
                <text:p>8102.67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021.71">
                <text:p>1021.71</text:p>
              </table:table-cell>
              <table:table-cell office:value-type="float" office:value="21857.74">
                <text:p>21857.7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021.88">
                <text:p>1021.88</text:p>
              </table:table-cell>
              <table:table-cell office:value-type="float" office:value="10196.15">
                <text:p>10196.15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022.04">
                <text:p>1022.04</text:p>
              </table:table-cell>
              <table:table-cell office:value-type="float" office:value="13438.32">
                <text:p>13438.32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022.21">
                <text:p>1022.21</text:p>
              </table:table-cell>
              <table:table-cell office:value-type="float" office:value="7631.19">
                <text:p>7631.1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022.37">
                <text:p>1022.37</text:p>
              </table:table-cell>
              <table:table-cell office:value-type="float" office:value="18697.5">
                <text:p>18697.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022.53">
                <text:p>1022.53</text:p>
              </table:table-cell>
              <table:table-cell office:value-type="float" office:value="16196.25">
                <text:p>16196.25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022.7">
                <text:p>1022.7</text:p>
              </table:table-cell>
              <table:table-cell office:value-type="float" office:value="10172.49">
                <text:p>10172.4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022.86">
                <text:p>1022.86</text:p>
              </table:table-cell>
              <table:table-cell office:value-type="float" office:value="10370.91">
                <text:p>10370.91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23.03">
                <text:p>1023.03</text:p>
              </table:table-cell>
              <table:table-cell office:value-type="float" office:value="14186.51">
                <text:p>14186.51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23.19">
                <text:p>1023.19</text:p>
              </table:table-cell>
              <table:table-cell office:value-type="float" office:value="18935.97">
                <text:p>18935.97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23.36">
                <text:p>1023.36</text:p>
              </table:table-cell>
              <table:table-cell office:value-type="float" office:value="19483.92">
                <text:p>19483.92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23.52">
                <text:p>1023.52</text:p>
              </table:table-cell>
              <table:table-cell office:value-type="float" office:value="17141.04">
                <text:p>17141.04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023.69">
                <text:p>1023.69</text:p>
              </table:table-cell>
              <table:table-cell office:value-type="float" office:value="22980.94">
                <text:p>22980.94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023.85">
                <text:p>1023.85</text:p>
              </table:table-cell>
              <table:table-cell office:value-type="float" office:value="12742.92">
                <text:p>12742.92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024.01">
                <text:p>1024.01</text:p>
              </table:table-cell>
              <table:table-cell office:value-type="float" office:value="12393.4">
                <text:p>12393.4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024.18">
                <text:p>1024.18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024.34">
                <text:p>1024.34</text:p>
              </table:table-cell>
              <table:table-cell office:value-type="float" office:value="11852.73">
                <text:p>11852.73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024.51">
                <text:p>1024.51</text:p>
              </table:table-cell>
              <table:table-cell office:value-type="float" office:value="8978.3">
                <text:p>8978.3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024.67">
                <text:p>1024.67</text:p>
              </table:table-cell>
              <table:table-cell office:value-type="float" office:value="8823.56">
                <text:p>8823.56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024.83">
                <text:p>1024.83</text:p>
              </table:table-cell>
              <table:table-cell office:value-type="float" office:value="11202.84">
                <text:p>11202.84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025">
                <text:p>1025</text:p>
              </table:table-cell>
              <table:table-cell office:value-type="float" office:value="13363.68">
                <text:p>13363.68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025.16">
                <text:p>1025.16</text:p>
              </table:table-cell>
              <table:table-cell office:value-type="float" office:value="15067.59">
                <text:p>15067.5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025.33">
                <text:p>1025.33</text:p>
              </table:table-cell>
              <table:table-cell office:value-type="float" office:value="12888.55">
                <text:p>12888.55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025.49">
                <text:p>1025.49</text:p>
              </table:table-cell>
              <table:table-cell office:value-type="float" office:value="13793.3">
                <text:p>13793.3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25.66">
                <text:p>1025.66</text:p>
              </table:table-cell>
              <table:table-cell office:value-type="float" office:value="12407.96">
                <text:p>12407.96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025.82">
                <text:p>1025.82</text:p>
              </table:table-cell>
              <table:table-cell office:value-type="float" office:value="10966.19">
                <text:p>10966.1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025.98">
                <text:p>1025.98</text:p>
              </table:table-cell>
              <table:table-cell office:value-type="float" office:value="8217.36">
                <text:p>8217.36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026.15">
                <text:p>1026.15</text:p>
              </table:table-cell>
              <table:table-cell office:value-type="float" office:value="14357.63">
                <text:p>14357.63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026.31">
                <text:p>1026.31</text:p>
              </table:table-cell>
              <table:table-cell office:value-type="float" office:value="14556.05">
                <text:p>14556.0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026.48">
                <text:p>1026.48</text:p>
              </table:table-cell>
              <table:table-cell office:value-type="float" office:value="15269.66">
                <text:p>15269.66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026.64">
                <text:p>1026.64</text:p>
              </table:table-cell>
              <table:table-cell office:value-type="float" office:value="12695.59">
                <text:p>12695.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026.8">
                <text:p>1026.8</text:p>
              </table:table-cell>
              <table:table-cell office:value-type="float" office:value="14077.28">
                <text:p>14077.2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026.97">
                <text:p>1026.97</text:p>
              </table:table-cell>
              <table:table-cell office:value-type="float" office:value="14896.47">
                <text:p>14896.4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027.13">
                <text:p>1027.13</text:p>
              </table:table-cell>
              <table:table-cell office:value-type="float" office:value="21399">
                <text:p>21399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027.29">
                <text:p>1027.29</text:p>
              </table:table-cell>
              <table:table-cell office:value-type="float" office:value="18011.2">
                <text:p>18011.2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027.46">
                <text:p>1027.46</text:p>
              </table:table-cell>
              <table:table-cell office:value-type="float" office:value="17854.65">
                <text:p>17854.65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027.62">
                <text:p>1027.62</text:p>
              </table:table-cell>
              <table:table-cell office:value-type="float" office:value="8566.88">
                <text:p>8566.88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027.79">
                <text:p>1027.79</text:p>
              </table:table-cell>
              <table:table-cell office:value-type="float" office:value="13964.42">
                <text:p>13964.42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027.95">
                <text:p>1027.95</text:p>
              </table:table-cell>
              <table:table-cell office:value-type="float" office:value="26152.11">
                <text:p>26152.11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028.11">
                <text:p>1028.11</text:p>
              </table:table-cell>
              <table:table-cell office:value-type="float" office:value="13438.32">
                <text:p>13438.3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028.28">
                <text:p>1028.28</text:p>
              </table:table-cell>
              <table:table-cell office:value-type="float" office:value="11412.19">
                <text:p>11412.1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028.44">
                <text:p>1028.44</text:p>
              </table:table-cell>
              <table:table-cell office:value-type="float" office:value="9102.08">
                <text:p>9102.08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028.6">
                <text:p>1028.6</text:p>
              </table:table-cell>
              <table:table-cell office:value-type="float" office:value="14517.82">
                <text:p>14517.8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028.77">
                <text:p>1028.77</text:p>
              </table:table-cell>
              <table:table-cell office:value-type="float" office:value="8965.55">
                <text:p>8965.5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028.93">
                <text:p>1028.93</text:p>
              </table:table-cell>
              <table:table-cell office:value-type="float" office:value="10813.28">
                <text:p>10813.28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029.1">
                <text:p>1029.1</text:p>
              </table:table-cell>
              <table:table-cell office:value-type="float" office:value="39222.7">
                <text:p>39222.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029.26">
                <text:p>1029.26</text:p>
              </table:table-cell>
              <table:table-cell office:value-type="float" office:value="10110.59">
                <text:p>10110.5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029.42">
                <text:p>1029.42</text:p>
              </table:table-cell>
              <table:table-cell office:value-type="float" office:value="16749.65">
                <text:p>16749.65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029.59">
                <text:p>1029.59</text:p>
              </table:table-cell>
              <table:table-cell office:value-type="float" office:value="7334.46">
                <text:p>7334.46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029.75">
                <text:p>1029.75</text:p>
              </table:table-cell>
              <table:table-cell office:value-type="float" office:value="20279.44">
                <text:p>20279.44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029.91">
                <text:p>1029.91</text:p>
              </table:table-cell>
              <table:table-cell office:value-type="float" office:value="16063.36">
                <text:p>16063.36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030.08">
                <text:p>1030.08</text:p>
              </table:table-cell>
              <table:table-cell office:value-type="float" office:value="12608.21">
                <text:p>12608.2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030.24">
                <text:p>1030.24</text:p>
              </table:table-cell>
              <table:table-cell office:value-type="float" office:value="14028.13">
                <text:p>14028.13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030.4">
                <text:p>1030.4</text:p>
              </table:table-cell>
              <table:table-cell office:value-type="float" office:value="8332.05">
                <text:p>8332.05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030.57">
                <text:p>1030.57</text:p>
              </table:table-cell>
              <table:table-cell office:value-type="float" office:value="19318.26">
                <text:p>19318.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030.73">
                <text:p>1030.73</text:p>
              </table:table-cell>
              <table:table-cell office:value-type="float" office:value="8889.09">
                <text:p>8889.09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030.89">
                <text:p>1030.89</text:p>
              </table:table-cell>
              <table:table-cell office:value-type="float" office:value="15020.26">
                <text:p>15020.26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031.06">
                <text:p>1031.06</text:p>
              </table:table-cell>
              <table:table-cell office:value-type="float" office:value="12054.8">
                <text:p>12054.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031.22">
                <text:p>1031.22</text:p>
              </table:table-cell>
              <table:table-cell office:value-type="float" office:value="11969.24">
                <text:p>11969.24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031.38">
                <text:p>1031.38</text:p>
              </table:table-cell>
              <table:table-cell office:value-type="float" office:value="13786.02">
                <text:p>13786.0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031.55">
                <text:p>1031.55</text:p>
              </table:table-cell>
              <table:table-cell office:value-type="float" office:value="10307.2">
                <text:p>10307.2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031.71">
                <text:p>1031.71</text:p>
              </table:table-cell>
              <table:table-cell office:value-type="float" office:value="19653.22">
                <text:p>19653.22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031.87">
                <text:p>1031.87</text:p>
              </table:table-cell>
              <table:table-cell office:value-type="float" office:value="11044.47">
                <text:p>11044.4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032.04">
                <text:p>1032.04</text:p>
              </table:table-cell>
              <table:table-cell office:value-type="float" office:value="14741.73">
                <text:p>14741.73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032.2">
                <text:p>1032.2</text:p>
              </table:table-cell>
              <table:table-cell office:value-type="float" office:value="11576.03">
                <text:p>11576.03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032.36">
                <text:p>1032.36</text:p>
              </table:table-cell>
              <table:table-cell office:value-type="float" office:value="17512.41">
                <text:p>17512.41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032.53">
                <text:p>1032.53</text:p>
              </table:table-cell>
              <table:table-cell office:value-type="float" office:value="10128.8">
                <text:p>10128.8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032.69">
                <text:p>1032.69</text:p>
              </table:table-cell>
              <table:table-cell office:value-type="float" office:value="11597.87">
                <text:p>11597.8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032.85">
                <text:p>1032.85</text:p>
              </table:table-cell>
              <table:table-cell office:value-type="float" office:value="19199.93">
                <text:p>19199.9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33.02">
                <text:p>1033.02</text:p>
              </table:table-cell>
              <table:table-cell office:value-type="float" office:value="9209.49">
                <text:p>9209.4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033.18">
                <text:p>1033.18</text:p>
              </table:table-cell>
              <table:table-cell office:value-type="float" office:value="42453.94">
                <text:p>42453.94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033.34">
                <text:p>1033.34</text:p>
              </table:table-cell>
              <table:table-cell office:value-type="float" office:value="15200.48">
                <text:p>15200.4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033.51">
                <text:p>1033.51</text:p>
              </table:table-cell>
              <table:table-cell office:value-type="float" office:value="17612.53">
                <text:p>17612.53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033.67">
                <text:p>1033.67</text:p>
              </table:table-cell>
              <table:table-cell office:value-type="float" office:value="15932.29">
                <text:p>15932.2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033.83">
                <text:p>1033.83</text:p>
              </table:table-cell>
              <table:table-cell office:value-type="float" office:value="18005.74">
                <text:p>18005.74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034">
                <text:p>1034</text:p>
              </table:table-cell>
              <table:table-cell office:value-type="float" office:value="7308.97">
                <text:p>7308.97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034.16">
                <text:p>1034.16</text:p>
              </table:table-cell>
              <table:table-cell office:value-type="float" office:value="14330.32">
                <text:p>14330.32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034.32">
                <text:p>1034.32</text:p>
              </table:table-cell>
              <table:table-cell office:value-type="float" office:value="19604.07">
                <text:p>19604.07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34.49">
                <text:p>1034.49</text:p>
              </table:table-cell>
              <table:table-cell office:value-type="float" office:value="11896.42">
                <text:p>11896.42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34.65">
                <text:p>1034.65</text:p>
              </table:table-cell>
              <table:table-cell office:value-type="float" office:value="12067.54">
                <text:p>12067.54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34.81">
                <text:p>1034.81</text:p>
              </table:table-cell>
              <table:table-cell office:value-type="float" office:value="19198.11">
                <text:p>19198.11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34.97">
                <text:p>1034.97</text:p>
              </table:table-cell>
              <table:table-cell office:value-type="float" office:value="8492.24">
                <text:p>8492.2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35.14">
                <text:p>1035.14</text:p>
              </table:table-cell>
              <table:table-cell office:value-type="float" office:value="11281.12">
                <text:p>11281.1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35.3">
                <text:p>1035.3</text:p>
              </table:table-cell>
              <table:table-cell office:value-type="float" office:value="16913.49">
                <text:p>16913.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035.46">
                <text:p>1035.46</text:p>
              </table:table-cell>
              <table:table-cell office:value-type="float" office:value="20050.07">
                <text:p>20050.07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035.63">
                <text:p>1035.63</text:p>
              </table:table-cell>
              <table:table-cell office:value-type="float" office:value="20772.77">
                <text:p>20772.77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35.79">
                <text:p>1035.79</text:p>
              </table:table-cell>
              <table:table-cell office:value-type="float" office:value="13838.81">
                <text:p>13838.8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035.95">
                <text:p>1035.95</text:p>
              </table:table-cell>
              <table:table-cell office:value-type="float" office:value="24786.79">
                <text:p>24786.7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036.11">
                <text:p>1036.11</text:p>
              </table:table-cell>
              <table:table-cell office:value-type="float" office:value="10531.11">
                <text:p>10531.11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036.28">
                <text:p>1036.28</text:p>
              </table:table-cell>
              <table:table-cell office:value-type="float" office:value="11091.8">
                <text:p>11091.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036.44">
                <text:p>1036.44</text:p>
              </table:table-cell>
              <table:table-cell office:value-type="float" office:value="12247.76">
                <text:p>12247.76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036.6">
                <text:p>1036.6</text:p>
              </table:table-cell>
              <table:table-cell office:value-type="float" office:value="12258.69">
                <text:p>12258.6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036.77">
                <text:p>1036.77</text:p>
              </table:table-cell>
              <table:table-cell office:value-type="float" office:value="19121.66">
                <text:p>19121.66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036.93">
                <text:p>1036.93</text:p>
              </table:table-cell>
              <table:table-cell office:value-type="float" office:value="23073.78">
                <text:p>23073.78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037.09">
                <text:p>1037.09</text:p>
              </table:table-cell>
              <table:table-cell office:value-type="float" office:value="9595.42">
                <text:p>9595.42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037.25">
                <text:p>1037.25</text:p>
              </table:table-cell>
              <table:table-cell office:value-type="float" office:value="16636.79">
                <text:p>16636.7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037.42">
                <text:p>1037.42</text:p>
              </table:table-cell>
              <table:table-cell office:value-type="float" office:value="18073.1">
                <text:p>18073.1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037.58">
                <text:p>1037.58</text:p>
              </table:table-cell>
              <table:table-cell office:value-type="float" office:value="12446.19">
                <text:p>12446.19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037.74">
                <text:p>1037.74</text:p>
              </table:table-cell>
              <table:table-cell office:value-type="float" office:value="19298.24">
                <text:p>19298.24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37.9">
                <text:p>1037.9</text:p>
              </table:table-cell>
              <table:table-cell office:value-type="float" office:value="9611.8">
                <text:p>9611.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38.07">
                <text:p>1038.07</text:p>
              </table:table-cell>
              <table:table-cell office:value-type="float" office:value="17499.67">
                <text:p>17499.6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038.23">
                <text:p>1038.23</text:p>
              </table:table-cell>
              <table:table-cell office:value-type="float" office:value="18351.62">
                <text:p>18351.62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038.39">
                <text:p>1038.39</text:p>
              </table:table-cell>
              <table:table-cell office:value-type="float" office:value="9540.8">
                <text:p>9540.8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038.55">
                <text:p>1038.55</text:p>
              </table:table-cell>
              <table:table-cell office:value-type="float" office:value="11191.92">
                <text:p>11191.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038.72">
                <text:p>1038.72</text:p>
              </table:table-cell>
              <table:table-cell office:value-type="float" office:value="21979.71">
                <text:p>21979.71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038.88">
                <text:p>1038.88</text:p>
              </table:table-cell>
              <table:table-cell office:value-type="float" office:value="11628.82">
                <text:p>11628.82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39.04">
                <text:p>1039.04</text:p>
              </table:table-cell>
              <table:table-cell office:value-type="float" office:value="13090.62">
                <text:p>13090.62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039.2">
                <text:p>1039.2</text:p>
              </table:table-cell>
              <table:table-cell office:value-type="float" office:value="12673.74">
                <text:p>12673.74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039.37">
                <text:p>1039.37</text:p>
              </table:table-cell>
              <table:table-cell office:value-type="float" office:value="19574.94">
                <text:p>19574.94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039.53">
                <text:p>1039.53</text:p>
              </table:table-cell>
              <table:table-cell office:value-type="float" office:value="20101.04">
                <text:p>20101.04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039.69">
                <text:p>1039.69</text:p>
              </table:table-cell>
              <table:table-cell office:value-type="float" office:value="21721.21">
                <text:p>21721.21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039.85">
                <text:p>1039.85</text:p>
              </table:table-cell>
              <table:table-cell office:value-type="float" office:value="8395.76">
                <text:p>8395.76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040.02">
                <text:p>1040.02</text:p>
              </table:table-cell>
              <table:table-cell office:value-type="float" office:value="12424.34">
                <text:p>12424.3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040.18">
                <text:p>1040.18</text:p>
              </table:table-cell>
              <table:table-cell office:value-type="float" office:value="17871.03">
                <text:p>17871.03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040.34">
                <text:p>1040.34</text:p>
              </table:table-cell>
              <table:table-cell office:value-type="float" office:value="10824.2">
                <text:p>10824.2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040.5">
                <text:p>1040.5</text:p>
              </table:table-cell>
              <table:table-cell office:value-type="float" office:value="11532.34">
                <text:p>11532.34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040.66">
                <text:p>1040.66</text:p>
              </table:table-cell>
              <table:table-cell office:value-type="float" office:value="8601.47">
                <text:p>8601.4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040.83">
                <text:p>1040.83</text:p>
              </table:table-cell>
              <table:table-cell office:value-type="float" office:value="19021.53">
                <text:p>19021.5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040.99">
                <text:p>1040.99</text:p>
              </table:table-cell>
              <table:table-cell office:value-type="float" office:value="9446.14">
                <text:p>9446.14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041.15">
                <text:p>1041.15</text:p>
              </table:table-cell>
              <table:table-cell office:value-type="float" office:value="8430.35">
                <text:p>8430.3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041.31">
                <text:p>1041.31</text:p>
              </table:table-cell>
              <table:table-cell office:value-type="float" office:value="17252.09">
                <text:p>17252.0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041.48">
                <text:p>1041.48</text:p>
              </table:table-cell>
              <table:table-cell office:value-type="float" office:value="14124.61">
                <text:p>14124.61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041.64">
                <text:p>1041.64</text:p>
              </table:table-cell>
              <table:table-cell office:value-type="float" office:value="10955.27">
                <text:p>10955.2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041.8">
                <text:p>1041.8</text:p>
              </table:table-cell>
              <table:table-cell office:value-type="float" office:value="9595.42">
                <text:p>9595.42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041.96">
                <text:p>1041.96</text:p>
              </table:table-cell>
              <table:table-cell office:value-type="float" office:value="20836.49">
                <text:p>20836.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042.12">
                <text:p>1042.12</text:p>
              </table:table-cell>
              <table:table-cell office:value-type="float" office:value="19088.89">
                <text:p>19088.8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042.29">
                <text:p>1042.29</text:p>
              </table:table-cell>
              <table:table-cell office:value-type="float" office:value="12731.99">
                <text:p>12731.99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042.45">
                <text:p>1042.45</text:p>
              </table:table-cell>
              <table:table-cell office:value-type="float" office:value="13760.53">
                <text:p>13760.53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042.61">
                <text:p>1042.61</text:p>
              </table:table-cell>
              <table:table-cell office:value-type="float" office:value="15806.68">
                <text:p>15806.68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042.77">
                <text:p>1042.77</text:p>
              </table:table-cell>
              <table:table-cell office:value-type="float" office:value="13676.79">
                <text:p>13676.7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042.93">
                <text:p>1042.93</text:p>
              </table:table-cell>
              <table:table-cell office:value-type="float" office:value="10363.63">
                <text:p>10363.63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043.1">
                <text:p>1043.1</text:p>
              </table:table-cell>
              <table:table-cell office:value-type="float" office:value="8621.49">
                <text:p>8621.4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043.26">
                <text:p>1043.26</text:p>
              </table:table-cell>
              <table:table-cell office:value-type="float" office:value="8617.85">
                <text:p>8617.85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043.42">
                <text:p>1043.42</text:p>
              </table:table-cell>
              <table:table-cell office:value-type="float" office:value="8847.22">
                <text:p>8847.22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043.58">
                <text:p>1043.58</text:p>
              </table:table-cell>
              <table:table-cell office:value-type="float" office:value="15311.52">
                <text:p>15311.52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043.74">
                <text:p>1043.74</text:p>
              </table:table-cell>
              <table:table-cell office:value-type="float" office:value="20474.23">
                <text:p>20474.2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043.91">
                <text:p>1043.91</text:p>
              </table:table-cell>
              <table:table-cell office:value-type="float" office:value="24946.99">
                <text:p>24946.9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044.07">
                <text:p>1044.07</text:p>
              </table:table-cell>
              <table:table-cell office:value-type="float" office:value="18260.6">
                <text:p>18260.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044.23">
                <text:p>1044.23</text:p>
              </table:table-cell>
              <table:table-cell office:value-type="float" office:value="10054.16">
                <text:p>10054.16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044.39">
                <text:p>1044.39</text:p>
              </table:table-cell>
              <table:table-cell office:value-type="float" office:value="11421.29">
                <text:p>11421.2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044.55">
                <text:p>1044.55</text:p>
              </table:table-cell>
              <table:table-cell office:value-type="float" office:value="16208.99">
                <text:p>16208.99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044.71">
                <text:p>1044.71</text:p>
              </table:table-cell>
              <table:table-cell office:value-type="float" office:value="12999.6">
                <text:p>12999.6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044.88">
                <text:p>1044.88</text:p>
              </table:table-cell>
              <table:table-cell office:value-type="float" office:value="17820.06">
                <text:p>17820.0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045.04">
                <text:p>1045.04</text:p>
              </table:table-cell>
              <table:table-cell office:value-type="float" office:value="15315.17">
                <text:p>15315.17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045.2">
                <text:p>1045.2</text:p>
              </table:table-cell>
              <table:table-cell office:value-type="float" office:value="10491.06">
                <text:p>1049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